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1.1693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1402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0.8382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1.1307in"/>
    </style:style>
    <style:style style:name="co14" style:family="table-column">
      <style:table-column-properties fo:break-before="auto" style:column-width="0.6626in"/>
    </style:style>
    <style:style style:name="co15" style:family="table-column">
      <style:table-column-properties fo:break-before="auto" style:column-width="1.2374in"/>
    </style:style>
    <style:style style:name="co1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dbdb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fo:background-color="#ffdbdb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dbdb" style:text-align-source="fix" style:repeat-content="false"/>
      <style:paragraph-properties fo:text-align="center" fo:margin-left="0in"/>
      <style:text-properties style:font-name="Liberation Sans1"/>
    </style:style>
    <style:style style:name="ce19" style:family="table-cell" style:parent-style-name="Default">
      <style:table-cell-properties fo:background-color="#ffe5e5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8de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4">
      <style:table-cell-properties fo:background-color="#fff8de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4d4aff"/>
    </style:style>
    <style:style style:name="ce28" style:family="table-cell" style:parent-style-name="Default" style:data-style-name="N4">
      <style:table-cell-properties fo:background-color="#ffd6d6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d6d6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4"/>
    <style:style style:name="ce37" style:family="table-cell" style:parent-style-name="Default">
      <style:table-cell-properties fo:border-bottom="0.06pt solid #000000" fo:background-color="#ffdbd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ffd5d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f0f0" style:text-align-source="fix" style:repeat-content="false" fo:border-left="0.06pt solid #000000" fo:border-right="none" fo:border-top="non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fff0f0" style:text-align-source="fix" style:repeat-content="false" fo:border-left="none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>
      <style:table-cell-properties fo:border-bottom="0.06pt solid #000000" fo:background-color="#ffd6d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0.06pt solid #000000" fo:background-color="#fff0f0" style:text-align-source="fix" style:repeat-content="false" fo:border-left="0.06pt solid #000000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0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01" style:family="table-cell" style:parent-style-name="Default" style:data-style-name="N4">
      <style:table-cell-properties fo:border-bottom="none" fo:background-color="#fff8de" style:text-align-source="fix" style:repeat-content="false" fo:border-left="none" fo:border-right="none" fo:border-top="0.06pt solid #000000"/>
      <style:paragraph-properties fo:text-align="center" fo:margin-left="0in"/>
    </style:style>
    <style:style style:name="ce41" style:family="table-cell" style:parent-style-name="Default">
      <style:table-cell-properties fo:background-color="#ffd5d5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" style:family="table-cell" style:parent-style-name="Default" style:data-style-name="N4">
      <style:table-cell-properties fo:background-color="#ffd5d5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d5d5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ffd5d5" style:text-align-source="fix" style:repeat-content="false" fo:border-left="0.06pt solid #000000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6pt solid #000000" fo:background-color="#ffd5d5" style:text-align-source="fix" style:repeat-content="false" fo:border-left="0.06pt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6pt solid #000000" fo:background-color="#ffd5d5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0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3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</style:style>
    <style:style style:name="ce116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8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9" style:family="table-cell" style:parent-style-name="Default">
      <style:table-cell-properties fo:border-bottom="none" fo:background-color="#ffffc8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>
      <style:table-cell-properties fo:background-color="#ffffc8"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</style:style>
    <style:style style:name="ce85" style:family="table-cell" style:parent-style-name="Default">
      <style:table-cell-properties fo:border-bottom="0.06pt solid #000000" fo:background-color="#ffd5d5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127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color="#3a3ef5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Donné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200001" calcext:value-type="float">
            <text:p>200001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200002" calcext:value-type="float">
            <text:p>200002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200003" calcext:value-type="float">
            <text:p>200003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200004" calcext:value-type="float">
            <text:p>200004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00005" calcext:value-type="float">
            <text:p>200005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200006" calcext:value-type="float">
            <text:p>200006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200007" calcext:value-type="float">
            <text:p>200007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200008" calcext:value-type="float">
            <text:p>20000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200009" calcext:value-type="float">
            <text:p>200009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200010" calcext:value-type="float">
            <text:p>200010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200011" calcext:value-type="float">
            <text:p>20001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200012" calcext:value-type="float">
            <text:p>200012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00101" calcext:value-type="float">
            <text:p>200101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200102" calcext:value-type="float">
            <text:p>2001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103" calcext:value-type="float">
            <text:p>200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04" calcext:value-type="float">
            <text:p>200104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105" calcext:value-type="float">
            <text:p>200105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200106" calcext:value-type="float">
            <text:p>200106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200107" calcext:value-type="float">
            <text:p>200107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200108" calcext:value-type="float">
            <text:p>200108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200109" calcext:value-type="float">
            <text:p>200109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200110" calcext:value-type="float">
            <text:p>200110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0111" calcext:value-type="float">
            <text:p>200111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112" calcext:value-type="float">
            <text:p>20011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200201" calcext:value-type="float">
            <text:p>20020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200202" calcext:value-type="float">
            <text:p>20020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200203" calcext:value-type="float">
            <text:p>200203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200204" calcext:value-type="float">
            <text:p>200204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200205" calcext:value-type="float">
            <text:p>2002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206" calcext:value-type="float">
            <text:p>200206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200207" calcext:value-type="float">
            <text:p>2002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208" calcext:value-type="float">
            <text:p>2002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209" calcext:value-type="float">
            <text:p>200209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200210" calcext:value-type="float">
            <text:p>200210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200211" calcext:value-type="float">
            <text:p>200211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200212" calcext:value-type="float">
            <text:p>200212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200301" calcext:value-type="float">
            <text:p>200301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200302" calcext:value-type="float">
            <text:p>200302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200303" calcext:value-type="float">
            <text:p>200303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304" calcext:value-type="float">
            <text:p>200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305" calcext:value-type="float">
            <text:p>20030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00306" calcext:value-type="float">
            <text:p>200306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200307" calcext:value-type="float">
            <text:p>200307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200308" calcext:value-type="float">
            <text:p>200308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200309" calcext:value-type="float">
            <text:p>2003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310" calcext:value-type="float">
            <text:p>200310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200311" calcext:value-type="float">
            <text:p>200311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312" calcext:value-type="float">
            <text:p>200312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200401" calcext:value-type="float">
            <text:p>200401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200402" calcext:value-type="float">
            <text:p>200402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200403" calcext:value-type="float">
            <text:p>200403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200404" calcext:value-type="float">
            <text:p>2004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405" calcext:value-type="float">
            <text:p>200405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200406" calcext:value-type="float">
            <text:p>200406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200407" calcext:value-type="float">
            <text:p>200407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200408" calcext:value-type="float">
            <text:p>200408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200409" calcext:value-type="float">
            <text:p>200409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200410" calcext:value-type="float">
            <text:p>200410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200411" calcext:value-type="float">
            <text:p>200411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200412" calcext:value-type="float">
            <text:p>20041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200501" calcext:value-type="float">
            <text:p>200501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200502" calcext:value-type="float">
            <text:p>200502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200503" calcext:value-type="float">
            <text:p>200503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200504" calcext:value-type="float">
            <text:p>200504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200505" calcext:value-type="float">
            <text:p>200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0506" calcext:value-type="float">
            <text:p>2005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507" calcext:value-type="float">
            <text:p>200507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00508" calcext:value-type="float">
            <text:p>200508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200509" calcext:value-type="float">
            <text:p>200509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200511" calcext:value-type="float">
            <text:p>200511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200512" calcext:value-type="float">
            <text:p>2005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601" calcext:value-type="float">
            <text:p>200601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float" office:value="200602" calcext:value-type="float">
            <text:p>200602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200603" calcext:value-type="float">
            <text:p>200603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200604" calcext:value-type="float">
            <text:p>200604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605" calcext:value-type="float">
            <text:p>200605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200606" calcext:value-type="float">
            <text:p>200606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200607" calcext:value-type="float">
            <text:p>200607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200608" calcext:value-type="float">
            <text:p>200608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200609" calcext:value-type="float">
            <text:p>200609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200610" calcext:value-type="float">
            <text:p>200610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200611" calcext:value-type="float">
            <text:p>2006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612" calcext:value-type="float">
            <text:p>200612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200701" calcext:value-type="float">
            <text:p>200701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200702" calcext:value-type="float">
            <text:p>20070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00703" calcext:value-type="float">
            <text:p>200703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200705" calcext:value-type="float">
            <text:p>2007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706" calcext:value-type="float">
            <text:p>200706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200707" calcext:value-type="float">
            <text:p>200707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200708" calcext:value-type="float">
            <text:p>200708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200709" calcext:value-type="float">
            <text:p>200709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00710" calcext:value-type="float">
            <text:p>200710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float" office:value="200711" calcext:value-type="float">
            <text:p>20071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00712" calcext:value-type="float">
            <text:p>200712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200801" calcext:value-type="float">
            <text:p>200801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200802" calcext:value-type="float">
            <text:p>20080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200803" calcext:value-type="float">
            <text:p>20080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804" calcext:value-type="float">
            <text:p>200804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200805" calcext:value-type="float">
            <text:p>200805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200806" calcext:value-type="float">
            <text:p>200806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200807" calcext:value-type="float">
            <text:p>200807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00808" calcext:value-type="float">
            <text:p>200808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200809" calcext:value-type="float">
            <text:p>200809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200810" calcext:value-type="float">
            <text:p>200810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200811" calcext:value-type="float">
            <text:p>200811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00812" calcext:value-type="float">
            <text:p>200812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200901" calcext:value-type="float">
            <text:p>2009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0902" calcext:value-type="float">
            <text:p>200902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200903" calcext:value-type="float">
            <text:p>200903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200904" calcext:value-type="float">
            <text:p>200904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200905" calcext:value-type="float">
            <text:p>200905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200906" calcext:value-type="float">
            <text:p>200906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200907" calcext:value-type="float">
            <text:p>200907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00908" calcext:value-type="float">
            <text:p>200908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200909" calcext:value-type="float">
            <text:p>2009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200911" calcext:value-type="float">
            <text:p>200911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200912" calcext:value-type="float">
            <text:p>200912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201001" calcext:value-type="float">
            <text:p>201001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201002" calcext:value-type="float">
            <text:p>20100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201003" calcext:value-type="float">
            <text:p>201003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201004" calcext:value-type="float">
            <text:p>201004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201005" calcext:value-type="float">
            <text:p>2010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1006" calcext:value-type="float">
            <text:p>201006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201007" calcext:value-type="float">
            <text:p>201007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201008" calcext:value-type="float">
            <text:p>201008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201009" calcext:value-type="float">
            <text:p>201009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201010" calcext:value-type="float">
            <text:p>201010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201011" calcext:value-type="float">
            <text:p>201011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201012" calcext:value-type="float">
            <text:p>201012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201101" calcext:value-type="float">
            <text:p>201101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201102" calcext:value-type="float">
            <text:p>20110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201103" calcext:value-type="float">
            <text:p>201103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201104" calcext:value-type="float">
            <text:p>201104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201105" calcext:value-type="float">
            <text:p>201105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201106" calcext:value-type="float">
            <text:p>201106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201107" calcext:value-type="float">
            <text:p>2011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1108" calcext:value-type="float">
            <text:p>201108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201109" calcext:value-type="float">
            <text:p>201109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201111" calcext:value-type="float">
            <text:p>201111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201112" calcext:value-type="float">
            <text:p>201112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201201" calcext:value-type="float">
            <text:p>201201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01202" calcext:value-type="float">
            <text:p>201202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201203" calcext:value-type="float">
            <text:p>201203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01204" calcext:value-type="float">
            <text:p>201204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201205" calcext:value-type="float">
            <text:p>201205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201206" calcext:value-type="float">
            <text:p>201206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201207" calcext:value-type="float">
            <text:p>201207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201208" calcext:value-type="float">
            <text:p>201208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201209" calcext:value-type="float">
            <text:p>201209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201210" calcext:value-type="float">
            <text:p>201210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201211" calcext:value-type="float">
            <text:p>201211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201212" calcext:value-type="float">
            <text:p>201212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201301" calcext:value-type="float">
            <text:p>20130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201302" calcext:value-type="float">
            <text:p>201302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201303" calcext:value-type="float">
            <text:p>201303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201304" calcext:value-type="float">
            <text:p>201304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201305" calcext:value-type="float">
            <text:p>201305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201306" calcext:value-type="float">
            <text:p>201306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201307" calcext:value-type="float">
            <text:p>201307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float" office:value="201308" calcext:value-type="float">
            <text:p>201308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201309" calcext:value-type="float">
            <text:p>201309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01310" calcext:value-type="float">
            <text:p>2013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1311" calcext:value-type="float">
            <text:p>201311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201312" calcext:value-type="float">
            <text:p>201312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201401" calcext:value-type="float">
            <text:p>201401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201402" calcext:value-type="float">
            <text:p>201402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01403" calcext:value-type="float">
            <text:p>201403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201404" calcext:value-type="float">
            <text:p>201404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201405" calcext:value-type="float">
            <text:p>20140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01406" calcext:value-type="float">
            <text:p>201406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201407" calcext:value-type="float">
            <text:p>201407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201408" calcext:value-type="float">
            <text:p>201408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201409" calcext:value-type="float">
            <text:p>20140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01411" calcext:value-type="float">
            <text:p>201411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201412" calcext:value-type="float">
            <text:p>20141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01501" calcext:value-type="float">
            <text:p>201501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503" calcext:value-type="float">
            <text:p>201503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201505" calcext:value-type="float">
            <text:p>2015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1506" calcext:value-type="float">
            <text:p>201506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201508" calcext:value-type="float">
            <text:p>201508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201509" calcext:value-type="float">
            <text:p>201509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201510" calcext:value-type="float">
            <text:p>201510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201511" calcext:value-type="float">
            <text:p>201511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201512" calcext:value-type="float">
            <text:p>201512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201601" calcext:value-type="float">
            <text:p>20160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201602" calcext:value-type="float">
            <text:p>201602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201603" calcext:value-type="float">
            <text:p>201603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201604" calcext:value-type="float">
            <text:p>201604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201605" calcext:value-type="float">
            <text:p>2016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1606" calcext:value-type="float">
            <text:p>201606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201607" calcext:value-type="float">
            <text:p>201607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201608" calcext:value-type="float">
            <text:p>201608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201609" calcext:value-type="float">
            <text:p>2016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1610" calcext:value-type="float">
            <text:p>201610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201611" calcext:value-type="float">
            <text:p>201611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201612" calcext:value-type="float">
            <text:p>20161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1701" calcext:value-type="float">
            <text:p>201701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201702" calcext:value-type="float">
            <text:p>201702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201703" calcext:value-type="float">
            <text:p>201703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201704" calcext:value-type="float">
            <text:p>201704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201705" calcext:value-type="float">
            <text:p>201705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201706" calcext:value-type="float">
            <text:p>201706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201707" calcext:value-type="float">
            <text:p>2017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1708" calcext:value-type="float">
            <text:p>201708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201709" calcext:value-type="float">
            <text:p>201709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201710" calcext:value-type="float">
            <text:p>201710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201711" calcext:value-type="float">
            <text:p>201711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201712" calcext:value-type="float">
            <text:p>201712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201801" calcext:value-type="float">
            <text:p>201801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201802" calcext:value-type="float">
            <text:p>201802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201803" calcext:value-type="float">
            <text:p>201803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201804" calcext:value-type="float">
            <text:p>201804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01805" calcext:value-type="float">
            <text:p>201805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01807" calcext:value-type="float">
            <text:p>201807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201808" calcext:value-type="float">
            <text:p>201808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201809" calcext:value-type="float">
            <text:p>201809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201810" calcext:value-type="float">
            <text:p>201810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201811" calcext:value-type="float">
            <text:p>201811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201812" calcext:value-type="float">
            <text:p>201812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201901" calcext:value-type="float">
            <text:p>20190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201903" calcext:value-type="float">
            <text:p>201903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201904" calcext:value-type="float">
            <text:p>201904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201905" calcext:value-type="float">
            <text:p>201905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201906" calcext:value-type="float">
            <text:p>201906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201907" calcext:value-type="float">
            <text:p>201907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01908" calcext:value-type="float">
            <text:p>201908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201909" calcext:value-type="float">
            <text:p>201909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201910" calcext:value-type="float">
            <text:p>201910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201911" calcext:value-type="float">
            <text:p>201911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201912" calcext:value-type="float">
            <text:p>201912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202001" calcext:value-type="float">
            <text:p>20200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202002" calcext:value-type="float">
            <text:p>202002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202003" calcext:value-type="float">
            <text:p>202003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202004" calcext:value-type="float">
            <text:p>2020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005" calcext:value-type="float">
            <text:p>202005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202006" calcext:value-type="float">
            <text:p>202006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02007" calcext:value-type="float">
            <text:p>202007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202008" calcext:value-type="float">
            <text:p>202008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202009" calcext:value-type="float">
            <text:p>202009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202010" calcext:value-type="float">
            <text:p>202010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202011" calcext:value-type="float">
            <text:p>202011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202012" calcext:value-type="float">
            <text:p>202012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202101" calcext:value-type="float">
            <text:p>202101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2102" calcext:value-type="float">
            <text:p>20210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2103" calcext:value-type="float">
            <text:p>202103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202104" calcext:value-type="float">
            <text:p>202104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202105" calcext:value-type="float">
            <text:p>202105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202106" calcext:value-type="float">
            <text:p>202106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202107" calcext:value-type="float">
            <text:p>202107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202108" calcext:value-type="float">
            <text:p>2021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109" calcext:value-type="float">
            <text:p>202109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202110" calcext:value-type="float">
            <text:p>202110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2111" calcext:value-type="float">
            <text:p>202111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202112" calcext:value-type="float">
            <text:p>20211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02201" calcext:value-type="float">
            <text:p>202201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202202" calcext:value-type="float">
            <text:p>202202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202203" calcext:value-type="float">
            <text:p>202203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202204" calcext:value-type="float">
            <text:p>202204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202205" calcext:value-type="float">
            <text:p>202205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202206" calcext:value-type="float">
            <text:p>202206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202207" calcext:value-type="float">
            <text:p>2022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2208" calcext:value-type="float">
            <text:p>202208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202209" calcext:value-type="float">
            <text:p>202209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202210" calcext:value-type="float">
            <text:p>20221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02211" calcext:value-type="float">
            <text:p>202211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02212" calcext:value-type="float">
            <text:p>202212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202301" calcext:value-type="float">
            <text:p>202301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202302" calcext:value-type="float">
            <text:p>202302</text:p>
          </table:table-cell>
          <table:table-cell office:value-type="float" office:value="55.4" calcext:value-type="float">
            <text:p>55.4</text:p>
          </table:table-cell>
        </table:table-row>
      </table:table>
      <table:table table:name="Tendance et saisonnalité" table:style-name="ta1">
        <table:shapes>
          <draw:frame draw:z-index="0" draw:style-name="gr1" draw:text-style-name="P1" svg:width="13.6756in" svg:height="4.8394in" svg:x="5.4602in" svg:y="1.7685in">
            <draw:object draw:notify-on-update-of-ranges="'Tendance et saisonnalité'.C1:'Tendance et saisonnalité'.C1 'Tendance et saisonnalité'.C2:'Tendance et saisonnalité'.C279 'Tendance et saisonnalité'.D1:'Tendance et saisonnalité'.D1 'Tendance et saisonnalité'.D2:'Tendance et saisonnalité'.D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822in" svg:height="4.198in" svg:x="7.0346in" svg:y="8.2567in">
            <draw:object draw:notify-on-update-of-ranges="'Tendance et saisonnalité'.C1:'Tendance et saisonnalité'.C1 'Tendance et saisonnalité'.C2:'Tendance et saisonnalité'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mps t</text:p>
          </table:table-cell>
          <table:table-cell table:style-name="ce1" office:value-type="string" calcext:value-type="string">
            <text:p>Valeur en °F</text:p>
          </table:table-cell>
          <table:table-cell table:style-name="ce1" office:value-type="string" calcext:value-type="string">
            <text:p>X_t</text:p>
          </table:table-cell>
          <table:table-cell table:style-name="ce1" office:value-type="string" calcext:value-type="string">
            <text:p>Tendance</text:p>
          </table:table-cell>
          <table:table-cell table:style-name="ce1" office:value-type="string" calcext:value-type="string">
            <text:p>Tendance 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4" calcext:value-type="float">
            <text:p>58.4</text:p>
          </table:table-cell>
          <table:table-cell table:style-name="ce3" table:formula="of:=([.B2]-32)/1.8" office:value-type="float" office:value="14.6666666666667" calcext:value-type="float">
            <text:p>14.67</text:p>
          </table:table-cell>
          <table:table-cell table:style-name="ce3" table:number-matrix-columns-spanned="1" table:number-matrix-rows-spanned="278" table:formula="of:=TREND([.C2:.C279])" office:value-type="float" office:value="17.1739898403858" calcext:value-type="float">
            <text:p>17.17</text:p>
          </table:table-cell>
          <table:table-cell table:style-name="ce3" table:formula="of:=17.167564 + 0.006426*[.A2]" office:value-type="float" office:value="17.17399" calcext:value-type="float">
            <text:p>17.17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.1" calcext:value-type="float">
            <text:p>59.1</text:p>
          </table:table-cell>
          <table:table-cell table:style-name="ce3" table:formula="of:=([.B3]-32)/1.8" office:value-type="float" office:value="15.0555555555556" calcext:value-type="float">
            <text:p>15.06</text:p>
          </table:table-cell>
          <table:table-cell table:style-name="ce3" office:value-type="float" office:value="17.1804155371406" calcext:value-type="float">
            <text:p>17.18</text:p>
          </table:table-cell>
          <table:table-cell table:style-name="ce3" table:formula="of:=17.167564 + 0.006426*[.A3]" office:value-type="float" office:value="17.180416" calcext:value-type="float">
            <text:p>17.18</text:p>
          </table:table-cell>
          <table:table-cell table:style-name="Default" table:number-columns-repeated="2"/>
          <table:table-cell table:style-name="ce10" office:value-type="string" calcext:value-type="string" table:number-columns-spanned="4" table:number-rows-spanned="2">
            <text:p>Conversion des degrés Fahrenheit en degrés Celsius:</text:p>
            <text:p><text:span text:style-name="T1">x °F = (x -32)/1.8 °C</text:span></text:p>
          </table:table-cell>
          <table:covered-table-cell table:number-columns-repeated="3"/>
          <table:table-cell/>
          <table:table-cell table:style-name="ce10" office:value-type="string" calcext:value-type="string" table:number-columns-spanned="7" table:number-rows-spanned="5">
            <text:p>Grâce à une régression linéaire réalisé sur R, nous avons estimé X_t sous la forme a + bX_t et nous obtenons : <text:span text:style-name="T2">a = 17,167564 et b = 0.006426</text:span></text:p>
            <text:p/>
            <text:p>On obtient la même droite que celle obtenue grâce à la fonction TENDANCE d’Excel.</text:p>
          </table:table-cell>
          <table:covered-table-cell/>
          <table:covered-table-cell table:number-columns-repeated="4" table:style-name="Default"/>
          <table:covered-table-cell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.3" calcext:value-type="float">
            <text:p>58.3</text:p>
          </table:table-cell>
          <table:table-cell table:style-name="ce3" table:formula="of:=([.B4]-32)/1.8" office:value-type="float" office:value="14.6111111111111" calcext:value-type="float">
            <text:p>14.61</text:p>
          </table:table-cell>
          <table:table-cell table:style-name="ce3" office:value-type="float" office:value="17.1868412338954" calcext:value-type="float">
            <text:p>17.19</text:p>
          </table:table-cell>
          <table:table-cell table:style-name="ce3" table:formula="of:=17.167564 + 0.006426*[.A4]" office:value-type="float" office:value="17.186842" calcext:value-type="float">
            <text:p>17.19</text:p>
          </table:table-cell>
          <table:table-cell table:style-name="Default" table:number-columns-repeated="2"/>
          <table:covered-table-cell table:number-columns-repeated="4"/>
          <table:table-cell/>
          <table:covered-table-cell table:number-columns-repeated="2"/>
          <table:covered-table-cell table:number-columns-repeated="4" table:style-name="Default"/>
          <table:covered-table-cell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5" calcext:value-type="float">
            <text:p>62.5</text:p>
          </table:table-cell>
          <table:table-cell table:style-name="ce3" table:formula="of:=([.B5]-32)/1.8" office:value-type="float" office:value="16.9444444444444" calcext:value-type="float">
            <text:p>16.94</text:p>
          </table:table-cell>
          <table:table-cell table:style-name="ce3" office:value-type="float" office:value="17.1932669306502" calcext:value-type="float">
            <text:p>17.19</text:p>
          </table:table-cell>
          <table:table-cell table:style-name="ce3" table:formula="of:=17.167564 + 0.006426*[.A5]" office:value-type="float" office:value="17.193268" calcext:value-type="float">
            <text:p>17.19</text:p>
          </table:table-cell>
          <table:table-cell table:style-name="Default" table:number-columns-repeated="2"/>
          <table:table-cell table:number-columns-repeated="5"/>
          <table:covered-table-cell table:number-columns-repeated="2"/>
          <table:covered-table-cell table:number-columns-repeated="4" table:style-name="Default"/>
          <table:covered-table-cell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7" calcext:value-type="float">
            <text:p>64.7</text:p>
          </table:table-cell>
          <table:table-cell table:style-name="ce3" table:formula="of:=([.B6]-32)/1.8" office:value-type="float" office:value="18.1666666666667" calcext:value-type="float">
            <text:p>18.17</text:p>
          </table:table-cell>
          <table:table-cell table:style-name="ce3" office:value-type="float" office:value="17.199692627405" calcext:value-type="float">
            <text:p>17.20</text:p>
          </table:table-cell>
          <table:table-cell table:style-name="ce3" table:formula="of:=17.167564 + 0.006426*[.A6]" office:value-type="float" office:value="17.199694" calcext:value-type="float">
            <text:p>17.20</text:p>
          </table:table-cell>
          <table:table-cell table:style-name="Default" table:number-columns-repeated="2"/>
          <table:table-cell table:number-columns-repeated="5"/>
          <table:covered-table-cell table:number-columns-repeated="2"/>
          <table:covered-table-cell table:number-columns-repeated="4" table:style-name="Default"/>
          <table:covered-table-cell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.3" calcext:value-type="float">
            <text:p>68.3</text:p>
          </table:table-cell>
          <table:table-cell table:style-name="ce3" table:formula="of:=([.B7]-32)/1.8" office:value-type="float" office:value="20.1666666666667" calcext:value-type="float">
            <text:p>20.17</text:p>
          </table:table-cell>
          <table:table-cell table:style-name="ce3" office:value-type="float" office:value="17.2061183241598" calcext:value-type="float">
            <text:p>17.21</text:p>
          </table:table-cell>
          <table:table-cell table:style-name="ce3" table:formula="of:=17.167564 + 0.006426*[.A7]" office:value-type="float" office:value="17.20612" calcext:value-type="float">
            <text:p>17.21</text:p>
          </table:table-cell>
          <table:table-cell table:number-columns-repeated="7"/>
          <table:covered-table-cell table:number-columns-repeated="2"/>
          <table:covered-table-cell table:number-columns-repeated="4" table:style-name="Default"/>
          <table:covered-table-cell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.3" calcext:value-type="float">
            <text:p>69.3</text:p>
          </table:table-cell>
          <table:table-cell table:style-name="ce3" table:formula="of:=([.B8]-32)/1.8" office:value-type="float" office:value="20.7222222222222" calcext:value-type="float">
            <text:p>20.72</text:p>
          </table:table-cell>
          <table:table-cell table:style-name="ce3" office:value-type="float" office:value="17.2125440209146" calcext:value-type="float">
            <text:p>17.21</text:p>
          </table:table-cell>
          <table:table-cell table:style-name="ce3" table:formula="of:=17.167564 + 0.006426*[.A8]" office:value-type="float" office:value="17.212546" calcext:value-type="float">
            <text:p>17.2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.2" calcext:value-type="float">
            <text:p>72.2</text:p>
          </table:table-cell>
          <table:table-cell table:style-name="ce3" table:formula="of:=([.B9]-32)/1.8" office:value-type="float" office:value="22.3333333333333" calcext:value-type="float">
            <text:p>22.33</text:p>
          </table:table-cell>
          <table:table-cell table:style-name="ce3" office:value-type="float" office:value="17.2189697176694" calcext:value-type="float">
            <text:p>17.22</text:p>
          </table:table-cell>
          <table:table-cell table:style-name="ce3" table:formula="of:=17.167564 + 0.006426*[.A9]" office:value-type="float" office:value="17.218972" calcext:value-type="float">
            <text:p>17.2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table:style-name="ce3" table:formula="of:=([.B10]-32)/1.8" office:value-type="float" office:value="21.4444444444444" calcext:value-type="float">
            <text:p>21.44</text:p>
          </table:table-cell>
          <table:table-cell table:style-name="ce3" office:value-type="float" office:value="17.2253954144243" calcext:value-type="float">
            <text:p>17.23</text:p>
          </table:table-cell>
          <table:table-cell table:style-name="ce3" table:formula="of:=17.167564 + 0.006426*[.A10]" office:value-type="float" office:value="17.225398" calcext:value-type="float">
            <text:p>17.2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3" calcext:value-type="float">
            <text:p>65.3</text:p>
          </table:table-cell>
          <table:table-cell table:style-name="ce3" table:formula="of:=([.B11]-32)/1.8" office:value-type="float" office:value="18.5" calcext:value-type="float">
            <text:p>18.50</text:p>
          </table:table-cell>
          <table:table-cell table:style-name="ce3" office:value-type="float" office:value="17.2318211111791" calcext:value-type="float">
            <text:p>17.23</text:p>
          </table:table-cell>
          <table:table-cell table:style-name="ce3" table:formula="of:=17.167564 + 0.006426*[.A11]" office:value-type="float" office:value="17.231824" calcext:value-type="float">
            <text:p>17.2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table:style-name="ce3" table:formula="of:=([.B12]-32)/1.8" office:value-type="float" office:value="14.7222222222222" calcext:value-type="float">
            <text:p>14.72</text:p>
          </table:table-cell>
          <table:table-cell table:style-name="ce3" office:value-type="float" office:value="17.2382468079339" calcext:value-type="float">
            <text:p>17.24</text:p>
          </table:table-cell>
          <table:table-cell table:style-name="ce3" table:formula="of:=17.167564 + 0.006426*[.A12]" office:value-type="float" office:value="17.23825" calcext:value-type="float">
            <text:p>17.2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.2" calcext:value-type="float">
            <text:p>58.2</text:p>
          </table:table-cell>
          <table:table-cell table:style-name="ce3" table:formula="of:=([.B13]-32)/1.8" office:value-type="float" office:value="14.5555555555556" calcext:value-type="float">
            <text:p>14.56</text:p>
          </table:table-cell>
          <table:table-cell table:style-name="ce3" office:value-type="float" office:value="17.2446725046887" calcext:value-type="float">
            <text:p>17.24</text:p>
          </table:table-cell>
          <table:table-cell table:style-name="ce3" table:formula="of:=17.167564 + 0.006426*[.A13]" office:value-type="float" office:value="17.244676" calcext:value-type="float">
            <text:p>17.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9" calcext:value-type="float">
            <text:p>54.9</text:p>
          </table:table-cell>
          <table:table-cell table:style-name="ce3" table:formula="of:=([.B14]-32)/1.8" office:value-type="float" office:value="12.7222222222222" calcext:value-type="float">
            <text:p>12.72</text:p>
          </table:table-cell>
          <table:table-cell table:style-name="ce3" office:value-type="float" office:value="17.2510982014435" calcext:value-type="float">
            <text:p>17.25</text:p>
          </table:table-cell>
          <table:table-cell table:style-name="ce3" table:formula="of:=17.167564 + 0.006426*[.A14]" office:value-type="float" office:value="17.251102" calcext:value-type="float">
            <text:p>17.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3" table:formula="of:=([.B15]-32)/1.8" office:value-type="float" office:value="12.7777777777778" calcext:value-type="float">
            <text:p>12.78</text:p>
          </table:table-cell>
          <table:table-cell table:style-name="ce3" office:value-type="float" office:value="17.2575238981983" calcext:value-type="float">
            <text:p>17.26</text:p>
          </table:table-cell>
          <table:table-cell table:style-name="ce3" table:formula="of:=17.167564 + 0.006426*[.A15]" office:value-type="float" office:value="17.257528" calcext:value-type="float">
            <text:p>17.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style-name="ce3" table:formula="of:=([.B16]-32)/1.8" office:value-type="float" office:value="15" calcext:value-type="float">
            <text:p>15.00</text:p>
          </table:table-cell>
          <table:table-cell table:style-name="ce3" office:value-type="float" office:value="17.2639495949531" calcext:value-type="float">
            <text:p>17.26</text:p>
          </table:table-cell>
          <table:table-cell table:style-name="ce3" table:formula="of:=17.167564 + 0.006426*[.A16]" office:value-type="float" office:value="17.263954" calcext:value-type="float">
            <text:p>17.2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7" calcext:value-type="float">
            <text:p>58.7</text:p>
          </table:table-cell>
          <table:table-cell table:style-name="ce3" table:formula="of:=([.B17]-32)/1.8" office:value-type="float" office:value="14.8333333333333" calcext:value-type="float">
            <text:p>14.83</text:p>
          </table:table-cell>
          <table:table-cell table:style-name="ce3" office:value-type="float" office:value="17.2703752917079" calcext:value-type="float">
            <text:p>17.27</text:p>
          </table:table-cell>
          <table:table-cell table:style-name="ce3" table:formula="of:=17.167564 + 0.006426*[.A17]" office:value-type="float" office:value="17.27038" calcext:value-type="float">
            <text:p>17.2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.8" calcext:value-type="float">
            <text:p>63.8</text:p>
          </table:table-cell>
          <table:table-cell table:style-name="ce3" table:formula="of:=([.B18]-32)/1.8" office:value-type="float" office:value="17.6666666666667" calcext:value-type="float">
            <text:p>17.67</text:p>
          </table:table-cell>
          <table:table-cell table:style-name="ce3" office:value-type="float" office:value="17.2768009884628" calcext:value-type="float">
            <text:p>17.28</text:p>
          </table:table-cell>
          <table:table-cell table:style-name="ce3" table:formula="of:=17.167564 + 0.006426*[.A18]" office:value-type="float" office:value="17.276806" calcext:value-type="float">
            <text:p>17.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.7" calcext:value-type="float">
            <text:p>67.7</text:p>
          </table:table-cell>
          <table:table-cell table:style-name="ce3" table:formula="of:=([.B19]-32)/1.8" office:value-type="float" office:value="19.8333333333333" calcext:value-type="float">
            <text:p>19.83</text:p>
          </table:table-cell>
          <table:table-cell table:style-name="ce3" office:value-type="float" office:value="17.2832266852176" calcext:value-type="float">
            <text:p>17.28</text:p>
          </table:table-cell>
          <table:table-cell table:style-name="ce3" table:formula="of:=17.167564 + 0.006426*[.A19]" office:value-type="float" office:value="17.283232" calcext:value-type="float">
            <text:p>17.2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1" calcext:value-type="float">
            <text:p>69.1</text:p>
          </table:table-cell>
          <table:table-cell table:style-name="ce3" table:formula="of:=([.B20]-32)/1.8" office:value-type="float" office:value="20.6111111111111" calcext:value-type="float">
            <text:p>20.61</text:p>
          </table:table-cell>
          <table:table-cell table:style-name="ce3" office:value-type="float" office:value="17.2896523819724" calcext:value-type="float">
            <text:p>17.29</text:p>
          </table:table-cell>
          <table:table-cell table:style-name="ce3" table:formula="of:=17.167564 + 0.006426*[.A20]" office:value-type="float" office:value="17.289658" calcext:value-type="float">
            <text:p>17.2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7" calcext:value-type="float">
            <text:p>69.7</text:p>
          </table:table-cell>
          <table:table-cell table:style-name="ce3" table:formula="of:=([.B21]-32)/1.8" office:value-type="float" office:value="20.9444444444444" calcext:value-type="float">
            <text:p>20.94</text:p>
          </table:table-cell>
          <table:table-cell table:style-name="ce3" office:value-type="float" office:value="17.2960780787272" calcext:value-type="float">
            <text:p>17.30</text:p>
          </table:table-cell>
          <table:table-cell table:style-name="ce3" table:formula="of:=17.167564 + 0.006426*[.A21]" office:value-type="float" office:value="17.296084" calcext:value-type="float">
            <text:p>17.3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.4" calcext:value-type="float">
            <text:p>68.4</text:p>
          </table:table-cell>
          <table:table-cell table:style-name="ce3" table:formula="of:=([.B22]-32)/1.8" office:value-type="float" office:value="20.2222222222222" calcext:value-type="float">
            <text:p>20.22</text:p>
          </table:table-cell>
          <table:table-cell table:style-name="ce3" office:value-type="float" office:value="17.302503775482" calcext:value-type="float">
            <text:p>17.30</text:p>
          </table:table-cell>
          <table:table-cell table:style-name="ce3" table:formula="of:=17.167564 + 0.006426*[.A22]" office:value-type="float" office:value="17.30251" calcext:value-type="float">
            <text:p>17.3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.5" calcext:value-type="float">
            <text:p>66.5</text:p>
          </table:table-cell>
          <table:table-cell table:style-name="ce3" table:formula="of:=([.B23]-32)/1.8" office:value-type="float" office:value="19.1666666666667" calcext:value-type="float">
            <text:p>19.17</text:p>
          </table:table-cell>
          <table:table-cell table:style-name="ce3" office:value-type="float" office:value="17.3089294722368" calcext:value-type="float">
            <text:p>17.31</text:p>
          </table:table-cell>
          <table:table-cell table:style-name="ce3" table:formula="of:=17.167564 + 0.006426*[.A23]" office:value-type="float" office:value="17.308936" calcext:value-type="float">
            <text:p>17.3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5" calcext:value-type="float">
            <text:p>61.5</text:p>
          </table:table-cell>
          <table:table-cell table:style-name="ce3" table:formula="of:=([.B24]-32)/1.8" office:value-type="float" office:value="16.3888888888889" calcext:value-type="float">
            <text:p>16.39</text:p>
          </table:table-cell>
          <table:table-cell table:style-name="ce3" office:value-type="float" office:value="17.3153551689916" calcext:value-type="float">
            <text:p>17.32</text:p>
          </table:table-cell>
          <table:table-cell table:style-name="ce3" table:formula="of:=17.167564 + 0.006426*[.A24]" office:value-type="float" office:value="17.315362" calcext:value-type="float">
            <text:p>17.3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.6" calcext:value-type="float">
            <text:p>55.6</text:p>
          </table:table-cell>
          <table:table-cell table:style-name="ce3" table:formula="of:=([.B25]-32)/1.8" office:value-type="float" office:value="13.1111111111111" calcext:value-type="float">
            <text:p>13.11</text:p>
          </table:table-cell>
          <table:table-cell table:style-name="ce3" office:value-type="float" office:value="17.3217808657464" calcext:value-type="float">
            <text:p>17.32</text:p>
          </table:table-cell>
          <table:table-cell table:style-name="ce3" table:formula="of:=17.167564 + 0.006426*[.A25]" office:value-type="float" office:value="17.321788" calcext:value-type="float">
            <text:p>17.3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8" calcext:value-type="float">
            <text:p>55.8</text:p>
          </table:table-cell>
          <table:table-cell table:style-name="ce3" table:formula="of:=([.B26]-32)/1.8" office:value-type="float" office:value="13.2222222222222" calcext:value-type="float">
            <text:p>13.22</text:p>
          </table:table-cell>
          <table:table-cell table:style-name="ce3" office:value-type="float" office:value="17.3282065625012" calcext:value-type="float">
            <text:p>17.33</text:p>
          </table:table-cell>
          <table:table-cell table:style-name="ce3" table:formula="of:=17.167564 + 0.006426*[.A26]" office:value-type="float" office:value="17.328214" calcext:value-type="float">
            <text:p>17.3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table:style-name="ce3" table:formula="of:=([.B27]-32)/1.8" office:value-type="float" office:value="14.2222222222222" calcext:value-type="float">
            <text:p>14.22</text:p>
          </table:table-cell>
          <table:table-cell table:style-name="ce3" office:value-type="float" office:value="17.3346322592561" calcext:value-type="float">
            <text:p>17.33</text:p>
          </table:table-cell>
          <table:table-cell table:style-name="ce3" table:formula="of:=17.167564 + 0.006426*[.A27]" office:value-type="float" office:value="17.33464" calcext:value-type="float">
            <text:p>17.3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" calcext:value-type="float">
            <text:p>57.8</text:p>
          </table:table-cell>
          <table:table-cell table:style-name="ce3" table:formula="of:=([.B28]-32)/1.8" office:value-type="float" office:value="14.3333333333333" calcext:value-type="float">
            <text:p>14.33</text:p>
          </table:table-cell>
          <table:table-cell table:style-name="ce3" office:value-type="float" office:value="17.3410579560109" calcext:value-type="float">
            <text:p>17.34</text:p>
          </table:table-cell>
          <table:table-cell table:style-name="ce3" table:formula="of:=17.167564 + 0.006426*[.A28]" office:value-type="float" office:value="17.341066" calcext:value-type="float">
            <text:p>17.3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.7" calcext:value-type="float">
            <text:p>59.7</text:p>
          </table:table-cell>
          <table:table-cell table:style-name="ce3" table:formula="of:=([.B29]-32)/1.8" office:value-type="float" office:value="15.3888888888889" calcext:value-type="float">
            <text:p>15.39</text:p>
          </table:table-cell>
          <table:table-cell table:style-name="ce3" office:value-type="float" office:value="17.3474836527657" calcext:value-type="float">
            <text:p>17.35</text:p>
          </table:table-cell>
          <table:table-cell table:style-name="ce3" table:formula="of:=17.167564 + 0.006426*[.A29]" office:value-type="float" office:value="17.347492" calcext:value-type="float">
            <text:p>17.3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style-name="ce3" table:formula="of:=([.B30]-32)/1.8" office:value-type="float" office:value="16.6666666666667" calcext:value-type="float">
            <text:p>16.67</text:p>
          </table:table-cell>
          <table:table-cell table:style-name="ce3" office:value-type="float" office:value="17.3539093495205" calcext:value-type="float">
            <text:p>17.35</text:p>
          </table:table-cell>
          <table:table-cell table:style-name="ce3" table:formula="of:=17.167564 + 0.006426*[.A30]" office:value-type="float" office:value="17.353918" calcext:value-type="float">
            <text:p>17.3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.9" calcext:value-type="float">
            <text:p>64.9</text:p>
          </table:table-cell>
          <table:table-cell table:style-name="ce3" table:formula="of:=([.B31]-32)/1.8" office:value-type="float" office:value="18.2777777777778" calcext:value-type="float">
            <text:p>18.28</text:p>
          </table:table-cell>
          <table:table-cell table:style-name="ce3" office:value-type="float" office:value="17.3603350462753" calcext:value-type="float">
            <text:p>17.36</text:p>
          </table:table-cell>
          <table:table-cell table:style-name="ce3" table:formula="of:=17.167564 + 0.006426*[.A31]" office:value-type="float" office:value="17.360344" calcext:value-type="float">
            <text:p>17.3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style-name="ce3" table:formula="of:=([.B32]-32)/1.8" office:value-type="float" office:value="20" calcext:value-type="float">
            <text:p>20.00</text:p>
          </table:table-cell>
          <table:table-cell table:style-name="ce3" office:value-type="float" office:value="17.3667607430301" calcext:value-type="float">
            <text:p>17.37</text:p>
          </table:table-cell>
          <table:table-cell table:style-name="ce3" table:formula="of:=17.167564 + 0.006426*[.A32]" office:value-type="float" office:value="17.36677" calcext:value-type="float">
            <text:p>17.3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style-name="ce3" table:formula="of:=([.B33]-32)/1.8" office:value-type="float" office:value="20.5555555555556" calcext:value-type="float">
            <text:p>20.56</text:p>
          </table:table-cell>
          <table:table-cell table:style-name="ce3" office:value-type="float" office:value="17.3731864397849" calcext:value-type="float">
            <text:p>17.37</text:p>
          </table:table-cell>
          <table:table-cell table:style-name="ce3" table:formula="of:=17.167564 + 0.006426*[.A33]" office:value-type="float" office:value="17.373196" calcext:value-type="float">
            <text:p>17.3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.2" calcext:value-type="float">
            <text:p>70.2</text:p>
          </table:table-cell>
          <table:table-cell table:style-name="ce3" table:formula="of:=([.B34]-32)/1.8" office:value-type="float" office:value="21.2222222222222" calcext:value-type="float">
            <text:p>21.22</text:p>
          </table:table-cell>
          <table:table-cell table:style-name="ce3" office:value-type="float" office:value="17.3796121365397" calcext:value-type="float">
            <text:p>17.38</text:p>
          </table:table-cell>
          <table:table-cell table:style-name="ce3" table:formula="of:=17.167564 + 0.006426*[.A34]" office:value-type="float" office:value="17.379622" calcext:value-type="float">
            <text:p>17.3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.4" calcext:value-type="float">
            <text:p>64.4</text:p>
          </table:table-cell>
          <table:table-cell table:style-name="ce3" table:formula="of:=([.B35]-32)/1.8" office:value-type="float" office:value="18" calcext:value-type="float">
            <text:p>18.00</text:p>
          </table:table-cell>
          <table:table-cell table:style-name="ce3" office:value-type="float" office:value="17.3860378332946" calcext:value-type="float">
            <text:p>17.39</text:p>
          </table:table-cell>
          <table:table-cell table:style-name="ce3" table:formula="of:=17.167564 + 0.006426*[.A35]" office:value-type="float" office:value="17.386048" calcext:value-type="float">
            <text:p>17.3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6" calcext:value-type="float">
            <text:p>63.6</text:p>
          </table:table-cell>
          <table:table-cell table:style-name="ce3" table:formula="of:=([.B36]-32)/1.8" office:value-type="float" office:value="17.5555555555556" calcext:value-type="float">
            <text:p>17.56</text:p>
          </table:table-cell>
          <table:table-cell table:style-name="ce3" office:value-type="float" office:value="17.3924635300494" calcext:value-type="float">
            <text:p>17.39</text:p>
          </table:table-cell>
          <table:table-cell table:style-name="ce3" table:formula="of:=17.167564 + 0.006426*[.A36]" office:value-type="float" office:value="17.392474" calcext:value-type="float">
            <text:p>17.3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.9" calcext:value-type="float">
            <text:p>56.9</text:p>
          </table:table-cell>
          <table:table-cell table:style-name="ce3" table:formula="of:=([.B37]-32)/1.8" office:value-type="float" office:value="13.8333333333333" calcext:value-type="float">
            <text:p>13.83</text:p>
          </table:table-cell>
          <table:table-cell table:style-name="ce3" office:value-type="float" office:value="17.3988892268042" calcext:value-type="float">
            <text:p>17.40</text:p>
          </table:table-cell>
          <table:table-cell table:style-name="ce3" table:formula="of:=17.167564 + 0.006426*[.A37]" office:value-type="float" office:value="17.3989" calcext:value-type="float">
            <text:p>17.4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.8" calcext:value-type="float">
            <text:p>61.8</text:p>
          </table:table-cell>
          <table:table-cell table:style-name="ce3" table:formula="of:=([.B38]-32)/1.8" office:value-type="float" office:value="16.5555555555556" calcext:value-type="float">
            <text:p>16.56</text:p>
          </table:table-cell>
          <table:table-cell table:style-name="ce3" office:value-type="float" office:value="17.405314923559" calcext:value-type="float">
            <text:p>17.41</text:p>
          </table:table-cell>
          <table:table-cell table:style-name="ce3" table:formula="of:=17.167564 + 0.006426*[.A38]" office:value-type="float" office:value="17.405326" calcext:value-type="float">
            <text:p>17.4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.2" calcext:value-type="float">
            <text:p>59.2</text:p>
          </table:table-cell>
          <table:table-cell table:style-name="ce3" table:formula="of:=([.B39]-32)/1.8" office:value-type="float" office:value="15.1111111111111" calcext:value-type="float">
            <text:p>15.11</text:p>
          </table:table-cell>
          <table:table-cell table:style-name="ce3" office:value-type="float" office:value="17.4117406203138" calcext:value-type="float">
            <text:p>17.41</text:p>
          </table:table-cell>
          <table:table-cell table:style-name="ce3" table:formula="of:=17.167564 + 0.006426*[.A39]" office:value-type="float" office:value="17.411752" calcext:value-type="float">
            <text:p>17.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.4" calcext:value-type="float">
            <text:p>60.4</text:p>
          </table:table-cell>
          <table:table-cell table:style-name="ce3" table:formula="of:=([.B40]-32)/1.8" office:value-type="float" office:value="15.7777777777778" calcext:value-type="float">
            <text:p>15.78</text:p>
          </table:table-cell>
          <table:table-cell table:style-name="ce3" office:value-type="float" office:value="17.4181663170686" calcext:value-type="float">
            <text:p>17.42</text:p>
          </table:table-cell>
          <table:table-cell table:style-name="ce3" table:formula="of:=17.167564 + 0.006426*[.A40]" office:value-type="float" office:value="17.418178" calcext:value-type="float">
            <text:p>17.4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ce3" table:formula="of:=([.B41]-32)/1.8" office:value-type="float" office:value="15.5555555555556" calcext:value-type="float">
            <text:p>15.56</text:p>
          </table:table-cell>
          <table:table-cell table:style-name="ce3" office:value-type="float" office:value="17.4245920138234" calcext:value-type="float">
            <text:p>17.42</text:p>
          </table:table-cell>
          <table:table-cell table:style-name="ce3" table:formula="of:=17.167564 + 0.006426*[.A41]" office:value-type="float" office:value="17.424604" calcext:value-type="float">
            <text:p>17.42</text:p>
          </table:table-cell>
          <table:table-cell/>
          <table:table-cell table:style-name="Default" table:number-columns-repeated="3"/>
          <table:table-cell table:style-name="ce9" office:value-type="string" calcext:value-type="string" table:number-columns-spanned="6" table:number-rows-spanned="3">
            <text:p>En plus d’une <text:span text:style-name="T1">tendance croissante</text:span>, nous pouvons observer une saisonnalité. Le nombre important de données ne nous permet pas d’en définir la période sur le graphique qui précède. Zoomons donc sur une partie des données: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.5" calcext:value-type="float">
            <text:p>62.5</text:p>
          </table:table-cell>
          <table:table-cell table:style-name="ce3" table:formula="of:=([.B42]-32)/1.8" office:value-type="float" office:value="16.9444444444444" calcext:value-type="float">
            <text:p>16.94</text:p>
          </table:table-cell>
          <table:table-cell table:style-name="ce3" office:value-type="float" office:value="17.4310177105782" calcext:value-type="float">
            <text:p>17.43</text:p>
          </table:table-cell>
          <table:table-cell table:style-name="ce3" table:formula="of:=17.167564 + 0.006426*[.A42]" office:value-type="float" office:value="17.43103" calcext:value-type="float">
            <text:p>17.43</text:p>
          </table:table-cell>
          <table:table-cell/>
          <table:table-cell table:style-name="Default" table:number-columns-repeated="3"/>
          <table:covered-table-cell table:number-columns-repeated="6"/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3" calcext:value-type="float">
            <text:p>64.3</text:p>
          </table:table-cell>
          <table:table-cell table:style-name="ce3" table:formula="of:=([.B43]-32)/1.8" office:value-type="float" office:value="17.9444444444444" calcext:value-type="float">
            <text:p>17.94</text:p>
          </table:table-cell>
          <table:table-cell table:style-name="ce3" office:value-type="float" office:value="17.4374434073331" calcext:value-type="float">
            <text:p>17.44</text:p>
          </table:table-cell>
          <table:table-cell table:style-name="ce3" table:formula="of:=17.167564 + 0.006426*[.A43]" office:value-type="float" office:value="17.437456" calcext:value-type="float">
            <text:p>17.44</text:p>
          </table:table-cell>
          <table:table-cell/>
          <table:table-cell table:style-name="Default" table:number-columns-repeated="3"/>
          <table:covered-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.2" calcext:value-type="float">
            <text:p>70.2</text:p>
          </table:table-cell>
          <table:table-cell table:style-name="ce3" table:formula="of:=([.B44]-32)/1.8" office:value-type="float" office:value="21.2222222222222" calcext:value-type="float">
            <text:p>21.22</text:p>
          </table:table-cell>
          <table:table-cell table:style-name="ce3" office:value-type="float" office:value="17.4438691040879" calcext:value-type="float">
            <text:p>17.44</text:p>
          </table:table-cell>
          <table:table-cell table:style-name="ce3" table:formula="of:=17.167564 + 0.006426*[.A44]" office:value-type="float" office:value="17.443882" calcext:value-type="float">
            <text:p>17.44</text:p>
          </table:table-cell>
          <table:table-cell table:number-columns-repeated="9"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.8" calcext:value-type="float">
            <text:p>72.8</text:p>
          </table:table-cell>
          <table:table-cell table:style-name="ce3" table:formula="of:=([.B45]-32)/1.8" office:value-type="float" office:value="22.6666666666667" calcext:value-type="float">
            <text:p>22.67</text:p>
          </table:table-cell>
          <table:table-cell table:style-name="ce3" office:value-type="float" office:value="17.4502948008427" calcext:value-type="float">
            <text:p>17.45</text:p>
          </table:table-cell>
          <table:table-cell table:style-name="ce3" table:formula="of:=17.167564 + 0.006426*[.A45]" office:value-type="float" office:value="17.450308" calcext:value-type="float">
            <text:p>17.45</text:p>
          </table:table-cell>
          <table:table-cell table:number-columns-repeated="9"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style-name="ce3" table:formula="of:=([.B46]-32)/1.8" office:value-type="float" office:value="21.1111111111111" calcext:value-type="float">
            <text:p>21.11</text:p>
          </table:table-cell>
          <table:table-cell table:style-name="ce3" office:value-type="float" office:value="17.4567204975975" calcext:value-type="float">
            <text:p>17.46</text:p>
          </table:table-cell>
          <table:table-cell table:style-name="ce3" table:formula="of:=17.167564 + 0.006426*[.A46]" office:value-type="float" office:value="17.456734" calcext:value-type="float">
            <text:p>17.4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.9" calcext:value-type="float">
            <text:p>67.9</text:p>
          </table:table-cell>
          <table:table-cell table:style-name="ce3" table:formula="of:=([.B47]-32)/1.8" office:value-type="float" office:value="19.9444444444444" calcext:value-type="float">
            <text:p>19.94</text:p>
          </table:table-cell>
          <table:table-cell table:style-name="ce3" office:value-type="float" office:value="17.4631461943523" calcext:value-type="float">
            <text:p>17.46</text:p>
          </table:table-cell>
          <table:table-cell table:style-name="ce3" table:formula="of:=17.167564 + 0.006426*[.A47]" office:value-type="float" office:value="17.46316" calcext:value-type="float">
            <text:p>17.4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4" calcext:value-type="float">
            <text:p>60.4</text:p>
          </table:table-cell>
          <table:table-cell table:style-name="ce3" table:formula="of:=([.B48]-32)/1.8" office:value-type="float" office:value="15.7777777777778" calcext:value-type="float">
            <text:p>15.78</text:p>
          </table:table-cell>
          <table:table-cell table:style-name="ce3" office:value-type="float" office:value="17.4695718911071" calcext:value-type="float">
            <text:p>17.47</text:p>
          </table:table-cell>
          <table:table-cell table:style-name="ce3" table:formula="of:=17.167564 + 0.006426*[.A48]" office:value-type="float" office:value="17.469586" calcext:value-type="float">
            <text:p>17.4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.5" calcext:value-type="float">
            <text:p>56.5</text:p>
          </table:table-cell>
          <table:table-cell table:style-name="ce3" table:formula="of:=([.B49]-32)/1.8" office:value-type="float" office:value="13.6111111111111" calcext:value-type="float">
            <text:p>13.61</text:p>
          </table:table-cell>
          <table:table-cell table:style-name="ce3" office:value-type="float" office:value="17.4759975878619" calcext:value-type="float">
            <text:p>17.48</text:p>
          </table:table-cell>
          <table:table-cell table:style-name="ce3" table:formula="of:=17.167564 + 0.006426*[.A49]" office:value-type="float" office:value="17.476012" calcext:value-type="float">
            <text:p>17.4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.4" calcext:value-type="float">
            <text:p>56.4</text:p>
          </table:table-cell>
          <table:table-cell table:style-name="ce3" table:formula="of:=([.B50]-32)/1.8" office:value-type="float" office:value="13.5555555555556" calcext:value-type="float">
            <text:p>13.56</text:p>
          </table:table-cell>
          <table:table-cell table:style-name="ce3" office:value-type="float" office:value="17.4824232846167" calcext:value-type="float">
            <text:p>17.48</text:p>
          </table:table-cell>
          <table:table-cell table:style-name="ce3" table:formula="of:=17.167564 + 0.006426*[.A50]" office:value-type="float" office:value="17.482438" calcext:value-type="float">
            <text:p>17.4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style-name="ce3" table:formula="of:=([.B51]-32)/1.8" office:value-type="float" office:value="13.5" calcext:value-type="float">
            <text:p>13.50</text:p>
          </table:table-cell>
          <table:table-cell table:style-name="ce3" office:value-type="float" office:value="17.4888489813716" calcext:value-type="float">
            <text:p>17.49</text:p>
          </table:table-cell>
          <table:table-cell table:style-name="ce3" table:formula="of:=17.167564 + 0.006426*[.A51]" office:value-type="float" office:value="17.488864" calcext:value-type="float">
            <text:p>17.4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.2" calcext:value-type="float">
            <text:p>62.2</text:p>
          </table:table-cell>
          <table:table-cell table:style-name="ce3" table:formula="of:=([.B52]-32)/1.8" office:value-type="float" office:value="16.7777777777778" calcext:value-type="float">
            <text:p>16.78</text:p>
          </table:table-cell>
          <table:table-cell table:style-name="ce3" office:value-type="float" office:value="17.4952746781264" calcext:value-type="float">
            <text:p>17.50</text:p>
          </table:table-cell>
          <table:table-cell table:style-name="ce3" table:formula="of:=17.167564 + 0.006426*[.A52]" office:value-type="float" office:value="17.49529" calcext:value-type="float">
            <text:p>17.5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style-name="ce3" table:formula="of:=([.B53]-32)/1.8" office:value-type="float" office:value="17.7777777777778" calcext:value-type="float">
            <text:p>17.78</text:p>
          </table:table-cell>
          <table:table-cell table:style-name="ce3" office:value-type="float" office:value="17.5017003748812" calcext:value-type="float">
            <text:p>17.50</text:p>
          </table:table-cell>
          <table:table-cell table:style-name="ce3" table:formula="of:=17.167564 + 0.006426*[.A53]" office:value-type="float" office:value="17.501716" calcext:value-type="float">
            <text:p>17.5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.1" calcext:value-type="float">
            <text:p>68.1</text:p>
          </table:table-cell>
          <table:table-cell table:style-name="ce3" table:formula="of:=([.B54]-32)/1.8" office:value-type="float" office:value="20.0555555555556" calcext:value-type="float">
            <text:p>20.06</text:p>
          </table:table-cell>
          <table:table-cell table:style-name="ce3" office:value-type="float" office:value="17.508126071636" calcext:value-type="float">
            <text:p>17.51</text:p>
          </table:table-cell>
          <table:table-cell table:style-name="ce3" table:formula="of:=17.167564 + 0.006426*[.A54]" office:value-type="float" office:value="17.508142" calcext:value-type="float">
            <text:p>17.5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.4" calcext:value-type="float">
            <text:p>67.4</text:p>
          </table:table-cell>
          <table:table-cell table:style-name="ce3" table:formula="of:=([.B55]-32)/1.8" office:value-type="float" office:value="19.6666666666667" calcext:value-type="float">
            <text:p>19.67</text:p>
          </table:table-cell>
          <table:table-cell table:style-name="ce3" office:value-type="float" office:value="17.5145517683908" calcext:value-type="float">
            <text:p>17.51</text:p>
          </table:table-cell>
          <table:table-cell table:style-name="ce3" table:formula="of:=17.167564 + 0.006426*[.A55]" office:value-type="float" office:value="17.514568" calcext:value-type="float">
            <text:p>17.5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.6" calcext:value-type="float">
            <text:p>71.6</text:p>
          </table:table-cell>
          <table:table-cell table:style-name="ce3" table:formula="of:=([.B56]-32)/1.8" office:value-type="float" office:value="22" calcext:value-type="float">
            <text:p>22.00</text:p>
          </table:table-cell>
          <table:table-cell table:style-name="ce3" office:value-type="float" office:value="17.5209774651456" calcext:value-type="float">
            <text:p>17.52</text:p>
          </table:table-cell>
          <table:table-cell table:style-name="ce3" table:formula="of:=17.167564 + 0.006426*[.A56]" office:value-type="float" office:value="17.520994" calcext:value-type="float">
            <text:p>17.5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.4" calcext:value-type="float">
            <text:p>70.4</text:p>
          </table:table-cell>
          <table:table-cell table:style-name="ce3" table:formula="of:=([.B57]-32)/1.8" office:value-type="float" office:value="21.3333333333333" calcext:value-type="float">
            <text:p>21.33</text:p>
          </table:table-cell>
          <table:table-cell table:style-name="ce3" office:value-type="float" office:value="17.5274031619004" calcext:value-type="float">
            <text:p>17.53</text:p>
          </table:table-cell>
          <table:table-cell table:style-name="ce3" table:formula="of:=17.167564 + 0.006426*[.A57]" office:value-type="float" office:value="17.52742" calcext:value-type="float">
            <text:p>17.5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2.2" calcext:value-type="float">
            <text:p>72.2</text:p>
          </table:table-cell>
          <table:table-cell table:style-name="ce3" table:formula="of:=([.B58]-32)/1.8" office:value-type="float" office:value="22.3333333333333" calcext:value-type="float">
            <text:p>22.33</text:p>
          </table:table-cell>
          <table:table-cell table:style-name="ce3" office:value-type="float" office:value="17.5338288586552" calcext:value-type="float">
            <text:p>17.53</text:p>
          </table:table-cell>
          <table:table-cell table:style-name="ce3" table:formula="of:=17.167564 + 0.006426*[.A58]" office:value-type="float" office:value="17.533846" calcext:value-type="float">
            <text:p>17.5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.9" calcext:value-type="float">
            <text:p>64.9</text:p>
          </table:table-cell>
          <table:table-cell table:style-name="ce3" table:formula="of:=([.B59]-32)/1.8" office:value-type="float" office:value="18.2777777777778" calcext:value-type="float">
            <text:p>18.28</text:p>
          </table:table-cell>
          <table:table-cell table:style-name="ce3" office:value-type="float" office:value="17.5402545554101" calcext:value-type="float">
            <text:p>17.54</text:p>
          </table:table-cell>
          <table:table-cell table:style-name="ce3" table:formula="of:=17.167564 + 0.006426*[.A59]" office:value-type="float" office:value="17.540272" calcext:value-type="float">
            <text:p>17.5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7" calcext:value-type="float">
            <text:p>59.7</text:p>
          </table:table-cell>
          <table:table-cell table:style-name="ce3" table:formula="of:=([.B60]-32)/1.8" office:value-type="float" office:value="15.3888888888889" calcext:value-type="float">
            <text:p>15.39</text:p>
          </table:table-cell>
          <table:table-cell table:style-name="ce3" office:value-type="float" office:value="17.5466802521649" calcext:value-type="float">
            <text:p>17.55</text:p>
          </table:table-cell>
          <table:table-cell table:style-name="ce3" table:formula="of:=17.167564 + 0.006426*[.A60]" office:value-type="float" office:value="17.546698" calcext:value-type="float">
            <text:p>17.5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3" calcext:value-type="float">
            <text:p>57.3</text:p>
          </table:table-cell>
          <table:table-cell table:style-name="ce3" table:formula="of:=([.B61]-32)/1.8" office:value-type="float" office:value="14.0555555555556" calcext:value-type="float">
            <text:p>14.06</text:p>
          </table:table-cell>
          <table:table-cell table:style-name="ce3" office:value-type="float" office:value="17.5531059489197" calcext:value-type="float">
            <text:p>17.55</text:p>
          </table:table-cell>
          <table:table-cell table:style-name="ce3" table:formula="of:=17.167564 + 0.006426*[.A61]" office:value-type="float" office:value="17.553124" calcext:value-type="float">
            <text:p>17.5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.4" calcext:value-type="float">
            <text:p>58.4</text:p>
          </table:table-cell>
          <table:table-cell table:style-name="ce3" table:formula="of:=([.B62]-32)/1.8" office:value-type="float" office:value="14.6666666666667" calcext:value-type="float">
            <text:p>14.67</text:p>
          </table:table-cell>
          <table:table-cell table:style-name="ce3" office:value-type="float" office:value="17.5595316456745" calcext:value-type="float">
            <text:p>17.56</text:p>
          </table:table-cell>
          <table:table-cell table:style-name="ce3" table:formula="of:=17.167564 + 0.006426*[.A62]" office:value-type="float" office:value="17.55955" calcext:value-type="float">
            <text:p>17.5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.4" calcext:value-type="float">
            <text:p>59.4</text:p>
          </table:table-cell>
          <table:table-cell table:style-name="ce3" table:formula="of:=([.B63]-32)/1.8" office:value-type="float" office:value="15.2222222222222" calcext:value-type="float">
            <text:p>15.22</text:p>
          </table:table-cell>
          <table:table-cell table:style-name="ce3" office:value-type="float" office:value="17.5659573424293" calcext:value-type="float">
            <text:p>17.57</text:p>
          </table:table-cell>
          <table:table-cell table:style-name="ce3" table:formula="of:=17.167564 + 0.006426*[.A63]" office:value-type="float" office:value="17.565976" calcext:value-type="float">
            <text:p>17.5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6" calcext:value-type="float">
            <text:p>60.6</text:p>
          </table:table-cell>
          <table:table-cell table:style-name="ce3" table:formula="of:=([.B64]-32)/1.8" office:value-type="float" office:value="15.8888888888889" calcext:value-type="float">
            <text:p>15.89</text:p>
          </table:table-cell>
          <table:table-cell table:style-name="ce3" office:value-type="float" office:value="17.5723830391841" calcext:value-type="float">
            <text:p>17.57</text:p>
          </table:table-cell>
          <table:table-cell table:style-name="ce3" table:formula="of:=17.167564 + 0.006426*[.A64]" office:value-type="float" office:value="17.572402" calcext:value-type="float">
            <text:p>17.57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table:style-name="ce3" table:formula="of:=([.B65]-32)/1.8" office:value-type="float" office:value="16.3333333333333" calcext:value-type="float">
            <text:p>16.33</text:p>
          </table:table-cell>
          <table:table-cell table:style-name="ce3" office:value-type="float" office:value="17.5788087359389" calcext:value-type="float">
            <text:p>17.58</text:p>
          </table:table-cell>
          <table:table-cell table:style-name="ce3" table:formula="of:=17.167564 + 0.006426*[.A65]" office:value-type="float" office:value="17.578828" calcext:value-type="float">
            <text:p>17.5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style-name="ce3" table:formula="of:=([.B66]-32)/1.8" office:value-type="float" office:value="18.3333333333333" calcext:value-type="float">
            <text:p>18.33</text:p>
          </table:table-cell>
          <table:table-cell table:style-name="ce3" office:value-type="float" office:value="17.5852344326937" calcext:value-type="float">
            <text:p>17.59</text:p>
          </table:table-cell>
          <table:table-cell table:style-name="ce3" table:formula="of:=17.167564 + 0.006426*[.A66]" office:value-type="float" office:value="17.585254" calcext:value-type="float">
            <text:p>17.5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style-name="ce3" table:formula="of:=([.B67]-32)/1.8" office:value-type="float" office:value="18.8888888888889" calcext:value-type="float">
            <text:p>18.89</text:p>
          </table:table-cell>
          <table:table-cell table:style-name="ce3" office:value-type="float" office:value="17.5916601294486" calcext:value-type="float">
            <text:p>17.59</text:p>
          </table:table-cell>
          <table:table-cell table:style-name="ce3" table:formula="of:=17.167564 + 0.006426*[.A67]" office:value-type="float" office:value="17.59168" calcext:value-type="float">
            <text:p>17.5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.5" calcext:value-type="float">
            <text:p>69.5</text:p>
          </table:table-cell>
          <table:table-cell table:style-name="ce3" table:formula="of:=([.B68]-32)/1.8" office:value-type="float" office:value="20.8333333333333" calcext:value-type="float">
            <text:p>20.83</text:p>
          </table:table-cell>
          <table:table-cell table:style-name="ce3" office:value-type="float" office:value="17.5980858262034" calcext:value-type="float">
            <text:p>17.60</text:p>
          </table:table-cell>
          <table:table-cell table:style-name="ce3" table:formula="of:=17.167564 + 0.006426*[.A68]" office:value-type="float" office:value="17.598106" calcext:value-type="float">
            <text:p>17.6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.6" calcext:value-type="float">
            <text:p>70.6</text:p>
          </table:table-cell>
          <table:table-cell table:style-name="ce3" table:formula="of:=([.B69]-32)/1.8" office:value-type="float" office:value="21.4444444444444" calcext:value-type="float">
            <text:p>21.44</text:p>
          </table:table-cell>
          <table:table-cell table:style-name="ce3" office:value-type="float" office:value="17.6045115229582" calcext:value-type="float">
            <text:p>17.60</text:p>
          </table:table-cell>
          <table:table-cell table:style-name="ce3" table:formula="of:=17.167564 + 0.006426*[.A69]" office:value-type="float" office:value="17.604532" calcext:value-type="float">
            <text:p>17.6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.1" calcext:value-type="float">
            <text:p>68.1</text:p>
          </table:table-cell>
          <table:table-cell table:style-name="ce3" table:formula="of:=([.B70]-32)/1.8" office:value-type="float" office:value="20.0555555555556" calcext:value-type="float">
            <text:p>20.06</text:p>
          </table:table-cell>
          <table:table-cell table:style-name="ce3" office:value-type="float" office:value="17.610937219713" calcext:value-type="float">
            <text:p>17.61</text:p>
          </table:table-cell>
          <table:table-cell table:style-name="ce3" table:formula="of:=17.167564 + 0.006426*[.A70]" office:value-type="float" office:value="17.610958" calcext:value-type="float">
            <text:p>17.6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.5" calcext:value-type="float">
            <text:p>65.5</text:p>
          </table:table-cell>
          <table:table-cell table:style-name="ce3" table:formula="of:=([.B71]-32)/1.8" office:value-type="float" office:value="18.6111111111111" calcext:value-type="float">
            <text:p>18.61</text:p>
          </table:table-cell>
          <table:table-cell table:style-name="ce3" office:value-type="float" office:value="17.6173629164678" calcext:value-type="float">
            <text:p>17.62</text:p>
          </table:table-cell>
          <table:table-cell table:style-name="ce3" table:formula="of:=17.167564 + 0.006426*[.A71]" office:value-type="float" office:value="17.617384" calcext:value-type="float">
            <text:p>17.6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2.4" calcext:value-type="float">
            <text:p>62.4</text:p>
          </table:table-cell>
          <table:table-cell table:style-name="ce3" table:formula="of:=([.B72]-32)/1.8" office:value-type="float" office:value="16.8888888888889" calcext:value-type="float">
            <text:p>16.89</text:p>
          </table:table-cell>
          <table:table-cell table:style-name="ce3" office:value-type="float" office:value="17.6237886132226" calcext:value-type="float">
            <text:p>17.62</text:p>
          </table:table-cell>
          <table:table-cell table:style-name="ce3" table:formula="of:=17.167564 + 0.006426*[.A72]" office:value-type="float" office:value="17.62381" calcext:value-type="float">
            <text:p>17.62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style-name="ce3" table:formula="of:=([.B73]-32)/1.8" office:value-type="float" office:value="14.4444444444444" calcext:value-type="float">
            <text:p>14.44</text:p>
          </table:table-cell>
          <table:table-cell table:style-name="ce3" office:value-type="float" office:value="17.6302143099774" calcext:value-type="float">
            <text:p>17.63</text:p>
          </table:table-cell>
          <table:table-cell table:style-name="ce3" table:formula="of:=17.167564 + 0.006426*[.A73]" office:value-type="float" office:value="17.630236" calcext:value-type="float">
            <text:p>17.6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.6" calcext:value-type="float">
            <text:p>56.6</text:p>
          </table:table-cell>
          <table:table-cell table:style-name="ce3" table:formula="of:=([.B74]-32)/1.8" office:value-type="float" office:value="13.6666666666667" calcext:value-type="float">
            <text:p>13.67</text:p>
          </table:table-cell>
          <table:table-cell table:style-name="ce3" office:value-type="float" office:value="17.6366400067322" calcext:value-type="float">
            <text:p>17.64</text:p>
          </table:table-cell>
          <table:table-cell table:style-name="ce3" table:formula="of:=17.167564 + 0.006426*[.A74]" office:value-type="float" office:value="17.636662" calcext:value-type="float">
            <text:p>17.64</text:p>
          </table:table-cell>
          <table:table-cell/>
          <table:table-cell table:style-name="Default" table:number-columns-repeated="4"/>
          <table:table-cell table:style-name="ce5" office:value-type="string" calcext:value-type="string" table:number-columns-spanned="6" table:number-rows-spanned="1">
            <text:p>Nous constatons une <text:span text:style-name="T1">saisonnalité de période 12 donc d’un an</text:span>.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.9" calcext:value-type="float">
            <text:p>57.9</text:p>
          </table:table-cell>
          <table:table-cell table:style-name="ce3" table:formula="of:=([.B75]-32)/1.8" office:value-type="float" office:value="14.3888888888889" calcext:value-type="float">
            <text:p>14.39</text:p>
          </table:table-cell>
          <table:table-cell table:style-name="ce3" office:value-type="float" office:value="17.6430657034871" calcext:value-type="float">
            <text:p>17.64</text:p>
          </table:table-cell>
          <table:table-cell table:style-name="ce3" table:formula="of:=17.167564 + 0.006426*[.A75]" office:value-type="float" office:value="17.643088" calcext:value-type="float">
            <text:p>17.64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.8" calcext:value-type="float">
            <text:p>56.8</text:p>
          </table:table-cell>
          <table:table-cell table:style-name="ce3" table:formula="of:=([.B76]-32)/1.8" office:value-type="float" office:value="13.7777777777778" calcext:value-type="float">
            <text:p>13.78</text:p>
          </table:table-cell>
          <table:table-cell table:style-name="ce3" office:value-type="float" office:value="17.6494914002419" calcext:value-type="float">
            <text:p>17.65</text:p>
          </table:table-cell>
          <table:table-cell table:style-name="ce3" table:formula="of:=17.167564 + 0.006426*[.A76]" office:value-type="float" office:value="17.649514" calcext:value-type="float">
            <text:p>17.6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.5" calcext:value-type="float">
            <text:p>61.5</text:p>
          </table:table-cell>
          <table:table-cell table:style-name="ce3" table:formula="of:=([.B77]-32)/1.8" office:value-type="float" office:value="16.3888888888889" calcext:value-type="float">
            <text:p>16.39</text:p>
          </table:table-cell>
          <table:table-cell table:style-name="ce3" office:value-type="float" office:value="17.6559170969967" calcext:value-type="float">
            <text:p>17.66</text:p>
          </table:table-cell>
          <table:table-cell table:style-name="ce3" table:formula="of:=17.167564 + 0.006426*[.A77]" office:value-type="float" office:value="17.65594" calcext:value-type="float">
            <text:p>17.6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.3" calcext:value-type="float">
            <text:p>64.3</text:p>
          </table:table-cell>
          <table:table-cell table:style-name="ce3" table:formula="of:=([.B78]-32)/1.8" office:value-type="float" office:value="17.9444444444444" calcext:value-type="float">
            <text:p>17.94</text:p>
          </table:table-cell>
          <table:table-cell table:style-name="ce3" office:value-type="float" office:value="17.6623427937515" calcext:value-type="float">
            <text:p>17.66</text:p>
          </table:table-cell>
          <table:table-cell table:style-name="ce3" table:formula="of:=17.167564 + 0.006426*[.A78]" office:value-type="float" office:value="17.662366" calcext:value-type="float">
            <text:p>17.6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.4" calcext:value-type="float">
            <text:p>70.4</text:p>
          </table:table-cell>
          <table:table-cell table:style-name="ce3" table:formula="of:=([.B79]-32)/1.8" office:value-type="float" office:value="21.3333333333333" calcext:value-type="float">
            <text:p>21.33</text:p>
          </table:table-cell>
          <table:table-cell table:style-name="ce3" office:value-type="float" office:value="17.6687684905063" calcext:value-type="float">
            <text:p>17.67</text:p>
          </table:table-cell>
          <table:table-cell table:style-name="ce3" table:formula="of:=17.167564 + 0.006426*[.A79]" office:value-type="float" office:value="17.668792" calcext:value-type="float">
            <text:p>17.6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9" calcext:value-type="float">
            <text:p>75.9</text:p>
          </table:table-cell>
          <table:table-cell table:style-name="ce3" table:formula="of:=([.B80]-32)/1.8" office:value-type="float" office:value="24.3888888888889" calcext:value-type="float">
            <text:p>24.39</text:p>
          </table:table-cell>
          <table:table-cell table:style-name="ce3" office:value-type="float" office:value="17.6751941872611" calcext:value-type="float">
            <text:p>17.68</text:p>
          </table:table-cell>
          <table:table-cell table:style-name="ce3" table:formula="of:=17.167564 + 0.006426*[.A80]" office:value-type="float" office:value="17.675218" calcext:value-type="float">
            <text:p>17.68</text:p>
          </table:table-cell>
          <table:table-cell table:number-columns-repeated="6"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.7" calcext:value-type="float">
            <text:p>72.7</text:p>
          </table:table-cell>
          <table:table-cell table:style-name="ce3" table:formula="of:=([.B81]-32)/1.8" office:value-type="float" office:value="22.6111111111111" calcext:value-type="float">
            <text:p>22.61</text:p>
          </table:table-cell>
          <table:table-cell table:style-name="ce3" office:value-type="float" office:value="17.6816198840159" calcext:value-type="float">
            <text:p>17.68</text:p>
          </table:table-cell>
          <table:table-cell table:style-name="ce3" table:formula="of:=17.167564 + 0.006426*[.A81]" office:value-type="float" office:value="17.681644" calcext:value-type="float">
            <text:p>17.6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.8" calcext:value-type="float">
            <text:p>69.8</text:p>
          </table:table-cell>
          <table:table-cell table:style-name="ce3" table:formula="of:=([.B82]-32)/1.8" office:value-type="float" office:value="21" calcext:value-type="float">
            <text:p>21.00</text:p>
          </table:table-cell>
          <table:table-cell table:style-name="ce3" office:value-type="float" office:value="17.6880455807707" calcext:value-type="float">
            <text:p>17.69</text:p>
          </table:table-cell>
          <table:table-cell table:style-name="ce3" table:formula="of:=17.167564 + 0.006426*[.A82]" office:value-type="float" office:value="17.68807" calcext:value-type="float">
            <text:p>17.6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.4" calcext:value-type="float">
            <text:p>65.4</text:p>
          </table:table-cell>
          <table:table-cell table:style-name="ce3" table:formula="of:=([.B83]-32)/1.8" office:value-type="float" office:value="18.5555555555556" calcext:value-type="float">
            <text:p>18.56</text:p>
          </table:table-cell>
          <table:table-cell table:style-name="ce3" office:value-type="float" office:value="17.6944712775255" calcext:value-type="float">
            <text:p>17.69</text:p>
          </table:table-cell>
          <table:table-cell table:style-name="ce3" table:formula="of:=17.167564 + 0.006426*[.A83]" office:value-type="float" office:value="17.694496" calcext:value-type="float">
            <text:p>17.6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style-name="ce3" table:formula="of:=([.B84]-32)/1.8" office:value-type="float" office:value="17.2222222222222" calcext:value-type="float">
            <text:p>17.22</text:p>
          </table:table-cell>
          <table:table-cell table:style-name="ce3" office:value-type="float" office:value="17.7008969742804" calcext:value-type="float">
            <text:p>17.70</text:p>
          </table:table-cell>
          <table:table-cell table:style-name="ce3" table:formula="of:=17.167564 + 0.006426*[.A84]" office:value-type="float" office:value="17.700922" calcext:value-type="float">
            <text:p>17.7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.4" calcext:value-type="float">
            <text:p>56.4</text:p>
          </table:table-cell>
          <table:table-cell table:style-name="ce3" table:formula="of:=([.B85]-32)/1.8" office:value-type="float" office:value="13.5555555555556" calcext:value-type="float">
            <text:p>13.56</text:p>
          </table:table-cell>
          <table:table-cell table:style-name="ce3" office:value-type="float" office:value="17.7073226710352" calcext:value-type="float">
            <text:p>17.71</text:p>
          </table:table-cell>
          <table:table-cell table:style-name="ce3" table:formula="of:=17.167564 + 0.006426*[.A85]" office:value-type="float" office:value="17.707348" calcext:value-type="float">
            <text:p>17.7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.1" calcext:value-type="float">
            <text:p>54.1</text:p>
          </table:table-cell>
          <table:table-cell table:style-name="ce3" table:formula="of:=([.B86]-32)/1.8" office:value-type="float" office:value="12.2777777777778" calcext:value-type="float">
            <text:p>12.28</text:p>
          </table:table-cell>
          <table:table-cell table:style-name="ce3" office:value-type="float" office:value="17.71374836779" calcext:value-type="float">
            <text:p>17.71</text:p>
          </table:table-cell>
          <table:table-cell table:style-name="ce3" table:formula="of:=17.167564 + 0.006426*[.A86]" office:value-type="float" office:value="17.713774" calcext:value-type="float">
            <text:p>17.7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.5" calcext:value-type="float">
            <text:p>57.5</text:p>
          </table:table-cell>
          <table:table-cell table:style-name="ce3" table:formula="of:=([.B87]-32)/1.8" office:value-type="float" office:value="14.1666666666667" calcext:value-type="float">
            <text:p>14.17</text:p>
          </table:table-cell>
          <table:table-cell table:style-name="ce3" office:value-type="float" office:value="17.7201740645448" calcext:value-type="float">
            <text:p>17.72</text:p>
          </table:table-cell>
          <table:table-cell table:style-name="ce3" table:formula="of:=17.167564 + 0.006426*[.A87]" office:value-type="float" office:value="17.7202" calcext:value-type="float">
            <text:p>17.7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.9" calcext:value-type="float">
            <text:p>59.9</text:p>
          </table:table-cell>
          <table:table-cell table:style-name="ce3" table:formula="of:=([.B88]-32)/1.8" office:value-type="float" office:value="15.5" calcext:value-type="float">
            <text:p>15.50</text:p>
          </table:table-cell>
          <table:table-cell table:style-name="ce3" office:value-type="float" office:value="17.7265997612996" calcext:value-type="float">
            <text:p>17.73</text:p>
          </table:table-cell>
          <table:table-cell table:style-name="ce3" table:formula="of:=17.167564 + 0.006426*[.A88]" office:value-type="float" office:value="17.726626" calcext:value-type="float">
            <text:p>17.7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.8" calcext:value-type="float">
            <text:p>59.8</text:p>
          </table:table-cell>
          <table:table-cell table:style-name="ce3" table:formula="of:=([.B89]-32)/1.8" office:value-type="float" office:value="15.4444444444444" calcext:value-type="float">
            <text:p>15.44</text:p>
          </table:table-cell>
          <table:table-cell table:style-name="ce3" office:value-type="float" office:value="17.7330254580544" calcext:value-type="float">
            <text:p>17.73</text:p>
          </table:table-cell>
          <table:table-cell table:style-name="ce3" table:formula="of:=17.167564 + 0.006426*[.A89]" office:value-type="float" office:value="17.733052" calcext:value-type="float">
            <text:p>17.7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style-name="ce3" table:formula="of:=([.B90]-32)/1.8" office:value-type="float" office:value="17.2222222222222" calcext:value-type="float">
            <text:p>17.22</text:p>
          </table:table-cell>
          <table:table-cell table:style-name="ce3" office:value-type="float" office:value="17.7394511548092" calcext:value-type="float">
            <text:p>17.74</text:p>
          </table:table-cell>
          <table:table-cell table:style-name="ce3" table:formula="of:=17.167564 + 0.006426*[.A90]" office:value-type="float" office:value="17.739478" calcext:value-type="float">
            <text:p>17.7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.3" calcext:value-type="float">
            <text:p>65.3</text:p>
          </table:table-cell>
          <table:table-cell table:style-name="ce3" table:formula="of:=([.B91]-32)/1.8" office:value-type="float" office:value="18.5" calcext:value-type="float">
            <text:p>18.50</text:p>
          </table:table-cell>
          <table:table-cell table:style-name="ce3" office:value-type="float" office:value="17.745876851564" calcext:value-type="float">
            <text:p>17.75</text:p>
          </table:table-cell>
          <table:table-cell table:style-name="ce3" table:formula="of:=17.167564 + 0.006426*[.A91]" office:value-type="float" office:value="17.745904" calcext:value-type="float">
            <text:p>17.7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.8" calcext:value-type="float">
            <text:p>69.8</text:p>
          </table:table-cell>
          <table:table-cell table:style-name="ce3" table:formula="of:=([.B92]-32)/1.8" office:value-type="float" office:value="21" calcext:value-type="float">
            <text:p>21.00</text:p>
          </table:table-cell>
          <table:table-cell table:style-name="ce3" office:value-type="float" office:value="17.7523025483189" calcext:value-type="float">
            <text:p>17.75</text:p>
          </table:table-cell>
          <table:table-cell table:style-name="ce3" table:formula="of:=17.167564 + 0.006426*[.A92]" office:value-type="float" office:value="17.75233" calcext:value-type="float">
            <text:p>17.7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3" calcext:value-type="float">
            <text:p>73.3</text:p>
          </table:table-cell>
          <table:table-cell table:style-name="ce3" table:formula="of:=([.B93]-32)/1.8" office:value-type="float" office:value="22.9444444444444" calcext:value-type="float">
            <text:p>22.94</text:p>
          </table:table-cell>
          <table:table-cell table:style-name="ce3" office:value-type="float" office:value="17.7587282450737" calcext:value-type="float">
            <text:p>17.76</text:p>
          </table:table-cell>
          <table:table-cell table:style-name="ce3" table:formula="of:=17.167564 + 0.006426*[.A93]" office:value-type="float" office:value="17.758756" calcext:value-type="float">
            <text:p>17.7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9.5" calcext:value-type="float">
            <text:p>69.5</text:p>
          </table:table-cell>
          <table:table-cell table:style-name="ce3" table:formula="of:=([.B94]-32)/1.8" office:value-type="float" office:value="20.8333333333333" calcext:value-type="float">
            <text:p>20.83</text:p>
          </table:table-cell>
          <table:table-cell table:style-name="ce3" office:value-type="float" office:value="17.7651539418285" calcext:value-type="float">
            <text:p>17.77</text:p>
          </table:table-cell>
          <table:table-cell table:style-name="ce3" table:formula="of:=17.167564 + 0.006426*[.A94]" office:value-type="float" office:value="17.765182" calcext:value-type="float">
            <text:p>17.7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.7" calcext:value-type="float">
            <text:p>66.7</text:p>
          </table:table-cell>
          <table:table-cell table:style-name="ce3" table:formula="of:=([.B95]-32)/1.8" office:value-type="float" office:value="19.2777777777778" calcext:value-type="float">
            <text:p>19.28</text:p>
          </table:table-cell>
          <table:table-cell table:style-name="ce3" office:value-type="float" office:value="17.7715796385833" calcext:value-type="float">
            <text:p>17.77</text:p>
          </table:table-cell>
          <table:table-cell table:style-name="ce3" table:formula="of:=17.167564 + 0.006426*[.A95]" office:value-type="float" office:value="17.771608" calcext:value-type="float">
            <text:p>17.7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.2" calcext:value-type="float">
            <text:p>61.2</text:p>
          </table:table-cell>
          <table:table-cell table:style-name="ce3" table:formula="of:=([.B96]-32)/1.8" office:value-type="float" office:value="16.2222222222222" calcext:value-type="float">
            <text:p>16.22</text:p>
          </table:table-cell>
          <table:table-cell table:style-name="ce3" office:value-type="float" office:value="17.7780053353381" calcext:value-type="float">
            <text:p>17.78</text:p>
          </table:table-cell>
          <table:table-cell table:style-name="ce3" table:formula="of:=17.167564 + 0.006426*[.A96]" office:value-type="float" office:value="17.778034" calcext:value-type="float">
            <text:p>17.7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.2" calcext:value-type="float">
            <text:p>54.2</text:p>
          </table:table-cell>
          <table:table-cell table:style-name="ce3" table:formula="of:=([.B97]-32)/1.8" office:value-type="float" office:value="12.3333333333333" calcext:value-type="float">
            <text:p>12.33</text:p>
          </table:table-cell>
          <table:table-cell table:style-name="ce3" office:value-type="float" office:value="17.7844310320929" calcext:value-type="float">
            <text:p>17.78</text:p>
          </table:table-cell>
          <table:table-cell table:style-name="ce3" table:formula="of:=17.167564 + 0.006426*[.A97]" office:value-type="float" office:value="17.78446" calcext:value-type="float">
            <text:p>17.7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.4" calcext:value-type="float">
            <text:p>54.4</text:p>
          </table:table-cell>
          <table:table-cell table:style-name="ce3" table:formula="of:=([.B98]-32)/1.8" office:value-type="float" office:value="12.4444444444444" calcext:value-type="float">
            <text:p>12.44</text:p>
          </table:table-cell>
          <table:table-cell table:style-name="ce3" office:value-type="float" office:value="17.7908567288477" calcext:value-type="float">
            <text:p>17.79</text:p>
          </table:table-cell>
          <table:table-cell table:style-name="ce3" table:formula="of:=17.167564 + 0.006426*[.A98]" office:value-type="float" office:value="17.790886" calcext:value-type="float">
            <text:p>17.7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.6" calcext:value-type="float">
            <text:p>55.6</text:p>
          </table:table-cell>
          <table:table-cell table:style-name="ce3" table:formula="of:=([.B99]-32)/1.8" office:value-type="float" office:value="13.1111111111111" calcext:value-type="float">
            <text:p>13.11</text:p>
          </table:table-cell>
          <table:table-cell table:style-name="ce3" office:value-type="float" office:value="17.7972824256025" calcext:value-type="float">
            <text:p>17.80</text:p>
          </table:table-cell>
          <table:table-cell table:style-name="ce3" table:formula="of:=17.167564 + 0.006426*[.A99]" office:value-type="float" office:value="17.797312" calcext:value-type="float">
            <text:p>17.8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.9" calcext:value-type="float">
            <text:p>58.9</text:p>
          </table:table-cell>
          <table:table-cell table:style-name="ce3" table:formula="of:=([.B100]-32)/1.8" office:value-type="float" office:value="14.9444444444444" calcext:value-type="float">
            <text:p>14.94</text:p>
          </table:table-cell>
          <table:table-cell table:style-name="ce3" office:value-type="float" office:value="17.8037081223574" calcext:value-type="float">
            <text:p>17.80</text:p>
          </table:table-cell>
          <table:table-cell table:style-name="ce3" table:formula="of:=17.167564 + 0.006426*[.A100]" office:value-type="float" office:value="17.803738" calcext:value-type="float">
            <text:p>17.8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table:style-name="ce3" table:formula="of:=([.B101]-32)/1.8" office:value-type="float" office:value="16.5555555555556" calcext:value-type="float">
            <text:p>16.56</text:p>
          </table:table-cell>
          <table:table-cell table:style-name="ce3" office:value-type="float" office:value="17.8101338191122" calcext:value-type="float">
            <text:p>17.81</text:p>
          </table:table-cell>
          <table:table-cell table:style-name="ce3" table:formula="of:=17.167564 + 0.006426*[.A101]" office:value-type="float" office:value="17.810164" calcext:value-type="float">
            <text:p>17.8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.8" calcext:value-type="float">
            <text:p>63.8</text:p>
          </table:table-cell>
          <table:table-cell table:style-name="ce3" table:formula="of:=([.B102]-32)/1.8" office:value-type="float" office:value="17.6666666666667" calcext:value-type="float">
            <text:p>17.67</text:p>
          </table:table-cell>
          <table:table-cell table:style-name="ce3" office:value-type="float" office:value="17.816559515867" calcext:value-type="float">
            <text:p>17.82</text:p>
          </table:table-cell>
          <table:table-cell table:style-name="ce3" table:formula="of:=17.167564 + 0.006426*[.A102]" office:value-type="float" office:value="17.81659" calcext:value-type="float">
            <text:p>17.8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.3" calcext:value-type="float">
            <text:p>68.3</text:p>
          </table:table-cell>
          <table:table-cell table:style-name="ce3" table:formula="of:=([.B103]-32)/1.8" office:value-type="float" office:value="20.1666666666667" calcext:value-type="float">
            <text:p>20.17</text:p>
          </table:table-cell>
          <table:table-cell table:style-name="ce3" office:value-type="float" office:value="17.8229852126218" calcext:value-type="float">
            <text:p>17.82</text:p>
          </table:table-cell>
          <table:table-cell table:style-name="ce3" table:formula="of:=17.167564 + 0.006426*[.A103]" office:value-type="float" office:value="17.823016" calcext:value-type="float">
            <text:p>17.8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.5" calcext:value-type="float">
            <text:p>69.5</text:p>
          </table:table-cell>
          <table:table-cell table:style-name="ce3" table:formula="of:=([.B104]-32)/1.8" office:value-type="float" office:value="20.8333333333333" calcext:value-type="float">
            <text:p>20.83</text:p>
          </table:table-cell>
          <table:table-cell table:style-name="ce3" office:value-type="float" office:value="17.8294109093766" calcext:value-type="float">
            <text:p>17.83</text:p>
          </table:table-cell>
          <table:table-cell table:style-name="ce3" table:formula="of:=17.167564 + 0.006426*[.A104]" office:value-type="float" office:value="17.829442" calcext:value-type="float">
            <text:p>17.8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.6" calcext:value-type="float">
            <text:p>72.6</text:p>
          </table:table-cell>
          <table:table-cell table:style-name="ce3" table:formula="of:=([.B105]-32)/1.8" office:value-type="float" office:value="22.5555555555556" calcext:value-type="float">
            <text:p>22.56</text:p>
          </table:table-cell>
          <table:table-cell table:style-name="ce3" office:value-type="float" office:value="17.8358366061314" calcext:value-type="float">
            <text:p>17.84</text:p>
          </table:table-cell>
          <table:table-cell table:style-name="ce3" table:formula="of:=17.167564 + 0.006426*[.A105]" office:value-type="float" office:value="17.835868" calcext:value-type="float">
            <text:p>17.8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.2" calcext:value-type="float">
            <text:p>71.2</text:p>
          </table:table-cell>
          <table:table-cell table:style-name="ce3" table:formula="of:=([.B106]-32)/1.8" office:value-type="float" office:value="21.7777777777778" calcext:value-type="float">
            <text:p>21.78</text:p>
          </table:table-cell>
          <table:table-cell table:style-name="ce3" office:value-type="float" office:value="17.8422623028862" calcext:value-type="float">
            <text:p>17.84</text:p>
          </table:table-cell>
          <table:table-cell table:style-name="ce3" table:formula="of:=17.167564 + 0.006426*[.A106]" office:value-type="float" office:value="17.842294" calcext:value-type="float">
            <text:p>17.8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9.6" calcext:value-type="float">
            <text:p>69.6</text:p>
          </table:table-cell>
          <table:table-cell table:style-name="ce3" table:formula="of:=([.B107]-32)/1.8" office:value-type="float" office:value="20.8888888888889" calcext:value-type="float">
            <text:p>20.89</text:p>
          </table:table-cell>
          <table:table-cell table:style-name="ce3" office:value-type="float" office:value="17.848687999641" calcext:value-type="float">
            <text:p>17.85</text:p>
          </table:table-cell>
          <table:table-cell table:style-name="ce3" table:formula="of:=17.167564 + 0.006426*[.A107]" office:value-type="float" office:value="17.84872" calcext:value-type="float">
            <text:p>17.8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6.2" calcext:value-type="float">
            <text:p>66.2</text:p>
          </table:table-cell>
          <table:table-cell table:style-name="ce3" table:formula="of:=([.B108]-32)/1.8" office:value-type="float" office:value="19" calcext:value-type="float">
            <text:p>19.00</text:p>
          </table:table-cell>
          <table:table-cell table:style-name="ce3" office:value-type="float" office:value="17.8551136963959" calcext:value-type="float">
            <text:p>17.86</text:p>
          </table:table-cell>
          <table:table-cell table:style-name="ce3" table:formula="of:=17.167564 + 0.006426*[.A108]" office:value-type="float" office:value="17.855146" calcext:value-type="float">
            <text:p>17.86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.2" calcext:value-type="float">
            <text:p>56.2</text:p>
          </table:table-cell>
          <table:table-cell table:style-name="ce3" table:formula="of:=([.B109]-32)/1.8" office:value-type="float" office:value="13.4444444444444" calcext:value-type="float">
            <text:p>13.44</text:p>
          </table:table-cell>
          <table:table-cell table:style-name="ce3" office:value-type="float" office:value="17.8615393931507" calcext:value-type="float">
            <text:p>17.86</text:p>
          </table:table-cell>
          <table:table-cell table:style-name="ce3" table:formula="of:=17.167564 + 0.006426*[.A109]" office:value-type="float" office:value="17.861572" calcext:value-type="float">
            <text:p>17.8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table:style-name="ce3" table:formula="of:=([.B110]-32)/1.8" office:value-type="float" office:value="16.1111111111111" calcext:value-type="float">
            <text:p>16.11</text:p>
          </table:table-cell>
          <table:table-cell table:style-name="ce3" office:value-type="float" office:value="17.8679650899055" calcext:value-type="float">
            <text:p>17.87</text:p>
          </table:table-cell>
          <table:table-cell table:style-name="ce3" table:formula="of:=17.167564 + 0.006426*[.A110]" office:value-type="float" office:value="17.867998" calcext:value-type="float">
            <text:p>17.8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.8" calcext:value-type="float">
            <text:p>57.8</text:p>
          </table:table-cell>
          <table:table-cell table:style-name="ce3" table:formula="of:=([.B111]-32)/1.8" office:value-type="float" office:value="14.3333333333333" calcext:value-type="float">
            <text:p>14.33</text:p>
          </table:table-cell>
          <table:table-cell table:style-name="ce3" office:value-type="float" office:value="17.8743907866603" calcext:value-type="float">
            <text:p>17.87</text:p>
          </table:table-cell>
          <table:table-cell table:style-name="ce3" table:formula="of:=17.167564 + 0.006426*[.A111]" office:value-type="float" office:value="17.874424" calcext:value-type="float">
            <text:p>17.87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8.1" calcext:value-type="float">
            <text:p>58.1</text:p>
          </table:table-cell>
          <table:table-cell table:style-name="ce3" table:formula="of:=([.B112]-32)/1.8" office:value-type="float" office:value="14.5" calcext:value-type="float">
            <text:p>14.50</text:p>
          </table:table-cell>
          <table:table-cell table:style-name="ce3" office:value-type="float" office:value="17.8808164834151" calcext:value-type="float">
            <text:p>17.88</text:p>
          </table:table-cell>
          <table:table-cell table:style-name="ce3" table:formula="of:=17.167564 + 0.006426*[.A112]" office:value-type="float" office:value="17.88085" calcext:value-type="float">
            <text:p>17.8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.8" calcext:value-type="float">
            <text:p>62.8</text:p>
          </table:table-cell>
          <table:table-cell table:style-name="ce3" table:formula="of:=([.B113]-32)/1.8" office:value-type="float" office:value="17.1111111111111" calcext:value-type="float">
            <text:p>17.11</text:p>
          </table:table-cell>
          <table:table-cell table:style-name="ce3" office:value-type="float" office:value="17.8872421801699" calcext:value-type="float">
            <text:p>17.89</text:p>
          </table:table-cell>
          <table:table-cell table:style-name="ce3" table:formula="of:=17.167564 + 0.006426*[.A113]" office:value-type="float" office:value="17.887276" calcext:value-type="float">
            <text:p>17.8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4.7" calcext:value-type="float">
            <text:p>64.7</text:p>
          </table:table-cell>
          <table:table-cell table:style-name="ce3" table:formula="of:=([.B114]-32)/1.8" office:value-type="float" office:value="18.1666666666667" calcext:value-type="float">
            <text:p>18.17</text:p>
          </table:table-cell>
          <table:table-cell table:style-name="ce3" office:value-type="float" office:value="17.8936678769247" calcext:value-type="float">
            <text:p>17.89</text:p>
          </table:table-cell>
          <table:table-cell table:style-name="ce3" table:formula="of:=17.167564 + 0.006426*[.A114]" office:value-type="float" office:value="17.893702" calcext:value-type="float">
            <text:p>17.8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.1" calcext:value-type="float">
            <text:p>66.1</text:p>
          </table:table-cell>
          <table:table-cell table:style-name="ce3" table:formula="of:=([.B115]-32)/1.8" office:value-type="float" office:value="18.9444444444444" calcext:value-type="float">
            <text:p>18.94</text:p>
          </table:table-cell>
          <table:table-cell table:style-name="ce3" office:value-type="float" office:value="17.9000935736795" calcext:value-type="float">
            <text:p>17.90</text:p>
          </table:table-cell>
          <table:table-cell table:style-name="ce3" table:formula="of:=17.167564 + 0.006426*[.A115]" office:value-type="float" office:value="17.900128" calcext:value-type="float">
            <text:p>17.9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1.5" calcext:value-type="float">
            <text:p>71.5</text:p>
          </table:table-cell>
          <table:table-cell table:style-name="ce3" table:formula="of:=([.B116]-32)/1.8" office:value-type="float" office:value="21.9444444444444" calcext:value-type="float">
            <text:p>21.94</text:p>
          </table:table-cell>
          <table:table-cell table:style-name="ce3" office:value-type="float" office:value="17.9065192704344" calcext:value-type="float">
            <text:p>17.91</text:p>
          </table:table-cell>
          <table:table-cell table:style-name="ce3" table:formula="of:=17.167564 + 0.006426*[.A116]" office:value-type="float" office:value="17.906554" calcext:value-type="float">
            <text:p>17.9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.6" calcext:value-type="float">
            <text:p>72.6</text:p>
          </table:table-cell>
          <table:table-cell table:style-name="ce3" table:formula="of:=([.B117]-32)/1.8" office:value-type="float" office:value="22.5555555555556" calcext:value-type="float">
            <text:p>22.56</text:p>
          </table:table-cell>
          <table:table-cell table:style-name="ce3" office:value-type="float" office:value="17.9129449671892" calcext:value-type="float">
            <text:p>17.91</text:p>
          </table:table-cell>
          <table:table-cell table:style-name="ce3" table:formula="of:=17.167564 + 0.006426*[.A117]" office:value-type="float" office:value="17.91298" calcext:value-type="float">
            <text:p>17.9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table:style-name="ce3" table:formula="of:=([.B118]-32)/1.8" office:value-type="float" office:value="22.7777777777778" calcext:value-type="float">
            <text:p>22.78</text:p>
          </table:table-cell>
          <table:table-cell table:style-name="ce3" office:value-type="float" office:value="17.919370663944" calcext:value-type="float">
            <text:p>17.92</text:p>
          </table:table-cell>
          <table:table-cell table:style-name="ce3" table:formula="of:=17.167564 + 0.006426*[.A118]" office:value-type="float" office:value="17.919406" calcext:value-type="float">
            <text:p>17.9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.4" calcext:value-type="float">
            <text:p>66.4</text:p>
          </table:table-cell>
          <table:table-cell table:style-name="ce3" table:formula="of:=([.B119]-32)/1.8" office:value-type="float" office:value="19.1111111111111" calcext:value-type="float">
            <text:p>19.11</text:p>
          </table:table-cell>
          <table:table-cell table:style-name="ce3" office:value-type="float" office:value="17.9257963606988" calcext:value-type="float">
            <text:p>17.93</text:p>
          </table:table-cell>
          <table:table-cell table:style-name="ce3" table:formula="of:=17.167564 + 0.006426*[.A119]" office:value-type="float" office:value="17.925832" calcext:value-type="float">
            <text:p>17.9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2.2" calcext:value-type="float">
            <text:p>62.2</text:p>
          </table:table-cell>
          <table:table-cell table:style-name="ce3" table:formula="of:=([.B120]-32)/1.8" office:value-type="float" office:value="16.7777777777778" calcext:value-type="float">
            <text:p>16.78</text:p>
          </table:table-cell>
          <table:table-cell table:style-name="ce3" office:value-type="float" office:value="17.9322220574536" calcext:value-type="float">
            <text:p>17.93</text:p>
          </table:table-cell>
          <table:table-cell table:style-name="ce3" table:formula="of:=17.167564 + 0.006426*[.A120]" office:value-type="float" office:value="17.932258" calcext:value-type="float">
            <text:p>17.9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.2" calcext:value-type="float">
            <text:p>57.2</text:p>
          </table:table-cell>
          <table:table-cell table:style-name="ce3" table:formula="of:=([.B121]-32)/1.8" office:value-type="float" office:value="14" calcext:value-type="float">
            <text:p>14.00</text:p>
          </table:table-cell>
          <table:table-cell table:style-name="ce3" office:value-type="float" office:value="17.9386477542084" calcext:value-type="float">
            <text:p>17.94</text:p>
          </table:table-cell>
          <table:table-cell table:style-name="ce3" table:formula="of:=17.167564 + 0.006426*[.A121]" office:value-type="float" office:value="17.938684" calcext:value-type="float">
            <text:p>17.9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.4" calcext:value-type="float">
            <text:p>58.4</text:p>
          </table:table-cell>
          <table:table-cell table:style-name="ce3" table:formula="of:=([.B122]-32)/1.8" office:value-type="float" office:value="14.6666666666667" calcext:value-type="float">
            <text:p>14.67</text:p>
          </table:table-cell>
          <table:table-cell table:style-name="ce3" office:value-type="float" office:value="17.9450734509632" calcext:value-type="float">
            <text:p>17.95</text:p>
          </table:table-cell>
          <table:table-cell table:style-name="ce3" table:formula="of:=17.167564 + 0.006426*[.A122]" office:value-type="float" office:value="17.94511" calcext:value-type="float">
            <text:p>17.9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.3" calcext:value-type="float">
            <text:p>58.3</text:p>
          </table:table-cell>
          <table:table-cell table:style-name="ce3" table:formula="of:=([.B123]-32)/1.8" office:value-type="float" office:value="14.6111111111111" calcext:value-type="float">
            <text:p>14.61</text:p>
          </table:table-cell>
          <table:table-cell table:style-name="ce3" office:value-type="float" office:value="17.951499147718" calcext:value-type="float">
            <text:p>17.95</text:p>
          </table:table-cell>
          <table:table-cell table:style-name="ce3" table:formula="of:=17.167564 + 0.006426*[.A123]" office:value-type="float" office:value="17.951536" calcext:value-type="float">
            <text:p>17.95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.2" calcext:value-type="float">
            <text:p>59.2</text:p>
          </table:table-cell>
          <table:table-cell table:style-name="ce3" table:formula="of:=([.B124]-32)/1.8" office:value-type="float" office:value="15.1111111111111" calcext:value-type="float">
            <text:p>15.11</text:p>
          </table:table-cell>
          <table:table-cell table:style-name="ce3" office:value-type="float" office:value="17.9579248444729" calcext:value-type="float">
            <text:p>17.96</text:p>
          </table:table-cell>
          <table:table-cell table:style-name="ce3" table:formula="of:=17.167564 + 0.006426*[.A124]" office:value-type="float" office:value="17.957962" calcext:value-type="float">
            <text:p>17.9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.7" calcext:value-type="float">
            <text:p>60.7</text:p>
          </table:table-cell>
          <table:table-cell table:style-name="ce3" table:formula="of:=([.B125]-32)/1.8" office:value-type="float" office:value="15.9444444444444" calcext:value-type="float">
            <text:p>15.94</text:p>
          </table:table-cell>
          <table:table-cell table:style-name="ce3" office:value-type="float" office:value="17.9643505412277" calcext:value-type="float">
            <text:p>17.96</text:p>
          </table:table-cell>
          <table:table-cell table:style-name="ce3" table:formula="of:=17.167564 + 0.006426*[.A125]" office:value-type="float" office:value="17.964388" calcext:value-type="float">
            <text:p>17.96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table:style-name="ce3" table:formula="of:=([.B126]-32)/1.8" office:value-type="float" office:value="16.6666666666667" calcext:value-type="float">
            <text:p>16.67</text:p>
          </table:table-cell>
          <table:table-cell table:style-name="ce3" office:value-type="float" office:value="17.9707762379825" calcext:value-type="float">
            <text:p>17.97</text:p>
          </table:table-cell>
          <table:table-cell table:style-name="ce3" table:formula="of:=17.167564 + 0.006426*[.A126]" office:value-type="float" office:value="17.970814" calcext:value-type="float">
            <text:p>17.9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.8" calcext:value-type="float">
            <text:p>63.8</text:p>
          </table:table-cell>
          <table:table-cell table:style-name="ce3" table:formula="of:=([.B127]-32)/1.8" office:value-type="float" office:value="17.6666666666667" calcext:value-type="float">
            <text:p>17.67</text:p>
          </table:table-cell>
          <table:table-cell table:style-name="ce3" office:value-type="float" office:value="17.9772019347373" calcext:value-type="float">
            <text:p>17.98</text:p>
          </table:table-cell>
          <table:table-cell table:style-name="ce3" table:formula="of:=17.167564 + 0.006426*[.A127]" office:value-type="float" office:value="17.97724" calcext:value-type="float">
            <text:p>17.9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6.9" calcext:value-type="float">
            <text:p>66.9</text:p>
          </table:table-cell>
          <table:table-cell table:style-name="ce3" table:formula="of:=([.B128]-32)/1.8" office:value-type="float" office:value="19.3888888888889" calcext:value-type="float">
            <text:p>19.39</text:p>
          </table:table-cell>
          <table:table-cell table:style-name="ce3" office:value-type="float" office:value="17.9836276314921" calcext:value-type="float">
            <text:p>17.98</text:p>
          </table:table-cell>
          <table:table-cell table:style-name="ce3" table:formula="of:=17.167564 + 0.006426*[.A128]" office:value-type="float" office:value="17.983666" calcext:value-type="float">
            <text:p>17.9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8.4" calcext:value-type="float">
            <text:p>68.4</text:p>
          </table:table-cell>
          <table:table-cell table:style-name="ce3" table:formula="of:=([.B129]-32)/1.8" office:value-type="float" office:value="20.2222222222222" calcext:value-type="float">
            <text:p>20.22</text:p>
          </table:table-cell>
          <table:table-cell table:style-name="ce3" office:value-type="float" office:value="17.9900533282469" calcext:value-type="float">
            <text:p>17.99</text:p>
          </table:table-cell>
          <table:table-cell table:style-name="ce3" table:formula="of:=17.167564 + 0.006426*[.A129]" office:value-type="float" office:value="17.990092" calcext:value-type="float">
            <text:p>17.9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.6" calcext:value-type="float">
            <text:p>68.6</text:p>
          </table:table-cell>
          <table:table-cell table:style-name="ce3" table:formula="of:=([.B130]-32)/1.8" office:value-type="float" office:value="20.3333333333333" calcext:value-type="float">
            <text:p>20.33</text:p>
          </table:table-cell>
          <table:table-cell table:style-name="ce3" office:value-type="float" office:value="17.9964790250017" calcext:value-type="float">
            <text:p>18.00</text:p>
          </table:table-cell>
          <table:table-cell table:style-name="ce3" table:formula="of:=17.167564 + 0.006426*[.A130]" office:value-type="float" office:value="17.996518" calcext:value-type="float">
            <text:p>18.0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7.9" calcext:value-type="float">
            <text:p>67.9</text:p>
          </table:table-cell>
          <table:table-cell table:style-name="ce3" table:formula="of:=([.B131]-32)/1.8" office:value-type="float" office:value="19.9444444444444" calcext:value-type="float">
            <text:p>19.94</text:p>
          </table:table-cell>
          <table:table-cell table:style-name="ce3" office:value-type="float" office:value="18.0029047217565" calcext:value-type="float">
            <text:p>18.00</text:p>
          </table:table-cell>
          <table:table-cell table:style-name="ce3" table:formula="of:=17.167564 + 0.006426*[.A131]" office:value-type="float" office:value="18.002944" calcext:value-type="float">
            <text:p>18.00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2.3" calcext:value-type="float">
            <text:p>62.3</text:p>
          </table:table-cell>
          <table:table-cell table:style-name="ce3" table:formula="of:=([.B132]-32)/1.8" office:value-type="float" office:value="16.8333333333333" calcext:value-type="float">
            <text:p>16.83</text:p>
          </table:table-cell>
          <table:table-cell table:style-name="ce3" office:value-type="float" office:value="18.0093304185113" calcext:value-type="float">
            <text:p>18.01</text:p>
          </table:table-cell>
          <table:table-cell table:style-name="ce3" table:formula="of:=17.167564 + 0.006426*[.A132]" office:value-type="float" office:value="18.00937" calcext:value-type="float">
            <text:p>18.0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.8" calcext:value-type="float">
            <text:p>58.8</text:p>
          </table:table-cell>
          <table:table-cell table:style-name="ce3" table:formula="of:=([.B133]-32)/1.8" office:value-type="float" office:value="14.8888888888889" calcext:value-type="float">
            <text:p>14.89</text:p>
          </table:table-cell>
          <table:table-cell table:style-name="ce3" office:value-type="float" office:value="18.0157561152662" calcext:value-type="float">
            <text:p>18.02</text:p>
          </table:table-cell>
          <table:table-cell table:style-name="ce3" table:formula="of:=17.167564 + 0.006426*[.A133]" office:value-type="float" office:value="18.015796" calcext:value-type="float">
            <text:p>18.0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.2" calcext:value-type="float">
            <text:p>60.2</text:p>
          </table:table-cell>
          <table:table-cell table:style-name="ce3" table:formula="of:=([.B134]-32)/1.8" office:value-type="float" office:value="15.6666666666667" calcext:value-type="float">
            <text:p>15.67</text:p>
          </table:table-cell>
          <table:table-cell table:style-name="ce3" office:value-type="float" office:value="18.022181812021" calcext:value-type="float">
            <text:p>18.02</text:p>
          </table:table-cell>
          <table:table-cell table:style-name="ce3" table:formula="of:=17.167564 + 0.006426*[.A134]" office:value-type="float" office:value="18.022222" calcext:value-type="float">
            <text:p>18.0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7.6" calcext:value-type="float">
            <text:p>57.6</text:p>
          </table:table-cell>
          <table:table-cell table:style-name="ce3" table:formula="of:=([.B135]-32)/1.8" office:value-type="float" office:value="14.2222222222222" calcext:value-type="float">
            <text:p>14.22</text:p>
          </table:table-cell>
          <table:table-cell table:style-name="ce3" office:value-type="float" office:value="18.0286075087758" calcext:value-type="float">
            <text:p>18.03</text:p>
          </table:table-cell>
          <table:table-cell table:style-name="ce3" table:formula="of:=17.167564 + 0.006426*[.A135]" office:value-type="float" office:value="18.028648" calcext:value-type="float">
            <text:p>18.0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.9" calcext:value-type="float">
            <text:p>60.9</text:p>
          </table:table-cell>
          <table:table-cell table:style-name="ce3" table:formula="of:=([.B136]-32)/1.8" office:value-type="float" office:value="16.0555555555556" calcext:value-type="float">
            <text:p>16.06</text:p>
          </table:table-cell>
          <table:table-cell table:style-name="ce3" office:value-type="float" office:value="18.0350332055306" calcext:value-type="float">
            <text:p>18.04</text:p>
          </table:table-cell>
          <table:table-cell table:style-name="ce3" table:formula="of:=17.167564 + 0.006426*[.A136]" office:value-type="float" office:value="18.035074" calcext:value-type="float">
            <text:p>18.04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3.6" calcext:value-type="float">
            <text:p>63.6</text:p>
          </table:table-cell>
          <table:table-cell table:style-name="ce3" table:formula="of:=([.B137]-32)/1.8" office:value-type="float" office:value="17.5555555555556" calcext:value-type="float">
            <text:p>17.56</text:p>
          </table:table-cell>
          <table:table-cell table:style-name="ce3" office:value-type="float" office:value="18.0414589022854" calcext:value-type="float">
            <text:p>18.04</text:p>
          </table:table-cell>
          <table:table-cell table:style-name="ce3" table:formula="of:=17.167564 + 0.006426*[.A137]" office:value-type="float" office:value="18.0415" calcext:value-type="float">
            <text:p>18.0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4.7" calcext:value-type="float">
            <text:p>64.7</text:p>
          </table:table-cell>
          <table:table-cell table:style-name="ce3" table:formula="of:=([.B138]-32)/1.8" office:value-type="float" office:value="18.1666666666667" calcext:value-type="float">
            <text:p>18.17</text:p>
          </table:table-cell>
          <table:table-cell table:style-name="ce3" office:value-type="float" office:value="18.0478845990402" calcext:value-type="float">
            <text:p>18.05</text:p>
          </table:table-cell>
          <table:table-cell table:style-name="ce3" table:formula="of:=17.167564 + 0.006426*[.A138]" office:value-type="float" office:value="18.047926" calcext:value-type="float">
            <text:p>18.0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.4" calcext:value-type="float">
            <text:p>65.4</text:p>
          </table:table-cell>
          <table:table-cell table:style-name="ce3" table:formula="of:=([.B139]-32)/1.8" office:value-type="float" office:value="18.5555555555556" calcext:value-type="float">
            <text:p>18.56</text:p>
          </table:table-cell>
          <table:table-cell table:style-name="ce3" office:value-type="float" office:value="18.054310295795" calcext:value-type="float">
            <text:p>18.05</text:p>
          </table:table-cell>
          <table:table-cell table:style-name="ce3" table:formula="of:=17.167564 + 0.006426*[.A139]" office:value-type="float" office:value="18.054352" calcext:value-type="float">
            <text:p>18.0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table:style-name="ce3" table:formula="of:=([.B140]-32)/1.8" office:value-type="float" office:value="21.1111111111111" calcext:value-type="float">
            <text:p>21.11</text:p>
          </table:table-cell>
          <table:table-cell table:style-name="ce3" office:value-type="float" office:value="18.0607359925498" calcext:value-type="float">
            <text:p>18.06</text:p>
          </table:table-cell>
          <table:table-cell table:style-name="ce3" table:formula="of:=17.167564 + 0.006426*[.A140]" office:value-type="float" office:value="18.060778" calcext:value-type="float">
            <text:p>18.0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.1" calcext:value-type="float">
            <text:p>69.1</text:p>
          </table:table-cell>
          <table:table-cell table:style-name="ce3" table:formula="of:=([.B141]-32)/1.8" office:value-type="float" office:value="20.6111111111111" calcext:value-type="float">
            <text:p>20.61</text:p>
          </table:table-cell>
          <table:table-cell table:style-name="ce3" office:value-type="float" office:value="18.0671616893047" calcext:value-type="float">
            <text:p>18.07</text:p>
          </table:table-cell>
          <table:table-cell table:style-name="ce3" table:formula="of:=17.167564 + 0.006426*[.A141]" office:value-type="float" office:value="18.067204" calcext:value-type="float">
            <text:p>18.0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8.8" calcext:value-type="float">
            <text:p>68.8</text:p>
          </table:table-cell>
          <table:table-cell table:style-name="ce3" table:formula="of:=([.B142]-32)/1.8" office:value-type="float" office:value="20.4444444444444" calcext:value-type="float">
            <text:p>20.44</text:p>
          </table:table-cell>
          <table:table-cell table:style-name="ce3" office:value-type="float" office:value="18.0735873860595" calcext:value-type="float">
            <text:p>18.07</text:p>
          </table:table-cell>
          <table:table-cell table:style-name="ce3" table:formula="of:=17.167564 + 0.006426*[.A142]" office:value-type="float" office:value="18.07363" calcext:value-type="float">
            <text:p>18.0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5.6" calcext:value-type="float">
            <text:p>65.6</text:p>
          </table:table-cell>
          <table:table-cell table:style-name="ce3" table:formula="of:=([.B143]-32)/1.8" office:value-type="float" office:value="18.6666666666667" calcext:value-type="float">
            <text:p>18.67</text:p>
          </table:table-cell>
          <table:table-cell table:style-name="ce3" office:value-type="float" office:value="18.0800130828143" calcext:value-type="float">
            <text:p>18.08</text:p>
          </table:table-cell>
          <table:table-cell table:style-name="ce3" table:formula="of:=17.167564 + 0.006426*[.A143]" office:value-type="float" office:value="18.080056" calcext:value-type="float">
            <text:p>18.08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0.2" calcext:value-type="float">
            <text:p>60.2</text:p>
          </table:table-cell>
          <table:table-cell table:style-name="ce3" table:formula="of:=([.B144]-32)/1.8" office:value-type="float" office:value="15.6666666666667" calcext:value-type="float">
            <text:p>15.67</text:p>
          </table:table-cell>
          <table:table-cell table:style-name="ce3" office:value-type="float" office:value="18.0864387795691" calcext:value-type="float">
            <text:p>18.09</text:p>
          </table:table-cell>
          <table:table-cell table:style-name="ce3" table:formula="of:=17.167564 + 0.006426*[.A144]" office:value-type="float" office:value="18.086482" calcext:value-type="float">
            <text:p>18.09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.5" calcext:value-type="float">
            <text:p>55.5</text:p>
          </table:table-cell>
          <table:table-cell table:style-name="ce3" table:formula="of:=([.B145]-32)/1.8" office:value-type="float" office:value="13.0555555555556" calcext:value-type="float">
            <text:p>13.06</text:p>
          </table:table-cell>
          <table:table-cell table:style-name="ce3" office:value-type="float" office:value="18.0928644763239" calcext:value-type="float">
            <text:p>18.09</text:p>
          </table:table-cell>
          <table:table-cell table:style-name="ce3" table:formula="of:=17.167564 + 0.006426*[.A145]" office:value-type="float" office:value="18.092908" calcext:value-type="float">
            <text:p>18.0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.2" calcext:value-type="float">
            <text:p>58.2</text:p>
          </table:table-cell>
          <table:table-cell table:style-name="ce3" table:formula="of:=([.B146]-32)/1.8" office:value-type="float" office:value="14.5555555555556" calcext:value-type="float">
            <text:p>14.56</text:p>
          </table:table-cell>
          <table:table-cell table:style-name="ce3" office:value-type="float" office:value="18.0992901730787" calcext:value-type="float">
            <text:p>18.10</text:p>
          </table:table-cell>
          <table:table-cell table:style-name="ce3" table:formula="of:=17.167564 + 0.006426*[.A146]" office:value-type="float" office:value="18.099334" calcext:value-type="float">
            <text:p>18.1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.9" calcext:value-type="float">
            <text:p>57.9</text:p>
          </table:table-cell>
          <table:table-cell table:style-name="ce3" table:formula="of:=([.B147]-32)/1.8" office:value-type="float" office:value="14.3888888888889" calcext:value-type="float">
            <text:p>14.39</text:p>
          </table:table-cell>
          <table:table-cell table:style-name="ce3" office:value-type="float" office:value="18.1057158698335" calcext:value-type="float">
            <text:p>18.11</text:p>
          </table:table-cell>
          <table:table-cell table:style-name="ce3" table:formula="of:=17.167564 + 0.006426*[.A147]" office:value-type="float" office:value="18.10576" calcext:value-type="float">
            <text:p>18.1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8.2" calcext:value-type="float">
            <text:p>58.2</text:p>
          </table:table-cell>
          <table:table-cell table:style-name="ce3" table:formula="of:=([.B148]-32)/1.8" office:value-type="float" office:value="14.5555555555556" calcext:value-type="float">
            <text:p>14.56</text:p>
          </table:table-cell>
          <table:table-cell table:style-name="ce3" office:value-type="float" office:value="18.1121415665883" calcext:value-type="float">
            <text:p>18.11</text:p>
          </table:table-cell>
          <table:table-cell table:style-name="ce3" table:formula="of:=17.167564 + 0.006426*[.A148]" office:value-type="float" office:value="18.112186" calcext:value-type="float">
            <text:p>18.1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1.1" calcext:value-type="float">
            <text:p>61.1</text:p>
          </table:table-cell>
          <table:table-cell table:style-name="ce3" table:formula="of:=([.B149]-32)/1.8" office:value-type="float" office:value="16.1666666666667" calcext:value-type="float">
            <text:p>16.17</text:p>
          </table:table-cell>
          <table:table-cell table:style-name="ce3" office:value-type="float" office:value="18.1185672633432" calcext:value-type="float">
            <text:p>18.12</text:p>
          </table:table-cell>
          <table:table-cell table:style-name="ce3" table:formula="of:=17.167564 + 0.006426*[.A149]" office:value-type="float" office:value="18.118612" calcext:value-type="float">
            <text:p>18.1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.8" calcext:value-type="float">
            <text:p>63.8</text:p>
          </table:table-cell>
          <table:table-cell table:style-name="ce3" table:formula="of:=([.B150]-32)/1.8" office:value-type="float" office:value="17.6666666666667" calcext:value-type="float">
            <text:p>17.67</text:p>
          </table:table-cell>
          <table:table-cell table:style-name="ce3" office:value-type="float" office:value="18.124992960098" calcext:value-type="float">
            <text:p>18.12</text:p>
          </table:table-cell>
          <table:table-cell table:style-name="ce3" table:formula="of:=17.167564 + 0.006426*[.A150]" office:value-type="float" office:value="18.125038" calcext:value-type="float">
            <text:p>18.1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.1" calcext:value-type="float">
            <text:p>65.1</text:p>
          </table:table-cell>
          <table:table-cell table:style-name="ce3" table:formula="of:=([.B151]-32)/1.8" office:value-type="float" office:value="18.3888888888889" calcext:value-type="float">
            <text:p>18.39</text:p>
          </table:table-cell>
          <table:table-cell table:style-name="ce3" office:value-type="float" office:value="18.1314186568528" calcext:value-type="float">
            <text:p>18.13</text:p>
          </table:table-cell>
          <table:table-cell table:style-name="ce3" table:formula="of:=17.167564 + 0.006426*[.A151]" office:value-type="float" office:value="18.131464" calcext:value-type="float">
            <text:p>18.1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.7" calcext:value-type="float">
            <text:p>68.7</text:p>
          </table:table-cell>
          <table:table-cell table:style-name="ce3" table:formula="of:=([.B152]-32)/1.8" office:value-type="float" office:value="20.3888888888889" calcext:value-type="float">
            <text:p>20.39</text:p>
          </table:table-cell>
          <table:table-cell table:style-name="ce3" office:value-type="float" office:value="18.1378443536076" calcext:value-type="float">
            <text:p>18.14</text:p>
          </table:table-cell>
          <table:table-cell table:style-name="ce3" table:formula="of:=17.167564 + 0.006426*[.A152]" office:value-type="float" office:value="18.13789" calcext:value-type="float">
            <text:p>18.1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.7" calcext:value-type="float">
            <text:p>73.7</text:p>
          </table:table-cell>
          <table:table-cell table:style-name="ce3" table:formula="of:=([.B153]-32)/1.8" office:value-type="float" office:value="23.1666666666667" calcext:value-type="float">
            <text:p>23.17</text:p>
          </table:table-cell>
          <table:table-cell table:style-name="ce3" office:value-type="float" office:value="18.1442700503624" calcext:value-type="float">
            <text:p>18.14</text:p>
          </table:table-cell>
          <table:table-cell table:style-name="ce3" table:formula="of:=17.167564 + 0.006426*[.A153]" office:value-type="float" office:value="18.144316" calcext:value-type="float">
            <text:p>18.1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4.8" calcext:value-type="float">
            <text:p>74.8</text:p>
          </table:table-cell>
          <table:table-cell table:style-name="ce3" table:formula="of:=([.B154]-32)/1.8" office:value-type="float" office:value="23.7777777777778" calcext:value-type="float">
            <text:p>23.78</text:p>
          </table:table-cell>
          <table:table-cell table:style-name="ce3" office:value-type="float" office:value="18.1506957471172" calcext:value-type="float">
            <text:p>18.15</text:p>
          </table:table-cell>
          <table:table-cell table:style-name="ce3" table:formula="of:=17.167564 + 0.006426*[.A154]" office:value-type="float" office:value="18.150742" calcext:value-type="float">
            <text:p>18.1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.1" calcext:value-type="float">
            <text:p>69.1</text:p>
          </table:table-cell>
          <table:table-cell table:style-name="ce3" table:formula="of:=([.B155]-32)/1.8" office:value-type="float" office:value="20.6111111111111" calcext:value-type="float">
            <text:p>20.61</text:p>
          </table:table-cell>
          <table:table-cell table:style-name="ce3" office:value-type="float" office:value="18.157121443872" calcext:value-type="float">
            <text:p>18.16</text:p>
          </table:table-cell>
          <table:table-cell table:style-name="ce3" table:formula="of:=17.167564 + 0.006426*[.A155]" office:value-type="float" office:value="18.157168" calcext:value-type="float">
            <text:p>18.1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.2" calcext:value-type="float">
            <text:p>62.2</text:p>
          </table:table-cell>
          <table:table-cell table:style-name="ce3" table:formula="of:=([.B156]-32)/1.8" office:value-type="float" office:value="16.7777777777778" calcext:value-type="float">
            <text:p>16.78</text:p>
          </table:table-cell>
          <table:table-cell table:style-name="ce3" office:value-type="float" office:value="18.1635471406268" calcext:value-type="float">
            <text:p>18.16</text:p>
          </table:table-cell>
          <table:table-cell table:style-name="ce3" table:formula="of:=17.167564 + 0.006426*[.A156]" office:value-type="float" office:value="18.163594" calcext:value-type="float">
            <text:p>18.1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.4" calcext:value-type="float">
            <text:p>57.4</text:p>
          </table:table-cell>
          <table:table-cell table:style-name="ce3" table:formula="of:=([.B157]-32)/1.8" office:value-type="float" office:value="14.1111111111111" calcext:value-type="float">
            <text:p>14.11</text:p>
          </table:table-cell>
          <table:table-cell table:style-name="ce3" office:value-type="float" office:value="18.1699728373817" calcext:value-type="float">
            <text:p>18.17</text:p>
          </table:table-cell>
          <table:table-cell table:style-name="ce3" table:formula="of:=17.167564 + 0.006426*[.A157]" office:value-type="float" office:value="18.17002" calcext:value-type="float">
            <text:p>18.1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5.8" calcext:value-type="float">
            <text:p>55.8</text:p>
          </table:table-cell>
          <table:table-cell table:style-name="ce3" table:formula="of:=([.B158]-32)/1.8" office:value-type="float" office:value="13.2222222222222" calcext:value-type="float">
            <text:p>13.22</text:p>
          </table:table-cell>
          <table:table-cell table:style-name="ce3" office:value-type="float" office:value="18.1763985341365" calcext:value-type="float">
            <text:p>18.18</text:p>
          </table:table-cell>
          <table:table-cell table:style-name="ce3" table:formula="of:=17.167564 + 0.006426*[.A158]" office:value-type="float" office:value="18.176446" calcext:value-type="float">
            <text:p>18.1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6.3" calcext:value-type="float">
            <text:p>56.3</text:p>
          </table:table-cell>
          <table:table-cell table:style-name="ce3" table:formula="of:=([.B159]-32)/1.8" office:value-type="float" office:value="13.5" calcext:value-type="float">
            <text:p>13.50</text:p>
          </table:table-cell>
          <table:table-cell table:style-name="ce3" office:value-type="float" office:value="18.1828242308913" calcext:value-type="float">
            <text:p>18.18</text:p>
          </table:table-cell>
          <table:table-cell table:style-name="ce3" table:formula="of:=17.167564 + 0.006426*[.A159]" office:value-type="float" office:value="18.182872" calcext:value-type="float">
            <text:p>18.1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.1" calcext:value-type="float">
            <text:p>60.1</text:p>
          </table:table-cell>
          <table:table-cell table:style-name="ce3" table:formula="of:=([.B160]-32)/1.8" office:value-type="float" office:value="15.6111111111111" calcext:value-type="float">
            <text:p>15.61</text:p>
          </table:table-cell>
          <table:table-cell table:style-name="ce3" office:value-type="float" office:value="18.1892499276461" calcext:value-type="float">
            <text:p>18.19</text:p>
          </table:table-cell>
          <table:table-cell table:style-name="ce3" table:formula="of:=17.167564 + 0.006426*[.A160]" office:value-type="float" office:value="18.189298" calcext:value-type="float">
            <text:p>18.1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.8" calcext:value-type="float">
            <text:p>61.8</text:p>
          </table:table-cell>
          <table:table-cell table:style-name="ce3" table:formula="of:=([.B161]-32)/1.8" office:value-type="float" office:value="16.5555555555556" calcext:value-type="float">
            <text:p>16.56</text:p>
          </table:table-cell>
          <table:table-cell table:style-name="ce3" office:value-type="float" office:value="18.1956756244009" calcext:value-type="float">
            <text:p>18.20</text:p>
          </table:table-cell>
          <table:table-cell table:style-name="ce3" table:formula="of:=17.167564 + 0.006426*[.A161]" office:value-type="float" office:value="18.195724" calcext:value-type="float">
            <text:p>18.20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.9" calcext:value-type="float">
            <text:p>65.9</text:p>
          </table:table-cell>
          <table:table-cell table:style-name="ce3" table:formula="of:=([.B162]-32)/1.8" office:value-type="float" office:value="18.8333333333333" calcext:value-type="float">
            <text:p>18.83</text:p>
          </table:table-cell>
          <table:table-cell table:style-name="ce3" office:value-type="float" office:value="18.2021013211557" calcext:value-type="float">
            <text:p>18.20</text:p>
          </table:table-cell>
          <table:table-cell table:style-name="ce3" table:formula="of:=17.167564 + 0.006426*[.A162]" office:value-type="float" office:value="18.20215" calcext:value-type="float">
            <text:p>18.20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6.6" calcext:value-type="float">
            <text:p>66.6</text:p>
          </table:table-cell>
          <table:table-cell table:style-name="ce3" table:formula="of:=([.B163]-32)/1.8" office:value-type="float" office:value="19.2222222222222" calcext:value-type="float">
            <text:p>19.22</text:p>
          </table:table-cell>
          <table:table-cell table:style-name="ce3" office:value-type="float" office:value="18.2085270179105" calcext:value-type="float">
            <text:p>18.21</text:p>
          </table:table-cell>
          <table:table-cell table:style-name="ce3" table:formula="of:=17.167564 + 0.006426*[.A163]" office:value-type="float" office:value="18.208576" calcext:value-type="float">
            <text:p>18.21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0.3" calcext:value-type="float">
            <text:p>70.3</text:p>
          </table:table-cell>
          <table:table-cell table:style-name="ce3" table:formula="of:=([.B164]-32)/1.8" office:value-type="float" office:value="21.2777777777778" calcext:value-type="float">
            <text:p>21.28</text:p>
          </table:table-cell>
          <table:table-cell table:style-name="ce3" office:value-type="float" office:value="18.2149527146653" calcext:value-type="float">
            <text:p>18.21</text:p>
          </table:table-cell>
          <table:table-cell table:style-name="ce3" table:formula="of:=17.167564 + 0.006426*[.A164]" office:value-type="float" office:value="18.215002" calcext:value-type="float">
            <text:p>18.2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0.7" calcext:value-type="float">
            <text:p>70.7</text:p>
          </table:table-cell>
          <table:table-cell table:style-name="ce3" table:formula="of:=([.B165]-32)/1.8" office:value-type="float" office:value="21.5" calcext:value-type="float">
            <text:p>21.50</text:p>
          </table:table-cell>
          <table:table-cell table:style-name="ce3" office:value-type="float" office:value="18.2213784114202" calcext:value-type="float">
            <text:p>18.22</text:p>
          </table:table-cell>
          <table:table-cell table:style-name="ce3" table:formula="of:=17.167564 + 0.006426*[.A165]" office:value-type="float" office:value="18.221428" calcext:value-type="float">
            <text:p>18.2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.5" calcext:value-type="float">
            <text:p>71.5</text:p>
          </table:table-cell>
          <table:table-cell table:style-name="ce3" table:formula="of:=([.B166]-32)/1.8" office:value-type="float" office:value="21.9444444444444" calcext:value-type="float">
            <text:p>21.94</text:p>
          </table:table-cell>
          <table:table-cell table:style-name="ce3" office:value-type="float" office:value="18.227804108175" calcext:value-type="float">
            <text:p>18.23</text:p>
          </table:table-cell>
          <table:table-cell table:style-name="ce3" table:formula="of:=17.167564 + 0.006426*[.A166]" office:value-type="float" office:value="18.227854" calcext:value-type="float">
            <text:p>18.23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table:style-name="ce3" table:formula="of:=([.B167]-32)/1.8" office:value-type="float" office:value="18.8888888888889" calcext:value-type="float">
            <text:p>18.89</text:p>
          </table:table-cell>
          <table:table-cell table:style-name="ce3" office:value-type="float" office:value="18.2342298049298" calcext:value-type="float">
            <text:p>18.23</text:p>
          </table:table-cell>
          <table:table-cell table:style-name="ce3" table:formula="of:=17.167564 + 0.006426*[.A167]" office:value-type="float" office:value="18.23428" calcext:value-type="float">
            <text:p>18.2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3.8" calcext:value-type="float">
            <text:p>63.8</text:p>
          </table:table-cell>
          <table:table-cell table:style-name="ce3" table:formula="of:=([.B168]-32)/1.8" office:value-type="float" office:value="17.6666666666667" calcext:value-type="float">
            <text:p>17.67</text:p>
          </table:table-cell>
          <table:table-cell table:style-name="ce3" office:value-type="float" office:value="18.2406555016846" calcext:value-type="float">
            <text:p>18.24</text:p>
          </table:table-cell>
          <table:table-cell table:style-name="ce3" table:formula="of:=17.167564 + 0.006426*[.A168]" office:value-type="float" office:value="18.240706" calcext:value-type="float">
            <text:p>18.2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.4" calcext:value-type="float">
            <text:p>59.4</text:p>
          </table:table-cell>
          <table:table-cell table:style-name="ce3" table:formula="of:=([.B169]-32)/1.8" office:value-type="float" office:value="15.2222222222222" calcext:value-type="float">
            <text:p>15.22</text:p>
          </table:table-cell>
          <table:table-cell table:style-name="ce3" office:value-type="float" office:value="18.2470811984394" calcext:value-type="float">
            <text:p>18.25</text:p>
          </table:table-cell>
          <table:table-cell table:style-name="ce3" table:formula="of:=17.167564 + 0.006426*[.A169]" office:value-type="float" office:value="18.247132" calcext:value-type="float">
            <text:p>18.2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1.3" calcext:value-type="float">
            <text:p>61.3</text:p>
          </table:table-cell>
          <table:table-cell table:style-name="ce3" table:formula="of:=([.B170]-32)/1.8" office:value-type="float" office:value="16.2777777777778" calcext:value-type="float">
            <text:p>16.28</text:p>
          </table:table-cell>
          <table:table-cell table:style-name="ce3" office:value-type="float" office:value="18.2535068951942" calcext:value-type="float">
            <text:p>18.25</text:p>
          </table:table-cell>
          <table:table-cell table:style-name="ce3" table:formula="of:=17.167564 + 0.006426*[.A170]" office:value-type="float" office:value="18.253558" calcext:value-type="float">
            <text:p>18.2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1.2" calcext:value-type="float">
            <text:p>61.2</text:p>
          </table:table-cell>
          <table:table-cell table:style-name="ce3" table:formula="of:=([.B171]-32)/1.8" office:value-type="float" office:value="16.2222222222222" calcext:value-type="float">
            <text:p>16.22</text:p>
          </table:table-cell>
          <table:table-cell table:style-name="ce3" office:value-type="float" office:value="18.259932591949" calcext:value-type="float">
            <text:p>18.26</text:p>
          </table:table-cell>
          <table:table-cell table:style-name="ce3" table:formula="of:=17.167564 + 0.006426*[.A171]" office:value-type="float" office:value="18.259984" calcext:value-type="float">
            <text:p>18.2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.1" calcext:value-type="float">
            <text:p>64.1</text:p>
          </table:table-cell>
          <table:table-cell table:style-name="ce3" table:formula="of:=([.B172]-32)/1.8" office:value-type="float" office:value="17.8333333333333" calcext:value-type="float">
            <text:p>17.83</text:p>
          </table:table-cell>
          <table:table-cell table:style-name="ce3" office:value-type="float" office:value="18.2663582887038" calcext:value-type="float">
            <text:p>18.27</text:p>
          </table:table-cell>
          <table:table-cell table:style-name="ce3" table:formula="of:=17.167564 + 0.006426*[.A172]" office:value-type="float" office:value="18.26641" calcext:value-type="float">
            <text:p>18.2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.2" calcext:value-type="float">
            <text:p>65.2</text:p>
          </table:table-cell>
          <table:table-cell table:style-name="ce3" table:formula="of:=([.B173]-32)/1.8" office:value-type="float" office:value="18.4444444444444" calcext:value-type="float">
            <text:p>18.44</text:p>
          </table:table-cell>
          <table:table-cell table:style-name="ce3" office:value-type="float" office:value="18.2727839854587" calcext:value-type="float">
            <text:p>18.27</text:p>
          </table:table-cell>
          <table:table-cell table:style-name="ce3" table:formula="of:=17.167564 + 0.006426*[.A173]" office:value-type="float" office:value="18.272836" calcext:value-type="float">
            <text:p>18.2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9.5" calcext:value-type="float">
            <text:p>69.5</text:p>
          </table:table-cell>
          <table:table-cell table:style-name="ce3" table:formula="of:=([.B174]-32)/1.8" office:value-type="float" office:value="20.8333333333333" calcext:value-type="float">
            <text:p>20.83</text:p>
          </table:table-cell>
          <table:table-cell table:style-name="ce3" office:value-type="float" office:value="18.2792096822135" calcext:value-type="float">
            <text:p>18.28</text:p>
          </table:table-cell>
          <table:table-cell table:style-name="ce3" table:formula="of:=17.167564 + 0.006426*[.A174]" office:value-type="float" office:value="18.279262" calcext:value-type="float">
            <text:p>18.2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8.4" calcext:value-type="float">
            <text:p>68.4</text:p>
          </table:table-cell>
          <table:table-cell table:style-name="ce3" table:formula="of:=([.B175]-32)/1.8" office:value-type="float" office:value="20.2222222222222" calcext:value-type="float">
            <text:p>20.22</text:p>
          </table:table-cell>
          <table:table-cell table:style-name="ce3" office:value-type="float" office:value="18.2856353789683" calcext:value-type="float">
            <text:p>18.29</text:p>
          </table:table-cell>
          <table:table-cell table:style-name="ce3" table:formula="of:=17.167564 + 0.006426*[.A175]" office:value-type="float" office:value="18.285688" calcext:value-type="float">
            <text:p>18.2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.7" calcext:value-type="float">
            <text:p>73.7</text:p>
          </table:table-cell>
          <table:table-cell table:style-name="ce3" table:formula="of:=([.B176]-32)/1.8" office:value-type="float" office:value="23.1666666666667" calcext:value-type="float">
            <text:p>23.17</text:p>
          </table:table-cell>
          <table:table-cell table:style-name="ce3" office:value-type="float" office:value="18.2920610757231" calcext:value-type="float">
            <text:p>18.29</text:p>
          </table:table-cell>
          <table:table-cell table:style-name="ce3" table:formula="of:=17.167564 + 0.006426*[.A176]" office:value-type="float" office:value="18.292114" calcext:value-type="float">
            <text:p>18.2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3.8" calcext:value-type="float">
            <text:p>73.8</text:p>
          </table:table-cell>
          <table:table-cell table:style-name="ce3" table:formula="of:=([.B177]-32)/1.8" office:value-type="float" office:value="23.2222222222222" calcext:value-type="float">
            <text:p>23.22</text:p>
          </table:table-cell>
          <table:table-cell table:style-name="ce3" office:value-type="float" office:value="18.2984867724779" calcext:value-type="float">
            <text:p>18.30</text:p>
          </table:table-cell>
          <table:table-cell table:style-name="ce3" table:formula="of:=17.167564 + 0.006426*[.A177]" office:value-type="float" office:value="18.29854" calcext:value-type="float">
            <text:p>18.3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5.6" calcext:value-type="float">
            <text:p>75.6</text:p>
          </table:table-cell>
          <table:table-cell table:style-name="ce3" table:formula="of:=([.B178]-32)/1.8" office:value-type="float" office:value="24.2222222222222" calcext:value-type="float">
            <text:p>24.22</text:p>
          </table:table-cell>
          <table:table-cell table:style-name="ce3" office:value-type="float" office:value="18.3049124692327" calcext:value-type="float">
            <text:p>18.30</text:p>
          </table:table-cell>
          <table:table-cell table:style-name="ce3" table:formula="of:=17.167564 + 0.006426*[.A178]" office:value-type="float" office:value="18.304966" calcext:value-type="float">
            <text:p>18.3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.8" calcext:value-type="float">
            <text:p>71.8</text:p>
          </table:table-cell>
          <table:table-cell table:style-name="ce3" table:formula="of:=([.B179]-32)/1.8" office:value-type="float" office:value="22.1111111111111" calcext:value-type="float">
            <text:p>22.11</text:p>
          </table:table-cell>
          <table:table-cell table:style-name="ce3" office:value-type="float" office:value="18.3113381659875" calcext:value-type="float">
            <text:p>18.31</text:p>
          </table:table-cell>
          <table:table-cell table:style-name="ce3" table:formula="of:=17.167564 + 0.006426*[.A179]" office:value-type="float" office:value="18.311392" calcext:value-type="float">
            <text:p>18.3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.6" calcext:value-type="float">
            <text:p>65.6</text:p>
          </table:table-cell>
          <table:table-cell table:style-name="ce3" table:formula="of:=([.B180]-32)/1.8" office:value-type="float" office:value="18.6666666666667" calcext:value-type="float">
            <text:p>18.67</text:p>
          </table:table-cell>
          <table:table-cell table:style-name="ce3" office:value-type="float" office:value="18.3177638627423" calcext:value-type="float">
            <text:p>18.32</text:p>
          </table:table-cell>
          <table:table-cell table:style-name="ce3" table:formula="of:=17.167564 + 0.006426*[.A180]" office:value-type="float" office:value="18.317818" calcext:value-type="float">
            <text:p>18.3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.5" calcext:value-type="float">
            <text:p>60.5</text:p>
          </table:table-cell>
          <table:table-cell table:style-name="ce3" table:formula="of:=([.B181]-32)/1.8" office:value-type="float" office:value="15.8333333333333" calcext:value-type="float">
            <text:p>15.83</text:p>
          </table:table-cell>
          <table:table-cell table:style-name="ce3" office:value-type="float" office:value="18.3241895594972" calcext:value-type="float">
            <text:p>18.32</text:p>
          </table:table-cell>
          <table:table-cell table:style-name="ce3" table:formula="of:=17.167564 + 0.006426*[.A181]" office:value-type="float" office:value="18.324244" calcext:value-type="float">
            <text:p>18.3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0.8" calcext:value-type="float">
            <text:p>60.8</text:p>
          </table:table-cell>
          <table:table-cell table:style-name="ce3" table:formula="of:=([.B182]-32)/1.8" office:value-type="float" office:value="16" calcext:value-type="float">
            <text:p>16.00</text:p>
          </table:table-cell>
          <table:table-cell table:style-name="ce3" office:value-type="float" office:value="18.330615256252" calcext:value-type="float">
            <text:p>18.33</text:p>
          </table:table-cell>
          <table:table-cell table:style-name="ce3" table:formula="of:=17.167564 + 0.006426*[.A182]" office:value-type="float" office:value="18.33067" calcext:value-type="float">
            <text:p>18.3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.1" calcext:value-type="float">
            <text:p>63.1</text:p>
          </table:table-cell>
          <table:table-cell table:style-name="ce3" table:formula="of:=([.B183]-32)/1.8" office:value-type="float" office:value="17.2777777777778" calcext:value-type="float">
            <text:p>17.28</text:p>
          </table:table-cell>
          <table:table-cell table:style-name="ce3" office:value-type="float" office:value="18.3370409530068" calcext:value-type="float">
            <text:p>18.34</text:p>
          </table:table-cell>
          <table:table-cell table:style-name="ce3" table:formula="of:=17.167564 + 0.006426*[.A183]" office:value-type="float" office:value="18.337096" calcext:value-type="float">
            <text:p>18.3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6.6" calcext:value-type="float">
            <text:p>66.6</text:p>
          </table:table-cell>
          <table:table-cell table:style-name="ce3" table:formula="of:=([.B184]-32)/1.8" office:value-type="float" office:value="19.2222222222222" calcext:value-type="float">
            <text:p>19.22</text:p>
          </table:table-cell>
          <table:table-cell table:style-name="ce3" office:value-type="float" office:value="18.3434666497616" calcext:value-type="float">
            <text:p>18.34</text:p>
          </table:table-cell>
          <table:table-cell table:style-name="ce3" table:formula="of:=17.167564 + 0.006426*[.A184]" office:value-type="float" office:value="18.343522" calcext:value-type="float">
            <text:p>18.3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5.8" calcext:value-type="float">
            <text:p>65.8</text:p>
          </table:table-cell>
          <table:table-cell table:style-name="ce3" table:formula="of:=([.B185]-32)/1.8" office:value-type="float" office:value="18.7777777777778" calcext:value-type="float">
            <text:p>18.78</text:p>
          </table:table-cell>
          <table:table-cell table:style-name="ce3" office:value-type="float" office:value="18.3498923465164" calcext:value-type="float">
            <text:p>18.35</text:p>
          </table:table-cell>
          <table:table-cell table:style-name="ce3" table:formula="of:=17.167564 + 0.006426*[.A185]" office:value-type="float" office:value="18.349948" calcext:value-type="float">
            <text:p>18.3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table:style-name="ce3" table:formula="of:=([.B186]-32)/1.8" office:value-type="float" office:value="17.7777777777778" calcext:value-type="float">
            <text:p>17.78</text:p>
          </table:table-cell>
          <table:table-cell table:style-name="ce3" office:value-type="float" office:value="18.3563180432712" calcext:value-type="float">
            <text:p>18.36</text:p>
          </table:table-cell>
          <table:table-cell table:style-name="ce3" table:formula="of:=17.167564 + 0.006426*[.A186]" office:value-type="float" office:value="18.356374" calcext:value-type="float">
            <text:p>18.3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8.8" calcext:value-type="float">
            <text:p>68.8</text:p>
          </table:table-cell>
          <table:table-cell table:style-name="ce3" table:formula="of:=([.B187]-32)/1.8" office:value-type="float" office:value="20.4444444444444" calcext:value-type="float">
            <text:p>20.44</text:p>
          </table:table-cell>
          <table:table-cell table:style-name="ce3" office:value-type="float" office:value="18.362743740026" calcext:value-type="float">
            <text:p>18.36</text:p>
          </table:table-cell>
          <table:table-cell table:style-name="ce3" table:formula="of:=17.167564 + 0.006426*[.A187]" office:value-type="float" office:value="18.3628" calcext:value-type="float">
            <text:p>18.3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2.4" calcext:value-type="float">
            <text:p>72.4</text:p>
          </table:table-cell>
          <table:table-cell table:style-name="ce3" table:formula="of:=([.B188]-32)/1.8" office:value-type="float" office:value="22.4444444444444" calcext:value-type="float">
            <text:p>22.44</text:p>
          </table:table-cell>
          <table:table-cell table:style-name="ce3" office:value-type="float" office:value="18.3691694367808" calcext:value-type="float">
            <text:p>18.37</text:p>
          </table:table-cell>
          <table:table-cell table:style-name="ce3" table:formula="of:=17.167564 + 0.006426*[.A188]" office:value-type="float" office:value="18.369226" calcext:value-type="float">
            <text:p>18.3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.1" calcext:value-type="float">
            <text:p>75.1</text:p>
          </table:table-cell>
          <table:table-cell table:style-name="ce3" table:formula="of:=([.B189]-32)/1.8" office:value-type="float" office:value="23.9444444444444" calcext:value-type="float">
            <text:p>23.94</text:p>
          </table:table-cell>
          <table:table-cell table:style-name="ce3" office:value-type="float" office:value="18.3755951335356" calcext:value-type="float">
            <text:p>18.38</text:p>
          </table:table-cell>
          <table:table-cell table:style-name="ce3" table:formula="of:=17.167564 + 0.006426*[.A189]" office:value-type="float" office:value="18.375652" calcext:value-type="float">
            <text:p>18.3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7.2" calcext:value-type="float">
            <text:p>77.2</text:p>
          </table:table-cell>
          <table:table-cell table:style-name="ce3" table:formula="of:=([.B190]-32)/1.8" office:value-type="float" office:value="25.1111111111111" calcext:value-type="float">
            <text:p>25.11</text:p>
          </table:table-cell>
          <table:table-cell table:style-name="ce3" office:value-type="float" office:value="18.3820208302905" calcext:value-type="float">
            <text:p>18.38</text:p>
          </table:table-cell>
          <table:table-cell table:style-name="ce3" table:formula="of:=17.167564 + 0.006426*[.A190]" office:value-type="float" office:value="18.382078" calcext:value-type="float">
            <text:p>18.38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4.4" calcext:value-type="float">
            <text:p>74.4</text:p>
          </table:table-cell>
          <table:table-cell table:style-name="ce3" table:formula="of:=([.B191]-32)/1.8" office:value-type="float" office:value="23.5555555555556" calcext:value-type="float">
            <text:p>23.56</text:p>
          </table:table-cell>
          <table:table-cell table:style-name="ce3" office:value-type="float" office:value="18.3884465270453" calcext:value-type="float">
            <text:p>18.39</text:p>
          </table:table-cell>
          <table:table-cell table:style-name="ce3" table:formula="of:=17.167564 + 0.006426*[.A191]" office:value-type="float" office:value="18.388504" calcext:value-type="float">
            <text:p>18.3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3.3" calcext:value-type="float">
            <text:p>63.3</text:p>
          </table:table-cell>
          <table:table-cell table:style-name="ce3" table:formula="of:=([.B192]-32)/1.8" office:value-type="float" office:value="17.3888888888889" calcext:value-type="float">
            <text:p>17.39</text:p>
          </table:table-cell>
          <table:table-cell table:style-name="ce3" office:value-type="float" office:value="18.3948722238001" calcext:value-type="float">
            <text:p>18.39</text:p>
          </table:table-cell>
          <table:table-cell table:style-name="ce3" table:formula="of:=17.167564 + 0.006426*[.A192]" office:value-type="float" office:value="18.39493" calcext:value-type="float">
            <text:p>18.3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.1" calcext:value-type="float">
            <text:p>58.1</text:p>
          </table:table-cell>
          <table:table-cell table:style-name="ce3" table:formula="of:=([.B193]-32)/1.8" office:value-type="float" office:value="14.5" calcext:value-type="float">
            <text:p>14.50</text:p>
          </table:table-cell>
          <table:table-cell table:style-name="ce3" office:value-type="float" office:value="18.4012979205549" calcext:value-type="float">
            <text:p>18.40</text:p>
          </table:table-cell>
          <table:table-cell table:style-name="ce3" table:formula="of:=17.167564 + 0.006426*[.A193]" office:value-type="float" office:value="18.401356" calcext:value-type="float">
            <text:p>18.4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8.5" calcext:value-type="float">
            <text:p>58.5</text:p>
          </table:table-cell>
          <table:table-cell table:style-name="ce3" table:formula="of:=([.B194]-32)/1.8" office:value-type="float" office:value="14.7222222222222" calcext:value-type="float">
            <text:p>14.72</text:p>
          </table:table-cell>
          <table:table-cell table:style-name="ce3" office:value-type="float" office:value="18.4077236173097" calcext:value-type="float">
            <text:p>18.41</text:p>
          </table:table-cell>
          <table:table-cell table:style-name="ce3" table:formula="of:=17.167564 + 0.006426*[.A194]" office:value-type="float" office:value="18.407782" calcext:value-type="float">
            <text:p>18.4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.9" calcext:value-type="float">
            <text:p>63.9</text:p>
          </table:table-cell>
          <table:table-cell table:style-name="ce3" table:formula="of:=([.B195]-32)/1.8" office:value-type="float" office:value="17.7222222222222" calcext:value-type="float">
            <text:p>17.72</text:p>
          </table:table-cell>
          <table:table-cell table:style-name="ce3" office:value-type="float" office:value="18.4141493140645" calcext:value-type="float">
            <text:p>18.41</text:p>
          </table:table-cell>
          <table:table-cell table:style-name="ce3" table:formula="of:=17.167564 + 0.006426*[.A195]" office:value-type="float" office:value="18.414208" calcext:value-type="float">
            <text:p>18.41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2.7" calcext:value-type="float">
            <text:p>62.7</text:p>
          </table:table-cell>
          <table:table-cell table:style-name="ce3" table:formula="of:=([.B196]-32)/1.8" office:value-type="float" office:value="17.0555555555556" calcext:value-type="float">
            <text:p>17.06</text:p>
          </table:table-cell>
          <table:table-cell table:style-name="ce3" office:value-type="float" office:value="18.4205750108193" calcext:value-type="float">
            <text:p>18.42</text:p>
          </table:table-cell>
          <table:table-cell table:style-name="ce3" table:formula="of:=17.167564 + 0.006426*[.A196]" office:value-type="float" office:value="18.420634" calcext:value-type="float">
            <text:p>18.4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5.5" calcext:value-type="float">
            <text:p>65.5</text:p>
          </table:table-cell>
          <table:table-cell table:style-name="ce3" table:formula="of:=([.B197]-32)/1.8" office:value-type="float" office:value="18.6111111111111" calcext:value-type="float">
            <text:p>18.61</text:p>
          </table:table-cell>
          <table:table-cell table:style-name="ce3" office:value-type="float" office:value="18.4270007075741" calcext:value-type="float">
            <text:p>18.43</text:p>
          </table:table-cell>
          <table:table-cell table:style-name="ce3" table:formula="of:=17.167564 + 0.006426*[.A197]" office:value-type="float" office:value="18.42706" calcext:value-type="float">
            <text:p>18.4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  <table:table-cell table:style-name="ce3" table:formula="of:=([.B198]-32)/1.8" office:value-type="float" office:value="18.3333333333333" calcext:value-type="float">
            <text:p>18.33</text:p>
          </table:table-cell>
          <table:table-cell table:style-name="ce3" office:value-type="float" office:value="18.433426404329" calcext:value-type="float">
            <text:p>18.43</text:p>
          </table:table-cell>
          <table:table-cell table:style-name="ce3" table:formula="of:=17.167564 + 0.006426*[.A198]" office:value-type="float" office:value="18.433486" calcext:value-type="float">
            <text:p>18.4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8.9" calcext:value-type="float">
            <text:p>68.9</text:p>
          </table:table-cell>
          <table:table-cell table:style-name="ce3" table:formula="of:=([.B199]-32)/1.8" office:value-type="float" office:value="20.5" calcext:value-type="float">
            <text:p>20.50</text:p>
          </table:table-cell>
          <table:table-cell table:style-name="ce3" office:value-type="float" office:value="18.4398521010838" calcext:value-type="float">
            <text:p>18.44</text:p>
          </table:table-cell>
          <table:table-cell table:style-name="ce3" table:formula="of:=17.167564 + 0.006426*[.A199]" office:value-type="float" office:value="18.439912" calcext:value-type="float">
            <text:p>18.4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0.9" calcext:value-type="float">
            <text:p>70.9</text:p>
          </table:table-cell>
          <table:table-cell table:style-name="ce3" table:formula="of:=([.B200]-32)/1.8" office:value-type="float" office:value="21.6111111111111" calcext:value-type="float">
            <text:p>21.61</text:p>
          </table:table-cell>
          <table:table-cell table:style-name="ce3" office:value-type="float" office:value="18.4462777978386" calcext:value-type="float">
            <text:p>18.45</text:p>
          </table:table-cell>
          <table:table-cell table:style-name="ce3" table:formula="of:=17.167564 + 0.006426*[.A200]" office:value-type="float" office:value="18.446338" calcext:value-type="float">
            <text:p>18.4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.8" calcext:value-type="float">
            <text:p>72.8</text:p>
          </table:table-cell>
          <table:table-cell table:style-name="ce3" table:formula="of:=([.B201]-32)/1.8" office:value-type="float" office:value="22.6666666666667" calcext:value-type="float">
            <text:p>22.67</text:p>
          </table:table-cell>
          <table:table-cell table:style-name="ce3" office:value-type="float" office:value="18.4527034945934" calcext:value-type="float">
            <text:p>18.45</text:p>
          </table:table-cell>
          <table:table-cell table:style-name="ce3" table:formula="of:=17.167564 + 0.006426*[.A201]" office:value-type="float" office:value="18.452764" calcext:value-type="float">
            <text:p>18.4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table:style-name="ce3" table:formula="of:=([.B202]-32)/1.8" office:value-type="float" office:value="22.2222222222222" calcext:value-type="float">
            <text:p>22.22</text:p>
          </table:table-cell>
          <table:table-cell table:style-name="ce3" office:value-type="float" office:value="18.4591291913482" calcext:value-type="float">
            <text:p>18.46</text:p>
          </table:table-cell>
          <table:table-cell table:style-name="ce3" table:formula="of:=17.167564 + 0.006426*[.A202]" office:value-type="float" office:value="18.45919" calcext:value-type="float">
            <text:p>18.4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0.6" calcext:value-type="float">
            <text:p>70.6</text:p>
          </table:table-cell>
          <table:table-cell table:style-name="ce3" table:formula="of:=([.B203]-32)/1.8" office:value-type="float" office:value="21.4444444444444" calcext:value-type="float">
            <text:p>21.44</text:p>
          </table:table-cell>
          <table:table-cell table:style-name="ce3" office:value-type="float" office:value="18.465554888103" calcext:value-type="float">
            <text:p>18.47</text:p>
          </table:table-cell>
          <table:table-cell table:style-name="ce3" table:formula="of:=17.167564 + 0.006426*[.A203]" office:value-type="float" office:value="18.465616" calcext:value-type="float">
            <text:p>18.4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5.8" calcext:value-type="float">
            <text:p>65.8</text:p>
          </table:table-cell>
          <table:table-cell table:style-name="ce3" table:formula="of:=([.B204]-32)/1.8" office:value-type="float" office:value="18.7777777777778" calcext:value-type="float">
            <text:p>18.78</text:p>
          </table:table-cell>
          <table:table-cell table:style-name="ce3" office:value-type="float" office:value="18.4719805848578" calcext:value-type="float">
            <text:p>18.47</text:p>
          </table:table-cell>
          <table:table-cell table:style-name="ce3" table:formula="of:=17.167564 + 0.006426*[.A204]" office:value-type="float" office:value="18.472042" calcext:value-type="float">
            <text:p>18.47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.9" calcext:value-type="float">
            <text:p>58.9</text:p>
          </table:table-cell>
          <table:table-cell table:style-name="ce3" table:formula="of:=([.B205]-32)/1.8" office:value-type="float" office:value="14.9444444444444" calcext:value-type="float">
            <text:p>14.94</text:p>
          </table:table-cell>
          <table:table-cell table:style-name="ce3" office:value-type="float" office:value="18.4784062816126" calcext:value-type="float">
            <text:p>18.48</text:p>
          </table:table-cell>
          <table:table-cell table:style-name="ce3" table:formula="of:=17.167564 + 0.006426*[.A205]" office:value-type="float" office:value="18.478468" calcext:value-type="float">
            <text:p>18.48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7.9" calcext:value-type="float">
            <text:p>57.9</text:p>
          </table:table-cell>
          <table:table-cell table:style-name="ce3" table:formula="of:=([.B206]-32)/1.8" office:value-type="float" office:value="14.3888888888889" calcext:value-type="float">
            <text:p>14.39</text:p>
          </table:table-cell>
          <table:table-cell table:style-name="ce3" office:value-type="float" office:value="18.4848319783675" calcext:value-type="float">
            <text:p>18.48</text:p>
          </table:table-cell>
          <table:table-cell table:style-name="ce3" table:formula="of:=17.167564 + 0.006426*[.A206]" office:value-type="float" office:value="18.484894" calcext:value-type="float">
            <text:p>18.48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9.6" calcext:value-type="float">
            <text:p>59.6</text:p>
          </table:table-cell>
          <table:table-cell table:style-name="ce3" table:formula="of:=([.B207]-32)/1.8" office:value-type="float" office:value="15.3333333333333" calcext:value-type="float">
            <text:p>15.33</text:p>
          </table:table-cell>
          <table:table-cell table:style-name="ce3" office:value-type="float" office:value="18.4912576751223" calcext:value-type="float">
            <text:p>18.49</text:p>
          </table:table-cell>
          <table:table-cell table:style-name="ce3" table:formula="of:=17.167564 + 0.006426*[.A207]" office:value-type="float" office:value="18.49132" calcext:value-type="float">
            <text:p>18.49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2.7" calcext:value-type="float">
            <text:p>62.7</text:p>
          </table:table-cell>
          <table:table-cell table:style-name="ce3" table:formula="of:=([.B208]-32)/1.8" office:value-type="float" office:value="17.0555555555556" calcext:value-type="float">
            <text:p>17.06</text:p>
          </table:table-cell>
          <table:table-cell table:style-name="ce3" office:value-type="float" office:value="18.4976833718771" calcext:value-type="float">
            <text:p>18.50</text:p>
          </table:table-cell>
          <table:table-cell table:style-name="ce3" table:formula="of:=17.167564 + 0.006426*[.A208]" office:value-type="float" office:value="18.497746" calcext:value-type="float">
            <text:p>18.50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5.3" calcext:value-type="float">
            <text:p>65.3</text:p>
          </table:table-cell>
          <table:table-cell table:style-name="ce3" table:formula="of:=([.B209]-32)/1.8" office:value-type="float" office:value="18.5" calcext:value-type="float">
            <text:p>18.50</text:p>
          </table:table-cell>
          <table:table-cell table:style-name="ce3" office:value-type="float" office:value="18.5041090686319" calcext:value-type="float">
            <text:p>18.50</text:p>
          </table:table-cell>
          <table:table-cell table:style-name="ce3" table:formula="of:=17.167564 + 0.006426*[.A209]" office:value-type="float" office:value="18.504172" calcext:value-type="float">
            <text:p>18.50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4.9" calcext:value-type="float">
            <text:p>64.9</text:p>
          </table:table-cell>
          <table:table-cell table:style-name="ce3" table:formula="of:=([.B210]-32)/1.8" office:value-type="float" office:value="18.2777777777778" calcext:value-type="float">
            <text:p>18.28</text:p>
          </table:table-cell>
          <table:table-cell table:style-name="ce3" office:value-type="float" office:value="18.5105347653867" calcext:value-type="float">
            <text:p>18.51</text:p>
          </table:table-cell>
          <table:table-cell table:style-name="ce3" table:formula="of:=17.167564 + 0.006426*[.A210]" office:value-type="float" office:value="18.510598" calcext:value-type="float">
            <text:p>18.51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.7" calcext:value-type="float">
            <text:p>67.7</text:p>
          </table:table-cell>
          <table:table-cell table:style-name="ce3" table:formula="of:=([.B211]-32)/1.8" office:value-type="float" office:value="19.8333333333333" calcext:value-type="float">
            <text:p>19.83</text:p>
          </table:table-cell>
          <table:table-cell table:style-name="ce3" office:value-type="float" office:value="18.5169604621415" calcext:value-type="float">
            <text:p>18.52</text:p>
          </table:table-cell>
          <table:table-cell table:style-name="ce3" table:formula="of:=17.167564 + 0.006426*[.A211]" office:value-type="float" office:value="18.517024" calcext:value-type="float">
            <text:p>18.52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3" calcext:value-type="float">
            <text:p>73</text:p>
          </table:table-cell>
          <table:table-cell table:style-name="ce3" table:formula="of:=([.B212]-32)/1.8" office:value-type="float" office:value="22.7777777777778" calcext:value-type="float">
            <text:p>22.78</text:p>
          </table:table-cell>
          <table:table-cell table:style-name="ce3" office:value-type="float" office:value="18.5233861588963" calcext:value-type="float">
            <text:p>18.52</text:p>
          </table:table-cell>
          <table:table-cell table:style-name="ce3" table:formula="of:=17.167564 + 0.006426*[.A212]" office:value-type="float" office:value="18.52345" calcext:value-type="float">
            <text:p>18.52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3.1" calcext:value-type="float">
            <text:p>73.1</text:p>
          </table:table-cell>
          <table:table-cell table:style-name="ce3" table:formula="of:=([.B213]-32)/1.8" office:value-type="float" office:value="22.8333333333333" calcext:value-type="float">
            <text:p>22.83</text:p>
          </table:table-cell>
          <table:table-cell table:style-name="ce3" office:value-type="float" office:value="18.5298118556511" calcext:value-type="float">
            <text:p>18.53</text:p>
          </table:table-cell>
          <table:table-cell table:style-name="ce3" table:formula="of:=17.167564 + 0.006426*[.A213]" office:value-type="float" office:value="18.529876" calcext:value-type="float">
            <text:p>18.53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.8" calcext:value-type="float">
            <text:p>72.8</text:p>
          </table:table-cell>
          <table:table-cell table:style-name="ce3" table:formula="of:=([.B214]-32)/1.8" office:value-type="float" office:value="22.6666666666667" calcext:value-type="float">
            <text:p>22.67</text:p>
          </table:table-cell>
          <table:table-cell table:style-name="ce3" office:value-type="float" office:value="18.536237552406" calcext:value-type="float">
            <text:p>18.54</text:p>
          </table:table-cell>
          <table:table-cell table:style-name="ce3" table:formula="of:=17.167564 + 0.006426*[.A214]" office:value-type="float" office:value="18.536302" calcext:value-type="float">
            <text:p>18.54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1.1" calcext:value-type="float">
            <text:p>71.1</text:p>
          </table:table-cell>
          <table:table-cell table:style-name="ce3" table:formula="of:=([.B215]-32)/1.8" office:value-type="float" office:value="21.7222222222222" calcext:value-type="float">
            <text:p>21.72</text:p>
          </table:table-cell>
          <table:table-cell table:style-name="ce3" office:value-type="float" office:value="18.5426632491608" calcext:value-type="float">
            <text:p>18.54</text:p>
          </table:table-cell>
          <table:table-cell table:style-name="ce3" table:formula="of:=17.167564 + 0.006426*[.A215]" office:value-type="float" office:value="18.542728" calcext:value-type="float">
            <text:p>18.54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5.1" calcext:value-type="float">
            <text:p>65.1</text:p>
          </table:table-cell>
          <table:table-cell table:style-name="ce3" table:formula="of:=([.B216]-32)/1.8" office:value-type="float" office:value="18.3888888888889" calcext:value-type="float">
            <text:p>18.39</text:p>
          </table:table-cell>
          <table:table-cell table:style-name="ce3" office:value-type="float" office:value="18.5490889459156" calcext:value-type="float">
            <text:p>18.55</text:p>
          </table:table-cell>
          <table:table-cell table:style-name="ce3" table:formula="of:=17.167564 + 0.006426*[.A216]" office:value-type="float" office:value="18.549154" calcext:value-type="float">
            <text:p>18.55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0.2" calcext:value-type="float">
            <text:p>60.2</text:p>
          </table:table-cell>
          <table:table-cell table:style-name="ce3" table:formula="of:=([.B217]-32)/1.8" office:value-type="float" office:value="15.6666666666667" calcext:value-type="float">
            <text:p>15.67</text:p>
          </table:table-cell>
          <table:table-cell table:style-name="ce3" office:value-type="float" office:value="18.5555146426704" calcext:value-type="float">
            <text:p>18.56</text:p>
          </table:table-cell>
          <table:table-cell table:style-name="ce3" table:formula="of:=17.167564 + 0.006426*[.A217]" office:value-type="float" office:value="18.55558" calcext:value-type="float">
            <text:p>18.56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1.4" calcext:value-type="float">
            <text:p>61.4</text:p>
          </table:table-cell>
          <table:table-cell table:style-name="ce3" table:formula="of:=([.B218]-32)/1.8" office:value-type="float" office:value="16.3333333333333" calcext:value-type="float">
            <text:p>16.33</text:p>
          </table:table-cell>
          <table:table-cell table:style-name="ce3" office:value-type="float" office:value="18.5619403394252" calcext:value-type="float">
            <text:p>18.56</text:p>
          </table:table-cell>
          <table:table-cell table:style-name="ce3" table:formula="of:=17.167564 + 0.006426*[.A218]" office:value-type="float" office:value="18.562006" calcext:value-type="float">
            <text:p>18.56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9.4" calcext:value-type="float">
            <text:p>59.4</text:p>
          </table:table-cell>
          <table:table-cell table:style-name="ce3" table:formula="of:=([.B219]-32)/1.8" office:value-type="float" office:value="15.2222222222222" calcext:value-type="float">
            <text:p>15.22</text:p>
          </table:table-cell>
          <table:table-cell table:style-name="ce3" office:value-type="float" office:value="18.56836603618" calcext:value-type="float">
            <text:p>18.57</text:p>
          </table:table-cell>
          <table:table-cell table:style-name="ce3" table:formula="of:=17.167564 + 0.006426*[.A219]" office:value-type="float" office:value="18.568432" calcext:value-type="float">
            <text:p>18.57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.8" calcext:value-type="float">
            <text:p>60.8</text:p>
          </table:table-cell>
          <table:table-cell table:style-name="ce3" table:formula="of:=([.B220]-32)/1.8" office:value-type="float" office:value="16" calcext:value-type="float">
            <text:p>16.00</text:p>
          </table:table-cell>
          <table:table-cell table:style-name="ce3" office:value-type="float" office:value="18.5747917329348" calcext:value-type="float">
            <text:p>18.57</text:p>
          </table:table-cell>
          <table:table-cell table:style-name="ce3" table:formula="of:=17.167564 + 0.006426*[.A220]" office:value-type="float" office:value="18.574858" calcext:value-type="float">
            <text:p>18.57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3.5" calcext:value-type="float">
            <text:p>63.5</text:p>
          </table:table-cell>
          <table:table-cell table:style-name="ce3" table:formula="of:=([.B221]-32)/1.8" office:value-type="float" office:value="17.5" calcext:value-type="float">
            <text:p>17.50</text:p>
          </table:table-cell>
          <table:table-cell table:style-name="ce3" office:value-type="float" office:value="18.5812174296896" calcext:value-type="float">
            <text:p>18.58</text:p>
          </table:table-cell>
          <table:table-cell table:style-name="ce3" table:formula="of:=17.167564 + 0.006426*[.A221]" office:value-type="float" office:value="18.581284" calcext:value-type="float">
            <text:p>18.58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3.6" calcext:value-type="float">
            <text:p>63.6</text:p>
          </table:table-cell>
          <table:table-cell table:style-name="ce3" table:formula="of:=([.B222]-32)/1.8" office:value-type="float" office:value="17.5555555555556" calcext:value-type="float">
            <text:p>17.56</text:p>
          </table:table-cell>
          <table:table-cell table:style-name="ce3" office:value-type="float" office:value="18.5876431264445" calcext:value-type="float">
            <text:p>18.59</text:p>
          </table:table-cell>
          <table:table-cell table:style-name="ce3" table:formula="of:=17.167564 + 0.006426*[.A222]" office:value-type="float" office:value="18.58771" calcext:value-type="float">
            <text:p>18.59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7.5" calcext:value-type="float">
            <text:p>67.5</text:p>
          </table:table-cell>
          <table:table-cell table:style-name="ce3" table:formula="of:=([.B223]-32)/1.8" office:value-type="float" office:value="19.7222222222222" calcext:value-type="float">
            <text:p>19.72</text:p>
          </table:table-cell>
          <table:table-cell table:style-name="ce3" office:value-type="float" office:value="18.5940688231993" calcext:value-type="float">
            <text:p>18.59</text:p>
          </table:table-cell>
          <table:table-cell table:style-name="ce3" table:formula="of:=17.167564 + 0.006426*[.A223]" office:value-type="float" office:value="18.594136" calcext:value-type="float">
            <text:p>18.59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5.1" calcext:value-type="float">
            <text:p>75.1</text:p>
          </table:table-cell>
          <table:table-cell table:style-name="ce3" table:formula="of:=([.B224]-32)/1.8" office:value-type="float" office:value="23.9444444444444" calcext:value-type="float">
            <text:p>23.94</text:p>
          </table:table-cell>
          <table:table-cell table:style-name="ce3" office:value-type="float" office:value="18.6004945199541" calcext:value-type="float">
            <text:p>18.60</text:p>
          </table:table-cell>
          <table:table-cell table:style-name="ce3" table:formula="of:=17.167564 + 0.006426*[.A224]" office:value-type="float" office:value="18.600562" calcext:value-type="float">
            <text:p>18.60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8.1" calcext:value-type="float">
            <text:p>78.1</text:p>
          </table:table-cell>
          <table:table-cell table:style-name="ce3" table:formula="of:=([.B225]-32)/1.8" office:value-type="float" office:value="25.6111111111111" calcext:value-type="float">
            <text:p>25.61</text:p>
          </table:table-cell>
          <table:table-cell table:style-name="ce3" office:value-type="float" office:value="18.6069202167089" calcext:value-type="float">
            <text:p>18.61</text:p>
          </table:table-cell>
          <table:table-cell table:style-name="ce3" table:formula="of:=17.167564 + 0.006426*[.A225]" office:value-type="float" office:value="18.606988" calcext:value-type="float">
            <text:p>18.61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1.9" calcext:value-type="float">
            <text:p>71.9</text:p>
          </table:table-cell>
          <table:table-cell table:style-name="ce3" table:formula="of:=([.B226]-32)/1.8" office:value-type="float" office:value="22.1666666666667" calcext:value-type="float">
            <text:p>22.17</text:p>
          </table:table-cell>
          <table:table-cell table:style-name="ce3" office:value-type="float" office:value="18.6133459134637" calcext:value-type="float">
            <text:p>18.61</text:p>
          </table:table-cell>
          <table:table-cell table:style-name="ce3" table:formula="of:=17.167564 + 0.006426*[.A226]" office:value-type="float" office:value="18.613414" calcext:value-type="float">
            <text:p>18.61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9.2" calcext:value-type="float">
            <text:p>69.2</text:p>
          </table:table-cell>
          <table:table-cell table:style-name="ce3" table:formula="of:=([.B227]-32)/1.8" office:value-type="float" office:value="20.6666666666667" calcext:value-type="float">
            <text:p>20.67</text:p>
          </table:table-cell>
          <table:table-cell table:style-name="ce3" office:value-type="float" office:value="18.6197716102185" calcext:value-type="float">
            <text:p>18.62</text:p>
          </table:table-cell>
          <table:table-cell table:style-name="ce3" table:formula="of:=17.167564 + 0.006426*[.A227]" office:value-type="float" office:value="18.61984" calcext:value-type="float">
            <text:p>18.62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.6" calcext:value-type="float">
            <text:p>65.6</text:p>
          </table:table-cell>
          <table:table-cell table:style-name="ce3" table:formula="of:=([.B228]-32)/1.8" office:value-type="float" office:value="18.6666666666667" calcext:value-type="float">
            <text:p>18.67</text:p>
          </table:table-cell>
          <table:table-cell table:style-name="ce3" office:value-type="float" office:value="18.6261973069733" calcext:value-type="float">
            <text:p>18.63</text:p>
          </table:table-cell>
          <table:table-cell table:style-name="ce3" table:formula="of:=17.167564 + 0.006426*[.A228]" office:value-type="float" office:value="18.626266" calcext:value-type="float">
            <text:p>18.63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9.5" calcext:value-type="float">
            <text:p>59.5</text:p>
          </table:table-cell>
          <table:table-cell table:style-name="ce3" table:formula="of:=([.B229]-32)/1.8" office:value-type="float" office:value="15.2777777777778" calcext:value-type="float">
            <text:p>15.28</text:p>
          </table:table-cell>
          <table:table-cell table:style-name="ce3" office:value-type="float" office:value="18.6326230037281" calcext:value-type="float">
            <text:p>18.63</text:p>
          </table:table-cell>
          <table:table-cell table:style-name="ce3" table:formula="of:=17.167564 + 0.006426*[.A229]" office:value-type="float" office:value="18.632692" calcext:value-type="float">
            <text:p>18.63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8.5" calcext:value-type="float">
            <text:p>58.5</text:p>
          </table:table-cell>
          <table:table-cell table:style-name="ce3" table:formula="of:=([.B230]-32)/1.8" office:value-type="float" office:value="14.7222222222222" calcext:value-type="float">
            <text:p>14.72</text:p>
          </table:table-cell>
          <table:table-cell table:style-name="ce3" office:value-type="float" office:value="18.639048700483" calcext:value-type="float">
            <text:p>18.64</text:p>
          </table:table-cell>
          <table:table-cell table:style-name="ce3" table:formula="of:=17.167564 + 0.006426*[.A230]" office:value-type="float" office:value="18.639118" calcext:value-type="float">
            <text:p>18.64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5.3" calcext:value-type="float">
            <text:p>55.3</text:p>
          </table:table-cell>
          <table:table-cell table:style-name="ce3" table:formula="of:=([.B231]-32)/1.8" office:value-type="float" office:value="12.9444444444444" calcext:value-type="float">
            <text:p>12.94</text:p>
          </table:table-cell>
          <table:table-cell table:style-name="ce3" office:value-type="float" office:value="18.6454743972378" calcext:value-type="float">
            <text:p>18.65</text:p>
          </table:table-cell>
          <table:table-cell table:style-name="ce3" table:formula="of:=17.167564 + 0.006426*[.A231]" office:value-type="float" office:value="18.645544" calcext:value-type="float">
            <text:p>18.65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2.6" calcext:value-type="float">
            <text:p>62.6</text:p>
          </table:table-cell>
          <table:table-cell table:style-name="ce3" table:formula="of:=([.B232]-32)/1.8" office:value-type="float" office:value="17" calcext:value-type="float">
            <text:p>17.00</text:p>
          </table:table-cell>
          <table:table-cell table:style-name="ce3" office:value-type="float" office:value="18.6519000939926" calcext:value-type="float">
            <text:p>18.65</text:p>
          </table:table-cell>
          <table:table-cell table:style-name="ce3" table:formula="of:=17.167564 + 0.006426*[.A232]" office:value-type="float" office:value="18.65197" calcext:value-type="float">
            <text:p>18.65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4.6" calcext:value-type="float">
            <text:p>64.6</text:p>
          </table:table-cell>
          <table:table-cell table:style-name="ce3" table:formula="of:=([.B233]-32)/1.8" office:value-type="float" office:value="18.1111111111111" calcext:value-type="float">
            <text:p>18.11</text:p>
          </table:table-cell>
          <table:table-cell table:style-name="ce3" office:value-type="float" office:value="18.6583257907474" calcext:value-type="float">
            <text:p>18.66</text:p>
          </table:table-cell>
          <table:table-cell table:style-name="ce3" table:formula="of:=17.167564 + 0.006426*[.A233]" office:value-type="float" office:value="18.658396" calcext:value-type="float">
            <text:p>18.66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3.3" calcext:value-type="float">
            <text:p>63.3</text:p>
          </table:table-cell>
          <table:table-cell table:style-name="ce3" table:formula="of:=([.B234]-32)/1.8" office:value-type="float" office:value="17.3888888888889" calcext:value-type="float">
            <text:p>17.39</text:p>
          </table:table-cell>
          <table:table-cell table:style-name="ce3" office:value-type="float" office:value="18.6647514875022" calcext:value-type="float">
            <text:p>18.66</text:p>
          </table:table-cell>
          <table:table-cell table:style-name="ce3" table:formula="of:=17.167564 + 0.006426*[.A234]" office:value-type="float" office:value="18.664822" calcext:value-type="float">
            <text:p>18.66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7.2" calcext:value-type="float">
            <text:p>67.2</text:p>
          </table:table-cell>
          <table:table-cell table:style-name="ce3" table:formula="of:=([.B235]-32)/1.8" office:value-type="float" office:value="19.5555555555556" calcext:value-type="float">
            <text:p>19.56</text:p>
          </table:table-cell>
          <table:table-cell table:style-name="ce3" office:value-type="float" office:value="18.671177184257" calcext:value-type="float">
            <text:p>18.67</text:p>
          </table:table-cell>
          <table:table-cell table:style-name="ce3" table:formula="of:=17.167564 + 0.006426*[.A235]" office:value-type="float" office:value="18.671248" calcext:value-type="float">
            <text:p>18.67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0.5" calcext:value-type="float">
            <text:p>70.5</text:p>
          </table:table-cell>
          <table:table-cell table:style-name="ce3" table:formula="of:=([.B236]-32)/1.8" office:value-type="float" office:value="21.3888888888889" calcext:value-type="float">
            <text:p>21.39</text:p>
          </table:table-cell>
          <table:table-cell table:style-name="ce3" office:value-type="float" office:value="18.6776028810118" calcext:value-type="float">
            <text:p>18.68</text:p>
          </table:table-cell>
          <table:table-cell table:style-name="ce3" table:formula="of:=17.167564 + 0.006426*[.A236]" office:value-type="float" office:value="18.677674" calcext:value-type="float">
            <text:p>18.68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1.6" calcext:value-type="float">
            <text:p>71.6</text:p>
          </table:table-cell>
          <table:table-cell table:style-name="ce3" table:formula="of:=([.B237]-32)/1.8" office:value-type="float" office:value="22" calcext:value-type="float">
            <text:p>22.00</text:p>
          </table:table-cell>
          <table:table-cell table:style-name="ce3" office:value-type="float" office:value="18.6840285777666" calcext:value-type="float">
            <text:p>18.68</text:p>
          </table:table-cell>
          <table:table-cell table:style-name="ce3" table:formula="of:=17.167564 + 0.006426*[.A237]" office:value-type="float" office:value="18.6841" calcext:value-type="float">
            <text:p>18.68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3.3" calcext:value-type="float">
            <text:p>73.3</text:p>
          </table:table-cell>
          <table:table-cell table:style-name="ce3" table:formula="of:=([.B238]-32)/1.8" office:value-type="float" office:value="22.9444444444444" calcext:value-type="float">
            <text:p>22.94</text:p>
          </table:table-cell>
          <table:table-cell table:style-name="ce3" office:value-type="float" office:value="18.6904542745215" calcext:value-type="float">
            <text:p>18.69</text:p>
          </table:table-cell>
          <table:table-cell table:style-name="ce3" table:formula="of:=17.167564 + 0.006426*[.A238]" office:value-type="float" office:value="18.690526" calcext:value-type="float">
            <text:p>18.69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8.9" calcext:value-type="float">
            <text:p>68.9</text:p>
          </table:table-cell>
          <table:table-cell table:style-name="ce3" table:formula="of:=([.B239]-32)/1.8" office:value-type="float" office:value="20.5" calcext:value-type="float">
            <text:p>20.50</text:p>
          </table:table-cell>
          <table:table-cell table:style-name="ce3" office:value-type="float" office:value="18.6968799712763" calcext:value-type="float">
            <text:p>18.70</text:p>
          </table:table-cell>
          <table:table-cell table:style-name="ce3" table:formula="of:=17.167564 + 0.006426*[.A239]" office:value-type="float" office:value="18.696952" calcext:value-type="float">
            <text:p>18.70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3.4" calcext:value-type="float">
            <text:p>63.4</text:p>
          </table:table-cell>
          <table:table-cell table:style-name="ce3" table:formula="of:=([.B240]-32)/1.8" office:value-type="float" office:value="17.4444444444444" calcext:value-type="float">
            <text:p>17.44</text:p>
          </table:table-cell>
          <table:table-cell table:style-name="ce3" office:value-type="float" office:value="18.7033056680311" calcext:value-type="float">
            <text:p>18.70</text:p>
          </table:table-cell>
          <table:table-cell table:style-name="ce3" table:formula="of:=17.167564 + 0.006426*[.A240]" office:value-type="float" office:value="18.703378" calcext:value-type="float">
            <text:p>18.70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8.4" calcext:value-type="float">
            <text:p>58.4</text:p>
          </table:table-cell>
          <table:table-cell table:style-name="ce3" table:formula="of:=([.B241]-32)/1.8" office:value-type="float" office:value="14.6666666666667" calcext:value-type="float">
            <text:p>14.67</text:p>
          </table:table-cell>
          <table:table-cell table:style-name="ce3" office:value-type="float" office:value="18.7097313647859" calcext:value-type="float">
            <text:p>18.71</text:p>
          </table:table-cell>
          <table:table-cell table:style-name="ce3" table:formula="of:=17.167564 + 0.006426*[.A241]" office:value-type="float" office:value="18.709804" calcext:value-type="float">
            <text:p>18.71</text:p>
          </table:table-cell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8.1" calcext:value-type="float">
            <text:p>58.1</text:p>
          </table:table-cell>
          <table:table-cell table:style-name="ce3" table:formula="of:=([.B242]-32)/1.8" office:value-type="float" office:value="14.5" calcext:value-type="float">
            <text:p>14.50</text:p>
          </table:table-cell>
          <table:table-cell table:style-name="ce3" office:value-type="float" office:value="18.7161570615407" calcext:value-type="float">
            <text:p>18.72</text:p>
          </table:table-cell>
          <table:table-cell table:style-name="ce3" table:formula="of:=17.167564 + 0.006426*[.A242]" office:value-type="float" office:value="18.71623" calcext:value-type="float">
            <text:p>18.72</text:p>
          </table:table-cell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9.4" calcext:value-type="float">
            <text:p>59.4</text:p>
          </table:table-cell>
          <table:table-cell table:style-name="ce3" table:formula="of:=([.B243]-32)/1.8" office:value-type="float" office:value="15.2222222222222" calcext:value-type="float">
            <text:p>15.22</text:p>
          </table:table-cell>
          <table:table-cell table:style-name="ce3" office:value-type="float" office:value="18.7225827582955" calcext:value-type="float">
            <text:p>18.72</text:p>
          </table:table-cell>
          <table:table-cell table:style-name="ce3" table:formula="of:=17.167564 + 0.006426*[.A243]" office:value-type="float" office:value="18.722656" calcext:value-type="float">
            <text:p>18.72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9.8" calcext:value-type="float">
            <text:p>59.8</text:p>
          </table:table-cell>
          <table:table-cell table:style-name="ce3" table:formula="of:=([.B244]-32)/1.8" office:value-type="float" office:value="15.4444444444444" calcext:value-type="float">
            <text:p>15.44</text:p>
          </table:table-cell>
          <table:table-cell table:style-name="ce3" office:value-type="float" office:value="18.7290084550503" calcext:value-type="float">
            <text:p>18.73</text:p>
          </table:table-cell>
          <table:table-cell table:style-name="ce3" table:formula="of:=17.167564 + 0.006426*[.A244]" office:value-type="float" office:value="18.729082" calcext:value-type="float">
            <text:p>18.73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  <table:table-cell table:style-name="ce3" table:formula="of:=([.B245]-32)/1.8" office:value-type="float" office:value="17.7777777777778" calcext:value-type="float">
            <text:p>17.78</text:p>
          </table:table-cell>
          <table:table-cell table:style-name="ce3" office:value-type="float" office:value="18.7354341518051" calcext:value-type="float">
            <text:p>18.74</text:p>
          </table:table-cell>
          <table:table-cell table:style-name="ce3" table:formula="of:=17.167564 + 0.006426*[.A245]" office:value-type="float" office:value="18.735508" calcext:value-type="float">
            <text:p>18.74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7.4" calcext:value-type="float">
            <text:p>67.4</text:p>
          </table:table-cell>
          <table:table-cell table:style-name="ce3" table:formula="of:=([.B246]-32)/1.8" office:value-type="float" office:value="19.6666666666667" calcext:value-type="float">
            <text:p>19.67</text:p>
          </table:table-cell>
          <table:table-cell table:style-name="ce3" office:value-type="float" office:value="18.7418598485599" calcext:value-type="float">
            <text:p>18.74</text:p>
          </table:table-cell>
          <table:table-cell table:style-name="ce3" table:formula="of:=17.167564 + 0.006426*[.A246]" office:value-type="float" office:value="18.741934" calcext:value-type="float">
            <text:p>18.74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8.5" calcext:value-type="float">
            <text:p>68.5</text:p>
          </table:table-cell>
          <table:table-cell table:style-name="ce3" table:formula="of:=([.B247]-32)/1.8" office:value-type="float" office:value="20.2777777777778" calcext:value-type="float">
            <text:p>20.28</text:p>
          </table:table-cell>
          <table:table-cell table:style-name="ce3" office:value-type="float" office:value="18.7482855453148" calcext:value-type="float">
            <text:p>18.75</text:p>
          </table:table-cell>
          <table:table-cell table:style-name="ce3" table:formula="of:=17.167564 + 0.006426*[.A247]" office:value-type="float" office:value="18.74836" calcext:value-type="float">
            <text:p>18.75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1.6" calcext:value-type="float">
            <text:p>71.6</text:p>
          </table:table-cell>
          <table:table-cell table:style-name="ce3" table:formula="of:=([.B248]-32)/1.8" office:value-type="float" office:value="22" calcext:value-type="float">
            <text:p>22.00</text:p>
          </table:table-cell>
          <table:table-cell table:style-name="ce3" office:value-type="float" office:value="18.7547112420696" calcext:value-type="float">
            <text:p>18.75</text:p>
          </table:table-cell>
          <table:table-cell table:style-name="ce3" table:formula="of:=17.167564 + 0.006426*[.A248]" office:value-type="float" office:value="18.754786" calcext:value-type="float">
            <text:p>18.75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4.4" calcext:value-type="float">
            <text:p>74.4</text:p>
          </table:table-cell>
          <table:table-cell table:style-name="ce3" table:formula="of:=([.B249]-32)/1.8" office:value-type="float" office:value="23.5555555555556" calcext:value-type="float">
            <text:p>23.56</text:p>
          </table:table-cell>
          <table:table-cell table:style-name="ce3" office:value-type="float" office:value="18.7611369388244" calcext:value-type="float">
            <text:p>18.76</text:p>
          </table:table-cell>
          <table:table-cell table:style-name="ce3" table:formula="of:=17.167564 + 0.006426*[.A249]" office:value-type="float" office:value="18.761212" calcext:value-type="float">
            <text:p>18.76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4.4" calcext:value-type="float">
            <text:p>74.4</text:p>
          </table:table-cell>
          <table:table-cell table:style-name="ce3" table:formula="of:=([.B250]-32)/1.8" office:value-type="float" office:value="23.5555555555556" calcext:value-type="float">
            <text:p>23.56</text:p>
          </table:table-cell>
          <table:table-cell table:style-name="ce3" office:value-type="float" office:value="18.7675626355792" calcext:value-type="float">
            <text:p>18.77</text:p>
          </table:table-cell>
          <table:table-cell table:style-name="ce3" table:formula="of:=17.167564 + 0.006426*[.A250]" office:value-type="float" office:value="18.767638" calcext:value-type="float">
            <text:p>18.77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1.3" calcext:value-type="float">
            <text:p>71.3</text:p>
          </table:table-cell>
          <table:table-cell table:style-name="ce3" table:formula="of:=([.B251]-32)/1.8" office:value-type="float" office:value="21.8333333333333" calcext:value-type="float">
            <text:p>21.83</text:p>
          </table:table-cell>
          <table:table-cell table:style-name="ce3" office:value-type="float" office:value="18.773988332334" calcext:value-type="float">
            <text:p>18.77</text:p>
          </table:table-cell>
          <table:table-cell table:style-name="ce3" table:formula="of:=17.167564 + 0.006426*[.A251]" office:value-type="float" office:value="18.774064" calcext:value-type="float">
            <text:p>18.77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2.1" calcext:value-type="float">
            <text:p>62.1</text:p>
          </table:table-cell>
          <table:table-cell table:style-name="ce3" table:formula="of:=([.B252]-32)/1.8" office:value-type="float" office:value="16.7222222222222" calcext:value-type="float">
            <text:p>16.72</text:p>
          </table:table-cell>
          <table:table-cell table:style-name="ce3" office:value-type="float" office:value="18.7804140290888" calcext:value-type="float">
            <text:p>18.78</text:p>
          </table:table-cell>
          <table:table-cell table:style-name="ce3" table:formula="of:=17.167564 + 0.006426*[.A252]" office:value-type="float" office:value="18.78049" calcext:value-type="float">
            <text:p>18.78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9.2" calcext:value-type="float">
            <text:p>59.2</text:p>
          </table:table-cell>
          <table:table-cell table:style-name="ce3" table:formula="of:=([.B253]-32)/1.8" office:value-type="float" office:value="15.1111111111111" calcext:value-type="float">
            <text:p>15.11</text:p>
          </table:table-cell>
          <table:table-cell table:style-name="ce3" office:value-type="float" office:value="18.7868397258436" calcext:value-type="float">
            <text:p>18.79</text:p>
          </table:table-cell>
          <table:table-cell table:style-name="ce3" table:formula="of:=17.167564 + 0.006426*[.A253]" office:value-type="float" office:value="18.786916" calcext:value-type="float">
            <text:p>18.79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8.6" calcext:value-type="float">
            <text:p>58.6</text:p>
          </table:table-cell>
          <table:table-cell table:style-name="ce3" table:formula="of:=([.B254]-32)/1.8" office:value-type="float" office:value="14.7777777777778" calcext:value-type="float">
            <text:p>14.78</text:p>
          </table:table-cell>
          <table:table-cell table:style-name="ce3" office:value-type="float" office:value="18.7932654225984" calcext:value-type="float">
            <text:p>18.79</text:p>
          </table:table-cell>
          <table:table-cell table:style-name="ce3" table:formula="of:=17.167564 + 0.006426*[.A254]" office:value-type="float" office:value="18.793342" calcext:value-type="float">
            <text:p>18.79</text:p>
          </table:table-cell>
          <table:table-cell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8.9" calcext:value-type="float">
            <text:p>58.9</text:p>
          </table:table-cell>
          <table:table-cell table:style-name="ce3" table:formula="of:=([.B255]-32)/1.8" office:value-type="float" office:value="14.9444444444444" calcext:value-type="float">
            <text:p>14.94</text:p>
          </table:table-cell>
          <table:table-cell table:style-name="ce3" office:value-type="float" office:value="18.7996911193533" calcext:value-type="float">
            <text:p>18.80</text:p>
          </table:table-cell>
          <table:table-cell table:style-name="ce3" table:formula="of:=17.167564 + 0.006426*[.A255]" office:value-type="float" office:value="18.799768" calcext:value-type="float">
            <text:p>18.80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7.4" calcext:value-type="float">
            <text:p>57.4</text:p>
          </table:table-cell>
          <table:table-cell table:style-name="ce3" table:formula="of:=([.B256]-32)/1.8" office:value-type="float" office:value="14.1111111111111" calcext:value-type="float">
            <text:p>14.11</text:p>
          </table:table-cell>
          <table:table-cell table:style-name="ce3" office:value-type="float" office:value="18.8061168161081" calcext:value-type="float">
            <text:p>18.81</text:p>
          </table:table-cell>
          <table:table-cell table:style-name="ce3" table:formula="of:=17.167564 + 0.006426*[.A256]" office:value-type="float" office:value="18.806194" calcext:value-type="float">
            <text:p>18.81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.7" calcext:value-type="float">
            <text:p>63.7</text:p>
          </table:table-cell>
          <table:table-cell table:style-name="ce3" table:formula="of:=([.B257]-32)/1.8" office:value-type="float" office:value="17.6111111111111" calcext:value-type="float">
            <text:p>17.61</text:p>
          </table:table-cell>
          <table:table-cell table:style-name="ce3" office:value-type="float" office:value="18.8125425128629" calcext:value-type="float">
            <text:p>18.81</text:p>
          </table:table-cell>
          <table:table-cell table:style-name="ce3" table:formula="of:=17.167564 + 0.006426*[.A257]" office:value-type="float" office:value="18.81262" calcext:value-type="float">
            <text:p>18.81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3.6" calcext:value-type="float">
            <text:p>63.6</text:p>
          </table:table-cell>
          <table:table-cell table:style-name="ce3" table:formula="of:=([.B258]-32)/1.8" office:value-type="float" office:value="17.5555555555556" calcext:value-type="float">
            <text:p>17.56</text:p>
          </table:table-cell>
          <table:table-cell table:style-name="ce3" office:value-type="float" office:value="18.8189682096177" calcext:value-type="float">
            <text:p>18.82</text:p>
          </table:table-cell>
          <table:table-cell table:style-name="ce3" table:formula="of:=17.167564 + 0.006426*[.A258]" office:value-type="float" office:value="18.819046" calcext:value-type="float">
            <text:p>18.82</text:p>
          </table:table-cell>
          <table:table-cell table:number-columns-repeated="101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7.3" calcext:value-type="float">
            <text:p>67.3</text:p>
          </table:table-cell>
          <table:table-cell table:style-name="ce3" table:formula="of:=([.B259]-32)/1.8" office:value-type="float" office:value="19.6111111111111" calcext:value-type="float">
            <text:p>19.61</text:p>
          </table:table-cell>
          <table:table-cell table:style-name="ce3" office:value-type="float" office:value="18.8253939063725" calcext:value-type="float">
            <text:p>18.83</text:p>
          </table:table-cell>
          <table:table-cell table:style-name="ce3" table:formula="of:=17.167564 + 0.006426*[.A259]" office:value-type="float" office:value="18.825472" calcext:value-type="float">
            <text:p>18.83</text:p>
          </table:table-cell>
          <table:table-cell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1.3" calcext:value-type="float">
            <text:p>71.3</text:p>
          </table:table-cell>
          <table:table-cell table:style-name="ce3" table:formula="of:=([.B260]-32)/1.8" office:value-type="float" office:value="21.8333333333333" calcext:value-type="float">
            <text:p>21.83</text:p>
          </table:table-cell>
          <table:table-cell table:style-name="ce3" office:value-type="float" office:value="18.8318196031273" calcext:value-type="float">
            <text:p>18.83</text:p>
          </table:table-cell>
          <table:table-cell table:style-name="ce3" table:formula="of:=17.167564 + 0.006426*[.A260]" office:value-type="float" office:value="18.831898" calcext:value-type="float">
            <text:p>18.83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table:style-name="ce3" table:formula="of:=([.B261]-32)/1.8" office:value-type="float" office:value="22.7777777777778" calcext:value-type="float">
            <text:p>22.78</text:p>
          </table:table-cell>
          <table:table-cell table:style-name="ce3" office:value-type="float" office:value="18.8382452998821" calcext:value-type="float">
            <text:p>18.84</text:p>
          </table:table-cell>
          <table:table-cell table:style-name="ce3" table:formula="of:=17.167564 + 0.006426*[.A261]" office:value-type="float" office:value="18.838324" calcext:value-type="float">
            <text:p>18.84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2.4" calcext:value-type="float">
            <text:p>72.4</text:p>
          </table:table-cell>
          <table:table-cell table:style-name="ce3" table:formula="of:=([.B262]-32)/1.8" office:value-type="float" office:value="22.4444444444444" calcext:value-type="float">
            <text:p>22.44</text:p>
          </table:table-cell>
          <table:table-cell table:style-name="ce3" office:value-type="float" office:value="18.8446709966369" calcext:value-type="float">
            <text:p>18.84</text:p>
          </table:table-cell>
          <table:table-cell table:style-name="ce3" table:formula="of:=17.167564 + 0.006426*[.A262]" office:value-type="float" office:value="18.84475" calcext:value-type="float">
            <text:p>18.84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6.8" calcext:value-type="float">
            <text:p>66.8</text:p>
          </table:table-cell>
          <table:table-cell table:style-name="ce3" table:formula="of:=([.B263]-32)/1.8" office:value-type="float" office:value="19.3333333333333" calcext:value-type="float">
            <text:p>19.33</text:p>
          </table:table-cell>
          <table:table-cell table:style-name="ce3" office:value-type="float" office:value="18.8510966933918" calcext:value-type="float">
            <text:p>18.85</text:p>
          </table:table-cell>
          <table:table-cell table:style-name="ce3" table:formula="of:=17.167564 + 0.006426*[.A263]" office:value-type="float" office:value="18.851176" calcext:value-type="float">
            <text:p>18.85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4.9" calcext:value-type="float">
            <text:p>64.9</text:p>
          </table:table-cell>
          <table:table-cell table:style-name="ce3" table:formula="of:=([.B264]-32)/1.8" office:value-type="float" office:value="18.2777777777778" calcext:value-type="float">
            <text:p>18.28</text:p>
          </table:table-cell>
          <table:table-cell table:style-name="ce3" office:value-type="float" office:value="18.8575223901466" calcext:value-type="float">
            <text:p>18.86</text:p>
          </table:table-cell>
          <table:table-cell table:style-name="ce3" table:formula="of:=17.167564 + 0.006426*[.A264]" office:value-type="float" office:value="18.857602" calcext:value-type="float">
            <text:p>18.86</text:p>
          </table:table-cell>
          <table:table-cell table:number-columns-repeated="101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.5" calcext:value-type="float">
            <text:p>57.5</text:p>
          </table:table-cell>
          <table:table-cell table:style-name="ce3" table:formula="of:=([.B265]-32)/1.8" office:value-type="float" office:value="14.1666666666667" calcext:value-type="float">
            <text:p>14.17</text:p>
          </table:table-cell>
          <table:table-cell table:style-name="ce3" office:value-type="float" office:value="18.8639480869014" calcext:value-type="float">
            <text:p>18.86</text:p>
          </table:table-cell>
          <table:table-cell table:style-name="ce3" table:formula="of:=17.167564 + 0.006426*[.A265]" office:value-type="float" office:value="18.864028" calcext:value-type="float">
            <text:p>18.86</text:p>
          </table:table-cell>
          <table:table-cell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9.6" calcext:value-type="float">
            <text:p>59.6</text:p>
          </table:table-cell>
          <table:table-cell table:style-name="ce3" table:formula="of:=([.B266]-32)/1.8" office:value-type="float" office:value="15.3333333333333" calcext:value-type="float">
            <text:p>15.33</text:p>
          </table:table-cell>
          <table:table-cell table:style-name="ce3" office:value-type="float" office:value="18.8703737836562" calcext:value-type="float">
            <text:p>18.87</text:p>
          </table:table-cell>
          <table:table-cell table:style-name="ce3" table:formula="of:=17.167564 + 0.006426*[.A266]" office:value-type="float" office:value="18.870454" calcext:value-type="float">
            <text:p>18.87</text:p>
          </table:table-cell>
          <table:table-cell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9.8" calcext:value-type="float">
            <text:p>59.8</text:p>
          </table:table-cell>
          <table:table-cell table:style-name="ce3" table:formula="of:=([.B267]-32)/1.8" office:value-type="float" office:value="15.4444444444444" calcext:value-type="float">
            <text:p>15.44</text:p>
          </table:table-cell>
          <table:table-cell table:style-name="ce3" office:value-type="float" office:value="18.876799480411" calcext:value-type="float">
            <text:p>18.88</text:p>
          </table:table-cell>
          <table:table-cell table:style-name="ce3" table:formula="of:=17.167564 + 0.006426*[.A267]" office:value-type="float" office:value="18.87688" calcext:value-type="float">
            <text:p>18.88</text:p>
          </table:table-cell>
          <table:table-cell table:number-columns-repeated="101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1.1" calcext:value-type="float">
            <text:p>61.1</text:p>
          </table:table-cell>
          <table:table-cell table:style-name="ce3" table:formula="of:=([.B268]-32)/1.8" office:value-type="float" office:value="16.1666666666667" calcext:value-type="float">
            <text:p>16.17</text:p>
          </table:table-cell>
          <table:table-cell table:style-name="ce3" office:value-type="float" office:value="18.8832251771658" calcext:value-type="float">
            <text:p>18.88</text:p>
          </table:table-cell>
          <table:table-cell table:style-name="ce3" table:formula="of:=17.167564 + 0.006426*[.A268]" office:value-type="float" office:value="18.883306" calcext:value-type="float">
            <text:p>18.88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4.3" calcext:value-type="float">
            <text:p>64.3</text:p>
          </table:table-cell>
          <table:table-cell table:style-name="ce3" table:formula="of:=([.B269]-32)/1.8" office:value-type="float" office:value="17.9444444444444" calcext:value-type="float">
            <text:p>17.94</text:p>
          </table:table-cell>
          <table:table-cell table:style-name="ce3" office:value-type="float" office:value="18.8896508739206" calcext:value-type="float">
            <text:p>18.89</text:p>
          </table:table-cell>
          <table:table-cell table:style-name="ce3" table:formula="of:=17.167564 + 0.006426*[.A269]" office:value-type="float" office:value="18.889732" calcext:value-type="float">
            <text:p>18.89</text:p>
          </table:table-cell>
          <table:table-cell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4.3" calcext:value-type="float">
            <text:p>64.3</text:p>
          </table:table-cell>
          <table:table-cell table:style-name="ce3" table:formula="of:=([.B270]-32)/1.8" office:value-type="float" office:value="17.9444444444444" calcext:value-type="float">
            <text:p>17.94</text:p>
          </table:table-cell>
          <table:table-cell table:style-name="ce3" office:value-type="float" office:value="18.8960765706754" calcext:value-type="float">
            <text:p>18.90</text:p>
          </table:table-cell>
          <table:table-cell table:style-name="ce3" table:formula="of:=17.167564 + 0.006426*[.A270]" office:value-type="float" office:value="18.896158" calcext:value-type="float">
            <text:p>18.90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.8" calcext:value-type="float">
            <text:p>68.8</text:p>
          </table:table-cell>
          <table:table-cell table:style-name="ce3" table:formula="of:=([.B271]-32)/1.8" office:value-type="float" office:value="20.4444444444444" calcext:value-type="float">
            <text:p>20.44</text:p>
          </table:table-cell>
          <table:table-cell table:style-name="ce3" office:value-type="float" office:value="18.9025022674303" calcext:value-type="float">
            <text:p>18.90</text:p>
          </table:table-cell>
          <table:table-cell table:style-name="ce3" table:formula="of:=17.167564 + 0.006426*[.A271]" office:value-type="float" office:value="18.902584" calcext:value-type="float">
            <text:p>18.90</text:p>
          </table:table-cell>
          <table:table-cell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0" calcext:value-type="float">
            <text:p>70</text:p>
          </table:table-cell>
          <table:table-cell table:style-name="ce3" table:formula="of:=([.B272]-32)/1.8" office:value-type="float" office:value="21.1111111111111" calcext:value-type="float">
            <text:p>21.11</text:p>
          </table:table-cell>
          <table:table-cell table:style-name="ce3" office:value-type="float" office:value="18.9089279641851" calcext:value-type="float">
            <text:p>18.91</text:p>
          </table:table-cell>
          <table:table-cell table:style-name="ce3" table:formula="of:=17.167564 + 0.006426*[.A272]" office:value-type="float" office:value="18.90901" calcext:value-type="float">
            <text:p>18.91</text:p>
          </table:table-cell>
          <table:table-cell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4.6" calcext:value-type="float">
            <text:p>74.6</text:p>
          </table:table-cell>
          <table:table-cell table:style-name="ce3" table:formula="of:=([.B273]-32)/1.8" office:value-type="float" office:value="23.6666666666667" calcext:value-type="float">
            <text:p>23.67</text:p>
          </table:table-cell>
          <table:table-cell table:style-name="ce3" office:value-type="float" office:value="18.9153536609399" calcext:value-type="float">
            <text:p>18.92</text:p>
          </table:table-cell>
          <table:table-cell table:style-name="ce3" table:formula="of:=17.167564 + 0.006426*[.A273]" office:value-type="float" office:value="18.915436" calcext:value-type="float">
            <text:p>18.92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6.2" calcext:value-type="float">
            <text:p>76.2</text:p>
          </table:table-cell>
          <table:table-cell table:style-name="ce3" table:formula="of:=([.B274]-32)/1.8" office:value-type="float" office:value="24.5555555555556" calcext:value-type="float">
            <text:p>24.56</text:p>
          </table:table-cell>
          <table:table-cell table:style-name="ce3" office:value-type="float" office:value="18.9217793576947" calcext:value-type="float">
            <text:p>18.92</text:p>
          </table:table-cell>
          <table:table-cell table:style-name="ce3" table:formula="of:=17.167564 + 0.006426*[.A274]" office:value-type="float" office:value="18.921862" calcext:value-type="float">
            <text:p>18.92</text:p>
          </table:table-cell>
          <table:table-cell table:number-columns-repeated="101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0.5" calcext:value-type="float">
            <text:p>70.5</text:p>
          </table:table-cell>
          <table:table-cell table:style-name="ce3" table:formula="of:=([.B275]-32)/1.8" office:value-type="float" office:value="21.3888888888889" calcext:value-type="float">
            <text:p>21.39</text:p>
          </table:table-cell>
          <table:table-cell table:style-name="ce3" office:value-type="float" office:value="18.9282050544495" calcext:value-type="float">
            <text:p>18.93</text:p>
          </table:table-cell>
          <table:table-cell table:style-name="ce3" table:formula="of:=17.167564 + 0.006426*[.A275]" office:value-type="float" office:value="18.928288" calcext:value-type="float">
            <text:p>18.93</text:p>
          </table:table-cell>
          <table:table-cell table:number-columns-repeated="10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.5" calcext:value-type="float">
            <text:p>60.5</text:p>
          </table:table-cell>
          <table:table-cell table:style-name="ce3" table:formula="of:=([.B276]-32)/1.8" office:value-type="float" office:value="15.8333333333333" calcext:value-type="float">
            <text:p>15.83</text:p>
          </table:table-cell>
          <table:table-cell table:style-name="ce3" office:value-type="float" office:value="18.9346307512043" calcext:value-type="float">
            <text:p>18.93</text:p>
          </table:table-cell>
          <table:table-cell table:style-name="ce3" table:formula="of:=17.167564 + 0.006426*[.A276]" office:value-type="float" office:value="18.934714" calcext:value-type="float">
            <text:p>18.93</text:p>
          </table:table-cell>
          <table:table-cell table:number-columns-repeated="101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7.4" calcext:value-type="float">
            <text:p>57.4</text:p>
          </table:table-cell>
          <table:table-cell table:style-name="ce3" table:formula="of:=([.B277]-32)/1.8" office:value-type="float" office:value="14.1111111111111" calcext:value-type="float">
            <text:p>14.11</text:p>
          </table:table-cell>
          <table:table-cell table:style-name="ce3" office:value-type="float" office:value="18.9410564479591" calcext:value-type="float">
            <text:p>18.94</text:p>
          </table:table-cell>
          <table:table-cell table:style-name="ce3" table:formula="of:=17.167564 + 0.006426*[.A277]" office:value-type="float" office:value="18.94114" calcext:value-type="float">
            <text:p>18.94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6.3" calcext:value-type="float">
            <text:p>56.3</text:p>
          </table:table-cell>
          <table:table-cell table:style-name="ce3" table:formula="of:=([.B278]-32)/1.8" office:value-type="float" office:value="13.5" calcext:value-type="float">
            <text:p>13.50</text:p>
          </table:table-cell>
          <table:table-cell table:style-name="ce3" office:value-type="float" office:value="18.9474821447139" calcext:value-type="float">
            <text:p>18.95</text:p>
          </table:table-cell>
          <table:table-cell table:style-name="ce3" table:formula="of:=17.167564 + 0.006426*[.A278]" office:value-type="float" office:value="18.947566" calcext:value-type="float">
            <text:p>18.95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5.4" calcext:value-type="float">
            <text:p>55.4</text:p>
          </table:table-cell>
          <table:table-cell table:style-name="ce3" table:formula="of:=([.B279]-32)/1.8" office:value-type="float" office:value="13" calcext:value-type="float">
            <text:p>13.00</text:p>
          </table:table-cell>
          <table:table-cell table:style-name="ce3" office:value-type="float" office:value="18.9539078414688" calcext:value-type="float">
            <text:p>18.95</text:p>
          </table:table-cell>
          <table:table-cell table:style-name="ce3" table:formula="of:=17.167564 + 0.006426*[.A279]" office:value-type="float" office:value="18.953992" calcext:value-type="float">
            <text:p>18.95</text:p>
          </table:table-cell>
          <table:table-cell table:number-columns-repeated="101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 du modèle" table:style-name="ta1">
        <table:shapes>
          <draw:frame draw:z-index="0" draw:style-name="gr1" draw:text-style-name="P1" svg:width="10.8858in" svg:height="5.0862in" svg:x="5.9122in" svg:y="0.6421in">
            <draw:object draw:notify-on-update-of-ranges="'Type du modèle'.B1:'Type du modèle'.B1 'Type du modèle'.B2:'Type du modèle'.B279 'Type du modèle'.C1:'Type du modèle'.C1 'Type du modèle'.C2:'Type du modèle'.C279 'Type du modèle'.E1:'Type du modèle'.E1 'Type du modèle'.E2:'Type du modèle'.E279 'Type du modèle'.F1:'Type du modèle'.F1 'Type du modèle'.F2:'Type du modèle'.F2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5823in" svg:height="6.9626in" svg:x="10.039in" svg:y="7.4173in">
            <draw:object draw:notify-on-update-of-ranges="'Type du modèle'.I45:'Type du modèle'.I67 'Type du modèle'.J44:'Type du modèle'.J44 'Type du modèle'.J45:'Type du modèle'.J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0.5146in" svg:height="3.5457in" svg:x="6.1268in" svg:y="20.465in">
            <draw:object draw:notify-on-update-of-ranges="'Type du modèle'.D1:'Type du modèle'.D1 'Type du modèle'.D2:'Type du modèle'.D2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11" office:value-type="string" calcext:value-type="string">
            <text:p>X_t</text:p>
          </table:table-cell>
          <table:table-cell table:style-name="ce1" office:value-type="string" calcext:value-type="string">
            <text:p>Moyenne <text:span text:style-name="T3">μ_t</text:span></text:p>
          </table:table-cell>
          <table:table-cell table:style-name="ce1" office:value-type="string" calcext:value-type="string">
            <text:p>Écart-type <text:span text:style-name="T4">𝜎_t</text:span></text:p>
          </table:table-cell>
          <table:table-cell table:style-name="ce12" office:value-type="string" calcext:value-type="string">
            <text:p>μ_t + <text:span text:style-name="T5">𝜎_t</text:span></text:p>
          </table:table-cell>
          <table:table-cell table:style-name="ce1" office:value-type="string" calcext:value-type="string">
            <text:p>μ_t - 𝜎_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666666666667" calcext:value-type="float">
            <text:p>14.67</text:p>
          </table:table-cell>
          <table:table-cell table:style-name="ce3" table:formula="of:=AVERAGE([.$B$2:.B2])" office:value-type="float" office:value="14.6666666666667" calcext:value-type="float">
            <text:p>14.67</text:p>
          </table:table-cell>
          <table:table-cell table:style-name="ce3" table:formula="of:=COM.MICROSOFT.STDEV.P([.$B$2:.B2])" office:value-type="float" office:value="0" calcext:value-type="float">
            <text:p>0.00</text:p>
          </table:table-cell>
          <table:table-cell table:style-name="ce3" table:formula="of:=[.C2]+[.D2]" office:value-type="float" office:value="14.6666666666667" calcext:value-type="float">
            <text:p>14.67</text:p>
          </table:table-cell>
          <table:table-cell table:style-name="ce3" table:formula="of:=[.C2]-[.D2]" office:value-type="float" office:value="14.6666666666667" calcext:value-type="float">
            <text:p>14.6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0555555555556" calcext:value-type="float">
            <text:p>15.06</text:p>
          </table:table-cell>
          <table:table-cell table:style-name="ce3" table:formula="of:=AVERAGE([.$B$2:.B3])" office:value-type="float" office:value="14.8611111111112" calcext:value-type="float">
            <text:p>14.86</text:p>
          </table:table-cell>
          <table:table-cell table:style-name="ce3" table:formula="of:=COM.MICROSOFT.STDEV.P([.$B$2:.B3])" office:value-type="float" office:value="0.19444444444445" calcext:value-type="float">
            <text:p>0.19</text:p>
          </table:table-cell>
          <table:table-cell table:style-name="ce3" table:formula="of:=[.C3]+[.D3]" office:value-type="float" office:value="15.0555555555556" calcext:value-type="float">
            <text:p>15.06</text:p>
          </table:table-cell>
          <table:table-cell table:style-name="ce3" table:formula="of:=[.C3]-[.D3]" office:value-type="float" office:value="14.6666666666667" calcext:value-type="float">
            <text:p>14.6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6111111111111" calcext:value-type="float">
            <text:p>14.61</text:p>
          </table:table-cell>
          <table:table-cell table:style-name="ce3" table:formula="of:=AVERAGE([.$B$2:.B4])" office:value-type="float" office:value="14.7777777777778" calcext:value-type="float">
            <text:p>14.78</text:p>
          </table:table-cell>
          <table:table-cell table:style-name="ce3" table:formula="of:=COM.MICROSOFT.STDEV.P([.$B$2:.B4])" office:value-type="float" office:value="0.197723671333931" calcext:value-type="float">
            <text:p>0.20</text:p>
          </table:table-cell>
          <table:table-cell table:style-name="ce3" table:formula="of:=[.C4]+[.D4]" office:value-type="float" office:value="14.9755014491117" calcext:value-type="float">
            <text:p>14.98</text:p>
          </table:table-cell>
          <table:table-cell table:style-name="ce3" table:formula="of:=[.C4]-[.D4]" office:value-type="float" office:value="14.5800541064439" calcext:value-type="float">
            <text:p>14.5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9444444444444" calcext:value-type="float">
            <text:p>16.94</text:p>
          </table:table-cell>
          <table:table-cell table:style-name="ce3" table:formula="of:=AVERAGE([.$B$2:.B5])" office:value-type="float" office:value="15.3194444444445" calcext:value-type="float">
            <text:p>15.32</text:p>
          </table:table-cell>
          <table:table-cell table:style-name="ce3" table:formula="of:=COM.MICROSOFT.STDEV.P([.$B$2:.B5])" office:value-type="float" office:value="0.953692466672357" calcext:value-type="float">
            <text:p>0.95</text:p>
          </table:table-cell>
          <table:table-cell table:style-name="ce3" table:formula="of:=[.C5]+[.D5]" office:value-type="float" office:value="16.2731369111168" calcext:value-type="float">
            <text:p>16.27</text:p>
          </table:table-cell>
          <table:table-cell table:style-name="ce3" table:formula="of:=[.C5]-[.D5]" office:value-type="float" office:value="14.3657519777721" calcext:value-type="float">
            <text:p>14.3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1666666666667" calcext:value-type="float">
            <text:p>18.17</text:p>
          </table:table-cell>
          <table:table-cell table:style-name="ce3" table:formula="of:=AVERAGE([.$B$2:.B6])" office:value-type="float" office:value="15.8888888888889" calcext:value-type="float">
            <text:p>15.89</text:p>
          </table:table-cell>
          <table:table-cell table:style-name="ce3" table:formula="of:=COM.MICROSOFT.STDEV.P([.$B$2:.B6])" office:value-type="float" office:value="1.4229164972073" calcext:value-type="float">
            <text:p>1.42</text:p>
          </table:table-cell>
          <table:table-cell table:style-name="ce3" table:formula="of:=[.C6]+[.D6]" office:value-type="float" office:value="17.3118053860962" calcext:value-type="float">
            <text:p>17.31</text:p>
          </table:table-cell>
          <table:table-cell table:style-name="ce3" table:formula="of:=[.C6]-[.D6]" office:value-type="float" office:value="14.4659723916816" calcext:value-type="float">
            <text:p>14.4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1666666666667" calcext:value-type="float">
            <text:p>20.17</text:p>
          </table:table-cell>
          <table:table-cell table:style-name="ce3" table:formula="of:=AVERAGE([.$B$2:.B7])" office:value-type="float" office:value="16.6018518518519" calcext:value-type="float">
            <text:p>16.60</text:p>
          </table:table-cell>
          <table:table-cell table:style-name="ce3" table:formula="of:=COM.MICROSOFT.STDEV.P([.$B$2:.B7])" office:value-type="float" office:value="2.05641039949193" calcext:value-type="float">
            <text:p>2.06</text:p>
          </table:table-cell>
          <table:table-cell table:style-name="ce3" table:formula="of:=[.C7]+[.D7]" office:value-type="float" office:value="18.6582622513438" calcext:value-type="float">
            <text:p>18.66</text:p>
          </table:table-cell>
          <table:table-cell table:style-name="ce3" table:formula="of:=[.C7]-[.D7]" office:value-type="float" office:value="14.5454414523599" calcext:value-type="float">
            <text:p>14.5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222222222222" calcext:value-type="float">
            <text:p>20.72</text:p>
          </table:table-cell>
          <table:table-cell table:style-name="ce3" table:formula="of:=AVERAGE([.$B$2:.B8])" office:value-type="float" office:value="17.1904761904762" calcext:value-type="float">
            <text:p>17.19</text:p>
          </table:table-cell>
          <table:table-cell table:style-name="ce3" table:formula="of:=COM.MICROSOFT.STDEV.P([.$B$2:.B8])" office:value-type="float" office:value="2.38821643227477" calcext:value-type="float">
            <text:p>2.39</text:p>
          </table:table-cell>
          <table:table-cell table:style-name="ce3" table:formula="of:=[.C8]+[.D8]" office:value-type="float" office:value="19.578692622751" calcext:value-type="float">
            <text:p>19.58</text:p>
          </table:table-cell>
          <table:table-cell table:style-name="ce3" table:formula="of:=[.C8]-[.D8]" office:value-type="float" office:value="14.8022597582014" calcext:value-type="float">
            <text:p>14.8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3333333333333" calcext:value-type="float">
            <text:p>22.33</text:p>
          </table:table-cell>
          <table:table-cell table:style-name="ce3" table:formula="of:=AVERAGE([.$B$2:.B9])" office:value-type="float" office:value="17.8333333333333" calcext:value-type="float">
            <text:p>17.83</text:p>
          </table:table-cell>
          <table:table-cell table:style-name="ce3" table:formula="of:=COM.MICROSOFT.STDEV.P([.$B$2:.B9])" office:value-type="float" office:value="2.80775491350668" calcext:value-type="float">
            <text:p>2.81</text:p>
          </table:table-cell>
          <table:table-cell table:style-name="ce3" table:formula="of:=[.C9]+[.D9]" office:value-type="float" office:value="20.64108824684" calcext:value-type="float">
            <text:p>20.64</text:p>
          </table:table-cell>
          <table:table-cell table:style-name="ce3" table:formula="of:=[.C9]-[.D9]" office:value-type="float" office:value="15.0255784198267" calcext:value-type="float">
            <text:p>15.0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4444444444444" calcext:value-type="float">
            <text:p>21.44</text:p>
          </table:table-cell>
          <table:table-cell table:style-name="ce3" table:formula="of:=AVERAGE([.$B$2:.B10])" office:value-type="float" office:value="18.2345679012346" calcext:value-type="float">
            <text:p>18.23</text:p>
          </table:table-cell>
          <table:table-cell table:style-name="ce3" table:formula="of:=COM.MICROSOFT.STDEV.P([.$B$2:.B10])" office:value-type="float" office:value="2.88018367633901" calcext:value-type="float">
            <text:p>2.88</text:p>
          </table:table-cell>
          <table:table-cell table:style-name="ce3" table:formula="of:=[.C10]+[.D10]" office:value-type="float" office:value="21.1147515775736" calcext:value-type="float">
            <text:p>21.11</text:p>
          </table:table-cell>
          <table:table-cell table:style-name="ce3" table:formula="of:=[.C10]-[.D10]" office:value-type="float" office:value="15.3543842248956" calcext:value-type="float">
            <text:p>15.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0</text:p>
          </table:table-cell>
          <table:table-cell table:style-name="ce3" table:formula="of:=AVERAGE([.$B$2:.B11])" office:value-type="float" office:value="18.2611111111111" calcext:value-type="float">
            <text:p>18.26</text:p>
          </table:table-cell>
          <table:table-cell table:style-name="ce3" table:formula="of:=COM.MICROSOFT.STDEV.P([.$B$2:.B11])" office:value-type="float" office:value="2.73354222327362" calcext:value-type="float">
            <text:p>2.73</text:p>
          </table:table-cell>
          <table:table-cell table:style-name="ce3" table:formula="of:=[.C11]+[.D11]" office:value-type="float" office:value="20.9946533343847" calcext:value-type="float">
            <text:p>20.99</text:p>
          </table:table-cell>
          <table:table-cell table:style-name="ce3" table:formula="of:=[.C11]-[.D11]" office:value-type="float" office:value="15.5275688878375" calcext:value-type="float">
            <text:p>15.5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7222222222222" calcext:value-type="float">
            <text:p>14.72</text:p>
          </table:table-cell>
          <table:table-cell table:style-name="ce3" table:formula="of:=AVERAGE([.$B$2:.B12])" office:value-type="float" office:value="17.9393939393939" calcext:value-type="float">
            <text:p>17.94</text:p>
          </table:table-cell>
          <table:table-cell table:style-name="ce3" table:formula="of:=COM.MICROSOFT.STDEV.P([.$B$2:.B12])" office:value-type="float" office:value="2.7978521649772" calcext:value-type="float">
            <text:p>2.80</text:p>
          </table:table-cell>
          <table:table-cell table:style-name="ce3" table:formula="of:=[.C12]+[.D12]" office:value-type="float" office:value="20.7372461043711" calcext:value-type="float">
            <text:p>20.74</text:p>
          </table:table-cell>
          <table:table-cell table:style-name="ce3" table:formula="of:=[.C12]-[.D12]" office:value-type="float" office:value="15.1415417744167" calcext:value-type="float">
            <text:p>15.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5555555555556" calcext:value-type="float">
            <text:p>14.56</text:p>
          </table:table-cell>
          <table:table-cell table:style-name="ce3" table:formula="of:=AVERAGE([.$B$2:.B13])" office:value-type="float" office:value="17.6574074074074" calcext:value-type="float">
            <text:p>17.66</text:p>
          </table:table-cell>
          <table:table-cell table:style-name="ce3" table:formula="of:=COM.MICROSOFT.STDEV.P([.$B$2:.B13])" office:value-type="float" office:value="2.83730960396493" calcext:value-type="float">
            <text:p>2.84</text:p>
          </table:table-cell>
          <table:table-cell table:style-name="ce3" table:formula="of:=[.C13]+[.D13]" office:value-type="float" office:value="20.4947170113723" calcext:value-type="float">
            <text:p>20.49</text:p>
          </table:table-cell>
          <table:table-cell table:style-name="ce3" table:formula="of:=[.C13]-[.D13]" office:value-type="float" office:value="14.8200978034425" calcext:value-type="float">
            <text:p>14.8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7222222222222" calcext:value-type="float">
            <text:p>12.72</text:p>
          </table:table-cell>
          <table:table-cell table:style-name="ce3" table:formula="of:=AVERAGE([.$B$2:.B14])" office:value-type="float" office:value="17.2777777777778" calcext:value-type="float">
            <text:p>17.28</text:p>
          </table:table-cell>
          <table:table-cell table:style-name="ce3" table:formula="of:=COM.MICROSOFT.STDEV.P([.$B$2:.B14])" office:value-type="float" office:value="3.02663077152804" calcext:value-type="float">
            <text:p>3.03</text:p>
          </table:table-cell>
          <table:table-cell table:style-name="ce3" table:formula="of:=[.C14]+[.D14]" office:value-type="float" office:value="20.3044085493058" calcext:value-type="float">
            <text:p>20.30</text:p>
          </table:table-cell>
          <table:table-cell table:style-name="ce3" table:formula="of:=[.C14]-[.D14]" office:value-type="float" office:value="14.2511470062497" calcext:value-type="float">
            <text:p>14.2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777777777778" calcext:value-type="float">
            <text:p>12.78</text:p>
          </table:table-cell>
          <table:table-cell table:style-name="ce3" table:formula="of:=AVERAGE([.$B$2:.B15])" office:value-type="float" office:value="16.9563492063492" calcext:value-type="float">
            <text:p>16.96</text:p>
          </table:table-cell>
          <table:table-cell table:style-name="ce3" table:formula="of:=COM.MICROSOFT.STDEV.P([.$B$2:.B15])" office:value-type="float" office:value="3.13835706770343" calcext:value-type="float">
            <text:p>3.14</text:p>
          </table:table-cell>
          <table:table-cell table:style-name="ce3" table:formula="of:=[.C15]+[.D15]" office:value-type="float" office:value="20.0947062740526" calcext:value-type="float">
            <text:p>20.09</text:p>
          </table:table-cell>
          <table:table-cell table:style-name="ce3" table:formula="of:=[.C15]-[.D15]" office:value-type="float" office:value="13.8179921386458" calcext:value-type="float">
            <text:p>13.8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" calcext:value-type="float">
            <text:p>15.00</text:p>
          </table:table-cell>
          <table:table-cell table:style-name="ce3" table:formula="of:=AVERAGE([.$B$2:.B16])" office:value-type="float" office:value="16.8259259259259" calcext:value-type="float">
            <text:p>16.83</text:p>
          </table:table-cell>
          <table:table-cell table:style-name="ce3" table:formula="of:=COM.MICROSOFT.STDEV.P([.$B$2:.B16])" office:value-type="float" office:value="3.07096228043366" calcext:value-type="float">
            <text:p>3.07</text:p>
          </table:table-cell>
          <table:table-cell table:style-name="ce3" table:formula="of:=[.C16]+[.D16]" office:value-type="float" office:value="19.8968882063596" calcext:value-type="float">
            <text:p>19.90</text:p>
          </table:table-cell>
          <table:table-cell table:style-name="ce3" table:formula="of:=[.C16]-[.D16]" office:value-type="float" office:value="13.7549636454923" calcext:value-type="float">
            <text:p>13.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8333333333333" calcext:value-type="float">
            <text:p>14.83</text:p>
          </table:table-cell>
          <table:table-cell table:style-name="ce3" table:formula="of:=AVERAGE([.$B$2:.B17])" office:value-type="float" office:value="16.7013888888889" calcext:value-type="float">
            <text:p>16.70</text:p>
          </table:table-cell>
          <table:table-cell table:style-name="ce3" table:formula="of:=COM.MICROSOFT.STDEV.P([.$B$2:.B17])" office:value-type="float" office:value="3.01231237569502" calcext:value-type="float">
            <text:p>3.01</text:p>
          </table:table-cell>
          <table:table-cell table:style-name="ce3" table:formula="of:=[.C17]+[.D17]" office:value-type="float" office:value="19.7137012645839" calcext:value-type="float">
            <text:p>19.71</text:p>
          </table:table-cell>
          <table:table-cell table:style-name="ce3" table:formula="of:=[.C17]-[.D17]" office:value-type="float" office:value="13.6890765131939" calcext:value-type="float">
            <text:p>13.69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6666666666667" calcext:value-type="float">
            <text:p>17.67</text:p>
          </table:table-cell>
          <table:table-cell table:style-name="ce3" table:formula="of:=AVERAGE([.$B$2:.B18])" office:value-type="float" office:value="16.7581699346405" calcext:value-type="float">
            <text:p>16.76</text:p>
          </table:table-cell>
          <table:table-cell table:style-name="ce3" table:formula="of:=COM.MICROSOFT.STDEV.P([.$B$2:.B18])" office:value-type="float" office:value="2.93118491686789" calcext:value-type="float">
            <text:p>2.93</text:p>
          </table:table-cell>
          <table:table-cell table:style-name="ce3" table:formula="of:=[.C18]+[.D18]" office:value-type="float" office:value="19.6893548515084" calcext:value-type="float">
            <text:p>19.69</text:p>
          </table:table-cell>
          <table:table-cell table:style-name="ce3" table:formula="of:=[.C18]-[.D18]" office:value-type="float" office:value="13.8269850177726" calcext:value-type="float">
            <text:p>13.8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8333333333333" calcext:value-type="float">
            <text:p>19.83</text:p>
          </table:table-cell>
          <table:table-cell table:style-name="ce3" table:formula="of:=AVERAGE([.$B$2:.B19])" office:value-type="float" office:value="16.929012345679" calcext:value-type="float">
            <text:p>16.93</text:p>
          </table:table-cell>
          <table:table-cell table:style-name="ce3" table:formula="of:=COM.MICROSOFT.STDEV.P([.$B$2:.B19])" office:value-type="float" office:value="2.93439968199199" calcext:value-type="float">
            <text:p>2.93</text:p>
          </table:table-cell>
          <table:table-cell table:style-name="ce3" table:formula="of:=[.C19]+[.D19]" office:value-type="float" office:value="19.863412027671" calcext:value-type="float">
            <text:p>19.86</text:p>
          </table:table-cell>
          <table:table-cell table:style-name="ce3" table:formula="of:=[.C19]-[.D19]" office:value-type="float" office:value="13.994612663687" calcext:value-type="float">
            <text:p>13.9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6111111111111" calcext:value-type="float">
            <text:p>20.61</text:p>
          </table:table-cell>
          <table:table-cell table:style-name="ce3" table:formula="of:=AVERAGE([.$B$2:.B20])" office:value-type="float" office:value="17.1228070175439" calcext:value-type="float">
            <text:p>17.12</text:p>
          </table:table-cell>
          <table:table-cell table:style-name="ce3" table:formula="of:=COM.MICROSOFT.STDEV.P([.$B$2:.B20])" office:value-type="float" office:value="2.9721240595567" calcext:value-type="float">
            <text:p>2.97</text:p>
          </table:table-cell>
          <table:table-cell table:style-name="ce3" table:formula="of:=[.C20]+[.D20]" office:value-type="float" office:value="20.0949310771006" calcext:value-type="float">
            <text:p>20.09</text:p>
          </table:table-cell>
          <table:table-cell table:style-name="ce3" table:formula="of:=[.C20]-[.D20]" office:value-type="float" office:value="14.1506829579872" calcext:value-type="float">
            <text:p>14.1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9444444444444" calcext:value-type="float">
            <text:p>20.94</text:p>
          </table:table-cell>
          <table:table-cell table:style-name="ce3" table:formula="of:=AVERAGE([.$B$2:.B21])" office:value-type="float" office:value="17.3138888888889" calcext:value-type="float">
            <text:p>17.31</text:p>
          </table:table-cell>
          <table:table-cell table:style-name="ce3" table:formula="of:=COM.MICROSOFT.STDEV.P([.$B$2:.B21])" office:value-type="float" office:value="3.01422937144863" calcext:value-type="float">
            <text:p>3.01</text:p>
          </table:table-cell>
          <table:table-cell table:style-name="ce3" table:formula="of:=[.C21]+[.D21]" office:value-type="float" office:value="20.3281182603375" calcext:value-type="float">
            <text:p>20.33</text:p>
          </table:table-cell>
          <table:table-cell table:style-name="ce3" table:formula="of:=[.C21]-[.D21]" office:value-type="float" office:value="14.2996595174402" calcext:value-type="float">
            <text:p>14.3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2222222222222" calcext:value-type="float">
            <text:p>20.22</text:p>
          </table:table-cell>
          <table:table-cell table:style-name="ce3" table:formula="of:=AVERAGE([.$B$2:.B22])" office:value-type="float" office:value="17.4523809523809" calcext:value-type="float">
            <text:p>17.45</text:p>
          </table:table-cell>
          <table:table-cell table:style-name="ce3" table:formula="of:=COM.MICROSOFT.STDEV.P([.$B$2:.B22])" office:value-type="float" office:value="3.00608268877806" calcext:value-type="float">
            <text:p>3.01</text:p>
          </table:table-cell>
          <table:table-cell table:style-name="ce3" table:formula="of:=[.C22]+[.D22]" office:value-type="float" office:value="20.458463641159" calcext:value-type="float">
            <text:p>20.46</text:p>
          </table:table-cell>
          <table:table-cell table:style-name="ce3" table:formula="of:=[.C22]-[.D22]" office:value-type="float" office:value="14.4462982636029" calcext:value-type="float">
            <text:p>14.4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1666666666667" calcext:value-type="float">
            <text:p>19.17</text:p>
          </table:table-cell>
          <table:table-cell table:style-name="ce3" table:formula="of:=AVERAGE([.$B$2:.B23])" office:value-type="float" office:value="17.530303030303" calcext:value-type="float">
            <text:p>17.53</text:p>
          </table:table-cell>
          <table:table-cell table:style-name="ce3" table:formula="of:=COM.MICROSOFT.STDEV.P([.$B$2:.B23])" office:value-type="float" office:value="2.95859603199949" calcext:value-type="float">
            <text:p>2.96</text:p>
          </table:table-cell>
          <table:table-cell table:style-name="ce3" table:formula="of:=[.C23]+[.D23]" office:value-type="float" office:value="20.4888990623025" calcext:value-type="float">
            <text:p>20.49</text:p>
          </table:table-cell>
          <table:table-cell table:style-name="ce3" table:formula="of:=[.C23]-[.D23]" office:value-type="float" office:value="14.5717069983035" calcext:value-type="float">
            <text:p>14.5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3888888888889" calcext:value-type="float">
            <text:p>16.39</text:p>
          </table:table-cell>
          <table:table-cell table:style-name="ce3" table:formula="of:=AVERAGE([.$B$2:.B24])" office:value-type="float" office:value="17.4806763285024" calcext:value-type="float">
            <text:p>17.48</text:p>
          </table:table-cell>
          <table:table-cell table:style-name="ce3" table:formula="of:=COM.MICROSOFT.STDEV.P([.$B$2:.B24])" office:value-type="float" office:value="2.90291137365189" calcext:value-type="float">
            <text:p>2.90</text:p>
          </table:table-cell>
          <table:table-cell table:style-name="ce3" table:formula="of:=[.C24]+[.D24]" office:value-type="float" office:value="20.3835877021543" calcext:value-type="float">
            <text:p>20.38</text:p>
          </table:table-cell>
          <table:table-cell table:style-name="ce3" table:formula="of:=[.C24]-[.D24]" office:value-type="float" office:value="14.5777649548505" calcext:value-type="float">
            <text:p>14.58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1111111111111" calcext:value-type="float">
            <text:p>13.11</text:p>
          </table:table-cell>
          <table:table-cell table:style-name="ce3" table:formula="of:=AVERAGE([.$B$2:.B25])" office:value-type="float" office:value="17.2986111111111" calcext:value-type="float">
            <text:p>17.30</text:p>
          </table:table-cell>
          <table:table-cell table:style-name="ce3" table:formula="of:=COM.MICROSOFT.STDEV.P([.$B$2:.B25])" office:value-type="float" office:value="2.9729063118942" calcext:value-type="float">
            <text:p>2.97</text:p>
          </table:table-cell>
          <table:table-cell table:style-name="ce3" table:formula="of:=[.C25]+[.D25]" office:value-type="float" office:value="20.2715174230053" calcext:value-type="float">
            <text:p>20.27</text:p>
          </table:table-cell>
          <table:table-cell table:style-name="ce3" table:formula="of:=[.C25]-[.D25]" office:value-type="float" office:value="14.3257047992169" calcext:value-type="float">
            <text:p>14.3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2222222222222" calcext:value-type="float">
            <text:p>13.22</text:p>
          </table:table-cell>
          <table:table-cell table:style-name="ce3" table:formula="of:=AVERAGE([.$B$2:.B26])" office:value-type="float" office:value="17.1355555555555" calcext:value-type="float">
            <text:p>17.14</text:p>
          </table:table-cell>
          <table:table-cell table:style-name="ce3" table:formula="of:=COM.MICROSOFT.STDEV.P([.$B$2:.B26])" office:value-type="float" office:value="3.02038669750565" calcext:value-type="float">
            <text:p>3.02</text:p>
          </table:table-cell>
          <table:table-cell table:style-name="ce3" table:formula="of:=[.C26]+[.D26]" office:value-type="float" office:value="20.1559422530612" calcext:value-type="float">
            <text:p>20.16</text:p>
          </table:table-cell>
          <table:table-cell table:style-name="ce3" table:formula="of:=[.C26]-[.D26]" office:value-type="float" office:value="14.1151688580499" calcext:value-type="float">
            <text:p>14.1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2222222222222" calcext:value-type="float">
            <text:p>14.22</text:p>
          </table:table-cell>
          <table:table-cell table:style-name="ce3" table:formula="of:=AVERAGE([.$B$2:.B27])" office:value-type="float" office:value="17.0235042735043" calcext:value-type="float">
            <text:p>17.02</text:p>
          </table:table-cell>
          <table:table-cell table:style-name="ce3" table:formula="of:=COM.MICROSOFT.STDEV.P([.$B$2:.B27])" office:value-type="float" office:value="3.01425755265892" calcext:value-type="float">
            <text:p>3.01</text:p>
          </table:table-cell>
          <table:table-cell table:style-name="ce3" table:formula="of:=[.C27]+[.D27]" office:value-type="float" office:value="20.0377618261632" calcext:value-type="float">
            <text:p>20.04</text:p>
          </table:table-cell>
          <table:table-cell table:style-name="ce3" table:formula="of:=[.C27]-[.D27]" office:value-type="float" office:value="14.0092467208453" calcext:value-type="float">
            <text:p>14.0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3333333333333" calcext:value-type="float">
            <text:p>14.33</text:p>
          </table:table-cell>
          <table:table-cell table:style-name="ce3" table:formula="of:=AVERAGE([.$B$2:.B28])" office:value-type="float" office:value="16.9238683127572" calcext:value-type="float">
            <text:p>16.92</text:p>
          </table:table-cell>
          <table:table-cell table:style-name="ce3" table:formula="of:=COM.MICROSOFT.STDEV.P([.$B$2:.B28])" office:value-type="float" office:value="3.00122472136107" calcext:value-type="float">
            <text:p>3.00</text:p>
          </table:table-cell>
          <table:table-cell table:style-name="ce3" table:formula="of:=[.C28]+[.D28]" office:value-type="float" office:value="19.9250930341183" calcext:value-type="float">
            <text:p>19.93</text:p>
          </table:table-cell>
          <table:table-cell table:style-name="ce3" table:formula="of:=[.C28]-[.D28]" office:value-type="float" office:value="13.9226435913961" calcext:value-type="float">
            <text:p>13.9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3888888888889" calcext:value-type="float">
            <text:p>15.39</text:p>
          </table:table-cell>
          <table:table-cell table:style-name="ce3" table:formula="of:=AVERAGE([.$B$2:.B29])" office:value-type="float" office:value="16.8690476190476" calcext:value-type="float">
            <text:p>16.87</text:p>
          </table:table-cell>
          <table:table-cell table:style-name="ce3" table:formula="of:=COM.MICROSOFT.STDEV.P([.$B$2:.B29])" office:value-type="float" office:value="2.96087860122748" calcext:value-type="float">
            <text:p>2.96</text:p>
          </table:table-cell>
          <table:table-cell table:style-name="ce3" table:formula="of:=[.C29]+[.D29]" office:value-type="float" office:value="19.8299262202751" calcext:value-type="float">
            <text:p>19.83</text:p>
          </table:table-cell>
          <table:table-cell table:style-name="ce3" table:formula="of:=[.C29]-[.D29]" office:value-type="float" office:value="13.9081690178201" calcext:value-type="float">
            <text:p>13.9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6666666666667" calcext:value-type="float">
            <text:p>16.67</text:p>
          </table:table-cell>
          <table:table-cell table:style-name="ce3" table:formula="of:=AVERAGE([.$B$2:.B30])" office:value-type="float" office:value="16.8620689655172" calcext:value-type="float">
            <text:p>16.86</text:p>
          </table:table-cell>
          <table:table-cell table:style-name="ce3" table:formula="of:=COM.MICROSOFT.STDEV.P([.$B$2:.B30])" office:value-type="float" office:value="2.90961547558489" calcext:value-type="float">
            <text:p>2.91</text:p>
          </table:table-cell>
          <table:table-cell table:style-name="ce3" table:formula="of:=[.C30]+[.D30]" office:value-type="float" office:value="19.7716844411021" calcext:value-type="float">
            <text:p>19.77</text:p>
          </table:table-cell>
          <table:table-cell table:style-name="ce3" table:formula="of:=[.C30]-[.D30]" office:value-type="float" office:value="13.9524534899323" calcext:value-type="float">
            <text:p>13.9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2777777777778" calcext:value-type="float">
            <text:p>18.28</text:p>
          </table:table-cell>
          <table:table-cell table:style-name="ce3" table:formula="of:=AVERAGE([.$B$2:.B31])" office:value-type="float" office:value="16.9092592592593" calcext:value-type="float">
            <text:p>16.91</text:p>
          </table:table-cell>
          <table:table-cell table:style-name="ce3" table:formula="of:=COM.MICROSOFT.STDEV.P([.$B$2:.B31])" office:value-type="float" office:value="2.87197625328819" calcext:value-type="float">
            <text:p>2.87</text:p>
          </table:table-cell>
          <table:table-cell table:style-name="ce3" table:formula="of:=[.C31]+[.D31]" office:value-type="float" office:value="19.7812355125474" calcext:value-type="float">
            <text:p>19.78</text:p>
          </table:table-cell>
          <table:table-cell table:style-name="ce3" table:formula="of:=[.C31]-[.D31]" office:value-type="float" office:value="14.0372830059711" calcext:value-type="float">
            <text:p>14.04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.00</text:p>
          </table:table-cell>
          <table:table-cell table:style-name="ce3" table:formula="of:=AVERAGE([.$B$2:.B32])" office:value-type="float" office:value="17.0089605734767" calcext:value-type="float">
            <text:p>17.01</text:p>
          </table:table-cell>
          <table:table-cell table:style-name="ce3" table:formula="of:=COM.MICROSOFT.STDEV.P([.$B$2:.B32])" office:value-type="float" office:value="2.87756592590747" calcext:value-type="float">
            <text:p>2.88</text:p>
          </table:table-cell>
          <table:table-cell table:style-name="ce3" table:formula="of:=[.C32]+[.D32]" office:value-type="float" office:value="19.8865264993842" calcext:value-type="float">
            <text:p>19.89</text:p>
          </table:table-cell>
          <table:table-cell table:style-name="ce3" table:formula="of:=[.C32]-[.D32]" office:value-type="float" office:value="14.1313946475692" calcext:value-type="float">
            <text:p>14.1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5555555555556" calcext:value-type="float">
            <text:p>20.56</text:p>
          </table:table-cell>
          <table:table-cell table:style-name="ce3" table:formula="of:=AVERAGE([.$B$2:.B33])" office:value-type="float" office:value="17.1197916666667" calcext:value-type="float">
            <text:p>17.12</text:p>
          </table:table-cell>
          <table:table-cell table:style-name="ce3" table:formula="of:=COM.MICROSOFT.STDEV.P([.$B$2:.B33])" office:value-type="float" office:value="2.89869161413924" calcext:value-type="float">
            <text:p>2.90</text:p>
          </table:table-cell>
          <table:table-cell table:style-name="ce3" table:formula="of:=[.C33]+[.D33]" office:value-type="float" office:value="20.0184832808059" calcext:value-type="float">
            <text:p>20.02</text:p>
          </table:table-cell>
          <table:table-cell table:style-name="ce3" table:formula="of:=[.C33]-[.D33]" office:value-type="float" office:value="14.2211000525274" calcext:value-type="float">
            <text:p>14.22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.2222222222222" calcext:value-type="float">
            <text:p>21.22</text:p>
          </table:table-cell>
          <table:table-cell table:style-name="ce3" table:formula="of:=AVERAGE([.$B$2:.B34])" office:value-type="float" office:value="17.2441077441077" calcext:value-type="float">
            <text:p>17.24</text:p>
          </table:table-cell>
          <table:table-cell table:style-name="ce3" table:formula="of:=COM.MICROSOFT.STDEV.P([.$B$2:.B34])" office:value-type="float" office:value="2.93978538050238" calcext:value-type="float">
            <text:p>2.94</text:p>
          </table:table-cell>
          <table:table-cell table:style-name="ce3" table:formula="of:=[.C34]+[.D34]" office:value-type="float" office:value="20.1838931246101" calcext:value-type="float">
            <text:p>20.18</text:p>
          </table:table-cell>
          <table:table-cell table:style-name="ce3" table:formula="of:=[.C34]-[.D34]" office:value-type="float" office:value="14.3043223636054" calcext:value-type="float">
            <text:p>14.30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.00</text:p>
          </table:table-cell>
          <table:table-cell table:style-name="ce3" table:formula="of:=AVERAGE([.$B$2:.B35])" office:value-type="float" office:value="17.266339869281" calcext:value-type="float">
            <text:p>17.27</text:p>
          </table:table-cell>
          <table:table-cell table:style-name="ce3" table:formula="of:=COM.MICROSOFT.STDEV.P([.$B$2:.B35])" office:value-type="float" office:value="2.89904510021114" calcext:value-type="float">
            <text:p>2.90</text:p>
          </table:table-cell>
          <table:table-cell table:style-name="ce3" table:formula="of:=[.C35]+[.D35]" office:value-type="float" office:value="20.1653849694922" calcext:value-type="float">
            <text:p>20.17</text:p>
          </table:table-cell>
          <table:table-cell table:style-name="ce3" table:formula="of:=[.C35]-[.D35]" office:value-type="float" office:value="14.3672947690699" calcext:value-type="float">
            <text:p>14.37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5555555555556" calcext:value-type="float">
            <text:p>17.56</text:p>
          </table:table-cell>
          <table:table-cell table:style-name="ce3" table:formula="of:=AVERAGE([.$B$2:.B36])" office:value-type="float" office:value="17.2746031746032" calcext:value-type="float">
            <text:p>17.27</text:p>
          </table:table-cell>
          <table:table-cell table:style-name="ce3" table:formula="of:=COM.MICROSOFT.STDEV.P([.$B$2:.B36])" office:value-type="float" office:value="2.85773626994538" calcext:value-type="float">
            <text:p>2.86</text:p>
          </table:table-cell>
          <table:table-cell table:style-name="ce3" table:formula="of:=[.C36]+[.D36]" office:value-type="float" office:value="20.1323394445486" calcext:value-type="float">
            <text:p>20.13</text:p>
          </table:table-cell>
          <table:table-cell table:style-name="ce3" table:formula="of:=[.C36]-[.D36]" office:value-type="float" office:value="14.4168669046578" calcext:value-type="float">
            <text:p>14.42</text:p>
          </table:table-cell>
          <table:table-cell table:number-columns-repeated="2"/>
          <table:table-cell table:style-name="ce8" office:value-type="string" calcext:value-type="string" table:number-columns-spanned="8" table:number-rows-spanned="5">
            <text:p>On peut remarquer que la droite reliant les maximums de la série et celle reliant les minimums de la série sont plus ou moins parallèles. Nous pensons donc à un <text:span text:style-name="T1">modèle additif</text:span> pour modéliser la série. </text:p>
            <text:p/>
            <text:p>Afin de confirmer cette hypothèse, essayons d’exprimer les écart-type annuels comme une fonction affine des moyennes annuelles :</text:p>
          </table:table-cell>
          <table:covered-table-cell table:number-columns-repeated="7"/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8333333333333" calcext:value-type="float">
            <text:p>13.83</text:p>
          </table:table-cell>
          <table:table-cell table:style-name="ce3" table:formula="of:=AVERAGE([.$B$2:.B37])" office:value-type="float" office:value="17.179012345679" calcext:value-type="float">
            <text:p>17.18</text:p>
          </table:table-cell>
          <table:table-cell table:style-name="ce3" table:formula="of:=COM.MICROSOFT.STDEV.P([.$B$2:.B37])" office:value-type="float" office:value="2.87395567933139" calcext:value-type="float">
            <text:p>2.87</text:p>
          </table:table-cell>
          <table:table-cell table:style-name="ce3" table:formula="of:=[.C37]+[.D37]" office:value-type="float" office:value="20.0529680250104" calcext:value-type="float">
            <text:p>20.05</text:p>
          </table:table-cell>
          <table:table-cell table:style-name="ce3" table:formula="of:=[.C37]-[.D37]" office:value-type="float" office:value="14.3050566663476" calcext:value-type="float">
            <text:p>14.31</text:p>
          </table:table-cell>
          <table:table-cell table:number-columns-repeated="2"/>
          <table:covered-table-cell table:number-columns-repeated="3" table:style-name="Default"/>
          <table:covered-table-cell table:number-columns-repeated="5"/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5555555555556" calcext:value-type="float">
            <text:p>16.56</text:p>
          </table:table-cell>
          <table:table-cell table:style-name="ce3" table:formula="of:=AVERAGE([.$B$2:.B38])" office:value-type="float" office:value="17.1621621621622" calcext:value-type="float">
            <text:p>17.16</text:p>
          </table:table-cell>
          <table:table-cell table:style-name="ce3" table:formula="of:=COM.MICROSOFT.STDEV.P([.$B$2:.B38])" office:value-type="float" office:value="2.83665466222728" calcext:value-type="float">
            <text:p>2.84</text:p>
          </table:table-cell>
          <table:table-cell table:style-name="ce3" table:formula="of:=[.C38]+[.D38]" office:value-type="float" office:value="19.9988168243894" calcext:value-type="float">
            <text:p>20.00</text:p>
          </table:table-cell>
          <table:table-cell table:style-name="ce3" table:formula="of:=[.C38]-[.D38]" office:value-type="float" office:value="14.3255074999349" calcext:value-type="float">
            <text:p>14.33</text:p>
          </table:table-cell>
          <table:table-cell table:number-columns-repeated="2"/>
          <table:covered-table-cell table:number-columns-repeated="3" table:style-name="Default"/>
          <table:covered-table-cell table:number-columns-repeated="5"/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1111111111111" calcext:value-type="float">
            <text:p>15.11</text:p>
          </table:table-cell>
          <table:table-cell table:style-name="ce3" table:formula="of:=AVERAGE([.$B$2:.B39])" office:value-type="float" office:value="17.1081871345029" calcext:value-type="float">
            <text:p>17.11</text:p>
          </table:table-cell>
          <table:table-cell table:style-name="ce3" table:formula="of:=COM.MICROSOFT.STDEV.P([.$B$2:.B39])" office:value-type="float" office:value="2.81827057256952" calcext:value-type="float">
            <text:p>2.82</text:p>
          </table:table-cell>
          <table:table-cell table:style-name="ce3" table:formula="of:=[.C39]+[.D39]" office:value-type="float" office:value="19.9264577070724" calcext:value-type="float">
            <text:p>19.93</text:p>
          </table:table-cell>
          <table:table-cell table:style-name="ce3" table:formula="of:=[.C39]-[.D39]" office:value-type="float" office:value="14.2899165619334" calcext:value-type="float">
            <text:p>14.29</text:p>
          </table:table-cell>
          <table:table-cell table:number-columns-repeated="2"/>
          <table:covered-table-cell table:number-columns-repeated="3" table:style-name="Default"/>
          <table:covered-table-cell table:number-columns-repeated="5"/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7777777777778" calcext:value-type="float">
            <text:p>15.78</text:p>
          </table:table-cell>
          <table:table-cell table:style-name="ce3" table:formula="of:=AVERAGE([.$B$2:.B40])" office:value-type="float" office:value="17.0740740740741" calcext:value-type="float">
            <text:p>17.07</text:p>
          </table:table-cell>
          <table:table-cell table:style-name="ce3" table:formula="of:=COM.MICROSOFT.STDEV.P([.$B$2:.B40])" office:value-type="float" office:value="2.78984085333119" calcext:value-type="float">
            <text:p>2.79</text:p>
          </table:table-cell>
          <table:table-cell table:style-name="ce3" table:formula="of:=[.C40]+[.D40]" office:value-type="float" office:value="19.8639149274053" calcext:value-type="float">
            <text:p>19.86</text:p>
          </table:table-cell>
          <table:table-cell table:style-name="ce3" table:formula="of:=[.C40]-[.D40]" office:value-type="float" office:value="14.2842332207429" calcext:value-type="float">
            <text:p>14.28</text:p>
          </table:table-cell>
          <table:table-cell table:number-columns-repeated="2"/>
          <table:covered-table-cell table:number-columns-repeated="3" table:style-name="Default"/>
          <table:covered-table-cell table:number-columns-repeated="5"/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5555555555556" calcext:value-type="float">
            <text:p>15.56</text:p>
          </table:table-cell>
          <table:table-cell table:style-name="ce3" table:formula="of:=AVERAGE([.$B$2:.B41])" office:value-type="float" office:value="17.0361111111111" calcext:value-type="float">
            <text:p>17.04</text:p>
          </table:table-cell>
          <table:table-cell table:style-name="ce3" table:formula="of:=COM.MICROSOFT.STDEV.P([.$B$2:.B41])" office:value-type="float" office:value="2.76493001049989" calcext:value-type="float">
            <text:p>2.76</text:p>
          </table:table-cell>
          <table:table-cell table:style-name="ce3" table:formula="of:=[.C41]+[.D41]" office:value-type="float" office:value="19.801041121611" calcext:value-type="float">
            <text:p>19.80</text:p>
          </table:table-cell>
          <table:table-cell table:style-name="ce3" table:formula="of:=[.C41]-[.D41]" office:value-type="float" office:value="14.2711811006112" calcext:value-type="float">
            <text:p>14.27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9444444444444" calcext:value-type="float">
            <text:p>16.94</text:p>
          </table:table-cell>
          <table:table-cell table:style-name="ce3" table:formula="of:=AVERAGE([.$B$2:.B42])" office:value-type="float" office:value="17.0338753387534" calcext:value-type="float">
            <text:p>17.03</text:p>
          </table:table-cell>
          <table:table-cell table:style-name="ce3" table:formula="of:=COM.MICROSOFT.STDEV.P([.$B$2:.B42])" office:value-type="float" office:value="2.73103981068989" calcext:value-type="float">
            <text:p>2.73</text:p>
          </table:table-cell>
          <table:table-cell table:style-name="ce3" table:formula="of:=[.C42]+[.D42]" office:value-type="float" office:value="19.7649151494433" calcext:value-type="float">
            <text:p>19.76</text:p>
          </table:table-cell>
          <table:table-cell table:style-name="ce3" table:formula="of:=[.C42]-[.D42]" office:value-type="float" office:value="14.3028355280635" calcext:value-type="float">
            <text:p>14.30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.9444444444444" calcext:value-type="float">
            <text:p>17.94</text:p>
          </table:table-cell>
          <table:table-cell table:style-name="ce3" table:formula="of:=AVERAGE([.$B$2:.B43])" office:value-type="float" office:value="17.0555555555556" calcext:value-type="float">
            <text:p>17.06</text:p>
          </table:table-cell>
          <table:table-cell table:style-name="ce3" table:formula="of:=COM.MICROSOFT.STDEV.P([.$B$2:.B43])" office:value-type="float" office:value="2.70190017400061" calcext:value-type="float">
            <text:p>2.70</text:p>
          </table:table-cell>
          <table:table-cell table:style-name="ce3" table:formula="of:=[.C43]+[.D43]" office:value-type="float" office:value="19.7574557295562" calcext:value-type="float">
            <text:p>19.76</text:p>
          </table:table-cell>
          <table:table-cell table:style-name="ce3" table:formula="of:=[.C43]-[.D43]" office:value-type="float" office:value="14.3536553815549" calcext:value-type="float">
            <text:p>14.35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2222222222222" calcext:value-type="float">
            <text:p>21.22</text:p>
          </table:table-cell>
          <table:table-cell table:style-name="ce3" table:formula="of:=AVERAGE([.$B$2:.B44])" office:value-type="float" office:value="17.1524547803618" calcext:value-type="float">
            <text:p>17.15</text:p>
          </table:table-cell>
          <table:table-cell table:style-name="ce3" table:formula="of:=COM.MICROSOFT.STDEV.P([.$B$2:.B44])" office:value-type="float" office:value="2.74314568813436" calcext:value-type="float">
            <text:p>2.74</text:p>
          </table:table-cell>
          <table:table-cell table:style-name="ce3" table:formula="of:=[.C44]+[.D44]" office:value-type="float" office:value="19.8956004684961" calcext:value-type="float">
            <text:p>19.90</text:p>
          </table:table-cell>
          <table:table-cell table:style-name="ce3" table:formula="of:=[.C44]-[.D44]" office:value-type="float" office:value="14.4093090922274" calcext:value-type="float">
            <text:p>14.41</text:p>
          </table:table-cell>
          <table:table-cell table:number-columns-repeated="2"/>
          <table:table-cell table:style-name="ce19" office:value-type="string" calcext:value-type="string">
            <text:p>Moyenne</text:p>
          </table:table-cell>
          <table:table-cell table:style-name="ce19" office:value-type="string" calcext:value-type="string">
            <text:p>Écart-type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.6666666666667" calcext:value-type="float">
            <text:p>22.67</text:p>
          </table:table-cell>
          <table:table-cell table:style-name="ce3" table:formula="of:=AVERAGE([.$B$2:.B45])" office:value-type="float" office:value="17.2777777777778" calcext:value-type="float">
            <text:p>17.28</text:p>
          </table:table-cell>
          <table:table-cell table:style-name="ce3" table:formula="of:=COM.MICROSOFT.STDEV.P([.$B$2:.B45])" office:value-type="float" office:value="2.83358089629489" calcext:value-type="float">
            <text:p>2.83</text:p>
          </table:table-cell>
          <table:table-cell table:style-name="ce3" table:formula="of:=[.C45]+[.D45]" office:value-type="float" office:value="20.1113586740727" calcext:value-type="float">
            <text:p>20.11</text:p>
          </table:table-cell>
          <table:table-cell table:style-name="ce3" table:formula="of:=[.C45]-[.D45]" office:value-type="float" office:value="14.4441968814829" calcext:value-type="float">
            <text:p>14.44</text:p>
          </table:table-cell>
          <table:table-cell/>
          <table:table-cell table:style-name="ce19" office:value-type="float" office:value="2000" calcext:value-type="float">
            <text:p>2000</text:p>
          </table:table-cell>
          <table:table-cell table:formula="of:=AVERAGE([.B2:.B13])" office:value-type="float" office:value="17.6574074074074" calcext:value-type="float">
            <text:p>17.6574074074074</text:p>
          </table:table-cell>
          <table:table-cell table:formula="of:=COM.MICROSOFT.STDEV.P([.B2:.B13])" office:value-type="float" office:value="2.83730960396493" calcext:value-type="float">
            <text:p>2.83730960396493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.1111111111111" calcext:value-type="float">
            <text:p>21.11</text:p>
          </table:table-cell>
          <table:table-cell table:style-name="ce3" table:formula="of:=AVERAGE([.$B$2:.B46])" office:value-type="float" office:value="17.362962962963" calcext:value-type="float">
            <text:p>17.36</text:p>
          </table:table-cell>
          <table:table-cell table:style-name="ce3" table:formula="of:=COM.MICROSOFT.STDEV.P([.$B$2:.B46])" office:value-type="float" office:value="2.85832838425947" calcext:value-type="float">
            <text:p>2.86</text:p>
          </table:table-cell>
          <table:table-cell table:style-name="ce3" table:formula="of:=[.C46]+[.D46]" office:value-type="float" office:value="20.2212913472224" calcext:value-type="float">
            <text:p>20.22</text:p>
          </table:table-cell>
          <table:table-cell table:style-name="ce3" table:formula="of:=[.C46]-[.D46]" office:value-type="float" office:value="14.5046345787035" calcext:value-type="float">
            <text:p>14.50</text:p>
          </table:table-cell>
          <table:table-cell/>
          <table:table-cell table:style-name="ce19" office:value-type="float" office:value="2001" calcext:value-type="float">
            <text:p>2001</text:p>
          </table:table-cell>
          <table:table-cell table:formula="of:=AVERAGE([.B3:.B14])" office:value-type="float" office:value="17.4953703703704" calcext:value-type="float">
            <text:p>17.4953703703704</text:p>
          </table:table-cell>
          <table:table-cell table:formula="of:=COM.MICROSOFT.STDEV.P([.B3:.B14])" office:value-type="float" office:value="3.05096105189693" calcext:value-type="float">
            <text:p>3.05096105189693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.9444444444444" calcext:value-type="float">
            <text:p>19.94</text:p>
          </table:table-cell>
          <table:table-cell table:style-name="ce3" table:formula="of:=AVERAGE([.$B$2:.B47])" office:value-type="float" office:value="17.4190821256039" calcext:value-type="float">
            <text:p>17.42</text:p>
          </table:table-cell>
          <table:table-cell table:style-name="ce3" table:formula="of:=COM.MICROSOFT.STDEV.P([.$B$2:.B47])" office:value-type="float" office:value="2.85204361479536" calcext:value-type="float">
            <text:p>2.85</text:p>
          </table:table-cell>
          <table:table-cell table:style-name="ce3" table:formula="of:=[.C47]+[.D47]" office:value-type="float" office:value="20.2711257403992" calcext:value-type="float">
            <text:p>20.27</text:p>
          </table:table-cell>
          <table:table-cell table:style-name="ce3" table:formula="of:=[.C47]-[.D47]" office:value-type="float" office:value="14.5670385108085" calcext:value-type="float">
            <text:p>14.57</text:p>
          </table:table-cell>
          <table:table-cell/>
          <table:table-cell table:style-name="ce19" office:value-type="float" office:value="2002" calcext:value-type="float">
            <text:p>2002</text:p>
          </table:table-cell>
          <table:table-cell table:formula="of:=AVERAGE([.B4:.B15])" office:value-type="float" office:value="17.3055555555556" calcext:value-type="float">
            <text:p>17.3055555555556</text:p>
          </table:table-cell>
          <table:table-cell table:formula="of:=COM.MICROSOFT.STDEV.P([.B4:.B15])" office:value-type="float" office:value="3.26050849375677" calcext:value-type="float">
            <text:p>3.26050849375677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7777777777778" calcext:value-type="float">
            <text:p>15.78</text:p>
          </table:table-cell>
          <table:table-cell table:style-name="ce3" table:formula="of:=AVERAGE([.$B$2:.B48])" office:value-type="float" office:value="17.3841607565012" calcext:value-type="float">
            <text:p>17.38</text:p>
          </table:table-cell>
          <table:table-cell table:style-name="ce3" table:formula="of:=COM.MICROSOFT.STDEV.P([.$B$2:.B48])" office:value-type="float" office:value="2.83146301285659" calcext:value-type="float">
            <text:p>2.83</text:p>
          </table:table-cell>
          <table:table-cell table:style-name="ce3" table:formula="of:=[.C48]+[.D48]" office:value-type="float" office:value="20.2156237693578" calcext:value-type="float">
            <text:p>20.22</text:p>
          </table:table-cell>
          <table:table-cell table:style-name="ce3" table:formula="of:=[.C48]-[.D48]" office:value-type="float" office:value="14.5526977436446" calcext:value-type="float">
            <text:p>14.55</text:p>
          </table:table-cell>
          <table:table-cell/>
          <table:table-cell table:style-name="ce19" office:value-type="float" office:value="2003" calcext:value-type="float">
            <text:p>2003</text:p>
          </table:table-cell>
          <table:table-cell table:formula="of:=AVERAGE([.B5:.B16])" office:value-type="float" office:value="17.337962962963" calcext:value-type="float">
            <text:p>17.337962962963</text:p>
          </table:table-cell>
          <table:table-cell table:formula="of:=COM.MICROSOFT.STDEV.P([.B5:.B16])" office:value-type="float" office:value="3.23540234913188" calcext:value-type="float">
            <text:p>3.23540234913188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6111111111111" calcext:value-type="float">
            <text:p>13.61</text:p>
          </table:table-cell>
          <table:table-cell table:style-name="ce3" table:formula="of:=AVERAGE([.$B$2:.B49])" office:value-type="float" office:value="17.3055555555556" calcext:value-type="float">
            <text:p>17.31</text:p>
          </table:table-cell>
          <table:table-cell table:style-name="ce3" table:formula="of:=COM.MICROSOFT.STDEV.P([.$B$2:.B49])" office:value-type="float" office:value="2.85316678439737" calcext:value-type="float">
            <text:p>2.85</text:p>
          </table:table-cell>
          <table:table-cell table:style-name="ce3" table:formula="of:=[.C49]+[.D49]" office:value-type="float" office:value="20.1587223399529" calcext:value-type="float">
            <text:p>20.16</text:p>
          </table:table-cell>
          <table:table-cell table:style-name="ce3" table:formula="of:=[.C49]-[.D49]" office:value-type="float" office:value="14.4523887711582" calcext:value-type="float">
            <text:p>14.45</text:p>
          </table:table-cell>
          <table:table-cell/>
          <table:table-cell table:style-name="ce19" office:value-type="float" office:value="2004" calcext:value-type="float">
            <text:p>2004</text:p>
          </table:table-cell>
          <table:table-cell table:formula="of:=AVERAGE([.B6:.B17])" office:value-type="float" office:value="17.162037037037" calcext:value-type="float">
            <text:p>17.162037037037</text:p>
          </table:table-cell>
          <table:table-cell table:formula="of:=COM.MICROSOFT.STDEV.P([.B6:.B17])" office:value-type="float" office:value="3.30858547203918" calcext:value-type="float">
            <text:p>3.30858547203918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5555555555556" calcext:value-type="float">
            <text:p>13.56</text:p>
          </table:table-cell>
          <table:table-cell table:style-name="ce3" table:formula="of:=AVERAGE([.$B$2:.B50])" office:value-type="float" office:value="17.2290249433107" calcext:value-type="float">
            <text:p>17.23</text:p>
          </table:table-cell>
          <table:table-cell table:style-name="ce3" table:formula="of:=COM.MICROSOFT.STDEV.P([.$B$2:.B50])" office:value-type="float" office:value="2.87324897443084" calcext:value-type="float">
            <text:p>2.87</text:p>
          </table:table-cell>
          <table:table-cell table:style-name="ce3" table:formula="of:=[.C50]+[.D50]" office:value-type="float" office:value="20.1022739177415" calcext:value-type="float">
            <text:p>20.10</text:p>
          </table:table-cell>
          <table:table-cell table:style-name="ce3" table:formula="of:=[.C50]-[.D50]" office:value-type="float" office:value="14.3557759688798" calcext:value-type="float">
            <text:p>14.36</text:p>
          </table:table-cell>
          <table:table-cell/>
          <table:table-cell table:style-name="ce19" office:value-type="float" office:value="2005" calcext:value-type="float">
            <text:p>2005</text:p>
          </table:table-cell>
          <table:table-cell table:formula="of:=AVERAGE([.B7:.B18])" office:value-type="float" office:value="17.1203703703704" calcext:value-type="float">
            <text:p>17.1203703703704</text:p>
          </table:table-cell>
          <table:table-cell table:formula="of:=COM.MICROSOFT.STDEV.P([.B7:.B18])" office:value-type="float" office:value="3.29880522495774" calcext:value-type="float">
            <text:p>3.29880522495774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5" calcext:value-type="float">
            <text:p>13.50</text:p>
          </table:table-cell>
          <table:table-cell table:style-name="ce3" table:formula="of:=AVERAGE([.$B$2:.B51])" office:value-type="float" office:value="17.1544444444444" calcext:value-type="float">
            <text:p>17.15</text:p>
          </table:table-cell>
          <table:table-cell table:style-name="ce3" table:formula="of:=COM.MICROSOFT.STDEV.P([.$B$2:.B51])" office:value-type="float" office:value="2.89188498482081" calcext:value-type="float">
            <text:p>2.89</text:p>
          </table:table-cell>
          <table:table-cell table:style-name="ce3" table:formula="of:=[.C51]+[.D51]" office:value-type="float" office:value="20.0463294292653" calcext:value-type="float">
            <text:p>20.05</text:p>
          </table:table-cell>
          <table:table-cell table:style-name="ce3" table:formula="of:=[.C51]-[.D51]" office:value-type="float" office:value="14.2625594596236" calcext:value-type="float">
            <text:p>14.26</text:p>
          </table:table-cell>
          <table:table-cell/>
          <table:table-cell table:style-name="ce19" office:value-type="float" office:value="2006" calcext:value-type="float">
            <text:p>2006</text:p>
          </table:table-cell>
          <table:table-cell table:formula="of:=AVERAGE([.B8:.B19])" office:value-type="float" office:value="17.0925925925926" calcext:value-type="float">
            <text:p>17.0925925925926</text:p>
          </table:table-cell>
          <table:table-cell table:formula="of:=COM.MICROSOFT.STDEV.P([.B8:.B19])" office:value-type="float" office:value="3.27434953592341" calcext:value-type="float">
            <text:p>3.2743495359234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7777777777778" calcext:value-type="float">
            <text:p>16.78</text:p>
          </table:table-cell>
          <table:table-cell table:style-name="ce3" table:formula="of:=AVERAGE([.$B$2:.B52])" office:value-type="float" office:value="17.1470588235294" calcext:value-type="float">
            <text:p>17.15</text:p>
          </table:table-cell>
          <table:table-cell table:style-name="ce3" table:formula="of:=COM.MICROSOFT.STDEV.P([.$B$2:.B52])" office:value-type="float" office:value="2.86386902062532" calcext:value-type="float">
            <text:p>2.86</text:p>
          </table:table-cell>
          <table:table-cell table:style-name="ce3" table:formula="of:=[.C52]+[.D52]" office:value-type="float" office:value="20.0109278441547" calcext:value-type="float">
            <text:p>20.01</text:p>
          </table:table-cell>
          <table:table-cell table:style-name="ce3" table:formula="of:=[.C52]-[.D52]" office:value-type="float" office:value="14.2831898029041" calcext:value-type="float">
            <text:p>14.28</text:p>
          </table:table-cell>
          <table:table-cell/>
          <table:table-cell table:style-name="ce19" office:value-type="float" office:value="2007" calcext:value-type="float">
            <text:p>2007</text:p>
          </table:table-cell>
          <table:table-cell table:formula="of:=AVERAGE([.B9:.B20])" office:value-type="float" office:value="17.0833333333333" calcext:value-type="float">
            <text:p>17.0833333333333</text:p>
          </table:table-cell>
          <table:table-cell table:formula="of:=COM.MICROSOFT.STDEV.P([.B9:.B20])" office:value-type="float" office:value="3.26421393180541" calcext:value-type="float">
            <text:p>3.2642139318054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7777777777778" calcext:value-type="float">
            <text:p>17.78</text:p>
          </table:table-cell>
          <table:table-cell table:style-name="ce3" table:formula="of:=AVERAGE([.$B$2:.B53])" office:value-type="float" office:value="17.159188034188" calcext:value-type="float">
            <text:p>17.16</text:p>
          </table:table-cell>
          <table:table-cell table:style-name="ce3" table:formula="of:=COM.MICROSOFT.STDEV.P([.$B$2:.B53])" office:value-type="float" office:value="2.83752055366448" calcext:value-type="float">
            <text:p>2.84</text:p>
          </table:table-cell>
          <table:table-cell table:style-name="ce3" table:formula="of:=[.C53]+[.D53]" office:value-type="float" office:value="19.9967085878525" calcext:value-type="float">
            <text:p>20.00</text:p>
          </table:table-cell>
          <table:table-cell table:style-name="ce3" table:formula="of:=[.C53]-[.D53]" office:value-type="float" office:value="14.3216674805236" calcext:value-type="float">
            <text:p>14.32</text:p>
          </table:table-cell>
          <table:table-cell/>
          <table:table-cell table:style-name="ce19" office:value-type="float" office:value="2008" calcext:value-type="float">
            <text:p>2008</text:p>
          </table:table-cell>
          <table:table-cell table:formula="of:=AVERAGE([.B10:.B21])" office:value-type="float" office:value="16.9675925925926" calcext:value-type="float">
            <text:p>16.9675925925926</text:p>
          </table:table-cell>
          <table:table-cell table:formula="of:=COM.MICROSOFT.STDEV.P([.B10:.B21])" office:value-type="float" office:value="3.09631554021132" calcext:value-type="float">
            <text:p>3.09631554021132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.0555555555556" calcext:value-type="float">
            <text:p>20.06</text:p>
          </table:table-cell>
          <table:table-cell table:style-name="ce3" table:formula="of:=AVERAGE([.$B$2:.B54])" office:value-type="float" office:value="17.2138364779874" calcext:value-type="float">
            <text:p>17.21</text:p>
          </table:table-cell>
          <table:table-cell table:style-name="ce3" table:formula="of:=COM.MICROSOFT.STDEV.P([.$B$2:.B54])" office:value-type="float" office:value="2.83811608139969" calcext:value-type="float">
            <text:p>2.84</text:p>
          </table:table-cell>
          <table:table-cell table:style-name="ce3" table:formula="of:=[.C54]+[.D54]" office:value-type="float" office:value="20.0519525593871" calcext:value-type="float">
            <text:p>20.05</text:p>
          </table:table-cell>
          <table:table-cell table:style-name="ce3" table:formula="of:=[.C54]-[.D54]" office:value-type="float" office:value="14.3757203965877" calcext:value-type="float">
            <text:p>14.38</text:p>
          </table:table-cell>
          <table:table-cell/>
          <table:table-cell table:style-name="ce19" office:value-type="float" office:value="2009" calcext:value-type="float">
            <text:p>2009</text:p>
          </table:table-cell>
          <table:table-cell table:formula="of:=AVERAGE([.B11:.B22])" office:value-type="float" office:value="16.8657407407407" calcext:value-type="float">
            <text:p>16.8657407407407</text:p>
          </table:table-cell>
          <table:table-cell table:formula="of:=COM.MICROSOFT.STDEV.P([.B11:.B22])" office:value-type="float" office:value="2.96468049178681" calcext:value-type="float">
            <text:p>2.9646804917868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.6666666666667" calcext:value-type="float">
            <text:p>19.67</text:p>
          </table:table-cell>
          <table:table-cell table:style-name="ce3" table:formula="of:=AVERAGE([.$B$2:.B55])" office:value-type="float" office:value="17.2592592592593" calcext:value-type="float">
            <text:p>17.26</text:p>
          </table:table-cell>
          <table:table-cell table:style-name="ce3" table:formula="of:=COM.MICROSOFT.STDEV.P([.$B$2:.B55])" office:value-type="float" office:value="2.83109328056094" calcext:value-type="float">
            <text:p>2.83</text:p>
          </table:table-cell>
          <table:table-cell table:style-name="ce3" table:formula="of:=[.C55]+[.D55]" office:value-type="float" office:value="20.0903525398202" calcext:value-type="float">
            <text:p>20.09</text:p>
          </table:table-cell>
          <table:table-cell table:style-name="ce3" table:formula="of:=[.C55]-[.D55]" office:value-type="float" office:value="14.4281659786983" calcext:value-type="float">
            <text:p>14.43</text:p>
          </table:table-cell>
          <table:table-cell/>
          <table:table-cell table:style-name="ce19" office:value-type="float" office:value="2010" calcext:value-type="float">
            <text:p>2010</text:p>
          </table:table-cell>
          <table:table-cell table:formula="of:=AVERAGE([.B12:.B23])" office:value-type="float" office:value="16.9212962962963" calcext:value-type="float">
            <text:p>16.9212962962963</text:p>
          </table:table-cell>
          <table:table-cell table:formula="of:=COM.MICROSOFT.STDEV.P([.B12:.B23])" office:value-type="float" office:value="3.00081079007077" calcext:value-type="float">
            <text:p>3.00081079007077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.00</text:p>
          </table:table-cell>
          <table:table-cell table:style-name="ce3" table:formula="of:=AVERAGE([.$B$2:.B56])" office:value-type="float" office:value="17.3454545454546" calcext:value-type="float">
            <text:p>17.35</text:p>
          </table:table-cell>
          <table:table-cell table:style-name="ce3" table:formula="of:=COM.MICROSOFT.STDEV.P([.$B$2:.B56])" office:value-type="float" office:value="2.87585815834574" calcext:value-type="float">
            <text:p>2.88</text:p>
          </table:table-cell>
          <table:table-cell table:style-name="ce3" table:formula="of:=[.C56]+[.D56]" office:value-type="float" office:value="20.2213127038003" calcext:value-type="float">
            <text:p>20.22</text:p>
          </table:table-cell>
          <table:table-cell table:style-name="ce3" table:formula="of:=[.C56]-[.D56]" office:value-type="float" office:value="14.4695963871088" calcext:value-type="float">
            <text:p>14.47</text:p>
          </table:table-cell>
          <table:table-cell/>
          <table:table-cell table:style-name="ce19" office:value-type="float" office:value="2011" calcext:value-type="float">
            <text:p>2011</text:p>
          </table:table-cell>
          <table:table-cell table:formula="of:=AVERAGE([.B13:.B24])" office:value-type="float" office:value="17.0601851851852" calcext:value-type="float">
            <text:p>17.0601851851852</text:p>
          </table:table-cell>
          <table:table-cell table:formula="of:=COM.MICROSOFT.STDEV.P([.B13:.B24])" office:value-type="float" office:value="2.9336330456219" calcext:value-type="float">
            <text:p>2.9336330456219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.3333333333333" calcext:value-type="float">
            <text:p>21.33</text:p>
          </table:table-cell>
          <table:table-cell table:style-name="ce3" table:formula="of:=AVERAGE([.$B$2:.B57])" office:value-type="float" office:value="17.4166666666667" calcext:value-type="float">
            <text:p>17.42</text:p>
          </table:table-cell>
          <table:table-cell table:style-name="ce3" table:formula="of:=COM.MICROSOFT.STDEV.P([.$B$2:.B57])" office:value-type="float" office:value="2.89858339784897" calcext:value-type="float">
            <text:p>2.90</text:p>
          </table:table-cell>
          <table:table-cell table:style-name="ce3" table:formula="of:=[.C57]+[.D57]" office:value-type="float" office:value="20.3152500645156" calcext:value-type="float">
            <text:p>20.32</text:p>
          </table:table-cell>
          <table:table-cell table:style-name="ce3" table:formula="of:=[.C57]-[.D57]" office:value-type="float" office:value="14.5180832688177" calcext:value-type="float">
            <text:p>14.52</text:p>
          </table:table-cell>
          <table:table-cell/>
          <table:table-cell table:style-name="ce19" office:value-type="float" office:value="2012" calcext:value-type="float">
            <text:p>2012</text:p>
          </table:table-cell>
          <table:table-cell table:formula="of:=AVERAGE([.B14:.B25])" office:value-type="float" office:value="16.9398148148148" calcext:value-type="float">
            <text:p>16.9398148148148</text:p>
          </table:table-cell>
          <table:table-cell table:formula="of:=COM.MICROSOFT.STDEV.P([.B14:.B25])" office:value-type="float" office:value="3.06080847577518" calcext:value-type="float">
            <text:p>3.06080847577518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.3333333333333" calcext:value-type="float">
            <text:p>22.33</text:p>
          </table:table-cell>
          <table:table-cell table:style-name="ce3" table:formula="of:=AVERAGE([.$B$2:.B58])" office:value-type="float" office:value="17.5029239766082" calcext:value-type="float">
            <text:p>17.50</text:p>
          </table:table-cell>
          <table:table-cell table:style-name="ce3" table:formula="of:=COM.MICROSOFT.STDEV.P([.$B$2:.B58])" office:value-type="float" office:value="2.94466366193827" calcext:value-type="float">
            <text:p>2.94</text:p>
          </table:table-cell>
          <table:table-cell table:style-name="ce3" table:formula="of:=[.C58]+[.D58]" office:value-type="float" office:value="20.4475876385465" calcext:value-type="float">
            <text:p>20.45</text:p>
          </table:table-cell>
          <table:table-cell table:style-name="ce3" table:formula="of:=[.C58]-[.D58]" office:value-type="float" office:value="14.5582603146699" calcext:value-type="float">
            <text:p>14.56</text:p>
          </table:table-cell>
          <table:table-cell/>
          <table:table-cell table:style-name="ce19" office:value-type="float" office:value="2013" calcext:value-type="float">
            <text:p>2013</text:p>
          </table:table-cell>
          <table:table-cell table:formula="of:=AVERAGE([.B15:.B26])" office:value-type="float" office:value="16.9814814814815" calcext:value-type="float">
            <text:p>16.9814814814815</text:p>
          </table:table-cell>
          <table:table-cell table:formula="of:=COM.MICROSOFT.STDEV.P([.B15:.B26])" office:value-type="float" office:value="3.00602390180396" calcext:value-type="float">
            <text:p>3.00602390180396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2777777777778" calcext:value-type="float">
            <text:p>18.28</text:p>
          </table:table-cell>
          <table:table-cell table:style-name="ce3" table:formula="of:=AVERAGE([.$B$2:.B59])" office:value-type="float" office:value="17.5162835249042" calcext:value-type="float">
            <text:p>17.52</text:p>
          </table:table-cell>
          <table:table-cell table:style-name="ce3" table:formula="of:=COM.MICROSOFT.STDEV.P([.$B$2:.B59])" office:value-type="float" office:value="2.92091022476807" calcext:value-type="float">
            <text:p>2.92</text:p>
          </table:table-cell>
          <table:table-cell table:style-name="ce3" table:formula="of:=[.C59]+[.D59]" office:value-type="float" office:value="20.4371937496723" calcext:value-type="float">
            <text:p>20.44</text:p>
          </table:table-cell>
          <table:table-cell table:style-name="ce3" table:formula="of:=[.C59]-[.D59]" office:value-type="float" office:value="14.5953733001361" calcext:value-type="float">
            <text:p>14.60</text:p>
          </table:table-cell>
          <table:table-cell/>
          <table:table-cell table:style-name="ce19" office:value-type="float" office:value="2014" calcext:value-type="float">
            <text:p>2014</text:p>
          </table:table-cell>
          <table:table-cell table:formula="of:=AVERAGE([.B16:.B27])" office:value-type="float" office:value="17.1018518518518" calcext:value-type="float">
            <text:p>17.1018518518518</text:p>
          </table:table-cell>
          <table:table-cell table:formula="of:=COM.MICROSOFT.STDEV.P([.B16:.B27])" office:value-type="float" office:value="2.86069156698631" calcext:value-type="float">
            <text:p>2.8606915669863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3888888888889" calcext:value-type="float">
            <text:p>15.39</text:p>
          </table:table-cell>
          <table:table-cell table:style-name="ce3" table:formula="of:=AVERAGE([.$B$2:.B60])" office:value-type="float" office:value="17.4802259887006" calcext:value-type="float">
            <text:p>17.48</text:p>
          </table:table-cell>
          <table:table-cell table:style-name="ce3" table:formula="of:=COM.MICROSOFT.STDEV.P([.$B$2:.B60])" office:value-type="float" office:value="2.90904101711215" calcext:value-type="float">
            <text:p>2.91</text:p>
          </table:table-cell>
          <table:table-cell table:style-name="ce3" table:formula="of:=[.C60]+[.D60]" office:value-type="float" office:value="20.3892670058127" calcext:value-type="float">
            <text:p>20.39</text:p>
          </table:table-cell>
          <table:table-cell table:style-name="ce3" table:formula="of:=[.C60]-[.D60]" office:value-type="float" office:value="14.5711849715884" calcext:value-type="float">
            <text:p>14.57</text:p>
          </table:table-cell>
          <table:table-cell/>
          <table:table-cell table:style-name="ce19" office:value-type="float" office:value="2015" calcext:value-type="float">
            <text:p>2015</text:p>
          </table:table-cell>
          <table:table-cell table:formula="of:=AVERAGE([.B17:.B28])" office:value-type="float" office:value="17.0462962962963" calcext:value-type="float">
            <text:p>17.0462962962963</text:p>
          </table:table-cell>
          <table:table-cell table:formula="of:=COM.MICROSOFT.STDEV.P([.B17:.B28])" office:value-type="float" office:value="2.90706827463009" calcext:value-type="float">
            <text:p>2.90706827463009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0555555555556" calcext:value-type="float">
            <text:p>14.06</text:p>
          </table:table-cell>
          <table:table-cell table:style-name="ce3" table:formula="of:=AVERAGE([.$B$2:.B61])" office:value-type="float" office:value="17.4231481481482" calcext:value-type="float">
            <text:p>17.42</text:p>
          </table:table-cell>
          <table:table-cell table:style-name="ce3" table:formula="of:=COM.MICROSOFT.STDEV.P([.$B$2:.B61])" office:value-type="float" office:value="2.91782325686444" calcext:value-type="float">
            <text:p>2.92</text:p>
          </table:table-cell>
          <table:table-cell table:style-name="ce3" table:formula="of:=[.C61]+[.D61]" office:value-type="float" office:value="20.3409714050126" calcext:value-type="float">
            <text:p>20.34</text:p>
          </table:table-cell>
          <table:table-cell table:style-name="ce3" table:formula="of:=[.C61]-[.D61]" office:value-type="float" office:value="14.5053248912837" calcext:value-type="float">
            <text:p>14.51</text:p>
          </table:table-cell>
          <table:table-cell/>
          <table:table-cell table:style-name="ce19" office:value-type="float" office:value="2016" calcext:value-type="float">
            <text:p>2016</text:p>
          </table:table-cell>
          <table:table-cell table:formula="of:=AVERAGE([.B18:.B29])" office:value-type="float" office:value="17.0925925925926" calcext:value-type="float">
            <text:p>17.0925925925926</text:p>
          </table:table-cell>
          <table:table-cell table:formula="of:=COM.MICROSOFT.STDEV.P([.B18:.B29])" office:value-type="float" office:value="2.87571187584343" calcext:value-type="float">
            <text:p>2.8757118758434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6666666666667" calcext:value-type="float">
            <text:p>14.67</text:p>
          </table:table-cell>
          <table:table-cell table:style-name="ce3" table:formula="of:=AVERAGE([.$B$2:.B62])" office:value-type="float" office:value="17.3779599271403" calcext:value-type="float">
            <text:p>17.38</text:p>
          </table:table-cell>
          <table:table-cell table:style-name="ce3" table:formula="of:=COM.MICROSOFT.STDEV.P([.$B$2:.B62])" office:value-type="float" office:value="2.91490005779042" calcext:value-type="float">
            <text:p>2.91</text:p>
          </table:table-cell>
          <table:table-cell table:style-name="ce3" table:formula="of:=[.C62]+[.D62]" office:value-type="float" office:value="20.2928599849307" calcext:value-type="float">
            <text:p>20.29</text:p>
          </table:table-cell>
          <table:table-cell table:style-name="ce3" table:formula="of:=[.C62]-[.D62]" office:value-type="float" office:value="14.4630598693498" calcext:value-type="float">
            <text:p>14.46</text:p>
          </table:table-cell>
          <table:table-cell/>
          <table:table-cell table:style-name="ce19" office:value-type="float" office:value="2017" calcext:value-type="float">
            <text:p>2017</text:p>
          </table:table-cell>
          <table:table-cell table:formula="of:=AVERAGE([.B19:.B30])" office:value-type="float" office:value="17.0092592592593" calcext:value-type="float">
            <text:p>17.0092592592593</text:p>
          </table:table-cell>
          <table:table-cell table:formula="of:=COM.MICROSOFT.STDEV.P([.B19:.B30])" office:value-type="float" office:value="2.8723559440658" calcext:value-type="float">
            <text:p>2.8723559440658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2222222222222" calcext:value-type="float">
            <text:p>15.22</text:p>
          </table:table-cell>
          <table:table-cell table:style-name="ce3" table:formula="of:=AVERAGE([.$B$2:.B63])" office:value-type="float" office:value="17.3431899641577" calcext:value-type="float">
            <text:p>17.34</text:p>
          </table:table-cell>
          <table:table-cell table:style-name="ce3" table:formula="of:=COM.MICROSOFT.STDEV.P([.$B$2:.B63])" office:value-type="float" office:value="2.90402233088562" calcext:value-type="float">
            <text:p>2.90</text:p>
          </table:table-cell>
          <table:table-cell table:style-name="ce3" table:formula="of:=[.C63]+[.D63]" office:value-type="float" office:value="20.2472122950433" calcext:value-type="float">
            <text:p>20.25</text:p>
          </table:table-cell>
          <table:table-cell table:style-name="ce3" table:formula="of:=[.C63]-[.D63]" office:value-type="float" office:value="14.4391676332721" calcext:value-type="float">
            <text:p>14.44</text:p>
          </table:table-cell>
          <table:table-cell/>
          <table:table-cell table:style-name="ce19" office:value-type="float" office:value="2018" calcext:value-type="float">
            <text:p>2018</text:p>
          </table:table-cell>
          <table:table-cell table:formula="of:=AVERAGE([.B20:.B31])" office:value-type="float" office:value="16.8796296296296" calcext:value-type="float">
            <text:p>16.8796296296296</text:p>
          </table:table-cell>
          <table:table-cell table:formula="of:=COM.MICROSOFT.STDEV.P([.B20:.B31])" office:value-type="float" office:value="2.77544655263428" calcext:value-type="float">
            <text:p>2.77544655263428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8888888888889" calcext:value-type="float">
            <text:p>15.89</text:p>
          </table:table-cell>
          <table:table-cell table:style-name="ce3" table:formula="of:=AVERAGE([.$B$2:.B64])" office:value-type="float" office:value="17.3201058201058" calcext:value-type="float">
            <text:p>17.32</text:p>
          </table:table-cell>
          <table:table-cell table:style-name="ce3" table:formula="of:=COM.MICROSOFT.STDEV.P([.$B$2:.B64])" office:value-type="float" office:value="2.88661072643344" calcext:value-type="float">
            <text:p>2.89</text:p>
          </table:table-cell>
          <table:table-cell table:style-name="ce3" table:formula="of:=[.C64]+[.D64]" office:value-type="float" office:value="20.2067165465393" calcext:value-type="float">
            <text:p>20.21</text:p>
          </table:table-cell>
          <table:table-cell table:style-name="ce3" table:formula="of:=[.C64]-[.D64]" office:value-type="float" office:value="14.4334950936724" calcext:value-type="float">
            <text:p>14.43</text:p>
          </table:table-cell>
          <table:table-cell/>
          <table:table-cell table:style-name="ce19" office:value-type="float" office:value="2019" calcext:value-type="float">
            <text:p>2019</text:p>
          </table:table-cell>
          <table:table-cell table:formula="of:=AVERAGE([.B21:.B32])" office:value-type="float" office:value="16.8287037037037" calcext:value-type="float">
            <text:p>16.8287037037037</text:p>
          </table:table-cell>
          <table:table-cell table:formula="of:=COM.MICROSOFT.STDEV.P([.B21:.B32])" office:value-type="float" office:value="2.71137847168839" calcext:value-type="float">
            <text:p>2.71137847168839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3333333333333" calcext:value-type="float">
            <text:p>16.33</text:p>
          </table:table-cell>
          <table:table-cell table:style-name="ce3" table:formula="of:=AVERAGE([.$B$2:.B65])" office:value-type="float" office:value="17.3046875" calcext:value-type="float">
            <text:p>17.30</text:p>
          </table:table-cell>
          <table:table-cell table:style-name="ce3" table:formula="of:=COM.MICROSOFT.STDEV.P([.$B$2:.B65])" office:value-type="float" office:value="2.86658376595213" calcext:value-type="float">
            <text:p>2.87</text:p>
          </table:table-cell>
          <table:table-cell table:style-name="ce3" table:formula="of:=[.C65]+[.D65]" office:value-type="float" office:value="20.1712712659521" calcext:value-type="float">
            <text:p>20.17</text:p>
          </table:table-cell>
          <table:table-cell table:style-name="ce3" table:formula="of:=[.C65]-[.D65]" office:value-type="float" office:value="14.4381037340479" calcext:value-type="float">
            <text:p>14.44</text:p>
          </table:table-cell>
          <table:table-cell/>
          <table:table-cell table:style-name="ce19" office:value-type="float" office:value="2020" calcext:value-type="float">
            <text:p>2020</text:p>
          </table:table-cell>
          <table:table-cell table:formula="of:=AVERAGE([.B22:.B33])" office:value-type="float" office:value="16.7962962962963" calcext:value-type="float">
            <text:p>16.7962962962963</text:p>
          </table:table-cell>
          <table:table-cell table:formula="of:=COM.MICROSOFT.STDEV.P([.B22:.B33])" office:value-type="float" office:value="2.66390031408872" calcext:value-type="float">
            <text:p>2.66390031408872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.3333333333333" calcext:value-type="float">
            <text:p>18.33</text:p>
          </table:table-cell>
          <table:table-cell table:style-name="ce3" table:formula="of:=AVERAGE([.$B$2:.B66])" office:value-type="float" office:value="17.3205128205128" calcext:value-type="float">
            <text:p>17.32</text:p>
          </table:table-cell>
          <table:table-cell table:style-name="ce3" table:formula="of:=COM.MICROSOFT.STDEV.P([.$B$2:.B66])" office:value-type="float" office:value="2.84726371419872" calcext:value-type="float">
            <text:p>2.85</text:p>
          </table:table-cell>
          <table:table-cell table:style-name="ce3" table:formula="of:=[.C66]+[.D66]" office:value-type="float" office:value="20.1677765347115" calcext:value-type="float">
            <text:p>20.17</text:p>
          </table:table-cell>
          <table:table-cell table:style-name="ce3" table:formula="of:=[.C66]-[.D66]" office:value-type="float" office:value="14.4732491063141" calcext:value-type="float">
            <text:p>14.47</text:p>
          </table:table-cell>
          <table:table-cell/>
          <table:table-cell table:style-name="ce19" office:value-type="float" office:value="2021" calcext:value-type="float">
            <text:p>2021</text:p>
          </table:table-cell>
          <table:table-cell table:formula="of:=AVERAGE([.B23:.B34])" office:value-type="float" office:value="16.8796296296296" calcext:value-type="float">
            <text:p>16.8796296296296</text:p>
          </table:table-cell>
          <table:table-cell table:formula="of:=COM.MICROSOFT.STDEV.P([.B23:.B34])" office:value-type="float" office:value="2.78275788142121" calcext:value-type="float">
            <text:p>2.78275788142121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.8888888888889" calcext:value-type="float">
            <text:p>18.89</text:p>
          </table:table-cell>
          <table:table-cell table:style-name="ce3" table:formula="of:=AVERAGE([.$B$2:.B67])" office:value-type="float" office:value="17.3442760942761" calcext:value-type="float">
            <text:p>17.34</text:p>
          </table:table-cell>
          <table:table-cell table:style-name="ce3" table:formula="of:=COM.MICROSOFT.STDEV.P([.$B$2:.B67])" office:value-type="float" office:value="2.8320988215844" calcext:value-type="float">
            <text:p>2.83</text:p>
          </table:table-cell>
          <table:table-cell table:style-name="ce3" table:formula="of:=[.C67]+[.D67]" office:value-type="float" office:value="20.1763749158605" calcext:value-type="float">
            <text:p>20.18</text:p>
          </table:table-cell>
          <table:table-cell table:style-name="ce3" table:formula="of:=[.C67]-[.D67]" office:value-type="float" office:value="14.5121772726917" calcext:value-type="float">
            <text:p>14.51</text:p>
          </table:table-cell>
          <table:table-cell/>
          <table:table-cell table:style-name="ce19" office:value-type="float" office:value="2022" calcext:value-type="float">
            <text:p>2022</text:p>
          </table:table-cell>
          <table:table-cell table:formula="of:=AVERAGE([.B24:.B35])" office:value-type="float" office:value="16.7824074074074" calcext:value-type="float">
            <text:p>16.7824074074074</text:p>
          </table:table-cell>
          <table:table-cell table:formula="of:=COM.MICROSOFT.STDEV.P([.B24:.B35])" office:value-type="float" office:value="2.72084794612882" calcext:value-type="float">
            <text:p>2.72084794612882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8333333333333" calcext:value-type="float">
            <text:p>20.83</text:p>
          </table:table-cell>
          <table:table-cell table:style-name="ce3" table:formula="of:=AVERAGE([.$B$2:.B68])" office:value-type="float" office:value="17.3963515754561" calcext:value-type="float">
            <text:p>17.40</text:p>
          </table:table-cell>
          <table:table-cell table:style-name="ce3" table:formula="of:=COM.MICROSOFT.STDEV.P([.$B$2:.B68])" office:value-type="float" office:value="2.84254340758238" calcext:value-type="float">
            <text:p>2.84</text:p>
          </table:table-cell>
          <table:table-cell table:style-name="ce3" table:formula="of:=[.C68]+[.D68]" office:value-type="float" office:value="20.2388949830384" calcext:value-type="float">
            <text:p>20.24</text:p>
          </table:table-cell>
          <table:table-cell table:style-name="ce3" table:formula="of:=[.C68]-[.D68]" office:value-type="float" office:value="14.5538081678737" calcext:value-type="float">
            <text:p>14.55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4444444444444" calcext:value-type="float">
            <text:p>21.44</text:p>
          </table:table-cell>
          <table:table-cell table:style-name="ce3" table:formula="of:=AVERAGE([.$B$2:.B69])" office:value-type="float" office:value="17.4558823529412" calcext:value-type="float">
            <text:p>17.46</text:p>
          </table:table-cell>
          <table:table-cell table:style-name="ce3" table:formula="of:=COM.MICROSOFT.STDEV.P([.$B$2:.B69])" office:value-type="float" office:value="2.86333213532216" calcext:value-type="float">
            <text:p>2.86</text:p>
          </table:table-cell>
          <table:table-cell table:style-name="ce3" table:formula="of:=[.C69]+[.D69]" office:value-type="float" office:value="20.3192144882633" calcext:value-type="float">
            <text:p>20.32</text:p>
          </table:table-cell>
          <table:table-cell table:style-name="ce3" table:formula="of:=[.C69]-[.D69]" office:value-type="float" office:value="14.592550217619" calcext:value-type="float">
            <text:p>14.59</text:p>
          </table:table-cell>
          <table:table-cell/>
          <table:table-cell table:style-name="Default" office:value-type="string" calcext:value-type="string">
            <text:p>Moyenne</text:p>
          </table:table-cell>
          <table:table-cell table:style-name="Default"/>
          <table:table-cell table:style-name="Default" table:formula="of:=AVERAGE([.J45:.J67])" office:value-type="float" office:value="2.98967681461884" calcext:value-type="float">
            <text:p>2.98967681461884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0555555555556" calcext:value-type="float">
            <text:p>20.06</text:p>
          </table:table-cell>
          <table:table-cell table:style-name="ce3" table:formula="of:=AVERAGE([.$B$2:.B70])" office:value-type="float" office:value="17.4935587761675" calcext:value-type="float">
            <text:p>17.49</text:p>
          </table:table-cell>
          <table:table-cell table:style-name="ce3" table:formula="of:=COM.MICROSOFT.STDEV.P([.$B$2:.B70])" office:value-type="float" office:value="2.8594363910556" calcext:value-type="float">
            <text:p>2.86</text:p>
          </table:table-cell>
          <table:table-cell table:style-name="ce3" table:formula="of:=[.C70]+[.D70]" office:value-type="float" office:value="20.3529951672231" calcext:value-type="float">
            <text:p>20.35</text:p>
          </table:table-cell>
          <table:table-cell table:style-name="ce3" table:formula="of:=[.C70]-[.D70]" office:value-type="float" office:value="14.6341223851119" calcext:value-type="float">
            <text:p>14.63</text:p>
          </table:table-cell>
          <table:table-cell/>
          <table:table-cell table:style-name="Default" office:value-type="string" calcext:value-type="string">
            <text:p>Ecart-type</text:p>
          </table:table-cell>
          <table:table-cell table:style-name="Default" table:formula="of:=COM.MICROSOFT.STDEV.P([.I45:.I67])" office:value-type="float" office:value="0.214323684957634" calcext:value-type="float">
            <text:p>0.214323684957634</text:p>
          </table:table-cell>
          <table:table-cell table:style-name="Default" table:formula="of:=COM.MICROSOFT.STDEV.P([.J45:.J67])" office:value-type="float" office:value="0.201055471856827" calcext:value-type="float">
            <text:p>0.201055471856827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.6111111111111" calcext:value-type="float">
            <text:p>18.61</text:p>
          </table:table-cell>
          <table:table-cell table:style-name="ce3" table:formula="of:=AVERAGE([.$B$2:.B71])" office:value-type="float" office:value="17.5095238095238" calcext:value-type="float">
            <text:p>17.51</text:p>
          </table:table-cell>
          <table:table-cell table:style-name="ce3" table:formula="of:=COM.MICROSOFT.STDEV.P([.$B$2:.B71])" office:value-type="float" office:value="2.84203412616752" calcext:value-type="float">
            <text:p>2.84</text:p>
          </table:table-cell>
          <table:table-cell table:style-name="ce3" table:formula="of:=[.C71]+[.D71]" office:value-type="float" office:value="20.3515579356913" calcext:value-type="float">
            <text:p>20.35</text:p>
          </table:table-cell>
          <table:table-cell table:style-name="ce3" table:formula="of:=[.C71]-[.D71]" office:value-type="float" office:value="14.6674896833563" calcext:value-type="float">
            <text:p>14.67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.8888888888889" calcext:value-type="float">
            <text:p>16.89</text:p>
          </table:table-cell>
          <table:table-cell table:style-name="ce3" table:formula="of:=AVERAGE([.$B$2:.B72])" office:value-type="float" office:value="17.5007824726135" calcext:value-type="float">
            <text:p>17.50</text:p>
          </table:table-cell>
          <table:table-cell table:style-name="ce3" table:formula="of:=COM.MICROSOFT.STDEV.P([.$B$2:.B72])" office:value-type="float" office:value="2.82289637675544" calcext:value-type="float">
            <text:p>2.82</text:p>
          </table:table-cell>
          <table:table-cell table:style-name="ce3" table:formula="of:=[.C72]+[.D72]" office:value-type="float" office:value="20.3236788493689" calcext:value-type="float">
            <text:p>20.32</text:p>
          </table:table-cell>
          <table:table-cell table:style-name="ce3" table:formula="of:=[.C72]-[.D72]" office:value-type="float" office:value="14.677886095858" calcext:value-type="float">
            <text:p>14.68</text:p>
          </table:table-cell>
          <table:table-cell/>
          <table:table-cell table:style-name="Default" office:value-type="string" calcext:value-type="string">
            <text:p>Covarianc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4444444444444" calcext:value-type="float">
            <text:p>14.44</text:p>
          </table:table-cell>
          <table:table-cell table:style-name="ce3" table:formula="of:=AVERAGE([.$B$2:.B73])" office:value-type="float" office:value="17.4583333333333" calcext:value-type="float">
            <text:p>17.46</text:p>
          </table:table-cell>
          <table:table-cell table:style-name="ce3" table:formula="of:=COM.MICROSOFT.STDEV.P([.$B$2:.B73])" office:value-type="float" office:value="2.82595186508167" calcext:value-type="float">
            <text:p>2.83</text:p>
          </table:table-cell>
          <table:table-cell table:style-name="ce3" table:formula="of:=[.C73]+[.D73]" office:value-type="float" office:value="20.284285198415" calcext:value-type="float">
            <text:p>20.28</text:p>
          </table:table-cell>
          <table:table-cell table:style-name="ce3" table:formula="of:=[.C73]-[.D73]" office:value-type="float" office:value="14.6323814682517" calcext:value-type="float">
            <text:p>14.63</text:p>
          </table:table-cell>
          <table:table-cell/>
          <table:table-cell table:style-name="Default" table:formula="of:=COVAR([.I45:.I67];[.J45:.J67])" office:value-type="float" office:value="0.018252255139512" calcext:value-type="float">
            <text:p>0.01825225513951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6666666666667" calcext:value-type="float">
            <text:p>13.67</text:p>
          </table:table-cell>
          <table:table-cell table:style-name="ce3" table:formula="of:=AVERAGE([.$B$2:.B74])" office:value-type="float" office:value="17.4063926940639" calcext:value-type="float">
            <text:p>17.41</text:p>
          </table:table-cell>
          <table:table-cell table:style-name="ce3" table:formula="of:=COM.MICROSOFT.STDEV.P([.$B$2:.B74])" office:value-type="float" office:value="2.8409242140571" calcext:value-type="float">
            <text:p>2.84</text:p>
          </table:table-cell>
          <table:table-cell table:style-name="ce3" table:formula="of:=[.C74]+[.D74]" office:value-type="float" office:value="20.247316908121" calcext:value-type="float">
            <text:p>20.25</text:p>
          </table:table-cell>
          <table:table-cell table:style-name="ce3" table:formula="of:=[.C74]-[.D74]" office:value-type="float" office:value="14.5654684800068" calcext:value-type="float">
            <text:p>14.57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3888888888889" calcext:value-type="float">
            <text:p>14.39</text:p>
          </table:table-cell>
          <table:table-cell table:style-name="ce3" table:formula="of:=AVERAGE([.$B$2:.B75])" office:value-type="float" office:value="17.3656156156156" calcext:value-type="float">
            <text:p>17.37</text:p>
          </table:table-cell>
          <table:table-cell table:style-name="ce3" table:formula="of:=COM.MICROSOFT.STDEV.P([.$B$2:.B75])" office:value-type="float" office:value="2.84309111065049" calcext:value-type="float">
            <text:p>2.84</text:p>
          </table:table-cell>
          <table:table-cell table:style-name="ce3" table:formula="of:=[.C75]+[.D75]" office:value-type="float" office:value="20.2087067262661" calcext:value-type="float">
            <text:p>20.21</text:p>
          </table:table-cell>
          <table:table-cell table:style-name="ce3" table:formula="of:=[.C75]-[.D75]" office:value-type="float" office:value="14.5225245049651" calcext:value-type="float">
            <text:p>14.52</text:p>
          </table:table-cell>
          <table:table-cell/>
          <table:table-cell office:value-type="string" calcext:value-type="string">
            <text:p>Corrélation</text:p>
          </table:table-cell>
          <table:table-cell table:formula="of:=[.H73]/([.I70]*[.J70])" office:value-type="float" office:value="0.423575142924989" calcext:value-type="float">
            <text:p>0.423575142924989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7777777777778" calcext:value-type="float">
            <text:p>13.78</text:p>
          </table:table-cell>
          <table:table-cell table:style-name="ce3" table:formula="of:=AVERAGE([.$B$2:.B76])" office:value-type="float" office:value="17.3177777777778" calcext:value-type="float">
            <text:p>17.32</text:p>
          </table:table-cell>
          <table:table-cell table:style-name="ce3" table:formula="of:=COM.MICROSOFT.STDEV.P([.$B$2:.B76])" office:value-type="float" office:value="2.85389864020425" calcext:value-type="float">
            <text:p>2.85</text:p>
          </table:table-cell>
          <table:table-cell table:style-name="ce3" table:formula="of:=[.C76]+[.D76]" office:value-type="float" office:value="20.171676417982" calcext:value-type="float">
            <text:p>20.17</text:p>
          </table:table-cell>
          <table:table-cell table:style-name="ce3" table:formula="of:=[.C76]-[.D76]" office:value-type="float" office:value="14.4638791375735" calcext:value-type="float">
            <text:p>14.46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.3888888888889" calcext:value-type="float">
            <text:p>16.39</text:p>
          </table:table-cell>
          <table:table-cell table:style-name="ce3" table:formula="of:=AVERAGE([.$B$2:.B77])" office:value-type="float" office:value="17.3055555555556" calcext:value-type="float">
            <text:p>17.31</text:p>
          </table:table-cell>
          <table:table-cell table:style-name="ce3" table:formula="of:=COM.MICROSOFT.STDEV.P([.$B$2:.B77])" office:value-type="float" office:value="2.83703605092638" calcext:value-type="float">
            <text:p>2.84</text:p>
          </table:table-cell>
          <table:table-cell table:style-name="ce3" table:formula="of:=[.C77]+[.D77]" office:value-type="float" office:value="20.1425916064819" calcext:value-type="float">
            <text:p>20.14</text:p>
          </table:table-cell>
          <table:table-cell table:style-name="ce3" table:formula="of:=[.C77]-[.D77]" office:value-type="float" office:value="14.4685195046292" calcext:value-type="float">
            <text:p>14.47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.9444444444444" calcext:value-type="float">
            <text:p>17.94</text:p>
          </table:table-cell>
          <table:table-cell table:style-name="ce3" table:formula="of:=AVERAGE([.$B$2:.B78])" office:value-type="float" office:value="17.3138528138528" calcext:value-type="float">
            <text:p>17.31</text:p>
          </table:table-cell>
          <table:table-cell table:style-name="ce3" table:formula="of:=COM.MICROSOFT.STDEV.P([.$B$2:.B78])" office:value-type="float" office:value="2.81948154972088" calcext:value-type="float">
            <text:p>2.82</text:p>
          </table:table-cell>
          <table:table-cell table:style-name="ce3" table:formula="of:=[.C78]+[.D78]" office:value-type="float" office:value="20.1333343635737" calcext:value-type="float">
            <text:p>20.13</text:p>
          </table:table-cell>
          <table:table-cell table:style-name="ce3" table:formula="of:=[.C78]-[.D78]" office:value-type="float" office:value="14.4943712641319" calcext:value-type="float">
            <text:p>14.49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.3333333333333" calcext:value-type="float">
            <text:p>21.33</text:p>
          </table:table-cell>
          <table:table-cell table:style-name="ce3" table:formula="of:=AVERAGE([.$B$2:.B79])" office:value-type="float" office:value="17.3653846153846" calcext:value-type="float">
            <text:p>17.37</text:p>
          </table:table-cell>
          <table:table-cell table:style-name="ce3" table:formula="of:=COM.MICROSOFT.STDEV.P([.$B$2:.B79])" office:value-type="float" office:value="2.83761086010424" calcext:value-type="float">
            <text:p>2.84</text:p>
          </table:table-cell>
          <table:table-cell table:style-name="ce3" table:formula="of:=[.C79]+[.D79]" office:value-type="float" office:value="20.2029954754889" calcext:value-type="float">
            <text:p>20.20</text:p>
          </table:table-cell>
          <table:table-cell table:style-name="ce3" table:formula="of:=[.C79]-[.D79]" office:value-type="float" office:value="14.5277737552804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3888888888889" calcext:value-type="float">
            <text:p>24.39</text:p>
          </table:table-cell>
          <table:table-cell table:style-name="ce3" table:formula="of:=AVERAGE([.$B$2:.B80])" office:value-type="float" office:value="17.4542897327707" calcext:value-type="float">
            <text:p>17.45</text:p>
          </table:table-cell>
          <table:table-cell table:style-name="ce3" table:formula="of:=COM.MICROSOFT.STDEV.P([.$B$2:.B80])" office:value-type="float" office:value="2.92688097583956" calcext:value-type="float">
            <text:p>2.93</text:p>
          </table:table-cell>
          <table:table-cell table:style-name="ce3" table:formula="of:=[.C80]+[.D80]" office:value-type="float" office:value="20.3811707086103" calcext:value-type="float">
            <text:p>20.38</text:p>
          </table:table-cell>
          <table:table-cell table:style-name="ce3" table:formula="of:=[.C80]-[.D80]" office:value-type="float" office:value="14.5274087569312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6111111111111" calcext:value-type="float">
            <text:p>22.61</text:p>
          </table:table-cell>
          <table:table-cell table:style-name="ce3" table:formula="of:=AVERAGE([.$B$2:.B81])" office:value-type="float" office:value="17.51875" calcext:value-type="float">
            <text:p>17.52</text:p>
          </table:table-cell>
          <table:table-cell table:style-name="ce3" table:formula="of:=COM.MICROSOFT.STDEV.P([.$B$2:.B81])" office:value-type="float" office:value="2.96442309761908" calcext:value-type="float">
            <text:p>2.96</text:p>
          </table:table-cell>
          <table:table-cell table:style-name="ce3" table:formula="of:=[.C81]+[.D81]" office:value-type="float" office:value="20.4831730976191" calcext:value-type="float">
            <text:p>20.48</text:p>
          </table:table-cell>
          <table:table-cell table:style-name="ce3" table:formula="of:=[.C81]-[.D81]" office:value-type="float" office:value="14.5543269023809" calcext:value-type="float">
            <text:p>14.55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.00</text:p>
          </table:table-cell>
          <table:table-cell table:style-name="ce3" table:formula="of:=AVERAGE([.$B$2:.B82])" office:value-type="float" office:value="17.5617283950617" calcext:value-type="float">
            <text:p>17.56</text:p>
          </table:table-cell>
          <table:table-cell table:style-name="ce3" table:formula="of:=COM.MICROSOFT.STDEV.P([.$B$2:.B82])" office:value-type="float" office:value="2.97104094315982" calcext:value-type="float">
            <text:p>2.97</text:p>
          </table:table-cell>
          <table:table-cell table:style-name="ce3" table:formula="of:=[.C82]+[.D82]" office:value-type="float" office:value="20.5327693382215" calcext:value-type="float">
            <text:p>20.53</text:p>
          </table:table-cell>
          <table:table-cell table:style-name="ce3" table:formula="of:=[.C82]-[.D82]" office:value-type="float" office:value="14.5906874519019" calcext:value-type="float">
            <text:p>14.59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.5555555555556" calcext:value-type="float">
            <text:p>18.56</text:p>
          </table:table-cell>
          <table:table-cell table:style-name="ce3" table:formula="of:=AVERAGE([.$B$2:.B83])" office:value-type="float" office:value="17.5738482384824" calcext:value-type="float">
            <text:p>17.57</text:p>
          </table:table-cell>
          <table:table-cell table:style-name="ce3" table:formula="of:=COM.MICROSOFT.STDEV.P([.$B$2:.B83])" office:value-type="float" office:value="2.95488325582572" calcext:value-type="float">
            <text:p>2.95</text:p>
          </table:table-cell>
          <table:table-cell table:style-name="ce3" table:formula="of:=[.C83]+[.D83]" office:value-type="float" office:value="20.5287314943081" calcext:value-type="float">
            <text:p>20.53</text:p>
          </table:table-cell>
          <table:table-cell table:style-name="ce3" table:formula="of:=[.C83]-[.D83]" office:value-type="float" office:value="14.6189649826567" calcext:value-type="float">
            <text:p>14.62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.2222222222222" calcext:value-type="float">
            <text:p>17.22</text:p>
          </table:table-cell>
          <table:table-cell table:style-name="ce3" table:formula="of:=AVERAGE([.$B$2:.B84])" office:value-type="float" office:value="17.5696117804552" calcext:value-type="float">
            <text:p>17.57</text:p>
          </table:table-cell>
          <table:table-cell table:style-name="ce3" table:formula="of:=COM.MICROSOFT.STDEV.P([.$B$2:.B84])" office:value-type="float" office:value="2.9372793447242" calcext:value-type="float">
            <text:p>2.94</text:p>
          </table:table-cell>
          <table:table-cell table:style-name="ce3" table:formula="of:=[.C84]+[.D84]" office:value-type="float" office:value="20.5068911251794" calcext:value-type="float">
            <text:p>20.51</text:p>
          </table:table-cell>
          <table:table-cell table:style-name="ce3" table:formula="of:=[.C84]-[.D84]" office:value-type="float" office:value="14.632332435731" calcext:value-type="float">
            <text:p>14.63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555555555556" calcext:value-type="float">
            <text:p>13.56</text:p>
          </table:table-cell>
          <table:table-cell table:style-name="ce3" table:formula="of:=AVERAGE([.$B$2:.B85])" office:value-type="float" office:value="17.5218253968254" calcext:value-type="float">
            <text:p>17.52</text:p>
          </table:table-cell>
          <table:table-cell table:style-name="ce3" table:formula="of:=COM.MICROSOFT.STDEV.P([.$B$2:.B85])" office:value-type="float" office:value="2.95202201870314" calcext:value-type="float">
            <text:p>2.95</text:p>
          </table:table-cell>
          <table:table-cell table:style-name="ce3" table:formula="of:=[.C85]+[.D85]" office:value-type="float" office:value="20.4738474155285" calcext:value-type="float">
            <text:p>20.47</text:p>
          </table:table-cell>
          <table:table-cell table:style-name="ce3" table:formula="of:=[.C85]-[.D85]" office:value-type="float" office:value="14.5698033781223" calcext:value-type="float">
            <text:p>14.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6574074074074" calcext:value-type="float">
            <text:p>17.6574074074074</text:p>
          </table:table-cell>
          <table:table-cell table:number-columns-repeated="2"/>
          <table:table-cell office:value-type="string" calcext:value-type="string">
            <text:p>a0</text:p>
          </table:table-cell>
          <table:table-cell table:number-matrix-columns-spanned="1" table:number-matrix-rows-spanned="2" table:formula="of:=MMULT(MINVERSE(MMULT(TRANSPOSE([.H85:.I107]);[.H85:.I107]));MMULT(TRANSPOSE([.H85:.I107]);[.J45:.J67]))" office:value-type="float" office:value="-3.78963416810802" calcext:value-type="float">
            <text:p>-3.78963416810802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2777777777778" calcext:value-type="float">
            <text:p>12.28</text:p>
          </table:table-cell>
          <table:table-cell table:style-name="ce3" table:formula="of:=AVERAGE([.$B$2:.B86])" office:value-type="float" office:value="17.4601307189543" calcext:value-type="float">
            <text:p>17.46</text:p>
          </table:table-cell>
          <table:table-cell table:style-name="ce3" table:formula="of:=COM.MICROSOFT.STDEV.P([.$B$2:.B86])" office:value-type="float" office:value="2.98858408636938" calcext:value-type="float">
            <text:p>2.99</text:p>
          </table:table-cell>
          <table:table-cell table:style-name="ce3" table:formula="of:=[.C86]+[.D86]" office:value-type="float" office:value="20.4487148053236" calcext:value-type="float">
            <text:p>20.45</text:p>
          </table:table-cell>
          <table:table-cell table:style-name="ce3" table:formula="of:=[.C86]-[.D86]" office:value-type="float" office:value="14.4715466325849" calcext:value-type="float">
            <text:p>14.47</text:p>
          </table:table-cell>
          <table:table-cell/>
          <table:table-cell table:formula="of:=[.H85]" office:value-type="float" office:value="1" calcext:value-type="float">
            <text:p>1</text:p>
          </table:table-cell>
          <table:table-cell office:value-type="float" office:value="17.4953703703704" calcext:value-type="float">
            <text:p>17.4953703703704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0.397352724896336" calcext:value-type="float">
            <text:p>0.397352724896336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1666666666667" calcext:value-type="float">
            <text:p>14.17</text:p>
          </table:table-cell>
          <table:table-cell table:style-name="ce3" table:formula="of:=AVERAGE([.$B$2:.B87])" office:value-type="float" office:value="17.421834625323" calcext:value-type="float">
            <text:p>17.42</text:p>
          </table:table-cell>
          <table:table-cell table:style-name="ce3" table:formula="of:=COM.MICROSOFT.STDEV.P([.$B$2:.B87])" office:value-type="float" office:value="2.99206263957585" calcext:value-type="float">
            <text:p>2.99</text:p>
          </table:table-cell>
          <table:table-cell table:style-name="ce3" table:formula="of:=[.C87]+[.D87]" office:value-type="float" office:value="20.4138972648988" calcext:value-type="float">
            <text:p>20.41</text:p>
          </table:table-cell>
          <table:table-cell table:style-name="ce3" table:formula="of:=[.C87]-[.D87]" office:value-type="float" office:value="14.4297719857472" calcext:value-type="float">
            <text:p>14.43</text:p>
          </table:table-cell>
          <table:table-cell/>
          <table:table-cell table:formula="of:=[.H86]" office:value-type="float" office:value="1" calcext:value-type="float">
            <text:p>1</text:p>
          </table:table-cell>
          <table:table-cell office:value-type="float" office:value="17.3055555555556" calcext:value-type="float">
            <text:p>17.3055555555556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.5" calcext:value-type="float">
            <text:p>15.50</text:p>
          </table:table-cell>
          <table:table-cell table:style-name="ce3" table:formula="of:=AVERAGE([.$B$2:.B88])" office:value-type="float" office:value="17.3997445721584" calcext:value-type="float">
            <text:p>17.40</text:p>
          </table:table-cell>
          <table:table-cell table:style-name="ce3" table:formula="of:=COM.MICROSOFT.STDEV.P([.$B$2:.B88])" office:value-type="float" office:value="2.98186228754641" calcext:value-type="float">
            <text:p>2.98</text:p>
          </table:table-cell>
          <table:table-cell table:style-name="ce3" table:formula="of:=[.C88]+[.D88]" office:value-type="float" office:value="20.3816068597048" calcext:value-type="float">
            <text:p>20.38</text:p>
          </table:table-cell>
          <table:table-cell table:style-name="ce3" table:formula="of:=[.C88]-[.D88]" office:value-type="float" office:value="14.417882284612" calcext:value-type="float">
            <text:p>14.42</text:p>
          </table:table-cell>
          <table:table-cell/>
          <table:table-cell table:formula="of:=[.H87]" office:value-type="float" office:value="1" calcext:value-type="float">
            <text:p>1</text:p>
          </table:table-cell>
          <table:table-cell office:value-type="float" office:value="17.337962962963" calcext:value-type="float">
            <text:p>17.337962962963</text:p>
          </table:table-cell>
          <table:table-cell table:number-columns-repeated="2"/>
          <table:table-cell office:value-type="string" calcext:value-type="string">
            <text:p>Xa</text:p>
          </table:table-cell>
          <table:table-cell/>
          <table:table-cell office:value-type="string" calcext:value-type="string">
            <text:p>(Y-Ymoy)²</text:p>
          </table:table-cell>
          <table:table-cell office:value-type="string" calcext:value-type="string">
            <text:p>(Yhat-Ymoy)²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4444444444444" calcext:value-type="float">
            <text:p>15.44</text:p>
          </table:table-cell>
          <table:table-cell table:style-name="ce3" table:formula="of:=AVERAGE([.$B$2:.B89])" office:value-type="float" office:value="17.3775252525253" calcext:value-type="float">
            <text:p>17.38</text:p>
          </table:table-cell>
          <table:table-cell table:style-name="ce3" table:formula="of:=COM.MICROSOFT.STDEV.P([.$B$2:.B89])" office:value-type="float" office:value="2.97210609481094" calcext:value-type="float">
            <text:p>2.97</text:p>
          </table:table-cell>
          <table:table-cell table:style-name="ce3" table:formula="of:=[.C89]+[.D89]" office:value-type="float" office:value="20.3496313473362" calcext:value-type="float">
            <text:p>20.35</text:p>
          </table:table-cell>
          <table:table-cell table:style-name="ce3" table:formula="of:=[.C89]-[.D89]" office:value-type="float" office:value="14.4054191577143" calcext:value-type="float">
            <text:p>14.41</text:p>
          </table:table-cell>
          <table:table-cell/>
          <table:table-cell table:formula="of:=[.H88]" office:value-type="float" office:value="1" calcext:value-type="float">
            <text:p>1</text:p>
          </table:table-cell>
          <table:table-cell office:value-type="float" office:value="17.162037037037" calcext:value-type="float">
            <text:p>17.162037037037</text:p>
          </table:table-cell>
          <table:table-cell table:number-columns-repeated="2"/>
          <table:table-cell table:number-matrix-columns-spanned="1" table:number-matrix-rows-spanned="23" table:formula="of:=MMULT([.H85:.I107];[.M85:.M86])" office:value-type="float" office:value="3.22658477983006" calcext:value-type="float">
            <text:p>3.22658477983006</text:p>
          </table:table-cell>
          <table:table-cell/>
          <table:table-cell table:formula="of:=([.J45]-[.$J$69])*([.J45]-[.$J$69])" office:value-type="float" office:value="0.0232157668824529" calcext:value-type="float">
            <text:p>0.023215766882453</text:p>
          </table:table-cell>
          <table:table-cell table:formula="of:=([.L89]-[.$J$69])*([.L89]-[.$J$69])" office:value-type="float" office:value="0.0561253839805222" calcext:value-type="float">
            <text:p>0.056125383980522</text:p>
          </table:table-cell>
          <table:table-cell/>
          <table:table-cell office:value-type="string" calcext:value-type="string">
            <text:p>R²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222222222222" calcext:value-type="float">
            <text:p>17.22</text:p>
          </table:table-cell>
          <table:table-cell table:style-name="ce3" table:formula="of:=AVERAGE([.$B$2:.B90])" office:value-type="float" office:value="17.3757802746567" calcext:value-type="float">
            <text:p>17.38</text:p>
          </table:table-cell>
          <table:table-cell table:style-name="ce3" table:formula="of:=COM.MICROSOFT.STDEV.P([.$B$2:.B90])" office:value-type="float" office:value="2.95540703530682" calcext:value-type="float">
            <text:p>2.96</text:p>
          </table:table-cell>
          <table:table-cell table:style-name="ce3" table:formula="of:=[.C90]+[.D90]" office:value-type="float" office:value="20.3311873099635" calcext:value-type="float">
            <text:p>20.33</text:p>
          </table:table-cell>
          <table:table-cell table:style-name="ce3" table:formula="of:=[.C90]-[.D90]" office:value-type="float" office:value="14.4203732393499" calcext:value-type="float">
            <text:p>14.42</text:p>
          </table:table-cell>
          <table:table-cell/>
          <table:table-cell table:formula="of:=[.H89]" office:value-type="float" office:value="1" calcext:value-type="float">
            <text:p>1</text:p>
          </table:table-cell>
          <table:table-cell office:value-type="float" office:value="17.1203703703704" calcext:value-type="float">
            <text:p>17.1203703703704</text:p>
          </table:table-cell>
          <table:table-cell table:number-columns-repeated="2"/>
          <table:table-cell office:value-type="float" office:value="3.16219892162928" calcext:value-type="float">
            <text:p>3.16219892162928</text:p>
          </table:table-cell>
          <table:table-cell/>
          <table:table-cell table:formula="of:=([.J46]-[.$J$69])*([.J46]-[.$J$69])" office:value-type="float" office:value="0.00375575773875666" calcext:value-type="float">
            <text:p>0.003755757738757</text:p>
          </table:table-cell>
          <table:table-cell table:formula="of:=([.L90]-[.$J$69])*([.L90]-[.$J$69])" office:value-type="float" office:value="0.0297638774073221" calcext:value-type="float">
            <text:p>0.029763877407322</text:p>
          </table:table-cell>
          <table:table-cell/>
          <table:table-cell table:formula="of:=SUM([.O89:.O111])/SUM([.N89:.N111])" office:value-type="float" office:value="0.179415901704501" calcext:value-type="float">
            <text:p>0.17941590170450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.5" calcext:value-type="float">
            <text:p>18.50</text:p>
          </table:table-cell>
          <table:table-cell table:style-name="ce3" table:formula="of:=AVERAGE([.$B$2:.B91])" office:value-type="float" office:value="17.3882716049383" calcext:value-type="float">
            <text:p>17.39</text:p>
          </table:table-cell>
          <table:table-cell table:style-name="ce3" table:formula="of:=COM.MICROSOFT.STDEV.P([.$B$2:.B91])" office:value-type="float" office:value="2.9413038742052" calcext:value-type="float">
            <text:p>2.94</text:p>
          </table:table-cell>
          <table:table-cell table:style-name="ce3" table:formula="of:=[.C91]+[.D91]" office:value-type="float" office:value="20.3295754791435" calcext:value-type="float">
            <text:p>20.33</text:p>
          </table:table-cell>
          <table:table-cell table:style-name="ce3" table:formula="of:=[.C91]-[.D91]" office:value-type="float" office:value="14.4469677307331" calcext:value-type="float">
            <text:p>14.45</text:p>
          </table:table-cell>
          <table:table-cell/>
          <table:table-cell table:formula="of:=[.H90]" office:value-type="float" office:value="1" calcext:value-type="float">
            <text:p>1</text:p>
          </table:table-cell>
          <table:table-cell office:value-type="float" office:value="17.0925925925926" calcext:value-type="float">
            <text:p>17.0925925925926</text:p>
          </table:table-cell>
          <table:table-cell table:number-columns-repeated="2"/>
          <table:table-cell office:value-type="float" office:value="3.08677548773693" calcext:value-type="float">
            <text:p>3.08677548773693</text:p>
          </table:table-cell>
          <table:table-cell/>
          <table:table-cell table:formula="of:=([.J47]-[.$J$69])*([.J47]-[.$J$69])" office:value-type="float" office:value="0.0733497984246696" calcext:value-type="float">
            <text:p>0.07334979842467</text:p>
          </table:table-cell>
          <table:table-cell table:formula="of:=([.L91]-[.$J$69])*([.L91]-[.$J$69])" office:value-type="float" office:value="0.00942815232129319" calcext:value-type="float">
            <text:p>0.009428152321293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.00</text:p>
          </table:table-cell>
          <table:table-cell table:style-name="ce3" table:formula="of:=AVERAGE([.$B$2:.B92])" office:value-type="float" office:value="17.4279609279609" calcext:value-type="float">
            <text:p>17.43</text:p>
          </table:table-cell>
          <table:table-cell table:style-name="ce3" table:formula="of:=COM.MICROSOFT.STDEV.P([.$B$2:.B92])" office:value-type="float" office:value="2.9492323422535" calcext:value-type="float">
            <text:p>2.95</text:p>
          </table:table-cell>
          <table:table-cell table:style-name="ce3" table:formula="of:=[.C92]+[.D92]" office:value-type="float" office:value="20.3771932702144" calcext:value-type="float">
            <text:p>20.38</text:p>
          </table:table-cell>
          <table:table-cell table:style-name="ce3" table:formula="of:=[.C92]-[.D92]" office:value-type="float" office:value="14.4787285857074" calcext:value-type="float">
            <text:p>14.48</text:p>
          </table:table-cell>
          <table:table-cell/>
          <table:table-cell table:formula="of:=[.H91]" office:value-type="float" office:value="1" calcext:value-type="float">
            <text:p>1</text:p>
          </table:table-cell>
          <table:table-cell office:value-type="float" office:value="17.0833333333333" calcext:value-type="float">
            <text:p>17.0833333333333</text:p>
          </table:table-cell>
          <table:table-cell table:number-columns-repeated="2"/>
          <table:table-cell office:value-type="float" office:value="3.09965265937708" calcext:value-type="float">
            <text:p>3.09965265937708</text:p>
          </table:table-cell>
          <table:table-cell/>
          <table:table-cell table:formula="of:=([.J48]-[.$J$69])*([.J48]-[.$J$69])" office:value-type="float" office:value="0.0603810383117215" calcext:value-type="float">
            <text:p>0.060381038311722</text:p>
          </table:table-cell>
          <table:table-cell table:formula="of:=([.L92]-[.$J$69])*([.L92]-[.$J$69])" office:value-type="float" office:value="0.0120946864302894" calcext:value-type="float">
            <text:p>0.01209468643029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.9444444444444" calcext:value-type="float">
            <text:p>22.94</text:p>
          </table:table-cell>
          <table:table-cell table:style-name="ce3" table:formula="of:=AVERAGE([.$B$2:.B93])" office:value-type="float" office:value="17.487922705314" calcext:value-type="float">
            <text:p>17.49</text:p>
          </table:table-cell>
          <table:table-cell table:style-name="ce3" table:formula="of:=COM.MICROSOFT.STDEV.P([.$B$2:.B93])" office:value-type="float" office:value="2.98841278653959" calcext:value-type="float">
            <text:p>2.99</text:p>
          </table:table-cell>
          <table:table-cell table:style-name="ce3" table:formula="of:=[.C93]+[.D93]" office:value-type="float" office:value="20.4763354918536" calcext:value-type="float">
            <text:p>20.48</text:p>
          </table:table-cell>
          <table:table-cell table:style-name="ce3" table:formula="of:=[.C93]-[.D93]" office:value-type="float" office:value="14.4995099187744" calcext:value-type="float">
            <text:p>14.50</text:p>
          </table:table-cell>
          <table:table-cell/>
          <table:table-cell table:formula="of:=[.H92]" office:value-type="float" office:value="1" calcext:value-type="float">
            <text:p>1</text:p>
          </table:table-cell>
          <table:table-cell office:value-type="float" office:value="16.9675925925926" calcext:value-type="float">
            <text:p>16.9675925925926</text:p>
          </table:table-cell>
          <table:table-cell table:number-columns-repeated="2"/>
          <table:table-cell office:value-type="float" office:value="3.02974801333048" calcext:value-type="float">
            <text:p>3.02974801333048</text:p>
          </table:table-cell>
          <table:table-cell/>
          <table:table-cell table:formula="of:=([.J49]-[.$J$69])*([.J49]-[.$J$69])" office:value-type="float" office:value="0.101702731777642" calcext:value-type="float">
            <text:p>0.101702731777642</text:p>
          </table:table-cell>
          <table:table-cell table:formula="of:=([.L93]-[.$J$69])*([.L93]-[.$J$69])" office:value-type="float" office:value="0.00160570096618747" calcext:value-type="float">
            <text:p>0.001605700966187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.8333333333333" calcext:value-type="float">
            <text:p>20.83</text:p>
          </table:table-cell>
          <table:table-cell table:style-name="ce3" table:formula="of:=AVERAGE([.$B$2:.B94])" office:value-type="float" office:value="17.5238948626045" calcext:value-type="float">
            <text:p>17.52</text:p>
          </table:table-cell>
          <table:table-cell table:style-name="ce3" table:formula="of:=COM.MICROSOFT.STDEV.P([.$B$2:.B94])" office:value-type="float" office:value="2.99226177813412" calcext:value-type="float">
            <text:p>2.99</text:p>
          </table:table-cell>
          <table:table-cell table:style-name="ce3" table:formula="of:=[.C94]+[.D94]" office:value-type="float" office:value="20.5161566407387" calcext:value-type="float">
            <text:p>20.52</text:p>
          </table:table-cell>
          <table:table-cell table:style-name="ce3" table:formula="of:=[.C94]-[.D94]" office:value-type="float" office:value="14.5316330844704" calcext:value-type="float">
            <text:p>14.53</text:p>
          </table:table-cell>
          <table:table-cell/>
          <table:table-cell table:formula="of:=[.H93]" office:value-type="float" office:value="1" calcext:value-type="float">
            <text:p>1</text:p>
          </table:table-cell>
          <table:table-cell office:value-type="float" office:value="16.8657407407407" calcext:value-type="float">
            <text:p>16.8657407407407</text:p>
          </table:table-cell>
          <table:table-cell table:number-columns-repeated="2"/>
          <table:table-cell office:value-type="float" office:value="3.01319164979316" calcext:value-type="float">
            <text:p>3.01319164979316</text:p>
          </table:table-cell>
          <table:table-cell/>
          <table:table-cell table:formula="of:=([.J50]-[.$J$69])*([.J50]-[.$J$69])" office:value-type="float" office:value="0.0955603740786523" calcext:value-type="float">
            <text:p>0.095560374078652</text:p>
          </table:table-cell>
          <table:table-cell table:formula="of:=([.L94]-[.$J$69])*([.L94]-[.$J$69])" office:value-type="float" office:value="0.000552947473275205" calcext:value-type="float">
            <text:p>0.000552947473275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.2777777777778" calcext:value-type="float">
            <text:p>19.28</text:p>
          </table:table-cell>
          <table:table-cell table:style-name="ce3" table:formula="of:=AVERAGE([.$B$2:.B95])" office:value-type="float" office:value="17.5425531914894" calcext:value-type="float">
            <text:p>17.54</text:p>
          </table:table-cell>
          <table:table-cell table:style-name="ce3" table:formula="of:=COM.MICROSOFT.STDEV.P([.$B$2:.B95])" office:value-type="float" office:value="2.98173700233345" calcext:value-type="float">
            <text:p>2.98</text:p>
          </table:table-cell>
          <table:table-cell table:style-name="ce3" table:formula="of:=[.C95]+[.D95]" office:value-type="float" office:value="20.5242901938228" calcext:value-type="float">
            <text:p>20.52</text:p>
          </table:table-cell>
          <table:table-cell table:style-name="ce3" table:formula="of:=[.C95]-[.D95]" office:value-type="float" office:value="14.5608161891559" calcext:value-type="float">
            <text:p>14.56</text:p>
          </table:table-cell>
          <table:table-cell/>
          <table:table-cell table:formula="of:=[.H94]" office:value-type="float" office:value="1" calcext:value-type="float">
            <text:p>1</text:p>
          </table:table-cell>
          <table:table-cell office:value-type="float" office:value="16.9212962962963" calcext:value-type="float">
            <text:p>16.9212962962963</text:p>
          </table:table-cell>
          <table:table-cell table:number-columns-repeated="2"/>
          <table:table-cell office:value-type="float" office:value="3.00215407410158" calcext:value-type="float">
            <text:p>3.00215407410158</text:p>
          </table:table-cell>
          <table:table-cell/>
          <table:table-cell table:formula="of:=([.J51]-[.$J$69])*([.J51]-[.$J$69])" office:value-type="float" office:value="0.0810385582549483" calcext:value-type="float">
            <text:p>0.081038558254948</text:p>
          </table:table-cell>
          <table:table-cell table:formula="of:=([.L95]-[.$J$69])*([.L95]-[.$J$69])" office:value-type="float" office:value="0.000155682004199665" calcext:value-type="float">
            <text:p>0.0001556820042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.2222222222222" calcext:value-type="float">
            <text:p>16.22</text:p>
          </table:table-cell>
          <table:table-cell table:style-name="ce3" table:formula="of:=AVERAGE([.$B$2:.B96])" office:value-type="float" office:value="17.5286549707602" calcext:value-type="float">
            <text:p>17.53</text:p>
          </table:table-cell>
          <table:table-cell table:style-name="ce3" table:formula="of:=COM.MICROSOFT.STDEV.P([.$B$2:.B96])" office:value-type="float" office:value="2.96906142429787" calcext:value-type="float">
            <text:p>2.97</text:p>
          </table:table-cell>
          <table:table-cell table:style-name="ce3" table:formula="of:=[.C96]+[.D96]" office:value-type="float" office:value="20.4977163950581" calcext:value-type="float">
            <text:p>20.50</text:p>
          </table:table-cell>
          <table:table-cell table:style-name="ce3" table:formula="of:=[.C96]-[.D96]" office:value-type="float" office:value="14.5595935464624" calcext:value-type="float">
            <text:p>14.56</text:p>
          </table:table-cell>
          <table:table-cell/>
          <table:table-cell table:formula="of:=[.H95]" office:value-type="float" office:value="1" calcext:value-type="float">
            <text:p>1</text:p>
          </table:table-cell>
          <table:table-cell office:value-type="float" office:value="17.0601851851852" calcext:value-type="float">
            <text:p>17.0601851851852</text:p>
          </table:table-cell>
          <table:table-cell table:number-columns-repeated="2"/>
          <table:table-cell office:value-type="float" office:value="2.99847488220438" calcext:value-type="float">
            <text:p>2.99847488220438</text:p>
          </table:table-cell>
          <table:table-cell/>
          <table:table-cell table:formula="of:=([.J52]-[.$J$69])*([.J52]-[.$J$69])" office:value-type="float" office:value="0.0753706287131109" calcext:value-type="float">
            <text:p>0.075370628713111</text:p>
          </table:table-cell>
          <table:table-cell table:formula="of:=([.L96]-[.$J$69])*([.L96]-[.$J$69])" office:value-type="float" office:value="0.0000774059932396891" calcext:value-type="float">
            <text:p>7.74059932396891E-05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3333333333333" calcext:value-type="float">
            <text:p>12.33</text:p>
          </table:table-cell>
          <table:table-cell table:style-name="ce3" table:formula="of:=AVERAGE([.$B$2:.B97])" office:value-type="float" office:value="17.474537037037" calcext:value-type="float">
            <text:p>17.47</text:p>
          </table:table-cell>
          <table:table-cell table:style-name="ce3" table:formula="of:=COM.MICROSOFT.STDEV.P([.$B$2:.B97])" office:value-type="float" office:value="3.00028844492383" calcext:value-type="float">
            <text:p>3.00</text:p>
          </table:table-cell>
          <table:table-cell table:style-name="ce3" table:formula="of:=[.C97]+[.D97]" office:value-type="float" office:value="20.4748254819609" calcext:value-type="float">
            <text:p>20.47</text:p>
          </table:table-cell>
          <table:table-cell table:style-name="ce3" table:formula="of:=[.C97]-[.D97]" office:value-type="float" office:value="14.4742485921132" calcext:value-type="float">
            <text:p>14.47</text:p>
          </table:table-cell>
          <table:table-cell/>
          <table:table-cell table:formula="of:=[.H96]" office:value-type="float" office:value="1" calcext:value-type="float">
            <text:p>1</text:p>
          </table:table-cell>
          <table:table-cell office:value-type="float" office:value="16.9398148148148" calcext:value-type="float">
            <text:p>16.9398148148148</text:p>
          </table:table-cell>
          <table:table-cell table:number-columns-repeated="2"/>
          <table:table-cell office:value-type="float" office:value="2.95248498348954" calcext:value-type="float">
            <text:p>2.95248498348954</text:p>
          </table:table-cell>
          <table:table-cell/>
          <table:table-cell table:formula="of:=([.J53]-[.$J$69])*([.J53]-[.$J$69])" office:value-type="float" office:value="0.0113718177959878" calcext:value-type="float">
            <text:p>0.011371817795988</text:p>
          </table:table-cell>
          <table:table-cell table:formula="of:=([.L97]-[.$J$69])*([.L97]-[.$J$69])" office:value-type="float" office:value="0.0013832323027504" calcext:value-type="float">
            <text:p>0.00138323230275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4444444444444" calcext:value-type="float">
            <text:p>12.44</text:p>
          </table:table-cell>
          <table:table-cell table:style-name="ce3" table:formula="of:=AVERAGE([.$B$2:.B98])" office:value-type="float" office:value="17.4226804123711" calcext:value-type="float">
            <text:p>17.42</text:p>
          </table:table-cell>
          <table:table-cell table:style-name="ce3" table:formula="of:=COM.MICROSOFT.STDEV.P([.$B$2:.B98])" office:value-type="float" office:value="3.02771926024592" calcext:value-type="float">
            <text:p>3.03</text:p>
          </table:table-cell>
          <table:table-cell table:style-name="ce3" table:formula="of:=[.C98]+[.D98]" office:value-type="float" office:value="20.4503996726171" calcext:value-type="float">
            <text:p>20.45</text:p>
          </table:table-cell>
          <table:table-cell table:style-name="ce3" table:formula="of:=[.C98]-[.D98]" office:value-type="float" office:value="14.3949611521252" calcext:value-type="float">
            <text:p>14.39</text:p>
          </table:table-cell>
          <table:table-cell/>
          <table:table-cell table:formula="of:=[.H97]" office:value-type="float" office:value="1" calcext:value-type="float">
            <text:p>1</text:p>
          </table:table-cell>
          <table:table-cell office:value-type="float" office:value="16.9814814814815" calcext:value-type="float">
            <text:p>16.9814814814815</text:p>
          </table:table-cell>
          <table:table-cell table:number-columns-repeated="2"/>
          <table:table-cell office:value-type="float" office:value="2.91201387262045" calcext:value-type="float">
            <text:p>2.91201387262045</text:p>
          </table:table-cell>
          <table:table-cell/>
          <table:table-cell table:formula="of:=([.J54]-[.$J$69])*([.J54]-[.$J$69])" office:value-type="float" office:value="0.000624816155123054" calcext:value-type="float">
            <text:p>0.000624816155123</text:p>
          </table:table-cell>
          <table:table-cell table:formula="of:=([.L98]-[.$J$69])*([.L98]-[.$J$69])" office:value-type="float" office:value="0.00603153255984523" calcext:value-type="float">
            <text:p>0.006031532559845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1111111111111" calcext:value-type="float">
            <text:p>13.11</text:p>
          </table:table-cell>
          <table:table-cell table:style-name="ce3" table:formula="of:=AVERAGE([.$B$2:.B99])" office:value-type="float" office:value="17.3786848072562" calcext:value-type="float">
            <text:p>17.38</text:p>
          </table:table-cell>
          <table:table-cell table:style-name="ce3" table:formula="of:=COM.MICROSOFT.STDEV.P([.$B$2:.B99])" office:value-type="float" office:value="3.04323786999258" calcext:value-type="float">
            <text:p>3.04</text:p>
          </table:table-cell>
          <table:table-cell table:style-name="ce3" table:formula="of:=[.C99]+[.D99]" office:value-type="float" office:value="20.4219226772488" calcext:value-type="float">
            <text:p>20.42</text:p>
          </table:table-cell>
          <table:table-cell table:style-name="ce3" table:formula="of:=[.C99]-[.D99]" office:value-type="float" office:value="14.3354469372637" calcext:value-type="float">
            <text:p>14.34</text:p>
          </table:table-cell>
          <table:table-cell/>
          <table:table-cell table:formula="of:=[.H98]" office:value-type="float" office:value="1" calcext:value-type="float">
            <text:p>1</text:p>
          </table:table-cell>
          <table:table-cell office:value-type="float" office:value="17.1018518518518" calcext:value-type="float">
            <text:p>17.1018518518518</text:p>
          </table:table-cell>
          <table:table-cell table:number-columns-repeated="2"/>
          <table:table-cell office:value-type="float" office:value="2.9340890240036" calcext:value-type="float">
            <text:p>2.9340890240036</text:p>
          </table:table-cell>
          <table:table-cell/>
          <table:table-cell table:formula="of:=([.J55]-[.$J$69])*([.J55]-[.$J$69])" office:value-type="float" office:value="0.000123965409364209" calcext:value-type="float">
            <text:p>0.000123965409364</text:p>
          </table:table-cell>
          <table:table-cell table:formula="of:=([.L99]-[.$J$69])*([.L99]-[.$J$69])" office:value-type="float" office:value="0.00309000246548406" calcext:value-type="float">
            <text:p>0.003090002465484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9444444444444" calcext:value-type="float">
            <text:p>14.94</text:p>
          </table:table-cell>
          <table:table-cell table:style-name="ce3" table:formula="of:=AVERAGE([.$B$2:.B100])" office:value-type="float" office:value="17.3540965207632" calcext:value-type="float">
            <text:p>17.35</text:p>
          </table:table-cell>
          <table:table-cell table:style-name="ce3" table:formula="of:=COM.MICROSOFT.STDEV.P([.$B$2:.B100])" office:value-type="float" office:value="3.03759732306735" calcext:value-type="float">
            <text:p>3.04</text:p>
          </table:table-cell>
          <table:table-cell table:style-name="ce3" table:formula="of:=[.C100]+[.D100]" office:value-type="float" office:value="20.3916938438305" calcext:value-type="float">
            <text:p>20.39</text:p>
          </table:table-cell>
          <table:table-cell table:style-name="ce3" table:formula="of:=[.C100]-[.D100]" office:value-type="float" office:value="14.3164991976958" calcext:value-type="float">
            <text:p>14.32</text:p>
          </table:table-cell>
          <table:table-cell/>
          <table:table-cell table:formula="of:=[.H99]" office:value-type="float" office:value="1" calcext:value-type="float">
            <text:p>1</text:p>
          </table:table-cell>
          <table:table-cell office:value-type="float" office:value="17.0462962962963" calcext:value-type="float">
            <text:p>17.0462962962963</text:p>
          </table:table-cell>
          <table:table-cell table:number-columns-repeated="2"/>
          <table:table-cell office:value-type="float" office:value="2.98927690246143" calcext:value-type="float">
            <text:p>2.98927690246143</text:p>
          </table:table-cell>
          <table:table-cell/>
          <table:table-cell table:formula="of:=([.J56]-[.$J$69])*([.J56]-[.$J$69])" office:value-type="float" office:value="0.00314090404338229" calcext:value-type="float">
            <text:p>0.003140904043382</text:p>
          </table:table-cell>
          <table:table-cell table:formula="of:=([.L100]-[.$J$69])*([.L100]-[.$J$69])" office:value-type="float" office:value="0.000000159929733647054" calcext:value-type="float">
            <text:p>1.59929733647054E-07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5555555555556" calcext:value-type="float">
            <text:p>16.56</text:p>
          </table:table-cell>
          <table:table-cell table:style-name="ce3" table:formula="of:=AVERAGE([.$B$2:.B101])" office:value-type="float" office:value="17.3461111111111" calcext:value-type="float">
            <text:p>17.35</text:p>
          </table:table-cell>
          <table:table-cell table:style-name="ce3" table:formula="of:=COM.MICROSOFT.STDEV.P([.$B$2:.B101])" office:value-type="float" office:value="3.02341535884482" calcext:value-type="float">
            <text:p>3.02</text:p>
          </table:table-cell>
          <table:table-cell table:style-name="ce3" table:formula="of:=[.C101]+[.D101]" office:value-type="float" office:value="20.3695264699559" calcext:value-type="float">
            <text:p>20.37</text:p>
          </table:table-cell>
          <table:table-cell table:style-name="ce3" table:formula="of:=[.C101]-[.D101]" office:value-type="float" office:value="14.3226957522663" calcext:value-type="float">
            <text:p>14.32</text:p>
          </table:table-cell>
          <table:table-cell/>
          <table:table-cell table:formula="of:=[.H100]" office:value-type="float" office:value="1" calcext:value-type="float">
            <text:p>1</text:p>
          </table:table-cell>
          <table:table-cell office:value-type="float" office:value="17.0925925925926" calcext:value-type="float">
            <text:p>17.0925925925926</text:p>
          </table:table-cell>
          <table:table-cell table:number-columns-repeated="2"/>
          <table:table-cell office:value-type="float" office:value="2.94144740779797" calcext:value-type="float">
            <text:p>2.94144740779797</text:p>
          </table:table-cell>
          <table:table-cell/>
          <table:table-cell table:formula="of:=([.J57]-[.$J$69])*([.J57]-[.$J$69])" office:value-type="float" office:value="0.00505971321886077" calcext:value-type="float">
            <text:p>0.005059713218861</text:p>
          </table:table-cell>
          <table:table-cell table:formula="of:=([.L101]-[.$J$69])*([.L101]-[.$J$69])" office:value-type="float" office:value="0.00232607568229336" calcext:value-type="float">
            <text:p>0.002326075682293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6666666666667" calcext:value-type="float">
            <text:p>17.67</text:p>
          </table:table-cell>
          <table:table-cell table:style-name="ce3" table:formula="of:=AVERAGE([.$B$2:.B102])" office:value-type="float" office:value="17.3492849284928" calcext:value-type="float">
            <text:p>17.35</text:p>
          </table:table-cell>
          <table:table-cell table:style-name="ce3" table:formula="of:=COM.MICROSOFT.STDEV.P([.$B$2:.B102])" office:value-type="float" office:value="3.00857813476119" calcext:value-type="float">
            <text:p>3.01</text:p>
          </table:table-cell>
          <table:table-cell table:style-name="ce3" table:formula="of:=[.C102]+[.D102]" office:value-type="float" office:value="20.357863063254" calcext:value-type="float">
            <text:p>20.36</text:p>
          </table:table-cell>
          <table:table-cell table:style-name="ce3" table:formula="of:=[.C102]-[.D102]" office:value-type="float" office:value="14.3407067937317" calcext:value-type="float">
            <text:p>14.34</text:p>
          </table:table-cell>
          <table:table-cell/>
          <table:table-cell table:formula="of:=[.H101]" office:value-type="float" office:value="1" calcext:value-type="float">
            <text:p>1</text:p>
          </table:table-cell>
          <table:table-cell office:value-type="float" office:value="17.0092592592593" calcext:value-type="float">
            <text:p>17.0092592592593</text:p>
          </table:table-cell>
          <table:table-cell table:number-columns-repeated="2"/>
          <table:table-cell office:value-type="float" office:value="2.95800377133533" calcext:value-type="float">
            <text:p>2.95800377133533</text:p>
          </table:table-cell>
          <table:table-cell/>
          <table:table-cell table:formula="of:=([.J58]-[.$J$69])*([.J58]-[.$J$69])" office:value-type="float" office:value="0.000267227259437919" calcext:value-type="float">
            <text:p>0.000267227259438</text:p>
          </table:table-cell>
          <table:table-cell table:formula="of:=([.L102]-[.$J$69])*([.L102]-[.$J$69])" office:value-type="float" office:value="0.00100318167083931" calcext:value-type="float">
            <text:p>0.001003181670839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.1666666666667" calcext:value-type="float">
            <text:p>20.17</text:p>
          </table:table-cell>
          <table:table-cell table:style-name="ce3" table:formula="of:=AVERAGE([.$B$2:.B103])" office:value-type="float" office:value="17.3769063180828" calcext:value-type="float">
            <text:p>17.38</text:p>
          </table:table-cell>
          <table:table-cell table:style-name="ce3" table:formula="of:=COM.MICROSOFT.STDEV.P([.$B$2:.B103])" office:value-type="float" office:value="3.00663580081097" calcext:value-type="float">
            <text:p>3.01</text:p>
          </table:table-cell>
          <table:table-cell table:style-name="ce3" table:formula="of:=[.C103]+[.D103]" office:value-type="float" office:value="20.3835421188938" calcext:value-type="float">
            <text:p>20.38</text:p>
          </table:table-cell>
          <table:table-cell table:style-name="ce3" table:formula="of:=[.C103]-[.D103]" office:value-type="float" office:value="14.3702705172718" calcext:value-type="float">
            <text:p>14.37</text:p>
          </table:table-cell>
          <table:table-cell/>
          <table:table-cell table:formula="of:=[.H102]" office:value-type="float" office:value="1" calcext:value-type="float">
            <text:p>1</text:p>
          </table:table-cell>
          <table:table-cell office:value-type="float" office:value="16.8796296296296" calcext:value-type="float">
            <text:p>16.8796296296296</text:p>
          </table:table-cell>
          <table:table-cell table:number-columns-repeated="2"/>
          <table:table-cell office:value-type="float" office:value="3.00583326599875" calcext:value-type="float">
            <text:p>3.00583326599875</text:p>
          </table:table-cell>
          <table:table-cell/>
          <table:table-cell table:formula="of:=([.J59]-[.$J$69])*([.J59]-[.$J$69])" office:value-type="float" office:value="0.0166371941068243" calcext:value-type="float">
            <text:p>0.016637194106824</text:p>
          </table:table-cell>
          <table:table-cell table:formula="of:=([.L103]-[.$J$69])*([.L103]-[.$J$69])" office:value-type="float" office:value="0.000261030921191308" calcext:value-type="float">
            <text:p>0.000261030921191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.8333333333333" calcext:value-type="float">
            <text:p>20.83</text:p>
          </table:table-cell>
          <table:table-cell table:style-name="ce3" table:formula="of:=AVERAGE([.$B$2:.B104])" office:value-type="float" office:value="17.4104638619202" calcext:value-type="float">
            <text:p>17.41</text:p>
          </table:table-cell>
          <table:table-cell table:style-name="ce3" table:formula="of:=COM.MICROSOFT.STDEV.P([.$B$2:.B104])" office:value-type="float" office:value="3.01113870674558" calcext:value-type="float">
            <text:p>3.01</text:p>
          </table:table-cell>
          <table:table-cell table:style-name="ce3" table:formula="of:=[.C104]+[.D104]" office:value-type="float" office:value="20.4216025686657" calcext:value-type="float">
            <text:p>20.42</text:p>
          </table:table-cell>
          <table:table-cell table:style-name="ce3" table:formula="of:=[.C104]-[.D104]" office:value-type="float" office:value="14.3993251551746" calcext:value-type="float">
            <text:p>14.40</text:p>
          </table:table-cell>
          <table:table-cell/>
          <table:table-cell table:formula="of:=[.H103]" office:value-type="float" office:value="1" calcext:value-type="float">
            <text:p>1</text:p>
          </table:table-cell>
          <table:table-cell office:value-type="float" office:value="16.8287037037037" calcext:value-type="float">
            <text:p>16.8287037037037</text:p>
          </table:table-cell>
          <table:table-cell table:number-columns-repeated="2"/>
          <table:table-cell office:value-type="float" office:value="2.98375811461564" calcext:value-type="float">
            <text:p>2.98375811461564</text:p>
          </table:table-cell>
          <table:table-cell/>
          <table:table-cell table:formula="of:=([.J60]-[.$J$69])*([.J60]-[.$J$69])" office:value-type="float" office:value="0.00682417087907264" calcext:value-type="float">
            <text:p>0.006824170879073</text:p>
          </table:table-cell>
          <table:table-cell table:formula="of:=([.L104]-[.$J$69])*([.L104]-[.$J$69])" office:value-type="float" office:value="0.0000350310097278868" calcext:value-type="float">
            <text:p>3.50310097278868E-05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.5555555555556" calcext:value-type="float">
            <text:p>22.56</text:p>
          </table:table-cell>
          <table:table-cell table:style-name="ce3" table:formula="of:=AVERAGE([.$B$2:.B105])" office:value-type="float" office:value="17.4599358974359" calcext:value-type="float">
            <text:p>17.46</text:p>
          </table:table-cell>
          <table:table-cell table:style-name="ce3" table:formula="of:=COM.MICROSOFT.STDEV.P([.$B$2:.B105])" office:value-type="float" office:value="3.03839838002506" calcext:value-type="float">
            <text:p>3.04</text:p>
          </table:table-cell>
          <table:table-cell table:style-name="ce3" table:formula="of:=[.C105]+[.D105]" office:value-type="float" office:value="20.498334277461" calcext:value-type="float">
            <text:p>20.50</text:p>
          </table:table-cell>
          <table:table-cell table:style-name="ce3" table:formula="of:=[.C105]-[.D105]" office:value-type="float" office:value="14.4215375174108" calcext:value-type="float">
            <text:p>14.42</text:p>
          </table:table-cell>
          <table:table-cell/>
          <table:table-cell table:formula="of:=[.H104]" office:value-type="float" office:value="1" calcext:value-type="float">
            <text:p>1</text:p>
          </table:table-cell>
          <table:table-cell office:value-type="float" office:value="16.7962962962963" calcext:value-type="float">
            <text:p>16.7962962962963</text:p>
          </table:table-cell>
          <table:table-cell table:number-columns-repeated="2"/>
          <table:table-cell office:value-type="float" office:value="3.00215407410158" calcext:value-type="float">
            <text:p>3.00215407410158</text:p>
          </table:table-cell>
          <table:table-cell/>
          <table:table-cell table:formula="of:=([.J61]-[.$J$69])*([.J61]-[.$J$69])" office:value-type="float" office:value="0.0129880072700831" calcext:value-type="float">
            <text:p>0.012988007270083</text:p>
          </table:table-cell>
          <table:table-cell table:formula="of:=([.L105]-[.$J$69])*([.L105]-[.$J$69])" office:value-type="float" office:value="0.000155682004199665" calcext:value-type="float">
            <text:p>0.0001556820042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.7777777777778" calcext:value-type="float">
            <text:p>21.78</text:p>
          </table:table-cell>
          <table:table-cell table:style-name="ce3" table:formula="of:=AVERAGE([.$B$2:.B106])" office:value-type="float" office:value="17.5010582010582" calcext:value-type="float">
            <text:p>17.50</text:p>
          </table:table-cell>
          <table:table-cell table:style-name="ce3" table:formula="of:=COM.MICROSOFT.STDEV.P([.$B$2:.B106])" office:value-type="float" office:value="3.05283650980165" calcext:value-type="float">
            <text:p>3.05</text:p>
          </table:table-cell>
          <table:table-cell table:style-name="ce3" table:formula="of:=[.C106]+[.D106]" office:value-type="float" office:value="20.5538947108599" calcext:value-type="float">
            <text:p>20.55</text:p>
          </table:table-cell>
          <table:table-cell table:style-name="ce3" table:formula="of:=[.C106]-[.D106]" office:value-type="float" office:value="14.4482216912565" calcext:value-type="float">
            <text:p>14.45</text:p>
          </table:table-cell>
          <table:table-cell/>
          <table:table-cell table:formula="of:=[.H105]" office:value-type="float" office:value="1" calcext:value-type="float">
            <text:p>1</text:p>
          </table:table-cell>
          <table:table-cell office:value-type="float" office:value="16.8796296296296" calcext:value-type="float">
            <text:p>16.8796296296296</text:p>
          </table:table-cell>
          <table:table-cell table:number-columns-repeated="2"/>
          <table:table-cell office:value-type="float" office:value="2.9690413470269" calcext:value-type="float">
            <text:p>2.9690413470269</text:p>
          </table:table-cell>
          <table:table-cell/>
          <table:table-cell table:formula="of:=([.J62]-[.$J$69])*([.J62]-[.$J$69])" office:value-type="float" office:value="0.013764186667323" calcext:value-type="float">
            <text:p>0.013764186667323</text:p>
          </table:table-cell>
          <table:table-cell table:formula="of:=([.L106]-[.$J$69])*([.L106]-[.$J$69])" office:value-type="float" office:value="0.000425822522737998" calcext:value-type="float">
            <text:p>0.000425822522738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.8888888888889" calcext:value-type="float">
            <text:p>20.89</text:p>
          </table:table-cell>
          <table:table-cell table:style-name="ce3" table:formula="of:=AVERAGE([.$B$2:.B107])" office:value-type="float" office:value="17.5330188679245" calcext:value-type="float">
            <text:p>17.53</text:p>
          </table:table-cell>
          <table:table-cell table:style-name="ce3" table:formula="of:=COM.MICROSOFT.STDEV.P([.$B$2:.B107])" office:value-type="float" office:value="3.05600128540345" calcext:value-type="float">
            <text:p>3.06</text:p>
          </table:table-cell>
          <table:table-cell table:style-name="ce3" table:formula="of:=[.C107]+[.D107]" office:value-type="float" office:value="20.589020153328" calcext:value-type="float">
            <text:p>20.59</text:p>
          </table:table-cell>
          <table:table-cell table:style-name="ce3" table:formula="of:=[.C107]-[.D107]" office:value-type="float" office:value="14.4770175825211" calcext:value-type="float">
            <text:p>14.48</text:p>
          </table:table-cell>
          <table:table-cell/>
          <table:table-cell table:formula="of:=[.H106]" office:value-type="float" office:value="1" calcext:value-type="float">
            <text:p>1</text:p>
          </table:table-cell>
          <table:table-cell office:value-type="float" office:value="16.7824074074074" calcext:value-type="float">
            <text:p>16.7824074074074</text:p>
          </table:table-cell>
          <table:table-cell table:number-columns-repeated="2"/>
          <table:table-cell office:value-type="float" office:value="2.91753266046624" calcext:value-type="float">
            <text:p>2.91753266046624</text:p>
          </table:table-cell>
          <table:table-cell/>
          <table:table-cell table:formula="of:=([.J63]-[.$J$69])*([.J63]-[.$J$69])" office:value-type="float" office:value="0.0458946051499738" calcext:value-type="float">
            <text:p>0.045894605149974</text:p>
          </table:table-cell>
          <table:table-cell table:formula="of:=([.L107]-[.$J$69])*([.L107]-[.$J$69])" office:value-type="float" office:value="0.00520477897839446" calcext:value-type="float">
            <text:p>0.005204778978394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.00</text:p>
          </table:table-cell>
          <table:table-cell table:style-name="ce3" table:formula="of:=AVERAGE([.$B$2:.B108])" office:value-type="float" office:value="17.5467289719626" calcext:value-type="float">
            <text:p>17.55</text:p>
          </table:table-cell>
          <table:table-cell table:style-name="ce3" table:formula="of:=COM.MICROSOFT.STDEV.P([.$B$2:.B108])" office:value-type="float" office:value="3.0449608593697" calcext:value-type="float">
            <text:p>3.04</text:p>
          </table:table-cell>
          <table:table-cell table:style-name="ce3" table:formula="of:=[.C108]+[.D108]" office:value-type="float" office:value="20.5916898313323" calcext:value-type="float">
            <text:p>20.59</text:p>
          </table:table-cell>
          <table:table-cell table:style-name="ce3" table:formula="of:=[.C108]-[.D108]" office:value-type="float" office:value="14.5017681125929" calcext:value-type="float">
            <text:p>14.50</text:p>
          </table:table-cell>
          <table:table-cell table:number-columns-repeated="5"/>
          <table:table-cell office:value-type="float" office:value="2.89729710503171" calcext:value-type="float">
            <text:p>2.89729710503171</text:p>
          </table:table-cell>
          <table:table-cell/>
          <table:table-cell table:formula="of:=([.J64]-[.$J$69])*([.J64]-[.$J$69])" office:value-type="float" office:value="0.0774499676778347" calcext:value-type="float">
            <text:p>0.077449967677835</text:p>
          </table:table-cell>
          <table:table-cell table:formula="of:=([.L108]-[.$J$69])*([.L108]-[.$J$69])" office:value-type="float" office:value="0.00853401074340226" calcext:value-type="float">
            <text:p>0.008534010743402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4444444444444" calcext:value-type="float">
            <text:p>13.44</text:p>
          </table:table-cell>
          <table:table-cell table:style-name="ce3" table:formula="of:=AVERAGE([.$B$2:.B109])" office:value-type="float" office:value="17.5087448559671" calcext:value-type="float">
            <text:p>17.51</text:p>
          </table:table-cell>
          <table:table-cell table:style-name="ce3" table:formula="of:=COM.MICROSOFT.STDEV.P([.$B$2:.B109])" office:value-type="float" office:value="3.05619299408833" calcext:value-type="float">
            <text:p>3.06</text:p>
          </table:table-cell>
          <table:table-cell table:style-name="ce3" table:formula="of:=[.C109]+[.D109]" office:value-type="float" office:value="20.5649378500554" calcext:value-type="float">
            <text:p>20.56</text:p>
          </table:table-cell>
          <table:table-cell table:style-name="ce3" table:formula="of:=[.C109]-[.D109]" office:value-type="float" office:value="14.4525518618787" calcext:value-type="float">
            <text:p>14.45</text:p>
          </table:table-cell>
          <table:table-cell table:number-columns-repeated="5"/>
          <table:table-cell office:value-type="float" office:value="2.88441993339156" calcext:value-type="float">
            <text:p>2.88441993339156</text:p>
          </table:table-cell>
          <table:table-cell/>
          <table:table-cell table:formula="of:=([.J65]-[.$J$69])*([.J65]-[.$J$69])" office:value-type="float" office:value="0.10613032829765" calcext:value-type="float">
            <text:p>0.10613032829765</text:p>
          </table:table-cell>
          <table:table-cell table:formula="of:=([.L109]-[.$J$69])*([.L109]-[.$J$69])" office:value-type="float" office:value="0.0110790110456947" calcext:value-type="float">
            <text:p>0.011079011045695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.1111111111111" calcext:value-type="float">
            <text:p>16.11</text:p>
          </table:table-cell>
          <table:table-cell table:style-name="ce3" table:formula="of:=AVERAGE([.$B$2:.B110])" office:value-type="float" office:value="17.4959225280326" calcext:value-type="float">
            <text:p>17.50</text:p>
          </table:table-cell>
          <table:table-cell table:style-name="ce3" table:formula="of:=COM.MICROSOFT.STDEV.P([.$B$2:.B110])" office:value-type="float" office:value="3.04505848125539" calcext:value-type="float">
            <text:p>3.05</text:p>
          </table:table-cell>
          <table:table-cell table:style-name="ce3" table:formula="of:=[.C110]+[.D110]" office:value-type="float" office:value="20.540981009288" calcext:value-type="float">
            <text:p>20.54</text:p>
          </table:table-cell>
          <table:table-cell table:style-name="ce3" table:formula="of:=[.C110]-[.D110]" office:value-type="float" office:value="14.4508640467772" calcext:value-type="float">
            <text:p>14.45</text:p>
          </table:table-cell>
          <table:table-cell table:number-columns-repeated="5"/>
          <table:table-cell office:value-type="float" office:value="2.91753266046624" calcext:value-type="float">
            <text:p>2.91753266046624</text:p>
          </table:table-cell>
          <table:table-cell/>
          <table:table-cell table:formula="of:=([.J66]-[.$J$69])*([.J66]-[.$J$69])" office:value-type="float" office:value="0.042815444915645" calcext:value-type="float">
            <text:p>0.042815444915645</text:p>
          </table:table-cell>
          <table:table-cell table:formula="of:=([.L110]-[.$J$69])*([.L110]-[.$J$69])" office:value-type="float" office:value="0.00520477897839446" calcext:value-type="float">
            <text:p>0.005204778978394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3333333333333" calcext:value-type="float">
            <text:p>14.33</text:p>
          </table:table-cell>
          <table:table-cell table:style-name="ce3" table:formula="of:=AVERAGE([.$B$2:.B111])" office:value-type="float" office:value="17.4671717171717" calcext:value-type="float">
            <text:p>17.47</text:p>
          </table:table-cell>
          <table:table-cell table:style-name="ce3" table:formula="of:=COM.MICROSOFT.STDEV.P([.$B$2:.B111])" office:value-type="float" office:value="3.04601168329638" calcext:value-type="float">
            <text:p>3.05</text:p>
          </table:table-cell>
          <table:table-cell table:style-name="ce3" table:formula="of:=[.C111]+[.D111]" office:value-type="float" office:value="20.5131834004681" calcext:value-type="float">
            <text:p>20.51</text:p>
          </table:table-cell>
          <table:table-cell table:style-name="ce3" table:formula="of:=[.C111]-[.D111]" office:value-type="float" office:value="14.4211600338753" calcext:value-type="float">
            <text:p>14.42</text:p>
          </table:table-cell>
          <table:table-cell table:number-columns-repeated="5"/>
          <table:table-cell office:value-type="float" office:value="2.87890114554577" calcext:value-type="float">
            <text:p>2.87890114554577</text:p>
          </table:table-cell>
          <table:table-cell/>
          <table:table-cell table:formula="of:=([.J67]-[.$J$69])*([.J67]-[.$J$69])" office:value-type="float" office:value="0.0722689605336249" calcext:value-type="float">
            <text:p>0.072268960533625</text:p>
          </table:table-cell>
          <table:table-cell table:formula="of:=([.L111]-[.$J$69])*([.L111]-[.$J$69])" office:value-type="float" office:value="0.0122712488585865" calcext:value-type="float">
            <text:p>0.012271248858587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.5" calcext:value-type="float">
            <text:p>14.50</text:p>
          </table:table-cell>
          <table:table-cell table:style-name="ce3" table:formula="of:=AVERAGE([.$B$2:.B112])" office:value-type="float" office:value="17.4404404404404" calcext:value-type="float">
            <text:p>17.44</text:p>
          </table:table-cell>
          <table:table-cell table:style-name="ce3" table:formula="of:=COM.MICROSOFT.STDEV.P([.$B$2:.B112])" office:value-type="float" office:value="3.045193200777" calcext:value-type="float">
            <text:p>3.05</text:p>
          </table:table-cell>
          <table:table-cell table:style-name="ce3" table:formula="of:=[.C112]+[.D112]" office:value-type="float" office:value="20.4856336412174" calcext:value-type="float">
            <text:p>20.49</text:p>
          </table:table-cell>
          <table:table-cell table:style-name="ce3" table:formula="of:=[.C112]-[.D112]" office:value-type="float" office:value="14.3952472396634" calcext:value-type="float">
            <text:p>14.4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.1111111111111" calcext:value-type="float">
            <text:p>17.11</text:p>
          </table:table-cell>
          <table:table-cell table:style-name="ce3" table:formula="of:=AVERAGE([.$B$2:.B113])" office:value-type="float" office:value="17.4375" calcext:value-type="float">
            <text:p>17.44</text:p>
          </table:table-cell>
          <table:table-cell table:style-name="ce3" table:formula="of:=COM.MICROSOFT.STDEV.P([.$B$2:.B113])" office:value-type="float" office:value="3.031726391682" calcext:value-type="float">
            <text:p>3.03</text:p>
          </table:table-cell>
          <table:table-cell table:style-name="ce3" table:formula="of:=[.C113]+[.D113]" office:value-type="float" office:value="20.469226391682" calcext:value-type="float">
            <text:p>20.47</text:p>
          </table:table-cell>
          <table:table-cell table:style-name="ce3" table:formula="of:=[.C113]-[.D113]" office:value-type="float" office:value="14.405773608318" calcext:value-type="float">
            <text:p>14.41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.1666666666667" calcext:value-type="float">
            <text:p>18.17</text:p>
          </table:table-cell>
          <table:table-cell table:style-name="ce3" table:formula="of:=AVERAGE([.$B$2:.B114])" office:value-type="float" office:value="17.4439528023599" calcext:value-type="float">
            <text:p>17.44</text:p>
          </table:table-cell>
          <table:table-cell table:style-name="ce3" table:formula="of:=COM.MICROSOFT.STDEV.P([.$B$2:.B114])" office:value-type="float" office:value="3.01905431074646" calcext:value-type="float">
            <text:p>3.02</text:p>
          </table:table-cell>
          <table:table-cell table:style-name="ce3" table:formula="of:=[.C114]+[.D114]" office:value-type="float" office:value="20.4630071131063" calcext:value-type="float">
            <text:p>20.46</text:p>
          </table:table-cell>
          <table:table-cell table:style-name="ce3" table:formula="of:=[.C114]-[.D114]" office:value-type="float" office:value="14.4248984916134" calcext:value-type="float">
            <text:p>14.42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.9444444444444" calcext:value-type="float">
            <text:p>18.94</text:p>
          </table:table-cell>
          <table:table-cell table:style-name="ce3" table:formula="of:=AVERAGE([.$B$2:.B115])" office:value-type="float" office:value="17.4571150097466" calcext:value-type="float">
            <text:p>17.46</text:p>
          </table:table-cell>
          <table:table-cell table:style-name="ce3" table:formula="of:=COM.MICROSOFT.STDEV.P([.$B$2:.B115])" office:value-type="float" office:value="3.00903839424344" calcext:value-type="float">
            <text:p>3.01</text:p>
          </table:table-cell>
          <table:table-cell table:style-name="ce3" table:formula="of:=[.C115]+[.D115]" office:value-type="float" office:value="20.46615340399" calcext:value-type="float">
            <text:p>20.47</text:p>
          </table:table-cell>
          <table:table-cell table:style-name="ce3" table:formula="of:=[.C115]-[.D115]" office:value-type="float" office:value="14.4480766155031" calcext:value-type="float">
            <text:p>14.45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.9444444444444" calcext:value-type="float">
            <text:p>21.94</text:p>
          </table:table-cell>
          <table:table-cell table:style-name="ce3" table:formula="of:=AVERAGE([.$B$2:.B116])" office:value-type="float" office:value="17.4961352657005" calcext:value-type="float">
            <text:p>17.50</text:p>
          </table:table-cell>
          <table:table-cell table:style-name="ce3" table:formula="of:=COM.MICROSOFT.STDEV.P([.$B$2:.B116])" office:value-type="float" office:value="3.02475669640007" calcext:value-type="float">
            <text:p>3.02</text:p>
          </table:table-cell>
          <table:table-cell table:style-name="ce3" table:formula="of:=[.C116]+[.D116]" office:value-type="float" office:value="20.5208919621006" calcext:value-type="float">
            <text:p>20.52</text:p>
          </table:table-cell>
          <table:table-cell table:style-name="ce3" table:formula="of:=[.C116]-[.D116]" office:value-type="float" office:value="14.4713785693004" calcext:value-type="float">
            <text:p>14.47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5555555555556" calcext:value-type="float">
            <text:p>22.56</text:p>
          </table:table-cell>
          <table:table-cell table:style-name="ce3" table:formula="of:=AVERAGE([.$B$2:.B117])" office:value-type="float" office:value="17.5397509578544" calcext:value-type="float">
            <text:p>17.54</text:p>
          </table:table-cell>
          <table:table-cell table:style-name="ce3" table:formula="of:=COM.MICROSOFT.STDEV.P([.$B$2:.B117])" office:value-type="float" office:value="3.04779409613079" calcext:value-type="float">
            <text:p>3.05</text:p>
          </table:table-cell>
          <table:table-cell table:style-name="ce3" table:formula="of:=[.C117]+[.D117]" office:value-type="float" office:value="20.5875450539852" calcext:value-type="float">
            <text:p>20.59</text:p>
          </table:table-cell>
          <table:table-cell table:style-name="ce3" table:formula="of:=[.C117]-[.D117]" office:value-type="float" office:value="14.4919568617236" calcext:value-type="float">
            <text:p>14.49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.7777777777778" calcext:value-type="float">
            <text:p>22.78</text:p>
          </table:table-cell>
          <table:table-cell table:style-name="ce3" table:formula="of:=AVERAGE([.$B$2:.B118])" office:value-type="float" office:value="17.5845204178537" calcext:value-type="float">
            <text:p>17.58</text:p>
          </table:table-cell>
          <table:table-cell table:style-name="ce3" table:formula="of:=COM.MICROSOFT.STDEV.P([.$B$2:.B118])" office:value-type="float" office:value="3.07280891044594" calcext:value-type="float">
            <text:p>3.07</text:p>
          </table:table-cell>
          <table:table-cell table:style-name="ce3" table:formula="of:=[.C118]+[.D118]" office:value-type="float" office:value="20.6573293282997" calcext:value-type="float">
            <text:p>20.66</text:p>
          </table:table-cell>
          <table:table-cell table:style-name="ce3" table:formula="of:=[.C118]-[.D118]" office:value-type="float" office:value="14.5117115074078" calcext:value-type="float">
            <text:p>14.5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.1111111111111" calcext:value-type="float">
            <text:p>19.11</text:p>
          </table:table-cell>
          <table:table-cell table:style-name="ce3" table:formula="of:=AVERAGE([.$B$2:.B119])" office:value-type="float" office:value="17.5974576271186" calcext:value-type="float">
            <text:p>17.60</text:p>
          </table:table-cell>
          <table:table-cell table:style-name="ce3" table:formula="of:=COM.MICROSOFT.STDEV.P([.$B$2:.B119])" office:value-type="float" office:value="3.06295915621967" calcext:value-type="float">
            <text:p>3.06</text:p>
          </table:table-cell>
          <table:table-cell table:style-name="ce3" table:formula="of:=[.C119]+[.D119]" office:value-type="float" office:value="20.6604167833383" calcext:value-type="float">
            <text:p>20.66</text:p>
          </table:table-cell>
          <table:table-cell table:style-name="ce3" table:formula="of:=[.C119]-[.D119]" office:value-type="float" office:value="14.534498470899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.7777777777778" calcext:value-type="float">
            <text:p>16.78</text:p>
          </table:table-cell>
          <table:table-cell table:style-name="ce3" table:formula="of:=AVERAGE([.$B$2:.B120])" office:value-type="float" office:value="17.5905695611578" calcext:value-type="float">
            <text:p>17.59</text:p>
          </table:table-cell>
          <table:table-cell table:style-name="ce3" table:formula="of:=COM.MICROSOFT.STDEV.P([.$B$2:.B120])" office:value-type="float" office:value="3.05098006926276" calcext:value-type="float">
            <text:p>3.05</text:p>
          </table:table-cell>
          <table:table-cell table:style-name="ce3" table:formula="of:=[.C120]+[.D120]" office:value-type="float" office:value="20.6415496304206" calcext:value-type="float">
            <text:p>20.64</text:p>
          </table:table-cell>
          <table:table-cell table:style-name="ce3" table:formula="of:=[.C120]-[.D120]" office:value-type="float" office:value="14.539589491895" calcext:value-type="float">
            <text:p>14.54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.00</text:p>
          </table:table-cell>
          <table:table-cell table:style-name="ce3" table:formula="of:=AVERAGE([.$B$2:.B121])" office:value-type="float" office:value="17.5606481481481" calcext:value-type="float">
            <text:p>17.56</text:p>
          </table:table-cell>
          <table:table-cell table:style-name="ce3" table:formula="of:=COM.MICROSOFT.STDEV.P([.$B$2:.B121])" office:value-type="float" office:value="3.05572386601539" calcext:value-type="float">
            <text:p>3.06</text:p>
          </table:table-cell>
          <table:table-cell table:style-name="ce3" table:formula="of:=[.C121]+[.D121]" office:value-type="float" office:value="20.6163720141635" calcext:value-type="float">
            <text:p>20.62</text:p>
          </table:table-cell>
          <table:table-cell table:style-name="ce3" table:formula="of:=[.C121]-[.D121]" office:value-type="float" office:value="14.5049242821327" calcext:value-type="float">
            <text:p>14.50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6666666666667" calcext:value-type="float">
            <text:p>14.67</text:p>
          </table:table-cell>
          <table:table-cell table:style-name="ce3" table:formula="of:=AVERAGE([.$B$2:.B122])" office:value-type="float" office:value="17.5367309458219" calcext:value-type="float">
            <text:p>17.54</text:p>
          </table:table-cell>
          <table:table-cell table:style-name="ce3" table:formula="of:=COM.MICROSOFT.STDEV.P([.$B$2:.B122])" office:value-type="float" office:value="3.05432861015322" calcext:value-type="float">
            <text:p>3.05</text:p>
          </table:table-cell>
          <table:table-cell table:style-name="ce3" table:formula="of:=[.C122]+[.D122]" office:value-type="float" office:value="20.5910595559751" calcext:value-type="float">
            <text:p>20.59</text:p>
          </table:table-cell>
          <table:table-cell table:style-name="ce3" table:formula="of:=[.C122]-[.D122]" office:value-type="float" office:value="14.4824023356686" calcext:value-type="float">
            <text:p>14.48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6111111111111" calcext:value-type="float">
            <text:p>14.61</text:p>
          </table:table-cell>
          <table:table-cell table:style-name="ce3" table:formula="of:=AVERAGE([.$B$2:.B123])" office:value-type="float" office:value="17.5127504553734" calcext:value-type="float">
            <text:p>17.51</text:p>
          </table:table-cell>
          <table:table-cell table:style-name="ce3" table:formula="of:=COM.MICROSOFT.STDEV.P([.$B$2:.B123])" office:value-type="float" office:value="3.05320150158681" calcext:value-type="float">
            <text:p>3.05</text:p>
          </table:table-cell>
          <table:table-cell table:style-name="ce3" table:formula="of:=[.C123]+[.D123]" office:value-type="float" office:value="20.5659519569602" calcext:value-type="float">
            <text:p>20.57</text:p>
          </table:table-cell>
          <table:table-cell table:style-name="ce3" table:formula="of:=[.C123]-[.D123]" office:value-type="float" office:value="14.4595489537866" calcext:value-type="float">
            <text:p>14.46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.1111111111111" calcext:value-type="float">
            <text:p>15.11</text:p>
          </table:table-cell>
          <table:table-cell table:style-name="ce3" table:formula="of:=AVERAGE([.$B$2:.B124])" office:value-type="float" office:value="17.4932249322493" calcext:value-type="float">
            <text:p>17.49</text:p>
          </table:table-cell>
          <table:table-cell table:style-name="ce3" table:formula="of:=COM.MICROSOFT.STDEV.P([.$B$2:.B124])" office:value-type="float" office:value="3.04840326884483" calcext:value-type="float">
            <text:p>3.05</text:p>
          </table:table-cell>
          <table:table-cell table:style-name="ce3" table:formula="of:=[.C124]+[.D124]" office:value-type="float" office:value="20.5416282010942" calcext:value-type="float">
            <text:p>20.54</text:p>
          </table:table-cell>
          <table:table-cell table:style-name="ce3" table:formula="of:=[.C124]-[.D124]" office:value-type="float" office:value="14.4448216634045" calcext:value-type="float">
            <text:p>14.44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9444444444444" calcext:value-type="float">
            <text:p>15.94</text:p>
          </table:table-cell>
          <table:table-cell table:style-name="ce3" table:formula="of:=AVERAGE([.$B$2:.B125])" office:value-type="float" office:value="17.4807347670251" calcext:value-type="float">
            <text:p>17.48</text:p>
          </table:table-cell>
          <table:table-cell table:style-name="ce3" table:formula="of:=COM.MICROSOFT.STDEV.P([.$B$2:.B125])" office:value-type="float" office:value="3.03924486945119" calcext:value-type="float">
            <text:p>3.04</text:p>
          </table:table-cell>
          <table:table-cell table:style-name="ce3" table:formula="of:=[.C125]+[.D125]" office:value-type="float" office:value="20.5199796364763" calcext:value-type="float">
            <text:p>20.52</text:p>
          </table:table-cell>
          <table:table-cell table:style-name="ce3" table:formula="of:=[.C125]-[.D125]" office:value-type="float" office:value="14.4414898975739" calcext:value-type="float">
            <text:p>14.44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6666666666667" calcext:value-type="float">
            <text:p>16.67</text:p>
          </table:table-cell>
          <table:table-cell table:style-name="ce3" table:formula="of:=AVERAGE([.$B$2:.B126])" office:value-type="float" office:value="17.4742222222222" calcext:value-type="float">
            <text:p>17.47</text:p>
          </table:table-cell>
          <table:table-cell table:style-name="ce3" table:formula="of:=COM.MICROSOFT.STDEV.P([.$B$2:.B126])" office:value-type="float" office:value="3.02793205723145" calcext:value-type="float">
            <text:p>3.03</text:p>
          </table:table-cell>
          <table:table-cell table:style-name="ce3" table:formula="of:=[.C126]+[.D126]" office:value-type="float" office:value="20.5021542794537" calcext:value-type="float">
            <text:p>20.50</text:p>
          </table:table-cell>
          <table:table-cell table:style-name="ce3" table:formula="of:=[.C126]-[.D126]" office:value-type="float" office:value="14.4462901649908" calcext:value-type="float">
            <text:p>14.45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.6666666666667" calcext:value-type="float">
            <text:p>17.67</text:p>
          </table:table-cell>
          <table:table-cell table:style-name="ce3" table:formula="of:=AVERAGE([.$B$2:.B127])" office:value-type="float" office:value="17.4757495590829" calcext:value-type="float">
            <text:p>17.48</text:p>
          </table:table-cell>
          <table:table-cell table:style-name="ce3" table:formula="of:=COM.MICROSOFT.STDEV.P([.$B$2:.B127])" office:value-type="float" office:value="3.01594086090752" calcext:value-type="float">
            <text:p>3.02</text:p>
          </table:table-cell>
          <table:table-cell table:style-name="ce3" table:formula="of:=[.C127]+[.D127]" office:value-type="float" office:value="20.4916904199904" calcext:value-type="float">
            <text:p>20.49</text:p>
          </table:table-cell>
          <table:table-cell table:style-name="ce3" table:formula="of:=[.C127]-[.D127]" office:value-type="float" office:value="14.4598086981754" calcext:value-type="float">
            <text:p>14.46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.3888888888889" calcext:value-type="float">
            <text:p>19.39</text:p>
          </table:table-cell>
          <table:table-cell table:style-name="ce3" table:formula="of:=AVERAGE([.$B$2:.B128])" office:value-type="float" office:value="17.490813648294" calcext:value-type="float">
            <text:p>17.49</text:p>
          </table:table-cell>
          <table:table-cell table:style-name="ce3" table:formula="of:=COM.MICROSOFT.STDEV.P([.$B$2:.B128])" office:value-type="float" office:value="3.00879889608787" calcext:value-type="float">
            <text:p>3.01</text:p>
          </table:table-cell>
          <table:table-cell table:style-name="ce3" table:formula="of:=[.C128]+[.D128]" office:value-type="float" office:value="20.4996125443818" calcext:value-type="float">
            <text:p>20.50</text:p>
          </table:table-cell>
          <table:table-cell table:style-name="ce3" table:formula="of:=[.C128]-[.D128]" office:value-type="float" office:value="14.4820147522061" calcext:value-type="float">
            <text:p>14.4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.2222222222222" calcext:value-type="float">
            <text:p>20.22</text:p>
          </table:table-cell>
          <table:table-cell table:style-name="ce3" table:formula="of:=AVERAGE([.$B$2:.B129])" office:value-type="float" office:value="17.5121527777778" calcext:value-type="float">
            <text:p>17.51</text:p>
          </table:table-cell>
          <table:table-cell table:style-name="ce3" table:formula="of:=COM.MICROSOFT.STDEV.P([.$B$2:.B129])" office:value-type="float" office:value="3.00665524574774" calcext:value-type="float">
            <text:p>3.01</text:p>
          </table:table-cell>
          <table:table-cell table:style-name="ce3" table:formula="of:=[.C129]+[.D129]" office:value-type="float" office:value="20.5188080235255" calcext:value-type="float">
            <text:p>20.52</text:p>
          </table:table-cell>
          <table:table-cell table:style-name="ce3" table:formula="of:=[.C129]-[.D129]" office:value-type="float" office:value="14.50549753203" calcext:value-type="float">
            <text:p>14.51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.3333333333333" calcext:value-type="float">
            <text:p>20.33</text:p>
          </table:table-cell>
          <table:table-cell table:style-name="ce3" table:formula="of:=AVERAGE([.$B$2:.B130])" office:value-type="float" office:value="17.5340223944875" calcext:value-type="float">
            <text:p>17.53</text:p>
          </table:table-cell>
          <table:table-cell table:style-name="ce3" table:formula="of:=COM.MICROSOFT.STDEV.P([.$B$2:.B130])" office:value-type="float" office:value="3.00518190673058" calcext:value-type="float">
            <text:p>3.01</text:p>
          </table:table-cell>
          <table:table-cell table:style-name="ce3" table:formula="of:=[.C130]+[.D130]" office:value-type="float" office:value="20.5392043012181" calcext:value-type="float">
            <text:p>20.54</text:p>
          </table:table-cell>
          <table:table-cell table:style-name="ce3" table:formula="of:=[.C130]-[.D130]" office:value-type="float" office:value="14.5288404877569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.9444444444444" calcext:value-type="float">
            <text:p>19.94</text:p>
          </table:table-cell>
          <table:table-cell table:style-name="ce3" table:formula="of:=AVERAGE([.$B$2:.B131])" office:value-type="float" office:value="17.5525641025641" calcext:value-type="float">
            <text:p>17.55</text:p>
          </table:table-cell>
          <table:table-cell table:style-name="ce3" table:formula="of:=COM.MICROSOFT.STDEV.P([.$B$2:.B131])" office:value-type="float" office:value="3.000999449997" calcext:value-type="float">
            <text:p>3.00</text:p>
          </table:table-cell>
          <table:table-cell table:style-name="ce3" table:formula="of:=[.C131]+[.D131]" office:value-type="float" office:value="20.5535635525611" calcext:value-type="float">
            <text:p>20.55</text:p>
          </table:table-cell>
          <table:table-cell table:style-name="ce3" table:formula="of:=[.C131]-[.D131]" office:value-type="float" office:value="14.5515646525671" calcext:value-type="float">
            <text:p>14.55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.8333333333333" calcext:value-type="float">
            <text:p>16.83</text:p>
          </table:table-cell>
          <table:table-cell table:style-name="ce3" table:formula="of:=AVERAGE([.$B$2:.B132])" office:value-type="float" office:value="17.5470737913486" calcext:value-type="float">
            <text:p>17.55</text:p>
          </table:table-cell>
          <table:table-cell table:style-name="ce3" table:formula="of:=COM.MICROSOFT.STDEV.P([.$B$2:.B132])" office:value-type="float" office:value="2.99017863715308" calcext:value-type="float">
            <text:p>2.99</text:p>
          </table:table-cell>
          <table:table-cell table:style-name="ce3" table:formula="of:=[.C132]+[.D132]" office:value-type="float" office:value="20.5372524285017" calcext:value-type="float">
            <text:p>20.54</text:p>
          </table:table-cell>
          <table:table-cell table:style-name="ce3" table:formula="of:=[.C132]-[.D132]" office:value-type="float" office:value="14.5568951541955" calcext:value-type="float">
            <text:p>14.56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8888888888889" calcext:value-type="float">
            <text:p>14.89</text:p>
          </table:table-cell>
          <table:table-cell table:style-name="ce3" table:formula="of:=AVERAGE([.$B$2:.B133])" office:value-type="float" office:value="17.526936026936" calcext:value-type="float">
            <text:p>17.53</text:p>
          </table:table-cell>
          <table:table-cell table:style-name="ce3" table:formula="of:=COM.MICROSOFT.STDEV.P([.$B$2:.B133])" office:value-type="float" office:value="2.98773434737976" calcext:value-type="float">
            <text:p>2.99</text:p>
          </table:table-cell>
          <table:table-cell table:style-name="ce3" table:formula="of:=[.C133]+[.D133]" office:value-type="float" office:value="20.5146703743158" calcext:value-type="float">
            <text:p>20.51</text:p>
          </table:table-cell>
          <table:table-cell table:style-name="ce3" table:formula="of:=[.C133]-[.D133]" office:value-type="float" office:value="14.5392016795563" calcext:value-type="float">
            <text:p>14.54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6666666666667" calcext:value-type="float">
            <text:p>15.67</text:p>
          </table:table-cell>
          <table:table-cell table:style-name="ce3" table:formula="of:=AVERAGE([.$B$2:.B134])" office:value-type="float" office:value="17.5129490392648" calcext:value-type="float">
            <text:p>17.51</text:p>
          </table:table-cell>
          <table:table-cell table:style-name="ce3" table:formula="of:=COM.MICROSOFT.STDEV.P([.$B$2:.B134])" office:value-type="float" office:value="2.9808159106025" calcext:value-type="float">
            <text:p>2.98</text:p>
          </table:table-cell>
          <table:table-cell table:style-name="ce3" table:formula="of:=[.C134]+[.D134]" office:value-type="float" office:value="20.4937649498673" calcext:value-type="float">
            <text:p>20.49</text:p>
          </table:table-cell>
          <table:table-cell table:style-name="ce3" table:formula="of:=[.C134]-[.D134]" office:value-type="float" office:value="14.5321331286623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2222222222222" calcext:value-type="float">
            <text:p>14.22</text:p>
          </table:table-cell>
          <table:table-cell table:style-name="ce3" table:formula="of:=AVERAGE([.$B$2:.B135])" office:value-type="float" office:value="17.4883913764511" calcext:value-type="float">
            <text:p>17.49</text:p>
          </table:table-cell>
          <table:table-cell table:style-name="ce3" table:formula="of:=COM.MICROSOFT.STDEV.P([.$B$2:.B135])" office:value-type="float" office:value="2.98314683466453" calcext:value-type="float">
            <text:p>2.98</text:p>
          </table:table-cell>
          <table:table-cell table:style-name="ce3" table:formula="of:=[.C135]+[.D135]" office:value-type="float" office:value="20.4715382111156" calcext:value-type="float">
            <text:p>20.47</text:p>
          </table:table-cell>
          <table:table-cell table:style-name="ce3" table:formula="of:=[.C135]-[.D135]" office:value-type="float" office:value="14.5052445417865" calcext:value-type="float">
            <text:p>14.51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.0555555555556" calcext:value-type="float">
            <text:p>16.06</text:p>
          </table:table-cell>
          <table:table-cell table:style-name="ce3" table:formula="of:=AVERAGE([.$B$2:.B136])" office:value-type="float" office:value="17.4777777777778" calcext:value-type="float">
            <text:p>17.48</text:p>
          </table:table-cell>
          <table:table-cell table:style-name="ce3" table:formula="of:=COM.MICROSOFT.STDEV.P([.$B$2:.B136])" office:value-type="float" office:value="2.97461597387694" calcext:value-type="float">
            <text:p>2.97</text:p>
          </table:table-cell>
          <table:table-cell table:style-name="ce3" table:formula="of:=[.C136]+[.D136]" office:value-type="float" office:value="20.4523937516547" calcext:value-type="float">
            <text:p>20.45</text:p>
          </table:table-cell>
          <table:table-cell table:style-name="ce3" table:formula="of:=[.C136]-[.D136]" office:value-type="float" office:value="14.5031618039008" calcext:value-type="float">
            <text:p>14.50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.5555555555556" calcext:value-type="float">
            <text:p>17.56</text:p>
          </table:table-cell>
          <table:table-cell table:style-name="ce3" table:formula="of:=AVERAGE([.$B$2:.B137])" office:value-type="float" office:value="17.4783496732026" calcext:value-type="float">
            <text:p>17.48</text:p>
          </table:table-cell>
          <table:table-cell table:style-name="ce3" table:formula="of:=COM.MICROSOFT.STDEV.P([.$B$2:.B137])" office:value-type="float" office:value="2.9636671575589" calcext:value-type="float">
            <text:p>2.96</text:p>
          </table:table-cell>
          <table:table-cell table:style-name="ce3" table:formula="of:=[.C137]+[.D137]" office:value-type="float" office:value="20.4420168307615" calcext:value-type="float">
            <text:p>20.44</text:p>
          </table:table-cell>
          <table:table-cell table:style-name="ce3" table:formula="of:=[.C137]-[.D137]" office:value-type="float" office:value="14.5146825156437" calcext:value-type="float">
            <text:p>14.51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.1666666666667" calcext:value-type="float">
            <text:p>18.17</text:p>
          </table:table-cell>
          <table:table-cell table:style-name="ce3" table:formula="of:=AVERAGE([.$B$2:.B138])" office:value-type="float" office:value="17.4833738848337" calcext:value-type="float">
            <text:p>17.48</text:p>
          </table:table-cell>
          <table:table-cell table:style-name="ce3" table:formula="of:=COM.MICROSOFT.STDEV.P([.$B$2:.B138])" office:value-type="float" office:value="2.95341229452783" calcext:value-type="float">
            <text:p>2.95</text:p>
          </table:table-cell>
          <table:table-cell table:style-name="ce3" table:formula="of:=[.C138]+[.D138]" office:value-type="float" office:value="20.4367861793616" calcext:value-type="float">
            <text:p>20.44</text:p>
          </table:table-cell>
          <table:table-cell table:style-name="ce3" table:formula="of:=[.C138]-[.D138]" office:value-type="float" office:value="14.5299615903059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.5555555555556" calcext:value-type="float">
            <text:p>18.56</text:p>
          </table:table-cell>
          <table:table-cell table:style-name="ce3" table:formula="of:=AVERAGE([.$B$2:.B139])" office:value-type="float" office:value="17.4911433172303" calcext:value-type="float">
            <text:p>17.49</text:p>
          </table:table-cell>
          <table:table-cell table:style-name="ce3" table:formula="of:=COM.MICROSOFT.STDEV.P([.$B$2:.B139])" office:value-type="float" office:value="2.94409688934713" calcext:value-type="float">
            <text:p>2.94</text:p>
          </table:table-cell>
          <table:table-cell table:style-name="ce3" table:formula="of:=[.C139]+[.D139]" office:value-type="float" office:value="20.4352402065774" calcext:value-type="float">
            <text:p>20.44</text:p>
          </table:table-cell>
          <table:table-cell table:style-name="ce3" table:formula="of:=[.C139]-[.D139]" office:value-type="float" office:value="14.5470464278831" calcext:value-type="float">
            <text:p>14.55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.1111111111111" calcext:value-type="float">
            <text:p>21.11</text:p>
          </table:table-cell>
          <table:table-cell table:style-name="ce3" table:formula="of:=AVERAGE([.$B$2:.B140])" office:value-type="float" office:value="17.5171862509992" calcext:value-type="float">
            <text:p>17.52</text:p>
          </table:table-cell>
          <table:table-cell table:style-name="ce3" table:formula="of:=COM.MICROSOFT.STDEV.P([.$B$2:.B140])" office:value-type="float" office:value="2.94939743681495" calcext:value-type="float">
            <text:p>2.95</text:p>
          </table:table-cell>
          <table:table-cell table:style-name="ce3" table:formula="of:=[.C140]+[.D140]" office:value-type="float" office:value="20.4665836878141" calcext:value-type="float">
            <text:p>20.47</text:p>
          </table:table-cell>
          <table:table-cell table:style-name="ce3" table:formula="of:=[.C140]-[.D140]" office:value-type="float" office:value="14.5677888141842" calcext:value-type="float">
            <text:p>14.57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.6111111111111" calcext:value-type="float">
            <text:p>20.61</text:p>
          </table:table-cell>
          <table:table-cell table:style-name="ce3" table:formula="of:=AVERAGE([.$B$2:.B141])" office:value-type="float" office:value="17.5392857142857" calcext:value-type="float">
            <text:p>17.54</text:p>
          </table:table-cell>
          <table:table-cell table:style-name="ce3" table:formula="of:=COM.MICROSOFT.STDEV.P([.$B$2:.B141])" office:value-type="float" office:value="2.95037211377232" calcext:value-type="float">
            <text:p>2.95</text:p>
          </table:table-cell>
          <table:table-cell table:style-name="ce3" table:formula="of:=[.C141]+[.D141]" office:value-type="float" office:value="20.489657828058" calcext:value-type="float">
            <text:p>20.49</text:p>
          </table:table-cell>
          <table:table-cell table:style-name="ce3" table:formula="of:=[.C141]-[.D141]" office:value-type="float" office:value="14.5889136005134" calcext:value-type="float">
            <text:p>14.59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4444444444444" calcext:value-type="float">
            <text:p>20.44</text:p>
          </table:table-cell>
          <table:table-cell table:style-name="ce3" table:formula="of:=AVERAGE([.$B$2:.B142])" office:value-type="float" office:value="17.559889676911" calcext:value-type="float">
            <text:p>17.56</text:p>
          </table:table-cell>
          <table:table-cell table:style-name="ce3" table:formula="of:=COM.MICROSOFT.STDEV.P([.$B$2:.B142])" office:value-type="float" office:value="2.9499819386718" calcext:value-type="float">
            <text:p>2.95</text:p>
          </table:table-cell>
          <table:table-cell table:style-name="ce3" table:formula="of:=[.C142]+[.D142]" office:value-type="float" office:value="20.5098716155828" calcext:value-type="float">
            <text:p>20.51</text:p>
          </table:table-cell>
          <table:table-cell table:style-name="ce3" table:formula="of:=[.C142]-[.D142]" office:value-type="float" office:value="14.6099077382391" calcext:value-type="float">
            <text:p>14.61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.6666666666667" calcext:value-type="float">
            <text:p>18.67</text:p>
          </table:table-cell>
          <table:table-cell table:style-name="ce3" table:formula="of:=AVERAGE([.$B$2:.B143])" office:value-type="float" office:value="17.5676838810642" calcext:value-type="float">
            <text:p>17.57</text:p>
          </table:table-cell>
          <table:table-cell table:style-name="ce3" table:formula="of:=COM.MICROSOFT.STDEV.P([.$B$2:.B143])" office:value-type="float" office:value="2.94103292634531" calcext:value-type="float">
            <text:p>2.94</text:p>
          </table:table-cell>
          <table:table-cell table:style-name="ce3" table:formula="of:=[.C143]+[.D143]" office:value-type="float" office:value="20.5087168074095" calcext:value-type="float">
            <text:p>20.51</text:p>
          </table:table-cell>
          <table:table-cell table:style-name="ce3" table:formula="of:=[.C143]-[.D143]" office:value-type="float" office:value="14.6266509547188" calcext:value-type="float">
            <text:p>14.63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6666666666667" calcext:value-type="float">
            <text:p>15.67</text:p>
          </table:table-cell>
          <table:table-cell table:style-name="ce3" table:formula="of:=AVERAGE([.$B$2:.B144])" office:value-type="float" office:value="17.55439005439" calcext:value-type="float">
            <text:p>17.55</text:p>
          </table:table-cell>
          <table:table-cell table:style-name="ce3" table:formula="of:=COM.MICROSOFT.STDEV.P([.$B$2:.B144])" office:value-type="float" office:value="2.9350097965579" calcext:value-type="float">
            <text:p>2.94</text:p>
          </table:table-cell>
          <table:table-cell table:style-name="ce3" table:formula="of:=[.C144]+[.D144]" office:value-type="float" office:value="20.489399850948" calcext:value-type="float">
            <text:p>20.49</text:p>
          </table:table-cell>
          <table:table-cell table:style-name="ce3" table:formula="of:=[.C144]-[.D144]" office:value-type="float" office:value="14.6193802578321" calcext:value-type="float">
            <text:p>14.62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0555555555556" calcext:value-type="float">
            <text:p>13.06</text:p>
          </table:table-cell>
          <table:table-cell table:style-name="ce3" table:formula="of:=AVERAGE([.$B$2:.B145])" office:value-type="float" office:value="17.5231481481481" calcext:value-type="float">
            <text:p>17.52</text:p>
          </table:table-cell>
          <table:table-cell table:style-name="ce3" table:formula="of:=COM.MICROSOFT.STDEV.P([.$B$2:.B145])" office:value-type="float" office:value="2.94856527967498" calcext:value-type="float">
            <text:p>2.95</text:p>
          </table:table-cell>
          <table:table-cell table:style-name="ce3" table:formula="of:=[.C145]+[.D145]" office:value-type="float" office:value="20.4717134278231" calcext:value-type="float">
            <text:p>20.47</text:p>
          </table:table-cell>
          <table:table-cell table:style-name="ce3" table:formula="of:=[.C145]-[.D145]" office:value-type="float" office:value="14.5745828684732" calcext:value-type="float">
            <text:p>14.57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5555555555556" calcext:value-type="float">
            <text:p>14.56</text:p>
          </table:table-cell>
          <table:table-cell table:style-name="ce3" table:formula="of:=AVERAGE([.$B$2:.B146])" office:value-type="float" office:value="17.5026819923372" calcext:value-type="float">
            <text:p>17.50</text:p>
          </table:table-cell>
          <table:table-cell table:style-name="ce3" table:formula="of:=COM.MICROSOFT.STDEV.P([.$B$2:.B146])" office:value-type="float" office:value="2.94862589693141" calcext:value-type="float">
            <text:p>2.95</text:p>
          </table:table-cell>
          <table:table-cell table:style-name="ce3" table:formula="of:=[.C146]+[.D146]" office:value-type="float" office:value="20.4513078892686" calcext:value-type="float">
            <text:p>20.45</text:p>
          </table:table-cell>
          <table:table-cell table:style-name="ce3" table:formula="of:=[.C146]-[.D146]" office:value-type="float" office:value="14.5540560954057" calcext:value-type="float">
            <text:p>14.55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3888888888889" calcext:value-type="float">
            <text:p>14.39</text:p>
          </table:table-cell>
          <table:table-cell table:style-name="ce3" table:formula="of:=AVERAGE([.$B$2:.B147])" office:value-type="float" office:value="17.4813546423135" calcext:value-type="float">
            <text:p>17.48</text:p>
          </table:table-cell>
          <table:table-cell table:style-name="ce3" table:formula="of:=COM.MICROSOFT.STDEV.P([.$B$2:.B147])" office:value-type="float" office:value="2.94971153354365" calcext:value-type="float">
            <text:p>2.95</text:p>
          </table:table-cell>
          <table:table-cell table:style-name="ce3" table:formula="of:=[.C147]+[.D147]" office:value-type="float" office:value="20.4310661758572" calcext:value-type="float">
            <text:p>20.43</text:p>
          </table:table-cell>
          <table:table-cell table:style-name="ce3" table:formula="of:=[.C147]-[.D147]" office:value-type="float" office:value="14.5316431087699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5555555555556" calcext:value-type="float">
            <text:p>14.56</text:p>
          </table:table-cell>
          <table:table-cell table:style-name="ce3" table:formula="of:=AVERAGE([.$B$2:.B148])" office:value-type="float" office:value="17.4614512471655" calcext:value-type="float">
            <text:p>17.46</text:p>
          </table:table-cell>
          <table:table-cell table:style-name="ce3" table:formula="of:=COM.MICROSOFT.STDEV.P([.$B$2:.B148])" office:value-type="float" office:value="2.94948236448307" calcext:value-type="float">
            <text:p>2.95</text:p>
          </table:table-cell>
          <table:table-cell table:style-name="ce3" table:formula="of:=[.C148]+[.D148]" office:value-type="float" office:value="20.4109336116486" calcext:value-type="float">
            <text:p>20.41</text:p>
          </table:table-cell>
          <table:table-cell table:style-name="ce3" table:formula="of:=[.C148]-[.D148]" office:value-type="float" office:value="14.5119688826825" calcext:value-type="float">
            <text:p>14.51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.1666666666667" calcext:value-type="float">
            <text:p>16.17</text:p>
          </table:table-cell>
          <table:table-cell table:style-name="ce3" table:formula="of:=AVERAGE([.$B$2:.B149])" office:value-type="float" office:value="17.4527027027027" calcext:value-type="float">
            <text:p>17.45</text:p>
          </table:table-cell>
          <table:table-cell table:style-name="ce3" table:formula="of:=COM.MICROSOFT.STDEV.P([.$B$2:.B149])" office:value-type="float" office:value="2.94141413606151" calcext:value-type="float">
            <text:p>2.94</text:p>
          </table:table-cell>
          <table:table-cell table:style-name="ce3" table:formula="of:=[.C149]+[.D149]" office:value-type="float" office:value="20.3941168387642" calcext:value-type="float">
            <text:p>20.39</text:p>
          </table:table-cell>
          <table:table-cell table:style-name="ce3" table:formula="of:=[.C149]-[.D149]" office:value-type="float" office:value="14.5112885666412" calcext:value-type="float">
            <text:p>14.51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.6666666666667" calcext:value-type="float">
            <text:p>17.67</text:p>
          </table:table-cell>
          <table:table-cell table:style-name="ce3" table:formula="of:=AVERAGE([.$B$2:.B150])" office:value-type="float" office:value="17.4541387024608" calcext:value-type="float">
            <text:p>17.45</text:p>
          </table:table-cell>
          <table:table-cell table:style-name="ce3" table:formula="of:=COM.MICROSOFT.STDEV.P([.$B$2:.B150])" office:value-type="float" office:value="2.93157905437949" calcext:value-type="float">
            <text:p>2.93</text:p>
          </table:table-cell>
          <table:table-cell table:style-name="ce3" table:formula="of:=[.C150]+[.D150]" office:value-type="float" office:value="20.3857177568403" calcext:value-type="float">
            <text:p>20.39</text:p>
          </table:table-cell>
          <table:table-cell table:style-name="ce3" table:formula="of:=[.C150]-[.D150]" office:value-type="float" office:value="14.5225596480814" calcext:value-type="float">
            <text:p>14.52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.3888888888889" calcext:value-type="float">
            <text:p>18.39</text:p>
          </table:table-cell>
          <table:table-cell table:style-name="ce3" table:formula="of:=AVERAGE([.$B$2:.B151])" office:value-type="float" office:value="17.4603703703704" calcext:value-type="float">
            <text:p>17.46</text:p>
          </table:table-cell>
          <table:table-cell table:style-name="ce3" table:formula="of:=COM.MICROSOFT.STDEV.P([.$B$2:.B151])" office:value-type="float" office:value="2.92278079907667" calcext:value-type="float">
            <text:p>2.92</text:p>
          </table:table-cell>
          <table:table-cell table:style-name="ce3" table:formula="of:=[.C151]+[.D151]" office:value-type="float" office:value="20.383151169447" calcext:value-type="float">
            <text:p>20.38</text:p>
          </table:table-cell>
          <table:table-cell table:style-name="ce3" table:formula="of:=[.C151]-[.D151]" office:value-type="float" office:value="14.5375895712937" calcext:value-type="float">
            <text:p>14.54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.3888888888889" calcext:value-type="float">
            <text:p>20.39</text:p>
          </table:table-cell>
          <table:table-cell table:style-name="ce3" table:formula="of:=AVERAGE([.$B$2:.B152])" office:value-type="float" office:value="17.4797645327447" calcext:value-type="float">
            <text:p>17.48</text:p>
          </table:table-cell>
          <table:table-cell table:style-name="ce3" table:formula="of:=COM.MICROSOFT.STDEV.P([.$B$2:.B152])" office:value-type="float" office:value="2.92275448924802" calcext:value-type="float">
            <text:p>2.92</text:p>
          </table:table-cell>
          <table:table-cell table:style-name="ce3" table:formula="of:=[.C152]+[.D152]" office:value-type="float" office:value="20.4025190219927" calcext:value-type="float">
            <text:p>20.40</text:p>
          </table:table-cell>
          <table:table-cell table:style-name="ce3" table:formula="of:=[.C152]-[.D152]" office:value-type="float" office:value="14.5570100434966" calcext:value-type="float">
            <text:p>14.56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.1666666666667" calcext:value-type="float">
            <text:p>23.17</text:p>
          </table:table-cell>
          <table:table-cell table:style-name="ce3" table:formula="of:=AVERAGE([.$B$2:.B153])" office:value-type="float" office:value="17.5171783625731" calcext:value-type="float">
            <text:p>17.52</text:p>
          </table:table-cell>
          <table:table-cell table:style-name="ce3" table:formula="of:=COM.MICROSOFT.STDEV.P([.$B$2:.B153])" office:value-type="float" office:value="2.94917991674163" calcext:value-type="float">
            <text:p>2.95</text:p>
          </table:table-cell>
          <table:table-cell table:style-name="ce3" table:formula="of:=[.C153]+[.D153]" office:value-type="float" office:value="20.4663582793147" calcext:value-type="float">
            <text:p>20.47</text:p>
          </table:table-cell>
          <table:table-cell table:style-name="ce3" table:formula="of:=[.C153]-[.D153]" office:value-type="float" office:value="14.5679984458315" calcext:value-type="float">
            <text:p>14.57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.7777777777778" calcext:value-type="float">
            <text:p>23.78</text:p>
          </table:table-cell>
          <table:table-cell table:style-name="ce3" table:formula="of:=AVERAGE([.$B$2:.B154])" office:value-type="float" office:value="17.5580973129993" calcext:value-type="float">
            <text:p>17.56</text:p>
          </table:table-cell>
          <table:table-cell table:style-name="ce3" table:formula="of:=COM.MICROSOFT.STDEV.P([.$B$2:.B154])" office:value-type="float" office:value="2.98250188812677" calcext:value-type="float">
            <text:p>2.98</text:p>
          </table:table-cell>
          <table:table-cell table:style-name="ce3" table:formula="of:=[.C154]+[.D154]" office:value-type="float" office:value="20.540599201126" calcext:value-type="float">
            <text:p>20.54</text:p>
          </table:table-cell>
          <table:table-cell table:style-name="ce3" table:formula="of:=[.C154]-[.D154]" office:value-type="float" office:value="14.5755954248725" calcext:value-type="float">
            <text:p>14.58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.6111111111111" calcext:value-type="float">
            <text:p>20.61</text:p>
          </table:table-cell>
          <table:table-cell table:style-name="ce3" table:formula="of:=AVERAGE([.$B$2:.B155])" office:value-type="float" office:value="17.5779220779221" calcext:value-type="float">
            <text:p>17.58</text:p>
          </table:table-cell>
          <table:table-cell table:style-name="ce3" table:formula="of:=COM.MICROSOFT.STDEV.P([.$B$2:.B155])" office:value-type="float" office:value="2.98289925579105" calcext:value-type="float">
            <text:p>2.98</text:p>
          </table:table-cell>
          <table:table-cell table:style-name="ce3" table:formula="of:=[.C155]+[.D155]" office:value-type="float" office:value="20.5608213337131" calcext:value-type="float">
            <text:p>20.56</text:p>
          </table:table-cell>
          <table:table-cell table:style-name="ce3" table:formula="of:=[.C155]-[.D155]" office:value-type="float" office:value="14.595022822131" calcext:value-type="float">
            <text:p>14.60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7777777777778" calcext:value-type="float">
            <text:p>16.78</text:p>
          </table:table-cell>
          <table:table-cell table:style-name="ce3" table:formula="of:=AVERAGE([.$B$2:.B156])" office:value-type="float" office:value="17.5727598566308" calcext:value-type="float">
            <text:p>17.57</text:p>
          </table:table-cell>
          <table:table-cell table:style-name="ce3" table:formula="of:=COM.MICROSOFT.STDEV.P([.$B$2:.B156])" office:value-type="float" office:value="2.9739514799497" calcext:value-type="float">
            <text:p>2.97</text:p>
          </table:table-cell>
          <table:table-cell table:style-name="ce3" table:formula="of:=[.C156]+[.D156]" office:value-type="float" office:value="20.5467113365805" calcext:value-type="float">
            <text:p>20.55</text:p>
          </table:table-cell>
          <table:table-cell table:style-name="ce3" table:formula="of:=[.C156]-[.D156]" office:value-type="float" office:value="14.5988083766811" calcext:value-type="float">
            <text:p>14.60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.1111111111111" calcext:value-type="float">
            <text:p>14.11</text:p>
          </table:table-cell>
          <table:table-cell table:style-name="ce3" table:formula="of:=AVERAGE([.$B$2:.B157])" office:value-type="float" office:value="17.5505698005698" calcext:value-type="float">
            <text:p>17.55</text:p>
          </table:table-cell>
          <table:table-cell table:style-name="ce3" table:formula="of:=COM.MICROSOFT.STDEV.P([.$B$2:.B157])" office:value-type="float" office:value="2.97724946807877" calcext:value-type="float">
            <text:p>2.98</text:p>
          </table:table-cell>
          <table:table-cell table:style-name="ce3" table:formula="of:=[.C157]+[.D157]" office:value-type="float" office:value="20.5278192686486" calcext:value-type="float">
            <text:p>20.53</text:p>
          </table:table-cell>
          <table:table-cell table:style-name="ce3" table:formula="of:=[.C157]-[.D157]" office:value-type="float" office:value="14.573320332491" calcext:value-type="float">
            <text:p>14.57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2222222222222" calcext:value-type="float">
            <text:p>13.22</text:p>
          </table:table-cell>
          <table:table-cell table:style-name="ce3" table:formula="of:=AVERAGE([.$B$2:.B158])" office:value-type="float" office:value="17.5230007077141" calcext:value-type="float">
            <text:p>17.52</text:p>
          </table:table-cell>
          <table:table-cell table:style-name="ce3" table:formula="of:=COM.MICROSOFT.STDEV.P([.$B$2:.B158])" office:value-type="float" office:value="2.98766200668325" calcext:value-type="float">
            <text:p>2.99</text:p>
          </table:table-cell>
          <table:table-cell table:style-name="ce3" table:formula="of:=[.C158]+[.D158]" office:value-type="float" office:value="20.5106627143973" calcext:value-type="float">
            <text:p>20.51</text:p>
          </table:table-cell>
          <table:table-cell table:style-name="ce3" table:formula="of:=[.C158]-[.D158]" office:value-type="float" office:value="14.5353387010308" calcext:value-type="float">
            <text:p>14.54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5" calcext:value-type="float">
            <text:p>13.50</text:p>
          </table:table-cell>
          <table:table-cell table:style-name="ce3" table:formula="of:=AVERAGE([.$B$2:.B159])" office:value-type="float" office:value="17.4975386779184" calcext:value-type="float">
            <text:p>17.50</text:p>
          </table:table-cell>
          <table:table-cell table:style-name="ce3" table:formula="of:=COM.MICROSOFT.STDEV.P([.$B$2:.B159])" office:value-type="float" office:value="2.9952320874557" calcext:value-type="float">
            <text:p>3.00</text:p>
          </table:table-cell>
          <table:table-cell table:style-name="ce3" table:formula="of:=[.C159]+[.D159]" office:value-type="float" office:value="20.4927707653741" calcext:value-type="float">
            <text:p>20.49</text:p>
          </table:table-cell>
          <table:table-cell table:style-name="ce3" table:formula="of:=[.C159]-[.D159]" office:value-type="float" office:value="14.5023065904627" calcext:value-type="float">
            <text:p>14.50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.6111111111111" calcext:value-type="float">
            <text:p>15.61</text:p>
          </table:table-cell>
          <table:table-cell table:style-name="ce3" table:formula="of:=AVERAGE([.$B$2:.B160])" office:value-type="float" office:value="17.4856743535989" calcext:value-type="float">
            <text:p>17.49</text:p>
          </table:table-cell>
          <table:table-cell table:style-name="ce3" table:formula="of:=COM.MICROSOFT.STDEV.P([.$B$2:.B160])" office:value-type="float" office:value="2.98952031079552" calcext:value-type="float">
            <text:p>2.99</text:p>
          </table:table-cell>
          <table:table-cell table:style-name="ce3" table:formula="of:=[.C160]+[.D160]" office:value-type="float" office:value="20.4751946643944" calcext:value-type="float">
            <text:p>20.48</text:p>
          </table:table-cell>
          <table:table-cell table:style-name="ce3" table:formula="of:=[.C160]-[.D160]" office:value-type="float" office:value="14.4961540428034" calcext:value-type="float">
            <text:p>14.50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5555555555556" calcext:value-type="float">
            <text:p>16.56</text:p>
          </table:table-cell>
          <table:table-cell table:style-name="ce3" table:formula="of:=AVERAGE([.$B$2:.B161])" office:value-type="float" office:value="17.4798611111111" calcext:value-type="float">
            <text:p>17.48</text:p>
          </table:table-cell>
          <table:table-cell table:style-name="ce3" table:formula="of:=COM.MICROSOFT.STDEV.P([.$B$2:.B161])" office:value-type="float" office:value="2.9810647767085" calcext:value-type="float">
            <text:p>2.98</text:p>
          </table:table-cell>
          <table:table-cell table:style-name="ce3" table:formula="of:=[.C161]+[.D161]" office:value-type="float" office:value="20.4609258878196" calcext:value-type="float">
            <text:p>20.46</text:p>
          </table:table-cell>
          <table:table-cell table:style-name="ce3" table:formula="of:=[.C161]-[.D161]" office:value-type="float" office:value="14.4987963344026" calcext:value-type="float">
            <text:p>14.50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.8333333333333" calcext:value-type="float">
            <text:p>18.83</text:p>
          </table:table-cell>
          <table:table-cell table:style-name="ce3" table:formula="of:=AVERAGE([.$B$2:.B162])" office:value-type="float" office:value="17.4882677708765" calcext:value-type="float">
            <text:p>17.49</text:p>
          </table:table-cell>
          <table:table-cell table:style-name="ce3" table:formula="of:=COM.MICROSOFT.STDEV.P([.$B$2:.B162])" office:value-type="float" office:value="2.97369425527943" calcext:value-type="float">
            <text:p>2.97</text:p>
          </table:table-cell>
          <table:table-cell table:style-name="ce3" table:formula="of:=[.C162]+[.D162]" office:value-type="float" office:value="20.4619620261559" calcext:value-type="float">
            <text:p>20.46</text:p>
          </table:table-cell>
          <table:table-cell table:style-name="ce3" table:formula="of:=[.C162]-[.D162]" office:value-type="float" office:value="14.514573515597" calcext:value-type="float">
            <text:p>14.51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.2222222222222" calcext:value-type="float">
            <text:p>19.22</text:p>
          </table:table-cell>
          <table:table-cell table:style-name="ce3" table:formula="of:=AVERAGE([.$B$2:.B163])" office:value-type="float" office:value="17.4989711934156" calcext:value-type="float">
            <text:p>17.50</text:p>
          </table:table-cell>
          <table:table-cell table:style-name="ce3" table:formula="of:=COM.MICROSOFT.STDEV.P([.$B$2:.B163])" office:value-type="float" office:value="2.96761127297923" calcext:value-type="float">
            <text:p>2.97</text:p>
          </table:table-cell>
          <table:table-cell table:style-name="ce3" table:formula="of:=[.C163]+[.D163]" office:value-type="float" office:value="20.4665824663949" calcext:value-type="float">
            <text:p>20.47</text:p>
          </table:table-cell>
          <table:table-cell table:style-name="ce3" table:formula="of:=[.C163]-[.D163]" office:value-type="float" office:value="14.5313599204364" calcext:value-type="float">
            <text:p>14.53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.2777777777778" calcext:value-type="float">
            <text:p>21.28</text:p>
          </table:table-cell>
          <table:table-cell table:style-name="ce3" table:formula="of:=AVERAGE([.$B$2:.B164])" office:value-type="float" office:value="17.5221540558964" calcext:value-type="float">
            <text:p>17.52</text:p>
          </table:table-cell>
          <table:table-cell table:style-name="ce3" table:formula="of:=COM.MICROSOFT.STDEV.P([.$B$2:.B164])" office:value-type="float" office:value="2.97317235275332" calcext:value-type="float">
            <text:p>2.97</text:p>
          </table:table-cell>
          <table:table-cell table:style-name="ce3" table:formula="of:=[.C164]+[.D164]" office:value-type="float" office:value="20.4953264086497" calcext:value-type="float">
            <text:p>20.50</text:p>
          </table:table-cell>
          <table:table-cell table:style-name="ce3" table:formula="of:=[.C164]-[.D164]" office:value-type="float" office:value="14.5489817031431" calcext:value-type="float">
            <text:p>14.55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.5" calcext:value-type="float">
            <text:p>21.50</text:p>
          </table:table-cell>
          <table:table-cell table:style-name="ce3" table:formula="of:=AVERAGE([.$B$2:.B165])" office:value-type="float" office:value="17.5464092140921" calcext:value-type="float">
            <text:p>17.55</text:p>
          </table:table-cell>
          <table:table-cell table:style-name="ce3" table:formula="of:=COM.MICROSOFT.STDEV.P([.$B$2:.B165])" office:value-type="float" office:value="2.9802261442861" calcext:value-type="float">
            <text:p>2.98</text:p>
          </table:table-cell>
          <table:table-cell table:style-name="ce3" table:formula="of:=[.C165]+[.D165]" office:value-type="float" office:value="20.5266353583782" calcext:value-type="float">
            <text:p>20.53</text:p>
          </table:table-cell>
          <table:table-cell table:style-name="ce3" table:formula="of:=[.C165]-[.D165]" office:value-type="float" office:value="14.566183069806" calcext:value-type="float">
            <text:p>14.57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.9444444444444" calcext:value-type="float">
            <text:p>21.94</text:p>
          </table:table-cell>
          <table:table-cell table:style-name="ce3" table:formula="of:=AVERAGE([.$B$2:.B166])" office:value-type="float" office:value="17.573063973064" calcext:value-type="float">
            <text:p>17.57</text:p>
          </table:table-cell>
          <table:table-cell table:style-name="ce3" table:formula="of:=COM.MICROSOFT.STDEV.P([.$B$2:.B166])" office:value-type="float" office:value="2.99072519448861" calcext:value-type="float">
            <text:p>2.99</text:p>
          </table:table-cell>
          <table:table-cell table:style-name="ce3" table:formula="of:=[.C166]+[.D166]" office:value-type="float" office:value="20.5637891675526" calcext:value-type="float">
            <text:p>20.56</text:p>
          </table:table-cell>
          <table:table-cell table:style-name="ce3" table:formula="of:=[.C166]-[.D166]" office:value-type="float" office:value="14.5823387785754" calcext:value-type="float">
            <text:p>14.58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.8888888888889" calcext:value-type="float">
            <text:p>18.89</text:p>
          </table:table-cell>
          <table:table-cell table:style-name="ce3" table:formula="of:=AVERAGE([.$B$2:.B167])" office:value-type="float" office:value="17.5809906291834" calcext:value-type="float">
            <text:p>17.58</text:p>
          </table:table-cell>
          <table:table-cell table:style-name="ce3" table:formula="of:=COM.MICROSOFT.STDEV.P([.$B$2:.B167])" office:value-type="float" office:value="2.98344135135118" calcext:value-type="float">
            <text:p>2.98</text:p>
          </table:table-cell>
          <table:table-cell table:style-name="ce3" table:formula="of:=[.C167]+[.D167]" office:value-type="float" office:value="20.5644319805346" calcext:value-type="float">
            <text:p>20.56</text:p>
          </table:table-cell>
          <table:table-cell table:style-name="ce3" table:formula="of:=[.C167]-[.D167]" office:value-type="float" office:value="14.5975492778322" calcext:value-type="float">
            <text:p>14.60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6666666666667" calcext:value-type="float">
            <text:p>17.67</text:p>
          </table:table-cell>
          <table:table-cell table:style-name="ce3" table:formula="of:=AVERAGE([.$B$2:.B168])" office:value-type="float" office:value="17.581503659348" calcext:value-type="float">
            <text:p>17.58</text:p>
          </table:table-cell>
          <table:table-cell table:style-name="ce3" table:formula="of:=COM.MICROSOFT.STDEV.P([.$B$2:.B168])" office:value-type="float" office:value="2.97450282437821" calcext:value-type="float">
            <text:p>2.97</text:p>
          </table:table-cell>
          <table:table-cell table:style-name="ce3" table:formula="of:=[.C168]+[.D168]" office:value-type="float" office:value="20.5560064837262" calcext:value-type="float">
            <text:p>20.56</text:p>
          </table:table-cell>
          <table:table-cell table:style-name="ce3" table:formula="of:=[.C168]-[.D168]" office:value-type="float" office:value="14.6070008349698" calcext:value-type="float">
            <text:p>14.61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.2222222222222" calcext:value-type="float">
            <text:p>15.22</text:p>
          </table:table-cell>
          <table:table-cell table:style-name="ce3" table:formula="of:=AVERAGE([.$B$2:.B169])" office:value-type="float" office:value="17.5674603174603" calcext:value-type="float">
            <text:p>17.57</text:p>
          </table:table-cell>
          <table:table-cell table:style-name="ce3" table:formula="of:=COM.MICROSOFT.STDEV.P([.$B$2:.B169])" office:value-type="float" office:value="2.97118450248022" calcext:value-type="float">
            <text:p>2.97</text:p>
          </table:table-cell>
          <table:table-cell table:style-name="ce3" table:formula="of:=[.C169]+[.D169]" office:value-type="float" office:value="20.5386448199405" calcext:value-type="float">
            <text:p>20.54</text:p>
          </table:table-cell>
          <table:table-cell table:style-name="ce3" table:formula="of:=[.C169]-[.D169]" office:value-type="float" office:value="14.5962758149801" calcext:value-type="float">
            <text:p>14.60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.2777777777778" calcext:value-type="float">
            <text:p>16.28</text:p>
          </table:table-cell>
          <table:table-cell table:style-name="ce3" table:formula="of:=AVERAGE([.$B$2:.B170])" office:value-type="float" office:value="17.5598290598291" calcext:value-type="float">
            <text:p>17.56</text:p>
          </table:table-cell>
          <table:table-cell table:style-name="ce3" table:formula="of:=COM.MICROSOFT.STDEV.P([.$B$2:.B170])" office:value-type="float" office:value="2.96403183109445" calcext:value-type="float">
            <text:p>2.96</text:p>
          </table:table-cell>
          <table:table-cell table:style-name="ce3" table:formula="of:=[.C170]+[.D170]" office:value-type="float" office:value="20.5238608909235" calcext:value-type="float">
            <text:p>20.52</text:p>
          </table:table-cell>
          <table:table-cell table:style-name="ce3" table:formula="of:=[.C170]-[.D170]" office:value-type="float" office:value="14.5957972287346" calcext:value-type="float">
            <text:p>14.60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.2222222222222" calcext:value-type="float">
            <text:p>16.22</text:p>
          </table:table-cell>
          <table:table-cell table:style-name="ce3" table:formula="of:=AVERAGE([.$B$2:.B171])" office:value-type="float" office:value="17.5519607843137" calcext:value-type="float">
            <text:p>17.55</text:p>
          </table:table-cell>
          <table:table-cell table:style-name="ce3" table:formula="of:=COM.MICROSOFT.STDEV.P([.$B$2:.B171])" office:value-type="float" office:value="2.95707086884493" calcext:value-type="float">
            <text:p>2.96</text:p>
          </table:table-cell>
          <table:table-cell table:style-name="ce3" table:formula="of:=[.C171]+[.D171]" office:value-type="float" office:value="20.5090316531586" calcext:value-type="float">
            <text:p>20.51</text:p>
          </table:table-cell>
          <table:table-cell table:style-name="ce3" table:formula="of:=[.C171]-[.D171]" office:value-type="float" office:value="14.5948899154688" calcext:value-type="float">
            <text:p>14.59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.8333333333333" calcext:value-type="float">
            <text:p>17.83</text:p>
          </table:table-cell>
          <table:table-cell table:style-name="ce3" table:formula="of:=AVERAGE([.$B$2:.B172])" office:value-type="float" office:value="17.5536062378168" calcext:value-type="float">
            <text:p>17.55</text:p>
          </table:table-cell>
          <table:table-cell table:style-name="ce3" table:formula="of:=COM.MICROSOFT.STDEV.P([.$B$2:.B172])" office:value-type="float" office:value="2.94848983895208" calcext:value-type="float">
            <text:p>2.95</text:p>
          </table:table-cell>
          <table:table-cell table:style-name="ce3" table:formula="of:=[.C172]+[.D172]" office:value-type="float" office:value="20.5020960767688" calcext:value-type="float">
            <text:p>20.50</text:p>
          </table:table-cell>
          <table:table-cell table:style-name="ce3" table:formula="of:=[.C172]-[.D172]" office:value-type="float" office:value="14.6051163988647" calcext:value-type="float">
            <text:p>14.61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444444444444" calcext:value-type="float">
            <text:p>18.44</text:p>
          </table:table-cell>
          <table:table-cell table:style-name="ce3" table:formula="of:=AVERAGE([.$B$2:.B173])" office:value-type="float" office:value="17.5587855297158" calcext:value-type="float">
            <text:p>17.56</text:p>
          </table:table-cell>
          <table:table-cell table:style-name="ce3" table:formula="of:=COM.MICROSOFT.STDEV.P([.$B$2:.B173])" office:value-type="float" office:value="2.94068619117888" calcext:value-type="float">
            <text:p>2.94</text:p>
          </table:table-cell>
          <table:table-cell table:style-name="ce3" table:formula="of:=[.C173]+[.D173]" office:value-type="float" office:value="20.4994717208946" calcext:value-type="float">
            <text:p>20.50</text:p>
          </table:table-cell>
          <table:table-cell table:style-name="ce3" table:formula="of:=[.C173]-[.D173]" office:value-type="float" office:value="14.6180993385369" calcext:value-type="float">
            <text:p>14.62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.8333333333333" calcext:value-type="float">
            <text:p>20.83</text:p>
          </table:table-cell>
          <table:table-cell table:style-name="ce3" table:formula="of:=AVERAGE([.$B$2:.B174])" office:value-type="float" office:value="17.577713551702" calcext:value-type="float">
            <text:p>17.58</text:p>
          </table:table-cell>
          <table:table-cell table:style-name="ce3" table:formula="of:=COM.MICROSOFT.STDEV.P([.$B$2:.B174])" office:value-type="float" office:value="2.94266399487375" calcext:value-type="float">
            <text:p>2.94</text:p>
          </table:table-cell>
          <table:table-cell table:style-name="ce3" table:formula="of:=[.C174]+[.D174]" office:value-type="float" office:value="20.5203775465757" calcext:value-type="float">
            <text:p>20.52</text:p>
          </table:table-cell>
          <table:table-cell table:style-name="ce3" table:formula="of:=[.C174]-[.D174]" office:value-type="float" office:value="14.6350495568282" calcext:value-type="float">
            <text:p>14.64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.2222222222222" calcext:value-type="float">
            <text:p>20.22</text:p>
          </table:table-cell>
          <table:table-cell table:style-name="ce3" table:formula="of:=AVERAGE([.$B$2:.B175])" office:value-type="float" office:value="17.5929118773946" calcext:value-type="float">
            <text:p>17.59</text:p>
          </table:table-cell>
          <table:table-cell table:style-name="ce3" table:formula="of:=COM.MICROSOFT.STDEV.P([.$B$2:.B175])" office:value-type="float" office:value="2.94099754746313" calcext:value-type="float">
            <text:p>2.94</text:p>
          </table:table-cell>
          <table:table-cell table:style-name="ce3" table:formula="of:=[.C175]+[.D175]" office:value-type="float" office:value="20.5339094248578" calcext:value-type="float">
            <text:p>20.53</text:p>
          </table:table-cell>
          <table:table-cell table:style-name="ce3" table:formula="of:=[.C175]-[.D175]" office:value-type="float" office:value="14.6519143299315" calcext:value-type="float">
            <text:p>14.65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.1666666666667" calcext:value-type="float">
            <text:p>23.17</text:p>
          </table:table-cell>
          <table:table-cell table:style-name="ce3" table:formula="of:=AVERAGE([.$B$2:.B176])" office:value-type="float" office:value="17.6247619047619" calcext:value-type="float">
            <text:p>17.62</text:p>
          </table:table-cell>
          <table:table-cell table:style-name="ce3" table:formula="of:=COM.MICROSOFT.STDEV.P([.$B$2:.B176])" office:value-type="float" office:value="2.96252440820942" calcext:value-type="float">
            <text:p>2.96</text:p>
          </table:table-cell>
          <table:table-cell table:style-name="ce3" table:formula="of:=[.C176]+[.D176]" office:value-type="float" office:value="20.5872863129713" calcext:value-type="float">
            <text:p>20.59</text:p>
          </table:table-cell>
          <table:table-cell table:style-name="ce3" table:formula="of:=[.C176]-[.D176]" office:value-type="float" office:value="14.6622374965525" calcext:value-type="float">
            <text:p>14.66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2222222222222" calcext:value-type="float">
            <text:p>23.22</text:p>
          </table:table-cell>
          <table:table-cell table:style-name="ce3" table:formula="of:=AVERAGE([.$B$2:.B177])" office:value-type="float" office:value="17.6565656565657" calcext:value-type="float">
            <text:p>17.66</text:p>
          </table:table-cell>
          <table:table-cell table:style-name="ce3" table:formula="of:=COM.MICROSOFT.STDEV.P([.$B$2:.B177])" office:value-type="float" office:value="2.98390563908666" calcext:value-type="float">
            <text:p>2.98</text:p>
          </table:table-cell>
          <table:table-cell table:style-name="ce3" table:formula="of:=[.C177]+[.D177]" office:value-type="float" office:value="20.6404712956523" calcext:value-type="float">
            <text:p>20.64</text:p>
          </table:table-cell>
          <table:table-cell table:style-name="ce3" table:formula="of:=[.C177]-[.D177]" office:value-type="float" office:value="14.672660017479" calcext:value-type="float">
            <text:p>14.67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.2222222222222" calcext:value-type="float">
            <text:p>24.22</text:p>
          </table:table-cell>
          <table:table-cell table:style-name="ce3" table:formula="of:=AVERAGE([.$B$2:.B178])" office:value-type="float" office:value="17.6936597614564" calcext:value-type="float">
            <text:p>17.69</text:p>
          </table:table-cell>
          <table:table-cell table:style-name="ce3" table:formula="of:=COM.MICROSOFT.STDEV.P([.$B$2:.B178])" office:value-type="float" office:value="3.01588472826301" calcext:value-type="float">
            <text:p>3.02</text:p>
          </table:table-cell>
          <table:table-cell table:style-name="ce3" table:formula="of:=[.C178]+[.D178]" office:value-type="float" office:value="20.7095444897194" calcext:value-type="float">
            <text:p>20.71</text:p>
          </table:table-cell>
          <table:table-cell table:style-name="ce3" table:formula="of:=[.C178]-[.D178]" office:value-type="float" office:value="14.6777750331934" calcext:value-type="float">
            <text:p>14.68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.1111111111111" calcext:value-type="float">
            <text:p>22.11</text:p>
          </table:table-cell>
          <table:table-cell table:style-name="ce3" table:formula="of:=AVERAGE([.$B$2:.B179])" office:value-type="float" office:value="17.7184769038702" calcext:value-type="float">
            <text:p>17.72</text:p>
          </table:table-cell>
          <table:table-cell table:style-name="ce3" table:formula="of:=COM.MICROSOFT.STDEV.P([.$B$2:.B179])" office:value-type="float" office:value="3.02547098271949" calcext:value-type="float">
            <text:p>3.03</text:p>
          </table:table-cell>
          <table:table-cell table:style-name="ce3" table:formula="of:=[.C179]+[.D179]" office:value-type="float" office:value="20.7439478865896" calcext:value-type="float">
            <text:p>20.74</text:p>
          </table:table-cell>
          <table:table-cell table:style-name="ce3" table:formula="of:=[.C179]-[.D179]" office:value-type="float" office:value="14.6930059211507" calcext:value-type="float">
            <text:p>14.69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.6666666666667" calcext:value-type="float">
            <text:p>18.67</text:p>
          </table:table-cell>
          <table:table-cell table:style-name="ce3" table:formula="of:=AVERAGE([.$B$2:.B180])" office:value-type="float" office:value="17.723774053383" calcext:value-type="float">
            <text:p>17.72</text:p>
          </table:table-cell>
          <table:table-cell table:style-name="ce3" table:formula="of:=COM.MICROSOFT.STDEV.P([.$B$2:.B180])" office:value-type="float" office:value="3.01783574444335" calcext:value-type="float">
            <text:p>3.02</text:p>
          </table:table-cell>
          <table:table-cell table:style-name="ce3" table:formula="of:=[.C180]+[.D180]" office:value-type="float" office:value="20.7416097978263" calcext:value-type="float">
            <text:p>20.74</text:p>
          </table:table-cell>
          <table:table-cell table:style-name="ce3" table:formula="of:=[.C180]-[.D180]" office:value-type="float" office:value="14.7059383089396" calcext:value-type="float">
            <text:p>14.71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.8333333333333" calcext:value-type="float">
            <text:p>15.83</text:p>
          </table:table-cell>
          <table:table-cell table:style-name="ce3" table:formula="of:=AVERAGE([.$B$2:.B181])" office:value-type="float" office:value="17.7132716049383" calcext:value-type="float">
            <text:p>17.71</text:p>
          </table:table-cell>
          <table:table-cell table:style-name="ce3" table:formula="of:=COM.MICROSOFT.STDEV.P([.$B$2:.B181])" office:value-type="float" office:value="3.01271974187829" calcext:value-type="float">
            <text:p>3.01</text:p>
          </table:table-cell>
          <table:table-cell table:style-name="ce3" table:formula="of:=[.C181]+[.D181]" office:value-type="float" office:value="20.7259913468165" calcext:value-type="float">
            <text:p>20.73</text:p>
          </table:table-cell>
          <table:table-cell table:style-name="ce3" table:formula="of:=[.C181]-[.D181]" office:value-type="float" office:value="14.70055186306" calcext:value-type="float">
            <text:p>14.70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.00</text:p>
          </table:table-cell>
          <table:table-cell table:style-name="ce3" table:formula="of:=AVERAGE([.$B$2:.B182])" office:value-type="float" office:value="17.7038060159607" calcext:value-type="float">
            <text:p>17.70</text:p>
          </table:table-cell>
          <table:table-cell table:style-name="ce3" table:formula="of:=COM.MICROSOFT.STDEV.P([.$B$2:.B182])" office:value-type="float" office:value="3.00706858432961" calcext:value-type="float">
            <text:p>3.01</text:p>
          </table:table-cell>
          <table:table-cell table:style-name="ce3" table:formula="of:=[.C182]+[.D182]" office:value-type="float" office:value="20.7108746002903" calcext:value-type="float">
            <text:p>20.71</text:p>
          </table:table-cell>
          <table:table-cell table:style-name="ce3" table:formula="of:=[.C182]-[.D182]" office:value-type="float" office:value="14.6967374316311" calcext:value-type="float">
            <text:p>14.70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2777777777778" calcext:value-type="float">
            <text:p>17.28</text:p>
          </table:table-cell>
          <table:table-cell table:style-name="ce3" table:formula="of:=AVERAGE([.$B$2:.B183])" office:value-type="float" office:value="17.7014652014652" calcext:value-type="float">
            <text:p>17.70</text:p>
          </table:table-cell>
          <table:table-cell table:style-name="ce3" table:formula="of:=COM.MICROSOFT.STDEV.P([.$B$2:.B183])" office:value-type="float" office:value="2.99896138526149" calcext:value-type="float">
            <text:p>3.00</text:p>
          </table:table-cell>
          <table:table-cell table:style-name="ce3" table:formula="of:=[.C183]+[.D183]" office:value-type="float" office:value="20.7004265867267" calcext:value-type="float">
            <text:p>20.70</text:p>
          </table:table-cell>
          <table:table-cell table:style-name="ce3" table:formula="of:=[.C183]-[.D183]" office:value-type="float" office:value="14.7025038162037" calcext:value-type="float">
            <text:p>14.70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.2222222222222" calcext:value-type="float">
            <text:p>19.22</text:p>
          </table:table-cell>
          <table:table-cell table:style-name="ce3" table:formula="of:=AVERAGE([.$B$2:.B184])" office:value-type="float" office:value="17.7097753491196" calcext:value-type="float">
            <text:p>17.71</text:p>
          </table:table-cell>
          <table:table-cell table:style-name="ce3" table:formula="of:=COM.MICROSOFT.STDEV.P([.$B$2:.B184])" office:value-type="float" office:value="2.99285679014269" calcext:value-type="float">
            <text:p>2.99</text:p>
          </table:table-cell>
          <table:table-cell table:style-name="ce3" table:formula="of:=[.C184]+[.D184]" office:value-type="float" office:value="20.7026321392623" calcext:value-type="float">
            <text:p>20.70</text:p>
          </table:table-cell>
          <table:table-cell table:style-name="ce3" table:formula="of:=[.C184]-[.D184]" office:value-type="float" office:value="14.7169185589769" calcext:value-type="float">
            <text:p>14.72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.7777777777778" calcext:value-type="float">
            <text:p>18.78</text:p>
          </table:table-cell>
          <table:table-cell table:style-name="ce3" table:formula="of:=AVERAGE([.$B$2:.B185])" office:value-type="float" office:value="17.7155797101449" calcext:value-type="float">
            <text:p>17.72</text:p>
          </table:table-cell>
          <table:table-cell table:style-name="ce3" table:formula="of:=COM.MICROSOFT.STDEV.P([.$B$2:.B185])" office:value-type="float" office:value="2.98574559487808" calcext:value-type="float">
            <text:p>2.99</text:p>
          </table:table-cell>
          <table:table-cell table:style-name="ce3" table:formula="of:=[.C185]+[.D185]" office:value-type="float" office:value="20.701325305023" calcext:value-type="float">
            <text:p>20.70</text:p>
          </table:table-cell>
          <table:table-cell table:style-name="ce3" table:formula="of:=[.C185]-[.D185]" office:value-type="float" office:value="14.7298341152668" calcext:value-type="float">
            <text:p>14.73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.7777777777778" calcext:value-type="float">
            <text:p>17.78</text:p>
          </table:table-cell>
          <table:table-cell table:style-name="ce3" table:formula="of:=AVERAGE([.$B$2:.B186])" office:value-type="float" office:value="17.7159159159159" calcext:value-type="float">
            <text:p>17.72</text:p>
          </table:table-cell>
          <table:table-cell table:style-name="ce3" table:formula="of:=COM.MICROSOFT.STDEV.P([.$B$2:.B186])" office:value-type="float" office:value="2.97766857015976" calcext:value-type="float">
            <text:p>2.98</text:p>
          </table:table-cell>
          <table:table-cell table:style-name="ce3" table:formula="of:=[.C186]+[.D186]" office:value-type="float" office:value="20.6935844860757" calcext:value-type="float">
            <text:p>20.69</text:p>
          </table:table-cell>
          <table:table-cell table:style-name="ce3" table:formula="of:=[.C186]-[.D186]" office:value-type="float" office:value="14.7382473457561" calcext:value-type="float">
            <text:p>14.74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4444444444444" calcext:value-type="float">
            <text:p>20.44</text:p>
          </table:table-cell>
          <table:table-cell table:style-name="ce3" table:formula="of:=AVERAGE([.$B$2:.B187])" office:value-type="float" office:value="17.7305854241338" calcext:value-type="float">
            <text:p>17.73</text:p>
          </table:table-cell>
          <table:table-cell table:style-name="ce3" table:formula="of:=COM.MICROSOFT.STDEV.P([.$B$2:.B187])" office:value-type="float" office:value="2.97634871641487" calcext:value-type="float">
            <text:p>2.98</text:p>
          </table:table-cell>
          <table:table-cell table:style-name="ce3" table:formula="of:=[.C187]+[.D187]" office:value-type="float" office:value="20.7069341405487" calcext:value-type="float">
            <text:p>20.71</text:p>
          </table:table-cell>
          <table:table-cell table:style-name="ce3" table:formula="of:=[.C187]-[.D187]" office:value-type="float" office:value="14.7542367077189" calcext:value-type="float">
            <text:p>14.75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.4444444444444" calcext:value-type="float">
            <text:p>22.44</text:p>
          </table:table-cell>
          <table:table-cell table:style-name="ce3" table:formula="of:=AVERAGE([.$B$2:.B188])" office:value-type="float" office:value="17.7557932263815" calcext:value-type="float">
            <text:p>17.76</text:p>
          </table:table-cell>
          <table:table-cell table:style-name="ce3" table:formula="of:=COM.MICROSOFT.STDEV.P([.$B$2:.B188])" office:value-type="float" office:value="2.988221846773" calcext:value-type="float">
            <text:p>2.99</text:p>
          </table:table-cell>
          <table:table-cell table:style-name="ce3" table:formula="of:=[.C188]+[.D188]" office:value-type="float" office:value="20.7440150731545" calcext:value-type="float">
            <text:p>20.74</text:p>
          </table:table-cell>
          <table:table-cell table:style-name="ce3" table:formula="of:=[.C188]-[.D188]" office:value-type="float" office:value="14.7675713796085" calcext:value-type="float">
            <text:p>14.77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.9444444444444" calcext:value-type="float">
            <text:p>23.94</text:p>
          </table:table-cell>
          <table:table-cell table:style-name="ce3" table:formula="of:=AVERAGE([.$B$2:.B189])" office:value-type="float" office:value="17.7887115839243" calcext:value-type="float">
            <text:p>17.79</text:p>
          </table:table-cell>
          <table:table-cell table:style-name="ce3" table:formula="of:=COM.MICROSOFT.STDEV.P([.$B$2:.B189])" office:value-type="float" office:value="3.01406855279635" calcext:value-type="float">
            <text:p>3.01</text:p>
          </table:table-cell>
          <table:table-cell table:style-name="ce3" table:formula="of:=[.C189]+[.D189]" office:value-type="float" office:value="20.8027801367207" calcext:value-type="float">
            <text:p>20.80</text:p>
          </table:table-cell>
          <table:table-cell table:style-name="ce3" table:formula="of:=[.C189]-[.D189]" office:value-type="float" office:value="14.774643031128" calcext:value-type="float">
            <text:p>14.77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1111111111111" calcext:value-type="float">
            <text:p>25.11</text:p>
          </table:table-cell>
          <table:table-cell table:style-name="ce3" table:formula="of:=AVERAGE([.$B$2:.B190])" office:value-type="float" office:value="17.8274544385655" calcext:value-type="float">
            <text:p>17.83</text:p>
          </table:table-cell>
          <table:table-cell table:style-name="ce3" table:formula="of:=COM.MICROSOFT.STDEV.P([.$B$2:.B190])" office:value-type="float" office:value="3.0526598528359" calcext:value-type="float">
            <text:p>3.05</text:p>
          </table:table-cell>
          <table:table-cell table:style-name="ce3" table:formula="of:=[.C190]+[.D190]" office:value-type="float" office:value="20.8801142914014" calcext:value-type="float">
            <text:p>20.88</text:p>
          </table:table-cell>
          <table:table-cell table:style-name="ce3" table:formula="of:=[.C190]-[.D190]" office:value-type="float" office:value="14.7747945857296" calcext:value-type="float">
            <text:p>14.77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.5555555555556" calcext:value-type="float">
            <text:p>23.56</text:p>
          </table:table-cell>
          <table:table-cell table:style-name="ce3" table:formula="of:=AVERAGE([.$B$2:.B191])" office:value-type="float" office:value="17.8576023391813" calcext:value-type="float">
            <text:p>17.86</text:p>
          </table:table-cell>
          <table:table-cell table:style-name="ce3" table:formula="of:=COM.MICROSOFT.STDEV.P([.$B$2:.B191])" office:value-type="float" office:value="3.07269711256569" calcext:value-type="float">
            <text:p>3.07</text:p>
          </table:table-cell>
          <table:table-cell table:style-name="ce3" table:formula="of:=[.C191]+[.D191]" office:value-type="float" office:value="20.930299451747" calcext:value-type="float">
            <text:p>20.93</text:p>
          </table:table-cell>
          <table:table-cell table:style-name="ce3" table:formula="of:=[.C191]-[.D191]" office:value-type="float" office:value="14.7849052266156" calcext:value-type="float">
            <text:p>14.78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.3888888888889" calcext:value-type="float">
            <text:p>17.39</text:p>
          </table:table-cell>
          <table:table-cell table:style-name="ce3" table:formula="of:=AVERAGE([.$B$2:.B192])" office:value-type="float" office:value="17.8551483420593" calcext:value-type="float">
            <text:p>17.86</text:p>
          </table:table-cell>
          <table:table-cell table:style-name="ce3" table:formula="of:=COM.MICROSOFT.STDEV.P([.$B$2:.B192])" office:value-type="float" office:value="3.06482951853303" calcext:value-type="float">
            <text:p>3.06</text:p>
          </table:table-cell>
          <table:table-cell table:style-name="ce3" table:formula="of:=[.C192]+[.D192]" office:value-type="float" office:value="20.9199778605924" calcext:value-type="float">
            <text:p>20.92</text:p>
          </table:table-cell>
          <table:table-cell table:style-name="ce3" table:formula="of:=[.C192]-[.D192]" office:value-type="float" office:value="14.7903188235263" calcext:value-type="float">
            <text:p>14.79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5" calcext:value-type="float">
            <text:p>14.50</text:p>
          </table:table-cell>
          <table:table-cell table:style-name="ce3" table:formula="of:=AVERAGE([.$B$2:.B193])" office:value-type="float" office:value="17.8376736111111" calcext:value-type="float">
            <text:p>17.84</text:p>
          </table:table-cell>
          <table:table-cell table:style-name="ce3" table:formula="of:=COM.MICROSOFT.STDEV.P([.$B$2:.B193])" office:value-type="float" office:value="3.06636301074007" calcext:value-type="float">
            <text:p>3.07</text:p>
          </table:table-cell>
          <table:table-cell table:style-name="ce3" table:formula="of:=[.C193]+[.D193]" office:value-type="float" office:value="20.9040366218512" calcext:value-type="float">
            <text:p>20.90</text:p>
          </table:table-cell>
          <table:table-cell table:style-name="ce3" table:formula="of:=[.C193]-[.D193]" office:value-type="float" office:value="14.771310600371" calcext:value-type="float">
            <text:p>14.77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.7222222222222" calcext:value-type="float">
            <text:p>14.72</text:p>
          </table:table-cell>
          <table:table-cell table:style-name="ce3" table:formula="of:=AVERAGE([.$B$2:.B194])" office:value-type="float" office:value="17.8215313759355" calcext:value-type="float">
            <text:p>17.82</text:p>
          </table:table-cell>
          <table:table-cell table:style-name="ce3" table:formula="of:=COM.MICROSOFT.STDEV.P([.$B$2:.B194])" office:value-type="float" office:value="3.06657689432964" calcext:value-type="float">
            <text:p>3.07</text:p>
          </table:table-cell>
          <table:table-cell table:style-name="ce3" table:formula="of:=[.C194]+[.D194]" office:value-type="float" office:value="20.8881082702652" calcext:value-type="float">
            <text:p>20.89</text:p>
          </table:table-cell>
          <table:table-cell table:style-name="ce3" table:formula="of:=[.C194]-[.D194]" office:value-type="float" office:value="14.7549544816059" calcext:value-type="float">
            <text:p>14.75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.7222222222222" calcext:value-type="float">
            <text:p>17.72</text:p>
          </table:table-cell>
          <table:table-cell table:style-name="ce3" table:formula="of:=AVERAGE([.$B$2:.B195])" office:value-type="float" office:value="17.8210194730813" calcext:value-type="float">
            <text:p>17.82</text:p>
          </table:table-cell>
          <table:table-cell table:style-name="ce3" table:formula="of:=COM.MICROSOFT.STDEV.P([.$B$2:.B195])" office:value-type="float" office:value="3.05867140173605" calcext:value-type="float">
            <text:p>3.06</text:p>
          </table:table-cell>
          <table:table-cell table:style-name="ce3" table:formula="of:=[.C195]+[.D195]" office:value-type="float" office:value="20.8796908748174" calcext:value-type="float">
            <text:p>20.88</text:p>
          </table:table-cell>
          <table:table-cell table:style-name="ce3" table:formula="of:=[.C195]-[.D195]" office:value-type="float" office:value="14.7623480713453" calcext:value-type="float">
            <text:p>14.76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.0555555555556" calcext:value-type="float">
            <text:p>17.06</text:p>
          </table:table-cell>
          <table:table-cell table:style-name="ce3" table:formula="of:=AVERAGE([.$B$2:.B196])" office:value-type="float" office:value="17.817094017094" calcext:value-type="float">
            <text:p>17.82</text:p>
          </table:table-cell>
          <table:table-cell table:style-name="ce3" table:formula="of:=COM.MICROSOFT.STDEV.P([.$B$2:.B196])" office:value-type="float" office:value="3.05130846629216" calcext:value-type="float">
            <text:p>3.05</text:p>
          </table:table-cell>
          <table:table-cell table:style-name="ce3" table:formula="of:=[.C196]+[.D196]" office:value-type="float" office:value="20.8684024833862" calcext:value-type="float">
            <text:p>20.87</text:p>
          </table:table-cell>
          <table:table-cell table:style-name="ce3" table:formula="of:=[.C196]-[.D196]" office:value-type="float" office:value="14.7657855508018" calcext:value-type="float">
            <text:p>14.77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6111111111111" calcext:value-type="float">
            <text:p>18.61</text:p>
          </table:table-cell>
          <table:table-cell table:style-name="ce3" table:formula="of:=AVERAGE([.$B$2:.B197])" office:value-type="float" office:value="17.8211451247165" calcext:value-type="float">
            <text:p>17.82</text:p>
          </table:table-cell>
          <table:table-cell table:style-name="ce3" table:formula="of:=COM.MICROSOFT.STDEV.P([.$B$2:.B197])" office:value-type="float" office:value="3.04404026379265" calcext:value-type="float">
            <text:p>3.04</text:p>
          </table:table-cell>
          <table:table-cell table:style-name="ce3" table:formula="of:=[.C197]+[.D197]" office:value-type="float" office:value="20.8651853885092" calcext:value-type="float">
            <text:p>20.87</text:p>
          </table:table-cell>
          <table:table-cell table:style-name="ce3" table:formula="of:=[.C197]-[.D197]" office:value-type="float" office:value="14.7771048609239" calcext:value-type="float">
            <text:p>14.78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.3333333333333" calcext:value-type="float">
            <text:p>18.33</text:p>
          </table:table-cell>
          <table:table-cell table:style-name="ce3" table:formula="of:=AVERAGE([.$B$2:.B198])" office:value-type="float" office:value="17.8237450648618" calcext:value-type="float">
            <text:p>17.82</text:p>
          </table:table-cell>
          <table:table-cell table:style-name="ce3" table:formula="of:=COM.MICROSOFT.STDEV.P([.$B$2:.B198])" office:value-type="float" office:value="3.03652261216071" calcext:value-type="float">
            <text:p>3.04</text:p>
          </table:table-cell>
          <table:table-cell table:style-name="ce3" table:formula="of:=[.C198]+[.D198]" office:value-type="float" office:value="20.8602676770225" calcext:value-type="float">
            <text:p>20.86</text:p>
          </table:table-cell>
          <table:table-cell table:style-name="ce3" table:formula="of:=[.C198]-[.D198]" office:value-type="float" office:value="14.7872224527011" calcext:value-type="float">
            <text:p>14.79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.5" calcext:value-type="float">
            <text:p>20.50</text:p>
          </table:table-cell>
          <table:table-cell table:style-name="ce3" table:formula="of:=AVERAGE([.$B$2:.B199])" office:value-type="float" office:value="17.8372615039282" calcext:value-type="float">
            <text:p>17.84</text:p>
          </table:table-cell>
          <table:table-cell table:style-name="ce3" table:formula="of:=COM.MICROSOFT.STDEV.P([.$B$2:.B199])" office:value-type="float" office:value="3.03478043499735" calcext:value-type="float">
            <text:p>3.03</text:p>
          </table:table-cell>
          <table:table-cell table:style-name="ce3" table:formula="of:=[.C199]+[.D199]" office:value-type="float" office:value="20.8720419389255" calcext:value-type="float">
            <text:p>20.87</text:p>
          </table:table-cell>
          <table:table-cell table:style-name="ce3" table:formula="of:=[.C199]-[.D199]" office:value-type="float" office:value="14.8024810689308" calcext:value-type="float">
            <text:p>14.80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.6111111111111" calcext:value-type="float">
            <text:p>21.61</text:p>
          </table:table-cell>
          <table:table-cell table:style-name="ce3" table:formula="of:=AVERAGE([.$B$2:.B200])" office:value-type="float" office:value="17.856225572306" calcext:value-type="float">
            <text:p>17.86</text:p>
          </table:table-cell>
          <table:table-cell table:style-name="ce3" table:formula="of:=COM.MICROSOFT.STDEV.P([.$B$2:.B200])" office:value-type="float" office:value="3.03888455341419" calcext:value-type="float">
            <text:p>3.04</text:p>
          </table:table-cell>
          <table:table-cell table:style-name="ce3" table:formula="of:=[.C200]+[.D200]" office:value-type="float" office:value="20.8951101257202" calcext:value-type="float">
            <text:p>20.90</text:p>
          </table:table-cell>
          <table:table-cell table:style-name="ce3" table:formula="of:=[.C200]-[.D200]" office:value-type="float" office:value="14.8173410188918" calcext:value-type="float">
            <text:p>14.8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6666666666667" calcext:value-type="float">
            <text:p>22.67</text:p>
          </table:table-cell>
          <table:table-cell table:style-name="ce3" table:formula="of:=AVERAGE([.$B$2:.B201])" office:value-type="float" office:value="17.8802777777778" calcext:value-type="float">
            <text:p>17.88</text:p>
          </table:table-cell>
          <table:table-cell table:style-name="ce3" table:formula="of:=COM.MICROSOFT.STDEV.P([.$B$2:.B201])" office:value-type="float" office:value="3.05020793411826" calcext:value-type="float">
            <text:p>3.05</text:p>
          </table:table-cell>
          <table:table-cell table:style-name="ce3" table:formula="of:=[.C201]+[.D201]" office:value-type="float" office:value="20.930485711896" calcext:value-type="float">
            <text:p>20.93</text:p>
          </table:table-cell>
          <table:table-cell table:style-name="ce3" table:formula="of:=[.C201]-[.D201]" office:value-type="float" office:value="14.8300698436595" calcext:value-type="float">
            <text:p>14.83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.2222222222222" calcext:value-type="float">
            <text:p>22.22</text:p>
          </table:table-cell>
          <table:table-cell table:style-name="ce3" table:formula="of:=AVERAGE([.$B$2:.B202])" office:value-type="float" office:value="17.9018794914317" calcext:value-type="float">
            <text:p>17.90</text:p>
          </table:table-cell>
          <table:table-cell table:style-name="ce3" table:formula="of:=COM.MICROSOFT.STDEV.P([.$B$2:.B202])" office:value-type="float" office:value="3.05790906384323" calcext:value-type="float">
            <text:p>3.06</text:p>
          </table:table-cell>
          <table:table-cell table:style-name="ce3" table:formula="of:=[.C202]+[.D202]" office:value-type="float" office:value="20.959788555275" calcext:value-type="float">
            <text:p>20.96</text:p>
          </table:table-cell>
          <table:table-cell table:style-name="ce3" table:formula="of:=[.C202]-[.D202]" office:value-type="float" office:value="14.8439704275885" calcext:value-type="float">
            <text:p>14.84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.4444444444444" calcext:value-type="float">
            <text:p>21.44</text:p>
          </table:table-cell>
          <table:table-cell table:style-name="ce3" table:formula="of:=AVERAGE([.$B$2:.B203])" office:value-type="float" office:value="17.9194169416942" calcext:value-type="float">
            <text:p>17.92</text:p>
          </table:table-cell>
          <table:table-cell table:style-name="ce3" table:formula="of:=COM.MICROSOFT.STDEV.P([.$B$2:.B203])" office:value-type="float" office:value="3.0604471420535" calcext:value-type="float">
            <text:p>3.06</text:p>
          </table:table-cell>
          <table:table-cell table:style-name="ce3" table:formula="of:=[.C203]+[.D203]" office:value-type="float" office:value="20.9798640837477" calcext:value-type="float">
            <text:p>20.98</text:p>
          </table:table-cell>
          <table:table-cell table:style-name="ce3" table:formula="of:=[.C203]-[.D203]" office:value-type="float" office:value="14.8589697996407" calcext:value-type="float">
            <text:p>14.86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.7777777777778" calcext:value-type="float">
            <text:p>18.78</text:p>
          </table:table-cell>
          <table:table-cell table:style-name="ce3" table:formula="of:=AVERAGE([.$B$2:.B204])" office:value-type="float" office:value="17.923645320197" calcext:value-type="float">
            <text:p>17.92</text:p>
          </table:table-cell>
          <table:table-cell table:style-name="ce3" table:formula="of:=COM.MICROSOFT.STDEV.P([.$B$2:.B204])" office:value-type="float" office:value="3.05349123380512" calcext:value-type="float">
            <text:p>3.05</text:p>
          </table:table-cell>
          <table:table-cell table:style-name="ce3" table:formula="of:=[.C204]+[.D204]" office:value-type="float" office:value="20.9771365540022" calcext:value-type="float">
            <text:p>20.98</text:p>
          </table:table-cell>
          <table:table-cell table:style-name="ce3" table:formula="of:=[.C204]-[.D204]" office:value-type="float" office:value="14.8701540863919" calcext:value-type="float">
            <text:p>14.87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.9444444444444" calcext:value-type="float">
            <text:p>14.94</text:p>
          </table:table-cell>
          <table:table-cell table:style-name="ce3" table:formula="of:=AVERAGE([.$B$2:.B205])" office:value-type="float" office:value="17.9090413943355" calcext:value-type="float">
            <text:p>17.91</text:p>
          </table:table-cell>
          <table:table-cell table:style-name="ce3" table:formula="of:=COM.MICROSOFT.STDEV.P([.$B$2:.B205])" office:value-type="float" office:value="3.0530965468372" calcext:value-type="float">
            <text:p>3.05</text:p>
          </table:table-cell>
          <table:table-cell table:style-name="ce3" table:formula="of:=[.C205]+[.D205]" office:value-type="float" office:value="20.9621379411727" calcext:value-type="float">
            <text:p>20.96</text:p>
          </table:table-cell>
          <table:table-cell table:style-name="ce3" table:formula="of:=[.C205]-[.D205]" office:value-type="float" office:value="14.8559448474983" calcext:value-type="float">
            <text:p>14.86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.3888888888889" calcext:value-type="float">
            <text:p>14.39</text:p>
          </table:table-cell>
          <table:table-cell table:style-name="ce3" table:formula="of:=AVERAGE([.$B$2:.B206])" office:value-type="float" office:value="17.8918699186992" calcext:value-type="float">
            <text:p>17.89</text:p>
          </table:table-cell>
          <table:table-cell table:style-name="ce3" table:formula="of:=COM.MICROSOFT.STDEV.P([.$B$2:.B206])" office:value-type="float" office:value="3.0554999003458" calcext:value-type="float">
            <text:p>3.06</text:p>
          </table:table-cell>
          <table:table-cell table:style-name="ce3" table:formula="of:=[.C206]+[.D206]" office:value-type="float" office:value="20.947369819045" calcext:value-type="float">
            <text:p>20.95</text:p>
          </table:table-cell>
          <table:table-cell table:style-name="ce3" table:formula="of:=[.C206]-[.D206]" office:value-type="float" office:value="14.8363700183534" calcext:value-type="float">
            <text:p>14.84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.3333333333333" calcext:value-type="float">
            <text:p>15.33</text:p>
          </table:table-cell>
          <table:table-cell table:style-name="ce3" table:formula="of:=AVERAGE([.$B$2:.B207])" office:value-type="float" office:value="17.8794498381877" calcext:value-type="float">
            <text:p>17.88</text:p>
          </table:table-cell>
          <table:table-cell table:style-name="ce3" table:formula="of:=COM.MICROSOFT.STDEV.P([.$B$2:.B207])" office:value-type="float" office:value="3.05325757806948" calcext:value-type="float">
            <text:p>3.05</text:p>
          </table:table-cell>
          <table:table-cell table:style-name="ce3" table:formula="of:=[.C207]+[.D207]" office:value-type="float" office:value="20.9327074162572" calcext:value-type="float">
            <text:p>20.93</text:p>
          </table:table-cell>
          <table:table-cell table:style-name="ce3" table:formula="of:=[.C207]-[.D207]" office:value-type="float" office:value="14.8261922601182" calcext:value-type="float">
            <text:p>14.83</text:p>
          </table:table-cell>
          <table:table-cell table:number-columns-repeated="101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.0555555555556" calcext:value-type="float">
            <text:p>17.06</text:p>
          </table:table-cell>
          <table:table-cell table:style-name="ce3" table:formula="of:=AVERAGE([.$B$2:.B208])" office:value-type="float" office:value="17.8754696725711" calcext:value-type="float">
            <text:p>17.88</text:p>
          </table:table-cell>
          <table:table-cell table:style-name="ce3" table:formula="of:=COM.MICROSOFT.STDEV.P([.$B$2:.B208])" office:value-type="float" office:value="3.04640929143845" calcext:value-type="float">
            <text:p>3.05</text:p>
          </table:table-cell>
          <table:table-cell table:style-name="ce3" table:formula="of:=[.C208]+[.D208]" office:value-type="float" office:value="20.9218789640096" calcext:value-type="float">
            <text:p>20.92</text:p>
          </table:table-cell>
          <table:table-cell table:style-name="ce3" table:formula="of:=[.C208]-[.D208]" office:value-type="float" office:value="14.8290603811327" calcext:value-type="float">
            <text:p>14.83</text:p>
          </table:table-cell>
          <table:table-cell table:number-columns-repeated="101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.5" calcext:value-type="float">
            <text:p>18.50</text:p>
          </table:table-cell>
          <table:table-cell table:style-name="ce3" table:formula="of:=AVERAGE([.$B$2:.B209])" office:value-type="float" office:value="17.8784722222222" calcext:value-type="float">
            <text:p>17.88</text:p>
          </table:table-cell>
          <table:table-cell table:style-name="ce3" table:formula="of:=COM.MICROSOFT.STDEV.P([.$B$2:.B209])" office:value-type="float" office:value="3.03938438235933" calcext:value-type="float">
            <text:p>3.04</text:p>
          </table:table-cell>
          <table:table-cell table:style-name="ce3" table:formula="of:=[.C209]+[.D209]" office:value-type="float" office:value="20.9178566045815" calcext:value-type="float">
            <text:p>20.92</text:p>
          </table:table-cell>
          <table:table-cell table:style-name="ce3" table:formula="of:=[.C209]-[.D209]" office:value-type="float" office:value="14.8390878398629" calcext:value-type="float">
            <text:p>14.84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.2777777777778" calcext:value-type="float">
            <text:p>18.28</text:p>
          </table:table-cell>
          <table:table-cell table:style-name="ce3" table:formula="of:=AVERAGE([.$B$2:.B210])" office:value-type="float" office:value="17.8803827751196" calcext:value-type="float">
            <text:p>17.88</text:p>
          </table:table-cell>
          <table:table-cell table:style-name="ce3" table:formula="of:=COM.MICROSOFT.STDEV.P([.$B$2:.B210])" office:value-type="float" office:value="3.03222960759057" calcext:value-type="float">
            <text:p>3.03</text:p>
          </table:table-cell>
          <table:table-cell table:style-name="ce3" table:formula="of:=[.C210]+[.D210]" office:value-type="float" office:value="20.9126123827102" calcext:value-type="float">
            <text:p>20.91</text:p>
          </table:table-cell>
          <table:table-cell table:style-name="ce3" table:formula="of:=[.C210]-[.D210]" office:value-type="float" office:value="14.848153167529" calcext:value-type="float">
            <text:p>14.85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.8333333333333" calcext:value-type="float">
            <text:p>19.83</text:p>
          </table:table-cell>
          <table:table-cell table:style-name="ce3" table:formula="of:=AVERAGE([.$B$2:.B211])" office:value-type="float" office:value="17.8896825396825" calcext:value-type="float">
            <text:p>17.89</text:p>
          </table:table-cell>
          <table:table-cell table:style-name="ce3" table:formula="of:=COM.MICROSOFT.STDEV.P([.$B$2:.B211])" office:value-type="float" office:value="3.02798760775484" calcext:value-type="float">
            <text:p>3.03</text:p>
          </table:table-cell>
          <table:table-cell table:style-name="ce3" table:formula="of:=[.C211]+[.D211]" office:value-type="float" office:value="20.9176701474374" calcext:value-type="float">
            <text:p>20.92</text:p>
          </table:table-cell>
          <table:table-cell table:style-name="ce3" table:formula="of:=[.C211]-[.D211]" office:value-type="float" office:value="14.8616949319277" calcext:value-type="float">
            <text:p>14.86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.7777777777778" calcext:value-type="float">
            <text:p>22.78</text:p>
          </table:table-cell>
          <table:table-cell table:style-name="ce3" table:formula="of:=AVERAGE([.$B$2:.B212])" office:value-type="float" office:value="17.9128488678252" calcext:value-type="float">
            <text:p>17.91</text:p>
          </table:table-cell>
          <table:table-cell table:style-name="ce3" table:formula="of:=COM.MICROSOFT.STDEV.P([.$B$2:.B212])" office:value-type="float" office:value="3.03940091059128" calcext:value-type="float">
            <text:p>3.04</text:p>
          </table:table-cell>
          <table:table-cell table:style-name="ce3" table:formula="of:=[.C212]+[.D212]" office:value-type="float" office:value="20.9522497784164" calcext:value-type="float">
            <text:p>20.95</text:p>
          </table:table-cell>
          <table:table-cell table:style-name="ce3" table:formula="of:=[.C212]-[.D212]" office:value-type="float" office:value="14.8734479572339" calcext:value-type="float">
            <text:p>14.87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.8333333333333" calcext:value-type="float">
            <text:p>22.83</text:p>
          </table:table-cell>
          <table:table-cell table:style-name="ce3" table:formula="of:=AVERAGE([.$B$2:.B213])" office:value-type="float" office:value="17.9360587002096" calcext:value-type="float">
            <text:p>17.94</text:p>
          </table:table-cell>
          <table:table-cell table:style-name="ce3" table:formula="of:=COM.MICROSOFT.STDEV.P([.$B$2:.B213])" office:value-type="float" office:value="3.0509092981581" calcext:value-type="float">
            <text:p>3.05</text:p>
          </table:table-cell>
          <table:table-cell table:style-name="ce3" table:formula="of:=[.C213]+[.D213]" office:value-type="float" office:value="20.9869679983677" calcext:value-type="float">
            <text:p>20.99</text:p>
          </table:table-cell>
          <table:table-cell table:style-name="ce3" table:formula="of:=[.C213]-[.D213]" office:value-type="float" office:value="14.8851494020515" calcext:value-type="float">
            <text:p>14.89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.6666666666667" calcext:value-type="float">
            <text:p>22.67</text:p>
          </table:table-cell>
          <table:table-cell table:style-name="ce3" table:formula="of:=AVERAGE([.$B$2:.B214])" office:value-type="float" office:value="17.9582681272822" calcext:value-type="float">
            <text:p>17.96</text:p>
          </table:table-cell>
          <table:table-cell table:style-name="ce3" table:formula="of:=COM.MICROSOFT.STDEV.P([.$B$2:.B214])" office:value-type="float" office:value="3.06086893313671" calcext:value-type="float">
            <text:p>3.06</text:p>
          </table:table-cell>
          <table:table-cell table:style-name="ce3" table:formula="of:=[.C214]+[.D214]" office:value-type="float" office:value="21.0191370604189" calcext:value-type="float">
            <text:p>21.02</text:p>
          </table:table-cell>
          <table:table-cell table:style-name="ce3" table:formula="of:=[.C214]-[.D214]" office:value-type="float" office:value="14.8973991941455" calcext:value-type="float">
            <text:p>14.90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.7222222222222" calcext:value-type="float">
            <text:p>21.72</text:p>
          </table:table-cell>
          <table:table-cell table:style-name="ce3" table:formula="of:=AVERAGE([.$B$2:.B215])" office:value-type="float" office:value="17.9758566978193" calcext:value-type="float">
            <text:p>17.98</text:p>
          </table:table-cell>
          <table:table-cell table:style-name="ce3" table:formula="of:=COM.MICROSOFT.STDEV.P([.$B$2:.B215])" office:value-type="float" office:value="3.06447904978097" calcext:value-type="float">
            <text:p>3.06</text:p>
          </table:table-cell>
          <table:table-cell table:style-name="ce3" table:formula="of:=[.C215]+[.D215]" office:value-type="float" office:value="21.0403357476003" calcext:value-type="float">
            <text:p>21.04</text:p>
          </table:table-cell>
          <table:table-cell table:style-name="ce3" table:formula="of:=[.C215]-[.D215]" office:value-type="float" office:value="14.9113776480383" calcext:value-type="float">
            <text:p>14.91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.3888888888889" calcext:value-type="float">
            <text:p>18.39</text:p>
          </table:table-cell>
          <table:table-cell table:style-name="ce3" table:formula="of:=AVERAGE([.$B$2:.B216])" office:value-type="float" office:value="17.9777777777778" calcext:value-type="float">
            <text:p>17.98</text:p>
          </table:table-cell>
          <table:table-cell table:style-name="ce3" table:formula="of:=COM.MICROSOFT.STDEV.P([.$B$2:.B216])" office:value-type="float" office:value="3.05747320609222" calcext:value-type="float">
            <text:p>3.06</text:p>
          </table:table-cell>
          <table:table-cell table:style-name="ce3" table:formula="of:=[.C216]+[.D216]" office:value-type="float" office:value="21.03525098387" calcext:value-type="float">
            <text:p>21.04</text:p>
          </table:table-cell>
          <table:table-cell table:style-name="ce3" table:formula="of:=[.C216]-[.D216]" office:value-type="float" office:value="14.9203045716856" calcext:value-type="float">
            <text:p>14.92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6666666666667" calcext:value-type="float">
            <text:p>15.67</text:p>
          </table:table-cell>
          <table:table-cell table:style-name="ce3" table:formula="of:=AVERAGE([.$B$2:.B217])" office:value-type="float" office:value="17.9670781893004" calcext:value-type="float">
            <text:p>17.97</text:p>
          </table:table-cell>
          <table:table-cell table:style-name="ce3" table:formula="of:=COM.MICROSOFT.STDEV.P([.$B$2:.B217])" office:value-type="float" office:value="3.05441932706168" calcext:value-type="float">
            <text:p>3.05</text:p>
          </table:table-cell>
          <table:table-cell table:style-name="ce3" table:formula="of:=[.C217]+[.D217]" office:value-type="float" office:value="21.0214975163621" calcext:value-type="float">
            <text:p>21.02</text:p>
          </table:table-cell>
          <table:table-cell table:style-name="ce3" table:formula="of:=[.C217]-[.D217]" office:value-type="float" office:value="14.9126588622387" calcext:value-type="float">
            <text:p>14.91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.3333333333333" calcext:value-type="float">
            <text:p>16.33</text:p>
          </table:table-cell>
          <table:table-cell table:style-name="ce3" table:formula="of:=AVERAGE([.$B$2:.B218])" office:value-type="float" office:value="17.9595494111623" calcext:value-type="float">
            <text:p>17.96</text:p>
          </table:table-cell>
          <table:table-cell table:style-name="ce3" table:formula="of:=COM.MICROSOFT.STDEV.P([.$B$2:.B218])" office:value-type="float" office:value="3.0493815540294" calcext:value-type="float">
            <text:p>3.05</text:p>
          </table:table-cell>
          <table:table-cell table:style-name="ce3" table:formula="of:=[.C218]+[.D218]" office:value-type="float" office:value="21.0089309651917" calcext:value-type="float">
            <text:p>21.01</text:p>
          </table:table-cell>
          <table:table-cell table:style-name="ce3" table:formula="of:=[.C218]-[.D218]" office:value-type="float" office:value="14.9101678571329" calcext:value-type="float">
            <text:p>14.91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.2222222222222" calcext:value-type="float">
            <text:p>15.22</text:p>
          </table:table-cell>
          <table:table-cell table:style-name="ce3" table:formula="of:=AVERAGE([.$B$2:.B219])" office:value-type="float" office:value="17.9469928644241" calcext:value-type="float">
            <text:p>17.95</text:p>
          </table:table-cell>
          <table:table-cell table:style-name="ce3" table:formula="of:=COM.MICROSOFT.STDEV.P([.$B$2:.B219])" office:value-type="float" office:value="3.04799718782859" calcext:value-type="float">
            <text:p>3.05</text:p>
          </table:table-cell>
          <table:table-cell table:style-name="ce3" table:formula="of:=[.C219]+[.D219]" office:value-type="float" office:value="20.9949900522526" calcext:value-type="float">
            <text:p>20.99</text:p>
          </table:table-cell>
          <table:table-cell table:style-name="ce3" table:formula="of:=[.C219]-[.D219]" office:value-type="float" office:value="14.8989956765955" calcext:value-type="float">
            <text:p>14.90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.00</text:p>
          </table:table-cell>
          <table:table-cell table:style-name="ce3" table:formula="of:=AVERAGE([.$B$2:.B220])" office:value-type="float" office:value="17.9381024860477" calcext:value-type="float">
            <text:p>17.94</text:p>
          </table:table-cell>
          <table:table-cell table:style-name="ce3" table:formula="of:=COM.MICROSOFT.STDEV.P([.$B$2:.B220])" office:value-type="float" office:value="3.04386200742915" calcext:value-type="float">
            <text:p>3.04</text:p>
          </table:table-cell>
          <table:table-cell table:style-name="ce3" table:formula="of:=[.C220]+[.D220]" office:value-type="float" office:value="20.9819644934768" calcext:value-type="float">
            <text:p>20.98</text:p>
          </table:table-cell>
          <table:table-cell table:style-name="ce3" table:formula="of:=[.C220]-[.D220]" office:value-type="float" office:value="14.8942404786185" calcext:value-type="float">
            <text:p>14.89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.5" calcext:value-type="float">
            <text:p>17.50</text:p>
          </table:table-cell>
          <table:table-cell table:style-name="ce3" table:formula="of:=AVERAGE([.$B$2:.B221])" office:value-type="float" office:value="17.9361111111111" calcext:value-type="float">
            <text:p>17.94</text:p>
          </table:table-cell>
          <table:table-cell table:style-name="ce3" table:formula="of:=COM.MICROSOFT.STDEV.P([.$B$2:.B221])" office:value-type="float" office:value="3.03707923977001" calcext:value-type="float">
            <text:p>3.04</text:p>
          </table:table-cell>
          <table:table-cell table:style-name="ce3" table:formula="of:=[.C221]+[.D221]" office:value-type="float" office:value="20.9731903508811" calcext:value-type="float">
            <text:p>20.97</text:p>
          </table:table-cell>
          <table:table-cell table:style-name="ce3" table:formula="of:=[.C221]-[.D221]" office:value-type="float" office:value="14.8990318713411" calcext:value-type="float">
            <text:p>14.90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.5555555555556" calcext:value-type="float">
            <text:p>17.56</text:p>
          </table:table-cell>
          <table:table-cell table:style-name="ce3" table:formula="of:=AVERAGE([.$B$2:.B222])" office:value-type="float" office:value="17.9343891402715" calcext:value-type="float">
            <text:p>17.93</text:p>
          </table:table-cell>
          <table:table-cell table:style-name="ce3" table:formula="of:=COM.MICROSOFT.STDEV.P([.$B$2:.B222])" office:value-type="float" office:value="3.0303078671652" calcext:value-type="float">
            <text:p>3.03</text:p>
          </table:table-cell>
          <table:table-cell table:style-name="ce3" table:formula="of:=[.C222]+[.D222]" office:value-type="float" office:value="20.9646970074367" calcext:value-type="float">
            <text:p>20.96</text:p>
          </table:table-cell>
          <table:table-cell table:style-name="ce3" table:formula="of:=[.C222]-[.D222]" office:value-type="float" office:value="14.9040812731063" calcext:value-type="float">
            <text:p>14.90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.7222222222222" calcext:value-type="float">
            <text:p>19.72</text:p>
          </table:table-cell>
          <table:table-cell table:style-name="ce3" table:formula="of:=AVERAGE([.$B$2:.B223])" office:value-type="float" office:value="17.9424424424424" calcext:value-type="float">
            <text:p>17.94</text:p>
          </table:table-cell>
          <table:table-cell table:style-name="ce3" table:formula="of:=COM.MICROSOFT.STDEV.P([.$B$2:.B223])" office:value-type="float" office:value="3.02584452085591" calcext:value-type="float">
            <text:p>3.03</text:p>
          </table:table-cell>
          <table:table-cell table:style-name="ce3" table:formula="of:=[.C223]+[.D223]" office:value-type="float" office:value="20.9682869632983" calcext:value-type="float">
            <text:p>20.97</text:p>
          </table:table-cell>
          <table:table-cell table:style-name="ce3" table:formula="of:=[.C223]-[.D223]" office:value-type="float" office:value="14.9165979215865" calcext:value-type="float">
            <text:p>14.92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.9444444444444" calcext:value-type="float">
            <text:p>23.94</text:p>
          </table:table-cell>
          <table:table-cell table:style-name="ce3" table:formula="of:=AVERAGE([.$B$2:.B224])" office:value-type="float" office:value="17.9693572496263" calcext:value-type="float">
            <text:p>17.97</text:p>
          </table:table-cell>
          <table:table-cell table:style-name="ce3" table:formula="of:=COM.MICROSOFT.STDEV.P([.$B$2:.B224])" office:value-type="float" office:value="3.04556994275898" calcext:value-type="float">
            <text:p>3.05</text:p>
          </table:table-cell>
          <table:table-cell table:style-name="ce3" table:formula="of:=[.C224]+[.D224]" office:value-type="float" office:value="21.0149271923853" calcext:value-type="float">
            <text:p>21.01</text:p>
          </table:table-cell>
          <table:table-cell table:style-name="ce3" table:formula="of:=[.C224]-[.D224]" office:value-type="float" office:value="14.9237873068673" calcext:value-type="float">
            <text:p>14.92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6111111111111" calcext:value-type="float">
            <text:p>25.61</text:p>
          </table:table-cell>
          <table:table-cell table:style-name="ce3" table:formula="of:=AVERAGE([.$B$2:.B225])" office:value-type="float" office:value="18.0034722222222" calcext:value-type="float">
            <text:p>18.00</text:p>
          </table:table-cell>
          <table:table-cell table:style-name="ce3" table:formula="of:=COM.MICROSOFT.STDEV.P([.$B$2:.B225])" office:value-type="float" office:value="3.08117221247565" calcext:value-type="float">
            <text:p>3.08</text:p>
          </table:table-cell>
          <table:table-cell table:style-name="ce3" table:formula="of:=[.C225]+[.D225]" office:value-type="float" office:value="21.0846444346979" calcext:value-type="float">
            <text:p>21.08</text:p>
          </table:table-cell>
          <table:table-cell table:style-name="ce3" table:formula="of:=[.C225]-[.D225]" office:value-type="float" office:value="14.9223000097466" calcext:value-type="float">
            <text:p>14.92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.1666666666667" calcext:value-type="float">
            <text:p>22.17</text:p>
          </table:table-cell>
          <table:table-cell table:style-name="ce3" table:formula="of:=AVERAGE([.$B$2:.B226])" office:value-type="float" office:value="18.021975308642" calcext:value-type="float">
            <text:p>18.02</text:p>
          </table:table-cell>
          <table:table-cell table:style-name="ce3" table:formula="of:=COM.MICROSOFT.STDEV.P([.$B$2:.B226])" office:value-type="float" office:value="3.08676495847276" calcext:value-type="float">
            <text:p>3.09</text:p>
          </table:table-cell>
          <table:table-cell table:style-name="ce3" table:formula="of:=[.C226]+[.D226]" office:value-type="float" office:value="21.1087402671147" calcext:value-type="float">
            <text:p>21.11</text:p>
          </table:table-cell>
          <table:table-cell table:style-name="ce3" table:formula="of:=[.C226]-[.D226]" office:value-type="float" office:value="14.9352103501692" calcext:value-type="float">
            <text:p>14.94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.6666666666667" calcext:value-type="float">
            <text:p>20.67</text:p>
          </table:table-cell>
          <table:table-cell table:style-name="ce3" table:formula="of:=AVERAGE([.$B$2:.B227])" office:value-type="float" office:value="18.0336774827925" calcext:value-type="float">
            <text:p>18.03</text:p>
          </table:table-cell>
          <table:table-cell table:style-name="ce3" table:formula="of:=COM.MICROSOFT.STDEV.P([.$B$2:.B227])" office:value-type="float" office:value="3.08492622165678" calcext:value-type="float">
            <text:p>3.08</text:p>
          </table:table-cell>
          <table:table-cell table:style-name="ce3" table:formula="of:=[.C227]+[.D227]" office:value-type="float" office:value="21.1186037044493" calcext:value-type="float">
            <text:p>21.12</text:p>
          </table:table-cell>
          <table:table-cell table:style-name="ce3" table:formula="of:=[.C227]-[.D227]" office:value-type="float" office:value="14.9487512611357" calcext:value-type="float">
            <text:p>14.95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.6666666666667" calcext:value-type="float">
            <text:p>18.67</text:p>
          </table:table-cell>
          <table:table-cell table:style-name="ce3" table:formula="of:=AVERAGE([.$B$2:.B228])" office:value-type="float" office:value="18.0364659813999" calcext:value-type="float">
            <text:p>18.04</text:p>
          </table:table-cell>
          <table:table-cell table:style-name="ce3" table:formula="of:=COM.MICROSOFT.STDEV.P([.$B$2:.B228])" office:value-type="float" office:value="3.07840916883934" calcext:value-type="float">
            <text:p>3.08</text:p>
          </table:table-cell>
          <table:table-cell table:style-name="ce3" table:formula="of:=[.C228]+[.D228]" office:value-type="float" office:value="21.1148751502392" calcext:value-type="float">
            <text:p>21.11</text:p>
          </table:table-cell>
          <table:table-cell table:style-name="ce3" table:formula="of:=[.C228]-[.D228]" office:value-type="float" office:value="14.9580568125606" calcext:value-type="float">
            <text:p>14.96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.2777777777778" calcext:value-type="float">
            <text:p>15.28</text:p>
          </table:table-cell>
          <table:table-cell table:style-name="ce3" table:formula="of:=AVERAGE([.$B$2:.B229])" office:value-type="float" office:value="18.0243664717349" calcext:value-type="float">
            <text:p>18.02</text:p>
          </table:table-cell>
          <table:table-cell table:style-name="ce3" table:formula="of:=COM.MICROSOFT.STDEV.P([.$B$2:.B229])" office:value-type="float" office:value="3.07705562818573" calcext:value-type="float">
            <text:p>3.08</text:p>
          </table:table-cell>
          <table:table-cell table:style-name="ce3" table:formula="of:=[.C229]+[.D229]" office:value-type="float" office:value="21.1014220999206" calcext:value-type="float">
            <text:p>21.10</text:p>
          </table:table-cell>
          <table:table-cell table:style-name="ce3" table:formula="of:=[.C229]-[.D229]" office:value-type="float" office:value="14.9473108435492" calcext:value-type="float">
            <text:p>14.95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.7222222222222" calcext:value-type="float">
            <text:p>14.72</text:p>
          </table:table-cell>
          <table:table-cell table:style-name="ce3" table:formula="of:=AVERAGE([.$B$2:.B230])" office:value-type="float" office:value="18.0099466278506" calcext:value-type="float">
            <text:p>18.01</text:p>
          </table:table-cell>
          <table:table-cell table:style-name="ce3" table:formula="of:=COM.MICROSOFT.STDEV.P([.$B$2:.B230])" office:value-type="float" office:value="3.07804055343025" calcext:value-type="float">
            <text:p>3.08</text:p>
          </table:table-cell>
          <table:table-cell table:style-name="ce3" table:formula="of:=[.C230]+[.D230]" office:value-type="float" office:value="21.0879871812808" calcext:value-type="float">
            <text:p>21.09</text:p>
          </table:table-cell>
          <table:table-cell table:style-name="ce3" table:formula="of:=[.C230]-[.D230]" office:value-type="float" office:value="14.9319060744203" calcext:value-type="float">
            <text:p>14.93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9444444444444" calcext:value-type="float">
            <text:p>12.94</text:p>
          </table:table-cell>
          <table:table-cell table:style-name="ce3" table:formula="of:=AVERAGE([.$B$2:.B231])" office:value-type="float" office:value="17.987922705314" calcext:value-type="float">
            <text:p>17.99</text:p>
          </table:table-cell>
          <table:table-cell table:style-name="ce3" table:formula="of:=COM.MICROSOFT.STDEV.P([.$B$2:.B231])" office:value-type="float" office:value="3.08937179182105" calcext:value-type="float">
            <text:p>3.09</text:p>
          </table:table-cell>
          <table:table-cell table:style-name="ce3" table:formula="of:=[.C231]+[.D231]" office:value-type="float" office:value="21.0772944971351" calcext:value-type="float">
            <text:p>21.08</text:p>
          </table:table-cell>
          <table:table-cell table:style-name="ce3" table:formula="of:=[.C231]-[.D231]" office:value-type="float" office:value="14.898550913493" calcext:value-type="float">
            <text:p>14.9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" calcext:value-type="float">
            <text:p>17.00</text:p>
          </table:table-cell>
          <table:table-cell table:style-name="ce3" table:formula="of:=AVERAGE([.$B$2:.B232])" office:value-type="float" office:value="17.983645983646" calcext:value-type="float">
            <text:p>17.98</text:p>
          </table:table-cell>
          <table:table-cell table:style-name="ce3" table:formula="of:=COM.MICROSOFT.STDEV.P([.$B$2:.B232])" office:value-type="float" office:value="3.08335983739455" calcext:value-type="float">
            <text:p>3.08</text:p>
          </table:table-cell>
          <table:table-cell table:style-name="ce3" table:formula="of:=[.C232]+[.D232]" office:value-type="float" office:value="21.0670058210405" calcext:value-type="float">
            <text:p>21.07</text:p>
          </table:table-cell>
          <table:table-cell table:style-name="ce3" table:formula="of:=[.C232]-[.D232]" office:value-type="float" office:value="14.9002861462514" calcext:value-type="float">
            <text:p>14.90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.1111111111111" calcext:value-type="float">
            <text:p>18.11</text:p>
          </table:table-cell>
          <table:table-cell table:style-name="ce3" table:formula="of:=AVERAGE([.$B$2:.B233])" office:value-type="float" office:value="17.9841954022988" calcext:value-type="float">
            <text:p>17.98</text:p>
          </table:table-cell>
          <table:table-cell table:style-name="ce3" table:formula="of:=COM.MICROSOFT.STDEV.P([.$B$2:.B233])" office:value-type="float" office:value="3.0767188209861" calcext:value-type="float">
            <text:p>3.08</text:p>
          </table:table-cell>
          <table:table-cell table:style-name="ce3" table:formula="of:=[.C233]+[.D233]" office:value-type="float" office:value="21.0609142232849" calcext:value-type="float">
            <text:p>21.06</text:p>
          </table:table-cell>
          <table:table-cell table:style-name="ce3" table:formula="of:=[.C233]-[.D233]" office:value-type="float" office:value="14.9074765813128" calcext:value-type="float">
            <text:p>14.91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.3888888888889" calcext:value-type="float">
            <text:p>17.39</text:p>
          </table:table-cell>
          <table:table-cell table:style-name="ce3" table:formula="of:=AVERAGE([.$B$2:.B234])" office:value-type="float" office:value="17.981640438722" calcext:value-type="float">
            <text:p>17.98</text:p>
          </table:table-cell>
          <table:table-cell table:style-name="ce3" table:formula="of:=COM.MICROSOFT.STDEV.P([.$B$2:.B234])" office:value-type="float" office:value="3.07035595652746" calcext:value-type="float">
            <text:p>3.07</text:p>
          </table:table-cell>
          <table:table-cell table:style-name="ce3" table:formula="of:=[.C234]+[.D234]" office:value-type="float" office:value="21.0519963952494" calcext:value-type="float">
            <text:p>21.05</text:p>
          </table:table-cell>
          <table:table-cell table:style-name="ce3" table:formula="of:=[.C234]-[.D234]" office:value-type="float" office:value="14.9112844821945" calcext:value-type="float">
            <text:p>14.91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.5555555555556" calcext:value-type="float">
            <text:p>19.56</text:p>
          </table:table-cell>
          <table:table-cell table:style-name="ce3" table:formula="of:=AVERAGE([.$B$2:.B235])" office:value-type="float" office:value="17.9883665716999" calcext:value-type="float">
            <text:p>17.99</text:p>
          </table:table-cell>
          <table:table-cell table:style-name="ce3" table:formula="of:=COM.MICROSOFT.STDEV.P([.$B$2:.B235])" office:value-type="float" office:value="3.06550813573637" calcext:value-type="float">
            <text:p>3.07</text:p>
          </table:table-cell>
          <table:table-cell table:style-name="ce3" table:formula="of:=[.C235]+[.D235]" office:value-type="float" office:value="21.0538747074363" calcext:value-type="float">
            <text:p>21.05</text:p>
          </table:table-cell>
          <table:table-cell table:style-name="ce3" table:formula="of:=[.C235]-[.D235]" office:value-type="float" office:value="14.9228584359635" calcext:value-type="float">
            <text:p>14.92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3888888888889" calcext:value-type="float">
            <text:p>21.39</text:p>
          </table:table-cell>
          <table:table-cell table:style-name="ce3" table:formula="of:=AVERAGE([.$B$2:.B236])" office:value-type="float" office:value="18.0028368794326" calcext:value-type="float">
            <text:p>18.00</text:p>
          </table:table-cell>
          <table:table-cell table:style-name="ce3" table:formula="of:=COM.MICROSOFT.STDEV.P([.$B$2:.B236])" office:value-type="float" office:value="3.06697712143999" calcext:value-type="float">
            <text:p>3.07</text:p>
          </table:table-cell>
          <table:table-cell table:style-name="ce3" table:formula="of:=[.C236]+[.D236]" office:value-type="float" office:value="21.0698140008726" calcext:value-type="float">
            <text:p>21.07</text:p>
          </table:table-cell>
          <table:table-cell table:style-name="ce3" table:formula="of:=[.C236]-[.D236]" office:value-type="float" office:value="14.9358597579926" calcext:value-type="float">
            <text:p>14.94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.00</text:p>
          </table:table-cell>
          <table:table-cell table:style-name="ce3" table:formula="of:=AVERAGE([.$B$2:.B237])" office:value-type="float" office:value="18.0197740112994" calcext:value-type="float">
            <text:p>18.02</text:p>
          </table:table-cell>
          <table:table-cell table:style-name="ce3" table:formula="of:=COM.MICROSOFT.STDEV.P([.$B$2:.B237])" office:value-type="float" office:value="3.07146624045843" calcext:value-type="float">
            <text:p>3.07</text:p>
          </table:table-cell>
          <table:table-cell table:style-name="ce3" table:formula="of:=[.C237]+[.D237]" office:value-type="float" office:value="21.0912402517579" calcext:value-type="float">
            <text:p>21.09</text:p>
          </table:table-cell>
          <table:table-cell table:style-name="ce3" table:formula="of:=[.C237]-[.D237]" office:value-type="float" office:value="14.948307770841" calcext:value-type="float">
            <text:p>14.95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.9444444444444" calcext:value-type="float">
            <text:p>22.94</text:p>
          </table:table-cell>
          <table:table-cell table:style-name="ce3" table:formula="of:=AVERAGE([.$B$2:.B238])" office:value-type="float" office:value="18.0405532114393" calcext:value-type="float">
            <text:p>18.04</text:p>
          </table:table-cell>
          <table:table-cell table:style-name="ce3" table:formula="of:=COM.MICROSOFT.STDEV.P([.$B$2:.B238])" office:value-type="float" office:value="3.0815577713075" calcext:value-type="float">
            <text:p>3.08</text:p>
          </table:table-cell>
          <table:table-cell table:style-name="ce3" table:formula="of:=[.C238]+[.D238]" office:value-type="float" office:value="21.1221109827468" calcext:value-type="float">
            <text:p>21.12</text:p>
          </table:table-cell>
          <table:table-cell table:style-name="ce3" table:formula="of:=[.C238]-[.D238]" office:value-type="float" office:value="14.9589954401318" calcext:value-type="float">
            <text:p>14.96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.5" calcext:value-type="float">
            <text:p>20.50</text:p>
          </table:table-cell>
          <table:table-cell table:style-name="ce3" table:formula="of:=AVERAGE([.$B$2:.B239])" office:value-type="float" office:value="18.0508870214753" calcext:value-type="float">
            <text:p>18.05</text:p>
          </table:table-cell>
          <table:table-cell table:style-name="ce3" table:formula="of:=COM.MICROSOFT.STDEV.P([.$B$2:.B239])" office:value-type="float" office:value="3.079189473493" calcext:value-type="float">
            <text:p>3.08</text:p>
          </table:table-cell>
          <table:table-cell table:style-name="ce3" table:formula="of:=[.C239]+[.D239]" office:value-type="float" office:value="21.1300764949683" calcext:value-type="float">
            <text:p>21.13</text:p>
          </table:table-cell>
          <table:table-cell table:style-name="ce3" table:formula="of:=[.C239]-[.D239]" office:value-type="float" office:value="14.9716975479823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.4444444444444" calcext:value-type="float">
            <text:p>17.44</text:p>
          </table:table-cell>
          <table:table-cell table:style-name="ce3" table:formula="of:=AVERAGE([.$B$2:.B240])" office:value-type="float" office:value="18.048349604835" calcext:value-type="float">
            <text:p>18.05</text:p>
          </table:table-cell>
          <table:table-cell table:style-name="ce3" table:formula="of:=COM.MICROSOFT.STDEV.P([.$B$2:.B240])" office:value-type="float" office:value="3.07299023920886" calcext:value-type="float">
            <text:p>3.07</text:p>
          </table:table-cell>
          <table:table-cell table:style-name="ce3" table:formula="of:=[.C240]+[.D240]" office:value-type="float" office:value="21.1213398440438" calcext:value-type="float">
            <text:p>21.12</text:p>
          </table:table-cell>
          <table:table-cell table:style-name="ce3" table:formula="of:=[.C240]-[.D240]" office:value-type="float" office:value="14.9753593656261" calcext:value-type="float">
            <text:p>14.98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.6666666666667" calcext:value-type="float">
            <text:p>14.67</text:p>
          </table:table-cell>
          <table:table-cell table:style-name="ce3" table:formula="of:=AVERAGE([.$B$2:.B241])" office:value-type="float" office:value="18.0342592592593" calcext:value-type="float">
            <text:p>18.03</text:p>
          </table:table-cell>
          <table:table-cell table:style-name="ce3" table:formula="of:=COM.MICROSOFT.STDEV.P([.$B$2:.B241])" office:value-type="float" office:value="3.0743084749991" calcext:value-type="float">
            <text:p>3.07</text:p>
          </table:table-cell>
          <table:table-cell table:style-name="ce3" table:formula="of:=[.C241]+[.D241]" office:value-type="float" office:value="21.1085677342584" calcext:value-type="float">
            <text:p>21.11</text:p>
          </table:table-cell>
          <table:table-cell table:style-name="ce3" table:formula="of:=[.C241]-[.D241]" office:value-type="float" office:value="14.9599507842602" calcext:value-type="float">
            <text:p>14.96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.5" calcext:value-type="float">
            <text:p>14.50</text:p>
          </table:table-cell>
          <table:table-cell table:style-name="ce3" table:formula="of:=AVERAGE([.$B$2:.B242])" office:value-type="float" office:value="18.0195942830798" calcext:value-type="float">
            <text:p>18.02</text:p>
          </table:table-cell>
          <table:table-cell table:style-name="ce3" table:formula="of:=COM.MICROSOFT.STDEV.P([.$B$2:.B242])" office:value-type="float" office:value="3.07632411362709" calcext:value-type="float">
            <text:p>3.08</text:p>
          </table:table-cell>
          <table:table-cell table:style-name="ce3" table:formula="of:=[.C242]+[.D242]" office:value-type="float" office:value="21.0959183967068" calcext:value-type="float">
            <text:p>21.10</text:p>
          </table:table-cell>
          <table:table-cell table:style-name="ce3" table:formula="of:=[.C242]-[.D242]" office:value-type="float" office:value="14.9432701694527" calcext:value-type="float">
            <text:p>14.94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.2222222222222" calcext:value-type="float">
            <text:p>15.22</text:p>
          </table:table-cell>
          <table:table-cell table:style-name="ce3" table:formula="of:=AVERAGE([.$B$2:.B243])" office:value-type="float" office:value="18.0080348943985" calcext:value-type="float">
            <text:p>18.01</text:p>
          </table:table-cell>
          <table:table-cell table:style-name="ce3" table:formula="of:=COM.MICROSOFT.STDEV.P([.$B$2:.B243])" office:value-type="float" office:value="3.07520175854134" calcext:value-type="float">
            <text:p>3.08</text:p>
          </table:table-cell>
          <table:table-cell table:style-name="ce3" table:formula="of:=[.C243]+[.D243]" office:value-type="float" office:value="21.0832366529399" calcext:value-type="float">
            <text:p>21.08</text:p>
          </table:table-cell>
          <table:table-cell table:style-name="ce3" table:formula="of:=[.C243]-[.D243]" office:value-type="float" office:value="14.9328331358572" calcext:value-type="float">
            <text:p>14.93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.4444444444444" calcext:value-type="float">
            <text:p>15.44</text:p>
          </table:table-cell>
          <table:table-cell table:style-name="ce3" table:formula="of:=AVERAGE([.$B$2:.B244])" office:value-type="float" office:value="17.9974851394604" calcext:value-type="float">
            <text:p>18.00</text:p>
          </table:table-cell>
          <table:table-cell table:style-name="ce3" table:formula="of:=COM.MICROSOFT.STDEV.P([.$B$2:.B244])" office:value-type="float" office:value="3.07325278263534" calcext:value-type="float">
            <text:p>3.07</text:p>
          </table:table-cell>
          <table:table-cell table:style-name="ce3" table:formula="of:=[.C244]+[.D244]" office:value-type="float" office:value="21.0707379220958" calcext:value-type="float">
            <text:p>21.07</text:p>
          </table:table-cell>
          <table:table-cell table:style-name="ce3" table:formula="of:=[.C244]-[.D244]" office:value-type="float" office:value="14.9242323568251" calcext:value-type="float">
            <text:p>14.92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.7777777777778" calcext:value-type="float">
            <text:p>17.78</text:p>
          </table:table-cell>
          <table:table-cell table:style-name="ce3" table:formula="of:=AVERAGE([.$B$2:.B245])" office:value-type="float" office:value="17.9965846994536" calcext:value-type="float">
            <text:p>18.00</text:p>
          </table:table-cell>
          <table:table-cell table:style-name="ce3" table:formula="of:=COM.MICROSOFT.STDEV.P([.$B$2:.B245])" office:value-type="float" office:value="3.06698078783771" calcext:value-type="float">
            <text:p>3.07</text:p>
          </table:table-cell>
          <table:table-cell table:style-name="ce3" table:formula="of:=[.C245]+[.D245]" office:value-type="float" office:value="21.0635654872913" calcext:value-type="float">
            <text:p>21.06</text:p>
          </table:table-cell>
          <table:table-cell table:style-name="ce3" table:formula="of:=[.C245]-[.D245]" office:value-type="float" office:value="14.9296039116158" calcext:value-type="float">
            <text:p>14.93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.6666666666667" calcext:value-type="float">
            <text:p>19.67</text:p>
          </table:table-cell>
          <table:table-cell table:style-name="ce3" table:formula="of:=AVERAGE([.$B$2:.B246])" office:value-type="float" office:value="18.0034013605442" calcext:value-type="float">
            <text:p>18.00</text:p>
          </table:table-cell>
          <table:table-cell table:style-name="ce3" table:formula="of:=COM.MICROSOFT.STDEV.P([.$B$2:.B246])" office:value-type="float" office:value="3.06256685106082" calcext:value-type="float">
            <text:p>3.06</text:p>
          </table:table-cell>
          <table:table-cell table:style-name="ce3" table:formula="of:=[.C246]+[.D246]" office:value-type="float" office:value="21.065968211605" calcext:value-type="float">
            <text:p>21.07</text:p>
          </table:table-cell>
          <table:table-cell table:style-name="ce3" table:formula="of:=[.C246]-[.D246]" office:value-type="float" office:value="14.9408345094834" calcext:value-type="float">
            <text:p>14.94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.2777777777778" calcext:value-type="float">
            <text:p>20.28</text:p>
          </table:table-cell>
          <table:table-cell table:style-name="ce3" table:formula="of:=AVERAGE([.$B$2:.B247])" office:value-type="float" office:value="18.0126467931346" calcext:value-type="float">
            <text:p>18.01</text:p>
          </table:table-cell>
          <table:table-cell table:style-name="ce3" table:formula="of:=COM.MICROSOFT.STDEV.P([.$B$2:.B247])" office:value-type="float" office:value="3.05975988165411" calcext:value-type="float">
            <text:p>3.06</text:p>
          </table:table-cell>
          <table:table-cell table:style-name="ce3" table:formula="of:=[.C247]+[.D247]" office:value-type="float" office:value="21.0724066747887" calcext:value-type="float">
            <text:p>21.07</text:p>
          </table:table-cell>
          <table:table-cell table:style-name="ce3" table:formula="of:=[.C247]-[.D247]" office:value-type="float" office:value="14.9528869114805" calcext:value-type="float">
            <text:p>14.95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" calcext:value-type="float">
            <text:p>22.00</text:p>
          </table:table-cell>
          <table:table-cell table:style-name="ce3" table:formula="of:=AVERAGE([.$B$2:.B248])" office:value-type="float" office:value="18.0287899235268" calcext:value-type="float">
            <text:p>18.03</text:p>
          </table:table-cell>
          <table:table-cell table:style-name="ce3" table:formula="of:=COM.MICROSOFT.STDEV.P([.$B$2:.B248])" office:value-type="float" office:value="3.06403899012004" calcext:value-type="float">
            <text:p>3.06</text:p>
          </table:table-cell>
          <table:table-cell table:style-name="ce3" table:formula="of:=[.C248]+[.D248]" office:value-type="float" office:value="21.0928289136468" calcext:value-type="float">
            <text:p>21.09</text:p>
          </table:table-cell>
          <table:table-cell table:style-name="ce3" table:formula="of:=[.C248]-[.D248]" office:value-type="float" office:value="14.9647509334067" calcext:value-type="float">
            <text:p>14.96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.5555555555556" calcext:value-type="float">
            <text:p>23.56</text:p>
          </table:table-cell>
          <table:table-cell table:style-name="ce3" table:formula="of:=AVERAGE([.$B$2:.B249])" office:value-type="float" office:value="18.0510752688172" calcext:value-type="float">
            <text:p>18.05</text:p>
          </table:table-cell>
          <table:table-cell table:style-name="ce3" table:formula="of:=COM.MICROSOFT.STDEV.P([.$B$2:.B249])" office:value-type="float" office:value="3.07784794744061" calcext:value-type="float">
            <text:p>3.08</text:p>
          </table:table-cell>
          <table:table-cell table:style-name="ce3" table:formula="of:=[.C249]+[.D249]" office:value-type="float" office:value="21.1289232162578" calcext:value-type="float">
            <text:p>21.13</text:p>
          </table:table-cell>
          <table:table-cell table:style-name="ce3" table:formula="of:=[.C249]-[.D249]" office:value-type="float" office:value="14.9732273213766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.5555555555556" calcext:value-type="float">
            <text:p>23.56</text:p>
          </table:table-cell>
          <table:table-cell table:style-name="ce3" table:formula="of:=AVERAGE([.$B$2:.B250])" office:value-type="float" office:value="18.0731816153503" calcext:value-type="float">
            <text:p>18.07</text:p>
          </table:table-cell>
          <table:table-cell table:style-name="ce3" table:formula="of:=COM.MICROSOFT.STDEV.P([.$B$2:.B250])" office:value-type="float" office:value="3.09132632937322" calcext:value-type="float">
            <text:p>3.09</text:p>
          </table:table-cell>
          <table:table-cell table:style-name="ce3" table:formula="of:=[.C250]+[.D250]" office:value-type="float" office:value="21.1645079447235" calcext:value-type="float">
            <text:p>21.16</text:p>
          </table:table-cell>
          <table:table-cell table:style-name="ce3" table:formula="of:=[.C250]-[.D250]" office:value-type="float" office:value="14.9818552859771" calcext:value-type="float">
            <text:p>14.98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8333333333333" calcext:value-type="float">
            <text:p>21.83</text:p>
          </table:table-cell>
          <table:table-cell table:style-name="ce3" table:formula="of:=AVERAGE([.$B$2:.B251])" office:value-type="float" office:value="18.0882222222222" calcext:value-type="float">
            <text:p>18.09</text:p>
          </table:table-cell>
          <table:table-cell table:style-name="ce3" table:formula="of:=COM.MICROSOFT.STDEV.P([.$B$2:.B251])" office:value-type="float" office:value="3.09425306409986" calcext:value-type="float">
            <text:p>3.09</text:p>
          </table:table-cell>
          <table:table-cell table:style-name="ce3" table:formula="of:=[.C251]+[.D251]" office:value-type="float" office:value="21.1824752863221" calcext:value-type="float">
            <text:p>21.18</text:p>
          </table:table-cell>
          <table:table-cell table:style-name="ce3" table:formula="of:=[.C251]-[.D251]" office:value-type="float" office:value="14.9939691581224" calcext:value-type="float">
            <text:p>14.99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.7222222222222" calcext:value-type="float">
            <text:p>16.72</text:p>
          </table:table-cell>
          <table:table-cell table:style-name="ce3" table:formula="of:=AVERAGE([.$B$2:.B252])" office:value-type="float" office:value="18.0827799911465" calcext:value-type="float">
            <text:p>18.08</text:p>
          </table:table-cell>
          <table:table-cell table:style-name="ce3" table:formula="of:=COM.MICROSOFT.STDEV.P([.$B$2:.B252])" office:value-type="float" office:value="3.08928170720555" calcext:value-type="float">
            <text:p>3.09</text:p>
          </table:table-cell>
          <table:table-cell table:style-name="ce3" table:formula="of:=[.C252]+[.D252]" office:value-type="float" office:value="21.1720616983521" calcext:value-type="float">
            <text:p>21.17</text:p>
          </table:table-cell>
          <table:table-cell table:style-name="ce3" table:formula="of:=[.C252]-[.D252]" office:value-type="float" office:value="14.993498283941" calcext:value-type="float">
            <text:p>14.99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.1111111111111" calcext:value-type="float">
            <text:p>15.11</text:p>
          </table:table-cell>
          <table:table-cell table:style-name="ce3" table:formula="of:=AVERAGE([.$B$2:.B253])" office:value-type="float" office:value="18.070987654321" calcext:value-type="float">
            <text:p>18.07</text:p>
          </table:table-cell>
          <table:table-cell table:style-name="ce3" table:formula="of:=COM.MICROSOFT.STDEV.P([.$B$2:.B253])" office:value-type="float" office:value="3.08880132982819" calcext:value-type="float">
            <text:p>3.09</text:p>
          </table:table-cell>
          <table:table-cell table:style-name="ce3" table:formula="of:=[.C253]+[.D253]" office:value-type="float" office:value="21.1597889841492" calcext:value-type="float">
            <text:p>21.16</text:p>
          </table:table-cell>
          <table:table-cell table:style-name="ce3" table:formula="of:=[.C253]-[.D253]" office:value-type="float" office:value="14.9821863244928" calcext:value-type="float">
            <text:p>14.98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.7777777777778" calcext:value-type="float">
            <text:p>14.78</text:p>
          </table:table-cell>
          <table:table-cell table:style-name="ce3" table:formula="of:=AVERAGE([.$B$2:.B254])" office:value-type="float" office:value="18.0579710144928" calcext:value-type="float">
            <text:p>18.06</text:p>
          </table:table-cell>
          <table:table-cell table:style-name="ce3" table:formula="of:=COM.MICROSOFT.STDEV.P([.$B$2:.B254])" office:value-type="float" office:value="3.08960846993212" calcext:value-type="float">
            <text:p>3.09</text:p>
          </table:table-cell>
          <table:table-cell table:style-name="ce3" table:formula="of:=[.C254]+[.D254]" office:value-type="float" office:value="21.1475794844249" calcext:value-type="float">
            <text:p>21.15</text:p>
          </table:table-cell>
          <table:table-cell table:style-name="ce3" table:formula="of:=[.C254]-[.D254]" office:value-type="float" office:value="14.9683625445606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.9444444444444" calcext:value-type="float">
            <text:p>14.94</text:p>
          </table:table-cell>
          <table:table-cell table:style-name="ce3" table:formula="of:=AVERAGE([.$B$2:.B255])" office:value-type="float" office:value="18.0457130358705" calcext:value-type="float">
            <text:p>18.05</text:p>
          </table:table-cell>
          <table:table-cell table:style-name="ce3" table:formula="of:=COM.MICROSOFT.STDEV.P([.$B$2:.B255])" office:value-type="float" office:value="3.08967868269347" calcext:value-type="float">
            <text:p>3.09</text:p>
          </table:table-cell>
          <table:table-cell table:style-name="ce3" table:formula="of:=[.C255]+[.D255]" office:value-type="float" office:value="21.135391718564" calcext:value-type="float">
            <text:p>21.14</text:p>
          </table:table-cell>
          <table:table-cell table:style-name="ce3" table:formula="of:=[.C255]-[.D255]" office:value-type="float" office:value="14.956034353177" calcext:value-type="float">
            <text:p>14.96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.1111111111111" calcext:value-type="float">
            <text:p>14.11</text:p>
          </table:table-cell>
          <table:table-cell table:style-name="ce3" table:formula="of:=AVERAGE([.$B$2:.B256])" office:value-type="float" office:value="18.0302832244009" calcext:value-type="float">
            <text:p>18.03</text:p>
          </table:table-cell>
          <table:table-cell table:style-name="ce3" table:formula="of:=COM.MICROSOFT.STDEV.P([.$B$2:.B256])" office:value-type="float" office:value="3.09340438780939" calcext:value-type="float">
            <text:p>3.09</text:p>
          </table:table-cell>
          <table:table-cell table:style-name="ce3" table:formula="of:=[.C256]+[.D256]" office:value-type="float" office:value="21.1236876122103" calcext:value-type="float">
            <text:p>21.12</text:p>
          </table:table-cell>
          <table:table-cell table:style-name="ce3" table:formula="of:=[.C256]-[.D256]" office:value-type="float" office:value="14.9368788365915" calcext:value-type="float">
            <text:p>14.9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.6111111111111" calcext:value-type="float">
            <text:p>17.61</text:p>
          </table:table-cell>
          <table:table-cell table:style-name="ce3" table:formula="of:=AVERAGE([.$B$2:.B257])" office:value-type="float" office:value="18.0286458333333" calcext:value-type="float">
            <text:p>18.03</text:p>
          </table:table-cell>
          <table:table-cell table:style-name="ce3" table:formula="of:=COM.MICROSOFT.STDEV.P([.$B$2:.B257])" office:value-type="float" office:value="3.08746738917119" calcext:value-type="float">
            <text:p>3.09</text:p>
          </table:table-cell>
          <table:table-cell table:style-name="ce3" table:formula="of:=[.C257]+[.D257]" office:value-type="float" office:value="21.1161132225045" calcext:value-type="float">
            <text:p>21.12</text:p>
          </table:table-cell>
          <table:table-cell table:style-name="ce3" table:formula="of:=[.C257]-[.D257]" office:value-type="float" office:value="14.9411784441621" calcext:value-type="float">
            <text:p>14.94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7.5555555555556" calcext:value-type="float">
            <text:p>17.56</text:p>
          </table:table-cell>
          <table:table-cell table:style-name="ce3" table:formula="of:=AVERAGE([.$B$2:.B258])" office:value-type="float" office:value="18.0268050151319" calcext:value-type="float">
            <text:p>18.03</text:p>
          </table:table-cell>
          <table:table-cell table:style-name="ce3" table:formula="of:=COM.MICROSOFT.STDEV.P([.$B$2:.B258])" office:value-type="float" office:value="3.08159554446342" calcext:value-type="float">
            <text:p>3.08</text:p>
          </table:table-cell>
          <table:table-cell table:style-name="ce3" table:formula="of:=[.C258]+[.D258]" office:value-type="float" office:value="21.1084005595953" calcext:value-type="float">
            <text:p>21.11</text:p>
          </table:table-cell>
          <table:table-cell table:style-name="ce3" table:formula="of:=[.C258]-[.D258]" office:value-type="float" office:value="14.9452094706684" calcext:value-type="float">
            <text:p>14.95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.6111111111111" calcext:value-type="float">
            <text:p>19.61</text:p>
          </table:table-cell>
          <table:table-cell table:style-name="ce3" table:formula="of:=AVERAGE([.$B$2:.B259])" office:value-type="float" office:value="18.0329457364341" calcext:value-type="float">
            <text:p>18.03</text:p>
          </table:table-cell>
          <table:table-cell table:style-name="ce3" table:formula="of:=COM.MICROSOFT.STDEV.P([.$B$2:.B259])" office:value-type="float" office:value="3.07719272651326" calcext:value-type="float">
            <text:p>3.08</text:p>
          </table:table-cell>
          <table:table-cell table:style-name="ce3" table:formula="of:=[.C259]+[.D259]" office:value-type="float" office:value="21.1101384629474" calcext:value-type="float">
            <text:p>21.11</text:p>
          </table:table-cell>
          <table:table-cell table:style-name="ce3" table:formula="of:=[.C259]-[.D259]" office:value-type="float" office:value="14.9557530099209" calcext:value-type="float">
            <text:p>14.96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.8333333333333" calcext:value-type="float">
            <text:p>21.83</text:p>
          </table:table-cell>
          <table:table-cell table:style-name="ce3" table:formula="of:=AVERAGE([.$B$2:.B260])" office:value-type="float" office:value="18.047619047619" calcext:value-type="float">
            <text:p>18.05</text:p>
          </table:table-cell>
          <table:table-cell table:style-name="ce3" table:formula="of:=COM.MICROSOFT.STDEV.P([.$B$2:.B260])" office:value-type="float" office:value="3.08027657037619" calcext:value-type="float">
            <text:p>3.08</text:p>
          </table:table-cell>
          <table:table-cell table:style-name="ce3" table:formula="of:=[.C260]+[.D260]" office:value-type="float" office:value="21.1278956179952" calcext:value-type="float">
            <text:p>21.13</text:p>
          </table:table-cell>
          <table:table-cell table:style-name="ce3" table:formula="of:=[.C260]-[.D260]" office:value-type="float" office:value="14.9673424772429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.7777777777778" calcext:value-type="float">
            <text:p>22.78</text:p>
          </table:table-cell>
          <table:table-cell table:style-name="ce3" table:formula="of:=AVERAGE([.$B$2:.B261])" office:value-type="float" office:value="18.065811965812" calcext:value-type="float">
            <text:p>18.07</text:p>
          </table:table-cell>
          <table:table-cell table:style-name="ce3" table:formula="of:=COM.MICROSOFT.STDEV.P([.$B$2:.B261])" office:value-type="float" office:value="3.08825767251093" calcext:value-type="float">
            <text:p>3.09</text:p>
          </table:table-cell>
          <table:table-cell table:style-name="ce3" table:formula="of:=[.C261]+[.D261]" office:value-type="float" office:value="21.1540696383229" calcext:value-type="float">
            <text:p>21.15</text:p>
          </table:table-cell>
          <table:table-cell table:style-name="ce3" table:formula="of:=[.C261]-[.D261]" office:value-type="float" office:value="14.977554293301" calcext:value-type="float">
            <text:p>14.98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.4444444444444" calcext:value-type="float">
            <text:p>22.44</text:p>
          </table:table-cell>
          <table:table-cell table:style-name="ce3" table:formula="of:=AVERAGE([.$B$2:.B262])" office:value-type="float" office:value="18.0825883354619" calcext:value-type="float">
            <text:p>18.08</text:p>
          </table:table-cell>
          <table:table-cell table:style-name="ce3" table:formula="of:=COM.MICROSOFT.STDEV.P([.$B$2:.B262])" office:value-type="float" office:value="3.09418326010688" calcext:value-type="float">
            <text:p>3.09</text:p>
          </table:table-cell>
          <table:table-cell table:style-name="ce3" table:formula="of:=[.C262]+[.D262]" office:value-type="float" office:value="21.1767715955688" calcext:value-type="float">
            <text:p>21.18</text:p>
          </table:table-cell>
          <table:table-cell table:style-name="ce3" table:formula="of:=[.C262]-[.D262]" office:value-type="float" office:value="14.988405075355" calcext:value-type="float">
            <text:p>14.99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3333333333333" calcext:value-type="float">
            <text:p>19.33</text:p>
          </table:table-cell>
          <table:table-cell table:style-name="ce3" table:formula="of:=AVERAGE([.$B$2:.B263])" office:value-type="float" office:value="18.0873621713316" calcext:value-type="float">
            <text:p>18.09</text:p>
          </table:table-cell>
          <table:table-cell table:style-name="ce3" table:formula="of:=COM.MICROSOFT.STDEV.P([.$B$2:.B263])" office:value-type="float" office:value="3.08923554274235" calcext:value-type="float">
            <text:p>3.09</text:p>
          </table:table-cell>
          <table:table-cell table:style-name="ce3" table:formula="of:=[.C263]+[.D263]" office:value-type="float" office:value="21.176597714074" calcext:value-type="float">
            <text:p>21.18</text:p>
          </table:table-cell>
          <table:table-cell table:style-name="ce3" table:formula="of:=[.C263]-[.D263]" office:value-type="float" office:value="14.9981266285893" calcext:value-type="float">
            <text:p>15.00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.2777777777778" calcext:value-type="float">
            <text:p>18.28</text:p>
          </table:table-cell>
          <table:table-cell table:style-name="ce3" table:formula="of:=AVERAGE([.$B$2:.B264])" office:value-type="float" office:value="18.0880861850444" calcext:value-type="float">
            <text:p>18.09</text:p>
          </table:table-cell>
          <table:table-cell table:style-name="ce3" table:formula="of:=COM.MICROSOFT.STDEV.P([.$B$2:.B264])" office:value-type="float" office:value="3.08337914895159" calcext:value-type="float">
            <text:p>3.08</text:p>
          </table:table-cell>
          <table:table-cell table:style-name="ce3" table:formula="of:=[.C264]+[.D264]" office:value-type="float" office:value="21.1714653339959" calcext:value-type="float">
            <text:p>21.17</text:p>
          </table:table-cell>
          <table:table-cell table:style-name="ce3" table:formula="of:=[.C264]-[.D264]" office:value-type="float" office:value="15.0047070360928" calcext:value-type="float">
            <text:p>15.00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.1666666666667" calcext:value-type="float">
            <text:p>14.17</text:p>
          </table:table-cell>
          <table:table-cell table:style-name="ce3" table:formula="of:=AVERAGE([.$B$2:.B265])" office:value-type="float" office:value="18.0732323232323" calcext:value-type="float">
            <text:p>18.07</text:p>
          </table:table-cell>
          <table:table-cell table:style-name="ce3" table:formula="of:=COM.MICROSOFT.STDEV.P([.$B$2:.B265])" office:value-type="float" office:value="3.08694709044666" calcext:value-type="float">
            <text:p>3.09</text:p>
          </table:table-cell>
          <table:table-cell table:style-name="ce3" table:formula="of:=[.C265]+[.D265]" office:value-type="float" office:value="21.160179413679" calcext:value-type="float">
            <text:p>21.16</text:p>
          </table:table-cell>
          <table:table-cell table:style-name="ce3" table:formula="of:=[.C265]-[.D265]" office:value-type="float" office:value="14.9862852327857" calcext:value-type="float">
            <text:p>14.99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.3333333333333" calcext:value-type="float">
            <text:p>15.33</text:p>
          </table:table-cell>
          <table:table-cell table:style-name="ce3" table:formula="of:=AVERAGE([.$B$2:.B266])" office:value-type="float" office:value="18.062893081761" calcext:value-type="float">
            <text:p>18.06</text:p>
          </table:table-cell>
          <table:table-cell table:style-name="ce3" table:formula="of:=COM.MICROSOFT.STDEV.P([.$B$2:.B266])" office:value-type="float" office:value="3.0856935219676" calcext:value-type="float">
            <text:p>3.09</text:p>
          </table:table-cell>
          <table:table-cell table:style-name="ce3" table:formula="of:=[.C266]+[.D266]" office:value-type="float" office:value="21.1485866037286" calcext:value-type="float">
            <text:p>21.15</text:p>
          </table:table-cell>
          <table:table-cell table:style-name="ce3" table:formula="of:=[.C266]-[.D266]" office:value-type="float" office:value="14.9771995597934" calcext:value-type="float">
            <text:p>14.98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.4444444444444" calcext:value-type="float">
            <text:p>15.44</text:p>
          </table:table-cell>
          <table:table-cell table:style-name="ce3" table:formula="of:=AVERAGE([.$B$2:.B267])" office:value-type="float" office:value="18.0530492898914" calcext:value-type="float">
            <text:p>18.05</text:p>
          </table:table-cell>
          <table:table-cell table:style-name="ce3" table:formula="of:=COM.MICROSOFT.STDEV.P([.$B$2:.B267])" office:value-type="float" office:value="3.08405381680329" calcext:value-type="float">
            <text:p>3.08</text:p>
          </table:table-cell>
          <table:table-cell table:style-name="ce3" table:formula="of:=[.C267]+[.D267]" office:value-type="float" office:value="21.1371031066947" calcext:value-type="float">
            <text:p>21.14</text:p>
          </table:table-cell>
          <table:table-cell table:style-name="ce3" table:formula="of:=[.C267]-[.D267]" office:value-type="float" office:value="14.9689954730881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.1666666666667" calcext:value-type="float">
            <text:p>16.17</text:p>
          </table:table-cell>
          <table:table-cell table:style-name="ce3" table:formula="of:=AVERAGE([.$B$2:.B268])" office:value-type="float" office:value="18.0459841864336" calcext:value-type="float">
            <text:p>18.05</text:p>
          </table:table-cell>
          <table:table-cell table:style-name="ce3" table:formula="of:=COM.MICROSOFT.STDEV.P([.$B$2:.B268])" office:value-type="float" office:value="3.08042892172865" calcext:value-type="float">
            <text:p>3.08</text:p>
          </table:table-cell>
          <table:table-cell table:style-name="ce3" table:formula="of:=[.C268]+[.D268]" office:value-type="float" office:value="21.1264131081623" calcext:value-type="float">
            <text:p>21.13</text:p>
          </table:table-cell>
          <table:table-cell table:style-name="ce3" table:formula="of:=[.C268]-[.D268]" office:value-type="float" office:value="14.965555264705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.9444444444444" calcext:value-type="float">
            <text:p>17.94</text:p>
          </table:table-cell>
          <table:table-cell table:style-name="ce3" table:formula="of:=AVERAGE([.$B$2:.B269])" office:value-type="float" office:value="18.0456053067993" calcext:value-type="float">
            <text:p>18.05</text:p>
          </table:table-cell>
          <table:table-cell table:style-name="ce3" table:formula="of:=COM.MICROSOFT.STDEV.P([.$B$2:.B269])" office:value-type="float" office:value="3.07468271455821" calcext:value-type="float">
            <text:p>3.07</text:p>
          </table:table-cell>
          <table:table-cell table:style-name="ce3" table:formula="of:=[.C269]+[.D269]" office:value-type="float" office:value="21.1202880213575" calcext:value-type="float">
            <text:p>21.12</text:p>
          </table:table-cell>
          <table:table-cell table:style-name="ce3" table:formula="of:=[.C269]-[.D269]" office:value-type="float" office:value="14.9709225922411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.9444444444444" calcext:value-type="float">
            <text:p>17.94</text:p>
          </table:table-cell>
          <table:table-cell table:style-name="ce3" table:formula="of:=AVERAGE([.$B$2:.B270])" office:value-type="float" office:value="18.045229244114" calcext:value-type="float">
            <text:p>18.05</text:p>
          </table:table-cell>
          <table:table-cell table:style-name="ce3" table:formula="of:=COM.MICROSOFT.STDEV.P([.$B$2:.B270])" office:value-type="float" office:value="3.06896854461724" calcext:value-type="float">
            <text:p>3.07</text:p>
          </table:table-cell>
          <table:table-cell table:style-name="ce3" table:formula="of:=[.C270]+[.D270]" office:value-type="float" office:value="21.1141977887312" calcext:value-type="float">
            <text:p>21.11</text:p>
          </table:table-cell>
          <table:table-cell table:style-name="ce3" table:formula="of:=[.C270]-[.D270]" office:value-type="float" office:value="14.9762606994968" calcext:value-type="float">
            <text:p>14.98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.4444444444444" calcext:value-type="float">
            <text:p>20.44</text:p>
          </table:table-cell>
          <table:table-cell table:style-name="ce3" table:formula="of:=AVERAGE([.$B$2:.B271])" office:value-type="float" office:value="18.0541152263374" calcext:value-type="float">
            <text:p>18.05</text:p>
          </table:table-cell>
          <table:table-cell table:style-name="ce3" table:formula="of:=COM.MICROSOFT.STDEV.P([.$B$2:.B271])" office:value-type="float" office:value="3.06674497894305" calcext:value-type="float">
            <text:p>3.07</text:p>
          </table:table-cell>
          <table:table-cell table:style-name="ce3" table:formula="of:=[.C271]+[.D271]" office:value-type="float" office:value="21.1208602052805" calcext:value-type="float">
            <text:p>21.12</text:p>
          </table:table-cell>
          <table:table-cell table:style-name="ce3" table:formula="of:=[.C271]-[.D271]" office:value-type="float" office:value="14.9873702473944" calcext:value-type="float">
            <text:p>14.99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1.1111111111111" calcext:value-type="float">
            <text:p>21.11</text:p>
          </table:table-cell>
          <table:table-cell table:style-name="ce3" table:formula="of:=AVERAGE([.$B$2:.B272])" office:value-type="float" office:value="18.0653956539565" calcext:value-type="float">
            <text:p>18.07</text:p>
          </table:table-cell>
          <table:table-cell table:style-name="ce3" table:formula="of:=COM.MICROSOFT.STDEV.P([.$B$2:.B272])" office:value-type="float" office:value="3.06668831464887" calcext:value-type="float">
            <text:p>3.07</text:p>
          </table:table-cell>
          <table:table-cell table:style-name="ce3" table:formula="of:=[.C272]+[.D272]" office:value-type="float" office:value="21.1320839686054" calcext:value-type="float">
            <text:p>21.13</text:p>
          </table:table-cell>
          <table:table-cell table:style-name="ce3" table:formula="of:=[.C272]-[.D272]" office:value-type="float" office:value="14.9987073393077" calcext:value-type="float">
            <text:p>15.00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.6666666666667" calcext:value-type="float">
            <text:p>23.67</text:p>
          </table:table-cell>
          <table:table-cell table:style-name="ce3" table:formula="of:=AVERAGE([.$B$2:.B273])" office:value-type="float" office:value="18.0859885620915" calcext:value-type="float">
            <text:p>18.09</text:p>
          </table:table-cell>
          <table:table-cell table:style-name="ce3" table:formula="of:=COM.MICROSOFT.STDEV.P([.$B$2:.B273])" office:value-type="float" office:value="3.07976037366563" calcext:value-type="float">
            <text:p>3.08</text:p>
          </table:table-cell>
          <table:table-cell table:style-name="ce3" table:formula="of:=[.C273]+[.D273]" office:value-type="float" office:value="21.1657489357571" calcext:value-type="float">
            <text:p>21.17</text:p>
          </table:table-cell>
          <table:table-cell table:style-name="ce3" table:formula="of:=[.C273]-[.D273]" office:value-type="float" office:value="15.0062281884259" calcext:value-type="float">
            <text:p>15.01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.5555555555556" calcext:value-type="float">
            <text:p>24.56</text:p>
          </table:table-cell>
          <table:table-cell table:style-name="ce3" table:formula="of:=AVERAGE([.$B$2:.B274])" office:value-type="float" office:value="18.1096866096866" calcext:value-type="float">
            <text:p>18.11</text:p>
          </table:table-cell>
          <table:table-cell table:style-name="ce3" table:formula="of:=COM.MICROSOFT.STDEV.P([.$B$2:.B274])" office:value-type="float" office:value="3.09886029970152" calcext:value-type="float">
            <text:p>3.10</text:p>
          </table:table-cell>
          <table:table-cell table:style-name="ce3" table:formula="of:=[.C274]+[.D274]" office:value-type="float" office:value="21.2085469093881" calcext:value-type="float">
            <text:p>21.21</text:p>
          </table:table-cell>
          <table:table-cell table:style-name="ce3" table:formula="of:=[.C274]-[.D274]" office:value-type="float" office:value="15.0108263099851" calcext:value-type="float">
            <text:p>15.01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.3888888888889" calcext:value-type="float">
            <text:p>21.39</text:p>
          </table:table-cell>
          <table:table-cell table:style-name="ce3" table:formula="of:=AVERAGE([.$B$2:.B275])" office:value-type="float" office:value="18.1216545012165" calcext:value-type="float">
            <text:p>18.12</text:p>
          </table:table-cell>
          <table:table-cell table:style-name="ce3" table:formula="of:=COM.MICROSOFT.STDEV.P([.$B$2:.B275])" office:value-type="float" office:value="3.09951445475228" calcext:value-type="float">
            <text:p>3.10</text:p>
          </table:table-cell>
          <table:table-cell table:style-name="ce3" table:formula="of:=[.C275]+[.D275]" office:value-type="float" office:value="21.2211689559688" calcext:value-type="float">
            <text:p>21.22</text:p>
          </table:table-cell>
          <table:table-cell table:style-name="ce3" table:formula="of:=[.C275]-[.D275]" office:value-type="float" office:value="15.0221400464643" calcext:value-type="float">
            <text:p>15.02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.8333333333333" calcext:value-type="float">
            <text:p>15.83</text:p>
          </table:table-cell>
          <table:table-cell table:style-name="ce3" table:formula="of:=AVERAGE([.$B$2:.B276])" office:value-type="float" office:value="18.1133333333333" calcext:value-type="float">
            <text:p>18.11</text:p>
          </table:table-cell>
          <table:table-cell table:style-name="ce3" table:formula="of:=COM.MICROSOFT.STDEV.P([.$B$2:.B276])" office:value-type="float" office:value="3.0969384251915" calcext:value-type="float">
            <text:p>3.10</text:p>
          </table:table-cell>
          <table:table-cell table:style-name="ce3" table:formula="of:=[.C276]+[.D276]" office:value-type="float" office:value="21.2102717585248" calcext:value-type="float">
            <text:p>21.21</text:p>
          </table:table-cell>
          <table:table-cell table:style-name="ce3" table:formula="of:=[.C276]-[.D276]" office:value-type="float" office:value="15.0163949081418" calcext:value-type="float">
            <text:p>15.02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.1111111111111" calcext:value-type="float">
            <text:p>14.11</text:p>
          </table:table-cell>
          <table:table-cell table:style-name="ce3" table:formula="of:=AVERAGE([.$B$2:.B277])" office:value-type="float" office:value="18.0988325281803" calcext:value-type="float">
            <text:p>18.10</text:p>
          </table:table-cell>
          <table:table-cell table:style-name="ce3" table:formula="of:=COM.MICROSOFT.STDEV.P([.$B$2:.B277])" office:value-type="float" office:value="3.10066165207794" calcext:value-type="float">
            <text:p>3.10</text:p>
          </table:table-cell>
          <table:table-cell table:style-name="ce3" table:formula="of:=[.C277]+[.D277]" office:value-type="float" office:value="21.1994941802583" calcext:value-type="float">
            <text:p>21.20</text:p>
          </table:table-cell>
          <table:table-cell table:style-name="ce3" table:formula="of:=[.C277]-[.D277]" office:value-type="float" office:value="14.9981708761024" calcext:value-type="float">
            <text:p>15.00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.5" calcext:value-type="float">
            <text:p>13.50</text:p>
          </table:table-cell>
          <table:table-cell table:style-name="ce3" table:formula="of:=AVERAGE([.$B$2:.B278])" office:value-type="float" office:value="18.0822302446851" calcext:value-type="float">
            <text:p>18.08</text:p>
          </table:table-cell>
          <table:table-cell table:style-name="ce3" table:formula="of:=COM.MICROSOFT.STDEV.P([.$B$2:.B278])" office:value-type="float" office:value="3.10732525080875" calcext:value-type="float">
            <text:p>3.11</text:p>
          </table:table-cell>
          <table:table-cell table:style-name="ce3" table:formula="of:=[.C278]+[.D278]" office:value-type="float" office:value="21.1895554954939" calcext:value-type="float">
            <text:p>21.19</text:p>
          </table:table-cell>
          <table:table-cell table:style-name="ce3" table:formula="of:=[.C278]-[.D278]" office:value-type="float" office:value="14.9749049938764" calcext:value-type="float">
            <text:p>14.97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.00</text:p>
          </table:table-cell>
          <table:table-cell table:style-name="ce3" table:formula="of:=AVERAGE([.$B$2:.B279])" office:value-type="float" office:value="18.0639488409273" calcext:value-type="float">
            <text:p>18.06</text:p>
          </table:table-cell>
          <table:table-cell table:style-name="ce3" table:formula="of:=COM.MICROSOFT.STDEV.P([.$B$2:.B279])" office:value-type="float" office:value="3.11661906566043" calcext:value-type="float">
            <text:p>3.12</text:p>
          </table:table-cell>
          <table:table-cell table:style-name="ce3" table:formula="of:=[.C279]+[.D279]" office:value-type="float" office:value="21.1805679065877" calcext:value-type="float">
            <text:p>21.18</text:p>
          </table:table-cell>
          <table:table-cell table:style-name="ce3" table:formula="of:=[.C279]-[.D279]" office:value-type="float" office:value="14.9473297752668" calcext:value-type="float">
            <text:p>14.95</text:p>
          </table:table-cell>
          <table:table-cell table:number-columns-repeated="1018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ésaisonnalisation par moyenne mobile" table:style-name="ta1">
        <table:shapes>
          <draw:frame draw:z-index="0" draw:style-name="gr1" draw:text-style-name="P1" svg:width="10.4449in" svg:height="3.5457in" svg:x="13.5303in" svg:y="6.6272in">
            <draw:object draw:notify-on-update-of-ranges="'Désaisonnalisation par moyenne mobile'.A206:'Désaisonnalisation par moyenne mobile'.A279 'Désaisonnalisation par moyenne mobile'.B206:'Désaisonnalisation par moyenne mobile'.B279 'Désaisonnalisation par moyenne mobile'.A218:'Désaisonnalisation par moyenne mobile'.A279 'Désaisonnalisation par moyenne mobile'.I218:'Désaisonnalisation par moyenne mobile'.I27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1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_t</text:p>
          </table:table-cell>
          <table:table-cell table:style-name="ce1" office:value-type="string" calcext:value-type="string">
            <text:p>M_12</text:p>
          </table:table-cell>
          <table:table-cell table:style-name="ce1" office:value-type="string" calcext:value-type="string">
            <text:p>X_t – M₄</text:p>
          </table:table-cell>
          <table:table-cell table:style-name="ce1" office:value-type="string" calcext:value-type="string">
            <text:p>c_t</text:p>
          </table:table-cell>
          <table:table-cell table:style-name="ce1" office:value-type="string" calcext:value-type="string">
            <text:p>S_t = c*_t</text:p>
          </table:table-cell>
          <table:table-cell table:style-name="ce1" office:value-type="string" calcext:value-type="string">
            <text:p>Xcvs</text:p>
          </table:table-cell>
          <table:table-cell table:style-name="ce28" office:value-type="string" calcext:value-type="string">
            <text:p>Xcvs prédit</text:p>
          </table:table-cell>
          <table:table-cell table:style-name="ce29" office:value-type="string" calcext:value-type="string">
            <text:p>X_t reconstruit</text:p>
          </table:table-cell>
          <table:table-cell table:style-name="ce29" office:value-type="string" calcext:value-type="string">
            <text:p>|eps_t|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4.6666666666667" calcext:value-type="float">
            <text:p>14.67</text:p>
          </table:table-cell>
          <table:table-cell table:number-columns-repeated="2"/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27" table:formula="of:=[.E2]-[.$M$5]" office:value-type="float" office:value="-3.5284132171387" calcext:value-type="float">
            <text:p>-3.5284</text:p>
          </table:table-cell>
          <table:table-cell table:style-name="ce3" table:formula="of:=[.B2]-[.F2]" office:value-type="float" office:value="18.1950798838054" calcext:value-type="float">
            <text:p>18.20</text:p>
          </table:table-cell>
          <table:table-cell table:formula="of:=[.$P$19]+[.$P$20]*[.A2]" office:value-type="float" office:value="16.9374597708458" calcext:value-type="float">
            <text:p>16.94</text:p>
          </table:table-cell>
          <table:table-cell table:style-name="ce3" table:formula="of:=[.H2]+[.F2]" office:value-type="float" office:value="13.4090465537071" calcext:value-type="float">
            <text:p>13.41</text:p>
          </table:table-cell>
          <table:table-cell table:style-name="ce30" table:formula="of:=ABS([.B2]-[.I2])" office:value-type="float" office:value="1.25762011295965" calcext:value-type="float">
            <text:p>1.26</text:p>
          </table:table-cell>
          <table:table-cell table:style-name="ce30"/>
          <table:table-cell table:style-name="ce10" office:value-type="string" calcext:value-type="string" table:number-columns-spanned="5" table:number-rows-spanned="2">
            <text:p>On choisit une moyenne mobile d’ordre 12 puisque nos données sont mensuelles.</text:p>
          </table:table-cell>
          <table:covered-table-cell table:number-columns-repeated="4"/>
          <table:table-cell table:style-name="Default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5.0555555555556" calcext:value-type="float">
            <text:p>15.06</text:p>
          </table:table-cell>
          <table:table-cell table:number-columns-repeated="2"/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27" table:formula="of:=[.E3]-[.$M$5]" office:value-type="float" office:value="-3.21768336964416" calcext:value-type="float">
            <text:p>-3.2177</text:p>
          </table:table-cell>
          <table:table-cell table:style-name="ce3" table:formula="of:=[.B3]-[.F3]" office:value-type="float" office:value="18.2732389251998" calcext:value-type="float">
            <text:p>18.27</text:p>
          </table:table-cell>
          <table:table-cell table:formula="of:=[.$P$19]+[.$P$20]*[.A3]" office:value-type="float" office:value="16.9470376165988" calcext:value-type="float">
            <text:p>16.95</text:p>
          </table:table-cell>
          <table:table-cell table:style-name="ce3" table:formula="of:=[.H3]+[.F3]" office:value-type="float" office:value="13.7293542469547" calcext:value-type="float">
            <text:p>13.73</text:p>
          </table:table-cell>
          <table:table-cell table:style-name="ce30" table:formula="of:=ABS([.B3]-[.I3])" office:value-type="float" office:value="1.32620130860094" calcext:value-type="float">
            <text:p>1.33</text:p>
          </table:table-cell>
          <table:table-cell table:style-name="ce30"/>
          <table:covered-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4.6111111111111" calcext:value-type="float">
            <text:p>14.61</text:p>
          </table:table-cell>
          <table:table-cell table:style-name="ce3" table:number-columns-repeated="2"/>
          <table:table-cell table:style-name="ce26" table:formula="of:=([.D16]+[.D28]+[.D40]+[.D52]+[.D64]+[.D76]+[.D88]+[.D100]+[.D112]+[.D124]+[.D136]+[.D148]+[.D160]+[.D172]+[.D184]+[.D196]+[.D208])/17" office:value-type="float" office:value="-2.11955337690631" calcext:value-type="float">
            <text:p>-2.1196</text:p>
          </table:table-cell>
          <table:table-cell table:style-name="ce27" table:formula="of:=[.E4]-[.$M$5]" office:value-type="float" office:value="-2.11079339143064" calcext:value-type="float">
            <text:p>-2.1108</text:p>
          </table:table-cell>
          <table:table-cell table:style-name="ce3" table:formula="of:=[.B4]-[.F4]" office:value-type="float" office:value="16.7219045025417" calcext:value-type="float">
            <text:p>16.72</text:p>
          </table:table-cell>
          <table:table-cell table:formula="of:=[.$P$19]+[.$P$20]*[.A4]" office:value-type="float" office:value="16.9566154623519" calcext:value-type="float">
            <text:p>16.96</text:p>
          </table:table-cell>
          <table:table-cell table:style-name="ce3" table:formula="of:=[.H4]+[.F4]" office:value-type="float" office:value="14.8458220709212" calcext:value-type="float">
            <text:p>14.85</text:p>
          </table:table-cell>
          <table:table-cell table:style-name="ce30" table:formula="of:=ABS([.B4]-[.I4])" office:value-type="float" office:value="0.234710959810144" calcext:value-type="float">
            <text:p>0.23</text:p>
          </table:table-cell>
          <table:table-cell table:style-name="ce30"/>
          <table:table-cell table:style-name="Default" table:number-columns-repeated="4"/>
          <table:table-cell/>
          <table:table-cell table:style-name="Default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6.9444444444444" calcext:value-type="float">
            <text:p>16.94</text:p>
          </table:table-cell>
          <table:table-cell table:style-name="ce3" table:number-columns-repeated="2"/>
          <table:table-cell table:style-name="ce26" table:formula="of:=([.D17]+[.D29]+[.D41]+[.D53]+[.D65]+[.D77]+[.D89]+[.D101]+[.D113]+[.D125]+[.D137]+[.D149]+[.D161]+[.D173]+[.D185]+[.D197]+[.D209])/17" office:value-type="float" office:value="-1.13371459694989" calcext:value-type="float">
            <text:p>-1.1337</text:p>
          </table:table-cell>
          <table:table-cell table:style-name="ce27" table:formula="of:=[.E5]-[.$M$5]" office:value-type="float" office:value="-1.12495461147422" calcext:value-type="float">
            <text:p>-1.1250</text:p>
          </table:table-cell>
          <table:table-cell table:style-name="ce3" table:formula="of:=[.B5]-[.F5]" office:value-type="float" office:value="18.0693990559186" calcext:value-type="float">
            <text:p>18.07</text:p>
          </table:table-cell>
          <table:table-cell table:formula="of:=[.$P$19]+[.$P$20]*[.A5]" office:value-type="float" office:value="16.966193308105" calcext:value-type="float">
            <text:p>16.97</text:p>
          </table:table-cell>
          <table:table-cell table:style-name="ce3" table:formula="of:=[.H5]+[.F5]" office:value-type="float" office:value="15.8412386966307" calcext:value-type="float">
            <text:p>15.84</text:p>
          </table:table-cell>
          <table:table-cell table:style-name="ce30" table:formula="of:=ABS([.B5]-[.I5])" office:value-type="float" office:value="1.10320574781367" calcext:value-type="float">
            <text:p>1.10</text:p>
          </table:table-cell>
          <table:table-cell table:style-name="ce30"/>
          <table:table-cell table:style-name="ce37" office:value-type="string" calcext:value-type="string">
            <text:p>Moyenne c_t :</text:p>
          </table:table-cell>
          <table:table-cell table:style-name="ce48" table:formula="of:=AVERAGE([.E4:.E15])" office:value-type="float" office:value="-0.00875998547567188" calcext:value-type="float">
            <text:p>-0.008759985475672</text:p>
          </table:table-cell>
          <table:table-cell/>
          <table:table-cell table:style-name="ce57" office:value-type="string" calcext:value-type="string">
            <text:p>Somme des c_t*</text:p>
          </table:table-cell>
          <table:table-cell table:style-name="ce59" table:formula="of:=SUM([.F4:.F15])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8.1666666666667" calcext:value-type="float">
            <text:p>18.17</text:p>
          </table:table-cell>
          <table:table-cell table:style-name="ce3" table:number-columns-repeated="2"/>
          <table:table-cell table:style-name="ce26" table:formula="of:=([.D18]+[.D30]+[.D42]+[.D54]+[.D66]+[.D78]+[.D90]+[.D102]+[.D114]+[.D126]+[.D138]+[.D150]+[.D162]+[.D174]+[.D186]+[.D198]+[.D210])/17" office:value-type="float" office:value="0.101034858387804" calcext:value-type="float">
            <text:p>0.1010</text:p>
          </table:table-cell>
          <table:table-cell table:style-name="ce27" table:formula="of:=[.E6]-[.$M$5]" office:value-type="float" office:value="0.109794843863476" calcext:value-type="float">
            <text:p>0.1098</text:p>
          </table:table-cell>
          <table:table-cell table:style-name="ce3" table:formula="of:=[.B6]-[.F6]" office:value-type="float" office:value="18.0568718228032" calcext:value-type="float">
            <text:p>18.06</text:p>
          </table:table-cell>
          <table:table-cell table:formula="of:=[.$P$19]+[.$P$20]*[.A6]" office:value-type="float" office:value="16.975771153858" calcext:value-type="float">
            <text:p>16.98</text:p>
          </table:table-cell>
          <table:table-cell table:style-name="ce3" table:formula="of:=[.H6]+[.F6]" office:value-type="float" office:value="17.0855659977215" calcext:value-type="float">
            <text:p>17.09</text:p>
          </table:table-cell>
          <table:table-cell table:style-name="ce30" table:formula="of:=ABS([.B6]-[.I6])" office:value-type="float" office:value="1.08110066894521" calcext:value-type="float">
            <text:p>1.08</text:p>
          </table:table-cell>
          <table:table-cell table:style-name="ce30"/>
          <table:table-cell table:style-name="Default" table:number-columns-repeated="2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20.1666666666667" calcext:value-type="float">
            <text:p>20.17</text:p>
          </table:table-cell>
          <table:table-cell table:style-name="ce3" table:number-columns-repeated="2"/>
          <table:table-cell table:style-name="ce26" table:formula="of:=([.D19]+[.D31]+[.D43]+[.D55]+[.D67]+[.D79]+[.D91]+[.D103]+[.D115]+[.D127]+[.D139]+[.D151]+[.D163]+[.D175]+[.D187]+[.D199]+[.D211])/17" office:value-type="float" office:value="1.33442265795207" calcext:value-type="float">
            <text:p>1.3344</text:p>
          </table:table-cell>
          <table:table-cell table:style-name="ce27" table:formula="of:=[.E7]-[.$M$5]" office:value-type="float" office:value="1.34318264342774" calcext:value-type="float">
            <text:p>1.3432</text:p>
          </table:table-cell>
          <table:table-cell table:style-name="ce3" table:formula="of:=[.B7]-[.F7]" office:value-type="float" office:value="18.823484023239" calcext:value-type="float">
            <text:p>18.82</text:p>
          </table:table-cell>
          <table:table-cell table:formula="of:=[.$P$19]+[.$P$20]*[.A7]" office:value-type="float" office:value="16.9853489996111" calcext:value-type="float">
            <text:p>16.99</text:p>
          </table:table-cell>
          <table:table-cell table:style-name="ce3" table:formula="of:=[.H7]+[.F7]" office:value-type="float" office:value="18.3285316430388" calcext:value-type="float">
            <text:p>18.33</text:p>
          </table:table-cell>
          <table:table-cell table:style-name="ce30" table:formula="of:=ABS([.B7]-[.I7])" office:value-type="float" office:value="1.83813502362788" calcext:value-type="float">
            <text:p>1.84</text:p>
          </table:table-cell>
          <table:table-cell table:style-name="ce30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20.7222222222222" calcext:value-type="float">
            <text:p>20.72</text:p>
          </table:table-cell>
          <table:table-cell table:style-name="ce3" table:formula="of:=(0.5*[.B2]+[.B3]+[.B4]+[.B5]+[.B6]+[.B7]+[.B8]+[.B9]+[.B10]+[.B11]+[.B12]+[.B13]+0.5*[.B14])/12" office:value-type="float" office:value="17.5763888888889" calcext:value-type="float">
            <text:p>17.58</text:p>
          </table:table-cell>
          <table:table-cell table:style-name="ce3" table:formula="of:=[.B8]-[.C8]" office:value-type="float" office:value="3.14583333333331" calcext:value-type="float">
            <text:p>3.15</text:p>
          </table:table-cell>
          <table:table-cell table:style-name="ce26" table:formula="of:=([.D8]+[.D20]+[.D32]+[.D44]+[.D56]+[.D68]+[.D80]+[.D92]+[.D104]+[.D116]+[.D128]+[.D140]+[.D152]+[.D164]+[.D176]+[.D188]+[.D200])/17" office:value-type="float" office:value="3.44131263616557" calcext:value-type="float">
            <text:p>3.4413</text:p>
          </table:table-cell>
          <table:table-cell table:style-name="ce27" table:formula="of:=[.E8]-[.$M$5]" office:value-type="float" office:value="3.45007262164124" calcext:value-type="float">
            <text:p>3.4501</text:p>
          </table:table-cell>
          <table:table-cell table:style-name="ce3" table:formula="of:=[.B8]-[.F8]" office:value-type="float" office:value="17.272149600581" calcext:value-type="float">
            <text:p>17.27</text:p>
          </table:table-cell>
          <table:table-cell table:formula="of:=[.$P$19]+[.$P$20]*[.A8]" office:value-type="float" office:value="16.9949268453642" calcext:value-type="float">
            <text:p>16.99</text:p>
          </table:table-cell>
          <table:table-cell table:style-name="ce3" table:formula="of:=[.H8]+[.F8]" office:value-type="float" office:value="20.4449994670054" calcext:value-type="float">
            <text:p>20.44</text:p>
          </table:table-cell>
          <table:table-cell table:style-name="ce30" table:formula="of:=ABS([.B8]-[.I8])" office:value-type="float" office:value="0.277222755216808" calcext:value-type="float">
            <text:p>0.28</text:p>
          </table:table-cell>
          <table:table-cell table:style-name="ce30"/>
          <table:table-cell table:style-name="ce10" office:value-type="string" calcext:value-type="string" table:number-columns-spanned="5" table:number-rows-spanned="4">
            <text:p>On remarque que les coefficients saisonniers trouvées sont quasiment les mêmes que ceux données avec la fonction decompose sur R (à 10^(-3) près). Cela est du au fait que R utilise généralement une moyenne mobile d’ordre 11 ou 13 pour ce type de série.</text:p>
          </table:table-cell>
          <table:covered-table-cell/>
          <table:covered-table-cell table:style-name="ce92"/>
          <table:covered-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2.3333333333333" calcext:value-type="float">
            <text:p>22.33</text:p>
          </table:table-cell>
          <table:table-cell table:style-name="ce3" table:formula="of:=(0.5*[.B3]+[.B4]+[.B5]+[.B6]+[.B7]+[.B8]+[.B9]+[.B10]+[.B11]+[.B12]+[.B13]+[.B14]+0.5*[.B15])/12" office:value-type="float" office:value="17.400462962963" calcext:value-type="float">
            <text:p>17.40</text:p>
          </table:table-cell>
          <table:table-cell table:style-name="ce3" table:formula="of:=[.B9]-[.C9]" office:value-type="float" office:value="4.93287037037034" calcext:value-type="float">
            <text:p>4.93</text:p>
          </table:table-cell>
          <table:table-cell table:style-name="ce26" table:formula="of:=([.D9]+[.D21]+[.D33]+[.D45]+[.D57]+[.D69]+[.D81]+[.D93]+[.D105]+[.D117]+[.D129]+[.D141]+[.D153]+[.D165]+[.D177]+[.D189]+[.D201])/17" office:value-type="float" office:value="4.16680283224401" calcext:value-type="float">
            <text:p>4.1668</text:p>
          </table:table-cell>
          <table:table-cell table:style-name="ce27" table:formula="of:=[.E9]-[.$M$5]" office:value-type="float" office:value="4.17556281771968" calcext:value-type="float">
            <text:p>4.1756</text:p>
          </table:table-cell>
          <table:table-cell table:style-name="ce3" table:formula="of:=[.B9]-[.F9]" office:value-type="float" office:value="18.1577705156136" calcext:value-type="float">
            <text:p>18.16</text:p>
          </table:table-cell>
          <table:table-cell table:formula="of:=[.$P$19]+[.$P$20]*[.A9]" office:value-type="float" office:value="17.0045046911172" calcext:value-type="float">
            <text:p>17.00</text:p>
          </table:table-cell>
          <table:table-cell table:style-name="ce3" table:formula="of:=[.H9]+[.F9]" office:value-type="float" office:value="21.1800675088369" calcext:value-type="float">
            <text:p>21.18</text:p>
          </table:table-cell>
          <table:table-cell table:style-name="ce30" table:formula="of:=ABS([.B9]-[.I9])" office:value-type="float" office:value="1.1532658244964" calcext:value-type="float">
            <text:p>1.15</text:p>
          </table:table-cell>
          <table:table-cell table:style-name="ce30"/>
          <table:covered-table-cell table:number-columns-repeated="2"/>
          <table:covered-table-cell table:style-name="ce92"/>
          <table:covered-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1.4444444444444" calcext:value-type="float">
            <text:p>21.44</text:p>
          </table:table-cell>
          <table:table-cell table:style-name="ce3" table:formula="of:=(0.5*[.B4]+[.B5]+[.B6]+[.B7]+[.B8]+[.B9]+[.B10]+[.B11]+[.B12]+[.B13]+[.B14]+[.B15]+0.5*[.B16])/12" office:value-type="float" office:value="17.3217592592593" calcext:value-type="float">
            <text:p>17.32</text:p>
          </table:table-cell>
          <table:table-cell table:style-name="ce3" table:formula="of:=[.B10]-[.C10]" office:value-type="float" office:value="4.12268518518514" calcext:value-type="float">
            <text:p>4.12</text:p>
          </table:table-cell>
          <table:table-cell table:style-name="ce26" table:formula="of:=([.D10]+[.D22]+[.D34]+[.D46]+[.D58]+[.D70]+[.D82]+[.D94]+[.D106]+[.D118]+[.D130]+[.D142]+[.D154]+[.D166]+[.D178]+[.D190]+[.D202])/17" office:value-type="float" office:value="3.8986928104575" calcext:value-type="float">
            <text:p>3.8987</text:p>
          </table:table-cell>
          <table:table-cell table:style-name="ce27" table:formula="of:=[.E10]-[.$M$5]" office:value-type="float" office:value="3.90745279593317" calcext:value-type="float">
            <text:p>3.9075</text:p>
          </table:table-cell>
          <table:table-cell table:style-name="ce3" table:formula="of:=[.B10]-[.F10]" office:value-type="float" office:value="17.5369916485112" calcext:value-type="float">
            <text:p>17.54</text:p>
          </table:table-cell>
          <table:table-cell table:formula="of:=[.$P$19]+[.$P$20]*[.A10]" office:value-type="float" office:value="17.0140825368703" calcext:value-type="float">
            <text:p>17.01</text:p>
          </table:table-cell>
          <table:table-cell table:style-name="ce3" table:formula="of:=[.H10]+[.F10]" office:value-type="float" office:value="20.9215353328035" calcext:value-type="float">
            <text:p>20.92</text:p>
          </table:table-cell>
          <table:table-cell table:style-name="ce30" table:formula="of:=ABS([.B10]-[.I10])" office:value-type="float" office:value="0.522909111640946" calcext:value-type="float">
            <text:p>0.52</text:p>
          </table:table-cell>
          <table:table-cell table:style-name="ce30"/>
          <table:covered-table-cell table:number-columns-repeated="2"/>
          <table:covered-table-cell table:style-name="ce92"/>
          <table:covered-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8.5" calcext:value-type="float">
            <text:p>18.50</text:p>
          </table:table-cell>
          <table:table-cell table:style-name="ce3" table:formula="of:=(0.5*[.B5]+[.B6]+[.B7]+[.B8]+[.B9]+[.B10]+[.B11]+[.B12]+[.B13]+[.B14]+[.B15]+[.B16]+0.5*[.B17])/12" office:value-type="float" office:value="17.25" calcext:value-type="float">
            <text:p>17.25</text:p>
          </table:table-cell>
          <table:table-cell table:style-name="ce3" table:formula="of:=[.B11]-[.C11]" office:value-type="float" office:value="1.25" calcext:value-type="float">
            <text:p>1.25</text:p>
          </table:table-cell>
          <table:table-cell table:style-name="ce26" table:formula="of:=([.D11]+[.D23]+[.D35]+[.D47]+[.D59]+[.D71]+[.D83]+[.D95]+[.D107]+[.D119]+[.D131]+[.D143]+[.D155]+[.D167]+[.D179]+[.D191]+[.D203])/17" office:value-type="float" office:value="1.81372549019608" calcext:value-type="float">
            <text:p>1.8137</text:p>
          </table:table-cell>
          <table:table-cell table:style-name="ce27" table:formula="of:=[.E11]-[.$M$5]" office:value-type="float" office:value="1.82248547567175" calcext:value-type="float">
            <text:p>1.8225</text:p>
          </table:table-cell>
          <table:table-cell table:style-name="ce3" table:formula="of:=[.B11]-[.F11]" office:value-type="float" office:value="16.6775145243282" calcext:value-type="float">
            <text:p>16.68</text:p>
          </table:table-cell>
          <table:table-cell table:formula="of:=[.$P$19]+[.$P$20]*[.A11]" office:value-type="float" office:value="17.0236603826234" calcext:value-type="float">
            <text:p>17.02</text:p>
          </table:table-cell>
          <table:table-cell table:style-name="ce3" table:formula="of:=[.H11]+[.F11]" office:value-type="float" office:value="18.8461458582951" calcext:value-type="float">
            <text:p>18.85</text:p>
          </table:table-cell>
          <table:table-cell table:style-name="ce30" table:formula="of:=ABS([.B11]-[.I11])" office:value-type="float" office:value="0.346145858295102" calcext:value-type="float">
            <text:p>0.35</text:p>
          </table:table-cell>
          <table:table-cell table:style-name="ce30"/>
          <table:covered-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4.7222222222222" calcext:value-type="float">
            <text:p>14.72</text:p>
          </table:table-cell>
          <table:table-cell table:style-name="ce3" table:formula="of:=(0.5*[.B6]+[.B7]+[.B8]+[.B9]+[.B10]+[.B11]+[.B12]+[.B13]+[.B14]+[.B15]+[.B16]+[.B17]+0.5*[.B18])/12" office:value-type="float" office:value="17.1412037037037" calcext:value-type="float">
            <text:p>17.14</text:p>
          </table:table-cell>
          <table:table-cell table:style-name="ce3" table:formula="of:=[.B12]-[.C12]" office:value-type="float" office:value="-2.4189814814815" calcext:value-type="float">
            <text:p>-2.42</text:p>
          </table:table-cell>
          <table:table-cell table:style-name="ce26" table:formula="of:=([.D12]+[.D24]+[.D36]+[.D48]+[.D60]+[.D72]+[.D84]+[.D96]+[.D108]+[.D120]+[.D132]+[.D144]+[.D156]+[.D168]+[.D180]+[.D192]+[.D204])/17" office:value-type="float" office:value="-1.00408496732025" calcext:value-type="float">
            <text:p>-1.0041</text:p>
          </table:table-cell>
          <table:table-cell table:style-name="ce27" table:formula="of:=[.E12]-[.$M$5]" office:value-type="float" office:value="-0.995324981844578" calcext:value-type="float">
            <text:p>-0.9953</text:p>
          </table:table-cell>
          <table:table-cell table:style-name="ce3" table:formula="of:=[.B12]-[.F12]" office:value-type="float" office:value="15.7175472040668" calcext:value-type="float">
            <text:p>15.72</text:p>
          </table:table-cell>
          <table:table-cell table:formula="of:=[.$P$19]+[.$P$20]*[.A12]" office:value-type="float" office:value="17.0332382283764" calcext:value-type="float">
            <text:p>17.03</text:p>
          </table:table-cell>
          <table:table-cell table:style-name="ce3" table:formula="of:=[.H12]+[.F12]" office:value-type="float" office:value="16.0379132465318" calcext:value-type="float">
            <text:p>16.04</text:p>
          </table:table-cell>
          <table:table-cell table:style-name="ce30" table:formula="of:=ABS([.B12]-[.I12])" office:value-type="float" office:value="1.31569102430964" calcext:value-type="float">
            <text:p>1.32</text:p>
          </table:table-cell>
          <table:table-cell table:style-name="ce30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4.5555555555556" calcext:value-type="float">
            <text:p>14.56</text:p>
          </table:table-cell>
          <table:table-cell table:style-name="ce3" table:formula="of:=(0.5*[.B7]+[.B8]+[.B9]+[.B10]+[.B11]+[.B12]+[.B13]+[.B14]+[.B15]+[.B16]+[.B17]+[.B18]+0.5*[.B19])/12" office:value-type="float" office:value="17.1064814814815" calcext:value-type="float">
            <text:p>17.11</text:p>
          </table:table-cell>
          <table:table-cell table:style-name="ce3" table:formula="of:=[.B13]-[.C13]" office:value-type="float" office:value="-2.55092592592587" calcext:value-type="float">
            <text:p>-2.55</text:p>
          </table:table-cell>
          <table:table-cell table:style-name="ce26" table:formula="of:=([.D13]+[.D25]+[.D37]+[.D49]+[.D61]+[.D73]+[.D85]+[.D97]+[.D109]+[.D121]+[.D133]+[.D145]+[.D157]+[.D169]+[.D181]+[.D193]+[.D205])/17" office:value-type="float" office:value="-3.84014161220044" calcext:value-type="float">
            <text:p>-3.8401</text:p>
          </table:table-cell>
          <table:table-cell table:style-name="ce27" table:formula="of:=[.E13]-[.$M$5]" office:value-type="float" office:value="-3.83138162672477" calcext:value-type="float">
            <text:p>-3.8314</text:p>
          </table:table-cell>
          <table:table-cell table:style-name="ce3" table:formula="of:=[.B13]-[.F13]" office:value-type="float" office:value="18.3869371822804" calcext:value-type="float">
            <text:p>18.39</text:p>
          </table:table-cell>
          <table:table-cell table:formula="of:=[.$P$19]+[.$P$20]*[.A13]" office:value-type="float" office:value="17.0428160741295" calcext:value-type="float">
            <text:p>17.04</text:p>
          </table:table-cell>
          <table:table-cell table:style-name="ce3" table:formula="of:=[.H13]+[.F13]" office:value-type="float" office:value="13.2114344474047" calcext:value-type="float">
            <text:p>13.21</text:p>
          </table:table-cell>
          <table:table-cell table:style-name="ce30" table:formula="of:=ABS([.B13]-[.I13])" office:value-type="float" office:value="1.34412110815089" calcext:value-type="float">
            <text:p>1.34</text:p>
          </table:table-cell>
          <table:table-cell table:style-name="ce30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2.7222222222222" calcext:value-type="float">
            <text:p>12.72</text:p>
          </table:table-cell>
          <table:table-cell table:style-name="ce3" table:formula="of:=(0.5*[.B8]+[.B9]+[.B10]+[.B11]+[.B12]+[.B13]+[.B14]+[.B15]+[.B16]+[.B17]+[.B18]+[.B19]+0.5*[.B20])/12" office:value-type="float" office:value="17.087962962963" calcext:value-type="float">
            <text:p>17.09</text:p>
          </table:table-cell>
          <table:table-cell table:style-name="ce3" table:formula="of:=[.B14]-[.C14]" office:value-type="float" office:value="-4.36574074074075" calcext:value-type="float">
            <text:p>-4.37</text:p>
          </table:table-cell>
          <table:table-cell table:style-name="ce26" table:formula="of:=([.D14]+[.D26]+[.D38]+[.D50]+[.D62]+[.D74]+[.D86]+[.D98]+[.D110]+[.D122]+[.D134]+[.D146]+[.D158]+[.D170]+[.D182]+[.D194]+[.D206])/17" office:value-type="float" office:value="-3.53717320261437" calcext:value-type="float">
            <text:p>-3.5372</text:p>
          </table:table-cell>
          <table:table-cell table:style-name="ce26" table:formula="of:=[.E14]-[.$M$5]" office:value-type="float" office:value="-3.5284132171387" calcext:value-type="float">
            <text:p>-3.5284</text:p>
          </table:table-cell>
          <table:table-cell table:style-name="ce3" table:formula="of:=[.B14]-[.F14]" office:value-type="float" office:value="16.2506354393609" calcext:value-type="float">
            <text:p>16.25</text:p>
          </table:table-cell>
          <table:table-cell table:formula="of:=[.$P$19]+[.$P$20]*[.A14]" office:value-type="float" office:value="17.0523939198826" calcext:value-type="float">
            <text:p>17.05</text:p>
          </table:table-cell>
          <table:table-cell table:style-name="ce3" table:formula="of:=[.H14]+[.F14]" office:value-type="float" office:value="13.5239807027439" calcext:value-type="float">
            <text:p>13.52</text:p>
          </table:table-cell>
          <table:table-cell table:style-name="ce30" table:formula="of:=ABS([.B14]-[.I14])" office:value-type="float" office:value="0.80175848052165" calcext:value-type="float">
            <text:p>0.80</text:p>
          </table:table-cell>
          <table:table-cell table:style-name="ce30"/>
          <table:table-cell table:style-name="Default" table:number-columns-repeated="2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2.7777777777778" calcext:value-type="float">
            <text:p>12.78</text:p>
          </table:table-cell>
          <table:table-cell table:style-name="ce3" table:formula="of:=(0.5*[.B9]+[.B10]+[.B11]+[.B12]+[.B13]+[.B14]+[.B15]+[.B16]+[.B17]+[.B18]+[.B19]+[.B20]+0.5*[.B21])/12" office:value-type="float" office:value="17.025462962963" calcext:value-type="float">
            <text:p>17.03</text:p>
          </table:table-cell>
          <table:table-cell table:style-name="ce3" table:formula="of:=[.B15]-[.C15]" office:value-type="float" office:value="-4.24768518518516" calcext:value-type="float">
            <text:p>-4.25</text:p>
          </table:table-cell>
          <table:table-cell table:style-name="ce26" table:formula="of:=([.D15]+[.D27]+[.D39]+[.D51]+[.D63]+[.D75]+[.D87]+[.D99]+[.D111]+[.D123]+[.D135]+[.D147]+[.D159]+[.D171]+[.D183]+[.D195]+[.D207])/17" office:value-type="float" office:value="-3.22644335511983" calcext:value-type="float">
            <text:p>-3.2264</text:p>
          </table:table-cell>
          <table:table-cell table:style-name="ce26" table:formula="of:=[.E15]-[.$M$5]" office:value-type="float" office:value="-3.21768336964416" calcext:value-type="float">
            <text:p>-3.2177</text:p>
          </table:table-cell>
          <table:table-cell table:style-name="ce3" table:formula="of:=[.B15]-[.F15]" office:value-type="float" office:value="15.995461147422" calcext:value-type="float">
            <text:p>16.00</text:p>
          </table:table-cell>
          <table:table-cell table:formula="of:=[.$P$19]+[.$P$20]*[.A15]" office:value-type="float" office:value="17.0619717656356" calcext:value-type="float">
            <text:p>17.06</text:p>
          </table:table-cell>
          <table:table-cell table:style-name="ce3" table:formula="of:=[.H15]+[.F15]" office:value-type="float" office:value="13.8442883959915" calcext:value-type="float">
            <text:p>13.84</text:p>
          </table:table-cell>
          <table:table-cell table:style-name="ce30" table:formula="of:=ABS([.B15]-[.I15])" office:value-type="float" office:value="1.06651061821366" calcext:value-type="float">
            <text:p>1.07</text:p>
          </table:table-cell>
          <table:table-cell table:style-name="ce30"/>
          <table:table-cell table:style-name="ce38" office:value-type="string" calcext:value-type="string" table:number-columns-spanned="6" table:number-rows-spanned="1">
            <text:p>Régression linéaire de Xcvs sur le temps comme estimation de la tendance :</text:p>
          </table:table-cell>
          <table:covered-table-cell table:style-name="ce49"/>
          <table:covered-table-cell table:style-name="ce55"/>
          <table:covered-table-cell table:number-columns-repeated="2" table:style-name="ce49"/>
          <table:covered-table-cell table:style-name="Default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.00</text:p>
          </table:table-cell>
          <table:table-cell table:style-name="ce3" table:formula="of:=(0.5*[.B10]+[.B11]+[.B12]+[.B13]+[.B14]+[.B15]+[.B16]+[.B17]+[.B18]+[.B19]+[.B20]+[.B21]+0.5*[.B22])/12" office:value-type="float" office:value="16.9166666666667" calcext:value-type="float">
            <text:p>16.92</text:p>
          </table:table-cell>
          <table:table-cell table:style-name="ce3" table:formula="of:=[.B16]-[.C16]" office:value-type="float" office:value="-1.91666666666666" calcext:value-type="float">
            <text:p>-1.92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6]-[.$M$5]" office:value-type="float" office:value="-2.11079339143064" calcext:value-type="float">
            <text:p>-2.1108</text:p>
          </table:table-cell>
          <table:table-cell table:style-name="ce3" table:formula="of:=[.B16]-[.F16]" office:value-type="float" office:value="17.1107933914306" calcext:value-type="float">
            <text:p>17.11</text:p>
          </table:table-cell>
          <table:table-cell table:formula="of:=[.$P$19]+[.$P$20]*[.A16]" office:value-type="float" office:value="17.0715496113887" calcext:value-type="float">
            <text:p>17.07</text:p>
          </table:table-cell>
          <table:table-cell table:style-name="ce3" table:formula="of:=[.H16]+[.F16]" office:value-type="float" office:value="14.960756219958" calcext:value-type="float">
            <text:p>14.96</text:p>
          </table:table-cell>
          <table:table-cell table:style-name="ce30" table:formula="of:=ABS([.B16]-[.I16])" office:value-type="float" office:value="0.0392437800419572" calcext:value-type="float">
            <text:p>0.04</text:p>
          </table:table-cell>
          <table:table-cell table:style-name="ce30"/>
          <table:table-cell table:style-name="Default" table:number-columns-repeated="2"/>
          <table:table-cell table:style-name="ce36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4.8333333333333" calcext:value-type="float">
            <text:p>14.83</text:p>
          </table:table-cell>
          <table:table-cell table:style-name="ce3" table:formula="of:=(0.5*[.B11]+[.B12]+[.B13]+[.B14]+[.B15]+[.B16]+[.B17]+[.B18]+[.B19]+[.B20]+[.B21]+[.B22]+0.5*[.B23])/12" office:value-type="float" office:value="16.8935185185185" calcext:value-type="float">
            <text:p>16.89</text:p>
          </table:table-cell>
          <table:table-cell table:style-name="ce3" table:formula="of:=[.B17]-[.C17]" office:value-type="float" office:value="-2.06018518518521" calcext:value-type="float">
            <text:p>-2.06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7]-[.$M$5]" office:value-type="float" office:value="-1.12495461147422" calcext:value-type="float">
            <text:p>-1.1250</text:p>
          </table:table-cell>
          <table:table-cell table:style-name="ce3" table:formula="of:=[.B17]-[.F17]" office:value-type="float" office:value="15.9582879448075" calcext:value-type="float">
            <text:p>15.96</text:p>
          </table:table-cell>
          <table:table-cell table:formula="of:=[.$P$19]+[.$P$20]*[.A17]" office:value-type="float" office:value="17.0811274571417" calcext:value-type="float">
            <text:p>17.08</text:p>
          </table:table-cell>
          <table:table-cell table:style-name="ce3" table:formula="of:=[.H17]+[.F17]" office:value-type="float" office:value="15.9561728456675" calcext:value-type="float">
            <text:p>15.96</text:p>
          </table:table-cell>
          <table:table-cell table:style-name="ce30" table:formula="of:=ABS([.B17]-[.I17])" office:value-type="float" office:value="1.12283951233423" calcext:value-type="float">
            <text:p>1.12</text:p>
          </table:table-cell>
          <table:table-cell table:style-name="ce30"/>
          <table:table-cell table:style-name="ce40" office:value-type="string" calcext:value-type="string" table:number-columns-spanned="2" table:number-rows-spanned="1">
            <text:p>matrice T</text:p>
          </table:table-cell>
          <table:covered-table-cell table:style-name="ce50"/>
          <table:table-cell table:style-name="ce36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3" table:formula="of:=(0.5*[.B12]+[.B13]+[.B14]+[.B15]+[.B16]+[.B17]+[.B18]+[.B19]+[.B20]+[.B21]+[.B22]+[.B23]+0.5*[.B24])/12" office:value-type="float" office:value="16.9907407407407" calcext:value-type="float">
            <text:p>16.99</text:p>
          </table:table-cell>
          <table:table-cell table:style-name="ce3" table:formula="of:=[.B18]-[.C18]" office:value-type="float" office:value="0.675925925925963" calcext:value-type="float">
            <text:p>0.68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8]-[.$M$5]" office:value-type="float" office:value="0.109794843863476" calcext:value-type="float">
            <text:p>0.1098</text:p>
          </table:table-cell>
          <table:table-cell table:style-name="ce3" table:formula="of:=[.B18]-[.F18]" office:value-type="float" office:value="17.5568718228032" calcext:value-type="float">
            <text:p>17.56</text:p>
          </table:table-cell>
          <table:table-cell table:formula="of:=[.$P$19]+[.$P$20]*[.A18]" office:value-type="float" office:value="17.0907053028948" calcext:value-type="float">
            <text:p>17.09</text:p>
          </table:table-cell>
          <table:table-cell table:style-name="ce3" table:formula="of:=[.H18]+[.F18]" office:value-type="float" office:value="17.2005001467583" calcext:value-type="float">
            <text:p>17.20</text:p>
          </table:table-cell>
          <table:table-cell table:style-name="ce30" table:formula="of:=ABS([.B18]-[.I18])" office:value-type="float" office:value="0.466166519908409" calcext:value-type="float">
            <text:p>0.47</text:p>
          </table:table-cell>
          <table:table-cell table:style-name="ce30"/>
          <table:table-cell table:style-name="ce42" office:value-type="string" calcext:value-type="string">
            <text:p>Constante</text:p>
          </table:table-cell>
          <table:table-cell table:style-name="ce51" office:value-type="string" calcext:value-type="string">
            <text:p>t</text:p>
          </table:table-cell>
          <table:table-cell table:style-name="ce36"/>
          <table:table-cell table:style-name="ce40" office:value-type="string" calcext:value-type="string" table:number-columns-spanned="2" table:number-rows-spanned="1">
            <text:p>Xcvs=a0+a1*t</text:p>
          </table:table-cell>
          <table:covered-table-cell table:style-name="ce50"/>
          <table:table-cell table:style-name="Default"/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9.8333333333333" calcext:value-type="float">
            <text:p>19.83</text:p>
          </table:table-cell>
          <table:table-cell table:style-name="ce3" table:formula="of:=(0.5*[.B13]+[.B14]+[.B15]+[.B16]+[.B17]+[.B18]+[.B19]+[.B20]+[.B21]+[.B22]+[.B23]+[.B24]+0.5*[.B25])/12" office:value-type="float" office:value="17" calcext:value-type="float">
            <text:p>17.00</text:p>
          </table:table-cell>
          <table:table-cell table:style-name="ce3" table:formula="of:=[.B19]-[.C19]" office:value-type="float" office:value="2.8333333333333" calcext:value-type="float">
            <text:p>2.83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9]-[.$M$5]" office:value-type="float" office:value="1.34318264342774" calcext:value-type="float">
            <text:p>1.3432</text:p>
          </table:table-cell>
          <table:table-cell table:style-name="ce3" table:formula="of:=[.B19]-[.F19]" office:value-type="float" office:value="18.4901506899056" calcext:value-type="float">
            <text:p>18.49</text:p>
          </table:table-cell>
          <table:table-cell table:formula="of:=[.$P$19]+[.$P$20]*[.A19]" office:value-type="float" office:value="17.1002831486479" calcext:value-type="float">
            <text:p>17.10</text:p>
          </table:table-cell>
          <table:table-cell table:style-name="ce3" table:formula="of:=[.H19]+[.F19]" office:value-type="float" office:value="18.4434657920756" calcext:value-type="float">
            <text:p>18.44</text:p>
          </table:table-cell>
          <table:table-cell table:style-name="ce30" table:formula="of:=ABS([.B19]-[.I19])" office:value-type="float" office:value="1.38986754125768" calcext:value-type="float">
            <text:p>1.39</text:p>
          </table:table-cell>
          <table:table-cell table:style-name="ce30"/>
          <table:table-cell table:style-name="ce46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36"/>
          <table:table-cell table:style-name="ce42" office:value-type="string" calcext:value-type="string">
            <text:p>a0</text:p>
          </table:table-cell>
          <table:table-cell table:style-name="ce52" table:number-matrix-columns-spanned="1" table:number-matrix-rows-spanned="2" table:formula="of:=MMULT(MINVERSE(MMULT(TRANSPOSE([.L19:.M234]);[.L19:.M234]));MMULT(TRANSPOSE([.L19:.M234]);[.G2:.G217]))" office:value-type="float" office:value="16.9278819250927" calcext:value-type="float">
            <text:p>16.9278819250927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0.6111111111111" calcext:value-type="float">
            <text:p>20.61</text:p>
          </table:table-cell>
          <table:table-cell table:style-name="ce3" table:formula="of:=(0.5*[.B14]+[.B15]+[.B16]+[.B17]+[.B18]+[.B19]+[.B20]+[.B21]+[.B22]+[.B23]+[.B24]+[.B25]+0.5*[.B26])/12" office:value-type="float" office:value="16.9606481481481" calcext:value-type="float">
            <text:p>16.96</text:p>
          </table:table-cell>
          <table:table-cell table:style-name="ce3" table:formula="of:=[.B20]-[.C20]" office:value-type="float" office:value="3.65046296296296" calcext:value-type="float">
            <text:p>3.65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20]-[.$M$5]" office:value-type="float" office:value="3.45007262164124" calcext:value-type="float">
            <text:p>3.4501</text:p>
          </table:table-cell>
          <table:table-cell table:style-name="ce3" table:formula="of:=[.B20]-[.F20]" office:value-type="float" office:value="17.1610384894699" calcext:value-type="float">
            <text:p>17.16</text:p>
          </table:table-cell>
          <table:table-cell table:formula="of:=[.$P$19]+[.$P$20]*[.A20]" office:value-type="float" office:value="17.1098609944009" calcext:value-type="float">
            <text:p>17.11</text:p>
          </table:table-cell>
          <table:table-cell table:style-name="ce3" table:formula="of:=[.H20]+[.F20]" office:value-type="float" office:value="20.5599336160422" calcext:value-type="float">
            <text:p>20.56</text:p>
          </table:table-cell>
          <table:table-cell table:style-name="ce30" table:formula="of:=ABS([.B20]-[.I20])" office:value-type="float" office:value="0.051177495068913" calcext:value-type="float">
            <text:p>0.05</text:p>
          </table:table-cell>
          <table:table-cell table:style-name="ce30"/>
          <table:table-cell table:style-name="ce46" table:formula="of:=[.L19]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/>
          <table:table-cell table:style-name="ce58" office:value-type="string" calcext:value-type="string">
            <text:p>a1</text:p>
          </table:table-cell>
          <table:table-cell table:style-name="ce53" office:value-type="float" office:value="0.00957784575306653" calcext:value-type="float">
            <text:p>0.009577845753067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0.9444444444444" calcext:value-type="float">
            <text:p>20.94</text:p>
          </table:table-cell>
          <table:table-cell table:style-name="ce3" table:formula="of:=(0.5*[.B15]+[.B16]+[.B17]+[.B18]+[.B19]+[.B20]+[.B21]+[.B22]+[.B23]+[.B24]+[.B25]+[.B26]+0.5*[.B27])/12" office:value-type="float" office:value="17.0416666666667" calcext:value-type="float">
            <text:p>17.04</text:p>
          </table:table-cell>
          <table:table-cell table:style-name="ce3" table:formula="of:=[.B21]-[.C21]" office:value-type="float" office:value="3.90277777777774" calcext:value-type="float">
            <text:p>3.90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21]-[.$M$5]" office:value-type="float" office:value="4.17556281771968" calcext:value-type="float">
            <text:p>4.1756</text:p>
          </table:table-cell>
          <table:table-cell table:style-name="ce3" table:formula="of:=[.B21]-[.F21]" office:value-type="float" office:value="16.7688816267247" calcext:value-type="float">
            <text:p>16.77</text:p>
          </table:table-cell>
          <table:table-cell table:formula="of:=[.$P$19]+[.$P$20]*[.A21]" office:value-type="float" office:value="17.119438840154" calcext:value-type="float">
            <text:p>17.12</text:p>
          </table:table-cell>
          <table:table-cell table:style-name="ce3" table:formula="of:=[.H21]+[.F21]" office:value-type="float" office:value="21.2950016578737" calcext:value-type="float">
            <text:p>21.30</text:p>
          </table:table-cell>
          <table:table-cell table:style-name="ce30" table:formula="of:=ABS([.B21]-[.I21])" office:value-type="float" office:value="0.350557213429294" calcext:value-type="float">
            <text:p>0.35</text:p>
          </table:table-cell>
          <table:table-cell table:style-name="ce30"/>
          <table:table-cell table:style-name="ce46" table:formula="of:=[.L20]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20.2222222222222" calcext:value-type="float">
            <text:p>20.22</text:p>
          </table:table-cell>
          <table:table-cell table:style-name="ce3" table:formula="of:=(0.5*[.B16]+[.B17]+[.B18]+[.B19]+[.B20]+[.B21]+[.B22]+[.B23]+[.B24]+[.B25]+[.B26]+[.B27]+0.5*[.B28])/12" office:value-type="float" office:value="17.0740740740741" calcext:value-type="float">
            <text:p>17.07</text:p>
          </table:table-cell>
          <table:table-cell table:style-name="ce3" table:formula="of:=[.B22]-[.C22]" office:value-type="float" office:value="3.14814814814813" calcext:value-type="float">
            <text:p>3.15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22]-[.$M$5]" office:value-type="float" office:value="3.90745279593317" calcext:value-type="float">
            <text:p>3.9075</text:p>
          </table:table-cell>
          <table:table-cell table:style-name="ce3" table:formula="of:=[.B22]-[.F22]" office:value-type="float" office:value="16.314769426289" calcext:value-type="float">
            <text:p>16.31</text:p>
          </table:table-cell>
          <table:table-cell table:formula="of:=[.$P$19]+[.$P$20]*[.A22]" office:value-type="float" office:value="17.1290166859071" calcext:value-type="float">
            <text:p>17.13</text:p>
          </table:table-cell>
          <table:table-cell table:style-name="ce3" table:formula="of:=[.H22]+[.F22]" office:value-type="float" office:value="21.0364694818403" calcext:value-type="float">
            <text:p>21.04</text:p>
          </table:table-cell>
          <table:table-cell table:style-name="ce30" table:formula="of:=ABS([.B22]-[.I22])" office:value-type="float" office:value="0.814247259618053" calcext:value-type="float">
            <text:p>0.81</text:p>
          </table:table-cell>
          <table:table-cell table:style-name="ce30"/>
          <table:table-cell table:style-name="ce46" table:formula="of:=[.L21]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19.1666666666667" calcext:value-type="float">
            <text:p>19.17</text:p>
          </table:table-cell>
          <table:table-cell table:style-name="ce3" table:formula="of:=(0.5*[.B17]+[.B18]+[.B19]+[.B20]+[.B21]+[.B22]+[.B23]+[.B24]+[.B25]+[.B26]+[.B27]+[.B28]+0.5*[.B29])/12" office:value-type="float" office:value="17.0694444444444" calcext:value-type="float">
            <text:p>17.07</text:p>
          </table:table-cell>
          <table:table-cell table:style-name="ce3" table:formula="of:=[.B23]-[.C23]" office:value-type="float" office:value="2.09722222222227" calcext:value-type="float">
            <text:p>2.10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23]-[.$M$5]" office:value-type="float" office:value="1.82248547567175" calcext:value-type="float">
            <text:p>1.8225</text:p>
          </table:table-cell>
          <table:table-cell table:style-name="ce3" table:formula="of:=[.B23]-[.F23]" office:value-type="float" office:value="17.3441811909949" calcext:value-type="float">
            <text:p>17.34</text:p>
          </table:table-cell>
          <table:table-cell table:formula="of:=[.$P$19]+[.$P$20]*[.A23]" office:value-type="float" office:value="17.1385945316601" calcext:value-type="float">
            <text:p>17.14</text:p>
          </table:table-cell>
          <table:table-cell table:style-name="ce3" table:formula="of:=[.H23]+[.F23]" office:value-type="float" office:value="18.9610800073319" calcext:value-type="float">
            <text:p>18.96</text:p>
          </table:table-cell>
          <table:table-cell table:style-name="ce30" table:formula="of:=ABS([.B23]-[.I23])" office:value-type="float" office:value="0.205586659334802" calcext:value-type="float">
            <text:p>0.21</text:p>
          </table:table-cell>
          <table:table-cell table:style-name="ce30"/>
          <table:table-cell table:style-name="ce46" table:formula="of:=[.L22]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16.3888888888889" calcext:value-type="float">
            <text:p>16.39</text:p>
          </table:table-cell>
          <table:table-cell table:style-name="ce3" table:formula="of:=(0.5*[.B18]+[.B19]+[.B20]+[.B21]+[.B22]+[.B23]+[.B24]+[.B25]+[.B26]+[.B27]+[.B28]+[.B29]+0.5*[.B30])/12" office:value-type="float" office:value="17.0509259259259" calcext:value-type="float">
            <text:p>17.05</text:p>
          </table:table-cell>
          <table:table-cell table:style-name="ce3" table:formula="of:=[.B24]-[.C24]" office:value-type="float" office:value="-0.662037037037017" calcext:value-type="float">
            <text:p>-0.66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24]-[.$M$5]" office:value-type="float" office:value="-0.995324981844578" calcext:value-type="float">
            <text:p>-0.9953</text:p>
          </table:table-cell>
          <table:table-cell table:style-name="ce3" table:formula="of:=[.B24]-[.F24]" office:value-type="float" office:value="17.3842138707335" calcext:value-type="float">
            <text:p>17.38</text:p>
          </table:table-cell>
          <table:table-cell table:formula="of:=[.$P$19]+[.$P$20]*[.A24]" office:value-type="float" office:value="17.1481723774132" calcext:value-type="float">
            <text:p>17.15</text:p>
          </table:table-cell>
          <table:table-cell table:style-name="ce3" table:formula="of:=[.H24]+[.F24]" office:value-type="float" office:value="16.1528473955686" calcext:value-type="float">
            <text:p>16.15</text:p>
          </table:table-cell>
          <table:table-cell table:style-name="ce30" table:formula="of:=ABS([.B24]-[.I24])" office:value-type="float" office:value="0.236041493320265" calcext:value-type="float">
            <text:p>0.24</text:p>
          </table:table-cell>
          <table:table-cell table:style-name="ce30"/>
          <table:table-cell table:style-name="ce46" table:formula="of:=[.L23]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13.1111111111111" calcext:value-type="float">
            <text:p>13.11</text:p>
          </table:table-cell>
          <table:table-cell table:style-name="ce3" table:formula="of:=(0.5*[.B19]+[.B20]+[.B21]+[.B22]+[.B23]+[.B24]+[.B25]+[.B26]+[.B27]+[.B28]+[.B29]+[.B30]+0.5*[.B31])/12" office:value-type="float" office:value="16.9444444444444" calcext:value-type="float">
            <text:p>16.94</text:p>
          </table:table-cell>
          <table:table-cell table:style-name="ce3" table:formula="of:=[.B25]-[.C25]" office:value-type="float" office:value="-3.83333333333334" calcext:value-type="float">
            <text:p>-3.83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25]-[.$M$5]" office:value-type="float" office:value="-3.83138162672477" calcext:value-type="float">
            <text:p>-3.8314</text:p>
          </table:table-cell>
          <table:table-cell table:style-name="ce3" table:formula="of:=[.B25]-[.F25]" office:value-type="float" office:value="16.9424927378359" calcext:value-type="float">
            <text:p>16.94</text:p>
          </table:table-cell>
          <table:table-cell table:formula="of:=[.$P$19]+[.$P$20]*[.A25]" office:value-type="float" office:value="17.1577502231663" calcext:value-type="float">
            <text:p>17.16</text:p>
          </table:table-cell>
          <table:table-cell table:style-name="ce3" table:formula="of:=[.H25]+[.F25]" office:value-type="float" office:value="13.3263685964415" calcext:value-type="float">
            <text:p>13.33</text:p>
          </table:table-cell>
          <table:table-cell table:style-name="ce30" table:formula="of:=ABS([.B25]-[.I25])" office:value-type="float" office:value="0.215257485330412" calcext:value-type="float">
            <text:p>0.22</text:p>
          </table:table-cell>
          <table:table-cell table:style-name="ce30"/>
          <table:table-cell table:style-name="ce46" table:formula="of:=[.L24]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13.2222222222222" calcext:value-type="float">
            <text:p>13.22</text:p>
          </table:table-cell>
          <table:table-cell table:style-name="ce3" table:formula="of:=(0.5*[.B20]+[.B21]+[.B22]+[.B23]+[.B24]+[.B25]+[.B26]+[.B27]+[.B28]+[.B29]+[.B30]+[.B31]+0.5*[.B32])/12" office:value-type="float" office:value="16.8541666666667" calcext:value-type="float">
            <text:p>16.85</text:p>
          </table:table-cell>
          <table:table-cell table:style-name="ce3" table:formula="of:=[.B26]-[.C26]" office:value-type="float" office:value="-3.63194444444446" calcext:value-type="float">
            <text:p>-3.63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26]-[.$M$5]" office:value-type="float" office:value="-3.5284132171387" calcext:value-type="float">
            <text:p>-3.5284</text:p>
          </table:table-cell>
          <table:table-cell table:style-name="ce3" table:formula="of:=[.B26]-[.F26]" office:value-type="float" office:value="16.7506354393609" calcext:value-type="float">
            <text:p>16.75</text:p>
          </table:table-cell>
          <table:table-cell table:formula="of:=[.$P$19]+[.$P$20]*[.A26]" office:value-type="float" office:value="17.1673280689193" calcext:value-type="float">
            <text:p>17.17</text:p>
          </table:table-cell>
          <table:table-cell table:style-name="ce3" table:formula="of:=[.H26]+[.F26]" office:value-type="float" office:value="13.6389148517806" calcext:value-type="float">
            <text:p>13.64</text:p>
          </table:table-cell>
          <table:table-cell table:style-name="ce30" table:formula="of:=ABS([.B26]-[.I26])" office:value-type="float" office:value="0.416692629558446" calcext:value-type="float">
            <text:p>0.42</text:p>
          </table:table-cell>
          <table:table-cell table:style-name="ce30"/>
          <table:table-cell table:style-name="ce46" table:formula="of:=[.L25]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14.2222222222222" calcext:value-type="float">
            <text:p>14.22</text:p>
          </table:table-cell>
          <table:table-cell table:style-name="ce3" table:formula="of:=(0.5*[.B21]+[.B22]+[.B23]+[.B24]+[.B25]+[.B26]+[.B27]+[.B28]+[.B29]+[.B30]+[.B31]+[.B32]+0.5*[.B33])/12" office:value-type="float" office:value="16.8125" calcext:value-type="float">
            <text:p>16.81</text:p>
          </table:table-cell>
          <table:table-cell table:style-name="ce3" table:formula="of:=[.B27]-[.C27]" office:value-type="float" office:value="-2.5902777777778" calcext:value-type="float">
            <text:p>-2.59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27]-[.$M$5]" office:value-type="float" office:value="-3.21768336964416" calcext:value-type="float">
            <text:p>-3.2177</text:p>
          </table:table-cell>
          <table:table-cell table:style-name="ce3" table:formula="of:=[.B27]-[.F27]" office:value-type="float" office:value="17.4399055918664" calcext:value-type="float">
            <text:p>17.44</text:p>
          </table:table-cell>
          <table:table-cell table:formula="of:=[.$P$19]+[.$P$20]*[.A27]" office:value-type="float" office:value="17.1769059146724" calcext:value-type="float">
            <text:p>17.18</text:p>
          </table:table-cell>
          <table:table-cell table:style-name="ce3" table:formula="of:=[.H27]+[.F27]" office:value-type="float" office:value="13.9592225450283" calcext:value-type="float">
            <text:p>13.96</text:p>
          </table:table-cell>
          <table:table-cell table:style-name="ce30" table:formula="of:=ABS([.B27]-[.I27])" office:value-type="float" office:value="0.262999677193946" calcext:value-type="float">
            <text:p>0.26</text:p>
          </table:table-cell>
          <table:table-cell table:style-name="ce30"/>
          <table:table-cell table:style-name="ce46" table:formula="of:=[.L26]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Default" table:number-columns-repeated="2"/>
          <table:table-cell table:style-name="ce40" office:value-type="string" calcext:value-type="string" table:number-columns-spanned="2" table:number-rows-spanned="1">
            <text:p>MAE sur la partie test :</text:p>
          </table:table-cell>
          <table:covered-table-cell table:style-name="ce50"/>
          <table:table-cell table:style-name="Default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14.3333333333333" calcext:value-type="float">
            <text:p>14.33</text:p>
          </table:table-cell>
          <table:table-cell table:style-name="ce3" table:formula="of:=(0.5*[.B22]+[.B23]+[.B24]+[.B25]+[.B26]+[.B27]+[.B28]+[.B29]+[.B30]+[.B31]+[.B32]+[.B33]+0.5*[.B34])/12" office:value-type="float" office:value="16.837962962963" calcext:value-type="float">
            <text:p>16.84</text:p>
          </table:table-cell>
          <table:table-cell table:style-name="ce3" table:formula="of:=[.B28]-[.C28]" office:value-type="float" office:value="-2.50462962962967" calcext:value-type="float">
            <text:p>-2.50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28]-[.$M$5]" office:value-type="float" office:value="-2.11079339143064" calcext:value-type="float">
            <text:p>-2.1108</text:p>
          </table:table-cell>
          <table:table-cell table:style-name="ce3" table:formula="of:=[.B28]-[.F28]" office:value-type="float" office:value="16.4441267247639" calcext:value-type="float">
            <text:p>16.44</text:p>
          </table:table-cell>
          <table:table-cell table:formula="of:=[.$P$19]+[.$P$20]*[.A28]" office:value-type="float" office:value="17.1864837604255" calcext:value-type="float">
            <text:p>17.19</text:p>
          </table:table-cell>
          <table:table-cell table:style-name="ce3" table:formula="of:=[.H28]+[.F28]" office:value-type="float" office:value="15.0756903689948" calcext:value-type="float">
            <text:p>15.08</text:p>
          </table:table-cell>
          <table:table-cell table:style-name="ce30" table:formula="of:=ABS([.B28]-[.I28])" office:value-type="float" office:value="0.742357035661541" calcext:value-type="float">
            <text:p>0.74</text:p>
          </table:table-cell>
          <table:table-cell table:style-name="ce30"/>
          <table:table-cell table:style-name="ce46" table:formula="of:=[.L27]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Default" table:number-columns-repeated="2"/>
          <table:table-cell table:style-name="ce60" table:formula="of:=AVERAGE([.J218:.J279])" office:value-type="float" office:value="1.03967700962205" calcext:value-type="float" table:number-columns-spanned="2" table:number-rows-spanned="1">
            <text:p>1.040</text:p>
          </table:table-cell>
          <table:covered-table-cell table:style-name="ce53"/>
          <table:table-cell table:style-name="Default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15.3888888888889" calcext:value-type="float">
            <text:p>15.39</text:p>
          </table:table-cell>
          <table:table-cell table:style-name="ce3" table:formula="of:=(0.5*[.B23]+[.B24]+[.B25]+[.B26]+[.B27]+[.B28]+[.B29]+[.B30]+[.B31]+[.B32]+[.B33]+[.B34]+0.5*[.B35])/12" office:value-type="float" office:value="16.8310185185185" calcext:value-type="float">
            <text:p>16.83</text:p>
          </table:table-cell>
          <table:table-cell table:style-name="ce3" table:formula="of:=[.B29]-[.C29]" office:value-type="float" office:value="-1.44212962962962" calcext:value-type="float">
            <text:p>-1.44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29]-[.$M$5]" office:value-type="float" office:value="-1.12495461147422" calcext:value-type="float">
            <text:p>-1.1250</text:p>
          </table:table-cell>
          <table:table-cell table:style-name="ce3" table:formula="of:=[.B29]-[.F29]" office:value-type="float" office:value="16.5138435003631" calcext:value-type="float">
            <text:p>16.51</text:p>
          </table:table-cell>
          <table:table-cell table:formula="of:=[.$P$19]+[.$P$20]*[.A29]" office:value-type="float" office:value="17.1960616061785" calcext:value-type="float">
            <text:p>17.20</text:p>
          </table:table-cell>
          <table:table-cell table:style-name="ce3" table:formula="of:=[.H29]+[.F29]" office:value-type="float" office:value="16.0711069947043" calcext:value-type="float">
            <text:p>16.07</text:p>
          </table:table-cell>
          <table:table-cell table:style-name="ce30" table:formula="of:=ABS([.B29]-[.I29])" office:value-type="float" office:value="0.682218105815426" calcext:value-type="float">
            <text:p>0.68</text:p>
          </table:table-cell>
          <table:table-cell table:style-name="ce30"/>
          <table:table-cell table:style-name="ce46" table:formula="of:=[.L28]" office:value-type="float" office:value="1" calcext:value-type="float">
            <text:p>1</text:p>
          </table:table-cell>
          <table:table-cell table:style-name="ce52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16.6666666666667" calcext:value-type="float">
            <text:p>16.67</text:p>
          </table:table-cell>
          <table:table-cell table:style-name="ce3" table:formula="of:=(0.5*[.B24]+[.B25]+[.B26]+[.B27]+[.B28]+[.B29]+[.B30]+[.B31]+[.B32]+[.B33]+[.B34]+[.B35]+0.5*[.B36])/12" office:value-type="float" office:value="16.8310185185185" calcext:value-type="float">
            <text:p>16.83</text:p>
          </table:table-cell>
          <table:table-cell table:style-name="ce3" table:formula="of:=[.B30]-[.C30]" office:value-type="float" office:value="-0.164351851851819" calcext:value-type="float">
            <text:p>-0.16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30]-[.$M$5]" office:value-type="float" office:value="0.109794843863476" calcext:value-type="float">
            <text:p>0.1098</text:p>
          </table:table-cell>
          <table:table-cell table:style-name="ce3" table:formula="of:=[.B30]-[.F30]" office:value-type="float" office:value="16.5568718228032" calcext:value-type="float">
            <text:p>16.56</text:p>
          </table:table-cell>
          <table:table-cell table:formula="of:=[.$P$19]+[.$P$20]*[.A30]" office:value-type="float" office:value="17.2056394519316" calcext:value-type="float">
            <text:p>17.21</text:p>
          </table:table-cell>
          <table:table-cell table:style-name="ce3" table:formula="of:=[.H30]+[.F30]" office:value-type="float" office:value="17.3154342957951" calcext:value-type="float">
            <text:p>17.32</text:p>
          </table:table-cell>
          <table:table-cell table:style-name="ce30" table:formula="of:=ABS([.B30]-[.I30])" office:value-type="float" office:value="0.64876762912839" calcext:value-type="float">
            <text:p>0.65</text:p>
          </table:table-cell>
          <table:table-cell table:style-name="ce30"/>
          <table:table-cell table:style-name="ce46" table:formula="of:=[.L29]" office:value-type="float" office:value="1" calcext:value-type="float">
            <text:p>1</text:p>
          </table:table-cell>
          <table:table-cell table:style-name="ce52" office:value-type="float" office:value="12" calcext:value-type="float">
            <text:p>12</text:p>
          </table:table-cell>
          <table:table-cell table:style-name="Default" table:number-columns-repeated="2"/>
          <table:table-cell table:style-name="ce61" office:value-type="string" calcext:value-type="string" table:number-columns-spanned="3" table:number-rows-spanned="5">
            <text:p>En moyenne, il y a un écart de 1.04 degré entre la températures moyenne prédite et la température moyenne réelle.</text:p>
          </table:table-cell>
          <table:covered-table-cell table:number-columns-repeated="2" table:style-name="Default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8.2777777777778" calcext:value-type="float">
            <text:p>18.28</text:p>
          </table:table-cell>
          <table:table-cell table:style-name="ce3" table:formula="of:=(0.5*[.B25]+[.B26]+[.B27]+[.B28]+[.B29]+[.B30]+[.B31]+[.B32]+[.B33]+[.B34]+[.B35]+[.B36]+0.5*[.B37])/12" office:value-type="float" office:value="16.9097222222222" calcext:value-type="float">
            <text:p>16.91</text:p>
          </table:table-cell>
          <table:table-cell table:style-name="ce3" table:formula="of:=[.B31]-[.C31]" office:value-type="float" office:value="1.36805555555558" calcext:value-type="float">
            <text:p>1.37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31]-[.$M$5]" office:value-type="float" office:value="1.34318264342774" calcext:value-type="float">
            <text:p>1.3432</text:p>
          </table:table-cell>
          <table:table-cell table:style-name="ce3" table:formula="of:=[.B31]-[.F31]" office:value-type="float" office:value="16.9345951343501" calcext:value-type="float">
            <text:p>16.93</text:p>
          </table:table-cell>
          <table:table-cell table:formula="of:=[.$P$19]+[.$P$20]*[.A31]" office:value-type="float" office:value="17.2152172976847" calcext:value-type="float">
            <text:p>17.22</text:p>
          </table:table-cell>
          <table:table-cell table:style-name="ce3" table:formula="of:=[.H31]+[.F31]" office:value-type="float" office:value="18.5583999411124" calcext:value-type="float">
            <text:p>18.56</text:p>
          </table:table-cell>
          <table:table-cell table:style-name="ce30" table:formula="of:=ABS([.B31]-[.I31])" office:value-type="float" office:value="0.28062216333462" calcext:value-type="float">
            <text:p>0.28</text:p>
          </table:table-cell>
          <table:table-cell table:style-name="ce30"/>
          <table:table-cell table:style-name="ce46" table:formula="of:=[.L30]" office:value-type="float" office:value="1" calcext:value-type="float">
            <text:p>1</text:p>
          </table:table-cell>
          <table:table-cell table:style-name="ce52" office:value-type="float" office:value="13" calcext:value-type="float">
            <text:p>13</text:p>
          </table:table-cell>
          <table:table-cell table:number-columns-repeated="2"/>
          <table:covered-table-cell table:number-columns-repeated="3" table:style-name="Default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20" calcext:value-type="float">
            <text:p>20.00</text:p>
          </table:table-cell>
          <table:table-cell table:style-name="ce3" table:formula="of:=(0.5*[.B26]+[.B27]+[.B28]+[.B29]+[.B30]+[.B31]+[.B32]+[.B33]+[.B34]+[.B35]+[.B36]+[.B37]+0.5*[.B38])/12" office:value-type="float" office:value="17.0787037037037" calcext:value-type="float">
            <text:p>17.08</text:p>
          </table:table-cell>
          <table:table-cell table:style-name="ce3" table:formula="of:=[.B32]-[.C32]" office:value-type="float" office:value="2.92129629629629" calcext:value-type="float">
            <text:p>2.92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32]-[.$M$5]" office:value-type="float" office:value="3.45007262164124" calcext:value-type="float">
            <text:p>3.4501</text:p>
          </table:table-cell>
          <table:table-cell table:style-name="ce3" table:formula="of:=[.B32]-[.F32]" office:value-type="float" office:value="16.5499273783588" calcext:value-type="float">
            <text:p>16.55</text:p>
          </table:table-cell>
          <table:table-cell table:formula="of:=[.$P$19]+[.$P$20]*[.A32]" office:value-type="float" office:value="17.2247951434377" calcext:value-type="float">
            <text:p>17.22</text:p>
          </table:table-cell>
          <table:table-cell table:style-name="ce3" table:formula="of:=[.H32]+[.F32]" office:value-type="float" office:value="20.674867765079" calcext:value-type="float">
            <text:p>20.67</text:p>
          </table:table-cell>
          <table:table-cell table:style-name="ce30" table:formula="of:=ABS([.B32]-[.I32])" office:value-type="float" office:value="0.674867765078986" calcext:value-type="float">
            <text:p>0.67</text:p>
          </table:table-cell>
          <table:table-cell table:style-name="ce30"/>
          <table:table-cell table:style-name="ce46" table:formula="of:=[.L31]" office:value-type="float" office:value="1" calcext:value-type="float">
            <text:p>1</text:p>
          </table:table-cell>
          <table:table-cell table:style-name="ce52" office:value-type="float" office:value="14" calcext:value-type="float">
            <text:p>14</text:p>
          </table:table-cell>
          <table:table-cell table:number-columns-repeated="2"/>
          <table:covered-table-cell table:number-columns-repeated="3" table:style-name="Default"/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20.5555555555556" calcext:value-type="float">
            <text:p>20.56</text:p>
          </table:table-cell>
          <table:table-cell table:style-name="ce3" table:formula="of:=(0.5*[.B27]+[.B28]+[.B29]+[.B30]+[.B31]+[.B32]+[.B33]+[.B34]+[.B35]+[.B36]+[.B37]+[.B38]+0.5*[.B39])/12" office:value-type="float" office:value="17.2546296296296" calcext:value-type="float">
            <text:p>17.25</text:p>
          </table:table-cell>
          <table:table-cell table:style-name="ce3" table:formula="of:=[.B33]-[.C33]" office:value-type="float" office:value="3.30092592592596" calcext:value-type="float">
            <text:p>3.30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33]-[.$M$5]" office:value-type="float" office:value="4.17556281771968" calcext:value-type="float">
            <text:p>4.1756</text:p>
          </table:table-cell>
          <table:table-cell table:style-name="ce3" table:formula="of:=[.B33]-[.F33]" office:value-type="float" office:value="16.3799927378359" calcext:value-type="float">
            <text:p>16.38</text:p>
          </table:table-cell>
          <table:table-cell table:formula="of:=[.$P$19]+[.$P$20]*[.A33]" office:value-type="float" office:value="17.2343729891908" calcext:value-type="float">
            <text:p>17.23</text:p>
          </table:table-cell>
          <table:table-cell table:style-name="ce3" table:formula="of:=[.H33]+[.F33]" office:value-type="float" office:value="21.4099358069105" calcext:value-type="float">
            <text:p>21.41</text:p>
          </table:table-cell>
          <table:table-cell table:style-name="ce30" table:formula="of:=ABS([.B33]-[.I33])" office:value-type="float" office:value="0.854380251354893" calcext:value-type="float">
            <text:p>0.85</text:p>
          </table:table-cell>
          <table:table-cell table:style-name="ce30"/>
          <table:table-cell table:style-name="ce46" table:formula="of:=[.L32]" office:value-type="float" office:value="1" calcext:value-type="float">
            <text:p>1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2"/>
          <table:covered-table-cell/>
          <table:covered-table-cell table:number-columns-repeated="2" table:style-name="Default"/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21.2222222222222" calcext:value-type="float">
            <text:p>21.22</text:p>
          </table:table-cell>
          <table:table-cell table:style-name="ce3" table:formula="of:=(0.5*[.B28]+[.B29]+[.B30]+[.B31]+[.B32]+[.B33]+[.B34]+[.B35]+[.B36]+[.B37]+[.B38]+[.B39]+0.5*[.B40])/12" office:value-type="float" office:value="17.3518518518519" calcext:value-type="float">
            <text:p>17.35</text:p>
          </table:table-cell>
          <table:table-cell table:style-name="ce3" table:formula="of:=[.B34]-[.C34]" office:value-type="float" office:value="3.87037037037034" calcext:value-type="float">
            <text:p>3.87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34]-[.$M$5]" office:value-type="float" office:value="3.90745279593317" calcext:value-type="float">
            <text:p>3.9075</text:p>
          </table:table-cell>
          <table:table-cell table:style-name="ce3" table:formula="of:=[.B34]-[.F34]" office:value-type="float" office:value="17.314769426289" calcext:value-type="float">
            <text:p>17.31</text:p>
          </table:table-cell>
          <table:table-cell table:formula="of:=[.$P$19]+[.$P$20]*[.A34]" office:value-type="float" office:value="17.2439508349439" calcext:value-type="float">
            <text:p>17.24</text:p>
          </table:table-cell>
          <table:table-cell table:style-name="ce3" table:formula="of:=[.H34]+[.F34]" office:value-type="float" office:value="21.151403630877" calcext:value-type="float">
            <text:p>21.15</text:p>
          </table:table-cell>
          <table:table-cell table:style-name="ce30" table:formula="of:=ABS([.B34]-[.I34])" office:value-type="float" office:value="0.070818591345148" calcext:value-type="float">
            <text:p>0.07</text:p>
          </table:table-cell>
          <table:table-cell table:style-name="ce30"/>
          <table:table-cell table:style-name="ce46" table:formula="of:=[.L33]" office:value-type="float" office:value="1" calcext:value-type="float">
            <text:p>1</text:p>
          </table:table-cell>
          <table:table-cell table:style-name="ce52" office:value-type="float" office:value="16" calcext:value-type="float">
            <text:p>16</text:p>
          </table:table-cell>
          <table:table-cell table:number-columns-repeated="2"/>
          <table:covered-table-cell table:style-name="ce62"/>
          <table:covered-table-cell/>
          <table:covered-table-cell table:style-name="Default"/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.00</text:p>
          </table:table-cell>
          <table:table-cell table:style-name="ce3" table:formula="of:=(0.5*[.B29]+[.B30]+[.B31]+[.B32]+[.B33]+[.B34]+[.B35]+[.B36]+[.B37]+[.B38]+[.B39]+[.B40]+0.5*[.B41])/12" office:value-type="float" office:value="17.4189814814815" calcext:value-type="float">
            <text:p>17.42</text:p>
          </table:table-cell>
          <table:table-cell table:style-name="ce3" table:formula="of:=[.B35]-[.C35]" office:value-type="float" office:value="0.581018518518505" calcext:value-type="float">
            <text:p>0.58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35]-[.$M$5]" office:value-type="float" office:value="1.82248547567175" calcext:value-type="float">
            <text:p>1.8225</text:p>
          </table:table-cell>
          <table:table-cell table:style-name="ce3" table:formula="of:=[.B35]-[.F35]" office:value-type="float" office:value="16.1775145243282" calcext:value-type="float">
            <text:p>16.18</text:p>
          </table:table-cell>
          <table:table-cell table:formula="of:=[.$P$19]+[.$P$20]*[.A35]" office:value-type="float" office:value="17.2535286806969" calcext:value-type="float">
            <text:p>17.25</text:p>
          </table:table-cell>
          <table:table-cell table:style-name="ce3" table:formula="of:=[.H35]+[.F35]" office:value-type="float" office:value="19.0760141563687" calcext:value-type="float">
            <text:p>19.08</text:p>
          </table:table-cell>
          <table:table-cell table:style-name="ce30" table:formula="of:=ABS([.B35]-[.I35])" office:value-type="float" office:value="1.0760141563687" calcext:value-type="float">
            <text:p>1.08</text:p>
          </table:table-cell>
          <table:table-cell table:style-name="ce30"/>
          <table:table-cell table:style-name="ce46" table:formula="of:=[.L34]" office:value-type="float" office:value="1" calcext:value-type="float">
            <text:p>1</text:p>
          </table:table-cell>
          <table:table-cell table:style-name="ce52"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17.5555555555556" calcext:value-type="float">
            <text:p>17.56</text:p>
          </table:table-cell>
          <table:table-cell table:style-name="ce3" table:formula="of:=(0.5*[.B30]+[.B31]+[.B32]+[.B33]+[.B34]+[.B35]+[.B36]+[.B37]+[.B38]+[.B39]+[.B40]+[.B41]+0.5*[.B42])/12" office:value-type="float" office:value="17.4375" calcext:value-type="float">
            <text:p>17.44</text:p>
          </table:table-cell>
          <table:table-cell table:style-name="ce3" table:formula="of:=[.B36]-[.C36]" office:value-type="float" office:value="0.118055555555589" calcext:value-type="float">
            <text:p>0.12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36]-[.$M$5]" office:value-type="float" office:value="-0.995324981844578" calcext:value-type="float">
            <text:p>-0.9953</text:p>
          </table:table-cell>
          <table:table-cell table:style-name="ce3" table:formula="of:=[.B36]-[.F36]" office:value-type="float" office:value="18.5508805374002" calcext:value-type="float">
            <text:p>18.55</text:p>
          </table:table-cell>
          <table:table-cell table:formula="of:=[.$P$19]+[.$P$20]*[.A36]" office:value-type="float" office:value="17.26310652645" calcext:value-type="float">
            <text:p>17.26</text:p>
          </table:table-cell>
          <table:table-cell table:style-name="ce3" table:formula="of:=[.H36]+[.F36]" office:value-type="float" office:value="16.2677815446054" calcext:value-type="float">
            <text:p>16.27</text:p>
          </table:table-cell>
          <table:table-cell table:style-name="ce30" table:formula="of:=ABS([.B36]-[.I36])" office:value-type="float" office:value="1.28777401095017" calcext:value-type="float">
            <text:p>1.29</text:p>
          </table:table-cell>
          <table:table-cell table:style-name="ce30"/>
          <table:table-cell table:style-name="ce46" table:formula="of:=[.L35]" office:value-type="float" office:value="1" calcext:value-type="float">
            <text:p>1</text:p>
          </table:table-cell>
          <table:table-cell table:style-name="ce52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13.8333333333333" calcext:value-type="float">
            <text:p>13.83</text:p>
          </table:table-cell>
          <table:table-cell table:style-name="ce3" table:formula="of:=(0.5*[.B31]+[.B32]+[.B33]+[.B34]+[.B35]+[.B36]+[.B37]+[.B38]+[.B39]+[.B40]+[.B41]+[.B42]+0.5*[.B43])/12" office:value-type="float" office:value="17.4351851851852" calcext:value-type="float">
            <text:p>17.44</text:p>
          </table:table-cell>
          <table:table-cell table:style-name="ce3" table:formula="of:=[.B37]-[.C37]" office:value-type="float" office:value="-3.60185185185189" calcext:value-type="float">
            <text:p>-3.60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37]-[.$M$5]" office:value-type="float" office:value="-3.83138162672477" calcext:value-type="float">
            <text:p>-3.8314</text:p>
          </table:table-cell>
          <table:table-cell table:style-name="ce3" table:formula="of:=[.B37]-[.F37]" office:value-type="float" office:value="17.6647149600581" calcext:value-type="float">
            <text:p>17.66</text:p>
          </table:table-cell>
          <table:table-cell table:formula="of:=[.$P$19]+[.$P$20]*[.A37]" office:value-type="float" office:value="17.2726843722031" calcext:value-type="float">
            <text:p>17.27</text:p>
          </table:table-cell>
          <table:table-cell table:style-name="ce3" table:formula="of:=[.H37]+[.F37]" office:value-type="float" office:value="13.4413027454783" calcext:value-type="float">
            <text:p>13.44</text:p>
          </table:table-cell>
          <table:table-cell table:style-name="ce30" table:formula="of:=ABS([.B37]-[.I37])" office:value-type="float" office:value="0.39203058785499" calcext:value-type="float">
            <text:p>0.39</text:p>
          </table:table-cell>
          <table:table-cell table:style-name="ce30"/>
          <table:table-cell table:style-name="ce46" table:formula="of:=[.L36]" office:value-type="float" office:value="1" calcext:value-type="float">
            <text:p>1</text:p>
          </table:table-cell>
          <table:table-cell table:style-name="ce52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16.5555555555556" calcext:value-type="float">
            <text:p>16.56</text:p>
          </table:table-cell>
          <table:table-cell table:style-name="ce3" table:formula="of:=(0.5*[.B32]+[.B33]+[.B34]+[.B35]+[.B36]+[.B37]+[.B38]+[.B39]+[.B40]+[.B41]+[.B42]+[.B43]+0.5*[.B44])/12" office:value-type="float" office:value="17.4722222222222" calcext:value-type="float">
            <text:p>17.47</text:p>
          </table:table-cell>
          <table:table-cell table:style-name="ce3" table:formula="of:=[.B38]-[.C38]" office:value-type="float" office:value="-0.916666666666625" calcext:value-type="float">
            <text:p>-0.92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38]-[.$M$5]" office:value-type="float" office:value="-3.5284132171387" calcext:value-type="float">
            <text:p>-3.5284</text:p>
          </table:table-cell>
          <table:table-cell table:style-name="ce3" table:formula="of:=[.B38]-[.F38]" office:value-type="float" office:value="20.0839687726943" calcext:value-type="float">
            <text:p>20.08</text:p>
          </table:table-cell>
          <table:table-cell table:formula="of:=[.$P$19]+[.$P$20]*[.A38]" office:value-type="float" office:value="17.2822622179561" calcext:value-type="float">
            <text:p>17.28</text:p>
          </table:table-cell>
          <table:table-cell table:style-name="ce3" table:formula="of:=[.H38]+[.F38]" office:value-type="float" office:value="13.7538490008174" calcext:value-type="float">
            <text:p>13.75</text:p>
          </table:table-cell>
          <table:table-cell table:style-name="ce30" table:formula="of:=ABS([.B38]-[.I38])" office:value-type="float" office:value="2.80170655473816" calcext:value-type="float">
            <text:p>2.80</text:p>
          </table:table-cell>
          <table:table-cell table:style-name="ce30"/>
          <table:table-cell table:style-name="ce46" table:formula="of:=[.L37]" office:value-type="float" office:value="1" calcext:value-type="float">
            <text:p>1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15.1111111111111" calcext:value-type="float">
            <text:p>15.11</text:p>
          </table:table-cell>
          <table:table-cell table:style-name="ce3" table:formula="of:=(0.5*[.B33]+[.B34]+[.B35]+[.B36]+[.B37]+[.B38]+[.B39]+[.B40]+[.B41]+[.B42]+[.B43]+[.B44]+0.5*[.B45])/12" office:value-type="float" office:value="17.6111111111111" calcext:value-type="float">
            <text:p>17.61</text:p>
          </table:table-cell>
          <table:table-cell table:style-name="ce3" table:formula="of:=[.B39]-[.C39]" office:value-type="float" office:value="-2.50000000000001" calcext:value-type="float">
            <text:p>-2.50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39]-[.$M$5]" office:value-type="float" office:value="-3.21768336964416" calcext:value-type="float">
            <text:p>-3.2177</text:p>
          </table:table-cell>
          <table:table-cell table:style-name="ce3" table:formula="of:=[.B39]-[.F39]" office:value-type="float" office:value="18.3287944807553" calcext:value-type="float">
            <text:p>18.33</text:p>
          </table:table-cell>
          <table:table-cell table:formula="of:=[.$P$19]+[.$P$20]*[.A39]" office:value-type="float" office:value="17.2918400637092" calcext:value-type="float">
            <text:p>17.29</text:p>
          </table:table-cell>
          <table:table-cell table:style-name="ce3" table:formula="of:=[.H39]+[.F39]" office:value-type="float" office:value="14.0741566940651" calcext:value-type="float">
            <text:p>14.07</text:p>
          </table:table-cell>
          <table:table-cell table:style-name="ce30" table:formula="of:=ABS([.B39]-[.I39])" office:value-type="float" office:value="1.03695441704605" calcext:value-type="float">
            <text:p>1.04</text:p>
          </table:table-cell>
          <table:table-cell table:style-name="ce30"/>
          <table:table-cell table:style-name="ce46" table:formula="of:=[.L38]" office:value-type="float" office:value="1" calcext:value-type="float">
            <text:p>1</text:p>
          </table:table-cell>
          <table:table-cell table:style-name="ce52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15.7777777777778" calcext:value-type="float">
            <text:p>15.78</text:p>
          </table:table-cell>
          <table:table-cell table:style-name="ce3" table:formula="of:=(0.5*[.B34]+[.B35]+[.B36]+[.B37]+[.B38]+[.B39]+[.B40]+[.B41]+[.B42]+[.B43]+[.B44]+[.B45]+0.5*[.B46])/12" office:value-type="float" office:value="17.6944444444444" calcext:value-type="float">
            <text:p>17.69</text:p>
          </table:table-cell>
          <table:table-cell table:style-name="ce3" table:formula="of:=[.B40]-[.C40]" office:value-type="float" office:value="-1.91666666666665" calcext:value-type="float">
            <text:p>-1.92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40]-[.$M$5]" office:value-type="float" office:value="-2.11079339143064" calcext:value-type="float">
            <text:p>-2.1108</text:p>
          </table:table-cell>
          <table:table-cell table:style-name="ce3" table:formula="of:=[.B40]-[.F40]" office:value-type="float" office:value="17.8885711692084" calcext:value-type="float">
            <text:p>17.89</text:p>
          </table:table-cell>
          <table:table-cell table:formula="of:=[.$P$19]+[.$P$20]*[.A40]" office:value-type="float" office:value="17.3014179094623" calcext:value-type="float">
            <text:p>17.30</text:p>
          </table:table-cell>
          <table:table-cell table:style-name="ce3" table:formula="of:=[.H40]+[.F40]" office:value-type="float" office:value="15.1906245180316" calcext:value-type="float">
            <text:p>15.19</text:p>
          </table:table-cell>
          <table:table-cell table:style-name="ce30" table:formula="of:=ABS([.B40]-[.I40])" office:value-type="float" office:value="0.58715325974616" calcext:value-type="float">
            <text:p>0.59</text:p>
          </table:table-cell>
          <table:table-cell table:style-name="ce30"/>
          <table:table-cell table:style-name="ce46" table:formula="of:=[.L39]" office:value-type="float" office:value="1" calcext:value-type="float">
            <text:p>1</text:p>
          </table:table-cell>
          <table:table-cell table:style-name="ce52"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15.5555555555556" calcext:value-type="float">
            <text:p>15.56</text:p>
          </table:table-cell>
          <table:table-cell table:style-name="ce3" table:formula="of:=(0.5*[.B35]+[.B36]+[.B37]+[.B38]+[.B39]+[.B40]+[.B41]+[.B42]+[.B43]+[.B44]+[.B45]+[.B46]+0.5*[.B47])/12" office:value-type="float" office:value="17.7708333333333" calcext:value-type="float">
            <text:p>17.77</text:p>
          </table:table-cell>
          <table:table-cell table:style-name="ce3" table:formula="of:=[.B41]-[.C41]" office:value-type="float" office:value="-2.21527777777773" calcext:value-type="float">
            <text:p>-2.22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41]-[.$M$5]" office:value-type="float" office:value="-1.12495461147422" calcext:value-type="float">
            <text:p>-1.1250</text:p>
          </table:table-cell>
          <table:table-cell table:style-name="ce3" table:formula="of:=[.B41]-[.F41]" office:value-type="float" office:value="16.6805101670298" calcext:value-type="float">
            <text:p>16.68</text:p>
          </table:table-cell>
          <table:table-cell table:formula="of:=[.$P$19]+[.$P$20]*[.A41]" office:value-type="float" office:value="17.3109957552153" calcext:value-type="float">
            <text:p>17.31</text:p>
          </table:table-cell>
          <table:table-cell table:style-name="ce3" table:formula="of:=[.H41]+[.F41]" office:value-type="float" office:value="16.1860411437411" calcext:value-type="float">
            <text:p>16.19</text:p>
          </table:table-cell>
          <table:table-cell table:style-name="ce30" table:formula="of:=ABS([.B41]-[.I41])" office:value-type="float" office:value="0.630485588185525" calcext:value-type="float">
            <text:p>0.63</text:p>
          </table:table-cell>
          <table:table-cell table:style-name="ce30"/>
          <table:table-cell table:style-name="ce46" table:formula="of:=[.L40]" office:value-type="float" office:value="1" calcext:value-type="float">
            <text:p>1</text:p>
          </table:table-cell>
          <table:table-cell table:style-name="ce52"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16.9444444444444" calcext:value-type="float">
            <text:p>16.94</text:p>
          </table:table-cell>
          <table:table-cell table:style-name="ce3" table:formula="of:=(0.5*[.B36]+[.B37]+[.B38]+[.B39]+[.B40]+[.B41]+[.B42]+[.B43]+[.B44]+[.B45]+[.B46]+[.B47]+0.5*[.B48])/12" office:value-type="float" office:value="17.7777777777778" calcext:value-type="float">
            <text:p>17.78</text:p>
          </table:table-cell>
          <table:table-cell table:style-name="ce3" table:formula="of:=[.B42]-[.C42]" office:value-type="float" office:value="-0.833333333333375" calcext:value-type="float">
            <text:p>-0.83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42]-[.$M$5]" office:value-type="float" office:value="0.109794843863476" calcext:value-type="float">
            <text:p>0.1098</text:p>
          </table:table-cell>
          <table:table-cell table:style-name="ce3" table:formula="of:=[.B42]-[.F42]" office:value-type="float" office:value="16.8346496005809" calcext:value-type="float">
            <text:p>16.83</text:p>
          </table:table-cell>
          <table:table-cell table:formula="of:=[.$P$19]+[.$P$20]*[.A42]" office:value-type="float" office:value="17.3205736009684" calcext:value-type="float">
            <text:p>17.32</text:p>
          </table:table-cell>
          <table:table-cell table:style-name="ce3" table:formula="of:=[.H42]+[.F42]" office:value-type="float" office:value="17.4303684448319" calcext:value-type="float">
            <text:p>17.43</text:p>
          </table:table-cell>
          <table:table-cell table:style-name="ce30" table:formula="of:=ABS([.B42]-[.I42])" office:value-type="float" office:value="0.485924000387488" calcext:value-type="float">
            <text:p>0.49</text:p>
          </table:table-cell>
          <table:table-cell table:style-name="ce30"/>
          <table:table-cell table:style-name="ce46" table:formula="of:=[.L41]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17.9444444444444" calcext:value-type="float">
            <text:p>17.94</text:p>
          </table:table-cell>
          <table:table-cell table:style-name="ce3" table:formula="of:=(0.5*[.B37]+[.B38]+[.B39]+[.B40]+[.B41]+[.B42]+[.B43]+[.B44]+[.B45]+[.B46]+[.B47]+[.B48]+0.5*[.B49])/12" office:value-type="float" office:value="17.6944444444444" calcext:value-type="float">
            <text:p>17.69</text:p>
          </table:table-cell>
          <table:table-cell table:style-name="ce3" table:formula="of:=[.B43]-[.C43]" office:value-type="float" office:value="0.249999999999961" calcext:value-type="float">
            <text:p>0.25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43]-[.$M$5]" office:value-type="float" office:value="1.34318264342774" calcext:value-type="float">
            <text:p>1.3432</text:p>
          </table:table-cell>
          <table:table-cell table:style-name="ce3" table:formula="of:=[.B43]-[.F43]" office:value-type="float" office:value="16.6012618010167" calcext:value-type="float">
            <text:p>16.60</text:p>
          </table:table-cell>
          <table:table-cell table:formula="of:=[.$P$19]+[.$P$20]*[.A43]" office:value-type="float" office:value="17.3301514467215" calcext:value-type="float">
            <text:p>17.33</text:p>
          </table:table-cell>
          <table:table-cell table:style-name="ce3" table:formula="of:=[.H43]+[.F43]" office:value-type="float" office:value="18.6733340901492" calcext:value-type="float">
            <text:p>18.67</text:p>
          </table:table-cell>
          <table:table-cell table:style-name="ce30" table:formula="of:=ABS([.B43]-[.I43])" office:value-type="float" office:value="0.728889645704818" calcext:value-type="float">
            <text:p>0.73</text:p>
          </table:table-cell>
          <table:table-cell table:style-name="ce30"/>
          <table:table-cell table:style-name="ce46" table:formula="of:=[.L42]" office:value-type="float" office:value="1" calcext:value-type="float">
            <text:p>1</text:p>
          </table:table-cell>
          <table:table-cell table:style-name="ce52"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21.2222222222222" calcext:value-type="float">
            <text:p>21.22</text:p>
          </table:table-cell>
          <table:table-cell table:style-name="ce3" table:formula="of:=(0.5*[.B38]+[.B39]+[.B40]+[.B41]+[.B42]+[.B43]+[.B44]+[.B45]+[.B46]+[.B47]+[.B48]+[.B49]+0.5*[.B50])/12" office:value-type="float" office:value="17.5601851851852" calcext:value-type="float">
            <text:p>17.56</text:p>
          </table:table-cell>
          <table:table-cell table:style-name="ce3" table:formula="of:=[.B44]-[.C44]" office:value-type="float" office:value="3.66203703703702" calcext:value-type="float">
            <text:p>3.66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44]-[.$M$5]" office:value-type="float" office:value="3.45007262164124" calcext:value-type="float">
            <text:p>3.4501</text:p>
          </table:table-cell>
          <table:table-cell table:style-name="ce3" table:formula="of:=[.B44]-[.F44]" office:value-type="float" office:value="17.772149600581" calcext:value-type="float">
            <text:p>17.77</text:p>
          </table:table-cell>
          <table:table-cell table:formula="of:=[.$P$19]+[.$P$20]*[.A44]" office:value-type="float" office:value="17.3397292924745" calcext:value-type="float">
            <text:p>17.34</text:p>
          </table:table-cell>
          <table:table-cell table:style-name="ce3" table:formula="of:=[.H44]+[.F44]" office:value-type="float" office:value="20.7898019141158" calcext:value-type="float">
            <text:p>20.79</text:p>
          </table:table-cell>
          <table:table-cell table:style-name="ce30" table:formula="of:=ABS([.B44]-[.I44])" office:value-type="float" office:value="0.432420308106416" calcext:value-type="float">
            <text:p>0.43</text:p>
          </table:table-cell>
          <table:table-cell table:style-name="ce30"/>
          <table:table-cell table:style-name="ce46" table:formula="of:=[.L43]" office:value-type="float" office:value="1" calcext:value-type="float">
            <text:p>1</text:p>
          </table:table-cell>
          <table:table-cell table:style-name="ce52"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22.6666666666667" calcext:value-type="float">
            <text:p>22.67</text:p>
          </table:table-cell>
          <table:table-cell table:style-name="ce3" table:formula="of:=(0.5*[.B39]+[.B40]+[.B41]+[.B42]+[.B43]+[.B44]+[.B45]+[.B46]+[.B47]+[.B48]+[.B49]+[.B50]+0.5*[.B51])/12" office:value-type="float" office:value="17.3680555555556" calcext:value-type="float">
            <text:p>17.37</text:p>
          </table:table-cell>
          <table:table-cell table:style-name="ce3" table:formula="of:=[.B45]-[.C45]" office:value-type="float" office:value="5.29861111111115" calcext:value-type="float">
            <text:p>5.30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45]-[.$M$5]" office:value-type="float" office:value="4.17556281771968" calcext:value-type="float">
            <text:p>4.1756</text:p>
          </table:table-cell>
          <table:table-cell table:style-name="ce3" table:formula="of:=[.B45]-[.F45]" office:value-type="float" office:value="18.491103848947" calcext:value-type="float">
            <text:p>18.49</text:p>
          </table:table-cell>
          <table:table-cell table:formula="of:=[.$P$19]+[.$P$20]*[.A45]" office:value-type="float" office:value="17.3493071382276" calcext:value-type="float">
            <text:p>17.35</text:p>
          </table:table-cell>
          <table:table-cell table:style-name="ce3" table:formula="of:=[.H45]+[.F45]" office:value-type="float" office:value="21.5248699559473" calcext:value-type="float">
            <text:p>21.52</text:p>
          </table:table-cell>
          <table:table-cell table:style-name="ce30" table:formula="of:=ABS([.B45]-[.I45])" office:value-type="float" office:value="1.14179671071941" calcext:value-type="float">
            <text:p>1.14</text:p>
          </table:table-cell>
          <table:table-cell table:style-name="ce30"/>
          <table:table-cell table:style-name="ce46" table:formula="of:=[.L44]" office:value-type="float" office:value="1" calcext:value-type="float">
            <text:p>1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21.1111111111111" calcext:value-type="float">
            <text:p>21.11</text:p>
          </table:table-cell>
          <table:table-cell table:style-name="ce3" table:formula="of:=(0.5*[.B40]+[.B41]+[.B42]+[.B43]+[.B44]+[.B45]+[.B46]+[.B47]+[.B48]+[.B49]+[.B50]+[.B51]+0.5*[.B52])/12" office:value-type="float" office:value="17.3425925925926" calcext:value-type="float">
            <text:p>17.34</text:p>
          </table:table-cell>
          <table:table-cell table:style-name="ce3" table:formula="of:=[.B46]-[.C46]" office:value-type="float" office:value="3.7685185185185" calcext:value-type="float">
            <text:p>3.77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46]-[.$M$5]" office:value-type="float" office:value="3.90745279593317" calcext:value-type="float">
            <text:p>3.9075</text:p>
          </table:table-cell>
          <table:table-cell table:style-name="ce3" table:formula="of:=[.B46]-[.F46]" office:value-type="float" office:value="17.2036583151779" calcext:value-type="float">
            <text:p>17.20</text:p>
          </table:table-cell>
          <table:table-cell table:formula="of:=[.$P$19]+[.$P$20]*[.A46]" office:value-type="float" office:value="17.3588849839807" calcext:value-type="float">
            <text:p>17.36</text:p>
          </table:table-cell>
          <table:table-cell table:style-name="ce3" table:formula="of:=[.H46]+[.F46]" office:value-type="float" office:value="21.2663377799138" calcext:value-type="float">
            <text:p>21.27</text:p>
          </table:table-cell>
          <table:table-cell table:style-name="ce30" table:formula="of:=ABS([.B46]-[.I46])" office:value-type="float" office:value="0.155226668802751" calcext:value-type="float">
            <text:p>0.16</text:p>
          </table:table-cell>
          <table:table-cell table:style-name="ce30"/>
          <table:table-cell table:style-name="ce46" table:formula="of:=[.L45]" office:value-type="float" office:value="1" calcext:value-type="float">
            <text:p>1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19.9444444444444" calcext:value-type="float">
            <text:p>19.94</text:p>
          </table:table-cell>
          <table:table-cell table:style-name="ce3" table:formula="of:=(0.5*[.B41]+[.B42]+[.B43]+[.B44]+[.B45]+[.B46]+[.B47]+[.B48]+[.B49]+[.B50]+[.B51]+[.B52]+0.5*[.B53])/12" office:value-type="float" office:value="17.4768518518518" calcext:value-type="float">
            <text:p>17.48</text:p>
          </table:table-cell>
          <table:table-cell table:style-name="ce3" table:formula="of:=[.B47]-[.C47]" office:value-type="float" office:value="2.46759259259255" calcext:value-type="float">
            <text:p>2.47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47]-[.$M$5]" office:value-type="float" office:value="1.82248547567175" calcext:value-type="float">
            <text:p>1.8225</text:p>
          </table:table-cell>
          <table:table-cell table:style-name="ce3" table:formula="of:=[.B47]-[.F47]" office:value-type="float" office:value="18.1219589687726" calcext:value-type="float">
            <text:p>18.12</text:p>
          </table:table-cell>
          <table:table-cell table:formula="of:=[.$P$19]+[.$P$20]*[.A47]" office:value-type="float" office:value="17.3684628297337" calcext:value-type="float">
            <text:p>17.37</text:p>
          </table:table-cell>
          <table:table-cell table:style-name="ce3" table:formula="of:=[.H47]+[.F47]" office:value-type="float" office:value="19.1909483054055" calcext:value-type="float">
            <text:p>19.19</text:p>
          </table:table-cell>
          <table:table-cell table:style-name="ce30" table:formula="of:=ABS([.B47]-[.I47])" office:value-type="float" office:value="0.753496139038905" calcext:value-type="float">
            <text:p>0.75</text:p>
          </table:table-cell>
          <table:table-cell table:style-name="ce30"/>
          <table:table-cell table:style-name="ce46" table:formula="of:=[.L46]" office:value-type="float" office:value="1" calcext:value-type="float">
            <text:p>1</text:p>
          </table:table-cell>
          <table:table-cell table:style-name="ce52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15.7777777777778" calcext:value-type="float">
            <text:p>15.78</text:p>
          </table:table-cell>
          <table:table-cell table:style-name="ce3" table:formula="of:=(0.5*[.B42]+[.B43]+[.B44]+[.B45]+[.B46]+[.B47]+[.B48]+[.B49]+[.B50]+[.B51]+[.B52]+[.B53]+0.5*[.B54])/12" office:value-type="float" office:value="17.6990740740741" calcext:value-type="float">
            <text:p>17.70</text:p>
          </table:table-cell>
          <table:table-cell table:style-name="ce3" table:formula="of:=[.B48]-[.C48]" office:value-type="float" office:value="-1.92129629629627" calcext:value-type="float">
            <text:p>-1.92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48]-[.$M$5]" office:value-type="float" office:value="-0.995324981844578" calcext:value-type="float">
            <text:p>-0.9953</text:p>
          </table:table-cell>
          <table:table-cell table:style-name="ce3" table:formula="of:=[.B48]-[.F48]" office:value-type="float" office:value="16.7731027596224" calcext:value-type="float">
            <text:p>16.77</text:p>
          </table:table-cell>
          <table:table-cell table:formula="of:=[.$P$19]+[.$P$20]*[.A48]" office:value-type="float" office:value="17.3780406754868" calcext:value-type="float">
            <text:p>17.38</text:p>
          </table:table-cell>
          <table:table-cell table:style-name="ce3" table:formula="of:=[.H48]+[.F48]" office:value-type="float" office:value="16.3827156936422" calcext:value-type="float">
            <text:p>16.38</text:p>
          </table:table-cell>
          <table:table-cell table:style-name="ce30" table:formula="of:=ABS([.B48]-[.I48])" office:value-type="float" office:value="0.604937915864433" calcext:value-type="float">
            <text:p>0.60</text:p>
          </table:table-cell>
          <table:table-cell table:style-name="ce30"/>
          <table:table-cell table:style-name="ce46" table:formula="of:=[.L47]" office:value-type="float" office:value="1" calcext:value-type="float">
            <text:p>1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13.6111111111111" calcext:value-type="float">
            <text:p>13.61</text:p>
          </table:table-cell>
          <table:table-cell table:style-name="ce3" table:formula="of:=(0.5*[.B43]+[.B44]+[.B45]+[.B46]+[.B47]+[.B48]+[.B49]+[.B50]+[.B51]+[.B52]+[.B53]+[.B54]+0.5*[.B55])/12" office:value-type="float" office:value="17.900462962963" calcext:value-type="float">
            <text:p>17.90</text:p>
          </table:table-cell>
          <table:table-cell table:style-name="ce3" table:formula="of:=[.B49]-[.C49]" office:value-type="float" office:value="-4.28935185185187" calcext:value-type="float">
            <text:p>-4.29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49]-[.$M$5]" office:value-type="float" office:value="-3.83138162672477" calcext:value-type="float">
            <text:p>-3.8314</text:p>
          </table:table-cell>
          <table:table-cell table:style-name="ce3" table:formula="of:=[.B49]-[.F49]" office:value-type="float" office:value="17.4424927378359" calcext:value-type="float">
            <text:p>17.44</text:p>
          </table:table-cell>
          <table:table-cell table:formula="of:=[.$P$19]+[.$P$20]*[.A49]" office:value-type="float" office:value="17.3876185212399" calcext:value-type="float">
            <text:p>17.39</text:p>
          </table:table-cell>
          <table:table-cell table:style-name="ce3" table:formula="of:=[.H49]+[.F49]" office:value-type="float" office:value="13.5562368945151" calcext:value-type="float">
            <text:p>13.56</text:p>
          </table:table-cell>
          <table:table-cell table:style-name="ce30" table:formula="of:=ABS([.B49]-[.I49])" office:value-type="float" office:value="0.0548742165959908" calcext:value-type="float">
            <text:p>0.05</text:p>
          </table:table-cell>
          <table:table-cell table:style-name="ce30"/>
          <table:table-cell table:style-name="ce46" table:formula="of:=[.L48]" office:value-type="float" office:value="1" calcext:value-type="float">
            <text:p>1</text:p>
          </table:table-cell>
          <table:table-cell table:style-name="ce52"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13.5555555555556" calcext:value-type="float">
            <text:p>13.56</text:p>
          </table:table-cell>
          <table:table-cell table:style-name="ce3" table:formula="of:=(0.5*[.B44]+[.B45]+[.B46]+[.B47]+[.B48]+[.B49]+[.B50]+[.B51]+[.B52]+[.B53]+[.B54]+[.B55]+0.5*[.B56])/12" office:value-type="float" office:value="18.0046296296296" calcext:value-type="float">
            <text:p>18.00</text:p>
          </table:table-cell>
          <table:table-cell table:style-name="ce3" table:formula="of:=[.B50]-[.C50]" office:value-type="float" office:value="-4.44907407407404" calcext:value-type="float">
            <text:p>-4.45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50]-[.$M$5]" office:value-type="float" office:value="-3.5284132171387" calcext:value-type="float">
            <text:p>-3.5284</text:p>
          </table:table-cell>
          <table:table-cell table:style-name="ce3" table:formula="of:=[.B50]-[.F50]" office:value-type="float" office:value="17.0839687726943" calcext:value-type="float">
            <text:p>17.08</text:p>
          </table:table-cell>
          <table:table-cell table:formula="of:=[.$P$19]+[.$P$20]*[.A50]" office:value-type="float" office:value="17.3971963669929" calcext:value-type="float">
            <text:p>17.40</text:p>
          </table:table-cell>
          <table:table-cell table:style-name="ce3" table:formula="of:=[.H50]+[.F50]" office:value-type="float" office:value="13.8687831498542" calcext:value-type="float">
            <text:p>13.87</text:p>
          </table:table-cell>
          <table:table-cell table:style-name="ce30" table:formula="of:=ABS([.B50]-[.I50])" office:value-type="float" office:value="0.313227594298644" calcext:value-type="float">
            <text:p>0.31</text:p>
          </table:table-cell>
          <table:table-cell table:style-name="ce30"/>
          <table:table-cell table:style-name="ce46" table:formula="of:=[.L49]" office:value-type="float" office:value="1" calcext:value-type="float">
            <text:p>1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3.5" calcext:value-type="float">
            <text:p>13.50</text:p>
          </table:table-cell>
          <table:table-cell table:style-name="ce3" table:formula="of:=(0.5*[.B45]+[.B46]+[.B47]+[.B48]+[.B49]+[.B50]+[.B51]+[.B52]+[.B53]+[.B54]+[.B55]+[.B56]+0.5*[.B57])/12" office:value-type="float" office:value="17.9814814814815" calcext:value-type="float">
            <text:p>17.98</text:p>
          </table:table-cell>
          <table:table-cell table:style-name="ce3" table:formula="of:=[.B51]-[.C51]" office:value-type="float" office:value="-4.48148148148149" calcext:value-type="float">
            <text:p>-4.48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51]-[.$M$5]" office:value-type="float" office:value="-3.21768336964416" calcext:value-type="float">
            <text:p>-3.2177</text:p>
          </table:table-cell>
          <table:table-cell table:style-name="ce3" table:formula="of:=[.B51]-[.F51]" office:value-type="float" office:value="16.7176833696442" calcext:value-type="float">
            <text:p>16.72</text:p>
          </table:table-cell>
          <table:table-cell table:formula="of:=[.$P$19]+[.$P$20]*[.A51]" office:value-type="float" office:value="17.406774212746" calcext:value-type="float">
            <text:p>17.41</text:p>
          </table:table-cell>
          <table:table-cell table:style-name="ce3" table:formula="of:=[.H51]+[.F51]" office:value-type="float" office:value="14.1890908431019" calcext:value-type="float">
            <text:p>14.19</text:p>
          </table:table-cell>
          <table:table-cell table:style-name="ce30" table:formula="of:=ABS([.B51]-[.I51])" office:value-type="float" office:value="0.689090843101852" calcext:value-type="float">
            <text:p>0.69</text:p>
          </table:table-cell>
          <table:table-cell table:style-name="ce30"/>
          <table:table-cell table:style-name="ce46" table:formula="of:=[.L50]" office:value-type="float" office:value="1" calcext:value-type="float">
            <text:p>1</text:p>
          </table:table-cell>
          <table:table-cell table:style-name="ce52"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6.7777777777778" calcext:value-type="float">
            <text:p>16.78</text:p>
          </table:table-cell>
          <table:table-cell table:style-name="ce3" table:formula="of:=(0.5*[.B46]+[.B47]+[.B48]+[.B49]+[.B50]+[.B51]+[.B52]+[.B53]+[.B54]+[.B55]+[.B56]+[.B57]+0.5*[.B58])/12" office:value-type="float" office:value="17.9768518518519" calcext:value-type="float">
            <text:p>17.98</text:p>
          </table:table-cell>
          <table:table-cell table:style-name="ce3" table:formula="of:=[.B52]-[.C52]" office:value-type="float" office:value="-1.19907407407406" calcext:value-type="float">
            <text:p>-1.20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52]-[.$M$5]" office:value-type="float" office:value="-2.11079339143064" calcext:value-type="float">
            <text:p>-2.1108</text:p>
          </table:table-cell>
          <table:table-cell table:style-name="ce3" table:formula="of:=[.B52]-[.F52]" office:value-type="float" office:value="18.8885711692084" calcext:value-type="float">
            <text:p>18.89</text:p>
          </table:table-cell>
          <table:table-cell table:formula="of:=[.$P$19]+[.$P$20]*[.A52]" office:value-type="float" office:value="17.4163520584991" calcext:value-type="float">
            <text:p>17.42</text:p>
          </table:table-cell>
          <table:table-cell table:style-name="ce3" table:formula="of:=[.H52]+[.F52]" office:value-type="float" office:value="15.3055586670684" calcext:value-type="float">
            <text:p>15.31</text:p>
          </table:table-cell>
          <table:table-cell table:style-name="ce30" table:formula="of:=ABS([.B52]-[.I52])" office:value-type="float" office:value="1.47221911070936" calcext:value-type="float">
            <text:p>1.47</text:p>
          </table:table-cell>
          <table:table-cell table:style-name="ce30"/>
          <table:table-cell table:style-name="ce46" table:formula="of:=[.L51]" office:value-type="float" office:value="1" calcext:value-type="float">
            <text:p>1</text:p>
          </table:table-cell>
          <table:table-cell table:style-name="ce52"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17.7777777777778" calcext:value-type="float">
            <text:p>17.78</text:p>
          </table:table-cell>
          <table:table-cell table:style-name="ce3" table:formula="of:=(0.5*[.B47]+[.B48]+[.B49]+[.B50]+[.B51]+[.B52]+[.B53]+[.B54]+[.B55]+[.B56]+[.B57]+[.B58]+0.5*[.B59])/12" office:value-type="float" office:value="17.9583333333333" calcext:value-type="float">
            <text:p>17.96</text:p>
          </table:table-cell>
          <table:table-cell table:style-name="ce3" table:formula="of:=[.B53]-[.C53]" office:value-type="float" office:value="-0.180555555555543" calcext:value-type="float">
            <text:p>-0.18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53]-[.$M$5]" office:value-type="float" office:value="-1.12495461147422" calcext:value-type="float">
            <text:p>-1.1250</text:p>
          </table:table-cell>
          <table:table-cell table:style-name="ce3" table:formula="of:=[.B53]-[.F53]" office:value-type="float" office:value="18.902732389252" calcext:value-type="float">
            <text:p>18.90</text:p>
          </table:table-cell>
          <table:table-cell table:formula="of:=[.$P$19]+[.$P$20]*[.A53]" office:value-type="float" office:value="17.4259299042521" calcext:value-type="float">
            <text:p>17.43</text:p>
          </table:table-cell>
          <table:table-cell table:style-name="ce3" table:formula="of:=[.H53]+[.F53]" office:value-type="float" office:value="16.3009752927779" calcext:value-type="float">
            <text:p>16.30</text:p>
          </table:table-cell>
          <table:table-cell table:style-name="ce30" table:formula="of:=ABS([.B53]-[.I53])" office:value-type="float" office:value="1.47680248499988" calcext:value-type="float">
            <text:p>1.48</text:p>
          </table:table-cell>
          <table:table-cell table:style-name="ce30"/>
          <table:table-cell table:style-name="ce46" table:formula="of:=[.L52]" office:value-type="float" office:value="1" calcext:value-type="float">
            <text:p>1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20.0555555555556" calcext:value-type="float">
            <text:p>20.06</text:p>
          </table:table-cell>
          <table:table-cell table:style-name="ce3" table:formula="of:=(0.5*[.B48]+[.B49]+[.B50]+[.B51]+[.B52]+[.B53]+[.B54]+[.B55]+[.B56]+[.B57]+[.B58]+[.B59]+0.5*[.B60])/12" office:value-type="float" office:value="17.8726851851852" calcext:value-type="float">
            <text:p>17.87</text:p>
          </table:table-cell>
          <table:table-cell table:style-name="ce3" table:formula="of:=[.B54]-[.C54]" office:value-type="float" office:value="2.1828703703704" calcext:value-type="float">
            <text:p>2.18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54]-[.$M$5]" office:value-type="float" office:value="0.109794843863476" calcext:value-type="float">
            <text:p>0.1098</text:p>
          </table:table-cell>
          <table:table-cell table:style-name="ce3" table:formula="of:=[.B54]-[.F54]" office:value-type="float" office:value="19.9457607116921" calcext:value-type="float">
            <text:p>19.95</text:p>
          </table:table-cell>
          <table:table-cell table:formula="of:=[.$P$19]+[.$P$20]*[.A54]" office:value-type="float" office:value="17.4355077500052" calcext:value-type="float">
            <text:p>17.44</text:p>
          </table:table-cell>
          <table:table-cell table:style-name="ce3" table:formula="of:=[.H54]+[.F54]" office:value-type="float" office:value="17.5453025938687" calcext:value-type="float">
            <text:p>17.55</text:p>
          </table:table-cell>
          <table:table-cell table:style-name="ce30" table:formula="of:=ABS([.B54]-[.I54])" office:value-type="float" office:value="2.51025296168691" calcext:value-type="float">
            <text:p>2.51</text:p>
          </table:table-cell>
          <table:table-cell table:style-name="ce30"/>
          <table:table-cell table:style-name="ce46" table:formula="of:=[.L53]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19.6666666666667" calcext:value-type="float">
            <text:p>19.67</text:p>
          </table:table-cell>
          <table:table-cell table:style-name="ce3" table:formula="of:=(0.5*[.B49]+[.B50]+[.B51]+[.B52]+[.B53]+[.B54]+[.B55]+[.B56]+[.B57]+[.B58]+[.B59]+[.B60]+0.5*[.B61])/12" office:value-type="float" office:value="17.875" calcext:value-type="float">
            <text:p>17.88</text:p>
          </table:table-cell>
          <table:table-cell table:style-name="ce3" table:formula="of:=[.B55]-[.C55]" office:value-type="float" office:value="1.79166666666669" calcext:value-type="float">
            <text:p>1.79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55]-[.$M$5]" office:value-type="float" office:value="1.34318264342774" calcext:value-type="float">
            <text:p>1.3432</text:p>
          </table:table-cell>
          <table:table-cell table:style-name="ce3" table:formula="of:=[.B55]-[.F55]" office:value-type="float" office:value="18.323484023239" calcext:value-type="float">
            <text:p>18.32</text:p>
          </table:table-cell>
          <table:table-cell table:formula="of:=[.$P$19]+[.$P$20]*[.A55]" office:value-type="float" office:value="17.4450855957583" calcext:value-type="float">
            <text:p>17.45</text:p>
          </table:table-cell>
          <table:table-cell table:style-name="ce3" table:formula="of:=[.H55]+[.F55]" office:value-type="float" office:value="18.788268239186" calcext:value-type="float">
            <text:p>18.79</text:p>
          </table:table-cell>
          <table:table-cell table:style-name="ce30" table:formula="of:=ABS([.B55]-[.I55])" office:value-type="float" office:value="0.878398427480683" calcext:value-type="float">
            <text:p>0.88</text:p>
          </table:table-cell>
          <table:table-cell table:style-name="ce30"/>
          <table:table-cell table:style-name="ce46" table:formula="of:=[.L54]" office:value-type="float" office:value="1" calcext:value-type="float">
            <text:p>1</text:p>
          </table:table-cell>
          <table:table-cell table:style-name="ce52" office:value-type="float" office:value="37" calcext:value-type="float">
            <text:p>3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.00</text:p>
          </table:table-cell>
          <table:table-cell table:style-name="ce3" table:formula="of:=(0.5*[.B50]+[.B51]+[.B52]+[.B53]+[.B54]+[.B55]+[.B56]+[.B57]+[.B58]+[.B59]+[.B60]+[.B61]+0.5*[.B62])/12" office:value-type="float" office:value="17.9398148148148" calcext:value-type="float">
            <text:p>17.94</text:p>
          </table:table-cell>
          <table:table-cell table:style-name="ce3" table:formula="of:=[.B56]-[.C56]" office:value-type="float" office:value="4.06018518518517" calcext:value-type="float">
            <text:p>4.06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56]-[.$M$5]" office:value-type="float" office:value="3.45007262164124" calcext:value-type="float">
            <text:p>3.4501</text:p>
          </table:table-cell>
          <table:table-cell table:style-name="ce3" table:formula="of:=[.B56]-[.F56]" office:value-type="float" office:value="18.5499273783588" calcext:value-type="float">
            <text:p>18.55</text:p>
          </table:table-cell>
          <table:table-cell table:formula="of:=[.$P$19]+[.$P$20]*[.A56]" office:value-type="float" office:value="17.4546634415113" calcext:value-type="float">
            <text:p>17.45</text:p>
          </table:table-cell>
          <table:table-cell table:style-name="ce3" table:formula="of:=[.H56]+[.F56]" office:value-type="float" office:value="20.9047360631526" calcext:value-type="float">
            <text:p>20.90</text:p>
          </table:table-cell>
          <table:table-cell table:style-name="ce30" table:formula="of:=ABS([.B56]-[.I56])" office:value-type="float" office:value="1.09526393684742" calcext:value-type="float">
            <text:p>1.10</text:p>
          </table:table-cell>
          <table:table-cell table:style-name="ce30"/>
          <table:table-cell table:style-name="ce46" table:formula="of:=[.L55]" office:value-type="float" office:value="1" calcext:value-type="float">
            <text:p>1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21.3333333333333" calcext:value-type="float">
            <text:p>21.33</text:p>
          </table:table-cell>
          <table:table-cell table:style-name="ce3" table:formula="of:=(0.5*[.B51]+[.B52]+[.B53]+[.B54]+[.B55]+[.B56]+[.B57]+[.B58]+[.B59]+[.B60]+[.B61]+[.B62]+0.5*[.B63])/12" office:value-type="float" office:value="18.0578703703704" calcext:value-type="float">
            <text:p>18.06</text:p>
          </table:table-cell>
          <table:table-cell table:style-name="ce3" table:formula="of:=[.B57]-[.C57]" office:value-type="float" office:value="3.27546296296292" calcext:value-type="float">
            <text:p>3.28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57]-[.$M$5]" office:value-type="float" office:value="4.17556281771968" calcext:value-type="float">
            <text:p>4.1756</text:p>
          </table:table-cell>
          <table:table-cell table:style-name="ce3" table:formula="of:=[.B57]-[.F57]" office:value-type="float" office:value="17.1577705156136" calcext:value-type="float">
            <text:p>17.16</text:p>
          </table:table-cell>
          <table:table-cell table:formula="of:=[.$P$19]+[.$P$20]*[.A57]" office:value-type="float" office:value="17.4642412872644" calcext:value-type="float">
            <text:p>17.46</text:p>
          </table:table-cell>
          <table:table-cell table:style-name="ce3" table:formula="of:=[.H57]+[.F57]" office:value-type="float" office:value="21.6398041049841" calcext:value-type="float">
            <text:p>21.64</text:p>
          </table:table-cell>
          <table:table-cell table:style-name="ce30" table:formula="of:=ABS([.B57]-[.I57])" office:value-type="float" office:value="0.30647077165079" calcext:value-type="float">
            <text:p>0.31</text:p>
          </table:table-cell>
          <table:table-cell table:style-name="ce30"/>
          <table:table-cell table:style-name="ce46" table:formula="of:=[.L56]" office:value-type="float" office:value="1" calcext:value-type="float">
            <text:p>1</text:p>
          </table:table-cell>
          <table:table-cell table:style-name="ce52" office:value-type="float" office:value="39" calcext:value-type="float">
            <text:p>3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22.3333333333333" calcext:value-type="float">
            <text:p>22.33</text:p>
          </table:table-cell>
          <table:table-cell table:style-name="ce3" table:formula="of:=(0.5*[.B52]+[.B53]+[.B54]+[.B55]+[.B56]+[.B57]+[.B58]+[.B59]+[.B60]+[.B61]+[.B62]+[.B63]+0.5*[.B64])/12" office:value-type="float" office:value="18.0925925925926" calcext:value-type="float">
            <text:p>18.09</text:p>
          </table:table-cell>
          <table:table-cell table:style-name="ce3" table:formula="of:=[.B58]-[.C58]" office:value-type="float" office:value="4.2407407407407" calcext:value-type="float">
            <text:p>4.24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58]-[.$M$5]" office:value-type="float" office:value="3.90745279593317" calcext:value-type="float">
            <text:p>3.9075</text:p>
          </table:table-cell>
          <table:table-cell table:style-name="ce3" table:formula="of:=[.B58]-[.F58]" office:value-type="float" office:value="18.4258805374001" calcext:value-type="float">
            <text:p>18.43</text:p>
          </table:table-cell>
          <table:table-cell table:formula="of:=[.$P$19]+[.$P$20]*[.A58]" office:value-type="float" office:value="17.4738191330175" calcext:value-type="float">
            <text:p>17.47</text:p>
          </table:table-cell>
          <table:table-cell table:style-name="ce3" table:formula="of:=[.H58]+[.F58]" office:value-type="float" office:value="21.3812719289506" calcext:value-type="float">
            <text:p>21.38</text:p>
          </table:table-cell>
          <table:table-cell table:style-name="ce30" table:formula="of:=ABS([.B58]-[.I58])" office:value-type="float" office:value="0.952061404382654" calcext:value-type="float">
            <text:p>0.95</text:p>
          </table:table-cell>
          <table:table-cell table:style-name="ce30"/>
          <table:table-cell table:style-name="ce46" table:formula="of:=[.L57]" office:value-type="float" office:value="1" calcext:value-type="float">
            <text:p>1</text:p>
          </table:table-cell>
          <table:table-cell table:style-name="ce52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8.2777777777778" calcext:value-type="float">
            <text:p>18.28</text:p>
          </table:table-cell>
          <table:table-cell table:style-name="ce3" table:formula="of:=(0.5*[.B53]+[.B54]+[.B55]+[.B56]+[.B57]+[.B58]+[.B59]+[.B60]+[.B61]+[.B62]+[.B63]+[.B64]+0.5*[.B65])/12" office:value-type="float" office:value="17.9953703703704" calcext:value-type="float">
            <text:p>18.00</text:p>
          </table:table-cell>
          <table:table-cell table:style-name="ce3" table:formula="of:=[.B59]-[.C59]" office:value-type="float" office:value="0.282407407407423" calcext:value-type="float">
            <text:p>0.28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59]-[.$M$5]" office:value-type="float" office:value="1.82248547567175" calcext:value-type="float">
            <text:p>1.8225</text:p>
          </table:table-cell>
          <table:table-cell table:style-name="ce3" table:formula="of:=[.B59]-[.F59]" office:value-type="float" office:value="16.455292302106" calcext:value-type="float">
            <text:p>16.46</text:p>
          </table:table-cell>
          <table:table-cell table:formula="of:=[.$P$19]+[.$P$20]*[.A59]" office:value-type="float" office:value="17.4833969787705" calcext:value-type="float">
            <text:p>17.48</text:p>
          </table:table-cell>
          <table:table-cell table:style-name="ce3" table:formula="of:=[.H59]+[.F59]" office:value-type="float" office:value="19.3058824544423" calcext:value-type="float">
            <text:p>19.31</text:p>
          </table:table-cell>
          <table:table-cell table:style-name="ce30" table:formula="of:=ABS([.B59]-[.I59])" office:value-type="float" office:value="1.02810467666449" calcext:value-type="float">
            <text:p>1.03</text:p>
          </table:table-cell>
          <table:table-cell table:style-name="ce30"/>
          <table:table-cell table:style-name="ce46" table:formula="of:=[.L58]" office:value-type="float" office:value="1" calcext:value-type="float">
            <text:p>1</text:p>
          </table:table-cell>
          <table:table-cell table:style-name="ce52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5.3888888888889" calcext:value-type="float">
            <text:p>15.39</text:p>
          </table:table-cell>
          <table:table-cell table:style-name="ce3" table:formula="of:=(0.5*[.B54]+[.B55]+[.B56]+[.B57]+[.B58]+[.B59]+[.B60]+[.B61]+[.B62]+[.B63]+[.B64]+[.B65]+0.5*[.B66])/12" office:value-type="float" office:value="17.8634259259259" calcext:value-type="float">
            <text:p>17.86</text:p>
          </table:table-cell>
          <table:table-cell table:style-name="ce3" table:formula="of:=[.B60]-[.C60]" office:value-type="float" office:value="-2.47453703703703" calcext:value-type="float">
            <text:p>-2.47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60]-[.$M$5]" office:value-type="float" office:value="-0.995324981844578" calcext:value-type="float">
            <text:p>-0.9953</text:p>
          </table:table-cell>
          <table:table-cell table:style-name="ce3" table:formula="of:=[.B60]-[.F60]" office:value-type="float" office:value="16.3842138707335" calcext:value-type="float">
            <text:p>16.38</text:p>
          </table:table-cell>
          <table:table-cell table:formula="of:=[.$P$19]+[.$P$20]*[.A60]" office:value-type="float" office:value="17.4929748245236" calcext:value-type="float">
            <text:p>17.49</text:p>
          </table:table-cell>
          <table:table-cell table:style-name="ce3" table:formula="of:=[.H60]+[.F60]" office:value-type="float" office:value="16.497649842679" calcext:value-type="float">
            <text:p>16.50</text:p>
          </table:table-cell>
          <table:table-cell table:style-name="ce30" table:formula="of:=ABS([.B60]-[.I60])" office:value-type="float" office:value="1.10876095379013" calcext:value-type="float">
            <text:p>1.11</text:p>
          </table:table-cell>
          <table:table-cell table:style-name="ce30"/>
          <table:table-cell table:style-name="ce46" table:formula="of:=[.L59]" office:value-type="float" office:value="1" calcext:value-type="float">
            <text:p>1</text:p>
          </table:table-cell>
          <table:table-cell table:style-name="ce52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4.0555555555556" calcext:value-type="float">
            <text:p>14.06</text:p>
          </table:table-cell>
          <table:table-cell table:style-name="ce3" table:formula="of:=(0.5*[.B55]+[.B56]+[.B57]+[.B58]+[.B59]+[.B60]+[.B61]+[.B62]+[.B63]+[.B64]+[.B65]+[.B66]+0.5*[.B67])/12" office:value-type="float" office:value="17.7592592592593" calcext:value-type="float">
            <text:p>17.76</text:p>
          </table:table-cell>
          <table:table-cell table:style-name="ce3" table:formula="of:=[.B61]-[.C61]" office:value-type="float" office:value="-3.70370370370366" calcext:value-type="float">
            <text:p>-3.70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61]-[.$M$5]" office:value-type="float" office:value="-3.83138162672477" calcext:value-type="float">
            <text:p>-3.8314</text:p>
          </table:table-cell>
          <table:table-cell table:style-name="ce3" table:formula="of:=[.B61]-[.F61]" office:value-type="float" office:value="17.8869371822804" calcext:value-type="float">
            <text:p>17.89</text:p>
          </table:table-cell>
          <table:table-cell table:formula="of:=[.$P$19]+[.$P$20]*[.A61]" office:value-type="float" office:value="17.5025526702767" calcext:value-type="float">
            <text:p>17.50</text:p>
          </table:table-cell>
          <table:table-cell table:style-name="ce3" table:formula="of:=[.H61]+[.F61]" office:value-type="float" office:value="13.6711710435519" calcext:value-type="float">
            <text:p>13.67</text:p>
          </table:table-cell>
          <table:table-cell table:style-name="ce30" table:formula="of:=ABS([.B61]-[.I61])" office:value-type="float" office:value="0.384384512003695" calcext:value-type="float">
            <text:p>0.38</text:p>
          </table:table-cell>
          <table:table-cell table:style-name="ce30"/>
          <table:table-cell table:style-name="ce46" table:formula="of:=[.L60]" office:value-type="float" office:value="1" calcext:value-type="float">
            <text:p>1</text:p>
          </table:table-cell>
          <table:table-cell table:style-name="ce52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14.6666666666667" calcext:value-type="float">
            <text:p>14.67</text:p>
          </table:table-cell>
          <table:table-cell table:style-name="ce3" table:formula="of:=(0.5*[.B56]+[.B57]+[.B58]+[.B59]+[.B60]+[.B61]+[.B62]+[.B63]+[.B64]+[.B65]+[.B66]+[.B67]+0.5*[.B68])/12" office:value-type="float" office:value="17.6782407407407" calcext:value-type="float">
            <text:p>17.68</text:p>
          </table:table-cell>
          <table:table-cell table:style-name="ce3" table:formula="of:=[.B62]-[.C62]" office:value-type="float" office:value="-3.01157407407404" calcext:value-type="float">
            <text:p>-3.01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62]-[.$M$5]" office:value-type="float" office:value="-3.5284132171387" calcext:value-type="float">
            <text:p>-3.5284</text:p>
          </table:table-cell>
          <table:table-cell table:style-name="ce3" table:formula="of:=[.B62]-[.F62]" office:value-type="float" office:value="18.1950798838054" calcext:value-type="float">
            <text:p>18.20</text:p>
          </table:table-cell>
          <table:table-cell table:formula="of:=[.$P$19]+[.$P$20]*[.A62]" office:value-type="float" office:value="17.5121305160297" calcext:value-type="float">
            <text:p>17.51</text:p>
          </table:table-cell>
          <table:table-cell table:style-name="ce3" table:formula="of:=[.H62]+[.F62]" office:value-type="float" office:value="13.983717298891" calcext:value-type="float">
            <text:p>13.98</text:p>
          </table:table-cell>
          <table:table-cell table:style-name="ce30" table:formula="of:=ABS([.B62]-[.I62])" office:value-type="float" office:value="0.682949367775658" calcext:value-type="float">
            <text:p>0.68</text:p>
          </table:table-cell>
          <table:table-cell table:style-name="ce30"/>
          <table:table-cell table:style-name="ce46" table:formula="of:=[.L61]" office:value-type="float" office:value="1" calcext:value-type="float">
            <text:p>1</text:p>
          </table:table-cell>
          <table:table-cell table:style-name="ce52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15.2222222222222" calcext:value-type="float">
            <text:p>15.22</text:p>
          </table:table-cell>
          <table:table-cell table:style-name="ce3" table:formula="of:=(0.5*[.B57]+[.B58]+[.B59]+[.B60]+[.B61]+[.B62]+[.B63]+[.B64]+[.B65]+[.B66]+[.B67]+[.B68]+0.5*[.B69])/12" office:value-type="float" office:value="17.6342592592593" calcext:value-type="float">
            <text:p>17.63</text:p>
          </table:table-cell>
          <table:table-cell table:style-name="ce3" table:formula="of:=[.B63]-[.C63]" office:value-type="float" office:value="-2.41203703703706" calcext:value-type="float">
            <text:p>-2.41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63]-[.$M$5]" office:value-type="float" office:value="-3.21768336964416" calcext:value-type="float">
            <text:p>-3.2177</text:p>
          </table:table-cell>
          <table:table-cell table:style-name="ce3" table:formula="of:=[.B63]-[.F63]" office:value-type="float" office:value="18.4399055918664" calcext:value-type="float">
            <text:p>18.44</text:p>
          </table:table-cell>
          <table:table-cell table:formula="of:=[.$P$19]+[.$P$20]*[.A63]" office:value-type="float" office:value="17.5217083617828" calcext:value-type="float">
            <text:p>17.52</text:p>
          </table:table-cell>
          <table:table-cell table:style-name="ce3" table:formula="of:=[.H63]+[.F63]" office:value-type="float" office:value="14.3040249921387" calcext:value-type="float">
            <text:p>14.30</text:p>
          </table:table-cell>
          <table:table-cell table:style-name="ce30" table:formula="of:=ABS([.B63]-[.I63])" office:value-type="float" office:value="0.91819723008355" calcext:value-type="float">
            <text:p>0.92</text:p>
          </table:table-cell>
          <table:table-cell table:style-name="ce30"/>
          <table:table-cell table:style-name="ce46" table:formula="of:=[.L62]" office:value-type="float" office:value="1" calcext:value-type="float">
            <text:p>1</text:p>
          </table:table-cell>
          <table:table-cell table:style-name="ce52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15.8888888888889" calcext:value-type="float">
            <text:p>15.89</text:p>
          </table:table-cell>
          <table:table-cell table:style-name="ce3" table:formula="of:=(0.5*[.B58]+[.B59]+[.B60]+[.B61]+[.B62]+[.B63]+[.B64]+[.B65]+[.B66]+[.B67]+[.B68]+[.B69]+0.5*[.B70])/12" office:value-type="float" office:value="17.5439814814815" calcext:value-type="float">
            <text:p>17.54</text:p>
          </table:table-cell>
          <table:table-cell table:style-name="ce3" table:formula="of:=[.B64]-[.C64]" office:value-type="float" office:value="-1.65509259259258" calcext:value-type="float">
            <text:p>-1.66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64]-[.$M$5]" office:value-type="float" office:value="-2.11079339143064" calcext:value-type="float">
            <text:p>-2.1108</text:p>
          </table:table-cell>
          <table:table-cell table:style-name="ce3" table:formula="of:=[.B64]-[.F64]" office:value-type="float" office:value="17.9996822803195" calcext:value-type="float">
            <text:p>18.00</text:p>
          </table:table-cell>
          <table:table-cell table:formula="of:=[.$P$19]+[.$P$20]*[.A64]" office:value-type="float" office:value="17.5312862075359" calcext:value-type="float">
            <text:p>17.53</text:p>
          </table:table-cell>
          <table:table-cell table:style-name="ce3" table:formula="of:=[.H64]+[.F64]" office:value-type="float" office:value="15.4204928161052" calcext:value-type="float">
            <text:p>15.42</text:p>
          </table:table-cell>
          <table:table-cell table:style-name="ce30" table:formula="of:=ABS([.B64]-[.I64])" office:value-type="float" office:value="0.468396072783666" calcext:value-type="float">
            <text:p>0.47</text:p>
          </table:table-cell>
          <table:table-cell table:style-name="ce30"/>
          <table:table-cell table:style-name="ce46" table:formula="of:=[.L63]" office:value-type="float" office:value="1" calcext:value-type="float">
            <text:p>1</text:p>
          </table:table-cell>
          <table:table-cell table:style-name="ce52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16.3333333333333" calcext:value-type="float">
            <text:p>16.33</text:p>
          </table:table-cell>
          <table:table-cell table:style-name="ce3" table:formula="of:=(0.5*[.B59]+[.B60]+[.B61]+[.B62]+[.B63]+[.B64]+[.B65]+[.B66]+[.B67]+[.B68]+[.B69]+[.B70]+0.5*[.B71])/12" office:value-type="float" office:value="17.462962962963" calcext:value-type="float">
            <text:p>17.46</text:p>
          </table:table-cell>
          <table:table-cell table:style-name="ce3" table:formula="of:=[.B65]-[.C65]" office:value-type="float" office:value="-1.12962962962966" calcext:value-type="float">
            <text:p>-1.13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65]-[.$M$5]" office:value-type="float" office:value="-1.12495461147422" calcext:value-type="float">
            <text:p>-1.1250</text:p>
          </table:table-cell>
          <table:table-cell table:style-name="ce3" table:formula="of:=[.B65]-[.F65]" office:value-type="float" office:value="17.4582879448075" calcext:value-type="float">
            <text:p>17.46</text:p>
          </table:table-cell>
          <table:table-cell table:formula="of:=[.$P$19]+[.$P$20]*[.A65]" office:value-type="float" office:value="17.5408640532889" calcext:value-type="float">
            <text:p>17.54</text:p>
          </table:table-cell>
          <table:table-cell table:style-name="ce3" table:formula="of:=[.H65]+[.F65]" office:value-type="float" office:value="16.4159094418147" calcext:value-type="float">
            <text:p>16.42</text:p>
          </table:table-cell>
          <table:table-cell table:style-name="ce30" table:formula="of:=ABS([.B65]-[.I65])" office:value-type="float" office:value="0.0825761084814225" calcext:value-type="float">
            <text:p>0.08</text:p>
          </table:table-cell>
          <table:table-cell table:style-name="ce30"/>
          <table:table-cell table:style-name="ce46" table:formula="of:=[.L64]" office:value-type="float" office:value="1" calcext:value-type="float">
            <text:p>1</text:p>
          </table:table-cell>
          <table:table-cell table:style-name="ce52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18.3333333333333" calcext:value-type="float">
            <text:p>18.33</text:p>
          </table:table-cell>
          <table:table-cell table:style-name="ce3" table:formula="of:=(0.5*[.B60]+[.B61]+[.B62]+[.B63]+[.B64]+[.B65]+[.B66]+[.B67]+[.B68]+[.B69]+[.B70]+[.B71]+0.5*[.B72])/12" office:value-type="float" office:value="17.5393518518519" calcext:value-type="float">
            <text:p>17.54</text:p>
          </table:table-cell>
          <table:table-cell table:style-name="ce3" table:formula="of:=[.B66]-[.C66]" office:value-type="float" office:value="0.793981481481449" calcext:value-type="float">
            <text:p>0.79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66]-[.$M$5]" office:value-type="float" office:value="0.109794843863476" calcext:value-type="float">
            <text:p>0.1098</text:p>
          </table:table-cell>
          <table:table-cell table:style-name="ce3" table:formula="of:=[.B66]-[.F66]" office:value-type="float" office:value="18.2235384894698" calcext:value-type="float">
            <text:p>18.22</text:p>
          </table:table-cell>
          <table:table-cell table:formula="of:=[.$P$19]+[.$P$20]*[.A66]" office:value-type="float" office:value="17.550441899042" calcext:value-type="float">
            <text:p>17.55</text:p>
          </table:table-cell>
          <table:table-cell table:style-name="ce3" table:formula="of:=[.H66]+[.F66]" office:value-type="float" office:value="17.6602367429055" calcext:value-type="float">
            <text:p>17.66</text:p>
          </table:table-cell>
          <table:table-cell table:style-name="ce30" table:formula="of:=ABS([.B66]-[.I66])" office:value-type="float" office:value="0.673096590427814" calcext:value-type="float">
            <text:p>0.67</text:p>
          </table:table-cell>
          <table:table-cell table:style-name="ce30"/>
          <table:table-cell table:style-name="ce46" table:formula="of:=[.L65]" office:value-type="float" office:value="1" calcext:value-type="float">
            <text:p>1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18.8888888888889" calcext:value-type="float">
            <text:p>18.89</text:p>
          </table:table-cell>
          <table:table-cell table:style-name="ce3" table:formula="of:=(0.5*[.B61]+[.B62]+[.B63]+[.B64]+[.B65]+[.B66]+[.B67]+[.B68]+[.B69]+[.B70]+[.B71]+[.B72]+0.5*[.B73])/12" office:value-type="float" office:value="17.6180555555556" calcext:value-type="float">
            <text:p>17.62</text:p>
          </table:table-cell>
          <table:table-cell table:style-name="ce3" table:formula="of:=[.B67]-[.C67]" office:value-type="float" office:value="1.27083333333335" calcext:value-type="float">
            <text:p>1.27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67]-[.$M$5]" office:value-type="float" office:value="1.34318264342774" calcext:value-type="float">
            <text:p>1.3432</text:p>
          </table:table-cell>
          <table:table-cell table:style-name="ce3" table:formula="of:=[.B67]-[.F67]" office:value-type="float" office:value="17.5457062454612" calcext:value-type="float">
            <text:p>17.55</text:p>
          </table:table-cell>
          <table:table-cell table:formula="of:=[.$P$19]+[.$P$20]*[.A67]" office:value-type="float" office:value="17.5600197447951" calcext:value-type="float">
            <text:p>17.56</text:p>
          </table:table-cell>
          <table:table-cell table:style-name="ce3" table:formula="of:=[.H67]+[.F67]" office:value-type="float" office:value="18.9032023882228" calcext:value-type="float">
            <text:p>18.90</text:p>
          </table:table-cell>
          <table:table-cell table:style-name="ce30" table:formula="of:=ABS([.B67]-[.I67])" office:value-type="float" office:value="0.014313499333916" calcext:value-type="float">
            <text:p>0.01</text:p>
          </table:table-cell>
          <table:table-cell table:style-name="ce30"/>
          <table:table-cell table:style-name="ce46" table:formula="of:=[.L66]" office:value-type="float" office:value="1" calcext:value-type="float">
            <text:p>1</text:p>
          </table:table-cell>
          <table:table-cell table:style-name="ce52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3" table:formula="of:=(0.5*[.B62]+[.B63]+[.B64]+[.B65]+[.B66]+[.B67]+[.B68]+[.B69]+[.B70]+[.B71]+[.B72]+[.B73]+0.5*[.B74])/12" office:value-type="float" office:value="17.5925925925926" calcext:value-type="float">
            <text:p>17.59</text:p>
          </table:table-cell>
          <table:table-cell table:style-name="ce3" table:formula="of:=[.B68]-[.C68]" office:value-type="float" office:value="3.24074074074072" calcext:value-type="float">
            <text:p>3.24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68]-[.$M$5]" office:value-type="float" office:value="3.45007262164124" calcext:value-type="float">
            <text:p>3.4501</text:p>
          </table:table-cell>
          <table:table-cell table:style-name="ce3" table:formula="of:=[.B68]-[.F68]" office:value-type="float" office:value="17.3832607116921" calcext:value-type="float">
            <text:p>17.38</text:p>
          </table:table-cell>
          <table:table-cell table:formula="of:=[.$P$19]+[.$P$20]*[.A68]" office:value-type="float" office:value="17.5695975905481" calcext:value-type="float">
            <text:p>17.57</text:p>
          </table:table-cell>
          <table:table-cell table:style-name="ce3" table:formula="of:=[.H68]+[.F68]" office:value-type="float" office:value="21.0196702121894" calcext:value-type="float">
            <text:p>21.02</text:p>
          </table:table-cell>
          <table:table-cell table:style-name="ce30" table:formula="of:=ABS([.B68]-[.I68])" office:value-type="float" office:value="0.186336878856082" calcext:value-type="float">
            <text:p>0.19</text:p>
          </table:table-cell>
          <table:table-cell table:style-name="ce30"/>
          <table:table-cell table:style-name="ce46" table:formula="of:=[.L67]" office:value-type="float" office:value="1" calcext:value-type="float">
            <text:p>1</text:p>
          </table:table-cell>
          <table:table-cell table:style-name="ce52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21.4444444444444" calcext:value-type="float">
            <text:p>21.44</text:p>
          </table:table-cell>
          <table:table-cell table:style-name="ce3" table:formula="of:=(0.5*[.B63]+[.B64]+[.B65]+[.B66]+[.B67]+[.B68]+[.B69]+[.B70]+[.B71]+[.B72]+[.B73]+[.B74]+0.5*[.B75])/12" office:value-type="float" office:value="17.5162037037037" calcext:value-type="float">
            <text:p>17.52</text:p>
          </table:table-cell>
          <table:table-cell table:style-name="ce3" table:formula="of:=[.B69]-[.C69]" office:value-type="float" office:value="3.9282407407407" calcext:value-type="float">
            <text:p>3.93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69]-[.$M$5]" office:value-type="float" office:value="4.17556281771968" calcext:value-type="float">
            <text:p>4.1756</text:p>
          </table:table-cell>
          <table:table-cell table:style-name="ce3" table:formula="of:=[.B69]-[.F69]" office:value-type="float" office:value="17.2688816267247" calcext:value-type="float">
            <text:p>17.27</text:p>
          </table:table-cell>
          <table:table-cell table:formula="of:=[.$P$19]+[.$P$20]*[.A69]" office:value-type="float" office:value="17.5791754363012" calcext:value-type="float">
            <text:p>17.58</text:p>
          </table:table-cell>
          <table:table-cell table:style-name="ce3" table:formula="of:=[.H69]+[.F69]" office:value-type="float" office:value="21.7547382540209" calcext:value-type="float">
            <text:p>21.75</text:p>
          </table:table-cell>
          <table:table-cell table:style-name="ce30" table:formula="of:=ABS([.B69]-[.I69])" office:value-type="float" office:value="0.310293809576489" calcext:value-type="float">
            <text:p>0.31</text:p>
          </table:table-cell>
          <table:table-cell table:style-name="ce30"/>
          <table:table-cell table:style-name="ce46" table:formula="of:=[.L68]" office:value-type="float" office:value="1" calcext:value-type="float">
            <text:p>1</text:p>
          </table:table-cell>
          <table:table-cell table:style-name="ce52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20.0555555555556" calcext:value-type="float">
            <text:p>20.06</text:p>
          </table:table-cell>
          <table:table-cell table:style-name="ce3" table:formula="of:=(0.5*[.B64]+[.B65]+[.B66]+[.B67]+[.B68]+[.B69]+[.B70]+[.B71]+[.B72]+[.B73]+[.B74]+[.B75]+0.5*[.B76])/12" office:value-type="float" office:value="17.3935185185185" calcext:value-type="float">
            <text:p>17.39</text:p>
          </table:table-cell>
          <table:table-cell table:style-name="ce3" table:formula="of:=[.B70]-[.C70]" office:value-type="float" office:value="2.66203703703708" calcext:value-type="float">
            <text:p>2.66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70]-[.$M$5]" office:value-type="float" office:value="3.90745279593317" calcext:value-type="float">
            <text:p>3.9075</text:p>
          </table:table-cell>
          <table:table-cell table:style-name="ce3" table:formula="of:=[.B70]-[.F70]" office:value-type="float" office:value="16.1481027596224" calcext:value-type="float">
            <text:p>16.15</text:p>
          </table:table-cell>
          <table:table-cell table:formula="of:=[.$P$19]+[.$P$20]*[.A70]" office:value-type="float" office:value="17.5887532820543" calcext:value-type="float">
            <text:p>17.59</text:p>
          </table:table-cell>
          <table:table-cell table:style-name="ce3" table:formula="of:=[.H70]+[.F70]" office:value-type="float" office:value="21.4962060779874" calcext:value-type="float">
            <text:p>21.50</text:p>
          </table:table-cell>
          <table:table-cell table:style-name="ce30" table:formula="of:=ABS([.B70]-[.I70])" office:value-type="float" office:value="1.44065052243185" calcext:value-type="float">
            <text:p>1.44</text:p>
          </table:table-cell>
          <table:table-cell table:style-name="ce30"/>
          <table:table-cell table:style-name="ce46" table:formula="of:=[.L69]" office:value-type="float" office:value="1" calcext:value-type="float">
            <text:p>1</text:p>
          </table:table-cell>
          <table:table-cell table:style-name="ce52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18.6111111111111" calcext:value-type="float">
            <text:p>18.61</text:p>
          </table:table-cell>
          <table:table-cell table:style-name="ce3" table:formula="of:=(0.5*[.B65]+[.B66]+[.B67]+[.B68]+[.B69]+[.B70]+[.B71]+[.B72]+[.B73]+[.B74]+[.B75]+[.B76]+0.5*[.B77])/12" office:value-type="float" office:value="17.3078703703704" calcext:value-type="float">
            <text:p>17.31</text:p>
          </table:table-cell>
          <table:table-cell table:style-name="ce3" table:formula="of:=[.B71]-[.C71]" office:value-type="float" office:value="1.30324074074073" calcext:value-type="float">
            <text:p>1.30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71]-[.$M$5]" office:value-type="float" office:value="1.82248547567175" calcext:value-type="float">
            <text:p>1.8225</text:p>
          </table:table-cell>
          <table:table-cell table:style-name="ce3" table:formula="of:=[.B71]-[.F71]" office:value-type="float" office:value="16.7886256354393" calcext:value-type="float">
            <text:p>16.79</text:p>
          </table:table-cell>
          <table:table-cell table:formula="of:=[.$P$19]+[.$P$20]*[.A71]" office:value-type="float" office:value="17.5983311278073" calcext:value-type="float">
            <text:p>17.60</text:p>
          </table:table-cell>
          <table:table-cell table:style-name="ce3" table:formula="of:=[.H71]+[.F71]" office:value-type="float" office:value="19.4208166034791" calcext:value-type="float">
            <text:p>19.42</text:p>
          </table:table-cell>
          <table:table-cell table:style-name="ce30" table:formula="of:=ABS([.B71]-[.I71])" office:value-type="float" office:value="0.809705492367993" calcext:value-type="float">
            <text:p>0.81</text:p>
          </table:table-cell>
          <table:table-cell table:style-name="ce30"/>
          <table:table-cell table:style-name="ce46" table:formula="of:=[.L70]" office:value-type="float" office:value="1" calcext:value-type="float">
            <text:p>1</text:p>
          </table:table-cell>
          <table:table-cell table:style-name="ce52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16.8888888888889" calcext:value-type="float">
            <text:p>16.89</text:p>
          </table:table-cell>
          <table:table-cell table:style-name="ce3" table:formula="of:=(0.5*[.B66]+[.B67]+[.B68]+[.B69]+[.B70]+[.B71]+[.B72]+[.B73]+[.B74]+[.B75]+[.B76]+[.B77]+0.5*[.B78])/12" office:value-type="float" office:value="17.2939814814815" calcext:value-type="float">
            <text:p>17.29</text:p>
          </table:table-cell>
          <table:table-cell table:style-name="ce3" table:formula="of:=[.B72]-[.C72]" office:value-type="float" office:value="-0.405092592592577" calcext:value-type="float">
            <text:p>-0.41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72]-[.$M$5]" office:value-type="float" office:value="-0.995324981844578" calcext:value-type="float">
            <text:p>-0.9953</text:p>
          </table:table-cell>
          <table:table-cell table:style-name="ce3" table:formula="of:=[.B72]-[.F72]" office:value-type="float" office:value="17.8842138707335" calcext:value-type="float">
            <text:p>17.88</text:p>
          </table:table-cell>
          <table:table-cell table:formula="of:=[.$P$19]+[.$P$20]*[.A72]" office:value-type="float" office:value="17.6079089735604" calcext:value-type="float">
            <text:p>17.61</text:p>
          </table:table-cell>
          <table:table-cell table:style-name="ce3" table:formula="of:=[.H72]+[.F72]" office:value-type="float" office:value="16.6125839917158" calcext:value-type="float">
            <text:p>16.61</text:p>
          </table:table-cell>
          <table:table-cell table:style-name="ce30" table:formula="of:=ABS([.B72]-[.I72])" office:value-type="float" office:value="0.27630489717307" calcext:value-type="float">
            <text:p>0.28</text:p>
          </table:table-cell>
          <table:table-cell table:style-name="ce30"/>
          <table:table-cell table:style-name="ce46" table:formula="of:=[.L71]" office:value-type="float" office:value="1" calcext:value-type="float">
            <text:p>1</text:p>
          </table:table-cell>
          <table:table-cell table:style-name="ce52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14.4444444444444" calcext:value-type="float">
            <text:p>14.44</text:p>
          </table:table-cell>
          <table:table-cell table:style-name="ce3" table:formula="of:=(0.5*[.B67]+[.B68]+[.B69]+[.B70]+[.B71]+[.B72]+[.B73]+[.B74]+[.B75]+[.B76]+[.B77]+[.B78]+0.5*[.B79])/12" office:value-type="float" office:value="17.3796296296296" calcext:value-type="float">
            <text:p>17.38</text:p>
          </table:table-cell>
          <table:table-cell table:style-name="ce3" table:formula="of:=[.B73]-[.C73]" office:value-type="float" office:value="-2.93518518518523" calcext:value-type="float">
            <text:p>-2.94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73]-[.$M$5]" office:value-type="float" office:value="-3.83138162672477" calcext:value-type="float">
            <text:p>-3.8314</text:p>
          </table:table-cell>
          <table:table-cell table:style-name="ce3" table:formula="of:=[.B73]-[.F73]" office:value-type="float" office:value="18.2758260711692" calcext:value-type="float">
            <text:p>18.28</text:p>
          </table:table-cell>
          <table:table-cell table:formula="of:=[.$P$19]+[.$P$20]*[.A73]" office:value-type="float" office:value="17.6174868193135" calcext:value-type="float">
            <text:p>17.62</text:p>
          </table:table-cell>
          <table:table-cell table:style-name="ce3" table:formula="of:=[.H73]+[.F73]" office:value-type="float" office:value="13.7861051925887" calcext:value-type="float">
            <text:p>13.79</text:p>
          </table:table-cell>
          <table:table-cell table:style-name="ce30" table:formula="of:=ABS([.B73]-[.I73])" office:value-type="float" office:value="0.658339251855697" calcext:value-type="float">
            <text:p>0.66</text:p>
          </table:table-cell>
          <table:table-cell table:style-name="ce30"/>
          <table:table-cell table:style-name="ce46" table:formula="of:=[.L72]" office:value-type="float" office:value="1" calcext:value-type="float">
            <text:p>1</text:p>
          </table:table-cell>
          <table:table-cell table:style-name="ce52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13.6666666666667" calcext:value-type="float">
            <text:p>13.67</text:p>
          </table:table-cell>
          <table:table-cell table:style-name="ce3" table:formula="of:=(0.5*[.B68]+[.B69]+[.B70]+[.B71]+[.B72]+[.B73]+[.B74]+[.B75]+[.B76]+[.B77]+[.B78]+[.B79]+0.5*[.B80])/12" office:value-type="float" office:value="17.6296296296296" calcext:value-type="float">
            <text:p>17.63</text:p>
          </table:table-cell>
          <table:table-cell table:style-name="ce3" table:formula="of:=[.B74]-[.C74]" office:value-type="float" office:value="-3.96296296296292" calcext:value-type="float">
            <text:p>-3.96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74]-[.$M$5]" office:value-type="float" office:value="-3.5284132171387" calcext:value-type="float">
            <text:p>-3.5284</text:p>
          </table:table-cell>
          <table:table-cell table:style-name="ce3" table:formula="of:=[.B74]-[.F74]" office:value-type="float" office:value="17.1950798838054" calcext:value-type="float">
            <text:p>17.20</text:p>
          </table:table-cell>
          <table:table-cell table:formula="of:=[.$P$19]+[.$P$20]*[.A74]" office:value-type="float" office:value="17.6270646650665" calcext:value-type="float">
            <text:p>17.63</text:p>
          </table:table-cell>
          <table:table-cell table:style-name="ce3" table:formula="of:=[.H74]+[.F74]" office:value-type="float" office:value="14.0986514479278" calcext:value-type="float">
            <text:p>14.10</text:p>
          </table:table-cell>
          <table:table-cell table:style-name="ce30" table:formula="of:=ABS([.B74]-[.I74])" office:value-type="float" office:value="0.431984781261141" calcext:value-type="float">
            <text:p>0.43</text:p>
          </table:table-cell>
          <table:table-cell table:style-name="ce30"/>
          <table:table-cell table:style-name="ce46" table:formula="of:=[.L73]" office:value-type="float" office:value="1" calcext:value-type="float">
            <text:p>1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14.3888888888889" calcext:value-type="float">
            <text:p>14.39</text:p>
          </table:table-cell>
          <table:table-cell table:style-name="ce3" table:formula="of:=(0.5*[.B69]+[.B70]+[.B71]+[.B72]+[.B73]+[.B74]+[.B75]+[.B76]+[.B77]+[.B78]+[.B79]+[.B80]+0.5*[.B81])/12" office:value-type="float" office:value="17.8263888888889" calcext:value-type="float">
            <text:p>17.83</text:p>
          </table:table-cell>
          <table:table-cell table:style-name="ce3" table:formula="of:=[.B75]-[.C75]" office:value-type="float" office:value="-3.43749999999999" calcext:value-type="float">
            <text:p>-3.44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75]-[.$M$5]" office:value-type="float" office:value="-3.21768336964416" calcext:value-type="float">
            <text:p>-3.2177</text:p>
          </table:table-cell>
          <table:table-cell table:style-name="ce3" table:formula="of:=[.B75]-[.F75]" office:value-type="float" office:value="17.6065722585331" calcext:value-type="float">
            <text:p>17.61</text:p>
          </table:table-cell>
          <table:table-cell table:formula="of:=[.$P$19]+[.$P$20]*[.A75]" office:value-type="float" office:value="17.6366425108196" calcext:value-type="float">
            <text:p>17.64</text:p>
          </table:table-cell>
          <table:table-cell table:style-name="ce3" table:formula="of:=[.H75]+[.F75]" office:value-type="float" office:value="14.4189591411755" calcext:value-type="float">
            <text:p>14.42</text:p>
          </table:table-cell>
          <table:table-cell table:style-name="ce30" table:formula="of:=ABS([.B75]-[.I75])" office:value-type="float" office:value="0.0300702522865492" calcext:value-type="float">
            <text:p>0.03</text:p>
          </table:table-cell>
          <table:table-cell table:style-name="ce30"/>
          <table:table-cell table:style-name="ce46" table:formula="of:=[.L74]" office:value-type="float" office:value="1" calcext:value-type="float">
            <text:p>1</text:p>
          </table:table-cell>
          <table:table-cell table:style-name="ce52" office:value-type="float" office:value="57" calcext:value-type="float">
            <text:p>5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13.7777777777778" calcext:value-type="float">
            <text:p>13.78</text:p>
          </table:table-cell>
          <table:table-cell table:style-name="ce3" table:formula="of:=(0.5*[.B70]+[.B71]+[.B72]+[.B73]+[.B74]+[.B75]+[.B76]+[.B77]+[.B78]+[.B79]+[.B80]+[.B81]+0.5*[.B82])/12" office:value-type="float" office:value="17.9143518518519" calcext:value-type="float">
            <text:p>17.91</text:p>
          </table:table-cell>
          <table:table-cell table:style-name="ce3" table:formula="of:=[.B76]-[.C76]" office:value-type="float" office:value="-4.13657407407405" calcext:value-type="float">
            <text:p>-4.14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76]-[.$M$5]" office:value-type="float" office:value="-2.11079339143064" calcext:value-type="float">
            <text:p>-2.1108</text:p>
          </table:table-cell>
          <table:table-cell table:style-name="ce3" table:formula="of:=[.B76]-[.F76]" office:value-type="float" office:value="15.8885711692084" calcext:value-type="float">
            <text:p>15.89</text:p>
          </table:table-cell>
          <table:table-cell table:formula="of:=[.$P$19]+[.$P$20]*[.A76]" office:value-type="float" office:value="17.6462203565727" calcext:value-type="float">
            <text:p>17.65</text:p>
          </table:table-cell>
          <table:table-cell table:style-name="ce3" table:formula="of:=[.H76]+[.F76]" office:value-type="float" office:value="15.535426965142" calcext:value-type="float">
            <text:p>15.54</text:p>
          </table:table-cell>
          <table:table-cell table:style-name="ce30" table:formula="of:=ABS([.B76]-[.I76])" office:value-type="float" office:value="1.75764918736423" calcext:value-type="float">
            <text:p>1.76</text:p>
          </table:table-cell>
          <table:table-cell table:style-name="ce30"/>
          <table:table-cell table:style-name="ce46" table:formula="of:=[.L75]" office:value-type="float" office:value="1" calcext:value-type="float">
            <text:p>1</text:p>
          </table:table-cell>
          <table:table-cell table:style-name="ce52" office:value-type="float" office:value="58" calcext:value-type="float">
            <text:p>5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16.3888888888889" calcext:value-type="float">
            <text:p>16.39</text:p>
          </table:table-cell>
          <table:table-cell table:style-name="ce3" table:formula="of:=(0.5*[.B71]+[.B72]+[.B73]+[.B74]+[.B75]+[.B76]+[.B77]+[.B78]+[.B79]+[.B80]+[.B81]+[.B82]+0.5*[.B83])/12" office:value-type="float" office:value="17.9513888888889" calcext:value-type="float">
            <text:p>17.95</text:p>
          </table:table-cell>
          <table:table-cell table:style-name="ce3" table:formula="of:=[.B77]-[.C77]" office:value-type="float" office:value="-1.56249999999999" calcext:value-type="float">
            <text:p>-1.56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77]-[.$M$5]" office:value-type="float" office:value="-1.12495461147422" calcext:value-type="float">
            <text:p>-1.1250</text:p>
          </table:table-cell>
          <table:table-cell table:style-name="ce3" table:formula="of:=[.B77]-[.F77]" office:value-type="float" office:value="17.5138435003631" calcext:value-type="float">
            <text:p>17.51</text:p>
          </table:table-cell>
          <table:table-cell table:formula="of:=[.$P$19]+[.$P$20]*[.A77]" office:value-type="float" office:value="17.6557982023257" calcext:value-type="float">
            <text:p>17.66</text:p>
          </table:table-cell>
          <table:table-cell table:style-name="ce3" table:formula="of:=[.H77]+[.F77]" office:value-type="float" office:value="16.5308435908515" calcext:value-type="float">
            <text:p>16.53</text:p>
          </table:table-cell>
          <table:table-cell table:style-name="ce30" table:formula="of:=ABS([.B77]-[.I77])" office:value-type="float" office:value="0.141954701962622" calcext:value-type="float">
            <text:p>0.14</text:p>
          </table:table-cell>
          <table:table-cell table:style-name="ce30"/>
          <table:table-cell table:style-name="ce46" table:formula="of:=[.L76]" office:value-type="float" office:value="1" calcext:value-type="float">
            <text:p>1</text:p>
          </table:table-cell>
          <table:table-cell table:style-name="ce52" office:value-type="float" office:value="59" calcext:value-type="float">
            <text:p>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17.9444444444444" calcext:value-type="float">
            <text:p>17.94</text:p>
          </table:table-cell>
          <table:table-cell table:style-name="ce3" table:formula="of:=(0.5*[.B72]+[.B73]+[.B74]+[.B75]+[.B76]+[.B77]+[.B78]+[.B79]+[.B80]+[.B81]+[.B82]+[.B83]+0.5*[.B84])/12" office:value-type="float" office:value="17.962962962963" calcext:value-type="float">
            <text:p>17.96</text:p>
          </table:table-cell>
          <table:table-cell table:style-name="ce3" table:formula="of:=[.B78]-[.C78]" office:value-type="float" office:value="-0.0185185185185617" calcext:value-type="float">
            <text:p>-0.02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78]-[.$M$5]" office:value-type="float" office:value="0.109794843863476" calcext:value-type="float">
            <text:p>0.1098</text:p>
          </table:table-cell>
          <table:table-cell table:style-name="ce3" table:formula="of:=[.B78]-[.F78]" office:value-type="float" office:value="17.8346496005809" calcext:value-type="float">
            <text:p>17.83</text:p>
          </table:table-cell>
          <table:table-cell table:formula="of:=[.$P$19]+[.$P$20]*[.A78]" office:value-type="float" office:value="17.6653760480788" calcext:value-type="float">
            <text:p>17.67</text:p>
          </table:table-cell>
          <table:table-cell table:style-name="ce3" table:formula="of:=[.H78]+[.F78]" office:value-type="float" office:value="17.7751708919423" calcext:value-type="float">
            <text:p>17.78</text:p>
          </table:table-cell>
          <table:table-cell table:style-name="ce30" table:formula="of:=ABS([.B78]-[.I78])" office:value-type="float" office:value="0.169273552502116" calcext:value-type="float">
            <text:p>0.17</text:p>
          </table:table-cell>
          <table:table-cell table:style-name="ce30"/>
          <table:table-cell table:style-name="ce46" table:formula="of:=[.L77]" office:value-type="float" office:value="1" calcext:value-type="float">
            <text:p>1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21.3333333333333" calcext:value-type="float">
            <text:p>21.33</text:p>
          </table:table-cell>
          <table:table-cell table:style-name="ce3" table:formula="of:=(0.5*[.B73]+[.B74]+[.B75]+[.B76]+[.B77]+[.B78]+[.B79]+[.B80]+[.B81]+[.B82]+[.B83]+[.B84]+0.5*[.B85])/12" office:value-type="float" office:value="17.9398148148148" calcext:value-type="float">
            <text:p>17.94</text:p>
          </table:table-cell>
          <table:table-cell table:style-name="ce3" table:formula="of:=[.B79]-[.C79]" office:value-type="float" office:value="3.39351851851849" calcext:value-type="float">
            <text:p>3.39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79]-[.$M$5]" office:value-type="float" office:value="1.34318264342774" calcext:value-type="float">
            <text:p>1.3432</text:p>
          </table:table-cell>
          <table:table-cell table:style-name="ce3" table:formula="of:=[.B79]-[.F79]" office:value-type="float" office:value="19.9901506899056" calcext:value-type="float">
            <text:p>19.99</text:p>
          </table:table-cell>
          <table:table-cell table:formula="of:=[.$P$19]+[.$P$20]*[.A79]" office:value-type="float" office:value="17.6749538938319" calcext:value-type="float">
            <text:p>17.67</text:p>
          </table:table-cell>
          <table:table-cell table:style-name="ce3" table:formula="of:=[.H79]+[.F79]" office:value-type="float" office:value="19.0181365372596" calcext:value-type="float">
            <text:p>19.02</text:p>
          </table:table-cell>
          <table:table-cell table:style-name="ce30" table:formula="of:=ABS([.B79]-[.I79])" office:value-type="float" office:value="2.31519679607369" calcext:value-type="float">
            <text:p>2.32</text:p>
          </table:table-cell>
          <table:table-cell table:style-name="ce30"/>
          <table:table-cell table:style-name="ce46" table:formula="of:=[.L78]" office:value-type="float" office:value="1" calcext:value-type="float">
            <text:p>1</text:p>
          </table:table-cell>
          <table:table-cell table:style-name="ce52"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24.3888888888889" calcext:value-type="float">
            <text:p>24.39</text:p>
          </table:table-cell>
          <table:table-cell table:style-name="ce3" table:formula="of:=(0.5*[.B74]+[.B75]+[.B76]+[.B77]+[.B78]+[.B79]+[.B80]+[.B81]+[.B82]+[.B83]+[.B84]+[.B85]+0.5*[.B86])/12" office:value-type="float" office:value="17.8449074074074" calcext:value-type="float">
            <text:p>17.84</text:p>
          </table:table-cell>
          <table:table-cell table:style-name="ce3" table:formula="of:=[.B80]-[.C80]" office:value-type="float" office:value="6.54398148148149" calcext:value-type="float">
            <text:p>6.54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80]-[.$M$5]" office:value-type="float" office:value="3.45007262164124" calcext:value-type="float">
            <text:p>3.4501</text:p>
          </table:table-cell>
          <table:table-cell table:style-name="ce3" table:formula="of:=[.B80]-[.F80]" office:value-type="float" office:value="20.9388162672477" calcext:value-type="float">
            <text:p>20.94</text:p>
          </table:table-cell>
          <table:table-cell table:formula="of:=[.$P$19]+[.$P$20]*[.A80]" office:value-type="float" office:value="17.6845317395849" calcext:value-type="float">
            <text:p>17.68</text:p>
          </table:table-cell>
          <table:table-cell table:style-name="ce3" table:formula="of:=[.H80]+[.F80]" office:value-type="float" office:value="21.1346043612262" calcext:value-type="float">
            <text:p>21.13</text:p>
          </table:table-cell>
          <table:table-cell table:style-name="ce30" table:formula="of:=ABS([.B80]-[.I80])" office:value-type="float" office:value="3.25428452766272" calcext:value-type="float">
            <text:p>3.25</text:p>
          </table:table-cell>
          <table:table-cell table:style-name="ce30"/>
          <table:table-cell table:style-name="ce46" table:formula="of:=[.L79]" office:value-type="float" office:value="1" calcext:value-type="float">
            <text:p>1</text:p>
          </table:table-cell>
          <table:table-cell table:style-name="ce52" office:value-type="float" office:value="62" calcext:value-type="float">
            <text:p>6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22.6111111111111" calcext:value-type="float">
            <text:p>22.61</text:p>
          </table:table-cell>
          <table:table-cell table:style-name="ce3" table:formula="of:=(0.5*[.B75]+[.B76]+[.B77]+[.B78]+[.B79]+[.B80]+[.B81]+[.B82]+[.B83]+[.B84]+[.B85]+[.B86]+0.5*[.B87])/12" office:value-type="float" office:value="17.7777777777778" calcext:value-type="float">
            <text:p>17.78</text:p>
          </table:table-cell>
          <table:table-cell table:style-name="ce3" table:formula="of:=[.B81]-[.C81]" office:value-type="float" office:value="4.83333333333332" calcext:value-type="float">
            <text:p>4.83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81]-[.$M$5]" office:value-type="float" office:value="4.17556281771968" calcext:value-type="float">
            <text:p>4.1756</text:p>
          </table:table-cell>
          <table:table-cell table:style-name="ce3" table:formula="of:=[.B81]-[.F81]" office:value-type="float" office:value="18.4355482933914" calcext:value-type="float">
            <text:p>18.44</text:p>
          </table:table-cell>
          <table:table-cell table:formula="of:=[.$P$19]+[.$P$20]*[.A81]" office:value-type="float" office:value="17.694109585338" calcext:value-type="float">
            <text:p>17.69</text:p>
          </table:table-cell>
          <table:table-cell table:style-name="ce3" table:formula="of:=[.H81]+[.F81]" office:value-type="float" office:value="21.8696724030577" calcext:value-type="float">
            <text:p>21.87</text:p>
          </table:table-cell>
          <table:table-cell table:style-name="ce30" table:formula="of:=ABS([.B81]-[.I81])" office:value-type="float" office:value="0.741438708053416" calcext:value-type="float">
            <text:p>0.74</text:p>
          </table:table-cell>
          <table:table-cell table:style-name="ce30"/>
          <table:table-cell table:style-name="ce46" table:formula="of:=[.L80]" office:value-type="float" office:value="1" calcext:value-type="float">
            <text:p>1</text:p>
          </table:table-cell>
          <table:table-cell table:style-name="ce52" office:value-type="float" office:value="63" calcext:value-type="float">
            <text:p>6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21" calcext:value-type="float">
            <text:p>21.00</text:p>
          </table:table-cell>
          <table:table-cell table:style-name="ce3" table:formula="of:=(0.5*[.B76]+[.B77]+[.B78]+[.B79]+[.B80]+[.B81]+[.B82]+[.B83]+[.B84]+[.B85]+[.B86]+[.B87]+0.5*[.B88])/12" office:value-type="float" office:value="17.8402777777778" calcext:value-type="float">
            <text:p>17.84</text:p>
          </table:table-cell>
          <table:table-cell table:style-name="ce3" table:formula="of:=[.B82]-[.C82]" office:value-type="float" office:value="3.15972222222222" calcext:value-type="float">
            <text:p>3.16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82]-[.$M$5]" office:value-type="float" office:value="3.90745279593317" calcext:value-type="float">
            <text:p>3.9075</text:p>
          </table:table-cell>
          <table:table-cell table:style-name="ce3" table:formula="of:=[.B82]-[.F82]" office:value-type="float" office:value="17.0925472040668" calcext:value-type="float">
            <text:p>17.09</text:p>
          </table:table-cell>
          <table:table-cell table:formula="of:=[.$P$19]+[.$P$20]*[.A82]" office:value-type="float" office:value="17.7036874310911" calcext:value-type="float">
            <text:p>17.70</text:p>
          </table:table-cell>
          <table:table-cell table:style-name="ce3" table:formula="of:=[.H82]+[.F82]" office:value-type="float" office:value="21.6111402270242" calcext:value-type="float">
            <text:p>21.61</text:p>
          </table:table-cell>
          <table:table-cell table:style-name="ce30" table:formula="of:=ABS([.B82]-[.I82])" office:value-type="float" office:value="0.611140227024244" calcext:value-type="float">
            <text:p>0.61</text:p>
          </table:table-cell>
          <table:table-cell table:style-name="ce30"/>
          <table:table-cell table:style-name="ce46" table:formula="of:=[.L81]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18.5555555555556" calcext:value-type="float">
            <text:p>18.56</text:p>
          </table:table-cell>
          <table:table-cell table:style-name="ce3" table:formula="of:=(0.5*[.B77]+[.B78]+[.B79]+[.B80]+[.B81]+[.B82]+[.B83]+[.B84]+[.B85]+[.B86]+[.B87]+[.B88]+0.5*[.B89])/12" office:value-type="float" office:value="17.8726851851852" calcext:value-type="float">
            <text:p>17.87</text:p>
          </table:table-cell>
          <table:table-cell table:style-name="ce3" table:formula="of:=[.B83]-[.C83]" office:value-type="float" office:value="0.682870370370413" calcext:value-type="float">
            <text:p>0.68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83]-[.$M$5]" office:value-type="float" office:value="1.82248547567175" calcext:value-type="float">
            <text:p>1.8225</text:p>
          </table:table-cell>
          <table:table-cell table:style-name="ce3" table:formula="of:=[.B83]-[.F83]" office:value-type="float" office:value="16.7330700798838" calcext:value-type="float">
            <text:p>16.73</text:p>
          </table:table-cell>
          <table:table-cell table:formula="of:=[.$P$19]+[.$P$20]*[.A83]" office:value-type="float" office:value="17.7132652768441" calcext:value-type="float">
            <text:p>17.71</text:p>
          </table:table-cell>
          <table:table-cell table:style-name="ce3" table:formula="of:=[.H83]+[.F83]" office:value-type="float" office:value="19.5357507525159" calcext:value-type="float">
            <text:p>19.54</text:p>
          </table:table-cell>
          <table:table-cell table:style-name="ce30" table:formula="of:=ABS([.B83]-[.I83])" office:value-type="float" office:value="0.980195196960292" calcext:value-type="float">
            <text:p>0.98</text:p>
          </table:table-cell>
          <table:table-cell table:style-name="ce30"/>
          <table:table-cell table:style-name="ce46" table:formula="of:=[.L82]" office:value-type="float" office:value="1" calcext:value-type="float">
            <text:p>1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17.2222222222222" calcext:value-type="float">
            <text:p>17.22</text:p>
          </table:table-cell>
          <table:table-cell table:style-name="ce3" table:formula="of:=(0.5*[.B78]+[.B79]+[.B80]+[.B81]+[.B82]+[.B83]+[.B84]+[.B85]+[.B86]+[.B87]+[.B88]+[.B89]+0.5*[.B90])/12" office:value-type="float" office:value="17.8032407407407" calcext:value-type="float">
            <text:p>17.80</text:p>
          </table:table-cell>
          <table:table-cell table:style-name="ce3" table:formula="of:=[.B84]-[.C84]" office:value-type="float" office:value="-0.581018518518544" calcext:value-type="float">
            <text:p>-0.58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84]-[.$M$5]" office:value-type="float" office:value="-0.995324981844578" calcext:value-type="float">
            <text:p>-0.9953</text:p>
          </table:table-cell>
          <table:table-cell table:style-name="ce3" table:formula="of:=[.B84]-[.F84]" office:value-type="float" office:value="18.2175472040668" calcext:value-type="float">
            <text:p>18.22</text:p>
          </table:table-cell>
          <table:table-cell table:formula="of:=[.$P$19]+[.$P$20]*[.A84]" office:value-type="float" office:value="17.7228431225972" calcext:value-type="float">
            <text:p>17.72</text:p>
          </table:table-cell>
          <table:table-cell table:style-name="ce3" table:formula="of:=[.H84]+[.F84]" office:value-type="float" office:value="16.7275181407526" calcext:value-type="float">
            <text:p>16.73</text:p>
          </table:table-cell>
          <table:table-cell table:style-name="ce30" table:formula="of:=ABS([.B84]-[.I84])" office:value-type="float" office:value="0.494704081469575" calcext:value-type="float">
            <text:p>0.49</text:p>
          </table:table-cell>
          <table:table-cell table:style-name="ce30"/>
          <table:table-cell table:style-name="ce46" table:formula="of:=[.L83]" office:value-type="float" office:value="1" calcext:value-type="float">
            <text:p>1</text:p>
          </table:table-cell>
          <table:table-cell table:style-name="ce52" office:value-type="float" office:value="66" calcext:value-type="float">
            <text:p>6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13.5555555555556" calcext:value-type="float">
            <text:p>13.56</text:p>
          </table:table-cell>
          <table:table-cell table:style-name="ce3" table:formula="of:=(0.5*[.B79]+[.B80]+[.B81]+[.B82]+[.B83]+[.B84]+[.B85]+[.B86]+[.B87]+[.B88]+[.B89]+[.B90]+0.5*[.B91])/12" office:value-type="float" office:value="17.6550925925926" calcext:value-type="float">
            <text:p>17.66</text:p>
          </table:table-cell>
          <table:table-cell table:style-name="ce3" table:formula="of:=[.B85]-[.C85]" office:value-type="float" office:value="-4.099537037037" calcext:value-type="float">
            <text:p>-4.10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85]-[.$M$5]" office:value-type="float" office:value="-3.83138162672477" calcext:value-type="float">
            <text:p>-3.8314</text:p>
          </table:table-cell>
          <table:table-cell table:style-name="ce3" table:formula="of:=[.B85]-[.F85]" office:value-type="float" office:value="17.3869371822804" calcext:value-type="float">
            <text:p>17.39</text:p>
          </table:table-cell>
          <table:table-cell table:formula="of:=[.$P$19]+[.$P$20]*[.A85]" office:value-type="float" office:value="17.7324209683503" calcext:value-type="float">
            <text:p>17.73</text:p>
          </table:table-cell>
          <table:table-cell table:style-name="ce3" table:formula="of:=[.H85]+[.F85]" office:value-type="float" office:value="13.9010393416255" calcext:value-type="float">
            <text:p>13.90</text:p>
          </table:table-cell>
          <table:table-cell table:style-name="ce30" table:formula="of:=ABS([.B85]-[.I85])" office:value-type="float" office:value="0.345483786069902" calcext:value-type="float">
            <text:p>0.35</text:p>
          </table:table-cell>
          <table:table-cell table:style-name="ce30"/>
          <table:table-cell table:style-name="ce46" table:formula="of:=[.L84]" office:value-type="float" office:value="1" calcext:value-type="float">
            <text:p>1</text:p>
          </table:table-cell>
          <table:table-cell table:style-name="ce52" office:value-type="float" office:value="67" calcext:value-type="float">
            <text:p>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12.2777777777778" calcext:value-type="float">
            <text:p>12.28</text:p>
          </table:table-cell>
          <table:table-cell table:style-name="ce3" table:formula="of:=(0.5*[.B80]+[.B81]+[.B82]+[.B83]+[.B84]+[.B85]+[.B86]+[.B87]+[.B88]+[.B89]+[.B90]+[.B91]+0.5*[.B92])/12" office:value-type="float" office:value="17.3958333333333" calcext:value-type="float">
            <text:p>17.40</text:p>
          </table:table-cell>
          <table:table-cell table:style-name="ce3" table:formula="of:=[.B86]-[.C86]" office:value-type="float" office:value="-5.11805555555554" calcext:value-type="float">
            <text:p>-5.12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86]-[.$M$5]" office:value-type="float" office:value="-3.5284132171387" calcext:value-type="float">
            <text:p>-3.5284</text:p>
          </table:table-cell>
          <table:table-cell table:style-name="ce3" table:formula="of:=[.B86]-[.F86]" office:value-type="float" office:value="15.8061909949165" calcext:value-type="float">
            <text:p>15.81</text:p>
          </table:table-cell>
          <table:table-cell table:formula="of:=[.$P$19]+[.$P$20]*[.A86]" office:value-type="float" office:value="17.7419988141033" calcext:value-type="float">
            <text:p>17.74</text:p>
          </table:table-cell>
          <table:table-cell table:style-name="ce3" table:formula="of:=[.H86]+[.F86]" office:value-type="float" office:value="14.2135855969646" calcext:value-type="float">
            <text:p>14.21</text:p>
          </table:table-cell>
          <table:table-cell table:style-name="ce30" table:formula="of:=ABS([.B86]-[.I86])" office:value-type="float" office:value="1.93580781918684" calcext:value-type="float">
            <text:p>1.94</text:p>
          </table:table-cell>
          <table:table-cell table:style-name="ce30"/>
          <table:table-cell table:style-name="ce46" table:formula="of:=[.L85]" office:value-type="float" office:value="1" calcext:value-type="float">
            <text:p>1</text:p>
          </table:table-cell>
          <table:table-cell table:style-name="ce52" office:value-type="float" office:value="68" calcext:value-type="float">
            <text:p>6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14.1666666666667" calcext:value-type="float">
            <text:p>14.17</text:p>
          </table:table-cell>
          <table:table-cell table:style-name="ce3" table:formula="of:=(0.5*[.B81]+[.B82]+[.B83]+[.B84]+[.B85]+[.B86]+[.B87]+[.B88]+[.B89]+[.B90]+[.B91]+[.B92]+0.5*[.B93])/12" office:value-type="float" office:value="17.2685185185185" calcext:value-type="float">
            <text:p>17.27</text:p>
          </table:table-cell>
          <table:table-cell table:style-name="ce3" table:formula="of:=[.B87]-[.C87]" office:value-type="float" office:value="-3.10185185185182" calcext:value-type="float">
            <text:p>-3.10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87]-[.$M$5]" office:value-type="float" office:value="-3.21768336964416" calcext:value-type="float">
            <text:p>-3.2177</text:p>
          </table:table-cell>
          <table:table-cell table:style-name="ce3" table:formula="of:=[.B87]-[.F87]" office:value-type="float" office:value="17.3843500363109" calcext:value-type="float">
            <text:p>17.38</text:p>
          </table:table-cell>
          <table:table-cell table:formula="of:=[.$P$19]+[.$P$20]*[.A87]" office:value-type="float" office:value="17.7515766598564" calcext:value-type="float">
            <text:p>17.75</text:p>
          </table:table-cell>
          <table:table-cell table:style-name="ce3" table:formula="of:=[.H87]+[.F87]" office:value-type="float" office:value="14.5338932902122" calcext:value-type="float">
            <text:p>14.53</text:p>
          </table:table-cell>
          <table:table-cell table:style-name="ce30" table:formula="of:=ABS([.B87]-[.I87])" office:value-type="float" office:value="0.367226623545545" calcext:value-type="float">
            <text:p>0.37</text:p>
          </table:table-cell>
          <table:table-cell table:style-name="ce30"/>
          <table:table-cell table:style-name="ce46" table:formula="of:=[.L86]" office:value-type="float" office:value="1" calcext:value-type="float">
            <text:p>1</text:p>
          </table:table-cell>
          <table:table-cell table:style-name="ce52" office:value-type="float" office:value="69" calcext:value-type="float">
            <text:p>6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15.5" calcext:value-type="float">
            <text:p>15.50</text:p>
          </table:table-cell>
          <table:table-cell table:style-name="ce3" table:formula="of:=(0.5*[.B82]+[.B83]+[.B84]+[.B85]+[.B86]+[.B87]+[.B88]+[.B89]+[.B90]+[.B91]+[.B92]+[.B93]+0.5*[.B94])/12" office:value-type="float" office:value="17.275462962963" calcext:value-type="float">
            <text:p>17.28</text:p>
          </table:table-cell>
          <table:table-cell table:style-name="ce3" table:formula="of:=[.B88]-[.C88]" office:value-type="float" office:value="-1.77546296296297" calcext:value-type="float">
            <text:p>-1.78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88]-[.$M$5]" office:value-type="float" office:value="-2.11079339143064" calcext:value-type="float">
            <text:p>-2.1108</text:p>
          </table:table-cell>
          <table:table-cell table:style-name="ce3" table:formula="of:=[.B88]-[.F88]" office:value-type="float" office:value="17.6107933914306" calcext:value-type="float">
            <text:p>17.61</text:p>
          </table:table-cell>
          <table:table-cell table:formula="of:=[.$P$19]+[.$P$20]*[.A88]" office:value-type="float" office:value="17.7611545056095" calcext:value-type="float">
            <text:p>17.76</text:p>
          </table:table-cell>
          <table:table-cell table:style-name="ce3" table:formula="of:=[.H88]+[.F88]" office:value-type="float" office:value="15.6503611141788" calcext:value-type="float">
            <text:p>15.65</text:p>
          </table:table-cell>
          <table:table-cell table:style-name="ce30" table:formula="of:=ABS([.B88]-[.I88])" office:value-type="float" office:value="0.150361114178832" calcext:value-type="float">
            <text:p>0.15</text:p>
          </table:table-cell>
          <table:table-cell table:style-name="ce30"/>
          <table:table-cell table:style-name="ce46" table:formula="of:=[.L87]" office:value-type="float" office:value="1" calcext:value-type="float">
            <text:p>1</text:p>
          </table:table-cell>
          <table:table-cell table:style-name="ce52" office:value-type="float" office:value="70" calcext:value-type="float">
            <text:p>7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15.4444444444444" calcext:value-type="float">
            <text:p>15.44</text:p>
          </table:table-cell>
          <table:table-cell table:style-name="ce3" table:formula="of:=(0.5*[.B83]+[.B84]+[.B85]+[.B86]+[.B87]+[.B88]+[.B89]+[.B90]+[.B91]+[.B92]+[.B93]+[.B94]+0.5*[.B95])/12" office:value-type="float" office:value="17.2986111111111" calcext:value-type="float">
            <text:p>17.30</text:p>
          </table:table-cell>
          <table:table-cell table:style-name="ce3" table:formula="of:=[.B89]-[.C89]" office:value-type="float" office:value="-1.85416666666671" calcext:value-type="float">
            <text:p>-1.85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89]-[.$M$5]" office:value-type="float" office:value="-1.12495461147422" calcext:value-type="float">
            <text:p>-1.1250</text:p>
          </table:table-cell>
          <table:table-cell table:style-name="ce3" table:formula="of:=[.B89]-[.F89]" office:value-type="float" office:value="16.5693990559186" calcext:value-type="float">
            <text:p>16.57</text:p>
          </table:table-cell>
          <table:table-cell table:formula="of:=[.$P$19]+[.$P$20]*[.A89]" office:value-type="float" office:value="17.7707323513625" calcext:value-type="float">
            <text:p>17.77</text:p>
          </table:table-cell>
          <table:table-cell table:style-name="ce3" table:formula="of:=[.H89]+[.F89]" office:value-type="float" office:value="16.6457777398883" calcext:value-type="float">
            <text:p>16.65</text:p>
          </table:table-cell>
          <table:table-cell table:style-name="ce30" table:formula="of:=ABS([.B89]-[.I89])" office:value-type="float" office:value="1.20133329544392" calcext:value-type="float">
            <text:p>1.20</text:p>
          </table:table-cell>
          <table:table-cell table:style-name="ce30"/>
          <table:table-cell table:style-name="ce46" table:formula="of:=[.L88]" office:value-type="float" office:value="1" calcext:value-type="float">
            <text:p>1</text:p>
          </table:table-cell>
          <table:table-cell table:style-name="ce52"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17.2222222222222" calcext:value-type="float">
            <text:p>17.22</text:p>
          </table:table-cell>
          <table:table-cell table:style-name="ce3" table:formula="of:=(0.5*[.B84]+[.B85]+[.B86]+[.B87]+[.B88]+[.B89]+[.B90]+[.B91]+[.B92]+[.B93]+[.B94]+[.B95]+0.5*[.B96])/12" office:value-type="float" office:value="17.287037037037" calcext:value-type="float">
            <text:p>17.29</text:p>
          </table:table-cell>
          <table:table-cell table:style-name="ce3" table:formula="of:=[.B90]-[.C90]" office:value-type="float" office:value="-0.0648148148148344" calcext:value-type="float">
            <text:p>-0.06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90]-[.$M$5]" office:value-type="float" office:value="0.109794843863476" calcext:value-type="float">
            <text:p>0.1098</text:p>
          </table:table-cell>
          <table:table-cell table:style-name="ce3" table:formula="of:=[.B90]-[.F90]" office:value-type="float" office:value="17.1124273783587" calcext:value-type="float">
            <text:p>17.11</text:p>
          </table:table-cell>
          <table:table-cell table:formula="of:=[.$P$19]+[.$P$20]*[.A90]" office:value-type="float" office:value="17.7803101971156" calcext:value-type="float">
            <text:p>17.78</text:p>
          </table:table-cell>
          <table:table-cell table:style-name="ce3" table:formula="of:=[.H90]+[.F90]" office:value-type="float" office:value="17.8901050409791" calcext:value-type="float">
            <text:p>17.89</text:p>
          </table:table-cell>
          <table:table-cell table:style-name="ce30" table:formula="of:=ABS([.B90]-[.I90])" office:value-type="float" office:value="0.66788281875688" calcext:value-type="float">
            <text:p>0.67</text:p>
          </table:table-cell>
          <table:table-cell table:style-name="ce30"/>
          <table:table-cell table:style-name="ce46" table:formula="of:=[.L89]" office:value-type="float" office:value="1" calcext:value-type="float">
            <text:p>1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8.5" calcext:value-type="float">
            <text:p>18.50</text:p>
          </table:table-cell>
          <table:table-cell table:style-name="ce3" table:formula="of:=(0.5*[.B85]+[.B86]+[.B87]+[.B88]+[.B89]+[.B90]+[.B91]+[.B92]+[.B93]+[.B94]+[.B95]+[.B96]+0.5*[.B97])/12" office:value-type="float" office:value="17.1944444444444" calcext:value-type="float">
            <text:p>17.19</text:p>
          </table:table-cell>
          <table:table-cell table:style-name="ce3" table:formula="of:=[.B91]-[.C91]" office:value-type="float" office:value="1.30555555555556" calcext:value-type="float">
            <text:p>1.31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91]-[.$M$5]" office:value-type="float" office:value="1.34318264342774" calcext:value-type="float">
            <text:p>1.3432</text:p>
          </table:table-cell>
          <table:table-cell table:style-name="ce3" table:formula="of:=[.B91]-[.F91]" office:value-type="float" office:value="17.1568173565723" calcext:value-type="float">
            <text:p>17.16</text:p>
          </table:table-cell>
          <table:table-cell table:formula="of:=[.$P$19]+[.$P$20]*[.A91]" office:value-type="float" office:value="17.7898880428687" calcext:value-type="float">
            <text:p>17.79</text:p>
          </table:table-cell>
          <table:table-cell table:style-name="ce3" table:formula="of:=[.H91]+[.F91]" office:value-type="float" office:value="19.1330706862964" calcext:value-type="float">
            <text:p>19.13</text:p>
          </table:table-cell>
          <table:table-cell table:style-name="ce30" table:formula="of:=ABS([.B91]-[.I91])" office:value-type="float" office:value="0.633070686296414" calcext:value-type="float">
            <text:p>0.63</text:p>
          </table:table-cell>
          <table:table-cell table:style-name="ce30"/>
          <table:table-cell table:style-name="ce46" table:formula="of:=[.L90]" office:value-type="float" office:value="1" calcext:value-type="float">
            <text:p>1</text:p>
          </table:table-cell>
          <table:table-cell table:style-name="ce52"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21" calcext:value-type="float">
            <text:p>21.00</text:p>
          </table:table-cell>
          <table:table-cell table:style-name="ce3" table:formula="of:=(0.5*[.B86]+[.B87]+[.B88]+[.B89]+[.B90]+[.B91]+[.B92]+[.B93]+[.B94]+[.B95]+[.B96]+[.B97]+0.5*[.B98])/12" office:value-type="float" office:value="17.150462962963" calcext:value-type="float">
            <text:p>17.15</text:p>
          </table:table-cell>
          <table:table-cell table:style-name="ce3" table:formula="of:=[.B92]-[.C92]" office:value-type="float" office:value="3.84953703703705" calcext:value-type="float">
            <text:p>3.85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92]-[.$M$5]" office:value-type="float" office:value="3.45007262164124" calcext:value-type="float">
            <text:p>3.4501</text:p>
          </table:table-cell>
          <table:table-cell table:style-name="ce3" table:formula="of:=[.B92]-[.F92]" office:value-type="float" office:value="17.5499273783588" calcext:value-type="float">
            <text:p>17.55</text:p>
          </table:table-cell>
          <table:table-cell table:formula="of:=[.$P$19]+[.$P$20]*[.A92]" office:value-type="float" office:value="17.7994658886217" calcext:value-type="float">
            <text:p>17.80</text:p>
          </table:table-cell>
          <table:table-cell table:style-name="ce3" table:formula="of:=[.H92]+[.F92]" office:value-type="float" office:value="21.249538510263" calcext:value-type="float">
            <text:p>21.25</text:p>
          </table:table-cell>
          <table:table-cell table:style-name="ce30" table:formula="of:=ABS([.B92]-[.I92])" office:value-type="float" office:value="0.24953851026298" calcext:value-type="float">
            <text:p>0.25</text:p>
          </table:table-cell>
          <table:table-cell table:style-name="ce30"/>
          <table:table-cell table:style-name="ce46" table:formula="of:=[.L91]" office:value-type="float" office:value="1" calcext:value-type="float">
            <text:p>1</text:p>
          </table:table-cell>
          <table:table-cell table:style-name="ce52" office:value-type="float" office:value="74" calcext:value-type="float">
            <text:p>7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22.9444444444444" calcext:value-type="float">
            <text:p>22.94</text:p>
          </table:table-cell>
          <table:table-cell table:style-name="ce3" table:formula="of:=(0.5*[.B87]+[.B88]+[.B89]+[.B90]+[.B91]+[.B92]+[.B93]+[.B94]+[.B95]+[.B96]+[.B97]+[.B98]+0.5*[.B99])/12" office:value-type="float" office:value="17.1134259259259" calcext:value-type="float">
            <text:p>17.11</text:p>
          </table:table-cell>
          <table:table-cell table:style-name="ce3" table:formula="of:=[.B93]-[.C93]" office:value-type="float" office:value="5.83101851851849" calcext:value-type="float">
            <text:p>5.83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93]-[.$M$5]" office:value-type="float" office:value="4.17556281771968" calcext:value-type="float">
            <text:p>4.1756</text:p>
          </table:table-cell>
          <table:table-cell table:style-name="ce3" table:formula="of:=[.B93]-[.F93]" office:value-type="float" office:value="18.7688816267247" calcext:value-type="float">
            <text:p>18.77</text:p>
          </table:table-cell>
          <table:table-cell table:formula="of:=[.$P$19]+[.$P$20]*[.A93]" office:value-type="float" office:value="17.8090437343748" calcext:value-type="float">
            <text:p>17.81</text:p>
          </table:table-cell>
          <table:table-cell table:style-name="ce3" table:formula="of:=[.H93]+[.F93]" office:value-type="float" office:value="21.9846065520945" calcext:value-type="float">
            <text:p>21.98</text:p>
          </table:table-cell>
          <table:table-cell table:style-name="ce30" table:formula="of:=ABS([.B93]-[.I93])" office:value-type="float" office:value="0.959837892349917" calcext:value-type="float">
            <text:p>0.96</text:p>
          </table:table-cell>
          <table:table-cell table:style-name="ce30"/>
          <table:table-cell table:style-name="ce46" table:formula="of:=[.L92]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3" table:formula="of:=(0.5*[.B88]+[.B89]+[.B90]+[.B91]+[.B92]+[.B93]+[.B94]+[.B95]+[.B96]+[.B97]+[.B98]+[.B99]+0.5*[.B100])/12" office:value-type="float" office:value="17.0462962962963" calcext:value-type="float">
            <text:p>17.05</text:p>
          </table:table-cell>
          <table:table-cell table:style-name="ce3" table:formula="of:=[.B94]-[.C94]" office:value-type="float" office:value="3.78703703703703" calcext:value-type="float">
            <text:p>3.79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94]-[.$M$5]" office:value-type="float" office:value="3.90745279593317" calcext:value-type="float">
            <text:p>3.9075</text:p>
          </table:table-cell>
          <table:table-cell table:style-name="ce3" table:formula="of:=[.B94]-[.F94]" office:value-type="float" office:value="16.9258805374001" calcext:value-type="float">
            <text:p>16.93</text:p>
          </table:table-cell>
          <table:table-cell table:formula="of:=[.$P$19]+[.$P$20]*[.A94]" office:value-type="float" office:value="17.8186215801279" calcext:value-type="float">
            <text:p>17.82</text:p>
          </table:table-cell>
          <table:table-cell table:style-name="ce3" table:formula="of:=[.H94]+[.F94]" office:value-type="float" office:value="21.726074376061" calcext:value-type="float">
            <text:p>21.73</text:p>
          </table:table-cell>
          <table:table-cell table:style-name="ce30" table:formula="of:=ABS([.B94]-[.I94])" office:value-type="float" office:value="0.892741042727742" calcext:value-type="float">
            <text:p>0.89</text:p>
          </table:table-cell>
          <table:table-cell table:style-name="ce30"/>
          <table:table-cell table:style-name="ce46" table:formula="of:=[.L93]" office:value-type="float" office:value="1" calcext:value-type="float">
            <text:p>1</text:p>
          </table:table-cell>
          <table:table-cell table:style-name="ce52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19.2777777777778" calcext:value-type="float">
            <text:p>19.28</text:p>
          </table:table-cell>
          <table:table-cell table:style-name="ce3" table:formula="of:=(0.5*[.B89]+[.B90]+[.B91]+[.B92]+[.B93]+[.B94]+[.B95]+[.B96]+[.B97]+[.B98]+[.B99]+[.B100]+0.5*[.B101])/12" office:value-type="float" office:value="17.0694444444444" calcext:value-type="float">
            <text:p>17.07</text:p>
          </table:table-cell>
          <table:table-cell table:style-name="ce3" table:formula="of:=[.B95]-[.C95]" office:value-type="float" office:value="2.20833333333337" calcext:value-type="float">
            <text:p>2.21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95]-[.$M$5]" office:value-type="float" office:value="1.82248547567175" calcext:value-type="float">
            <text:p>1.8225</text:p>
          </table:table-cell>
          <table:table-cell table:style-name="ce3" table:formula="of:=[.B95]-[.F95]" office:value-type="float" office:value="17.455292302106" calcext:value-type="float">
            <text:p>17.46</text:p>
          </table:table-cell>
          <table:table-cell table:formula="of:=[.$P$19]+[.$P$20]*[.A95]" office:value-type="float" office:value="17.8281994258809" calcext:value-type="float">
            <text:p>17.83</text:p>
          </table:table-cell>
          <table:table-cell table:style-name="ce3" table:formula="of:=[.H95]+[.F95]" office:value-type="float" office:value="19.6506849015527" calcext:value-type="float">
            <text:p>19.65</text:p>
          </table:table-cell>
          <table:table-cell table:style-name="ce30" table:formula="of:=ABS([.B95]-[.I95])" office:value-type="float" office:value="0.37290712377489" calcext:value-type="float">
            <text:p>0.37</text:p>
          </table:table-cell>
          <table:table-cell table:style-name="ce30"/>
          <table:table-cell table:style-name="ce46" table:formula="of:=[.L94]" office:value-type="float" office:value="1" calcext:value-type="float">
            <text:p>1</text:p>
          </table:table-cell>
          <table:table-cell table:style-name="ce52" office:value-type="float" office:value="77" calcext:value-type="float">
            <text:p>7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16.2222222222222" calcext:value-type="float">
            <text:p>16.22</text:p>
          </table:table-cell>
          <table:table-cell table:style-name="ce3" table:formula="of:=(0.5*[.B90]+[.B91]+[.B92]+[.B93]+[.B94]+[.B95]+[.B96]+[.B97]+[.B98]+[.B99]+[.B100]+[.B101]+0.5*[.B102])/12" office:value-type="float" office:value="17.1342592592592" calcext:value-type="float">
            <text:p>17.13</text:p>
          </table:table-cell>
          <table:table-cell table:style-name="ce3" table:formula="of:=[.B96]-[.C96]" office:value-type="float" office:value="-0.912037037037045" calcext:value-type="float">
            <text:p>-0.91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96]-[.$M$5]" office:value-type="float" office:value="-0.995324981844578" calcext:value-type="float">
            <text:p>-0.9953</text:p>
          </table:table-cell>
          <table:table-cell table:style-name="ce3" table:formula="of:=[.B96]-[.F96]" office:value-type="float" office:value="17.2175472040668" calcext:value-type="float">
            <text:p>17.22</text:p>
          </table:table-cell>
          <table:table-cell table:formula="of:=[.$P$19]+[.$P$20]*[.A96]" office:value-type="float" office:value="17.837777271634" calcext:value-type="float">
            <text:p>17.84</text:p>
          </table:table-cell>
          <table:table-cell table:style-name="ce3" table:formula="of:=[.H96]+[.F96]" office:value-type="float" office:value="16.8424522897894" calcext:value-type="float">
            <text:p>16.84</text:p>
          </table:table-cell>
          <table:table-cell table:style-name="ce30" table:formula="of:=ABS([.B96]-[.I96])" office:value-type="float" office:value="0.620230067567224" calcext:value-type="float">
            <text:p>0.62</text:p>
          </table:table-cell>
          <table:table-cell table:style-name="ce30"/>
          <table:table-cell table:style-name="ce46" table:formula="of:=[.L95]" office:value-type="float" office:value="1" calcext:value-type="float">
            <text:p>1</text:p>
          </table:table-cell>
          <table:table-cell table:style-name="ce52" office:value-type="float" office:value="78" calcext:value-type="float">
            <text:p>7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12.3333333333333" calcext:value-type="float">
            <text:p>12.33</text:p>
          </table:table-cell>
          <table:table-cell table:style-name="ce3" table:formula="of:=(0.5*[.B91]+[.B92]+[.B93]+[.B94]+[.B95]+[.B96]+[.B97]+[.B98]+[.B99]+[.B100]+[.B101]+[.B102]+0.5*[.B103])/12" office:value-type="float" office:value="17.2222222222222" calcext:value-type="float">
            <text:p>17.22</text:p>
          </table:table-cell>
          <table:table-cell table:style-name="ce3" table:formula="of:=[.B97]-[.C97]" office:value-type="float" office:value="-4.88888888888891" calcext:value-type="float">
            <text:p>-4.89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97]-[.$M$5]" office:value-type="float" office:value="-3.83138162672477" calcext:value-type="float">
            <text:p>-3.8314</text:p>
          </table:table-cell>
          <table:table-cell table:style-name="ce3" table:formula="of:=[.B97]-[.F97]" office:value-type="float" office:value="16.1647149600581" calcext:value-type="float">
            <text:p>16.16</text:p>
          </table:table-cell>
          <table:table-cell table:formula="of:=[.$P$19]+[.$P$20]*[.A97]" office:value-type="float" office:value="17.8473551173871" calcext:value-type="float">
            <text:p>17.85</text:p>
          </table:table-cell>
          <table:table-cell table:style-name="ce3" table:formula="of:=[.H97]+[.F97]" office:value-type="float" office:value="14.0159734906623" calcext:value-type="float">
            <text:p>14.02</text:p>
          </table:table-cell>
          <table:table-cell table:style-name="ce30" table:formula="of:=ABS([.B97]-[.I97])" office:value-type="float" office:value="1.682640157329" calcext:value-type="float">
            <text:p>1.68</text:p>
          </table:table-cell>
          <table:table-cell table:style-name="ce30"/>
          <table:table-cell table:style-name="ce46" table:formula="of:=[.L96]" office:value-type="float" office:value="1" calcext:value-type="float">
            <text:p>1</text:p>
          </table:table-cell>
          <table:table-cell table:style-name="ce52" office:value-type="float" office:value="79" calcext:value-type="float">
            <text:p>7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12.4444444444444" calcext:value-type="float">
            <text:p>12.44</text:p>
          </table:table-cell>
          <table:table-cell table:style-name="ce3" table:formula="of:=(0.5*[.B92]+[.B93]+[.B94]+[.B95]+[.B96]+[.B97]+[.B98]+[.B99]+[.B100]+[.B101]+[.B102]+[.B103]+0.5*[.B104])/12" office:value-type="float" office:value="17.2847222222222" calcext:value-type="float">
            <text:p>17.28</text:p>
          </table:table-cell>
          <table:table-cell table:style-name="ce3" table:formula="of:=[.B98]-[.C98]" office:value-type="float" office:value="-4.84027777777781" calcext:value-type="float">
            <text:p>-4.84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98]-[.$M$5]" office:value-type="float" office:value="-3.5284132171387" calcext:value-type="float">
            <text:p>-3.5284</text:p>
          </table:table-cell>
          <table:table-cell table:style-name="ce3" table:formula="of:=[.B98]-[.F98]" office:value-type="float" office:value="15.9728576615831" calcext:value-type="float">
            <text:p>15.97</text:p>
          </table:table-cell>
          <table:table-cell table:formula="of:=[.$P$19]+[.$P$20]*[.A98]" office:value-type="float" office:value="17.8569329631401" calcext:value-type="float">
            <text:p>17.86</text:p>
          </table:table-cell>
          <table:table-cell table:style-name="ce3" table:formula="of:=[.H98]+[.F98]" office:value-type="float" office:value="14.3285197460014" calcext:value-type="float">
            <text:p>14.33</text:p>
          </table:table-cell>
          <table:table-cell table:style-name="ce30" table:formula="of:=ABS([.B98]-[.I98])" office:value-type="float" office:value="1.88407530155704" calcext:value-type="float">
            <text:p>1.88</text:p>
          </table:table-cell>
          <table:table-cell table:style-name="ce30"/>
          <table:table-cell table:style-name="ce46" table:formula="of:=[.L97]" office:value-type="float" office:value="1" calcext:value-type="float">
            <text:p>1</text:p>
          </table:table-cell>
          <table:table-cell table:style-name="ce52"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13.1111111111111" calcext:value-type="float">
            <text:p>13.11</text:p>
          </table:table-cell>
          <table:table-cell table:style-name="ce3" table:formula="of:=(0.5*[.B93]+[.B94]+[.B95]+[.B96]+[.B97]+[.B98]+[.B99]+[.B100]+[.B101]+[.B102]+[.B103]+[.B104]+0.5*[.B105])/12" office:value-type="float" office:value="17.2615740740741" calcext:value-type="float">
            <text:p>17.26</text:p>
          </table:table-cell>
          <table:table-cell table:style-name="ce3" table:formula="of:=[.B99]-[.C99]" office:value-type="float" office:value="-4.15046296296297" calcext:value-type="float">
            <text:p>-4.15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99]-[.$M$5]" office:value-type="float" office:value="-3.21768336964416" calcext:value-type="float">
            <text:p>-3.2177</text:p>
          </table:table-cell>
          <table:table-cell table:style-name="ce3" table:formula="of:=[.B99]-[.F99]" office:value-type="float" office:value="16.3287944807553" calcext:value-type="float">
            <text:p>16.33</text:p>
          </table:table-cell>
          <table:table-cell table:formula="of:=[.$P$19]+[.$P$20]*[.A99]" office:value-type="float" office:value="17.8665108088932" calcext:value-type="float">
            <text:p>17.87</text:p>
          </table:table-cell>
          <table:table-cell table:style-name="ce3" table:formula="of:=[.H99]+[.F99]" office:value-type="float" office:value="14.648827439249" calcext:value-type="float">
            <text:p>14.65</text:p>
          </table:table-cell>
          <table:table-cell table:style-name="ce30" table:formula="of:=ABS([.B99]-[.I99])" office:value-type="float" office:value="1.53771632813794" calcext:value-type="float">
            <text:p>1.54</text:p>
          </table:table-cell>
          <table:table-cell table:style-name="ce30"/>
          <table:table-cell table:style-name="ce46" table:formula="of:=[.L98]" office:value-type="float" office:value="1" calcext:value-type="float">
            <text:p>1</text:p>
          </table:table-cell>
          <table:table-cell table:style-name="ce52" office:value-type="float" office:value="81" calcext:value-type="float">
            <text:p>8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14.9444444444444" calcext:value-type="float">
            <text:p>14.94</text:p>
          </table:table-cell>
          <table:table-cell table:style-name="ce3" table:formula="of:=(0.5*[.B94]+[.B95]+[.B96]+[.B97]+[.B98]+[.B99]+[.B100]+[.B101]+[.B102]+[.B103]+[.B104]+[.B105]+0.5*[.B106])/12" office:value-type="float" office:value="17.2847222222222" calcext:value-type="float">
            <text:p>17.28</text:p>
          </table:table-cell>
          <table:table-cell table:style-name="ce3" table:formula="of:=[.B100]-[.C100]" office:value-type="float" office:value="-2.34027777777782" calcext:value-type="float">
            <text:p>-2.34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00]-[.$M$5]" office:value-type="float" office:value="-2.11079339143064" calcext:value-type="float">
            <text:p>-2.1108</text:p>
          </table:table-cell>
          <table:table-cell table:style-name="ce3" table:formula="of:=[.B100]-[.F100]" office:value-type="float" office:value="17.055237835875" calcext:value-type="float">
            <text:p>17.06</text:p>
          </table:table-cell>
          <table:table-cell table:formula="of:=[.$P$19]+[.$P$20]*[.A100]" office:value-type="float" office:value="17.8760886546463" calcext:value-type="float">
            <text:p>17.88</text:p>
          </table:table-cell>
          <table:table-cell table:style-name="ce3" table:formula="of:=[.H100]+[.F100]" office:value-type="float" office:value="15.7652952632156" calcext:value-type="float">
            <text:p>15.77</text:p>
          </table:table-cell>
          <table:table-cell table:style-name="ce30" table:formula="of:=ABS([.B100]-[.I100])" office:value-type="float" office:value="0.82085081877123" calcext:value-type="float">
            <text:p>0.82</text:p>
          </table:table-cell>
          <table:table-cell table:style-name="ce30"/>
          <table:table-cell table:style-name="ce46" table:formula="of:=[.L99]" office:value-type="float" office:value="1" calcext:value-type="float">
            <text:p>1</text:p>
          </table:table-cell>
          <table:table-cell table:style-name="ce52" office:value-type="float" office:value="82" calcext:value-type="float">
            <text:p>8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6.5555555555556" calcext:value-type="float">
            <text:p>16.56</text:p>
          </table:table-cell>
          <table:table-cell table:style-name="ce3" table:formula="of:=(0.5*[.B95]+[.B96]+[.B97]+[.B98]+[.B99]+[.B100]+[.B101]+[.B102]+[.B103]+[.B104]+[.B105]+[.B106]+0.5*[.B107])/12" office:value-type="float" office:value="17.3912037037037" calcext:value-type="float">
            <text:p>17.39</text:p>
          </table:table-cell>
          <table:table-cell table:style-name="ce3" table:formula="of:=[.B101]-[.C101]" office:value-type="float" office:value="-0.835648148148106" calcext:value-type="float">
            <text:p>-0.84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01]-[.$M$5]" office:value-type="float" office:value="-1.12495461147422" calcext:value-type="float">
            <text:p>-1.1250</text:p>
          </table:table-cell>
          <table:table-cell table:style-name="ce3" table:formula="of:=[.B101]-[.F101]" office:value-type="float" office:value="17.6805101670298" calcext:value-type="float">
            <text:p>17.68</text:p>
          </table:table-cell>
          <table:table-cell table:formula="of:=[.$P$19]+[.$P$20]*[.A101]" office:value-type="float" office:value="17.8856665003993" calcext:value-type="float">
            <text:p>17.89</text:p>
          </table:table-cell>
          <table:table-cell table:style-name="ce3" table:formula="of:=[.H101]+[.F101]" office:value-type="float" office:value="16.7607118889251" calcext:value-type="float">
            <text:p>16.76</text:p>
          </table:table-cell>
          <table:table-cell table:style-name="ce30" table:formula="of:=ABS([.B101]-[.I101])" office:value-type="float" office:value="0.205156333369519" calcext:value-type="float">
            <text:p>0.21</text:p>
          </table:table-cell>
          <table:table-cell table:style-name="ce30"/>
          <table:table-cell table:style-name="ce46" table:formula="of:=[.L100]" office:value-type="float" office:value="1" calcext:value-type="float">
            <text:p>1</text:p>
          </table:table-cell>
          <table:table-cell table:style-name="ce52" office:value-type="float" office:value="83" calcext:value-type="float">
            <text:p>8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3" table:formula="of:=(0.5*[.B96]+[.B97]+[.B98]+[.B99]+[.B100]+[.B101]+[.B102]+[.B103]+[.B104]+[.B105]+[.B106]+[.B107]+0.5*[.B108])/12" office:value-type="float" office:value="17.5740740740741" calcext:value-type="float">
            <text:p>17.57</text:p>
          </table:table-cell>
          <table:table-cell table:style-name="ce3" table:formula="of:=[.B102]-[.C102]" office:value-type="float" office:value="0.0925925925926236" calcext:value-type="float">
            <text:p>0.09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02]-[.$M$5]" office:value-type="float" office:value="0.109794843863476" calcext:value-type="float">
            <text:p>0.1098</text:p>
          </table:table-cell>
          <table:table-cell table:style-name="ce3" table:formula="of:=[.B102]-[.F102]" office:value-type="float" office:value="17.5568718228032" calcext:value-type="float">
            <text:p>17.56</text:p>
          </table:table-cell>
          <table:table-cell table:formula="of:=[.$P$19]+[.$P$20]*[.A102]" office:value-type="float" office:value="17.8952443461524" calcext:value-type="float">
            <text:p>17.90</text:p>
          </table:table-cell>
          <table:table-cell table:style-name="ce3" table:formula="of:=[.H102]+[.F102]" office:value-type="float" office:value="18.0050391900159" calcext:value-type="float">
            <text:p>18.01</text:p>
          </table:table-cell>
          <table:table-cell table:style-name="ce30" table:formula="of:=ABS([.B102]-[.I102])" office:value-type="float" office:value="0.338372523349179" calcext:value-type="float">
            <text:p>0.34</text:p>
          </table:table-cell>
          <table:table-cell table:style-name="ce30"/>
          <table:table-cell table:style-name="ce46" table:formula="of:=[.L101]" office:value-type="float" office:value="1" calcext:value-type="float">
            <text:p>1</text:p>
          </table:table-cell>
          <table:table-cell table:style-name="ce52" office:value-type="float" office:value="84" calcext:value-type="float">
            <text:p>8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float" office:value="20.1666666666667" calcext:value-type="float">
            <text:p>20.17</text:p>
          </table:table-cell>
          <table:table-cell table:style-name="ce3" table:formula="of:=(0.5*[.B97]+[.B98]+[.B99]+[.B100]+[.B101]+[.B102]+[.B103]+[.B104]+[.B105]+[.B106]+[.B107]+[.B108]+0.5*[.B109])/12" office:value-type="float" office:value="17.7361111111111" calcext:value-type="float">
            <text:p>17.74</text:p>
          </table:table-cell>
          <table:table-cell table:style-name="ce3" table:formula="of:=[.B103]-[.C103]" office:value-type="float" office:value="2.43055555555559" calcext:value-type="float">
            <text:p>2.43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03]-[.$M$5]" office:value-type="float" office:value="1.34318264342774" calcext:value-type="float">
            <text:p>1.3432</text:p>
          </table:table-cell>
          <table:table-cell table:style-name="ce3" table:formula="of:=[.B103]-[.F103]" office:value-type="float" office:value="18.823484023239" calcext:value-type="float">
            <text:p>18.82</text:p>
          </table:table-cell>
          <table:table-cell table:formula="of:=[.$P$19]+[.$P$20]*[.A103]" office:value-type="float" office:value="17.9048221919055" calcext:value-type="float">
            <text:p>17.90</text:p>
          </table:table-cell>
          <table:table-cell table:style-name="ce3" table:formula="of:=[.H103]+[.F103]" office:value-type="float" office:value="19.2480048353332" calcext:value-type="float">
            <text:p>19.25</text:p>
          </table:table-cell>
          <table:table-cell table:style-name="ce30" table:formula="of:=ABS([.B103]-[.I103])" office:value-type="float" office:value="0.918661831333488" calcext:value-type="float">
            <text:p>0.92</text:p>
          </table:table-cell>
          <table:table-cell table:style-name="ce30"/>
          <table:table-cell table:style-name="ce46" table:formula="of:=[.L102]" office:value-type="float" office:value="1" calcext:value-type="float">
            <text:p>1</text:p>
          </table:table-cell>
          <table:table-cell table:style-name="ce52" office:value-type="float" office:value="85" calcext:value-type="float">
            <text:p>8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3" table:formula="of:=(0.5*[.B98]+[.B99]+[.B100]+[.B101]+[.B102]+[.B103]+[.B104]+[.B105]+[.B106]+[.B107]+[.B108]+[.B109]+0.5*[.B110])/12" office:value-type="float" office:value="17.9351851851852" calcext:value-type="float">
            <text:p>17.94</text:p>
          </table:table-cell>
          <table:table-cell table:style-name="ce3" table:formula="of:=[.B104]-[.C104]" office:value-type="float" office:value="2.89814814814811" calcext:value-type="float">
            <text:p>2.90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04]-[.$M$5]" office:value-type="float" office:value="3.45007262164124" calcext:value-type="float">
            <text:p>3.4501</text:p>
          </table:table-cell>
          <table:table-cell table:style-name="ce3" table:formula="of:=[.B104]-[.F104]" office:value-type="float" office:value="17.3832607116921" calcext:value-type="float">
            <text:p>17.38</text:p>
          </table:table-cell>
          <table:table-cell table:formula="of:=[.$P$19]+[.$P$20]*[.A104]" office:value-type="float" office:value="17.9144000376585" calcext:value-type="float">
            <text:p>17.91</text:p>
          </table:table-cell>
          <table:table-cell table:style-name="ce3" table:formula="of:=[.H104]+[.F104]" office:value-type="float" office:value="21.3644726592998" calcext:value-type="float">
            <text:p>21.36</text:p>
          </table:table-cell>
          <table:table-cell table:style-name="ce30" table:formula="of:=ABS([.B104]-[.I104])" office:value-type="float" office:value="0.531139325966478" calcext:value-type="float">
            <text:p>0.53</text:p>
          </table:table-cell>
          <table:table-cell table:style-name="ce30"/>
          <table:table-cell table:style-name="ce46" table:formula="of:=[.L103]" office:value-type="float" office:value="1" calcext:value-type="float">
            <text:p>1</text:p>
          </table:table-cell>
          <table:table-cell table:style-name="ce52" office:value-type="float" office:value="86" calcext:value-type="float">
            <text:p>8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float" office:value="22.5555555555556" calcext:value-type="float">
            <text:p>22.56</text:p>
          </table:table-cell>
          <table:table-cell table:style-name="ce3" table:formula="of:=(0.5*[.B99]+[.B100]+[.B101]+[.B102]+[.B103]+[.B104]+[.B105]+[.B106]+[.B107]+[.B108]+[.B109]+[.B110]+0.5*[.B111])/12" office:value-type="float" office:value="18.1388888888889" calcext:value-type="float">
            <text:p>18.14</text:p>
          </table:table-cell>
          <table:table-cell table:style-name="ce3" table:formula="of:=[.B105]-[.C105]" office:value-type="float" office:value="4.41666666666671" calcext:value-type="float">
            <text:p>4.42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05]-[.$M$5]" office:value-type="float" office:value="4.17556281771968" calcext:value-type="float">
            <text:p>4.1756</text:p>
          </table:table-cell>
          <table:table-cell table:style-name="ce3" table:formula="of:=[.B105]-[.F105]" office:value-type="float" office:value="18.3799927378359" calcext:value-type="float">
            <text:p>18.38</text:p>
          </table:table-cell>
          <table:table-cell table:formula="of:=[.$P$19]+[.$P$20]*[.A105]" office:value-type="float" office:value="17.9239778834116" calcext:value-type="float">
            <text:p>17.92</text:p>
          </table:table-cell>
          <table:table-cell table:style-name="ce3" table:formula="of:=[.H105]+[.F105]" office:value-type="float" office:value="22.0995407011313" calcext:value-type="float">
            <text:p>22.10</text:p>
          </table:table-cell>
          <table:table-cell table:style-name="ce30" table:formula="of:=ABS([.B105]-[.I105])" office:value-type="float" office:value="0.456014854424318" calcext:value-type="float">
            <text:p>0.46</text:p>
          </table:table-cell>
          <table:table-cell table:style-name="ce30"/>
          <table:table-cell table:style-name="ce46" table:formula="of:=[.L104]" office:value-type="float" office:value="1" calcext:value-type="float">
            <text:p>1</text:p>
          </table:table-cell>
          <table:table-cell table:style-name="ce52" office:value-type="float" office:value="87" calcext:value-type="float">
            <text:p>8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21.7777777777778" calcext:value-type="float">
            <text:p>21.78</text:p>
          </table:table-cell>
          <table:table-cell table:style-name="ce3" table:formula="of:=(0.5*[.B100]+[.B101]+[.B102]+[.B103]+[.B104]+[.B105]+[.B106]+[.B107]+[.B108]+[.B109]+[.B110]+[.B111]+0.5*[.B112])/12" office:value-type="float" office:value="18.1712962962963" calcext:value-type="float">
            <text:p>18.17</text:p>
          </table:table-cell>
          <table:table-cell table:style-name="ce3" table:formula="of:=[.B106]-[.C106]" office:value-type="float" office:value="3.6064814814815" calcext:value-type="float">
            <text:p>3.61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06]-[.$M$5]" office:value-type="float" office:value="3.90745279593317" calcext:value-type="float">
            <text:p>3.9075</text:p>
          </table:table-cell>
          <table:table-cell table:style-name="ce3" table:formula="of:=[.B106]-[.F106]" office:value-type="float" office:value="17.8703249818446" calcext:value-type="float">
            <text:p>17.87</text:p>
          </table:table-cell>
          <table:table-cell table:formula="of:=[.$P$19]+[.$P$20]*[.A106]" office:value-type="float" office:value="17.9335557291647" calcext:value-type="float">
            <text:p>17.93</text:p>
          </table:table-cell>
          <table:table-cell table:style-name="ce3" table:formula="of:=[.H106]+[.F106]" office:value-type="float" office:value="21.8410085250978" calcext:value-type="float">
            <text:p>21.84</text:p>
          </table:table-cell>
          <table:table-cell table:style-name="ce30" table:formula="of:=ABS([.B106]-[.I106])" office:value-type="float" office:value="0.0632307473200413" calcext:value-type="float">
            <text:p>0.06</text:p>
          </table:table-cell>
          <table:table-cell table:style-name="ce30"/>
          <table:table-cell table:style-name="ce46" table:formula="of:=[.L105]" office:value-type="float" office:value="1" calcext:value-type="float">
            <text:p>1</text:p>
          </table:table-cell>
          <table:table-cell table:style-name="ce52"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float" office:value="20.8888888888889" calcext:value-type="float">
            <text:p>20.89</text:p>
          </table:table-cell>
          <table:table-cell table:style-name="ce3" table:formula="of:=(0.5*[.B101]+[.B102]+[.B103]+[.B104]+[.B105]+[.B106]+[.B107]+[.B108]+[.B109]+[.B110]+[.B111]+[.B112]+0.5*[.B113])/12" office:value-type="float" office:value="18.1759259259259" calcext:value-type="float">
            <text:p>18.18</text:p>
          </table:table-cell>
          <table:table-cell table:style-name="ce3" table:formula="of:=[.B107]-[.C107]" office:value-type="float" office:value="2.71296296296297" calcext:value-type="float">
            <text:p>2.71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07]-[.$M$5]" office:value-type="float" office:value="1.82248547567175" calcext:value-type="float">
            <text:p>1.8225</text:p>
          </table:table-cell>
          <table:table-cell table:style-name="ce3" table:formula="of:=[.B107]-[.F107]" office:value-type="float" office:value="19.0664034132171" calcext:value-type="float">
            <text:p>19.07</text:p>
          </table:table-cell>
          <table:table-cell table:formula="of:=[.$P$19]+[.$P$20]*[.A107]" office:value-type="float" office:value="17.9431335749177" calcext:value-type="float">
            <text:p>17.94</text:p>
          </table:table-cell>
          <table:table-cell table:style-name="ce3" table:formula="of:=[.H107]+[.F107]" office:value-type="float" office:value="19.7656190505895" calcext:value-type="float">
            <text:p>19.77</text:p>
          </table:table-cell>
          <table:table-cell table:style-name="ce30" table:formula="of:=ABS([.B107]-[.I107])" office:value-type="float" office:value="1.12326983829941" calcext:value-type="float">
            <text:p>1.12</text:p>
          </table:table-cell>
          <table:table-cell table:style-name="ce30"/>
          <table:table-cell table:style-name="ce46" table:formula="of:=[.L106]" office:value-type="float" office:value="1" calcext:value-type="float">
            <text:p>1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19" calcext:value-type="float">
            <text:p>19.00</text:p>
          </table:table-cell>
          <table:table-cell table:style-name="ce3" table:formula="of:=(0.5*[.B102]+[.B103]+[.B104]+[.B105]+[.B106]+[.B107]+[.B108]+[.B109]+[.B110]+[.B111]+[.B112]+[.B113]+0.5*[.B114])/12" office:value-type="float" office:value="18.2199074074074" calcext:value-type="float">
            <text:p>18.22</text:p>
          </table:table-cell>
          <table:table-cell table:style-name="ce3" table:formula="of:=[.B108]-[.C108]" office:value-type="float" office:value="0.780092592592592" calcext:value-type="float">
            <text:p>0.78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08]-[.$M$5]" office:value-type="float" office:value="-0.995324981844578" calcext:value-type="float">
            <text:p>-0.9953</text:p>
          </table:table-cell>
          <table:table-cell table:style-name="ce3" table:formula="of:=[.B108]-[.F108]" office:value-type="float" office:value="19.9953249818446" calcext:value-type="float">
            <text:p>20.00</text:p>
          </table:table-cell>
          <table:table-cell table:formula="of:=[.$P$19]+[.$P$20]*[.A108]" office:value-type="float" office:value="17.9527114206708" calcext:value-type="float">
            <text:p>17.95</text:p>
          </table:table-cell>
          <table:table-cell table:style-name="ce3" table:formula="of:=[.H108]+[.F108]" office:value-type="float" office:value="16.9573864388262" calcext:value-type="float">
            <text:p>16.96</text:p>
          </table:table-cell>
          <table:table-cell table:style-name="ce30" table:formula="of:=ABS([.B108]-[.I108])" office:value-type="float" office:value="2.04261356117378" calcext:value-type="float">
            <text:p>2.04</text:p>
          </table:table-cell>
          <table:table-cell table:style-name="ce30"/>
          <table:table-cell table:style-name="ce46" table:formula="of:=[.L107]" office:value-type="float" office:value="1" calcext:value-type="float">
            <text:p>1</text:p>
          </table:table-cell>
          <table:table-cell table:style-name="ce52"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float" office:value="13.4444444444444" calcext:value-type="float">
            <text:p>13.44</text:p>
          </table:table-cell>
          <table:table-cell table:style-name="ce3" table:formula="of:=(0.5*[.B103]+[.B104]+[.B105]+[.B106]+[.B107]+[.B108]+[.B109]+[.B110]+[.B111]+[.B112]+[.B113]+[.B114]+0.5*[.B115])/12" office:value-type="float" office:value="18.1898148148148" calcext:value-type="float">
            <text:p>18.19</text:p>
          </table:table-cell>
          <table:table-cell table:style-name="ce3" table:formula="of:=[.B109]-[.C109]" office:value-type="float" office:value="-4.74537037037041" calcext:value-type="float">
            <text:p>-4.75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09]-[.$M$5]" office:value-type="float" office:value="-3.83138162672477" calcext:value-type="float">
            <text:p>-3.8314</text:p>
          </table:table-cell>
          <table:table-cell table:style-name="ce3" table:formula="of:=[.B109]-[.F109]" office:value-type="float" office:value="17.2758260711692" calcext:value-type="float">
            <text:p>17.28</text:p>
          </table:table-cell>
          <table:table-cell table:formula="of:=[.$P$19]+[.$P$20]*[.A109]" office:value-type="float" office:value="17.9622892664239" calcext:value-type="float">
            <text:p>17.96</text:p>
          </table:table-cell>
          <table:table-cell table:style-name="ce3" table:formula="of:=[.H109]+[.F109]" office:value-type="float" office:value="14.1309076396991" calcext:value-type="float">
            <text:p>14.13</text:p>
          </table:table-cell>
          <table:table-cell table:style-name="ce30" table:formula="of:=ABS([.B109]-[.I109])" office:value-type="float" office:value="0.686463195254699" calcext:value-type="float">
            <text:p>0.69</text:p>
          </table:table-cell>
          <table:table-cell table:style-name="ce30"/>
          <table:table-cell table:style-name="ce46" table:formula="of:=[.L108]" office:value-type="float" office:value="1" calcext:value-type="float">
            <text:p>1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float" office:value="16.1111111111111" calcext:value-type="float">
            <text:p>16.11</text:p>
          </table:table-cell>
          <table:table-cell table:style-name="ce3" table:formula="of:=(0.5*[.B104]+[.B105]+[.B106]+[.B107]+[.B108]+[.B109]+[.B110]+[.B111]+[.B112]+[.B113]+[.B114]+[.B115]+0.5*[.B116])/12" office:value-type="float" office:value="18.1851851851852" calcext:value-type="float">
            <text:p>18.19</text:p>
          </table:table-cell>
          <table:table-cell table:style-name="ce3" table:formula="of:=[.B110]-[.C110]" office:value-type="float" office:value="-2.07407407407408" calcext:value-type="float">
            <text:p>-2.07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10]-[.$M$5]" office:value-type="float" office:value="-3.5284132171387" calcext:value-type="float">
            <text:p>-3.5284</text:p>
          </table:table-cell>
          <table:table-cell table:style-name="ce3" table:formula="of:=[.B110]-[.F110]" office:value-type="float" office:value="19.6395243282498" calcext:value-type="float">
            <text:p>19.64</text:p>
          </table:table-cell>
          <table:table-cell table:formula="of:=[.$P$19]+[.$P$20]*[.A110]" office:value-type="float" office:value="17.9718671121769" calcext:value-type="float">
            <text:p>17.97</text:p>
          </table:table-cell>
          <table:table-cell table:style-name="ce3" table:formula="of:=[.H110]+[.F110]" office:value-type="float" office:value="14.4434538950382" calcext:value-type="float">
            <text:p>14.44</text:p>
          </table:table-cell>
          <table:table-cell table:style-name="ce30" table:formula="of:=ABS([.B110]-[.I110])" office:value-type="float" office:value="1.66765721607286" calcext:value-type="float">
            <text:p>1.67</text:p>
          </table:table-cell>
          <table:table-cell table:style-name="ce30"/>
          <table:table-cell table:style-name="ce46" table:formula="of:=[.L109]" office:value-type="float" office:value="1" calcext:value-type="float">
            <text:p>1</text:p>
          </table:table-cell>
          <table:table-cell table:style-name="ce52" office:value-type="float" office:value="92" calcext:value-type="float">
            <text:p>9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14.3333333333333" calcext:value-type="float">
            <text:p>14.33</text:p>
          </table:table-cell>
          <table:table-cell table:style-name="ce3" table:formula="of:=(0.5*[.B105]+[.B106]+[.B107]+[.B108]+[.B109]+[.B110]+[.B111]+[.B112]+[.B113]+[.B114]+[.B115]+[.B116]+0.5*[.B117])/12" office:value-type="float" office:value="18.2314814814815" calcext:value-type="float">
            <text:p>18.23</text:p>
          </table:table-cell>
          <table:table-cell table:style-name="ce3" table:formula="of:=[.B111]-[.C111]" office:value-type="float" office:value="-3.89814814814817" calcext:value-type="float">
            <text:p>-3.90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11]-[.$M$5]" office:value-type="float" office:value="-3.21768336964416" calcext:value-type="float">
            <text:p>-3.2177</text:p>
          </table:table-cell>
          <table:table-cell table:style-name="ce3" table:formula="of:=[.B111]-[.F111]" office:value-type="float" office:value="17.5510167029775" calcext:value-type="float">
            <text:p>17.55</text:p>
          </table:table-cell>
          <table:table-cell table:formula="of:=[.$P$19]+[.$P$20]*[.A111]" office:value-type="float" office:value="17.98144495793" calcext:value-type="float">
            <text:p>17.98</text:p>
          </table:table-cell>
          <table:table-cell table:style-name="ce3" table:formula="of:=[.H111]+[.F111]" office:value-type="float" office:value="14.7637615882858" calcext:value-type="float">
            <text:p>14.76</text:p>
          </table:table-cell>
          <table:table-cell table:style-name="ce30" table:formula="of:=ABS([.B111]-[.I111])" office:value-type="float" office:value="0.430428254952542" calcext:value-type="float">
            <text:p>0.43</text:p>
          </table:table-cell>
          <table:table-cell table:style-name="ce30"/>
          <table:table-cell table:style-name="ce46" table:formula="of:=[.L110]" office:value-type="float" office:value="1" calcext:value-type="float">
            <text:p>1</text:p>
          </table:table-cell>
          <table:table-cell table:style-name="ce52" office:value-type="float" office:value="93" calcext:value-type="float">
            <text:p>9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float" office:value="14.5" calcext:value-type="float">
            <text:p>14.50</text:p>
          </table:table-cell>
          <table:table-cell table:style-name="ce3" table:formula="of:=(0.5*[.B106]+[.B107]+[.B108]+[.B109]+[.B110]+[.B111]+[.B112]+[.B113]+[.B114]+[.B115]+[.B116]+[.B117]+0.5*[.B118])/12" office:value-type="float" office:value="18.2731481481481" calcext:value-type="float">
            <text:p>18.27</text:p>
          </table:table-cell>
          <table:table-cell table:style-name="ce3" table:formula="of:=[.B112]-[.C112]" office:value-type="float" office:value="-3.77314814814814" calcext:value-type="float">
            <text:p>-3.77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12]-[.$M$5]" office:value-type="float" office:value="-2.11079339143064" calcext:value-type="float">
            <text:p>-2.1108</text:p>
          </table:table-cell>
          <table:table-cell table:style-name="ce3" table:formula="of:=[.B112]-[.F112]" office:value-type="float" office:value="16.6107933914306" calcext:value-type="float">
            <text:p>16.61</text:p>
          </table:table-cell>
          <table:table-cell table:formula="of:=[.$P$19]+[.$P$20]*[.A112]" office:value-type="float" office:value="17.9910228036831" calcext:value-type="float">
            <text:p>17.99</text:p>
          </table:table-cell>
          <table:table-cell table:style-name="ce3" table:formula="of:=[.H112]+[.F112]" office:value-type="float" office:value="15.8802294122524" calcext:value-type="float">
            <text:p>15.88</text:p>
          </table:table-cell>
          <table:table-cell table:style-name="ce30" table:formula="of:=ABS([.B112]-[.I112])" office:value-type="float" office:value="1.38022941225243" calcext:value-type="float">
            <text:p>1.38</text:p>
          </table:table-cell>
          <table:table-cell table:style-name="ce30"/>
          <table:table-cell table:style-name="ce46" table:formula="of:=[.L111]" office:value-type="float" office:value="1" calcext:value-type="float">
            <text:p>1</text:p>
          </table:table-cell>
          <table:table-cell table:style-name="ce52" office:value-type="float" office:value="94" calcext:value-type="float">
            <text:p>9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float" office:value="17.1111111111111" calcext:value-type="float">
            <text:p>17.11</text:p>
          </table:table-cell>
          <table:table-cell table:style-name="ce3" table:formula="of:=(0.5*[.B107]+[.B108]+[.B109]+[.B110]+[.B111]+[.B112]+[.B113]+[.B114]+[.B115]+[.B116]+[.B117]+[.B118]+0.5*[.B119])/12" office:value-type="float" office:value="18.2407407407407" calcext:value-type="float">
            <text:p>18.24</text:p>
          </table:table-cell>
          <table:table-cell table:style-name="ce3" table:formula="of:=[.B113]-[.C113]" office:value-type="float" office:value="-1.12962962962963" calcext:value-type="float">
            <text:p>-1.13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13]-[.$M$5]" office:value-type="float" office:value="-1.12495461147422" calcext:value-type="float">
            <text:p>-1.1250</text:p>
          </table:table-cell>
          <table:table-cell table:style-name="ce3" table:formula="of:=[.B113]-[.F113]" office:value-type="float" office:value="18.2360657225853" calcext:value-type="float">
            <text:p>18.24</text:p>
          </table:table-cell>
          <table:table-cell table:formula="of:=[.$P$19]+[.$P$20]*[.A113]" office:value-type="float" office:value="18.0006006494361" calcext:value-type="float">
            <text:p>18.00</text:p>
          </table:table-cell>
          <table:table-cell table:style-name="ce3" table:formula="of:=[.H113]+[.F113]" office:value-type="float" office:value="16.8756460379619" calcext:value-type="float">
            <text:p>16.88</text:p>
          </table:table-cell>
          <table:table-cell table:style-name="ce30" table:formula="of:=ABS([.B113]-[.I113])" office:value-type="float" office:value="0.235465073149182" calcext:value-type="float">
            <text:p>0.24</text:p>
          </table:table-cell>
          <table:table-cell table:style-name="ce30"/>
          <table:table-cell table:style-name="ce46" table:formula="of:=[.L112]" office:value-type="float" office:value="1" calcext:value-type="float">
            <text:p>1</text:p>
          </table:table-cell>
          <table:table-cell table:style-name="ce52" office:value-type="float" office:value="95" calcext:value-type="float">
            <text:p>9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float" office:value="18.1666666666667" calcext:value-type="float">
            <text:p>18.17</text:p>
          </table:table-cell>
          <table:table-cell table:style-name="ce3" table:formula="of:=(0.5*[.B108]+[.B109]+[.B110]+[.B111]+[.B112]+[.B113]+[.B114]+[.B115]+[.B116]+[.B117]+[.B118]+[.B119]+0.5*[.B120])/12" office:value-type="float" office:value="18.0740740740741" calcext:value-type="float">
            <text:p>18.07</text:p>
          </table:table-cell>
          <table:table-cell table:style-name="ce3" table:formula="of:=[.B114]-[.C114]" office:value-type="float" office:value="0.0925925925926343" calcext:value-type="float">
            <text:p>0.09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14]-[.$M$5]" office:value-type="float" office:value="0.109794843863476" calcext:value-type="float">
            <text:p>0.1098</text:p>
          </table:table-cell>
          <table:table-cell table:style-name="ce3" table:formula="of:=[.B114]-[.F114]" office:value-type="float" office:value="18.0568718228032" calcext:value-type="float">
            <text:p>18.06</text:p>
          </table:table-cell>
          <table:table-cell table:formula="of:=[.$P$19]+[.$P$20]*[.A114]" office:value-type="float" office:value="18.0101784951892" calcext:value-type="float">
            <text:p>18.01</text:p>
          </table:table-cell>
          <table:table-cell table:style-name="ce3" table:formula="of:=[.H114]+[.F114]" office:value-type="float" office:value="18.1199733390527" calcext:value-type="float">
            <text:p>18.12</text:p>
          </table:table-cell>
          <table:table-cell table:style-name="ce30" table:formula="of:=ABS([.B114]-[.I114])" office:value-type="float" office:value="0.0466933276140225" calcext:value-type="float">
            <text:p>0.05</text:p>
          </table:table-cell>
          <table:table-cell table:style-name="ce30"/>
          <table:table-cell table:style-name="ce46" table:formula="of:=[.L113]" office:value-type="float" office:value="1" calcext:value-type="float">
            <text:p>1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float" office:value="18.9444444444444" calcext:value-type="float">
            <text:p>18.94</text:p>
          </table:table-cell>
          <table:table-cell table:style-name="ce3" table:formula="of:=(0.5*[.B109]+[.B110]+[.B111]+[.B112]+[.B113]+[.B114]+[.B115]+[.B116]+[.B117]+[.B118]+[.B119]+[.B120]+0.5*[.B121])/12" office:value-type="float" office:value="18.0046296296296" calcext:value-type="float">
            <text:p>18.00</text:p>
          </table:table-cell>
          <table:table-cell table:style-name="ce3" table:formula="of:=[.B115]-[.C115]" office:value-type="float" office:value="0.939814814814774" calcext:value-type="float">
            <text:p>0.94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15]-[.$M$5]" office:value-type="float" office:value="1.34318264342774" calcext:value-type="float">
            <text:p>1.3432</text:p>
          </table:table-cell>
          <table:table-cell table:style-name="ce3" table:formula="of:=[.B115]-[.F115]" office:value-type="float" office:value="17.6012618010167" calcext:value-type="float">
            <text:p>17.60</text:p>
          </table:table-cell>
          <table:table-cell table:formula="of:=[.$P$19]+[.$P$20]*[.A115]" office:value-type="float" office:value="18.0197563409423" calcext:value-type="float">
            <text:p>18.02</text:p>
          </table:table-cell>
          <table:table-cell table:style-name="ce3" table:formula="of:=[.H115]+[.F115]" office:value-type="float" office:value="19.36293898437" calcext:value-type="float">
            <text:p>19.36</text:p>
          </table:table-cell>
          <table:table-cell table:style-name="ce30" table:formula="of:=ABS([.B115]-[.I115])" office:value-type="float" office:value="0.418494539925611" calcext:value-type="float">
            <text:p>0.42</text:p>
          </table:table-cell>
          <table:table-cell table:style-name="ce30"/>
          <table:table-cell table:style-name="ce46" table:formula="of:=[.L114]" office:value-type="float" office:value="1" calcext:value-type="float">
            <text:p>1</text:p>
          </table:table-cell>
          <table:table-cell table:style-name="ce52" office:value-type="float" office:value="97" calcext:value-type="float">
            <text:p>9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21.9444444444444" calcext:value-type="float">
            <text:p>21.94</text:p>
          </table:table-cell>
          <table:table-cell table:style-name="ce3" table:formula="of:=(0.5*[.B110]+[.B111]+[.B112]+[.B113]+[.B114]+[.B115]+[.B116]+[.B117]+[.B118]+[.B119]+[.B120]+[.B121]+0.5*[.B122])/12" office:value-type="float" office:value="17.9675925925926" calcext:value-type="float">
            <text:p>17.97</text:p>
          </table:table-cell>
          <table:table-cell table:style-name="ce3" table:formula="of:=[.B116]-[.C116]" office:value-type="float" office:value="3.97685185185181" calcext:value-type="float">
            <text:p>3.98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16]-[.$M$5]" office:value-type="float" office:value="3.45007262164124" calcext:value-type="float">
            <text:p>3.4501</text:p>
          </table:table-cell>
          <table:table-cell table:style-name="ce3" table:formula="of:=[.B116]-[.F116]" office:value-type="float" office:value="18.4943718228032" calcext:value-type="float">
            <text:p>18.49</text:p>
          </table:table-cell>
          <table:table-cell table:formula="of:=[.$P$19]+[.$P$20]*[.A116]" office:value-type="float" office:value="18.0293341866953" calcext:value-type="float">
            <text:p>18.03</text:p>
          </table:table-cell>
          <table:table-cell table:style-name="ce3" table:formula="of:=[.H116]+[.F116]" office:value-type="float" office:value="21.4794068083366" calcext:value-type="float">
            <text:p>21.48</text:p>
          </table:table-cell>
          <table:table-cell table:style-name="ce30" table:formula="of:=ABS([.B116]-[.I116])" office:value-type="float" office:value="0.465037636107823" calcext:value-type="float">
            <text:p>0.47</text:p>
          </table:table-cell>
          <table:table-cell table:style-name="ce30"/>
          <table:table-cell table:style-name="ce46" table:formula="of:=[.L115]" office:value-type="float" office:value="1" calcext:value-type="float">
            <text:p>1</text:p>
          </table:table-cell>
          <table:table-cell table:style-name="ce52" office:value-type="float" office:value="98" calcext:value-type="float">
            <text:p>9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float" office:value="22.5555555555556" calcext:value-type="float">
            <text:p>22.56</text:p>
          </table:table-cell>
          <table:table-cell table:style-name="ce3" table:formula="of:=(0.5*[.B111]+[.B112]+[.B113]+[.B114]+[.B115]+[.B116]+[.B117]+[.B118]+[.B119]+[.B120]+[.B121]+[.B122]+0.5*[.B123])/12" office:value-type="float" office:value="17.9189814814815" calcext:value-type="float">
            <text:p>17.92</text:p>
          </table:table-cell>
          <table:table-cell table:style-name="ce3" table:formula="of:=[.B117]-[.C117]" office:value-type="float" office:value="4.63657407407412" calcext:value-type="float">
            <text:p>4.64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17]-[.$M$5]" office:value-type="float" office:value="4.17556281771968" calcext:value-type="float">
            <text:p>4.1756</text:p>
          </table:table-cell>
          <table:table-cell table:style-name="ce3" table:formula="of:=[.B117]-[.F117]" office:value-type="float" office:value="18.3799927378359" calcext:value-type="float">
            <text:p>18.38</text:p>
          </table:table-cell>
          <table:table-cell table:formula="of:=[.$P$19]+[.$P$20]*[.A117]" office:value-type="float" office:value="18.0389120324484" calcext:value-type="float">
            <text:p>18.04</text:p>
          </table:table-cell>
          <table:table-cell table:style-name="ce3" table:formula="of:=[.H117]+[.F117]" office:value-type="float" office:value="22.2144748501681" calcext:value-type="float">
            <text:p>22.21</text:p>
          </table:table-cell>
          <table:table-cell table:style-name="ce30" table:formula="of:=ABS([.B117]-[.I117])" office:value-type="float" office:value="0.341080705387519" calcext:value-type="float">
            <text:p>0.34</text:p>
          </table:table-cell>
          <table:table-cell table:style-name="ce30"/>
          <table:table-cell table:style-name="ce46" table:formula="of:=[.L116]" office:value-type="float" office:value="1" calcext:value-type="float">
            <text:p>1</text:p>
          </table:table-cell>
          <table:table-cell table:style-name="ce52" office:value-type="float" office:value="99" calcext:value-type="float">
            <text:p>9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22.7777777777778" calcext:value-type="float">
            <text:p>22.78</text:p>
          </table:table-cell>
          <table:table-cell table:style-name="ce3" table:formula="of:=(0.5*[.B112]+[.B113]+[.B114]+[.B115]+[.B116]+[.B117]+[.B118]+[.B119]+[.B120]+[.B121]+[.B122]+[.B123]+0.5*[.B124])/12" office:value-type="float" office:value="17.9560185185185" calcext:value-type="float">
            <text:p>17.96</text:p>
          </table:table-cell>
          <table:table-cell table:style-name="ce3" table:formula="of:=[.B118]-[.C118]" office:value-type="float" office:value="4.82175925925928" calcext:value-type="float">
            <text:p>4.82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18]-[.$M$5]" office:value-type="float" office:value="3.90745279593317" calcext:value-type="float">
            <text:p>3.9075</text:p>
          </table:table-cell>
          <table:table-cell table:style-name="ce3" table:formula="of:=[.B118]-[.F118]" office:value-type="float" office:value="18.8703249818446" calcext:value-type="float">
            <text:p>18.87</text:p>
          </table:table-cell>
          <table:table-cell table:formula="of:=[.$P$19]+[.$P$20]*[.A118]" office:value-type="float" office:value="18.0484898782015" calcext:value-type="float">
            <text:p>18.05</text:p>
          </table:table-cell>
          <table:table-cell table:style-name="ce3" table:formula="of:=[.H118]+[.F118]" office:value-type="float" office:value="21.9559426741346" calcext:value-type="float">
            <text:p>21.96</text:p>
          </table:table-cell>
          <table:table-cell table:style-name="ce30" table:formula="of:=ABS([.B118]-[.I118])" office:value-type="float" office:value="0.82183510364316" calcext:value-type="float">
            <text:p>0.82</text:p>
          </table:table-cell>
          <table:table-cell table:style-name="ce30"/>
          <table:table-cell table:style-name="ce46" table:formula="of:=[.L117]" office:value-type="float" office:value="1" calcext:value-type="float">
            <text:p>1</text:p>
          </table:table-cell>
          <table:table-cell table:style-name="ce52"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float" office:value="19.1111111111111" calcext:value-type="float">
            <text:p>19.11</text:p>
          </table:table-cell>
          <table:table-cell table:style-name="ce3" table:formula="of:=(0.5*[.B113]+[.B114]+[.B115]+[.B116]+[.B117]+[.B118]+[.B119]+[.B120]+[.B121]+[.B122]+[.B123]+[.B124]+0.5*[.B125])/12" office:value-type="float" office:value="17.9328703703704" calcext:value-type="float">
            <text:p>17.93</text:p>
          </table:table-cell>
          <table:table-cell table:style-name="ce3" table:formula="of:=[.B119]-[.C119]" office:value-type="float" office:value="1.17824074074073" calcext:value-type="float">
            <text:p>1.18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19]-[.$M$5]" office:value-type="float" office:value="1.82248547567175" calcext:value-type="float">
            <text:p>1.8225</text:p>
          </table:table-cell>
          <table:table-cell table:style-name="ce3" table:formula="of:=[.B119]-[.F119]" office:value-type="float" office:value="17.2886256354393" calcext:value-type="float">
            <text:p>17.29</text:p>
          </table:table-cell>
          <table:table-cell table:formula="of:=[.$P$19]+[.$P$20]*[.A119]" office:value-type="float" office:value="18.0580677239545" calcext:value-type="float">
            <text:p>18.06</text:p>
          </table:table-cell>
          <table:table-cell table:style-name="ce3" table:formula="of:=[.H119]+[.F119]" office:value-type="float" office:value="19.8805531996263" calcext:value-type="float">
            <text:p>19.88</text:p>
          </table:table-cell>
          <table:table-cell table:style-name="ce30" table:formula="of:=ABS([.B119]-[.I119])" office:value-type="float" office:value="0.769442088515184" calcext:value-type="float">
            <text:p>0.77</text:p>
          </table:table-cell>
          <table:table-cell table:style-name="ce30"/>
          <table:table-cell table:style-name="ce46" table:formula="of:=[.L118]" office:value-type="float" office:value="1" calcext:value-type="float">
            <text:p>1</text:p>
          </table:table-cell>
          <table:table-cell table:style-name="ce52" office:value-type="float" office:value="101" calcext:value-type="float">
            <text:p>10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float" office:value="16.7777777777778" calcext:value-type="float">
            <text:p>16.78</text:p>
          </table:table-cell>
          <table:table-cell table:style-name="ce3" table:formula="of:=(0.5*[.B114]+[.B115]+[.B116]+[.B117]+[.B118]+[.B119]+[.B120]+[.B121]+[.B122]+[.B123]+[.B124]+[.B125]+0.5*[.B126])/12" office:value-type="float" office:value="17.8217592592593" calcext:value-type="float">
            <text:p>17.82</text:p>
          </table:table-cell>
          <table:table-cell table:style-name="ce3" table:formula="of:=[.B120]-[.C120]" office:value-type="float" office:value="-1.04398148148146" calcext:value-type="float">
            <text:p>-1.04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20]-[.$M$5]" office:value-type="float" office:value="-0.995324981844578" calcext:value-type="float">
            <text:p>-0.9953</text:p>
          </table:table-cell>
          <table:table-cell table:style-name="ce3" table:formula="of:=[.B120]-[.F120]" office:value-type="float" office:value="17.7731027596224" calcext:value-type="float">
            <text:p>17.77</text:p>
          </table:table-cell>
          <table:table-cell table:formula="of:=[.$P$19]+[.$P$20]*[.A120]" office:value-type="float" office:value="18.0676455697076" calcext:value-type="float">
            <text:p>18.07</text:p>
          </table:table-cell>
          <table:table-cell table:style-name="ce3" table:formula="of:=[.H120]+[.F120]" office:value-type="float" office:value="17.072320587863" calcext:value-type="float">
            <text:p>17.07</text:p>
          </table:table-cell>
          <table:table-cell table:style-name="ce30" table:formula="of:=ABS([.B120]-[.I120])" office:value-type="float" office:value="0.294542810085222" calcext:value-type="float">
            <text:p>0.29</text:p>
          </table:table-cell>
          <table:table-cell table:style-name="ce30"/>
          <table:table-cell table:style-name="ce46" table:formula="of:=[.L119]" office:value-type="float" office:value="1" calcext:value-type="float">
            <text:p>1</text:p>
          </table:table-cell>
          <table:table-cell table:style-name="ce52" office:value-type="float" office:value="102" calcext:value-type="float">
            <text:p>10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table:formula="of:=(0.5*[.B115]+[.B116]+[.B117]+[.B118]+[.B119]+[.B120]+[.B121]+[.B122]+[.B123]+[.B124]+[.B125]+[.B126]+0.5*[.B127])/12" office:value-type="float" office:value="17.7060185185185" calcext:value-type="float">
            <text:p>17.71</text:p>
          </table:table-cell>
          <table:table-cell table:style-name="ce3" table:formula="of:=[.B121]-[.C121]" office:value-type="float" office:value="-3.70601851851852" calcext:value-type="float">
            <text:p>-3.71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21]-[.$M$5]" office:value-type="float" office:value="-3.83138162672477" calcext:value-type="float">
            <text:p>-3.8314</text:p>
          </table:table-cell>
          <table:table-cell table:style-name="ce3" table:formula="of:=[.B121]-[.F121]" office:value-type="float" office:value="17.8313816267248" calcext:value-type="float">
            <text:p>17.83</text:p>
          </table:table-cell>
          <table:table-cell table:formula="of:=[.$P$19]+[.$P$20]*[.A121]" office:value-type="float" office:value="18.0772234154607" calcext:value-type="float">
            <text:p>18.08</text:p>
          </table:table-cell>
          <table:table-cell table:style-name="ce3" table:formula="of:=[.H121]+[.F121]" office:value-type="float" office:value="14.2458417887359" calcext:value-type="float">
            <text:p>14.25</text:p>
          </table:table-cell>
          <table:table-cell table:style-name="ce30" table:formula="of:=ABS([.B121]-[.I121])" office:value-type="float" office:value="0.245841788735898" calcext:value-type="float">
            <text:p>0.25</text:p>
          </table:table-cell>
          <table:table-cell table:style-name="ce30"/>
          <table:table-cell table:style-name="ce46" table:formula="of:=[.L120]" office:value-type="float" office:value="1" calcext:value-type="float">
            <text:p>1</text:p>
          </table:table-cell>
          <table:table-cell table:style-name="ce52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float" office:value="14.6666666666667" calcext:value-type="float">
            <text:p>14.67</text:p>
          </table:table-cell>
          <table:table-cell table:style-name="ce3" table:formula="of:=(0.5*[.B116]+[.B117]+[.B118]+[.B119]+[.B120]+[.B121]+[.B122]+[.B123]+[.B124]+[.B125]+[.B126]+[.B127]+0.5*[.B128])/12" office:value-type="float" office:value="17.5462962962963" calcext:value-type="float">
            <text:p>17.55</text:p>
          </table:table-cell>
          <table:table-cell table:style-name="ce3" table:formula="of:=[.B122]-[.C122]" office:value-type="float" office:value="-2.8796296296296" calcext:value-type="float">
            <text:p>-2.88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22]-[.$M$5]" office:value-type="float" office:value="-3.5284132171387" calcext:value-type="float">
            <text:p>-3.5284</text:p>
          </table:table-cell>
          <table:table-cell table:style-name="ce3" table:formula="of:=[.B122]-[.F122]" office:value-type="float" office:value="18.1950798838054" calcext:value-type="float">
            <text:p>18.20</text:p>
          </table:table-cell>
          <table:table-cell table:formula="of:=[.$P$19]+[.$P$20]*[.A122]" office:value-type="float" office:value="18.0868012612137" calcext:value-type="float">
            <text:p>18.09</text:p>
          </table:table-cell>
          <table:table-cell table:style-name="ce3" table:formula="of:=[.H122]+[.F122]" office:value-type="float" office:value="14.558388044075" calcext:value-type="float">
            <text:p>14.56</text:p>
          </table:table-cell>
          <table:table-cell table:style-name="ce30" table:formula="of:=ABS([.B122]-[.I122])" office:value-type="float" office:value="0.108278622591667" calcext:value-type="float">
            <text:p>0.11</text:p>
          </table:table-cell>
          <table:table-cell table:style-name="ce30"/>
          <table:table-cell table:style-name="ce46" table:formula="of:=[.L121]" office:value-type="float" office:value="1" calcext:value-type="float">
            <text:p>1</text:p>
          </table:table-cell>
          <table:table-cell table:style-name="ce52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14.6111111111111" calcext:value-type="float">
            <text:p>14.61</text:p>
          </table:table-cell>
          <table:table-cell table:style-name="ce3" table:formula="of:=(0.5*[.B117]+[.B118]+[.B119]+[.B120]+[.B121]+[.B122]+[.B123]+[.B124]+[.B125]+[.B126]+[.B127]+[.B128]+0.5*[.B129])/12" office:value-type="float" office:value="17.3425925925926" calcext:value-type="float">
            <text:p>17.34</text:p>
          </table:table-cell>
          <table:table-cell table:style-name="ce3" table:formula="of:=[.B123]-[.C123]" office:value-type="float" office:value="-2.7314814814815" calcext:value-type="float">
            <text:p>-2.73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23]-[.$M$5]" office:value-type="float" office:value="-3.21768336964416" calcext:value-type="float">
            <text:p>-3.2177</text:p>
          </table:table-cell>
          <table:table-cell table:style-name="ce3" table:formula="of:=[.B123]-[.F123]" office:value-type="float" office:value="17.8287944807553" calcext:value-type="float">
            <text:p>17.83</text:p>
          </table:table-cell>
          <table:table-cell table:formula="of:=[.$P$19]+[.$P$20]*[.A123]" office:value-type="float" office:value="18.0963791069668" calcext:value-type="float">
            <text:p>18.10</text:p>
          </table:table-cell>
          <table:table-cell table:style-name="ce3" table:formula="of:=[.H123]+[.F123]" office:value-type="float" office:value="14.8786957373226" calcext:value-type="float">
            <text:p>14.88</text:p>
          </table:table-cell>
          <table:table-cell table:style-name="ce30" table:formula="of:=ABS([.B123]-[.I123])" office:value-type="float" office:value="0.267584626211541" calcext:value-type="float">
            <text:p>0.27</text:p>
          </table:table-cell>
          <table:table-cell table:style-name="ce30"/>
          <table:table-cell table:style-name="ce46" table:formula="of:=[.L122]" office:value-type="float" office:value="1" calcext:value-type="float">
            <text:p>1</text:p>
          </table:table-cell>
          <table:table-cell table:style-name="ce52" office:value-type="float" office:value="105" calcext:value-type="float">
            <text:p>10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15.1111111111111" calcext:value-type="float">
            <text:p>15.11</text:p>
          </table:table-cell>
          <table:table-cell table:style-name="ce3" table:formula="of:=(0.5*[.B118]+[.B119]+[.B120]+[.B121]+[.B122]+[.B123]+[.B124]+[.B125]+[.B126]+[.B127]+[.B128]+[.B129]+0.5*[.B130])/12" office:value-type="float" office:value="17.1435185185185" calcext:value-type="float">
            <text:p>17.14</text:p>
          </table:table-cell>
          <table:table-cell table:style-name="ce3" table:formula="of:=[.B124]-[.C124]" office:value-type="float" office:value="-2.03240740740742" calcext:value-type="float">
            <text:p>-2.03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24]-[.$M$5]" office:value-type="float" office:value="-2.11079339143064" calcext:value-type="float">
            <text:p>-2.1108</text:p>
          </table:table-cell>
          <table:table-cell table:style-name="ce3" table:formula="of:=[.B124]-[.F124]" office:value-type="float" office:value="17.2219045025417" calcext:value-type="float">
            <text:p>17.22</text:p>
          </table:table-cell>
          <table:table-cell table:formula="of:=[.$P$19]+[.$P$20]*[.A124]" office:value-type="float" office:value="18.1059569527199" calcext:value-type="float">
            <text:p>18.11</text:p>
          </table:table-cell>
          <table:table-cell table:style-name="ce3" table:formula="of:=[.H124]+[.F124]" office:value-type="float" office:value="15.9951635612892" calcext:value-type="float">
            <text:p>16.00</text:p>
          </table:table-cell>
          <table:table-cell table:style-name="ce30" table:formula="of:=ABS([.B124]-[.I124])" office:value-type="float" office:value="0.884052450178128" calcext:value-type="float">
            <text:p>0.88</text:p>
          </table:table-cell>
          <table:table-cell table:style-name="ce30"/>
          <table:table-cell table:style-name="ce46" table:formula="of:=[.L123]" office:value-type="float" office:value="1" calcext:value-type="float">
            <text:p>1</text:p>
          </table:table-cell>
          <table:table-cell table:style-name="ce52" office:value-type="float" office:value="106" calcext:value-type="float">
            <text:p>10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15.9444444444444" calcext:value-type="float">
            <text:p>15.94</text:p>
          </table:table-cell>
          <table:table-cell table:style-name="ce3" table:formula="of:=(0.5*[.B119]+[.B120]+[.B121]+[.B122]+[.B123]+[.B124]+[.B125]+[.B126]+[.B127]+[.B128]+[.B129]+[.B130]+0.5*[.B131])/12" office:value-type="float" office:value="17.0763888888889" calcext:value-type="float">
            <text:p>17.08</text:p>
          </table:table-cell>
          <table:table-cell table:style-name="ce3" table:formula="of:=[.B125]-[.C125]" office:value-type="float" office:value="-1.13194444444449" calcext:value-type="float">
            <text:p>-1.13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25]-[.$M$5]" office:value-type="float" office:value="-1.12495461147422" calcext:value-type="float">
            <text:p>-1.1250</text:p>
          </table:table-cell>
          <table:table-cell table:style-name="ce3" table:formula="of:=[.B125]-[.F125]" office:value-type="float" office:value="17.0693990559186" calcext:value-type="float">
            <text:p>17.07</text:p>
          </table:table-cell>
          <table:table-cell table:formula="of:=[.$P$19]+[.$P$20]*[.A125]" office:value-type="float" office:value="18.1155347984729" calcext:value-type="float">
            <text:p>18.12</text:p>
          </table:table-cell>
          <table:table-cell table:style-name="ce3" table:formula="of:=[.H125]+[.F125]" office:value-type="float" office:value="16.9905801869987" calcext:value-type="float">
            <text:p>16.99</text:p>
          </table:table-cell>
          <table:table-cell table:style-name="ce30" table:formula="of:=ABS([.B125]-[.I125])" office:value-type="float" office:value="1.04613574255431" calcext:value-type="float">
            <text:p>1.05</text:p>
          </table:table-cell>
          <table:table-cell table:style-name="ce30"/>
          <table:table-cell table:style-name="ce46" table:formula="of:=[.L124]" office:value-type="float" office:value="1" calcext:value-type="float">
            <text:p>1</text:p>
          </table:table-cell>
          <table:table-cell table:style-name="ce52" office:value-type="float" office:value="107" calcext:value-type="float">
            <text:p>10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16.6666666666667" calcext:value-type="float">
            <text:p>16.67</text:p>
          </table:table-cell>
          <table:table-cell table:style-name="ce3" table:formula="of:=(0.5*[.B120]+[.B121]+[.B122]+[.B123]+[.B124]+[.B125]+[.B126]+[.B127]+[.B128]+[.B129]+[.B130]+[.B131]+0.5*[.B132])/12" office:value-type="float" office:value="17.1134259259259" calcext:value-type="float">
            <text:p>17.11</text:p>
          </table:table-cell>
          <table:table-cell table:style-name="ce3" table:formula="of:=[.B126]-[.C126]" office:value-type="float" office:value="-0.44675925925922" calcext:value-type="float">
            <text:p>-0.45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26]-[.$M$5]" office:value-type="float" office:value="0.109794843863476" calcext:value-type="float">
            <text:p>0.1098</text:p>
          </table:table-cell>
          <table:table-cell table:style-name="ce3" table:formula="of:=[.B126]-[.F126]" office:value-type="float" office:value="16.5568718228032" calcext:value-type="float">
            <text:p>16.56</text:p>
          </table:table-cell>
          <table:table-cell table:formula="of:=[.$P$19]+[.$P$20]*[.A126]" office:value-type="float" office:value="18.125112644226" calcext:value-type="float">
            <text:p>18.13</text:p>
          </table:table-cell>
          <table:table-cell table:style-name="ce3" table:formula="of:=[.H126]+[.F126]" office:value-type="float" office:value="18.2349074880895" calcext:value-type="float">
            <text:p>18.23</text:p>
          </table:table-cell>
          <table:table-cell table:style-name="ce30" table:formula="of:=ABS([.B126]-[.I126])" office:value-type="float" office:value="1.56824082142278" calcext:value-type="float">
            <text:p>1.57</text:p>
          </table:table-cell>
          <table:table-cell table:style-name="ce30"/>
          <table:table-cell table:style-name="ce46" table:formula="of:=[.L125]" office:value-type="float" office:value="1" calcext:value-type="float">
            <text:p>1</text:p>
          </table:table-cell>
          <table:table-cell table:style-name="ce52" office:value-type="float" office:value="108" calcext:value-type="float">
            <text:p>10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3" table:formula="of:=(0.5*[.B121]+[.B122]+[.B123]+[.B124]+[.B125]+[.B126]+[.B127]+[.B128]+[.B129]+[.B130]+[.B131]+[.B132]+0.5*[.B133])/12" office:value-type="float" office:value="17.1527777777778" calcext:value-type="float">
            <text:p>17.15</text:p>
          </table:table-cell>
          <table:table-cell table:style-name="ce3" table:formula="of:=[.B127]-[.C127]" office:value-type="float" office:value="0.513888888888928" calcext:value-type="float">
            <text:p>0.51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27]-[.$M$5]" office:value-type="float" office:value="1.34318264342774" calcext:value-type="float">
            <text:p>1.3432</text:p>
          </table:table-cell>
          <table:table-cell table:style-name="ce3" table:formula="of:=[.B127]-[.F127]" office:value-type="float" office:value="16.323484023239" calcext:value-type="float">
            <text:p>16.32</text:p>
          </table:table-cell>
          <table:table-cell table:formula="of:=[.$P$19]+[.$P$20]*[.A127]" office:value-type="float" office:value="18.1346904899791" calcext:value-type="float">
            <text:p>18.13</text:p>
          </table:table-cell>
          <table:table-cell table:style-name="ce3" table:formula="of:=[.H127]+[.F127]" office:value-type="float" office:value="19.4778731334068" calcext:value-type="float">
            <text:p>19.48</text:p>
          </table:table-cell>
          <table:table-cell table:style-name="ce30" table:formula="of:=ABS([.B127]-[.I127])" office:value-type="float" office:value="1.81120646674011" calcext:value-type="float">
            <text:p>1.81</text:p>
          </table:table-cell>
          <table:table-cell table:style-name="ce30"/>
          <table:table-cell table:style-name="ce46" table:formula="of:=[.L126]" office:value-type="float" office:value="1" calcext:value-type="float">
            <text:p>1</text:p>
          </table:table-cell>
          <table:table-cell table:style-name="ce52" office:value-type="float" office:value="109" calcext:value-type="float">
            <text:p>10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19.3888888888889" calcext:value-type="float">
            <text:p>19.39</text:p>
          </table:table-cell>
          <table:table-cell table:style-name="ce3" table:formula="of:=(0.5*[.B122]+[.B123]+[.B124]+[.B125]+[.B126]+[.B127]+[.B128]+[.B129]+[.B130]+[.B131]+[.B132]+[.B133]+0.5*[.B134])/12" office:value-type="float" office:value="17.2314814814815" calcext:value-type="float">
            <text:p>17.23</text:p>
          </table:table-cell>
          <table:table-cell table:style-name="ce3" table:formula="of:=[.B128]-[.C128]" office:value-type="float" office:value="2.15740740740742" calcext:value-type="float">
            <text:p>2.16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28]-[.$M$5]" office:value-type="float" office:value="3.45007262164124" calcext:value-type="float">
            <text:p>3.4501</text:p>
          </table:table-cell>
          <table:table-cell table:style-name="ce3" table:formula="of:=[.B128]-[.F128]" office:value-type="float" office:value="15.9388162672477" calcext:value-type="float">
            <text:p>15.94</text:p>
          </table:table-cell>
          <table:table-cell table:formula="of:=[.$P$19]+[.$P$20]*[.A128]" office:value-type="float" office:value="18.1442683357321" calcext:value-type="float">
            <text:p>18.14</text:p>
          </table:table-cell>
          <table:table-cell table:style-name="ce3" table:formula="of:=[.H128]+[.F128]" office:value-type="float" office:value="21.5943409573734" calcext:value-type="float">
            <text:p>21.59</text:p>
          </table:table-cell>
          <table:table-cell table:style-name="ce30" table:formula="of:=ABS([.B128]-[.I128])" office:value-type="float" office:value="2.20545206848447" calcext:value-type="float">
            <text:p>2.21</text:p>
          </table:table-cell>
          <table:table-cell table:style-name="ce30"/>
          <table:table-cell table:style-name="ce46" table:formula="of:=[.L127]" office:value-type="float" office:value="1" calcext:value-type="float">
            <text:p>1</text:p>
          </table:table-cell>
          <table:table-cell table:style-name="ce52" office:value-type="float" office:value="110" calcext:value-type="float">
            <text:p>11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20.2222222222222" calcext:value-type="float">
            <text:p>20.22</text:p>
          </table:table-cell>
          <table:table-cell table:style-name="ce3" table:formula="of:=(0.5*[.B123]+[.B124]+[.B125]+[.B126]+[.B127]+[.B128]+[.B129]+[.B130]+[.B131]+[.B132]+[.B133]+[.B134]+0.5*[.B135])/12" office:value-type="float" office:value="17.2569444444444" calcext:value-type="float">
            <text:p>17.26</text:p>
          </table:table-cell>
          <table:table-cell table:style-name="ce3" table:formula="of:=[.B129]-[.C129]" office:value-type="float" office:value="2.96527777777776" calcext:value-type="float">
            <text:p>2.97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29]-[.$M$5]" office:value-type="float" office:value="4.17556281771968" calcext:value-type="float">
            <text:p>4.1756</text:p>
          </table:table-cell>
          <table:table-cell table:style-name="ce3" table:formula="of:=[.B129]-[.F129]" office:value-type="float" office:value="16.0466594045025" calcext:value-type="float">
            <text:p>16.05</text:p>
          </table:table-cell>
          <table:table-cell table:formula="of:=[.$P$19]+[.$P$20]*[.A129]" office:value-type="float" office:value="18.1538461814852" calcext:value-type="float">
            <text:p>18.15</text:p>
          </table:table-cell>
          <table:table-cell table:style-name="ce3" table:formula="of:=[.H129]+[.F129]" office:value-type="float" office:value="22.3294089992049" calcext:value-type="float">
            <text:p>22.33</text:p>
          </table:table-cell>
          <table:table-cell table:style-name="ce30" table:formula="of:=ABS([.B129]-[.I129])" office:value-type="float" office:value="2.10718677698268" calcext:value-type="float">
            <text:p>2.11</text:p>
          </table:table-cell>
          <table:table-cell table:style-name="ce30"/>
          <table:table-cell table:style-name="ce46" table:formula="of:=[.L128]" office:value-type="float" office:value="1" calcext:value-type="float">
            <text:p>1</text:p>
          </table:table-cell>
          <table:table-cell table:style-name="ce52" office:value-type="float" office:value="111" calcext:value-type="float">
            <text:p>11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20.3333333333333" calcext:value-type="float">
            <text:p>20.33</text:p>
          </table:table-cell>
          <table:table-cell table:style-name="ce3" table:formula="of:=(0.5*[.B124]+[.B125]+[.B126]+[.B127]+[.B128]+[.B129]+[.B130]+[.B131]+[.B132]+[.B133]+[.B134]+[.B135]+0.5*[.B136])/12" office:value-type="float" office:value="17.2800925925926" calcext:value-type="float">
            <text:p>17.28</text:p>
          </table:table-cell>
          <table:table-cell table:style-name="ce3" table:formula="of:=[.B130]-[.C130]" office:value-type="float" office:value="3.05324074074071" calcext:value-type="float">
            <text:p>3.05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30]-[.$M$5]" office:value-type="float" office:value="3.90745279593317" calcext:value-type="float">
            <text:p>3.9075</text:p>
          </table:table-cell>
          <table:table-cell table:style-name="ce3" table:formula="of:=[.B130]-[.F130]" office:value-type="float" office:value="16.4258805374001" calcext:value-type="float">
            <text:p>16.43</text:p>
          </table:table-cell>
          <table:table-cell table:formula="of:=[.$P$19]+[.$P$20]*[.A130]" office:value-type="float" office:value="18.1634240272383" calcext:value-type="float">
            <text:p>18.16</text:p>
          </table:table-cell>
          <table:table-cell table:style-name="ce3" table:formula="of:=[.H130]+[.F130]" office:value-type="float" office:value="22.0708768231714" calcext:value-type="float">
            <text:p>22.07</text:p>
          </table:table-cell>
          <table:table-cell table:style-name="ce30" table:formula="of:=ABS([.B130]-[.I130])" office:value-type="float" office:value="1.73754348983814" calcext:value-type="float">
            <text:p>1.74</text:p>
          </table:table-cell>
          <table:table-cell table:style-name="ce30"/>
          <table:table-cell table:style-name="ce46" table:formula="of:=[.L129]" office:value-type="float" office:value="1" calcext:value-type="float">
            <text:p>1</text:p>
          </table:table-cell>
          <table:table-cell table:style-name="ce52" office:value-type="float" office:value="112" calcext:value-type="float">
            <text:p>11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19.9444444444444" calcext:value-type="float">
            <text:p>19.94</text:p>
          </table:table-cell>
          <table:table-cell table:style-name="ce3" table:formula="of:=(0.5*[.B125]+[.B126]+[.B127]+[.B128]+[.B129]+[.B130]+[.B131]+[.B132]+[.B133]+[.B134]+[.B135]+[.B136]+0.5*[.B137])/12" office:value-type="float" office:value="17.3865740740741" calcext:value-type="float">
            <text:p>17.39</text:p>
          </table:table-cell>
          <table:table-cell table:style-name="ce3" table:formula="of:=[.B131]-[.C131]" office:value-type="float" office:value="2.55787037037032" calcext:value-type="float">
            <text:p>2.56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31]-[.$M$5]" office:value-type="float" office:value="1.82248547567175" calcext:value-type="float">
            <text:p>1.8225</text:p>
          </table:table-cell>
          <table:table-cell table:style-name="ce3" table:formula="of:=[.B131]-[.F131]" office:value-type="float" office:value="18.1219589687726" calcext:value-type="float">
            <text:p>18.12</text:p>
          </table:table-cell>
          <table:table-cell table:formula="of:=[.$P$19]+[.$P$20]*[.A131]" office:value-type="float" office:value="18.1730018729913" calcext:value-type="float">
            <text:p>18.17</text:p>
          </table:table-cell>
          <table:table-cell table:style-name="ce3" table:formula="of:=[.H131]+[.F131]" office:value-type="float" office:value="19.9954873486631" calcext:value-type="float">
            <text:p>20.00</text:p>
          </table:table-cell>
          <table:table-cell table:style-name="ce30" table:formula="of:=ABS([.B131]-[.I131])" office:value-type="float" office:value="0.0510429042186829" calcext:value-type="float">
            <text:p>0.05</text:p>
          </table:table-cell>
          <table:table-cell table:style-name="ce30"/>
          <table:table-cell table:style-name="ce46" table:formula="of:=[.L130]" office:value-type="float" office:value="1" calcext:value-type="float">
            <text:p>1</text:p>
          </table:table-cell>
          <table:table-cell table:style-name="ce52" office:value-type="float" office:value="113" calcext:value-type="float">
            <text:p>11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float" office:value="16.8333333333333" calcext:value-type="float">
            <text:p>16.83</text:p>
          </table:table-cell>
          <table:table-cell table:style-name="ce3" table:formula="of:=(0.5*[.B126]+[.B127]+[.B128]+[.B129]+[.B130]+[.B131]+[.B132]+[.B133]+[.B134]+[.B135]+[.B136]+[.B137]+0.5*[.B138])/12" office:value-type="float" office:value="17.5162037037037" calcext:value-type="float">
            <text:p>17.52</text:p>
          </table:table-cell>
          <table:table-cell table:style-name="ce3" table:formula="of:=[.B132]-[.C132]" office:value-type="float" office:value="-0.682870370370406" calcext:value-type="float">
            <text:p>-0.68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32]-[.$M$5]" office:value-type="float" office:value="-0.995324981844578" calcext:value-type="float">
            <text:p>-0.9953</text:p>
          </table:table-cell>
          <table:table-cell table:style-name="ce3" table:formula="of:=[.B132]-[.F132]" office:value-type="float" office:value="17.8286583151779" calcext:value-type="float">
            <text:p>17.83</text:p>
          </table:table-cell>
          <table:table-cell table:formula="of:=[.$P$19]+[.$P$20]*[.A132]" office:value-type="float" office:value="18.1825797187444" calcext:value-type="float">
            <text:p>18.18</text:p>
          </table:table-cell>
          <table:table-cell table:style-name="ce3" table:formula="of:=[.H132]+[.F132]" office:value-type="float" office:value="17.1872547368998" calcext:value-type="float">
            <text:p>17.19</text:p>
          </table:table-cell>
          <table:table-cell table:style-name="ce30" table:formula="of:=ABS([.B132]-[.I132])" office:value-type="float" office:value="0.35392140356652" calcext:value-type="float">
            <text:p>0.35</text:p>
          </table:table-cell>
          <table:table-cell table:style-name="ce30"/>
          <table:table-cell table:style-name="ce46" table:formula="of:=[.L131]" office:value-type="float" office:value="1" calcext:value-type="float">
            <text:p>1</text:p>
          </table:table-cell>
          <table:table-cell table:style-name="ce52" office:value-type="float" office:value="114" calcext:value-type="float">
            <text:p>11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float" office:value="14.8888888888889" calcext:value-type="float">
            <text:p>14.89</text:p>
          </table:table-cell>
          <table:table-cell table:style-name="ce3" table:formula="of:=(0.5*[.B127]+[.B128]+[.B129]+[.B130]+[.B131]+[.B132]+[.B133]+[.B134]+[.B135]+[.B136]+[.B137]+[.B138]+0.5*[.B139])/12" office:value-type="float" office:value="17.6157407407407" calcext:value-type="float">
            <text:p>17.62</text:p>
          </table:table-cell>
          <table:table-cell table:style-name="ce3" table:formula="of:=[.B133]-[.C133]" office:value-type="float" office:value="-2.72685185185184" calcext:value-type="float">
            <text:p>-2.73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33]-[.$M$5]" office:value-type="float" office:value="-3.83138162672477" calcext:value-type="float">
            <text:p>-3.8314</text:p>
          </table:table-cell>
          <table:table-cell table:style-name="ce3" table:formula="of:=[.B133]-[.F133]" office:value-type="float" office:value="18.7202705156137" calcext:value-type="float">
            <text:p>18.72</text:p>
          </table:table-cell>
          <table:table-cell table:formula="of:=[.$P$19]+[.$P$20]*[.A133]" office:value-type="float" office:value="18.1921575644975" calcext:value-type="float">
            <text:p>18.19</text:p>
          </table:table-cell>
          <table:table-cell table:style-name="ce3" table:formula="of:=[.H133]+[.F133]" office:value-type="float" office:value="14.3607759377727" calcext:value-type="float">
            <text:p>14.36</text:p>
          </table:table-cell>
          <table:table-cell table:style-name="ce30" table:formula="of:=ABS([.B133]-[.I133])" office:value-type="float" office:value="0.528112951116203" calcext:value-type="float">
            <text:p>0.53</text:p>
          </table:table-cell>
          <table:table-cell table:style-name="ce30"/>
          <table:table-cell table:style-name="ce46" table:formula="of:=[.L132]" office:value-type="float" office:value="1" calcext:value-type="float">
            <text:p>1</text:p>
          </table:table-cell>
          <table:table-cell table:style-name="ce52" office:value-type="float" office:value="115" calcext:value-type="float">
            <text:p>1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float" office:value="15.6666666666667" calcext:value-type="float">
            <text:p>15.67</text:p>
          </table:table-cell>
          <table:table-cell table:style-name="ce3" table:formula="of:=(0.5*[.B128]+[.B129]+[.B130]+[.B131]+[.B132]+[.B133]+[.B134]+[.B135]+[.B136]+[.B137]+[.B138]+[.B139]+0.5*[.B140])/12" office:value-type="float" office:value="17.724537037037" calcext:value-type="float">
            <text:p>17.72</text:p>
          </table:table-cell>
          <table:table-cell table:style-name="ce3" table:formula="of:=[.B134]-[.C134]" office:value-type="float" office:value="-2.05787037037034" calcext:value-type="float">
            <text:p>-2.06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34]-[.$M$5]" office:value-type="float" office:value="-3.5284132171387" calcext:value-type="float">
            <text:p>-3.5284</text:p>
          </table:table-cell>
          <table:table-cell table:style-name="ce3" table:formula="of:=[.B134]-[.F134]" office:value-type="float" office:value="19.1950798838054" calcext:value-type="float">
            <text:p>19.20</text:p>
          </table:table-cell>
          <table:table-cell table:formula="of:=[.$P$19]+[.$P$20]*[.A134]" office:value-type="float" office:value="18.2017354102505" calcext:value-type="float">
            <text:p>18.20</text:p>
          </table:table-cell>
          <table:table-cell table:style-name="ce3" table:formula="of:=[.H134]+[.F134]" office:value-type="float" office:value="14.6733221931118" calcext:value-type="float">
            <text:p>14.67</text:p>
          </table:table-cell>
          <table:table-cell table:style-name="ce30" table:formula="of:=ABS([.B134]-[.I134])" office:value-type="float" office:value="0.993344473554869" calcext:value-type="float">
            <text:p>0.99</text:p>
          </table:table-cell>
          <table:table-cell table:style-name="ce30"/>
          <table:table-cell table:style-name="ce46" table:formula="of:=[.L133]" office:value-type="float" office:value="1" calcext:value-type="float">
            <text:p>1</text:p>
          </table:table-cell>
          <table:table-cell table:style-name="ce52" office:value-type="float" office:value="116" calcext:value-type="float">
            <text:p>11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float" office:value="14.2222222222222" calcext:value-type="float">
            <text:p>14.22</text:p>
          </table:table-cell>
          <table:table-cell table:style-name="ce3" table:formula="of:=(0.5*[.B129]+[.B130]+[.B131]+[.B132]+[.B133]+[.B134]+[.B135]+[.B136]+[.B137]+[.B138]+[.B139]+[.B140]+0.5*[.B141])/12" office:value-type="float" office:value="17.8125" calcext:value-type="float">
            <text:p>17.81</text:p>
          </table:table-cell>
          <table:table-cell table:style-name="ce3" table:formula="of:=[.B135]-[.C135]" office:value-type="float" office:value="-3.5902777777778" calcext:value-type="float">
            <text:p>-3.59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35]-[.$M$5]" office:value-type="float" office:value="-3.21768336964416" calcext:value-type="float">
            <text:p>-3.2177</text:p>
          </table:table-cell>
          <table:table-cell table:style-name="ce3" table:formula="of:=[.B135]-[.F135]" office:value-type="float" office:value="17.4399055918664" calcext:value-type="float">
            <text:p>17.44</text:p>
          </table:table-cell>
          <table:table-cell table:formula="of:=[.$P$19]+[.$P$20]*[.A135]" office:value-type="float" office:value="18.2113132560036" calcext:value-type="float">
            <text:p>18.21</text:p>
          </table:table-cell>
          <table:table-cell table:style-name="ce3" table:formula="of:=[.H135]+[.F135]" office:value-type="float" office:value="14.9936298863594" calcext:value-type="float">
            <text:p>14.99</text:p>
          </table:table-cell>
          <table:table-cell table:style-name="ce30" table:formula="of:=ABS([.B135]-[.I135])" office:value-type="float" office:value="0.771407664137239" calcext:value-type="float">
            <text:p>0.77</text:p>
          </table:table-cell>
          <table:table-cell table:style-name="ce30"/>
          <table:table-cell table:style-name="ce46" table:formula="of:=[.L134]" office:value-type="float" office:value="1" calcext:value-type="float">
            <text:p>1</text:p>
          </table:table-cell>
          <table:table-cell table:style-name="ce52" office:value-type="float" office:value="117" calcext:value-type="float">
            <text:p>11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16.0555555555556" calcext:value-type="float">
            <text:p>16.06</text:p>
          </table:table-cell>
          <table:table-cell table:style-name="ce3" table:formula="of:=(0.5*[.B130]+[.B131]+[.B132]+[.B133]+[.B134]+[.B135]+[.B136]+[.B137]+[.B138]+[.B139]+[.B140]+[.B141]+0.5*[.B142])/12" office:value-type="float" office:value="17.8333333333333" calcext:value-type="float">
            <text:p>17.83</text:p>
          </table:table-cell>
          <table:table-cell table:style-name="ce3" table:formula="of:=[.B136]-[.C136]" office:value-type="float" office:value="-1.77777777777774" calcext:value-type="float">
            <text:p>-1.78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36]-[.$M$5]" office:value-type="float" office:value="-2.11079339143064" calcext:value-type="float">
            <text:p>-2.1108</text:p>
          </table:table-cell>
          <table:table-cell table:style-name="ce3" table:formula="of:=[.B136]-[.F136]" office:value-type="float" office:value="18.1663489469862" calcext:value-type="float">
            <text:p>18.17</text:p>
          </table:table-cell>
          <table:table-cell table:formula="of:=[.$P$19]+[.$P$20]*[.A136]" office:value-type="float" office:value="18.2208911017567" calcext:value-type="float">
            <text:p>18.22</text:p>
          </table:table-cell>
          <table:table-cell table:style-name="ce3" table:formula="of:=[.H136]+[.F136]" office:value-type="float" office:value="16.110097710326" calcext:value-type="float">
            <text:p>16.11</text:p>
          </table:table-cell>
          <table:table-cell table:style-name="ce30" table:formula="of:=ABS([.B136]-[.I136])" office:value-type="float" office:value="0.0545421547704272" calcext:value-type="float">
            <text:p>0.05</text:p>
          </table:table-cell>
          <table:table-cell table:style-name="ce30"/>
          <table:table-cell table:style-name="ce46" table:formula="of:=[.L135]" office:value-type="float" office:value="1" calcext:value-type="float">
            <text:p>1</text:p>
          </table:table-cell>
          <table:table-cell table:style-name="ce52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float" office:value="17.5555555555556" calcext:value-type="float">
            <text:p>17.56</text:p>
          </table:table-cell>
          <table:table-cell table:style-name="ce3" table:formula="of:=(0.5*[.B131]+[.B132]+[.B133]+[.B134]+[.B135]+[.B136]+[.B137]+[.B138]+[.B139]+[.B140]+[.B141]+[.B142]+0.5*[.B143])/12" office:value-type="float" office:value="17.7847222222222" calcext:value-type="float">
            <text:p>17.78</text:p>
          </table:table-cell>
          <table:table-cell table:style-name="ce3" table:formula="of:=[.B137]-[.C137]" office:value-type="float" office:value="-0.229166666666625" calcext:value-type="float">
            <text:p>-0.23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37]-[.$M$5]" office:value-type="float" office:value="-1.12495461147422" calcext:value-type="float">
            <text:p>-1.1250</text:p>
          </table:table-cell>
          <table:table-cell table:style-name="ce3" table:formula="of:=[.B137]-[.F137]" office:value-type="float" office:value="18.6805101670298" calcext:value-type="float">
            <text:p>18.68</text:p>
          </table:table-cell>
          <table:table-cell table:formula="of:=[.$P$19]+[.$P$20]*[.A137]" office:value-type="float" office:value="18.2304689475097" calcext:value-type="float">
            <text:p>18.23</text:p>
          </table:table-cell>
          <table:table-cell table:style-name="ce3" table:formula="of:=[.H137]+[.F137]" office:value-type="float" office:value="17.1055143360355" calcext:value-type="float">
            <text:p>17.11</text:p>
          </table:table-cell>
          <table:table-cell table:style-name="ce30" table:formula="of:=ABS([.B137]-[.I137])" office:value-type="float" office:value="0.450041219520088" calcext:value-type="float">
            <text:p>0.45</text:p>
          </table:table-cell>
          <table:table-cell table:style-name="ce30"/>
          <table:table-cell table:style-name="ce46" table:formula="of:=[.L136]" office:value-type="float" office:value="1" calcext:value-type="float">
            <text:p>1</text:p>
          </table:table-cell>
          <table:table-cell table:style-name="ce52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float" office:value="18.1666666666667" calcext:value-type="float">
            <text:p>18.17</text:p>
          </table:table-cell>
          <table:table-cell table:style-name="ce3" table:formula="of:=(0.5*[.B132]+[.B133]+[.B134]+[.B135]+[.B136]+[.B137]+[.B138]+[.B139]+[.B140]+[.B141]+[.B142]+[.B143]+0.5*[.B144])/12" office:value-type="float" office:value="17.6828703703704" calcext:value-type="float">
            <text:p>17.68</text:p>
          </table:table-cell>
          <table:table-cell table:style-name="ce3" table:formula="of:=[.B138]-[.C138]" office:value-type="float" office:value="0.483796296296315" calcext:value-type="float">
            <text:p>0.48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38]-[.$M$5]" office:value-type="float" office:value="0.109794843863476" calcext:value-type="float">
            <text:p>0.1098</text:p>
          </table:table-cell>
          <table:table-cell table:style-name="ce3" table:formula="of:=[.B138]-[.F138]" office:value-type="float" office:value="18.0568718228032" calcext:value-type="float">
            <text:p>18.06</text:p>
          </table:table-cell>
          <table:table-cell table:formula="of:=[.$P$19]+[.$P$20]*[.A138]" office:value-type="float" office:value="18.2400467932628" calcext:value-type="float">
            <text:p>18.24</text:p>
          </table:table-cell>
          <table:table-cell table:style-name="ce3" table:formula="of:=[.H138]+[.F138]" office:value-type="float" office:value="18.3498416371263" calcext:value-type="float">
            <text:p>18.35</text:p>
          </table:table-cell>
          <table:table-cell table:style-name="ce30" table:formula="of:=ABS([.B138]-[.I138])" office:value-type="float" office:value="0.183174970459575" calcext:value-type="float">
            <text:p>0.18</text:p>
          </table:table-cell>
          <table:table-cell table:style-name="ce30"/>
          <table:table-cell table:style-name="ce46" table:formula="of:=[.L137]" office:value-type="float" office:value="1" calcext:value-type="float">
            <text:p>1</text:p>
          </table:table-cell>
          <table:table-cell table:style-name="ce52" office:value-type="float" office:value="120" calcext:value-type="float">
            <text:p>12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office:value-type="float" office:value="18.5555555555556" calcext:value-type="float">
            <text:p>18.56</text:p>
          </table:table-cell>
          <table:table-cell table:style-name="ce3" table:formula="of:=(0.5*[.B133]+[.B134]+[.B135]+[.B136]+[.B137]+[.B138]+[.B139]+[.B140]+[.B141]+[.B142]+[.B143]+[.B144]+0.5*[.B145])/12" office:value-type="float" office:value="17.5578703703704" calcext:value-type="float">
            <text:p>17.56</text:p>
          </table:table-cell>
          <table:table-cell table:style-name="ce3" table:formula="of:=[.B139]-[.C139]" office:value-type="float" office:value="0.997685185185215" calcext:value-type="float">
            <text:p>1.00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39]-[.$M$5]" office:value-type="float" office:value="1.34318264342774" calcext:value-type="float">
            <text:p>1.3432</text:p>
          </table:table-cell>
          <table:table-cell table:style-name="ce3" table:formula="of:=[.B139]-[.F139]" office:value-type="float" office:value="17.2123729121279" calcext:value-type="float">
            <text:p>17.21</text:p>
          </table:table-cell>
          <table:table-cell table:formula="of:=[.$P$19]+[.$P$20]*[.A139]" office:value-type="float" office:value="18.2496246390159" calcext:value-type="float">
            <text:p>18.25</text:p>
          </table:table-cell>
          <table:table-cell table:style-name="ce3" table:formula="of:=[.H139]+[.F139]" office:value-type="float" office:value="19.5928072824436" calcext:value-type="float">
            <text:p>19.59</text:p>
          </table:table-cell>
          <table:table-cell table:style-name="ce30" table:formula="of:=ABS([.B139]-[.I139])" office:value-type="float" office:value="1.03725172688801" calcext:value-type="float">
            <text:p>1.04</text:p>
          </table:table-cell>
          <table:table-cell table:style-name="ce30"/>
          <table:table-cell table:style-name="ce46" table:formula="of:=[.L138]" office:value-type="float" office:value="1" calcext:value-type="float">
            <text:p>1</text:p>
          </table:table-cell>
          <table:table-cell table:style-name="ce52" office:value-type="float" office:value="121" calcext:value-type="float">
            <text:p>12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float" office:value="21.1111111111111" calcext:value-type="float">
            <text:p>21.11</text:p>
          </table:table-cell>
          <table:table-cell table:style-name="ce3" table:formula="of:=(0.5*[.B134]+[.B135]+[.B136]+[.B137]+[.B138]+[.B139]+[.B140]+[.B141]+[.B142]+[.B143]+[.B144]+[.B145]+0.5*[.B146])/12" office:value-type="float" office:value="17.4351851851852" calcext:value-type="float">
            <text:p>17.44</text:p>
          </table:table-cell>
          <table:table-cell table:style-name="ce3" table:formula="of:=[.B140]-[.C140]" office:value-type="float" office:value="3.6759259259259" calcext:value-type="float">
            <text:p>3.68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40]-[.$M$5]" office:value-type="float" office:value="3.45007262164124" calcext:value-type="float">
            <text:p>3.4501</text:p>
          </table:table-cell>
          <table:table-cell table:style-name="ce3" table:formula="of:=[.B140]-[.F140]" office:value-type="float" office:value="17.6610384894699" calcext:value-type="float">
            <text:p>17.66</text:p>
          </table:table-cell>
          <table:table-cell table:formula="of:=[.$P$19]+[.$P$20]*[.A140]" office:value-type="float" office:value="18.2592024847689" calcext:value-type="float">
            <text:p>18.26</text:p>
          </table:table-cell>
          <table:table-cell table:style-name="ce3" table:formula="of:=[.H140]+[.F140]" office:value-type="float" office:value="21.7092751064102" calcext:value-type="float">
            <text:p>21.71</text:p>
          </table:table-cell>
          <table:table-cell table:style-name="ce30" table:formula="of:=ABS([.B140]-[.I140])" office:value-type="float" office:value="0.598163995299071" calcext:value-type="float">
            <text:p>0.60</text:p>
          </table:table-cell>
          <table:table-cell table:style-name="ce30"/>
          <table:table-cell table:style-name="ce46" table:formula="of:=[.L139]" office:value-type="float" office:value="1" calcext:value-type="float">
            <text:p>1</text:p>
          </table:table-cell>
          <table:table-cell table:style-name="ce52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20.6111111111111" calcext:value-type="float">
            <text:p>20.61</text:p>
          </table:table-cell>
          <table:table-cell table:style-name="ce3" table:formula="of:=(0.5*[.B135]+[.B136]+[.B137]+[.B138]+[.B139]+[.B140]+[.B141]+[.B142]+[.B143]+[.B144]+[.B145]+[.B146]+0.5*[.B147])/12" office:value-type="float" office:value="17.3958333333334" calcext:value-type="float">
            <text:p>17.40</text:p>
          </table:table-cell>
          <table:table-cell table:style-name="ce3" table:formula="of:=[.B141]-[.C141]" office:value-type="float" office:value="3.21527777777775" calcext:value-type="float">
            <text:p>3.22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41]-[.$M$5]" office:value-type="float" office:value="4.17556281771968" calcext:value-type="float">
            <text:p>4.1756</text:p>
          </table:table-cell>
          <table:table-cell table:style-name="ce3" table:formula="of:=[.B141]-[.F141]" office:value-type="float" office:value="16.4355482933914" calcext:value-type="float">
            <text:p>16.44</text:p>
          </table:table-cell>
          <table:table-cell table:formula="of:=[.$P$19]+[.$P$20]*[.A141]" office:value-type="float" office:value="18.268780330522" calcext:value-type="float">
            <text:p>18.27</text:p>
          </table:table-cell>
          <table:table-cell table:style-name="ce3" table:formula="of:=[.H141]+[.F141]" office:value-type="float" office:value="22.4443431482417" calcext:value-type="float">
            <text:p>22.44</text:p>
          </table:table-cell>
          <table:table-cell table:style-name="ce30" table:formula="of:=ABS([.B141]-[.I141])" office:value-type="float" office:value="1.83323203713058" calcext:value-type="float">
            <text:p>1.83</text:p>
          </table:table-cell>
          <table:table-cell table:style-name="ce30"/>
          <table:table-cell table:style-name="ce46" table:formula="of:=[.L140]" office:value-type="float" office:value="1" calcext:value-type="float">
            <text:p>1</text:p>
          </table:table-cell>
          <table:table-cell table:style-name="ce52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float" office:value="20.4444444444444" calcext:value-type="float">
            <text:p>20.44</text:p>
          </table:table-cell>
          <table:table-cell table:style-name="ce3" table:formula="of:=(0.5*[.B136]+[.B137]+[.B138]+[.B139]+[.B140]+[.B141]+[.B142]+[.B143]+[.B144]+[.B145]+[.B146]+[.B147]+0.5*[.B148])/12" office:value-type="float" office:value="17.3402777777778" calcext:value-type="float">
            <text:p>17.34</text:p>
          </table:table-cell>
          <table:table-cell table:style-name="ce3" table:formula="of:=[.B142]-[.C142]" office:value-type="float" office:value="3.1041666666666" calcext:value-type="float">
            <text:p>3.10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42]-[.$M$5]" office:value-type="float" office:value="3.90745279593317" calcext:value-type="float">
            <text:p>3.9075</text:p>
          </table:table-cell>
          <table:table-cell table:style-name="ce3" table:formula="of:=[.B142]-[.F142]" office:value-type="float" office:value="16.5369916485112" calcext:value-type="float">
            <text:p>16.54</text:p>
          </table:table-cell>
          <table:table-cell table:formula="of:=[.$P$19]+[.$P$20]*[.A142]" office:value-type="float" office:value="18.2783581762751" calcext:value-type="float">
            <text:p>18.28</text:p>
          </table:table-cell>
          <table:table-cell table:style-name="ce3" table:formula="of:=[.H142]+[.F142]" office:value-type="float" office:value="22.1858109722082" calcext:value-type="float">
            <text:p>22.19</text:p>
          </table:table-cell>
          <table:table-cell table:style-name="ce30" table:formula="of:=ABS([.B142]-[.I142])" office:value-type="float" office:value="1.74136652776383" calcext:value-type="float">
            <text:p>1.74</text:p>
          </table:table-cell>
          <table:table-cell table:style-name="ce30"/>
          <table:table-cell table:style-name="ce46" table:formula="of:=[.L141]" office:value-type="float" office:value="1" calcext:value-type="float">
            <text:p>1</text:p>
          </table:table-cell>
          <table:table-cell table:style-name="ce52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float" office:value="18.6666666666667" calcext:value-type="float">
            <text:p>18.67</text:p>
          </table:table-cell>
          <table:table-cell table:style-name="ce3" table:formula="of:=(0.5*[.B137]+[.B138]+[.B139]+[.B140]+[.B141]+[.B142]+[.B143]+[.B144]+[.B145]+[.B146]+[.B147]+[.B148]+0.5*[.B149])/12" office:value-type="float" office:value="17.2199074074074" calcext:value-type="float">
            <text:p>17.22</text:p>
          </table:table-cell>
          <table:table-cell table:style-name="ce3" table:formula="of:=[.B143]-[.C143]" office:value-type="float" office:value="1.44675925925927" calcext:value-type="float">
            <text:p>1.45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43]-[.$M$5]" office:value-type="float" office:value="1.82248547567175" calcext:value-type="float">
            <text:p>1.8225</text:p>
          </table:table-cell>
          <table:table-cell table:style-name="ce3" table:formula="of:=[.B143]-[.F143]" office:value-type="float" office:value="16.8441811909949" calcext:value-type="float">
            <text:p>16.84</text:p>
          </table:table-cell>
          <table:table-cell table:formula="of:=[.$P$19]+[.$P$20]*[.A143]" office:value-type="float" office:value="18.2879360220281" calcext:value-type="float">
            <text:p>18.29</text:p>
          </table:table-cell>
          <table:table-cell table:style-name="ce3" table:formula="of:=[.H143]+[.F143]" office:value-type="float" office:value="20.1104214976999" calcext:value-type="float">
            <text:p>20.11</text:p>
          </table:table-cell>
          <table:table-cell table:style-name="ce30" table:formula="of:=ABS([.B143]-[.I143])" office:value-type="float" office:value="1.44375483103318" calcext:value-type="float">
            <text:p>1.44</text:p>
          </table:table-cell>
          <table:table-cell table:style-name="ce30"/>
          <table:table-cell table:style-name="ce46" table:formula="of:=[.L142]" office:value-type="float" office:value="1" calcext:value-type="float">
            <text:p>1</text:p>
          </table:table-cell>
          <table:table-cell table:style-name="ce52" office:value-type="float" office:value="125" calcext:value-type="float">
            <text:p>12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float" office:value="15.6666666666667" calcext:value-type="float">
            <text:p>15.67</text:p>
          </table:table-cell>
          <table:table-cell table:style-name="ce3" table:formula="of:=(0.5*[.B138]+[.B139]+[.B140]+[.B141]+[.B142]+[.B143]+[.B144]+[.B145]+[.B146]+[.B147]+[.B148]+[.B149]+0.5*[.B150])/12" office:value-type="float" office:value="17.1412037037037" calcext:value-type="float">
            <text:p>17.14</text:p>
          </table:table-cell>
          <table:table-cell table:style-name="ce3" table:formula="of:=[.B144]-[.C144]" office:value-type="float" office:value="-1.47453703703702" calcext:value-type="float">
            <text:p>-1.47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44]-[.$M$5]" office:value-type="float" office:value="-0.995324981844578" calcext:value-type="float">
            <text:p>-0.9953</text:p>
          </table:table-cell>
          <table:table-cell table:style-name="ce3" table:formula="of:=[.B144]-[.F144]" office:value-type="float" office:value="16.6619916485113" calcext:value-type="float">
            <text:p>16.66</text:p>
          </table:table-cell>
          <table:table-cell table:formula="of:=[.$P$19]+[.$P$20]*[.A144]" office:value-type="float" office:value="18.2975138677812" calcext:value-type="float">
            <text:p>18.30</text:p>
          </table:table-cell>
          <table:table-cell table:style-name="ce3" table:formula="of:=[.H144]+[.F144]" office:value-type="float" office:value="17.3021888859366" calcext:value-type="float">
            <text:p>17.30</text:p>
          </table:table-cell>
          <table:table-cell table:style-name="ce30" table:formula="of:=ABS([.B144]-[.I144])" office:value-type="float" office:value="1.63552221926992" calcext:value-type="float">
            <text:p>1.64</text:p>
          </table:table-cell>
          <table:table-cell table:style-name="ce30"/>
          <table:table-cell table:style-name="ce46" table:formula="of:=[.L143]" office:value-type="float" office:value="1" calcext:value-type="float">
            <text:p>1</text:p>
          </table:table-cell>
          <table:table-cell table:style-name="ce52" office:value-type="float" office:value="126" calcext:value-type="float">
            <text:p>12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float" office:value="13.0555555555556" calcext:value-type="float">
            <text:p>13.06</text:p>
          </table:table-cell>
          <table:table-cell table:style-name="ce3" table:formula="of:=(0.5*[.B139]+[.B140]+[.B141]+[.B142]+[.B143]+[.B144]+[.B145]+[.B146]+[.B147]+[.B148]+[.B149]+[.B150]+0.5*[.B151])/12" office:value-type="float" office:value="17.1134259259259" calcext:value-type="float">
            <text:p>17.11</text:p>
          </table:table-cell>
          <table:table-cell table:style-name="ce3" table:formula="of:=[.B145]-[.C145]" office:value-type="float" office:value="-4.05787037037034" calcext:value-type="float">
            <text:p>-4.06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45]-[.$M$5]" office:value-type="float" office:value="-3.83138162672477" calcext:value-type="float">
            <text:p>-3.8314</text:p>
          </table:table-cell>
          <table:table-cell table:style-name="ce3" table:formula="of:=[.B145]-[.F145]" office:value-type="float" office:value="16.8869371822804" calcext:value-type="float">
            <text:p>16.89</text:p>
          </table:table-cell>
          <table:table-cell table:formula="of:=[.$P$19]+[.$P$20]*[.A145]" office:value-type="float" office:value="18.3070917135343" calcext:value-type="float">
            <text:p>18.31</text:p>
          </table:table-cell>
          <table:table-cell table:style-name="ce3" table:formula="of:=[.H145]+[.F145]" office:value-type="float" office:value="14.4757100868095" calcext:value-type="float">
            <text:p>14.48</text:p>
          </table:table-cell>
          <table:table-cell table:style-name="ce30" table:formula="of:=ABS([.B145]-[.I145])" office:value-type="float" office:value="1.42015453125389" calcext:value-type="float">
            <text:p>1.42</text:p>
          </table:table-cell>
          <table:table-cell table:style-name="ce30"/>
          <table:table-cell table:style-name="ce46" table:formula="of:=[.L144]" office:value-type="float" office:value="1" calcext:value-type="float">
            <text:p>1</text:p>
          </table:table-cell>
          <table:table-cell table:style-name="ce52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14.5555555555556" calcext:value-type="float">
            <text:p>14.56</text:p>
          </table:table-cell>
          <table:table-cell table:style-name="ce3" table:formula="of:=(0.5*[.B140]+[.B141]+[.B142]+[.B143]+[.B144]+[.B145]+[.B146]+[.B147]+[.B148]+[.B149]+[.B150]+[.B151]+0.5*[.B152])/12" office:value-type="float" office:value="17.0763888888889" calcext:value-type="float">
            <text:p>17.08</text:p>
          </table:table-cell>
          <table:table-cell table:style-name="ce3" table:formula="of:=[.B146]-[.C146]" office:value-type="float" office:value="-2.52083333333331" calcext:value-type="float">
            <text:p>-2.52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46]-[.$M$5]" office:value-type="float" office:value="-3.5284132171387" calcext:value-type="float">
            <text:p>-3.5284</text:p>
          </table:table-cell>
          <table:table-cell table:style-name="ce3" table:formula="of:=[.B146]-[.F146]" office:value-type="float" office:value="18.0839687726943" calcext:value-type="float">
            <text:p>18.08</text:p>
          </table:table-cell>
          <table:table-cell table:formula="of:=[.$P$19]+[.$P$20]*[.A146]" office:value-type="float" office:value="18.3166695592873" calcext:value-type="float">
            <text:p>18.32</text:p>
          </table:table-cell>
          <table:table-cell table:style-name="ce3" table:formula="of:=[.H146]+[.F146]" office:value-type="float" office:value="14.7882563421486" calcext:value-type="float">
            <text:p>14.79</text:p>
          </table:table-cell>
          <table:table-cell table:style-name="ce30" table:formula="of:=ABS([.B146]-[.I146])" office:value-type="float" office:value="0.23270078659303" calcext:value-type="float">
            <text:p>0.23</text:p>
          </table:table-cell>
          <table:table-cell table:style-name="ce30"/>
          <table:table-cell table:style-name="ce46" table:formula="of:=[.L145]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14.3888888888889" calcext:value-type="float">
            <text:p>14.39</text:p>
          </table:table-cell>
          <table:table-cell table:style-name="ce3" table:formula="of:=(0.5*[.B141]+[.B142]+[.B143]+[.B144]+[.B145]+[.B146]+[.B147]+[.B148]+[.B149]+[.B150]+[.B151]+[.B152]+0.5*[.B153])/12" office:value-type="float" office:value="17.1527777777778" calcext:value-type="float">
            <text:p>17.15</text:p>
          </table:table-cell>
          <table:table-cell table:style-name="ce3" table:formula="of:=[.B147]-[.C147]" office:value-type="float" office:value="-2.7638888888889" calcext:value-type="float">
            <text:p>-2.76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47]-[.$M$5]" office:value-type="float" office:value="-3.21768336964416" calcext:value-type="float">
            <text:p>-3.2177</text:p>
          </table:table-cell>
          <table:table-cell table:style-name="ce3" table:formula="of:=[.B147]-[.F147]" office:value-type="float" office:value="17.6065722585331" calcext:value-type="float">
            <text:p>17.61</text:p>
          </table:table-cell>
          <table:table-cell table:formula="of:=[.$P$19]+[.$P$20]*[.A147]" office:value-type="float" office:value="18.3262474050404" calcext:value-type="float">
            <text:p>18.33</text:p>
          </table:table-cell>
          <table:table-cell table:style-name="ce3" table:formula="of:=[.H147]+[.F147]" office:value-type="float" office:value="15.1085640353962" calcext:value-type="float">
            <text:p>15.11</text:p>
          </table:table-cell>
          <table:table-cell table:style-name="ce30" table:formula="of:=ABS([.B147]-[.I147])" office:value-type="float" office:value="0.719675146507338" calcext:value-type="float">
            <text:p>0.72</text:p>
          </table:table-cell>
          <table:table-cell table:style-name="ce30"/>
          <table:table-cell table:style-name="ce46" table:formula="of:=[.L146]" office:value-type="float" office:value="1" calcext:value-type="float">
            <text:p>1</text:p>
          </table:table-cell>
          <table:table-cell table:style-name="ce52" office:value-type="float" office:value="129" calcext:value-type="float">
            <text:p>12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float" office:value="14.5555555555556" calcext:value-type="float">
            <text:p>14.56</text:p>
          </table:table-cell>
          <table:table-cell table:style-name="ce3" table:formula="of:=(0.5*[.B142]+[.B143]+[.B144]+[.B145]+[.B146]+[.B147]+[.B148]+[.B149]+[.B150]+[.B151]+[.B152]+[.B153]+0.5*[.B154])/12" office:value-type="float" office:value="17.3981481481482" calcext:value-type="float">
            <text:p>17.40</text:p>
          </table:table-cell>
          <table:table-cell table:style-name="ce3" table:formula="of:=[.B148]-[.C148]" office:value-type="float" office:value="-2.84259259259258" calcext:value-type="float">
            <text:p>-2.84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48]-[.$M$5]" office:value-type="float" office:value="-2.11079339143064" calcext:value-type="float">
            <text:p>-2.1108</text:p>
          </table:table-cell>
          <table:table-cell table:style-name="ce3" table:formula="of:=[.B148]-[.F148]" office:value-type="float" office:value="16.6663489469862" calcext:value-type="float">
            <text:p>16.67</text:p>
          </table:table-cell>
          <table:table-cell table:formula="of:=[.$P$19]+[.$P$20]*[.A148]" office:value-type="float" office:value="18.3358252507935" calcext:value-type="float">
            <text:p>18.34</text:p>
          </table:table-cell>
          <table:table-cell table:style-name="ce3" table:formula="of:=[.H148]+[.F148]" office:value-type="float" office:value="16.2250318593628" calcext:value-type="float">
            <text:p>16.23</text:p>
          </table:table-cell>
          <table:table-cell table:style-name="ce30" table:formula="of:=ABS([.B148]-[.I148])" office:value-type="float" office:value="1.66947630380722" calcext:value-type="float">
            <text:p>1.67</text:p>
          </table:table-cell>
          <table:table-cell table:style-name="ce30"/>
          <table:table-cell table:style-name="ce46" table:formula="of:=[.L147]" office:value-type="float" office:value="1" calcext:value-type="float">
            <text:p>1</text:p>
          </table:table-cell>
          <table:table-cell table:style-name="ce52" office:value-type="float" office:value="130" calcext:value-type="float">
            <text:p>13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float" office:value="16.1666666666667" calcext:value-type="float">
            <text:p>16.17</text:p>
          </table:table-cell>
          <table:table-cell table:style-name="ce3" table:formula="of:=(0.5*[.B143]+[.B144]+[.B145]+[.B146]+[.B147]+[.B148]+[.B149]+[.B150]+[.B151]+[.B152]+[.B153]+[.B154]+0.5*[.B155])/12" office:value-type="float" office:value="17.6180555555556" calcext:value-type="float">
            <text:p>17.62</text:p>
          </table:table-cell>
          <table:table-cell table:style-name="ce3" table:formula="of:=[.B149]-[.C149]" office:value-type="float" office:value="-1.45138888888888" calcext:value-type="float">
            <text:p>-1.45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49]-[.$M$5]" office:value-type="float" office:value="-1.12495461147422" calcext:value-type="float">
            <text:p>-1.1250</text:p>
          </table:table-cell>
          <table:table-cell table:style-name="ce3" table:formula="of:=[.B149]-[.F149]" office:value-type="float" office:value="17.2916212781409" calcext:value-type="float">
            <text:p>17.29</text:p>
          </table:table-cell>
          <table:table-cell table:formula="of:=[.$P$19]+[.$P$20]*[.A149]" office:value-type="float" office:value="18.3454030965465" calcext:value-type="float">
            <text:p>18.35</text:p>
          </table:table-cell>
          <table:table-cell table:style-name="ce3" table:formula="of:=[.H149]+[.F149]" office:value-type="float" office:value="17.2204484850723" calcext:value-type="float">
            <text:p>17.22</text:p>
          </table:table-cell>
          <table:table-cell table:style-name="ce30" table:formula="of:=ABS([.B149]-[.I149])" office:value-type="float" office:value="1.05378181840561" calcext:value-type="float">
            <text:p>1.05</text:p>
          </table:table-cell>
          <table:table-cell table:style-name="ce30"/>
          <table:table-cell table:style-name="ce46" table:formula="of:=[.L148]" office:value-type="float" office:value="1" calcext:value-type="float">
            <text:p>1</text:p>
          </table:table-cell>
          <table:table-cell table:style-name="ce52" office:value-type="float" office:value="131" calcext:value-type="float">
            <text:p>13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3" table:formula="of:=(0.5*[.B144]+[.B145]+[.B146]+[.B147]+[.B148]+[.B149]+[.B150]+[.B151]+[.B152]+[.B153]+[.B154]+[.B155]+0.5*[.B156])/12" office:value-type="float" office:value="17.7453703703704" calcext:value-type="float">
            <text:p>17.75</text:p>
          </table:table-cell>
          <table:table-cell table:style-name="ce3" table:formula="of:=[.B150]-[.C150]" office:value-type="float" office:value="-0.0787037037036988" calcext:value-type="float">
            <text:p>-0.08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50]-[.$M$5]" office:value-type="float" office:value="0.109794843863476" calcext:value-type="float">
            <text:p>0.1098</text:p>
          </table:table-cell>
          <table:table-cell table:style-name="ce3" table:formula="of:=[.B150]-[.F150]" office:value-type="float" office:value="17.5568718228032" calcext:value-type="float">
            <text:p>17.56</text:p>
          </table:table-cell>
          <table:table-cell table:formula="of:=[.$P$19]+[.$P$20]*[.A150]" office:value-type="float" office:value="18.3549809422996" calcext:value-type="float">
            <text:p>18.35</text:p>
          </table:table-cell>
          <table:table-cell table:style-name="ce3" table:formula="of:=[.H150]+[.F150]" office:value-type="float" office:value="18.4647757861631" calcext:value-type="float">
            <text:p>18.46</text:p>
          </table:table-cell>
          <table:table-cell table:style-name="ce30" table:formula="of:=ABS([.B150]-[.I150])" office:value-type="float" office:value="0.798109119496374" calcext:value-type="float">
            <text:p>0.80</text:p>
          </table:table-cell>
          <table:table-cell table:style-name="ce30"/>
          <table:table-cell table:style-name="ce46" table:formula="of:=[.L149]" office:value-type="float" office:value="1" calcext:value-type="float">
            <text:p>1</text:p>
          </table:table-cell>
          <table:table-cell table:style-name="ce52" office:value-type="float" office:value="132" calcext:value-type="float">
            <text:p>13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8.3888888888889" calcext:value-type="float">
            <text:p>18.39</text:p>
          </table:table-cell>
          <table:table-cell table:style-name="ce3" table:formula="of:=(0.5*[.B145]+[.B146]+[.B147]+[.B148]+[.B149]+[.B150]+[.B151]+[.B152]+[.B153]+[.B154]+[.B155]+[.B156]+0.5*[.B157])/12" office:value-type="float" office:value="17.8356481481482" calcext:value-type="float">
            <text:p>17.84</text:p>
          </table:table-cell>
          <table:table-cell table:style-name="ce3" table:formula="of:=[.B151]-[.C151]" office:value-type="float" office:value="0.55324074074073" calcext:value-type="float">
            <text:p>0.55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51]-[.$M$5]" office:value-type="float" office:value="1.34318264342774" calcext:value-type="float">
            <text:p>1.3432</text:p>
          </table:table-cell>
          <table:table-cell table:style-name="ce3" table:formula="of:=[.B151]-[.F151]" office:value-type="float" office:value="17.0457062454612" calcext:value-type="float">
            <text:p>17.05</text:p>
          </table:table-cell>
          <table:table-cell table:formula="of:=[.$P$19]+[.$P$20]*[.A151]" office:value-type="float" office:value="18.3645587880527" calcext:value-type="float">
            <text:p>18.36</text:p>
          </table:table-cell>
          <table:table-cell table:style-name="ce3" table:formula="of:=[.H151]+[.F151]" office:value-type="float" office:value="19.7077414314804" calcext:value-type="float">
            <text:p>19.71</text:p>
          </table:table-cell>
          <table:table-cell table:style-name="ce30" table:formula="of:=ABS([.B151]-[.I151])" office:value-type="float" office:value="1.3188525425915" calcext:value-type="float">
            <text:p>1.32</text:p>
          </table:table-cell>
          <table:table-cell table:style-name="ce30"/>
          <table:table-cell table:style-name="ce46" table:formula="of:=[.L150]" office:value-type="float" office:value="1" calcext:value-type="float">
            <text:p>1</text:p>
          </table:table-cell>
          <table:table-cell table:style-name="ce52" office:value-type="float" office:value="133" calcext:value-type="float">
            <text:p>13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float" office:value="20.3888888888889" calcext:value-type="float">
            <text:p>20.39</text:p>
          </table:table-cell>
          <table:table-cell table:style-name="ce3" table:formula="of:=(0.5*[.B146]+[.B147]+[.B148]+[.B149]+[.B150]+[.B151]+[.B152]+[.B153]+[.B154]+[.B155]+[.B156]+[.B157]+0.5*[.B158])/12" office:value-type="float" office:value="17.8240740740741" calcext:value-type="float">
            <text:p>17.82</text:p>
          </table:table-cell>
          <table:table-cell table:style-name="ce3" table:formula="of:=[.B152]-[.C152]" office:value-type="float" office:value="2.56481481481481" calcext:value-type="float">
            <text:p>2.56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52]-[.$M$5]" office:value-type="float" office:value="3.45007262164124" calcext:value-type="float">
            <text:p>3.4501</text:p>
          </table:table-cell>
          <table:table-cell table:style-name="ce3" table:formula="of:=[.B152]-[.F152]" office:value-type="float" office:value="16.9388162672477" calcext:value-type="float">
            <text:p>16.94</text:p>
          </table:table-cell>
          <table:table-cell table:formula="of:=[.$P$19]+[.$P$20]*[.A152]" office:value-type="float" office:value="18.3741366338057" calcext:value-type="float">
            <text:p>18.37</text:p>
          </table:table-cell>
          <table:table-cell table:style-name="ce3" table:formula="of:=[.H152]+[.F152]" office:value-type="float" office:value="21.824209255447" calcext:value-type="float">
            <text:p>21.82</text:p>
          </table:table-cell>
          <table:table-cell table:style-name="ce30" table:formula="of:=ABS([.B152]-[.I152])" office:value-type="float" office:value="1.43532036655807" calcext:value-type="float">
            <text:p>1.44</text:p>
          </table:table-cell>
          <table:table-cell table:style-name="ce30"/>
          <table:table-cell table:style-name="ce46" table:formula="of:=[.L151]" office:value-type="float" office:value="1" calcext:value-type="float">
            <text:p>1</text:p>
          </table:table-cell>
          <table:table-cell table:style-name="ce52" office:value-type="float" office:value="134" calcext:value-type="float">
            <text:p>13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float" office:value="23.1666666666667" calcext:value-type="float">
            <text:p>23.17</text:p>
          </table:table-cell>
          <table:table-cell table:style-name="ce3" table:formula="of:=(0.5*[.B147]+[.B148]+[.B149]+[.B150]+[.B151]+[.B152]+[.B153]+[.B154]+[.B155]+[.B156]+[.B157]+[.B158]+0.5*[.B159])/12" office:value-type="float" office:value="17.7314814814815" calcext:value-type="float">
            <text:p>17.73</text:p>
          </table:table-cell>
          <table:table-cell table:style-name="ce3" table:formula="of:=[.B153]-[.C153]" office:value-type="float" office:value="5.4351851851852" calcext:value-type="float">
            <text:p>5.44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53]-[.$M$5]" office:value-type="float" office:value="4.17556281771968" calcext:value-type="float">
            <text:p>4.1756</text:p>
          </table:table-cell>
          <table:table-cell table:style-name="ce3" table:formula="of:=[.B153]-[.F153]" office:value-type="float" office:value="18.991103848947" calcext:value-type="float">
            <text:p>18.99</text:p>
          </table:table-cell>
          <table:table-cell table:formula="of:=[.$P$19]+[.$P$20]*[.A153]" office:value-type="float" office:value="18.3837144795588" calcext:value-type="float">
            <text:p>18.38</text:p>
          </table:table-cell>
          <table:table-cell table:style-name="ce3" table:formula="of:=[.H153]+[.F153]" office:value-type="float" office:value="22.5592772972785" calcext:value-type="float">
            <text:p>22.56</text:p>
          </table:table-cell>
          <table:table-cell table:style-name="ce30" table:formula="of:=ABS([.B153]-[.I153])" office:value-type="float" office:value="0.607389369388223" calcext:value-type="float">
            <text:p>0.61</text:p>
          </table:table-cell>
          <table:table-cell table:style-name="ce30"/>
          <table:table-cell table:style-name="ce46" table:formula="of:=[.L152]" office:value-type="float" office:value="1" calcext:value-type="float">
            <text:p>1</text:p>
          </table:table-cell>
          <table:table-cell table:style-name="ce52" office:value-type="float" office:value="135" calcext:value-type="float">
            <text:p>13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float" office:value="23.7777777777778" calcext:value-type="float">
            <text:p>23.78</text:p>
          </table:table-cell>
          <table:table-cell table:style-name="ce3" table:formula="of:=(0.5*[.B148]+[.B149]+[.B150]+[.B151]+[.B152]+[.B153]+[.B154]+[.B155]+[.B156]+[.B157]+[.B158]+[.B159]+0.5*[.B160])/12" office:value-type="float" office:value="17.7384259259259" calcext:value-type="float">
            <text:p>17.74</text:p>
          </table:table-cell>
          <table:table-cell table:style-name="ce3" table:formula="of:=[.B154]-[.C154]" office:value-type="float" office:value="6.03935185185187" calcext:value-type="float">
            <text:p>6.04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54]-[.$M$5]" office:value-type="float" office:value="3.90745279593317" calcext:value-type="float">
            <text:p>3.9075</text:p>
          </table:table-cell>
          <table:table-cell table:style-name="ce3" table:formula="of:=[.B154]-[.F154]" office:value-type="float" office:value="19.8703249818446" calcext:value-type="float">
            <text:p>19.87</text:p>
          </table:table-cell>
          <table:table-cell table:formula="of:=[.$P$19]+[.$P$20]*[.A154]" office:value-type="float" office:value="18.3932923253119" calcext:value-type="float">
            <text:p>18.39</text:p>
          </table:table-cell>
          <table:table-cell table:style-name="ce3" table:formula="of:=[.H154]+[.F154]" office:value-type="float" office:value="22.300745121245" calcext:value-type="float">
            <text:p>22.30</text:p>
          </table:table-cell>
          <table:table-cell table:style-name="ce30" table:formula="of:=ABS([.B154]-[.I154])" office:value-type="float" office:value="1.47703265653277" calcext:value-type="float">
            <text:p>1.48</text:p>
          </table:table-cell>
          <table:table-cell table:style-name="ce30"/>
          <table:table-cell table:style-name="ce46" table:formula="of:=[.L153]" office:value-type="float" office:value="1" calcext:value-type="float">
            <text:p>1</text:p>
          </table:table-cell>
          <table:table-cell table:style-name="ce52" office:value-type="float" office:value="136" calcext:value-type="float">
            <text:p>13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float" office:value="20.6111111111111" calcext:value-type="float">
            <text:p>20.61</text:p>
          </table:table-cell>
          <table:table-cell table:style-name="ce3" table:formula="of:=(0.5*[.B149]+[.B150]+[.B151]+[.B152]+[.B153]+[.B154]+[.B155]+[.B156]+[.B157]+[.B158]+[.B159]+[.B160]+0.5*[.B161])/12" office:value-type="float" office:value="17.7986111111111" calcext:value-type="float">
            <text:p>17.80</text:p>
          </table:table-cell>
          <table:table-cell table:style-name="ce3" table:formula="of:=[.B155]-[.C155]" office:value-type="float" office:value="2.81249999999998" calcext:value-type="float">
            <text:p>2.81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55]-[.$M$5]" office:value-type="float" office:value="1.82248547567175" calcext:value-type="float">
            <text:p>1.8225</text:p>
          </table:table-cell>
          <table:table-cell table:style-name="ce3" table:formula="of:=[.B155]-[.F155]" office:value-type="float" office:value="18.7886256354393" calcext:value-type="float">
            <text:p>18.79</text:p>
          </table:table-cell>
          <table:table-cell table:formula="of:=[.$P$19]+[.$P$20]*[.A155]" office:value-type="float" office:value="18.4028701710649" calcext:value-type="float">
            <text:p>18.40</text:p>
          </table:table-cell>
          <table:table-cell table:style-name="ce3" table:formula="of:=[.H155]+[.F155]" office:value-type="float" office:value="20.2253556467367" calcext:value-type="float">
            <text:p>20.23</text:p>
          </table:table-cell>
          <table:table-cell table:style-name="ce30" table:formula="of:=ABS([.B155]-[.I155])" office:value-type="float" office:value="0.385755464374419" calcext:value-type="float">
            <text:p>0.39</text:p>
          </table:table-cell>
          <table:table-cell table:style-name="ce30"/>
          <table:table-cell table:style-name="ce46" table:formula="of:=[.L154]" office:value-type="float" office:value="1" calcext:value-type="float">
            <text:p>1</text:p>
          </table:table-cell>
          <table:table-cell table:style-name="ce52" office:value-type="float" office:value="137" calcext:value-type="float">
            <text:p>13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float" office:value="16.7777777777778" calcext:value-type="float">
            <text:p>16.78</text:p>
          </table:table-cell>
          <table:table-cell table:style-name="ce3" table:formula="of:=(0.5*[.B150]+[.B151]+[.B152]+[.B153]+[.B154]+[.B155]+[.B156]+[.B157]+[.B158]+[.B159]+[.B160]+[.B161]+0.5*[.B162])/12" office:value-type="float" office:value="17.8634259259259" calcext:value-type="float">
            <text:p>17.86</text:p>
          </table:table-cell>
          <table:table-cell table:style-name="ce3" table:formula="of:=[.B156]-[.C156]" office:value-type="float" office:value="-1.08564814814813" calcext:value-type="float">
            <text:p>-1.09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56]-[.$M$5]" office:value-type="float" office:value="-0.995324981844578" calcext:value-type="float">
            <text:p>-0.9953</text:p>
          </table:table-cell>
          <table:table-cell table:style-name="ce3" table:formula="of:=[.B156]-[.F156]" office:value-type="float" office:value="17.7731027596224" calcext:value-type="float">
            <text:p>17.77</text:p>
          </table:table-cell>
          <table:table-cell table:formula="of:=[.$P$19]+[.$P$20]*[.A156]" office:value-type="float" office:value="18.412448016818" calcext:value-type="float">
            <text:p>18.41</text:p>
          </table:table-cell>
          <table:table-cell table:style-name="ce3" table:formula="of:=[.H156]+[.F156]" office:value-type="float" office:value="17.4171230349734" calcext:value-type="float">
            <text:p>17.42</text:p>
          </table:table-cell>
          <table:table-cell table:style-name="ce30" table:formula="of:=ABS([.B156]-[.I156])" office:value-type="float" office:value="0.639345257195618" calcext:value-type="float">
            <text:p>0.64</text:p>
          </table:table-cell>
          <table:table-cell table:style-name="ce30"/>
          <table:table-cell table:style-name="ce46" table:formula="of:=[.L155]" office:value-type="float" office:value="1" calcext:value-type="float">
            <text:p>1</text:p>
          </table:table-cell>
          <table:table-cell table:style-name="ce52" office:value-type="float" office:value="138" calcext:value-type="float">
            <text:p>13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float" office:value="14.1111111111111" calcext:value-type="float">
            <text:p>14.11</text:p>
          </table:table-cell>
          <table:table-cell table:style-name="ce3" table:formula="of:=(0.5*[.B151]+[.B152]+[.B153]+[.B154]+[.B155]+[.B156]+[.B157]+[.B158]+[.B159]+[.B160]+[.B161]+[.B162]+0.5*[.B163])/12" office:value-type="float" office:value="17.9467592592593" calcext:value-type="float">
            <text:p>17.95</text:p>
          </table:table-cell>
          <table:table-cell table:style-name="ce3" table:formula="of:=[.B157]-[.C157]" office:value-type="float" office:value="-3.83564814814816" calcext:value-type="float">
            <text:p>-3.84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57]-[.$M$5]" office:value-type="float" office:value="-3.83138162672477" calcext:value-type="float">
            <text:p>-3.8314</text:p>
          </table:table-cell>
          <table:table-cell table:style-name="ce3" table:formula="of:=[.B157]-[.F157]" office:value-type="float" office:value="17.9424927378359" calcext:value-type="float">
            <text:p>17.94</text:p>
          </table:table-cell>
          <table:table-cell table:formula="of:=[.$P$19]+[.$P$20]*[.A157]" office:value-type="float" office:value="18.4220258625711" calcext:value-type="float">
            <text:p>18.42</text:p>
          </table:table-cell>
          <table:table-cell table:style-name="ce3" table:formula="of:=[.H157]+[.F157]" office:value-type="float" office:value="14.5906442358463" calcext:value-type="float">
            <text:p>14.59</text:p>
          </table:table-cell>
          <table:table-cell table:style-name="ce30" table:formula="of:=ABS([.B157]-[.I157])" office:value-type="float" office:value="0.479533124735191" calcext:value-type="float">
            <text:p>0.48</text:p>
          </table:table-cell>
          <table:table-cell table:style-name="ce30"/>
          <table:table-cell table:style-name="ce46" table:formula="of:=[.L156]" office:value-type="float" office:value="1" calcext:value-type="float">
            <text:p>1</text:p>
          </table:table-cell>
          <table:table-cell table:style-name="ce52" office:value-type="float" office:value="139" calcext:value-type="float">
            <text:p>13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float" office:value="13.2222222222222" calcext:value-type="float">
            <text:p>13.22</text:p>
          </table:table-cell>
          <table:table-cell table:style-name="ce3" table:formula="of:=(0.5*[.B152]+[.B153]+[.B154]+[.B155]+[.B156]+[.B157]+[.B158]+[.B159]+[.B160]+[.B161]+[.B162]+[.B163]+0.5*[.B164])/12" office:value-type="float" office:value="18.0185185185185" calcext:value-type="float">
            <text:p>18.02</text:p>
          </table:table-cell>
          <table:table-cell table:style-name="ce3" table:formula="of:=[.B158]-[.C158]" office:value-type="float" office:value="-4.79629629629632" calcext:value-type="float">
            <text:p>-4.80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58]-[.$M$5]" office:value-type="float" office:value="-3.5284132171387" calcext:value-type="float">
            <text:p>-3.5284</text:p>
          </table:table-cell>
          <table:table-cell table:style-name="ce3" table:formula="of:=[.B158]-[.F158]" office:value-type="float" office:value="16.7506354393609" calcext:value-type="float">
            <text:p>16.75</text:p>
          </table:table-cell>
          <table:table-cell table:formula="of:=[.$P$19]+[.$P$20]*[.A158]" office:value-type="float" office:value="18.4316037083241" calcext:value-type="float">
            <text:p>18.43</text:p>
          </table:table-cell>
          <table:table-cell table:style-name="ce3" table:formula="of:=[.H158]+[.F158]" office:value-type="float" office:value="14.9031904911854" calcext:value-type="float">
            <text:p>14.90</text:p>
          </table:table-cell>
          <table:table-cell table:style-name="ce30" table:formula="of:=ABS([.B158]-[.I158])" office:value-type="float" office:value="1.68096826896323" calcext:value-type="float">
            <text:p>1.68</text:p>
          </table:table-cell>
          <table:table-cell table:style-name="ce30"/>
          <table:table-cell table:style-name="ce46" table:formula="of:=[.L157]" office:value-type="float" office:value="1" calcext:value-type="float">
            <text:p>1</text:p>
          </table:table-cell>
          <table:table-cell table:style-name="ce52" office:value-type="float" office:value="140" calcext:value-type="float">
            <text:p>14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float" office:value="13.5" calcext:value-type="float">
            <text:p>13.50</text:p>
          </table:table-cell>
          <table:table-cell table:style-name="ce3" table:formula="of:=(0.5*[.B153]+[.B154]+[.B155]+[.B156]+[.B157]+[.B158]+[.B159]+[.B160]+[.B161]+[.B162]+[.B163]+[.B164]+0.5*[.B165])/12" office:value-type="float" office:value="17.9861111111111" calcext:value-type="float">
            <text:p>17.99</text:p>
          </table:table-cell>
          <table:table-cell table:style-name="ce3" table:formula="of:=[.B159]-[.C159]" office:value-type="float" office:value="-4.48611111111111" calcext:value-type="float">
            <text:p>-4.49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59]-[.$M$5]" office:value-type="float" office:value="-3.21768336964416" calcext:value-type="float">
            <text:p>-3.2177</text:p>
          </table:table-cell>
          <table:table-cell table:style-name="ce3" table:formula="of:=[.B159]-[.F159]" office:value-type="float" office:value="16.7176833696442" calcext:value-type="float">
            <text:p>16.72</text:p>
          </table:table-cell>
          <table:table-cell table:formula="of:=[.$P$19]+[.$P$20]*[.A159]" office:value-type="float" office:value="18.4411815540772" calcext:value-type="float">
            <text:p>18.44</text:p>
          </table:table-cell>
          <table:table-cell table:style-name="ce3" table:formula="of:=[.H159]+[.F159]" office:value-type="float" office:value="15.223498184433" calcext:value-type="float">
            <text:p>15.22</text:p>
          </table:table-cell>
          <table:table-cell table:style-name="ce30" table:formula="of:=ABS([.B159]-[.I159])" office:value-type="float" office:value="1.72349818443304" calcext:value-type="float">
            <text:p>1.72</text:p>
          </table:table-cell>
          <table:table-cell table:style-name="ce30"/>
          <table:table-cell table:style-name="ce46" table:formula="of:=[.L158]" office:value-type="float" office:value="1" calcext:value-type="float">
            <text:p>1</text:p>
          </table:table-cell>
          <table:table-cell table:style-name="ce52" office:value-type="float" office:value="141" calcext:value-type="float">
            <text:p>14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float" office:value="15.6111111111111" calcext:value-type="float">
            <text:p>15.61</text:p>
          </table:table-cell>
          <table:table-cell table:style-name="ce3" table:formula="of:=(0.5*[.B154]+[.B155]+[.B156]+[.B157]+[.B158]+[.B159]+[.B160]+[.B161]+[.B162]+[.B163]+[.B164]+[.B165]+0.5*[.B166])/12" office:value-type="float" office:value="17.8402777777778" calcext:value-type="float">
            <text:p>17.84</text:p>
          </table:table-cell>
          <table:table-cell table:style-name="ce3" table:formula="of:=[.B160]-[.C160]" office:value-type="float" office:value="-2.22916666666667" calcext:value-type="float">
            <text:p>-2.23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60]-[.$M$5]" office:value-type="float" office:value="-2.11079339143064" calcext:value-type="float">
            <text:p>-2.1108</text:p>
          </table:table-cell>
          <table:table-cell table:style-name="ce3" table:formula="of:=[.B160]-[.F160]" office:value-type="float" office:value="17.7219045025417" calcext:value-type="float">
            <text:p>17.72</text:p>
          </table:table-cell>
          <table:table-cell table:formula="of:=[.$P$19]+[.$P$20]*[.A160]" office:value-type="float" office:value="18.4507593998303" calcext:value-type="float">
            <text:p>18.45</text:p>
          </table:table-cell>
          <table:table-cell table:style-name="ce3" table:formula="of:=[.H160]+[.F160]" office:value-type="float" office:value="16.3399660083996" calcext:value-type="float">
            <text:p>16.34</text:p>
          </table:table-cell>
          <table:table-cell table:style-name="ce30" table:formula="of:=ABS([.B160]-[.I160])" office:value-type="float" office:value="0.728854897288521" calcext:value-type="float">
            <text:p>0.73</text:p>
          </table:table-cell>
          <table:table-cell table:style-name="ce30"/>
          <table:table-cell table:style-name="ce46" table:formula="of:=[.L159]" office:value-type="float" office:value="1" calcext:value-type="float">
            <text:p>1</text:p>
          </table:table-cell>
          <table:table-cell table:style-name="ce52" office:value-type="float" office:value="142" calcext:value-type="float">
            <text:p>14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16.5555555555556" calcext:value-type="float">
            <text:p>16.56</text:p>
          </table:table-cell>
          <table:table-cell table:style-name="ce3" table:formula="of:=(0.5*[.B155]+[.B156]+[.B157]+[.B158]+[.B159]+[.B160]+[.B161]+[.B162]+[.B163]+[.B164]+[.B165]+[.B166]+0.5*[.B167])/12" office:value-type="float" office:value="17.6921296296296" calcext:value-type="float">
            <text:p>17.69</text:p>
          </table:table-cell>
          <table:table-cell table:style-name="ce3" table:formula="of:=[.B161]-[.C161]" office:value-type="float" office:value="-1.13657407407403" calcext:value-type="float">
            <text:p>-1.14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61]-[.$M$5]" office:value-type="float" office:value="-1.12495461147422" calcext:value-type="float">
            <text:p>-1.1250</text:p>
          </table:table-cell>
          <table:table-cell table:style-name="ce3" table:formula="of:=[.B161]-[.F161]" office:value-type="float" office:value="17.6805101670298" calcext:value-type="float">
            <text:p>17.68</text:p>
          </table:table-cell>
          <table:table-cell table:formula="of:=[.$P$19]+[.$P$20]*[.A161]" office:value-type="float" office:value="18.4603372455833" calcext:value-type="float">
            <text:p>18.46</text:p>
          </table:table-cell>
          <table:table-cell table:style-name="ce3" table:formula="of:=[.H161]+[.F161]" office:value-type="float" office:value="17.3353826341091" calcext:value-type="float">
            <text:p>17.34</text:p>
          </table:table-cell>
          <table:table-cell table:style-name="ce30" table:formula="of:=ABS([.B161]-[.I161])" office:value-type="float" office:value="0.77982707855351" calcext:value-type="float">
            <text:p>0.78</text:p>
          </table:table-cell>
          <table:table-cell table:style-name="ce30"/>
          <table:table-cell table:style-name="ce46" table:formula="of:=[.L160]" office:value-type="float" office:value="1" calcext:value-type="float">
            <text:p>1</text:p>
          </table:table-cell>
          <table:table-cell table:style-name="ce52" office:value-type="float" office:value="143" calcext:value-type="float">
            <text:p>14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float" office:value="18.8333333333333" calcext:value-type="float">
            <text:p>18.83</text:p>
          </table:table-cell>
          <table:table-cell table:style-name="ce3" table:formula="of:=(0.5*[.B156]+[.B157]+[.B158]+[.B159]+[.B160]+[.B161]+[.B162]+[.B163]+[.B164]+[.B165]+[.B166]+[.B167]+0.5*[.B168])/12" office:value-type="float" office:value="17.6574074074074" calcext:value-type="float">
            <text:p>17.66</text:p>
          </table:table-cell>
          <table:table-cell table:style-name="ce3" table:formula="of:=[.B162]-[.C162]" office:value-type="float" office:value="1.1759259259259" calcext:value-type="float">
            <text:p>1.18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62]-[.$M$5]" office:value-type="float" office:value="0.109794843863476" calcext:value-type="float">
            <text:p>0.1098</text:p>
          </table:table-cell>
          <table:table-cell table:style-name="ce3" table:formula="of:=[.B162]-[.F162]" office:value-type="float" office:value="18.7235384894698" calcext:value-type="float">
            <text:p>18.72</text:p>
          </table:table-cell>
          <table:table-cell table:formula="of:=[.$P$19]+[.$P$20]*[.A162]" office:value-type="float" office:value="18.4699150913364" calcext:value-type="float">
            <text:p>18.47</text:p>
          </table:table-cell>
          <table:table-cell table:style-name="ce3" table:formula="of:=[.H162]+[.F162]" office:value-type="float" office:value="18.5797099351999" calcext:value-type="float">
            <text:p>18.58</text:p>
          </table:table-cell>
          <table:table-cell table:style-name="ce30" table:formula="of:=ABS([.B162]-[.I162])" office:value-type="float" office:value="0.253623398133428" calcext:value-type="float">
            <text:p>0.25</text:p>
          </table:table-cell>
          <table:table-cell table:style-name="ce30"/>
          <table:table-cell table:style-name="ce46" table:formula="of:=[.L161]" office:value-type="float" office:value="1" calcext:value-type="float">
            <text:p>1</text:p>
          </table:table-cell>
          <table:table-cell table:style-name="ce52" office:value-type="float" office:value="144" calcext:value-type="float">
            <text:p>14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float" office:value="19.2222222222222" calcext:value-type="float">
            <text:p>19.22</text:p>
          </table:table-cell>
          <table:table-cell table:style-name="ce3" table:formula="of:=(0.5*[.B157]+[.B158]+[.B159]+[.B160]+[.B161]+[.B162]+[.B163]+[.B164]+[.B165]+[.B166]+[.B167]+[.B168]+0.5*[.B169])/12" office:value-type="float" office:value="17.7407407407407" calcext:value-type="float">
            <text:p>17.74</text:p>
          </table:table-cell>
          <table:table-cell table:style-name="ce3" table:formula="of:=[.B163]-[.C163]" office:value-type="float" office:value="1.48148148148146" calcext:value-type="float">
            <text:p>1.48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63]-[.$M$5]" office:value-type="float" office:value="1.34318264342774" calcext:value-type="float">
            <text:p>1.3432</text:p>
          </table:table-cell>
          <table:table-cell table:style-name="ce3" table:formula="of:=[.B163]-[.F163]" office:value-type="float" office:value="17.8790395787945" calcext:value-type="float">
            <text:p>17.88</text:p>
          </table:table-cell>
          <table:table-cell table:formula="of:=[.$P$19]+[.$P$20]*[.A163]" office:value-type="float" office:value="18.4794929370895" calcext:value-type="float">
            <text:p>18.48</text:p>
          </table:table-cell>
          <table:table-cell table:style-name="ce3" table:formula="of:=[.H163]+[.F163]" office:value-type="float" office:value="19.8226755805172" calcext:value-type="float">
            <text:p>19.82</text:p>
          </table:table-cell>
          <table:table-cell table:style-name="ce30" table:formula="of:=ABS([.B163]-[.I163])" office:value-type="float" office:value="0.600453358294999" calcext:value-type="float">
            <text:p>0.60</text:p>
          </table:table-cell>
          <table:table-cell table:style-name="ce30"/>
          <table:table-cell table:style-name="ce46" table:formula="of:=[.L162]" office:value-type="float" office:value="1" calcext:value-type="float">
            <text:p>1</text:p>
          </table:table-cell>
          <table:table-cell table:style-name="ce52" office:value-type="float" office:value="145" calcext:value-type="float">
            <text:p>14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float" office:value="21.2777777777778" calcext:value-type="float">
            <text:p>21.28</text:p>
          </table:table-cell>
          <table:table-cell table:style-name="ce3" table:formula="of:=(0.5*[.B158]+[.B159]+[.B160]+[.B161]+[.B162]+[.B163]+[.B164]+[.B165]+[.B166]+[.B167]+[.B168]+[.B169]+0.5*[.B170])/12" office:value-type="float" office:value="17.9143518518518" calcext:value-type="float">
            <text:p>17.91</text:p>
          </table:table-cell>
          <table:table-cell table:style-name="ce3" table:formula="of:=[.B164]-[.C164]" office:value-type="float" office:value="3.36342592592595" calcext:value-type="float">
            <text:p>3.36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64]-[.$M$5]" office:value-type="float" office:value="3.45007262164124" calcext:value-type="float">
            <text:p>3.4501</text:p>
          </table:table-cell>
          <table:table-cell table:style-name="ce3" table:formula="of:=[.B164]-[.F164]" office:value-type="float" office:value="17.8277051561366" calcext:value-type="float">
            <text:p>17.83</text:p>
          </table:table-cell>
          <table:table-cell table:formula="of:=[.$P$19]+[.$P$20]*[.A164]" office:value-type="float" office:value="18.4890707828425" calcext:value-type="float">
            <text:p>18.49</text:p>
          </table:table-cell>
          <table:table-cell table:style-name="ce3" table:formula="of:=[.H164]+[.F164]" office:value-type="float" office:value="21.9391434044838" calcext:value-type="float">
            <text:p>21.94</text:p>
          </table:table-cell>
          <table:table-cell table:style-name="ce30" table:formula="of:=ABS([.B164]-[.I164])" office:value-type="float" office:value="0.661365626705969" calcext:value-type="float">
            <text:p>0.66</text:p>
          </table:table-cell>
          <table:table-cell table:style-name="ce30"/>
          <table:table-cell table:style-name="ce46" table:formula="of:=[.L163]" office:value-type="float" office:value="1" calcext:value-type="float">
            <text:p>1</text:p>
          </table:table-cell>
          <table:table-cell table:style-name="ce52" office:value-type="float" office:value="146" calcext:value-type="float">
            <text:p>14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float" office:value="21.5" calcext:value-type="float">
            <text:p>21.50</text:p>
          </table:table-cell>
          <table:table-cell table:style-name="ce3" table:formula="of:=(0.5*[.B159]+[.B160]+[.B161]+[.B162]+[.B163]+[.B164]+[.B165]+[.B166]+[.B167]+[.B168]+[.B169]+[.B170]+0.5*[.B171])/12" office:value-type="float" office:value="18.1550925925926" calcext:value-type="float">
            <text:p>18.16</text:p>
          </table:table-cell>
          <table:table-cell table:style-name="ce3" table:formula="of:=[.B165]-[.C165]" office:value-type="float" office:value="3.34490740740741" calcext:value-type="float">
            <text:p>3.34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65]-[.$M$5]" office:value-type="float" office:value="4.17556281771968" calcext:value-type="float">
            <text:p>4.1756</text:p>
          </table:table-cell>
          <table:table-cell table:style-name="ce3" table:formula="of:=[.B165]-[.F165]" office:value-type="float" office:value="17.3244371822803" calcext:value-type="float">
            <text:p>17.32</text:p>
          </table:table-cell>
          <table:table-cell table:formula="of:=[.$P$19]+[.$P$20]*[.A165]" office:value-type="float" office:value="18.4986486285956" calcext:value-type="float">
            <text:p>18.50</text:p>
          </table:table-cell>
          <table:table-cell table:style-name="ce3" table:formula="of:=[.H165]+[.F165]" office:value-type="float" office:value="22.6742114463153" calcext:value-type="float">
            <text:p>22.67</text:p>
          </table:table-cell>
          <table:table-cell table:style-name="ce30" table:formula="of:=ABS([.B165]-[.I165])" office:value-type="float" office:value="1.17421144631528" calcext:value-type="float">
            <text:p>1.17</text:p>
          </table:table-cell>
          <table:table-cell table:style-name="ce30"/>
          <table:table-cell table:style-name="ce46" table:formula="of:=[.L164]" office:value-type="float" office:value="1" calcext:value-type="float">
            <text:p>1</text:p>
          </table:table-cell>
          <table:table-cell table:style-name="ce52" office:value-type="float" office:value="147" calcext:value-type="float">
            <text:p>14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21.9444444444444" calcext:value-type="float">
            <text:p>21.94</text:p>
          </table:table-cell>
          <table:table-cell table:style-name="ce3" table:formula="of:=(0.5*[.B160]+[.B161]+[.B162]+[.B163]+[.B164]+[.B165]+[.B166]+[.B167]+[.B168]+[.B169]+[.B170]+[.B171]+0.5*[.B172])/12" office:value-type="float" office:value="18.3611111111111" calcext:value-type="float">
            <text:p>18.36</text:p>
          </table:table-cell>
          <table:table-cell table:style-name="ce3" table:formula="of:=[.B166]-[.C166]" office:value-type="float" office:value="3.58333333333329" calcext:value-type="float">
            <text:p>3.58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66]-[.$M$5]" office:value-type="float" office:value="3.90745279593317" calcext:value-type="float">
            <text:p>3.9075</text:p>
          </table:table-cell>
          <table:table-cell table:style-name="ce3" table:formula="of:=[.B166]-[.F166]" office:value-type="float" office:value="18.0369916485112" calcext:value-type="float">
            <text:p>18.04</text:p>
          </table:table-cell>
          <table:table-cell table:formula="of:=[.$P$19]+[.$P$20]*[.A166]" office:value-type="float" office:value="18.5082264743487" calcext:value-type="float">
            <text:p>18.51</text:p>
          </table:table-cell>
          <table:table-cell table:style-name="ce3" table:formula="of:=[.H166]+[.F166]" office:value-type="float" office:value="22.4156792702818" calcext:value-type="float">
            <text:p>22.42</text:p>
          </table:table-cell>
          <table:table-cell table:style-name="ce30" table:formula="of:=ABS([.B166]-[.I166])" office:value-type="float" office:value="0.471234825837431" calcext:value-type="float">
            <text:p>0.47</text:p>
          </table:table-cell>
          <table:table-cell table:style-name="ce30"/>
          <table:table-cell table:style-name="ce46" table:formula="of:=[.L165]" office:value-type="float" office:value="1" calcext:value-type="float">
            <text:p>1</text:p>
          </table:table-cell>
          <table:table-cell table:style-name="ce52" office:value-type="float" office:value="148" calcext:value-type="float">
            <text:p>14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float" office:value="18.8888888888889" calcext:value-type="float">
            <text:p>18.89</text:p>
          </table:table-cell>
          <table:table-cell table:style-name="ce3" table:formula="of:=(0.5*[.B161]+[.B162]+[.B163]+[.B164]+[.B165]+[.B166]+[.B167]+[.B168]+[.B169]+[.B170]+[.B171]+[.B172]+0.5*[.B173])/12" office:value-type="float" office:value="18.5324074074074" calcext:value-type="float">
            <text:p>18.53</text:p>
          </table:table-cell>
          <table:table-cell table:style-name="ce3" table:formula="of:=[.B167]-[.C167]" office:value-type="float" office:value="0.356481481481502" calcext:value-type="float">
            <text:p>0.36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67]-[.$M$5]" office:value-type="float" office:value="1.82248547567175" calcext:value-type="float">
            <text:p>1.8225</text:p>
          </table:table-cell>
          <table:table-cell table:style-name="ce3" table:formula="of:=[.B167]-[.F167]" office:value-type="float" office:value="17.0664034132171" calcext:value-type="float">
            <text:p>17.07</text:p>
          </table:table-cell>
          <table:table-cell table:formula="of:=[.$P$19]+[.$P$20]*[.A167]" office:value-type="float" office:value="18.5178043201017" calcext:value-type="float">
            <text:p>18.52</text:p>
          </table:table-cell>
          <table:table-cell table:style-name="ce3" table:formula="of:=[.H167]+[.F167]" office:value-type="float" office:value="20.3402897957735" calcext:value-type="float">
            <text:p>20.34</text:p>
          </table:table-cell>
          <table:table-cell table:style-name="ce30" table:formula="of:=ABS([.B167]-[.I167])" office:value-type="float" office:value="1.45140090688458" calcext:value-type="float">
            <text:p>1.45</text:p>
          </table:table-cell>
          <table:table-cell table:style-name="ce30"/>
          <table:table-cell table:style-name="ce46" table:formula="of:=[.L166]" office:value-type="float" office:value="1" calcext:value-type="float">
            <text:p>1</text:p>
          </table:table-cell>
          <table:table-cell table:style-name="ce52" office:value-type="float" office:value="149" calcext:value-type="float">
            <text:p>14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3" table:formula="of:=(0.5*[.B162]+[.B163]+[.B164]+[.B165]+[.B166]+[.B167]+[.B168]+[.B169]+[.B170]+[.B171]+[.B172]+[.B173]+0.5*[.B174])/12" office:value-type="float" office:value="18.6944444444444" calcext:value-type="float">
            <text:p>18.69</text:p>
          </table:table-cell>
          <table:table-cell table:style-name="ce3" table:formula="of:=[.B168]-[.C168]" office:value-type="float" office:value="-1.02777777777774" calcext:value-type="float">
            <text:p>-1.03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68]-[.$M$5]" office:value-type="float" office:value="-0.995324981844578" calcext:value-type="float">
            <text:p>-0.9953</text:p>
          </table:table-cell>
          <table:table-cell table:style-name="ce3" table:formula="of:=[.B168]-[.F168]" office:value-type="float" office:value="18.6619916485113" calcext:value-type="float">
            <text:p>18.66</text:p>
          </table:table-cell>
          <table:table-cell table:formula="of:=[.$P$19]+[.$P$20]*[.A168]" office:value-type="float" office:value="18.5273821658548" calcext:value-type="float">
            <text:p>18.53</text:p>
          </table:table-cell>
          <table:table-cell table:style-name="ce3" table:formula="of:=[.H168]+[.F168]" office:value-type="float" office:value="17.5320571840102" calcext:value-type="float">
            <text:p>17.53</text:p>
          </table:table-cell>
          <table:table-cell table:style-name="ce30" table:formula="of:=ABS([.B168]-[.I168])" office:value-type="float" office:value="0.134609482656483" calcext:value-type="float">
            <text:p>0.13</text:p>
          </table:table-cell>
          <table:table-cell table:style-name="ce30"/>
          <table:table-cell table:style-name="ce46" table:formula="of:=[.L167]" office:value-type="float" office:value="1" calcext:value-type="float">
            <text:p>1</text:p>
          </table:table-cell>
          <table:table-cell table:style-name="ce52" office:value-type="float" office:value="150" calcext:value-type="float">
            <text:p>15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15.2222222222222" calcext:value-type="float">
            <text:p>15.22</text:p>
          </table:table-cell>
          <table:table-cell table:style-name="ce3" table:formula="of:=(0.5*[.B163]+[.B164]+[.B165]+[.B166]+[.B167]+[.B168]+[.B169]+[.B170]+[.B171]+[.B172]+[.B173]+[.B174]+0.5*[.B175])/12" office:value-type="float" office:value="18.8194444444444" calcext:value-type="float">
            <text:p>18.82</text:p>
          </table:table-cell>
          <table:table-cell table:style-name="ce3" table:formula="of:=[.B169]-[.C169]" office:value-type="float" office:value="-3.59722222222223" calcext:value-type="float">
            <text:p>-3.60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69]-[.$M$5]" office:value-type="float" office:value="-3.83138162672477" calcext:value-type="float">
            <text:p>-3.8314</text:p>
          </table:table-cell>
          <table:table-cell table:style-name="ce3" table:formula="of:=[.B169]-[.F169]" office:value-type="float" office:value="19.053603848947" calcext:value-type="float">
            <text:p>19.05</text:p>
          </table:table-cell>
          <table:table-cell table:formula="of:=[.$P$19]+[.$P$20]*[.A169]" office:value-type="float" office:value="18.5369600116079" calcext:value-type="float">
            <text:p>18.54</text:p>
          </table:table-cell>
          <table:table-cell table:style-name="ce3" table:formula="of:=[.H169]+[.F169]" office:value-type="float" office:value="14.7055783848831" calcext:value-type="float">
            <text:p>14.71</text:p>
          </table:table-cell>
          <table:table-cell table:style-name="ce30" table:formula="of:=ABS([.B169]-[.I169])" office:value-type="float" office:value="0.51664383733911" calcext:value-type="float">
            <text:p>0.52</text:p>
          </table:table-cell>
          <table:table-cell table:style-name="ce30"/>
          <table:table-cell table:style-name="ce46" table:formula="of:=[.L168]" office:value-type="float" office:value="1" calcext:value-type="float">
            <text:p>1</text:p>
          </table:table-cell>
          <table:table-cell table:style-name="ce52"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float" office:value="16.2777777777778" calcext:value-type="float">
            <text:p>16.28</text:p>
          </table:table-cell>
          <table:table-cell table:style-name="ce3" table:formula="of:=(0.5*[.B164]+[.B165]+[.B166]+[.B167]+[.B168]+[.B169]+[.B170]+[.B171]+[.B172]+[.B173]+[.B174]+[.B175]+0.5*[.B176])/12" office:value-type="float" office:value="18.9398148148148" calcext:value-type="float">
            <text:p>18.94</text:p>
          </table:table-cell>
          <table:table-cell table:style-name="ce3" table:formula="of:=[.B170]-[.C170]" office:value-type="float" office:value="-2.66203703703701" calcext:value-type="float">
            <text:p>-2.66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70]-[.$M$5]" office:value-type="float" office:value="-3.5284132171387" calcext:value-type="float">
            <text:p>-3.5284</text:p>
          </table:table-cell>
          <table:table-cell table:style-name="ce3" table:formula="of:=[.B170]-[.F170]" office:value-type="float" office:value="19.8061909949165" calcext:value-type="float">
            <text:p>19.81</text:p>
          </table:table-cell>
          <table:table-cell table:formula="of:=[.$P$19]+[.$P$20]*[.A170]" office:value-type="float" office:value="18.5465378573609" calcext:value-type="float">
            <text:p>18.55</text:p>
          </table:table-cell>
          <table:table-cell table:style-name="ce3" table:formula="of:=[.H170]+[.F170]" office:value-type="float" office:value="15.0181246402222" calcext:value-type="float">
            <text:p>15.02</text:p>
          </table:table-cell>
          <table:table-cell table:style-name="ce30" table:formula="of:=ABS([.B170]-[.I170])" office:value-type="float" office:value="1.25965313755557" calcext:value-type="float">
            <text:p>1.26</text:p>
          </table:table-cell>
          <table:table-cell table:style-name="ce30"/>
          <table:table-cell table:style-name="ce46" table:formula="of:=[.L169]" office:value-type="float" office:value="1" calcext:value-type="float">
            <text:p>1</text:p>
          </table:table-cell>
          <table:table-cell table:style-name="ce52" office:value-type="float" office:value="152" calcext:value-type="float">
            <text:p>15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16.2222222222222" calcext:value-type="float">
            <text:p>16.22</text:p>
          </table:table-cell>
          <table:table-cell table:style-name="ce3" table:formula="of:=(0.5*[.B165]+[.B166]+[.B167]+[.B168]+[.B169]+[.B170]+[.B171]+[.B172]+[.B173]+[.B174]+[.B175]+[.B176]+0.5*[.B177])/12" office:value-type="float" office:value="19.0902777777778" calcext:value-type="float">
            <text:p>19.09</text:p>
          </table:table-cell>
          <table:table-cell table:style-name="ce3" table:formula="of:=[.B171]-[.C171]" office:value-type="float" office:value="-2.86805555555557" calcext:value-type="float">
            <text:p>-2.87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71]-[.$M$5]" office:value-type="float" office:value="-3.21768336964416" calcext:value-type="float">
            <text:p>-3.2177</text:p>
          </table:table-cell>
          <table:table-cell table:style-name="ce3" table:formula="of:=[.B171]-[.F171]" office:value-type="float" office:value="19.4399055918664" calcext:value-type="float">
            <text:p>19.44</text:p>
          </table:table-cell>
          <table:table-cell table:formula="of:=[.$P$19]+[.$P$20]*[.A171]" office:value-type="float" office:value="18.556115703114" calcext:value-type="float">
            <text:p>18.56</text:p>
          </table:table-cell>
          <table:table-cell table:style-name="ce3" table:formula="of:=[.H171]+[.F171]" office:value-type="float" office:value="15.3384323334698" calcext:value-type="float">
            <text:p>15.34</text:p>
          </table:table-cell>
          <table:table-cell table:style-name="ce30" table:formula="of:=ABS([.B171]-[.I171])" office:value-type="float" office:value="0.883789888752364" calcext:value-type="float">
            <text:p>0.88</text:p>
          </table:table-cell>
          <table:table-cell table:style-name="ce30"/>
          <table:table-cell table:style-name="ce46" table:formula="of:=[.L170]" office:value-type="float" office:value="1" calcext:value-type="float">
            <text:p>1</text:p>
          </table:table-cell>
          <table:table-cell table:style-name="ce52" office:value-type="float" office:value="153" calcext:value-type="float">
            <text:p>15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17.8333333333333" calcext:value-type="float">
            <text:p>17.83</text:p>
          </table:table-cell>
          <table:table-cell table:style-name="ce3" table:formula="of:=(0.5*[.B166]+[.B167]+[.B168]+[.B169]+[.B170]+[.B171]+[.B172]+[.B173]+[.B174]+[.B175]+[.B176]+[.B177]+0.5*[.B178])/12" office:value-type="float" office:value="19.2569444444444" calcext:value-type="float">
            <text:p>19.26</text:p>
          </table:table-cell>
          <table:table-cell table:style-name="ce3" table:formula="of:=[.B172]-[.C172]" office:value-type="float" office:value="-1.42361111111114" calcext:value-type="float">
            <text:p>-1.42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72]-[.$M$5]" office:value-type="float" office:value="-2.11079339143064" calcext:value-type="float">
            <text:p>-2.1108</text:p>
          </table:table-cell>
          <table:table-cell table:style-name="ce3" table:formula="of:=[.B172]-[.F172]" office:value-type="float" office:value="19.9441267247639" calcext:value-type="float">
            <text:p>19.94</text:p>
          </table:table-cell>
          <table:table-cell table:formula="of:=[.$P$19]+[.$P$20]*[.A172]" office:value-type="float" office:value="18.5656935488671" calcext:value-type="float">
            <text:p>18.57</text:p>
          </table:table-cell>
          <table:table-cell table:style-name="ce3" table:formula="of:=[.H172]+[.F172]" office:value-type="float" office:value="16.4549001574364" calcext:value-type="float">
            <text:p>16.45</text:p>
          </table:table-cell>
          <table:table-cell table:style-name="ce30" table:formula="of:=ABS([.B172]-[.I172])" office:value-type="float" office:value="1.37843317589688" calcext:value-type="float">
            <text:p>1.38</text:p>
          </table:table-cell>
          <table:table-cell table:style-name="ce30"/>
          <table:table-cell table:style-name="ce46" table:formula="of:=[.L171]" office:value-type="float" office:value="1" calcext:value-type="float">
            <text:p>1</text:p>
          </table:table-cell>
          <table:table-cell table:style-name="ce52" office:value-type="float" office:value="154" calcext:value-type="float">
            <text:p>15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float" office:value="18.4444444444444" calcext:value-type="float">
            <text:p>18.44</text:p>
          </table:table-cell>
          <table:table-cell table:style-name="ce3" table:formula="of:=(0.5*[.B167]+[.B168]+[.B169]+[.B170]+[.B171]+[.B172]+[.B173]+[.B174]+[.B175]+[.B176]+[.B177]+[.B178]+0.5*[.B179])/12" office:value-type="float" office:value="19.4861111111111" calcext:value-type="float">
            <text:p>19.49</text:p>
          </table:table-cell>
          <table:table-cell table:style-name="ce3" table:formula="of:=[.B173]-[.C173]" office:value-type="float" office:value="-1.0416666666667" calcext:value-type="float">
            <text:p>-1.04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73]-[.$M$5]" office:value-type="float" office:value="-1.12495461147422" calcext:value-type="float">
            <text:p>-1.1250</text:p>
          </table:table-cell>
          <table:table-cell table:style-name="ce3" table:formula="of:=[.B173]-[.F173]" office:value-type="float" office:value="19.5693990559186" calcext:value-type="float">
            <text:p>19.57</text:p>
          </table:table-cell>
          <table:table-cell table:formula="of:=[.$P$19]+[.$P$20]*[.A173]" office:value-type="float" office:value="18.5752713946201" calcext:value-type="float">
            <text:p>18.58</text:p>
          </table:table-cell>
          <table:table-cell table:style-name="ce3" table:formula="of:=[.H173]+[.F173]" office:value-type="float" office:value="17.4503167831459" calcext:value-type="float">
            <text:p>17.45</text:p>
          </table:table-cell>
          <table:table-cell table:style-name="ce30" table:formula="of:=ABS([.B173]-[.I173])" office:value-type="float" office:value="0.994127661298492" calcext:value-type="float">
            <text:p>0.99</text:p>
          </table:table-cell>
          <table:table-cell table:style-name="ce30"/>
          <table:table-cell table:style-name="ce46" table:formula="of:=[.L172]" office:value-type="float" office:value="1" calcext:value-type="float">
            <text:p>1</text:p>
          </table:table-cell>
          <table:table-cell table:style-name="ce52" office:value-type="float" office:value="155" calcext:value-type="float">
            <text:p>15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3" table:formula="of:=(0.5*[.B168]+[.B169]+[.B170]+[.B171]+[.B172]+[.B173]+[.B174]+[.B175]+[.B176]+[.B177]+[.B178]+[.B179]+0.5*[.B180])/12" office:value-type="float" office:value="19.662037037037" calcext:value-type="float">
            <text:p>19.66</text:p>
          </table:table-cell>
          <table:table-cell table:style-name="ce3" table:formula="of:=[.B174]-[.C174]" office:value-type="float" office:value="1.17129629629628" calcext:value-type="float">
            <text:p>1.17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74]-[.$M$5]" office:value-type="float" office:value="0.109794843863476" calcext:value-type="float">
            <text:p>0.1098</text:p>
          </table:table-cell>
          <table:table-cell table:style-name="ce3" table:formula="of:=[.B174]-[.F174]" office:value-type="float" office:value="20.7235384894698" calcext:value-type="float">
            <text:p>20.72</text:p>
          </table:table-cell>
          <table:table-cell table:formula="of:=[.$P$19]+[.$P$20]*[.A174]" office:value-type="float" office:value="18.5848492403732" calcext:value-type="float">
            <text:p>18.58</text:p>
          </table:table-cell>
          <table:table-cell table:style-name="ce3" table:formula="of:=[.H174]+[.F174]" office:value-type="float" office:value="18.6946440842367" calcext:value-type="float">
            <text:p>18.69</text:p>
          </table:table-cell>
          <table:table-cell table:style-name="ce30" table:formula="of:=ABS([.B174]-[.I174])" office:value-type="float" office:value="2.13868924909663" calcext:value-type="float">
            <text:p>2.14</text:p>
          </table:table-cell>
          <table:table-cell table:style-name="ce30"/>
          <table:table-cell table:style-name="ce46" table:formula="of:=[.L173]" office:value-type="float" office:value="1" calcext:value-type="float">
            <text:p>1</text:p>
          </table:table-cell>
          <table:table-cell table:style-name="ce52" office:value-type="float" office:value="156" calcext:value-type="float">
            <text:p>15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float" office:value="20.2222222222222" calcext:value-type="float">
            <text:p>20.22</text:p>
          </table:table-cell>
          <table:table-cell table:style-name="ce3" table:formula="of:=(0.5*[.B169]+[.B170]+[.B171]+[.B172]+[.B173]+[.B174]+[.B175]+[.B176]+[.B177]+[.B178]+[.B179]+[.B180]+0.5*[.B181])/12" office:value-type="float" office:value="19.7291666666667" calcext:value-type="float">
            <text:p>19.73</text:p>
          </table:table-cell>
          <table:table-cell table:style-name="ce3" table:formula="of:=[.B175]-[.C175]" office:value-type="float" office:value="0.493055555555547" calcext:value-type="float">
            <text:p>0.49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75]-[.$M$5]" office:value-type="float" office:value="1.34318264342774" calcext:value-type="float">
            <text:p>1.3432</text:p>
          </table:table-cell>
          <table:table-cell table:style-name="ce3" table:formula="of:=[.B175]-[.F175]" office:value-type="float" office:value="18.8790395787945" calcext:value-type="float">
            <text:p>18.88</text:p>
          </table:table-cell>
          <table:table-cell table:formula="of:=[.$P$19]+[.$P$20]*[.A175]" office:value-type="float" office:value="18.5944270861263" calcext:value-type="float">
            <text:p>18.59</text:p>
          </table:table-cell>
          <table:table-cell table:style-name="ce3" table:formula="of:=[.H175]+[.F175]" office:value-type="float" office:value="19.937609729554" calcext:value-type="float">
            <text:p>19.94</text:p>
          </table:table-cell>
          <table:table-cell table:style-name="ce30" table:formula="of:=ABS([.B175]-[.I175])" office:value-type="float" office:value="0.284612492668202" calcext:value-type="float">
            <text:p>0.28</text:p>
          </table:table-cell>
          <table:table-cell table:style-name="ce30"/>
          <table:table-cell table:style-name="ce46" table:formula="of:=[.L174]" office:value-type="float" office:value="1" calcext:value-type="float">
            <text:p>1</text:p>
          </table:table-cell>
          <table:table-cell table:style-name="ce52" office:value-type="float" office:value="157" calcext:value-type="float">
            <text:p>15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23.1666666666667" calcext:value-type="float">
            <text:p>23.17</text:p>
          </table:table-cell>
          <table:table-cell table:style-name="ce3" table:formula="of:=(0.5*[.B170]+[.B171]+[.B172]+[.B173]+[.B174]+[.B175]+[.B176]+[.B177]+[.B178]+[.B179]+[.B180]+[.B181]+0.5*[.B182])/12" office:value-type="float" office:value="19.7430555555555" calcext:value-type="float">
            <text:p>19.74</text:p>
          </table:table-cell>
          <table:table-cell table:style-name="ce3" table:formula="of:=[.B176]-[.C176]" office:value-type="float" office:value="3.42361111111116" calcext:value-type="float">
            <text:p>3.42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76]-[.$M$5]" office:value-type="float" office:value="3.45007262164124" calcext:value-type="float">
            <text:p>3.4501</text:p>
          </table:table-cell>
          <table:table-cell table:style-name="ce3" table:formula="of:=[.B176]-[.F176]" office:value-type="float" office:value="19.7165940450255" calcext:value-type="float">
            <text:p>19.72</text:p>
          </table:table-cell>
          <table:table-cell table:formula="of:=[.$P$19]+[.$P$20]*[.A176]" office:value-type="float" office:value="18.6040049318793" calcext:value-type="float">
            <text:p>18.60</text:p>
          </table:table-cell>
          <table:table-cell table:style-name="ce3" table:formula="of:=[.H176]+[.F176]" office:value-type="float" office:value="22.0540775535206" calcext:value-type="float">
            <text:p>22.05</text:p>
          </table:table-cell>
          <table:table-cell table:style-name="ce30" table:formula="of:=ABS([.B176]-[.I176])" office:value-type="float" office:value="1.11258911314613" calcext:value-type="float">
            <text:p>1.11</text:p>
          </table:table-cell>
          <table:table-cell table:style-name="ce30"/>
          <table:table-cell table:style-name="ce46" table:formula="of:=[.L175]" office:value-type="float" office:value="1" calcext:value-type="float">
            <text:p>1</text:p>
          </table:table-cell>
          <table:table-cell table:style-name="ce52" office:value-type="float" office:value="158" calcext:value-type="float">
            <text:p>15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float" office:value="23.2222222222222" calcext:value-type="float">
            <text:p>23.22</text:p>
          </table:table-cell>
          <table:table-cell table:style-name="ce3" table:formula="of:=(0.5*[.B171]+[.B172]+[.B173]+[.B174]+[.B175]+[.B176]+[.B177]+[.B178]+[.B179]+[.B180]+[.B181]+[.B182]+0.5*[.B183])/12" office:value-type="float" office:value="19.775462962963" calcext:value-type="float">
            <text:p>19.78</text:p>
          </table:table-cell>
          <table:table-cell table:style-name="ce3" table:formula="of:=[.B177]-[.C177]" office:value-type="float" office:value="3.44675925925925" calcext:value-type="float">
            <text:p>3.45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77]-[.$M$5]" office:value-type="float" office:value="4.17556281771968" calcext:value-type="float">
            <text:p>4.1756</text:p>
          </table:table-cell>
          <table:table-cell table:style-name="ce3" table:formula="of:=[.B177]-[.F177]" office:value-type="float" office:value="19.0466594045025" calcext:value-type="float">
            <text:p>19.05</text:p>
          </table:table-cell>
          <table:table-cell table:formula="of:=[.$P$19]+[.$P$20]*[.A177]" office:value-type="float" office:value="18.6135827776324" calcext:value-type="float">
            <text:p>18.61</text:p>
          </table:table-cell>
          <table:table-cell table:style-name="ce3" table:formula="of:=[.H177]+[.F177]" office:value-type="float" office:value="22.7891455953521" calcext:value-type="float">
            <text:p>22.79</text:p>
          </table:table-cell>
          <table:table-cell table:style-name="ce30" table:formula="of:=ABS([.B177]-[.I177])" office:value-type="float" office:value="0.433076626870125" calcext:value-type="float">
            <text:p>0.43</text:p>
          </table:table-cell>
          <table:table-cell table:style-name="ce30"/>
          <table:table-cell table:style-name="ce46" table:formula="of:=[.L176]" office:value-type="float" office:value="1" calcext:value-type="float">
            <text:p>1</text:p>
          </table:table-cell>
          <table:table-cell table:style-name="ce52" office:value-type="float" office:value="159" calcext:value-type="float">
            <text:p>1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float" office:value="24.2222222222222" calcext:value-type="float">
            <text:p>24.22</text:p>
          </table:table-cell>
          <table:table-cell table:style-name="ce3" table:formula="of:=(0.5*[.B172]+[.B173]+[.B174]+[.B175]+[.B176]+[.B177]+[.B178]+[.B179]+[.B180]+[.B181]+[.B182]+[.B183]+0.5*[.B184])/12" office:value-type="float" office:value="19.8773148148148" calcext:value-type="float">
            <text:p>19.88</text:p>
          </table:table-cell>
          <table:table-cell table:style-name="ce3" table:formula="of:=[.B178]-[.C178]" office:value-type="float" office:value="4.34490740740739" calcext:value-type="float">
            <text:p>4.34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78]-[.$M$5]" office:value-type="float" office:value="3.90745279593317" calcext:value-type="float">
            <text:p>3.9075</text:p>
          </table:table-cell>
          <table:table-cell table:style-name="ce3" table:formula="of:=[.B178]-[.F178]" office:value-type="float" office:value="20.314769426289" calcext:value-type="float">
            <text:p>20.31</text:p>
          </table:table-cell>
          <table:table-cell table:formula="of:=[.$P$19]+[.$P$20]*[.A178]" office:value-type="float" office:value="18.6231606233855" calcext:value-type="float">
            <text:p>18.62</text:p>
          </table:table-cell>
          <table:table-cell table:style-name="ce3" table:formula="of:=[.H178]+[.F178]" office:value-type="float" office:value="22.5306134193186" calcext:value-type="float">
            <text:p>22.53</text:p>
          </table:table-cell>
          <table:table-cell table:style-name="ce30" table:formula="of:=ABS([.B178]-[.I178])" office:value-type="float" office:value="1.69160880290357" calcext:value-type="float">
            <text:p>1.69</text:p>
          </table:table-cell>
          <table:table-cell table:style-name="ce30"/>
          <table:table-cell table:style-name="ce46" table:formula="of:=[.L177]" office:value-type="float" office:value="1" calcext:value-type="float">
            <text:p>1</text:p>
          </table:table-cell>
          <table:table-cell table:style-name="ce52" office:value-type="float" office:value="160" calcext:value-type="float">
            <text:p>16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float" office:value="22.1111111111111" calcext:value-type="float">
            <text:p>22.11</text:p>
          </table:table-cell>
          <table:table-cell table:style-name="ce3" table:formula="of:=(0.5*[.B173]+[.B174]+[.B175]+[.B176]+[.B177]+[.B178]+[.B179]+[.B180]+[.B181]+[.B182]+[.B183]+[.B184]+0.5*[.B185])/12" office:value-type="float" office:value="19.9490740740741" calcext:value-type="float">
            <text:p>19.95</text:p>
          </table:table-cell>
          <table:table-cell table:style-name="ce3" table:formula="of:=[.B179]-[.C179]" office:value-type="float" office:value="2.16203703703703" calcext:value-type="float">
            <text:p>2.16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79]-[.$M$5]" office:value-type="float" office:value="1.82248547567175" calcext:value-type="float">
            <text:p>1.8225</text:p>
          </table:table-cell>
          <table:table-cell table:style-name="ce3" table:formula="of:=[.B179]-[.F179]" office:value-type="float" office:value="20.2886256354393" calcext:value-type="float">
            <text:p>20.29</text:p>
          </table:table-cell>
          <table:table-cell table:formula="of:=[.$P$19]+[.$P$20]*[.A179]" office:value-type="float" office:value="18.6327384691385" calcext:value-type="float">
            <text:p>18.63</text:p>
          </table:table-cell>
          <table:table-cell table:style-name="ce3" table:formula="of:=[.H179]+[.F179]" office:value-type="float" office:value="20.4552239448103" calcext:value-type="float">
            <text:p>20.46</text:p>
          </table:table-cell>
          <table:table-cell table:style-name="ce30" table:formula="of:=ABS([.B179]-[.I179])" office:value-type="float" office:value="1.65588716630082" calcext:value-type="float">
            <text:p>1.66</text:p>
          </table:table-cell>
          <table:table-cell table:style-name="ce30"/>
          <table:table-cell table:style-name="ce46" table:formula="of:=[.L178]" office:value-type="float" office:value="1" calcext:value-type="float">
            <text:p>1</text:p>
          </table:table-cell>
          <table:table-cell table:style-name="ce52" office:value-type="float" office:value="161" calcext:value-type="float">
            <text:p>16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float" office:value="18.6666666666667" calcext:value-type="float">
            <text:p>18.67</text:p>
          </table:table-cell>
          <table:table-cell table:style-name="ce3" table:formula="of:=(0.5*[.B174]+[.B175]+[.B176]+[.B177]+[.B178]+[.B179]+[.B180]+[.B181]+[.B182]+[.B183]+[.B184]+[.B185]+0.5*[.B186])/12" office:value-type="float" office:value="19.8356481481481" calcext:value-type="float">
            <text:p>19.84</text:p>
          </table:table-cell>
          <table:table-cell table:style-name="ce3" table:formula="of:=[.B180]-[.C180]" office:value-type="float" office:value="-1.16898148148144" calcext:value-type="float">
            <text:p>-1.17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80]-[.$M$5]" office:value-type="float" office:value="-0.995324981844578" calcext:value-type="float">
            <text:p>-0.9953</text:p>
          </table:table-cell>
          <table:table-cell table:style-name="ce3" table:formula="of:=[.B180]-[.F180]" office:value-type="float" office:value="19.6619916485113" calcext:value-type="float">
            <text:p>19.66</text:p>
          </table:table-cell>
          <table:table-cell table:formula="of:=[.$P$19]+[.$P$20]*[.A180]" office:value-type="float" office:value="18.6423163148916" calcext:value-type="float">
            <text:p>18.64</text:p>
          </table:table-cell>
          <table:table-cell table:style-name="ce3" table:formula="of:=[.H180]+[.F180]" office:value-type="float" office:value="17.646991333047" calcext:value-type="float">
            <text:p>17.65</text:p>
          </table:table-cell>
          <table:table-cell table:style-name="ce30" table:formula="of:=ABS([.B180]-[.I180])" office:value-type="float" office:value="1.01967533361968" calcext:value-type="float">
            <text:p>1.02</text:p>
          </table:table-cell>
          <table:table-cell table:style-name="ce30"/>
          <table:table-cell table:style-name="ce46" table:formula="of:=[.L179]" office:value-type="float" office:value="1" calcext:value-type="float">
            <text:p>1</text:p>
          </table:table-cell>
          <table:table-cell table:style-name="ce52" office:value-type="float" office:value="162" calcext:value-type="float">
            <text:p>16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15.8333333333333" calcext:value-type="float">
            <text:p>15.83</text:p>
          </table:table-cell>
          <table:table-cell table:style-name="ce3" table:formula="of:=(0.5*[.B175]+[.B176]+[.B177]+[.B178]+[.B179]+[.B180]+[.B181]+[.B182]+[.B183]+[.B184]+[.B185]+[.B186]+0.5*[.B187])/12" office:value-type="float" office:value="19.7175925925926" calcext:value-type="float">
            <text:p>19.72</text:p>
          </table:table-cell>
          <table:table-cell table:style-name="ce3" table:formula="of:=[.B181]-[.C181]" office:value-type="float" office:value="-3.88425925925929" calcext:value-type="float">
            <text:p>-3.88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81]-[.$M$5]" office:value-type="float" office:value="-3.83138162672477" calcext:value-type="float">
            <text:p>-3.8314</text:p>
          </table:table-cell>
          <table:table-cell table:style-name="ce3" table:formula="of:=[.B181]-[.F181]" office:value-type="float" office:value="19.6647149600581" calcext:value-type="float">
            <text:p>19.66</text:p>
          </table:table-cell>
          <table:table-cell table:formula="of:=[.$P$19]+[.$P$20]*[.A181]" office:value-type="float" office:value="18.6518941606447" calcext:value-type="float">
            <text:p>18.65</text:p>
          </table:table-cell>
          <table:table-cell table:style-name="ce3" table:formula="of:=[.H181]+[.F181]" office:value-type="float" office:value="14.8205125339199" calcext:value-type="float">
            <text:p>14.82</text:p>
          </table:table-cell>
          <table:table-cell table:style-name="ce30" table:formula="of:=ABS([.B181]-[.I181])" office:value-type="float" office:value="1.01282079941341" calcext:value-type="float">
            <text:p>1.01</text:p>
          </table:table-cell>
          <table:table-cell table:style-name="ce30"/>
          <table:table-cell table:style-name="ce46" table:formula="of:=[.L180]" office:value-type="float" office:value="1" calcext:value-type="float">
            <text:p>1</text:p>
          </table:table-cell>
          <table:table-cell table:style-name="ce52" office:value-type="float" office:value="163" calcext:value-type="float">
            <text:p>16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16" calcext:value-type="float">
            <text:p>16.00</text:p>
          </table:table-cell>
          <table:table-cell table:style-name="ce3" table:formula="of:=(0.5*[.B176]+[.B177]+[.B178]+[.B179]+[.B180]+[.B181]+[.B182]+[.B183]+[.B184]+[.B185]+[.B186]+[.B187]+0.5*[.B188])/12" office:value-type="float" office:value="19.6967592592593" calcext:value-type="float">
            <text:p>19.70</text:p>
          </table:table-cell>
          <table:table-cell table:style-name="ce3" table:formula="of:=[.B182]-[.C182]" office:value-type="float" office:value="-3.69675925925926" calcext:value-type="float">
            <text:p>-3.70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82]-[.$M$5]" office:value-type="float" office:value="-3.5284132171387" calcext:value-type="float">
            <text:p>-3.5284</text:p>
          </table:table-cell>
          <table:table-cell table:style-name="ce3" table:formula="of:=[.B182]-[.F182]" office:value-type="float" office:value="19.5284132171387" calcext:value-type="float">
            <text:p>19.53</text:p>
          </table:table-cell>
          <table:table-cell table:formula="of:=[.$P$19]+[.$P$20]*[.A182]" office:value-type="float" office:value="18.6614720063977" calcext:value-type="float">
            <text:p>18.66</text:p>
          </table:table-cell>
          <table:table-cell table:style-name="ce3" table:formula="of:=[.H182]+[.F182]" office:value-type="float" office:value="15.133058789259" calcext:value-type="float">
            <text:p>15.13</text:p>
          </table:table-cell>
          <table:table-cell table:style-name="ce30" table:formula="of:=ABS([.B182]-[.I182])" office:value-type="float" office:value="0.866941210740974" calcext:value-type="float">
            <text:p>0.87</text:p>
          </table:table-cell>
          <table:table-cell table:style-name="ce30"/>
          <table:table-cell table:style-name="ce46" table:formula="of:=[.L181]" office:value-type="float" office:value="1" calcext:value-type="float">
            <text:p>1</text:p>
          </table:table-cell>
          <table:table-cell table:style-name="ce52" office:value-type="float" office:value="164" calcext:value-type="float">
            <text:p>16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17.2777777777778" calcext:value-type="float">
            <text:p>17.28</text:p>
          </table:table-cell>
          <table:table-cell table:style-name="ce3" table:formula="of:=(0.5*[.B177]+[.B178]+[.B179]+[.B180]+[.B181]+[.B182]+[.B183]+[.B184]+[.B185]+[.B186]+[.B187]+[.B188]+0.5*[.B189])/12" office:value-type="float" office:value="19.6967592592593" calcext:value-type="float">
            <text:p>19.70</text:p>
          </table:table-cell>
          <table:table-cell table:style-name="ce3" table:formula="of:=[.B183]-[.C183]" office:value-type="float" office:value="-2.41898148148145" calcext:value-type="float">
            <text:p>-2.42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83]-[.$M$5]" office:value-type="float" office:value="-3.21768336964416" calcext:value-type="float">
            <text:p>-3.2177</text:p>
          </table:table-cell>
          <table:table-cell table:style-name="ce3" table:formula="of:=[.B183]-[.F183]" office:value-type="float" office:value="20.495461147422" calcext:value-type="float">
            <text:p>20.50</text:p>
          </table:table-cell>
          <table:table-cell table:formula="of:=[.$P$19]+[.$P$20]*[.A183]" office:value-type="float" office:value="18.6710498521508" calcext:value-type="float">
            <text:p>18.67</text:p>
          </table:table-cell>
          <table:table-cell table:style-name="ce3" table:formula="of:=[.H183]+[.F183]" office:value-type="float" office:value="15.4533664825066" calcext:value-type="float">
            <text:p>15.45</text:p>
          </table:table-cell>
          <table:table-cell table:style-name="ce30" table:formula="of:=ABS([.B183]-[.I183])" office:value-type="float" office:value="1.82441129527117" calcext:value-type="float">
            <text:p>1.82</text:p>
          </table:table-cell>
          <table:table-cell table:style-name="ce30"/>
          <table:table-cell table:style-name="ce46" table:formula="of:=[.L182]" office:value-type="float" office:value="1" calcext:value-type="float">
            <text:p>1</text:p>
          </table:table-cell>
          <table:table-cell table:style-name="ce52" office:value-type="float" office:value="165" calcext:value-type="float">
            <text:p>16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float" office:value="19.2222222222222" calcext:value-type="float">
            <text:p>19.22</text:p>
          </table:table-cell>
          <table:table-cell table:style-name="ce3" table:formula="of:=(0.5*[.B178]+[.B179]+[.B180]+[.B181]+[.B182]+[.B183]+[.B184]+[.B185]+[.B186]+[.B187]+[.B188]+[.B189]+0.5*[.B190])/12" office:value-type="float" office:value="19.7638888888889" calcext:value-type="float">
            <text:p>19.76</text:p>
          </table:table-cell>
          <table:table-cell table:style-name="ce3" table:formula="of:=[.B184]-[.C184]" office:value-type="float" office:value="-0.541666666666679" calcext:value-type="float">
            <text:p>-0.54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84]-[.$M$5]" office:value-type="float" office:value="-2.11079339143064" calcext:value-type="float">
            <text:p>-2.1108</text:p>
          </table:table-cell>
          <table:table-cell table:style-name="ce3" table:formula="of:=[.B184]-[.F184]" office:value-type="float" office:value="21.3330156136528" calcext:value-type="float">
            <text:p>21.33</text:p>
          </table:table-cell>
          <table:table-cell table:formula="of:=[.$P$19]+[.$P$20]*[.A184]" office:value-type="float" office:value="18.6806276979039" calcext:value-type="float">
            <text:p>18.68</text:p>
          </table:table-cell>
          <table:table-cell table:style-name="ce3" table:formula="of:=[.H184]+[.F184]" office:value-type="float" office:value="16.5698343064732" calcext:value-type="float">
            <text:p>16.57</text:p>
          </table:table-cell>
          <table:table-cell table:style-name="ce30" table:formula="of:=ABS([.B184]-[.I184])" office:value-type="float" office:value="2.65238791574898" calcext:value-type="float">
            <text:p>2.65</text:p>
          </table:table-cell>
          <table:table-cell table:style-name="ce30"/>
          <table:table-cell table:style-name="ce46" table:formula="of:=[.L183]" office:value-type="float" office:value="1" calcext:value-type="float">
            <text:p>1</text:p>
          </table:table-cell>
          <table:table-cell table:style-name="ce52" office:value-type="float" office:value="166" calcext:value-type="float">
            <text:p>16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18.7777777777778" calcext:value-type="float">
            <text:p>18.78</text:p>
          </table:table-cell>
          <table:table-cell table:style-name="ce3" table:formula="of:=(0.5*[.B179]+[.B180]+[.B181]+[.B182]+[.B183]+[.B184]+[.B185]+[.B186]+[.B187]+[.B188]+[.B189]+[.B190]+0.5*[.B191])/12" office:value-type="float" office:value="19.8611111111111" calcext:value-type="float">
            <text:p>19.86</text:p>
          </table:table-cell>
          <table:table-cell table:style-name="ce3" table:formula="of:=[.B185]-[.C185]" office:value-type="float" office:value="-1.0833333333333" calcext:value-type="float">
            <text:p>-1.08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85]-[.$M$5]" office:value-type="float" office:value="-1.12495461147422" calcext:value-type="float">
            <text:p>-1.1250</text:p>
          </table:table-cell>
          <table:table-cell table:style-name="ce3" table:formula="of:=[.B185]-[.F185]" office:value-type="float" office:value="19.902732389252" calcext:value-type="float">
            <text:p>19.90</text:p>
          </table:table-cell>
          <table:table-cell table:formula="of:=[.$P$19]+[.$P$20]*[.A185]" office:value-type="float" office:value="18.6902055436569" calcext:value-type="float">
            <text:p>18.69</text:p>
          </table:table-cell>
          <table:table-cell table:style-name="ce3" table:formula="of:=[.H185]+[.F185]" office:value-type="float" office:value="17.5652509321827" calcext:value-type="float">
            <text:p>17.57</text:p>
          </table:table-cell>
          <table:table-cell table:style-name="ce30" table:formula="of:=ABS([.B185]-[.I185])" office:value-type="float" office:value="1.21252684559509" calcext:value-type="float">
            <text:p>1.21</text:p>
          </table:table-cell>
          <table:table-cell table:style-name="ce30"/>
          <table:table-cell table:style-name="ce46" table:formula="of:=[.L184]" office:value-type="float" office:value="1" calcext:value-type="float">
            <text:p>1</text:p>
          </table:table-cell>
          <table:table-cell table:style-name="ce52" office:value-type="float" office:value="167" calcext:value-type="float">
            <text:p>1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17.7777777777778" calcext:value-type="float">
            <text:p>17.78</text:p>
          </table:table-cell>
          <table:table-cell table:style-name="ce3" table:formula="of:=(0.5*[.B180]+[.B181]+[.B182]+[.B183]+[.B184]+[.B185]+[.B186]+[.B187]+[.B188]+[.B189]+[.B190]+[.B191]+0.5*[.B192])/12" office:value-type="float" office:value="19.8680555555556" calcext:value-type="float">
            <text:p>19.87</text:p>
          </table:table-cell>
          <table:table-cell table:style-name="ce3" table:formula="of:=[.B186]-[.C186]" office:value-type="float" office:value="-2.09027777777775" calcext:value-type="float">
            <text:p>-2.09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86]-[.$M$5]" office:value-type="float" office:value="0.109794843863476" calcext:value-type="float">
            <text:p>0.1098</text:p>
          </table:table-cell>
          <table:table-cell table:style-name="ce3" table:formula="of:=[.B186]-[.F186]" office:value-type="float" office:value="17.6679829339143" calcext:value-type="float">
            <text:p>17.67</text:p>
          </table:table-cell>
          <table:table-cell table:formula="of:=[.$P$19]+[.$P$20]*[.A186]" office:value-type="float" office:value="18.69978338941" calcext:value-type="float">
            <text:p>18.70</text:p>
          </table:table-cell>
          <table:table-cell table:style-name="ce3" table:formula="of:=[.H186]+[.F186]" office:value-type="float" office:value="18.8095782332735" calcext:value-type="float">
            <text:p>18.81</text:p>
          </table:table-cell>
          <table:table-cell table:style-name="ce30" table:formula="of:=ABS([.B186]-[.I186])" office:value-type="float" office:value="1.03180045549567" calcext:value-type="float">
            <text:p>1.03</text:p>
          </table:table-cell>
          <table:table-cell table:style-name="ce30"/>
          <table:table-cell table:style-name="ce46" table:formula="of:=[.L185]" office:value-type="float" office:value="1" calcext:value-type="float">
            <text:p>1</text:p>
          </table:table-cell>
          <table:table-cell table:style-name="ce52" office:value-type="float" office:value="168" calcext:value-type="float">
            <text:p>16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20.4444444444444" calcext:value-type="float">
            <text:p>20.44</text:p>
          </table:table-cell>
          <table:table-cell table:style-name="ce3" table:formula="of:=(0.5*[.B181]+[.B182]+[.B183]+[.B184]+[.B185]+[.B186]+[.B187]+[.B188]+[.B189]+[.B190]+[.B191]+[.B192]+0.5*[.B193])/12" office:value-type="float" office:value="19.7592592592593" calcext:value-type="float">
            <text:p>19.76</text:p>
          </table:table-cell>
          <table:table-cell table:style-name="ce3" table:formula="of:=[.B187]-[.C187]" office:value-type="float" office:value="0.685185185185144" calcext:value-type="float">
            <text:p>0.69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87]-[.$M$5]" office:value-type="float" office:value="1.34318264342774" calcext:value-type="float">
            <text:p>1.3432</text:p>
          </table:table-cell>
          <table:table-cell table:style-name="ce3" table:formula="of:=[.B187]-[.F187]" office:value-type="float" office:value="19.1012618010167" calcext:value-type="float">
            <text:p>19.10</text:p>
          </table:table-cell>
          <table:table-cell table:formula="of:=[.$P$19]+[.$P$20]*[.A187]" office:value-type="float" office:value="18.7093612351631" calcext:value-type="float">
            <text:p>18.71</text:p>
          </table:table-cell>
          <table:table-cell table:style-name="ce3" table:formula="of:=[.H187]+[.F187]" office:value-type="float" office:value="20.0525438785908" calcext:value-type="float">
            <text:p>20.05</text:p>
          </table:table-cell>
          <table:table-cell table:style-name="ce30" table:formula="of:=ABS([.B187]-[.I187])" office:value-type="float" office:value="0.391900565853604" calcext:value-type="float">
            <text:p>0.39</text:p>
          </table:table-cell>
          <table:table-cell table:style-name="ce30"/>
          <table:table-cell table:style-name="ce46" table:formula="of:=[.L186]" office:value-type="float" office:value="1" calcext:value-type="float">
            <text:p>1</text:p>
          </table:table-cell>
          <table:table-cell table:style-name="ce52" office:value-type="float" office:value="169" calcext:value-type="float">
            <text:p>16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22.4444444444444" calcext:value-type="float">
            <text:p>22.44</text:p>
          </table:table-cell>
          <table:table-cell table:style-name="ce3" table:formula="of:=(0.5*[.B182]+[.B183]+[.B184]+[.B185]+[.B186]+[.B187]+[.B188]+[.B189]+[.B190]+[.B191]+[.B192]+[.B193]+0.5*[.B194])/12" office:value-type="float" office:value="19.650462962963" calcext:value-type="float">
            <text:p>19.65</text:p>
          </table:table-cell>
          <table:table-cell table:style-name="ce3" table:formula="of:=[.B188]-[.C188]" office:value-type="float" office:value="2.79398148148144" calcext:value-type="float">
            <text:p>2.79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188]-[.$M$5]" office:value-type="float" office:value="3.45007262164124" calcext:value-type="float">
            <text:p>3.4501</text:p>
          </table:table-cell>
          <table:table-cell table:style-name="ce3" table:formula="of:=[.B188]-[.F188]" office:value-type="float" office:value="18.9943718228032" calcext:value-type="float">
            <text:p>18.99</text:p>
          </table:table-cell>
          <table:table-cell table:formula="of:=[.$P$19]+[.$P$20]*[.A188]" office:value-type="float" office:value="18.7189390809161" calcext:value-type="float">
            <text:p>18.72</text:p>
          </table:table-cell>
          <table:table-cell table:style-name="ce3" table:formula="of:=[.H188]+[.F188]" office:value-type="float" office:value="22.1690117025574" calcext:value-type="float">
            <text:p>22.17</text:p>
          </table:table-cell>
          <table:table-cell table:style-name="ce30" table:formula="of:=ABS([.B188]-[.I188])" office:value-type="float" office:value="0.275432741887034" calcext:value-type="float">
            <text:p>0.28</text:p>
          </table:table-cell>
          <table:table-cell table:style-name="ce30"/>
          <table:table-cell table:style-name="ce46" table:formula="of:=[.L187]" office:value-type="float" office:value="1" calcext:value-type="float">
            <text:p>1</text:p>
          </table:table-cell>
          <table:table-cell table:style-name="ce52" office:value-type="float" office:value="170" calcext:value-type="float">
            <text:p>17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23.9444444444444" calcext:value-type="float">
            <text:p>23.94</text:p>
          </table:table-cell>
          <table:table-cell table:style-name="ce3" table:formula="of:=(0.5*[.B183]+[.B184]+[.B185]+[.B186]+[.B187]+[.B188]+[.B189]+[.B190]+[.B191]+[.B192]+[.B193]+[.B194]+0.5*[.B195])/12" office:value-type="float" office:value="19.6157407407407" calcext:value-type="float">
            <text:p>19.62</text:p>
          </table:table-cell>
          <table:table-cell table:style-name="ce3" table:formula="of:=[.B189]-[.C189]" office:value-type="float" office:value="4.32870370370367" calcext:value-type="float">
            <text:p>4.33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189]-[.$M$5]" office:value-type="float" office:value="4.17556281771968" calcext:value-type="float">
            <text:p>4.1756</text:p>
          </table:table-cell>
          <table:table-cell table:style-name="ce3" table:formula="of:=[.B189]-[.F189]" office:value-type="float" office:value="19.7688816267247" calcext:value-type="float">
            <text:p>19.77</text:p>
          </table:table-cell>
          <table:table-cell table:formula="of:=[.$P$19]+[.$P$20]*[.A189]" office:value-type="float" office:value="18.7285169266692" calcext:value-type="float">
            <text:p>18.73</text:p>
          </table:table-cell>
          <table:table-cell table:style-name="ce3" table:formula="of:=[.H189]+[.F189]" office:value-type="float" office:value="22.9040797443889" calcext:value-type="float">
            <text:p>22.90</text:p>
          </table:table-cell>
          <table:table-cell table:style-name="ce30" table:formula="of:=ABS([.B189]-[.I189])" office:value-type="float" office:value="1.04036470005553" calcext:value-type="float">
            <text:p>1.04</text:p>
          </table:table-cell>
          <table:table-cell table:style-name="ce30"/>
          <table:table-cell table:style-name="ce46" table:formula="of:=[.L188]" office:value-type="float" office:value="1" calcext:value-type="float">
            <text:p>1</text:p>
          </table:table-cell>
          <table:table-cell table:style-name="ce52" office:value-type="float" office:value="171" calcext:value-type="float">
            <text:p>17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float" office:value="25.1111111111111" calcext:value-type="float">
            <text:p>25.11</text:p>
          </table:table-cell>
          <table:table-cell table:style-name="ce3" table:formula="of:=(0.5*[.B184]+[.B185]+[.B186]+[.B187]+[.B188]+[.B189]+[.B190]+[.B191]+[.B192]+[.B193]+[.B194]+[.B195]+0.5*[.B196])/12" office:value-type="float" office:value="19.5439814814815" calcext:value-type="float">
            <text:p>19.54</text:p>
          </table:table-cell>
          <table:table-cell table:style-name="ce3" table:formula="of:=[.B190]-[.C190]" office:value-type="float" office:value="5.56712962962963" calcext:value-type="float">
            <text:p>5.57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190]-[.$M$5]" office:value-type="float" office:value="3.90745279593317" calcext:value-type="float">
            <text:p>3.9075</text:p>
          </table:table-cell>
          <table:table-cell table:style-name="ce3" table:formula="of:=[.B190]-[.F190]" office:value-type="float" office:value="21.2036583151779" calcext:value-type="float">
            <text:p>21.20</text:p>
          </table:table-cell>
          <table:table-cell table:formula="of:=[.$P$19]+[.$P$20]*[.A190]" office:value-type="float" office:value="18.7380947724223" calcext:value-type="float">
            <text:p>18.74</text:p>
          </table:table-cell>
          <table:table-cell table:style-name="ce3" table:formula="of:=[.H190]+[.F190]" office:value-type="float" office:value="22.6455475683554" calcext:value-type="float">
            <text:p>22.65</text:p>
          </table:table-cell>
          <table:table-cell table:style-name="ce30" table:formula="of:=ABS([.B190]-[.I190])" office:value-type="float" office:value="2.46556354275567" calcext:value-type="float">
            <text:p>2.47</text:p>
          </table:table-cell>
          <table:table-cell table:style-name="ce30"/>
          <table:table-cell table:style-name="ce46" table:formula="of:=[.L189]" office:value-type="float" office:value="1" calcext:value-type="float">
            <text:p>1</text:p>
          </table:table-cell>
          <table:table-cell table:style-name="ce52" office:value-type="float" office:value="172" calcext:value-type="float">
            <text:p>17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23.5555555555556" calcext:value-type="float">
            <text:p>23.56</text:p>
          </table:table-cell>
          <table:table-cell table:style-name="ce3" table:formula="of:=(0.5*[.B185]+[.B186]+[.B187]+[.B188]+[.B189]+[.B190]+[.B191]+[.B192]+[.B193]+[.B194]+[.B195]+[.B196]+0.5*[.B197])/12" office:value-type="float" office:value="19.4467592592593" calcext:value-type="float">
            <text:p>19.45</text:p>
          </table:table-cell>
          <table:table-cell table:style-name="ce3" table:formula="of:=[.B191]-[.C191]" office:value-type="float" office:value="4.10879629629635" calcext:value-type="float">
            <text:p>4.11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191]-[.$M$5]" office:value-type="float" office:value="1.82248547567175" calcext:value-type="float">
            <text:p>1.8225</text:p>
          </table:table-cell>
          <table:table-cell table:style-name="ce3" table:formula="of:=[.B191]-[.F191]" office:value-type="float" office:value="21.7330700798838" calcext:value-type="float">
            <text:p>21.73</text:p>
          </table:table-cell>
          <table:table-cell table:formula="of:=[.$P$19]+[.$P$20]*[.A191]" office:value-type="float" office:value="18.7476726181753" calcext:value-type="float">
            <text:p>18.75</text:p>
          </table:table-cell>
          <table:table-cell table:style-name="ce3" table:formula="of:=[.H191]+[.F191]" office:value-type="float" office:value="20.5701580938471" calcext:value-type="float">
            <text:p>20.57</text:p>
          </table:table-cell>
          <table:table-cell table:style-name="ce30" table:formula="of:=ABS([.B191]-[.I191])" office:value-type="float" office:value="2.98539746170852" calcext:value-type="float">
            <text:p>2.99</text:p>
          </table:table-cell>
          <table:table-cell table:style-name="ce30"/>
          <table:table-cell table:style-name="ce46" table:formula="of:=[.L190]" office:value-type="float" office:value="1" calcext:value-type="float">
            <text:p>1</text:p>
          </table:table-cell>
          <table:table-cell table:style-name="ce52" office:value-type="float" office:value="173" calcext:value-type="float">
            <text:p>17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float" office:value="17.3888888888889" calcext:value-type="float">
            <text:p>17.39</text:p>
          </table:table-cell>
          <table:table-cell table:style-name="ce3" table:formula="of:=(0.5*[.B186]+[.B187]+[.B188]+[.B189]+[.B190]+[.B191]+[.B192]+[.B193]+[.B194]+[.B195]+[.B196]+[.B197]+0.5*[.B198])/12" office:value-type="float" office:value="19.462962962963" calcext:value-type="float">
            <text:p>19.46</text:p>
          </table:table-cell>
          <table:table-cell table:style-name="ce3" table:formula="of:=[.B192]-[.C192]" office:value-type="float" office:value="-2.07407407407405" calcext:value-type="float">
            <text:p>-2.07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192]-[.$M$5]" office:value-type="float" office:value="-0.995324981844578" calcext:value-type="float">
            <text:p>-0.9953</text:p>
          </table:table-cell>
          <table:table-cell table:style-name="ce3" table:formula="of:=[.B192]-[.F192]" office:value-type="float" office:value="18.3842138707335" calcext:value-type="float">
            <text:p>18.38</text:p>
          </table:table-cell>
          <table:table-cell table:formula="of:=[.$P$19]+[.$P$20]*[.A192]" office:value-type="float" office:value="18.7572504639284" calcext:value-type="float">
            <text:p>18.76</text:p>
          </table:table-cell>
          <table:table-cell table:style-name="ce3" table:formula="of:=[.H192]+[.F192]" office:value-type="float" office:value="17.7619254820838" calcext:value-type="float">
            <text:p>17.76</text:p>
          </table:table-cell>
          <table:table-cell table:style-name="ce30" table:formula="of:=ABS([.B192]-[.I192])" office:value-type="float" office:value="0.373036593194911" calcext:value-type="float">
            <text:p>0.37</text:p>
          </table:table-cell>
          <table:table-cell table:style-name="ce30"/>
          <table:table-cell table:style-name="ce46" table:formula="of:=[.L191]" office:value-type="float" office:value="1" calcext:value-type="float">
            <text:p>1</text:p>
          </table:table-cell>
          <table:table-cell table:style-name="ce52" office:value-type="float" office:value="174" calcext:value-type="float">
            <text:p>17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14.5" calcext:value-type="float">
            <text:p>14.50</text:p>
          </table:table-cell>
          <table:table-cell table:style-name="ce3" table:formula="of:=(0.5*[.B187]+[.B188]+[.B189]+[.B190]+[.B191]+[.B192]+[.B193]+[.B194]+[.B195]+[.B196]+[.B197]+[.B198]+0.5*[.B199])/12" office:value-type="float" office:value="19.4884259259259" calcext:value-type="float">
            <text:p>19.49</text:p>
          </table:table-cell>
          <table:table-cell table:style-name="ce3" table:formula="of:=[.B193]-[.C193]" office:value-type="float" office:value="-4.98842592592592" calcext:value-type="float">
            <text:p>-4.99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193]-[.$M$5]" office:value-type="float" office:value="-3.83138162672477" calcext:value-type="float">
            <text:p>-3.8314</text:p>
          </table:table-cell>
          <table:table-cell table:style-name="ce3" table:formula="of:=[.B193]-[.F193]" office:value-type="float" office:value="18.3313816267248" calcext:value-type="float">
            <text:p>18.33</text:p>
          </table:table-cell>
          <table:table-cell table:formula="of:=[.$P$19]+[.$P$20]*[.A193]" office:value-type="float" office:value="18.7668283096815" calcext:value-type="float">
            <text:p>18.77</text:p>
          </table:table-cell>
          <table:table-cell table:style-name="ce3" table:formula="of:=[.H193]+[.F193]" office:value-type="float" office:value="14.9354466829567" calcext:value-type="float">
            <text:p>14.94</text:p>
          </table:table-cell>
          <table:table-cell table:style-name="ce30" table:formula="of:=ABS([.B193]-[.I193])" office:value-type="float" office:value="0.435446682956687" calcext:value-type="float">
            <text:p>0.44</text:p>
          </table:table-cell>
          <table:table-cell table:style-name="ce30"/>
          <table:table-cell table:style-name="ce46" table:formula="of:=[.L192]" office:value-type="float" office:value="1" calcext:value-type="float">
            <text:p>1</text:p>
          </table:table-cell>
          <table:table-cell table:style-name="ce52" office:value-type="float" office:value="175" calcext:value-type="float">
            <text:p>17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float" office:value="14.7222222222222" calcext:value-type="float">
            <text:p>14.72</text:p>
          </table:table-cell>
          <table:table-cell table:style-name="ce3" table:formula="of:=(0.5*[.B188]+[.B189]+[.B190]+[.B191]+[.B192]+[.B193]+[.B194]+[.B195]+[.B196]+[.B197]+[.B198]+[.B199]+0.5*[.B200])/12" office:value-type="float" office:value="19.4560185185185" calcext:value-type="float">
            <text:p>19.46</text:p>
          </table:table-cell>
          <table:table-cell table:style-name="ce3" table:formula="of:=[.B194]-[.C194]" office:value-type="float" office:value="-4.73379629629632" calcext:value-type="float">
            <text:p>-4.73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194]-[.$M$5]" office:value-type="float" office:value="-3.5284132171387" calcext:value-type="float">
            <text:p>-3.5284</text:p>
          </table:table-cell>
          <table:table-cell table:style-name="ce3" table:formula="of:=[.B194]-[.F194]" office:value-type="float" office:value="18.2506354393609" calcext:value-type="float">
            <text:p>18.25</text:p>
          </table:table-cell>
          <table:table-cell table:formula="of:=[.$P$19]+[.$P$20]*[.A194]" office:value-type="float" office:value="18.7764061554345" calcext:value-type="float">
            <text:p>18.78</text:p>
          </table:table-cell>
          <table:table-cell table:style-name="ce3" table:formula="of:=[.H194]+[.F194]" office:value-type="float" office:value="15.2479929382958" calcext:value-type="float">
            <text:p>15.25</text:p>
          </table:table-cell>
          <table:table-cell table:style-name="ce30" table:formula="of:=ABS([.B194]-[.I194])" office:value-type="float" office:value="0.525770716073625" calcext:value-type="float">
            <text:p>0.53</text:p>
          </table:table-cell>
          <table:table-cell table:style-name="ce30"/>
          <table:table-cell table:style-name="ce46" table:formula="of:=[.L193]" office:value-type="float" office:value="1" calcext:value-type="float">
            <text:p>1</text:p>
          </table:table-cell>
          <table:table-cell table:style-name="ce52"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float" office:value="17.7222222222222" calcext:value-type="float">
            <text:p>17.72</text:p>
          </table:table-cell>
          <table:table-cell table:style-name="ce3" table:formula="of:=(0.5*[.B189]+[.B190]+[.B191]+[.B192]+[.B193]+[.B194]+[.B195]+[.B196]+[.B197]+[.B198]+[.B199]+[.B200]+0.5*[.B201])/12" office:value-type="float" office:value="19.3680555555556" calcext:value-type="float">
            <text:p>19.37</text:p>
          </table:table-cell>
          <table:table-cell table:style-name="ce3" table:formula="of:=[.B195]-[.C195]" office:value-type="float" office:value="-1.64583333333335" calcext:value-type="float">
            <text:p>-1.65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195]-[.$M$5]" office:value-type="float" office:value="-3.21768336964416" calcext:value-type="float">
            <text:p>-3.2177</text:p>
          </table:table-cell>
          <table:table-cell table:style-name="ce3" table:formula="of:=[.B195]-[.F195]" office:value-type="float" office:value="20.9399055918664" calcext:value-type="float">
            <text:p>20.94</text:p>
          </table:table-cell>
          <table:table-cell table:formula="of:=[.$P$19]+[.$P$20]*[.A195]" office:value-type="float" office:value="18.7859840011876" calcext:value-type="float">
            <text:p>18.79</text:p>
          </table:table-cell>
          <table:table-cell table:style-name="ce3" table:formula="of:=[.H195]+[.F195]" office:value-type="float" office:value="15.5683006315434" calcext:value-type="float">
            <text:p>15.57</text:p>
          </table:table-cell>
          <table:table-cell table:style-name="ce30" table:formula="of:=ABS([.B195]-[.I195])" office:value-type="float" office:value="2.15392159067877" calcext:value-type="float">
            <text:p>2.15</text:p>
          </table:table-cell>
          <table:table-cell table:style-name="ce30"/>
          <table:table-cell table:style-name="ce46" table:formula="of:=[.L194]" office:value-type="float" office:value="1" calcext:value-type="float">
            <text:p>1</text:p>
          </table:table-cell>
          <table:table-cell table:style-name="ce52" office:value-type="float" office:value="177" calcext:value-type="float">
            <text:p>17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17.0555555555556" calcext:value-type="float">
            <text:p>17.06</text:p>
          </table:table-cell>
          <table:table-cell table:style-name="ce3" table:formula="of:=(0.5*[.B190]+[.B191]+[.B192]+[.B193]+[.B194]+[.B195]+[.B196]+[.B197]+[.B198]+[.B199]+[.B200]+[.B201]+0.5*[.B202])/12" office:value-type="float" office:value="19.1944444444444" calcext:value-type="float">
            <text:p>19.19</text:p>
          </table:table-cell>
          <table:table-cell table:style-name="ce3" table:formula="of:=[.B196]-[.C196]" office:value-type="float" office:value="-2.13888888888884" calcext:value-type="float">
            <text:p>-2.14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196]-[.$M$5]" office:value-type="float" office:value="-2.11079339143064" calcext:value-type="float">
            <text:p>-2.1108</text:p>
          </table:table-cell>
          <table:table-cell table:style-name="ce3" table:formula="of:=[.B196]-[.F196]" office:value-type="float" office:value="19.1663489469862" calcext:value-type="float">
            <text:p>19.17</text:p>
          </table:table-cell>
          <table:table-cell table:formula="of:=[.$P$19]+[.$P$20]*[.A196]" office:value-type="float" office:value="18.7955618469407" calcext:value-type="float">
            <text:p>18.80</text:p>
          </table:table-cell>
          <table:table-cell table:style-name="ce3" table:formula="of:=[.H196]+[.F196]" office:value-type="float" office:value="16.68476845551" calcext:value-type="float">
            <text:p>16.68</text:p>
          </table:table-cell>
          <table:table-cell table:style-name="ce30" table:formula="of:=ABS([.B196]-[.I196])" office:value-type="float" office:value="0.370787100045582" calcext:value-type="float">
            <text:p>0.37</text:p>
          </table:table-cell>
          <table:table-cell table:style-name="ce30"/>
          <table:table-cell table:style-name="ce46" table:formula="of:=[.L195]" office:value-type="float" office:value="1" calcext:value-type="float">
            <text:p>1</text:p>
          </table:table-cell>
          <table:table-cell table:style-name="ce52" office:value-type="float" office:value="178" calcext:value-type="float">
            <text:p>17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18.6111111111111" calcext:value-type="float">
            <text:p>18.61</text:p>
          </table:table-cell>
          <table:table-cell table:style-name="ce3" table:formula="of:=(0.5*[.B191]+[.B192]+[.B193]+[.B194]+[.B195]+[.B196]+[.B197]+[.B198]+[.B199]+[.B200]+[.B201]+[.B202]+0.5*[.B203])/12" office:value-type="float" office:value="18.9861111111111" calcext:value-type="float">
            <text:p>18.99</text:p>
          </table:table-cell>
          <table:table-cell table:style-name="ce3" table:formula="of:=[.B197]-[.C197]" office:value-type="float" office:value="-0.375000000000004" calcext:value-type="float">
            <text:p>-0.38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197]-[.$M$5]" office:value-type="float" office:value="-1.12495461147422" calcext:value-type="float">
            <text:p>-1.1250</text:p>
          </table:table-cell>
          <table:table-cell table:style-name="ce3" table:formula="of:=[.B197]-[.F197]" office:value-type="float" office:value="19.7360657225853" calcext:value-type="float">
            <text:p>19.74</text:p>
          </table:table-cell>
          <table:table-cell table:formula="of:=[.$P$19]+[.$P$20]*[.A197]" office:value-type="float" office:value="18.8051396926937" calcext:value-type="float">
            <text:p>18.81</text:p>
          </table:table-cell>
          <table:table-cell table:style-name="ce3" table:formula="of:=[.H197]+[.F197]" office:value-type="float" office:value="17.6801850812195" calcext:value-type="float">
            <text:p>17.68</text:p>
          </table:table-cell>
          <table:table-cell table:style-name="ce30" table:formula="of:=ABS([.B197]-[.I197])" office:value-type="float" office:value="0.930926029891594" calcext:value-type="float">
            <text:p>0.93</text:p>
          </table:table-cell>
          <table:table-cell table:style-name="ce30"/>
          <table:table-cell table:style-name="ce46" table:formula="of:=[.L196]" office:value-type="float" office:value="1" calcext:value-type="float">
            <text:p>1</text:p>
          </table:table-cell>
          <table:table-cell table:style-name="ce52" office:value-type="float" office:value="179" calcext:value-type="float">
            <text:p>17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float" office:value="18.3333333333333" calcext:value-type="float">
            <text:p>18.33</text:p>
          </table:table-cell>
          <table:table-cell table:style-name="ce3" table:formula="of:=(0.5*[.B192]+[.B193]+[.B194]+[.B195]+[.B196]+[.B197]+[.B198]+[.B199]+[.B200]+[.B201]+[.B202]+[.B203]+0.5*[.B204])/12" office:value-type="float" office:value="18.9560185185185" calcext:value-type="float">
            <text:p>18.96</text:p>
          </table:table-cell>
          <table:table-cell table:style-name="ce3" table:formula="of:=[.B198]-[.C198]" office:value-type="float" office:value="-0.622685185185208" calcext:value-type="float">
            <text:p>-0.62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198]-[.$M$5]" office:value-type="float" office:value="0.109794843863476" calcext:value-type="float">
            <text:p>0.1098</text:p>
          </table:table-cell>
          <table:table-cell table:style-name="ce3" table:formula="of:=[.B198]-[.F198]" office:value-type="float" office:value="18.2235384894698" calcext:value-type="float">
            <text:p>18.22</text:p>
          </table:table-cell>
          <table:table-cell table:formula="of:=[.$P$19]+[.$P$20]*[.A198]" office:value-type="float" office:value="18.8147175384468" calcext:value-type="float">
            <text:p>18.81</text:p>
          </table:table-cell>
          <table:table-cell table:style-name="ce3" table:formula="of:=[.H198]+[.F198]" office:value-type="float" office:value="18.9245123823103" calcext:value-type="float">
            <text:p>18.92</text:p>
          </table:table-cell>
          <table:table-cell table:style-name="ce30" table:formula="of:=ABS([.B198]-[.I198])" office:value-type="float" office:value="0.591179048976965" calcext:value-type="float">
            <text:p>0.59</text:p>
          </table:table-cell>
          <table:table-cell table:style-name="ce30"/>
          <table:table-cell table:style-name="ce46" table:formula="of:=[.L197]" office:value-type="float" office:value="1" calcext:value-type="float">
            <text:p>1</text:p>
          </table:table-cell>
          <table:table-cell table:style-name="ce52" office:value-type="float" office:value="180" calcext:value-type="float">
            <text:p>18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float" office:value="20.5" calcext:value-type="float">
            <text:p>20.50</text:p>
          </table:table-cell>
          <table:table-cell table:style-name="ce3" table:formula="of:=(0.5*[.B193]+[.B194]+[.B195]+[.B196]+[.B197]+[.B198]+[.B199]+[.B200]+[.B201]+[.B202]+[.B203]+[.B204]+0.5*[.B205])/12" office:value-type="float" office:value="19.0324074074074" calcext:value-type="float">
            <text:p>19.03</text:p>
          </table:table-cell>
          <table:table-cell table:style-name="ce3" table:formula="of:=[.B199]-[.C199]" office:value-type="float" office:value="1.4675925925926" calcext:value-type="float">
            <text:p>1.47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199]-[.$M$5]" office:value-type="float" office:value="1.34318264342774" calcext:value-type="float">
            <text:p>1.3432</text:p>
          </table:table-cell>
          <table:table-cell table:style-name="ce3" table:formula="of:=[.B199]-[.F199]" office:value-type="float" office:value="19.1568173565723" calcext:value-type="float">
            <text:p>19.16</text:p>
          </table:table-cell>
          <table:table-cell table:formula="of:=[.$P$19]+[.$P$20]*[.A199]" office:value-type="float" office:value="18.8242953841999" calcext:value-type="float">
            <text:p>18.82</text:p>
          </table:table-cell>
          <table:table-cell table:style-name="ce3" table:formula="of:=[.H199]+[.F199]" office:value-type="float" office:value="20.1674780276276" calcext:value-type="float">
            <text:p>20.17</text:p>
          </table:table-cell>
          <table:table-cell table:style-name="ce30" table:formula="of:=ABS([.B199]-[.I199])" office:value-type="float" office:value="0.332521972372405" calcext:value-type="float">
            <text:p>0.33</text:p>
          </table:table-cell>
          <table:table-cell table:style-name="ce30"/>
          <table:table-cell table:style-name="ce46" table:formula="of:=[.L198]" office:value-type="float" office:value="1" calcext:value-type="float">
            <text:p>1</text:p>
          </table:table-cell>
          <table:table-cell table:style-name="ce52" office:value-type="float" office:value="181" calcext:value-type="float">
            <text:p>18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21.6111111111111" calcext:value-type="float">
            <text:p>21.61</text:p>
          </table:table-cell>
          <table:table-cell table:style-name="ce3" table:formula="of:=(0.5*[.B194]+[.B195]+[.B196]+[.B197]+[.B198]+[.B199]+[.B200]+[.B201]+[.B202]+[.B203]+[.B204]+[.B205]+0.5*[.B206])/12" office:value-type="float" office:value="19.037037037037" calcext:value-type="float">
            <text:p>19.04</text:p>
          </table:table-cell>
          <table:table-cell table:style-name="ce3" table:formula="of:=[.B200]-[.C200]" office:value-type="float" office:value="2.57407407407407" calcext:value-type="float">
            <text:p>2.57</text:p>
          </table:table-cell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200]-[.$M$5]" office:value-type="float" office:value="3.45007262164124" calcext:value-type="float">
            <text:p>3.4501</text:p>
          </table:table-cell>
          <table:table-cell table:style-name="ce3" table:formula="of:=[.B200]-[.F200]" office:value-type="float" office:value="18.1610384894699" calcext:value-type="float">
            <text:p>18.16</text:p>
          </table:table-cell>
          <table:table-cell table:formula="of:=[.$P$19]+[.$P$20]*[.A200]" office:value-type="float" office:value="18.8338732299529" calcext:value-type="float">
            <text:p>18.83</text:p>
          </table:table-cell>
          <table:table-cell table:style-name="ce3" table:formula="of:=[.H200]+[.F200]" office:value-type="float" office:value="22.2839458515942" calcext:value-type="float">
            <text:p>22.28</text:p>
          </table:table-cell>
          <table:table-cell table:style-name="ce30" table:formula="of:=ABS([.B200]-[.I200])" office:value-type="float" office:value="0.672834740483065" calcext:value-type="float">
            <text:p>0.67</text:p>
          </table:table-cell>
          <table:table-cell table:style-name="ce30"/>
          <table:table-cell table:style-name="ce46" table:formula="of:=[.L199]" office:value-type="float" office:value="1" calcext:value-type="float">
            <text:p>1</text:p>
          </table:table-cell>
          <table:table-cell table:style-name="ce52" office:value-type="float" office:value="182" calcext:value-type="float">
            <text:p>18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22.6666666666667" calcext:value-type="float">
            <text:p>22.67</text:p>
          </table:table-cell>
          <table:table-cell table:style-name="ce3" table:formula="of:=(0.5*[.B195]+[.B196]+[.B197]+[.B198]+[.B199]+[.B200]+[.B201]+[.B202]+[.B203]+[.B204]+[.B205]+[.B206]+0.5*[.B207])/12" office:value-type="float" office:value="18.9236111111111" calcext:value-type="float">
            <text:p>18.92</text:p>
          </table:table-cell>
          <table:table-cell table:style-name="ce3" table:formula="of:=[.B201]-[.C201]" office:value-type="float" office:value="3.7430555555556" calcext:value-type="float">
            <text:p>3.74</text:p>
          </table:table-cell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201]-[.$M$5]" office:value-type="float" office:value="4.17556281771968" calcext:value-type="float">
            <text:p>4.1756</text:p>
          </table:table-cell>
          <table:table-cell table:style-name="ce3" table:formula="of:=[.B201]-[.F201]" office:value-type="float" office:value="18.491103848947" calcext:value-type="float">
            <text:p>18.49</text:p>
          </table:table-cell>
          <table:table-cell table:formula="of:=[.$P$19]+[.$P$20]*[.A201]" office:value-type="float" office:value="18.843451075706" calcext:value-type="float">
            <text:p>18.84</text:p>
          </table:table-cell>
          <table:table-cell table:style-name="ce3" table:formula="of:=[.H201]+[.F201]" office:value-type="float" office:value="23.0190138934257" calcext:value-type="float">
            <text:p>23.02</text:p>
          </table:table-cell>
          <table:table-cell table:style-name="ce30" table:formula="of:=ABS([.B201]-[.I201])" office:value-type="float" office:value="0.352347226758969" calcext:value-type="float">
            <text:p>0.35</text:p>
          </table:table-cell>
          <table:table-cell table:style-name="ce30"/>
          <table:table-cell table:style-name="ce46" table:formula="of:=[.L200]" office:value-type="float" office:value="1" calcext:value-type="float">
            <text:p>1</text:p>
          </table:table-cell>
          <table:table-cell table:style-name="ce52" office:value-type="float" office:value="183" calcext:value-type="float">
            <text:p>18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22.2222222222222" calcext:value-type="float">
            <text:p>22.22</text:p>
          </table:table-cell>
          <table:table-cell table:style-name="ce3" table:formula="of:=(0.5*[.B196]+[.B197]+[.B198]+[.B199]+[.B200]+[.B201]+[.B202]+[.B203]+[.B204]+[.B205]+[.B206]+[.B207]+0.5*[.B208])/12" office:value-type="float" office:value="18.8240740740741" calcext:value-type="float">
            <text:p>18.82</text:p>
          </table:table-cell>
          <table:table-cell table:style-name="ce3" table:formula="of:=[.B202]-[.C202]" office:value-type="float" office:value="3.39814814814813" calcext:value-type="float">
            <text:p>3.40</text:p>
          </table:table-cell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202]-[.$M$5]" office:value-type="float" office:value="3.90745279593317" calcext:value-type="float">
            <text:p>3.9075</text:p>
          </table:table-cell>
          <table:table-cell table:style-name="ce3" table:formula="of:=[.B202]-[.F202]" office:value-type="float" office:value="18.314769426289" calcext:value-type="float">
            <text:p>18.31</text:p>
          </table:table-cell>
          <table:table-cell table:formula="of:=[.$P$19]+[.$P$20]*[.A202]" office:value-type="float" office:value="18.8530289214591" calcext:value-type="float">
            <text:p>18.85</text:p>
          </table:table-cell>
          <table:table-cell table:style-name="ce3" table:formula="of:=[.H202]+[.F202]" office:value-type="float" office:value="22.7604817173922" calcext:value-type="float">
            <text:p>22.76</text:p>
          </table:table-cell>
          <table:table-cell table:style-name="ce30" table:formula="of:=ABS([.B202]-[.I202])" office:value-type="float" office:value="0.538259495170028" calcext:value-type="float">
            <text:p>0.54</text:p>
          </table:table-cell>
          <table:table-cell table:style-name="ce30"/>
          <table:table-cell table:style-name="ce46" table:formula="of:=[.L201]" office:value-type="float" office:value="1" calcext:value-type="float">
            <text:p>1</text:p>
          </table:table-cell>
          <table:table-cell table:style-name="ce52" office:value-type="float" office:value="184" calcext:value-type="float">
            <text:p>18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float" office:value="21.4444444444444" calcext:value-type="float">
            <text:p>21.44</text:p>
          </table:table-cell>
          <table:table-cell table:style-name="ce3" table:formula="of:=(0.5*[.B197]+[.B198]+[.B199]+[.B200]+[.B201]+[.B202]+[.B203]+[.B204]+[.B205]+[.B206]+[.B207]+[.B208]+0.5*[.B209])/12" office:value-type="float" office:value="18.8194444444444" calcext:value-type="float">
            <text:p>18.82</text:p>
          </table:table-cell>
          <table:table-cell table:style-name="ce3" table:formula="of:=[.B203]-[.C203]" office:value-type="float" office:value="2.62499999999996" calcext:value-type="float">
            <text:p>2.62</text:p>
          </table:table-cell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203]-[.$M$5]" office:value-type="float" office:value="1.82248547567175" calcext:value-type="float">
            <text:p>1.8225</text:p>
          </table:table-cell>
          <table:table-cell table:style-name="ce3" table:formula="of:=[.B203]-[.F203]" office:value-type="float" office:value="19.6219589687726" calcext:value-type="float">
            <text:p>19.62</text:p>
          </table:table-cell>
          <table:table-cell table:formula="of:=[.$P$19]+[.$P$20]*[.A203]" office:value-type="float" office:value="18.8626067672121" calcext:value-type="float">
            <text:p>18.86</text:p>
          </table:table-cell>
          <table:table-cell table:style-name="ce3" table:formula="of:=[.H203]+[.F203]" office:value-type="float" office:value="20.6850922428839" calcext:value-type="float">
            <text:p>20.69</text:p>
          </table:table-cell>
          <table:table-cell table:style-name="ce30" table:formula="of:=ABS([.B203]-[.I203])" office:value-type="float" office:value="0.759352201560525" calcext:value-type="float">
            <text:p>0.76</text:p>
          </table:table-cell>
          <table:table-cell table:style-name="ce30"/>
          <table:table-cell table:style-name="ce46" table:formula="of:=[.L202]" office:value-type="float" office:value="1" calcext:value-type="float">
            <text:p>1</text:p>
          </table:table-cell>
          <table:table-cell table:style-name="ce52" office:value-type="float" office:value="185" calcext:value-type="float">
            <text:p>18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office:value-type="float" office:value="18.7777777777778" calcext:value-type="float">
            <text:p>18.78</text:p>
          </table:table-cell>
          <table:table-cell table:style-name="ce3" table:formula="of:=(0.5*[.B198]+[.B199]+[.B200]+[.B201]+[.B202]+[.B203]+[.B204]+[.B205]+[.B206]+[.B207]+[.B208]+[.B209]+0.5*[.B210])/12" office:value-type="float" office:value="18.8125" calcext:value-type="float">
            <text:p>18.81</text:p>
          </table:table-cell>
          <table:table-cell table:style-name="ce3" table:formula="of:=[.B204]-[.C204]" office:value-type="float" office:value="-0.0347222222222001" calcext:value-type="float">
            <text:p>-0.03</text:p>
          </table:table-cell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204]-[.$M$5]" office:value-type="float" office:value="-0.995324981844578" calcext:value-type="float">
            <text:p>-0.9953</text:p>
          </table:table-cell>
          <table:table-cell table:style-name="ce3" table:formula="of:=[.B204]-[.F204]" office:value-type="float" office:value="19.7731027596224" calcext:value-type="float">
            <text:p>19.77</text:p>
          </table:table-cell>
          <table:table-cell table:formula="of:=[.$P$19]+[.$P$20]*[.A204]" office:value-type="float" office:value="18.8721846129652" calcext:value-type="float">
            <text:p>18.87</text:p>
          </table:table-cell>
          <table:table-cell table:style-name="ce3" table:formula="of:=[.H204]+[.F204]" office:value-type="float" office:value="17.8768596311206" calcext:value-type="float">
            <text:p>17.88</text:p>
          </table:table-cell>
          <table:table-cell table:style-name="ce30" table:formula="of:=ABS([.B204]-[.I204])" office:value-type="float" office:value="0.90091814665719" calcext:value-type="float">
            <text:p>0.90</text:p>
          </table:table-cell>
          <table:table-cell table:style-name="ce30"/>
          <table:table-cell table:style-name="ce46" table:formula="of:=[.L203]" office:value-type="float" office:value="1" calcext:value-type="float">
            <text:p>1</text:p>
          </table:table-cell>
          <table:table-cell table:style-name="ce52" office:value-type="float" office:value="186" calcext:value-type="float">
            <text:p>18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office:value-type="float" office:value="14.9444444444444" calcext:value-type="float">
            <text:p>14.94</text:p>
          </table:table-cell>
          <table:table-cell table:style-name="ce3" table:formula="of:=(0.5*[.B199]+[.B200]+[.B201]+[.B202]+[.B203]+[.B204]+[.B205]+[.B206]+[.B207]+[.B208]+[.B209]+[.B210]+0.5*[.B211])/12" office:value-type="float" office:value="18.7824074074074" calcext:value-type="float">
            <text:p>18.78</text:p>
          </table:table-cell>
          <table:table-cell table:style-name="ce3" table:formula="of:=[.B205]-[.C205]" office:value-type="float" office:value="-3.837962962963" calcext:value-type="float">
            <text:p>-3.84</text:p>
          </table:table-cell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205]-[.$M$5]" office:value-type="float" office:value="-3.83138162672477" calcext:value-type="float">
            <text:p>-3.8314</text:p>
          </table:table-cell>
          <table:table-cell table:style-name="ce3" table:formula="of:=[.B205]-[.F205]" office:value-type="float" office:value="18.7758260711692" calcext:value-type="float">
            <text:p>18.78</text:p>
          </table:table-cell>
          <table:table-cell table:formula="of:=[.$P$19]+[.$P$20]*[.A205]" office:value-type="float" office:value="18.8817624587183" calcext:value-type="float">
            <text:p>18.88</text:p>
          </table:table-cell>
          <table:table-cell table:style-name="ce3" table:formula="of:=[.H205]+[.F205]" office:value-type="float" office:value="15.0503808319935" calcext:value-type="float">
            <text:p>15.05</text:p>
          </table:table-cell>
          <table:table-cell table:style-name="ce30" table:formula="of:=ABS([.B205]-[.I205])" office:value-type="float" office:value="0.105936387549086" calcext:value-type="float">
            <text:p>0.11</text:p>
          </table:table-cell>
          <table:table-cell table:style-name="ce30"/>
          <table:table-cell table:style-name="ce46" table:formula="of:=[.L204]" office:value-type="float" office:value="1" calcext:value-type="float">
            <text:p>1</text:p>
          </table:table-cell>
          <table:table-cell table:style-name="ce52" office:value-type="float" office:value="187" calcext:value-type="float">
            <text:p>18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14.3888888888889" calcext:value-type="float">
            <text:p>14.39</text:p>
          </table:table-cell>
          <table:table-cell table:style-name="ce3" table:formula="of:=(0.5*[.B200]+[.B201]+[.B202]+[.B203]+[.B204]+[.B205]+[.B206]+[.B207]+[.B208]+[.B209]+[.B210]+[.B211]+0.5*[.B212])/12" office:value-type="float" office:value="18.8032407407407" calcext:value-type="float">
            <text:p>18.80</text:p>
          </table:table-cell>
          <table:table-cell table:style-name="ce3" table:formula="of:=[.B206]-[.C206]" office:value-type="float" office:value="-4.41435185185184" calcext:value-type="float">
            <text:p>-4.41</text:p>
          </table:table-cell>
          <table:table-cell table:style-name="ce16" table:formula="of:=[.E14]" office:value-type="float" office:value="-3.53717320261437" calcext:value-type="float">
            <text:p>-3.5372</text:p>
          </table:table-cell>
          <table:table-cell table:style-name="ce16" table:formula="of:=[.E206]-[.$M$5]" office:value-type="float" office:value="-3.5284132171387" calcext:value-type="float">
            <text:p>-3.5284</text:p>
          </table:table-cell>
          <table:table-cell table:style-name="ce3" table:formula="of:=[.B206]-[.F206]" office:value-type="float" office:value="17.9173021060276" calcext:value-type="float">
            <text:p>17.92</text:p>
          </table:table-cell>
          <table:table-cell table:formula="of:=[.$P$19]+[.$P$20]*[.A206]" office:value-type="float" office:value="18.8913403044713" calcext:value-type="float">
            <text:p>18.89</text:p>
          </table:table-cell>
          <table:table-cell table:style-name="ce3" table:formula="of:=[.H206]+[.F206]" office:value-type="float" office:value="15.3629270873326" calcext:value-type="float">
            <text:p>15.36</text:p>
          </table:table-cell>
          <table:table-cell table:style-name="ce30" table:formula="of:=ABS([.B206]-[.I206])" office:value-type="float" office:value="0.97403819844372" calcext:value-type="float">
            <text:p>0.97</text:p>
          </table:table-cell>
          <table:table-cell table:style-name="ce30"/>
          <table:table-cell table:style-name="ce46" table:formula="of:=[.L205]" office:value-type="float" office:value="1" calcext:value-type="float">
            <text:p>1</text:p>
          </table:table-cell>
          <table:table-cell table:style-name="ce52" office:value-type="float" office:value="188" calcext:value-type="float">
            <text:p>18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office:value-type="float" office:value="15.3333333333333" calcext:value-type="float">
            <text:p>15.33</text:p>
          </table:table-cell>
          <table:table-cell table:style-name="ce3" table:formula="of:=(0.5*[.B201]+[.B202]+[.B203]+[.B204]+[.B205]+[.B206]+[.B207]+[.B208]+[.B209]+[.B210]+[.B211]+[.B212]+0.5*[.B213])/12" office:value-type="float" office:value="18.8587962962963" calcext:value-type="float">
            <text:p>18.86</text:p>
          </table:table-cell>
          <table:table-cell table:style-name="ce3" table:formula="of:=[.B207]-[.C207]" office:value-type="float" office:value="-3.52546296296299" calcext:value-type="float">
            <text:p>-3.53</text:p>
          </table:table-cell>
          <table:table-cell table:style-name="ce16" table:formula="of:=[.E15]" office:value-type="float" office:value="-3.22644335511983" calcext:value-type="float">
            <text:p>-3.2264</text:p>
          </table:table-cell>
          <table:table-cell table:style-name="ce16" table:formula="of:=[.E207]-[.$M$5]" office:value-type="float" office:value="-3.21768336964416" calcext:value-type="float">
            <text:p>-3.2177</text:p>
          </table:table-cell>
          <table:table-cell table:style-name="ce3" table:formula="of:=[.B207]-[.F207]" office:value-type="float" office:value="18.5510167029775" calcext:value-type="float">
            <text:p>18.55</text:p>
          </table:table-cell>
          <table:table-cell table:formula="of:=[.$P$19]+[.$P$20]*[.A207]" office:value-type="float" office:value="18.9009181502244" calcext:value-type="float">
            <text:p>18.90</text:p>
          </table:table-cell>
          <table:table-cell table:style-name="ce3" table:formula="of:=[.H207]+[.F207]" office:value-type="float" office:value="15.6832347805802" calcext:value-type="float">
            <text:p>15.68</text:p>
          </table:table-cell>
          <table:table-cell table:style-name="ce30" table:formula="of:=ABS([.B207]-[.I207])" office:value-type="float" office:value="0.349901447246928" calcext:value-type="float">
            <text:p>0.35</text:p>
          </table:table-cell>
          <table:table-cell table:style-name="ce30"/>
          <table:table-cell table:style-name="ce46" table:formula="of:=[.L206]" office:value-type="float" office:value="1" calcext:value-type="float">
            <text:p>1</text:p>
          </table:table-cell>
          <table:table-cell table:style-name="ce52" office:value-type="float" office:value="189" calcext:value-type="float">
            <text:p>18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office:value-type="float" office:value="17.0555555555556" calcext:value-type="float">
            <text:p>17.06</text:p>
          </table:table-cell>
          <table:table-cell table:style-name="ce3" table:formula="of:=(0.5*[.B202]+[.B203]+[.B204]+[.B205]+[.B206]+[.B207]+[.B208]+[.B209]+[.B210]+[.B211]+[.B212]+[.B213]+0.5*[.B214])/12" office:value-type="float" office:value="18.8842592592592" calcext:value-type="float">
            <text:p>18.88</text:p>
          </table:table-cell>
          <table:table-cell table:style-name="ce3" table:formula="of:=[.B208]-[.C208]" office:value-type="float" office:value="-1.82870370370365" calcext:value-type="float">
            <text:p>-1.83</text:p>
          </table:table-cell>
          <table:table-cell table:style-name="ce16" table:formula="of:=[.E4]" office:value-type="float" office:value="-2.11955337690631" calcext:value-type="float">
            <text:p>-2.1196</text:p>
          </table:table-cell>
          <table:table-cell table:style-name="ce16" table:formula="of:=[.E208]-[.$M$5]" office:value-type="float" office:value="-2.11079339143064" calcext:value-type="float">
            <text:p>-2.1108</text:p>
          </table:table-cell>
          <table:table-cell table:style-name="ce3" table:formula="of:=[.B208]-[.F208]" office:value-type="float" office:value="19.1663489469862" calcext:value-type="float">
            <text:p>19.17</text:p>
          </table:table-cell>
          <table:table-cell table:formula="of:=[.$P$19]+[.$P$20]*[.A208]" office:value-type="float" office:value="18.9104959959775" calcext:value-type="float">
            <text:p>18.91</text:p>
          </table:table-cell>
          <table:table-cell table:style-name="ce3" table:formula="of:=[.H208]+[.F208]" office:value-type="float" office:value="16.7997026045468" calcext:value-type="float">
            <text:p>16.80</text:p>
          </table:table-cell>
          <table:table-cell table:style-name="ce30" table:formula="of:=ABS([.B208]-[.I208])" office:value-type="float" office:value="0.255852951008784" calcext:value-type="float">
            <text:p>0.26</text:p>
          </table:table-cell>
          <table:table-cell table:style-name="ce30"/>
          <table:table-cell table:style-name="ce46" table:formula="of:=[.L207]" office:value-type="float" office:value="1" calcext:value-type="float">
            <text:p>1</text:p>
          </table:table-cell>
          <table:table-cell table:style-name="ce52" office:value-type="float" office:value="190" calcext:value-type="float">
            <text:p>19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office:value-type="float" office:value="18.5" calcext:value-type="float">
            <text:p>18.50</text:p>
          </table:table-cell>
          <table:table-cell table:style-name="ce3" table:formula="of:=(0.5*[.B203]+[.B204]+[.B205]+[.B206]+[.B207]+[.B208]+[.B209]+[.B210]+[.B211]+[.B212]+[.B213]+[.B214]+0.5*[.B215])/12" office:value-type="float" office:value="18.9143518518518" calcext:value-type="float">
            <text:p>18.91</text:p>
          </table:table-cell>
          <table:table-cell table:style-name="ce3" table:formula="of:=[.B209]-[.C209]" office:value-type="float" office:value="-0.414351851851848" calcext:value-type="float">
            <text:p>-0.41</text:p>
          </table:table-cell>
          <table:table-cell table:style-name="ce16" table:formula="of:=[.E5]" office:value-type="float" office:value="-1.13371459694989" calcext:value-type="float">
            <text:p>-1.1337</text:p>
          </table:table-cell>
          <table:table-cell table:style-name="ce16" table:formula="of:=[.E209]-[.$M$5]" office:value-type="float" office:value="-1.12495461147422" calcext:value-type="float">
            <text:p>-1.1250</text:p>
          </table:table-cell>
          <table:table-cell table:style-name="ce3" table:formula="of:=[.B209]-[.F209]" office:value-type="float" office:value="19.6249546114742" calcext:value-type="float">
            <text:p>19.62</text:p>
          </table:table-cell>
          <table:table-cell table:formula="of:=[.$P$19]+[.$P$20]*[.A209]" office:value-type="float" office:value="18.9200738417305" calcext:value-type="float">
            <text:p>18.92</text:p>
          </table:table-cell>
          <table:table-cell table:style-name="ce3" table:formula="of:=[.H209]+[.F209]" office:value-type="float" office:value="17.7951192302563" calcext:value-type="float">
            <text:p>17.80</text:p>
          </table:table-cell>
          <table:table-cell table:style-name="ce30" table:formula="of:=ABS([.B209]-[.I209])" office:value-type="float" office:value="0.704880769743699" calcext:value-type="float">
            <text:p>0.70</text:p>
          </table:table-cell>
          <table:table-cell table:style-name="ce30"/>
          <table:table-cell table:style-name="ce46" table:formula="of:=[.L208]" office:value-type="float" office:value="1" calcext:value-type="float">
            <text:p>1</text:p>
          </table:table-cell>
          <table:table-cell table:style-name="ce52" office:value-type="float" office:value="191" calcext:value-type="float">
            <text:p>19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office:value-type="float" office:value="18.2777777777778" calcext:value-type="float">
            <text:p>18.28</text:p>
          </table:table-cell>
          <table:table-cell table:style-name="ce3" table:formula="of:=(0.5*[.B204]+[.B205]+[.B206]+[.B207]+[.B208]+[.B209]+[.B210]+[.B211]+[.B212]+[.B213]+[.B214]+[.B215]+0.5*[.B216])/12" office:value-type="float" office:value="18.9097222222222" calcext:value-type="float">
            <text:p>18.91</text:p>
          </table:table-cell>
          <table:table-cell table:style-name="ce3" table:formula="of:=[.B210]-[.C210]" office:value-type="float" office:value="-0.631944444444422" calcext:value-type="float">
            <text:p>-0.63</text:p>
          </table:table-cell>
          <table:table-cell table:style-name="ce16" table:formula="of:=[.E6]" office:value-type="float" office:value="0.101034858387804" calcext:value-type="float">
            <text:p>0.1010</text:p>
          </table:table-cell>
          <table:table-cell table:style-name="ce16" table:formula="of:=[.E210]-[.$M$5]" office:value-type="float" office:value="0.109794843863476" calcext:value-type="float">
            <text:p>0.1098</text:p>
          </table:table-cell>
          <table:table-cell table:style-name="ce3" table:formula="of:=[.B210]-[.F210]" office:value-type="float" office:value="18.1679829339143" calcext:value-type="float">
            <text:p>18.17</text:p>
          </table:table-cell>
          <table:table-cell table:formula="of:=[.$P$19]+[.$P$20]*[.A210]" office:value-type="float" office:value="18.9296516874836" calcext:value-type="float">
            <text:p>18.93</text:p>
          </table:table-cell>
          <table:table-cell table:style-name="ce3" table:formula="of:=[.H210]+[.F210]" office:value-type="float" office:value="19.0394465313471" calcext:value-type="float">
            <text:p>19.04</text:p>
          </table:table-cell>
          <table:table-cell table:style-name="ce30" table:formula="of:=ABS([.B210]-[.I210])" office:value-type="float" office:value="0.761668753569264" calcext:value-type="float">
            <text:p>0.76</text:p>
          </table:table-cell>
          <table:table-cell table:style-name="ce30"/>
          <table:table-cell table:style-name="ce46" table:formula="of:=[.L209]" office:value-type="float" office:value="1" calcext:value-type="float">
            <text:p>1</text:p>
          </table:table-cell>
          <table:table-cell table:style-name="ce52" office:value-type="float" office:value="192" calcext:value-type="float">
            <text:p>19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19.8333333333333" calcext:value-type="float">
            <text:p>19.83</text:p>
          </table:table-cell>
          <table:table-cell table:style-name="ce3" table:formula="of:=(0.5*[.B205]+[.B206]+[.B207]+[.B208]+[.B209]+[.B210]+[.B211]+[.B212]+[.B213]+[.B214]+[.B215]+[.B216]+0.5*[.B217])/12" office:value-type="float" office:value="18.9236111111111" calcext:value-type="float">
            <text:p>18.92</text:p>
          </table:table-cell>
          <table:table-cell table:style-name="ce3" table:formula="of:=[.B211]-[.C211]" office:value-type="float" office:value="0.909722222222189" calcext:value-type="float">
            <text:p>0.91</text:p>
          </table:table-cell>
          <table:table-cell table:style-name="ce16" table:formula="of:=[.E7]" office:value-type="float" office:value="1.33442265795207" calcext:value-type="float">
            <text:p>1.3344</text:p>
          </table:table-cell>
          <table:table-cell table:style-name="ce16" table:formula="of:=[.E211]-[.$M$5]" office:value-type="float" office:value="1.34318264342774" calcext:value-type="float">
            <text:p>1.3432</text:p>
          </table:table-cell>
          <table:table-cell table:style-name="ce3" table:formula="of:=[.B211]-[.F211]" office:value-type="float" office:value="18.4901506899056" calcext:value-type="float">
            <text:p>18.49</text:p>
          </table:table-cell>
          <table:table-cell table:formula="of:=[.$P$19]+[.$P$20]*[.A211]" office:value-type="float" office:value="18.9392295332367" calcext:value-type="float">
            <text:p>18.94</text:p>
          </table:table-cell>
          <table:table-cell table:style-name="ce3" table:formula="of:=[.H211]+[.F211]" office:value-type="float" office:value="20.2824121766644" calcext:value-type="float">
            <text:p>20.28</text:p>
          </table:table-cell>
          <table:table-cell table:style-name="ce30" table:formula="of:=ABS([.B211]-[.I211])" office:value-type="float" office:value="0.449078843331094" calcext:value-type="float">
            <text:p>0.45</text:p>
          </table:table-cell>
          <table:table-cell table:style-name="ce30"/>
          <table:table-cell table:style-name="ce46" table:formula="of:=[.L210]" office:value-type="float" office:value="1" calcext:value-type="float">
            <text:p>1</text:p>
          </table:table-cell>
          <table:table-cell table:style-name="ce52" office:value-type="float" office:value="193" calcext:value-type="float">
            <text:p>19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 office:value-type="float" office:value="22.7777777777778" calcext:value-type="float">
            <text:p>22.78</text:p>
          </table:table-cell>
          <table:table-cell table:style-name="ce3" table:number-columns-repeated="2"/>
          <table:table-cell table:style-name="ce16" table:formula="of:=[.E8]" office:value-type="float" office:value="3.44131263616557" calcext:value-type="float">
            <text:p>3.4413</text:p>
          </table:table-cell>
          <table:table-cell table:style-name="ce16" table:formula="of:=[.E212]-[.$M$5]" office:value-type="float" office:value="3.45007262164124" calcext:value-type="float">
            <text:p>3.4501</text:p>
          </table:table-cell>
          <table:table-cell table:style-name="ce3" table:formula="of:=[.B212]-[.F212]" office:value-type="float" office:value="19.3277051561366" calcext:value-type="float">
            <text:p>19.33</text:p>
          </table:table-cell>
          <table:table-cell table:formula="of:=[.$P$19]+[.$P$20]*[.A212]" office:value-type="float" office:value="18.9488073789897" calcext:value-type="float">
            <text:p>18.95</text:p>
          </table:table-cell>
          <table:table-cell table:style-name="ce3" table:formula="of:=[.H212]+[.F212]" office:value-type="float" office:value="22.398880000631" calcext:value-type="float">
            <text:p>22.40</text:p>
          </table:table-cell>
          <table:table-cell table:style-name="ce30" table:formula="of:=ABS([.B212]-[.I212])" office:value-type="float" office:value="0.37889777714684" calcext:value-type="float">
            <text:p>0.38</text:p>
          </table:table-cell>
          <table:table-cell table:style-name="ce30"/>
          <table:table-cell table:style-name="ce46" table:formula="of:=[.L211]" office:value-type="float" office:value="1" calcext:value-type="float">
            <text:p>1</text:p>
          </table:table-cell>
          <table:table-cell table:style-name="ce52" office:value-type="float" office:value="194" calcext:value-type="float">
            <text:p>19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office:value-type="float" office:value="22.8333333333333" calcext:value-type="float">
            <text:p>22.83</text:p>
          </table:table-cell>
          <table:table-cell table:style-name="ce3" table:number-columns-repeated="2"/>
          <table:table-cell table:style-name="ce16" table:formula="of:=[.E9]" office:value-type="float" office:value="4.16680283224401" calcext:value-type="float">
            <text:p>4.1668</text:p>
          </table:table-cell>
          <table:table-cell table:style-name="ce16" table:formula="of:=[.E213]-[.$M$5]" office:value-type="float" office:value="4.17556281771968" calcext:value-type="float">
            <text:p>4.1756</text:p>
          </table:table-cell>
          <table:table-cell table:style-name="ce3" table:formula="of:=[.B213]-[.F213]" office:value-type="float" office:value="18.6577705156136" calcext:value-type="float">
            <text:p>18.66</text:p>
          </table:table-cell>
          <table:table-cell table:formula="of:=[.$P$19]+[.$P$20]*[.A213]" office:value-type="float" office:value="18.9583852247428" calcext:value-type="float">
            <text:p>18.96</text:p>
          </table:table-cell>
          <table:table-cell table:style-name="ce3" table:formula="of:=[.H213]+[.F213]" office:value-type="float" office:value="23.1339480424625" calcext:value-type="float">
            <text:p>23.13</text:p>
          </table:table-cell>
          <table:table-cell table:style-name="ce30" table:formula="of:=ABS([.B213]-[.I213])" office:value-type="float" office:value="0.300614709129167" calcext:value-type="float">
            <text:p>0.30</text:p>
          </table:table-cell>
          <table:table-cell table:style-name="ce30"/>
          <table:table-cell table:style-name="ce46" table:formula="of:=[.L212]" office:value-type="float" office:value="1" calcext:value-type="float">
            <text:p>1</text:p>
          </table:table-cell>
          <table:table-cell table:style-name="ce52" office:value-type="float" office:value="195" calcext:value-type="float">
            <text:p>19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office:value-type="float" office:value="22.6666666666667" calcext:value-type="float">
            <text:p>22.67</text:p>
          </table:table-cell>
          <table:table-cell table:style-name="ce3" table:number-columns-repeated="2"/>
          <table:table-cell table:style-name="ce16" table:formula="of:=[.E10]" office:value-type="float" office:value="3.8986928104575" calcext:value-type="float">
            <text:p>3.8987</text:p>
          </table:table-cell>
          <table:table-cell table:style-name="ce16" table:formula="of:=[.E214]-[.$M$5]" office:value-type="float" office:value="3.90745279593317" calcext:value-type="float">
            <text:p>3.9075</text:p>
          </table:table-cell>
          <table:table-cell table:style-name="ce3" table:formula="of:=[.B214]-[.F214]" office:value-type="float" office:value="18.7592138707335" calcext:value-type="float">
            <text:p>18.76</text:p>
          </table:table-cell>
          <table:table-cell table:formula="of:=[.$P$19]+[.$P$20]*[.A214]" office:value-type="float" office:value="18.9679630704959" calcext:value-type="float">
            <text:p>18.97</text:p>
          </table:table-cell>
          <table:table-cell table:style-name="ce3" table:formula="of:=[.H214]+[.F214]" office:value-type="float" office:value="22.875415866429" calcext:value-type="float">
            <text:p>22.88</text:p>
          </table:table-cell>
          <table:table-cell table:style-name="ce30" table:formula="of:=ABS([.B214]-[.I214])" office:value-type="float" office:value="0.208749199762327" calcext:value-type="float">
            <text:p>0.21</text:p>
          </table:table-cell>
          <table:table-cell table:style-name="ce30"/>
          <table:table-cell table:style-name="ce46" table:formula="of:=[.L213]" office:value-type="float" office:value="1" calcext:value-type="float">
            <text:p>1</text:p>
          </table:table-cell>
          <table:table-cell table:style-name="ce52" office:value-type="float" office:value="196" calcext:value-type="float">
            <text:p>19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office:value-type="float" office:value="21.7222222222222" calcext:value-type="float">
            <text:p>21.72</text:p>
          </table:table-cell>
          <table:table-cell table:style-name="ce3" table:number-columns-repeated="2"/>
          <table:table-cell table:style-name="ce16" table:formula="of:=[.E11]" office:value-type="float" office:value="1.81372549019608" calcext:value-type="float">
            <text:p>1.8137</text:p>
          </table:table-cell>
          <table:table-cell table:style-name="ce16" table:formula="of:=[.E215]-[.$M$5]" office:value-type="float" office:value="1.82248547567175" calcext:value-type="float">
            <text:p>1.8225</text:p>
          </table:table-cell>
          <table:table-cell table:style-name="ce3" table:formula="of:=[.B215]-[.F215]" office:value-type="float" office:value="19.8997367465504" calcext:value-type="float">
            <text:p>19.90</text:p>
          </table:table-cell>
          <table:table-cell table:formula="of:=[.$P$19]+[.$P$20]*[.A215]" office:value-type="float" office:value="18.9775409162489" calcext:value-type="float">
            <text:p>18.98</text:p>
          </table:table-cell>
          <table:table-cell table:style-name="ce3" table:formula="of:=[.H215]+[.F215]" office:value-type="float" office:value="20.8000263919207" calcext:value-type="float">
            <text:p>20.80</text:p>
          </table:table-cell>
          <table:table-cell table:style-name="ce30" table:formula="of:=ABS([.B215]-[.I215])" office:value-type="float" office:value="0.922195830301529" calcext:value-type="float">
            <text:p>0.92</text:p>
          </table:table-cell>
          <table:table-cell table:style-name="ce30"/>
          <table:table-cell table:style-name="ce46" table:formula="of:=[.L214]" office:value-type="float" office:value="1" calcext:value-type="float">
            <text:p>1</text:p>
          </table:table-cell>
          <table:table-cell table:style-name="ce52" office:value-type="float" office:value="197" calcext:value-type="float">
            <text:p>19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18.3888888888889" calcext:value-type="float">
            <text:p>18.39</text:p>
          </table:table-cell>
          <table:table-cell table:style-name="ce3"/>
          <table:table-cell/>
          <table:table-cell table:style-name="ce16" table:formula="of:=[.E12]" office:value-type="float" office:value="-1.00408496732025" calcext:value-type="float">
            <text:p>-1.0041</text:p>
          </table:table-cell>
          <table:table-cell table:style-name="ce16" table:formula="of:=[.E216]-[.$M$5]" office:value-type="float" office:value="-0.995324981844578" calcext:value-type="float">
            <text:p>-0.9953</text:p>
          </table:table-cell>
          <table:table-cell table:style-name="ce3" table:formula="of:=[.B216]-[.F216]" office:value-type="float" office:value="19.3842138707335" calcext:value-type="float">
            <text:p>19.38</text:p>
          </table:table-cell>
          <table:table-cell table:formula="of:=[.$P$19]+[.$P$20]*[.A216]" office:value-type="float" office:value="18.987118762002" calcext:value-type="float">
            <text:p>18.99</text:p>
          </table:table-cell>
          <table:table-cell table:style-name="ce3" table:formula="of:=[.H216]+[.F216]" office:value-type="float" office:value="17.9917937801574" calcext:value-type="float">
            <text:p>17.99</text:p>
          </table:table-cell>
          <table:table-cell table:style-name="ce30" table:formula="of:=ABS([.B216]-[.I216])" office:value-type="float" office:value="0.397095108731492" calcext:value-type="float">
            <text:p>0.40</text:p>
          </table:table-cell>
          <table:table-cell table:style-name="ce30"/>
          <table:table-cell table:style-name="ce46" table:formula="of:=[.L215]" office:value-type="float" office:value="1" calcext:value-type="float">
            <text:p>1</text:p>
          </table:table-cell>
          <table:table-cell table:style-name="ce52" office:value-type="float" office:value="198" calcext:value-type="float">
            <text:p>19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office:value-type="float" office:value="15.6666666666667" calcext:value-type="float">
            <text:p>15.67</text:p>
          </table:table-cell>
          <table:table-cell table:style-name="ce3"/>
          <table:table-cell/>
          <table:table-cell table:style-name="ce16" table:formula="of:=[.E13]" office:value-type="float" office:value="-3.84014161220044" calcext:value-type="float">
            <text:p>-3.8401</text:p>
          </table:table-cell>
          <table:table-cell table:style-name="ce16" table:formula="of:=[.E217]-[.$M$5]" office:value-type="float" office:value="-3.83138162672477" calcext:value-type="float">
            <text:p>-3.8314</text:p>
          </table:table-cell>
          <table:table-cell table:style-name="ce3" table:formula="of:=[.B217]-[.F217]" office:value-type="float" office:value="19.4980482933915" calcext:value-type="float">
            <text:p>19.50</text:p>
          </table:table-cell>
          <table:table-cell table:formula="of:=[.$P$19]+[.$P$20]*[.A217]" office:value-type="float" office:value="18.9966966077551" calcext:value-type="float">
            <text:p>19.00</text:p>
          </table:table-cell>
          <table:table-cell table:style-name="ce3" table:formula="of:=[.H217]+[.F217]" office:value-type="float" office:value="15.1653149810303" calcext:value-type="float">
            <text:p>15.17</text:p>
          </table:table-cell>
          <table:table-cell table:style-name="ce30" table:formula="of:=ABS([.B217]-[.I217])" office:value-type="float" office:value="0.501351685636415" calcext:value-type="float">
            <text:p>0.50</text:p>
          </table:table-cell>
          <table:table-cell table:style-name="ce30"/>
          <table:table-cell table:style-name="ce46" table:formula="of:=[.L216]" office:value-type="float" office:value="1" calcext:value-type="float">
            <text:p>1</text:p>
          </table:table-cell>
          <table:table-cell table:style-name="ce52" office:value-type="float" office:value="199" calcext:value-type="float">
            <text:p>19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17" calcext:value-type="float">
            <text:p>217</text:p>
          </table:table-cell>
          <table:table-cell table:style-name="ce15" office:value-type="float" office:value="16.3333333333333" calcext:value-type="float">
            <text:p>16.33</text:p>
          </table:table-cell>
          <table:table-cell table:style-name="ce3"/>
          <table:table-cell table:number-columns-repeated="2"/>
          <table:table-cell table:style-name="ce16" table:formula="of:=[.F2]" office:value-type="float" office:value="-3.5284132171387" calcext:value-type="float">
            <text:p>-3.5284</text:p>
          </table:table-cell>
          <table:table-cell/>
          <table:table-cell table:formula="of:=[.$P$19]+[.$P$20]*[.A218]" office:value-type="float" office:value="19.0062744535081" calcext:value-type="float">
            <text:p>19.01</text:p>
          </table:table-cell>
          <table:table-cell table:style-name="ce3" table:formula="of:=[.H218]+[.F218]" office:value-type="float" office:value="15.4778612363694" calcext:value-type="float">
            <text:p>15.48</text:p>
          </table:table-cell>
          <table:table-cell table:style-name="ce30" table:formula="of:=ABS([.B218]-[.I218])" office:value-type="float" office:value="0.855472096963881" calcext:value-type="float">
            <text:p>0.86</text:p>
          </table:table-cell>
          <table:table-cell table:style-name="ce30"/>
          <table:table-cell table:style-name="ce46" table:formula="of:=[.L217]" office:value-type="float" office:value="1" calcext:value-type="float">
            <text:p>1</text:p>
          </table:table-cell>
          <table:table-cell table:style-name="ce52" office:value-type="float" office:value="200" calcext:value-type="float">
            <text:p>20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18" calcext:value-type="float">
            <text:p>218</text:p>
          </table:table-cell>
          <table:table-cell table:style-name="ce15" office:value-type="float" office:value="15.2222222222222" calcext:value-type="float">
            <text:p>15.22</text:p>
          </table:table-cell>
          <table:table-cell table:style-name="ce3"/>
          <table:table-cell table:number-columns-repeated="2"/>
          <table:table-cell table:style-name="ce16" table:formula="of:=[.F3]" office:value-type="float" office:value="-3.21768336964416" calcext:value-type="float">
            <text:p>-3.2177</text:p>
          </table:table-cell>
          <table:table-cell/>
          <table:table-cell table:formula="of:=[.$P$19]+[.$P$20]*[.A219]" office:value-type="float" office:value="19.0158522992612" calcext:value-type="float">
            <text:p>19.02</text:p>
          </table:table-cell>
          <table:table-cell table:style-name="ce3" table:formula="of:=[.H219]+[.F219]" office:value-type="float" office:value="15.798168929617" calcext:value-type="float">
            <text:p>15.80</text:p>
          </table:table-cell>
          <table:table-cell table:style-name="ce30" table:formula="of:=ABS([.B219]-[.I219])" office:value-type="float" office:value="0.575946707394827" calcext:value-type="float">
            <text:p>0.58</text:p>
          </table:table-cell>
          <table:table-cell table:style-name="ce30"/>
          <table:table-cell table:style-name="ce46" table:formula="of:=[.L218]" office:value-type="float" office:value="1" calcext:value-type="float">
            <text:p>1</text:p>
          </table:table-cell>
          <table:table-cell table:style-name="ce52"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19" calcext:value-type="float">
            <text:p>219</text:p>
          </table:table-cell>
          <table:table-cell table:style-name="ce15" office:value-type="float" office:value="16" calcext:value-type="float">
            <text:p>16.00</text:p>
          </table:table-cell>
          <table:table-cell table:style-name="ce3"/>
          <table:table-cell table:number-columns-repeated="2"/>
          <table:table-cell table:style-name="ce16" table:formula="of:=[.F4]" office:value-type="float" office:value="-2.11079339143064" calcext:value-type="float">
            <text:p>-2.1108</text:p>
          </table:table-cell>
          <table:table-cell/>
          <table:table-cell table:formula="of:=[.$P$19]+[.$P$20]*[.A220]" office:value-type="float" office:value="19.0254301450143" calcext:value-type="float">
            <text:p>19.03</text:p>
          </table:table-cell>
          <table:table-cell table:style-name="ce3" table:formula="of:=[.H220]+[.F220]" office:value-type="float" office:value="16.9146367535836" calcext:value-type="float">
            <text:p>16.91</text:p>
          </table:table-cell>
          <table:table-cell table:style-name="ce30" table:formula="of:=ABS([.B220]-[.I220])" office:value-type="float" office:value="0.914636753583615" calcext:value-type="float">
            <text:p>0.91</text:p>
          </table:table-cell>
          <table:table-cell table:style-name="ce30"/>
          <table:table-cell table:style-name="ce46" table:formula="of:=[.L219]" office:value-type="float" office:value="1" calcext:value-type="float">
            <text:p>1</text:p>
          </table:table-cell>
          <table:table-cell table:style-name="ce52" office:value-type="float" office:value="202" calcext:value-type="float">
            <text:p>20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0" calcext:value-type="float">
            <text:p>220</text:p>
          </table:table-cell>
          <table:table-cell table:style-name="ce15" office:value-type="float" office:value="17.5" calcext:value-type="float">
            <text:p>17.50</text:p>
          </table:table-cell>
          <table:table-cell table:style-name="ce3"/>
          <table:table-cell table:number-columns-repeated="2"/>
          <table:table-cell table:style-name="ce16" table:formula="of:=[.F5]" office:value-type="float" office:value="-1.12495461147422" calcext:value-type="float">
            <text:p>-1.1250</text:p>
          </table:table-cell>
          <table:table-cell/>
          <table:table-cell table:formula="of:=[.$P$19]+[.$P$20]*[.A221]" office:value-type="float" office:value="19.0350079907673" calcext:value-type="float">
            <text:p>19.04</text:p>
          </table:table-cell>
          <table:table-cell table:style-name="ce3" table:formula="of:=[.H221]+[.F221]" office:value-type="float" office:value="17.9100533792931" calcext:value-type="float">
            <text:p>17.91</text:p>
          </table:table-cell>
          <table:table-cell table:style-name="ce30" table:formula="of:=ABS([.B221]-[.I221])" office:value-type="float" office:value="0.4100533792931" calcext:value-type="float">
            <text:p>0.41</text:p>
          </table:table-cell>
          <table:table-cell table:style-name="ce30"/>
          <table:table-cell table:style-name="ce46" table:formula="of:=[.L220]" office:value-type="float" office:value="1" calcext:value-type="float">
            <text:p>1</text:p>
          </table:table-cell>
          <table:table-cell table:style-name="ce52" office:value-type="float" office:value="203" calcext:value-type="float">
            <text:p>20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1" calcext:value-type="float">
            <text:p>221</text:p>
          </table:table-cell>
          <table:table-cell table:style-name="ce15" office:value-type="float" office:value="17.5555555555556" calcext:value-type="float">
            <text:p>17.56</text:p>
          </table:table-cell>
          <table:table-cell table:style-name="ce3"/>
          <table:table-cell table:number-columns-repeated="2"/>
          <table:table-cell table:style-name="ce16" table:formula="of:=[.F6]" office:value-type="float" office:value="0.109794843863476" calcext:value-type="float">
            <text:p>0.1098</text:p>
          </table:table-cell>
          <table:table-cell/>
          <table:table-cell table:formula="of:=[.$P$19]+[.$P$20]*[.A222]" office:value-type="float" office:value="19.0445858365204" calcext:value-type="float">
            <text:p>19.04</text:p>
          </table:table-cell>
          <table:table-cell table:style-name="ce3" table:formula="of:=[.H222]+[.F222]" office:value-type="float" office:value="19.1543806803839" calcext:value-type="float">
            <text:p>19.15</text:p>
          </table:table-cell>
          <table:table-cell table:style-name="ce30" table:formula="of:=ABS([.B222]-[.I222])" office:value-type="float" office:value="1.59882512482826" calcext:value-type="float">
            <text:p>1.60</text:p>
          </table:table-cell>
          <table:table-cell table:style-name="ce30"/>
          <table:table-cell table:style-name="ce46" table:formula="of:=[.L221]" office:value-type="float" office:value="1" calcext:value-type="float">
            <text:p>1</text:p>
          </table:table-cell>
          <table:table-cell table:style-name="ce52" office:value-type="float" office:value="204" calcext:value-type="float">
            <text:p>204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2" calcext:value-type="float">
            <text:p>222</text:p>
          </table:table-cell>
          <table:table-cell table:style-name="ce15" office:value-type="float" office:value="19.7222222222222" calcext:value-type="float">
            <text:p>19.72</text:p>
          </table:table-cell>
          <table:table-cell table:style-name="ce3"/>
          <table:table-cell table:number-columns-repeated="2"/>
          <table:table-cell table:style-name="ce16" table:formula="of:=[.F7]" office:value-type="float" office:value="1.34318264342774" calcext:value-type="float">
            <text:p>1.3432</text:p>
          </table:table-cell>
          <table:table-cell/>
          <table:table-cell table:formula="of:=[.$P$19]+[.$P$20]*[.A223]" office:value-type="float" office:value="19.0541636822735" calcext:value-type="float">
            <text:p>19.05</text:p>
          </table:table-cell>
          <table:table-cell table:style-name="ce3" table:formula="of:=[.H223]+[.F223]" office:value-type="float" office:value="20.3973463257012" calcext:value-type="float">
            <text:p>20.40</text:p>
          </table:table-cell>
          <table:table-cell table:style-name="ce30" table:formula="of:=ABS([.B223]-[.I223])" office:value-type="float" office:value="0.675124103478993" calcext:value-type="float">
            <text:p>0.68</text:p>
          </table:table-cell>
          <table:table-cell table:style-name="ce30"/>
          <table:table-cell table:style-name="ce46" table:formula="of:=[.L222]" office:value-type="float" office:value="1" calcext:value-type="float">
            <text:p>1</text:p>
          </table:table-cell>
          <table:table-cell table:style-name="ce52" office:value-type="float" office:value="205" calcext:value-type="float">
            <text:p>20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3" calcext:value-type="float">
            <text:p>223</text:p>
          </table:table-cell>
          <table:table-cell table:style-name="ce15" office:value-type="float" office:value="23.9444444444444" calcext:value-type="float">
            <text:p>23.94</text:p>
          </table:table-cell>
          <table:table-cell table:style-name="ce3"/>
          <table:table-cell table:number-columns-repeated="2"/>
          <table:table-cell table:style-name="ce16" table:formula="of:=[.F8]" office:value-type="float" office:value="3.45007262164124" calcext:value-type="float">
            <text:p>3.4501</text:p>
          </table:table-cell>
          <table:table-cell/>
          <table:table-cell table:formula="of:=[.$P$19]+[.$P$20]*[.A224]" office:value-type="float" office:value="19.0637415280265" calcext:value-type="float">
            <text:p>19.06</text:p>
          </table:table-cell>
          <table:table-cell table:style-name="ce3" table:formula="of:=[.H224]+[.F224]" office:value-type="float" office:value="22.5138141496678" calcext:value-type="float">
            <text:p>22.51</text:p>
          </table:table-cell>
          <table:table-cell table:style-name="ce30" table:formula="of:=ABS([.B224]-[.I224])" office:value-type="float" office:value="1.43063029477664" calcext:value-type="float">
            <text:p>1.43</text:p>
          </table:table-cell>
          <table:table-cell table:style-name="ce30"/>
          <table:table-cell table:style-name="ce46" table:formula="of:=[.L223]" office:value-type="float" office:value="1" calcext:value-type="float">
            <text:p>1</text:p>
          </table:table-cell>
          <table:table-cell table:style-name="ce52" office:value-type="float" office:value="206" calcext:value-type="float">
            <text:p>20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4" calcext:value-type="float">
            <text:p>224</text:p>
          </table:table-cell>
          <table:table-cell table:style-name="ce15" office:value-type="float" office:value="25.6111111111111" calcext:value-type="float">
            <text:p>25.61</text:p>
          </table:table-cell>
          <table:table-cell table:style-name="ce3"/>
          <table:table-cell table:number-columns-repeated="2"/>
          <table:table-cell table:style-name="ce16" table:formula="of:=[.F9]" office:value-type="float" office:value="4.17556281771968" calcext:value-type="float">
            <text:p>4.1756</text:p>
          </table:table-cell>
          <table:table-cell/>
          <table:table-cell table:formula="of:=[.$P$19]+[.$P$20]*[.A225]" office:value-type="float" office:value="19.0733193737796" calcext:value-type="float">
            <text:p>19.07</text:p>
          </table:table-cell>
          <table:table-cell table:style-name="ce3" table:formula="of:=[.H225]+[.F225]" office:value-type="float" office:value="23.2488821914993" calcext:value-type="float">
            <text:p>23.25</text:p>
          </table:table-cell>
          <table:table-cell table:style-name="ce30" table:formula="of:=ABS([.B225]-[.I225])" office:value-type="float" office:value="2.36222891961183" calcext:value-type="float">
            <text:p>2.36</text:p>
          </table:table-cell>
          <table:table-cell table:style-name="ce30"/>
          <table:table-cell table:style-name="ce46" table:formula="of:=[.L224]" office:value-type="float" office:value="1" calcext:value-type="float">
            <text:p>1</text:p>
          </table:table-cell>
          <table:table-cell table:style-name="ce52" office:value-type="float" office:value="207" calcext:value-type="float">
            <text:p>20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5" calcext:value-type="float">
            <text:p>225</text:p>
          </table:table-cell>
          <table:table-cell table:style-name="ce15" office:value-type="float" office:value="22.1666666666667" calcext:value-type="float">
            <text:p>22.17</text:p>
          </table:table-cell>
          <table:table-cell table:style-name="ce3"/>
          <table:table-cell table:number-columns-repeated="2"/>
          <table:table-cell table:style-name="ce16" table:formula="of:=[.F10]" office:value-type="float" office:value="3.90745279593317" calcext:value-type="float">
            <text:p>3.9075</text:p>
          </table:table-cell>
          <table:table-cell/>
          <table:table-cell table:formula="of:=[.$P$19]+[.$P$20]*[.A226]" office:value-type="float" office:value="19.0828972195327" calcext:value-type="float">
            <text:p>19.08</text:p>
          </table:table-cell>
          <table:table-cell table:style-name="ce3" table:formula="of:=[.H226]+[.F226]" office:value-type="float" office:value="22.9903500154658" calcext:value-type="float">
            <text:p>22.99</text:p>
          </table:table-cell>
          <table:table-cell table:style-name="ce30" table:formula="of:=ABS([.B226]-[.I226])" office:value-type="float" office:value="0.823683348799126" calcext:value-type="float">
            <text:p>0.82</text:p>
          </table:table-cell>
          <table:table-cell table:style-name="ce30"/>
          <table:table-cell table:style-name="ce46" table:formula="of:=[.L225]" office:value-type="float" office:value="1" calcext:value-type="float">
            <text:p>1</text:p>
          </table:table-cell>
          <table:table-cell table:style-name="ce52" office:value-type="float" office:value="208" calcext:value-type="float">
            <text:p>208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6" calcext:value-type="float">
            <text:p>226</text:p>
          </table:table-cell>
          <table:table-cell table:style-name="ce15" office:value-type="float" office:value="20.6666666666667" calcext:value-type="float">
            <text:p>20.67</text:p>
          </table:table-cell>
          <table:table-cell table:style-name="ce3"/>
          <table:table-cell table:number-columns-repeated="2"/>
          <table:table-cell table:style-name="ce16" table:formula="of:=[.F11]" office:value-type="float" office:value="1.82248547567175" calcext:value-type="float">
            <text:p>1.8225</text:p>
          </table:table-cell>
          <table:table-cell/>
          <table:table-cell table:formula="of:=[.$P$19]+[.$P$20]*[.A227]" office:value-type="float" office:value="19.0924750652857" calcext:value-type="float">
            <text:p>19.09</text:p>
          </table:table-cell>
          <table:table-cell table:style-name="ce3" table:formula="of:=[.H227]+[.F227]" office:value-type="float" office:value="20.9149605409575" calcext:value-type="float">
            <text:p>20.91</text:p>
          </table:table-cell>
          <table:table-cell table:style-name="ce30" table:formula="of:=ABS([.B227]-[.I227])" office:value-type="float" office:value="0.24829387429077" calcext:value-type="float">
            <text:p>0.25</text:p>
          </table:table-cell>
          <table:table-cell table:style-name="ce30"/>
          <table:table-cell table:style-name="ce46" table:formula="of:=[.L226]" office:value-type="float" office:value="1" calcext:value-type="float">
            <text:p>1</text:p>
          </table:table-cell>
          <table:table-cell table:style-name="ce52" office:value-type="float" office:value="209" calcext:value-type="float">
            <text:p>20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7" calcext:value-type="float">
            <text:p>227</text:p>
          </table:table-cell>
          <table:table-cell table:style-name="ce15" office:value-type="float" office:value="18.6666666666667" calcext:value-type="float">
            <text:p>18.67</text:p>
          </table:table-cell>
          <table:table-cell table:style-name="ce3"/>
          <table:table-cell table:number-columns-repeated="2"/>
          <table:table-cell table:style-name="ce16" table:formula="of:=[.F12]" office:value-type="float" office:value="-0.995324981844578" calcext:value-type="float">
            <text:p>-0.9953</text:p>
          </table:table-cell>
          <table:table-cell/>
          <table:table-cell table:formula="of:=[.$P$19]+[.$P$20]*[.A228]" office:value-type="float" office:value="19.1020529110388" calcext:value-type="float">
            <text:p>19.10</text:p>
          </table:table-cell>
          <table:table-cell table:style-name="ce3" table:formula="of:=[.H228]+[.F228]" office:value-type="float" office:value="18.1067279291942" calcext:value-type="float">
            <text:p>18.11</text:p>
          </table:table-cell>
          <table:table-cell table:style-name="ce30" table:formula="of:=ABS([.B228]-[.I228])" office:value-type="float" office:value="0.559938737472493" calcext:value-type="float">
            <text:p>0.56</text:p>
          </table:table-cell>
          <table:table-cell table:style-name="ce30"/>
          <table:table-cell table:style-name="ce46" table:formula="of:=[.L227]" office:value-type="float" office:value="1" calcext:value-type="float">
            <text:p>1</text:p>
          </table:table-cell>
          <table:table-cell table:style-name="ce52" office:value-type="float" office:value="210" calcext:value-type="float">
            <text:p>21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8" calcext:value-type="float">
            <text:p>228</text:p>
          </table:table-cell>
          <table:table-cell table:style-name="ce15" office:value-type="float" office:value="15.2777777777778" calcext:value-type="float">
            <text:p>15.28</text:p>
          </table:table-cell>
          <table:table-cell table:style-name="ce3"/>
          <table:table-cell table:number-columns-repeated="2"/>
          <table:table-cell table:style-name="ce16" table:formula="of:=[.F13]" office:value-type="float" office:value="-3.83138162672477" calcext:value-type="float">
            <text:p>-3.8314</text:p>
          </table:table-cell>
          <table:table-cell/>
          <table:table-cell table:formula="of:=[.$P$19]+[.$P$20]*[.A229]" office:value-type="float" office:value="19.1116307567919" calcext:value-type="float">
            <text:p>19.11</text:p>
          </table:table-cell>
          <table:table-cell table:style-name="ce3" table:formula="of:=[.H229]+[.F229]" office:value-type="float" office:value="15.2802491300671" calcext:value-type="float">
            <text:p>15.28</text:p>
          </table:table-cell>
          <table:table-cell table:style-name="ce30" table:formula="of:=ABS([.B229]-[.I229])" office:value-type="float" office:value="0.00247135228928386" calcext:value-type="float">
            <text:p>0.00</text:p>
          </table:table-cell>
          <table:table-cell table:style-name="ce30"/>
          <table:table-cell table:style-name="ce46" table:formula="of:=[.L228]" office:value-type="float" office:value="1" calcext:value-type="float">
            <text:p>1</text:p>
          </table:table-cell>
          <table:table-cell table:style-name="ce52" office:value-type="float" office:value="211" calcext:value-type="float">
            <text:p>21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29" calcext:value-type="float">
            <text:p>229</text:p>
          </table:table-cell>
          <table:table-cell table:style-name="ce15" office:value-type="float" office:value="14.7222222222222" calcext:value-type="float">
            <text:p>14.72</text:p>
          </table:table-cell>
          <table:table-cell table:style-name="ce3"/>
          <table:table-cell table:number-columns-repeated="2"/>
          <table:table-cell table:style-name="ce16" table:formula="of:=[.F2]" office:value-type="float" office:value="-3.5284132171387" calcext:value-type="float">
            <text:p>-3.5284</text:p>
          </table:table-cell>
          <table:table-cell/>
          <table:table-cell table:formula="of:=[.$P$19]+[.$P$20]*[.A230]" office:value-type="float" office:value="19.1212086025449" calcext:value-type="float">
            <text:p>19.12</text:p>
          </table:table-cell>
          <table:table-cell table:style-name="ce3" table:formula="of:=[.H230]+[.F230]" office:value-type="float" office:value="15.5927953854062" calcext:value-type="float">
            <text:p>15.59</text:p>
          </table:table-cell>
          <table:table-cell table:style-name="ce30" table:formula="of:=ABS([.B230]-[.I230])" office:value-type="float" office:value="0.870573163184018" calcext:value-type="float">
            <text:p>0.87</text:p>
          </table:table-cell>
          <table:table-cell table:style-name="ce30"/>
          <table:table-cell table:style-name="ce46" table:formula="of:=[.L229]" office:value-type="float" office:value="1" calcext:value-type="float">
            <text:p>1</text:p>
          </table:table-cell>
          <table:table-cell table:style-name="ce52" office:value-type="float" office:value="212" calcext:value-type="float">
            <text:p>21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30" calcext:value-type="float">
            <text:p>230</text:p>
          </table:table-cell>
          <table:table-cell table:style-name="ce15" office:value-type="float" office:value="12.9444444444444" calcext:value-type="float">
            <text:p>12.94</text:p>
          </table:table-cell>
          <table:table-cell table:style-name="ce3"/>
          <table:table-cell table:number-columns-repeated="2"/>
          <table:table-cell table:style-name="ce16" table:formula="of:=[.F3]" office:value-type="float" office:value="-3.21768336964416" calcext:value-type="float">
            <text:p>-3.2177</text:p>
          </table:table-cell>
          <table:table-cell/>
          <table:table-cell table:formula="of:=[.$P$19]+[.$P$20]*[.A231]" office:value-type="float" office:value="19.130786448298" calcext:value-type="float">
            <text:p>19.13</text:p>
          </table:table-cell>
          <table:table-cell table:style-name="ce3" table:formula="of:=[.H231]+[.F231]" office:value-type="float" office:value="15.9131030786538" calcext:value-type="float">
            <text:p>15.91</text:p>
          </table:table-cell>
          <table:table-cell table:style-name="ce30" table:formula="of:=ABS([.B231]-[.I231])" office:value-type="float" office:value="2.96865863420943" calcext:value-type="float">
            <text:p>2.97</text:p>
          </table:table-cell>
          <table:table-cell table:style-name="ce30"/>
          <table:table-cell table:style-name="ce46" table:formula="of:=[.L230]" office:value-type="float" office:value="1" calcext:value-type="float">
            <text:p>1</text:p>
          </table:table-cell>
          <table:table-cell table:style-name="ce52" office:value-type="float" office:value="213" calcext:value-type="float">
            <text:p>21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14" office:value-type="float" office:value="231" calcext:value-type="float">
            <text:p>231</text:p>
          </table:table-cell>
          <table:table-cell table:style-name="ce15" office:value-type="float" office:value="17" calcext:value-type="float">
            <text:p>17.00</text:p>
          </table:table-cell>
          <table:table-cell table:style-name="ce3"/>
          <table:table-cell table:number-columns-repeated="2"/>
          <table:table-cell table:style-name="ce16" table:formula="of:=[.F4]" office:value-type="float" office:value="-2.11079339143064" calcext:value-type="float">
            <text:p>-2.1108</text:p>
          </table:table-cell>
          <table:table-cell/>
          <table:table-cell table:formula="of:=[.$P$19]+[.$P$20]*[.A232]" office:value-type="float" office:value="19.1403642940511" calcext:value-type="float">
            <text:p>19.14</text:p>
          </table:table-cell>
          <table:table-cell table:style-name="ce3" table:formula="of:=[.H232]+[.F232]" office:value-type="float" office:value="17.0295709026204" calcext:value-type="float">
            <text:p>17.03</text:p>
          </table:table-cell>
          <table:table-cell table:style-name="ce30" table:formula="of:=ABS([.B232]-[.I232])" office:value-type="float" office:value="0.0295709026204136" calcext:value-type="float">
            <text:p>0.03</text:p>
          </table:table-cell>
          <table:table-cell table:style-name="ce30"/>
          <table:table-cell table:style-name="ce46" table:formula="of:=[.L231]" office:value-type="float" office:value="1" calcext:value-type="float">
            <text:p>1</text:p>
          </table:table-cell>
          <table:table-cell table:style-name="ce52" office:value-type="float" office:value="214" calcext:value-type="float">
            <text:p>214</text:p>
          </table:table-cell>
          <table:table-cell table:number-columns-repeated="1011"/>
        </table:table-row>
        <table:table-row table:style-name="ro1">
          <table:table-cell table:style-name="ce14" office:value-type="float" office:value="232" calcext:value-type="float">
            <text:p>232</text:p>
          </table:table-cell>
          <table:table-cell table:style-name="ce15" office:value-type="float" office:value="18.1111111111111" calcext:value-type="float">
            <text:p>18.11</text:p>
          </table:table-cell>
          <table:table-cell table:style-name="ce3"/>
          <table:table-cell table:number-columns-repeated="2"/>
          <table:table-cell table:style-name="ce16" table:formula="of:=[.F5]" office:value-type="float" office:value="-1.12495461147422" calcext:value-type="float">
            <text:p>-1.1250</text:p>
          </table:table-cell>
          <table:table-cell/>
          <table:table-cell table:formula="of:=[.$P$19]+[.$P$20]*[.A233]" office:value-type="float" office:value="19.1499421398041" calcext:value-type="float">
            <text:p>19.15</text:p>
          </table:table-cell>
          <table:table-cell table:style-name="ce3" table:formula="of:=[.H233]+[.F233]" office:value-type="float" office:value="18.0249875283299" calcext:value-type="float">
            <text:p>18.02</text:p>
          </table:table-cell>
          <table:table-cell table:style-name="ce30" table:formula="of:=ABS([.B233]-[.I233])" office:value-type="float" office:value="0.0861235827812017" calcext:value-type="float">
            <text:p>0.09</text:p>
          </table:table-cell>
          <table:table-cell table:style-name="ce30"/>
          <table:table-cell table:style-name="ce46" table:formula="of:=[.L232]" office:value-type="float" office:value="1" calcext:value-type="float">
            <text:p>1</text:p>
          </table:table-cell>
          <table:table-cell table:style-name="ce52" office:value-type="float" office:value="215" calcext:value-type="float">
            <text:p>215</text:p>
          </table:table-cell>
          <table:table-cell table:number-columns-repeated="1011"/>
        </table:table-row>
        <table:table-row table:style-name="ro1">
          <table:table-cell table:style-name="ce14" office:value-type="float" office:value="233" calcext:value-type="float">
            <text:p>233</text:p>
          </table:table-cell>
          <table:table-cell table:style-name="ce15" office:value-type="float" office:value="17.3888888888889" calcext:value-type="float">
            <text:p>17.39</text:p>
          </table:table-cell>
          <table:table-cell table:style-name="ce3"/>
          <table:table-cell table:number-columns-repeated="2"/>
          <table:table-cell table:style-name="ce16" table:formula="of:=[.F6]" office:value-type="float" office:value="0.109794843863476" calcext:value-type="float">
            <text:p>0.1098</text:p>
          </table:table-cell>
          <table:table-cell/>
          <table:table-cell table:formula="of:=[.$P$19]+[.$P$20]*[.A234]" office:value-type="float" office:value="19.1595199855572" calcext:value-type="float">
            <text:p>19.16</text:p>
          </table:table-cell>
          <table:table-cell table:style-name="ce3" table:formula="of:=[.H234]+[.F234]" office:value-type="float" office:value="19.2693148294207" calcext:value-type="float">
            <text:p>19.27</text:p>
          </table:table-cell>
          <table:table-cell table:style-name="ce30" table:formula="of:=ABS([.B234]-[.I234])" office:value-type="float" office:value="1.88042594053176" calcext:value-type="float">
            <text:p>1.88</text:p>
          </table:table-cell>
          <table:table-cell table:style-name="ce30"/>
          <table:table-cell table:style-name="ce47" table:formula="of:=[.L233]" office:value-type="float" office:value="1" calcext:value-type="float">
            <text:p>1</text:p>
          </table:table-cell>
          <table:table-cell table:style-name="ce53" office:value-type="float" office:value="216" calcext:value-type="float">
            <text:p>216</text:p>
          </table:table-cell>
          <table:table-cell table:number-columns-repeated="1011"/>
        </table:table-row>
        <table:table-row table:style-name="ro1">
          <table:table-cell table:style-name="ce14" office:value-type="float" office:value="234" calcext:value-type="float">
            <text:p>234</text:p>
          </table:table-cell>
          <table:table-cell table:style-name="ce15" office:value-type="float" office:value="19.5555555555556" calcext:value-type="float">
            <text:p>19.56</text:p>
          </table:table-cell>
          <table:table-cell table:style-name="ce3"/>
          <table:table-cell table:number-columns-repeated="2"/>
          <table:table-cell table:style-name="ce16" table:formula="of:=[.F7]" office:value-type="float" office:value="1.34318264342774" calcext:value-type="float">
            <text:p>1.3432</text:p>
          </table:table-cell>
          <table:table-cell/>
          <table:table-cell table:formula="of:=[.$P$19]+[.$P$20]*[.A235]" office:value-type="float" office:value="19.1690978313103" calcext:value-type="float">
            <text:p>19.17</text:p>
          </table:table-cell>
          <table:table-cell table:style-name="ce3" table:formula="of:=[.H235]+[.F235]" office:value-type="float" office:value="20.512280474738" calcext:value-type="float">
            <text:p>20.51</text:p>
          </table:table-cell>
          <table:table-cell table:style-name="ce30" table:formula="of:=ABS([.B235]-[.I235])" office:value-type="float" office:value="0.956724919182392" calcext:value-type="float">
            <text:p>0.96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35" calcext:value-type="float">
            <text:p>235</text:p>
          </table:table-cell>
          <table:table-cell table:style-name="ce15" office:value-type="float" office:value="21.3888888888889" calcext:value-type="float">
            <text:p>21.39</text:p>
          </table:table-cell>
          <table:table-cell table:style-name="ce3"/>
          <table:table-cell table:number-columns-repeated="2"/>
          <table:table-cell table:style-name="ce16" table:formula="of:=[.F8]" office:value-type="float" office:value="3.45007262164124" calcext:value-type="float">
            <text:p>3.4501</text:p>
          </table:table-cell>
          <table:table-cell/>
          <table:table-cell table:formula="of:=[.$P$19]+[.$P$20]*[.A236]" office:value-type="float" office:value="19.1786756770633" calcext:value-type="float">
            <text:p>19.18</text:p>
          </table:table-cell>
          <table:table-cell table:style-name="ce3" table:formula="of:=[.H236]+[.F236]" office:value-type="float" office:value="22.6287482987046" calcext:value-type="float">
            <text:p>22.63</text:p>
          </table:table-cell>
          <table:table-cell table:style-name="ce30" table:formula="of:=ABS([.B236]-[.I236])" office:value-type="float" office:value="1.23985940981566" calcext:value-type="float">
            <text:p>1.24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36" calcext:value-type="float">
            <text:p>236</text:p>
          </table:table-cell>
          <table:table-cell table:style-name="ce15" office:value-type="float" office:value="22" calcext:value-type="float">
            <text:p>22.00</text:p>
          </table:table-cell>
          <table:table-cell table:style-name="ce3"/>
          <table:table-cell table:number-columns-repeated="2"/>
          <table:table-cell table:style-name="ce16" table:formula="of:=[.F9]" office:value-type="float" office:value="4.17556281771968" calcext:value-type="float">
            <text:p>4.1756</text:p>
          </table:table-cell>
          <table:table-cell/>
          <table:table-cell table:formula="of:=[.$P$19]+[.$P$20]*[.A237]" office:value-type="float" office:value="19.1882535228164" calcext:value-type="float">
            <text:p>19.19</text:p>
          </table:table-cell>
          <table:table-cell table:style-name="ce3" table:formula="of:=[.H237]+[.F237]" office:value-type="float" office:value="23.3638163405361" calcext:value-type="float">
            <text:p>23.36</text:p>
          </table:table-cell>
          <table:table-cell table:style-name="ce30" table:formula="of:=ABS([.B237]-[.I237])" office:value-type="float" office:value="1.36381634053607" calcext:value-type="float">
            <text:p>1.36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37" calcext:value-type="float">
            <text:p>237</text:p>
          </table:table-cell>
          <table:table-cell table:style-name="ce15" office:value-type="float" office:value="22.9444444444444" calcext:value-type="float">
            <text:p>22.94</text:p>
          </table:table-cell>
          <table:table-cell table:style-name="ce3"/>
          <table:table-cell table:number-columns-repeated="2"/>
          <table:table-cell table:style-name="ce16" table:formula="of:=[.F10]" office:value-type="float" office:value="3.90745279593317" calcext:value-type="float">
            <text:p>3.9075</text:p>
          </table:table-cell>
          <table:table-cell/>
          <table:table-cell table:formula="of:=[.$P$19]+[.$P$20]*[.A238]" office:value-type="float" office:value="19.1978313685695" calcext:value-type="float">
            <text:p>19.20</text:p>
          </table:table-cell>
          <table:table-cell table:style-name="ce3" table:formula="of:=[.H238]+[.F238]" office:value-type="float" office:value="23.1052841645026" calcext:value-type="float">
            <text:p>23.11</text:p>
          </table:table-cell>
          <table:table-cell table:style-name="ce30" table:formula="of:=ABS([.B238]-[.I238])" office:value-type="float" office:value="0.160839720058224" calcext:value-type="float">
            <text:p>0.16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38" calcext:value-type="float">
            <text:p>238</text:p>
          </table:table-cell>
          <table:table-cell table:style-name="ce15" office:value-type="float" office:value="20.5" calcext:value-type="float">
            <text:p>20.50</text:p>
          </table:table-cell>
          <table:table-cell table:style-name="ce3"/>
          <table:table-cell table:number-columns-repeated="2"/>
          <table:table-cell table:style-name="ce16" table:formula="of:=[.F11]" office:value-type="float" office:value="1.82248547567175" calcext:value-type="float">
            <text:p>1.8225</text:p>
          </table:table-cell>
          <table:table-cell/>
          <table:table-cell table:formula="of:=[.$P$19]+[.$P$20]*[.A239]" office:value-type="float" office:value="19.2074092143225" calcext:value-type="float">
            <text:p>19.21</text:p>
          </table:table-cell>
          <table:table-cell table:style-name="ce3" table:formula="of:=[.H239]+[.F239]" office:value-type="float" office:value="21.0298946899943" calcext:value-type="float">
            <text:p>21.03</text:p>
          </table:table-cell>
          <table:table-cell table:style-name="ce30" table:formula="of:=ABS([.B239]-[.I239])" office:value-type="float" office:value="0.529894689994269" calcext:value-type="float">
            <text:p>0.53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39" calcext:value-type="float">
            <text:p>239</text:p>
          </table:table-cell>
          <table:table-cell table:style-name="ce15" office:value-type="float" office:value="17.4444444444444" calcext:value-type="float">
            <text:p>17.44</text:p>
          </table:table-cell>
          <table:table-cell table:style-name="ce3"/>
          <table:table-cell table:number-columns-repeated="2"/>
          <table:table-cell table:style-name="ce16" table:formula="of:=[.F12]" office:value-type="float" office:value="-0.995324981844578" calcext:value-type="float">
            <text:p>-0.9953</text:p>
          </table:table-cell>
          <table:table-cell/>
          <table:table-cell table:formula="of:=[.$P$19]+[.$P$20]*[.A240]" office:value-type="float" office:value="19.2169870600756" calcext:value-type="float">
            <text:p>19.22</text:p>
          </table:table-cell>
          <table:table-cell table:style-name="ce3" table:formula="of:=[.H240]+[.F240]" office:value-type="float" office:value="18.221662078231" calcext:value-type="float">
            <text:p>18.22</text:p>
          </table:table-cell>
          <table:table-cell table:style-name="ce30" table:formula="of:=ABS([.B240]-[.I240])" office:value-type="float" office:value="0.777217633786606" calcext:value-type="float">
            <text:p>0.78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0" calcext:value-type="float">
            <text:p>240</text:p>
          </table:table-cell>
          <table:table-cell table:style-name="ce15" office:value-type="float" office:value="14.6666666666667" calcext:value-type="float">
            <text:p>14.67</text:p>
          </table:table-cell>
          <table:table-cell table:style-name="ce3"/>
          <table:table-cell table:number-columns-repeated="2"/>
          <table:table-cell table:style-name="ce16" table:formula="of:=[.F13]" office:value-type="float" office:value="-3.83138162672477" calcext:value-type="float">
            <text:p>-3.8314</text:p>
          </table:table-cell>
          <table:table-cell/>
          <table:table-cell table:formula="of:=[.$P$19]+[.$P$20]*[.A241]" office:value-type="float" office:value="19.2265649058287" calcext:value-type="float">
            <text:p>19.23</text:p>
          </table:table-cell>
          <table:table-cell table:style-name="ce3" table:formula="of:=[.H241]+[.F241]" office:value-type="float" office:value="15.3951832791039" calcext:value-type="float">
            <text:p>15.40</text:p>
          </table:table-cell>
          <table:table-cell table:style-name="ce30" table:formula="of:=ABS([.B241]-[.I241])" office:value-type="float" office:value="0.728516612437183" calcext:value-type="float">
            <text:p>0.73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1" calcext:value-type="float">
            <text:p>241</text:p>
          </table:table-cell>
          <table:table-cell table:style-name="ce15" office:value-type="float" office:value="14.5" calcext:value-type="float">
            <text:p>14.50</text:p>
          </table:table-cell>
          <table:table-cell table:style-name="ce3"/>
          <table:table-cell table:number-columns-repeated="2"/>
          <table:table-cell table:style-name="ce16" table:formula="of:=[.F2]" office:value-type="float" office:value="-3.5284132171387" calcext:value-type="float">
            <text:p>-3.5284</text:p>
          </table:table-cell>
          <table:table-cell/>
          <table:table-cell table:formula="of:=[.$P$19]+[.$P$20]*[.A242]" office:value-type="float" office:value="19.2361427515817" calcext:value-type="float">
            <text:p>19.24</text:p>
          </table:table-cell>
          <table:table-cell table:style-name="ce3" table:formula="of:=[.H242]+[.F242]" office:value-type="float" office:value="15.707729534443" calcext:value-type="float">
            <text:p>15.71</text:p>
          </table:table-cell>
          <table:table-cell table:style-name="ce30" table:formula="of:=ABS([.B242]-[.I242])" office:value-type="float" office:value="1.20772953444302" calcext:value-type="float">
            <text:p>1.21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2" calcext:value-type="float">
            <text:p>242</text:p>
          </table:table-cell>
          <table:table-cell table:style-name="ce15" office:value-type="float" office:value="15.2222222222222" calcext:value-type="float">
            <text:p>15.22</text:p>
          </table:table-cell>
          <table:table-cell table:style-name="ce3"/>
          <table:table-cell table:number-columns-repeated="2"/>
          <table:table-cell table:style-name="ce16" table:formula="of:=[.F3]" office:value-type="float" office:value="-3.21768336964416" calcext:value-type="float">
            <text:p>-3.2177</text:p>
          </table:table-cell>
          <table:table-cell/>
          <table:table-cell table:formula="of:=[.$P$19]+[.$P$20]*[.A243]" office:value-type="float" office:value="19.2457205973348" calcext:value-type="float">
            <text:p>19.25</text:p>
          </table:table-cell>
          <table:table-cell table:style-name="ce3" table:formula="of:=[.H243]+[.F243]" office:value-type="float" office:value="16.0280372276906" calcext:value-type="float">
            <text:p>16.03</text:p>
          </table:table-cell>
          <table:table-cell table:style-name="ce30" table:formula="of:=ABS([.B243]-[.I243])" office:value-type="float" office:value="0.805815005468425" calcext:value-type="float">
            <text:p>0.81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3" calcext:value-type="float">
            <text:p>243</text:p>
          </table:table-cell>
          <table:table-cell table:style-name="ce15" office:value-type="float" office:value="15.4444444444444" calcext:value-type="float">
            <text:p>15.44</text:p>
          </table:table-cell>
          <table:table-cell table:style-name="ce3"/>
          <table:table-cell table:number-columns-repeated="2"/>
          <table:table-cell table:style-name="ce16" table:formula="of:=[.F4]" office:value-type="float" office:value="-2.11079339143064" calcext:value-type="float">
            <text:p>-2.1108</text:p>
          </table:table-cell>
          <table:table-cell/>
          <table:table-cell table:formula="of:=[.$P$19]+[.$P$20]*[.A244]" office:value-type="float" office:value="19.2552984430879" calcext:value-type="float">
            <text:p>19.26</text:p>
          </table:table-cell>
          <table:table-cell table:style-name="ce3" table:formula="of:=[.H244]+[.F244]" office:value-type="float" office:value="17.1445050516572" calcext:value-type="float">
            <text:p>17.14</text:p>
          </table:table-cell>
          <table:table-cell table:style-name="ce30" table:formula="of:=ABS([.B244]-[.I244])" office:value-type="float" office:value="1.70006060721281" calcext:value-type="float">
            <text:p>1.70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4" calcext:value-type="float">
            <text:p>244</text:p>
          </table:table-cell>
          <table:table-cell table:style-name="ce15" office:value-type="float" office:value="17.7777777777778" calcext:value-type="float">
            <text:p>17.78</text:p>
          </table:table-cell>
          <table:table-cell table:style-name="ce3"/>
          <table:table-cell table:number-columns-repeated="2"/>
          <table:table-cell table:style-name="ce16" table:formula="of:=[.F5]" office:value-type="float" office:value="-1.12495461147422" calcext:value-type="float">
            <text:p>-1.1250</text:p>
          </table:table-cell>
          <table:table-cell/>
          <table:table-cell table:formula="of:=[.$P$19]+[.$P$20]*[.A245]" office:value-type="float" office:value="19.2648762888409" calcext:value-type="float">
            <text:p>19.26</text:p>
          </table:table-cell>
          <table:table-cell table:style-name="ce3" table:formula="of:=[.H245]+[.F245]" office:value-type="float" office:value="18.1399216773667" calcext:value-type="float">
            <text:p>18.14</text:p>
          </table:table-cell>
          <table:table-cell table:style-name="ce30" table:formula="of:=ABS([.B245]-[.I245])" office:value-type="float" office:value="0.362143899588897" calcext:value-type="float">
            <text:p>0.36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5" calcext:value-type="float">
            <text:p>245</text:p>
          </table:table-cell>
          <table:table-cell table:style-name="ce15" office:value-type="float" office:value="19.6666666666667" calcext:value-type="float">
            <text:p>19.67</text:p>
          </table:table-cell>
          <table:table-cell table:style-name="ce3"/>
          <table:table-cell table:number-columns-repeated="2"/>
          <table:table-cell table:style-name="ce16" table:formula="of:=[.F6]" office:value-type="float" office:value="0.109794843863476" calcext:value-type="float">
            <text:p>0.1098</text:p>
          </table:table-cell>
          <table:table-cell/>
          <table:table-cell table:formula="of:=[.$P$19]+[.$P$20]*[.A246]" office:value-type="float" office:value="19.274454134594" calcext:value-type="float">
            <text:p>19.27</text:p>
          </table:table-cell>
          <table:table-cell table:style-name="ce3" table:formula="of:=[.H246]+[.F246]" office:value-type="float" office:value="19.3842489784575" calcext:value-type="float">
            <text:p>19.38</text:p>
          </table:table-cell>
          <table:table-cell table:style-name="ce30" table:formula="of:=ABS([.B246]-[.I246])" office:value-type="float" office:value="0.28241768820924" calcext:value-type="float">
            <text:p>0.28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6" calcext:value-type="float">
            <text:p>246</text:p>
          </table:table-cell>
          <table:table-cell table:style-name="ce15" office:value-type="float" office:value="20.2777777777778" calcext:value-type="float">
            <text:p>20.28</text:p>
          </table:table-cell>
          <table:table-cell table:style-name="ce3"/>
          <table:table-cell table:number-columns-repeated="2"/>
          <table:table-cell table:style-name="ce16" table:formula="of:=[.F7]" office:value-type="float" office:value="1.34318264342774" calcext:value-type="float">
            <text:p>1.3432</text:p>
          </table:table-cell>
          <table:table-cell/>
          <table:table-cell table:formula="of:=[.$P$19]+[.$P$20]*[.A247]" office:value-type="float" office:value="19.2840319803471" calcext:value-type="float">
            <text:p>19.28</text:p>
          </table:table-cell>
          <table:table-cell table:style-name="ce3" table:formula="of:=[.H247]+[.F247]" office:value-type="float" office:value="20.6272146237748" calcext:value-type="float">
            <text:p>20.63</text:p>
          </table:table-cell>
          <table:table-cell table:style-name="ce30" table:formula="of:=ABS([.B247]-[.I247])" office:value-type="float" office:value="0.349436845996991" calcext:value-type="float">
            <text:p>0.35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7" calcext:value-type="float">
            <text:p>247</text:p>
          </table:table-cell>
          <table:table-cell table:style-name="ce15" office:value-type="float" office:value="22" calcext:value-type="float">
            <text:p>22.00</text:p>
          </table:table-cell>
          <table:table-cell table:style-name="ce3"/>
          <table:table-cell table:number-columns-repeated="2"/>
          <table:table-cell table:style-name="ce16" table:formula="of:=[.F8]" office:value-type="float" office:value="3.45007262164124" calcext:value-type="float">
            <text:p>3.4501</text:p>
          </table:table-cell>
          <table:table-cell/>
          <table:table-cell table:formula="of:=[.$P$19]+[.$P$20]*[.A248]" office:value-type="float" office:value="19.2936098261001" calcext:value-type="float">
            <text:p>19.29</text:p>
          </table:table-cell>
          <table:table-cell table:style-name="ce3" table:formula="of:=[.H248]+[.F248]" office:value-type="float" office:value="22.7436824477414" calcext:value-type="float">
            <text:p>22.74</text:p>
          </table:table-cell>
          <table:table-cell table:style-name="ce30" table:formula="of:=ABS([.B248]-[.I248])" office:value-type="float" office:value="0.743682447741357" calcext:value-type="float">
            <text:p>0.74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8" calcext:value-type="float">
            <text:p>248</text:p>
          </table:table-cell>
          <table:table-cell table:style-name="ce15" office:value-type="float" office:value="23.5555555555556" calcext:value-type="float">
            <text:p>23.56</text:p>
          </table:table-cell>
          <table:table-cell table:style-name="ce3"/>
          <table:table-cell table:number-columns-repeated="2"/>
          <table:table-cell table:style-name="ce16" table:formula="of:=[.F9]" office:value-type="float" office:value="4.17556281771968" calcext:value-type="float">
            <text:p>4.1756</text:p>
          </table:table-cell>
          <table:table-cell/>
          <table:table-cell table:formula="of:=[.$P$19]+[.$P$20]*[.A249]" office:value-type="float" office:value="19.3031876718532" calcext:value-type="float">
            <text:p>19.30</text:p>
          </table:table-cell>
          <table:table-cell table:style-name="ce3" table:formula="of:=[.H249]+[.F249]" office:value-type="float" office:value="23.4787504895729" calcext:value-type="float">
            <text:p>23.48</text:p>
          </table:table-cell>
          <table:table-cell table:style-name="ce30" table:formula="of:=ABS([.B249]-[.I249])" office:value-type="float" office:value="0.076805065982736" calcext:value-type="float">
            <text:p>0.08</text:p>
          </table:table-cell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ce14" office:value-type="float" office:value="249" calcext:value-type="float">
            <text:p>249</text:p>
          </table:table-cell>
          <table:table-cell table:style-name="ce15" office:value-type="float" office:value="23.5555555555556" calcext:value-type="float">
            <text:p>23.56</text:p>
          </table:table-cell>
          <table:table-cell table:style-name="ce3"/>
          <table:table-cell table:number-columns-repeated="2"/>
          <table:table-cell table:style-name="ce16" table:formula="of:=[.F10]" office:value-type="float" office:value="3.90745279593317" calcext:value-type="float">
            <text:p>3.9075</text:p>
          </table:table-cell>
          <table:table-cell/>
          <table:table-cell table:formula="of:=[.$P$19]+[.$P$20]*[.A250]" office:value-type="float" office:value="19.3127655176062" calcext:value-type="float">
            <text:p>19.31</text:p>
          </table:table-cell>
          <table:table-cell table:style-name="ce3" table:formula="of:=[.H250]+[.F250]" office:value-type="float" office:value="23.2202183135394" calcext:value-type="float">
            <text:p>23.22</text:p>
          </table:table-cell>
          <table:table-cell table:style-name="ce30" table:formula="of:=ABS([.B250]-[.I250])" office:value-type="float" office:value="0.33533724201618" calcext:value-type="float">
            <text:p>0.34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0" calcext:value-type="float">
            <text:p>250</text:p>
          </table:table-cell>
          <table:table-cell table:style-name="ce15" office:value-type="float" office:value="21.8333333333333" calcext:value-type="float">
            <text:p>21.83</text:p>
          </table:table-cell>
          <table:table-cell table:style-name="ce3"/>
          <table:table-cell table:number-columns-repeated="2"/>
          <table:table-cell table:style-name="ce16" table:formula="of:=[.F11]" office:value-type="float" office:value="1.82248547567175" calcext:value-type="float">
            <text:p>1.8225</text:p>
          </table:table-cell>
          <table:table-cell/>
          <table:table-cell table:formula="of:=[.$P$19]+[.$P$20]*[.A251]" office:value-type="float" office:value="19.3223433633593" calcext:value-type="float">
            <text:p>19.32</text:p>
          </table:table-cell>
          <table:table-cell table:style-name="ce3" table:formula="of:=[.H251]+[.F251]" office:value-type="float" office:value="21.1448288390311" calcext:value-type="float">
            <text:p>21.14</text:p>
          </table:table-cell>
          <table:table-cell table:style-name="ce30" table:formula="of:=ABS([.B251]-[.I251])" office:value-type="float" office:value="0.688504494302233" calcext:value-type="float">
            <text:p>0.69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1" calcext:value-type="float">
            <text:p>251</text:p>
          </table:table-cell>
          <table:table-cell table:style-name="ce15" office:value-type="float" office:value="16.7222222222222" calcext:value-type="float">
            <text:p>16.72</text:p>
          </table:table-cell>
          <table:table-cell table:style-name="ce3"/>
          <table:table-cell table:number-columns-repeated="2"/>
          <table:table-cell table:style-name="ce16" table:formula="of:=[.F12]" office:value-type="float" office:value="-0.995324981844578" calcext:value-type="float">
            <text:p>-0.9953</text:p>
          </table:table-cell>
          <table:table-cell/>
          <table:table-cell table:formula="of:=[.$P$19]+[.$P$20]*[.A252]" office:value-type="float" office:value="19.3319212091124" calcext:value-type="float">
            <text:p>19.33</text:p>
          </table:table-cell>
          <table:table-cell table:style-name="ce3" table:formula="of:=[.H252]+[.F252]" office:value-type="float" office:value="18.3365962272678" calcext:value-type="float">
            <text:p>18.34</text:p>
          </table:table-cell>
          <table:table-cell table:style-name="ce30" table:formula="of:=ABS([.B252]-[.I252])" office:value-type="float" office:value="1.6143740050456" calcext:value-type="float">
            <text:p>1.6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2" calcext:value-type="float">
            <text:p>252</text:p>
          </table:table-cell>
          <table:table-cell table:style-name="ce15" office:value-type="float" office:value="15.1111111111111" calcext:value-type="float">
            <text:p>15.11</text:p>
          </table:table-cell>
          <table:table-cell table:style-name="ce3"/>
          <table:table-cell table:number-columns-repeated="2"/>
          <table:table-cell table:style-name="ce16" table:formula="of:=[.F13]" office:value-type="float" office:value="-3.83138162672477" calcext:value-type="float">
            <text:p>-3.8314</text:p>
          </table:table-cell>
          <table:table-cell/>
          <table:table-cell table:formula="of:=[.$P$19]+[.$P$20]*[.A253]" office:value-type="float" office:value="19.3414990548654" calcext:value-type="float">
            <text:p>19.34</text:p>
          </table:table-cell>
          <table:table-cell table:style-name="ce3" table:formula="of:=[.H253]+[.F253]" office:value-type="float" office:value="15.5101174281407" calcext:value-type="float">
            <text:p>15.51</text:p>
          </table:table-cell>
          <table:table-cell table:style-name="ce30" table:formula="of:=ABS([.B253]-[.I253])" office:value-type="float" office:value="0.399006317029578" calcext:value-type="float">
            <text:p>0.4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3" calcext:value-type="float">
            <text:p>253</text:p>
          </table:table-cell>
          <table:table-cell table:style-name="ce15" office:value-type="float" office:value="14.7777777777778" calcext:value-type="float">
            <text:p>14.78</text:p>
          </table:table-cell>
          <table:table-cell table:style-name="ce3"/>
          <table:table-cell table:number-columns-repeated="2"/>
          <table:table-cell table:style-name="ce16" table:formula="of:=[.F2]" office:value-type="float" office:value="-3.5284132171387" calcext:value-type="float">
            <text:p>-3.5284</text:p>
          </table:table-cell>
          <table:table-cell/>
          <table:table-cell table:formula="of:=[.$P$19]+[.$P$20]*[.A254]" office:value-type="float" office:value="19.3510769006185" calcext:value-type="float">
            <text:p>19.35</text:p>
          </table:table-cell>
          <table:table-cell table:style-name="ce3" table:formula="of:=[.H254]+[.F254]" office:value-type="float" office:value="15.8226636834798" calcext:value-type="float">
            <text:p>15.82</text:p>
          </table:table-cell>
          <table:table-cell table:style-name="ce30" table:formula="of:=ABS([.B254]-[.I254])" office:value-type="float" office:value="1.04488590570202" calcext:value-type="float">
            <text:p>1.04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4" calcext:value-type="float">
            <text:p>254</text:p>
          </table:table-cell>
          <table:table-cell table:style-name="ce15" office:value-type="float" office:value="14.9444444444444" calcext:value-type="float">
            <text:p>14.94</text:p>
          </table:table-cell>
          <table:table-cell table:style-name="ce3"/>
          <table:table-cell table:number-columns-repeated="2"/>
          <table:table-cell table:style-name="ce16" table:formula="of:=[.F3]" office:value-type="float" office:value="-3.21768336964416" calcext:value-type="float">
            <text:p>-3.2177</text:p>
          </table:table-cell>
          <table:table-cell/>
          <table:table-cell table:formula="of:=[.$P$19]+[.$P$20]*[.A255]" office:value-type="float" office:value="19.3606547463716" calcext:value-type="float">
            <text:p>19.36</text:p>
          </table:table-cell>
          <table:table-cell table:style-name="ce3" table:formula="of:=[.H255]+[.F255]" office:value-type="float" office:value="16.1429713767274" calcext:value-type="float">
            <text:p>16.14</text:p>
          </table:table-cell>
          <table:table-cell table:style-name="ce30" table:formula="of:=ABS([.B255]-[.I255])" office:value-type="float" office:value="1.19852693228302" calcext:value-type="float">
            <text:p>1.2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5" calcext:value-type="float">
            <text:p>255</text:p>
          </table:table-cell>
          <table:table-cell table:style-name="ce15" office:value-type="float" office:value="14.1111111111111" calcext:value-type="float">
            <text:p>14.11</text:p>
          </table:table-cell>
          <table:table-cell table:style-name="ce3"/>
          <table:table-cell table:number-columns-repeated="2"/>
          <table:table-cell table:style-name="ce16" table:formula="of:=[.F4]" office:value-type="float" office:value="-2.11079339143064" calcext:value-type="float">
            <text:p>-2.1108</text:p>
          </table:table-cell>
          <table:table-cell/>
          <table:table-cell table:formula="of:=[.$P$19]+[.$P$20]*[.A256]" office:value-type="float" office:value="19.3702325921246" calcext:value-type="float">
            <text:p>19.37</text:p>
          </table:table-cell>
          <table:table-cell table:style-name="ce3" table:formula="of:=[.H256]+[.F256]" office:value-type="float" office:value="17.259439200694" calcext:value-type="float">
            <text:p>17.26</text:p>
          </table:table-cell>
          <table:table-cell table:style-name="ce30" table:formula="of:=ABS([.B256]-[.I256])" office:value-type="float" office:value="3.14832808958291" calcext:value-type="float">
            <text:p>3.15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6" calcext:value-type="float">
            <text:p>256</text:p>
          </table:table-cell>
          <table:table-cell table:style-name="ce15" office:value-type="float" office:value="17.6111111111111" calcext:value-type="float">
            <text:p>17.61</text:p>
          </table:table-cell>
          <table:table-cell table:style-name="ce3"/>
          <table:table-cell table:number-columns-repeated="2"/>
          <table:table-cell table:style-name="ce16" table:formula="of:=[.F5]" office:value-type="float" office:value="-1.12495461147422" calcext:value-type="float">
            <text:p>-1.1250</text:p>
          </table:table-cell>
          <table:table-cell/>
          <table:table-cell table:formula="of:=[.$P$19]+[.$P$20]*[.A257]" office:value-type="float" office:value="19.3798104378777" calcext:value-type="float">
            <text:p>19.38</text:p>
          </table:table-cell>
          <table:table-cell table:style-name="ce3" table:formula="of:=[.H257]+[.F257]" office:value-type="float" office:value="18.2548558264035" calcext:value-type="float">
            <text:p>18.25</text:p>
          </table:table-cell>
          <table:table-cell table:style-name="ce30" table:formula="of:=ABS([.B257]-[.I257])" office:value-type="float" office:value="0.643744715292396" calcext:value-type="float">
            <text:p>0.64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7" calcext:value-type="float">
            <text:p>257</text:p>
          </table:table-cell>
          <table:table-cell table:style-name="ce15" office:value-type="float" office:value="17.5555555555556" calcext:value-type="float">
            <text:p>17.56</text:p>
          </table:table-cell>
          <table:table-cell table:style-name="ce3"/>
          <table:table-cell table:number-columns-repeated="2"/>
          <table:table-cell table:style-name="ce16" table:formula="of:=[.F6]" office:value-type="float" office:value="0.109794843863476" calcext:value-type="float">
            <text:p>0.1098</text:p>
          </table:table-cell>
          <table:table-cell/>
          <table:table-cell table:formula="of:=[.$P$19]+[.$P$20]*[.A258]" office:value-type="float" office:value="19.3893882836308" calcext:value-type="float">
            <text:p>19.39</text:p>
          </table:table-cell>
          <table:table-cell table:style-name="ce3" table:formula="of:=[.H258]+[.F258]" office:value-type="float" office:value="19.4991831274943" calcext:value-type="float">
            <text:p>19.50</text:p>
          </table:table-cell>
          <table:table-cell table:style-name="ce30" table:formula="of:=ABS([.B258]-[.I258])" office:value-type="float" office:value="1.94362757193866" calcext:value-type="float">
            <text:p>1.94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8" calcext:value-type="float">
            <text:p>258</text:p>
          </table:table-cell>
          <table:table-cell table:style-name="ce15" office:value-type="float" office:value="19.6111111111111" calcext:value-type="float">
            <text:p>19.61</text:p>
          </table:table-cell>
          <table:table-cell table:style-name="ce3"/>
          <table:table-cell table:number-columns-repeated="2"/>
          <table:table-cell table:style-name="ce16" table:formula="of:=[.F7]" office:value-type="float" office:value="1.34318264342774" calcext:value-type="float">
            <text:p>1.3432</text:p>
          </table:table-cell>
          <table:table-cell/>
          <table:table-cell table:formula="of:=[.$P$19]+[.$P$20]*[.A259]" office:value-type="float" office:value="19.3989661293838" calcext:value-type="float">
            <text:p>19.40</text:p>
          </table:table-cell>
          <table:table-cell table:style-name="ce3" table:formula="of:=[.H259]+[.F259]" office:value-type="float" office:value="20.7421487728116" calcext:value-type="float">
            <text:p>20.74</text:p>
          </table:table-cell>
          <table:table-cell table:style-name="ce30" table:formula="of:=ABS([.B259]-[.I259])" office:value-type="float" office:value="1.13103766170049" calcext:value-type="float">
            <text:p>1.1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59" calcext:value-type="float">
            <text:p>259</text:p>
          </table:table-cell>
          <table:table-cell table:style-name="ce15" office:value-type="float" office:value="21.8333333333333" calcext:value-type="float">
            <text:p>21.83</text:p>
          </table:table-cell>
          <table:table-cell table:style-name="ce3"/>
          <table:table-cell table:number-columns-repeated="2"/>
          <table:table-cell table:style-name="ce16" table:formula="of:=[.F8]" office:value-type="float" office:value="3.45007262164124" calcext:value-type="float">
            <text:p>3.4501</text:p>
          </table:table-cell>
          <table:table-cell/>
          <table:table-cell table:formula="of:=[.$P$19]+[.$P$20]*[.A260]" office:value-type="float" office:value="19.4085439751369" calcext:value-type="float">
            <text:p>19.41</text:p>
          </table:table-cell>
          <table:table-cell table:style-name="ce3" table:formula="of:=[.H260]+[.F260]" office:value-type="float" office:value="22.8586165967782" calcext:value-type="float">
            <text:p>22.86</text:p>
          </table:table-cell>
          <table:table-cell table:style-name="ce30" table:formula="of:=ABS([.B260]-[.I260])" office:value-type="float" office:value="1.02528326344486" calcext:value-type="float">
            <text:p>1.0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0" calcext:value-type="float">
            <text:p>260</text:p>
          </table:table-cell>
          <table:table-cell table:style-name="ce15" office:value-type="float" office:value="22.7777777777778" calcext:value-type="float">
            <text:p>22.78</text:p>
          </table:table-cell>
          <table:table-cell table:style-name="ce3"/>
          <table:table-cell table:number-columns-repeated="2"/>
          <table:table-cell table:style-name="ce16" table:formula="of:=[.F9]" office:value-type="float" office:value="4.17556281771968" calcext:value-type="float">
            <text:p>4.1756</text:p>
          </table:table-cell>
          <table:table-cell/>
          <table:table-cell table:formula="of:=[.$P$19]+[.$P$20]*[.A261]" office:value-type="float" office:value="19.41812182089" calcext:value-type="float">
            <text:p>19.42</text:p>
          </table:table-cell>
          <table:table-cell table:style-name="ce3" table:formula="of:=[.H261]+[.F261]" office:value-type="float" office:value="23.5936846386097" calcext:value-type="float">
            <text:p>23.59</text:p>
          </table:table-cell>
          <table:table-cell table:style-name="ce30" table:formula="of:=ABS([.B261]-[.I261])" office:value-type="float" office:value="0.815906860831863" calcext:value-type="float">
            <text:p>0.8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1" calcext:value-type="float">
            <text:p>261</text:p>
          </table:table-cell>
          <table:table-cell table:style-name="ce15" office:value-type="float" office:value="22.4444444444444" calcext:value-type="float">
            <text:p>22.44</text:p>
          </table:table-cell>
          <table:table-cell table:style-name="ce3"/>
          <table:table-cell table:number-columns-repeated="2"/>
          <table:table-cell table:style-name="ce16" table:formula="of:=[.F10]" office:value-type="float" office:value="3.90745279593317" calcext:value-type="float">
            <text:p>3.9075</text:p>
          </table:table-cell>
          <table:table-cell/>
          <table:table-cell table:formula="of:=[.$P$19]+[.$P$20]*[.A262]" office:value-type="float" office:value="19.427699666643" calcext:value-type="float">
            <text:p>19.43</text:p>
          </table:table-cell>
          <table:table-cell table:style-name="ce3" table:formula="of:=[.H262]+[.F262]" office:value-type="float" office:value="23.3351524625762" calcext:value-type="float">
            <text:p>23.34</text:p>
          </table:table-cell>
          <table:table-cell table:style-name="ce30" table:formula="of:=ABS([.B262]-[.I262])" office:value-type="float" office:value="0.890708018131818" calcext:value-type="float">
            <text:p>0.89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2" calcext:value-type="float">
            <text:p>262</text:p>
          </table:table-cell>
          <table:table-cell table:style-name="ce15" office:value-type="float" office:value="19.3333333333333" calcext:value-type="float">
            <text:p>19.33</text:p>
          </table:table-cell>
          <table:table-cell table:style-name="ce3"/>
          <table:table-cell table:number-columns-repeated="2"/>
          <table:table-cell table:style-name="ce16" table:formula="of:=[.F11]" office:value-type="float" office:value="1.82248547567175" calcext:value-type="float">
            <text:p>1.8225</text:p>
          </table:table-cell>
          <table:table-cell/>
          <table:table-cell table:formula="of:=[.$P$19]+[.$P$20]*[.A263]" office:value-type="float" office:value="19.4372775123961" calcext:value-type="float">
            <text:p>19.44</text:p>
          </table:table-cell>
          <table:table-cell table:style-name="ce3" table:formula="of:=[.H263]+[.F263]" office:value-type="float" office:value="21.2597629880679" calcext:value-type="float">
            <text:p>21.26</text:p>
          </table:table-cell>
          <table:table-cell table:style-name="ce30" table:formula="of:=ABS([.B263]-[.I263])" office:value-type="float" office:value="1.92642965473457" calcext:value-type="float">
            <text:p>1.9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3" calcext:value-type="float">
            <text:p>263</text:p>
          </table:table-cell>
          <table:table-cell table:style-name="ce15" office:value-type="float" office:value="18.2777777777778" calcext:value-type="float">
            <text:p>18.28</text:p>
          </table:table-cell>
          <table:table-cell table:style-name="ce3"/>
          <table:table-cell table:number-columns-repeated="2"/>
          <table:table-cell table:style-name="ce16" table:formula="of:=[.F12]" office:value-type="float" office:value="-0.995324981844578" calcext:value-type="float">
            <text:p>-0.9953</text:p>
          </table:table-cell>
          <table:table-cell/>
          <table:table-cell table:formula="of:=[.$P$19]+[.$P$20]*[.A264]" office:value-type="float" office:value="19.4468553581492" calcext:value-type="float">
            <text:p>19.45</text:p>
          </table:table-cell>
          <table:table-cell table:style-name="ce3" table:formula="of:=[.H264]+[.F264]" office:value-type="float" office:value="18.4515303763046" calcext:value-type="float">
            <text:p>18.45</text:p>
          </table:table-cell>
          <table:table-cell table:style-name="ce30" table:formula="of:=ABS([.B264]-[.I264])" office:value-type="float" office:value="0.173752598526804" calcext:value-type="float">
            <text:p>0.17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4" calcext:value-type="float">
            <text:p>264</text:p>
          </table:table-cell>
          <table:table-cell table:style-name="ce15" office:value-type="float" office:value="14.1666666666667" calcext:value-type="float">
            <text:p>14.17</text:p>
          </table:table-cell>
          <table:table-cell table:style-name="ce3"/>
          <table:table-cell table:number-columns-repeated="2"/>
          <table:table-cell table:style-name="ce16" table:formula="of:=[.F13]" office:value-type="float" office:value="-3.83138162672477" calcext:value-type="float">
            <text:p>-3.8314</text:p>
          </table:table-cell>
          <table:table-cell/>
          <table:table-cell table:formula="of:=[.$P$19]+[.$P$20]*[.A265]" office:value-type="float" office:value="19.4564332039022" calcext:value-type="float">
            <text:p>19.46</text:p>
          </table:table-cell>
          <table:table-cell table:style-name="ce3" table:formula="of:=[.H265]+[.F265]" office:value-type="float" office:value="15.6250515771775" calcext:value-type="float">
            <text:p>15.63</text:p>
          </table:table-cell>
          <table:table-cell table:style-name="ce30" table:formula="of:=ABS([.B265]-[.I265])" office:value-type="float" office:value="1.45838491051078" calcext:value-type="float">
            <text:p>1.46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5" calcext:value-type="float">
            <text:p>265</text:p>
          </table:table-cell>
          <table:table-cell table:style-name="ce15" office:value-type="float" office:value="15.3333333333333" calcext:value-type="float">
            <text:p>15.33</text:p>
          </table:table-cell>
          <table:table-cell table:style-name="ce3"/>
          <table:table-cell table:number-columns-repeated="2"/>
          <table:table-cell table:style-name="ce16" table:formula="of:=[.F2]" office:value-type="float" office:value="-3.5284132171387" calcext:value-type="float">
            <text:p>-3.5284</text:p>
          </table:table-cell>
          <table:table-cell/>
          <table:table-cell table:formula="of:=[.$P$19]+[.$P$20]*[.A266]" office:value-type="float" office:value="19.4660110496553" calcext:value-type="float">
            <text:p>19.47</text:p>
          </table:table-cell>
          <table:table-cell table:style-name="ce3" table:formula="of:=[.H266]+[.F266]" office:value-type="float" office:value="15.9375978325166" calcext:value-type="float">
            <text:p>15.94</text:p>
          </table:table-cell>
          <table:table-cell table:style-name="ce30" table:formula="of:=ABS([.B266]-[.I266])" office:value-type="float" office:value="0.604264499183314" calcext:value-type="float">
            <text:p>0.6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6" calcext:value-type="float">
            <text:p>266</text:p>
          </table:table-cell>
          <table:table-cell table:style-name="ce15" office:value-type="float" office:value="15.4444444444444" calcext:value-type="float">
            <text:p>15.44</text:p>
          </table:table-cell>
          <table:table-cell table:style-name="ce3"/>
          <table:table-cell table:number-columns-repeated="2"/>
          <table:table-cell table:style-name="ce16" table:formula="of:=[.F3]" office:value-type="float" office:value="-3.21768336964416" calcext:value-type="float">
            <text:p>-3.2177</text:p>
          </table:table-cell>
          <table:table-cell/>
          <table:table-cell table:formula="of:=[.$P$19]+[.$P$20]*[.A267]" office:value-type="float" office:value="19.4755888954084" calcext:value-type="float">
            <text:p>19.48</text:p>
          </table:table-cell>
          <table:table-cell table:style-name="ce3" table:formula="of:=[.H267]+[.F267]" office:value-type="float" office:value="16.2579055257642" calcext:value-type="float">
            <text:p>16.26</text:p>
          </table:table-cell>
          <table:table-cell table:style-name="ce30" table:formula="of:=ABS([.B267]-[.I267])" office:value-type="float" office:value="0.813461081319819" calcext:value-type="float">
            <text:p>0.8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7" calcext:value-type="float">
            <text:p>267</text:p>
          </table:table-cell>
          <table:table-cell table:style-name="ce15" office:value-type="float" office:value="16.1666666666667" calcext:value-type="float">
            <text:p>16.17</text:p>
          </table:table-cell>
          <table:table-cell table:style-name="ce3"/>
          <table:table-cell table:number-columns-repeated="2"/>
          <table:table-cell table:style-name="ce16" table:formula="of:=[.F4]" office:value-type="float" office:value="-2.11079339143064" calcext:value-type="float">
            <text:p>-2.1108</text:p>
          </table:table-cell>
          <table:table-cell/>
          <table:table-cell table:formula="of:=[.$P$19]+[.$P$20]*[.A268]" office:value-type="float" office:value="19.4851667411614" calcext:value-type="float">
            <text:p>19.49</text:p>
          </table:table-cell>
          <table:table-cell table:style-name="ce3" table:formula="of:=[.H268]+[.F268]" office:value-type="float" office:value="17.3743733497308" calcext:value-type="float">
            <text:p>17.37</text:p>
          </table:table-cell>
          <table:table-cell table:style-name="ce30" table:formula="of:=ABS([.B268]-[.I268])" office:value-type="float" office:value="1.20770668306411" calcext:value-type="float">
            <text:p>1.2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8" calcext:value-type="float">
            <text:p>268</text:p>
          </table:table-cell>
          <table:table-cell table:style-name="ce15" office:value-type="float" office:value="17.9444444444444" calcext:value-type="float">
            <text:p>17.94</text:p>
          </table:table-cell>
          <table:table-cell table:style-name="ce3"/>
          <table:table-cell table:number-columns-repeated="2"/>
          <table:table-cell table:style-name="ce16" table:formula="of:=[.F5]" office:value-type="float" office:value="-1.12495461147422" calcext:value-type="float">
            <text:p>-1.1250</text:p>
          </table:table-cell>
          <table:table-cell/>
          <table:table-cell table:formula="of:=[.$P$19]+[.$P$20]*[.A269]" office:value-type="float" office:value="19.4947445869145" calcext:value-type="float">
            <text:p>19.49</text:p>
          </table:table-cell>
          <table:table-cell table:style-name="ce3" table:formula="of:=[.H269]+[.F269]" office:value-type="float" office:value="18.3697899754403" calcext:value-type="float">
            <text:p>18.37</text:p>
          </table:table-cell>
          <table:table-cell table:style-name="ce30" table:formula="of:=ABS([.B269]-[.I269])" office:value-type="float" office:value="0.425345530995894" calcext:value-type="float">
            <text:p>0.4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69" calcext:value-type="float">
            <text:p>269</text:p>
          </table:table-cell>
          <table:table-cell table:style-name="ce15" office:value-type="float" office:value="17.9444444444444" calcext:value-type="float">
            <text:p>17.94</text:p>
          </table:table-cell>
          <table:table-cell table:style-name="ce3"/>
          <table:table-cell table:number-columns-repeated="2"/>
          <table:table-cell table:style-name="ce16" table:formula="of:=[.F6]" office:value-type="float" office:value="0.109794843863476" calcext:value-type="float">
            <text:p>0.1098</text:p>
          </table:table-cell>
          <table:table-cell/>
          <table:table-cell table:formula="of:=[.$P$19]+[.$P$20]*[.A270]" office:value-type="float" office:value="19.5043224326676" calcext:value-type="float">
            <text:p>19.50</text:p>
          </table:table-cell>
          <table:table-cell table:style-name="ce3" table:formula="of:=[.H270]+[.F270]" office:value-type="float" office:value="19.6141172765311" calcext:value-type="float">
            <text:p>19.61</text:p>
          </table:table-cell>
          <table:table-cell table:style-name="ce30" table:formula="of:=ABS([.B270]-[.I270])" office:value-type="float" office:value="1.66967283208665" calcext:value-type="float">
            <text:p>1.67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0" calcext:value-type="float">
            <text:p>270</text:p>
          </table:table-cell>
          <table:table-cell table:style-name="ce15" office:value-type="float" office:value="20.4444444444444" calcext:value-type="float">
            <text:p>20.44</text:p>
          </table:table-cell>
          <table:table-cell table:style-name="ce3"/>
          <table:table-cell table:number-columns-repeated="2"/>
          <table:table-cell table:style-name="ce16" table:formula="of:=[.F7]" office:value-type="float" office:value="1.34318264342774" calcext:value-type="float">
            <text:p>1.3432</text:p>
          </table:table-cell>
          <table:table-cell/>
          <table:table-cell table:formula="of:=[.$P$19]+[.$P$20]*[.A271]" office:value-type="float" office:value="19.5139002784206" calcext:value-type="float">
            <text:p>19.51</text:p>
          </table:table-cell>
          <table:table-cell table:style-name="ce3" table:formula="of:=[.H271]+[.F271]" office:value-type="float" office:value="20.8570829218484" calcext:value-type="float">
            <text:p>20.86</text:p>
          </table:table-cell>
          <table:table-cell table:style-name="ce30" table:formula="of:=ABS([.B271]-[.I271])" office:value-type="float" office:value="0.412638477403988" calcext:value-type="float">
            <text:p>0.4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1" calcext:value-type="float">
            <text:p>271</text:p>
          </table:table-cell>
          <table:table-cell table:style-name="ce15" office:value-type="float" office:value="21.1111111111111" calcext:value-type="float">
            <text:p>21.11</text:p>
          </table:table-cell>
          <table:table-cell table:style-name="ce3"/>
          <table:table-cell table:number-columns-repeated="2"/>
          <table:table-cell table:style-name="ce16" table:formula="of:=[.F8]" office:value-type="float" office:value="3.45007262164124" calcext:value-type="float">
            <text:p>3.4501</text:p>
          </table:table-cell>
          <table:table-cell/>
          <table:table-cell table:formula="of:=[.$P$19]+[.$P$20]*[.A272]" office:value-type="float" office:value="19.5234781241737" calcext:value-type="float">
            <text:p>19.52</text:p>
          </table:table-cell>
          <table:table-cell table:style-name="ce3" table:formula="of:=[.H272]+[.F272]" office:value-type="float" office:value="22.973550745815" calcext:value-type="float">
            <text:p>22.97</text:p>
          </table:table-cell>
          <table:table-cell table:style-name="ce30" table:formula="of:=ABS([.B272]-[.I272])" office:value-type="float" office:value="1.86243963470385" calcext:value-type="float">
            <text:p>1.86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2" calcext:value-type="float">
            <text:p>272</text:p>
          </table:table-cell>
          <table:table-cell table:style-name="ce15" office:value-type="float" office:value="23.6666666666667" calcext:value-type="float">
            <text:p>23.67</text:p>
          </table:table-cell>
          <table:table-cell table:style-name="ce3"/>
          <table:table-cell table:number-columns-repeated="2"/>
          <table:table-cell table:style-name="ce16" table:formula="of:=[.F9]" office:value-type="float" office:value="4.17556281771968" calcext:value-type="float">
            <text:p>4.1756</text:p>
          </table:table-cell>
          <table:table-cell/>
          <table:table-cell table:formula="of:=[.$P$19]+[.$P$20]*[.A273]" office:value-type="float" office:value="19.5330559699268" calcext:value-type="float">
            <text:p>19.53</text:p>
          </table:table-cell>
          <table:table-cell table:style-name="ce3" table:formula="of:=[.H273]+[.F273]" office:value-type="float" office:value="23.7086187876465" calcext:value-type="float">
            <text:p>23.71</text:p>
          </table:table-cell>
          <table:table-cell table:style-name="ce30" table:formula="of:=ABS([.B273]-[.I273])" office:value-type="float" office:value="0.041952120979758" calcext:value-type="float">
            <text:p>0.04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3" calcext:value-type="float">
            <text:p>273</text:p>
          </table:table-cell>
          <table:table-cell table:style-name="ce15" office:value-type="float" office:value="24.5555555555556" calcext:value-type="float">
            <text:p>24.56</text:p>
          </table:table-cell>
          <table:table-cell table:style-name="ce3"/>
          <table:table-cell table:number-columns-repeated="2"/>
          <table:table-cell table:style-name="ce16" table:formula="of:=[.F10]" office:value-type="float" office:value="3.90745279593317" calcext:value-type="float">
            <text:p>3.9075</text:p>
          </table:table-cell>
          <table:table-cell/>
          <table:table-cell table:formula="of:=[.$P$19]+[.$P$20]*[.A274]" office:value-type="float" office:value="19.5426338156798" calcext:value-type="float">
            <text:p>19.54</text:p>
          </table:table-cell>
          <table:table-cell table:style-name="ce3" table:formula="of:=[.H274]+[.F274]" office:value-type="float" office:value="23.450086611613" calcext:value-type="float">
            <text:p>23.45</text:p>
          </table:table-cell>
          <table:table-cell table:style-name="ce30" table:formula="of:=ABS([.B274]-[.I274])" office:value-type="float" office:value="1.10546894394258" calcext:value-type="float">
            <text:p>1.1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4" calcext:value-type="float">
            <text:p>274</text:p>
          </table:table-cell>
          <table:table-cell table:style-name="ce15" office:value-type="float" office:value="21.3888888888889" calcext:value-type="float">
            <text:p>21.39</text:p>
          </table:table-cell>
          <table:table-cell table:style-name="ce3"/>
          <table:table-cell table:number-columns-repeated="2"/>
          <table:table-cell table:style-name="ce16" table:formula="of:=[.F11]" office:value-type="float" office:value="1.82248547567175" calcext:value-type="float">
            <text:p>1.8225</text:p>
          </table:table-cell>
          <table:table-cell/>
          <table:table-cell table:formula="of:=[.$P$19]+[.$P$20]*[.A275]" office:value-type="float" office:value="19.5522116614329" calcext:value-type="float">
            <text:p>19.55</text:p>
          </table:table-cell>
          <table:table-cell table:style-name="ce3" table:formula="of:=[.H275]+[.F275]" office:value-type="float" office:value="21.3746971371047" calcext:value-type="float">
            <text:p>21.37</text:p>
          </table:table-cell>
          <table:table-cell table:style-name="ce30" table:formula="of:=ABS([.B275]-[.I275])" office:value-type="float" office:value="0.0141917517842352" calcext:value-type="float">
            <text:p>0.0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5" calcext:value-type="float">
            <text:p>275</text:p>
          </table:table-cell>
          <table:table-cell table:style-name="ce15" office:value-type="float" office:value="15.8333333333333" calcext:value-type="float">
            <text:p>15.83</text:p>
          </table:table-cell>
          <table:table-cell table:style-name="ce3"/>
          <table:table-cell table:number-columns-repeated="2"/>
          <table:table-cell table:style-name="ce16" table:formula="of:=[.F12]" office:value-type="float" office:value="-0.995324981844578" calcext:value-type="float">
            <text:p>-0.9953</text:p>
          </table:table-cell>
          <table:table-cell/>
          <table:table-cell table:formula="of:=[.$P$19]+[.$P$20]*[.A276]" office:value-type="float" office:value="19.561789507186" calcext:value-type="float">
            <text:p>19.56</text:p>
          </table:table-cell>
          <table:table-cell table:style-name="ce3" table:formula="of:=[.H276]+[.F276]" office:value-type="float" office:value="18.5664645253414" calcext:value-type="float">
            <text:p>18.57</text:p>
          </table:table-cell>
          <table:table-cell table:style-name="ce30" table:formula="of:=ABS([.B276]-[.I276])" office:value-type="float" office:value="2.7331311920081" calcext:value-type="float">
            <text:p>2.7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6" calcext:value-type="float">
            <text:p>276</text:p>
          </table:table-cell>
          <table:table-cell table:style-name="ce15" office:value-type="float" office:value="14.1111111111111" calcext:value-type="float">
            <text:p>14.11</text:p>
          </table:table-cell>
          <table:table-cell table:style-name="ce3"/>
          <table:table-cell table:number-columns-repeated="2"/>
          <table:table-cell table:style-name="ce16" table:formula="of:=[.F13]" office:value-type="float" office:value="-3.83138162672477" calcext:value-type="float">
            <text:p>-3.8314</text:p>
          </table:table-cell>
          <table:table-cell/>
          <table:table-cell table:formula="of:=[.$P$19]+[.$P$20]*[.A277]" office:value-type="float" office:value="19.571367352939" calcext:value-type="float">
            <text:p>19.57</text:p>
          </table:table-cell>
          <table:table-cell table:style-name="ce3" table:formula="of:=[.H277]+[.F277]" office:value-type="float" office:value="15.7399857262143" calcext:value-type="float">
            <text:p>15.74</text:p>
          </table:table-cell>
          <table:table-cell table:style-name="ce30" table:formula="of:=ABS([.B277]-[.I277])" office:value-type="float" office:value="1.62887461510318" calcext:value-type="float">
            <text:p>1.6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7" calcext:value-type="float">
            <text:p>277</text:p>
          </table:table-cell>
          <table:table-cell table:style-name="ce15" office:value-type="float" office:value="13.5" calcext:value-type="float">
            <text:p>13.50</text:p>
          </table:table-cell>
          <table:table-cell table:style-name="ce3"/>
          <table:table-cell table:number-columns-repeated="2"/>
          <table:table-cell table:style-name="ce16" table:formula="of:=[.F2]" office:value-type="float" office:value="-3.5284132171387" calcext:value-type="float">
            <text:p>-3.5284</text:p>
          </table:table-cell>
          <table:table-cell/>
          <table:table-cell table:formula="of:=[.$P$19]+[.$P$20]*[.A278]" office:value-type="float" office:value="19.5809451986921" calcext:value-type="float">
            <text:p>19.58</text:p>
          </table:table-cell>
          <table:table-cell table:style-name="ce3" table:formula="of:=[.H278]+[.F278]" office:value-type="float" office:value="16.0525319815534" calcext:value-type="float">
            <text:p>16.05</text:p>
          </table:table-cell>
          <table:table-cell table:style-name="ce30" table:formula="of:=ABS([.B278]-[.I278])" office:value-type="float" office:value="2.55253198155341" calcext:value-type="float">
            <text:p>2.55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4" office:value-type="float" office:value="278" calcext:value-type="float">
            <text:p>278</text:p>
          </table:table-cell>
          <table:table-cell table:style-name="ce15" office:value-type="float" office:value="13" calcext:value-type="float">
            <text:p>13.00</text:p>
          </table:table-cell>
          <table:table-cell table:style-name="ce3"/>
          <table:table-cell table:number-columns-repeated="2"/>
          <table:table-cell table:style-name="ce16" table:formula="of:=[.F3]" office:value-type="float" office:value="-3.21768336964416" calcext:value-type="float">
            <text:p>-3.2177</text:p>
          </table:table-cell>
          <table:table-cell/>
          <table:table-cell table:formula="of:=[.$P$19]+[.$P$20]*[.A279]" office:value-type="float" office:value="19.5905230444452" calcext:value-type="float">
            <text:p>19.59</text:p>
          </table:table-cell>
          <table:table-cell table:style-name="ce3" table:formula="of:=[.H279]+[.F279]" office:value-type="float" office:value="16.372839674801" calcext:value-type="float">
            <text:p>16.37</text:p>
          </table:table-cell>
          <table:table-cell table:style-name="ce30" table:formula="of:=ABS([.B279]-[.I279])" office:value-type="float" office:value="3.37283967480102" calcext:value-type="float">
            <text:p>3.37</text:p>
          </table:table-cell>
          <table:table-cell table:style-name="ce30"/>
          <table:table-cell table:number-columns-repeated="1013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ésaisonnalisation par RVI" table:style-name="ta1">
        <table:shapes>
          <draw:frame draw:z-index="0" draw:style-name="gr1" draw:text-style-name="P1" svg:width="9.2539in" svg:height="4.0098in" svg:x="10.9764in" svg:y="4.8791in">
            <draw:object draw:notify-on-update-of-ranges="'Désaisonnalisation par RVI'.B218:'Désaisonnalisation par RVI'.B279 'Désaisonnalisation par RVI'.A218:'Désaisonnalisation par RVI'.A279 'Désaisonnalisation par RVI'.B218:'Désaisonnalisation par RVI'.B279 'Désaisonnalisation par RVI'.P218:'Désaisonnalisation par RVI'.P2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0" table:default-cell-style-name="ce2"/>
        <table:table-column table:style-name="co11" table:number-columns-repeated="12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X_t</text:p>
          </table:table-cell>
          <table:table-cell table:style-name="ce41" office:value-type="string" calcext:value-type="string">
            <text:p>Beta2 = t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c2</text:p>
          </table:table-cell>
          <table:table-cell table:style-name="ce41" office:value-type="string" calcext:value-type="string">
            <text:p>c3</text:p>
          </table:table-cell>
          <table:table-cell table:style-name="ce41" office:value-type="string" calcext:value-type="string">
            <text:p>c4</text:p>
          </table:table-cell>
          <table:table-cell table:style-name="ce41" office:value-type="string" calcext:value-type="string">
            <text:p>c5</text:p>
          </table:table-cell>
          <table:table-cell table:style-name="ce41" office:value-type="string" calcext:value-type="string">
            <text:p>c6</text:p>
          </table:table-cell>
          <table:table-cell table:style-name="ce41" office:value-type="string" calcext:value-type="string">
            <text:p>c7</text:p>
          </table:table-cell>
          <table:table-cell table:style-name="ce41" office:value-type="string" calcext:value-type="string">
            <text:p>c8</text:p>
          </table:table-cell>
          <table:table-cell table:style-name="ce41" office:value-type="string" calcext:value-type="string">
            <text:p>c9</text:p>
          </table:table-cell>
          <table:table-cell table:style-name="ce41" office:value-type="string" calcext:value-type="string">
            <text:p>c10</text:p>
          </table:table-cell>
          <table:table-cell table:style-name="ce41" office:value-type="string" calcext:value-type="string">
            <text:p>c11</text:p>
          </table:table-cell>
          <table:table-cell table:style-name="ce41" office:value-type="string" calcext:value-type="string">
            <text:p>c12</text:p>
          </table:table-cell>
          <table:table-cell table:style-name="ce41" office:value-type="string" calcext:value-type="string">
            <text:p>Xcvs prédit</text:p>
          </table:table-cell>
          <table:table-cell table:style-name="ce43" office:value-type="string" calcext:value-type="string">
            <text:p>X reconstruit</text:p>
          </table:table-cell>
          <table:table-cell table:style-name="ce41" office:value-type="string" calcext:value-type="string">
            <text:p>|X_t–X_recons|</text:p>
          </table:table-cell>
          <table:table-cell table:number-columns-repeated="1007"/>
        </table:table-row>
        <table:table-row table:style-name="ro1">
          <table:table-cell table:style-name="ce3" office:value-type="float" office:value="14.6666666666667" calcext:value-type="float">
            <text:p>14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]" office:value-type="float" office:value="16.9368681439437" calcext:value-type="float">
            <text:p>16.94</text:p>
          </table:table-cell>
          <table:table-cell table:style-name="ce3" table:formula="of:=[.O2]+[.W7]" office:value-type="float" office:value="13.432992202729" calcext:value-type="float">
            <text:p>13.43</text:p>
          </table:table-cell>
          <table:table-cell table:style-name="ce3" table:formula="of:=ABS([.A2]-[.P2])" office:value-type="float" office:value="1.23367446393767" calcext:value-type="float">
            <text:p>1.23</text:p>
          </table:table-cell>
          <table:table-cell table:number-columns-repeated="1007"/>
        </table:table-row>
        <table:table-row table:style-name="ro1">
          <table:table-cell table:style-name="ce3" office:value-type="float" office:value="15.0555555555556" calcext:value-type="float">
            <text:p>15.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3]" office:value-type="float" office:value="16.9464514932028" calcext:value-type="float">
            <text:p>16.95</text:p>
          </table:table-cell>
          <table:table-cell table:style-name="ce3" table:formula="of:=[.O3]+[.W8]" office:value-type="float" office:value="13.75397985705" calcext:value-type="float">
            <text:p>13.75</text:p>
          </table:table-cell>
          <table:table-cell table:style-name="ce3" table:formula="of:=ABS([.A3]-[.P3])" office:value-type="float" office:value="1.30157569850559" calcext:value-type="float">
            <text:p>1.30</text:p>
          </table:table-cell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" office:value-type="float" office:value="14.6111111111111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4]" office:value-type="float" office:value="16.956034842462" calcext:value-type="float">
            <text:p>16.96</text:p>
          </table:table-cell>
          <table:table-cell table:style-name="ce3" table:formula="of:=[.O4]+[.W9]" office:value-type="float" office:value="14.7786712150747" calcext:value-type="float">
            <text:p>14.78</text:p>
          </table:table-cell>
          <table:table-cell table:style-name="ce3" table:formula="of:=ABS([.A4]-[.P4])" office:value-type="float" office:value="0.167560103963595" calcext:value-type="float">
            <text:p>0.17</text:p>
          </table:table-cell>
          <table:table-cell/>
          <table:table-cell table:style-name="ce65" office:value-type="string" calcext:value-type="string" table:number-columns-spanned="2" table:number-rows-spanned="1">
            <text:p>Régression linéaire :</text:p>
          </table:table-cell>
          <table:covered-table-cell/>
          <table:table-cell table:number-columns-repeated="1004"/>
        </table:table-row>
        <table:table-row table:style-name="ro1">
          <table:table-cell table:style-name="ce3" office:value-type="float" office:value="16.9444444444444" calcext:value-type="float">
            <text:p>16.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5]" office:value-type="float" office:value="16.9656181917211" calcext:value-type="float">
            <text:p>16.97</text:p>
          </table:table-cell>
          <table:table-cell table:style-name="ce3" table:formula="of:=[.O5]+[.W10]" office:value-type="float" office:value="15.8496588693957" calcext:value-type="float">
            <text:p>15.85</text:p>
          </table:table-cell>
          <table:table-cell table:style-name="ce3" table:formula="of:=ABS([.A5]-[.P5])" office:value-type="float" office:value="1.09478557504871" calcext:value-type="float">
            <text:p>1.09</text:p>
          </table:table-cell>
          <table:table-cell table:number-columns-repeated="1007"/>
        </table:table-row>
        <table:table-row table:style-name="ro1">
          <table:table-cell table:style-name="ce3" office:value-type="float" office:value="18.1666666666667" calcext:value-type="float">
            <text:p>18.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6]" office:value-type="float" office:value="16.9752015409802" calcext:value-type="float">
            <text:p>16.98</text:p>
          </table:table-cell>
          <table:table-cell table:style-name="ce3" table:formula="of:=[.O6]+[.W11]" office:value-type="float" office:value="17.0996588693957" calcext:value-type="float">
            <text:p>17.10</text:p>
          </table:table-cell>
          <table:table-cell table:style-name="ce3" table:formula="of:=ABS([.A6]-[.P6])" office:value-type="float" office:value="1.06700779727101" calcext:value-type="float">
            <text:p>1.07</text:p>
          </table:table-cell>
          <table:table-cell/>
          <table:table-cell table:style-name="ce66" office:value-type="string" calcext:value-type="string">
            <text:p>Beta2</text:p>
          </table:table-cell>
          <table:table-cell table:style-name="ce70" table:number-matrix-columns-spanned="1" table:number-matrix-rows-spanned="13" table:formula="of:=MMULT(MINVERSE(MMULT(TRANSPOSE([.B2:.N217]);[.B2:.N217]));MMULT(TRANSPOSE([.B2:.N217]);[.A2:.A217]))" office:value-type="float" office:value="0.0095833492591321" calcext:value-type="float">
            <text:p>0.0096</text:p>
          </table:table-cell>
          <table:table-cell/>
          <table:table-cell table:style-name="ce5" office:value-type="string" calcext:value-type="string" table:number-columns-spanned="2" table:number-rows-spanned="1">
            <text:p>Coefficients saisonniers</text:p>
          </table:table-cell>
          <table:covered-table-cell/>
          <table:table-cell table:number-columns-repeated="1001"/>
        </table:table-row>
        <table:table-row table:style-name="ro1">
          <table:table-cell table:style-name="ce3" office:value-type="float" office:value="20.1666666666667" calcext:value-type="float">
            <text:p>20.1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7]" office:value-type="float" office:value="16.9847848902394" calcext:value-type="float">
            <text:p>16.98</text:p>
          </table:table-cell>
          <table:table-cell table:style-name="ce3" table:formula="of:=[.O7]+[.W12]" office:value-type="float" office:value="18.3866959064327" calcext:value-type="float">
            <text:p>18.39</text:p>
          </table:table-cell>
          <table:table-cell table:style-name="ce3" table:formula="of:=ABS([.A7]-[.P7])" office:value-type="float" office:value="1.77997076023398" calcext:value-type="float">
            <text:p>1.78</text:p>
          </table:table-cell>
          <table:table-cell/>
          <table:table-cell table:style-name="ce67" office:value-type="string" calcext:value-type="string">
            <text:p>c1</text:p>
          </table:table-cell>
          <table:table-cell table:style-name="ce71" office:value-type="float" office:value="13.4234088534699" calcext:value-type="float">
            <text:p>13.42</text:p>
          </table:table-cell>
          <table:table-cell/>
          <table:table-cell table:style-name="ce66" office:value-type="string" calcext:value-type="string">
            <text:p>c1*</text:p>
          </table:table-cell>
          <table:table-cell table:style-name="ce76" table:formula="of:=[.T7]-[.$T$20]" office:value-type="float" office:value="-3.50387594121468" calcext:value-type="float">
            <text:p>-3.504</text:p>
          </table:table-cell>
          <table:table-cell table:number-columns-repeated="1001"/>
        </table:table-row>
        <table:table-row table:style-name="ro1">
          <table:table-cell table:style-name="ce3" office:value-type="float" office:value="20.7222222222222" calcext:value-type="float">
            <text:p>20.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8]" office:value-type="float" office:value="16.9943682394985" calcext:value-type="float">
            <text:p>16.99</text:p>
          </table:table-cell>
          <table:table-cell table:style-name="ce3" table:formula="of:=[.O8]+[.W13]" office:value-type="float" office:value="20.4515107212475" calcext:value-type="float">
            <text:p>20.45</text:p>
          </table:table-cell>
          <table:table-cell table:style-name="ce3" table:formula="of:=ABS([.A8]-[.P8])" office:value-type="float" office:value="0.270711500974677" calcext:value-type="float">
            <text:p>0.27</text:p>
          </table:table-cell>
          <table:table-cell/>
          <table:table-cell table:style-name="ce67" office:value-type="string" calcext:value-type="string">
            <text:p>c2</text:p>
          </table:table-cell>
          <table:table-cell table:style-name="ce72" office:value-type="float" office:value="13.7348131585317" calcext:value-type="float">
            <text:p>13.7348</text:p>
          </table:table-cell>
          <table:table-cell/>
          <table:table-cell table:style-name="ce67" office:value-type="string" calcext:value-type="string">
            <text:p>c2*</text:p>
          </table:table-cell>
          <table:table-cell table:style-name="ce77" table:formula="of:=[.T8]-[.$T$20]" office:value-type="float" office:value="-3.19247163615283" calcext:value-type="float">
            <text:p>-3.192</text:p>
          </table:table-cell>
          <table:table-cell table:number-columns-repeated="1001"/>
        </table:table-row>
        <table:table-row table:style-name="ro1">
          <table:table-cell table:style-name="ce3" office:value-type="float" office:value="22.3333333333333" calcext:value-type="float">
            <text:p>22.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9]" office:value-type="float" office:value="17.0039515887576" calcext:value-type="float">
            <text:p>17.00</text:p>
          </table:table-cell>
          <table:table-cell table:style-name="ce3" table:formula="of:=[.O9]+[.W14]" office:value-type="float" office:value="21.1397823261858" calcext:value-type="float">
            <text:p>21.14</text:p>
          </table:table-cell>
          <table:table-cell table:style-name="ce3" table:formula="of:=ABS([.A9]-[.P9])" office:value-type="float" office:value="1.19355100714749" calcext:value-type="float">
            <text:p>1.19</text:p>
          </table:table-cell>
          <table:table-cell/>
          <table:table-cell table:style-name="ce67" office:value-type="string" calcext:value-type="string">
            <text:p>c3</text:p>
          </table:table-cell>
          <table:table-cell table:style-name="ce72" office:value-type="float" office:value="14.7499211672973" calcext:value-type="float">
            <text:p>14.7499</text:p>
          </table:table-cell>
          <table:table-cell/>
          <table:table-cell table:style-name="ce67" office:value-type="string" calcext:value-type="string">
            <text:p>c3*</text:p>
          </table:table-cell>
          <table:table-cell table:style-name="ce77" table:formula="of:=[.T9]-[.$T$20]" office:value-type="float" office:value="-2.17736362738728" calcext:value-type="float">
            <text:p>-2.177</text:p>
          </table:table-cell>
          <table:table-cell table:number-columns-repeated="1001"/>
        </table:table-row>
        <table:table-row table:style-name="ro1">
          <table:table-cell table:style-name="ce3" office:value-type="float" office:value="21.4444444444444" calcext:value-type="float">
            <text:p>21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0]" office:value-type="float" office:value="17.0135349380168" calcext:value-type="float">
            <text:p>17.01</text:p>
          </table:table-cell>
          <table:table-cell table:style-name="ce3" table:formula="of:=[.O10]+[.W15]" office:value-type="float" office:value="20.8836094866796" calcext:value-type="float">
            <text:p>20.88</text:p>
          </table:table-cell>
          <table:table-cell table:style-name="ce3" table:formula="of:=ABS([.A10]-[.P10])" office:value-type="float" office:value="0.560834957764765" calcext:value-type="float">
            <text:p>0.56</text:p>
          </table:table-cell>
          <table:table-cell/>
          <table:table-cell table:style-name="ce67" office:value-type="string" calcext:value-type="string">
            <text:p>c4</text:p>
          </table:table-cell>
          <table:table-cell table:style-name="ce72" office:value-type="float" office:value="15.8113254723592" calcext:value-type="float">
            <text:p>15.8113</text:p>
          </table:table-cell>
          <table:table-cell/>
          <table:table-cell table:style-name="ce67" office:value-type="string" calcext:value-type="string">
            <text:p>c4*</text:p>
          </table:table-cell>
          <table:table-cell table:style-name="ce77" table:formula="of:=[.T10]-[.$T$20]" office:value-type="float" office:value="-1.11595932232541" calcext:value-type="float">
            <text:p>-1.116</text:p>
          </table:table-cell>
          <table:table-cell table:number-columns-repeated="1001"/>
        </table:table-row>
        <table:table-row table:style-name="ro1">
          <table:table-cell table:style-name="ce3" office:value-type="float" office:value="18.5" calcext:value-type="float">
            <text:p>18.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1]" office:value-type="float" office:value="17.0231182872759" calcext:value-type="float">
            <text:p>17.02</text:p>
          </table:table-cell>
          <table:table-cell table:style-name="ce3" table:formula="of:=[.O11]+[.W16]" office:value-type="float" office:value="18.8712638076673" calcext:value-type="float">
            <text:p>18.87</text:p>
          </table:table-cell>
          <table:table-cell table:style-name="ce3" table:formula="of:=ABS([.A11]-[.P11])" office:value-type="float" office:value="0.371263807667294" calcext:value-type="float">
            <text:p>0.37</text:p>
          </table:table-cell>
          <table:table-cell/>
          <table:table-cell table:style-name="ce67" office:value-type="string" calcext:value-type="string">
            <text:p>c5</text:p>
          </table:table-cell>
          <table:table-cell table:style-name="ce72" office:value-type="float" office:value="17.0517421231" calcext:value-type="float">
            <text:p>17.0517</text:p>
          </table:table-cell>
          <table:table-cell/>
          <table:table-cell table:style-name="ce67" office:value-type="string" calcext:value-type="string">
            <text:p>c5*</text:p>
          </table:table-cell>
          <table:table-cell table:style-name="ce77" table:formula="of:=[.T11]-[.$T$20]" office:value-type="float" office:value="0.124457328415456" calcext:value-type="float">
            <text:p>0.124</text:p>
          </table:table-cell>
          <table:table-cell table:number-columns-repeated="1001"/>
        </table:table-row>
        <table:table-row table:style-name="ro1">
          <table:table-cell table:style-name="ce3" office:value-type="float" office:value="14.7222222222222" calcext:value-type="float">
            <text:p>14.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2]" office:value-type="float" office:value="17.032701636535" calcext:value-type="float">
            <text:p>17.03</text:p>
          </table:table-cell>
          <table:table-cell table:style-name="ce3" table:formula="of:=[.O12]+[.W17]" office:value-type="float" office:value="16.0286712150747" calcext:value-type="float">
            <text:p>16.03</text:p>
          </table:table-cell>
          <table:table-cell table:style-name="ce3" table:formula="of:=ABS([.A12]-[.P12])" office:value-type="float" office:value="1.30644899285251" calcext:value-type="float">
            <text:p>1.31</text:p>
          </table:table-cell>
          <table:table-cell table:style-name="Default"/>
          <table:table-cell table:style-name="ce67" office:value-type="string" calcext:value-type="string">
            <text:p>c6</text:p>
          </table:table-cell>
          <table:table-cell table:style-name="ce72" office:value-type="float" office:value="18.3291958108779" calcext:value-type="float">
            <text:p>18.3292</text:p>
          </table:table-cell>
          <table:table-cell/>
          <table:table-cell table:style-name="ce67" office:value-type="string" calcext:value-type="string">
            <text:p>c6*</text:p>
          </table:table-cell>
          <table:table-cell table:style-name="ce77" table:formula="of:=[.T12]-[.$T$20]" office:value-type="float" office:value="1.40191101619335" calcext:value-type="float">
            <text:p>1.402</text:p>
          </table:table-cell>
          <table:table-cell table:number-columns-repeated="1001"/>
        </table:table-row>
        <table:table-row table:style-name="ro1">
          <table:table-cell table:style-name="ce3" office:value-type="float" office:value="14.5555555555556" calcext:value-type="float">
            <text:p>14.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3]" office:value-type="float" office:value="17.0422849857942" calcext:value-type="float">
            <text:p>17.04</text:p>
          </table:table-cell>
          <table:table-cell table:style-name="ce3" table:formula="of:=[.O13]+[.W18]" office:value-type="float" office:value="13.1984243014944" calcext:value-type="float">
            <text:p>13.20</text:p>
          </table:table-cell>
          <table:table-cell table:style-name="ce3" table:formula="of:=ABS([.A13]-[.P13])" office:value-type="float" office:value="1.35713125406117" calcext:value-type="float">
            <text:p>1.36</text:p>
          </table:table-cell>
          <table:table-cell table:style-name="Default"/>
          <table:table-cell table:style-name="ce67" office:value-type="string" calcext:value-type="string">
            <text:p>c7</text:p>
          </table:table-cell>
          <table:table-cell table:style-name="ce72" office:value-type="float" office:value="20.3844272764336" calcext:value-type="float">
            <text:p>20.3844</text:p>
          </table:table-cell>
          <table:table-cell/>
          <table:table-cell table:style-name="ce67" office:value-type="string" calcext:value-type="string">
            <text:p>c7*</text:p>
          </table:table-cell>
          <table:table-cell table:style-name="ce77" table:formula="of:=[.T13]-[.$T$20]" office:value-type="float" office:value="3.45714248174902" calcext:value-type="float">
            <text:p>3.457</text:p>
          </table:table-cell>
          <table:table-cell table:number-columns-repeated="1001"/>
        </table:table-row>
        <table:table-row table:style-name="ro1">
          <table:table-cell table:style-name="ce3" office:value-type="float" office:value="12.7222222222222" calcext:value-type="float">
            <text:p>12.7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0" calcext:value-type="float">
            <text:p>0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4]" office:value-type="float" office:value="17.0518683350533" calcext:value-type="float">
            <text:p>17.05</text:p>
          </table:table-cell>
          <table:table-cell table:style-name="ce3" table:formula="of:=[.O14]+[.W7]" office:value-type="float" office:value="13.5479923938386" calcext:value-type="float">
            <text:p>13.55</text:p>
          </table:table-cell>
          <table:table-cell table:style-name="ce3" table:formula="of:=ABS([.A14]-[.P14])" office:value-type="float" office:value="0.825770171616419" calcext:value-type="float">
            <text:p>0.83</text:p>
          </table:table-cell>
          <table:table-cell table:style-name="Default"/>
          <table:table-cell table:style-name="ce67" office:value-type="string" calcext:value-type="string">
            <text:p>c8</text:p>
          </table:table-cell>
          <table:table-cell table:style-name="ce72" office:value-type="float" office:value="21.0631155321128" calcext:value-type="float">
            <text:p>21.0631</text:p>
          </table:table-cell>
          <table:table-cell/>
          <table:table-cell table:style-name="ce67" office:value-type="string" calcext:value-type="string">
            <text:p>c8*</text:p>
          </table:table-cell>
          <table:table-cell table:style-name="ce77" table:formula="of:=[.T14]-[.$T$20]" office:value-type="float" office:value="4.13583073742818" calcext:value-type="float">
            <text:p>4.136</text:p>
          </table:table-cell>
          <table:table-cell table:number-columns-repeated="1001"/>
        </table:table-row>
        <table:table-row table:style-name="ro1">
          <table:table-cell table:style-name="ce3" office:value-type="float" office:value="12.7777777777778" calcext:value-type="float">
            <text:p>12.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  <table:table-cell table:formula="of:=[.H15]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5]" office:value-type="float" office:value="17.0614516843124" calcext:value-type="float">
            <text:p>17.06</text:p>
          </table:table-cell>
          <table:table-cell table:style-name="ce3" table:formula="of:=[.O15]+[.W8]" office:value-type="float" office:value="13.8689800481596" calcext:value-type="float">
            <text:p>13.87</text:p>
          </table:table-cell>
          <table:table-cell table:style-name="ce3" table:formula="of:=ABS([.A15]-[.P15])" office:value-type="float" office:value="1.0912022703818" calcext:value-type="float">
            <text:p>1.09</text:p>
          </table:table-cell>
          <table:table-cell table:style-name="Default"/>
          <table:table-cell table:style-name="ce67" office:value-type="string" calcext:value-type="string">
            <text:p>c9</text:p>
          </table:table-cell>
          <table:table-cell table:style-name="ce72" office:value-type="float" office:value="20.7973593433474" calcext:value-type="float">
            <text:p>20.7974</text:p>
          </table:table-cell>
          <table:table-cell/>
          <table:table-cell table:style-name="ce67" office:value-type="string" calcext:value-type="string">
            <text:p>c9*</text:p>
          </table:table-cell>
          <table:table-cell table:style-name="ce77" table:formula="of:=[.T15]-[.$T$20]" office:value-type="float" office:value="3.87007454866287" calcext:value-type="float">
            <text:p>3.870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.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6]" office:value-type="float" office:value="17.0710350335716" calcext:value-type="float">
            <text:p>17.07</text:p>
          </table:table-cell>
          <table:table-cell table:style-name="ce3" table:formula="of:=[.O16]+[.W9]" office:value-type="float" office:value="14.8936714061843" calcext:value-type="float">
            <text:p>14.89</text:p>
          </table:table-cell>
          <table:table-cell table:style-name="ce3" table:formula="of:=ABS([.A16]-[.P16])" office:value-type="float" office:value="0.106328593815721" calcext:value-type="float">
            <text:p>0.11</text:p>
          </table:table-cell>
          <table:table-cell table:style-name="Default"/>
          <table:table-cell table:style-name="ce67" office:value-type="string" calcext:value-type="string">
            <text:p>c10</text:p>
          </table:table-cell>
          <table:table-cell table:style-name="ce72" office:value-type="float" office:value="18.775430315076" calcext:value-type="float">
            <text:p>18.7754</text:p>
          </table:table-cell>
          <table:table-cell/>
          <table:table-cell table:style-name="ce67" office:value-type="string" calcext:value-type="string">
            <text:p>c10*</text:p>
          </table:table-cell>
          <table:table-cell table:style-name="ce77" table:formula="of:=[.T16]-[.$T$20]" office:value-type="float" office:value="1.84814552039139" calcext:value-type="float">
            <text:p>1.848</text:p>
          </table:table-cell>
          <table:table-cell table:number-columns-repeated="1001"/>
        </table:table-row>
        <table:table-row table:style-name="ro1">
          <table:table-cell table:style-name="ce3" office:value-type="float" office:value="14.8333333333333" calcext:value-type="float">
            <text:p>14.8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7]" office:value-type="float" office:value="17.0806183828307" calcext:value-type="float">
            <text:p>17.08</text:p>
          </table:table-cell>
          <table:table-cell table:style-name="ce3" table:formula="of:=[.O17]+[.W10]" office:value-type="float" office:value="15.9646590605053" calcext:value-type="float">
            <text:p>15.96</text:p>
          </table:table-cell>
          <table:table-cell table:style-name="ce3" table:formula="of:=ABS([.A17]-[.P17])" office:value-type="float" office:value="1.13132572717198" calcext:value-type="float">
            <text:p>1.13</text:p>
          </table:table-cell>
          <table:table-cell table:style-name="Default"/>
          <table:table-cell table:style-name="ce67" office:value-type="string" calcext:value-type="string">
            <text:p>c11</text:p>
          </table:table-cell>
          <table:table-cell table:style-name="ce72" office:value-type="float" office:value="15.9232543732243" calcext:value-type="float">
            <text:p>15.9233</text:p>
          </table:table-cell>
          <table:table-cell/>
          <table:table-cell table:style-name="ce67" office:value-type="string" calcext:value-type="string">
            <text:p>c11*</text:p>
          </table:table-cell>
          <table:table-cell table:style-name="ce77" table:formula="of:=[.T17]-[.$T$20]" office:value-type="float" office:value="-1.00403042146032" calcext:value-type="float">
            <text:p>-1.004</text:p>
          </table:table-cell>
          <table:table-cell table:number-columns-repeated="1001"/>
        </table:table-row>
        <table:table-row table:style-name="ro1">
          <table:table-cell table:style-name="ce3" office:value-type="float" office:value="17.6666666666667" calcext:value-type="float">
            <text:p>17.6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8]" office:value-type="float" office:value="17.0902017320898" calcext:value-type="float">
            <text:p>17.09</text:p>
          </table:table-cell>
          <table:table-cell table:style-name="ce3" table:formula="of:=[.O18]+[.W11]" office:value-type="float" office:value="17.2146590605053" calcext:value-type="float">
            <text:p>17.21</text:p>
          </table:table-cell>
          <table:table-cell table:style-name="ce3" table:formula="of:=ABS([.A18]-[.P18])" office:value-type="float" office:value="0.45200760616142" calcext:value-type="float">
            <text:p>0.45</text:p>
          </table:table-cell>
          <table:table-cell table:style-name="Default"/>
          <table:table-cell table:style-name="ce67" office:value-type="string" calcext:value-type="string">
            <text:p>c12</text:p>
          </table:table-cell>
          <table:table-cell table:style-name="ce72" office:value-type="float" office:value="13.0834241103848" calcext:value-type="float">
            <text:p>13.0834</text:p>
          </table:table-cell>
          <table:table-cell/>
          <table:table-cell table:style-name="ce68" office:value-type="string" calcext:value-type="string">
            <text:p>c12*</text:p>
          </table:table-cell>
          <table:table-cell table:style-name="ce78" table:formula="of:=[.T18]-[.$T$20]" office:value-type="float" office:value="-3.84386068429973" calcext:value-type="float">
            <text:p>-3.844</text:p>
          </table:table-cell>
          <table:table-cell table:number-columns-repeated="1001"/>
        </table:table-row>
        <table:table-row table:style-name="ro1">
          <table:table-cell table:style-name="ce3" office:value-type="float" office:value="19.8333333333333" calcext:value-type="float">
            <text:p>19.8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9]" office:value-type="float" office:value="17.099785081349" calcext:value-type="float">
            <text:p>17.10</text:p>
          </table:table-cell>
          <table:table-cell table:style-name="ce3" table:formula="of:=[.O19]+[.W12]" office:value-type="float" office:value="18.5016960975423" calcext:value-type="float">
            <text:p>18.50</text:p>
          </table:table-cell>
          <table:table-cell table:style-name="ce3" table:formula="of:=ABS([.A19]-[.P19])" office:value-type="float" office:value="1.331637235791" calcext:value-type="float">
            <text:p>1.33</text:p>
          </table:table-cell>
          <table:table-cell table:style-name="Default"/>
          <table:table-cell table:style-name="ce46"/>
          <table:table-cell table:style-name="ce52"/>
          <table:table-cell table:number-columns-repeated="1004"/>
        </table:table-row>
        <table:table-row table:style-name="ro1">
          <table:table-cell table:style-name="ce3" office:value-type="float" office:value="20.6111111111111" calcext:value-type="float">
            <text:p>20.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20]" office:value-type="float" office:value="17.1093684306081" calcext:value-type="float">
            <text:p>17.11</text:p>
          </table:table-cell>
          <table:table-cell table:style-name="ce3" table:formula="of:=[.O20]+[.W13]" office:value-type="float" office:value="20.5665109123571" calcext:value-type="float">
            <text:p>20.57</text:p>
          </table:table-cell>
          <table:table-cell table:style-name="ce3" table:formula="of:=ABS([.A20]-[.P20])" office:value-type="float" office:value="0.0446001987539937" calcext:value-type="float">
            <text:p>0.04</text:p>
          </table:table-cell>
          <table:table-cell table:style-name="ce92"/>
          <table:table-cell table:style-name="ce68" office:value-type="string" calcext:value-type="string">
            <text:p>Beta1</text:p>
          </table:table-cell>
          <table:table-cell table:style-name="ce73" table:formula="of:=AVERAGE([.T7:.T18])" office:value-type="float" office:value="16.9272847946846" calcext:value-type="float">
            <text:p>16.9273</text:p>
          </table:table-cell>
          <table:table-cell table:number-columns-repeated="1004"/>
        </table:table-row>
        <table:table-row table:style-name="ro1">
          <table:table-cell table:style-name="ce3" office:value-type="float" office:value="20.9444444444444" calcext:value-type="float">
            <text:p>20.9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21]" office:value-type="float" office:value="17.1189517798672" calcext:value-type="float">
            <text:p>17.12</text:p>
          </table:table-cell>
          <table:table-cell table:style-name="ce3" table:formula="of:=[.O21]+[.W14]" office:value-type="float" office:value="21.2547825172954" calcext:value-type="float">
            <text:p>21.25</text:p>
          </table:table-cell>
          <table:table-cell table:style-name="ce3" table:formula="of:=ABS([.A21]-[.P21])" office:value-type="float" office:value="0.310338072851" calcext:value-type="float">
            <text:p>0.31</text:p>
          </table:table-cell>
          <table:table-cell table:number-columns-repeated="1007"/>
        </table:table-row>
        <table:table-row table:style-name="ro1">
          <table:table-cell table:style-name="ce3" office:value-type="float" office:value="20.2222222222222" calcext:value-type="float">
            <text:p>20.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22]" office:value-type="float" office:value="17.1285351291264" calcext:value-type="float">
            <text:p>17.13</text:p>
          </table:table-cell>
          <table:table-cell table:style-name="ce3" table:formula="of:=[.O22]+[.W15]" office:value-type="float" office:value="20.9986096777892" calcext:value-type="float">
            <text:p>21.00</text:p>
          </table:table-cell>
          <table:table-cell table:style-name="ce3" table:formula="of:=ABS([.A22]-[.P22])" office:value-type="float" office:value="0.776387455567019" calcext:value-type="float">
            <text:p>0.78</text:p>
          </table:table-cell>
          <table:table-cell table:number-columns-repeated="1007"/>
        </table:table-row>
        <table:table-row table:style-name="ro1">
          <table:table-cell table:style-name="ce3" office:value-type="float" office:value="19.1666666666667" calcext:value-type="float">
            <text:p>19.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23]" office:value-type="float" office:value="17.1381184783855" calcext:value-type="float">
            <text:p>17.14</text:p>
          </table:table-cell>
          <table:table-cell table:style-name="ce3" table:formula="of:=[.O23]+[.W16]" office:value-type="float" office:value="18.9862639987769" calcext:value-type="float">
            <text:p>18.99</text:p>
          </table:table-cell>
          <table:table-cell table:style-name="ce3" table:formula="of:=ABS([.A23]-[.P23])" office:value-type="float" office:value="0.180402667889823" calcext:value-type="float">
            <text:p>0.18</text:p>
          </table:table-cell>
          <table:table-cell table:number-columns-repeated="1007"/>
        </table:table-row>
        <table:table-row table:style-name="ro1">
          <table:table-cell table:style-name="ce3" office:value-type="float" office:value="16.3888888888889" calcext:value-type="float">
            <text:p>16.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4]" office:value-type="float" office:value="17.1477018276446" calcext:value-type="float">
            <text:p>17.15</text:p>
          </table:table-cell>
          <table:table-cell table:style-name="ce3" table:formula="of:=[.O24]+[.W17]" office:value-type="float" office:value="16.1436714061843" calcext:value-type="float">
            <text:p>16.14</text:p>
          </table:table-cell>
          <table:table-cell table:style-name="ce3" table:formula="of:=ABS([.A24]-[.P24])" office:value-type="float" office:value="0.245217482704604" calcext:value-type="float">
            <text:p>0.25</text:p>
          </table:table-cell>
          <table:table-cell/>
          <table:table-cell table:style-name="ce69" office:value-type="string" calcext:value-type="string" table:number-columns-spanned="2" table:number-rows-spanned="1">
            <text:p>MAE sur série test</text:p>
          </table:table-cell>
          <table:covered-table-cell table:style-name="ce74"/>
          <table:table-cell table:style-name="ce116" table:formula="of:=AVERAGE([.Q218:.Q279])" office:value-type="float" office:value="1.04467386841553" calcext:value-type="float">
            <text:p>1.045</text:p>
          </table:table-cell>
          <table:table-cell table:number-columns-repeated="1003"/>
        </table:table-row>
        <table:table-row table:style-name="ro1">
          <table:table-cell table:style-name="ce3" office:value-type="float" office:value="13.1111111111111" calcext:value-type="float">
            <text:p>13.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25]" office:value-type="float" office:value="17.1572851769037" calcext:value-type="float">
            <text:p>17.16</text:p>
          </table:table-cell>
          <table:table-cell table:style-name="ce3" table:formula="of:=[.O25]+[.W18]" office:value-type="float" office:value="13.313424492604" calcext:value-type="float">
            <text:p>13.31</text:p>
          </table:table-cell>
          <table:table-cell table:style-name="ce3" table:formula="of:=ABS([.A25]-[.P25])" office:value-type="float" office:value="0.202313381492917" calcext:value-type="float">
            <text:p>0.20</text:p>
          </table:table-cell>
          <table:table-cell table:number-columns-repeated="1007"/>
        </table:table-row>
        <table:table-row table:style-name="ro1">
          <table:table-cell table:style-name="ce3" office:value-type="float" office:value="13.2222222222222" calcext:value-type="float">
            <text:p>13.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6]" office:value-type="float" office:value="17.1668685261629" calcext:value-type="float">
            <text:p>17.17</text:p>
          </table:table-cell>
          <table:table-cell table:style-name="ce3" table:formula="of:=[.O26]+[.W7]" office:value-type="float" office:value="13.6629925849482" calcext:value-type="float">
            <text:p>13.66</text:p>
          </table:table-cell>
          <table:table-cell table:style-name="ce3" table:formula="of:=ABS([.A26]-[.P26])" office:value-type="float" office:value="0.440770362726003" calcext:value-type="float">
            <text:p>0.44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4.2222222222222" calcext:value-type="float">
            <text:p>14.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7]" office:value-type="float" office:value="17.176451875422" calcext:value-type="float">
            <text:p>17.18</text:p>
          </table:table-cell>
          <table:table-cell table:style-name="ce3" table:formula="of:=[.O27]+[.W8]" office:value-type="float" office:value="13.9839802392692" calcext:value-type="float">
            <text:p>13.98</text:p>
          </table:table-cell>
          <table:table-cell table:style-name="ce3" table:formula="of:=ABS([.A27]-[.P27])" office:value-type="float" office:value="0.238241982953017" calcext:value-type="float">
            <text:p>0.24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4.3333333333333" calcext:value-type="float">
            <text:p>14.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28]" office:value-type="float" office:value="17.1860352246811" calcext:value-type="float">
            <text:p>17.19</text:p>
          </table:table-cell>
          <table:table-cell table:style-name="ce3" table:formula="of:=[.O28]+[.W9]" office:value-type="float" office:value="15.0086715972939" calcext:value-type="float">
            <text:p>15.01</text:p>
          </table:table-cell>
          <table:table-cell table:style-name="ce3" table:formula="of:=ABS([.A28]-[.P28])" office:value-type="float" office:value="0.675338263960565" calcext:value-type="float">
            <text:p>0.68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5.3888888888889" calcext:value-type="float">
            <text:p>15.3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29]" office:value-type="float" office:value="17.1956185739403" calcext:value-type="float">
            <text:p>17.20</text:p>
          </table:table-cell>
          <table:table-cell table:style-name="ce3" table:formula="of:=[.O29]+[.W10]" office:value-type="float" office:value="16.0796592516149" calcext:value-type="float">
            <text:p>16.08</text:p>
          </table:table-cell>
          <table:table-cell table:style-name="ce3" table:formula="of:=ABS([.A29]-[.P29])" office:value-type="float" office:value="0.690770362725964" calcext:value-type="float">
            <text:p>0.69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6.6666666666667" calcext:value-type="float">
            <text:p>16.6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30]" office:value-type="float" office:value="17.2052019231994" calcext:value-type="float">
            <text:p>17.21</text:p>
          </table:table-cell>
          <table:table-cell table:style-name="ce3" table:formula="of:=[.O30]+[.W11]" office:value-type="float" office:value="17.3296592516149" calcext:value-type="float">
            <text:p>17.33</text:p>
          </table:table-cell>
          <table:table-cell table:style-name="ce3" table:formula="of:=ABS([.A30]-[.P30])" office:value-type="float" office:value="0.662992584948164" calcext:value-type="float">
            <text:p>0.66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8.2777777777778" calcext:value-type="float">
            <text:p>18.28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31]" office:value-type="float" office:value="17.2147852724585" calcext:value-type="float">
            <text:p>17.21</text:p>
          </table:table-cell>
          <table:table-cell table:style-name="ce3" table:formula="of:=[.O31]+[.W12]" office:value-type="float" office:value="18.6166962886519" calcext:value-type="float">
            <text:p>18.62</text:p>
          </table:table-cell>
          <table:table-cell table:style-name="ce3" table:formula="of:=ABS([.A31]-[.P31])" office:value-type="float" office:value="0.338918510874091" calcext:value-type="float">
            <text:p>0.34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20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32]" office:value-type="float" office:value="17.2243686217177" calcext:value-type="float">
            <text:p>17.22</text:p>
          </table:table-cell>
          <table:table-cell table:style-name="ce3" table:formula="of:=[.O32]+[.W13]" office:value-type="float" office:value="20.6815111034667" calcext:value-type="float">
            <text:p>20.68</text:p>
          </table:table-cell>
          <table:table-cell table:style-name="ce3" table:formula="of:=ABS([.A32]-[.P32])" office:value-type="float" office:value="0.681511103466693" calcext:value-type="float">
            <text:p>0.68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0.5555555555556" calcext:value-type="float">
            <text:p>20.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33]" office:value-type="float" office:value="17.2339519709768" calcext:value-type="float">
            <text:p>17.23</text:p>
          </table:table-cell>
          <table:table-cell table:style-name="ce3" table:formula="of:=[.O33]+[.W14]" office:value-type="float" office:value="21.369782708405" calcext:value-type="float">
            <text:p>21.37</text:p>
          </table:table-cell>
          <table:table-cell table:style-name="ce3" table:formula="of:=ABS([.A33]-[.P33])" office:value-type="float" office:value="0.814227152849384" calcext:value-type="float">
            <text:p>0.8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1.2222222222222" calcext:value-type="float">
            <text:p>21.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34]" office:value-type="float" office:value="17.2435353202359" calcext:value-type="float">
            <text:p>17.24</text:p>
          </table:table-cell>
          <table:table-cell table:style-name="ce3" table:formula="of:=[.O34]+[.W15]" office:value-type="float" office:value="21.1136098688988" calcext:value-type="float">
            <text:p>21.11</text:p>
          </table:table-cell>
          <table:table-cell table:style-name="ce3" table:formula="of:=ABS([.A34]-[.P34])" office:value-type="float" office:value="0.108612353323394" calcext:value-type="float">
            <text:p>0.1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8" calcext:value-type="float">
            <text:p>18.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35]" office:value-type="float" office:value="17.2531186694951" calcext:value-type="float">
            <text:p>17.25</text:p>
          </table:table-cell>
          <table:table-cell table:style-name="ce3" table:formula="of:=[.O35]+[.W16]" office:value-type="float" office:value="19.1012641898865" calcext:value-type="float">
            <text:p>19.10</text:p>
          </table:table-cell>
          <table:table-cell table:style-name="ce3" table:formula="of:=ABS([.A35]-[.P35])" office:value-type="float" office:value="1.10126418988646" calcext:value-type="float">
            <text:p>1.10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7.5555555555556" calcext:value-type="float">
            <text:p>17.5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0" calcext:value-type="float">
            <text:p>0</text:p>
          </table:table-cell>
          <table:table-cell table:formula="of:=[.H36]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36]" office:value-type="float" office:value="17.2627020187542" calcext:value-type="float">
            <text:p>17.26</text:p>
          </table:table-cell>
          <table:table-cell table:style-name="ce3" table:formula="of:=[.O36]+[.W17]" office:value-type="float" office:value="16.2586715972939" calcext:value-type="float">
            <text:p>16.26</text:p>
          </table:table-cell>
          <table:table-cell table:style-name="ce3" table:formula="of:=ABS([.A36]-[.P36])" office:value-type="float" office:value="1.29688395826172" calcext:value-type="float">
            <text:p>1.30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3.8333333333333" calcext:value-type="float">
            <text:p>13.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0" calcext:value-type="float">
            <text:p>0</text:p>
          </table:table-cell>
          <table:table-cell table:formula="of:=[.H37]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37]" office:value-type="float" office:value="17.2722853680133" calcext:value-type="float">
            <text:p>17.27</text:p>
          </table:table-cell>
          <table:table-cell table:style-name="ce3" table:formula="of:=[.O37]+[.W18]" office:value-type="float" office:value="13.4284246837136" calcext:value-type="float">
            <text:p>13.43</text:p>
          </table:table-cell>
          <table:table-cell table:style-name="ce3" table:formula="of:=ABS([.A37]-[.P37])" office:value-type="float" office:value="0.404908649619699" calcext:value-type="float">
            <text:p>0.40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6.5555555555556" calcext:value-type="float">
            <text:p>16.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38]" office:value-type="float" office:value="17.2818687172725" calcext:value-type="float">
            <text:p>17.28</text:p>
          </table:table-cell>
          <table:table-cell table:style-name="ce3" table:formula="of:=[.O38]+[.W7]" office:value-type="float" office:value="13.7779927760578" calcext:value-type="float">
            <text:p>13.78</text:p>
          </table:table-cell>
          <table:table-cell table:style-name="ce3" table:formula="of:=ABS([.A38]-[.P38])" office:value-type="float" office:value="2.77756277949781" calcext:value-type="float">
            <text:p>2.78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15.1111111111111" calcext:value-type="float">
            <text:p>15.1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39]" office:value-type="float" office:value="17.2914520665316" calcext:value-type="float">
            <text:p>17.29</text:p>
          </table:table-cell>
          <table:table-cell table:style-name="ce3" table:formula="of:=[.O39]+[.W8]" office:value-type="float" office:value="14.0989804303788" calcext:value-type="float">
            <text:p>14.10</text:p>
          </table:table-cell>
          <table:table-cell table:style-name="ce3" table:formula="of:=ABS([.A39]-[.P39])" office:value-type="float" office:value="1.01213068073233" calcext:value-type="float">
            <text:p>1.01</text:p>
          </table:table-cell>
          <table:table-cell table:number-columns-repeated="1007"/>
        </table:table-row>
        <table:table-row table:style-name="ro1">
          <table:table-cell table:style-name="ce3" office:value-type="float" office:value="15.7777777777778" calcext:value-type="float">
            <text:p>15.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40]" office:value-type="float" office:value="17.3010354157907" calcext:value-type="float">
            <text:p>17.30</text:p>
          </table:table-cell>
          <table:table-cell table:style-name="ce3" table:formula="of:=[.O40]+[.W9]" office:value-type="float" office:value="15.1236717884035" calcext:value-type="float">
            <text:p>15.12</text:p>
          </table:table-cell>
          <table:table-cell table:style-name="ce3" table:formula="of:=ABS([.A40]-[.P40])" office:value-type="float" office:value="0.654105989374351" calcext:value-type="float">
            <text:p>0.65</text:p>
          </table:table-cell>
          <table:table-cell table:number-columns-repeated="1007"/>
        </table:table-row>
        <table:table-row table:style-name="ro1">
          <table:table-cell table:style-name="ce3" office:value-type="float" office:value="15.5555555555556" calcext:value-type="float">
            <text:p>15.5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41]" office:value-type="float" office:value="17.3106187650499" calcext:value-type="float">
            <text:p>17.31</text:p>
          </table:table-cell>
          <table:table-cell table:style-name="ce3" table:formula="of:=[.O41]+[.W10]" office:value-type="float" office:value="16.1946594427245" calcext:value-type="float">
            <text:p>16.19</text:p>
          </table:table-cell>
          <table:table-cell table:style-name="ce3" table:formula="of:=ABS([.A41]-[.P41])" office:value-type="float" office:value="0.639103887168851" calcext:value-type="float">
            <text:p>0.64</text:p>
          </table:table-cell>
          <table:table-cell table:number-columns-repeated="1007"/>
        </table:table-row>
        <table:table-row table:style-name="ro1">
          <table:table-cell table:style-name="ce3" office:value-type="float" office:value="16.9444444444444" calcext:value-type="float">
            <text:p>16.94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42]" office:value-type="float" office:value="17.320202114309" calcext:value-type="float">
            <text:p>17.32</text:p>
          </table:table-cell>
          <table:table-cell table:style-name="ce3" table:formula="of:=[.O42]+[.W11]" office:value-type="float" office:value="17.4446594427245" calcext:value-type="float">
            <text:p>17.44</text:p>
          </table:table-cell>
          <table:table-cell table:style-name="ce3" table:formula="of:=ABS([.A42]-[.P42])" office:value-type="float" office:value="0.50021499828005" calcext:value-type="float">
            <text:p>0.50</text:p>
          </table:table-cell>
          <table:table-cell table:number-columns-repeated="1007"/>
        </table:table-row>
        <table:table-row table:style-name="ro1">
          <table:table-cell table:style-name="ce3" office:value-type="float" office:value="17.9444444444444" calcext:value-type="float">
            <text:p>17.9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43]" office:value-type="float" office:value="17.3297854635681" calcext:value-type="float">
            <text:p>17.33</text:p>
          </table:table-cell>
          <table:table-cell table:style-name="ce3" table:formula="of:=[.O43]+[.W12]" office:value-type="float" office:value="18.7316964797615" calcext:value-type="float">
            <text:p>18.73</text:p>
          </table:table-cell>
          <table:table-cell table:style-name="ce3" table:formula="of:=ABS([.A43]-[.P43])" office:value-type="float" office:value="0.787252035317074" calcext:value-type="float">
            <text:p>0.79</text:p>
          </table:table-cell>
          <table:table-cell table:number-columns-repeated="1007"/>
        </table:table-row>
        <table:table-row table:style-name="ro1">
          <table:table-cell table:style-name="ce3" office:value-type="float" office:value="21.2222222222222" calcext:value-type="float">
            <text:p>21.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44]" office:value-type="float" office:value="17.3393688128273" calcext:value-type="float">
            <text:p>17.34</text:p>
          </table:table-cell>
          <table:table-cell table:style-name="ce3" table:formula="of:=[.O44]+[.W13]" office:value-type="float" office:value="20.7965112945763" calcext:value-type="float">
            <text:p>20.80</text:p>
          </table:table-cell>
          <table:table-cell table:style-name="ce3" table:formula="of:=ABS([.A44]-[.P44])" office:value-type="float" office:value="0.425710927645923" calcext:value-type="float">
            <text:p>0.43</text:p>
          </table:table-cell>
          <table:table-cell table:number-columns-repeated="1007"/>
        </table:table-row>
        <table:table-row table:style-name="ro1">
          <table:table-cell table:style-name="ce3" office:value-type="float" office:value="22.6666666666667" calcext:value-type="float">
            <text:p>22.6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45]" office:value-type="float" office:value="17.3489521620864" calcext:value-type="float">
            <text:p>17.35</text:p>
          </table:table-cell>
          <table:table-cell table:style-name="ce3" table:formula="of:=[.O45]+[.W14]" office:value-type="float" office:value="21.4847828995146" calcext:value-type="float">
            <text:p>21.48</text:p>
          </table:table-cell>
          <table:table-cell table:style-name="ce3" table:formula="of:=ABS([.A45]-[.P45])" office:value-type="float" office:value="1.18188376715213" calcext:value-type="float">
            <text:p>1.18</text:p>
          </table:table-cell>
          <table:table-cell table:number-columns-repeated="1007"/>
        </table:table-row>
        <table:table-row table:style-name="ro1">
          <table:table-cell table:style-name="ce3" office:value-type="float" office:value="21.1111111111111" calcext:value-type="float">
            <text:p>21.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0" calcext:value-type="float">
            <text:p>0</text:p>
          </table:table-cell>
          <table:table-cell table:formula="of:=[.H46]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46]" office:value-type="float" office:value="17.3585355113455" calcext:value-type="float">
            <text:p>17.36</text:p>
          </table:table-cell>
          <table:table-cell table:style-name="ce3" table:formula="of:=[.O46]+[.W15]" office:value-type="float" office:value="21.2286100600084" calcext:value-type="float">
            <text:p>21.23</text:p>
          </table:table-cell>
          <table:table-cell table:style-name="ce3" table:formula="of:=ABS([.A46]-[.P46])" office:value-type="float" office:value="0.117498948897289" calcext:value-type="float">
            <text:p>0.12</text:p>
          </table:table-cell>
          <table:table-cell table:number-columns-repeated="1007"/>
        </table:table-row>
        <table:table-row table:style-name="ro1">
          <table:table-cell table:style-name="ce3" office:value-type="float" office:value="19.9444444444444" calcext:value-type="float">
            <text:p>19.9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47]" office:value-type="float" office:value="17.3681188606047" calcext:value-type="float">
            <text:p>17.37</text:p>
          </table:table-cell>
          <table:table-cell table:style-name="ce3" table:formula="of:=[.O47]+[.W16]" office:value-type="float" office:value="19.216264380996" calcext:value-type="float">
            <text:p>19.22</text:p>
          </table:table-cell>
          <table:table-cell table:style-name="ce3" table:formula="of:=ABS([.A47]-[.P47])" office:value-type="float" office:value="0.728180063448352" calcext:value-type="float">
            <text:p>0.73</text:p>
          </table:table-cell>
          <table:table-cell table:number-columns-repeated="1007"/>
        </table:table-row>
        <table:table-row table:style-name="ro1">
          <table:table-cell table:style-name="ce3" office:value-type="float" office:value="15.7777777777778" calcext:value-type="float">
            <text:p>15.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48]" office:value-type="float" office:value="17.3777022098638" calcext:value-type="float">
            <text:p>17.38</text:p>
          </table:table-cell>
          <table:table-cell table:style-name="ce3" table:formula="of:=[.O48]+[.W17]" office:value-type="float" office:value="16.3736717884035" calcext:value-type="float">
            <text:p>16.37</text:p>
          </table:table-cell>
          <table:table-cell table:style-name="ce3" table:formula="of:=ABS([.A48]-[.P48])" office:value-type="float" office:value="0.595894010625667" calcext:value-type="float">
            <text:p>0.60</text:p>
          </table:table-cell>
          <table:table-cell table:number-columns-repeated="1007"/>
        </table:table-row>
        <table:table-row table:style-name="ro1">
          <table:table-cell table:style-name="ce3" office:value-type="float" office:value="13.6111111111111" calcext:value-type="float">
            <text:p>13.6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0" calcext:value-type="float">
            <text:p>0</text:p>
          </table:table-cell>
          <table:table-cell table:formula="of:=[.H49]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49]" office:value-type="float" office:value="17.3872855591229" calcext:value-type="float">
            <text:p>17.39</text:p>
          </table:table-cell>
          <table:table-cell table:style-name="ce3" table:formula="of:=[.O49]+[.W18]" office:value-type="float" office:value="13.5434248748232" calcext:value-type="float">
            <text:p>13.54</text:p>
          </table:table-cell>
          <table:table-cell table:style-name="ce3" table:formula="of:=ABS([.A49]-[.P49])" office:value-type="float" office:value="0.067686236287912" calcext:value-type="float">
            <text:p>0.07</text:p>
          </table:table-cell>
          <table:table-cell table:number-columns-repeated="1007"/>
        </table:table-row>
        <table:table-row table:style-name="ro1">
          <table:table-cell table:style-name="ce3" office:value-type="float" office:value="13.5555555555556" calcext:value-type="float">
            <text:p>13.5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0" calcext:value-type="float">
            <text:p>0</text:p>
          </table:table-cell>
          <table:table-cell table:formula="of:=[.H50]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[.J50]" office:value-type="float" office:value="0" calcext:value-type="float">
            <text:p>0</text:p>
          </table:table-cell>
          <table:table-cell table:formula="of:=[.K50]" office:value-type="float" office:value="0" calcext:value-type="float">
            <text:p>0</text:p>
          </table:table-cell>
          <table:table-cell table:formula="of:=[.L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50]" office:value-type="float" office:value="17.3968689083821" calcext:value-type="float">
            <text:p>17.40</text:p>
          </table:table-cell>
          <table:table-cell table:style-name="ce3" table:formula="of:=[.O50]+[.W7]" office:value-type="float" office:value="13.8929929671674" calcext:value-type="float">
            <text:p>13.89</text:p>
          </table:table-cell>
          <table:table-cell table:style-name="ce3" table:formula="of:=ABS([.A50]-[.P50])" office:value-type="float" office:value="0.337437411611774" calcext:value-type="float">
            <text:p>0.34</text:p>
          </table:table-cell>
          <table:table-cell table:number-columns-repeated="1007"/>
        </table:table-row>
        <table:table-row table:style-name="ro1">
          <table:table-cell table:style-name="ce3" office:value-type="float" office:value="13.5" calcext:value-type="float">
            <text:p>13.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0" calcext:value-type="float">
            <text:p>0</text:p>
          </table:table-cell>
          <table:table-cell table:formula="of:=[.H51]" office:value-type="float" office:value="0" calcext:value-type="float">
            <text:p>0</text:p>
          </table:table-cell>
          <table:table-cell table:formula="of:=[.I51]" office:value-type="float" office:value="0" calcext:value-type="float">
            <text:p>0</text:p>
          </table:table-cell>
          <table:table-cell table:formula="of:=[.J51]" office:value-type="float" office:value="0" calcext:value-type="float">
            <text:p>0</text:p>
          </table:table-cell>
          <table:table-cell table:formula="of:=[.K51]" office:value-type="float" office:value="0" calcext:value-type="float">
            <text:p>0</text:p>
          </table:table-cell>
          <table:table-cell table:formula="of:=[.L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51]" office:value-type="float" office:value="17.4064522576412" calcext:value-type="float">
            <text:p>17.41</text:p>
          </table:table-cell>
          <table:table-cell table:style-name="ce3" table:formula="of:=[.O51]+[.W8]" office:value-type="float" office:value="14.2139806214883" calcext:value-type="float">
            <text:p>14.21</text:p>
          </table:table-cell>
          <table:table-cell table:style-name="ce3" table:formula="of:=ABS([.A51]-[.P51])" office:value-type="float" office:value="0.71398062148835" calcext:value-type="float">
            <text:p>0.71</text:p>
          </table:table-cell>
          <table:table-cell table:number-columns-repeated="1007"/>
        </table:table-row>
        <table:table-row table:style-name="ro1">
          <table:table-cell table:style-name="ce3" office:value-type="float" office:value="16.7777777777778" calcext:value-type="float">
            <text:p>16.7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52]" office:value-type="float" office:value="17.4160356069003" calcext:value-type="float">
            <text:p>17.42</text:p>
          </table:table-cell>
          <table:table-cell table:style-name="ce3" table:formula="of:=[.O52]+[.W9]" office:value-type="float" office:value="15.238671979513" calcext:value-type="float">
            <text:p>15.24</text:p>
          </table:table-cell>
          <table:table-cell table:style-name="ce3" table:formula="of:=ABS([.A52]-[.P52])" office:value-type="float" office:value="1.53910579826476" calcext:value-type="float">
            <text:p>1.54</text:p>
          </table:table-cell>
          <table:table-cell table:number-columns-repeated="1007"/>
        </table:table-row>
        <table:table-row table:style-name="ro1">
          <table:table-cell table:style-name="ce3" office:value-type="float" office:value="17.7777777777778" calcext:value-type="float">
            <text:p>17.7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53]" office:value-type="float" office:value="17.4256189561594" calcext:value-type="float">
            <text:p>17.43</text:p>
          </table:table-cell>
          <table:table-cell table:style-name="ce3" table:formula="of:=[.O53]+[.W10]" office:value-type="float" office:value="16.309659633834" calcext:value-type="float">
            <text:p>16.31</text:p>
          </table:table-cell>
          <table:table-cell table:style-name="ce3" table:formula="of:=ABS([.A53]-[.P53])" office:value-type="float" office:value="1.46811814394376" calcext:value-type="float">
            <text:p>1.47</text:p>
          </table:table-cell>
          <table:table-cell table:number-columns-repeated="1007"/>
        </table:table-row>
        <table:table-row table:style-name="ro1">
          <table:table-cell table:style-name="ce3" office:value-type="float" office:value="20.0555555555556" calcext:value-type="float">
            <text:p>20.0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54]" office:value-type="float" office:value="17.4352023054186" calcext:value-type="float">
            <text:p>17.44</text:p>
          </table:table-cell>
          <table:table-cell table:style-name="ce3" table:formula="of:=[.O54]+[.W11]" office:value-type="float" office:value="17.559659633834" calcext:value-type="float">
            <text:p>17.56</text:p>
          </table:table-cell>
          <table:table-cell table:style-name="ce3" table:formula="of:=ABS([.A54]-[.P54])" office:value-type="float" office:value="2.49589592172157" calcext:value-type="float">
            <text:p>2.50</text:p>
          </table:table-cell>
          <table:table-cell table:number-columns-repeated="1007"/>
        </table:table-row>
        <table:table-row table:style-name="ro1">
          <table:table-cell table:style-name="ce3" office:value-type="float" office:value="19.6666666666667" calcext:value-type="float">
            <text:p>19.67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55]" office:value-type="float" office:value="17.4447856546777" calcext:value-type="float">
            <text:p>17.44</text:p>
          </table:table-cell>
          <table:table-cell table:style-name="ce3" table:formula="of:=[.O55]+[.W12]" office:value-type="float" office:value="18.8466966708711" calcext:value-type="float">
            <text:p>18.85</text:p>
          </table:table-cell>
          <table:table-cell table:style-name="ce3" table:formula="of:=ABS([.A55]-[.P55])" office:value-type="float" office:value="0.819969995795638" calcext:value-type="float">
            <text:p>0.82</text:p>
          </table:table-cell>
          <table:table-cell table:number-columns-repeated="1007"/>
        </table:table-row>
        <table:table-row table:style-name="ro1">
          <table:table-cell table:style-name="ce3" office:value-type="float" office:value="22" calcext:value-type="float">
            <text:p>22.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56]" office:value-type="float" office:value="17.4543690039368" calcext:value-type="float">
            <text:p>17.45</text:p>
          </table:table-cell>
          <table:table-cell table:style-name="ce3" table:formula="of:=[.O56]+[.W13]" office:value-type="float" office:value="20.9115114856859" calcext:value-type="float">
            <text:p>20.91</text:p>
          </table:table-cell>
          <table:table-cell table:style-name="ce3" table:formula="of:=ABS([.A56]-[.P56])" office:value-type="float" office:value="1.08848851431414" calcext:value-type="float">
            <text:p>1.09</text:p>
          </table:table-cell>
          <table:table-cell table:number-columns-repeated="1007"/>
        </table:table-row>
        <table:table-row table:style-name="ro1">
          <table:table-cell table:style-name="ce3" office:value-type="float" office:value="21.3333333333333" calcext:value-type="float">
            <text:p>21.3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]" office:value-type="float" office:value="0" calcext:value-type="float">
            <text:p>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0" calcext:value-type="float">
            <text:p>0</text:p>
          </table:table-cell>
          <table:table-cell table:formula="of:=[.H5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57]" office:value-type="float" office:value="17.463952353196" calcext:value-type="float">
            <text:p>17.46</text:p>
          </table:table-cell>
          <table:table-cell table:style-name="ce3" table:formula="of:=[.O57]+[.W14]" office:value-type="float" office:value="21.5997830906242" calcext:value-type="float">
            <text:p>21.60</text:p>
          </table:table-cell>
          <table:table-cell table:style-name="ce3" table:formula="of:=ABS([.A57]-[.P57])" office:value-type="float" office:value="0.266449757290854" calcext:value-type="float">
            <text:p>0.27</text:p>
          </table:table-cell>
          <table:table-cell table:number-columns-repeated="1007"/>
        </table:table-row>
        <table:table-row table:style-name="ro1">
          <table:table-cell table:style-name="ce3" office:value-type="float" office:value="22.3333333333333" calcext:value-type="float">
            <text:p>22.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0" calcext:value-type="float">
            <text:p>0</text:p>
          </table:table-cell>
          <table:table-cell table:formula="of:=[.H58]" office:value-type="float" office:value="0" calcext:value-type="float">
            <text:p>0</text:p>
          </table:table-cell>
          <table:table-cell table:formula="of:=[.I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58]" office:value-type="float" office:value="17.4735357024551" calcext:value-type="float">
            <text:p>17.47</text:p>
          </table:table-cell>
          <table:table-cell table:style-name="ce3" table:formula="of:=[.O58]+[.W15]" office:value-type="float" office:value="21.343610251118" calcext:value-type="float">
            <text:p>21.34</text:p>
          </table:table-cell>
          <table:table-cell table:style-name="ce3" table:formula="of:=ABS([.A58]-[.P58])" office:value-type="float" office:value="0.989723082215328" calcext:value-type="float">
            <text:p>0.99</text:p>
          </table:table-cell>
          <table:table-cell table:number-columns-repeated="1007"/>
        </table:table-row>
        <table:table-row table:style-name="ro1">
          <table:table-cell table:style-name="ce3" office:value-type="float" office:value="18.2777777777778" calcext:value-type="float">
            <text:p>18.2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0" calcext:value-type="float">
            <text:p>0</text:p>
          </table:table-cell>
          <table:table-cell table:formula="of:=[.H59]" office:value-type="float" office:value="0" calcext:value-type="float">
            <text:p>0</text:p>
          </table:table-cell>
          <table:table-cell table:formula="of:=[.I59]" office:value-type="float" office:value="0" calcext:value-type="float">
            <text:p>0</text:p>
          </table:table-cell>
          <table:table-cell table:formula="of:=[.J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59]" office:value-type="float" office:value="17.4831190517142" calcext:value-type="float">
            <text:p>17.48</text:p>
          </table:table-cell>
          <table:table-cell table:style-name="ce3" table:formula="of:=[.O59]+[.W16]" office:value-type="float" office:value="19.3312645721056" calcext:value-type="float">
            <text:p>19.33</text:p>
          </table:table-cell>
          <table:table-cell table:style-name="ce3" table:formula="of:=ABS([.A59]-[.P59])" office:value-type="float" office:value="1.05348679432784" calcext:value-type="float">
            <text:p>1.05</text:p>
          </table:table-cell>
          <table:table-cell table:number-columns-repeated="1007"/>
        </table:table-row>
        <table:table-row table:style-name="ro1">
          <table:table-cell table:style-name="ce3" office:value-type="float" office:value="15.3888888888889" calcext:value-type="float">
            <text:p>15.3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0" calcext:value-type="float">
            <text:p>0</text:p>
          </table:table-cell>
          <table:table-cell table:formula="of:=[.H60]" office:value-type="float" office:value="0" calcext:value-type="float">
            <text:p>0</text:p>
          </table:table-cell>
          <table:table-cell table:formula="of:=[.I60]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60]" office:value-type="float" office:value="17.4927024009734" calcext:value-type="float">
            <text:p>17.49</text:p>
          </table:table-cell>
          <table:table-cell table:style-name="ce3" table:formula="of:=[.O60]+[.W17]" office:value-type="float" office:value="16.4886719795131" calcext:value-type="float">
            <text:p>16.49</text:p>
          </table:table-cell>
          <table:table-cell table:style-name="ce3" table:formula="of:=ABS([.A60]-[.P60])" office:value-type="float" office:value="1.09978309062415" calcext:value-type="float">
            <text:p>1.10</text:p>
          </table:table-cell>
          <table:table-cell table:number-columns-repeated="1007"/>
        </table:table-row>
        <table:table-row table:style-name="ro1">
          <table:table-cell table:style-name="ce3" office:value-type="float" office:value="14.0555555555556" calcext:value-type="float">
            <text:p>14.0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0" calcext:value-type="float">
            <text:p>0</text:p>
          </table:table-cell>
          <table:table-cell table:formula="of:=[.H61]" office:value-type="float" office:value="0" calcext:value-type="float">
            <text:p>0</text:p>
          </table:table-cell>
          <table:table-cell table:formula="of:=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0" calcext:value-type="float">
            <text:p>0</text:p>
          </table:table-cell>
          <table:table-cell table:formula="of:=[.L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61]" office:value-type="float" office:value="17.5022857502325" calcext:value-type="float">
            <text:p>17.50</text:p>
          </table:table-cell>
          <table:table-cell table:style-name="ce3" table:formula="of:=[.O61]+[.W18]" office:value-type="float" office:value="13.6584250659328" calcext:value-type="float">
            <text:p>13.66</text:p>
          </table:table-cell>
          <table:table-cell table:style-name="ce3" table:formula="of:=ABS([.A61]-[.P61])" office:value-type="float" office:value="0.397130489622828" calcext:value-type="float">
            <text:p>0.40</text:p>
          </table:table-cell>
          <table:table-cell table:number-columns-repeated="1007"/>
        </table:table-row>
        <table:table-row table:style-name="ro1">
          <table:table-cell table:style-name="ce3" office:value-type="float" office:value="14.6666666666667" calcext:value-type="float">
            <text:p>14.6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0" calcext:value-type="float">
            <text:p>0</text:p>
          </table:table-cell>
          <table:table-cell table:formula="of:=[.I62]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62]" office:value-type="float" office:value="17.5118690994916" calcext:value-type="float">
            <text:p>17.51</text:p>
          </table:table-cell>
          <table:table-cell table:style-name="ce3" table:formula="of:=[.O62]+[.W7]" office:value-type="float" office:value="14.007993158277" calcext:value-type="float">
            <text:p>14.01</text:p>
          </table:table-cell>
          <table:table-cell table:style-name="ce3" table:formula="of:=ABS([.A62]-[.P62])" office:value-type="float" office:value="0.65867350838974" calcext:value-type="float">
            <text:p>0.66</text:p>
          </table:table-cell>
          <table:table-cell table:number-columns-repeated="1007"/>
        </table:table-row>
        <table:table-row table:style-name="ro1">
          <table:table-cell table:style-name="ce3" office:value-type="float" office:value="15.2222222222222" calcext:value-type="float">
            <text:p>15.2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0" calcext:value-type="float">
            <text:p>0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63]" office:value-type="float" office:value="17.5214524487508" calcext:value-type="float">
            <text:p>17.52</text:p>
          </table:table-cell>
          <table:table-cell table:style-name="ce3" table:formula="of:=[.O63]+[.W8]" office:value-type="float" office:value="14.3289808125979" calcext:value-type="float">
            <text:p>14.33</text:p>
          </table:table-cell>
          <table:table-cell table:style-name="ce3" table:formula="of:=ABS([.A63]-[.P63])" office:value-type="float" office:value="0.893241409624263" calcext:value-type="float">
            <text:p>0.89</text:p>
          </table:table-cell>
          <table:table-cell table:number-columns-repeated="1007"/>
        </table:table-row>
        <table:table-row table:style-name="ro1">
          <table:table-cell table:style-name="ce3" office:value-type="float" office:value="15.8888888888889" calcext:value-type="float">
            <text:p>15.8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64]" office:value-type="float" office:value="17.5310357980099" calcext:value-type="float">
            <text:p>17.53</text:p>
          </table:table-cell>
          <table:table-cell table:style-name="ce3" table:formula="of:=[.O64]+[.W9]" office:value-type="float" office:value="15.3536721706226" calcext:value-type="float">
            <text:p>15.35</text:p>
          </table:table-cell>
          <table:table-cell table:style-name="ce3" table:formula="of:=ABS([.A64]-[.P64])" office:value-type="float" office:value="0.53521671826628" calcext:value-type="float">
            <text:p>0.54</text:p>
          </table:table-cell>
          <table:table-cell table:number-columns-repeated="1007"/>
        </table:table-row>
        <table:table-row table:style-name="ro1">
          <table:table-cell table:style-name="ce3" office:value-type="float" office:value="16.3333333333333" calcext:value-type="float">
            <text:p>16.3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65]" office:value-type="float" office:value="17.540619147269" calcext:value-type="float">
            <text:p>17.54</text:p>
          </table:table-cell>
          <table:table-cell table:style-name="ce3" table:formula="of:=[.O65]+[.W10]" office:value-type="float" office:value="16.4246598249436" calcext:value-type="float">
            <text:p>16.42</text:p>
          </table:table-cell>
          <table:table-cell table:style-name="ce3" table:formula="of:=ABS([.A65]-[.P65])" office:value-type="float" office:value="0.0913264916103245" calcext:value-type="float">
            <text:p>0.09</text:p>
          </table:table-cell>
          <table:table-cell table:number-columns-repeated="1007"/>
        </table:table-row>
        <table:table-row table:style-name="ro1">
          <table:table-cell table:style-name="ce3" office:value-type="float" office:value="18.3333333333333" calcext:value-type="float">
            <text:p>18.33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66]" office:value-type="float" office:value="17.5502024965282" calcext:value-type="float">
            <text:p>17.55</text:p>
          </table:table-cell>
          <table:table-cell table:style-name="ce3" table:formula="of:=[.O66]+[.W11]" office:value-type="float" office:value="17.6746598249436" calcext:value-type="float">
            <text:p>17.67</text:p>
          </table:table-cell>
          <table:table-cell table:style-name="ce3" table:formula="of:=ABS([.A66]-[.P66])" office:value-type="float" office:value="0.658673508389679" calcext:value-type="float">
            <text:p>0.66</text:p>
          </table:table-cell>
          <table:table-cell table:number-columns-repeated="1007"/>
        </table:table-row>
        <table:table-row table:style-name="ro1">
          <table:table-cell table:style-name="ce3" office:value-type="float" office:value="18.8888888888889" calcext:value-type="float">
            <text:p>18.89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67]" office:value-type="float" office:value="17.5597858457873" calcext:value-type="float">
            <text:p>17.56</text:p>
          </table:table-cell>
          <table:table-cell table:style-name="ce3" table:formula="of:=[.O67]+[.W12]" office:value-type="float" office:value="18.9616968619806" calcext:value-type="float">
            <text:p>18.96</text:p>
          </table:table-cell>
          <table:table-cell table:style-name="ce3" table:formula="of:=ABS([.A67]-[.P67])" office:value-type="float" office:value="0.072807973091745" calcext:value-type="float">
            <text:p>0.07</text:p>
          </table:table-cell>
          <table:table-cell table:number-columns-repeated="1007"/>
        </table:table-row>
        <table:table-row table:style-name="ro1">
          <table:table-cell table:style-name="ce3" office:value-type="float" office:value="20.8333333333333" calcext:value-type="float">
            <text:p>20.8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68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68]" office:value-type="float" office:value="17.5693691950464" calcext:value-type="float">
            <text:p>17.57</text:p>
          </table:table-cell>
          <table:table-cell table:style-name="ce3" table:formula="of:=[.O68]+[.W13]" office:value-type="float" office:value="21.0265116767954" calcext:value-type="float">
            <text:p>21.03</text:p>
          </table:table-cell>
          <table:table-cell table:style-name="ce3" table:formula="of:=ABS([.A68]-[.P68])" office:value-type="float" office:value="0.193178343462147" calcext:value-type="float">
            <text:p>0.19</text:p>
          </table:table-cell>
          <table:table-cell table:number-columns-repeated="1007"/>
        </table:table-row>
        <table:table-row table:style-name="ro1">
          <table:table-cell table:style-name="ce3" office:value-type="float" office:value="21.4444444444444" calcext:value-type="float">
            <text:p>21.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]" office:value-type="float" office:value="0" calcext:value-type="float">
            <text:p>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0" calcext:value-type="float">
            <text:p>0</text:p>
          </table:table-cell>
          <table:table-cell table:formula="of:=[.H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69]" office:value-type="float" office:value="17.5789525443056" calcext:value-type="float">
            <text:p>17.58</text:p>
          </table:table-cell>
          <table:table-cell table:style-name="ce3" table:formula="of:=[.O69]+[.W14]" office:value-type="float" office:value="21.7147832817337" calcext:value-type="float">
            <text:p>21.71</text:p>
          </table:table-cell>
          <table:table-cell table:style-name="ce3" table:formula="of:=ABS([.A69]-[.P69])" office:value-type="float" office:value="0.270338837289341" calcext:value-type="float">
            <text:p>0.27</text:p>
          </table:table-cell>
          <table:table-cell table:number-columns-repeated="1007"/>
        </table:table-row>
        <table:table-row table:style-name="ro1">
          <table:table-cell table:style-name="ce3" office:value-type="float" office:value="20.0555555555556" calcext:value-type="float">
            <text:p>20.0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]" office:value-type="float" office:value="0" calcext:value-type="float">
            <text:p>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0" calcext:value-type="float">
            <text:p>0</text:p>
          </table:table-cell>
          <table:table-cell table:formula="of:=[.H70]" office:value-type="float" office:value="0" calcext:value-type="float">
            <text:p>0</text:p>
          </table:table-cell>
          <table:table-cell table:formula="of:=[.I7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70]" office:value-type="float" office:value="17.5885358935647" calcext:value-type="float">
            <text:p>17.59</text:p>
          </table:table-cell>
          <table:table-cell table:style-name="ce3" table:formula="of:=[.O70]+[.W15]" office:value-type="float" office:value="21.4586104422276" calcext:value-type="float">
            <text:p>21.46</text:p>
          </table:table-cell>
          <table:table-cell table:style-name="ce3" table:formula="of:=ABS([.A70]-[.P70])" office:value-type="float" office:value="1.40305488667196" calcext:value-type="float">
            <text:p>1.40</text:p>
          </table:table-cell>
          <table:table-cell table:number-columns-repeated="1007"/>
        </table:table-row>
        <table:table-row table:style-name="ro1">
          <table:table-cell table:style-name="ce3" office:value-type="float" office:value="18.6111111111111" calcext:value-type="float">
            <text:p>18.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]" office:value-type="float" office:value="0" calcext:value-type="float">
            <text:p>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formula="of:=[.G71]" office:value-type="float" office:value="0" calcext:value-type="float">
            <text:p>0</text:p>
          </table:table-cell>
          <table:table-cell table:formula="of:=[.H71]" office:value-type="float" office:value="0" calcext:value-type="float">
            <text:p>0</text:p>
          </table:table-cell>
          <table:table-cell table:formula="of:=[.I71]" office:value-type="float" office:value="0" calcext:value-type="float">
            <text:p>0</text:p>
          </table:table-cell>
          <table:table-cell table:formula="of:=[.J7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71]" office:value-type="float" office:value="17.5981192428238" calcext:value-type="float">
            <text:p>17.60</text:p>
          </table:table-cell>
          <table:table-cell table:style-name="ce3" table:formula="of:=[.O71]+[.W16]" office:value-type="float" office:value="19.4462647632152" calcext:value-type="float">
            <text:p>19.45</text:p>
          </table:table-cell>
          <table:table-cell table:style-name="ce3" table:formula="of:=ABS([.A71]-[.P71])" office:value-type="float" office:value="0.835153652104118" calcext:value-type="float">
            <text:p>0.84</text:p>
          </table:table-cell>
          <table:table-cell table:number-columns-repeated="1007"/>
        </table:table-row>
        <table:table-row table:style-name="ro1">
          <table:table-cell table:style-name="ce3" office:value-type="float" office:value="16.8888888888889" calcext:value-type="float">
            <text:p>16.8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72]" office:value-type="float" office:value="17.607702592083" calcext:value-type="float">
            <text:p>17.61</text:p>
          </table:table-cell>
          <table:table-cell table:style-name="ce3" table:formula="of:=[.O72]+[.W17]" office:value-type="float" office:value="16.6036721706226" calcext:value-type="float">
            <text:p>16.60</text:p>
          </table:table-cell>
          <table:table-cell table:style-name="ce3" table:formula="of:=ABS([.A72]-[.P72])" office:value-type="float" office:value="0.285216718266263" calcext:value-type="float">
            <text:p>0.29</text:p>
          </table:table-cell>
          <table:table-cell table:number-columns-repeated="1007"/>
        </table:table-row>
        <table:table-row table:style-name="ro1">
          <table:table-cell table:style-name="ce3" office:value-type="float" office:value="14.4444444444444" calcext:value-type="float">
            <text:p>14.4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73]" office:value-type="float" office:value="17.6172859413421" calcext:value-type="float">
            <text:p>17.62</text:p>
          </table:table-cell>
          <table:table-cell table:style-name="ce3" table:formula="of:=[.O73]+[.W18]" office:value-type="float" office:value="13.7734252570424" calcext:value-type="float">
            <text:p>13.77</text:p>
          </table:table-cell>
          <table:table-cell table:style-name="ce3" table:formula="of:=ABS([.A73]-[.P73])" office:value-type="float" office:value="0.671019187402042" calcext:value-type="float">
            <text:p>0.67</text:p>
          </table:table-cell>
          <table:table-cell table:number-columns-repeated="1007"/>
        </table:table-row>
        <table:table-row table:style-name="ro1">
          <table:table-cell table:style-name="ce3" office:value-type="float" office:value="13.6666666666667" calcext:value-type="float">
            <text:p>13.6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4]" office:value-type="float" office:value="0" calcext:value-type="float">
            <text:p>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0" calcext:value-type="float">
            <text:p>0</text:p>
          </table:table-cell>
          <table:table-cell table:formula="of:=[.H74]" office:value-type="float" office:value="0" calcext:value-type="float">
            <text:p>0</text:p>
          </table:table-cell>
          <table:table-cell table:formula="of:=[.I74]" office:value-type="float" office:value="0" calcext:value-type="float">
            <text:p>0</text:p>
          </table:table-cell>
          <table:table-cell table:formula="of:=[.J74]" office:value-type="float" office:value="0" calcext:value-type="float">
            <text:p>0</text:p>
          </table:table-cell>
          <table:table-cell table:formula="of:=[.K74]" office:value-type="float" office:value="0" calcext:value-type="float">
            <text:p>0</text:p>
          </table:table-cell>
          <table:table-cell table:formula="of:=[.L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74]" office:value-type="float" office:value="17.6268692906012" calcext:value-type="float">
            <text:p>17.63</text:p>
          </table:table-cell>
          <table:table-cell table:style-name="ce3" table:formula="of:=[.O74]+[.W7]" office:value-type="float" office:value="14.1229933493865" calcext:value-type="float">
            <text:p>14.12</text:p>
          </table:table-cell>
          <table:table-cell table:style-name="ce3" table:formula="of:=ABS([.A74]-[.P74])" office:value-type="float" office:value="0.456326682719844" calcext:value-type="float">
            <text:p>0.46</text:p>
          </table:table-cell>
          <table:table-cell table:number-columns-repeated="1007"/>
        </table:table-row>
        <table:table-row table:style-name="ro1">
          <table:table-cell table:style-name="ce3" office:value-type="float" office:value="14.3888888888889" calcext:value-type="float">
            <text:p>14.3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0" calcext:value-type="float">
            <text:p>0</text:p>
          </table:table-cell>
          <table:table-cell table:formula="of:=[.G75]" office:value-type="float" office:value="0" calcext:value-type="float">
            <text:p>0</text:p>
          </table:table-cell>
          <table:table-cell table:formula="of:=[.H75]" office:value-type="float" office:value="0" calcext:value-type="float">
            <text:p>0</text:p>
          </table:table-cell>
          <table:table-cell table:formula="of:=[.I75]" office:value-type="float" office:value="0" calcext:value-type="float">
            <text:p>0</text:p>
          </table:table-cell>
          <table:table-cell table:formula="of:=[.J75]" office:value-type="float" office:value="0" calcext:value-type="float">
            <text:p>0</text:p>
          </table:table-cell>
          <table:table-cell table:formula="of:=[.K75]" office:value-type="float" office:value="0" calcext:value-type="float">
            <text:p>0</text:p>
          </table:table-cell>
          <table:table-cell table:formula="of:=[.L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75]" office:value-type="float" office:value="17.6364526398604" calcext:value-type="float">
            <text:p>17.64</text:p>
          </table:table-cell>
          <table:table-cell table:style-name="ce3" table:formula="of:=[.O75]+[.W8]" office:value-type="float" office:value="14.4439810037075" calcext:value-type="float">
            <text:p>14.44</text:p>
          </table:table-cell>
          <table:table-cell table:style-name="ce3" table:formula="of:=ABS([.A75]-[.P75])" office:value-type="float" office:value="0.0550921148186205" calcext:value-type="float">
            <text:p>0.06</text:p>
          </table:table-cell>
          <table:table-cell table:number-columns-repeated="1007"/>
        </table:table-row>
        <table:table-row table:style-name="ro1">
          <table:table-cell table:style-name="ce3" office:value-type="float" office:value="13.7777777777778" calcext:value-type="float">
            <text:p>13.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76]" office:value-type="float" office:value="17.6460359891195" calcext:value-type="float">
            <text:p>17.65</text:p>
          </table:table-cell>
          <table:table-cell table:style-name="ce3" table:formula="of:=[.O76]+[.W9]" office:value-type="float" office:value="15.4686723617322" calcext:value-type="float">
            <text:p>15.47</text:p>
          </table:table-cell>
          <table:table-cell table:style-name="ce3" table:formula="of:=ABS([.A76]-[.P76])" office:value-type="float" office:value="1.69089458395441" calcext:value-type="float">
            <text:p>1.69</text:p>
          </table:table-cell>
          <table:table-cell table:number-columns-repeated="1007"/>
        </table:table-row>
        <table:table-row table:style-name="ro1">
          <table:table-cell table:style-name="ce3" office:value-type="float" office:value="16.3888888888889" calcext:value-type="float">
            <text:p>16.39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77]" office:value-type="float" office:value="17.6556193383786" calcext:value-type="float">
            <text:p>17.66</text:p>
          </table:table-cell>
          <table:table-cell table:style-name="ce3" table:formula="of:=[.O77]+[.W10]" office:value-type="float" office:value="16.5396600160532" calcext:value-type="float">
            <text:p>16.54</text:p>
          </table:table-cell>
          <table:table-cell table:style-name="ce3" table:formula="of:=ABS([.A77]-[.P77])" office:value-type="float" office:value="0.150771127164305" calcext:value-type="float">
            <text:p>0.15</text:p>
          </table:table-cell>
          <table:table-cell table:number-columns-repeated="1007"/>
        </table:table-row>
        <table:table-row table:style-name="ro1">
          <table:table-cell table:style-name="ce3" office:value-type="float" office:value="17.9444444444444" calcext:value-type="float">
            <text:p>17.94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78]" office:value-type="float" office:value="17.6652026876377" calcext:value-type="float">
            <text:p>17.67</text:p>
          </table:table-cell>
          <table:table-cell table:style-name="ce3" table:formula="of:=[.O78]+[.W11]" office:value-type="float" office:value="17.7896600160532" calcext:value-type="float">
            <text:p>17.79</text:p>
          </table:table-cell>
          <table:table-cell table:style-name="ce3" table:formula="of:=ABS([.A78]-[.P78])" office:value-type="float" office:value="0.154784428391196" calcext:value-type="float">
            <text:p>0.15</text:p>
          </table:table-cell>
          <table:table-cell table:number-columns-repeated="1007"/>
        </table:table-row>
        <table:table-row table:style-name="ro1">
          <table:table-cell table:style-name="ce3" office:value-type="float" office:value="21.3333333333333" calcext:value-type="float">
            <text:p>21.33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79]" office:value-type="float" office:value="17.6747860368969" calcext:value-type="float">
            <text:p>17.67</text:p>
          </table:table-cell>
          <table:table-cell table:style-name="ce3" table:formula="of:=[.O79]+[.W12]" office:value-type="float" office:value="19.0766970530902" calcext:value-type="float">
            <text:p>19.08</text:p>
          </table:table-cell>
          <table:table-cell table:style-name="ce3" table:formula="of:=ABS([.A79]-[.P79])" office:value-type="float" office:value="2.25663628024307" calcext:value-type="float">
            <text:p>2.26</text:p>
          </table:table-cell>
          <table:table-cell table:number-columns-repeated="1007"/>
        </table:table-row>
        <table:table-row table:style-name="ro1">
          <table:table-cell table:style-name="ce3" office:value-type="float" office:value="24.3888888888889" calcext:value-type="float">
            <text:p>24.3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80]" office:value-type="float" office:value="0" calcext:value-type="float">
            <text:p>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0" calcext:value-type="float">
            <text:p>0</text:p>
          </table:table-cell>
          <table:table-cell table:formula="of:=[.G8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80]" office:value-type="float" office:value="17.684369386156" calcext:value-type="float">
            <text:p>17.68</text:p>
          </table:table-cell>
          <table:table-cell table:style-name="ce3" table:formula="of:=[.O80]+[.W13]" office:value-type="float" office:value="21.141511867905" calcext:value-type="float">
            <text:p>21.14</text:p>
          </table:table-cell>
          <table:table-cell table:style-name="ce3" table:formula="of:=ABS([.A80]-[.P80])" office:value-type="float" office:value="3.24737702098387" calcext:value-type="float">
            <text:p>3.25</text:p>
          </table:table-cell>
          <table:table-cell table:number-columns-repeated="1007"/>
        </table:table-row>
        <table:table-row table:style-name="ro1">
          <table:table-cell table:style-name="ce3" office:value-type="float" office:value="22.6111111111111" calcext:value-type="float">
            <text:p>22.6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]" office:value-type="float" office:value="0" calcext:value-type="float">
            <text:p>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formula="of:=[.G81]" office:value-type="float" office:value="0" calcext:value-type="float">
            <text:p>0</text:p>
          </table:table-cell>
          <table:table-cell table:formula="of:=[.H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81]" office:value-type="float" office:value="17.6939527354151" calcext:value-type="float">
            <text:p>17.69</text:p>
          </table:table-cell>
          <table:table-cell table:style-name="ce3" table:formula="of:=[.O81]+[.W14]" office:value-type="float" office:value="21.8297834728433" calcext:value-type="float">
            <text:p>21.83</text:p>
          </table:table-cell>
          <table:table-cell table:style-name="ce3" table:formula="of:=ABS([.A81]-[.P81])" office:value-type="float" office:value="0.781327638267776" calcext:value-type="float">
            <text:p>0.78</text:p>
          </table:table-cell>
          <table:table-cell table:number-columns-repeated="1007"/>
        </table:table-row>
        <table:table-row table:style-name="ro1">
          <table:table-cell table:style-name="ce3" office:value-type="float" office:value="21" calcext:value-type="float">
            <text:p>21.0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]" office:value-type="float" office:value="0" calcext:value-type="float">
            <text:p>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0" calcext:value-type="float">
            <text:p>0</text:p>
          </table:table-cell>
          <table:table-cell table:formula="of:=[.G82]" office:value-type="float" office:value="0" calcext:value-type="float">
            <text:p>0</text:p>
          </table:table-cell>
          <table:table-cell table:formula="of:=[.H82]" office:value-type="float" office:value="0" calcext:value-type="float">
            <text:p>0</text:p>
          </table:table-cell>
          <table:table-cell table:formula="of:=[.I8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82]" office:value-type="float" office:value="17.7035360846743" calcext:value-type="float">
            <text:p>17.70</text:p>
          </table:table-cell>
          <table:table-cell table:style-name="ce3" table:formula="of:=[.O82]+[.W15]" office:value-type="float" office:value="21.5736106333371" calcext:value-type="float">
            <text:p>21.57</text:p>
          </table:table-cell>
          <table:table-cell table:style-name="ce3" table:formula="of:=ABS([.A82]-[.P82])" office:value-type="float" office:value="0.573610633337143" calcext:value-type="float">
            <text:p>0.57</text:p>
          </table:table-cell>
          <table:table-cell table:number-columns-repeated="1007"/>
        </table:table-row>
        <table:table-row table:style-name="ro1">
          <table:table-cell table:style-name="ce3" office:value-type="float" office:value="18.5555555555556" calcext:value-type="float">
            <text:p>18.5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]" office:value-type="float" office:value="0" calcext:value-type="float">
            <text:p>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0" calcext:value-type="float">
            <text:p>0</text:p>
          </table:table-cell>
          <table:table-cell table:formula="of:=[.G83]" office:value-type="float" office:value="0" calcext:value-type="float">
            <text:p>0</text:p>
          </table:table-cell>
          <table:table-cell table:formula="of:=[.H83]" office:value-type="float" office:value="0" calcext:value-type="float">
            <text:p>0</text:p>
          </table:table-cell>
          <table:table-cell table:formula="of:=[.I83]" office:value-type="float" office:value="0" calcext:value-type="float">
            <text:p>0</text:p>
          </table:table-cell>
          <table:table-cell table:formula="of:=[.J8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83]" office:value-type="float" office:value="17.7131194339334" calcext:value-type="float">
            <text:p>17.71</text:p>
          </table:table-cell>
          <table:table-cell table:style-name="ce3" table:formula="of:=[.O83]+[.W16]" office:value-type="float" office:value="19.5612649543248" calcext:value-type="float">
            <text:p>19.56</text:p>
          </table:table-cell>
          <table:table-cell table:style-name="ce3" table:formula="of:=ABS([.A83]-[.P83])" office:value-type="float" office:value="1.00570939876921" calcext:value-type="float">
            <text:p>1.01</text:p>
          </table:table-cell>
          <table:table-cell table:number-columns-repeated="1007"/>
        </table:table-row>
        <table:table-row table:style-name="ro1">
          <table:table-cell table:style-name="ce3" office:value-type="float" office:value="17.2222222222222" calcext:value-type="float">
            <text:p>17.2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]" office:value-type="float" office:value="0" calcext:value-type="float">
            <text:p>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0" calcext:value-type="float">
            <text:p>0</text:p>
          </table:table-cell>
          <table:table-cell table:formula="of:=[.G84]" office:value-type="float" office:value="0" calcext:value-type="float">
            <text:p>0</text:p>
          </table:table-cell>
          <table:table-cell table:formula="of:=[.H84]" office:value-type="float" office:value="0" calcext:value-type="float">
            <text:p>0</text:p>
          </table:table-cell>
          <table:table-cell table:formula="of:=[.I84]" office:value-type="float" office:value="0" calcext:value-type="float">
            <text:p>0</text:p>
          </table:table-cell>
          <table:table-cell table:formula="of:=[.J84]" office:value-type="float" office:value="0" calcext:value-type="float">
            <text:p>0</text:p>
          </table:table-cell>
          <table:table-cell table:formula="of:=[.K8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84]" office:value-type="float" office:value="17.7227027831925" calcext:value-type="float">
            <text:p>17.72</text:p>
          </table:table-cell>
          <table:table-cell table:style-name="ce3" table:formula="of:=[.O84]+[.W17]" office:value-type="float" office:value="16.7186723617322" calcext:value-type="float">
            <text:p>16.72</text:p>
          </table:table-cell>
          <table:table-cell table:style-name="ce3" table:formula="of:=ABS([.A84]-[.P84])" office:value-type="float" office:value="0.503549860489979" calcext:value-type="float">
            <text:p>0.50</text:p>
          </table:table-cell>
          <table:table-cell table:number-columns-repeated="1007"/>
        </table:table-row>
        <table:table-row table:style-name="ro1">
          <table:table-cell table:style-name="ce3" office:value-type="float" office:value="13.5555555555556" calcext:value-type="float">
            <text:p>13.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0" calcext:value-type="float">
            <text:p>0</text:p>
          </table:table-cell>
          <table:table-cell table:formula="of:=[.G85]" office:value-type="float" office:value="0" calcext:value-type="float">
            <text:p>0</text:p>
          </table:table-cell>
          <table:table-cell table:formula="of:=[.H85]" office:value-type="float" office:value="0" calcext:value-type="float">
            <text:p>0</text:p>
          </table:table-cell>
          <table:table-cell table:formula="of:=[.I85]" office:value-type="float" office:value="0" calcext:value-type="float">
            <text:p>0</text:p>
          </table:table-cell>
          <table:table-cell table:formula="of:=[.J85]" office:value-type="float" office:value="0" calcext:value-type="float">
            <text:p>0</text:p>
          </table:table-cell>
          <table:table-cell table:formula="of:=[.K85]" office:value-type="float" office:value="0" calcext:value-type="float">
            <text:p>0</text:p>
          </table:table-cell>
          <table:table-cell table:formula="of:=[.L8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85]" office:value-type="float" office:value="17.7322861324517" calcext:value-type="float">
            <text:p>17.73</text:p>
          </table:table-cell>
          <table:table-cell table:style-name="ce3" table:formula="of:=[.O85]+[.W18]" office:value-type="float" office:value="13.8884254481519" calcext:value-type="float">
            <text:p>13.89</text:p>
          </table:table-cell>
          <table:table-cell table:style-name="ce3" table:formula="of:=ABS([.A85]-[.P85])" office:value-type="float" office:value="0.332869892596342" calcext:value-type="float">
            <text:p>0.33</text:p>
          </table:table-cell>
          <table:table-cell table:number-columns-repeated="1007"/>
        </table:table-row>
        <table:table-row table:style-name="ro1">
          <table:table-cell table:style-name="ce3" office:value-type="float" office:value="12.2777777777778" calcext:value-type="float">
            <text:p>12.2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0" calcext:value-type="float">
            <text:p>0</text:p>
          </table:table-cell>
          <table:table-cell table:formula="of:=[.G86]" office:value-type="float" office:value="0" calcext:value-type="float">
            <text:p>0</text:p>
          </table:table-cell>
          <table:table-cell table:formula="of:=[.H86]" office:value-type="float" office:value="0" calcext:value-type="float">
            <text:p>0</text:p>
          </table:table-cell>
          <table:table-cell table:formula="of:=[.I86]" office:value-type="float" office:value="0" calcext:value-type="float">
            <text:p>0</text:p>
          </table:table-cell>
          <table:table-cell table:formula="of:=[.J86]" office:value-type="float" office:value="0" calcext:value-type="float">
            <text:p>0</text:p>
          </table:table-cell>
          <table:table-cell table:formula="of:=[.K86]" office:value-type="float" office:value="0" calcext:value-type="float">
            <text:p>0</text:p>
          </table:table-cell>
          <table:table-cell table:formula="of:=[.L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86]" office:value-type="float" office:value="17.7418694817108" calcext:value-type="float">
            <text:p>17.74</text:p>
          </table:table-cell>
          <table:table-cell table:style-name="ce3" table:formula="of:=[.O86]+[.W7]" office:value-type="float" office:value="14.2379935404961" calcext:value-type="float">
            <text:p>14.24</text:p>
          </table:table-cell>
          <table:table-cell table:style-name="ce3" table:formula="of:=ABS([.A86]-[.P86])" office:value-type="float" office:value="1.96021576271833" calcext:value-type="float">
            <text:p>1.96</text:p>
          </table:table-cell>
          <table:table-cell table:number-columns-repeated="1007"/>
        </table:table-row>
        <table:table-row table:style-name="ro1">
          <table:table-cell table:style-name="ce3" office:value-type="float" office:value="14.1666666666667" calcext:value-type="float">
            <text:p>14.1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0" calcext:value-type="float">
            <text:p>0</text:p>
          </table:table-cell>
          <table:table-cell table:formula="of:=[.G87]" office:value-type="float" office:value="0" calcext:value-type="float">
            <text:p>0</text:p>
          </table:table-cell>
          <table:table-cell table:formula="of:=[.H87]" office:value-type="float" office:value="0" calcext:value-type="float">
            <text:p>0</text:p>
          </table:table-cell>
          <table:table-cell table:formula="of:=[.I87]" office:value-type="float" office:value="0" calcext:value-type="float">
            <text:p>0</text:p>
          </table:table-cell>
          <table:table-cell table:formula="of:=[.J87]" office:value-type="float" office:value="0" calcext:value-type="float">
            <text:p>0</text:p>
          </table:table-cell>
          <table:table-cell table:formula="of:=[.K87]" office:value-type="float" office:value="0" calcext:value-type="float">
            <text:p>0</text:p>
          </table:table-cell>
          <table:table-cell table:formula="of:=[.L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87]" office:value-type="float" office:value="17.7514528309699" calcext:value-type="float">
            <text:p>17.75</text:p>
          </table:table-cell>
          <table:table-cell table:style-name="ce3" table:formula="of:=[.O87]+[.W8]" office:value-type="float" office:value="14.5589811948171" calcext:value-type="float">
            <text:p>14.56</text:p>
          </table:table-cell>
          <table:table-cell table:style-name="ce3" table:formula="of:=ABS([.A87]-[.P87])" office:value-type="float" office:value="0.392314528150408" calcext:value-type="float">
            <text:p>0.39</text:p>
          </table:table-cell>
          <table:table-cell table:number-columns-repeated="1007"/>
        </table:table-row>
        <table:table-row table:style-name="ro1">
          <table:table-cell table:style-name="ce3" office:value-type="float" office:value="15.5" calcext:value-type="float">
            <text:p>15.5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88]" office:value-type="float" office:value="17.7610361802291" calcext:value-type="float">
            <text:p>17.76</text:p>
          </table:table-cell>
          <table:table-cell table:style-name="ce3" table:formula="of:=[.O88]+[.W9]" office:value-type="float" office:value="15.5836725528418" calcext:value-type="float">
            <text:p>15.58</text:p>
          </table:table-cell>
          <table:table-cell table:style-name="ce3" table:formula="of:=ABS([.A88]-[.P88])" office:value-type="float" office:value="0.0836725528417901" calcext:value-type="float">
            <text:p>0.08</text:p>
          </table:table-cell>
          <table:table-cell table:number-columns-repeated="1007"/>
        </table:table-row>
        <table:table-row table:style-name="ro1">
          <table:table-cell table:style-name="ce3" office:value-type="float" office:value="15.4444444444444" calcext:value-type="float">
            <text:p>15.44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89]" office:value-type="float" office:value="17.7706195294882" calcext:value-type="float">
            <text:p>17.77</text:p>
          </table:table-cell>
          <table:table-cell table:style-name="ce3" table:formula="of:=[.O89]+[.W10]" office:value-type="float" office:value="16.6546602071628" calcext:value-type="float">
            <text:p>16.65</text:p>
          </table:table-cell>
          <table:table-cell table:style-name="ce3" table:formula="of:=ABS([.A89]-[.P89])" office:value-type="float" office:value="1.21021576271839" calcext:value-type="float">
            <text:p>1.21</text:p>
          </table:table-cell>
          <table:table-cell table:number-columns-repeated="1007"/>
        </table:table-row>
        <table:table-row table:style-name="ro1">
          <table:table-cell table:style-name="ce3" office:value-type="float" office:value="17.2222222222222" calcext:value-type="float">
            <text:p>17.22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90]" office:value-type="float" office:value="17.7802028787473" calcext:value-type="float">
            <text:p>17.78</text:p>
          </table:table-cell>
          <table:table-cell table:style-name="ce3" table:formula="of:=[.O90]+[.W11]" office:value-type="float" office:value="17.9046602071628" calcext:value-type="float">
            <text:p>17.90</text:p>
          </table:table-cell>
          <table:table-cell table:style-name="ce3" table:formula="of:=ABS([.A90]-[.P90])" office:value-type="float" office:value="0.682437984940592" calcext:value-type="float">
            <text:p>0.68</text:p>
          </table:table-cell>
          <table:table-cell table:number-columns-repeated="1007"/>
        </table:table-row>
        <table:table-row table:style-name="ro1">
          <table:table-cell table:style-name="ce3" office:value-type="float" office:value="18.5" calcext:value-type="float">
            <text:p>18.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91]" office:value-type="float" office:value="17.7897862280065" calcext:value-type="float">
            <text:p>17.79</text:p>
          </table:table-cell>
          <table:table-cell table:style-name="ce3" table:formula="of:=[.O91]+[.W12]" office:value-type="float" office:value="19.1916972441998" calcext:value-type="float">
            <text:p>19.19</text:p>
          </table:table-cell>
          <table:table-cell table:style-name="ce3" table:formula="of:=ABS([.A91]-[.P91])" office:value-type="float" office:value="0.691697244199816" calcext:value-type="float">
            <text:p>0.69</text:p>
          </table:table-cell>
          <table:table-cell table:number-columns-repeated="1007"/>
        </table:table-row>
        <table:table-row table:style-name="ro1">
          <table:table-cell table:style-name="ce3" office:value-type="float" office:value="21" calcext:value-type="float">
            <text:p>21.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92]" office:value-type="float" office:value="0" calcext:value-type="float">
            <text:p>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0" calcext:value-type="float">
            <text:p>0</text:p>
          </table:table-cell>
          <table:table-cell table:formula="of:=[.G9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92]" office:value-type="float" office:value="17.7993695772656" calcext:value-type="float">
            <text:p>17.80</text:p>
          </table:table-cell>
          <table:table-cell table:style-name="ce3" table:formula="of:=[.O92]+[.W13]" office:value-type="float" office:value="21.2565120590146" calcext:value-type="float">
            <text:p>21.26</text:p>
          </table:table-cell>
          <table:table-cell table:style-name="ce3" table:formula="of:=ABS([.A92]-[.P92])" office:value-type="float" office:value="0.256512059014618" calcext:value-type="float">
            <text:p>0.26</text:p>
          </table:table-cell>
          <table:table-cell table:number-columns-repeated="1007"/>
        </table:table-row>
        <table:table-row table:style-name="ro1">
          <table:table-cell table:style-name="ce3" office:value-type="float" office:value="22.9444444444444" calcext:value-type="float">
            <text:p>22.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]" office:value-type="float" office:value="0" calcext:value-type="float">
            <text:p>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0" calcext:value-type="float">
            <text:p>0</text:p>
          </table:table-cell>
          <table:table-cell table:formula="of:=[.G93]" office:value-type="float" office:value="0" calcext:value-type="float">
            <text:p>0</text:p>
          </table:table-cell>
          <table:table-cell table:formula="of:=[.H9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93]" office:value-type="float" office:value="17.8089529265247" calcext:value-type="float">
            <text:p>17.81</text:p>
          </table:table-cell>
          <table:table-cell table:style-name="ce3" table:formula="of:=[.O93]+[.W14]" office:value-type="float" office:value="21.9447836639529" calcext:value-type="float">
            <text:p>21.94</text:p>
          </table:table-cell>
          <table:table-cell table:style-name="ce3" table:formula="of:=ABS([.A93]-[.P93])" office:value-type="float" office:value="0.999660780491489" calcext:value-type="float">
            <text:p>1.00</text:p>
          </table:table-cell>
          <table:table-cell table:number-columns-repeated="1007"/>
        </table:table-row>
        <table:table-row table:style-name="ro1">
          <table:table-cell table:style-name="ce3" office:value-type="float" office:value="20.8333333333333" calcext:value-type="float">
            <text:p>20.8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]" office:value-type="float" office:value="0" calcext:value-type="float">
            <text:p>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0" calcext:value-type="float">
            <text:p>0</text:p>
          </table:table-cell>
          <table:table-cell table:formula="of:=[.G94]" office:value-type="float" office:value="0" calcext:value-type="float">
            <text:p>0</text:p>
          </table:table-cell>
          <table:table-cell table:formula="of:=[.H94]" office:value-type="float" office:value="0" calcext:value-type="float">
            <text:p>0</text:p>
          </table:table-cell>
          <table:table-cell table:formula="of:=[.I9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94]" office:value-type="float" office:value="17.8185362757839" calcext:value-type="float">
            <text:p>17.82</text:p>
          </table:table-cell>
          <table:table-cell table:style-name="ce3" table:formula="of:=[.O94]+[.W15]" office:value-type="float" office:value="21.6886108244467" calcext:value-type="float">
            <text:p>21.69</text:p>
          </table:table-cell>
          <table:table-cell table:style-name="ce3" table:formula="of:=ABS([.A94]-[.P94])" office:value-type="float" office:value="0.85527749111343" calcext:value-type="float">
            <text:p>0.86</text:p>
          </table:table-cell>
          <table:table-cell table:number-columns-repeated="1007"/>
        </table:table-row>
        <table:table-row table:style-name="ro1">
          <table:table-cell table:style-name="ce3" office:value-type="float" office:value="19.2777777777778" calcext:value-type="float">
            <text:p>19.2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]" office:value-type="float" office:value="0" calcext:value-type="float">
            <text:p>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0" calcext:value-type="float">
            <text:p>0</text:p>
          </table:table-cell>
          <table:table-cell table:formula="of:=[.G95]" office:value-type="float" office:value="0" calcext:value-type="float">
            <text:p>0</text:p>
          </table:table-cell>
          <table:table-cell table:formula="of:=[.H95]" office:value-type="float" office:value="0" calcext:value-type="float">
            <text:p>0</text:p>
          </table:table-cell>
          <table:table-cell table:formula="of:=[.I95]" office:value-type="float" office:value="0" calcext:value-type="float">
            <text:p>0</text:p>
          </table:table-cell>
          <table:table-cell table:formula="of:=[.J9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95]" office:value-type="float" office:value="17.828119625043" calcext:value-type="float">
            <text:p>17.83</text:p>
          </table:table-cell>
          <table:table-cell table:style-name="ce3" table:formula="of:=[.O95]+[.W16]" office:value-type="float" office:value="19.6762651454344" calcext:value-type="float">
            <text:p>19.68</text:p>
          </table:table-cell>
          <table:table-cell table:style-name="ce3" table:formula="of:=ABS([.A95]-[.P95])" office:value-type="float" office:value="0.398487367656589" calcext:value-type="float">
            <text:p>0.40</text:p>
          </table:table-cell>
          <table:table-cell table:number-columns-repeated="1007"/>
        </table:table-row>
        <table:table-row table:style-name="ro1">
          <table:table-cell table:style-name="ce3" office:value-type="float" office:value="16.2222222222222" calcext:value-type="float">
            <text:p>16.2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0" calcext:value-type="float">
            <text:p>0</text:p>
          </table:table-cell>
          <table:table-cell table:formula="of:=[.G96]" office:value-type="float" office:value="0" calcext:value-type="float">
            <text:p>0</text:p>
          </table:table-cell>
          <table:table-cell table:formula="of:=[.H96]" office:value-type="float" office:value="0" calcext:value-type="float">
            <text:p>0</text:p>
          </table:table-cell>
          <table:table-cell table:formula="of:=[.I96]" office:value-type="float" office:value="0" calcext:value-type="float">
            <text:p>0</text:p>
          </table:table-cell>
          <table:table-cell table:formula="of:=[.J96]" office:value-type="float" office:value="0" calcext:value-type="float">
            <text:p>0</text:p>
          </table:table-cell>
          <table:table-cell table:formula="of:=[.K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96]" office:value-type="float" office:value="17.8377029743021" calcext:value-type="float">
            <text:p>17.84</text:p>
          </table:table-cell>
          <table:table-cell table:style-name="ce3" table:formula="of:=[.O96]+[.W17]" office:value-type="float" office:value="16.8336725528418" calcext:value-type="float">
            <text:p>16.83</text:p>
          </table:table-cell>
          <table:table-cell table:style-name="ce3" table:formula="of:=ABS([.A96]-[.P96])" office:value-type="float" office:value="0.611450330619604" calcext:value-type="float">
            <text:p>0.61</text:p>
          </table:table-cell>
          <table:table-cell table:number-columns-repeated="1007"/>
        </table:table-row>
        <table:table-row table:style-name="ro1">
          <table:table-cell table:style-name="ce3" office:value-type="float" office:value="12.3333333333333" calcext:value-type="float">
            <text:p>12.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0" calcext:value-type="float">
            <text:p>0</text:p>
          </table:table-cell>
          <table:table-cell table:formula="of:=[.G97]" office:value-type="float" office:value="0" calcext:value-type="float">
            <text:p>0</text:p>
          </table:table-cell>
          <table:table-cell table:formula="of:=[.H97]" office:value-type="float" office:value="0" calcext:value-type="float">
            <text:p>0</text:p>
          </table:table-cell>
          <table:table-cell table:formula="of:=[.I97]" office:value-type="float" office:value="0" calcext:value-type="float">
            <text:p>0</text:p>
          </table:table-cell>
          <table:table-cell table:formula="of:=[.J97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97]" office:value-type="float" office:value="17.8472863235613" calcext:value-type="float">
            <text:p>17.85</text:p>
          </table:table-cell>
          <table:table-cell table:style-name="ce3" table:formula="of:=[.O97]+[.W18]" office:value-type="float" office:value="14.0034256392615" calcext:value-type="float">
            <text:p>14.00</text:p>
          </table:table-cell>
          <table:table-cell table:style-name="ce3" table:formula="of:=ABS([.A97]-[.P97])" office:value-type="float" office:value="1.67009230592823" calcext:value-type="float">
            <text:p>1.67</text:p>
          </table:table-cell>
          <table:table-cell table:number-columns-repeated="1007"/>
        </table:table-row>
        <table:table-row table:style-name="ro1">
          <table:table-cell table:style-name="ce3" office:value-type="float" office:value="12.4444444444444" calcext:value-type="float">
            <text:p>12.4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0" calcext:value-type="float">
            <text:p>0</text:p>
          </table:table-cell>
          <table:table-cell table:formula="of:=[.G98]" office:value-type="float" office:value="0" calcext:value-type="float">
            <text:p>0</text:p>
          </table:table-cell>
          <table:table-cell table:formula="of:=[.H98]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[.J98]" office:value-type="float" office:value="0" calcext:value-type="float">
            <text:p>0</text:p>
          </table:table-cell>
          <table:table-cell table:formula="of:=[.K98]" office:value-type="float" office:value="0" calcext:value-type="float">
            <text:p>0</text:p>
          </table:table-cell>
          <table:table-cell table:formula="of:=[.L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98]" office:value-type="float" office:value="17.8568696728204" calcext:value-type="float">
            <text:p>17.86</text:p>
          </table:table-cell>
          <table:table-cell table:style-name="ce3" table:formula="of:=[.O98]+[.W7]" office:value-type="float" office:value="14.3529937316057" calcext:value-type="float">
            <text:p>14.35</text:p>
          </table:table-cell>
          <table:table-cell table:style-name="ce3" table:formula="of:=ABS([.A98]-[.P98])" office:value-type="float" office:value="1.90854928716131" calcext:value-type="float">
            <text:p>1.91</text:p>
          </table:table-cell>
          <table:table-cell table:number-columns-repeated="1007"/>
        </table:table-row>
        <table:table-row table:style-name="ro1">
          <table:table-cell table:style-name="ce3" office:value-type="float" office:value="13.1111111111111" calcext:value-type="float">
            <text:p>13.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0" calcext:value-type="float">
            <text:p>0</text:p>
          </table:table-cell>
          <table:table-cell table:formula="of:=[.G99]" office:value-type="float" office:value="0" calcext:value-type="float">
            <text:p>0</text:p>
          </table:table-cell>
          <table:table-cell table:formula="of:=[.H99]" office:value-type="float" office:value="0" calcext:value-type="float">
            <text:p>0</text:p>
          </table:table-cell>
          <table:table-cell table:formula="of:=[.I99]" office:value-type="float" office:value="0" calcext:value-type="float">
            <text:p>0</text:p>
          </table:table-cell>
          <table:table-cell table:formula="of:=[.J99]" office:value-type="float" office:value="0" calcext:value-type="float">
            <text:p>0</text:p>
          </table:table-cell>
          <table:table-cell table:formula="of:=[.K99]" office:value-type="float" office:value="0" calcext:value-type="float">
            <text:p>0</text:p>
          </table:table-cell>
          <table:table-cell table:formula="of:=[.L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99]" office:value-type="float" office:value="17.8664530220795" calcext:value-type="float">
            <text:p>17.87</text:p>
          </table:table-cell>
          <table:table-cell table:style-name="ce3" table:formula="of:=[.O99]+[.W8]" office:value-type="float" office:value="14.6739813859267" calcext:value-type="float">
            <text:p>14.67</text:p>
          </table:table-cell>
          <table:table-cell table:style-name="ce3" table:formula="of:=ABS([.A99]-[.P99])" office:value-type="float" office:value="1.56287027481559" calcext:value-type="float">
            <text:p>1.56</text:p>
          </table:table-cell>
          <table:table-cell table:number-columns-repeated="1007"/>
        </table:table-row>
        <table:table-row table:style-name="ro1">
          <table:table-cell table:style-name="ce3" office:value-type="float" office:value="14.9444444444444" calcext:value-type="float">
            <text:p>14.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00]" office:value-type="float" office:value="17.8760363713387" calcext:value-type="float">
            <text:p>17.88</text:p>
          </table:table-cell>
          <table:table-cell table:style-name="ce3" table:formula="of:=[.O100]+[.W9]" office:value-type="float" office:value="15.6986727439514" calcext:value-type="float">
            <text:p>15.70</text:p>
          </table:table-cell>
          <table:table-cell table:style-name="ce3" table:formula="of:=ABS([.A100]-[.P100])" office:value-type="float" office:value="0.754228299506977" calcext:value-type="float">
            <text:p>0.75</text:p>
          </table:table-cell>
          <table:table-cell table:number-columns-repeated="1007"/>
        </table:table-row>
        <table:table-row table:style-name="ro1">
          <table:table-cell table:style-name="ce3" office:value-type="float" office:value="16.5555555555556" calcext:value-type="float">
            <text:p>16.5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01]" office:value-type="float" office:value="17.8856197205978" calcext:value-type="float">
            <text:p>17.89</text:p>
          </table:table-cell>
          <table:table-cell table:style-name="ce3" table:formula="of:=[.O101]+[.W10]" office:value-type="float" office:value="16.7696603982724" calcext:value-type="float">
            <text:p>16.77</text:p>
          </table:table-cell>
          <table:table-cell table:style-name="ce3" table:formula="of:=ABS([.A101]-[.P101])" office:value-type="float" office:value="0.214104842716779" calcext:value-type="float">
            <text:p>0.21</text:p>
          </table:table-cell>
          <table:table-cell table:number-columns-repeated="1007"/>
        </table:table-row>
        <table:table-row table:style-name="ro1">
          <table:table-cell table:style-name="ce3" office:value-type="float" office:value="17.6666666666667" calcext:value-type="float">
            <text:p>17.67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02]" office:value-type="float" office:value="17.8952030698569" calcext:value-type="float">
            <text:p>17.90</text:p>
          </table:table-cell>
          <table:table-cell table:style-name="ce3" table:formula="of:=[.O102]+[.W11]" office:value-type="float" office:value="18.0196603982724" calcext:value-type="float">
            <text:p>18.02</text:p>
          </table:table-cell>
          <table:table-cell table:style-name="ce3" table:formula="of:=ABS([.A102]-[.P102])" office:value-type="float" office:value="0.352993731605675" calcext:value-type="float">
            <text:p>0.35</text:p>
          </table:table-cell>
          <table:table-cell table:number-columns-repeated="1007"/>
        </table:table-row>
        <table:table-row table:style-name="ro1">
          <table:table-cell table:style-name="ce3" office:value-type="float" office:value="20.1666666666667" calcext:value-type="float">
            <text:p>20.17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03]" office:value-type="float" office:value="17.9047864191161" calcext:value-type="float">
            <text:p>17.90</text:p>
          </table:table-cell>
          <table:table-cell table:style-name="ce3" table:formula="of:=[.O103]+[.W12]" office:value-type="float" office:value="19.3066974353094" calcext:value-type="float">
            <text:p>19.31</text:p>
          </table:table-cell>
          <table:table-cell table:style-name="ce3" table:formula="of:=ABS([.A103]-[.P103])" office:value-type="float" office:value="0.859969231357301" calcext:value-type="float">
            <text:p>0.86</text:p>
          </table:table-cell>
          <table:table-cell table:number-columns-repeated="1007"/>
        </table:table-row>
        <table:table-row table:style-name="ro1">
          <table:table-cell table:style-name="ce3" office:value-type="float" office:value="20.8333333333333" calcext:value-type="float">
            <text:p>20.8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04]" office:value-type="float" office:value="0" calcext:value-type="float">
            <text:p>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0" calcext:value-type="float">
            <text:p>0</text:p>
          </table:table-cell>
          <table:table-cell table:formula="of:=[.G10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04]" office:value-type="float" office:value="17.9143697683752" calcext:value-type="float">
            <text:p>17.91</text:p>
          </table:table-cell>
          <table:table-cell table:style-name="ce3" table:formula="of:=[.O104]+[.W13]" office:value-type="float" office:value="21.3715122501242" calcext:value-type="float">
            <text:p>21.37</text:p>
          </table:table-cell>
          <table:table-cell table:style-name="ce3" table:formula="of:=ABS([.A104]-[.P104])" office:value-type="float" office:value="0.538178916790905" calcext:value-type="float">
            <text:p>0.54</text:p>
          </table:table-cell>
          <table:table-cell table:number-columns-repeated="1007"/>
        </table:table-row>
        <table:table-row table:style-name="ro1">
          <table:table-cell table:style-name="ce3" office:value-type="float" office:value="22.5555555555556" calcext:value-type="float">
            <text:p>22.5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5]" office:value-type="float" office:value="0" calcext:value-type="float">
            <text:p>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0" calcext:value-type="float">
            <text:p>0</text:p>
          </table:table-cell>
          <table:table-cell table:formula="of:=[.G105]" office:value-type="float" office:value="0" calcext:value-type="float">
            <text:p>0</text:p>
          </table:table-cell>
          <table:table-cell table:formula="of:=[.H10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05]" office:value-type="float" office:value="17.9239531176343" calcext:value-type="float">
            <text:p>17.92</text:p>
          </table:table-cell>
          <table:table-cell table:style-name="ce3" table:formula="of:=[.O105]+[.W14]" office:value-type="float" office:value="22.0597838550625" calcext:value-type="float">
            <text:p>22.06</text:p>
          </table:table-cell>
          <table:table-cell table:style-name="ce3" table:formula="of:=ABS([.A105]-[.P105])" office:value-type="float" office:value="0.495771700493105" calcext:value-type="float">
            <text:p>0.50</text:p>
          </table:table-cell>
          <table:table-cell table:number-columns-repeated="1007"/>
        </table:table-row>
        <table:table-row table:style-name="ro1">
          <table:table-cell table:style-name="ce3" office:value-type="float" office:value="21.7777777777778" calcext:value-type="float">
            <text:p>21.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6]" office:value-type="float" office:value="0" calcext:value-type="float">
            <text:p>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0" calcext:value-type="float">
            <text:p>0</text:p>
          </table:table-cell>
          <table:table-cell table:formula="of:=[.G106]" office:value-type="float" office:value="0" calcext:value-type="float">
            <text:p>0</text:p>
          </table:table-cell>
          <table:table-cell table:formula="of:=[.H106]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06]" office:value-type="float" office:value="17.9335364668934" calcext:value-type="float">
            <text:p>17.93</text:p>
          </table:table-cell>
          <table:table-cell table:style-name="ce3" table:formula="of:=[.O106]+[.W15]" office:value-type="float" office:value="21.8036110155563" calcext:value-type="float">
            <text:p>21.80</text:p>
          </table:table-cell>
          <table:table-cell table:style-name="ce3" table:formula="of:=ABS([.A106]-[.P106])" office:value-type="float" office:value="0.0258332377785138" calcext:value-type="float">
            <text:p>0.03</text:p>
          </table:table-cell>
          <table:table-cell table:number-columns-repeated="1007"/>
        </table:table-row>
        <table:table-row table:style-name="ro1">
          <table:table-cell table:style-name="ce3" office:value-type="float" office:value="20.8888888888889" calcext:value-type="float">
            <text:p>20.8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0" calcext:value-type="float">
            <text:p>0</text:p>
          </table:table-cell>
          <table:table-cell table:formula="of:=[.G107]" office:value-type="float" office:value="0" calcext:value-type="float">
            <text:p>0</text:p>
          </table:table-cell>
          <table:table-cell table:formula="of:=[.H107]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[.J1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07]" office:value-type="float" office:value="17.9431198161526" calcext:value-type="float">
            <text:p>17.94</text:p>
          </table:table-cell>
          <table:table-cell table:style-name="ce3" table:formula="of:=[.O107]+[.W16]" office:value-type="float" office:value="19.791265336544" calcext:value-type="float">
            <text:p>19.79</text:p>
          </table:table-cell>
          <table:table-cell table:style-name="ce3" table:formula="of:=ABS([.A107]-[.P107])" office:value-type="float" office:value="1.09762355234492" calcext:value-type="float">
            <text:p>1.10</text:p>
          </table:table-cell>
          <table:table-cell table:number-columns-repeated="1007"/>
        </table:table-row>
        <table:table-row table:style-name="ro1">
          <table:table-cell table:style-name="ce3" office:value-type="float" office:value="19" calcext:value-type="float">
            <text:p>19.0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8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0" calcext:value-type="float">
            <text:p>0</text:p>
          </table:table-cell>
          <table:table-cell table:formula="of:=[.G108]" office:value-type="float" office:value="0" calcext:value-type="float">
            <text:p>0</text:p>
          </table:table-cell>
          <table:table-cell table:formula="of:=[.H108]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[.J108]" office:value-type="float" office:value="0" calcext:value-type="float">
            <text:p>0</text:p>
          </table:table-cell>
          <table:table-cell table:formula="of:=[.K10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08]" office:value-type="float" office:value="17.9527031654117" calcext:value-type="float">
            <text:p>17.95</text:p>
          </table:table-cell>
          <table:table-cell table:style-name="ce3" table:formula="of:=[.O108]+[.W17]" office:value-type="float" office:value="16.9486727439514" calcext:value-type="float">
            <text:p>16.95</text:p>
          </table:table-cell>
          <table:table-cell table:style-name="ce3" table:formula="of:=ABS([.A108]-[.P108])" office:value-type="float" office:value="2.05132725604861" calcext:value-type="float">
            <text:p>2.05</text:p>
          </table:table-cell>
          <table:table-cell table:number-columns-repeated="1007"/>
        </table:table-row>
        <table:table-row table:style-name="ro1">
          <table:table-cell table:style-name="ce3" office:value-type="float" office:value="13.4444444444444" calcext:value-type="float">
            <text:p>13.4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0" calcext:value-type="float">
            <text:p>0</text:p>
          </table:table-cell>
          <table:table-cell table:formula="of:=[.G109]" office:value-type="float" office:value="0" calcext:value-type="float">
            <text:p>0</text:p>
          </table:table-cell>
          <table:table-cell table:formula="of:=[.H109]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[.J109]" office:value-type="float" office:value="0" calcext:value-type="float">
            <text:p>0</text:p>
          </table:table-cell>
          <table:table-cell table:formula="of:=[.K109]" office:value-type="float" office:value="0" calcext:value-type="float">
            <text:p>0</text:p>
          </table:table-cell>
          <table:table-cell table:formula="of:=[.L1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09]" office:value-type="float" office:value="17.9622865146708" calcext:value-type="float">
            <text:p>17.96</text:p>
          </table:table-cell>
          <table:table-cell table:style-name="ce3" table:formula="of:=[.O109]+[.W18]" office:value-type="float" office:value="14.1184258303711" calcext:value-type="float">
            <text:p>14.12</text:p>
          </table:table-cell>
          <table:table-cell table:style-name="ce3" table:formula="of:=ABS([.A109]-[.P109])" office:value-type="float" office:value="0.673981385926712" calcext:value-type="float">
            <text:p>0.67</text:p>
          </table:table-cell>
          <table:table-cell table:number-columns-repeated="1007"/>
        </table:table-row>
        <table:table-row table:style-name="ro1">
          <table:table-cell table:style-name="ce3" office:value-type="float" office:value="16.1111111111111" calcext:value-type="float">
            <text:p>16.1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0]" office:value-type="float" office:value="0" calcext:value-type="float">
            <text:p>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0" calcext:value-type="float">
            <text:p>0</text:p>
          </table:table-cell>
          <table:table-cell table:formula="of:=[.G110]" office:value-type="float" office:value="0" calcext:value-type="float">
            <text:p>0</text:p>
          </table:table-cell>
          <table:table-cell table:formula="of:=[.H110]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[.J110]" office:value-type="float" office:value="0" calcext:value-type="float">
            <text:p>0</text:p>
          </table:table-cell>
          <table:table-cell table:formula="of:=[.K110]" office:value-type="float" office:value="0" calcext:value-type="float">
            <text:p>0</text:p>
          </table:table-cell>
          <table:table-cell table:formula="of:=[.L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10]" office:value-type="float" office:value="17.97186986393" calcext:value-type="float">
            <text:p>17.97</text:p>
          </table:table-cell>
          <table:table-cell table:style-name="ce3" table:formula="of:=[.O110]+[.W7]" office:value-type="float" office:value="14.4679939227153" calcext:value-type="float">
            <text:p>14.47</text:p>
          </table:table-cell>
          <table:table-cell table:style-name="ce3" table:formula="of:=ABS([.A110]-[.P110])" office:value-type="float" office:value="1.6431171883958" calcext:value-type="float">
            <text:p>1.64</text:p>
          </table:table-cell>
          <table:table-cell table:number-columns-repeated="1007"/>
        </table:table-row>
        <table:table-row table:style-name="ro1">
          <table:table-cell table:style-name="ce3" office:value-type="float" office:value="14.3333333333333" calcext:value-type="float">
            <text:p>14.3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0" calcext:value-type="float">
            <text:p>0</text:p>
          </table:table-cell>
          <table:table-cell table:formula="of:=[.G111]" office:value-type="float" office:value="0" calcext:value-type="float">
            <text:p>0</text:p>
          </table:table-cell>
          <table:table-cell table:formula="of:=[.H111]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[.J111]" office:value-type="float" office:value="0" calcext:value-type="float">
            <text:p>0</text:p>
          </table:table-cell>
          <table:table-cell table:formula="of:=[.K111]" office:value-type="float" office:value="0" calcext:value-type="float">
            <text:p>0</text:p>
          </table:table-cell>
          <table:table-cell table:formula="of:=[.L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11]" office:value-type="float" office:value="17.9814532131891" calcext:value-type="float">
            <text:p>17.98</text:p>
          </table:table-cell>
          <table:table-cell table:style-name="ce3" table:formula="of:=[.O111]+[.W8]" office:value-type="float" office:value="14.7889815770363" calcext:value-type="float">
            <text:p>14.79</text:p>
          </table:table-cell>
          <table:table-cell table:style-name="ce3" table:formula="of:=ABS([.A111]-[.P111])" office:value-type="float" office:value="0.455648243702978" calcext:value-type="float">
            <text:p>0.46</text:p>
          </table:table-cell>
          <table:table-cell table:number-columns-repeated="1007"/>
        </table:table-row>
        <table:table-row table:style-name="ro1">
          <table:table-cell table:style-name="ce3" office:value-type="float" office:value="14.5" calcext:value-type="float">
            <text:p>14.5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12]" office:value-type="float" office:value="17.9910365624482" calcext:value-type="float">
            <text:p>17.99</text:p>
          </table:table-cell>
          <table:table-cell table:style-name="ce3" table:formula="of:=[.O112]+[.W9]" office:value-type="float" office:value="15.813672935061" calcext:value-type="float">
            <text:p>15.81</text:p>
          </table:table-cell>
          <table:table-cell table:style-name="ce3" table:formula="of:=ABS([.A112]-[.P112])" office:value-type="float" office:value="1.31367293506096" calcext:value-type="float">
            <text:p>1.31</text:p>
          </table:table-cell>
          <table:table-cell table:number-columns-repeated="1007"/>
        </table:table-row>
        <table:table-row table:style-name="ro1">
          <table:table-cell table:style-name="ce3" office:value-type="float" office:value="17.1111111111111" calcext:value-type="float">
            <text:p>17.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13]" office:value-type="float" office:value="18.0006199117074" calcext:value-type="float">
            <text:p>18.00</text:p>
          </table:table-cell>
          <table:table-cell table:style-name="ce3" table:formula="of:=[.O113]+[.W10]" office:value-type="float" office:value="16.884660589382" calcext:value-type="float">
            <text:p>16.88</text:p>
          </table:table-cell>
          <table:table-cell table:style-name="ce3" table:formula="of:=ABS([.A113]-[.P113])" office:value-type="float" office:value="0.226450521729141" calcext:value-type="float">
            <text:p>0.23</text:p>
          </table:table-cell>
          <table:table-cell table:number-columns-repeated="1007"/>
        </table:table-row>
        <table:table-row table:style-name="ro1">
          <table:table-cell table:style-name="ce3" office:value-type="float" office:value="18.1666666666667" calcext:value-type="float">
            <text:p>18.17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14]" office:value-type="float" office:value="18.0102032609665" calcext:value-type="float">
            <text:p>18.01</text:p>
          </table:table-cell>
          <table:table-cell table:style-name="ce3" table:formula="of:=[.O114]+[.W11]" office:value-type="float" office:value="18.134660589382" calcext:value-type="float">
            <text:p>18.13</text:p>
          </table:table-cell>
          <table:table-cell table:style-name="ce3" table:formula="of:=ABS([.A114]-[.P114])" office:value-type="float" office:value="0.0320060772847377" calcext:value-type="float">
            <text:p>0.03</text:p>
          </table:table-cell>
          <table:table-cell table:number-columns-repeated="1007"/>
        </table:table-row>
        <table:table-row table:style-name="ro1">
          <table:table-cell table:style-name="ce3" office:value-type="float" office:value="18.9444444444444" calcext:value-type="float">
            <text:p>18.94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15]" office:value-type="float" office:value="18.0197866102256" calcext:value-type="float">
            <text:p>18.02</text:p>
          </table:table-cell>
          <table:table-cell table:style-name="ce3" table:formula="of:=[.O115]+[.W12]" office:value-type="float" office:value="19.421697626419" calcext:value-type="float">
            <text:p>19.42</text:p>
          </table:table-cell>
          <table:table-cell table:style-name="ce3" table:formula="of:=ABS([.A115]-[.P115])" office:value-type="float" office:value="0.477253181974586" calcext:value-type="float">
            <text:p>0.48</text:p>
          </table:table-cell>
          <table:table-cell table:number-columns-repeated="1007"/>
        </table:table-row>
        <table:table-row table:style-name="ro1">
          <table:table-cell table:style-name="ce3" office:value-type="float" office:value="21.9444444444444" calcext:value-type="float">
            <text:p>21.9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16]" office:value-type="float" office:value="0" calcext:value-type="float">
            <text:p>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0" calcext:value-type="float">
            <text:p>0</text:p>
          </table:table-cell>
          <table:table-cell table:formula="of:=[.G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16]" office:value-type="float" office:value="18.0293699594848" calcext:value-type="float">
            <text:p>18.03</text:p>
          </table:table-cell>
          <table:table-cell table:style-name="ce3" table:formula="of:=[.O116]+[.W13]" office:value-type="float" office:value="21.4865124412338" calcext:value-type="float">
            <text:p>21.49</text:p>
          </table:table-cell>
          <table:table-cell table:style-name="ce3" table:formula="of:=ABS([.A116]-[.P116])" office:value-type="float" office:value="0.457932003210612" calcext:value-type="float">
            <text:p>0.46</text:p>
          </table:table-cell>
          <table:table-cell table:number-columns-repeated="1007"/>
        </table:table-row>
        <table:table-row table:style-name="ro1">
          <table:table-cell table:style-name="ce3" office:value-type="float" office:value="22.5555555555556" calcext:value-type="float">
            <text:p>22.5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7]" office:value-type="float" office:value="0" calcext:value-type="float">
            <text:p>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0" calcext:value-type="float">
            <text:p>0</text:p>
          </table:table-cell>
          <table:table-cell table:formula="of:=[.G117]" office:value-type="float" office:value="0" calcext:value-type="float">
            <text:p>0</text:p>
          </table:table-cell>
          <table:table-cell table:formula="of:=[.H1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17]" office:value-type="float" office:value="18.0389533087439" calcext:value-type="float">
            <text:p>18.04</text:p>
          </table:table-cell>
          <table:table-cell table:style-name="ce3" table:formula="of:=[.O117]+[.W14]" office:value-type="float" office:value="22.1747840461721" calcext:value-type="float">
            <text:p>22.17</text:p>
          </table:table-cell>
          <table:table-cell table:style-name="ce3" table:formula="of:=ABS([.A117]-[.P117])" office:value-type="float" office:value="0.380771509383521" calcext:value-type="float">
            <text:p>0.38</text:p>
          </table:table-cell>
          <table:table-cell table:number-columns-repeated="1007"/>
        </table:table-row>
        <table:table-row table:style-name="ro1">
          <table:table-cell table:style-name="ce3" office:value-type="float" office:value="22.7777777777778" calcext:value-type="float">
            <text:p>22.7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8]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0" calcext:value-type="float">
            <text:p>0</text:p>
          </table:table-cell>
          <table:table-cell table:formula="of:=[.G118]" office:value-type="float" office:value="0" calcext:value-type="float">
            <text:p>0</text:p>
          </table:table-cell>
          <table:table-cell table:formula="of:=[.H118]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18]" office:value-type="float" office:value="18.048536658003" calcext:value-type="float">
            <text:p>18.05</text:p>
          </table:table-cell>
          <table:table-cell table:style-name="ce3" table:formula="of:=[.O118]+[.W15]" office:value-type="float" office:value="21.9186112066659" calcext:value-type="float">
            <text:p>21.92</text:p>
          </table:table-cell>
          <table:table-cell table:style-name="ce3" table:formula="of:=ABS([.A118]-[.P118])" office:value-type="float" office:value="0.859166571111899" calcext:value-type="float">
            <text:p>0.86</text:p>
          </table:table-cell>
          <table:table-cell table:number-columns-repeated="1007"/>
        </table:table-row>
        <table:table-row table:style-name="ro1">
          <table:table-cell table:style-name="ce3" office:value-type="float" office:value="19.1111111111111" calcext:value-type="float">
            <text:p>19.1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9]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0" calcext:value-type="float">
            <text:p>0</text:p>
          </table:table-cell>
          <table:table-cell table:formula="of:=[.G119]" office:value-type="float" office:value="0" calcext:value-type="float">
            <text:p>0</text:p>
          </table:table-cell>
          <table:table-cell table:formula="of:=[.H119]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[.J1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19]" office:value-type="float" office:value="18.0581200072622" calcext:value-type="float">
            <text:p>18.06</text:p>
          </table:table-cell>
          <table:table-cell table:style-name="ce3" table:formula="of:=[.O119]+[.W16]" office:value-type="float" office:value="19.9062655276536" calcext:value-type="float">
            <text:p>19.91</text:p>
          </table:table-cell>
          <table:table-cell table:style-name="ce3" table:formula="of:=ABS([.A119]-[.P119])" office:value-type="float" office:value="0.795154416542459" calcext:value-type="float">
            <text:p>0.80</text:p>
          </table:table-cell>
          <table:table-cell table:number-columns-repeated="1007"/>
        </table:table-row>
        <table:table-row table:style-name="ro1">
          <table:table-cell table:style-name="ce3" office:value-type="float" office:value="16.7777777777778" calcext:value-type="float">
            <text:p>16.7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0]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0" calcext:value-type="float">
            <text:p>0</text:p>
          </table:table-cell>
          <table:table-cell table:formula="of:=[.G120]" office:value-type="float" office:value="0" calcext:value-type="float">
            <text:p>0</text:p>
          </table:table-cell>
          <table:table-cell table:formula="of:=[.H120]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[.J120]" office:value-type="float" office:value="0" calcext:value-type="float">
            <text:p>0</text:p>
          </table:table-cell>
          <table:table-cell table:formula="of:=[.K1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20]" office:value-type="float" office:value="18.0677033565213" calcext:value-type="float">
            <text:p>18.07</text:p>
          </table:table-cell>
          <table:table-cell table:style-name="ce3" table:formula="of:=[.O120]+[.W17]" office:value-type="float" office:value="17.063672935061" calcext:value-type="float">
            <text:p>17.06</text:p>
          </table:table-cell>
          <table:table-cell table:style-name="ce3" table:formula="of:=ABS([.A120]-[.P120])" office:value-type="float" office:value="0.285895157283175" calcext:value-type="float">
            <text:p>0.29</text:p>
          </table:table-cell>
          <table:table-cell table:number-columns-repeated="1007"/>
        </table:table-row>
        <table:table-row table:style-name="ro1">
          <table:table-cell table:style-name="ce3" office:value-type="float" office:value="14" calcext:value-type="float">
            <text:p>14.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0" calcext:value-type="float">
            <text:p>0</text:p>
          </table:table-cell>
          <table:table-cell table:formula="of:=[.G121]" office:value-type="float" office:value="0" calcext:value-type="float">
            <text:p>0</text:p>
          </table:table-cell>
          <table:table-cell table:formula="of:=[.H121]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[.J121]" office:value-type="float" office:value="0" calcext:value-type="float">
            <text:p>0</text:p>
          </table:table-cell>
          <table:table-cell table:formula="of:=[.K121]" office:value-type="float" office:value="0" calcext:value-type="float">
            <text:p>0</text:p>
          </table:table-cell>
          <table:table-cell table:formula="of:=[.L1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21]" office:value-type="float" office:value="18.0772867057804" calcext:value-type="float">
            <text:p>18.08</text:p>
          </table:table-cell>
          <table:table-cell table:style-name="ce3" table:formula="of:=[.O121]+[.W18]" office:value-type="float" office:value="14.2334260214807" calcext:value-type="float">
            <text:p>14.23</text:p>
          </table:table-cell>
          <table:table-cell table:style-name="ce3" table:formula="of:=ABS([.A121]-[.P121])" office:value-type="float" office:value="0.2334260214807" calcext:value-type="float">
            <text:p>0.23</text:p>
          </table:table-cell>
          <table:table-cell table:number-columns-repeated="1007"/>
        </table:table-row>
        <table:table-row table:style-name="ro1">
          <table:table-cell table:style-name="ce3" office:value-type="float" office:value="14.6666666666667" calcext:value-type="float">
            <text:p>14.6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0" calcext:value-type="float">
            <text:p>0</text:p>
          </table:table-cell>
          <table:table-cell table:formula="of:=[.G122]" office:value-type="float" office:value="0" calcext:value-type="float">
            <text:p>0</text:p>
          </table:table-cell>
          <table:table-cell table:formula="of:=[.H122]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[.J122]" office:value-type="float" office:value="0" calcext:value-type="float">
            <text:p>0</text:p>
          </table:table-cell>
          <table:table-cell table:formula="of:=[.K122]" office:value-type="float" office:value="0" calcext:value-type="float">
            <text:p>0</text:p>
          </table:table-cell>
          <table:table-cell table:formula="of:=[.L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22]" office:value-type="float" office:value="18.0868700550396" calcext:value-type="float">
            <text:p>18.09</text:p>
          </table:table-cell>
          <table:table-cell table:style-name="ce3" table:formula="of:=[.O122]+[.W7]" office:value-type="float" office:value="14.5829941138249" calcext:value-type="float">
            <text:p>14.58</text:p>
          </table:table-cell>
          <table:table-cell table:style-name="ce3" table:formula="of:=ABS([.A122]-[.P122])" office:value-type="float" office:value="0.083672552841815" calcext:value-type="float">
            <text:p>0.08</text:p>
          </table:table-cell>
          <table:table-cell table:number-columns-repeated="1007"/>
        </table:table-row>
        <table:table-row table:style-name="ro1">
          <table:table-cell table:style-name="ce3" office:value-type="float" office:value="14.6111111111111" calcext:value-type="float">
            <text:p>14.6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0" calcext:value-type="float">
            <text:p>0</text:p>
          </table:table-cell>
          <table:table-cell table:formula="of:=[.G123]" office:value-type="float" office:value="0" calcext:value-type="float">
            <text:p>0</text:p>
          </table:table-cell>
          <table:table-cell table:formula="of:=[.H123]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[.J123]" office:value-type="float" office:value="0" calcext:value-type="float">
            <text:p>0</text:p>
          </table:table-cell>
          <table:table-cell table:formula="of:=[.K123]" office:value-type="float" office:value="0" calcext:value-type="float">
            <text:p>0</text:p>
          </table:table-cell>
          <table:table-cell table:formula="of:=[.L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23]" office:value-type="float" office:value="18.0964534042987" calcext:value-type="float">
            <text:p>18.10</text:p>
          </table:table-cell>
          <table:table-cell table:style-name="ce3" table:formula="of:=[.O123]+[.W8]" office:value-type="float" office:value="14.9039817681459" calcext:value-type="float">
            <text:p>14.90</text:p>
          </table:table-cell>
          <table:table-cell table:style-name="ce3" table:formula="of:=ABS([.A123]-[.P123])" office:value-type="float" office:value="0.292870657034761" calcext:value-type="float">
            <text:p>0.29</text:p>
          </table:table-cell>
          <table:table-cell table:number-columns-repeated="1007"/>
        </table:table-row>
        <table:table-row table:style-name="ro1">
          <table:table-cell table:style-name="ce3" office:value-type="float" office:value="15.1111111111111" calcext:value-type="float">
            <text:p>15.1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24]" office:value-type="float" office:value="18.1060367535578" calcext:value-type="float">
            <text:p>18.11</text:p>
          </table:table-cell>
          <table:table-cell table:style-name="ce3" table:formula="of:=[.O124]+[.W9]" office:value-type="float" office:value="15.9286731261705" calcext:value-type="float">
            <text:p>15.93</text:p>
          </table:table-cell>
          <table:table-cell table:style-name="ce3" table:formula="of:=ABS([.A124]-[.P124])" office:value-type="float" office:value="0.817562015059448" calcext:value-type="float">
            <text:p>0.82</text:p>
          </table:table-cell>
          <table:table-cell table:number-columns-repeated="1007"/>
        </table:table-row>
        <table:table-row table:style-name="ro1">
          <table:table-cell table:style-name="ce3" office:value-type="float" office:value="15.9444444444444" calcext:value-type="float">
            <text:p>15.94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25]" office:value-type="float" office:value="18.115620102817" calcext:value-type="float">
            <text:p>18.12</text:p>
          </table:table-cell>
          <table:table-cell table:style-name="ce3" table:formula="of:=[.O125]+[.W10]" office:value-type="float" office:value="16.9996607804915" calcext:value-type="float">
            <text:p>17.00</text:p>
          </table:table-cell>
          <table:table-cell table:style-name="ce3" table:formula="of:=ABS([.A125]-[.P125])" office:value-type="float" office:value="1.05521633604715" calcext:value-type="float">
            <text:p>1.06</text:p>
          </table:table-cell>
          <table:table-cell table:number-columns-repeated="1007"/>
        </table:table-row>
        <table:table-row table:style-name="ro1">
          <table:table-cell table:style-name="ce3" office:value-type="float" office:value="16.6666666666667" calcext:value-type="float">
            <text:p>16.67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26]" office:value-type="float" office:value="18.1252034520761" calcext:value-type="float">
            <text:p>18.13</text:p>
          </table:table-cell>
          <table:table-cell table:style-name="ce3" table:formula="of:=[.O126]+[.W11]" office:value-type="float" office:value="18.2496607804915" calcext:value-type="float">
            <text:p>18.25</text:p>
          </table:table-cell>
          <table:table-cell table:style-name="ce3" table:formula="of:=ABS([.A126]-[.P126])" office:value-type="float" office:value="1.58299411382485" calcext:value-type="float">
            <text:p>1.58</text:p>
          </table:table-cell>
          <table:table-cell table:number-columns-repeated="1007"/>
        </table:table-row>
        <table:table-row table:style-name="ro1">
          <table:table-cell table:style-name="ce3" office:value-type="float" office:value="17.6666666666667" calcext:value-type="float">
            <text:p>17.67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27]" office:value-type="float" office:value="18.1347868013352" calcext:value-type="float">
            <text:p>18.13</text:p>
          </table:table-cell>
          <table:table-cell table:style-name="ce3" table:formula="of:=[.O127]+[.W12]" office:value-type="float" office:value="19.5366978175286" calcext:value-type="float">
            <text:p>19.54</text:p>
          </table:table-cell>
          <table:table-cell table:style-name="ce3" table:formula="of:=ABS([.A127]-[.P127])" office:value-type="float" office:value="1.87003115086187" calcext:value-type="float">
            <text:p>1.87</text:p>
          </table:table-cell>
          <table:table-cell table:number-columns-repeated="1007"/>
        </table:table-row>
        <table:table-row table:style-name="ro1">
          <table:table-cell table:style-name="ce3" office:value-type="float" office:value="19.3888888888889" calcext:value-type="float">
            <text:p>19.3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28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0" calcext:value-type="float">
            <text:p>0</text:p>
          </table:table-cell>
          <table:table-cell table:formula="of:=[.G1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28]" office:value-type="float" office:value="18.1443701505944" calcext:value-type="float">
            <text:p>18.14</text:p>
          </table:table-cell>
          <table:table-cell table:style-name="ce3" table:formula="of:=[.O128]+[.W13]" office:value-type="float" office:value="21.6015126323434" calcext:value-type="float">
            <text:p>21.60</text:p>
          </table:table-cell>
          <table:table-cell table:style-name="ce3" table:formula="of:=ABS([.A128]-[.P128])" office:value-type="float" office:value="2.21262374345448" calcext:value-type="float">
            <text:p>2.21</text:p>
          </table:table-cell>
          <table:table-cell table:number-columns-repeated="1007"/>
        </table:table-row>
        <table:table-row table:style-name="ro1">
          <table:table-cell table:style-name="ce3" office:value-type="float" office:value="20.2222222222222" calcext:value-type="float">
            <text:p>20.2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9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0" calcext:value-type="float">
            <text:p>0</text:p>
          </table:table-cell>
          <table:table-cell table:formula="of:=[.G129]" office:value-type="float" office:value="0" calcext:value-type="float">
            <text:p>0</text:p>
          </table:table-cell>
          <table:table-cell table:formula="of:=[.H1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29]" office:value-type="float" office:value="18.1539534998535" calcext:value-type="float">
            <text:p>18.15</text:p>
          </table:table-cell>
          <table:table-cell table:style-name="ce3" table:formula="of:=[.O129]+[.W14]" office:value-type="float" office:value="22.2897842372817" calcext:value-type="float">
            <text:p>22.29</text:p>
          </table:table-cell>
          <table:table-cell table:style-name="ce3" table:formula="of:=ABS([.A129]-[.P129])" office:value-type="float" office:value="2.06756201505947" calcext:value-type="float">
            <text:p>2.07</text:p>
          </table:table-cell>
          <table:table-cell table:number-columns-repeated="1007"/>
        </table:table-row>
        <table:table-row table:style-name="ro1">
          <table:table-cell table:style-name="ce3" office:value-type="float" office:value="20.3333333333333" calcext:value-type="float">
            <text:p>20.3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0" calcext:value-type="float">
            <text:p>0</text:p>
          </table:table-cell>
          <table:table-cell table:formula="of:=[.G130]" office:value-type="float" office:value="0" calcext:value-type="float">
            <text:p>0</text:p>
          </table:table-cell>
          <table:table-cell table:formula="of:=[.H130]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30]" office:value-type="float" office:value="18.1635368491126" calcext:value-type="float">
            <text:p>18.16</text:p>
          </table:table-cell>
          <table:table-cell table:style-name="ce3" table:formula="of:=[.O130]+[.W15]" office:value-type="float" office:value="22.0336113977755" calcext:value-type="float">
            <text:p>22.03</text:p>
          </table:table-cell>
          <table:table-cell table:style-name="ce3" table:formula="of:=ABS([.A130]-[.P130])" office:value-type="float" office:value="1.70027806444218" calcext:value-type="float">
            <text:p>1.70</text:p>
          </table:table-cell>
          <table:table-cell table:number-columns-repeated="1007"/>
        </table:table-row>
        <table:table-row table:style-name="ro1">
          <table:table-cell table:style-name="ce3" office:value-type="float" office:value="19.9444444444444" calcext:value-type="float">
            <text:p>19.9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0" calcext:value-type="float">
            <text:p>0</text:p>
          </table:table-cell>
          <table:table-cell table:formula="of:=[.G131]" office:value-type="float" office:value="0" calcext:value-type="float">
            <text:p>0</text:p>
          </table:table-cell>
          <table:table-cell table:formula="of:=[.H131]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[.J1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31]" office:value-type="float" office:value="18.1731201983718" calcext:value-type="float">
            <text:p>18.17</text:p>
          </table:table-cell>
          <table:table-cell table:style-name="ce3" table:formula="of:=[.O131]+[.W16]" office:value-type="float" office:value="20.0212657187631" calcext:value-type="float">
            <text:p>20.02</text:p>
          </table:table-cell>
          <table:table-cell table:style-name="ce3" table:formula="of:=ABS([.A131]-[.P131])" office:value-type="float" office:value="0.0768212743187462" calcext:value-type="float">
            <text:p>0.08</text:p>
          </table:table-cell>
          <table:table-cell table:number-columns-repeated="1007"/>
        </table:table-row>
        <table:table-row table:style-name="ro1">
          <table:table-cell table:style-name="ce3" office:value-type="float" office:value="16.8333333333333" calcext:value-type="float">
            <text:p>16.8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2]" office:value-type="float" office:value="0" calcext:value-type="float">
            <text:p>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0" calcext:value-type="float">
            <text:p>0</text:p>
          </table:table-cell>
          <table:table-cell table:formula="of:=[.G132]" office:value-type="float" office:value="0" calcext:value-type="float">
            <text:p>0</text:p>
          </table:table-cell>
          <table:table-cell table:formula="of:=[.H132]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[.J132]" office:value-type="float" office:value="0" calcext:value-type="float">
            <text:p>0</text:p>
          </table:table-cell>
          <table:table-cell table:formula="of:=[.K1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32]" office:value-type="float" office:value="18.1827035476309" calcext:value-type="float">
            <text:p>18.18</text:p>
          </table:table-cell>
          <table:table-cell table:style-name="ce3" table:formula="of:=[.O132]+[.W17]" office:value-type="float" office:value="17.1786731261706" calcext:value-type="float">
            <text:p>17.18</text:p>
          </table:table-cell>
          <table:table-cell table:style-name="ce3" table:formula="of:=ABS([.A132]-[.P132])" office:value-type="float" office:value="0.345339792837262" calcext:value-type="float">
            <text:p>0.35</text:p>
          </table:table-cell>
          <table:table-cell table:number-columns-repeated="1007"/>
        </table:table-row>
        <table:table-row table:style-name="ro1">
          <table:table-cell table:style-name="ce3" office:value-type="float" office:value="14.8888888888889" calcext:value-type="float">
            <text:p>14.8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3]" office:value-type="float" office:value="0" calcext:value-type="float">
            <text:p>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0" calcext:value-type="float">
            <text:p>0</text:p>
          </table:table-cell>
          <table:table-cell table:formula="of:=[.G133]" office:value-type="float" office:value="0" calcext:value-type="float">
            <text:p>0</text:p>
          </table:table-cell>
          <table:table-cell table:formula="of:=[.H133]" office:value-type="float" office:value="0" calcext:value-type="float">
            <text:p>0</text:p>
          </table:table-cell>
          <table:table-cell table:formula="of:=[.I133]" office:value-type="float" office:value="0" calcext:value-type="float">
            <text:p>0</text:p>
          </table:table-cell>
          <table:table-cell table:formula="of:=[.J133]" office:value-type="float" office:value="0" calcext:value-type="float">
            <text:p>0</text:p>
          </table:table-cell>
          <table:table-cell table:formula="of:=[.K133]" office:value-type="float" office:value="0" calcext:value-type="float">
            <text:p>0</text:p>
          </table:table-cell>
          <table:table-cell table:formula="of:=[.L1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33]" office:value-type="float" office:value="18.19228689689" calcext:value-type="float">
            <text:p>18.19</text:p>
          </table:table-cell>
          <table:table-cell table:style-name="ce3" table:formula="of:=[.O133]+[.W18]" office:value-type="float" office:value="14.3484262125903" calcext:value-type="float">
            <text:p>14.35</text:p>
          </table:table-cell>
          <table:table-cell table:style-name="ce3" table:formula="of:=ABS([.A133]-[.P133])" office:value-type="float" office:value="0.540462676298617" calcext:value-type="float">
            <text:p>0.54</text:p>
          </table:table-cell>
          <table:table-cell table:number-columns-repeated="1007"/>
        </table:table-row>
        <table:table-row table:style-name="ro1">
          <table:table-cell table:style-name="ce3" office:value-type="float" office:value="15.6666666666667" calcext:value-type="float">
            <text:p>15.6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0" calcext:value-type="float">
            <text:p>0</text:p>
          </table:table-cell>
          <table:table-cell table:formula="of:=[.G134]" office:value-type="float" office:value="0" calcext:value-type="float">
            <text:p>0</text:p>
          </table:table-cell>
          <table:table-cell table:formula="of:=[.H134]" office:value-type="float" office:value="0" calcext:value-type="float">
            <text:p>0</text:p>
          </table:table-cell>
          <table:table-cell table:formula="of:=[.I134]" office:value-type="float" office:value="0" calcext:value-type="float">
            <text:p>0</text:p>
          </table:table-cell>
          <table:table-cell table:formula="of:=[.J134]" office:value-type="float" office:value="0" calcext:value-type="float">
            <text:p>0</text:p>
          </table:table-cell>
          <table:table-cell table:formula="of:=[.K134]" office:value-type="float" office:value="0" calcext:value-type="float">
            <text:p>0</text:p>
          </table:table-cell>
          <table:table-cell table:formula="of:=[.L1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34]" office:value-type="float" office:value="18.2018702461491" calcext:value-type="float">
            <text:p>18.20</text:p>
          </table:table-cell>
          <table:table-cell table:style-name="ce3" table:formula="of:=[.O134]+[.W7]" office:value-type="float" office:value="14.6979943049345" calcext:value-type="float">
            <text:p>14.70</text:p>
          </table:table-cell>
          <table:table-cell table:style-name="ce3" table:formula="of:=ABS([.A134]-[.P134])" office:value-type="float" office:value="0.968672361732232" calcext:value-type="float">
            <text:p>0.97</text:p>
          </table:table-cell>
          <table:table-cell table:number-columns-repeated="1007"/>
        </table:table-row>
        <table:table-row table:style-name="ro1">
          <table:table-cell table:style-name="ce3" office:value-type="float" office:value="14.2222222222222" calcext:value-type="float">
            <text:p>14.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0" calcext:value-type="float">
            <text:p>0</text:p>
          </table:table-cell>
          <table:table-cell table:formula="of:=[.G135]" office:value-type="float" office:value="0" calcext:value-type="float">
            <text:p>0</text:p>
          </table:table-cell>
          <table:table-cell table:formula="of:=[.H135]" office:value-type="float" office:value="0" calcext:value-type="float">
            <text:p>0</text:p>
          </table:table-cell>
          <table:table-cell table:formula="of:=[.I135]" office:value-type="float" office:value="0" calcext:value-type="float">
            <text:p>0</text:p>
          </table:table-cell>
          <table:table-cell table:formula="of:=[.J135]" office:value-type="float" office:value="0" calcext:value-type="float">
            <text:p>0</text:p>
          </table:table-cell>
          <table:table-cell table:formula="of:=[.K135]" office:value-type="float" office:value="0" calcext:value-type="float">
            <text:p>0</text:p>
          </table:table-cell>
          <table:table-cell table:formula="of:=[.L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35]" office:value-type="float" office:value="18.2114535954083" calcext:value-type="float">
            <text:p>18.21</text:p>
          </table:table-cell>
          <table:table-cell table:style-name="ce3" table:formula="of:=[.O135]+[.W8]" office:value-type="float" office:value="15.0189819592555" calcext:value-type="float">
            <text:p>15.02</text:p>
          </table:table-cell>
          <table:table-cell table:style-name="ce3" table:formula="of:=ABS([.A135]-[.P135])" office:value-type="float" office:value="0.796759737033248" calcext:value-type="float">
            <text:p>0.80</text:p>
          </table:table-cell>
          <table:table-cell table:number-columns-repeated="1007"/>
        </table:table-row>
        <table:table-row table:style-name="ro1">
          <table:table-cell table:style-name="ce3" office:value-type="float" office:value="16.0555555555556" calcext:value-type="float">
            <text:p>16.0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36]" office:value-type="float" office:value="18.2210369446674" calcext:value-type="float">
            <text:p>18.22</text:p>
          </table:table-cell>
          <table:table-cell table:style-name="ce3" table:formula="of:=[.O136]+[.W9]" office:value-type="float" office:value="16.0436733172801" calcext:value-type="float">
            <text:p>16.04</text:p>
          </table:table-cell>
          <table:table-cell table:style-name="ce3" table:formula="of:=ABS([.A136]-[.P136])" office:value-type="float" office:value="0.0118822382754686" calcext:value-type="float">
            <text:p>0.01</text:p>
          </table:table-cell>
          <table:table-cell table:number-columns-repeated="1007"/>
        </table:table-row>
        <table:table-row table:style-name="ro1">
          <table:table-cell table:style-name="ce3" office:value-type="float" office:value="17.5555555555556" calcext:value-type="float">
            <text:p>17.5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37]" office:value-type="float" office:value="18.2306202939265" calcext:value-type="float">
            <text:p>18.23</text:p>
          </table:table-cell>
          <table:table-cell table:style-name="ce3" table:formula="of:=[.O137]+[.W10]" office:value-type="float" office:value="17.1146609716011" calcext:value-type="float">
            <text:p>17.11</text:p>
          </table:table-cell>
          <table:table-cell table:style-name="ce3" table:formula="of:=ABS([.A137]-[.P137])" office:value-type="float" office:value="0.440894583954467" calcext:value-type="float">
            <text:p>0.44</text:p>
          </table:table-cell>
          <table:table-cell table:number-columns-repeated="1007"/>
        </table:table-row>
        <table:table-row table:style-name="ro1">
          <table:table-cell table:style-name="ce3" office:value-type="float" office:value="18.1666666666667" calcext:value-type="float">
            <text:p>18.17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38]" office:value-type="float" office:value="18.2402036431857" calcext:value-type="float">
            <text:p>18.24</text:p>
          </table:table-cell>
          <table:table-cell table:style-name="ce3" table:formula="of:=[.O138]+[.W11]" office:value-type="float" office:value="18.3646609716011" calcext:value-type="float">
            <text:p>18.36</text:p>
          </table:table-cell>
          <table:table-cell table:style-name="ce3" table:formula="of:=ABS([.A138]-[.P138])" office:value-type="float" office:value="0.197994304934433" calcext:value-type="float">
            <text:p>0.20</text:p>
          </table:table-cell>
          <table:table-cell table:number-columns-repeated="1007"/>
        </table:table-row>
        <table:table-row table:style-name="ro1">
          <table:table-cell table:style-name="ce3" office:value-type="float" office:value="18.5555555555556" calcext:value-type="float">
            <text:p>18.5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39]" office:value-type="float" office:value="18.2497869924448" calcext:value-type="float">
            <text:p>18.25</text:p>
          </table:table-cell>
          <table:table-cell table:style-name="ce3" table:formula="of:=[.O139]+[.W12]" office:value-type="float" office:value="19.6516980086382" calcext:value-type="float">
            <text:p>19.65</text:p>
          </table:table-cell>
          <table:table-cell table:style-name="ce3" table:formula="of:=ABS([.A139]-[.P139])" office:value-type="float" office:value="1.09614245308256" calcext:value-type="float">
            <text:p>1.10</text:p>
          </table:table-cell>
          <table:table-cell table:number-columns-repeated="1007"/>
        </table:table-row>
        <table:table-row table:style-name="ro1">
          <table:table-cell table:style-name="ce3" office:value-type="float" office:value="21.1111111111111" calcext:value-type="float">
            <text:p>21.1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40]" office:value-type="float" office:value="0" calcext:value-type="float">
            <text:p>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0" calcext:value-type="float">
            <text:p>0</text:p>
          </table:table-cell>
          <table:table-cell table:formula="of:=[.G1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40]" office:value-type="float" office:value="18.2593703417039" calcext:value-type="float">
            <text:p>18.26</text:p>
          </table:table-cell>
          <table:table-cell table:style-name="ce3" table:formula="of:=[.O140]+[.W13]" office:value-type="float" office:value="21.716512823453" calcext:value-type="float">
            <text:p>21.72</text:p>
          </table:table-cell>
          <table:table-cell table:style-name="ce3" table:formula="of:=ABS([.A140]-[.P140])" office:value-type="float" office:value="0.605401712341859" calcext:value-type="float">
            <text:p>0.61</text:p>
          </table:table-cell>
          <table:table-cell table:number-columns-repeated="1007"/>
        </table:table-row>
        <table:table-row table:style-name="ro1">
          <table:table-cell table:style-name="ce3" office:value-type="float" office:value="20.6111111111111" calcext:value-type="float">
            <text:p>20.6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1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0" calcext:value-type="float">
            <text:p>0</text:p>
          </table:table-cell>
          <table:table-cell table:formula="of:=[.G141]" office:value-type="float" office:value="0" calcext:value-type="float">
            <text:p>0</text:p>
          </table:table-cell>
          <table:table-cell table:formula="of:=[.H1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41]" office:value-type="float" office:value="18.2689536909631" calcext:value-type="float">
            <text:p>18.27</text:p>
          </table:table-cell>
          <table:table-cell table:style-name="ce3" table:formula="of:=[.O141]+[.W14]" office:value-type="float" office:value="22.4047844283913" calcext:value-type="float">
            <text:p>22.40</text:p>
          </table:table-cell>
          <table:table-cell table:style-name="ce3" table:formula="of:=ABS([.A141]-[.P141])" office:value-type="float" office:value="1.79367331728015" calcext:value-type="float">
            <text:p>1.79</text:p>
          </table:table-cell>
          <table:table-cell table:number-columns-repeated="1007"/>
        </table:table-row>
        <table:table-row table:style-name="ro1">
          <table:table-cell table:style-name="ce3" office:value-type="float" office:value="20.4444444444444" calcext:value-type="float">
            <text:p>20.4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2]" office:value-type="float" office:value="0" calcext:value-type="float">
            <text:p>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0" calcext:value-type="float">
            <text:p>0</text:p>
          </table:table-cell>
          <table:table-cell table:formula="of:=[.G142]" office:value-type="float" office:value="0" calcext:value-type="float">
            <text:p>0</text:p>
          </table:table-cell>
          <table:table-cell table:formula="of:=[.H142]" office:value-type="float" office:value="0" calcext:value-type="float">
            <text:p>0</text:p>
          </table:table-cell>
          <table:table-cell table:formula="of:=[.I1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42]" office:value-type="float" office:value="18.2785370402222" calcext:value-type="float">
            <text:p>18.28</text:p>
          </table:table-cell>
          <table:table-cell table:style-name="ce3" table:formula="of:=[.O142]+[.W15]" office:value-type="float" office:value="22.1486115888851" calcext:value-type="float">
            <text:p>22.15</text:p>
          </table:table-cell>
          <table:table-cell table:style-name="ce3" table:formula="of:=ABS([.A142]-[.P142])" office:value-type="float" office:value="1.70416714444067" calcext:value-type="float">
            <text:p>1.70</text:p>
          </table:table-cell>
          <table:table-cell table:number-columns-repeated="1007"/>
        </table:table-row>
        <table:table-row table:style-name="ro1">
          <table:table-cell table:style-name="ce3" office:value-type="float" office:value="18.6666666666667" calcext:value-type="float">
            <text:p>18.6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3]" office:value-type="float" office:value="0" calcext:value-type="float">
            <text:p>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43]" office:value-type="float" office:value="18.2881203894813" calcext:value-type="float">
            <text:p>18.29</text:p>
          </table:table-cell>
          <table:table-cell table:style-name="ce3" table:formula="of:=[.O143]+[.W16]" office:value-type="float" office:value="20.1362659098727" calcext:value-type="float">
            <text:p>20.14</text:p>
          </table:table-cell>
          <table:table-cell table:style-name="ce3" table:formula="of:=ABS([.A143]-[.P143])" office:value-type="float" office:value="1.46959924320603" calcext:value-type="float">
            <text:p>1.47</text:p>
          </table:table-cell>
          <table:table-cell table:number-columns-repeated="1007"/>
        </table:table-row>
        <table:table-row table:style-name="ro1">
          <table:table-cell table:style-name="ce3" office:value-type="float" office:value="15.6666666666667" calcext:value-type="float">
            <text:p>15.6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4]" office:value-type="float" office:value="0" calcext:value-type="float">
            <text:p>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0" calcext:value-type="float">
            <text:p>0</text:p>
          </table:table-cell>
          <table:table-cell table:formula="of:=[.G144]" office:value-type="float" office:value="0" calcext:value-type="float">
            <text:p>0</text:p>
          </table:table-cell>
          <table:table-cell table:formula="of:=[.H144]" office:value-type="float" office:value="0" calcext:value-type="float">
            <text:p>0</text:p>
          </table:table-cell>
          <table:table-cell table:formula="of:=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[.K1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44]" office:value-type="float" office:value="18.2977037387405" calcext:value-type="float">
            <text:p>18.30</text:p>
          </table:table-cell>
          <table:table-cell table:style-name="ce3" table:formula="of:=[.O144]+[.W17]" office:value-type="float" office:value="17.2936733172801" calcext:value-type="float">
            <text:p>17.29</text:p>
          </table:table-cell>
          <table:table-cell table:style-name="ce3" table:formula="of:=ABS([.A144]-[.P144])" office:value-type="float" office:value="1.62700665061345" calcext:value-type="float">
            <text:p>1.63</text:p>
          </table:table-cell>
          <table:table-cell table:number-columns-repeated="1007"/>
        </table:table-row>
        <table:table-row table:style-name="ro1">
          <table:table-cell table:style-name="ce3" office:value-type="float" office:value="13.0555555555556" calcext:value-type="float">
            <text:p>13.0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5]" office:value-type="float" office:value="0" calcext:value-type="float">
            <text:p>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0" calcext:value-type="float">
            <text:p>0</text:p>
          </table:table-cell>
          <table:table-cell table:formula="of:=[.G145]" office:value-type="float" office:value="0" calcext:value-type="float">
            <text:p>0</text:p>
          </table:table-cell>
          <table:table-cell table:formula="of:=[.H145]" office:value-type="float" office:value="0" calcext:value-type="float">
            <text:p>0</text:p>
          </table:table-cell>
          <table:table-cell table:formula="of:=[.I145]" office:value-type="float" office:value="0" calcext:value-type="float">
            <text:p>0</text:p>
          </table:table-cell>
          <table:table-cell table:formula="of:=[.J145]" office:value-type="float" office:value="0" calcext:value-type="float">
            <text:p>0</text:p>
          </table:table-cell>
          <table:table-cell table:formula="of:=[.K145]" office:value-type="float" office:value="0" calcext:value-type="float">
            <text:p>0</text:p>
          </table:table-cell>
          <table:table-cell table:formula="of:=[.L1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45]" office:value-type="float" office:value="18.3072870879996" calcext:value-type="float">
            <text:p>18.31</text:p>
          </table:table-cell>
          <table:table-cell table:style-name="ce3" table:formula="of:=[.O145]+[.W18]" office:value-type="float" office:value="14.4634264036999" calcext:value-type="float">
            <text:p>14.46</text:p>
          </table:table-cell>
          <table:table-cell table:style-name="ce3" table:formula="of:=ABS([.A145]-[.P145])" office:value-type="float" office:value="1.40787084814427" calcext:value-type="float">
            <text:p>1.41</text:p>
          </table:table-cell>
          <table:table-cell table:number-columns-repeated="1007"/>
        </table:table-row>
        <table:table-row table:style-name="ro1">
          <table:table-cell table:style-name="ce3" office:value-type="float" office:value="14.5555555555556" calcext:value-type="float">
            <text:p>14.5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6]" office:value-type="float" office:value="0" calcext:value-type="float">
            <text:p>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0" calcext:value-type="float">
            <text:p>0</text:p>
          </table:table-cell>
          <table:table-cell table:formula="of:=[.G146]" office:value-type="float" office:value="0" calcext:value-type="float">
            <text:p>0</text:p>
          </table:table-cell>
          <table:table-cell table:formula="of:=[.H146]" office:value-type="float" office:value="0" calcext:value-type="float">
            <text:p>0</text:p>
          </table:table-cell>
          <table:table-cell table:formula="of:=[.I146]" office:value-type="float" office:value="0" calcext:value-type="float">
            <text:p>0</text:p>
          </table:table-cell>
          <table:table-cell table:formula="of:=[.J146]" office:value-type="float" office:value="0" calcext:value-type="float">
            <text:p>0</text:p>
          </table:table-cell>
          <table:table-cell table:formula="of:=[.K146]" office:value-type="float" office:value="0" calcext:value-type="float">
            <text:p>0</text:p>
          </table:table-cell>
          <table:table-cell table:formula="of:=[.L1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46]" office:value-type="float" office:value="18.3168704372587" calcext:value-type="float">
            <text:p>18.32</text:p>
          </table:table-cell>
          <table:table-cell table:style-name="ce3" table:formula="of:=[.O146]+[.W7]" office:value-type="float" office:value="14.8129944960441" calcext:value-type="float">
            <text:p>14.81</text:p>
          </table:table-cell>
          <table:table-cell table:style-name="ce3" table:formula="of:=ABS([.A146]-[.P146])" office:value-type="float" office:value="0.257438940488456" calcext:value-type="float">
            <text:p>0.26</text:p>
          </table:table-cell>
          <table:table-cell table:number-columns-repeated="1007"/>
        </table:table-row>
        <table:table-row table:style-name="ro1">
          <table:table-cell table:style-name="ce3" office:value-type="float" office:value="14.3888888888889" calcext:value-type="float">
            <text:p>14.3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0" calcext:value-type="float">
            <text:p>0</text:p>
          </table:table-cell>
          <table:table-cell table:formula="of:=[.G147]" office:value-type="float" office:value="0" calcext:value-type="float">
            <text:p>0</text:p>
          </table:table-cell>
          <table:table-cell table:formula="of:=[.H147]" office:value-type="float" office:value="0" calcext:value-type="float">
            <text:p>0</text:p>
          </table:table-cell>
          <table:table-cell table:formula="of:=[.I147]" office:value-type="float" office:value="0" calcext:value-type="float">
            <text:p>0</text:p>
          </table:table-cell>
          <table:table-cell table:formula="of:=[.J147]" office:value-type="float" office:value="0" calcext:value-type="float">
            <text:p>0</text:p>
          </table:table-cell>
          <table:table-cell table:formula="of:=[.K147]" office:value-type="float" office:value="0" calcext:value-type="float">
            <text:p>0</text:p>
          </table:table-cell>
          <table:table-cell table:formula="of:=[.L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47]" office:value-type="float" office:value="18.3264537865179" calcext:value-type="float">
            <text:p>18.33</text:p>
          </table:table-cell>
          <table:table-cell table:style-name="ce3" table:formula="of:=[.O147]+[.W8]" office:value-type="float" office:value="15.133982150365" calcext:value-type="float">
            <text:p>15.13</text:p>
          </table:table-cell>
          <table:table-cell table:style-name="ce3" table:formula="of:=ABS([.A147]-[.P147])" office:value-type="float" office:value="0.745093261476132" calcext:value-type="float">
            <text:p>0.75</text:p>
          </table:table-cell>
          <table:table-cell table:number-columns-repeated="1007"/>
        </table:table-row>
        <table:table-row table:style-name="ro1">
          <table:table-cell table:style-name="ce3" office:value-type="float" office:value="14.5555555555556" calcext:value-type="float">
            <text:p>14.5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48]" office:value-type="float" office:value="18.336037135777" calcext:value-type="float">
            <text:p>18.34</text:p>
          </table:table-cell>
          <table:table-cell table:style-name="ce3" table:formula="of:=[.O148]+[.W9]" office:value-type="float" office:value="16.1586735083897" calcext:value-type="float">
            <text:p>16.16</text:p>
          </table:table-cell>
          <table:table-cell table:style-name="ce3" table:formula="of:=ABS([.A148]-[.P148])" office:value-type="float" office:value="1.60311795283412" calcext:value-type="float">
            <text:p>1.60</text:p>
          </table:table-cell>
          <table:table-cell table:number-columns-repeated="1007"/>
        </table:table-row>
        <table:table-row table:style-name="ro1">
          <table:table-cell table:style-name="ce3" office:value-type="float" office:value="16.1666666666667" calcext:value-type="float">
            <text:p>16.17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49]" office:value-type="float" office:value="18.3456204850361" calcext:value-type="float">
            <text:p>18.35</text:p>
          </table:table-cell>
          <table:table-cell table:style-name="ce3" table:formula="of:=[.O149]+[.W10]" office:value-type="float" office:value="17.2296611627107" calcext:value-type="float">
            <text:p>17.23</text:p>
          </table:table-cell>
          <table:table-cell table:style-name="ce3" table:formula="of:=ABS([.A149]-[.P149])" office:value-type="float" office:value="1.06299449604402" calcext:value-type="float">
            <text:p>1.06</text:p>
          </table:table-cell>
          <table:table-cell table:number-columns-repeated="1007"/>
        </table:table-row>
        <table:table-row table:style-name="ro1">
          <table:table-cell table:style-name="ce3" office:value-type="float" office:value="17.6666666666667" calcext:value-type="float">
            <text:p>17.67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50]" office:value-type="float" office:value="18.3552038342953" calcext:value-type="float">
            <text:p>18.36</text:p>
          </table:table-cell>
          <table:table-cell table:style-name="ce3" table:formula="of:=[.O150]+[.W11]" office:value-type="float" office:value="18.4796611627107" calcext:value-type="float">
            <text:p>18.48</text:p>
          </table:table-cell>
          <table:table-cell table:style-name="ce3" table:formula="of:=ABS([.A150]-[.P150])" office:value-type="float" office:value="0.812994496044016" calcext:value-type="float">
            <text:p>0.81</text:p>
          </table:table-cell>
          <table:table-cell table:number-columns-repeated="1007"/>
        </table:table-row>
        <table:table-row table:style-name="ro1">
          <table:table-cell table:style-name="ce3" office:value-type="float" office:value="18.3888888888889" calcext:value-type="float">
            <text:p>18.39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51]" office:value-type="float" office:value="18.3647871835544" calcext:value-type="float">
            <text:p>18.36</text:p>
          </table:table-cell>
          <table:table-cell table:style-name="ce3" table:formula="of:=[.O151]+[.W12]" office:value-type="float" office:value="19.7666981997477" calcext:value-type="float">
            <text:p>19.77</text:p>
          </table:table-cell>
          <table:table-cell table:style-name="ce3" table:formula="of:=ABS([.A151]-[.P151])" office:value-type="float" office:value="1.37780931085884" calcext:value-type="float">
            <text:p>1.38</text:p>
          </table:table-cell>
          <table:table-cell table:number-columns-repeated="1007"/>
        </table:table-row>
        <table:table-row table:style-name="ro1">
          <table:table-cell table:style-name="ce3" office:value-type="float" office:value="20.3888888888889" calcext:value-type="float">
            <text:p>20.3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52]" office:value-type="float" office:value="0" calcext:value-type="float">
            <text:p>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0" calcext:value-type="float">
            <text:p>0</text:p>
          </table:table-cell>
          <table:table-cell table:formula="of:=[.G1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52]" office:value-type="float" office:value="18.3743705328135" calcext:value-type="float">
            <text:p>18.37</text:p>
          </table:table-cell>
          <table:table-cell table:style-name="ce3" table:formula="of:=[.O152]+[.W13]" office:value-type="float" office:value="21.8315130145625" calcext:value-type="float">
            <text:p>21.83</text:p>
          </table:table-cell>
          <table:table-cell table:style-name="ce3" table:formula="of:=ABS([.A152]-[.P152])" office:value-type="float" office:value="1.44262412567365" calcext:value-type="float">
            <text:p>1.44</text:p>
          </table:table-cell>
          <table:table-cell table:number-columns-repeated="1007"/>
        </table:table-row>
        <table:table-row table:style-name="ro1">
          <table:table-cell table:style-name="ce3" office:value-type="float" office:value="23.1666666666667" calcext:value-type="float">
            <text:p>23.1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3]" office:value-type="float" office:value="0" calcext:value-type="float">
            <text:p>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0" calcext:value-type="float">
            <text:p>0</text:p>
          </table:table-cell>
          <table:table-cell table:formula="of:=[.G153]" office:value-type="float" office:value="0" calcext:value-type="float">
            <text:p>0</text:p>
          </table:table-cell>
          <table:table-cell table:formula="of:=[.H15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53]" office:value-type="float" office:value="18.3839538820727" calcext:value-type="float">
            <text:p>18.38</text:p>
          </table:table-cell>
          <table:table-cell table:style-name="ce3" table:formula="of:=[.O153]+[.W14]" office:value-type="float" office:value="22.5197846195008" calcext:value-type="float">
            <text:p>22.52</text:p>
          </table:table-cell>
          <table:table-cell table:style-name="ce3" table:formula="of:=ABS([.A153]-[.P153])" office:value-type="float" office:value="0.646882047165864" calcext:value-type="float">
            <text:p>0.65</text:p>
          </table:table-cell>
          <table:table-cell table:number-columns-repeated="1007"/>
        </table:table-row>
        <table:table-row table:style-name="ro1">
          <table:table-cell table:style-name="ce3" office:value-type="float" office:value="23.7777777777778" calcext:value-type="float">
            <text:p>23.7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4]" office:value-type="float" office:value="0" calcext:value-type="float">
            <text:p>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0" calcext:value-type="float">
            <text:p>0</text:p>
          </table:table-cell>
          <table:table-cell table:formula="of:=[.G154]" office:value-type="float" office:value="0" calcext:value-type="float">
            <text:p>0</text:p>
          </table:table-cell>
          <table:table-cell table:formula="of:=[.H154]" office:value-type="float" office:value="0" calcext:value-type="float">
            <text:p>0</text:p>
          </table:table-cell>
          <table:table-cell table:formula="of:=[.I15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54]" office:value-type="float" office:value="18.3935372313318" calcext:value-type="float">
            <text:p>18.39</text:p>
          </table:table-cell>
          <table:table-cell table:style-name="ce3" table:formula="of:=[.O154]+[.W15]" office:value-type="float" office:value="22.2636117799947" calcext:value-type="float">
            <text:p>22.26</text:p>
          </table:table-cell>
          <table:table-cell table:style-name="ce3" table:formula="of:=ABS([.A154]-[.P154])" office:value-type="float" office:value="1.51416599778315" calcext:value-type="float">
            <text:p>1.51</text:p>
          </table:table-cell>
          <table:table-cell table:number-columns-repeated="1007"/>
        </table:table-row>
        <table:table-row table:style-name="ro1">
          <table:table-cell table:style-name="ce3" office:value-type="float" office:value="20.6111111111111" calcext:value-type="float">
            <text:p>20.6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5]" office:value-type="float" office:value="0" calcext:value-type="float">
            <text:p>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0" calcext:value-type="float">
            <text:p>0</text:p>
          </table:table-cell>
          <table:table-cell table:formula="of:=[.G155]" office:value-type="float" office:value="0" calcext:value-type="float">
            <text:p>0</text:p>
          </table:table-cell>
          <table:table-cell table:formula="of:=[.H155]" office:value-type="float" office:value="0" calcext:value-type="float">
            <text:p>0</text:p>
          </table:table-cell>
          <table:table-cell table:formula="of:=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55]" office:value-type="float" office:value="18.4031205805909" calcext:value-type="float">
            <text:p>18.40</text:p>
          </table:table-cell>
          <table:table-cell table:style-name="ce3" table:formula="of:=[.O155]+[.W16]" office:value-type="float" office:value="20.2512661009823" calcext:value-type="float">
            <text:p>20.25</text:p>
          </table:table-cell>
          <table:table-cell table:style-name="ce3" table:formula="of:=ABS([.A155]-[.P155])" office:value-type="float" office:value="0.359845010128783" calcext:value-type="float">
            <text:p>0.36</text:p>
          </table:table-cell>
          <table:table-cell table:number-columns-repeated="1007"/>
        </table:table-row>
        <table:table-row table:style-name="ro1">
          <table:table-cell table:style-name="ce3" office:value-type="float" office:value="16.7777777777778" calcext:value-type="float">
            <text:p>16.7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6]" office:value-type="float" office:value="0" calcext:value-type="float">
            <text:p>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0" calcext:value-type="float">
            <text:p>0</text:p>
          </table:table-cell>
          <table:table-cell table:formula="of:=[.G156]" office:value-type="float" office:value="0" calcext:value-type="float">
            <text:p>0</text:p>
          </table:table-cell>
          <table:table-cell table:formula="of:=[.H156]" office:value-type="float" office:value="0" calcext:value-type="float">
            <text:p>0</text:p>
          </table:table-cell>
          <table:table-cell table:formula="of:=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[.K1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56]" office:value-type="float" office:value="18.4127039298501" calcext:value-type="float">
            <text:p>18.41</text:p>
          </table:table-cell>
          <table:table-cell table:style-name="ce3" table:formula="of:=[.O156]+[.W17]" office:value-type="float" office:value="17.4086735083897" calcext:value-type="float">
            <text:p>17.41</text:p>
          </table:table-cell>
          <table:table-cell table:style-name="ce3" table:formula="of:=ABS([.A156]-[.P156])" office:value-type="float" office:value="0.630895730611933" calcext:value-type="float">
            <text:p>0.63</text:p>
          </table:table-cell>
          <table:table-cell table:number-columns-repeated="1007"/>
        </table:table-row>
        <table:table-row table:style-name="ro1">
          <table:table-cell table:style-name="ce3" office:value-type="float" office:value="14.1111111111111" calcext:value-type="float">
            <text:p>14.1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7]" office:value-type="float" office:value="0" calcext:value-type="float">
            <text:p>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0" calcext:value-type="float">
            <text:p>0</text:p>
          </table:table-cell>
          <table:table-cell table:formula="of:=[.G157]" office:value-type="float" office:value="0" calcext:value-type="float">
            <text:p>0</text:p>
          </table:table-cell>
          <table:table-cell table:formula="of:=[.H157]" office:value-type="float" office:value="0" calcext:value-type="float">
            <text:p>0</text:p>
          </table:table-cell>
          <table:table-cell table:formula="of:=[.I157]" office:value-type="float" office:value="0" calcext:value-type="float">
            <text:p>0</text:p>
          </table:table-cell>
          <table:table-cell table:formula="of:=[.J157]" office:value-type="float" office:value="0" calcext:value-type="float">
            <text:p>0</text:p>
          </table:table-cell>
          <table:table-cell table:formula="of:=[.K157]" office:value-type="float" office:value="0" calcext:value-type="float">
            <text:p>0</text:p>
          </table:table-cell>
          <table:table-cell table:formula="of:=[.L15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57]" office:value-type="float" office:value="18.4222872791092" calcext:value-type="float">
            <text:p>18.42</text:p>
          </table:table-cell>
          <table:table-cell table:style-name="ce3" table:formula="of:=[.O157]+[.W18]" office:value-type="float" office:value="14.5784265948095" calcext:value-type="float">
            <text:p>14.58</text:p>
          </table:table-cell>
          <table:table-cell table:style-name="ce3" table:formula="of:=ABS([.A157]-[.P157])" office:value-type="float" office:value="0.467315483698354" calcext:value-type="float">
            <text:p>0.47</text:p>
          </table:table-cell>
          <table:table-cell table:number-columns-repeated="1007"/>
        </table:table-row>
        <table:table-row table:style-name="ro1">
          <table:table-cell table:style-name="ce3" office:value-type="float" office:value="13.2222222222222" calcext:value-type="float">
            <text:p>13.2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0" calcext:value-type="float">
            <text:p>0</text:p>
          </table:table-cell>
          <table:table-cell table:formula="of:=[.G158]" office:value-type="float" office:value="0" calcext:value-type="float">
            <text:p>0</text:p>
          </table:table-cell>
          <table:table-cell table:formula="of:=[.H158]" office:value-type="float" office:value="0" calcext:value-type="float">
            <text:p>0</text:p>
          </table:table-cell>
          <table:table-cell table:formula="of:=[.I158]" office:value-type="float" office:value="0" calcext:value-type="float">
            <text:p>0</text:p>
          </table:table-cell>
          <table:table-cell table:formula="of:=[.J158]" office:value-type="float" office:value="0" calcext:value-type="float">
            <text:p>0</text:p>
          </table:table-cell>
          <table:table-cell table:formula="of:=[.K158]" office:value-type="float" office:value="0" calcext:value-type="float">
            <text:p>0</text:p>
          </table:table-cell>
          <table:table-cell table:formula="of:=[.L1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58]" office:value-type="float" office:value="18.4318706283683" calcext:value-type="float">
            <text:p>18.43</text:p>
          </table:table-cell>
          <table:table-cell table:style-name="ce3" table:formula="of:=[.O158]+[.W7]" office:value-type="float" office:value="14.9279946871536" calcext:value-type="float">
            <text:p>14.93</text:p>
          </table:table-cell>
          <table:table-cell table:style-name="ce3" table:formula="of:=ABS([.A158]-[.P158])" office:value-type="float" office:value="1.70577246493144" calcext:value-type="float">
            <text:p>1.71</text:p>
          </table:table-cell>
          <table:table-cell table:number-columns-repeated="1007"/>
        </table:table-row>
        <table:table-row table:style-name="ro1">
          <table:table-cell table:style-name="ce3" office:value-type="float" office:value="13.5" calcext:value-type="float">
            <text:p>13.5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0" calcext:value-type="float">
            <text:p>0</text:p>
          </table:table-cell>
          <table:table-cell table:formula="of:=[.G159]" office:value-type="float" office:value="0" calcext:value-type="float">
            <text:p>0</text:p>
          </table:table-cell>
          <table:table-cell table:formula="of:=[.H159]" office:value-type="float" office:value="0" calcext:value-type="float">
            <text:p>0</text:p>
          </table:table-cell>
          <table:table-cell table:formula="of:=[.I159]" office:value-type="float" office:value="0" calcext:value-type="float">
            <text:p>0</text:p>
          </table:table-cell>
          <table:table-cell table:formula="of:=[.J159]" office:value-type="float" office:value="0" calcext:value-type="float">
            <text:p>0</text:p>
          </table:table-cell>
          <table:table-cell table:formula="of:=[.K159]" office:value-type="float" office:value="0" calcext:value-type="float">
            <text:p>0</text:p>
          </table:table-cell>
          <table:table-cell table:formula="of:=[.L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59]" office:value-type="float" office:value="18.4414539776275" calcext:value-type="float">
            <text:p>18.44</text:p>
          </table:table-cell>
          <table:table-cell table:style-name="ce3" table:formula="of:=[.O159]+[.W8]" office:value-type="float" office:value="15.2489823414746" calcext:value-type="float">
            <text:p>15.25</text:p>
          </table:table-cell>
          <table:table-cell table:style-name="ce3" table:formula="of:=ABS([.A159]-[.P159])" office:value-type="float" office:value="1.74898234147462" calcext:value-type="float">
            <text:p>1.75</text:p>
          </table:table-cell>
          <table:table-cell table:number-columns-repeated="1007"/>
        </table:table-row>
        <table:table-row table:style-name="ro1">
          <table:table-cell table:style-name="ce3" office:value-type="float" office:value="15.6111111111111" calcext:value-type="float">
            <text:p>15.6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60]" office:value-type="float" office:value="18.4510373268866" calcext:value-type="float">
            <text:p>18.45</text:p>
          </table:table-cell>
          <table:table-cell table:style-name="ce3" table:formula="of:=[.O160]+[.W9]" office:value-type="float" office:value="16.2736736994993" calcext:value-type="float">
            <text:p>16.27</text:p>
          </table:table-cell>
          <table:table-cell table:style-name="ce3" table:formula="of:=ABS([.A160]-[.P160])" office:value-type="float" office:value="0.662562588388202" calcext:value-type="float">
            <text:p>0.66</text:p>
          </table:table-cell>
          <table:table-cell table:number-columns-repeated="1007"/>
        </table:table-row>
        <table:table-row table:style-name="ro1">
          <table:table-cell table:style-name="ce3" office:value-type="float" office:value="16.5555555555556" calcext:value-type="float">
            <text:p>16.56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61]" office:value-type="float" office:value="18.4606206761457" calcext:value-type="float">
            <text:p>18.46</text:p>
          </table:table-cell>
          <table:table-cell table:style-name="ce3" table:formula="of:=[.O161]+[.W10]" office:value-type="float" office:value="17.3446613538203" calcext:value-type="float">
            <text:p>17.34</text:p>
          </table:table-cell>
          <table:table-cell table:style-name="ce3" table:formula="of:=ABS([.A161]-[.P161])" office:value-type="float" office:value="0.7891057982647" calcext:value-type="float">
            <text:p>0.79</text:p>
          </table:table-cell>
          <table:table-cell table:number-columns-repeated="1007"/>
        </table:table-row>
        <table:table-row table:style-name="ro1">
          <table:table-cell table:style-name="ce3" office:value-type="float" office:value="18.8333333333333" calcext:value-type="float">
            <text:p>18.83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62]" office:value-type="float" office:value="18.4702040254048" calcext:value-type="float">
            <text:p>18.47</text:p>
          </table:table-cell>
          <table:table-cell table:style-name="ce3" table:formula="of:=[.O162]+[.W11]" office:value-type="float" office:value="18.5946613538203" calcext:value-type="float">
            <text:p>18.59</text:p>
          </table:table-cell>
          <table:table-cell table:style-name="ce3" table:formula="of:=ABS([.A162]-[.P162])" office:value-type="float" office:value="0.238671979512997" calcext:value-type="float">
            <text:p>0.24</text:p>
          </table:table-cell>
          <table:table-cell table:number-columns-repeated="1007"/>
        </table:table-row>
        <table:table-row table:style-name="ro1">
          <table:table-cell table:style-name="ce3" office:value-type="float" office:value="19.2222222222222" calcext:value-type="float">
            <text:p>19.22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63]" office:value-type="float" office:value="18.479787374664" calcext:value-type="float">
            <text:p>18.48</text:p>
          </table:table-cell>
          <table:table-cell table:style-name="ce3" table:formula="of:=[.O163]+[.W12]" office:value-type="float" office:value="19.8816983908573" calcext:value-type="float">
            <text:p>19.88</text:p>
          </table:table-cell>
          <table:table-cell table:style-name="ce3" table:formula="of:=ABS([.A163]-[.P163])" office:value-type="float" office:value="0.659476168635127" calcext:value-type="float">
            <text:p>0.66</text:p>
          </table:table-cell>
          <table:table-cell table:number-columns-repeated="1007"/>
        </table:table-row>
        <table:table-row table:style-name="ro1">
          <table:table-cell table:style-name="ce3" office:value-type="float" office:value="21.2777777777778" calcext:value-type="float">
            <text:p>21.28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64]" office:value-type="float" office:value="0" calcext:value-type="float">
            <text:p>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0" calcext:value-type="float">
            <text:p>0</text:p>
          </table:table-cell>
          <table:table-cell table:formula="of:=[.G1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64]" office:value-type="float" office:value="18.4893707239231" calcext:value-type="float">
            <text:p>18.49</text:p>
          </table:table-cell>
          <table:table-cell table:style-name="ce3" table:formula="of:=[.O164]+[.W13]" office:value-type="float" office:value="21.9465132056721" calcext:value-type="float">
            <text:p>21.95</text:p>
          </table:table-cell>
          <table:table-cell table:style-name="ce3" table:formula="of:=ABS([.A164]-[.P164])" office:value-type="float" office:value="0.66873542789433" calcext:value-type="float">
            <text:p>0.67</text:p>
          </table:table-cell>
          <table:table-cell table:number-columns-repeated="1007"/>
        </table:table-row>
        <table:table-row table:style-name="ro1">
          <table:table-cell table:style-name="ce3" office:value-type="float" office:value="21.5" calcext:value-type="float">
            <text:p>21.5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5]" office:value-type="float" office:value="0" calcext:value-type="float">
            <text:p>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0" calcext:value-type="float">
            <text:p>0</text:p>
          </table:table-cell>
          <table:table-cell table:formula="of:=[.G165]" office:value-type="float" office:value="0" calcext:value-type="float">
            <text:p>0</text:p>
          </table:table-cell>
          <table:table-cell table:formula="of:=[.H16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65]" office:value-type="float" office:value="18.4989540731822" calcext:value-type="float">
            <text:p>18.50</text:p>
          </table:table-cell>
          <table:table-cell table:style-name="ce3" table:formula="of:=[.O165]+[.W14]" office:value-type="float" office:value="22.6347848106104" calcext:value-type="float">
            <text:p>22.63</text:p>
          </table:table-cell>
          <table:table-cell table:style-name="ce3" table:formula="of:=ABS([.A165]-[.P165])" office:value-type="float" office:value="1.13478481061042" calcext:value-type="float">
            <text:p>1.13</text:p>
          </table:table-cell>
          <table:table-cell table:number-columns-repeated="1007"/>
        </table:table-row>
        <table:table-row table:style-name="ro1">
          <table:table-cell table:style-name="ce3" office:value-type="float" office:value="21.9444444444444" calcext:value-type="float">
            <text:p>21.9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6]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0" calcext:value-type="float">
            <text:p>0</text:p>
          </table:table-cell>
          <table:table-cell table:formula="of:=[.G166]" office:value-type="float" office:value="0" calcext:value-type="float">
            <text:p>0</text:p>
          </table:table-cell>
          <table:table-cell table:formula="of:=[.H166]" office:value-type="float" office:value="0" calcext:value-type="float">
            <text:p>0</text:p>
          </table:table-cell>
          <table:table-cell table:formula="of:=[.I1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66]" office:value-type="float" office:value="18.5085374224414" calcext:value-type="float">
            <text:p>18.51</text:p>
          </table:table-cell>
          <table:table-cell table:style-name="ce3" table:formula="of:=[.O166]+[.W15]" office:value-type="float" office:value="22.3786119711042" calcext:value-type="float">
            <text:p>22.38</text:p>
          </table:table-cell>
          <table:table-cell table:style-name="ce3" table:formula="of:=ABS([.A166]-[.P166])" office:value-type="float" office:value="0.434167526659842" calcext:value-type="float">
            <text:p>0.43</text:p>
          </table:table-cell>
          <table:table-cell table:number-columns-repeated="1007"/>
        </table:table-row>
        <table:table-row table:style-name="ro1">
          <table:table-cell table:style-name="ce3" office:value-type="float" office:value="18.8888888888889" calcext:value-type="float">
            <text:p>18.89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7]" office:value-type="float" office:value="0" calcext:value-type="float">
            <text:p>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0" calcext:value-type="float">
            <text:p>0</text:p>
          </table:table-cell>
          <table:table-cell table:formula="of:=[.G167]" office:value-type="float" office:value="0" calcext:value-type="float">
            <text:p>0</text:p>
          </table:table-cell>
          <table:table-cell table:formula="of:=[.H167]" office:value-type="float" office:value="0" calcext:value-type="float">
            <text:p>0</text:p>
          </table:table-cell>
          <table:table-cell table:formula="of:=[.I167]" office:value-type="float" office:value="0" calcext:value-type="float">
            <text:p>0</text:p>
          </table:table-cell>
          <table:table-cell table:formula="of:=[.J1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67]" office:value-type="float" office:value="18.5181207717005" calcext:value-type="float">
            <text:p>18.52</text:p>
          </table:table-cell>
          <table:table-cell table:style-name="ce3" table:formula="of:=[.O167]+[.W16]" office:value-type="float" office:value="20.3662662920919" calcext:value-type="float">
            <text:p>20.37</text:p>
          </table:table-cell>
          <table:table-cell table:style-name="ce3" table:formula="of:=ABS([.A167]-[.P167])" office:value-type="float" office:value="1.477377403203" calcext:value-type="float">
            <text:p>1.48</text:p>
          </table:table-cell>
          <table:table-cell table:number-columns-repeated="1007"/>
        </table:table-row>
        <table:table-row table:style-name="ro1">
          <table:table-cell table:style-name="ce3" office:value-type="float" office:value="17.6666666666667" calcext:value-type="float">
            <text:p>17.67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8]" office:value-type="float" office:value="0" calcext:value-type="float">
            <text:p>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0" calcext:value-type="float">
            <text:p>0</text:p>
          </table:table-cell>
          <table:table-cell table:formula="of:=[.G168]" office:value-type="float" office:value="0" calcext:value-type="float">
            <text:p>0</text:p>
          </table:table-cell>
          <table:table-cell table:formula="of:=[.H168]" office:value-type="float" office:value="0" calcext:value-type="float">
            <text:p>0</text:p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0" calcext:value-type="float">
            <text:p>0</text:p>
          </table:table-cell>
          <table:table-cell table:formula="of:=[.K1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68]" office:value-type="float" office:value="18.5277041209596" calcext:value-type="float">
            <text:p>18.53</text:p>
          </table:table-cell>
          <table:table-cell table:style-name="ce3" table:formula="of:=[.O168]+[.W17]" office:value-type="float" office:value="17.5236736994993" calcext:value-type="float">
            <text:p>17.52</text:p>
          </table:table-cell>
          <table:table-cell table:style-name="ce3" table:formula="of:=ABS([.A168]-[.P168])" office:value-type="float" office:value="0.142992967167384" calcext:value-type="float">
            <text:p>0.14</text:p>
          </table:table-cell>
          <table:table-cell table:number-columns-repeated="1007"/>
        </table:table-row>
        <table:table-row table:style-name="ro1">
          <table:table-cell table:style-name="ce3" office:value-type="float" office:value="15.2222222222222" calcext:value-type="float">
            <text:p>15.2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9]" office:value-type="float" office:value="0" calcext:value-type="float">
            <text:p>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0" calcext:value-type="float">
            <text:p>0</text:p>
          </table:table-cell>
          <table:table-cell table:formula="of:=[.G169]" office:value-type="float" office:value="0" calcext:value-type="float">
            <text:p>0</text:p>
          </table:table-cell>
          <table:table-cell table:formula="of:=[.H169]" office:value-type="float" office:value="0" calcext:value-type="float">
            <text:p>0</text:p>
          </table:table-cell>
          <table:table-cell table:formula="of:=[.I169]" office:value-type="float" office:value="0" calcext:value-type="float">
            <text:p>0</text:p>
          </table:table-cell>
          <table:table-cell table:formula="of:=[.J169]" office:value-type="float" office:value="0" calcext:value-type="float">
            <text:p>0</text:p>
          </table:table-cell>
          <table:table-cell table:formula="of:=[.K169]" office:value-type="float" office:value="0" calcext:value-type="float">
            <text:p>0</text:p>
          </table:table-cell>
          <table:table-cell table:formula="of:=[.L1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69]" office:value-type="float" office:value="18.5372874702188" calcext:value-type="float">
            <text:p>18.54</text:p>
          </table:table-cell>
          <table:table-cell table:style-name="ce3" table:formula="of:=[.O169]+[.W18]" office:value-type="float" office:value="14.693426785919" calcext:value-type="float">
            <text:p>14.69</text:p>
          </table:table-cell>
          <table:table-cell table:style-name="ce3" table:formula="of:=ABS([.A169]-[.P169])" office:value-type="float" office:value="0.52879543630316" calcext:value-type="float">
            <text:p>0.53</text:p>
          </table:table-cell>
          <table:table-cell table:number-columns-repeated="1007"/>
        </table:table-row>
        <table:table-row table:style-name="ro1">
          <table:table-cell table:style-name="ce3" office:value-type="float" office:value="16.2777777777778" calcext:value-type="float">
            <text:p>16.2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0]" office:value-type="float" office:value="0" calcext:value-type="float">
            <text:p>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0" calcext:value-type="float">
            <text:p>0</text:p>
          </table:table-cell>
          <table:table-cell table:formula="of:=[.K170]" office:value-type="float" office:value="0" calcext:value-type="float">
            <text:p>0</text:p>
          </table:table-cell>
          <table:table-cell table:formula="of:=[.L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70]" office:value-type="float" office:value="18.5468708194779" calcext:value-type="float">
            <text:p>18.55</text:p>
          </table:table-cell>
          <table:table-cell table:style-name="ce3" table:formula="of:=[.O170]+[.W7]" office:value-type="float" office:value="15.0429948782632" calcext:value-type="float">
            <text:p>15.04</text:p>
          </table:table-cell>
          <table:table-cell table:style-name="ce3" table:formula="of:=ABS([.A170]-[.P170])" office:value-type="float" office:value="1.23478289951457" calcext:value-type="float">
            <text:p>1.23</text:p>
          </table:table-cell>
          <table:table-cell table:number-columns-repeated="1007"/>
        </table:table-row>
        <table:table-row table:style-name="ro1">
          <table:table-cell table:style-name="ce3" office:value-type="float" office:value="16.2222222222222" calcext:value-type="float">
            <text:p>16.2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0" calcext:value-type="float">
            <text:p>0</text:p>
          </table:table-cell>
          <table:table-cell table:formula="of:=[.G171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[.K171]" office:value-type="float" office:value="0" calcext:value-type="float">
            <text:p>0</text:p>
          </table:table-cell>
          <table:table-cell table:formula="of:=[.L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71]" office:value-type="float" office:value="18.556454168737" calcext:value-type="float">
            <text:p>18.56</text:p>
          </table:table-cell>
          <table:table-cell table:style-name="ce3" table:formula="of:=[.O171]+[.W8]" office:value-type="float" office:value="15.3639825325842" calcext:value-type="float">
            <text:p>15.36</text:p>
          </table:table-cell>
          <table:table-cell table:style-name="ce3" table:formula="of:=ABS([.A171]-[.P171])" office:value-type="float" office:value="0.858239689637998" calcext:value-type="float">
            <text:p>0.86</text:p>
          </table:table-cell>
          <table:table-cell table:number-columns-repeated="1007"/>
        </table:table-row>
        <table:table-row table:style-name="ro1">
          <table:table-cell table:style-name="ce3" office:value-type="float" office:value="17.8333333333333" calcext:value-type="float">
            <text:p>17.8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72]" office:value-type="float" office:value="18.5660375179962" calcext:value-type="float">
            <text:p>18.57</text:p>
          </table:table-cell>
          <table:table-cell table:style-name="ce3" table:formula="of:=[.O172]+[.W9]" office:value-type="float" office:value="16.3886738906089" calcext:value-type="float">
            <text:p>16.39</text:p>
          </table:table-cell>
          <table:table-cell table:style-name="ce3" table:formula="of:=ABS([.A172]-[.P172])" office:value-type="float" office:value="1.44465944272442" calcext:value-type="float">
            <text:p>1.44</text:p>
          </table:table-cell>
          <table:table-cell table:number-columns-repeated="1007"/>
        </table:table-row>
        <table:table-row table:style-name="ro1">
          <table:table-cell table:style-name="ce3" office:value-type="float" office:value="18.4444444444444" calcext:value-type="float">
            <text:p>18.44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73]" office:value-type="float" office:value="18.5756208672553" calcext:value-type="float">
            <text:p>18.58</text:p>
          </table:table-cell>
          <table:table-cell table:style-name="ce3" table:formula="of:=[.O173]+[.W10]" office:value-type="float" office:value="17.4596615449299" calcext:value-type="float">
            <text:p>17.46</text:p>
          </table:table-cell>
          <table:table-cell table:style-name="ce3" table:formula="of:=ABS([.A173]-[.P173])" office:value-type="float" office:value="0.984782899514514" calcext:value-type="float">
            <text:p>0.98</text:p>
          </table:table-cell>
          <table:table-cell table:number-columns-repeated="1007"/>
        </table:table-row>
        <table:table-row table:style-name="ro1">
          <table:table-cell table:style-name="ce3" office:value-type="float" office:value="20.8333333333333" calcext:value-type="float">
            <text:p>20.83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74]" office:value-type="float" office:value="18.5852042165144" calcext:value-type="float">
            <text:p>18.59</text:p>
          </table:table-cell>
          <table:table-cell table:style-name="ce3" table:formula="of:=[.O174]+[.W11]" office:value-type="float" office:value="18.7096615449299" calcext:value-type="float">
            <text:p>18.71</text:p>
          </table:table-cell>
          <table:table-cell table:style-name="ce3" table:formula="of:=ABS([.A174]-[.P174])" office:value-type="float" office:value="2.12367178840341" calcext:value-type="float">
            <text:p>2.12</text:p>
          </table:table-cell>
          <table:table-cell table:number-columns-repeated="1007"/>
        </table:table-row>
        <table:table-row table:style-name="ro1">
          <table:table-cell table:style-name="ce3" office:value-type="float" office:value="20.2222222222222" calcext:value-type="float">
            <text:p>20.22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75]" office:value-type="float" office:value="18.5947875657736" calcext:value-type="float">
            <text:p>18.59</text:p>
          </table:table-cell>
          <table:table-cell table:style-name="ce3" table:formula="of:=[.O175]+[.W12]" office:value-type="float" office:value="19.9966985819669" calcext:value-type="float">
            <text:p>20.00</text:p>
          </table:table-cell>
          <table:table-cell table:style-name="ce3" table:formula="of:=ABS([.A175]-[.P175])" office:value-type="float" office:value="0.22552364025529" calcext:value-type="float">
            <text:p>0.23</text:p>
          </table:table-cell>
          <table:table-cell table:number-columns-repeated="1007"/>
        </table:table-row>
        <table:table-row table:style-name="ro1">
          <table:table-cell table:style-name="ce3" office:value-type="float" office:value="23.1666666666667" calcext:value-type="float">
            <text:p>23.17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76]" office:value-type="float" office:value="0" calcext:value-type="float">
            <text:p>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0" calcext:value-type="float">
            <text:p>0</text:p>
          </table:table-cell>
          <table:table-cell table:formula="of:=[.G17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76]" office:value-type="float" office:value="18.6043709150327" calcext:value-type="float">
            <text:p>18.60</text:p>
          </table:table-cell>
          <table:table-cell table:style-name="ce3" table:formula="of:=[.O176]+[.W13]" office:value-type="float" office:value="22.0615133967817" calcext:value-type="float">
            <text:p>22.06</text:p>
          </table:table-cell>
          <table:table-cell table:style-name="ce3" table:formula="of:=ABS([.A176]-[.P176])" office:value-type="float" office:value="1.10515326988498" calcext:value-type="float">
            <text:p>1.11</text:p>
          </table:table-cell>
          <table:table-cell table:number-columns-repeated="1007"/>
        </table:table-row>
        <table:table-row table:style-name="ro1">
          <table:table-cell table:style-name="ce3" office:value-type="float" office:value="23.2222222222222" calcext:value-type="float">
            <text:p>23.2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7]" office:value-type="float" office:value="0" calcext:value-type="float">
            <text:p>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0" calcext:value-type="float">
            <text:p>0</text:p>
          </table:table-cell>
          <table:table-cell table:formula="of:=[.G177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77]" office:value-type="float" office:value="18.6139542642918" calcext:value-type="float">
            <text:p>18.61</text:p>
          </table:table-cell>
          <table:table-cell table:style-name="ce3" table:formula="of:=[.O177]+[.W14]" office:value-type="float" office:value="22.74978500172" calcext:value-type="float">
            <text:p>22.75</text:p>
          </table:table-cell>
          <table:table-cell table:style-name="ce3" table:formula="of:=ABS([.A177]-[.P177])" office:value-type="float" office:value="0.472437220502194" calcext:value-type="float">
            <text:p>0.47</text:p>
          </table:table-cell>
          <table:table-cell table:number-columns-repeated="1007"/>
        </table:table-row>
        <table:table-row table:style-name="ro1">
          <table:table-cell table:style-name="ce3" office:value-type="float" office:value="24.2222222222222" calcext:value-type="float">
            <text:p>24.2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8]" office:value-type="float" office:value="0" calcext:value-type="float">
            <text:p>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0" calcext:value-type="float">
            <text:p>0</text:p>
          </table:table-cell>
          <table:table-cell table:formula="of:=[.G178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I17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78]" office:value-type="float" office:value="18.623537613551" calcext:value-type="float">
            <text:p>18.62</text:p>
          </table:table-cell>
          <table:table-cell table:style-name="ce3" table:formula="of:=[.O178]+[.W15]" office:value-type="float" office:value="22.4936121622138" calcext:value-type="float">
            <text:p>22.49</text:p>
          </table:table-cell>
          <table:table-cell table:style-name="ce3" table:formula="of:=ABS([.A178]-[.P178])" office:value-type="float" office:value="1.72861006000838" calcext:value-type="float">
            <text:p>1.73</text:p>
          </table:table-cell>
          <table:table-cell table:number-columns-repeated="1007"/>
        </table:table-row>
        <table:table-row table:style-name="ro1">
          <table:table-cell table:style-name="ce3" office:value-type="float" office:value="22.1111111111111" calcext:value-type="float">
            <text:p>22.1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9]" office:value-type="float" office:value="0" calcext:value-type="float">
            <text:p>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0" calcext:value-type="float">
            <text:p>0</text:p>
          </table:table-cell>
          <table:table-cell table:formula="of:=[.G179]" office:value-type="float" office:value="0" calcext:value-type="float">
            <text:p>0</text:p>
          </table:table-cell>
          <table:table-cell table:formula="of:=[.H179]" office:value-type="float" office:value="0" calcext:value-type="float">
            <text:p>0</text:p>
          </table:table-cell>
          <table:table-cell table:formula="of:=[.I179]" office:value-type="float" office:value="0" calcext:value-type="float">
            <text:p>0</text:p>
          </table:table-cell>
          <table:table-cell table:formula="of:=[.J17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79]" office:value-type="float" office:value="18.6331209628101" calcext:value-type="float">
            <text:p>18.63</text:p>
          </table:table-cell>
          <table:table-cell table:style-name="ce3" table:formula="of:=[.O179]+[.W16]" office:value-type="float" office:value="20.4812664832015" calcext:value-type="float">
            <text:p>20.48</text:p>
          </table:table-cell>
          <table:table-cell table:style-name="ce3" table:formula="of:=ABS([.A179]-[.P179])" office:value-type="float" office:value="1.62984462790962" calcext:value-type="float">
            <text:p>1.63</text:p>
          </table:table-cell>
          <table:table-cell table:number-columns-repeated="1007"/>
        </table:table-row>
        <table:table-row table:style-name="ro1">
          <table:table-cell table:style-name="ce3" office:value-type="float" office:value="18.6666666666667" calcext:value-type="float">
            <text:p>18.6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0]" office:value-type="float" office:value="0" calcext:value-type="float">
            <text:p>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0" calcext:value-type="float">
            <text:p>0</text:p>
          </table:table-cell>
          <table:table-cell table:formula="of:=[.G180]" office:value-type="float" office:value="0" calcext:value-type="float">
            <text:p>0</text:p>
          </table:table-cell>
          <table:table-cell table:formula="of:=[.H180]" office:value-type="float" office:value="0" calcext:value-type="float">
            <text:p>0</text:p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0" calcext:value-type="float">
            <text:p>0</text:p>
          </table:table-cell>
          <table:table-cell table:formula="of:=[.K18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80]" office:value-type="float" office:value="18.6427043120692" calcext:value-type="float">
            <text:p>18.64</text:p>
          </table:table-cell>
          <table:table-cell table:style-name="ce3" table:formula="of:=[.O180]+[.W17]" office:value-type="float" office:value="17.6386738906089" calcext:value-type="float">
            <text:p>17.64</text:p>
          </table:table-cell>
          <table:table-cell table:style-name="ce3" table:formula="of:=ABS([.A180]-[.P180])" office:value-type="float" office:value="1.0279927760578" calcext:value-type="float">
            <text:p>1.03</text:p>
          </table:table-cell>
          <table:table-cell table:number-columns-repeated="1007"/>
        </table:table-row>
        <table:table-row table:style-name="ro1">
          <table:table-cell table:style-name="ce3" office:value-type="float" office:value="15.8333333333333" calcext:value-type="float">
            <text:p>15.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1]" office:value-type="float" office:value="0" calcext:value-type="float">
            <text:p>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0" calcext:value-type="float">
            <text:p>0</text:p>
          </table:table-cell>
          <table:table-cell table:formula="of:=[.G181]" office:value-type="float" office:value="0" calcext:value-type="float">
            <text:p>0</text:p>
          </table:table-cell>
          <table:table-cell table:formula="of:=[.H181]" office:value-type="float" office:value="0" calcext:value-type="float">
            <text:p>0</text:p>
          </table:table-cell>
          <table:table-cell table:formula="of:=[.I181]" office:value-type="float" office:value="0" calcext:value-type="float">
            <text:p>0</text:p>
          </table:table-cell>
          <table:table-cell table:formula="of:=[.J181]" office:value-type="float" office:value="0" calcext:value-type="float">
            <text:p>0</text:p>
          </table:table-cell>
          <table:table-cell table:formula="of:=[.K181]" office:value-type="float" office:value="0" calcext:value-type="float">
            <text:p>0</text:p>
          </table:table-cell>
          <table:table-cell table:formula="of:=[.L1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81]" office:value-type="float" office:value="18.6522876613284" calcext:value-type="float">
            <text:p>18.65</text:p>
          </table:table-cell>
          <table:table-cell table:style-name="ce3" table:formula="of:=[.O181]+[.W18]" office:value-type="float" office:value="14.8084269770286" calcext:value-type="float">
            <text:p>14.81</text:p>
          </table:table-cell>
          <table:table-cell table:style-name="ce3" table:formula="of:=ABS([.A181]-[.P181])" office:value-type="float" office:value="1.02490635630468" calcext:value-type="float">
            <text:p>1.02</text:p>
          </table:table-cell>
          <table:table-cell table:number-columns-repeated="1007"/>
        </table:table-row>
        <table:table-row table:style-name="ro1">
          <table:table-cell table:style-name="ce3" office:value-type="float" office:value="16" calcext:value-type="float">
            <text:p>16.0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2]" office:value-type="float" office:value="0" calcext:value-type="float">
            <text:p>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0" calcext:value-type="float">
            <text:p>0</text:p>
          </table:table-cell>
          <table:table-cell table:formula="of:=[.G182]" office:value-type="float" office:value="0" calcext:value-type="float">
            <text:p>0</text:p>
          </table:table-cell>
          <table:table-cell table:formula="of:=[.H182]" office:value-type="float" office:value="0" calcext:value-type="float">
            <text:p>0</text:p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[.K182]" office:value-type="float" office:value="0" calcext:value-type="float">
            <text:p>0</text:p>
          </table:table-cell>
          <table:table-cell table:formula="of:=[.L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82]" office:value-type="float" office:value="18.6618710105875" calcext:value-type="float">
            <text:p>18.66</text:p>
          </table:table-cell>
          <table:table-cell table:style-name="ce3" table:formula="of:=[.O182]+[.W7]" office:value-type="float" office:value="15.1579950693728" calcext:value-type="float">
            <text:p>15.16</text:p>
          </table:table-cell>
          <table:table-cell table:style-name="ce3" table:formula="of:=ABS([.A182]-[.P182])" office:value-type="float" office:value="0.842004930627191" calcext:value-type="float">
            <text:p>0.84</text:p>
          </table:table-cell>
          <table:table-cell table:number-columns-repeated="1007"/>
        </table:table-row>
        <table:table-row table:style-name="ro1">
          <table:table-cell table:style-name="ce3" office:value-type="float" office:value="17.2777777777778" calcext:value-type="float">
            <text:p>17.2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0" calcext:value-type="float">
            <text:p>0</text:p>
          </table:table-cell>
          <table:table-cell table:formula="of:=[.G183]" office:value-type="float" office:value="0" calcext:value-type="float">
            <text:p>0</text:p>
          </table:table-cell>
          <table:table-cell table:formula="of:=[.H183]" office:value-type="float" office:value="0" calcext:value-type="float">
            <text:p>0</text:p>
          </table:table-cell>
          <table:table-cell table:formula="of:=[.I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[.K183]" office:value-type="float" office:value="0" calcext:value-type="float">
            <text:p>0</text:p>
          </table:table-cell>
          <table:table-cell table:formula="of:=[.L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83]" office:value-type="float" office:value="18.6714543598466" calcext:value-type="float">
            <text:p>18.67</text:p>
          </table:table-cell>
          <table:table-cell table:style-name="ce3" table:formula="of:=[.O183]+[.W8]" office:value-type="float" office:value="15.4789827236938" calcext:value-type="float">
            <text:p>15.48</text:p>
          </table:table-cell>
          <table:table-cell table:style-name="ce3" table:formula="of:=ABS([.A183]-[.P183])" office:value-type="float" office:value="1.79879505408401" calcext:value-type="float">
            <text:p>1.80</text:p>
          </table:table-cell>
          <table:table-cell table:number-columns-repeated="1007"/>
        </table:table-row>
        <table:table-row table:style-name="ro1">
          <table:table-cell table:style-name="ce3" office:value-type="float" office:value="19.2222222222222" calcext:value-type="float">
            <text:p>19.2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84]" office:value-type="float" office:value="18.6810377091058" calcext:value-type="float">
            <text:p>18.68</text:p>
          </table:table-cell>
          <table:table-cell table:style-name="ce3" table:formula="of:=[.O184]+[.W9]" office:value-type="float" office:value="16.5036740817185" calcext:value-type="float">
            <text:p>16.50</text:p>
          </table:table-cell>
          <table:table-cell table:style-name="ce3" table:formula="of:=ABS([.A184]-[.P184])" office:value-type="float" office:value="2.71854814050373" calcext:value-type="float">
            <text:p>2.72</text:p>
          </table:table-cell>
          <table:table-cell table:number-columns-repeated="1007"/>
        </table:table-row>
        <table:table-row table:style-name="ro1">
          <table:table-cell table:style-name="ce3" office:value-type="float" office:value="18.7777777777778" calcext:value-type="float">
            <text:p>18.78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85]" office:value-type="float" office:value="18.6906210583649" calcext:value-type="float">
            <text:p>18.69</text:p>
          </table:table-cell>
          <table:table-cell table:style-name="ce3" table:formula="of:=[.O185]+[.W10]" office:value-type="float" office:value="17.5746617360395" calcext:value-type="float">
            <text:p>17.57</text:p>
          </table:table-cell>
          <table:table-cell table:style-name="ce3" table:formula="of:=ABS([.A185]-[.P185])" office:value-type="float" office:value="1.20311604173833" calcext:value-type="float">
            <text:p>1.20</text:p>
          </table:table-cell>
          <table:table-cell table:number-columns-repeated="1007"/>
        </table:table-row>
        <table:table-row table:style-name="ro1">
          <table:table-cell table:style-name="ce3" office:value-type="float" office:value="17.7777777777778" calcext:value-type="float">
            <text:p>17.78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86]" office:value-type="float" office:value="18.700204407624" calcext:value-type="float">
            <text:p>18.70</text:p>
          </table:table-cell>
          <table:table-cell table:style-name="ce3" table:formula="of:=[.O186]+[.W11]" office:value-type="float" office:value="18.8246617360395" calcext:value-type="float">
            <text:p>18.82</text:p>
          </table:table-cell>
          <table:table-cell table:style-name="ce3" table:formula="of:=ABS([.A186]-[.P186])" office:value-type="float" office:value="1.04688395826167" calcext:value-type="float">
            <text:p>1.05</text:p>
          </table:table-cell>
          <table:table-cell table:number-columns-repeated="1007"/>
        </table:table-row>
        <table:table-row table:style-name="ro1">
          <table:table-cell table:style-name="ce3" office:value-type="float" office:value="20.4444444444444" calcext:value-type="float">
            <text:p>20.44</text:p>
          </table:table-cell>
          <table:table-cell office:value-type="float" office:value="186" calcext:value-type="float">
            <text:p>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87]" office:value-type="float" office:value="18.7097877568832" calcext:value-type="float">
            <text:p>18.71</text:p>
          </table:table-cell>
          <table:table-cell table:style-name="ce3" table:formula="of:=[.O187]+[.W12]" office:value-type="float" office:value="20.1116987730765" calcext:value-type="float">
            <text:p>20.11</text:p>
          </table:table-cell>
          <table:table-cell table:style-name="ce3" table:formula="of:=ABS([.A187]-[.P187])" office:value-type="float" office:value="0.332745671367903" calcext:value-type="float">
            <text:p>0.33</text:p>
          </table:table-cell>
          <table:table-cell table:number-columns-repeated="1007"/>
        </table:table-row>
        <table:table-row table:style-name="ro1">
          <table:table-cell table:style-name="ce3" office:value-type="float" office:value="22.4444444444444" calcext:value-type="float">
            <text:p>22.4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188]" office:value-type="float" office:value="0" calcext:value-type="float">
            <text:p>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0" calcext:value-type="float">
            <text:p>0</text:p>
          </table:table-cell>
          <table:table-cell table:formula="of:=[.G1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188]" office:value-type="float" office:value="18.7193711061423" calcext:value-type="float">
            <text:p>18.72</text:p>
          </table:table-cell>
          <table:table-cell table:style-name="ce3" table:formula="of:=[.O188]+[.W13]" office:value-type="float" office:value="22.1765135878913" calcext:value-type="float">
            <text:p>22.18</text:p>
          </table:table-cell>
          <table:table-cell table:style-name="ce3" table:formula="of:=ABS([.A188]-[.P188])" office:value-type="float" office:value="0.2679308565531" calcext:value-type="float">
            <text:p>0.27</text:p>
          </table:table-cell>
          <table:table-cell table:number-columns-repeated="1007"/>
        </table:table-row>
        <table:table-row table:style-name="ro1">
          <table:table-cell table:style-name="ce3" office:value-type="float" office:value="23.9444444444444" calcext:value-type="float">
            <text:p>23.9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9]" office:value-type="float" office:value="0" calcext:value-type="float">
            <text:p>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0" calcext:value-type="float">
            <text:p>0</text:p>
          </table:table-cell>
          <table:table-cell table:formula="of:=[.G189]" office:value-type="float" office:value="0" calcext:value-type="float">
            <text:p>0</text:p>
          </table:table-cell>
          <table:table-cell table:formula="of:=[.H18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189]" office:value-type="float" office:value="18.7289544554014" calcext:value-type="float">
            <text:p>18.73</text:p>
          </table:table-cell>
          <table:table-cell table:style-name="ce3" table:formula="of:=[.O189]+[.W14]" office:value-type="float" office:value="22.8647851928296" calcext:value-type="float">
            <text:p>22.86</text:p>
          </table:table-cell>
          <table:table-cell table:style-name="ce3" table:formula="of:=ABS([.A189]-[.P189])" office:value-type="float" office:value="1.07965925161481" calcext:value-type="float">
            <text:p>1.08</text:p>
          </table:table-cell>
          <table:table-cell table:number-columns-repeated="1007"/>
        </table:table-row>
        <table:table-row table:style-name="ro1">
          <table:table-cell table:style-name="ce3" office:value-type="float" office:value="25.1111111111111" calcext:value-type="float">
            <text:p>25.1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0]" office:value-type="float" office:value="0" calcext:value-type="float">
            <text:p>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0" calcext:value-type="float">
            <text:p>0</text:p>
          </table:table-cell>
          <table:table-cell table:formula="of:=[.G190]" office:value-type="float" office:value="0" calcext:value-type="float">
            <text:p>0</text:p>
          </table:table-cell>
          <table:table-cell table:formula="of:=[.H190]" office:value-type="float" office:value="0" calcext:value-type="float">
            <text:p>0</text:p>
          </table:table-cell>
          <table:table-cell table:formula="of:=[.I19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190]" office:value-type="float" office:value="18.7385378046605" calcext:value-type="float">
            <text:p>18.74</text:p>
          </table:table-cell>
          <table:table-cell table:style-name="ce3" table:formula="of:=[.O190]+[.W15]" office:value-type="float" office:value="22.6086123533234" calcext:value-type="float">
            <text:p>22.61</text:p>
          </table:table-cell>
          <table:table-cell table:style-name="ce3" table:formula="of:=ABS([.A190]-[.P190])" office:value-type="float" office:value="2.50249875778769" calcext:value-type="float">
            <text:p>2.50</text:p>
          </table:table-cell>
          <table:table-cell table:number-columns-repeated="1007"/>
        </table:table-row>
        <table:table-row table:style-name="ro1">
          <table:table-cell table:style-name="ce3" office:value-type="float" office:value="23.5555555555556" calcext:value-type="float">
            <text:p>23.5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1]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0" calcext:value-type="float">
            <text:p>0</text:p>
          </table:table-cell>
          <table:table-cell table:formula="of:=[.G191]" office:value-type="float" office:value="0" calcext:value-type="float">
            <text:p>0</text:p>
          </table:table-cell>
          <table:table-cell table:formula="of:=[.H191]" office:value-type="float" office:value="0" calcext:value-type="float">
            <text:p>0</text:p>
          </table:table-cell>
          <table:table-cell table:formula="of:=[.I191]" office:value-type="float" office:value="0" calcext:value-type="float">
            <text:p>0</text:p>
          </table:table-cell>
          <table:table-cell table:formula="of:=[.J19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191]" office:value-type="float" office:value="18.7481211539197" calcext:value-type="float">
            <text:p>18.75</text:p>
          </table:table-cell>
          <table:table-cell table:style-name="ce3" table:formula="of:=[.O191]+[.W16]" office:value-type="float" office:value="20.5962666743111" calcext:value-type="float">
            <text:p>20.60</text:p>
          </table:table-cell>
          <table:table-cell table:style-name="ce3" table:formula="of:=ABS([.A191]-[.P191])" office:value-type="float" office:value="2.95928888124453" calcext:value-type="float">
            <text:p>2.96</text:p>
          </table:table-cell>
          <table:table-cell table:number-columns-repeated="1007"/>
        </table:table-row>
        <table:table-row table:style-name="ro1">
          <table:table-cell table:style-name="ce3" office:value-type="float" office:value="17.3888888888889" calcext:value-type="float">
            <text:p>17.3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2]" office:value-type="float" office:value="0" calcext:value-type="float">
            <text:p>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0" calcext:value-type="float">
            <text:p>0</text:p>
          </table:table-cell>
          <table:table-cell table:formula="of:=[.G192]" office:value-type="float" office:value="0" calcext:value-type="float">
            <text:p>0</text:p>
          </table:table-cell>
          <table:table-cell table:formula="of:=[.H192]" office:value-type="float" office:value="0" calcext:value-type="float">
            <text:p>0</text:p>
          </table:table-cell>
          <table:table-cell table:formula="of:=[.I192]" office:value-type="float" office:value="0" calcext:value-type="float">
            <text:p>0</text:p>
          </table:table-cell>
          <table:table-cell table:formula="of:=[.J192]" office:value-type="float" office:value="0" calcext:value-type="float">
            <text:p>0</text:p>
          </table:table-cell>
          <table:table-cell table:formula="of:=[.K19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92]" office:value-type="float" office:value="18.7577045031788" calcext:value-type="float">
            <text:p>18.76</text:p>
          </table:table-cell>
          <table:table-cell table:style-name="ce3" table:formula="of:=[.O192]+[.W17]" office:value-type="float" office:value="17.7536740817185" calcext:value-type="float">
            <text:p>17.75</text:p>
          </table:table-cell>
          <table:table-cell table:style-name="ce3" table:formula="of:=ABS([.A192]-[.P192])" office:value-type="float" office:value="0.364785192829586" calcext:value-type="float">
            <text:p>0.36</text:p>
          </table:table-cell>
          <table:table-cell table:number-columns-repeated="1007"/>
        </table:table-row>
        <table:table-row table:style-name="ro1">
          <table:table-cell table:style-name="ce3" office:value-type="float" office:value="14.5" calcext:value-type="float">
            <text:p>14.5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3]" office:value-type="float" office:value="0" calcext:value-type="float">
            <text:p>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0" calcext:value-type="float">
            <text:p>0</text:p>
          </table:table-cell>
          <table:table-cell table:formula="of:=[.G193]" office:value-type="float" office:value="0" calcext:value-type="float">
            <text:p>0</text:p>
          </table:table-cell>
          <table:table-cell table:formula="of:=[.H193]" office:value-type="float" office:value="0" calcext:value-type="float">
            <text:p>0</text:p>
          </table:table-cell>
          <table:table-cell table:formula="of:=[.I193]" office:value-type="float" office:value="0" calcext:value-type="float">
            <text:p>0</text:p>
          </table:table-cell>
          <table:table-cell table:formula="of:=[.J193]" office:value-type="float" office:value="0" calcext:value-type="float">
            <text:p>0</text:p>
          </table:table-cell>
          <table:table-cell table:formula="of:=[.K193]" office:value-type="float" office:value="0" calcext:value-type="float">
            <text:p>0</text:p>
          </table:table-cell>
          <table:table-cell table:formula="of:=[.L19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193]" office:value-type="float" office:value="18.7672878524379" calcext:value-type="float">
            <text:p>18.77</text:p>
          </table:table-cell>
          <table:table-cell table:style-name="ce3" table:formula="of:=[.O193]+[.W18]" office:value-type="float" office:value="14.9234271681382" calcext:value-type="float">
            <text:p>14.92</text:p>
          </table:table-cell>
          <table:table-cell table:style-name="ce3" table:formula="of:=ABS([.A193]-[.P193])" office:value-type="float" office:value="0.423427168138208" calcext:value-type="float">
            <text:p>0.42</text:p>
          </table:table-cell>
          <table:table-cell table:number-columns-repeated="1007"/>
        </table:table-row>
        <table:table-row table:style-name="ro1">
          <table:table-cell table:style-name="ce3" office:value-type="float" office:value="14.7222222222222" calcext:value-type="float">
            <text:p>14.72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94]" office:value-type="float" office:value="0" calcext:value-type="float">
            <text:p>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0" calcext:value-type="float">
            <text:p>0</text:p>
          </table:table-cell>
          <table:table-cell table:formula="of:=[.G194]" office:value-type="float" office:value="0" calcext:value-type="float">
            <text:p>0</text:p>
          </table:table-cell>
          <table:table-cell table:formula="of:=[.H194]" office:value-type="float" office:value="0" calcext:value-type="float">
            <text:p>0</text:p>
          </table:table-cell>
          <table:table-cell table:formula="of:=[.I194]" office:value-type="float" office:value="0" calcext:value-type="float">
            <text:p>0</text:p>
          </table:table-cell>
          <table:table-cell table:formula="of:=[.J194]" office:value-type="float" office:value="0" calcext:value-type="float">
            <text:p>0</text:p>
          </table:table-cell>
          <table:table-cell table:formula="of:=[.K194]" office:value-type="float" office:value="0" calcext:value-type="float">
            <text:p>0</text:p>
          </table:table-cell>
          <table:table-cell table:formula="of:=[.L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94]" office:value-type="float" office:value="18.7768712016971" calcext:value-type="float">
            <text:p>18.78</text:p>
          </table:table-cell>
          <table:table-cell table:style-name="ce3" table:formula="of:=[.O194]+[.W7]" office:value-type="float" office:value="15.2729952604824" calcext:value-type="float">
            <text:p>15.27</text:p>
          </table:table-cell>
          <table:table-cell table:style-name="ce3" table:formula="of:=ABS([.A194]-[.P194])" office:value-type="float" office:value="0.550773038260196" calcext:value-type="float">
            <text:p>0.55</text:p>
          </table:table-cell>
          <table:table-cell table:number-columns-repeated="1007"/>
        </table:table-row>
        <table:table-row table:style-name="ro1">
          <table:table-cell table:style-name="ce3" office:value-type="float" office:value="17.7222222222222" calcext:value-type="float">
            <text:p>17.7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0" calcext:value-type="float">
            <text:p>0</text:p>
          </table:table-cell>
          <table:table-cell table:formula="of:=[.G195]" office:value-type="float" office:value="0" calcext:value-type="float">
            <text:p>0</text:p>
          </table:table-cell>
          <table:table-cell table:formula="of:=[.H195]" office:value-type="float" office:value="0" calcext:value-type="float">
            <text:p>0</text:p>
          </table:table-cell>
          <table:table-cell table:formula="of:=[.I195]" office:value-type="float" office:value="0" calcext:value-type="float">
            <text:p>0</text:p>
          </table:table-cell>
          <table:table-cell table:formula="of:=[.J195]" office:value-type="float" office:value="0" calcext:value-type="float">
            <text:p>0</text:p>
          </table:table-cell>
          <table:table-cell table:formula="of:=[.K195]" office:value-type="float" office:value="0" calcext:value-type="float">
            <text:p>0</text:p>
          </table:table-cell>
          <table:table-cell table:formula="of:=[.L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195]" office:value-type="float" office:value="18.7864545509562" calcext:value-type="float">
            <text:p>18.79</text:p>
          </table:table-cell>
          <table:table-cell table:style-name="ce3" table:formula="of:=[.O195]+[.W8]" office:value-type="float" office:value="15.5939829148034" calcext:value-type="float">
            <text:p>15.59</text:p>
          </table:table-cell>
          <table:table-cell table:style-name="ce3" table:formula="of:=ABS([.A195]-[.P195])" office:value-type="float" office:value="2.12823930741883" calcext:value-type="float">
            <text:p>2.13</text:p>
          </table:table-cell>
          <table:table-cell table:number-columns-repeated="1007"/>
        </table:table-row>
        <table:table-row table:style-name="ro1">
          <table:table-cell table:style-name="ce3" office:value-type="float" office:value="17.0555555555556" calcext:value-type="float">
            <text:p>17.0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196]" office:value-type="float" office:value="18.7960379002153" calcext:value-type="float">
            <text:p>18.80</text:p>
          </table:table-cell>
          <table:table-cell table:style-name="ce3" table:formula="of:=[.O196]+[.W9]" office:value-type="float" office:value="16.6186742728281" calcext:value-type="float">
            <text:p>16.62</text:p>
          </table:table-cell>
          <table:table-cell table:style-name="ce3" table:formula="of:=ABS([.A196]-[.P196])" office:value-type="float" office:value="0.436881282727544" calcext:value-type="float">
            <text:p>0.44</text:p>
          </table:table-cell>
          <table:table-cell table:number-columns-repeated="1007"/>
        </table:table-row>
        <table:table-row table:style-name="ro1">
          <table:table-cell table:style-name="ce3" office:value-type="float" office:value="18.6111111111111" calcext:value-type="float">
            <text:p>18.61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197]" office:value-type="float" office:value="18.8056212494745" calcext:value-type="float">
            <text:p>18.81</text:p>
          </table:table-cell>
          <table:table-cell table:style-name="ce3" table:formula="of:=[.O197]+[.W10]" office:value-type="float" office:value="17.6896619271491" calcext:value-type="float">
            <text:p>17.69</text:p>
          </table:table-cell>
          <table:table-cell table:style-name="ce3" table:formula="of:=ABS([.A197]-[.P197])" office:value-type="float" office:value="0.921449183962039" calcext:value-type="float">
            <text:p>0.92</text:p>
          </table:table-cell>
          <table:table-cell table:number-columns-repeated="1007"/>
        </table:table-row>
        <table:table-row table:style-name="ro1">
          <table:table-cell table:style-name="ce3" office:value-type="float" office:value="18.3333333333333" calcext:value-type="float">
            <text:p>18.33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198]" office:value-type="float" office:value="18.8152045987336" calcext:value-type="float">
            <text:p>18.82</text:p>
          </table:table-cell>
          <table:table-cell table:style-name="ce3" table:formula="of:=[.O198]+[.W11]" office:value-type="float" office:value="18.9396619271491" calcext:value-type="float">
            <text:p>18.94</text:p>
          </table:table-cell>
          <table:table-cell table:style-name="ce3" table:formula="of:=ABS([.A198]-[.P198])" office:value-type="float" office:value="0.606328593815757" calcext:value-type="float">
            <text:p>0.61</text:p>
          </table:table-cell>
          <table:table-cell table:number-columns-repeated="1007"/>
        </table:table-row>
        <table:table-row table:style-name="ro1">
          <table:table-cell table:style-name="ce3" office:value-type="float" office:value="20.5" calcext:value-type="float">
            <text:p>20.50</text:p>
          </table:table-cell>
          <table:table-cell office:value-type="float" office:value="198" calcext:value-type="float">
            <text:p>1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199]" office:value-type="float" office:value="18.8247879479927" calcext:value-type="float">
            <text:p>18.82</text:p>
          </table:table-cell>
          <table:table-cell table:style-name="ce3" table:formula="of:=[.O199]+[.W12]" office:value-type="float" office:value="20.2266989641861" calcext:value-type="float">
            <text:p>20.23</text:p>
          </table:table-cell>
          <table:table-cell table:style-name="ce3" table:formula="of:=ABS([.A199]-[.P199])" office:value-type="float" office:value="0.273301035813919" calcext:value-type="float">
            <text:p>0.27</text:p>
          </table:table-cell>
          <table:table-cell table:number-columns-repeated="1007"/>
        </table:table-row>
        <table:table-row table:style-name="ro1">
          <table:table-cell table:style-name="ce3" office:value-type="float" office:value="21.6111111111111" calcext:value-type="float">
            <text:p>21.61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200]" office:value-type="float" office:value="0" calcext:value-type="float">
            <text:p>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0" calcext:value-type="float">
            <text:p>0</text:p>
          </table:table-cell>
          <table:table-cell table:formula="of:=[.G20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200]" office:value-type="float" office:value="18.8343712972519" calcext:value-type="float">
            <text:p>18.83</text:p>
          </table:table-cell>
          <table:table-cell table:style-name="ce3" table:formula="of:=[.O200]+[.W13]" office:value-type="float" office:value="22.2915137790009" calcext:value-type="float">
            <text:p>22.29</text:p>
          </table:table-cell>
          <table:table-cell table:style-name="ce3" table:formula="of:=ABS([.A200]-[.P200])" office:value-type="float" office:value="0.680402667889783" calcext:value-type="float">
            <text:p>0.68</text:p>
          </table:table-cell>
          <table:table-cell table:number-columns-repeated="1007"/>
        </table:table-row>
        <table:table-row table:style-name="ro1">
          <table:table-cell table:style-name="ce3" office:value-type="float" office:value="22.6666666666667" calcext:value-type="float">
            <text:p>22.6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1]" office:value-type="float" office:value="0" calcext:value-type="float">
            <text:p>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0" calcext:value-type="float">
            <text:p>0</text:p>
          </table:table-cell>
          <table:table-cell table:formula="of:=[.G201]" office:value-type="float" office:value="0" calcext:value-type="float">
            <text:p>0</text:p>
          </table:table-cell>
          <table:table-cell table:formula="of:=[.H20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201]" office:value-type="float" office:value="18.843954646511" calcext:value-type="float">
            <text:p>18.84</text:p>
          </table:table-cell>
          <table:table-cell table:style-name="ce3" table:formula="of:=[.O201]+[.W14]" office:value-type="float" office:value="22.9797853839392" calcext:value-type="float">
            <text:p>22.98</text:p>
          </table:table-cell>
          <table:table-cell table:style-name="ce3" table:formula="of:=ABS([.A201]-[.P201])" office:value-type="float" office:value="0.313118717272477" calcext:value-type="float">
            <text:p>0.31</text:p>
          </table:table-cell>
          <table:table-cell table:number-columns-repeated="1007"/>
        </table:table-row>
        <table:table-row table:style-name="ro1">
          <table:table-cell table:style-name="ce3" office:value-type="float" office:value="22.2222222222222" calcext:value-type="float">
            <text:p>22.2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2]" office:value-type="float" office:value="0" calcext:value-type="float">
            <text:p>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0" calcext:value-type="float">
            <text:p>0</text:p>
          </table:table-cell>
          <table:table-cell table:formula="of:=[.G202]" office:value-type="float" office:value="0" calcext:value-type="float">
            <text:p>0</text:p>
          </table:table-cell>
          <table:table-cell table:formula="of:=[.H202]" office:value-type="float" office:value="0" calcext:value-type="float">
            <text:p>0</text:p>
          </table:table-cell>
          <table:table-cell table:formula="of:=[.I20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202]" office:value-type="float" office:value="18.8535379957701" calcext:value-type="float">
            <text:p>18.85</text:p>
          </table:table-cell>
          <table:table-cell table:style-name="ce3" table:formula="of:=[.O202]+[.W15]" office:value-type="float" office:value="22.723612544433" calcext:value-type="float">
            <text:p>22.72</text:p>
          </table:table-cell>
          <table:table-cell table:style-name="ce3" table:formula="of:=ABS([.A202]-[.P202])" office:value-type="float" office:value="0.501390322210796" calcext:value-type="float">
            <text:p>0.50</text:p>
          </table:table-cell>
          <table:table-cell table:number-columns-repeated="1007"/>
        </table:table-row>
        <table:table-row table:style-name="ro1">
          <table:table-cell table:style-name="ce3" office:value-type="float" office:value="21.4444444444444" calcext:value-type="float">
            <text:p>21.44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3]" office:value-type="float" office:value="0" calcext:value-type="float">
            <text:p>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0" calcext:value-type="float">
            <text:p>0</text:p>
          </table:table-cell>
          <table:table-cell table:formula="of:=[.G203]" office:value-type="float" office:value="0" calcext:value-type="float">
            <text:p>0</text:p>
          </table:table-cell>
          <table:table-cell table:formula="of:=[.H203]" office:value-type="float" office:value="0" calcext:value-type="float">
            <text:p>0</text:p>
          </table:table-cell>
          <table:table-cell table:formula="of:=[.I203]" office:value-type="float" office:value="0" calcext:value-type="float">
            <text:p>0</text:p>
          </table:table-cell>
          <table:table-cell table:formula="of:=[.J20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203]" office:value-type="float" office:value="18.8631213450293" calcext:value-type="float">
            <text:p>18.86</text:p>
          </table:table-cell>
          <table:table-cell table:style-name="ce3" table:formula="of:=[.O203]+[.W16]" office:value-type="float" office:value="20.7112668654207" calcext:value-type="float">
            <text:p>20.71</text:p>
          </table:table-cell>
          <table:table-cell table:style-name="ce3" table:formula="of:=ABS([.A203]-[.P203])" office:value-type="float" office:value="0.733177579023746" calcext:value-type="float">
            <text:p>0.73</text:p>
          </table:table-cell>
          <table:table-cell table:number-columns-repeated="1007"/>
        </table:table-row>
        <table:table-row table:style-name="ro1">
          <table:table-cell table:style-name="ce3" office:value-type="float" office:value="18.7777777777778" calcext:value-type="float">
            <text:p>18.7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4]" office:value-type="float" office:value="0" calcext:value-type="float">
            <text:p>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0" calcext:value-type="float">
            <text:p>0</text:p>
          </table:table-cell>
          <table:table-cell table:formula="of:=[.G204]" office:value-type="float" office:value="0" calcext:value-type="float">
            <text:p>0</text:p>
          </table:table-cell>
          <table:table-cell table:formula="of:=[.H204]" office:value-type="float" office:value="0" calcext:value-type="float">
            <text:p>0</text:p>
          </table:table-cell>
          <table:table-cell table:formula="of:=[.I204]" office:value-type="float" office:value="0" calcext:value-type="float">
            <text:p>0</text:p>
          </table:table-cell>
          <table:table-cell table:formula="of:=[.J204]" office:value-type="float" office:value="0" calcext:value-type="float">
            <text:p>0</text:p>
          </table:table-cell>
          <table:table-cell table:formula="of:=[.K20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04]" office:value-type="float" office:value="18.8727046942884" calcext:value-type="float">
            <text:p>18.87</text:p>
          </table:table-cell>
          <table:table-cell table:style-name="ce3" table:formula="of:=[.O204]+[.W17]" office:value-type="float" office:value="17.8686742728281" calcext:value-type="float">
            <text:p>17.87</text:p>
          </table:table-cell>
          <table:table-cell table:style-name="ce3" table:formula="of:=ABS([.A204]-[.P204])" office:value-type="float" office:value="0.909103504949727" calcext:value-type="float">
            <text:p>0.91</text:p>
          </table:table-cell>
          <table:table-cell table:number-columns-repeated="1007"/>
        </table:table-row>
        <table:table-row table:style-name="ro1">
          <table:table-cell table:style-name="ce3" office:value-type="float" office:value="14.9444444444444" calcext:value-type="float">
            <text:p>14.9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5]" office:value-type="float" office:value="0" calcext:value-type="float">
            <text:p>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0" calcext:value-type="float">
            <text:p>0</text:p>
          </table:table-cell>
          <table:table-cell table:formula="of:=[.G205]" office:value-type="float" office:value="0" calcext:value-type="float">
            <text:p>0</text:p>
          </table:table-cell>
          <table:table-cell table:formula="of:=[.H205]" office:value-type="float" office:value="0" calcext:value-type="float">
            <text:p>0</text:p>
          </table:table-cell>
          <table:table-cell table:formula="of:=[.I205]" office:value-type="float" office:value="0" calcext:value-type="float">
            <text:p>0</text:p>
          </table:table-cell>
          <table:table-cell table:formula="of:=[.J205]" office:value-type="float" office:value="0" calcext:value-type="float">
            <text:p>0</text:p>
          </table:table-cell>
          <table:table-cell table:formula="of:=[.K205]" office:value-type="float" office:value="0" calcext:value-type="float">
            <text:p>0</text:p>
          </table:table-cell>
          <table:table-cell table:formula="of:=[.L20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205]" office:value-type="float" office:value="18.8822880435475" calcext:value-type="float">
            <text:p>18.88</text:p>
          </table:table-cell>
          <table:table-cell table:style-name="ce3" table:formula="of:=[.O205]+[.W18]" office:value-type="float" office:value="15.0384273592478" calcext:value-type="float">
            <text:p>15.04</text:p>
          </table:table-cell>
          <table:table-cell table:style-name="ce3" table:formula="of:=ABS([.A205]-[.P205])" office:value-type="float" office:value="0.0939829148033944" calcext:value-type="float">
            <text:p>0.09</text:p>
          </table:table-cell>
          <table:table-cell table:number-columns-repeated="1007"/>
        </table:table-row>
        <table:table-row table:style-name="ro1">
          <table:table-cell table:style-name="ce3" office:value-type="float" office:value="14.3888888888889" calcext:value-type="float">
            <text:p>14.39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06]" office:value-type="float" office:value="0" calcext:value-type="float">
            <text:p>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0" calcext:value-type="float">
            <text:p>0</text:p>
          </table:table-cell>
          <table:table-cell table:formula="of:=[.G206]" office:value-type="float" office:value="0" calcext:value-type="float">
            <text:p>0</text:p>
          </table:table-cell>
          <table:table-cell table:formula="of:=[.H206]" office:value-type="float" office:value="0" calcext:value-type="float">
            <text:p>0</text:p>
          </table:table-cell>
          <table:table-cell table:formula="of:=[.I206]" office:value-type="float" office:value="0" calcext:value-type="float">
            <text:p>0</text:p>
          </table:table-cell>
          <table:table-cell table:formula="of:=[.J206]" office:value-type="float" office:value="0" calcext:value-type="float">
            <text:p>0</text:p>
          </table:table-cell>
          <table:table-cell table:formula="of:=[.K206]" office:value-type="float" office:value="0" calcext:value-type="float">
            <text:p>0</text:p>
          </table:table-cell>
          <table:table-cell table:formula="of:=[.L2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06]" office:value-type="float" office:value="18.8918713928067" calcext:value-type="float">
            <text:p>18.89</text:p>
          </table:table-cell>
          <table:table-cell table:style-name="ce3" table:formula="of:=[.O206]+[.W7]" office:value-type="float" office:value="15.387995451592" calcext:value-type="float">
            <text:p>15.39</text:p>
          </table:table-cell>
          <table:table-cell table:style-name="ce3" table:formula="of:=ABS([.A206]-[.P206])" office:value-type="float" office:value="0.99910656270308" calcext:value-type="float">
            <text:p>1.00</text:p>
          </table:table-cell>
          <table:table-cell table:number-columns-repeated="1007"/>
        </table:table-row>
        <table:table-row table:style-name="ro1">
          <table:table-cell table:style-name="ce3" office:value-type="float" office:value="15.3333333333333" calcext:value-type="float">
            <text:p>15.3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0" calcext:value-type="float">
            <text:p>0</text:p>
          </table:table-cell>
          <table:table-cell table:formula="of:=[.G207]" office:value-type="float" office:value="0" calcext:value-type="float">
            <text:p>0</text:p>
          </table:table-cell>
          <table:table-cell table:formula="of:=[.H207]" office:value-type="float" office:value="0" calcext:value-type="float">
            <text:p>0</text:p>
          </table:table-cell>
          <table:table-cell table:formula="of:=[.I207]" office:value-type="float" office:value="0" calcext:value-type="float">
            <text:p>0</text:p>
          </table:table-cell>
          <table:table-cell table:formula="of:=[.J207]" office:value-type="float" office:value="0" calcext:value-type="float">
            <text:p>0</text:p>
          </table:table-cell>
          <table:table-cell table:formula="of:=[.K207]" office:value-type="float" office:value="0" calcext:value-type="float">
            <text:p>0</text:p>
          </table:table-cell>
          <table:table-cell table:formula="of:=[.L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07]" office:value-type="float" office:value="18.9014547420658" calcext:value-type="float">
            <text:p>18.90</text:p>
          </table:table-cell>
          <table:table-cell table:style-name="ce3" table:formula="of:=[.O207]+[.W8]" office:value-type="float" office:value="15.708983105913" calcext:value-type="float">
            <text:p>15.71</text:p>
          </table:table-cell>
          <table:table-cell table:style-name="ce3" table:formula="of:=ABS([.A207]-[.P207])" office:value-type="float" office:value="0.37564977257966" calcext:value-type="float">
            <text:p>0.38</text:p>
          </table:table-cell>
          <table:table-cell table:number-columns-repeated="1007"/>
        </table:table-row>
        <table:table-row table:style-name="ro1">
          <table:table-cell table:style-name="ce3" office:value-type="float" office:value="17.0555555555556" calcext:value-type="float">
            <text:p>17.0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formula="of:=[.$T$20]+[.$T$6]*[.B208]" office:value-type="float" office:value="18.9110380913249" calcext:value-type="float">
            <text:p>18.91</text:p>
          </table:table-cell>
          <table:table-cell table:style-name="ce3" table:formula="of:=[.O208]+[.W9]" office:value-type="float" office:value="16.7336744639376" calcext:value-type="float">
            <text:p>16.73</text:p>
          </table:table-cell>
          <table:table-cell table:style-name="ce3" table:formula="of:=ABS([.A208]-[.P208])" office:value-type="float" office:value="0.321881091617957" calcext:value-type="float">
            <text:p>0.32</text:p>
          </table:table-cell>
          <table:table-cell table:number-columns-repeated="1007"/>
        </table:table-row>
        <table:table-row table:style-name="ro1">
          <table:table-cell table:style-name="ce3" office:value-type="float" office:value="18.5" calcext:value-type="float">
            <text:p>18.50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[.$T$20]+[.$T$6]*[.B209]" office:value-type="float" office:value="18.9206214405841" calcext:value-type="float">
            <text:p>18.92</text:p>
          </table:table-cell>
          <table:table-cell table:style-name="ce3" table:formula="of:=[.O209]+[.W10]" office:value-type="float" office:value="17.8046621182586" calcext:value-type="float">
            <text:p>17.80</text:p>
          </table:table-cell>
          <table:table-cell table:style-name="ce3" table:formula="of:=ABS([.A209]-[.P209])" office:value-type="float" office:value="0.695337881741359" calcext:value-type="float">
            <text:p>0.70</text:p>
          </table:table-cell>
          <table:table-cell table:number-columns-repeated="1007"/>
        </table:table-row>
        <table:table-row table:style-name="ro1">
          <table:table-cell table:style-name="ce3" office:value-type="float" office:value="18.2777777777778" calcext:value-type="float">
            <text:p>18.28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formula="of:=[.$T$20]+[.$T$6]*[.B210]" office:value-type="float" office:value="18.9302047898432" calcext:value-type="float">
            <text:p>18.93</text:p>
          </table:table-cell>
          <table:table-cell table:style-name="ce3" table:formula="of:=[.O210]+[.W11]" office:value-type="float" office:value="19.0546621182586" calcext:value-type="float">
            <text:p>19.05</text:p>
          </table:table-cell>
          <table:table-cell table:style-name="ce3" table:formula="of:=ABS([.A210]-[.P210])" office:value-type="float" office:value="0.776884340480841" calcext:value-type="float">
            <text:p>0.78</text:p>
          </table:table-cell>
          <table:table-cell table:number-columns-repeated="1007"/>
        </table:table-row>
        <table:table-row table:style-name="ro1">
          <table:table-cell table:style-name="ce3" office:value-type="float" office:value="19.8333333333333" calcext:value-type="float">
            <text:p>19.83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[.$T$20]+[.$T$6]*[.B211]" office:value-type="float" office:value="18.9397881391023" calcext:value-type="float">
            <text:p>18.94</text:p>
          </table:table-cell>
          <table:table-cell table:style-name="ce3" table:formula="of:=[.O211]+[.W12]" office:value-type="float" office:value="20.3416991552957" calcext:value-type="float">
            <text:p>20.34</text:p>
          </table:table-cell>
          <table:table-cell table:style-name="ce3" table:formula="of:=ABS([.A211]-[.P211])" office:value-type="float" office:value="0.508365821962368" calcext:value-type="float">
            <text:p>0.51</text:p>
          </table:table-cell>
          <table:table-cell table:number-columns-repeated="1007"/>
        </table:table-row>
        <table:table-row table:style-name="ro1">
          <table:table-cell table:style-name="ce3" office:value-type="float" office:value="22.7777777777778" calcext:value-type="float">
            <text:p>22.78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D212]" office:value-type="float" office:value="0" calcext:value-type="float">
            <text:p>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0" calcext:value-type="float">
            <text:p>0</text:p>
          </table:table-cell>
          <table:table-cell table:formula="of:=[.G2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[.$T$20]+[.$T$6]*[.B212]" office:value-type="float" office:value="18.9493714883615" calcext:value-type="float">
            <text:p>18.95</text:p>
          </table:table-cell>
          <table:table-cell table:style-name="ce3" table:formula="of:=[.O212]+[.W13]" office:value-type="float" office:value="22.4065139701105" calcext:value-type="float">
            <text:p>22.41</text:p>
          </table:table-cell>
          <table:table-cell table:style-name="ce3" table:formula="of:=ABS([.A212]-[.P212])" office:value-type="float" office:value="0.371263807667329" calcext:value-type="float">
            <text:p>0.37</text:p>
          </table:table-cell>
          <table:table-cell table:number-columns-repeated="1007"/>
        </table:table-row>
        <table:table-row table:style-name="ro1">
          <table:table-cell table:style-name="ce3" office:value-type="float" office:value="22.8333333333333" calcext:value-type="float">
            <text:p>22.83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3]" office:value-type="float" office:value="0" calcext:value-type="float">
            <text:p>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0" calcext:value-type="float">
            <text:p>0</text:p>
          </table:table-cell>
          <table:table-cell table:formula="of:=[.G213]" office:value-type="float" office:value="0" calcext:value-type="float">
            <text:p>0</text:p>
          </table:table-cell>
          <table:table-cell table:formula="of:=[.H2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[.$T$20]+[.$T$6]*[.B213]" office:value-type="float" office:value="18.9589548376206" calcext:value-type="float">
            <text:p>18.96</text:p>
          </table:table-cell>
          <table:table-cell table:style-name="ce3" table:formula="of:=[.O213]+[.W14]" office:value-type="float" office:value="23.0947855750488" calcext:value-type="float">
            <text:p>23.09</text:p>
          </table:table-cell>
          <table:table-cell table:style-name="ce3" table:formula="of:=ABS([.A213]-[.P213])" office:value-type="float" office:value="0.26145224171546" calcext:value-type="float">
            <text:p>0.26</text:p>
          </table:table-cell>
          <table:table-cell table:number-columns-repeated="1007"/>
        </table:table-row>
        <table:table-row table:style-name="ro1">
          <table:table-cell table:style-name="ce3" office:value-type="float" office:value="22.6666666666667" calcext:value-type="float">
            <text:p>22.6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4]" office:value-type="float" office:value="0" calcext:value-type="float">
            <text:p>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0" calcext:value-type="float">
            <text:p>0</text:p>
          </table:table-cell>
          <table:table-cell table:formula="of:=[.G214]" office:value-type="float" office:value="0" calcext:value-type="float">
            <text:p>0</text:p>
          </table:table-cell>
          <table:table-cell table:formula="of:=[.H214]" office:value-type="float" office:value="0" calcext:value-type="float">
            <text:p>0</text:p>
          </table:table-cell>
          <table:table-cell table:formula="of:=[.I2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$T$20]+[.$T$6]*[.B214]" office:value-type="float" office:value="18.9685381868797" calcext:value-type="float">
            <text:p>18.97</text:p>
          </table:table-cell>
          <table:table-cell table:style-name="ce3" table:formula="of:=[.O214]+[.W15]" office:value-type="float" office:value="22.8386127355426" calcext:value-type="float">
            <text:p>22.84</text:p>
          </table:table-cell>
          <table:table-cell table:style-name="ce3" table:formula="of:=ABS([.A214]-[.P214])" office:value-type="float" office:value="0.171946068875883" calcext:value-type="float">
            <text:p>0.17</text:p>
          </table:table-cell>
          <table:table-cell table:number-columns-repeated="1007"/>
        </table:table-row>
        <table:table-row table:style-name="ro1">
          <table:table-cell table:style-name="ce3" office:value-type="float" office:value="21.7222222222222" calcext:value-type="float">
            <text:p>21.7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5]" office:value-type="float" office:value="0" calcext:value-type="float">
            <text:p>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0" calcext:value-type="float">
            <text:p>0</text:p>
          </table:table-cell>
          <table:table-cell table:formula="of:=[.G215]" office:value-type="float" office:value="0" calcext:value-type="float">
            <text:p>0</text:p>
          </table:table-cell>
          <table:table-cell table:formula="of:=[.H215]" office:value-type="float" office:value="0" calcext:value-type="float">
            <text:p>0</text:p>
          </table:table-cell>
          <table:table-cell table:formula="of:=[.I215]" office:value-type="float" office:value="0" calcext:value-type="float">
            <text:p>0</text:p>
          </table:table-cell>
          <table:table-cell table:formula="of:=[.J2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T$20]+[.$T$6]*[.B215]" office:value-type="float" office:value="18.9781215361388" calcext:value-type="float">
            <text:p>18.98</text:p>
          </table:table-cell>
          <table:table-cell table:style-name="ce3" table:formula="of:=[.O215]+[.W16]" office:value-type="float" office:value="20.8262670565302" calcext:value-type="float">
            <text:p>20.83</text:p>
          </table:table-cell>
          <table:table-cell table:style-name="ce3" table:formula="of:=ABS([.A215]-[.P215])" office:value-type="float" office:value="0.895955165691959" calcext:value-type="float">
            <text:p>0.90</text:p>
          </table:table-cell>
          <table:table-cell table:number-columns-repeated="1007"/>
        </table:table-row>
        <table:table-row table:style-name="ro1">
          <table:table-cell table:style-name="ce3" office:value-type="float" office:value="18.3888888888889" calcext:value-type="float">
            <text:p>18.39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6]" office:value-type="float" office:value="0" calcext:value-type="float">
            <text:p>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0" calcext:value-type="float">
            <text:p>0</text:p>
          </table:table-cell>
          <table:table-cell table:formula="of:=[.G216]" office:value-type="float" office:value="0" calcext:value-type="float">
            <text:p>0</text:p>
          </table:table-cell>
          <table:table-cell table:formula="of:=[.H216]" office:value-type="float" office:value="0" calcext:value-type="float">
            <text:p>0</text:p>
          </table:table-cell>
          <table:table-cell table:formula="of:=[.I216]" office:value-type="float" office:value="0" calcext:value-type="float">
            <text:p>0</text:p>
          </table:table-cell>
          <table:table-cell table:formula="of:=[.J216]" office:value-type="float" office:value="0" calcext:value-type="float">
            <text:p>0</text:p>
          </table:table-cell>
          <table:table-cell table:formula="of:=[.K2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$T$20]+[.$T$6]*[.B216]" office:value-type="float" office:value="18.987704885398" calcext:value-type="float">
            <text:p>18.99</text:p>
          </table:table-cell>
          <table:table-cell table:style-name="ce3" table:formula="of:=[.O216]+[.W17]" office:value-type="float" office:value="17.9836744639377" calcext:value-type="float">
            <text:p>17.98</text:p>
          </table:table-cell>
          <table:table-cell table:style-name="ce3" table:formula="of:=ABS([.A216]-[.P216])" office:value-type="float" office:value="0.405214424951243" calcext:value-type="float">
            <text:p>0.41</text:p>
          </table:table-cell>
          <table:table-cell table:number-columns-repeated="1007"/>
        </table:table-row>
        <table:table-row table:style-name="ro1">
          <table:table-cell table:style-name="ce3" office:value-type="float" office:value="15.6666666666667" calcext:value-type="float">
            <text:p>15.6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7]" office:value-type="float" office:value="0" calcext:value-type="float">
            <text:p>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0" calcext:value-type="float">
            <text:p>0</text:p>
          </table:table-cell>
          <table:table-cell table:formula="of:=[.G217]" office:value-type="float" office:value="0" calcext:value-type="float">
            <text:p>0</text:p>
          </table:table-cell>
          <table:table-cell table:formula="of:=[.H217]" office:value-type="float" office:value="0" calcext:value-type="float">
            <text:p>0</text:p>
          </table:table-cell>
          <table:table-cell table:formula="of:=[.I217]" office:value-type="float" office:value="0" calcext:value-type="float">
            <text:p>0</text:p>
          </table:table-cell>
          <table:table-cell table:formula="of:=[.J217]" office:value-type="float" office:value="0" calcext:value-type="float">
            <text:p>0</text:p>
          </table:table-cell>
          <table:table-cell table:formula="of:=[.K217]" office:value-type="float" office:value="0" calcext:value-type="float">
            <text:p>0</text:p>
          </table:table-cell>
          <table:table-cell table:formula="of:=[.L2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$T$20]+[.$T$6]*[.B217]" office:value-type="float" office:value="18.9972882346571" calcext:value-type="float">
            <text:p>19.00</text:p>
          </table:table-cell>
          <table:table-cell table:style-name="ce3" table:formula="of:=[.O217]+[.W18]" office:value-type="float" office:value="15.1534275503574" calcext:value-type="float">
            <text:p>15.15</text:p>
          </table:table-cell>
          <table:table-cell table:style-name="ce3" table:formula="of:=ABS([.A217]-[.P217])" office:value-type="float" office:value="0.513239116309318" calcext:value-type="float">
            <text:p>0.51</text:p>
          </table:table-cell>
          <table:table-cell table:number-columns-repeated="1007"/>
        </table:table-row>
        <table:table-row table:style-name="ro1">
          <table:table-cell table:style-name="ce101" office:value-type="float" office:value="16.3333333333333" calcext:value-type="float">
            <text:p>16.33</text:p>
          </table:table-cell>
          <table:table-cell table:style-name="ce103" office:value-type="float" office:value="217" calcext:value-type="float">
            <text:p>217</text:p>
          </table:table-cell>
          <table:table-cell table:style-name="ce103" table:number-columns-repeated="12"/>
          <table:table-cell table:style-name="ce81" table:formula="of:=[.$T$20]+[.$T$6]*[.B218]" office:value-type="float" office:value="19.0068715839162" calcext:value-type="float">
            <text:p>19.01</text:p>
          </table:table-cell>
          <table:table-cell table:style-name="ce81" table:formula="of:=[.O218]+[.W7]" office:value-type="float" office:value="15.5029956427016" calcext:value-type="float">
            <text:p>15.50</text:p>
          </table:table-cell>
          <table:table-cell table:style-name="ce81" table:formula="of:=ABS([.A218]-[.P218])" office:value-type="float" office:value="0.830337690631733" calcext:value-type="float">
            <text:p>0.83</text:p>
          </table:table-cell>
          <table:table-cell table:number-columns-repeated="1007"/>
        </table:table-row>
        <table:table-row table:style-name="ro1">
          <table:table-cell table:style-name="ce15" office:value-type="float" office:value="15.2222222222222" calcext:value-type="float">
            <text:p>15.22</text:p>
          </table:table-cell>
          <table:table-cell office:value-type="float" office:value="218" calcext:value-type="float">
            <text:p>218</text:p>
          </table:table-cell>
          <table:table-cell table:number-columns-repeated="12"/>
          <table:table-cell table:style-name="ce3" table:formula="of:=[.$T$20]+[.$T$6]*[.B219]" office:value-type="float" office:value="19.0164549331754" calcext:value-type="float">
            <text:p>19.02</text:p>
          </table:table-cell>
          <table:table-cell table:style-name="ce3" table:formula="of:=[.O219]+[.W8]" office:value-type="float" office:value="15.8239832970225" calcext:value-type="float">
            <text:p>15.82</text:p>
          </table:table-cell>
          <table:table-cell table:style-name="ce3" table:formula="of:=ABS([.A219]-[.P219])" office:value-type="float" office:value="0.601761074800343" calcext:value-type="float">
            <text:p>0.60</text:p>
          </table:table-cell>
          <table:table-cell table:number-columns-repeated="1007"/>
        </table:table-row>
        <table:table-row table:style-name="ro1">
          <table:table-cell table:style-name="ce15" office:value-type="float" office:value="16" calcext:value-type="float">
            <text:p>16.00</text:p>
          </table:table-cell>
          <table:table-cell office:value-type="float" office:value="219" calcext:value-type="float">
            <text:p>219</text:p>
          </table:table-cell>
          <table:table-cell table:number-columns-repeated="12"/>
          <table:table-cell table:style-name="ce3" table:formula="of:=[.$T$20]+[.$T$6]*[.B220]" office:value-type="float" office:value="19.0260382824345" calcext:value-type="float">
            <text:p>19.03</text:p>
          </table:table-cell>
          <table:table-cell table:style-name="ce3" table:formula="of:=[.O220]+[.W9]" office:value-type="float" office:value="16.8486746550472" calcext:value-type="float">
            <text:p>16.85</text:p>
          </table:table-cell>
          <table:table-cell table:style-name="ce3" table:formula="of:=ABS([.A220]-[.P220])" office:value-type="float" office:value="0.848674655047226" calcext:value-type="float">
            <text:p>0.85</text:p>
          </table:table-cell>
          <table:table-cell table:number-columns-repeated="1007"/>
        </table:table-row>
        <table:table-row table:style-name="ro1">
          <table:table-cell table:style-name="ce15" office:value-type="float" office:value="17.5" calcext:value-type="float">
            <text:p>17.50</text:p>
          </table:table-cell>
          <table:table-cell office:value-type="float" office:value="220" calcext:value-type="float">
            <text:p>220</text:p>
          </table:table-cell>
          <table:table-cell table:number-columns-repeated="12"/>
          <table:table-cell table:style-name="ce3" table:formula="of:=[.$T$20]+[.$T$6]*[.B221]" office:value-type="float" office:value="19.0356216316936" calcext:value-type="float">
            <text:p>19.04</text:p>
          </table:table-cell>
          <table:table-cell table:style-name="ce3" table:formula="of:=[.O221]+[.W10]" office:value-type="float" office:value="17.9196623093682" calcext:value-type="float">
            <text:p>17.92</text:p>
          </table:table-cell>
          <table:table-cell table:style-name="ce3" table:formula="of:=ABS([.A221]-[.P221])" office:value-type="float" office:value="0.419662309368228" calcext:value-type="float">
            <text:p>0.42</text:p>
          </table:table-cell>
          <table:table-cell table:number-columns-repeated="1007"/>
        </table:table-row>
        <table:table-row table:style-name="ro1">
          <table:table-cell table:style-name="ce15" office:value-type="float" office:value="17.5555555555556" calcext:value-type="float">
            <text:p>17.56</text:p>
          </table:table-cell>
          <table:table-cell office:value-type="float" office:value="221" calcext:value-type="float">
            <text:p>221</text:p>
          </table:table-cell>
          <table:table-cell table:number-columns-repeated="12"/>
          <table:table-cell table:style-name="ce3" table:formula="of:=[.$T$20]+[.$T$6]*[.B222]" office:value-type="float" office:value="19.0452049809528" calcext:value-type="float">
            <text:p>19.05</text:p>
          </table:table-cell>
          <table:table-cell table:style-name="ce3" table:formula="of:=[.O222]+[.W11]" office:value-type="float" office:value="19.1696623093682" calcext:value-type="float">
            <text:p>19.17</text:p>
          </table:table-cell>
          <table:table-cell table:style-name="ce3" table:formula="of:=ABS([.A222]-[.P222])" office:value-type="float" office:value="1.61410675381263" calcext:value-type="float">
            <text:p>1.61</text:p>
          </table:table-cell>
          <table:table-cell table:number-columns-repeated="1007"/>
        </table:table-row>
        <table:table-row table:style-name="ro1">
          <table:table-cell table:style-name="ce15" office:value-type="float" office:value="19.7222222222222" calcext:value-type="float">
            <text:p>19.72</text:p>
          </table:table-cell>
          <table:table-cell office:value-type="float" office:value="222" calcext:value-type="float">
            <text:p>222</text:p>
          </table:table-cell>
          <table:table-cell table:number-columns-repeated="12"/>
          <table:table-cell table:style-name="ce3" table:formula="of:=[.$T$20]+[.$T$6]*[.B223]" office:value-type="float" office:value="19.0547883302119" calcext:value-type="float">
            <text:p>19.05</text:p>
          </table:table-cell>
          <table:table-cell table:style-name="ce3" table:formula="of:=[.O223]+[.W12]" office:value-type="float" office:value="20.4566993464053" calcext:value-type="float">
            <text:p>20.46</text:p>
          </table:table-cell>
          <table:table-cell table:style-name="ce3" table:formula="of:=ABS([.A223]-[.P223])" office:value-type="float" office:value="0.734477124183051" calcext:value-type="float">
            <text:p>0.73</text:p>
          </table:table-cell>
          <table:table-cell table:number-columns-repeated="1007"/>
        </table:table-row>
        <table:table-row table:style-name="ro1">
          <table:table-cell table:style-name="ce15" office:value-type="float" office:value="23.9444444444444" calcext:value-type="float">
            <text:p>23.94</text:p>
          </table:table-cell>
          <table:table-cell office:value-type="float" office:value="223" calcext:value-type="float">
            <text:p>223</text:p>
          </table:table-cell>
          <table:table-cell table:number-columns-repeated="12"/>
          <table:table-cell table:style-name="ce3" table:formula="of:=[.$T$20]+[.$T$6]*[.B224]" office:value-type="float" office:value="19.064371679471" calcext:value-type="float">
            <text:p>19.06</text:p>
          </table:table-cell>
          <table:table-cell table:style-name="ce3" table:formula="of:=[.O224]+[.W13]" office:value-type="float" office:value="22.5215141612201" calcext:value-type="float">
            <text:p>22.52</text:p>
          </table:table-cell>
          <table:table-cell table:style-name="ce3" table:formula="of:=ABS([.A224]-[.P224])" office:value-type="float" office:value="1.42293028322434" calcext:value-type="float">
            <text:p>1.42</text:p>
          </table:table-cell>
          <table:table-cell table:number-columns-repeated="1007"/>
        </table:table-row>
        <table:table-row table:style-name="ro1">
          <table:table-cell table:style-name="ce15" office:value-type="float" office:value="25.6111111111111" calcext:value-type="float">
            <text:p>25.61</text:p>
          </table:table-cell>
          <table:table-cell office:value-type="float" office:value="224" calcext:value-type="float">
            <text:p>224</text:p>
          </table:table-cell>
          <table:table-cell table:number-columns-repeated="12"/>
          <table:table-cell table:style-name="ce3" table:formula="of:=[.$T$20]+[.$T$6]*[.B225]" office:value-type="float" office:value="19.0739550287302" calcext:value-type="float">
            <text:p>19.07</text:p>
          </table:table-cell>
          <table:table-cell table:style-name="ce3" table:formula="of:=[.O225]+[.W14]" office:value-type="float" office:value="23.2097857661583" calcext:value-type="float">
            <text:p>23.21</text:p>
          </table:table-cell>
          <table:table-cell table:style-name="ce3" table:formula="of:=ABS([.A225]-[.P225])" office:value-type="float" office:value="2.40132534495275" calcext:value-type="float">
            <text:p>2.40</text:p>
          </table:table-cell>
          <table:table-cell table:number-columns-repeated="1007"/>
        </table:table-row>
        <table:table-row table:style-name="ro1">
          <table:table-cell table:style-name="ce15" office:value-type="float" office:value="22.1666666666667" calcext:value-type="float">
            <text:p>22.17</text:p>
          </table:table-cell>
          <table:table-cell office:value-type="float" office:value="225" calcext:value-type="float">
            <text:p>225</text:p>
          </table:table-cell>
          <table:table-cell table:number-columns-repeated="12"/>
          <table:table-cell table:style-name="ce3" table:formula="of:=[.$T$20]+[.$T$6]*[.B226]" office:value-type="float" office:value="19.0835383779893" calcext:value-type="float">
            <text:p>19.08</text:p>
          </table:table-cell>
          <table:table-cell table:style-name="ce3" table:formula="of:=[.O226]+[.W15]" office:value-type="float" office:value="22.9536129266522" calcext:value-type="float">
            <text:p>22.95</text:p>
          </table:table-cell>
          <table:table-cell table:style-name="ce3" table:formula="of:=ABS([.A226]-[.P226])" office:value-type="float" office:value="0.786946259985466" calcext:value-type="float">
            <text:p>0.79</text:p>
          </table:table-cell>
          <table:table-cell table:number-columns-repeated="1007"/>
        </table:table-row>
        <table:table-row table:style-name="ro1">
          <table:table-cell table:style-name="ce15" office:value-type="float" office:value="20.6666666666667" calcext:value-type="float">
            <text:p>20.67</text:p>
          </table:table-cell>
          <table:table-cell office:value-type="float" office:value="226" calcext:value-type="float">
            <text:p>226</text:p>
          </table:table-cell>
          <table:table-cell table:number-columns-repeated="12"/>
          <table:table-cell table:style-name="ce3" table:formula="of:=[.$T$20]+[.$T$6]*[.B227]" office:value-type="float" office:value="19.0931217272484" calcext:value-type="float">
            <text:p>19.09</text:p>
          </table:table-cell>
          <table:table-cell table:style-name="ce3" table:formula="of:=[.O227]+[.W16]" office:value-type="float" office:value="20.9412672476398" calcext:value-type="float">
            <text:p>20.94</text:p>
          </table:table-cell>
          <table:table-cell table:style-name="ce3" table:formula="of:=ABS([.A227]-[.P227])" office:value-type="float" office:value="0.274600580973125" calcext:value-type="float">
            <text:p>0.27</text:p>
          </table:table-cell>
          <table:table-cell table:number-columns-repeated="1007"/>
        </table:table-row>
        <table:table-row table:style-name="ro1">
          <table:table-cell table:style-name="ce15" office:value-type="float" office:value="18.6666666666667" calcext:value-type="float">
            <text:p>18.67</text:p>
          </table:table-cell>
          <table:table-cell office:value-type="float" office:value="227" calcext:value-type="float">
            <text:p>227</text:p>
          </table:table-cell>
          <table:table-cell table:number-columns-repeated="12"/>
          <table:table-cell table:style-name="ce3" table:formula="of:=[.$T$20]+[.$T$6]*[.B228]" office:value-type="float" office:value="19.1027050765076" calcext:value-type="float">
            <text:p>19.10</text:p>
          </table:table-cell>
          <table:table-cell table:style-name="ce3" table:formula="of:=[.O228]+[.W17]" office:value-type="float" office:value="18.0986746550472" calcext:value-type="float">
            <text:p>18.10</text:p>
          </table:table-cell>
          <table:table-cell table:style-name="ce3" table:formula="of:=ABS([.A228]-[.P228])" office:value-type="float" office:value="0.567992011619456" calcext:value-type="float">
            <text:p>0.57</text:p>
          </table:table-cell>
          <table:table-cell table:number-columns-repeated="1007"/>
        </table:table-row>
        <table:table-row table:style-name="ro1">
          <table:table-cell table:style-name="ce15" office:value-type="float" office:value="15.2777777777778" calcext:value-type="float">
            <text:p>15.28</text:p>
          </table:table-cell>
          <table:table-cell office:value-type="float" office:value="228" calcext:value-type="float">
            <text:p>228</text:p>
          </table:table-cell>
          <table:table-cell table:number-columns-repeated="12"/>
          <table:table-cell table:style-name="ce3" table:formula="of:=[.$T$20]+[.$T$6]*[.B229]" office:value-type="float" office:value="19.1122884257667" calcext:value-type="float">
            <text:p>19.11</text:p>
          </table:table-cell>
          <table:table-cell table:style-name="ce3" table:formula="of:=[.O229]+[.W18]" office:value-type="float" office:value="15.268427741467" calcext:value-type="float">
            <text:p>15.27</text:p>
          </table:table-cell>
          <table:table-cell table:style-name="ce3" table:formula="of:=ABS([.A229]-[.P229])" office:value-type="float" office:value="0.00935003631083475" calcext:value-type="float">
            <text:p>0.01</text:p>
          </table:table-cell>
          <table:table-cell table:number-columns-repeated="1007"/>
        </table:table-row>
        <table:table-row table:style-name="ro1">
          <table:table-cell table:style-name="ce15" office:value-type="float" office:value="14.7222222222222" calcext:value-type="float">
            <text:p>14.72</text:p>
          </table:table-cell>
          <table:table-cell office:value-type="float" office:value="229" calcext:value-type="float">
            <text:p>229</text:p>
          </table:table-cell>
          <table:table-cell table:number-columns-repeated="12"/>
          <table:table-cell table:style-name="ce3" table:formula="of:=[.$T$20]+[.$T$6]*[.B230]" office:value-type="float" office:value="19.1218717750258" calcext:value-type="float">
            <text:p>19.12</text:p>
          </table:table-cell>
          <table:table-cell table:style-name="ce3" table:formula="of:=[.O230]+[.W7]" office:value-type="float" office:value="15.6179958338112" calcext:value-type="float">
            <text:p>15.62</text:p>
          </table:table-cell>
          <table:table-cell table:style-name="ce3" table:formula="of:=ABS([.A230]-[.P230])" office:value-type="float" office:value="0.89577361158895" calcext:value-type="float">
            <text:p>0.90</text:p>
          </table:table-cell>
          <table:table-cell table:number-columns-repeated="1007"/>
        </table:table-row>
        <table:table-row table:style-name="ro1">
          <table:table-cell table:style-name="ce15" office:value-type="float" office:value="12.9444444444444" calcext:value-type="float">
            <text:p>12.94</text:p>
          </table:table-cell>
          <table:table-cell office:value-type="float" office:value="230" calcext:value-type="float">
            <text:p>230</text:p>
          </table:table-cell>
          <table:table-cell table:number-columns-repeated="12"/>
          <table:table-cell table:style-name="ce3" table:formula="of:=[.$T$20]+[.$T$6]*[.B231]" office:value-type="float" office:value="19.131455124285" calcext:value-type="float">
            <text:p>19.13</text:p>
          </table:table-cell>
          <table:table-cell table:style-name="ce3" table:formula="of:=[.O231]+[.W8]" office:value-type="float" office:value="15.9389834881321" calcext:value-type="float">
            <text:p>15.94</text:p>
          </table:table-cell>
          <table:table-cell table:style-name="ce3" table:formula="of:=ABS([.A231]-[.P231])" office:value-type="float" office:value="2.99453904368773" calcext:value-type="float">
            <text:p>2.99</text:p>
          </table:table-cell>
          <table:table-cell table:number-columns-repeated="1007"/>
        </table:table-row>
        <table:table-row table:style-name="ro1">
          <table:table-cell table:style-name="ce15" office:value-type="float" office:value="17" calcext:value-type="float">
            <text:p>17.00</text:p>
          </table:table-cell>
          <table:table-cell office:value-type="float" office:value="231" calcext:value-type="float">
            <text:p>231</text:p>
          </table:table-cell>
          <table:table-cell table:number-columns-repeated="12"/>
          <table:table-cell table:style-name="ce3" table:formula="of:=[.$T$20]+[.$T$6]*[.B232]" office:value-type="float" office:value="19.1410384735441" calcext:value-type="float">
            <text:p>19.14</text:p>
          </table:table-cell>
          <table:table-cell table:style-name="ce3" table:formula="of:=[.O232]+[.W9]" office:value-type="float" office:value="16.9636748461568" calcext:value-type="float">
            <text:p>16.96</text:p>
          </table:table-cell>
          <table:table-cell table:style-name="ce3" table:formula="of:=ABS([.A232]-[.P232])" office:value-type="float" office:value="0.0363251538431868" calcext:value-type="float">
            <text:p>0.04</text:p>
          </table:table-cell>
          <table:table-cell table:number-columns-repeated="1007"/>
        </table:table-row>
        <table:table-row table:style-name="ro1">
          <table:table-cell table:style-name="ce15" office:value-type="float" office:value="18.1111111111111" calcext:value-type="float">
            <text:p>18.11</text:p>
          </table:table-cell>
          <table:table-cell office:value-type="float" office:value="232" calcext:value-type="float">
            <text:p>232</text:p>
          </table:table-cell>
          <table:table-cell table:number-columns-repeated="12"/>
          <table:table-cell table:style-name="ce3" table:formula="of:=[.$T$20]+[.$T$6]*[.B233]" office:value-type="float" office:value="19.1506218228032" calcext:value-type="float">
            <text:p>19.15</text:p>
          </table:table-cell>
          <table:table-cell table:style-name="ce3" table:formula="of:=[.O233]+[.W10]" office:value-type="float" office:value="18.0346625004778" calcext:value-type="float">
            <text:p>18.03</text:p>
          </table:table-cell>
          <table:table-cell table:style-name="ce3" table:formula="of:=ABS([.A233]-[.P233])" office:value-type="float" office:value="0.0764486106332853" calcext:value-type="float">
            <text:p>0.08</text:p>
          </table:table-cell>
          <table:table-cell table:number-columns-repeated="1007"/>
        </table:table-row>
        <table:table-row table:style-name="ro1">
          <table:table-cell table:style-name="ce15" office:value-type="float" office:value="17.3888888888889" calcext:value-type="float">
            <text:p>17.39</text:p>
          </table:table-cell>
          <table:table-cell office:value-type="float" office:value="233" calcext:value-type="float">
            <text:p>233</text:p>
          </table:table-cell>
          <table:table-cell table:number-columns-repeated="12"/>
          <table:table-cell table:style-name="ce3" table:formula="of:=[.$T$20]+[.$T$6]*[.B234]" office:value-type="float" office:value="19.1602051720624" calcext:value-type="float">
            <text:p>19.16</text:p>
          </table:table-cell>
          <table:table-cell table:style-name="ce3" table:formula="of:=[.O234]+[.W11]" office:value-type="float" office:value="19.2846625004778" calcext:value-type="float">
            <text:p>19.28</text:p>
          </table:table-cell>
          <table:table-cell table:style-name="ce3" table:formula="of:=ABS([.A234]-[.P234])" office:value-type="float" office:value="1.89577361158891" calcext:value-type="float">
            <text:p>1.90</text:p>
          </table:table-cell>
          <table:table-cell table:number-columns-repeated="1007"/>
        </table:table-row>
        <table:table-row table:style-name="ro1">
          <table:table-cell table:style-name="ce15" office:value-type="float" office:value="19.5555555555556" calcext:value-type="float">
            <text:p>19.56</text:p>
          </table:table-cell>
          <table:table-cell office:value-type="float" office:value="234" calcext:value-type="float">
            <text:p>234</text:p>
          </table:table-cell>
          <table:table-cell table:number-columns-repeated="12"/>
          <table:table-cell table:style-name="ce3" table:formula="of:=[.$T$20]+[.$T$6]*[.B235]" office:value-type="float" office:value="19.1697885213215" calcext:value-type="float">
            <text:p>19.17</text:p>
          </table:table-cell>
          <table:table-cell table:style-name="ce3" table:formula="of:=[.O235]+[.W12]" office:value-type="float" office:value="20.5716995375148" calcext:value-type="float">
            <text:p>20.57</text:p>
          </table:table-cell>
          <table:table-cell table:style-name="ce3" table:formula="of:=ABS([.A235]-[.P235])" office:value-type="float" office:value="1.01614398195924" calcext:value-type="float">
            <text:p>1.02</text:p>
          </table:table-cell>
          <table:table-cell table:number-columns-repeated="1007"/>
        </table:table-row>
        <table:table-row table:style-name="ro1">
          <table:table-cell table:style-name="ce15" office:value-type="float" office:value="21.3888888888889" calcext:value-type="float">
            <text:p>21.39</text:p>
          </table:table-cell>
          <table:table-cell office:value-type="float" office:value="235" calcext:value-type="float">
            <text:p>235</text:p>
          </table:table-cell>
          <table:table-cell table:number-columns-repeated="12"/>
          <table:table-cell table:style-name="ce3" table:formula="of:=[.$T$20]+[.$T$6]*[.B236]" office:value-type="float" office:value="19.1793718705806" calcext:value-type="float">
            <text:p>19.18</text:p>
          </table:table-cell>
          <table:table-cell table:style-name="ce3" table:formula="of:=[.O236]+[.W13]" office:value-type="float" office:value="22.6365143523296" calcext:value-type="float">
            <text:p>22.64</text:p>
          </table:table-cell>
          <table:table-cell table:style-name="ce3" table:formula="of:=ABS([.A236]-[.P236])" office:value-type="float" office:value="1.24762546344074" calcext:value-type="float">
            <text:p>1.25</text:p>
          </table:table-cell>
          <table:table-cell table:number-columns-repeated="1007"/>
        </table:table-row>
        <table:table-row table:style-name="ro1">
          <table:table-cell table:style-name="ce15" office:value-type="float" office:value="22" calcext:value-type="float">
            <text:p>22.00</text:p>
          </table:table-cell>
          <table:table-cell office:value-type="float" office:value="236" calcext:value-type="float">
            <text:p>236</text:p>
          </table:table-cell>
          <table:table-cell table:number-columns-repeated="12"/>
          <table:table-cell table:style-name="ce3" table:formula="of:=[.$T$20]+[.$T$6]*[.B237]" office:value-type="float" office:value="19.1889552198398" calcext:value-type="float">
            <text:p>19.19</text:p>
          </table:table-cell>
          <table:table-cell table:style-name="ce3" table:formula="of:=[.O237]+[.W14]" office:value-type="float" office:value="23.3247859572679" calcext:value-type="float">
            <text:p>23.32</text:p>
          </table:table-cell>
          <table:table-cell table:style-name="ce3" table:formula="of:=ABS([.A237]-[.P237])" office:value-type="float" office:value="1.32478595726793" calcext:value-type="float">
            <text:p>1.32</text:p>
          </table:table-cell>
          <table:table-cell table:number-columns-repeated="1007"/>
        </table:table-row>
        <table:table-row table:style-name="ro1">
          <table:table-cell table:style-name="ce15" office:value-type="float" office:value="22.9444444444444" calcext:value-type="float">
            <text:p>22.94</text:p>
          </table:table-cell>
          <table:table-cell office:value-type="float" office:value="237" calcext:value-type="float">
            <text:p>237</text:p>
          </table:table-cell>
          <table:table-cell table:number-columns-repeated="12"/>
          <table:table-cell table:style-name="ce3" table:formula="of:=[.$T$20]+[.$T$6]*[.B238]" office:value-type="float" office:value="19.1985385690989" calcext:value-type="float">
            <text:p>19.20</text:p>
          </table:table-cell>
          <table:table-cell table:style-name="ce3" table:formula="of:=[.O238]+[.W15]" office:value-type="float" office:value="23.0686131177618" calcext:value-type="float">
            <text:p>23.07</text:p>
          </table:table-cell>
          <table:table-cell table:style-name="ce3" table:formula="of:=ABS([.A238]-[.P238])" office:value-type="float" office:value="0.124168673317353" calcext:value-type="float">
            <text:p>0.12</text:p>
          </table:table-cell>
          <table:table-cell table:number-columns-repeated="1007"/>
        </table:table-row>
        <table:table-row table:style-name="ro1">
          <table:table-cell table:style-name="ce15" office:value-type="float" office:value="20.5" calcext:value-type="float">
            <text:p>20.50</text:p>
          </table:table-cell>
          <table:table-cell office:value-type="float" office:value="238" calcext:value-type="float">
            <text:p>238</text:p>
          </table:table-cell>
          <table:table-cell table:number-columns-repeated="12"/>
          <table:table-cell table:style-name="ce3" table:formula="of:=[.$T$20]+[.$T$6]*[.B239]" office:value-type="float" office:value="19.208121918358" calcext:value-type="float">
            <text:p>19.21</text:p>
          </table:table-cell>
          <table:table-cell table:style-name="ce3" table:formula="of:=[.O239]+[.W16]" office:value-type="float" office:value="21.0562674387494" calcext:value-type="float">
            <text:p>21.06</text:p>
          </table:table-cell>
          <table:table-cell table:style-name="ce3" table:formula="of:=ABS([.A239]-[.P239])" office:value-type="float" office:value="0.556267438749412" calcext:value-type="float">
            <text:p>0.56</text:p>
          </table:table-cell>
          <table:table-cell table:number-columns-repeated="1007"/>
        </table:table-row>
        <table:table-row table:style-name="ro1">
          <table:table-cell table:style-name="ce15" office:value-type="float" office:value="17.4444444444444" calcext:value-type="float">
            <text:p>17.44</text:p>
          </table:table-cell>
          <table:table-cell office:value-type="float" office:value="239" calcext:value-type="float">
            <text:p>239</text:p>
          </table:table-cell>
          <table:table-cell table:number-columns-repeated="12"/>
          <table:table-cell table:style-name="ce3" table:formula="of:=[.$T$20]+[.$T$6]*[.B240]" office:value-type="float" office:value="19.2177052676171" calcext:value-type="float">
            <text:p>19.22</text:p>
          </table:table-cell>
          <table:table-cell table:style-name="ce3" table:formula="of:=[.O240]+[.W17]" office:value-type="float" office:value="18.2136748461568" calcext:value-type="float">
            <text:p>18.21</text:p>
          </table:table-cell>
          <table:table-cell table:style-name="ce3" table:formula="of:=ABS([.A240]-[.P240])" office:value-type="float" office:value="0.769230401712427" calcext:value-type="float">
            <text:p>0.77</text:p>
          </table:table-cell>
          <table:table-cell table:number-columns-repeated="1007"/>
        </table:table-row>
        <table:table-row table:style-name="ro1">
          <table:table-cell table:style-name="ce15" office:value-type="float" office:value="14.6666666666667" calcext:value-type="float">
            <text:p>14.67</text:p>
          </table:table-cell>
          <table:table-cell office:value-type="float" office:value="240" calcext:value-type="float">
            <text:p>240</text:p>
          </table:table-cell>
          <table:table-cell table:number-columns-repeated="12"/>
          <table:table-cell table:style-name="ce3" table:formula="of:=[.$T$20]+[.$T$6]*[.B241]" office:value-type="float" office:value="19.2272886168763" calcext:value-type="float">
            <text:p>19.23</text:p>
          </table:table-cell>
          <table:table-cell table:style-name="ce3" table:formula="of:=[.O241]+[.W18]" office:value-type="float" office:value="15.3834279325765" calcext:value-type="float">
            <text:p>15.38</text:p>
          </table:table-cell>
          <table:table-cell table:style-name="ce3" table:formula="of:=ABS([.A241]-[.P241])" office:value-type="float" office:value="0.716761265909849" calcext:value-type="float">
            <text:p>0.72</text:p>
          </table:table-cell>
          <table:table-cell table:number-columns-repeated="1007"/>
        </table:table-row>
        <table:table-row table:style-name="ro1">
          <table:table-cell table:style-name="ce15" office:value-type="float" office:value="14.5" calcext:value-type="float">
            <text:p>14.50</text:p>
          </table:table-cell>
          <table:table-cell office:value-type="float" office:value="241" calcext:value-type="float">
            <text:p>241</text:p>
          </table:table-cell>
          <table:table-cell table:number-columns-repeated="12"/>
          <table:table-cell table:style-name="ce3" table:formula="of:=[.$T$20]+[.$T$6]*[.B242]" office:value-type="float" office:value="19.2368719661354" calcext:value-type="float">
            <text:p>19.24</text:p>
          </table:table-cell>
          <table:table-cell table:style-name="ce3" table:formula="of:=[.O242]+[.W7]" office:value-type="float" office:value="15.7329960249207" calcext:value-type="float">
            <text:p>15.73</text:p>
          </table:table-cell>
          <table:table-cell table:style-name="ce3" table:formula="of:=ABS([.A242]-[.P242])" office:value-type="float" office:value="1.23299602492074" calcext:value-type="float">
            <text:p>1.23</text:p>
          </table:table-cell>
          <table:table-cell table:number-columns-repeated="1007"/>
        </table:table-row>
        <table:table-row table:style-name="ro1">
          <table:table-cell table:style-name="ce15" office:value-type="float" office:value="15.2222222222222" calcext:value-type="float">
            <text:p>15.22</text:p>
          </table:table-cell>
          <table:table-cell office:value-type="float" office:value="242" calcext:value-type="float">
            <text:p>242</text:p>
          </table:table-cell>
          <table:table-cell table:number-columns-repeated="12"/>
          <table:table-cell table:style-name="ce3" table:formula="of:=[.$T$20]+[.$T$6]*[.B243]" office:value-type="float" office:value="19.2464553153945" calcext:value-type="float">
            <text:p>19.25</text:p>
          </table:table-cell>
          <table:table-cell table:style-name="ce3" table:formula="of:=[.O243]+[.W8]" office:value-type="float" office:value="16.0539836792417" calcext:value-type="float">
            <text:p>16.05</text:p>
          </table:table-cell>
          <table:table-cell table:style-name="ce3" table:formula="of:=ABS([.A243]-[.P243])" office:value-type="float" office:value="0.831761457019514" calcext:value-type="float">
            <text:p>0.83</text:p>
          </table:table-cell>
          <table:table-cell table:number-columns-repeated="1007"/>
        </table:table-row>
        <table:table-row table:style-name="ro1">
          <table:table-cell table:style-name="ce15" office:value-type="float" office:value="15.4444444444444" calcext:value-type="float">
            <text:p>15.44</text:p>
          </table:table-cell>
          <table:table-cell office:value-type="float" office:value="243" calcext:value-type="float">
            <text:p>243</text:p>
          </table:table-cell>
          <table:table-cell table:number-columns-repeated="12"/>
          <table:table-cell table:style-name="ce3" table:formula="of:=[.$T$20]+[.$T$6]*[.B244]" office:value-type="float" office:value="19.2560386646537" calcext:value-type="float">
            <text:p>19.26</text:p>
          </table:table-cell>
          <table:table-cell table:style-name="ce3" table:formula="of:=[.O244]+[.W9]" office:value-type="float" office:value="17.0786750372664" calcext:value-type="float">
            <text:p>17.08</text:p>
          </table:table-cell>
          <table:table-cell table:style-name="ce3" table:formula="of:=ABS([.A244]-[.P244])" office:value-type="float" office:value="1.634230592822" calcext:value-type="float">
            <text:p>1.63</text:p>
          </table:table-cell>
          <table:table-cell table:number-columns-repeated="1007"/>
        </table:table-row>
        <table:table-row table:style-name="ro1">
          <table:table-cell table:style-name="ce15" office:value-type="float" office:value="17.7777777777778" calcext:value-type="float">
            <text:p>17.78</text:p>
          </table:table-cell>
          <table:table-cell office:value-type="float" office:value="244" calcext:value-type="float">
            <text:p>244</text:p>
          </table:table-cell>
          <table:table-cell table:number-columns-repeated="12"/>
          <table:table-cell table:style-name="ce3" table:formula="of:=[.$T$20]+[.$T$6]*[.B245]" office:value-type="float" office:value="19.2656220139128" calcext:value-type="float">
            <text:p>19.27</text:p>
          </table:table-cell>
          <table:table-cell table:style-name="ce3" table:formula="of:=[.O245]+[.W10]" office:value-type="float" office:value="18.1496626915874" calcext:value-type="float">
            <text:p>18.15</text:p>
          </table:table-cell>
          <table:table-cell table:style-name="ce3" table:formula="of:=ABS([.A245]-[.P245])" office:value-type="float" office:value="0.371884913809602" calcext:value-type="float">
            <text:p>0.37</text:p>
          </table:table-cell>
          <table:table-cell table:number-columns-repeated="1007"/>
        </table:table-row>
        <table:table-row table:style-name="ro1">
          <table:table-cell table:style-name="ce15" office:value-type="float" office:value="19.6666666666667" calcext:value-type="float">
            <text:p>19.67</text:p>
          </table:table-cell>
          <table:table-cell office:value-type="float" office:value="245" calcext:value-type="float">
            <text:p>245</text:p>
          </table:table-cell>
          <table:table-cell table:number-columns-repeated="12"/>
          <table:table-cell table:style-name="ce3" table:formula="of:=[.$T$20]+[.$T$6]*[.B246]" office:value-type="float" office:value="19.2752053631719" calcext:value-type="float">
            <text:p>19.28</text:p>
          </table:table-cell>
          <table:table-cell table:style-name="ce3" table:formula="of:=[.O246]+[.W11]" office:value-type="float" office:value="19.3996626915874" calcext:value-type="float">
            <text:p>19.40</text:p>
          </table:table-cell>
          <table:table-cell table:style-name="ce3" table:formula="of:=ABS([.A246]-[.P246])" office:value-type="float" office:value="0.267003975079302" calcext:value-type="float">
            <text:p>0.27</text:p>
          </table:table-cell>
          <table:table-cell table:number-columns-repeated="1007"/>
        </table:table-row>
        <table:table-row table:style-name="ro1">
          <table:table-cell table:style-name="ce15" office:value-type="float" office:value="20.2777777777778" calcext:value-type="float">
            <text:p>20.28</text:p>
          </table:table-cell>
          <table:table-cell office:value-type="float" office:value="246" calcext:value-type="float">
            <text:p>246</text:p>
          </table:table-cell>
          <table:table-cell table:number-columns-repeated="12"/>
          <table:table-cell table:style-name="ce3" table:formula="of:=[.$T$20]+[.$T$6]*[.B247]" office:value-type="float" office:value="19.2847887124311" calcext:value-type="float">
            <text:p>19.28</text:p>
          </table:table-cell>
          <table:table-cell table:style-name="ce3" table:formula="of:=[.O247]+[.W12]" office:value-type="float" office:value="20.6866997286244" calcext:value-type="float">
            <text:p>20.69</text:p>
          </table:table-cell>
          <table:table-cell table:style-name="ce3" table:formula="of:=ABS([.A247]-[.P247])" office:value-type="float" office:value="0.408921950846622" calcext:value-type="float">
            <text:p>0.41</text:p>
          </table:table-cell>
          <table:table-cell table:number-columns-repeated="1007"/>
        </table:table-row>
        <table:table-row table:style-name="ro1">
          <table:table-cell table:style-name="ce15" office:value-type="float" office:value="22" calcext:value-type="float">
            <text:p>22.00</text:p>
          </table:table-cell>
          <table:table-cell office:value-type="float" office:value="247" calcext:value-type="float">
            <text:p>247</text:p>
          </table:table-cell>
          <table:table-cell table:number-columns-repeated="12"/>
          <table:table-cell table:style-name="ce3" table:formula="of:=[.$T$20]+[.$T$6]*[.B248]" office:value-type="float" office:value="19.2943720616902" calcext:value-type="float">
            <text:p>19.29</text:p>
          </table:table-cell>
          <table:table-cell table:style-name="ce3" table:formula="of:=[.O248]+[.W13]" office:value-type="float" office:value="22.7515145434392" calcext:value-type="float">
            <text:p>22.75</text:p>
          </table:table-cell>
          <table:table-cell table:style-name="ce3" table:formula="of:=ABS([.A248]-[.P248])" office:value-type="float" office:value="0.751514543439225" calcext:value-type="float">
            <text:p>0.75</text:p>
          </table:table-cell>
          <table:table-cell table:number-columns-repeated="1007"/>
        </table:table-row>
        <table:table-row table:style-name="ro1">
          <table:table-cell table:style-name="ce15" office:value-type="float" office:value="23.5555555555556" calcext:value-type="float">
            <text:p>23.56</text:p>
          </table:table-cell>
          <table:table-cell office:value-type="float" office:value="248" calcext:value-type="float">
            <text:p>248</text:p>
          </table:table-cell>
          <table:table-cell table:number-columns-repeated="12"/>
          <table:table-cell table:style-name="ce3" table:formula="of:=[.$T$20]+[.$T$6]*[.B249]" office:value-type="float" office:value="19.3039554109493" calcext:value-type="float">
            <text:p>19.30</text:p>
          </table:table-cell>
          <table:table-cell table:style-name="ce3" table:formula="of:=[.O249]+[.W14]" office:value-type="float" office:value="23.4397861483775" calcext:value-type="float">
            <text:p>23.44</text:p>
          </table:table-cell>
          <table:table-cell table:style-name="ce3" table:formula="of:=ABS([.A249]-[.P249])" office:value-type="float" office:value="0.115769407178082" calcext:value-type="float">
            <text:p>0.12</text:p>
          </table:table-cell>
          <table:table-cell table:number-columns-repeated="1007"/>
        </table:table-row>
        <table:table-row table:style-name="ro1">
          <table:table-cell table:style-name="ce15" office:value-type="float" office:value="23.5555555555556" calcext:value-type="float">
            <text:p>23.56</text:p>
          </table:table-cell>
          <table:table-cell office:value-type="float" office:value="249" calcext:value-type="float">
            <text:p>249</text:p>
          </table:table-cell>
          <table:table-cell table:number-columns-repeated="12"/>
          <table:table-cell table:style-name="ce3" table:formula="of:=[.$T$20]+[.$T$6]*[.B250]" office:value-type="float" office:value="19.3135387602085" calcext:value-type="float">
            <text:p>19.31</text:p>
          </table:table-cell>
          <table:table-cell table:style-name="ce3" table:formula="of:=[.O250]+[.W15]" office:value-type="float" office:value="23.1836133088713" calcext:value-type="float">
            <text:p>23.18</text:p>
          </table:table-cell>
          <table:table-cell table:style-name="ce3" table:formula="of:=ABS([.A250]-[.P250])" office:value-type="float" office:value="0.371942246684263" calcext:value-type="float">
            <text:p>0.37</text:p>
          </table:table-cell>
          <table:table-cell table:number-columns-repeated="1007"/>
        </table:table-row>
        <table:table-row table:style-name="ro1">
          <table:table-cell table:style-name="ce15" office:value-type="float" office:value="21.8333333333333" calcext:value-type="float">
            <text:p>21.83</text:p>
          </table:table-cell>
          <table:table-cell office:value-type="float" office:value="250" calcext:value-type="float">
            <text:p>250</text:p>
          </table:table-cell>
          <table:table-cell table:number-columns-repeated="12"/>
          <table:table-cell table:style-name="ce3" table:formula="of:=[.$T$20]+[.$T$6]*[.B251]" office:value-type="float" office:value="19.3231221094676" calcext:value-type="float">
            <text:p>19.32</text:p>
          </table:table-cell>
          <table:table-cell table:style-name="ce3" table:formula="of:=[.O251]+[.W16]" office:value-type="float" office:value="21.171267629859" calcext:value-type="float">
            <text:p>21.17</text:p>
          </table:table-cell>
          <table:table-cell table:style-name="ce3" table:formula="of:=ABS([.A251]-[.P251])" office:value-type="float" office:value="0.662065703474305" calcext:value-type="float">
            <text:p>0.66</text:p>
          </table:table-cell>
          <table:table-cell table:number-columns-repeated="1007"/>
        </table:table-row>
        <table:table-row table:style-name="ro1">
          <table:table-cell table:style-name="ce15" office:value-type="float" office:value="16.7222222222222" calcext:value-type="float">
            <text:p>16.72</text:p>
          </table:table-cell>
          <table:table-cell office:value-type="float" office:value="251" calcext:value-type="float">
            <text:p>251</text:p>
          </table:table-cell>
          <table:table-cell table:number-columns-repeated="12"/>
          <table:table-cell table:style-name="ce3" table:formula="of:=[.$T$20]+[.$T$6]*[.B252]" office:value-type="float" office:value="19.3327054587267" calcext:value-type="float">
            <text:p>19.33</text:p>
          </table:table-cell>
          <table:table-cell table:style-name="ce3" table:formula="of:=[.O252]+[.W17]" office:value-type="float" office:value="18.3286750372664" calcext:value-type="float">
            <text:p>18.33</text:p>
          </table:table-cell>
          <table:table-cell table:style-name="ce3" table:formula="of:=ABS([.A252]-[.P252])" office:value-type="float" office:value="1.60645281504421" calcext:value-type="float">
            <text:p>1.61</text:p>
          </table:table-cell>
          <table:table-cell table:number-columns-repeated="1007"/>
        </table:table-row>
        <table:table-row table:style-name="ro1">
          <table:table-cell table:style-name="ce15" office:value-type="float" office:value="15.11111111111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number-columns-repeated="12"/>
          <table:table-cell table:style-name="ce3" table:formula="of:=[.$T$20]+[.$T$6]*[.B253]" office:value-type="float" office:value="19.3422888079859" calcext:value-type="float">
            <text:p>19.34</text:p>
          </table:table-cell>
          <table:table-cell table:style-name="ce3" table:formula="of:=[.O253]+[.W18]" office:value-type="float" office:value="15.4984281236861" calcext:value-type="float">
            <text:p>15.50</text:p>
          </table:table-cell>
          <table:table-cell table:style-name="ce3" table:formula="of:=ABS([.A253]-[.P253])" office:value-type="float" office:value="0.387317012575036" calcext:value-type="float">
            <text:p>0.39</text:p>
          </table:table-cell>
          <table:table-cell table:number-columns-repeated="1007"/>
        </table:table-row>
        <table:table-row table:style-name="ro1">
          <table:table-cell table:style-name="ce15" office:value-type="float" office:value="14.7777777777778" calcext:value-type="float">
            <text:p>14.78</text:p>
          </table:table-cell>
          <table:table-cell office:value-type="float" office:value="253" calcext:value-type="float">
            <text:p>253</text:p>
          </table:table-cell>
          <table:table-cell table:number-columns-repeated="12"/>
          <table:table-cell table:style-name="ce3" table:formula="of:=[.$T$20]+[.$T$6]*[.B254]" office:value-type="float" office:value="19.351872157245" calcext:value-type="float">
            <text:p>19.35</text:p>
          </table:table-cell>
          <table:table-cell table:style-name="ce3" table:formula="of:=[.O254]+[.W7]" office:value-type="float" office:value="15.8479962160303" calcext:value-type="float">
            <text:p>15.85</text:p>
          </table:table-cell>
          <table:table-cell table:style-name="ce3" table:formula="of:=ABS([.A254]-[.P254])" office:value-type="float" office:value="1.07021843825252" calcext:value-type="float">
            <text:p>1.07</text:p>
          </table:table-cell>
          <table:table-cell table:number-columns-repeated="1007"/>
        </table:table-row>
        <table:table-row table:style-name="ro1">
          <table:table-cell table:style-name="ce15" office:value-type="float" office:value="14.9444444444444" calcext:value-type="float">
            <text:p>14.94</text:p>
          </table:table-cell>
          <table:table-cell office:value-type="float" office:value="254" calcext:value-type="float">
            <text:p>254</text:p>
          </table:table-cell>
          <table:table-cell table:number-columns-repeated="12"/>
          <table:table-cell table:style-name="ce3" table:formula="of:=[.$T$20]+[.$T$6]*[.B255]" office:value-type="float" office:value="19.3614555065041" calcext:value-type="float">
            <text:p>19.36</text:p>
          </table:table-cell>
          <table:table-cell table:style-name="ce3" table:formula="of:=[.O255]+[.W8]" office:value-type="float" office:value="16.1689838703513" calcext:value-type="float">
            <text:p>16.17</text:p>
          </table:table-cell>
          <table:table-cell table:style-name="ce3" table:formula="of:=ABS([.A255]-[.P255])" office:value-type="float" office:value="1.2245394259069" calcext:value-type="float">
            <text:p>1.22</text:p>
          </table:table-cell>
          <table:table-cell table:number-columns-repeated="1007"/>
        </table:table-row>
        <table:table-row table:style-name="ro1">
          <table:table-cell table:style-name="ce15" office:value-type="float" office:value="14.1111111111111" calcext:value-type="float">
            <text:p>14.11</text:p>
          </table:table-cell>
          <table:table-cell office:value-type="float" office:value="255" calcext:value-type="float">
            <text:p>255</text:p>
          </table:table-cell>
          <table:table-cell table:number-columns-repeated="12"/>
          <table:table-cell table:style-name="ce3" table:formula="of:=[.$T$20]+[.$T$6]*[.B256]" office:value-type="float" office:value="19.3710388557633" calcext:value-type="float">
            <text:p>19.37</text:p>
          </table:table-cell>
          <table:table-cell table:style-name="ce3" table:formula="of:=[.O256]+[.W9]" office:value-type="float" office:value="17.193675228376" calcext:value-type="float">
            <text:p>17.19</text:p>
          </table:table-cell>
          <table:table-cell table:style-name="ce3" table:formula="of:=ABS([.A256]-[.P256])" office:value-type="float" office:value="3.08256411726488" calcext:value-type="float">
            <text:p>3.08</text:p>
          </table:table-cell>
          <table:table-cell table:number-columns-repeated="1007"/>
        </table:table-row>
        <table:table-row table:style-name="ro1">
          <table:table-cell table:style-name="ce15" office:value-type="float" office:value="17.6111111111111" calcext:value-type="float">
            <text:p>17.61</text:p>
          </table:table-cell>
          <table:table-cell office:value-type="float" office:value="256" calcext:value-type="float">
            <text:p>256</text:p>
          </table:table-cell>
          <table:table-cell table:number-columns-repeated="12"/>
          <table:table-cell table:style-name="ce3" table:formula="of:=[.$T$20]+[.$T$6]*[.B257]" office:value-type="float" office:value="19.3806222050224" calcext:value-type="float">
            <text:p>19.38</text:p>
          </table:table-cell>
          <table:table-cell table:style-name="ce3" table:formula="of:=[.O257]+[.W10]" office:value-type="float" office:value="18.264662882697" calcext:value-type="float">
            <text:p>18.26</text:p>
          </table:table-cell>
          <table:table-cell table:style-name="ce3" table:formula="of:=ABS([.A257]-[.P257])" office:value-type="float" office:value="0.653551771585882" calcext:value-type="float">
            <text:p>0.65</text:p>
          </table:table-cell>
          <table:table-cell table:number-columns-repeated="1007"/>
        </table:table-row>
        <table:table-row table:style-name="ro1">
          <table:table-cell table:style-name="ce15" office:value-type="float" office:value="17.5555555555556" calcext:value-type="float">
            <text:p>17.56</text:p>
          </table:table-cell>
          <table:table-cell office:value-type="float" office:value="257" calcext:value-type="float">
            <text:p>257</text:p>
          </table:table-cell>
          <table:table-cell table:number-columns-repeated="12"/>
          <table:table-cell table:style-name="ce3" table:formula="of:=[.$T$20]+[.$T$6]*[.B258]" office:value-type="float" office:value="19.3902055542815" calcext:value-type="float">
            <text:p>19.39</text:p>
          </table:table-cell>
          <table:table-cell table:style-name="ce3" table:formula="of:=[.O258]+[.W11]" office:value-type="float" office:value="19.514662882697" calcext:value-type="float">
            <text:p>19.51</text:p>
          </table:table-cell>
          <table:table-cell table:style-name="ce3" table:formula="of:=ABS([.A258]-[.P258])" office:value-type="float" office:value="1.95910732714138" calcext:value-type="float">
            <text:p>1.96</text:p>
          </table:table-cell>
          <table:table-cell table:number-columns-repeated="1007"/>
        </table:table-row>
        <table:table-row table:style-name="ro1">
          <table:table-cell table:style-name="ce15" office:value-type="float" office:value="19.6111111111111" calcext:value-type="float">
            <text:p>19.61</text:p>
          </table:table-cell>
          <table:table-cell office:value-type="float" office:value="258" calcext:value-type="float">
            <text:p>258</text:p>
          </table:table-cell>
          <table:table-cell table:number-columns-repeated="12"/>
          <table:table-cell table:style-name="ce3" table:formula="of:=[.$T$20]+[.$T$6]*[.B259]" office:value-type="float" office:value="19.3997889035407" calcext:value-type="float">
            <text:p>19.40</text:p>
          </table:table-cell>
          <table:table-cell table:style-name="ce3" table:formula="of:=[.O259]+[.W12]" office:value-type="float" office:value="20.801699919734" calcext:value-type="float">
            <text:p>20.80</text:p>
          </table:table-cell>
          <table:table-cell table:style-name="ce3" table:formula="of:=ABS([.A259]-[.P259])" office:value-type="float" office:value="1.19058880862291" calcext:value-type="float">
            <text:p>1.19</text:p>
          </table:table-cell>
          <table:table-cell table:number-columns-repeated="1007"/>
        </table:table-row>
        <table:table-row table:style-name="ro1">
          <table:table-cell table:style-name="ce15" office:value-type="float" office:value="21.8333333333333" calcext:value-type="float">
            <text:p>21.83</text:p>
          </table:table-cell>
          <table:table-cell office:value-type="float" office:value="259" calcext:value-type="float">
            <text:p>259</text:p>
          </table:table-cell>
          <table:table-cell table:number-columns-repeated="12"/>
          <table:table-cell table:style-name="ce3" table:formula="of:=[.$T$20]+[.$T$6]*[.B260]" office:value-type="float" office:value="19.4093722527998" calcext:value-type="float">
            <text:p>19.41</text:p>
          </table:table-cell>
          <table:table-cell table:style-name="ce3" table:formula="of:=[.O260]+[.W13]" office:value-type="float" office:value="22.8665147345488" calcext:value-type="float">
            <text:p>22.87</text:p>
          </table:table-cell>
          <table:table-cell table:style-name="ce3" table:formula="of:=ABS([.A260]-[.P260])" office:value-type="float" office:value="1.03318140121551" calcext:value-type="float">
            <text:p>1.03</text:p>
          </table:table-cell>
          <table:table-cell table:number-columns-repeated="1007"/>
        </table:table-row>
        <table:table-row table:style-name="ro1">
          <table:table-cell table:style-name="ce15" office:value-type="float" office:value="22.7777777777778" calcext:value-type="float">
            <text:p>22.78</text:p>
          </table:table-cell>
          <table:table-cell office:value-type="float" office:value="260" calcext:value-type="float">
            <text:p>260</text:p>
          </table:table-cell>
          <table:table-cell table:number-columns-repeated="12"/>
          <table:table-cell table:style-name="ce3" table:formula="of:=[.$T$20]+[.$T$6]*[.B261]" office:value-type="float" office:value="19.4189556020589" calcext:value-type="float">
            <text:p>19.42</text:p>
          </table:table-cell>
          <table:table-cell table:style-name="ce3" table:formula="of:=[.O261]+[.W14]" office:value-type="float" office:value="23.5547863394871" calcext:value-type="float">
            <text:p>23.55</text:p>
          </table:table-cell>
          <table:table-cell table:style-name="ce3" table:formula="of:=ABS([.A261]-[.P261])" office:value-type="float" office:value="0.777008561709302" calcext:value-type="float">
            <text:p>0.78</text:p>
          </table:table-cell>
          <table:table-cell table:number-columns-repeated="1007"/>
        </table:table-row>
        <table:table-row table:style-name="ro1">
          <table:table-cell table:style-name="ce15" office:value-type="float" office:value="22.4444444444444" calcext:value-type="float">
            <text:p>22.44</text:p>
          </table:table-cell>
          <table:table-cell office:value-type="float" office:value="261" calcext:value-type="float">
            <text:p>261</text:p>
          </table:table-cell>
          <table:table-cell table:number-columns-repeated="12"/>
          <table:table-cell table:style-name="ce3" table:formula="of:=[.$T$20]+[.$T$6]*[.B262]" office:value-type="float" office:value="19.4285389513181" calcext:value-type="float">
            <text:p>19.43</text:p>
          </table:table-cell>
          <table:table-cell table:style-name="ce3" table:formula="of:=[.O262]+[.W15]" office:value-type="float" office:value="23.2986134999809" calcext:value-type="float">
            <text:p>23.30</text:p>
          </table:table-cell>
          <table:table-cell table:style-name="ce3" table:formula="of:=ABS([.A262]-[.P262])" office:value-type="float" office:value="0.85416905553652" calcext:value-type="float">
            <text:p>0.85</text:p>
          </table:table-cell>
          <table:table-cell table:number-columns-repeated="1007"/>
        </table:table-row>
        <table:table-row table:style-name="ro1">
          <table:table-cell table:style-name="ce15" office:value-type="float" office:value="19.3333333333333" calcext:value-type="float">
            <text:p>19.33</text:p>
          </table:table-cell>
          <table:table-cell office:value-type="float" office:value="262" calcext:value-type="float">
            <text:p>262</text:p>
          </table:table-cell>
          <table:table-cell table:number-columns-repeated="12"/>
          <table:table-cell table:style-name="ce3" table:formula="of:=[.$T$20]+[.$T$6]*[.B263]" office:value-type="float" office:value="19.4381223005772" calcext:value-type="float">
            <text:p>19.44</text:p>
          </table:table-cell>
          <table:table-cell table:style-name="ce3" table:formula="of:=[.O263]+[.W16]" office:value-type="float" office:value="21.2862678209686" calcext:value-type="float">
            <text:p>21.29</text:p>
          </table:table-cell>
          <table:table-cell table:style-name="ce3" table:formula="of:=ABS([.A263]-[.P263])" office:value-type="float" office:value="1.95293448763528" calcext:value-type="float">
            <text:p>1.95</text:p>
          </table:table-cell>
          <table:table-cell table:number-columns-repeated="1007"/>
        </table:table-row>
        <table:table-row table:style-name="ro1">
          <table:table-cell table:style-name="ce15" office:value-type="float" office:value="18.2777777777778" calcext:value-type="float">
            <text:p>18.28</text:p>
          </table:table-cell>
          <table:table-cell office:value-type="float" office:value="263" calcext:value-type="float">
            <text:p>263</text:p>
          </table:table-cell>
          <table:table-cell table:number-columns-repeated="12"/>
          <table:table-cell table:style-name="ce3" table:formula="of:=[.$T$20]+[.$T$6]*[.B264]" office:value-type="float" office:value="19.4477056498363" calcext:value-type="float">
            <text:p>19.45</text:p>
          </table:table-cell>
          <table:table-cell table:style-name="ce3" table:formula="of:=[.O264]+[.W17]" office:value-type="float" office:value="18.443675228376" calcext:value-type="float">
            <text:p>18.44</text:p>
          </table:table-cell>
          <table:table-cell table:style-name="ce3" table:formula="of:=ABS([.A264]-[.P264])" office:value-type="float" office:value="0.165897450598198" calcext:value-type="float">
            <text:p>0.17</text:p>
          </table:table-cell>
          <table:table-cell table:number-columns-repeated="1007"/>
        </table:table-row>
        <table:table-row table:style-name="ro1">
          <table:table-cell table:style-name="ce15" office:value-type="float" office:value="14.1666666666667" calcext:value-type="float">
            <text:p>14.17</text:p>
          </table:table-cell>
          <table:table-cell office:value-type="float" office:value="264" calcext:value-type="float">
            <text:p>264</text:p>
          </table:table-cell>
          <table:table-cell table:number-columns-repeated="12"/>
          <table:table-cell table:style-name="ce3" table:formula="of:=[.$T$20]+[.$T$6]*[.B265]" office:value-type="float" office:value="19.4572889990955" calcext:value-type="float">
            <text:p>19.46</text:p>
          </table:table-cell>
          <table:table-cell table:style-name="ce3" table:formula="of:=[.O265]+[.W18]" office:value-type="float" office:value="15.6134283147957" calcext:value-type="float">
            <text:p>15.61</text:p>
          </table:table-cell>
          <table:table-cell table:style-name="ce3" table:formula="of:=ABS([.A265]-[.P265])" office:value-type="float" office:value="1.44676164812902" calcext:value-type="float">
            <text:p>1.45</text:p>
          </table:table-cell>
          <table:table-cell table:number-columns-repeated="1007"/>
        </table:table-row>
        <table:table-row table:style-name="ro1">
          <table:table-cell table:style-name="ce15" office:value-type="float" office:value="15.3333333333333" calcext:value-type="float">
            <text:p>15.33</text:p>
          </table:table-cell>
          <table:table-cell office:value-type="float" office:value="265" calcext:value-type="float">
            <text:p>265</text:p>
          </table:table-cell>
          <table:table-cell table:number-columns-repeated="12"/>
          <table:table-cell table:style-name="ce3" table:formula="of:=[.$T$20]+[.$T$6]*[.B266]" office:value-type="float" office:value="19.4668723483546" calcext:value-type="float">
            <text:p>19.47</text:p>
          </table:table-cell>
          <table:table-cell table:style-name="ce3" table:formula="of:=[.O266]+[.W7]" office:value-type="float" office:value="15.9629964071399" calcext:value-type="float">
            <text:p>15.96</text:p>
          </table:table-cell>
          <table:table-cell table:style-name="ce3" table:formula="of:=ABS([.A266]-[.P266])" office:value-type="float" office:value="0.629663073806608" calcext:value-type="float">
            <text:p>0.63</text:p>
          </table:table-cell>
          <table:table-cell table:number-columns-repeated="1007"/>
        </table:table-row>
        <table:table-row table:style-name="ro1">
          <table:table-cell table:style-name="ce15" office:value-type="float" office:value="15.4444444444444" calcext:value-type="float">
            <text:p>15.44</text:p>
          </table:table-cell>
          <table:table-cell office:value-type="float" office:value="266" calcext:value-type="float">
            <text:p>266</text:p>
          </table:table-cell>
          <table:table-cell table:number-columns-repeated="12"/>
          <table:table-cell table:style-name="ce3" table:formula="of:=[.$T$20]+[.$T$6]*[.B267]" office:value-type="float" office:value="19.4764556976137" calcext:value-type="float">
            <text:p>19.48</text:p>
          </table:table-cell>
          <table:table-cell table:style-name="ce3" table:formula="of:=[.O267]+[.W8]" office:value-type="float" office:value="16.2839840614609" calcext:value-type="float">
            <text:p>16.28</text:p>
          </table:table-cell>
          <table:table-cell table:style-name="ce3" table:formula="of:=ABS([.A267]-[.P267])" office:value-type="float" office:value="0.839539617016484" calcext:value-type="float">
            <text:p>0.84</text:p>
          </table:table-cell>
          <table:table-cell table:number-columns-repeated="1007"/>
        </table:table-row>
        <table:table-row table:style-name="ro1">
          <table:table-cell table:style-name="ce15" office:value-type="float" office:value="16.1666666666667" calcext:value-type="float">
            <text:p>16.17</text:p>
          </table:table-cell>
          <table:table-cell office:value-type="float" office:value="267" calcext:value-type="float">
            <text:p>267</text:p>
          </table:table-cell>
          <table:table-cell table:number-columns-repeated="12"/>
          <table:table-cell table:style-name="ce3" table:formula="of:=[.$T$20]+[.$T$6]*[.B268]" office:value-type="float" office:value="19.4860390468728" calcext:value-type="float">
            <text:p>19.49</text:p>
          </table:table-cell>
          <table:table-cell table:style-name="ce3" table:formula="of:=[.O268]+[.W9]" office:value-type="float" office:value="17.3086754194856" calcext:value-type="float">
            <text:p>17.31</text:p>
          </table:table-cell>
          <table:table-cell table:style-name="ce3" table:formula="of:=ABS([.A268]-[.P268])" office:value-type="float" office:value="1.14200875281887" calcext:value-type="float">
            <text:p>1.14</text:p>
          </table:table-cell>
          <table:table-cell table:number-columns-repeated="1007"/>
        </table:table-row>
        <table:table-row table:style-name="ro1">
          <table:table-cell table:style-name="ce15" office:value-type="float" office:value="17.9444444444444" calcext:value-type="float">
            <text:p>17.94</text:p>
          </table:table-cell>
          <table:table-cell office:value-type="float" office:value="268" calcext:value-type="float">
            <text:p>268</text:p>
          </table:table-cell>
          <table:table-cell table:number-columns-repeated="12"/>
          <table:table-cell table:style-name="ce3" table:formula="of:=[.$T$20]+[.$T$6]*[.B269]" office:value-type="float" office:value="19.495622396132" calcext:value-type="float">
            <text:p>19.50</text:p>
          </table:table-cell>
          <table:table-cell table:style-name="ce3" table:formula="of:=[.O269]+[.W10]" office:value-type="float" office:value="18.3796630738066" calcext:value-type="float">
            <text:p>18.38</text:p>
          </table:table-cell>
          <table:table-cell table:style-name="ce3" table:formula="of:=ABS([.A269]-[.P269])" office:value-type="float" office:value="0.435218629362169" calcext:value-type="float">
            <text:p>0.44</text:p>
          </table:table-cell>
          <table:table-cell table:number-columns-repeated="1007"/>
        </table:table-row>
        <table:table-row table:style-name="ro1">
          <table:table-cell table:style-name="ce15" office:value-type="float" office:value="17.9444444444444" calcext:value-type="float">
            <text:p>17.94</text:p>
          </table:table-cell>
          <table:table-cell office:value-type="float" office:value="269" calcext:value-type="float">
            <text:p>269</text:p>
          </table:table-cell>
          <table:table-cell table:number-columns-repeated="12"/>
          <table:table-cell table:style-name="ce3" table:formula="of:=[.$T$20]+[.$T$6]*[.B270]" office:value-type="float" office:value="19.5052057453911" calcext:value-type="float">
            <text:p>19.51</text:p>
          </table:table-cell>
          <table:table-cell table:style-name="ce3" table:formula="of:=[.O270]+[.W11]" office:value-type="float" office:value="19.6296630738066" calcext:value-type="float">
            <text:p>19.63</text:p>
          </table:table-cell>
          <table:table-cell table:style-name="ce3" table:formula="of:=ABS([.A270]-[.P270])" office:value-type="float" office:value="1.68521862936217" calcext:value-type="float">
            <text:p>1.69</text:p>
          </table:table-cell>
          <table:table-cell table:number-columns-repeated="1007"/>
        </table:table-row>
        <table:table-row table:style-name="ro1">
          <table:table-cell table:style-name="ce15" office:value-type="float" office:value="20.4444444444444" calcext:value-type="float">
            <text:p>20.44</text:p>
          </table:table-cell>
          <table:table-cell office:value-type="float" office:value="270" calcext:value-type="float">
            <text:p>270</text:p>
          </table:table-cell>
          <table:table-cell table:number-columns-repeated="12"/>
          <table:table-cell table:style-name="ce3" table:formula="of:=[.$T$20]+[.$T$6]*[.B271]" office:value-type="float" office:value="19.5147890946502" calcext:value-type="float">
            <text:p>19.51</text:p>
          </table:table-cell>
          <table:table-cell table:style-name="ce3" table:formula="of:=[.O271]+[.W12]" office:value-type="float" office:value="20.9167001108436" calcext:value-type="float">
            <text:p>20.92</text:p>
          </table:table-cell>
          <table:table-cell table:style-name="ce3" table:formula="of:=ABS([.A271]-[.P271])" office:value-type="float" office:value="0.472255666399192" calcext:value-type="float">
            <text:p>0.47</text:p>
          </table:table-cell>
          <table:table-cell table:number-columns-repeated="1007"/>
        </table:table-row>
        <table:table-row table:style-name="ro1">
          <table:table-cell table:style-name="ce15" office:value-type="float" office:value="21.1111111111111" calcext:value-type="float">
            <text:p>21.11</text:p>
          </table:table-cell>
          <table:table-cell office:value-type="float" office:value="271" calcext:value-type="float">
            <text:p>271</text:p>
          </table:table-cell>
          <table:table-cell table:number-columns-repeated="12"/>
          <table:table-cell table:style-name="ce3" table:formula="of:=[.$T$20]+[.$T$6]*[.B272]" office:value-type="float" office:value="19.5243724439094" calcext:value-type="float">
            <text:p>19.52</text:p>
          </table:table-cell>
          <table:table-cell table:style-name="ce3" table:formula="of:=[.O272]+[.W13]" office:value-type="float" office:value="22.9815149256584" calcext:value-type="float">
            <text:p>22.98</text:p>
          </table:table-cell>
          <table:table-cell table:style-name="ce3" table:formula="of:=ABS([.A272]-[.P272])" office:value-type="float" office:value="1.8704038145473" calcext:value-type="float">
            <text:p>1.87</text:p>
          </table:table-cell>
          <table:table-cell table:number-columns-repeated="1007"/>
        </table:table-row>
        <table:table-row table:style-name="ro1">
          <table:table-cell table:style-name="ce15" office:value-type="float" office:value="23.6666666666667" calcext:value-type="float">
            <text:p>23.67</text:p>
          </table:table-cell>
          <table:table-cell office:value-type="float" office:value="272" calcext:value-type="float">
            <text:p>272</text:p>
          </table:table-cell>
          <table:table-cell table:number-columns-repeated="12"/>
          <table:table-cell table:style-name="ce3" table:formula="of:=[.$T$20]+[.$T$6]*[.B273]" office:value-type="float" office:value="19.5339557931685" calcext:value-type="float">
            <text:p>19.53</text:p>
          </table:table-cell>
          <table:table-cell table:style-name="ce3" table:formula="of:=[.O273]+[.W14]" office:value-type="float" office:value="23.6697865305967" calcext:value-type="float">
            <text:p>23.67</text:p>
          </table:table-cell>
          <table:table-cell table:style-name="ce3" table:formula="of:=ABS([.A273]-[.P273])" office:value-type="float" office:value="0.00311986392998875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15" office:value-type="float" office:value="24.5555555555556" calcext:value-type="float">
            <text:p>24.56</text:p>
          </table:table-cell>
          <table:table-cell office:value-type="float" office:value="273" calcext:value-type="float">
            <text:p>273</text:p>
          </table:table-cell>
          <table:table-cell table:number-columns-repeated="12"/>
          <table:table-cell table:style-name="ce3" table:formula="of:=[.$T$20]+[.$T$6]*[.B274]" office:value-type="float" office:value="19.5435391424276" calcext:value-type="float">
            <text:p>19.54</text:p>
          </table:table-cell>
          <table:table-cell table:style-name="ce3" table:formula="of:=[.O274]+[.W15]" office:value-type="float" office:value="23.4136136910905" calcext:value-type="float">
            <text:p>23.41</text:p>
          </table:table-cell>
          <table:table-cell table:style-name="ce3" table:formula="of:=ABS([.A274]-[.P274])" office:value-type="float" office:value="1.14194186446509" calcext:value-type="float">
            <text:p>1.14</text:p>
          </table:table-cell>
          <table:table-cell table:number-columns-repeated="1007"/>
        </table:table-row>
        <table:table-row table:style-name="ro1">
          <table:table-cell table:style-name="ce15" office:value-type="float" office:value="21.3888888888889" calcext:value-type="float">
            <text:p>21.39</text:p>
          </table:table-cell>
          <table:table-cell office:value-type="float" office:value="274" calcext:value-type="float">
            <text:p>274</text:p>
          </table:table-cell>
          <table:table-cell table:number-columns-repeated="12"/>
          <table:table-cell table:style-name="ce3" table:formula="of:=[.$T$20]+[.$T$6]*[.B275]" office:value-type="float" office:value="19.5531224916868" calcext:value-type="float">
            <text:p>19.55</text:p>
          </table:table-cell>
          <table:table-cell table:style-name="ce3" table:formula="of:=[.O275]+[.W16]" office:value-type="float" office:value="21.4012680120782" calcext:value-type="float">
            <text:p>21.40</text:p>
          </table:table-cell>
          <table:table-cell table:style-name="ce3" table:formula="of:=ABS([.A275]-[.P275])" office:value-type="float" office:value="0.012379123189266" calcext:value-type="float">
            <text:p>0.01</text:p>
          </table:table-cell>
          <table:table-cell table:number-columns-repeated="1007"/>
        </table:table-row>
        <table:table-row table:style-name="ro1">
          <table:table-cell table:style-name="ce15" office:value-type="float" office:value="15.8333333333333" calcext:value-type="float">
            <text:p>15.83</text:p>
          </table:table-cell>
          <table:table-cell office:value-type="float" office:value="275" calcext:value-type="float">
            <text:p>275</text:p>
          </table:table-cell>
          <table:table-cell table:number-columns-repeated="12"/>
          <table:table-cell table:style-name="ce3" table:formula="of:=[.$T$20]+[.$T$6]*[.B276]" office:value-type="float" office:value="19.5627058409459" calcext:value-type="float">
            <text:p>19.56</text:p>
          </table:table-cell>
          <table:table-cell table:style-name="ce3" table:formula="of:=[.O276]+[.W17]" office:value-type="float" office:value="18.5586754194856" calcext:value-type="float">
            <text:p>18.56</text:p>
          </table:table-cell>
          <table:table-cell table:style-name="ce3" table:formula="of:=ABS([.A276]-[.P276])" office:value-type="float" office:value="2.72534208615228" calcext:value-type="float">
            <text:p>2.73</text:p>
          </table:table-cell>
          <table:table-cell table:number-columns-repeated="1007"/>
        </table:table-row>
        <table:table-row table:style-name="ro1">
          <table:table-cell table:style-name="ce15" office:value-type="float" office:value="14.1111111111111" calcext:value-type="float">
            <text:p>14.11</text:p>
          </table:table-cell>
          <table:table-cell office:value-type="float" office:value="276" calcext:value-type="float">
            <text:p>276</text:p>
          </table:table-cell>
          <table:table-cell table:number-columns-repeated="12"/>
          <table:table-cell table:style-name="ce3" table:formula="of:=[.$T$20]+[.$T$6]*[.B277]" office:value-type="float" office:value="19.572289190205" calcext:value-type="float">
            <text:p>19.57</text:p>
          </table:table-cell>
          <table:table-cell table:style-name="ce3" table:formula="of:=[.O277]+[.W18]" office:value-type="float" office:value="15.7284285059053" calcext:value-type="float">
            <text:p>15.73</text:p>
          </table:table-cell>
          <table:table-cell table:style-name="ce3" table:formula="of:=ABS([.A277]-[.P277])" office:value-type="float" office:value="1.61731739479421" calcext:value-type="float">
            <text:p>1.62</text:p>
          </table:table-cell>
          <table:table-cell table:number-columns-repeated="1007"/>
        </table:table-row>
        <table:table-row table:style-name="ro1">
          <table:table-cell table:style-name="ce15" office:value-type="float" office:value="13.5" calcext:value-type="float">
            <text:p>13.50</text:p>
          </table:table-cell>
          <table:table-cell office:value-type="float" office:value="277" calcext:value-type="float">
            <text:p>277</text:p>
          </table:table-cell>
          <table:table-cell table:number-columns-repeated="12"/>
          <table:table-cell table:style-name="ce3" table:formula="of:=[.$T$20]+[.$T$6]*[.B278]" office:value-type="float" office:value="19.5818725394642" calcext:value-type="float">
            <text:p>19.58</text:p>
          </table:table-cell>
          <table:table-cell table:style-name="ce3" table:formula="of:=[.O278]+[.W7]" office:value-type="float" office:value="16.0779965982495" calcext:value-type="float">
            <text:p>16.08</text:p>
          </table:table-cell>
          <table:table-cell table:style-name="ce3" table:formula="of:=ABS([.A278]-[.P278])" office:value-type="float" office:value="2.57799659824949" calcext:value-type="float">
            <text:p>2.58</text:p>
          </table:table-cell>
          <table:table-cell table:number-columns-repeated="1007"/>
        </table:table-row>
        <table:table-row table:style-name="ro1">
          <table:table-cell table:style-name="ce15" office:value-type="float" office:value="13" calcext:value-type="float">
            <text:p>13.00</text:p>
          </table:table-cell>
          <table:table-cell office:value-type="float" office:value="278" calcext:value-type="float">
            <text:p>278</text:p>
          </table:table-cell>
          <table:table-cell table:number-columns-repeated="12"/>
          <table:table-cell table:style-name="ce3" table:formula="of:=[.$T$20]+[.$T$6]*[.B279]" office:value-type="float" office:value="19.5914558887233" calcext:value-type="float">
            <text:p>19.59</text:p>
          </table:table-cell>
          <table:table-cell table:style-name="ce3" table:formula="of:=[.O279]+[.W8]" office:value-type="float" office:value="16.3989842525705" calcext:value-type="float">
            <text:p>16.40</text:p>
          </table:table-cell>
          <table:table-cell table:style-name="ce3" table:formula="of:=ABS([.A279]-[.P279])" office:value-type="float" office:value="3.39898425257047" calcext:value-type="float">
            <text:p>3.40</text:p>
          </table:table-cell>
          <table:table-cell table:number-columns-repeated="1007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sage exponentiel simple" table:style-name="ta1">
        <table:shapes>
          <draw:frame draw:z-index="0" draw:style-name="gr1" draw:text-style-name="P1" svg:width="10.9594in" svg:height="5.6394in" svg:x="6.2744in" svg:y="3.8724in">
            <draw:object draw:notify-on-update-of-ranges="'Lissage exponentiel simple'.A181:'Lissage exponentiel simple'.A279 'Lissage exponentiel simple'.B181:'Lissage exponentiel simple'.B279 'Lissage exponentiel simple'.A181:'Lissage exponentiel simple'.A217 'Lissage exponentiel simple'.C181:'Lissage exponentiel simple'.C217 'Lissage exponentiel simple'.A218:'Lissage exponentiel simple'.A279 'Lissage exponentiel simple'.E218:'Lissage exponentiel simple'.E279 'Lissage exponentiel simple'.A218:'Lissage exponentiel simple'.A279 'Lissage exponentiel simple'.D218:'Lissage exponentiel simple'.D27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2"/>
        <table:table-column table:style-name="co1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3"/>
        <table:table-column table:style-name="co1" table:default-cell-style-name="ce45"/>
        <table:table-column table:style-name="co1" table:number-columns-repeated="1016" table:default-cell-style-name="ce2"/>
        <table:table-row table:style-name="ro1"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X_t</text:p>
          </table:table-cell>
          <table:table-cell table:style-name="ce41" office:value-type="string" calcext:value-type="string">
            <text:p>X_cvs</text:p>
          </table:table-cell>
          <table:table-cell table:style-name="ce41" office:value-type="string" calcext:value-type="string">
            <text:p>LES</text:p>
          </table:table-cell>
          <table:table-cell table:style-name="ce41" office:value-type="string" calcext:value-type="string">
            <text:p>X prédit avec c_i</text:p>
          </table:table-cell>
          <table:table-cell table:style-name="ce41" office:value-type="string" calcext:value-type="string">
            <text:p>erreur absolue</text:p>
          </table:table-cell>
          <table:table-cell table:style-name="ce124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4.6666666666667" calcext:value-type="float">
            <text:p>14.67</text:p>
          </table:table-cell>
          <table:table-cell table:style-name="ce45" office:value-type="float" office:value="16.9368681439437" calcext:value-type="float">
            <text:p>16.937</text:p>
          </table:table-cell>
          <table:table-cell table:style-name="ce45" table:formula="of:=[.C2]" office:value-type="float" office:value="16.9368681439437" calcext:value-type="float">
            <text:p>16.93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5.0555555555556" calcext:value-type="float">
            <text:p>15.06</text:p>
          </table:table-cell>
          <table:table-cell table:style-name="ce45" office:value-type="float" office:value="16.9464514932028" calcext:value-type="float">
            <text:p>16.946</text:p>
          </table:table-cell>
          <table:table-cell table:style-name="ce45" table:formula="of:=[.$J$5]*[.C3]+(1-[.$J$5])*[.D2]" office:value-type="float" office:value="16.9378264788696" calcext:value-type="float">
            <text:p>16.938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4.6111111111111" calcext:value-type="float">
            <text:p>14.61</text:p>
          </table:table-cell>
          <table:table-cell table:style-name="ce45" office:value-type="float" office:value="16.956034842462" calcext:value-type="float">
            <text:p>16.956</text:p>
          </table:table-cell>
          <table:table-cell table:style-name="ce45" table:formula="of:=[.$J$5]*[.C4]+(1-[.$J$5])*[.D3]" office:value-type="float" office:value="16.9396473152289" calcext:value-type="float">
            <text:p>16.940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6.9444444444444" calcext:value-type="float">
            <text:p>16.94</text:p>
          </table:table-cell>
          <table:table-cell table:style-name="ce45" office:value-type="float" office:value="16.9656181917211" calcext:value-type="float">
            <text:p>16.966</text:p>
          </table:table-cell>
          <table:table-cell table:style-name="ce45" table:formula="of:=[.$J$5]*[.C5]+(1-[.$J$5])*[.D4]" office:value-type="float" office:value="16.9422444028781" calcext:value-type="float">
            <text:p>16.942</text:p>
          </table:table-cell>
          <table:table-cell table:number-columns-repeated="4"/>
          <table:table-cell table:style-name="ce85" office:value-type="string" calcext:value-type="string">
            <text:p>alpha</text:p>
          </table:table-cell>
          <table:table-cell table:style-name="ce59" office:value-type="float" office:value="0.1" calcext:value-type="float">
            <text:p>0.1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8.1666666666667" calcext:value-type="float">
            <text:p>18.17</text:p>
          </table:table-cell>
          <table:table-cell table:style-name="ce45" office:value-type="float" office:value="16.9752015409802" calcext:value-type="float">
            <text:p>16.975</text:p>
          </table:table-cell>
          <table:table-cell table:style-name="ce45" table:formula="of:=[.$J$5]*[.C6]+(1-[.$J$5])*[.D5]" office:value-type="float" office:value="16.9455401166883" calcext:value-type="float">
            <text:p>16.946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20.1666666666667" calcext:value-type="float">
            <text:p>20.17</text:p>
          </table:table-cell>
          <table:table-cell table:style-name="ce45" office:value-type="float" office:value="16.9847848902394" calcext:value-type="float">
            <text:p>16.985</text:p>
          </table:table-cell>
          <table:table-cell table:style-name="ce45" table:formula="of:=[.$J$5]*[.C7]+(1-[.$J$5])*[.D6]" office:value-type="float" office:value="16.9494645940434" calcext:value-type="float">
            <text:p>16.949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20.7222222222222" calcext:value-type="float">
            <text:p>20.72</text:p>
          </table:table-cell>
          <table:table-cell table:style-name="ce45" office:value-type="float" office:value="16.9943682394985" calcext:value-type="float">
            <text:p>16.994</text:p>
          </table:table-cell>
          <table:table-cell table:style-name="ce45" table:formula="of:=[.$J$5]*[.C8]+(1-[.$J$5])*[.D7]" office:value-type="float" office:value="16.9539549585889" calcext:value-type="float">
            <text:p>16.954</text:p>
          </table:table-cell>
          <table:table-cell table:number-columns-repeated="4"/>
          <table:table-cell table:style-name="ce66" office:value-type="string" calcext:value-type="string">
            <text:p>c1*</text:p>
          </table:table-cell>
          <table:table-cell table:style-name="ce86" office:value-type="float" office:value="-3.50387594121468" calcext:value-type="float">
            <text:p>-3.5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2.3333333333333" calcext:value-type="float">
            <text:p>22.33</text:p>
          </table:table-cell>
          <table:table-cell table:style-name="ce45" office:value-type="float" office:value="17.0039515887576" calcext:value-type="float">
            <text:p>17.004</text:p>
          </table:table-cell>
          <table:table-cell table:style-name="ce45" table:formula="of:=[.$J$5]*[.C9]+(1-[.$J$5])*[.D8]" office:value-type="float" office:value="16.9589546216058" calcext:value-type="float">
            <text:p>16.959</text:p>
          </table:table-cell>
          <table:table-cell table:number-columns-repeated="4"/>
          <table:table-cell table:style-name="ce67" office:value-type="string" calcext:value-type="string">
            <text:p>c2*</text:p>
          </table:table-cell>
          <table:table-cell table:style-name="ce71" office:value-type="float" office:value="-3.19247163615283" calcext:value-type="float">
            <text:p>-3.19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1.4444444444444" calcext:value-type="float">
            <text:p>21.44</text:p>
          </table:table-cell>
          <table:table-cell table:style-name="ce45" office:value-type="float" office:value="17.0135349380168" calcext:value-type="float">
            <text:p>17.014</text:p>
          </table:table-cell>
          <table:table-cell table:style-name="ce45" table:formula="of:=[.$J$5]*[.C10]+(1-[.$J$5])*[.D9]" office:value-type="float" office:value="16.9644126532469" calcext:value-type="float">
            <text:p>16.964</text:p>
          </table:table-cell>
          <table:table-cell table:number-columns-repeated="4"/>
          <table:table-cell table:style-name="ce67" office:value-type="string" calcext:value-type="string">
            <text:p>c3*</text:p>
          </table:table-cell>
          <table:table-cell table:style-name="ce71" office:value-type="float" office:value="-2.17736362738728" calcext:value-type="float">
            <text:p>-2.18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8.5" calcext:value-type="float">
            <text:p>18.50</text:p>
          </table:table-cell>
          <table:table-cell table:style-name="ce45" office:value-type="float" office:value="17.0231182872759" calcext:value-type="float">
            <text:p>17.023</text:p>
          </table:table-cell>
          <table:table-cell table:style-name="ce45" table:formula="of:=[.$J$5]*[.C11]+(1-[.$J$5])*[.D10]" office:value-type="float" office:value="16.9702832166498" calcext:value-type="float">
            <text:p>16.970</text:p>
          </table:table-cell>
          <table:table-cell table:number-columns-repeated="4"/>
          <table:table-cell table:style-name="ce67" office:value-type="string" calcext:value-type="string">
            <text:p>c4*</text:p>
          </table:table-cell>
          <table:table-cell table:style-name="ce71" office:value-type="float" office:value="-1.11595932232541" calcext:value-type="float">
            <text:p>-1.1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4.7222222222222" calcext:value-type="float">
            <text:p>14.72</text:p>
          </table:table-cell>
          <table:table-cell table:style-name="ce45" office:value-type="float" office:value="17.032701636535" calcext:value-type="float">
            <text:p>17.033</text:p>
          </table:table-cell>
          <table:table-cell table:style-name="ce45" table:formula="of:=[.$J$5]*[.C12]+(1-[.$J$5])*[.D11]" office:value-type="float" office:value="16.9765250586383" calcext:value-type="float">
            <text:p>16.977</text:p>
          </table:table-cell>
          <table:table-cell table:number-columns-repeated="4"/>
          <table:table-cell table:style-name="ce67" office:value-type="string" calcext:value-type="string">
            <text:p>c5*</text:p>
          </table:table-cell>
          <table:table-cell table:style-name="ce71" office:value-type="float" office:value="0.124457328415456" calcext:value-type="float">
            <text:p>0.1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4.5555555555556" calcext:value-type="float">
            <text:p>14.56</text:p>
          </table:table-cell>
          <table:table-cell table:style-name="ce45" office:value-type="float" office:value="17.0422849857942" calcext:value-type="float">
            <text:p>17.042</text:p>
          </table:table-cell>
          <table:table-cell table:style-name="ce45" table:formula="of:=[.$J$5]*[.C13]+(1-[.$J$5])*[.D12]" office:value-type="float" office:value="16.9831010513539" calcext:value-type="float">
            <text:p>16.983</text:p>
          </table:table-cell>
          <table:table-cell table:number-columns-repeated="4"/>
          <table:table-cell table:style-name="ce67" office:value-type="string" calcext:value-type="string">
            <text:p>c6*</text:p>
          </table:table-cell>
          <table:table-cell table:style-name="ce71" office:value-type="float" office:value="1.40191101619335" calcext:value-type="float">
            <text:p>1.4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2.7222222222222" calcext:value-type="float">
            <text:p>12.72</text:p>
          </table:table-cell>
          <table:table-cell table:style-name="ce45" office:value-type="float" office:value="17.0518683350533" calcext:value-type="float">
            <text:p>17.052</text:p>
          </table:table-cell>
          <table:table-cell table:style-name="ce45" table:formula="of:=[.$J$5]*[.C14]+(1-[.$J$5])*[.D13]" office:value-type="float" office:value="16.9899777797238" calcext:value-type="float">
            <text:p>16.990</text:p>
          </table:table-cell>
          <table:table-cell table:number-columns-repeated="4"/>
          <table:table-cell table:style-name="ce67" office:value-type="string" calcext:value-type="string">
            <text:p>c7*</text:p>
          </table:table-cell>
          <table:table-cell table:style-name="ce71" office:value-type="float" office:value="3.45714248174902" calcext:value-type="float">
            <text:p>3.46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2.7777777777778" calcext:value-type="float">
            <text:p>12.78</text:p>
          </table:table-cell>
          <table:table-cell table:style-name="ce45" office:value-type="float" office:value="17.0614516843124" calcext:value-type="float">
            <text:p>17.061</text:p>
          </table:table-cell>
          <table:table-cell table:style-name="ce45" table:formula="of:=[.$J$5]*[.C15]+(1-[.$J$5])*[.D14]" office:value-type="float" office:value="16.9971251701827" calcext:value-type="float">
            <text:p>16.997</text:p>
          </table:table-cell>
          <table:table-cell table:number-columns-repeated="4"/>
          <table:table-cell table:style-name="ce67" office:value-type="string" calcext:value-type="string">
            <text:p>c8*</text:p>
          </table:table-cell>
          <table:table-cell table:style-name="ce71" office:value-type="float" office:value="4.13583073742818" calcext:value-type="float">
            <text:p>4.14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.00</text:p>
          </table:table-cell>
          <table:table-cell table:style-name="ce45" office:value-type="float" office:value="17.0710350335716" calcext:value-type="float">
            <text:p>17.071</text:p>
          </table:table-cell>
          <table:table-cell table:style-name="ce45" table:formula="of:=[.$J$5]*[.C16]+(1-[.$J$5])*[.D15]" office:value-type="float" office:value="17.0045161565216" calcext:value-type="float">
            <text:p>17.005</text:p>
          </table:table-cell>
          <table:table-cell table:number-columns-repeated="4"/>
          <table:table-cell table:style-name="ce67" office:value-type="string" calcext:value-type="string">
            <text:p>c9*</text:p>
          </table:table-cell>
          <table:table-cell table:style-name="ce71" office:value-type="float" office:value="3.87007454866287" calcext:value-type="float">
            <text:p>3.87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4.8333333333333" calcext:value-type="float">
            <text:p>14.83</text:p>
          </table:table-cell>
          <table:table-cell table:style-name="ce45" office:value-type="float" office:value="17.0806183828307" calcext:value-type="float">
            <text:p>17.081</text:p>
          </table:table-cell>
          <table:table-cell table:style-name="ce45" table:formula="of:=[.$J$5]*[.C17]+(1-[.$J$5])*[.D16]" office:value-type="float" office:value="17.0121263791525" calcext:value-type="float">
            <text:p>17.012</text:p>
          </table:table-cell>
          <table:table-cell table:number-columns-repeated="4"/>
          <table:table-cell table:style-name="ce67" office:value-type="string" calcext:value-type="string">
            <text:p>c10*</text:p>
          </table:table-cell>
          <table:table-cell table:style-name="ce71" office:value-type="float" office:value="1.84814552039139" calcext:value-type="float">
            <text:p>1.85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45" office:value-type="float" office:value="17.0902017320898" calcext:value-type="float">
            <text:p>17.090</text:p>
          </table:table-cell>
          <table:table-cell table:style-name="ce45" table:formula="of:=[.$J$5]*[.C18]+(1-[.$J$5])*[.D17]" office:value-type="float" office:value="17.0199339144462" calcext:value-type="float">
            <text:p>17.020</text:p>
          </table:table-cell>
          <table:table-cell table:number-columns-repeated="4"/>
          <table:table-cell table:style-name="ce67" office:value-type="string" calcext:value-type="string">
            <text:p>c11*</text:p>
          </table:table-cell>
          <table:table-cell table:style-name="ce71" office:value-type="float" office:value="-1.00403042146032" calcext:value-type="float">
            <text:p>-1.0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9.8333333333333" calcext:value-type="float">
            <text:p>19.83</text:p>
          </table:table-cell>
          <table:table-cell table:style-name="ce45" office:value-type="float" office:value="17.099785081349" calcext:value-type="float">
            <text:p>17.100</text:p>
          </table:table-cell>
          <table:table-cell table:style-name="ce45" table:formula="of:=[.$J$5]*[.C19]+(1-[.$J$5])*[.D18]" office:value-type="float" office:value="17.0279190311365" calcext:value-type="float">
            <text:p>17.028</text:p>
          </table:table-cell>
          <table:table-cell table:number-columns-repeated="4"/>
          <table:table-cell table:style-name="ce68" office:value-type="string" calcext:value-type="string">
            <text:p>c12*</text:p>
          </table:table-cell>
          <table:table-cell table:style-name="ce87" office:value-type="float" office:value="-3.84386068429973" calcext:value-type="float">
            <text:p>-3.84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0.6111111111111" calcext:value-type="float">
            <text:p>20.61</text:p>
          </table:table-cell>
          <table:table-cell table:style-name="ce45" office:value-type="float" office:value="17.1093684306081" calcext:value-type="float">
            <text:p>17.109</text:p>
          </table:table-cell>
          <table:table-cell table:style-name="ce45" table:formula="of:=[.$J$5]*[.C20]+(1-[.$J$5])*[.D19]" office:value-type="float" office:value="17.0360639710837" calcext:value-type="float">
            <text:p>17.036</text:p>
          </table:table-cell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0.9444444444444" calcext:value-type="float">
            <text:p>20.94</text:p>
          </table:table-cell>
          <table:table-cell table:style-name="ce45" office:value-type="float" office:value="17.1189517798672" calcext:value-type="float">
            <text:p>17.119</text:p>
          </table:table-cell>
          <table:table-cell table:style-name="ce45" table:formula="of:=[.$J$5]*[.C21]+(1-[.$J$5])*[.D20]" office:value-type="float" office:value="17.044352751962" calcext:value-type="float">
            <text:p>17.044</text:p>
          </table:table-cell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20.2222222222222" calcext:value-type="float">
            <text:p>20.22</text:p>
          </table:table-cell>
          <table:table-cell table:style-name="ce45" office:value-type="float" office:value="17.1285351291264" calcext:value-type="float">
            <text:p>17.129</text:p>
          </table:table-cell>
          <table:table-cell table:style-name="ce45" table:formula="of:=[.$J$5]*[.C22]+(1-[.$J$5])*[.D21]" office:value-type="float" office:value="17.0527709896785" calcext:value-type="float">
            <text:p>17.053</text:p>
          </table:table-cell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19.1666666666667" calcext:value-type="float">
            <text:p>19.17</text:p>
          </table:table-cell>
          <table:table-cell table:style-name="ce45" office:value-type="float" office:value="17.1381184783855" calcext:value-type="float">
            <text:p>17.138</text:p>
          </table:table-cell>
          <table:table-cell table:style-name="ce45" table:formula="of:=[.$J$5]*[.C23]+(1-[.$J$5])*[.D22]" office:value-type="float" office:value="17.0613057385492" calcext:value-type="float">
            <text:p>17.061</text:p>
          </table:table-cell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16.3888888888889" calcext:value-type="float">
            <text:p>16.39</text:p>
          </table:table-cell>
          <table:table-cell table:style-name="ce45" office:value-type="float" office:value="17.1477018276446" calcext:value-type="float">
            <text:p>17.148</text:p>
          </table:table-cell>
          <table:table-cell table:style-name="ce45" table:formula="of:=[.$J$5]*[.C24]+(1-[.$J$5])*[.D23]" office:value-type="float" office:value="17.0699453474587" calcext:value-type="float">
            <text:p>17.07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13.1111111111111" calcext:value-type="float">
            <text:p>13.11</text:p>
          </table:table-cell>
          <table:table-cell table:style-name="ce45" office:value-type="float" office:value="17.1572851769037" calcext:value-type="float">
            <text:p>17.157</text:p>
          </table:table-cell>
          <table:table-cell table:style-name="ce45" table:formula="of:=[.$J$5]*[.C25]+(1-[.$J$5])*[.D24]" office:value-type="float" office:value="17.0786793304032" calcext:value-type="float">
            <text:p>17.07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13.2222222222222" calcext:value-type="float">
            <text:p>13.22</text:p>
          </table:table-cell>
          <table:table-cell table:style-name="ce45" office:value-type="float" office:value="17.1668685261629" calcext:value-type="float">
            <text:p>17.167</text:p>
          </table:table-cell>
          <table:table-cell table:style-name="ce45" table:formula="of:=[.$J$5]*[.C26]+(1-[.$J$5])*[.D25]" office:value-type="float" office:value="17.0874982499792" calcext:value-type="float">
            <text:p>17.087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14.2222222222222" calcext:value-type="float">
            <text:p>14.22</text:p>
          </table:table-cell>
          <table:table-cell table:style-name="ce45" office:value-type="float" office:value="17.176451875422" calcext:value-type="float">
            <text:p>17.176</text:p>
          </table:table-cell>
          <table:table-cell table:style-name="ce45" table:formula="of:=[.$J$5]*[.C27]+(1-[.$J$5])*[.D26]" office:value-type="float" office:value="17.0963936125235" calcext:value-type="float">
            <text:p>17.096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14.3333333333333" calcext:value-type="float">
            <text:p>14.33</text:p>
          </table:table-cell>
          <table:table-cell table:style-name="ce45" office:value-type="float" office:value="17.1860352246811" calcext:value-type="float">
            <text:p>17.186</text:p>
          </table:table-cell>
          <table:table-cell table:style-name="ce45" table:formula="of:=[.$J$5]*[.C28]+(1-[.$J$5])*[.D27]" office:value-type="float" office:value="17.1053577737392" calcext:value-type="float">
            <text:p>17.10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15.3888888888889" calcext:value-type="float">
            <text:p>15.39</text:p>
          </table:table-cell>
          <table:table-cell table:style-name="ce45" office:value-type="float" office:value="17.1956185739403" calcext:value-type="float">
            <text:p>17.196</text:p>
          </table:table-cell>
          <table:table-cell table:style-name="ce45" table:formula="of:=[.$J$5]*[.C29]+(1-[.$J$5])*[.D28]" office:value-type="float" office:value="17.1143838537593" calcext:value-type="float">
            <text:p>17.11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16.6666666666667" calcext:value-type="float">
            <text:p>16.67</text:p>
          </table:table-cell>
          <table:table-cell table:style-name="ce45" office:value-type="float" office:value="17.2052019231994" calcext:value-type="float">
            <text:p>17.205</text:p>
          </table:table-cell>
          <table:table-cell table:style-name="ce45" table:formula="of:=[.$J$5]*[.C30]+(1-[.$J$5])*[.D29]" office:value-type="float" office:value="17.1234656607033" calcext:value-type="float">
            <text:p>17.12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8.2777777777778" calcext:value-type="float">
            <text:p>18.28</text:p>
          </table:table-cell>
          <table:table-cell table:style-name="ce45" office:value-type="float" office:value="17.2147852724585" calcext:value-type="float">
            <text:p>17.215</text:p>
          </table:table-cell>
          <table:table-cell table:style-name="ce45" table:formula="of:=[.$J$5]*[.C31]+(1-[.$J$5])*[.D30]" office:value-type="float" office:value="17.1325976218789" calcext:value-type="float">
            <text:p>17.133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20" calcext:value-type="float">
            <text:p>20.00</text:p>
          </table:table-cell>
          <table:table-cell table:style-name="ce45" office:value-type="float" office:value="17.2243686217177" calcext:value-type="float">
            <text:p>17.224</text:p>
          </table:table-cell>
          <table:table-cell table:style-name="ce45" table:formula="of:=[.$J$5]*[.C32]+(1-[.$J$5])*[.D31]" office:value-type="float" office:value="17.1417747218627" calcext:value-type="float">
            <text:p>17.14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20.5555555555556" calcext:value-type="float">
            <text:p>20.56</text:p>
          </table:table-cell>
          <table:table-cell table:style-name="ce45" office:value-type="float" office:value="17.2339519709768" calcext:value-type="float">
            <text:p>17.234</text:p>
          </table:table-cell>
          <table:table-cell table:style-name="ce45" table:formula="of:=[.$J$5]*[.C33]+(1-[.$J$5])*[.D32]" office:value-type="float" office:value="17.1509924467741" calcext:value-type="float">
            <text:p>17.15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21.2222222222222" calcext:value-type="float">
            <text:p>21.22</text:p>
          </table:table-cell>
          <table:table-cell table:style-name="ce45" office:value-type="float" office:value="17.2435353202359" calcext:value-type="float">
            <text:p>17.244</text:p>
          </table:table-cell>
          <table:table-cell table:style-name="ce45" table:formula="of:=[.$J$5]*[.C34]+(1-[.$J$5])*[.D33]" office:value-type="float" office:value="17.1602467341203" calcext:value-type="float">
            <text:p>17.16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.00</text:p>
          </table:table-cell>
          <table:table-cell table:style-name="ce45" office:value-type="float" office:value="17.2531186694951" calcext:value-type="float">
            <text:p>17.253</text:p>
          </table:table-cell>
          <table:table-cell table:style-name="ce45" table:formula="of:=[.$J$5]*[.C35]+(1-[.$J$5])*[.D34]" office:value-type="float" office:value="17.1695339276578" calcext:value-type="float">
            <text:p>17.17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17.5555555555556" calcext:value-type="float">
            <text:p>17.56</text:p>
          </table:table-cell>
          <table:table-cell table:style-name="ce45" office:value-type="float" office:value="17.2627020187542" calcext:value-type="float">
            <text:p>17.263</text:p>
          </table:table-cell>
          <table:table-cell table:style-name="ce45" table:formula="of:=[.$J$5]*[.C36]+(1-[.$J$5])*[.D35]" office:value-type="float" office:value="17.1788507367674" calcext:value-type="float">
            <text:p>17.17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13.8333333333333" calcext:value-type="float">
            <text:p>13.83</text:p>
          </table:table-cell>
          <table:table-cell table:style-name="ce45" office:value-type="float" office:value="17.2722853680133" calcext:value-type="float">
            <text:p>17.272</text:p>
          </table:table-cell>
          <table:table-cell table:style-name="ce45" table:formula="of:=[.$J$5]*[.C37]+(1-[.$J$5])*[.D36]" office:value-type="float" office:value="17.188194199892" calcext:value-type="float">
            <text:p>17.188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16.5555555555556" calcext:value-type="float">
            <text:p>16.56</text:p>
          </table:table-cell>
          <table:table-cell table:style-name="ce45" office:value-type="float" office:value="17.2818687172725" calcext:value-type="float">
            <text:p>17.282</text:p>
          </table:table-cell>
          <table:table-cell table:style-name="ce45" table:formula="of:=[.$J$5]*[.C38]+(1-[.$J$5])*[.D37]" office:value-type="float" office:value="17.1975616516301" calcext:value-type="float">
            <text:p>17.198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15.1111111111111" calcext:value-type="float">
            <text:p>15.11</text:p>
          </table:table-cell>
          <table:table-cell table:style-name="ce45" office:value-type="float" office:value="17.2914520665316" calcext:value-type="float">
            <text:p>17.291</text:p>
          </table:table-cell>
          <table:table-cell table:style-name="ce45" table:formula="of:=[.$J$5]*[.C39]+(1-[.$J$5])*[.D38]" office:value-type="float" office:value="17.2069506931202" calcext:value-type="float">
            <text:p>17.207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15.7777777777778" calcext:value-type="float">
            <text:p>15.78</text:p>
          </table:table-cell>
          <table:table-cell table:style-name="ce45" office:value-type="float" office:value="17.3010354157907" calcext:value-type="float">
            <text:p>17.301</text:p>
          </table:table-cell>
          <table:table-cell table:style-name="ce45" table:formula="of:=[.$J$5]*[.C40]+(1-[.$J$5])*[.D39]" office:value-type="float" office:value="17.2163591653873" calcext:value-type="float">
            <text:p>17.216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15.5555555555556" calcext:value-type="float">
            <text:p>15.56</text:p>
          </table:table-cell>
          <table:table-cell table:style-name="ce45" office:value-type="float" office:value="17.3106187650499" calcext:value-type="float">
            <text:p>17.311</text:p>
          </table:table-cell>
          <table:table-cell table:style-name="ce45" table:formula="of:=[.$J$5]*[.C41]+(1-[.$J$5])*[.D40]" office:value-type="float" office:value="17.2257851253535" calcext:value-type="float">
            <text:p>17.226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16.9444444444444" calcext:value-type="float">
            <text:p>16.94</text:p>
          </table:table-cell>
          <table:table-cell table:style-name="ce45" office:value-type="float" office:value="17.320202114309" calcext:value-type="float">
            <text:p>17.320</text:p>
          </table:table-cell>
          <table:table-cell table:style-name="ce45" table:formula="of:=[.$J$5]*[.C42]+(1-[.$J$5])*[.D41]" office:value-type="float" office:value="17.2352268242491" calcext:value-type="float">
            <text:p>17.235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17.9444444444444" calcext:value-type="float">
            <text:p>17.94</text:p>
          </table:table-cell>
          <table:table-cell table:style-name="ce45" office:value-type="float" office:value="17.3297854635681" calcext:value-type="float">
            <text:p>17.330</text:p>
          </table:table-cell>
          <table:table-cell table:style-name="ce45" table:formula="of:=[.$J$5]*[.C43]+(1-[.$J$5])*[.D42]" office:value-type="float" office:value="17.244682688181" calcext:value-type="float">
            <text:p>17.245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21.2222222222222" calcext:value-type="float">
            <text:p>21.22</text:p>
          </table:table-cell>
          <table:table-cell table:style-name="ce45" office:value-type="float" office:value="17.3393688128273" calcext:value-type="float">
            <text:p>17.339</text:p>
          </table:table-cell>
          <table:table-cell table:style-name="ce45" table:formula="of:=[.$J$5]*[.C44]+(1-[.$J$5])*[.D43]" office:value-type="float" office:value="17.2541513006456" calcext:value-type="float">
            <text:p>17.254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22.6666666666667" calcext:value-type="float">
            <text:p>22.67</text:p>
          </table:table-cell>
          <table:table-cell table:style-name="ce45" office:value-type="float" office:value="17.3489521620864" calcext:value-type="float">
            <text:p>17.349</text:p>
          </table:table-cell>
          <table:table-cell table:style-name="ce45" table:formula="of:=[.$J$5]*[.C45]+(1-[.$J$5])*[.D44]" office:value-type="float" office:value="17.2636313867897" calcext:value-type="float">
            <text:p>17.26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21.1111111111111" calcext:value-type="float">
            <text:p>21.11</text:p>
          </table:table-cell>
          <table:table-cell table:style-name="ce45" office:value-type="float" office:value="17.3585355113455" calcext:value-type="float">
            <text:p>17.359</text:p>
          </table:table-cell>
          <table:table-cell table:style-name="ce45" table:formula="of:=[.$J$5]*[.C46]+(1-[.$J$5])*[.D45]" office:value-type="float" office:value="17.2731217992453" calcext:value-type="float">
            <text:p>17.273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19.9444444444444" calcext:value-type="float">
            <text:p>19.94</text:p>
          </table:table-cell>
          <table:table-cell table:style-name="ce45" office:value-type="float" office:value="17.3681188606047" calcext:value-type="float">
            <text:p>17.368</text:p>
          </table:table-cell>
          <table:table-cell table:style-name="ce45" table:formula="of:=[.$J$5]*[.C47]+(1-[.$J$5])*[.D46]" office:value-type="float" office:value="17.2826215053812" calcext:value-type="float">
            <text:p>17.28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15.7777777777778" calcext:value-type="float">
            <text:p>15.78</text:p>
          </table:table-cell>
          <table:table-cell table:style-name="ce45" office:value-type="float" office:value="17.3777022098638" calcext:value-type="float">
            <text:p>17.378</text:p>
          </table:table-cell>
          <table:table-cell table:style-name="ce45" table:formula="of:=[.$J$5]*[.C48]+(1-[.$J$5])*[.D47]" office:value-type="float" office:value="17.2921295758295" calcext:value-type="float">
            <text:p>17.29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13.6111111111111" calcext:value-type="float">
            <text:p>13.61</text:p>
          </table:table-cell>
          <table:table-cell table:style-name="ce45" office:value-type="float" office:value="17.3872855591229" calcext:value-type="float">
            <text:p>17.387</text:p>
          </table:table-cell>
          <table:table-cell table:style-name="ce45" table:formula="of:=[.$J$5]*[.C49]+(1-[.$J$5])*[.D48]" office:value-type="float" office:value="17.3016451741588" calcext:value-type="float">
            <text:p>17.30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13.5555555555556" calcext:value-type="float">
            <text:p>13.56</text:p>
          </table:table-cell>
          <table:table-cell table:style-name="ce45" office:value-type="float" office:value="17.3968689083821" calcext:value-type="float">
            <text:p>17.397</text:p>
          </table:table-cell>
          <table:table-cell table:style-name="ce45" table:formula="of:=[.$J$5]*[.C50]+(1-[.$J$5])*[.D49]" office:value-type="float" office:value="17.3111675475812" calcext:value-type="float">
            <text:p>17.311</text:p>
          </table:table-cell>
          <table:table-cell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3.5" calcext:value-type="float">
            <text:p>13.50</text:p>
          </table:table-cell>
          <table:table-cell table:style-name="ce45" office:value-type="float" office:value="17.4064522576412" calcext:value-type="float">
            <text:p>17.406</text:p>
          </table:table-cell>
          <table:table-cell table:style-name="ce45" table:formula="of:=[.$J$5]*[.C51]+(1-[.$J$5])*[.D50]" office:value-type="float" office:value="17.3206960185872" calcext:value-type="float">
            <text:p>17.321</text:p>
          </table:table-cell>
          <table:table-cell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6.7777777777778" calcext:value-type="float">
            <text:p>16.78</text:p>
          </table:table-cell>
          <table:table-cell table:style-name="ce45" office:value-type="float" office:value="17.4160356069003" calcext:value-type="float">
            <text:p>17.416</text:p>
          </table:table-cell>
          <table:table-cell table:style-name="ce45" table:formula="of:=[.$J$5]*[.C52]+(1-[.$J$5])*[.D51]" office:value-type="float" office:value="17.3302299774185" calcext:value-type="float">
            <text:p>17.330</text:p>
          </table:table-cell>
          <table:table-cell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17.7777777777778" calcext:value-type="float">
            <text:p>17.78</text:p>
          </table:table-cell>
          <table:table-cell table:style-name="ce45" office:value-type="float" office:value="17.4256189561594" calcext:value-type="float">
            <text:p>17.426</text:p>
          </table:table-cell>
          <table:table-cell table:style-name="ce45" table:formula="of:=[.$J$5]*[.C53]+(1-[.$J$5])*[.D52]" office:value-type="float" office:value="17.3397688752926" calcext:value-type="float">
            <text:p>17.340</text:p>
          </table:table-cell>
          <table:table-cell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20.0555555555556" calcext:value-type="float">
            <text:p>20.06</text:p>
          </table:table-cell>
          <table:table-cell table:style-name="ce45" office:value-type="float" office:value="17.4352023054186" calcext:value-type="float">
            <text:p>17.435</text:p>
          </table:table-cell>
          <table:table-cell table:style-name="ce45" table:formula="of:=[.$J$5]*[.C54]+(1-[.$J$5])*[.D53]" office:value-type="float" office:value="17.3493122183052" calcext:value-type="float">
            <text:p>17.349</text:p>
          </table:table-cell>
          <table:table-cell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19.6666666666667" calcext:value-type="float">
            <text:p>19.67</text:p>
          </table:table-cell>
          <table:table-cell table:style-name="ce45" office:value-type="float" office:value="17.4447856546777" calcext:value-type="float">
            <text:p>17.445</text:p>
          </table:table-cell>
          <table:table-cell table:style-name="ce45" table:formula="of:=[.$J$5]*[.C55]+(1-[.$J$5])*[.D54]" office:value-type="float" office:value="17.3588595619424" calcext:value-type="float">
            <text:p>17.359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.00</text:p>
          </table:table-cell>
          <table:table-cell table:style-name="ce45" office:value-type="float" office:value="17.4543690039368" calcext:value-type="float">
            <text:p>17.454</text:p>
          </table:table-cell>
          <table:table-cell table:style-name="ce45" table:formula="of:=[.$J$5]*[.C56]+(1-[.$J$5])*[.D55]" office:value-type="float" office:value="17.3684105061419" calcext:value-type="float">
            <text:p>17.368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21.3333333333333" calcext:value-type="float">
            <text:p>21.33</text:p>
          </table:table-cell>
          <table:table-cell table:style-name="ce45" office:value-type="float" office:value="17.463952353196" calcext:value-type="float">
            <text:p>17.464</text:p>
          </table:table-cell>
          <table:table-cell table:style-name="ce45" table:formula="of:=[.$J$5]*[.C57]+(1-[.$J$5])*[.D56]" office:value-type="float" office:value="17.3779646908473" calcext:value-type="float">
            <text:p>17.378</text:p>
          </table:table-cell>
          <table:table-cell table:number-columns-repeated="3"/>
          <table:table-cell table:style-name="ce85" office:value-type="string" calcext:value-type="string">
            <text:p>MAE LES</text:p>
          </table:table-cell>
          <table:table-cell table:style-name="ce127" table:formula="of:=AVERAGE([.F218:.F279])" office:value-type="float" office:value="0.836779046811917" calcext:value-type="float">
            <text:p>0.8368</text:p>
          </table:table-cell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22.3333333333333" calcext:value-type="float">
            <text:p>22.33</text:p>
          </table:table-cell>
          <table:table-cell table:style-name="ce45" office:value-type="float" office:value="17.4735357024551" calcext:value-type="float">
            <text:p>17.474</text:p>
          </table:table-cell>
          <table:table-cell table:style-name="ce45" table:formula="of:=[.$J$5]*[.C58]+(1-[.$J$5])*[.D57]" office:value-type="float" office:value="17.3875217920081" calcext:value-type="float">
            <text:p>17.388</text:p>
          </table:table-cell>
          <table:table-cell table:number-columns-repeated="3"/>
          <table:table-cell table:style-name="ce2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8.2777777777778" calcext:value-type="float">
            <text:p>18.28</text:p>
          </table:table-cell>
          <table:table-cell table:style-name="ce45" office:value-type="float" office:value="17.4831190517142" calcext:value-type="float">
            <text:p>17.483</text:p>
          </table:table-cell>
          <table:table-cell table:style-name="ce45" table:formula="of:=[.$J$5]*[.C59]+(1-[.$J$5])*[.D58]" office:value-type="float" office:value="17.3970815179787" calcext:value-type="float">
            <text:p>17.397</text:p>
          </table:table-cell>
          <table:table-cell table:number-columns-repeated="3"/>
          <table:table-cell table:style-name="ce10" office:value-type="string" calcext:value-type="string" table:number-columns-spanned="6" table:number-rows-spanned="3">
            <text:p>En moyenne, l’écart entre la valeur prédite et la valeur réelle est de 0.84, ce qui est mieux que pour les prédictions faites précédemment après les deux méthodes de désaisonnalisation..</text:p>
          </table:table-cell>
          <table:covered-table-cell table:number-columns-repeated="5" table:style-name="ce126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5.3888888888889" calcext:value-type="float">
            <text:p>15.39</text:p>
          </table:table-cell>
          <table:table-cell table:style-name="ce45" office:value-type="float" office:value="17.4927024009734" calcext:value-type="float">
            <text:p>17.493</text:p>
          </table:table-cell>
          <table:table-cell table:style-name="ce45" table:formula="of:=[.$J$5]*[.C60]+(1-[.$J$5])*[.D59]" office:value-type="float" office:value="17.4066436062781" calcext:value-type="float">
            <text:p>17.407</text:p>
          </table:table-cell>
          <table:table-cell table:number-columns-repeated="3"/>
          <table:covered-table-cell table:number-columns-repeated="6" table:style-name="ce126"/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4.0555555555556" calcext:value-type="float">
            <text:p>14.06</text:p>
          </table:table-cell>
          <table:table-cell table:style-name="ce45" office:value-type="float" office:value="17.5022857502325" calcext:value-type="float">
            <text:p>17.502</text:p>
          </table:table-cell>
          <table:table-cell table:style-name="ce45" table:formula="of:=[.$J$5]*[.C61]+(1-[.$J$5])*[.D60]" office:value-type="float" office:value="17.4162078206736" calcext:value-type="float">
            <text:p>17.416</text:p>
          </table:table-cell>
          <table:table-cell table:number-columns-repeated="3"/>
          <table:covered-table-cell table:number-columns-repeated="6" table:style-name="ce126"/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14.6666666666667" calcext:value-type="float">
            <text:p>14.67</text:p>
          </table:table-cell>
          <table:table-cell table:style-name="ce45" office:value-type="float" office:value="17.5118690994916" calcext:value-type="float">
            <text:p>17.512</text:p>
          </table:table-cell>
          <table:table-cell table:style-name="ce45" table:formula="of:=[.$J$5]*[.C62]+(1-[.$J$5])*[.D61]" office:value-type="float" office:value="17.4257739485554" calcext:value-type="float">
            <text:p>17.426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15.2222222222222" calcext:value-type="float">
            <text:p>15.22</text:p>
          </table:table-cell>
          <table:table-cell table:style-name="ce45" office:value-type="float" office:value="17.5214524487508" calcext:value-type="float">
            <text:p>17.521</text:p>
          </table:table-cell>
          <table:table-cell table:style-name="ce45" table:formula="of:=[.$J$5]*[.C63]+(1-[.$J$5])*[.D62]" office:value-type="float" office:value="17.4353417985749" calcext:value-type="float">
            <text:p>17.435</text:p>
          </table:table-cell>
          <table:table-cell table:number-columns-repeated="7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15.8888888888889" calcext:value-type="float">
            <text:p>15.89</text:p>
          </table:table-cell>
          <table:table-cell table:style-name="ce45" office:value-type="float" office:value="17.5310357980099" calcext:value-type="float">
            <text:p>17.531</text:p>
          </table:table-cell>
          <table:table-cell table:style-name="ce45" table:formula="of:=[.$J$5]*[.C64]+(1-[.$J$5])*[.D63]" office:value-type="float" office:value="17.4449111985184" calcext:value-type="float">
            <text:p>17.445</text:p>
          </table:table-cell>
          <table:table-cell table:number-columns-repeated="7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16.3333333333333" calcext:value-type="float">
            <text:p>16.33</text:p>
          </table:table-cell>
          <table:table-cell table:style-name="ce45" office:value-type="float" office:value="17.540619147269" calcext:value-type="float">
            <text:p>17.541</text:p>
          </table:table-cell>
          <table:table-cell table:style-name="ce45" table:formula="of:=[.$J$5]*[.C65]+(1-[.$J$5])*[.D64]" office:value-type="float" office:value="17.4544819933935" calcext:value-type="float">
            <text:p>17.454</text:p>
          </table:table-cell>
          <table:table-cell table:number-columns-repeated="8"/>
          <table:table-cell table:style-name="Default" table:number-columns-repeated="6"/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18.3333333333333" calcext:value-type="float">
            <text:p>18.33</text:p>
          </table:table-cell>
          <table:table-cell table:style-name="ce45" office:value-type="float" office:value="17.5502024965282" calcext:value-type="float">
            <text:p>17.550</text:p>
          </table:table-cell>
          <table:table-cell table:style-name="ce45" table:formula="of:=[.$J$5]*[.C66]+(1-[.$J$5])*[.D65]" office:value-type="float" office:value="17.464054043707" calcext:value-type="float">
            <text:p>17.464</text:p>
          </table:table-cell>
          <table:table-cell table:number-columns-repeated="8"/>
          <table:table-cell table:style-name="Default" table:number-columns-repeated="6"/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18.8888888888889" calcext:value-type="float">
            <text:p>18.89</text:p>
          </table:table-cell>
          <table:table-cell table:style-name="ce45" office:value-type="float" office:value="17.5597858457873" calcext:value-type="float">
            <text:p>17.560</text:p>
          </table:table-cell>
          <table:table-cell table:style-name="ce45" table:formula="of:=[.$J$5]*[.C67]+(1-[.$J$5])*[.D66]" office:value-type="float" office:value="17.473627223915" calcext:value-type="float">
            <text:p>17.474</text:p>
          </table:table-cell>
          <table:table-cell table:number-columns-repeated="8"/>
          <table:table-cell table:style-name="Default" table:number-columns-repeated="6"/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45" office:value-type="float" office:value="17.5693691950464" calcext:value-type="float">
            <text:p>17.569</text:p>
          </table:table-cell>
          <table:table-cell table:style-name="ce45" table:formula="of:=[.$J$5]*[.C68]+(1-[.$J$5])*[.D67]" office:value-type="float" office:value="17.4832014210281" calcext:value-type="float">
            <text:p>17.483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21.4444444444444" calcext:value-type="float">
            <text:p>21.44</text:p>
          </table:table-cell>
          <table:table-cell table:style-name="ce45" office:value-type="float" office:value="17.5789525443056" calcext:value-type="float">
            <text:p>17.579</text:p>
          </table:table-cell>
          <table:table-cell table:style-name="ce45" table:formula="of:=[.$J$5]*[.C69]+(1-[.$J$5])*[.D68]" office:value-type="float" office:value="17.4927765333559" calcext:value-type="float">
            <text:p>17.4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20.0555555555556" calcext:value-type="float">
            <text:p>20.06</text:p>
          </table:table-cell>
          <table:table-cell table:style-name="ce45" office:value-type="float" office:value="17.5885358935647" calcext:value-type="float">
            <text:p>17.589</text:p>
          </table:table-cell>
          <table:table-cell table:style-name="ce45" table:formula="of:=[.$J$5]*[.C70]+(1-[.$J$5])*[.D69]" office:value-type="float" office:value="17.5023524693768" calcext:value-type="float">
            <text:p>17.50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18.6111111111111" calcext:value-type="float">
            <text:p>18.61</text:p>
          </table:table-cell>
          <table:table-cell table:style-name="ce45" office:value-type="float" office:value="17.5981192428238" calcext:value-type="float">
            <text:p>17.598</text:p>
          </table:table-cell>
          <table:table-cell table:style-name="ce45" table:formula="of:=[.$J$5]*[.C71]+(1-[.$J$5])*[.D70]" office:value-type="float" office:value="17.5119291467215" calcext:value-type="float">
            <text:p>17.51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16.8888888888889" calcext:value-type="float">
            <text:p>16.89</text:p>
          </table:table-cell>
          <table:table-cell table:style-name="ce45" office:value-type="float" office:value="17.607702592083" calcext:value-type="float">
            <text:p>17.608</text:p>
          </table:table-cell>
          <table:table-cell table:style-name="ce45" table:formula="of:=[.$J$5]*[.C72]+(1-[.$J$5])*[.D71]" office:value-type="float" office:value="17.5215064912576" calcext:value-type="float">
            <text:p>17.522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14.4444444444444" calcext:value-type="float">
            <text:p>14.44</text:p>
          </table:table-cell>
          <table:table-cell table:style-name="ce45" office:value-type="float" office:value="17.6172859413421" calcext:value-type="float">
            <text:p>17.617</text:p>
          </table:table-cell>
          <table:table-cell table:style-name="ce45" table:formula="of:=[.$J$5]*[.C73]+(1-[.$J$5])*[.D72]" office:value-type="float" office:value="17.5310844362661" calcext:value-type="float">
            <text:p>17.531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13.6666666666667" calcext:value-type="float">
            <text:p>13.67</text:p>
          </table:table-cell>
          <table:table-cell table:style-name="ce45" office:value-type="float" office:value="17.6268692906012" calcext:value-type="float">
            <text:p>17.627</text:p>
          </table:table-cell>
          <table:table-cell table:style-name="ce45" table:formula="of:=[.$J$5]*[.C74]+(1-[.$J$5])*[.D73]" office:value-type="float" office:value="17.5406629216996" calcext:value-type="float">
            <text:p>17.54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14.3888888888889" calcext:value-type="float">
            <text:p>14.39</text:p>
          </table:table-cell>
          <table:table-cell table:style-name="ce45" office:value-type="float" office:value="17.6364526398604" calcext:value-type="float">
            <text:p>17.636</text:p>
          </table:table-cell>
          <table:table-cell table:style-name="ce45" table:formula="of:=[.$J$5]*[.C75]+(1-[.$J$5])*[.D74]" office:value-type="float" office:value="17.5502418935157" calcext:value-type="float">
            <text:p>17.550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13.7777777777778" calcext:value-type="float">
            <text:p>13.78</text:p>
          </table:table-cell>
          <table:table-cell table:style-name="ce45" office:value-type="float" office:value="17.6460359891195" calcext:value-type="float">
            <text:p>17.646</text:p>
          </table:table-cell>
          <table:table-cell table:style-name="ce45" table:formula="of:=[.$J$5]*[.C76]+(1-[.$J$5])*[.D75]" office:value-type="float" office:value="17.5598213030761" calcext:value-type="float">
            <text:p>17.560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16.3888888888889" calcext:value-type="float">
            <text:p>16.39</text:p>
          </table:table-cell>
          <table:table-cell table:style-name="ce45" office:value-type="float" office:value="17.6556193383786" calcext:value-type="float">
            <text:p>17.656</text:p>
          </table:table-cell>
          <table:table-cell table:style-name="ce45" table:formula="of:=[.$J$5]*[.C77]+(1-[.$J$5])*[.D76]" office:value-type="float" office:value="17.5694011066063" calcext:value-type="float">
            <text:p>17.569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17.9444444444444" calcext:value-type="float">
            <text:p>17.94</text:p>
          </table:table-cell>
          <table:table-cell table:style-name="ce45" office:value-type="float" office:value="17.6652026876377" calcext:value-type="float">
            <text:p>17.665</text:p>
          </table:table-cell>
          <table:table-cell table:style-name="ce45" table:formula="of:=[.$J$5]*[.C78]+(1-[.$J$5])*[.D77]" office:value-type="float" office:value="17.5789812647094" calcext:value-type="float">
            <text:p>17.579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21.3333333333333" calcext:value-type="float">
            <text:p>21.33</text:p>
          </table:table-cell>
          <table:table-cell table:style-name="ce45" office:value-type="float" office:value="17.6747860368969" calcext:value-type="float">
            <text:p>17.675</text:p>
          </table:table-cell>
          <table:table-cell table:style-name="ce45" table:formula="of:=[.$J$5]*[.C79]+(1-[.$J$5])*[.D78]" office:value-type="float" office:value="17.5885617419282" calcext:value-type="float">
            <text:p>17.589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24.3888888888889" calcext:value-type="float">
            <text:p>24.39</text:p>
          </table:table-cell>
          <table:table-cell table:style-name="ce45" office:value-type="float" office:value="17.684369386156" calcext:value-type="float">
            <text:p>17.684</text:p>
          </table:table-cell>
          <table:table-cell table:style-name="ce45" table:formula="of:=[.$J$5]*[.C80]+(1-[.$J$5])*[.D79]" office:value-type="float" office:value="17.598142506351" calcext:value-type="float">
            <text:p>17.598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22.6111111111111" calcext:value-type="float">
            <text:p>22.61</text:p>
          </table:table-cell>
          <table:table-cell table:style-name="ce45" office:value-type="float" office:value="17.6939527354151" calcext:value-type="float">
            <text:p>17.694</text:p>
          </table:table-cell>
          <table:table-cell table:style-name="ce45" table:formula="of:=[.$J$5]*[.C81]+(1-[.$J$5])*[.D80]" office:value-type="float" office:value="17.6077235292574" calcext:value-type="float">
            <text:p>17.608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21" calcext:value-type="float">
            <text:p>21.00</text:p>
          </table:table-cell>
          <table:table-cell table:style-name="ce45" office:value-type="float" office:value="17.7035360846743" calcext:value-type="float">
            <text:p>17.704</text:p>
          </table:table-cell>
          <table:table-cell table:style-name="ce45" table:formula="of:=[.$J$5]*[.C82]+(1-[.$J$5])*[.D81]" office:value-type="float" office:value="17.6173047847991" calcext:value-type="float">
            <text:p>17.617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18.5555555555556" calcext:value-type="float">
            <text:p>18.56</text:p>
          </table:table-cell>
          <table:table-cell table:style-name="ce45" office:value-type="float" office:value="17.7131194339334" calcext:value-type="float">
            <text:p>17.713</text:p>
          </table:table-cell>
          <table:table-cell table:style-name="ce45" table:formula="of:=[.$J$5]*[.C83]+(1-[.$J$5])*[.D82]" office:value-type="float" office:value="17.6268862497125" calcext:value-type="float">
            <text:p>17.627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17.2222222222222" calcext:value-type="float">
            <text:p>17.22</text:p>
          </table:table-cell>
          <table:table-cell table:style-name="ce45" office:value-type="float" office:value="17.7227027831925" calcext:value-type="float">
            <text:p>17.723</text:p>
          </table:table-cell>
          <table:table-cell table:style-name="ce45" table:formula="of:=[.$J$5]*[.C84]+(1-[.$J$5])*[.D83]" office:value-type="float" office:value="17.6364679030605" calcext:value-type="float">
            <text:p>17.636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13.5555555555556" calcext:value-type="float">
            <text:p>13.56</text:p>
          </table:table-cell>
          <table:table-cell table:style-name="ce45" office:value-type="float" office:value="17.7322861324517" calcext:value-type="float">
            <text:p>17.732</text:p>
          </table:table-cell>
          <table:table-cell table:style-name="ce45" table:formula="of:=[.$J$5]*[.C85]+(1-[.$J$5])*[.D84]" office:value-type="float" office:value="17.6460497259996" calcext:value-type="float">
            <text:p>17.646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12.2777777777778" calcext:value-type="float">
            <text:p>12.28</text:p>
          </table:table-cell>
          <table:table-cell table:style-name="ce45" office:value-type="float" office:value="17.7418694817108" calcext:value-type="float">
            <text:p>17.742</text:p>
          </table:table-cell>
          <table:table-cell table:style-name="ce45" table:formula="of:=[.$J$5]*[.C86]+(1-[.$J$5])*[.D85]" office:value-type="float" office:value="17.6556317015707" calcext:value-type="float">
            <text:p>17.656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14.1666666666667" calcext:value-type="float">
            <text:p>14.17</text:p>
          </table:table-cell>
          <table:table-cell table:style-name="ce45" office:value-type="float" office:value="17.7514528309699" calcext:value-type="float">
            <text:p>17.751</text:p>
          </table:table-cell>
          <table:table-cell table:style-name="ce45" table:formula="of:=[.$J$5]*[.C87]+(1-[.$J$5])*[.D86]" office:value-type="float" office:value="17.6652138145107" calcext:value-type="float">
            <text:p>17.66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15.5" calcext:value-type="float">
            <text:p>15.50</text:p>
          </table:table-cell>
          <table:table-cell table:style-name="ce45" office:value-type="float" office:value="17.7610361802291" calcext:value-type="float">
            <text:p>17.761</text:p>
          </table:table-cell>
          <table:table-cell table:style-name="ce45" table:formula="of:=[.$J$5]*[.C88]+(1-[.$J$5])*[.D87]" office:value-type="float" office:value="17.6747960510825" calcext:value-type="float">
            <text:p>17.675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15.4444444444444" calcext:value-type="float">
            <text:p>15.44</text:p>
          </table:table-cell>
          <table:table-cell table:style-name="ce45" office:value-type="float" office:value="17.7706195294882" calcext:value-type="float">
            <text:p>17.771</text:p>
          </table:table-cell>
          <table:table-cell table:style-name="ce45" table:formula="of:=[.$J$5]*[.C89]+(1-[.$J$5])*[.D88]" office:value-type="float" office:value="17.6843783989231" calcext:value-type="float">
            <text:p>17.684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17.2222222222222" calcext:value-type="float">
            <text:p>17.22</text:p>
          </table:table-cell>
          <table:table-cell table:style-name="ce45" office:value-type="float" office:value="17.7802028787473" calcext:value-type="float">
            <text:p>17.780</text:p>
          </table:table-cell>
          <table:table-cell table:style-name="ce45" table:formula="of:=[.$J$5]*[.C90]+(1-[.$J$5])*[.D89]" office:value-type="float" office:value="17.6939608469055" calcext:value-type="float">
            <text:p>17.694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8.5" calcext:value-type="float">
            <text:p>18.50</text:p>
          </table:table-cell>
          <table:table-cell table:style-name="ce45" office:value-type="float" office:value="17.7897862280065" calcext:value-type="float">
            <text:p>17.790</text:p>
          </table:table-cell>
          <table:table-cell table:style-name="ce45" table:formula="of:=[.$J$5]*[.C91]+(1-[.$J$5])*[.D90]" office:value-type="float" office:value="17.7035433850156" calcext:value-type="float">
            <text:p>17.704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21" calcext:value-type="float">
            <text:p>21.00</text:p>
          </table:table-cell>
          <table:table-cell table:style-name="ce45" office:value-type="float" office:value="17.7993695772656" calcext:value-type="float">
            <text:p>17.799</text:p>
          </table:table-cell>
          <table:table-cell table:style-name="ce45" table:formula="of:=[.$J$5]*[.C92]+(1-[.$J$5])*[.D91]" office:value-type="float" office:value="17.7131260042406" calcext:value-type="float">
            <text:p>17.71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22.9444444444444" calcext:value-type="float">
            <text:p>22.94</text:p>
          </table:table-cell>
          <table:table-cell table:style-name="ce45" office:value-type="float" office:value="17.8089529265247" calcext:value-type="float">
            <text:p>17.809</text:p>
          </table:table-cell>
          <table:table-cell table:style-name="ce45" table:formula="of:=[.$J$5]*[.C93]+(1-[.$J$5])*[.D92]" office:value-type="float" office:value="17.722708696469" calcext:value-type="float">
            <text:p>17.723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45" office:value-type="float" office:value="17.8185362757839" calcext:value-type="float">
            <text:p>17.819</text:p>
          </table:table-cell>
          <table:table-cell table:style-name="ce45" table:formula="of:=[.$J$5]*[.C94]+(1-[.$J$5])*[.D93]" office:value-type="float" office:value="17.7322914544005" calcext:value-type="float">
            <text:p>17.73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19.2777777777778" calcext:value-type="float">
            <text:p>19.28</text:p>
          </table:table-cell>
          <table:table-cell table:style-name="ce45" office:value-type="float" office:value="17.828119625043" calcext:value-type="float">
            <text:p>17.828</text:p>
          </table:table-cell>
          <table:table-cell table:style-name="ce45" table:formula="of:=[.$J$5]*[.C95]+(1-[.$J$5])*[.D94]" office:value-type="float" office:value="17.7418742714648" calcext:value-type="float">
            <text:p>17.742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16.2222222222222" calcext:value-type="float">
            <text:p>16.22</text:p>
          </table:table-cell>
          <table:table-cell table:style-name="ce45" office:value-type="float" office:value="17.8377029743021" calcext:value-type="float">
            <text:p>17.838</text:p>
          </table:table-cell>
          <table:table-cell table:style-name="ce45" table:formula="of:=[.$J$5]*[.C96]+(1-[.$J$5])*[.D95]" office:value-type="float" office:value="17.7514571417485" calcext:value-type="float">
            <text:p>17.75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12.3333333333333" calcext:value-type="float">
            <text:p>12.33</text:p>
          </table:table-cell>
          <table:table-cell table:style-name="ce45" office:value-type="float" office:value="17.8472863235613" calcext:value-type="float">
            <text:p>17.847</text:p>
          </table:table-cell>
          <table:table-cell table:style-name="ce45" table:formula="of:=[.$J$5]*[.C97]+(1-[.$J$5])*[.D96]" office:value-type="float" office:value="17.7610400599298" calcext:value-type="float">
            <text:p>17.76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12.4444444444444" calcext:value-type="float">
            <text:p>12.44</text:p>
          </table:table-cell>
          <table:table-cell table:style-name="ce45" office:value-type="float" office:value="17.8568696728204" calcext:value-type="float">
            <text:p>17.857</text:p>
          </table:table-cell>
          <table:table-cell table:style-name="ce45" table:formula="of:=[.$J$5]*[.C98]+(1-[.$J$5])*[.D97]" office:value-type="float" office:value="17.7706230212188" calcext:value-type="float">
            <text:p>17.77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13.1111111111111" calcext:value-type="float">
            <text:p>13.11</text:p>
          </table:table-cell>
          <table:table-cell table:style-name="ce45" office:value-type="float" office:value="17.8664530220795" calcext:value-type="float">
            <text:p>17.866</text:p>
          </table:table-cell>
          <table:table-cell table:style-name="ce45" table:formula="of:=[.$J$5]*[.C99]+(1-[.$J$5])*[.D98]" office:value-type="float" office:value="17.7802060213049" calcext:value-type="float">
            <text:p>17.78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14.9444444444444" calcext:value-type="float">
            <text:p>14.94</text:p>
          </table:table-cell>
          <table:table-cell table:style-name="ce45" office:value-type="float" office:value="17.8760363713387" calcext:value-type="float">
            <text:p>17.876</text:p>
          </table:table-cell>
          <table:table-cell table:style-name="ce45" table:formula="of:=[.$J$5]*[.C100]+(1-[.$J$5])*[.D99]" office:value-type="float" office:value="17.7897890563083" calcext:value-type="float">
            <text:p>17.790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6.5555555555556" calcext:value-type="float">
            <text:p>16.56</text:p>
          </table:table-cell>
          <table:table-cell table:style-name="ce45" office:value-type="float" office:value="17.8856197205978" calcext:value-type="float">
            <text:p>17.886</text:p>
          </table:table-cell>
          <table:table-cell table:style-name="ce45" table:formula="of:=[.$J$5]*[.C101]+(1-[.$J$5])*[.D100]" office:value-type="float" office:value="17.7993721227372" calcext:value-type="float">
            <text:p>17.799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45" office:value-type="float" office:value="17.8952030698569" calcext:value-type="float">
            <text:p>17.895</text:p>
          </table:table-cell>
          <table:table-cell table:style-name="ce45" table:formula="of:=[.$J$5]*[.C102]+(1-[.$J$5])*[.D101]" office:value-type="float" office:value="17.8089552174492" calcext:value-type="float">
            <text:p>17.809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float" office:value="20.1666666666667" calcext:value-type="float">
            <text:p>20.17</text:p>
          </table:table-cell>
          <table:table-cell table:style-name="ce45" office:value-type="float" office:value="17.9047864191161" calcext:value-type="float">
            <text:p>17.905</text:p>
          </table:table-cell>
          <table:table-cell table:style-name="ce45" table:formula="of:=[.$J$5]*[.C103]+(1-[.$J$5])*[.D102]" office:value-type="float" office:value="17.8185383376159" calcext:value-type="float">
            <text:p>17.819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45" office:value-type="float" office:value="17.9143697683752" calcext:value-type="float">
            <text:p>17.914</text:p>
          </table:table-cell>
          <table:table-cell table:style-name="ce45" table:formula="of:=[.$J$5]*[.C104]+(1-[.$J$5])*[.D103]" office:value-type="float" office:value="17.8281214806918" calcext:value-type="float">
            <text:p>17.828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float" office:value="22.5555555555556" calcext:value-type="float">
            <text:p>22.56</text:p>
          </table:table-cell>
          <table:table-cell table:style-name="ce45" office:value-type="float" office:value="17.9239531176343" calcext:value-type="float">
            <text:p>17.924</text:p>
          </table:table-cell>
          <table:table-cell table:style-name="ce45" table:formula="of:=[.$J$5]*[.C105]+(1-[.$J$5])*[.D104]" office:value-type="float" office:value="17.8377046443861" calcext:value-type="float">
            <text:p>17.838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21.7777777777778" calcext:value-type="float">
            <text:p>21.78</text:p>
          </table:table-cell>
          <table:table-cell table:style-name="ce45" office:value-type="float" office:value="17.9335364668934" calcext:value-type="float">
            <text:p>17.934</text:p>
          </table:table-cell>
          <table:table-cell table:style-name="ce45" table:formula="of:=[.$J$5]*[.C106]+(1-[.$J$5])*[.D105]" office:value-type="float" office:value="17.8472878266368" calcext:value-type="float">
            <text:p>17.847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float" office:value="20.8888888888889" calcext:value-type="float">
            <text:p>20.89</text:p>
          </table:table-cell>
          <table:table-cell table:style-name="ce45" office:value-type="float" office:value="17.9431198161526" calcext:value-type="float">
            <text:p>17.943</text:p>
          </table:table-cell>
          <table:table-cell table:style-name="ce45" table:formula="of:=[.$J$5]*[.C107]+(1-[.$J$5])*[.D106]" office:value-type="float" office:value="17.8568710255884" calcext:value-type="float">
            <text:p>17.857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19" calcext:value-type="float">
            <text:p>19.00</text:p>
          </table:table-cell>
          <table:table-cell table:style-name="ce45" office:value-type="float" office:value="17.9527031654117" calcext:value-type="float">
            <text:p>17.953</text:p>
          </table:table-cell>
          <table:table-cell table:style-name="ce45" table:formula="of:=[.$J$5]*[.C108]+(1-[.$J$5])*[.D107]" office:value-type="float" office:value="17.8664542395707" calcext:value-type="float">
            <text:p>17.866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float" office:value="13.4444444444444" calcext:value-type="float">
            <text:p>13.44</text:p>
          </table:table-cell>
          <table:table-cell table:style-name="ce45" office:value-type="float" office:value="17.9622865146708" calcext:value-type="float">
            <text:p>17.962</text:p>
          </table:table-cell>
          <table:table-cell table:style-name="ce45" table:formula="of:=[.$J$5]*[.C109]+(1-[.$J$5])*[.D108]" office:value-type="float" office:value="17.8760374670807" calcext:value-type="float">
            <text:p>17.876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float" office:value="16.1111111111111" calcext:value-type="float">
            <text:p>16.11</text:p>
          </table:table-cell>
          <table:table-cell table:style-name="ce45" office:value-type="float" office:value="17.97186986393" calcext:value-type="float">
            <text:p>17.972</text:p>
          </table:table-cell>
          <table:table-cell table:style-name="ce45" table:formula="of:=[.$J$5]*[.C110]+(1-[.$J$5])*[.D109]" office:value-type="float" office:value="17.8856207067657" calcext:value-type="float">
            <text:p>17.886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14.3333333333333" calcext:value-type="float">
            <text:p>14.33</text:p>
          </table:table-cell>
          <table:table-cell table:style-name="ce45" office:value-type="float" office:value="17.9814532131891" calcext:value-type="float">
            <text:p>17.981</text:p>
          </table:table-cell>
          <table:table-cell table:style-name="ce45" table:formula="of:=[.$J$5]*[.C111]+(1-[.$J$5])*[.D110]" office:value-type="float" office:value="17.895203957408" calcext:value-type="float">
            <text:p>17.895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float" office:value="14.5" calcext:value-type="float">
            <text:p>14.50</text:p>
          </table:table-cell>
          <table:table-cell table:style-name="ce45" office:value-type="float" office:value="17.9910365624482" calcext:value-type="float">
            <text:p>17.991</text:p>
          </table:table-cell>
          <table:table-cell table:style-name="ce45" table:formula="of:=[.$J$5]*[.C112]+(1-[.$J$5])*[.D111]" office:value-type="float" office:value="17.904787217912" calcext:value-type="float">
            <text:p>17.905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float" office:value="17.1111111111111" calcext:value-type="float">
            <text:p>17.11</text:p>
          </table:table-cell>
          <table:table-cell table:style-name="ce45" office:value-type="float" office:value="18.0006199117074" calcext:value-type="float">
            <text:p>18.001</text:p>
          </table:table-cell>
          <table:table-cell table:style-name="ce45" table:formula="of:=[.$J$5]*[.C113]+(1-[.$J$5])*[.D112]" office:value-type="float" office:value="17.9143704872916" calcext:value-type="float">
            <text:p>17.914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float" office:value="18.1666666666667" calcext:value-type="float">
            <text:p>18.17</text:p>
          </table:table-cell>
          <table:table-cell table:style-name="ce45" office:value-type="float" office:value="18.0102032609665" calcext:value-type="float">
            <text:p>18.010</text:p>
          </table:table-cell>
          <table:table-cell table:style-name="ce45" table:formula="of:=[.$J$5]*[.C114]+(1-[.$J$5])*[.D113]" office:value-type="float" office:value="17.9239537646591" calcext:value-type="float">
            <text:p>17.924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float" office:value="18.9444444444444" calcext:value-type="float">
            <text:p>18.94</text:p>
          </table:table-cell>
          <table:table-cell table:style-name="ce45" office:value-type="float" office:value="18.0197866102256" calcext:value-type="float">
            <text:p>18.020</text:p>
          </table:table-cell>
          <table:table-cell table:style-name="ce45" table:formula="of:=[.$J$5]*[.C115]+(1-[.$J$5])*[.D114]" office:value-type="float" office:value="17.9335370492157" calcext:value-type="float">
            <text:p>17.93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21.9444444444444" calcext:value-type="float">
            <text:p>21.94</text:p>
          </table:table-cell>
          <table:table-cell table:style-name="ce45" office:value-type="float" office:value="18.0293699594848" calcext:value-type="float">
            <text:p>18.029</text:p>
          </table:table-cell>
          <table:table-cell table:style-name="ce45" table:formula="of:=[.$J$5]*[.C116]+(1-[.$J$5])*[.D115]" office:value-type="float" office:value="17.9431203402426" calcext:value-type="float">
            <text:p>17.943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float" office:value="22.5555555555556" calcext:value-type="float">
            <text:p>22.56</text:p>
          </table:table-cell>
          <table:table-cell table:style-name="ce45" office:value-type="float" office:value="18.0389533087439" calcext:value-type="float">
            <text:p>18.039</text:p>
          </table:table-cell>
          <table:table-cell table:style-name="ce45" table:formula="of:=[.$J$5]*[.C117]+(1-[.$J$5])*[.D116]" office:value-type="float" office:value="17.9527036370927" calcext:value-type="float">
            <text:p>17.953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22.7777777777778" calcext:value-type="float">
            <text:p>22.78</text:p>
          </table:table-cell>
          <table:table-cell table:style-name="ce45" office:value-type="float" office:value="18.048536658003" calcext:value-type="float">
            <text:p>18.049</text:p>
          </table:table-cell>
          <table:table-cell table:style-name="ce45" table:formula="of:=[.$J$5]*[.C118]+(1-[.$J$5])*[.D117]" office:value-type="float" office:value="17.9622869391838" calcext:value-type="float">
            <text:p>17.962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float" office:value="19.1111111111111" calcext:value-type="float">
            <text:p>19.11</text:p>
          </table:table-cell>
          <table:table-cell table:style-name="ce45" office:value-type="float" office:value="18.0581200072622" calcext:value-type="float">
            <text:p>18.058</text:p>
          </table:table-cell>
          <table:table-cell table:style-name="ce45" table:formula="of:=[.$J$5]*[.C119]+(1-[.$J$5])*[.D118]" office:value-type="float" office:value="17.9718702459916" calcext:value-type="float">
            <text:p>17.972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float" office:value="16.7777777777778" calcext:value-type="float">
            <text:p>16.78</text:p>
          </table:table-cell>
          <table:table-cell table:style-name="ce45" office:value-type="float" office:value="18.0677033565213" calcext:value-type="float">
            <text:p>18.068</text:p>
          </table:table-cell>
          <table:table-cell table:style-name="ce45" table:formula="of:=[.$J$5]*[.C120]+(1-[.$J$5])*[.D119]" office:value-type="float" office:value="17.9814535570446" calcext:value-type="float">
            <text:p>17.98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14" calcext:value-type="float">
            <text:p>14.00</text:p>
          </table:table-cell>
          <table:table-cell table:style-name="ce45" office:value-type="float" office:value="18.0772867057804" calcext:value-type="float">
            <text:p>18.077</text:p>
          </table:table-cell>
          <table:table-cell table:style-name="ce45" table:formula="of:=[.$J$5]*[.C121]+(1-[.$J$5])*[.D120]" office:value-type="float" office:value="17.9910368719182" calcext:value-type="float">
            <text:p>17.99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float" office:value="14.6666666666667" calcext:value-type="float">
            <text:p>14.67</text:p>
          </table:table-cell>
          <table:table-cell table:style-name="ce45" office:value-type="float" office:value="18.0868700550396" calcext:value-type="float">
            <text:p>18.087</text:p>
          </table:table-cell>
          <table:table-cell table:style-name="ce45" table:formula="of:=[.$J$5]*[.C122]+(1-[.$J$5])*[.D121]" office:value-type="float" office:value="18.0006201902303" calcext:value-type="float">
            <text:p>18.001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14.6111111111111" calcext:value-type="float">
            <text:p>14.61</text:p>
          </table:table-cell>
          <table:table-cell table:style-name="ce45" office:value-type="float" office:value="18.0964534042987" calcext:value-type="float">
            <text:p>18.096</text:p>
          </table:table-cell>
          <table:table-cell table:style-name="ce45" table:formula="of:=[.$J$5]*[.C123]+(1-[.$J$5])*[.D122]" office:value-type="float" office:value="18.0102035116371" calcext:value-type="float">
            <text:p>18.010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15.1111111111111" calcext:value-type="float">
            <text:p>15.11</text:p>
          </table:table-cell>
          <table:table-cell table:style-name="ce45" office:value-type="float" office:value="18.1060367535578" calcext:value-type="float">
            <text:p>18.106</text:p>
          </table:table-cell>
          <table:table-cell table:style-name="ce45" table:formula="of:=[.$J$5]*[.C124]+(1-[.$J$5])*[.D123]" office:value-type="float" office:value="18.0197868358292" calcext:value-type="float">
            <text:p>18.020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15.9444444444444" calcext:value-type="float">
            <text:p>15.94</text:p>
          </table:table-cell>
          <table:table-cell table:style-name="ce45" office:value-type="float" office:value="18.115620102817" calcext:value-type="float">
            <text:p>18.116</text:p>
          </table:table-cell>
          <table:table-cell table:style-name="ce45" table:formula="of:=[.$J$5]*[.C125]+(1-[.$J$5])*[.D124]" office:value-type="float" office:value="18.029370162528" calcext:value-type="float">
            <text:p>18.029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16.6666666666667" calcext:value-type="float">
            <text:p>16.67</text:p>
          </table:table-cell>
          <table:table-cell table:style-name="ce45" office:value-type="float" office:value="18.1252034520761" calcext:value-type="float">
            <text:p>18.125</text:p>
          </table:table-cell>
          <table:table-cell table:style-name="ce45" table:formula="of:=[.$J$5]*[.C126]+(1-[.$J$5])*[.D125]" office:value-type="float" office:value="18.0389534914828" calcext:value-type="float">
            <text:p>18.03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45" office:value-type="float" office:value="18.1347868013352" calcext:value-type="float">
            <text:p>18.135</text:p>
          </table:table-cell>
          <table:table-cell table:style-name="ce45" table:formula="of:=[.$J$5]*[.C127]+(1-[.$J$5])*[.D126]" office:value-type="float" office:value="18.048536822468" calcext:value-type="float">
            <text:p>18.049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19.3888888888889" calcext:value-type="float">
            <text:p>19.39</text:p>
          </table:table-cell>
          <table:table-cell table:style-name="ce45" office:value-type="float" office:value="18.1443701505944" calcext:value-type="float">
            <text:p>18.144</text:p>
          </table:table-cell>
          <table:table-cell table:style-name="ce45" table:formula="of:=[.$J$5]*[.C128]+(1-[.$J$5])*[.D127]" office:value-type="float" office:value="18.0581201552807" calcext:value-type="float">
            <text:p>18.05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20.2222222222222" calcext:value-type="float">
            <text:p>20.22</text:p>
          </table:table-cell>
          <table:table-cell table:style-name="ce45" office:value-type="float" office:value="18.1539534998535" calcext:value-type="float">
            <text:p>18.154</text:p>
          </table:table-cell>
          <table:table-cell table:style-name="ce45" table:formula="of:=[.$J$5]*[.C129]+(1-[.$J$5])*[.D128]" office:value-type="float" office:value="18.067703489738" calcext:value-type="float">
            <text:p>18.06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20.3333333333333" calcext:value-type="float">
            <text:p>20.33</text:p>
          </table:table-cell>
          <table:table-cell table:style-name="ce45" office:value-type="float" office:value="18.1635368491126" calcext:value-type="float">
            <text:p>18.164</text:p>
          </table:table-cell>
          <table:table-cell table:style-name="ce45" table:formula="of:=[.$J$5]*[.C130]+(1-[.$J$5])*[.D129]" office:value-type="float" office:value="18.0772868256754" calcext:value-type="float">
            <text:p>18.07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19.9444444444444" calcext:value-type="float">
            <text:p>19.94</text:p>
          </table:table-cell>
          <table:table-cell table:style-name="ce45" office:value-type="float" office:value="18.1731201983718" calcext:value-type="float">
            <text:p>18.173</text:p>
          </table:table-cell>
          <table:table-cell table:style-name="ce45" table:formula="of:=[.$J$5]*[.C131]+(1-[.$J$5])*[.D130]" office:value-type="float" office:value="18.0868701629451" calcext:value-type="float">
            <text:p>18.08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float" office:value="16.8333333333333" calcext:value-type="float">
            <text:p>16.83</text:p>
          </table:table-cell>
          <table:table-cell table:style-name="ce45" office:value-type="float" office:value="18.1827035476309" calcext:value-type="float">
            <text:p>18.183</text:p>
          </table:table-cell>
          <table:table-cell table:style-name="ce45" table:formula="of:=[.$J$5]*[.C132]+(1-[.$J$5])*[.D131]" office:value-type="float" office:value="18.0964535014136" calcext:value-type="float">
            <text:p>18.096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float" office:value="14.8888888888889" calcext:value-type="float">
            <text:p>14.89</text:p>
          </table:table-cell>
          <table:table-cell table:style-name="ce45" office:value-type="float" office:value="18.19228689689" calcext:value-type="float">
            <text:p>18.192</text:p>
          </table:table-cell>
          <table:table-cell table:style-name="ce45" table:formula="of:=[.$J$5]*[.C133]+(1-[.$J$5])*[.D132]" office:value-type="float" office:value="18.1060368409613" calcext:value-type="float">
            <text:p>18.10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float" office:value="15.6666666666667" calcext:value-type="float">
            <text:p>15.67</text:p>
          </table:table-cell>
          <table:table-cell table:style-name="ce45" office:value-type="float" office:value="18.2018702461491" calcext:value-type="float">
            <text:p>18.202</text:p>
          </table:table-cell>
          <table:table-cell table:style-name="ce45" table:formula="of:=[.$J$5]*[.C134]+(1-[.$J$5])*[.D133]" office:value-type="float" office:value="18.1156201814801" calcext:value-type="float">
            <text:p>18.11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float" office:value="14.2222222222222" calcext:value-type="float">
            <text:p>14.22</text:p>
          </table:table-cell>
          <table:table-cell table:style-name="ce45" office:value-type="float" office:value="18.2114535954083" calcext:value-type="float">
            <text:p>18.211</text:p>
          </table:table-cell>
          <table:table-cell table:style-name="ce45" table:formula="of:=[.$J$5]*[.C135]+(1-[.$J$5])*[.D134]" office:value-type="float" office:value="18.1252035228729" calcext:value-type="float">
            <text:p>18.12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16.0555555555556" calcext:value-type="float">
            <text:p>16.06</text:p>
          </table:table-cell>
          <table:table-cell table:style-name="ce45" office:value-type="float" office:value="18.2210369446674" calcext:value-type="float">
            <text:p>18.221</text:p>
          </table:table-cell>
          <table:table-cell table:style-name="ce45" table:formula="of:=[.$J$5]*[.C136]+(1-[.$J$5])*[.D135]" office:value-type="float" office:value="18.1347868650523" calcext:value-type="float">
            <text:p>18.13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float" office:value="17.5555555555556" calcext:value-type="float">
            <text:p>17.56</text:p>
          </table:table-cell>
          <table:table-cell table:style-name="ce45" office:value-type="float" office:value="18.2306202939265" calcext:value-type="float">
            <text:p>18.231</text:p>
          </table:table-cell>
          <table:table-cell table:style-name="ce45" table:formula="of:=[.$J$5]*[.C137]+(1-[.$J$5])*[.D136]" office:value-type="float" office:value="18.1443702079398" calcext:value-type="float">
            <text:p>18.14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float" office:value="18.1666666666667" calcext:value-type="float">
            <text:p>18.17</text:p>
          </table:table-cell>
          <table:table-cell table:style-name="ce45" office:value-type="float" office:value="18.2402036431857" calcext:value-type="float">
            <text:p>18.240</text:p>
          </table:table-cell>
          <table:table-cell table:style-name="ce45" table:formula="of:=[.$J$5]*[.C138]+(1-[.$J$5])*[.D137]" office:value-type="float" office:value="18.1539535514644" calcext:value-type="float">
            <text:p>18.15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office:value-type="float" office:value="18.5555555555556" calcext:value-type="float">
            <text:p>18.56</text:p>
          </table:table-cell>
          <table:table-cell table:style-name="ce45" office:value-type="float" office:value="18.2497869924448" calcext:value-type="float">
            <text:p>18.250</text:p>
          </table:table-cell>
          <table:table-cell table:style-name="ce45" table:formula="of:=[.$J$5]*[.C139]+(1-[.$J$5])*[.D138]" office:value-type="float" office:value="18.1635368955624" calcext:value-type="float">
            <text:p>18.16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float" office:value="21.1111111111111" calcext:value-type="float">
            <text:p>21.11</text:p>
          </table:table-cell>
          <table:table-cell table:style-name="ce45" office:value-type="float" office:value="18.2593703417039" calcext:value-type="float">
            <text:p>18.259</text:p>
          </table:table-cell>
          <table:table-cell table:style-name="ce45" table:formula="of:=[.$J$5]*[.C140]+(1-[.$J$5])*[.D139]" office:value-type="float" office:value="18.1731202401765" calcext:value-type="float">
            <text:p>18.17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20.6111111111111" calcext:value-type="float">
            <text:p>20.61</text:p>
          </table:table-cell>
          <table:table-cell table:style-name="ce45" office:value-type="float" office:value="18.2689536909631" calcext:value-type="float">
            <text:p>18.269</text:p>
          </table:table-cell>
          <table:table-cell table:style-name="ce45" table:formula="of:=[.$J$5]*[.C141]+(1-[.$J$5])*[.D140]" office:value-type="float" office:value="18.1827035852552" calcext:value-type="float">
            <text:p>18.183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float" office:value="20.4444444444444" calcext:value-type="float">
            <text:p>20.44</text:p>
          </table:table-cell>
          <table:table-cell table:style-name="ce45" office:value-type="float" office:value="18.2785370402222" calcext:value-type="float">
            <text:p>18.279</text:p>
          </table:table-cell>
          <table:table-cell table:style-name="ce45" table:formula="of:=[.$J$5]*[.C142]+(1-[.$J$5])*[.D141]" office:value-type="float" office:value="18.1922869307519" calcext:value-type="float">
            <text:p>18.19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float" office:value="18.6666666666667" calcext:value-type="float">
            <text:p>18.67</text:p>
          </table:table-cell>
          <table:table-cell table:style-name="ce45" office:value-type="float" office:value="18.2881203894813" calcext:value-type="float">
            <text:p>18.288</text:p>
          </table:table-cell>
          <table:table-cell table:style-name="ce45" table:formula="of:=[.$J$5]*[.C143]+(1-[.$J$5])*[.D142]" office:value-type="float" office:value="18.2018702766248" calcext:value-type="float">
            <text:p>18.20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float" office:value="15.6666666666667" calcext:value-type="float">
            <text:p>15.67</text:p>
          </table:table-cell>
          <table:table-cell table:style-name="ce45" office:value-type="float" office:value="18.2977037387405" calcext:value-type="float">
            <text:p>18.298</text:p>
          </table:table-cell>
          <table:table-cell table:style-name="ce45" table:formula="of:=[.$J$5]*[.C144]+(1-[.$J$5])*[.D143]" office:value-type="float" office:value="18.2114536228364" calcext:value-type="float">
            <text:p>18.21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float" office:value="13.0555555555556" calcext:value-type="float">
            <text:p>13.06</text:p>
          </table:table-cell>
          <table:table-cell table:style-name="ce45" office:value-type="float" office:value="18.3072870879996" calcext:value-type="float">
            <text:p>18.307</text:p>
          </table:table-cell>
          <table:table-cell table:style-name="ce45" table:formula="of:=[.$J$5]*[.C145]+(1-[.$J$5])*[.D144]" office:value-type="float" office:value="18.2210369693527" calcext:value-type="float">
            <text:p>18.221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14.5555555555556" calcext:value-type="float">
            <text:p>14.56</text:p>
          </table:table-cell>
          <table:table-cell table:style-name="ce45" office:value-type="float" office:value="18.3168704372587" calcext:value-type="float">
            <text:p>18.317</text:p>
          </table:table-cell>
          <table:table-cell table:style-name="ce45" table:formula="of:=[.$J$5]*[.C146]+(1-[.$J$5])*[.D145]" office:value-type="float" office:value="18.2306203161433" calcext:value-type="float">
            <text:p>18.23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14.3888888888889" calcext:value-type="float">
            <text:p>14.39</text:p>
          </table:table-cell>
          <table:table-cell table:style-name="ce45" office:value-type="float" office:value="18.3264537865179" calcext:value-type="float">
            <text:p>18.326</text:p>
          </table:table-cell>
          <table:table-cell table:style-name="ce45" table:formula="of:=[.$J$5]*[.C147]+(1-[.$J$5])*[.D146]" office:value-type="float" office:value="18.2402036631808" calcext:value-type="float">
            <text:p>18.24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float" office:value="14.5555555555556" calcext:value-type="float">
            <text:p>14.56</text:p>
          </table:table-cell>
          <table:table-cell table:style-name="ce45" office:value-type="float" office:value="18.336037135777" calcext:value-type="float">
            <text:p>18.336</text:p>
          </table:table-cell>
          <table:table-cell table:style-name="ce45" table:formula="of:=[.$J$5]*[.C148]+(1-[.$J$5])*[.D147]" office:value-type="float" office:value="18.2497870104404" calcext:value-type="float">
            <text:p>18.250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float" office:value="16.1666666666667" calcext:value-type="float">
            <text:p>16.17</text:p>
          </table:table-cell>
          <table:table-cell table:style-name="ce45" office:value-type="float" office:value="18.3456204850361" calcext:value-type="float">
            <text:p>18.346</text:p>
          </table:table-cell>
          <table:table-cell table:style-name="ce45" table:formula="of:=[.$J$5]*[.C149]+(1-[.$J$5])*[.D148]" office:value-type="float" office:value="18.2593703579" calcext:value-type="float">
            <text:p>18.259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45" office:value-type="float" office:value="18.3552038342953" calcext:value-type="float">
            <text:p>18.355</text:p>
          </table:table-cell>
          <table:table-cell table:style-name="ce45" table:formula="of:=[.$J$5]*[.C150]+(1-[.$J$5])*[.D149]" office:value-type="float" office:value="18.2689537055395" calcext:value-type="float">
            <text:p>18.269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8.3888888888889" calcext:value-type="float">
            <text:p>18.39</text:p>
          </table:table-cell>
          <table:table-cell table:style-name="ce45" office:value-type="float" office:value="18.3647871835544" calcext:value-type="float">
            <text:p>18.365</text:p>
          </table:table-cell>
          <table:table-cell table:style-name="ce45" table:formula="of:=[.$J$5]*[.C151]+(1-[.$J$5])*[.D150]" office:value-type="float" office:value="18.278537053341" calcext:value-type="float">
            <text:p>18.27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float" office:value="20.3888888888889" calcext:value-type="float">
            <text:p>20.39</text:p>
          </table:table-cell>
          <table:table-cell table:style-name="ce45" office:value-type="float" office:value="18.3743705328135" calcext:value-type="float">
            <text:p>18.374</text:p>
          </table:table-cell>
          <table:table-cell table:style-name="ce45" table:formula="of:=[.$J$5]*[.C152]+(1-[.$J$5])*[.D151]" office:value-type="float" office:value="18.2881204012883" calcext:value-type="float">
            <text:p>18.28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float" office:value="23.1666666666667" calcext:value-type="float">
            <text:p>23.17</text:p>
          </table:table-cell>
          <table:table-cell table:style-name="ce45" office:value-type="float" office:value="18.3839538820727" calcext:value-type="float">
            <text:p>18.384</text:p>
          </table:table-cell>
          <table:table-cell table:style-name="ce45" table:formula="of:=[.$J$5]*[.C153]+(1-[.$J$5])*[.D152]" office:value-type="float" office:value="18.2977037493667" calcext:value-type="float">
            <text:p>18.29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float" office:value="23.7777777777778" calcext:value-type="float">
            <text:p>23.78</text:p>
          </table:table-cell>
          <table:table-cell table:style-name="ce45" office:value-type="float" office:value="18.3935372313318" calcext:value-type="float">
            <text:p>18.394</text:p>
          </table:table-cell>
          <table:table-cell table:style-name="ce45" table:formula="of:=[.$J$5]*[.C154]+(1-[.$J$5])*[.D153]" office:value-type="float" office:value="18.3072870975632" calcext:value-type="float">
            <text:p>18.30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float" office:value="20.6111111111111" calcext:value-type="float">
            <text:p>20.61</text:p>
          </table:table-cell>
          <table:table-cell table:style-name="ce45" office:value-type="float" office:value="18.4031205805909" calcext:value-type="float">
            <text:p>18.403</text:p>
          </table:table-cell>
          <table:table-cell table:style-name="ce45" table:formula="of:=[.$J$5]*[.C155]+(1-[.$J$5])*[.D154]" office:value-type="float" office:value="18.316870445866" calcext:value-type="float">
            <text:p>18.31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float" office:value="16.7777777777778" calcext:value-type="float">
            <text:p>16.78</text:p>
          </table:table-cell>
          <table:table-cell table:style-name="ce45" office:value-type="float" office:value="18.4127039298501" calcext:value-type="float">
            <text:p>18.413</text:p>
          </table:table-cell>
          <table:table-cell table:style-name="ce45" table:formula="of:=[.$J$5]*[.C156]+(1-[.$J$5])*[.D155]" office:value-type="float" office:value="18.3264537942644" calcext:value-type="float">
            <text:p>18.32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float" office:value="14.1111111111111" calcext:value-type="float">
            <text:p>14.11</text:p>
          </table:table-cell>
          <table:table-cell table:style-name="ce45" office:value-type="float" office:value="18.4222872791092" calcext:value-type="float">
            <text:p>18.422</text:p>
          </table:table-cell>
          <table:table-cell table:style-name="ce45" table:formula="of:=[.$J$5]*[.C157]+(1-[.$J$5])*[.D156]" office:value-type="float" office:value="18.3360371427489" calcext:value-type="float">
            <text:p>18.336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float" office:value="13.2222222222222" calcext:value-type="float">
            <text:p>13.22</text:p>
          </table:table-cell>
          <table:table-cell table:style-name="ce45" office:value-type="float" office:value="18.4318706283683" calcext:value-type="float">
            <text:p>18.432</text:p>
          </table:table-cell>
          <table:table-cell table:style-name="ce45" table:formula="of:=[.$J$5]*[.C158]+(1-[.$J$5])*[.D157]" office:value-type="float" office:value="18.3456204913108" calcext:value-type="float">
            <text:p>18.34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float" office:value="13.5" calcext:value-type="float">
            <text:p>13.50</text:p>
          </table:table-cell>
          <table:table-cell table:style-name="ce45" office:value-type="float" office:value="18.4414539776275" calcext:value-type="float">
            <text:p>18.441</text:p>
          </table:table-cell>
          <table:table-cell table:style-name="ce45" table:formula="of:=[.$J$5]*[.C159]+(1-[.$J$5])*[.D158]" office:value-type="float" office:value="18.3552038399425" calcext:value-type="float">
            <text:p>18.355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float" office:value="15.6111111111111" calcext:value-type="float">
            <text:p>15.61</text:p>
          </table:table-cell>
          <table:table-cell table:style-name="ce45" office:value-type="float" office:value="18.4510373268866" calcext:value-type="float">
            <text:p>18.451</text:p>
          </table:table-cell>
          <table:table-cell table:style-name="ce45" table:formula="of:=[.$J$5]*[.C160]+(1-[.$J$5])*[.D159]" office:value-type="float" office:value="18.3647871886369" calcext:value-type="float">
            <text:p>18.365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16.5555555555556" calcext:value-type="float">
            <text:p>16.56</text:p>
          </table:table-cell>
          <table:table-cell table:style-name="ce45" office:value-type="float" office:value="18.4606206761457" calcext:value-type="float">
            <text:p>18.461</text:p>
          </table:table-cell>
          <table:table-cell table:style-name="ce45" table:formula="of:=[.$J$5]*[.C161]+(1-[.$J$5])*[.D160]" office:value-type="float" office:value="18.3743705373878" calcext:value-type="float">
            <text:p>18.37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float" office:value="18.8333333333333" calcext:value-type="float">
            <text:p>18.83</text:p>
          </table:table-cell>
          <table:table-cell table:style-name="ce45" office:value-type="float" office:value="18.4702040254048" calcext:value-type="float">
            <text:p>18.470</text:p>
          </table:table-cell>
          <table:table-cell table:style-name="ce45" table:formula="of:=[.$J$5]*[.C162]+(1-[.$J$5])*[.D161]" office:value-type="float" office:value="18.3839538861895" calcext:value-type="float">
            <text:p>18.38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float" office:value="19.2222222222222" calcext:value-type="float">
            <text:p>19.22</text:p>
          </table:table-cell>
          <table:table-cell table:style-name="ce45" office:value-type="float" office:value="18.479787374664" calcext:value-type="float">
            <text:p>18.480</text:p>
          </table:table-cell>
          <table:table-cell table:style-name="ce45" table:formula="of:=[.$J$5]*[.C163]+(1-[.$J$5])*[.D162]" office:value-type="float" office:value="18.3935372350369" calcext:value-type="float">
            <text:p>18.39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float" office:value="21.2777777777778" calcext:value-type="float">
            <text:p>21.28</text:p>
          </table:table-cell>
          <table:table-cell table:style-name="ce45" office:value-type="float" office:value="18.4893707239231" calcext:value-type="float">
            <text:p>18.489</text:p>
          </table:table-cell>
          <table:table-cell table:style-name="ce45" table:formula="of:=[.$J$5]*[.C164]+(1-[.$J$5])*[.D163]" office:value-type="float" office:value="18.4031205839256" calcext:value-type="float">
            <text:p>18.40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float" office:value="21.5" calcext:value-type="float">
            <text:p>21.50</text:p>
          </table:table-cell>
          <table:table-cell table:style-name="ce45" office:value-type="float" office:value="18.4989540731822" calcext:value-type="float">
            <text:p>18.499</text:p>
          </table:table-cell>
          <table:table-cell table:style-name="ce45" table:formula="of:=[.$J$5]*[.C165]+(1-[.$J$5])*[.D164]" office:value-type="float" office:value="18.4127039328512" calcext:value-type="float">
            <text:p>18.41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21.9444444444444" calcext:value-type="float">
            <text:p>21.94</text:p>
          </table:table-cell>
          <table:table-cell table:style-name="ce45" office:value-type="float" office:value="18.5085374224414" calcext:value-type="float">
            <text:p>18.509</text:p>
          </table:table-cell>
          <table:table-cell table:style-name="ce45" table:formula="of:=[.$J$5]*[.C166]+(1-[.$J$5])*[.D165]" office:value-type="float" office:value="18.4222872818102" calcext:value-type="float">
            <text:p>18.42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float" office:value="18.8888888888889" calcext:value-type="float">
            <text:p>18.89</text:p>
          </table:table-cell>
          <table:table-cell table:style-name="ce45" office:value-type="float" office:value="18.5181207717005" calcext:value-type="float">
            <text:p>18.518</text:p>
          </table:table-cell>
          <table:table-cell table:style-name="ce45" table:formula="of:=[.$J$5]*[.C167]+(1-[.$J$5])*[.D166]" office:value-type="float" office:value="18.4318706307993" calcext:value-type="float">
            <text:p>18.432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17.6666666666667" calcext:value-type="float">
            <text:p>17.67</text:p>
          </table:table-cell>
          <table:table-cell table:style-name="ce45" office:value-type="float" office:value="18.5277041209596" calcext:value-type="float">
            <text:p>18.528</text:p>
          </table:table-cell>
          <table:table-cell table:style-name="ce45" table:formula="of:=[.$J$5]*[.C168]+(1-[.$J$5])*[.D167]" office:value-type="float" office:value="18.4414539798153" calcext:value-type="float">
            <text:p>18.44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15.2222222222222" calcext:value-type="float">
            <text:p>15.22</text:p>
          </table:table-cell>
          <table:table-cell table:style-name="ce45" office:value-type="float" office:value="18.5372874702188" calcext:value-type="float">
            <text:p>18.537</text:p>
          </table:table-cell>
          <table:table-cell table:style-name="ce45" table:formula="of:=[.$J$5]*[.C169]+(1-[.$J$5])*[.D168]" office:value-type="float" office:value="18.4510373288556" calcext:value-type="float">
            <text:p>18.45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float" office:value="16.2777777777778" calcext:value-type="float">
            <text:p>16.28</text:p>
          </table:table-cell>
          <table:table-cell table:style-name="ce45" office:value-type="float" office:value="18.5468708194779" calcext:value-type="float">
            <text:p>18.547</text:p>
          </table:table-cell>
          <table:table-cell table:style-name="ce45" table:formula="of:=[.$J$5]*[.C170]+(1-[.$J$5])*[.D169]" office:value-type="float" office:value="18.4606206779179" calcext:value-type="float">
            <text:p>18.46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16.2222222222222" calcext:value-type="float">
            <text:p>16.22</text:p>
          </table:table-cell>
          <table:table-cell table:style-name="ce45" office:value-type="float" office:value="18.556454168737" calcext:value-type="float">
            <text:p>18.556</text:p>
          </table:table-cell>
          <table:table-cell table:style-name="ce45" table:formula="of:=[.$J$5]*[.C171]+(1-[.$J$5])*[.D170]" office:value-type="float" office:value="18.4702040269998" calcext:value-type="float">
            <text:p>18.470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17.8333333333333" calcext:value-type="float">
            <text:p>17.83</text:p>
          </table:table-cell>
          <table:table-cell table:style-name="ce45" office:value-type="float" office:value="18.5660375179962" calcext:value-type="float">
            <text:p>18.566</text:p>
          </table:table-cell>
          <table:table-cell table:style-name="ce45" table:formula="of:=[.$J$5]*[.C172]+(1-[.$J$5])*[.D171]" office:value-type="float" office:value="18.4797873760994" calcext:value-type="float">
            <text:p>18.48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float" office:value="18.4444444444444" calcext:value-type="float">
            <text:p>18.44</text:p>
          </table:table-cell>
          <table:table-cell table:style-name="ce45" office:value-type="float" office:value="18.5756208672553" calcext:value-type="float">
            <text:p>18.576</text:p>
          </table:table-cell>
          <table:table-cell table:style-name="ce45" table:formula="of:=[.$J$5]*[.C173]+(1-[.$J$5])*[.D172]" office:value-type="float" office:value="18.489370725215" calcext:value-type="float">
            <text:p>18.48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float" office:value="20.8333333333333" calcext:value-type="float">
            <text:p>20.83</text:p>
          </table:table-cell>
          <table:table-cell table:style-name="ce45" office:value-type="float" office:value="18.5852042165144" calcext:value-type="float">
            <text:p>18.585</text:p>
          </table:table-cell>
          <table:table-cell table:style-name="ce45" table:formula="of:=[.$J$5]*[.C174]+(1-[.$J$5])*[.D173]" office:value-type="float" office:value="18.498954074345" calcext:value-type="float">
            <text:p>18.499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float" office:value="20.2222222222222" calcext:value-type="float">
            <text:p>20.22</text:p>
          </table:table-cell>
          <table:table-cell table:style-name="ce45" office:value-type="float" office:value="18.5947875657736" calcext:value-type="float">
            <text:p>18.595</text:p>
          </table:table-cell>
          <table:table-cell table:style-name="ce45" table:formula="of:=[.$J$5]*[.C175]+(1-[.$J$5])*[.D174]" office:value-type="float" office:value="18.5085374234878" calcext:value-type="float">
            <text:p>18.50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23.1666666666667" calcext:value-type="float">
            <text:p>23.17</text:p>
          </table:table-cell>
          <table:table-cell table:style-name="ce45" office:value-type="float" office:value="18.6043709150327" calcext:value-type="float">
            <text:p>18.604</text:p>
          </table:table-cell>
          <table:table-cell table:style-name="ce45" table:formula="of:=[.$J$5]*[.C176]+(1-[.$J$5])*[.D175]" office:value-type="float" office:value="18.5181207726423" calcext:value-type="float">
            <text:p>18.51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float" office:value="23.2222222222222" calcext:value-type="float">
            <text:p>23.22</text:p>
          </table:table-cell>
          <table:table-cell table:style-name="ce45" office:value-type="float" office:value="18.6139542642918" calcext:value-type="float">
            <text:p>18.614</text:p>
          </table:table-cell>
          <table:table-cell table:style-name="ce45" table:formula="of:=[.$J$5]*[.C177]+(1-[.$J$5])*[.D176]" office:value-type="float" office:value="18.5277041218073" calcext:value-type="float">
            <text:p>18.528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float" office:value="24.2222222222222" calcext:value-type="float">
            <text:p>24.22</text:p>
          </table:table-cell>
          <table:table-cell table:style-name="ce45" office:value-type="float" office:value="18.623537613551" calcext:value-type="float">
            <text:p>18.624</text:p>
          </table:table-cell>
          <table:table-cell table:style-name="ce45" table:formula="of:=[.$J$5]*[.C178]+(1-[.$J$5])*[.D177]" office:value-type="float" office:value="18.5372874709816" calcext:value-type="float">
            <text:p>18.53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float" office:value="22.1111111111111" calcext:value-type="float">
            <text:p>22.11</text:p>
          </table:table-cell>
          <table:table-cell table:style-name="ce45" office:value-type="float" office:value="18.6331209628101" calcext:value-type="float">
            <text:p>18.633</text:p>
          </table:table-cell>
          <table:table-cell table:style-name="ce45" table:formula="of:=[.$J$5]*[.C179]+(1-[.$J$5])*[.D178]" office:value-type="float" office:value="18.5468708201645" calcext:value-type="float">
            <text:p>18.54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float" office:value="18.6666666666667" calcext:value-type="float">
            <text:p>18.67</text:p>
          </table:table-cell>
          <table:table-cell table:style-name="ce45" office:value-type="float" office:value="18.6427043120692" calcext:value-type="float">
            <text:p>18.643</text:p>
          </table:table-cell>
          <table:table-cell table:style-name="ce45" table:formula="of:=[.$J$5]*[.C180]+(1-[.$J$5])*[.D179]" office:value-type="float" office:value="18.5564541693549" calcext:value-type="float">
            <text:p>18.55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15.8333333333333" calcext:value-type="float">
            <text:p>15.83</text:p>
          </table:table-cell>
          <table:table-cell table:style-name="ce45" office:value-type="float" office:value="18.6522876613284" calcext:value-type="float">
            <text:p>18.652</text:p>
          </table:table-cell>
          <table:table-cell table:style-name="ce45" table:formula="of:=[.$J$5]*[.C181]+(1-[.$J$5])*[.D180]" office:value-type="float" office:value="18.5660375185523" calcext:value-type="float">
            <text:p>18.56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16" calcext:value-type="float">
            <text:p>16.00</text:p>
          </table:table-cell>
          <table:table-cell table:style-name="ce45" office:value-type="float" office:value="18.6618710105875" calcext:value-type="float">
            <text:p>18.662</text:p>
          </table:table-cell>
          <table:table-cell table:style-name="ce45" table:formula="of:=[.$J$5]*[.C182]+(1-[.$J$5])*[.D181]" office:value-type="float" office:value="18.5756208677558" calcext:value-type="float">
            <text:p>18.57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17.2777777777778" calcext:value-type="float">
            <text:p>17.28</text:p>
          </table:table-cell>
          <table:table-cell table:style-name="ce45" office:value-type="float" office:value="18.6714543598466" calcext:value-type="float">
            <text:p>18.671</text:p>
          </table:table-cell>
          <table:table-cell table:style-name="ce45" table:formula="of:=[.$J$5]*[.C183]+(1-[.$J$5])*[.D182]" office:value-type="float" office:value="18.5852042169649" calcext:value-type="float">
            <text:p>18.585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float" office:value="19.2222222222222" calcext:value-type="float">
            <text:p>19.22</text:p>
          </table:table-cell>
          <table:table-cell table:style-name="ce45" office:value-type="float" office:value="18.6810377091058" calcext:value-type="float">
            <text:p>18.681</text:p>
          </table:table-cell>
          <table:table-cell table:style-name="ce45" table:formula="of:=[.$J$5]*[.C184]+(1-[.$J$5])*[.D183]" office:value-type="float" office:value="18.594787566179" calcext:value-type="float">
            <text:p>18.59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18.7777777777778" calcext:value-type="float">
            <text:p>18.78</text:p>
          </table:table-cell>
          <table:table-cell table:style-name="ce45" office:value-type="float" office:value="18.6906210583649" calcext:value-type="float">
            <text:p>18.691</text:p>
          </table:table-cell>
          <table:table-cell table:style-name="ce45" table:formula="of:=[.$J$5]*[.C185]+(1-[.$J$5])*[.D184]" office:value-type="float" office:value="18.6043709153976" calcext:value-type="float">
            <text:p>18.60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17.7777777777778" calcext:value-type="float">
            <text:p>17.78</text:p>
          </table:table-cell>
          <table:table-cell table:style-name="ce45" office:value-type="float" office:value="18.700204407624" calcext:value-type="float">
            <text:p>18.700</text:p>
          </table:table-cell>
          <table:table-cell table:style-name="ce45" table:formula="of:=[.$J$5]*[.C186]+(1-[.$J$5])*[.D185]" office:value-type="float" office:value="18.6139542646202" calcext:value-type="float">
            <text:p>18.614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20.4444444444444" calcext:value-type="float">
            <text:p>20.44</text:p>
          </table:table-cell>
          <table:table-cell table:style-name="ce45" office:value-type="float" office:value="18.7097877568832" calcext:value-type="float">
            <text:p>18.710</text:p>
          </table:table-cell>
          <table:table-cell table:style-name="ce45" table:formula="of:=[.$J$5]*[.C187]+(1-[.$J$5])*[.D186]" office:value-type="float" office:value="18.6235376138465" calcext:value-type="float">
            <text:p>18.62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22.4444444444444" calcext:value-type="float">
            <text:p>22.44</text:p>
          </table:table-cell>
          <table:table-cell table:style-name="ce45" office:value-type="float" office:value="18.7193711061423" calcext:value-type="float">
            <text:p>18.719</text:p>
          </table:table-cell>
          <table:table-cell table:style-name="ce45" table:formula="of:=[.$J$5]*[.C188]+(1-[.$J$5])*[.D187]" office:value-type="float" office:value="18.6331209630761" calcext:value-type="float">
            <text:p>18.633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23.9444444444444" calcext:value-type="float">
            <text:p>23.94</text:p>
          </table:table-cell>
          <table:table-cell table:style-name="ce45" office:value-type="float" office:value="18.7289544554014" calcext:value-type="float">
            <text:p>18.729</text:p>
          </table:table-cell>
          <table:table-cell table:style-name="ce45" table:formula="of:=[.$J$5]*[.C189]+(1-[.$J$5])*[.D188]" office:value-type="float" office:value="18.6427043123086" calcext:value-type="float">
            <text:p>18.64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float" office:value="25.1111111111111" calcext:value-type="float">
            <text:p>25.11</text:p>
          </table:table-cell>
          <table:table-cell table:style-name="ce45" office:value-type="float" office:value="18.7385378046605" calcext:value-type="float">
            <text:p>18.739</text:p>
          </table:table-cell>
          <table:table-cell table:style-name="ce45" table:formula="of:=[.$J$5]*[.C190]+(1-[.$J$5])*[.D189]" office:value-type="float" office:value="18.6522876615438" calcext:value-type="float">
            <text:p>18.65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23.5555555555556" calcext:value-type="float">
            <text:p>23.56</text:p>
          </table:table-cell>
          <table:table-cell table:style-name="ce45" office:value-type="float" office:value="18.7481211539197" calcext:value-type="float">
            <text:p>18.748</text:p>
          </table:table-cell>
          <table:table-cell table:style-name="ce45" table:formula="of:=[.$J$5]*[.C191]+(1-[.$J$5])*[.D190]" office:value-type="float" office:value="18.6618710107814" calcext:value-type="float">
            <text:p>18.66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float" office:value="17.3888888888889" calcext:value-type="float">
            <text:p>17.39</text:p>
          </table:table-cell>
          <table:table-cell table:style-name="ce45" office:value-type="float" office:value="18.7577045031788" calcext:value-type="float">
            <text:p>18.758</text:p>
          </table:table-cell>
          <table:table-cell table:style-name="ce45" table:formula="of:=[.$J$5]*[.C192]+(1-[.$J$5])*[.D191]" office:value-type="float" office:value="18.6714543600211" calcext:value-type="float">
            <text:p>18.671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14.5" calcext:value-type="float">
            <text:p>14.50</text:p>
          </table:table-cell>
          <table:table-cell table:style-name="ce45" office:value-type="float" office:value="18.7672878524379" calcext:value-type="float">
            <text:p>18.767</text:p>
          </table:table-cell>
          <table:table-cell table:style-name="ce45" table:formula="of:=[.$J$5]*[.C193]+(1-[.$J$5])*[.D192]" office:value-type="float" office:value="18.6810377092628" calcext:value-type="float">
            <text:p>18.681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float" office:value="14.7222222222222" calcext:value-type="float">
            <text:p>14.72</text:p>
          </table:table-cell>
          <table:table-cell table:style-name="ce45" office:value-type="float" office:value="18.7768712016971" calcext:value-type="float">
            <text:p>18.777</text:p>
          </table:table-cell>
          <table:table-cell table:style-name="ce45" table:formula="of:=[.$J$5]*[.C194]+(1-[.$J$5])*[.D193]" office:value-type="float" office:value="18.6906210585062" calcext:value-type="float">
            <text:p>18.691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float" office:value="17.7222222222222" calcext:value-type="float">
            <text:p>17.72</text:p>
          </table:table-cell>
          <table:table-cell table:style-name="ce45" office:value-type="float" office:value="18.7864545509562" calcext:value-type="float">
            <text:p>18.786</text:p>
          </table:table-cell>
          <table:table-cell table:style-name="ce45" table:formula="of:=[.$J$5]*[.C195]+(1-[.$J$5])*[.D194]" office:value-type="float" office:value="18.7002044077512" calcext:value-type="float">
            <text:p>18.700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17.0555555555556" calcext:value-type="float">
            <text:p>17.06</text:p>
          </table:table-cell>
          <table:table-cell table:style-name="ce45" office:value-type="float" office:value="18.7960379002153" calcext:value-type="float">
            <text:p>18.796</text:p>
          </table:table-cell>
          <table:table-cell table:style-name="ce45" table:formula="of:=[.$J$5]*[.C196]+(1-[.$J$5])*[.D195]" office:value-type="float" office:value="18.7097877569976" calcext:value-type="float">
            <text:p>18.710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18.6111111111111" calcext:value-type="float">
            <text:p>18.61</text:p>
          </table:table-cell>
          <table:table-cell table:style-name="ce45" office:value-type="float" office:value="18.8056212494745" calcext:value-type="float">
            <text:p>18.806</text:p>
          </table:table-cell>
          <table:table-cell table:style-name="ce45" table:formula="of:=[.$J$5]*[.C197]+(1-[.$J$5])*[.D196]" office:value-type="float" office:value="18.7193711062453" calcext:value-type="float">
            <text:p>18.719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float" office:value="18.3333333333333" calcext:value-type="float">
            <text:p>18.33</text:p>
          </table:table-cell>
          <table:table-cell table:style-name="ce45" office:value-type="float" office:value="18.8152045987336" calcext:value-type="float">
            <text:p>18.815</text:p>
          </table:table-cell>
          <table:table-cell table:style-name="ce45" table:formula="of:=[.$J$5]*[.C198]+(1-[.$J$5])*[.D197]" office:value-type="float" office:value="18.7289544554942" calcext:value-type="float">
            <text:p>18.729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float" office:value="20.5" calcext:value-type="float">
            <text:p>20.50</text:p>
          </table:table-cell>
          <table:table-cell table:style-name="ce45" office:value-type="float" office:value="18.8247879479927" calcext:value-type="float">
            <text:p>18.825</text:p>
          </table:table-cell>
          <table:table-cell table:style-name="ce45" table:formula="of:=[.$J$5]*[.C199]+(1-[.$J$5])*[.D198]" office:value-type="float" office:value="18.738537804744" calcext:value-type="float">
            <text:p>18.739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21.6111111111111" calcext:value-type="float">
            <text:p>21.61</text:p>
          </table:table-cell>
          <table:table-cell table:style-name="ce45" office:value-type="float" office:value="18.8343712972519" calcext:value-type="float">
            <text:p>18.834</text:p>
          </table:table-cell>
          <table:table-cell table:style-name="ce45" table:formula="of:=[.$J$5]*[.C200]+(1-[.$J$5])*[.D199]" office:value-type="float" office:value="18.7481211539948" calcext:value-type="float">
            <text:p>18.748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22.6666666666667" calcext:value-type="float">
            <text:p>22.67</text:p>
          </table:table-cell>
          <table:table-cell table:style-name="ce45" office:value-type="float" office:value="18.843954646511" calcext:value-type="float">
            <text:p>18.844</text:p>
          </table:table-cell>
          <table:table-cell table:style-name="ce45" table:formula="of:=[.$J$5]*[.C201]+(1-[.$J$5])*[.D200]" office:value-type="float" office:value="18.7577045032464" calcext:value-type="float">
            <text:p>18.758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22.2222222222222" calcext:value-type="float">
            <text:p>22.22</text:p>
          </table:table-cell>
          <table:table-cell table:style-name="ce45" office:value-type="float" office:value="18.8535379957701" calcext:value-type="float">
            <text:p>18.854</text:p>
          </table:table-cell>
          <table:table-cell table:style-name="ce45" table:formula="of:=[.$J$5]*[.C202]+(1-[.$J$5])*[.D201]" office:value-type="float" office:value="18.7672878524988" calcext:value-type="float">
            <text:p>18.767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float" office:value="21.4444444444444" calcext:value-type="float">
            <text:p>21.44</text:p>
          </table:table-cell>
          <table:table-cell table:style-name="ce45" office:value-type="float" office:value="18.8631213450293" calcext:value-type="float">
            <text:p>18.863</text:p>
          </table:table-cell>
          <table:table-cell table:style-name="ce45" table:formula="of:=[.$J$5]*[.C203]+(1-[.$J$5])*[.D202]" office:value-type="float" office:value="18.7768712017518" calcext:value-type="float">
            <text:p>18.777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office:value-type="float" office:value="18.7777777777778" calcext:value-type="float">
            <text:p>18.78</text:p>
          </table:table-cell>
          <table:table-cell table:style-name="ce45" office:value-type="float" office:value="18.8727046942884" calcext:value-type="float">
            <text:p>18.873</text:p>
          </table:table-cell>
          <table:table-cell table:style-name="ce45" table:formula="of:=[.$J$5]*[.C204]+(1-[.$J$5])*[.D203]" office:value-type="float" office:value="18.7864545510055" calcext:value-type="float">
            <text:p>18.786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office:value-type="float" office:value="14.9444444444444" calcext:value-type="float">
            <text:p>14.94</text:p>
          </table:table-cell>
          <table:table-cell table:style-name="ce45" office:value-type="float" office:value="18.8822880435475" calcext:value-type="float">
            <text:p>18.882</text:p>
          </table:table-cell>
          <table:table-cell table:style-name="ce45" table:formula="of:=[.$J$5]*[.C205]+(1-[.$J$5])*[.D204]" office:value-type="float" office:value="18.7960379002597" calcext:value-type="float">
            <text:p>18.796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14.3888888888889" calcext:value-type="float">
            <text:p>14.39</text:p>
          </table:table-cell>
          <table:table-cell table:style-name="ce45" office:value-type="float" office:value="18.8918713928067" calcext:value-type="float">
            <text:p>18.892</text:p>
          </table:table-cell>
          <table:table-cell table:style-name="ce45" table:formula="of:=[.$J$5]*[.C206]+(1-[.$J$5])*[.D205]" office:value-type="float" office:value="18.8056212495144" calcext:value-type="float">
            <text:p>18.806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office:value-type="float" office:value="15.3333333333333" calcext:value-type="float">
            <text:p>15.33</text:p>
          </table:table-cell>
          <table:table-cell table:style-name="ce45" office:value-type="float" office:value="18.9014547420658" calcext:value-type="float">
            <text:p>18.901</text:p>
          </table:table-cell>
          <table:table-cell table:style-name="ce45" table:formula="of:=[.$J$5]*[.C207]+(1-[.$J$5])*[.D206]" office:value-type="float" office:value="18.8152045987695" calcext:value-type="float">
            <text:p>18.815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office:value-type="float" office:value="17.0555555555556" calcext:value-type="float">
            <text:p>17.06</text:p>
          </table:table-cell>
          <table:table-cell table:style-name="ce45" office:value-type="float" office:value="18.9110380913249" calcext:value-type="float">
            <text:p>18.911</text:p>
          </table:table-cell>
          <table:table-cell table:style-name="ce45" table:formula="of:=[.$J$5]*[.C208]+(1-[.$J$5])*[.D207]" office:value-type="float" office:value="18.8247879480251" calcext:value-type="float">
            <text:p>18.825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office:value-type="float" office:value="18.5" calcext:value-type="float">
            <text:p>18.50</text:p>
          </table:table-cell>
          <table:table-cell table:style-name="ce45" office:value-type="float" office:value="18.9206214405841" calcext:value-type="float">
            <text:p>18.921</text:p>
          </table:table-cell>
          <table:table-cell table:style-name="ce45" table:formula="of:=[.$J$5]*[.C209]+(1-[.$J$5])*[.D208]" office:value-type="float" office:value="18.834371297281" calcext:value-type="float">
            <text:p>18.834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office:value-type="float" office:value="18.2777777777778" calcext:value-type="float">
            <text:p>18.28</text:p>
          </table:table-cell>
          <table:table-cell table:style-name="ce45" office:value-type="float" office:value="18.9302047898432" calcext:value-type="float">
            <text:p>18.930</text:p>
          </table:table-cell>
          <table:table-cell table:style-name="ce45" table:formula="of:=[.$J$5]*[.C210]+(1-[.$J$5])*[.D209]" office:value-type="float" office:value="18.8439546465372" calcext:value-type="float">
            <text:p>18.844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19.8333333333333" calcext:value-type="float">
            <text:p>19.83</text:p>
          </table:table-cell>
          <table:table-cell table:style-name="ce45" office:value-type="float" office:value="18.9397881391023" calcext:value-type="float">
            <text:p>18.940</text:p>
          </table:table-cell>
          <table:table-cell table:style-name="ce45" table:formula="of:=[.$J$5]*[.C211]+(1-[.$J$5])*[.D210]" office:value-type="float" office:value="18.8535379957937" calcext:value-type="float">
            <text:p>18.854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 office:value-type="float" office:value="22.7777777777778" calcext:value-type="float">
            <text:p>22.78</text:p>
          </table:table-cell>
          <table:table-cell table:style-name="ce45" office:value-type="float" office:value="18.9493714883615" calcext:value-type="float">
            <text:p>18.949</text:p>
          </table:table-cell>
          <table:table-cell table:style-name="ce45" table:formula="of:=[.$J$5]*[.C212]+(1-[.$J$5])*[.D211]" office:value-type="float" office:value="18.8631213450505" calcext:value-type="float">
            <text:p>18.863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office:value-type="float" office:value="22.8333333333333" calcext:value-type="float">
            <text:p>22.83</text:p>
          </table:table-cell>
          <table:table-cell table:style-name="ce45" office:value-type="float" office:value="18.9589548376206" calcext:value-type="float">
            <text:p>18.959</text:p>
          </table:table-cell>
          <table:table-cell table:style-name="ce45" table:formula="of:=[.$J$5]*[.C213]+(1-[.$J$5])*[.D212]" office:value-type="float" office:value="18.8727046943075" calcext:value-type="float">
            <text:p>18.873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office:value-type="float" office:value="22.6666666666667" calcext:value-type="float">
            <text:p>22.67</text:p>
          </table:table-cell>
          <table:table-cell table:style-name="ce45" office:value-type="float" office:value="18.9685381868797" calcext:value-type="float">
            <text:p>18.969</text:p>
          </table:table-cell>
          <table:table-cell table:style-name="ce45" table:formula="of:=[.$J$5]*[.C214]+(1-[.$J$5])*[.D213]" office:value-type="float" office:value="18.8822880435647" calcext:value-type="float">
            <text:p>18.882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office:value-type="float" office:value="21.7222222222222" calcext:value-type="float">
            <text:p>21.72</text:p>
          </table:table-cell>
          <table:table-cell table:style-name="ce45" office:value-type="float" office:value="18.9781215361388" calcext:value-type="float">
            <text:p>18.978</text:p>
          </table:table-cell>
          <table:table-cell table:style-name="ce45" table:formula="of:=[.$J$5]*[.C215]+(1-[.$J$5])*[.D214]" office:value-type="float" office:value="18.8918713928221" calcext:value-type="float">
            <text:p>18.892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18.3888888888889" calcext:value-type="float">
            <text:p>18.39</text:p>
          </table:table-cell>
          <table:table-cell table:style-name="ce45" office:value-type="float" office:value="18.987704885398" calcext:value-type="float">
            <text:p>18.988</text:p>
          </table:table-cell>
          <table:table-cell table:style-name="ce45" table:formula="of:=[.$J$5]*[.C216]+(1-[.$J$5])*[.D215]" office:value-type="float" office:value="18.9014547420797" calcext:value-type="float">
            <text:p>18.901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office:value-type="float" office:value="15.6666666666667" calcext:value-type="float">
            <text:p>15.67</text:p>
          </table:table-cell>
          <table:table-cell table:style-name="ce45" office:value-type="float" office:value="18.9972882346571" calcext:value-type="float">
            <text:p>18.997</text:p>
          </table:table-cell>
          <table:table-cell table:style-name="ce45" table:formula="of:=[.$J$5]*[.C217]+(1-[.$J$5])*[.D216]" office:value-type="float" office:value="18.9110380913375" calcext:value-type="float">
            <text:p>18.911</text:p>
          </table:table-cell>
          <table:table-cell table:number-columns-repeated="1020"/>
        </table:table-row>
        <table:table-row table:style-name="ro1">
          <table:table-cell table:style-name="ce79" office:value-type="float" office:value="217" calcext:value-type="float">
            <text:p>217</text:p>
          </table:table-cell>
          <table:table-cell table:style-name="ce81" office:value-type="float" office:value="16.3333333333333" calcext:value-type="float">
            <text:p>16.33</text:p>
          </table:table-cell>
          <table:table-cell table:style-name="ce83" office:value-type="float" office:value="19.0068715839162" calcext:value-type="float">
            <text:p>19.007</text:p>
          </table:table-cell>
          <table:table-cell table:style-name="ce83" table:formula="of:=[.D217]" office:value-type="float" office:value="18.9110380913375" calcext:value-type="float">
            <text:p>18.911</text:p>
          </table:table-cell>
          <table:table-cell table:style-name="ce81" table:formula="of:=[.D218]+[.J8]" office:value-type="float" office:value="15.4071621501228" calcext:value-type="float">
            <text:p>15.41</text:p>
          </table:table-cell>
          <table:table-cell table:style-name="ce81" table:formula="of:=ABS([.B218]-[.E218])" office:value-type="float" office:value="0.926171183210524" calcext:value-type="float">
            <text:p>0.93</text:p>
          </table:table-cell>
          <table:table-cell table:number-columns-repeated="1018"/>
        </table:table-row>
        <table:table-row table:style-name="ro1">
          <table:table-cell table:style-name="ce80" office:value-type="float" office:value="218" calcext:value-type="float">
            <text:p>218</text:p>
          </table:table-cell>
          <table:table-cell table:style-name="ce3" office:value-type="float" office:value="15.2222222222222" calcext:value-type="float">
            <text:p>15.22</text:p>
          </table:table-cell>
          <table:table-cell table:style-name="ce45" office:value-type="float" office:value="19.0164549331754" calcext:value-type="float">
            <text:p>19.016</text:p>
          </table:table-cell>
          <table:table-cell table:style-name="ce45" table:formula="of:=[.D218]" office:value-type="float" office:value="18.9110380913375" calcext:value-type="float">
            <text:p>18.911</text:p>
          </table:table-cell>
          <table:table-cell table:style-name="ce3" table:formula="of:=[.D219]+[.J9]" office:value-type="float" office:value="15.7185664551846" calcext:value-type="float">
            <text:p>15.72</text:p>
          </table:table-cell>
          <table:table-cell table:style-name="ce3" table:formula="of:=ABS([.B219]-[.E219])" office:value-type="float" office:value="0.496344232962427" calcext:value-type="float">
            <text:p>0.50</text:p>
          </table:table-cell>
          <table:table-cell table:number-columns-repeated="1018"/>
        </table:table-row>
        <table:table-row table:style-name="ro1">
          <table:table-cell table:style-name="ce80" office:value-type="float" office:value="219" calcext:value-type="float">
            <text:p>219</text:p>
          </table:table-cell>
          <table:table-cell table:style-name="ce3" office:value-type="float" office:value="16" calcext:value-type="float">
            <text:p>16.00</text:p>
          </table:table-cell>
          <table:table-cell table:style-name="ce45" office:value-type="float" office:value="19.0260382824345" calcext:value-type="float">
            <text:p>19.026</text:p>
          </table:table-cell>
          <table:table-cell table:style-name="ce45" table:formula="of:=[.D219]" office:value-type="float" office:value="18.9110380913375" calcext:value-type="float">
            <text:p>18.911</text:p>
          </table:table-cell>
          <table:table-cell table:style-name="ce3" table:formula="of:=[.D220]+[.J10]" office:value-type="float" office:value="16.7336744639502" calcext:value-type="float">
            <text:p>16.73</text:p>
          </table:table-cell>
          <table:table-cell table:style-name="ce3" table:formula="of:=ABS([.B220]-[.E220])" office:value-type="float" office:value="0.733674463950177" calcext:value-type="float">
            <text:p>0.73</text:p>
          </table:table-cell>
          <table:table-cell table:number-columns-repeated="1018"/>
        </table:table-row>
        <table:table-row table:style-name="ro1">
          <table:table-cell table:style-name="ce80" office:value-type="float" office:value="220" calcext:value-type="float">
            <text:p>220</text:p>
          </table:table-cell>
          <table:table-cell table:style-name="ce3" office:value-type="float" office:value="17.5" calcext:value-type="float">
            <text:p>17.50</text:p>
          </table:table-cell>
          <table:table-cell table:style-name="ce45" office:value-type="float" office:value="19.0356216316936" calcext:value-type="float">
            <text:p>19.036</text:p>
          </table:table-cell>
          <table:table-cell table:style-name="ce45" table:formula="of:=[.D220]" office:value-type="float" office:value="18.9110380913375" calcext:value-type="float">
            <text:p>18.911</text:p>
          </table:table-cell>
          <table:table-cell table:style-name="ce3" table:formula="of:=[.D221]+[.J11]" office:value-type="float" office:value="17.795078769012" calcext:value-type="float">
            <text:p>17.80</text:p>
          </table:table-cell>
          <table:table-cell table:style-name="ce3" table:formula="of:=ABS([.B221]-[.E221])" office:value-type="float" office:value="0.295078769012047" calcext:value-type="float">
            <text:p>0.30</text:p>
          </table:table-cell>
          <table:table-cell table:number-columns-repeated="1018"/>
        </table:table-row>
        <table:table-row table:style-name="ro1">
          <table:table-cell table:style-name="ce80" office:value-type="float" office:value="221" calcext:value-type="float">
            <text:p>221</text:p>
          </table:table-cell>
          <table:table-cell table:style-name="ce3" office:value-type="float" office:value="17.5555555555556" calcext:value-type="float">
            <text:p>17.56</text:p>
          </table:table-cell>
          <table:table-cell table:style-name="ce45" office:value-type="float" office:value="19.0452049809528" calcext:value-type="float">
            <text:p>19.045</text:p>
          </table:table-cell>
          <table:table-cell table:style-name="ce45" table:formula="of:=[.D221]" office:value-type="float" office:value="18.9110380913375" calcext:value-type="float">
            <text:p>18.911</text:p>
          </table:table-cell>
          <table:table-cell table:style-name="ce3" table:formula="of:=[.D222]+[.J12]" office:value-type="float" office:value="19.0354954197529" calcext:value-type="float">
            <text:p>19.04</text:p>
          </table:table-cell>
          <table:table-cell table:style-name="ce3" table:formula="of:=ABS([.B222]-[.E222])" office:value-type="float" office:value="1.47993986419731" calcext:value-type="float">
            <text:p>1.48</text:p>
          </table:table-cell>
          <table:table-cell table:number-columns-repeated="1018"/>
        </table:table-row>
        <table:table-row table:style-name="ro1">
          <table:table-cell table:style-name="ce80" office:value-type="float" office:value="222" calcext:value-type="float">
            <text:p>222</text:p>
          </table:table-cell>
          <table:table-cell table:style-name="ce3" office:value-type="float" office:value="19.7222222222222" calcext:value-type="float">
            <text:p>19.72</text:p>
          </table:table-cell>
          <table:table-cell table:style-name="ce45" office:value-type="float" office:value="19.0547883302119" calcext:value-type="float">
            <text:p>19.055</text:p>
          </table:table-cell>
          <table:table-cell table:style-name="ce45" table:formula="of:=[.D222]" office:value-type="float" office:value="18.9110380913375" calcext:value-type="float">
            <text:p>18.911</text:p>
          </table:table-cell>
          <table:table-cell table:style-name="ce3" table:formula="of:=[.D223]+[.J13]" office:value-type="float" office:value="20.3129491075308" calcext:value-type="float">
            <text:p>20.31</text:p>
          </table:table-cell>
          <table:table-cell table:style-name="ce3" table:formula="of:=ABS([.B223]-[.E223])" office:value-type="float" office:value="0.590726885308605" calcext:value-type="float">
            <text:p>0.59</text:p>
          </table:table-cell>
          <table:table-cell table:number-columns-repeated="1018"/>
        </table:table-row>
        <table:table-row table:style-name="ro1">
          <table:table-cell table:style-name="ce80" office:value-type="float" office:value="223" calcext:value-type="float">
            <text:p>223</text:p>
          </table:table-cell>
          <table:table-cell table:style-name="ce3" office:value-type="float" office:value="23.9444444444444" calcext:value-type="float">
            <text:p>23.94</text:p>
          </table:table-cell>
          <table:table-cell table:style-name="ce45" office:value-type="float" office:value="19.064371679471" calcext:value-type="float">
            <text:p>19.064</text:p>
          </table:table-cell>
          <table:table-cell table:style-name="ce45" table:formula="of:=[.D223]" office:value-type="float" office:value="18.9110380913375" calcext:value-type="float">
            <text:p>18.911</text:p>
          </table:table-cell>
          <table:table-cell table:style-name="ce3" table:formula="of:=[.D224]+[.J14]" office:value-type="float" office:value="22.3681805730865" calcext:value-type="float">
            <text:p>22.37</text:p>
          </table:table-cell>
          <table:table-cell table:style-name="ce3" table:formula="of:=ABS([.B224]-[.E224])" office:value-type="float" office:value="1.57626387135792" calcext:value-type="float">
            <text:p>1.58</text:p>
          </table:table-cell>
          <table:table-cell table:number-columns-repeated="1018"/>
        </table:table-row>
        <table:table-row table:style-name="ro1">
          <table:table-cell table:style-name="ce80" office:value-type="float" office:value="224" calcext:value-type="float">
            <text:p>224</text:p>
          </table:table-cell>
          <table:table-cell table:style-name="ce3" office:value-type="float" office:value="25.6111111111111" calcext:value-type="float">
            <text:p>25.61</text:p>
          </table:table-cell>
          <table:table-cell table:style-name="ce45" office:value-type="float" office:value="19.0739550287302" calcext:value-type="float">
            <text:p>19.074</text:p>
          </table:table-cell>
          <table:table-cell table:style-name="ce45" table:formula="of:=[.D224]" office:value-type="float" office:value="18.9110380913375" calcext:value-type="float">
            <text:p>18.911</text:p>
          </table:table-cell>
          <table:table-cell table:style-name="ce3" table:formula="of:=[.D225]+[.J15]" office:value-type="float" office:value="23.0468688287656" calcext:value-type="float">
            <text:p>23.05</text:p>
          </table:table-cell>
          <table:table-cell table:style-name="ce3" table:formula="of:=ABS([.B225]-[.E225])" office:value-type="float" office:value="2.56424228234546" calcext:value-type="float">
            <text:p>2.56</text:p>
          </table:table-cell>
          <table:table-cell table:number-columns-repeated="1018"/>
        </table:table-row>
        <table:table-row table:style-name="ro1">
          <table:table-cell table:style-name="ce80" office:value-type="float" office:value="225" calcext:value-type="float">
            <text:p>225</text:p>
          </table:table-cell>
          <table:table-cell table:style-name="ce3" office:value-type="float" office:value="22.1666666666667" calcext:value-type="float">
            <text:p>22.17</text:p>
          </table:table-cell>
          <table:table-cell table:style-name="ce45" office:value-type="float" office:value="19.0835383779893" calcext:value-type="float">
            <text:p>19.084</text:p>
          </table:table-cell>
          <table:table-cell table:style-name="ce45" table:formula="of:=[.D225]" office:value-type="float" office:value="18.9110380913375" calcext:value-type="float">
            <text:p>18.911</text:p>
          </table:table-cell>
          <table:table-cell table:style-name="ce3" table:formula="of:=[.D226]+[.J16]" office:value-type="float" office:value="22.7811126400003" calcext:value-type="float">
            <text:p>22.78</text:p>
          </table:table-cell>
          <table:table-cell table:style-name="ce3" table:formula="of:=ABS([.B226]-[.E226])" office:value-type="float" office:value="0.614445973333627" calcext:value-type="float">
            <text:p>0.61</text:p>
          </table:table-cell>
          <table:table-cell table:number-columns-repeated="1018"/>
        </table:table-row>
        <table:table-row table:style-name="ro1">
          <table:table-cell table:style-name="ce80" office:value-type="float" office:value="226" calcext:value-type="float">
            <text:p>226</text:p>
          </table:table-cell>
          <table:table-cell table:style-name="ce3" office:value-type="float" office:value="20.6666666666667" calcext:value-type="float">
            <text:p>20.67</text:p>
          </table:table-cell>
          <table:table-cell table:style-name="ce45" office:value-type="float" office:value="19.0931217272484" calcext:value-type="float">
            <text:p>19.093</text:p>
          </table:table-cell>
          <table:table-cell table:style-name="ce45" table:formula="of:=[.D226]" office:value-type="float" office:value="18.9110380913375" calcext:value-type="float">
            <text:p>18.911</text:p>
          </table:table-cell>
          <table:table-cell table:style-name="ce3" table:formula="of:=[.D227]+[.J17]" office:value-type="float" office:value="20.7591836117288" calcext:value-type="float">
            <text:p>20.76</text:p>
          </table:table-cell>
          <table:table-cell table:style-name="ce3" table:formula="of:=ABS([.B227]-[.E227])" office:value-type="float" office:value="0.0925169450621475" calcext:value-type="float">
            <text:p>0.09</text:p>
          </table:table-cell>
          <table:table-cell table:number-columns-repeated="1018"/>
        </table:table-row>
        <table:table-row table:style-name="ro1">
          <table:table-cell table:style-name="ce80" office:value-type="float" office:value="227" calcext:value-type="float">
            <text:p>227</text:p>
          </table:table-cell>
          <table:table-cell table:style-name="ce3" office:value-type="float" office:value="18.6666666666667" calcext:value-type="float">
            <text:p>18.67</text:p>
          </table:table-cell>
          <table:table-cell table:style-name="ce45" office:value-type="float" office:value="19.1027050765076" calcext:value-type="float">
            <text:p>19.103</text:p>
          </table:table-cell>
          <table:table-cell table:style-name="ce45" table:formula="of:=[.D227]" office:value-type="float" office:value="18.9110380913375" calcext:value-type="float">
            <text:p>18.911</text:p>
          </table:table-cell>
          <table:table-cell table:style-name="ce3" table:formula="of:=[.D228]+[.J18]" office:value-type="float" office:value="17.9070076698771" calcext:value-type="float">
            <text:p>17.91</text:p>
          </table:table-cell>
          <table:table-cell table:style-name="ce3" table:formula="of:=ABS([.B228]-[.E228])" office:value-type="float" office:value="0.759658996789565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80" office:value-type="float" office:value="228" calcext:value-type="float">
            <text:p>228</text:p>
          </table:table-cell>
          <table:table-cell table:style-name="ce3" office:value-type="float" office:value="15.2777777777778" calcext:value-type="float">
            <text:p>15.28</text:p>
          </table:table-cell>
          <table:table-cell table:style-name="ce45" office:value-type="float" office:value="19.1122884257667" calcext:value-type="float">
            <text:p>19.112</text:p>
          </table:table-cell>
          <table:table-cell table:style-name="ce45" table:formula="of:=[.D228]" office:value-type="float" office:value="18.9110380913375" calcext:value-type="float">
            <text:p>18.911</text:p>
          </table:table-cell>
          <table:table-cell table:style-name="ce3" table:formula="of:=[.D229]+[.J19]" office:value-type="float" office:value="15.0671774070377" calcext:value-type="float">
            <text:p>15.07</text:p>
          </table:table-cell>
          <table:table-cell table:style-name="ce3" table:formula="of:=ABS([.B229]-[.E229])" office:value-type="float" office:value="0.210600370740075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80" office:value-type="float" office:value="229" calcext:value-type="float">
            <text:p>229</text:p>
          </table:table-cell>
          <table:table-cell table:style-name="ce3" office:value-type="float" office:value="14.7222222222222" calcext:value-type="float">
            <text:p>14.72</text:p>
          </table:table-cell>
          <table:table-cell table:style-name="ce45" office:value-type="float" office:value="19.1218717750258" calcext:value-type="float">
            <text:p>19.122</text:p>
          </table:table-cell>
          <table:table-cell table:style-name="ce45" table:formula="of:=[.D229]" office:value-type="float" office:value="18.9110380913375" calcext:value-type="float">
            <text:p>18.911</text:p>
          </table:table-cell>
          <table:table-cell table:style-name="ce3" table:formula="of:=[.D230]+[.J8]" office:value-type="float" office:value="15.4071621501228" calcext:value-type="float">
            <text:p>15.41</text:p>
          </table:table-cell>
          <table:table-cell table:style-name="ce3" table:formula="of:=ABS([.B230]-[.E230])" office:value-type="float" office:value="0.684939927900576" calcext:value-type="float">
            <text:p>0.68</text:p>
          </table:table-cell>
          <table:table-cell table:number-columns-repeated="1018"/>
        </table:table-row>
        <table:table-row table:style-name="ro1">
          <table:table-cell table:style-name="ce80" office:value-type="float" office:value="230" calcext:value-type="float">
            <text:p>230</text:p>
          </table:table-cell>
          <table:table-cell table:style-name="ce3" office:value-type="float" office:value="12.9444444444444" calcext:value-type="float">
            <text:p>12.94</text:p>
          </table:table-cell>
          <table:table-cell table:style-name="ce45" office:value-type="float" office:value="19.131455124285" calcext:value-type="float">
            <text:p>19.131</text:p>
          </table:table-cell>
          <table:table-cell table:style-name="ce45" table:formula="of:=[.D230]" office:value-type="float" office:value="18.9110380913375" calcext:value-type="float">
            <text:p>18.911</text:p>
          </table:table-cell>
          <table:table-cell table:style-name="ce3" table:formula="of:=[.D231]+[.J9]" office:value-type="float" office:value="15.7185664551846" calcext:value-type="float">
            <text:p>15.72</text:p>
          </table:table-cell>
          <table:table-cell table:style-name="ce3" table:formula="of:=ABS([.B231]-[.E231])" office:value-type="float" office:value="2.77412201074023" calcext:value-type="float">
            <text:p>2.77</text:p>
          </table:table-cell>
          <table:table-cell table:number-columns-repeated="1018"/>
        </table:table-row>
        <table:table-row table:style-name="ro1">
          <table:table-cell table:style-name="ce80" office:value-type="float" office:value="231" calcext:value-type="float">
            <text:p>231</text:p>
          </table:table-cell>
          <table:table-cell table:style-name="ce3" office:value-type="float" office:value="17" calcext:value-type="float">
            <text:p>17.00</text:p>
          </table:table-cell>
          <table:table-cell table:style-name="ce45" office:value-type="float" office:value="19.1410384735441" calcext:value-type="float">
            <text:p>19.141</text:p>
          </table:table-cell>
          <table:table-cell table:style-name="ce45" table:formula="of:=[.D231]" office:value-type="float" office:value="18.9110380913375" calcext:value-type="float">
            <text:p>18.911</text:p>
          </table:table-cell>
          <table:table-cell table:style-name="ce3" table:formula="of:=[.D232]+[.J10]" office:value-type="float" office:value="16.7336744639502" calcext:value-type="float">
            <text:p>16.73</text:p>
          </table:table-cell>
          <table:table-cell table:style-name="ce3" table:formula="of:=ABS([.B232]-[.E232])" office:value-type="float" office:value="0.266325536049823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80" office:value-type="float" office:value="232" calcext:value-type="float">
            <text:p>232</text:p>
          </table:table-cell>
          <table:table-cell table:style-name="ce3" office:value-type="float" office:value="18.1111111111111" calcext:value-type="float">
            <text:p>18.11</text:p>
          </table:table-cell>
          <table:table-cell table:style-name="ce45" office:value-type="float" office:value="19.1506218228032" calcext:value-type="float">
            <text:p>19.151</text:p>
          </table:table-cell>
          <table:table-cell table:style-name="ce45" table:formula="of:=[.D232]" office:value-type="float" office:value="18.9110380913375" calcext:value-type="float">
            <text:p>18.911</text:p>
          </table:table-cell>
          <table:table-cell table:style-name="ce3" table:formula="of:=[.D233]+[.J11]" office:value-type="float" office:value="17.795078769012" calcext:value-type="float">
            <text:p>17.80</text:p>
          </table:table-cell>
          <table:table-cell table:style-name="ce3" table:formula="of:=ABS([.B233]-[.E233])" office:value-type="float" office:value="0.316032342099053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ce80" office:value-type="float" office:value="233" calcext:value-type="float">
            <text:p>233</text:p>
          </table:table-cell>
          <table:table-cell table:style-name="ce3" office:value-type="float" office:value="17.3888888888889" calcext:value-type="float">
            <text:p>17.39</text:p>
          </table:table-cell>
          <table:table-cell table:style-name="ce45" office:value-type="float" office:value="19.1602051720624" calcext:value-type="float">
            <text:p>19.160</text:p>
          </table:table-cell>
          <table:table-cell table:style-name="ce45" table:formula="of:=[.D233]" office:value-type="float" office:value="18.9110380913375" calcext:value-type="float">
            <text:p>18.911</text:p>
          </table:table-cell>
          <table:table-cell table:style-name="ce3" table:formula="of:=[.D234]+[.J12]" office:value-type="float" office:value="19.0354954197529" calcext:value-type="float">
            <text:p>19.04</text:p>
          </table:table-cell>
          <table:table-cell table:style-name="ce3" table:formula="of:=ABS([.B234]-[.E234])" office:value-type="float" office:value="1.64660653086401" calcext:value-type="float">
            <text:p>1.65</text:p>
          </table:table-cell>
          <table:table-cell table:number-columns-repeated="1018"/>
        </table:table-row>
        <table:table-row table:style-name="ro1">
          <table:table-cell table:style-name="ce80" office:value-type="float" office:value="234" calcext:value-type="float">
            <text:p>234</text:p>
          </table:table-cell>
          <table:table-cell table:style-name="ce3" office:value-type="float" office:value="19.5555555555556" calcext:value-type="float">
            <text:p>19.56</text:p>
          </table:table-cell>
          <table:table-cell table:style-name="ce45" office:value-type="float" office:value="19.1697885213215" calcext:value-type="float">
            <text:p>19.170</text:p>
          </table:table-cell>
          <table:table-cell table:style-name="ce45" table:formula="of:=[.D234]" office:value-type="float" office:value="18.9110380913375" calcext:value-type="float">
            <text:p>18.911</text:p>
          </table:table-cell>
          <table:table-cell table:style-name="ce3" table:formula="of:=[.D235]+[.J13]" office:value-type="float" office:value="20.3129491075308" calcext:value-type="float">
            <text:p>20.31</text:p>
          </table:table-cell>
          <table:table-cell table:style-name="ce3" table:formula="of:=ABS([.B235]-[.E235])" office:value-type="float" office:value="0.757393551975206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80" office:value-type="float" office:value="235" calcext:value-type="float">
            <text:p>235</text:p>
          </table:table-cell>
          <table:table-cell table:style-name="ce3" office:value-type="float" office:value="21.3888888888889" calcext:value-type="float">
            <text:p>21.39</text:p>
          </table:table-cell>
          <table:table-cell table:style-name="ce45" office:value-type="float" office:value="19.1793718705806" calcext:value-type="float">
            <text:p>19.179</text:p>
          </table:table-cell>
          <table:table-cell table:style-name="ce45" table:formula="of:=[.D235]" office:value-type="float" office:value="18.9110380913375" calcext:value-type="float">
            <text:p>18.911</text:p>
          </table:table-cell>
          <table:table-cell table:style-name="ce3" table:formula="of:=[.D236]+[.J14]" office:value-type="float" office:value="22.3681805730865" calcext:value-type="float">
            <text:p>22.37</text:p>
          </table:table-cell>
          <table:table-cell table:style-name="ce3" table:formula="of:=ABS([.B236]-[.E236])" office:value-type="float" office:value="0.979291684197577" calcext:value-type="float">
            <text:p>0.98</text:p>
          </table:table-cell>
          <table:table-cell table:number-columns-repeated="1018"/>
        </table:table-row>
        <table:table-row table:style-name="ro1">
          <table:table-cell table:style-name="ce80" office:value-type="float" office:value="236" calcext:value-type="float">
            <text:p>236</text:p>
          </table:table-cell>
          <table:table-cell table:style-name="ce3" office:value-type="float" office:value="22" calcext:value-type="float">
            <text:p>22.00</text:p>
          </table:table-cell>
          <table:table-cell table:style-name="ce45" office:value-type="float" office:value="19.1889552198398" calcext:value-type="float">
            <text:p>19.189</text:p>
          </table:table-cell>
          <table:table-cell table:style-name="ce45" table:formula="of:=[.D236]" office:value-type="float" office:value="18.9110380913375" calcext:value-type="float">
            <text:p>18.911</text:p>
          </table:table-cell>
          <table:table-cell table:style-name="ce3" table:formula="of:=[.D237]+[.J15]" office:value-type="float" office:value="23.0468688287656" calcext:value-type="float">
            <text:p>23.05</text:p>
          </table:table-cell>
          <table:table-cell table:style-name="ce3" table:formula="of:=ABS([.B237]-[.E237])" office:value-type="float" office:value="1.04686882876564" calcext:value-type="float">
            <text:p>1.05</text:p>
          </table:table-cell>
          <table:table-cell table:number-columns-repeated="1018"/>
        </table:table-row>
        <table:table-row table:style-name="ro1">
          <table:table-cell table:style-name="ce80" office:value-type="float" office:value="237" calcext:value-type="float">
            <text:p>237</text:p>
          </table:table-cell>
          <table:table-cell table:style-name="ce3" office:value-type="float" office:value="22.9444444444444" calcext:value-type="float">
            <text:p>22.94</text:p>
          </table:table-cell>
          <table:table-cell table:style-name="ce45" office:value-type="float" office:value="19.1985385690989" calcext:value-type="float">
            <text:p>19.199</text:p>
          </table:table-cell>
          <table:table-cell table:style-name="ce45" table:formula="of:=[.D237]" office:value-type="float" office:value="18.9110380913375" calcext:value-type="float">
            <text:p>18.911</text:p>
          </table:table-cell>
          <table:table-cell table:style-name="ce3" table:formula="of:=[.D238]+[.J16]" office:value-type="float" office:value="22.7811126400003" calcext:value-type="float">
            <text:p>22.78</text:p>
          </table:table-cell>
          <table:table-cell table:style-name="ce3" table:formula="of:=ABS([.B238]-[.E238])" office:value-type="float" office:value="0.163331804444073" calcext:value-type="float">
            <text:p>0.16</text:p>
          </table:table-cell>
          <table:table-cell table:number-columns-repeated="1018"/>
        </table:table-row>
        <table:table-row table:style-name="ro1">
          <table:table-cell table:style-name="ce80" office:value-type="float" office:value="238" calcext:value-type="float">
            <text:p>238</text:p>
          </table:table-cell>
          <table:table-cell table:style-name="ce3" office:value-type="float" office:value="20.5" calcext:value-type="float">
            <text:p>20.50</text:p>
          </table:table-cell>
          <table:table-cell table:style-name="ce45" office:value-type="float" office:value="19.208121918358" calcext:value-type="float">
            <text:p>19.208</text:p>
          </table:table-cell>
          <table:table-cell table:style-name="ce45" table:formula="of:=[.D238]" office:value-type="float" office:value="18.9110380913375" calcext:value-type="float">
            <text:p>18.911</text:p>
          </table:table-cell>
          <table:table-cell table:style-name="ce3" table:formula="of:=[.D239]+[.J17]" office:value-type="float" office:value="20.7591836117288" calcext:value-type="float">
            <text:p>20.76</text:p>
          </table:table-cell>
          <table:table-cell table:style-name="ce3" table:formula="of:=ABS([.B239]-[.E239])" office:value-type="float" office:value="0.259183611728847" calcext:value-type="float">
            <text:p>0.26</text:p>
          </table:table-cell>
          <table:table-cell table:number-columns-repeated="1018"/>
        </table:table-row>
        <table:table-row table:style-name="ro1">
          <table:table-cell table:style-name="ce80" office:value-type="float" office:value="239" calcext:value-type="float">
            <text:p>239</text:p>
          </table:table-cell>
          <table:table-cell table:style-name="ce3" office:value-type="float" office:value="17.4444444444444" calcext:value-type="float">
            <text:p>17.44</text:p>
          </table:table-cell>
          <table:table-cell table:style-name="ce45" office:value-type="float" office:value="19.2177052676171" calcext:value-type="float">
            <text:p>19.218</text:p>
          </table:table-cell>
          <table:table-cell table:style-name="ce45" table:formula="of:=[.D239]" office:value-type="float" office:value="18.9110380913375" calcext:value-type="float">
            <text:p>18.911</text:p>
          </table:table-cell>
          <table:table-cell table:style-name="ce3" table:formula="of:=[.D240]+[.J18]" office:value-type="float" office:value="17.9070076698771" calcext:value-type="float">
            <text:p>17.91</text:p>
          </table:table-cell>
          <table:table-cell table:style-name="ce3" table:formula="of:=ABS([.B240]-[.E240])" office:value-type="float" office:value="0.462563225432735" calcext:value-type="float">
            <text:p>0.46</text:p>
          </table:table-cell>
          <table:table-cell table:number-columns-repeated="1018"/>
        </table:table-row>
        <table:table-row table:style-name="ro1">
          <table:table-cell table:style-name="ce80" office:value-type="float" office:value="240" calcext:value-type="float">
            <text:p>240</text:p>
          </table:table-cell>
          <table:table-cell table:style-name="ce3" office:value-type="float" office:value="14.6666666666667" calcext:value-type="float">
            <text:p>14.67</text:p>
          </table:table-cell>
          <table:table-cell table:style-name="ce45" office:value-type="float" office:value="19.2272886168763" calcext:value-type="float">
            <text:p>19.227</text:p>
          </table:table-cell>
          <table:table-cell table:style-name="ce45" table:formula="of:=[.D240]" office:value-type="float" office:value="18.9110380913375" calcext:value-type="float">
            <text:p>18.911</text:p>
          </table:table-cell>
          <table:table-cell table:style-name="ce3" table:formula="of:=[.D241]+[.J19]" office:value-type="float" office:value="15.0671774070377" calcext:value-type="float">
            <text:p>15.07</text:p>
          </table:table-cell>
          <table:table-cell table:style-name="ce3" table:formula="of:=ABS([.B241]-[.E241])" office:value-type="float" office:value="0.400510740371026" calcext:value-type="float">
            <text:p>0.40</text:p>
          </table:table-cell>
          <table:table-cell table:number-columns-repeated="1018"/>
        </table:table-row>
        <table:table-row table:style-name="ro1">
          <table:table-cell table:style-name="ce80" office:value-type="float" office:value="241" calcext:value-type="float">
            <text:p>241</text:p>
          </table:table-cell>
          <table:table-cell table:style-name="ce3" office:value-type="float" office:value="14.5" calcext:value-type="float">
            <text:p>14.50</text:p>
          </table:table-cell>
          <table:table-cell table:style-name="ce45" office:value-type="float" office:value="19.2368719661354" calcext:value-type="float">
            <text:p>19.237</text:p>
          </table:table-cell>
          <table:table-cell table:style-name="ce45" table:formula="of:=[.D241]" office:value-type="float" office:value="18.9110380913375" calcext:value-type="float">
            <text:p>18.911</text:p>
          </table:table-cell>
          <table:table-cell table:style-name="ce3" table:formula="of:=[.D242]+[.J8]" office:value-type="float" office:value="15.4071621501228" calcext:value-type="float">
            <text:p>15.41</text:p>
          </table:table-cell>
          <table:table-cell table:style-name="ce3" table:formula="of:=ABS([.B242]-[.E242])" office:value-type="float" office:value="0.907162150122776" calcext:value-type="float">
            <text:p>0.91</text:p>
          </table:table-cell>
          <table:table-cell table:number-columns-repeated="1018"/>
        </table:table-row>
        <table:table-row table:style-name="ro1">
          <table:table-cell table:style-name="ce80" office:value-type="float" office:value="242" calcext:value-type="float">
            <text:p>242</text:p>
          </table:table-cell>
          <table:table-cell table:style-name="ce3" office:value-type="float" office:value="15.2222222222222" calcext:value-type="float">
            <text:p>15.22</text:p>
          </table:table-cell>
          <table:table-cell table:style-name="ce45" office:value-type="float" office:value="19.2464553153945" calcext:value-type="float">
            <text:p>19.246</text:p>
          </table:table-cell>
          <table:table-cell table:style-name="ce45" table:formula="of:=[.D242]" office:value-type="float" office:value="18.9110380913375" calcext:value-type="float">
            <text:p>18.911</text:p>
          </table:table-cell>
          <table:table-cell table:style-name="ce3" table:formula="of:=[.D243]+[.J9]" office:value-type="float" office:value="15.7185664551846" calcext:value-type="float">
            <text:p>15.72</text:p>
          </table:table-cell>
          <table:table-cell table:style-name="ce3" table:formula="of:=ABS([.B243]-[.E243])" office:value-type="float" office:value="0.496344232962427" calcext:value-type="float">
            <text:p>0.50</text:p>
          </table:table-cell>
          <table:table-cell table:number-columns-repeated="1018"/>
        </table:table-row>
        <table:table-row table:style-name="ro1">
          <table:table-cell table:style-name="ce80" office:value-type="float" office:value="243" calcext:value-type="float">
            <text:p>243</text:p>
          </table:table-cell>
          <table:table-cell table:style-name="ce3" office:value-type="float" office:value="15.4444444444444" calcext:value-type="float">
            <text:p>15.44</text:p>
          </table:table-cell>
          <table:table-cell table:style-name="ce45" office:value-type="float" office:value="19.2560386646537" calcext:value-type="float">
            <text:p>19.256</text:p>
          </table:table-cell>
          <table:table-cell table:style-name="ce45" table:formula="of:=[.D243]" office:value-type="float" office:value="18.9110380913375" calcext:value-type="float">
            <text:p>18.911</text:p>
          </table:table-cell>
          <table:table-cell table:style-name="ce3" table:formula="of:=[.D244]+[.J10]" office:value-type="float" office:value="16.7336744639502" calcext:value-type="float">
            <text:p>16.73</text:p>
          </table:table-cell>
          <table:table-cell table:style-name="ce3" table:formula="of:=ABS([.B244]-[.E244])" office:value-type="float" office:value="1.28923001950578" calcext:value-type="float">
            <text:p>1.29</text:p>
          </table:table-cell>
          <table:table-cell table:number-columns-repeated="1018"/>
        </table:table-row>
        <table:table-row table:style-name="ro1">
          <table:table-cell table:style-name="ce80" office:value-type="float" office:value="244" calcext:value-type="float">
            <text:p>244</text:p>
          </table:table-cell>
          <table:table-cell table:style-name="ce3" office:value-type="float" office:value="17.7777777777778" calcext:value-type="float">
            <text:p>17.78</text:p>
          </table:table-cell>
          <table:table-cell table:style-name="ce45" office:value-type="float" office:value="19.2656220139128" calcext:value-type="float">
            <text:p>19.266</text:p>
          </table:table-cell>
          <table:table-cell table:style-name="ce45" table:formula="of:=[.D244]" office:value-type="float" office:value="18.9110380913375" calcext:value-type="float">
            <text:p>18.911</text:p>
          </table:table-cell>
          <table:table-cell table:style-name="ce3" table:formula="of:=[.D245]+[.J11]" office:value-type="float" office:value="17.795078769012" calcext:value-type="float">
            <text:p>17.80</text:p>
          </table:table-cell>
          <table:table-cell table:style-name="ce3" table:formula="of:=ABS([.B245]-[.E245])" office:value-type="float" office:value="0.0173009912342472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80" office:value-type="float" office:value="245" calcext:value-type="float">
            <text:p>245</text:p>
          </table:table-cell>
          <table:table-cell table:style-name="ce3" office:value-type="float" office:value="19.6666666666667" calcext:value-type="float">
            <text:p>19.67</text:p>
          </table:table-cell>
          <table:table-cell table:style-name="ce45" office:value-type="float" office:value="19.2752053631719" calcext:value-type="float">
            <text:p>19.275</text:p>
          </table:table-cell>
          <table:table-cell table:style-name="ce45" table:formula="of:=[.D245]" office:value-type="float" office:value="18.9110380913375" calcext:value-type="float">
            <text:p>18.911</text:p>
          </table:table-cell>
          <table:table-cell table:style-name="ce3" table:formula="of:=[.D246]+[.J12]" office:value-type="float" office:value="19.0354954197529" calcext:value-type="float">
            <text:p>19.04</text:p>
          </table:table-cell>
          <table:table-cell table:style-name="ce3" table:formula="of:=ABS([.B246]-[.E246])" office:value-type="float" office:value="0.631171246913787" calcext:value-type="float">
            <text:p>0.63</text:p>
          </table:table-cell>
          <table:table-cell table:number-columns-repeated="1018"/>
        </table:table-row>
        <table:table-row table:style-name="ro1">
          <table:table-cell table:style-name="ce80" office:value-type="float" office:value="246" calcext:value-type="float">
            <text:p>246</text:p>
          </table:table-cell>
          <table:table-cell table:style-name="ce3" office:value-type="float" office:value="20.2777777777778" calcext:value-type="float">
            <text:p>20.28</text:p>
          </table:table-cell>
          <table:table-cell table:style-name="ce45" office:value-type="float" office:value="19.2847887124311" calcext:value-type="float">
            <text:p>19.285</text:p>
          </table:table-cell>
          <table:table-cell table:style-name="ce45" table:formula="of:=[.D246]" office:value-type="float" office:value="18.9110380913375" calcext:value-type="float">
            <text:p>18.911</text:p>
          </table:table-cell>
          <table:table-cell table:style-name="ce3" table:formula="of:=[.D247]+[.J13]" office:value-type="float" office:value="20.3129491075308" calcext:value-type="float">
            <text:p>20.31</text:p>
          </table:table-cell>
          <table:table-cell table:style-name="ce3" table:formula="of:=ABS([.B247]-[.E247])" office:value-type="float" office:value="0.0351713297530054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ce80" office:value-type="float" office:value="247" calcext:value-type="float">
            <text:p>247</text:p>
          </table:table-cell>
          <table:table-cell table:style-name="ce3" office:value-type="float" office:value="22" calcext:value-type="float">
            <text:p>22.00</text:p>
          </table:table-cell>
          <table:table-cell table:style-name="ce45" office:value-type="float" office:value="19.2943720616902" calcext:value-type="float">
            <text:p>19.294</text:p>
          </table:table-cell>
          <table:table-cell table:style-name="ce45" table:formula="of:=[.D247]" office:value-type="float" office:value="18.9110380913375" calcext:value-type="float">
            <text:p>18.911</text:p>
          </table:table-cell>
          <table:table-cell table:style-name="ce3" table:formula="of:=[.D248]+[.J14]" office:value-type="float" office:value="22.3681805730865" calcext:value-type="float">
            <text:p>22.37</text:p>
          </table:table-cell>
          <table:table-cell table:style-name="ce3" table:formula="of:=ABS([.B248]-[.E248])" office:value-type="float" office:value="0.368180573086477" calcext:value-type="float">
            <text:p>0.37</text:p>
          </table:table-cell>
          <table:table-cell table:number-columns-repeated="1018"/>
        </table:table-row>
        <table:table-row table:style-name="ro1">
          <table:table-cell table:style-name="ce80" office:value-type="float" office:value="248" calcext:value-type="float">
            <text:p>248</text:p>
          </table:table-cell>
          <table:table-cell table:style-name="ce3" office:value-type="float" office:value="23.5555555555556" calcext:value-type="float">
            <text:p>23.56</text:p>
          </table:table-cell>
          <table:table-cell table:style-name="ce45" office:value-type="float" office:value="19.3039554109493" calcext:value-type="float">
            <text:p>19.304</text:p>
          </table:table-cell>
          <table:table-cell table:style-name="ce45" table:formula="of:=[.D248]" office:value-type="float" office:value="18.9110380913375" calcext:value-type="float">
            <text:p>18.911</text:p>
          </table:table-cell>
          <table:table-cell table:style-name="ce3" table:formula="of:=[.D249]+[.J15]" office:value-type="float" office:value="23.0468688287656" calcext:value-type="float">
            <text:p>23.05</text:p>
          </table:table-cell>
          <table:table-cell table:style-name="ce3" table:formula="of:=ABS([.B249]-[.E249])" office:value-type="float" office:value="0.508686726789964" calcext:value-type="float">
            <text:p>0.51</text:p>
          </table:table-cell>
          <table:table-cell table:number-columns-repeated="1018"/>
        </table:table-row>
        <table:table-row table:style-name="ro1">
          <table:table-cell table:style-name="ce80" office:value-type="float" office:value="249" calcext:value-type="float">
            <text:p>249</text:p>
          </table:table-cell>
          <table:table-cell table:style-name="ce3" office:value-type="float" office:value="23.5555555555556" calcext:value-type="float">
            <text:p>23.56</text:p>
          </table:table-cell>
          <table:table-cell table:style-name="ce45" office:value-type="float" office:value="19.3135387602085" calcext:value-type="float">
            <text:p>19.314</text:p>
          </table:table-cell>
          <table:table-cell table:style-name="ce45" table:formula="of:=[.D249]" office:value-type="float" office:value="18.9110380913375" calcext:value-type="float">
            <text:p>18.911</text:p>
          </table:table-cell>
          <table:table-cell table:style-name="ce3" table:formula="of:=[.D250]+[.J16]" office:value-type="float" office:value="22.7811126400003" calcext:value-type="float">
            <text:p>22.78</text:p>
          </table:table-cell>
          <table:table-cell table:style-name="ce3" table:formula="of:=ABS([.B250]-[.E250])" office:value-type="float" office:value="0.774442915555273" calcext:value-type="float">
            <text:p>0.77</text:p>
          </table:table-cell>
          <table:table-cell table:number-columns-repeated="1018"/>
        </table:table-row>
        <table:table-row table:style-name="ro1">
          <table:table-cell table:style-name="ce80" office:value-type="float" office:value="250" calcext:value-type="float">
            <text:p>250</text:p>
          </table:table-cell>
          <table:table-cell table:style-name="ce3" office:value-type="float" office:value="21.8333333333333" calcext:value-type="float">
            <text:p>21.83</text:p>
          </table:table-cell>
          <table:table-cell table:style-name="ce45" office:value-type="float" office:value="19.3231221094676" calcext:value-type="float">
            <text:p>19.323</text:p>
          </table:table-cell>
          <table:table-cell table:style-name="ce45" table:formula="of:=[.D250]" office:value-type="float" office:value="18.9110380913375" calcext:value-type="float">
            <text:p>18.911</text:p>
          </table:table-cell>
          <table:table-cell table:style-name="ce3" table:formula="of:=[.D251]+[.J17]" office:value-type="float" office:value="20.7591836117288" calcext:value-type="float">
            <text:p>20.76</text:p>
          </table:table-cell>
          <table:table-cell table:style-name="ce3" table:formula="of:=ABS([.B251]-[.E251])" office:value-type="float" office:value="1.07414972160445" calcext:value-type="float">
            <text:p>1.07</text:p>
          </table:table-cell>
          <table:table-cell table:number-columns-repeated="1018"/>
        </table:table-row>
        <table:table-row table:style-name="ro1">
          <table:table-cell table:style-name="ce80" office:value-type="float" office:value="251" calcext:value-type="float">
            <text:p>251</text:p>
          </table:table-cell>
          <table:table-cell table:style-name="ce3" office:value-type="float" office:value="16.7222222222222" calcext:value-type="float">
            <text:p>16.72</text:p>
          </table:table-cell>
          <table:table-cell table:style-name="ce45" office:value-type="float" office:value="19.3327054587267" calcext:value-type="float">
            <text:p>19.333</text:p>
          </table:table-cell>
          <table:table-cell table:style-name="ce45" table:formula="of:=[.D251]" office:value-type="float" office:value="18.9110380913375" calcext:value-type="float">
            <text:p>18.911</text:p>
          </table:table-cell>
          <table:table-cell table:style-name="ce3" table:formula="of:=[.D252]+[.J18]" office:value-type="float" office:value="17.9070076698771" calcext:value-type="float">
            <text:p>17.91</text:p>
          </table:table-cell>
          <table:table-cell table:style-name="ce3" table:formula="of:=ABS([.B252]-[.E252])" office:value-type="float" office:value="1.18478544765494" calcext:value-type="float">
            <text:p>1.18</text:p>
          </table:table-cell>
          <table:table-cell table:number-columns-repeated="1018"/>
        </table:table-row>
        <table:table-row table:style-name="ro1">
          <table:table-cell table:style-name="ce80" office:value-type="float" office:value="252" calcext:value-type="float">
            <text:p>252</text:p>
          </table:table-cell>
          <table:table-cell table:style-name="ce3" office:value-type="float" office:value="15.1111111111111" calcext:value-type="float">
            <text:p>15.11</text:p>
          </table:table-cell>
          <table:table-cell table:style-name="ce45" office:value-type="float" office:value="19.3422888079859" calcext:value-type="float">
            <text:p>19.342</text:p>
          </table:table-cell>
          <table:table-cell table:style-name="ce45" table:formula="of:=[.D252]" office:value-type="float" office:value="18.9110380913375" calcext:value-type="float">
            <text:p>18.911</text:p>
          </table:table-cell>
          <table:table-cell table:style-name="ce3" table:formula="of:=[.D253]+[.J19]" office:value-type="float" office:value="15.0671774070377" calcext:value-type="float">
            <text:p>15.07</text:p>
          </table:table-cell>
          <table:table-cell table:style-name="ce3" table:formula="of:=ABS([.B253]-[.E253])" office:value-type="float" office:value="0.0439337040733747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ce80" office:value-type="float" office:value="253" calcext:value-type="float">
            <text:p>253</text:p>
          </table:table-cell>
          <table:table-cell table:style-name="ce3" office:value-type="float" office:value="14.7777777777778" calcext:value-type="float">
            <text:p>14.78</text:p>
          </table:table-cell>
          <table:table-cell table:style-name="ce45" office:value-type="float" office:value="19.351872157245" calcext:value-type="float">
            <text:p>19.352</text:p>
          </table:table-cell>
          <table:table-cell table:style-name="ce45" table:formula="of:=[.D253]" office:value-type="float" office:value="18.9110380913375" calcext:value-type="float">
            <text:p>18.911</text:p>
          </table:table-cell>
          <table:table-cell table:style-name="ce3" table:formula="of:=[.D254]+[.J8]" office:value-type="float" office:value="15.4071621501228" calcext:value-type="float">
            <text:p>15.41</text:p>
          </table:table-cell>
          <table:table-cell table:style-name="ce3" table:formula="of:=ABS([.B254]-[.E254])" office:value-type="float" office:value="0.629384372344976" calcext:value-type="float">
            <text:p>0.63</text:p>
          </table:table-cell>
          <table:table-cell table:number-columns-repeated="1018"/>
        </table:table-row>
        <table:table-row table:style-name="ro1">
          <table:table-cell table:style-name="ce80" office:value-type="float" office:value="254" calcext:value-type="float">
            <text:p>254</text:p>
          </table:table-cell>
          <table:table-cell table:style-name="ce3" office:value-type="float" office:value="14.9444444444444" calcext:value-type="float">
            <text:p>14.94</text:p>
          </table:table-cell>
          <table:table-cell table:style-name="ce45" office:value-type="float" office:value="19.3614555065041" calcext:value-type="float">
            <text:p>19.361</text:p>
          </table:table-cell>
          <table:table-cell table:style-name="ce45" table:formula="of:=[.D254]" office:value-type="float" office:value="18.9110380913375" calcext:value-type="float">
            <text:p>18.911</text:p>
          </table:table-cell>
          <table:table-cell table:style-name="ce3" table:formula="of:=[.D255]+[.J9]" office:value-type="float" office:value="15.7185664551846" calcext:value-type="float">
            <text:p>15.72</text:p>
          </table:table-cell>
          <table:table-cell table:style-name="ce3" table:formula="of:=ABS([.B255]-[.E255])" office:value-type="float" office:value="0.774122010740227" calcext:value-type="float">
            <text:p>0.77</text:p>
          </table:table-cell>
          <table:table-cell table:number-columns-repeated="1018"/>
        </table:table-row>
        <table:table-row table:style-name="ro1">
          <table:table-cell table:style-name="ce80" office:value-type="float" office:value="255" calcext:value-type="float">
            <text:p>255</text:p>
          </table:table-cell>
          <table:table-cell table:style-name="ce3" office:value-type="float" office:value="14.1111111111111" calcext:value-type="float">
            <text:p>14.11</text:p>
          </table:table-cell>
          <table:table-cell table:style-name="ce45" office:value-type="float" office:value="19.3710388557633" calcext:value-type="float">
            <text:p>19.371</text:p>
          </table:table-cell>
          <table:table-cell table:style-name="ce45" table:formula="of:=[.D255]" office:value-type="float" office:value="18.9110380913375" calcext:value-type="float">
            <text:p>18.911</text:p>
          </table:table-cell>
          <table:table-cell table:style-name="ce3" table:formula="of:=[.D256]+[.J10]" office:value-type="float" office:value="16.7336744639502" calcext:value-type="float">
            <text:p>16.73</text:p>
          </table:table-cell>
          <table:table-cell table:style-name="ce3" table:formula="of:=ABS([.B256]-[.E256])" office:value-type="float" office:value="2.62256335283908" calcext:value-type="float">
            <text:p>2.62</text:p>
          </table:table-cell>
          <table:table-cell table:number-columns-repeated="1018"/>
        </table:table-row>
        <table:table-row table:style-name="ro1">
          <table:table-cell table:style-name="ce80" office:value-type="float" office:value="256" calcext:value-type="float">
            <text:p>256</text:p>
          </table:table-cell>
          <table:table-cell table:style-name="ce3" office:value-type="float" office:value="17.6111111111111" calcext:value-type="float">
            <text:p>17.61</text:p>
          </table:table-cell>
          <table:table-cell table:style-name="ce45" office:value-type="float" office:value="19.3806222050224" calcext:value-type="float">
            <text:p>19.381</text:p>
          </table:table-cell>
          <table:table-cell table:style-name="ce45" table:formula="of:=[.D256]" office:value-type="float" office:value="18.9110380913375" calcext:value-type="float">
            <text:p>18.911</text:p>
          </table:table-cell>
          <table:table-cell table:style-name="ce3" table:formula="of:=[.D257]+[.J11]" office:value-type="float" office:value="17.795078769012" calcext:value-type="float">
            <text:p>17.80</text:p>
          </table:table-cell>
          <table:table-cell table:style-name="ce3" table:formula="of:=ABS([.B257]-[.E257])" office:value-type="float" office:value="0.183967657900947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80" office:value-type="float" office:value="257" calcext:value-type="float">
            <text:p>257</text:p>
          </table:table-cell>
          <table:table-cell table:style-name="ce3" office:value-type="float" office:value="17.5555555555556" calcext:value-type="float">
            <text:p>17.56</text:p>
          </table:table-cell>
          <table:table-cell table:style-name="ce45" office:value-type="float" office:value="19.3902055542815" calcext:value-type="float">
            <text:p>19.390</text:p>
          </table:table-cell>
          <table:table-cell table:style-name="ce45" table:formula="of:=[.D257]" office:value-type="float" office:value="18.9110380913375" calcext:value-type="float">
            <text:p>18.911</text:p>
          </table:table-cell>
          <table:table-cell table:style-name="ce3" table:formula="of:=[.D258]+[.J12]" office:value-type="float" office:value="19.0354954197529" calcext:value-type="float">
            <text:p>19.04</text:p>
          </table:table-cell>
          <table:table-cell table:style-name="ce3" table:formula="of:=ABS([.B258]-[.E258])" office:value-type="float" office:value="1.47993986419731" calcext:value-type="float">
            <text:p>1.48</text:p>
          </table:table-cell>
          <table:table-cell table:number-columns-repeated="1018"/>
        </table:table-row>
        <table:table-row table:style-name="ro1">
          <table:table-cell table:style-name="ce80" office:value-type="float" office:value="258" calcext:value-type="float">
            <text:p>258</text:p>
          </table:table-cell>
          <table:table-cell table:style-name="ce3" office:value-type="float" office:value="19.6111111111111" calcext:value-type="float">
            <text:p>19.61</text:p>
          </table:table-cell>
          <table:table-cell table:style-name="ce45" office:value-type="float" office:value="19.3997889035407" calcext:value-type="float">
            <text:p>19.400</text:p>
          </table:table-cell>
          <table:table-cell table:style-name="ce45" table:formula="of:=[.D258]" office:value-type="float" office:value="18.9110380913375" calcext:value-type="float">
            <text:p>18.911</text:p>
          </table:table-cell>
          <table:table-cell table:style-name="ce3" table:formula="of:=[.D259]+[.J13]" office:value-type="float" office:value="20.3129491075308" calcext:value-type="float">
            <text:p>20.31</text:p>
          </table:table-cell>
          <table:table-cell table:style-name="ce3" table:formula="of:=ABS([.B259]-[.E259])" office:value-type="float" office:value="0.701837996419705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80" office:value-type="float" office:value="259" calcext:value-type="float">
            <text:p>259</text:p>
          </table:table-cell>
          <table:table-cell table:style-name="ce3" office:value-type="float" office:value="21.8333333333333" calcext:value-type="float">
            <text:p>21.83</text:p>
          </table:table-cell>
          <table:table-cell table:style-name="ce45" office:value-type="float" office:value="19.4093722527998" calcext:value-type="float">
            <text:p>19.409</text:p>
          </table:table-cell>
          <table:table-cell table:style-name="ce45" table:formula="of:=[.D259]" office:value-type="float" office:value="18.9110380913375" calcext:value-type="float">
            <text:p>18.911</text:p>
          </table:table-cell>
          <table:table-cell table:style-name="ce3" table:formula="of:=[.D260]+[.J14]" office:value-type="float" office:value="22.3681805730865" calcext:value-type="float">
            <text:p>22.37</text:p>
          </table:table-cell>
          <table:table-cell table:style-name="ce3" table:formula="of:=ABS([.B260]-[.E260])" office:value-type="float" office:value="0.534847239753177" calcext:value-type="float">
            <text:p>0.53</text:p>
          </table:table-cell>
          <table:table-cell table:number-columns-repeated="1018"/>
        </table:table-row>
        <table:table-row table:style-name="ro1">
          <table:table-cell table:style-name="ce80" office:value-type="float" office:value="260" calcext:value-type="float">
            <text:p>260</text:p>
          </table:table-cell>
          <table:table-cell table:style-name="ce3" office:value-type="float" office:value="22.7777777777778" calcext:value-type="float">
            <text:p>22.78</text:p>
          </table:table-cell>
          <table:table-cell table:style-name="ce45" office:value-type="float" office:value="19.4189556020589" calcext:value-type="float">
            <text:p>19.419</text:p>
          </table:table-cell>
          <table:table-cell table:style-name="ce45" table:formula="of:=[.D260]" office:value-type="float" office:value="18.9110380913375" calcext:value-type="float">
            <text:p>18.911</text:p>
          </table:table-cell>
          <table:table-cell table:style-name="ce3" table:formula="of:=[.D261]+[.J15]" office:value-type="float" office:value="23.0468688287656" calcext:value-type="float">
            <text:p>23.05</text:p>
          </table:table-cell>
          <table:table-cell table:style-name="ce3" table:formula="of:=ABS([.B261]-[.E261])" office:value-type="float" office:value="0.269091050987836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80" office:value-type="float" office:value="261" calcext:value-type="float">
            <text:p>261</text:p>
          </table:table-cell>
          <table:table-cell table:style-name="ce3" office:value-type="float" office:value="22.4444444444444" calcext:value-type="float">
            <text:p>22.44</text:p>
          </table:table-cell>
          <table:table-cell table:style-name="ce45" office:value-type="float" office:value="19.4285389513181" calcext:value-type="float">
            <text:p>19.429</text:p>
          </table:table-cell>
          <table:table-cell table:style-name="ce45" table:formula="of:=[.D261]" office:value-type="float" office:value="18.9110380913375" calcext:value-type="float">
            <text:p>18.911</text:p>
          </table:table-cell>
          <table:table-cell table:style-name="ce3" table:formula="of:=[.D262]+[.J16]" office:value-type="float" office:value="22.7811126400003" calcext:value-type="float">
            <text:p>22.78</text:p>
          </table:table-cell>
          <table:table-cell table:style-name="ce3" table:formula="of:=ABS([.B262]-[.E262])" office:value-type="float" office:value="0.336668195555927" calcext:value-type="float">
            <text:p>0.34</text:p>
          </table:table-cell>
          <table:table-cell table:number-columns-repeated="1018"/>
        </table:table-row>
        <table:table-row table:style-name="ro1">
          <table:table-cell table:style-name="ce80" office:value-type="float" office:value="262" calcext:value-type="float">
            <text:p>262</text:p>
          </table:table-cell>
          <table:table-cell table:style-name="ce3" office:value-type="float" office:value="19.3333333333333" calcext:value-type="float">
            <text:p>19.33</text:p>
          </table:table-cell>
          <table:table-cell table:style-name="ce45" office:value-type="float" office:value="19.4381223005772" calcext:value-type="float">
            <text:p>19.438</text:p>
          </table:table-cell>
          <table:table-cell table:style-name="ce45" table:formula="of:=[.D262]" office:value-type="float" office:value="18.9110380913375" calcext:value-type="float">
            <text:p>18.911</text:p>
          </table:table-cell>
          <table:table-cell table:style-name="ce3" table:formula="of:=[.D263]+[.J17]" office:value-type="float" office:value="20.7591836117288" calcext:value-type="float">
            <text:p>20.76</text:p>
          </table:table-cell>
          <table:table-cell table:style-name="ce3" table:formula="of:=ABS([.B263]-[.E263])" office:value-type="float" office:value="1.42585027839555" calcext:value-type="float">
            <text:p>1.43</text:p>
          </table:table-cell>
          <table:table-cell table:number-columns-repeated="1018"/>
        </table:table-row>
        <table:table-row table:style-name="ro1">
          <table:table-cell table:style-name="ce80" office:value-type="float" office:value="263" calcext:value-type="float">
            <text:p>263</text:p>
          </table:table-cell>
          <table:table-cell table:style-name="ce3" office:value-type="float" office:value="18.2777777777778" calcext:value-type="float">
            <text:p>18.28</text:p>
          </table:table-cell>
          <table:table-cell table:style-name="ce45" office:value-type="float" office:value="19.4477056498363" calcext:value-type="float">
            <text:p>19.448</text:p>
          </table:table-cell>
          <table:table-cell table:style-name="ce45" table:formula="of:=[.D263]" office:value-type="float" office:value="18.9110380913375" calcext:value-type="float">
            <text:p>18.911</text:p>
          </table:table-cell>
          <table:table-cell table:style-name="ce3" table:formula="of:=[.D264]+[.J18]" office:value-type="float" office:value="17.9070076698771" calcext:value-type="float">
            <text:p>17.91</text:p>
          </table:table-cell>
          <table:table-cell table:style-name="ce3" table:formula="of:=ABS([.B264]-[.E264])" office:value-type="float" office:value="0.370770107900665" calcext:value-type="float">
            <text:p>0.37</text:p>
          </table:table-cell>
          <table:table-cell table:number-columns-repeated="1018"/>
        </table:table-row>
        <table:table-row table:style-name="ro1">
          <table:table-cell table:style-name="ce80" office:value-type="float" office:value="264" calcext:value-type="float">
            <text:p>264</text:p>
          </table:table-cell>
          <table:table-cell table:style-name="ce3" office:value-type="float" office:value="14.1666666666667" calcext:value-type="float">
            <text:p>14.17</text:p>
          </table:table-cell>
          <table:table-cell table:style-name="ce45" office:value-type="float" office:value="19.4572889990955" calcext:value-type="float">
            <text:p>19.457</text:p>
          </table:table-cell>
          <table:table-cell table:style-name="ce45" table:formula="of:=[.D264]" office:value-type="float" office:value="18.9110380913375" calcext:value-type="float">
            <text:p>18.911</text:p>
          </table:table-cell>
          <table:table-cell table:style-name="ce3" table:formula="of:=[.D265]+[.J19]" office:value-type="float" office:value="15.0671774070377" calcext:value-type="float">
            <text:p>15.07</text:p>
          </table:table-cell>
          <table:table-cell table:style-name="ce3" table:formula="of:=ABS([.B265]-[.E265])" office:value-type="float" office:value="0.900510740371026" calcext:value-type="float">
            <text:p>0.90</text:p>
          </table:table-cell>
          <table:table-cell table:number-columns-repeated="1018"/>
        </table:table-row>
        <table:table-row table:style-name="ro1">
          <table:table-cell table:style-name="ce80" office:value-type="float" office:value="265" calcext:value-type="float">
            <text:p>265</text:p>
          </table:table-cell>
          <table:table-cell table:style-name="ce3" office:value-type="float" office:value="15.3333333333333" calcext:value-type="float">
            <text:p>15.33</text:p>
          </table:table-cell>
          <table:table-cell table:style-name="ce45" office:value-type="float" office:value="19.4668723483546" calcext:value-type="float">
            <text:p>19.467</text:p>
          </table:table-cell>
          <table:table-cell table:style-name="ce45" table:formula="of:=[.D265]" office:value-type="float" office:value="18.9110380913375" calcext:value-type="float">
            <text:p>18.911</text:p>
          </table:table-cell>
          <table:table-cell table:style-name="ce3" table:formula="of:=[.D266]+[.J8]" office:value-type="float" office:value="15.4071621501228" calcext:value-type="float">
            <text:p>15.41</text:p>
          </table:table-cell>
          <table:table-cell table:style-name="ce3" table:formula="of:=ABS([.B266]-[.E266])" office:value-type="float" office:value="0.0738288167894758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80" office:value-type="float" office:value="266" calcext:value-type="float">
            <text:p>266</text:p>
          </table:table-cell>
          <table:table-cell table:style-name="ce3" office:value-type="float" office:value="15.4444444444444" calcext:value-type="float">
            <text:p>15.44</text:p>
          </table:table-cell>
          <table:table-cell table:style-name="ce45" office:value-type="float" office:value="19.4764556976137" calcext:value-type="float">
            <text:p>19.476</text:p>
          </table:table-cell>
          <table:table-cell table:style-name="ce45" table:formula="of:=[.D266]" office:value-type="float" office:value="18.9110380913375" calcext:value-type="float">
            <text:p>18.911</text:p>
          </table:table-cell>
          <table:table-cell table:style-name="ce3" table:formula="of:=[.D267]+[.J9]" office:value-type="float" office:value="15.7185664551846" calcext:value-type="float">
            <text:p>15.72</text:p>
          </table:table-cell>
          <table:table-cell table:style-name="ce3" table:formula="of:=ABS([.B267]-[.E267])" office:value-type="float" office:value="0.274122010740227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80" office:value-type="float" office:value="267" calcext:value-type="float">
            <text:p>267</text:p>
          </table:table-cell>
          <table:table-cell table:style-name="ce3" office:value-type="float" office:value="16.1666666666667" calcext:value-type="float">
            <text:p>16.17</text:p>
          </table:table-cell>
          <table:table-cell table:style-name="ce45" office:value-type="float" office:value="19.4860390468728" calcext:value-type="float">
            <text:p>19.486</text:p>
          </table:table-cell>
          <table:table-cell table:style-name="ce45" table:formula="of:=[.D267]" office:value-type="float" office:value="18.9110380913375" calcext:value-type="float">
            <text:p>18.911</text:p>
          </table:table-cell>
          <table:table-cell table:style-name="ce3" table:formula="of:=[.D268]+[.J10]" office:value-type="float" office:value="16.7336744639502" calcext:value-type="float">
            <text:p>16.73</text:p>
          </table:table-cell>
          <table:table-cell table:style-name="ce3" table:formula="of:=ABS([.B268]-[.E268])" office:value-type="float" office:value="0.567007797283477" calcext:value-type="float">
            <text:p>0.57</text:p>
          </table:table-cell>
          <table:table-cell table:number-columns-repeated="1018"/>
        </table:table-row>
        <table:table-row table:style-name="ro1">
          <table:table-cell table:style-name="ce80" office:value-type="float" office:value="268" calcext:value-type="float">
            <text:p>268</text:p>
          </table:table-cell>
          <table:table-cell table:style-name="ce3" office:value-type="float" office:value="17.9444444444444" calcext:value-type="float">
            <text:p>17.94</text:p>
          </table:table-cell>
          <table:table-cell table:style-name="ce45" office:value-type="float" office:value="19.495622396132" calcext:value-type="float">
            <text:p>19.496</text:p>
          </table:table-cell>
          <table:table-cell table:style-name="ce45" table:formula="of:=[.D268]" office:value-type="float" office:value="18.9110380913375" calcext:value-type="float">
            <text:p>18.911</text:p>
          </table:table-cell>
          <table:table-cell table:style-name="ce3" table:formula="of:=[.D269]+[.J11]" office:value-type="float" office:value="17.795078769012" calcext:value-type="float">
            <text:p>17.80</text:p>
          </table:table-cell>
          <table:table-cell table:style-name="ce3" table:formula="of:=ABS([.B269]-[.E269])" office:value-type="float" office:value="0.149365675432353" calcext:value-type="float">
            <text:p>0.15</text:p>
          </table:table-cell>
          <table:table-cell table:number-columns-repeated="1018"/>
        </table:table-row>
        <table:table-row table:style-name="ro1">
          <table:table-cell table:style-name="ce80" office:value-type="float" office:value="269" calcext:value-type="float">
            <text:p>269</text:p>
          </table:table-cell>
          <table:table-cell table:style-name="ce3" office:value-type="float" office:value="17.9444444444444" calcext:value-type="float">
            <text:p>17.94</text:p>
          </table:table-cell>
          <table:table-cell table:style-name="ce45" office:value-type="float" office:value="19.5052057453911" calcext:value-type="float">
            <text:p>19.505</text:p>
          </table:table-cell>
          <table:table-cell table:style-name="ce45" table:formula="of:=[.D269]" office:value-type="float" office:value="18.9110380913375" calcext:value-type="float">
            <text:p>18.911</text:p>
          </table:table-cell>
          <table:table-cell table:style-name="ce3" table:formula="of:=[.D270]+[.J12]" office:value-type="float" office:value="19.0354954197529" calcext:value-type="float">
            <text:p>19.04</text:p>
          </table:table-cell>
          <table:table-cell table:style-name="ce3" table:formula="of:=ABS([.B270]-[.E270])" office:value-type="float" office:value="1.09105097530851" calcext:value-type="float">
            <text:p>1.09</text:p>
          </table:table-cell>
          <table:table-cell table:number-columns-repeated="1018"/>
        </table:table-row>
        <table:table-row table:style-name="ro1">
          <table:table-cell table:style-name="ce80" office:value-type="float" office:value="270" calcext:value-type="float">
            <text:p>270</text:p>
          </table:table-cell>
          <table:table-cell table:style-name="ce3" office:value-type="float" office:value="20.4444444444444" calcext:value-type="float">
            <text:p>20.44</text:p>
          </table:table-cell>
          <table:table-cell table:style-name="ce45" office:value-type="float" office:value="19.5147890946502" calcext:value-type="float">
            <text:p>19.515</text:p>
          </table:table-cell>
          <table:table-cell table:style-name="ce45" table:formula="of:=[.D270]" office:value-type="float" office:value="18.9110380913375" calcext:value-type="float">
            <text:p>18.911</text:p>
          </table:table-cell>
          <table:table-cell table:style-name="ce3" table:formula="of:=[.D271]+[.J13]" office:value-type="float" office:value="20.3129491075308" calcext:value-type="float">
            <text:p>20.31</text:p>
          </table:table-cell>
          <table:table-cell table:style-name="ce3" table:formula="of:=ABS([.B271]-[.E271])" office:value-type="float" office:value="0.131495336913595" calcext:value-type="float">
            <text:p>0.13</text:p>
          </table:table-cell>
          <table:table-cell table:number-columns-repeated="1018"/>
        </table:table-row>
        <table:table-row table:style-name="ro1">
          <table:table-cell table:style-name="ce80" office:value-type="float" office:value="271" calcext:value-type="float">
            <text:p>271</text:p>
          </table:table-cell>
          <table:table-cell table:style-name="ce3" office:value-type="float" office:value="21.1111111111111" calcext:value-type="float">
            <text:p>21.11</text:p>
          </table:table-cell>
          <table:table-cell table:style-name="ce45" office:value-type="float" office:value="19.5243724439094" calcext:value-type="float">
            <text:p>19.524</text:p>
          </table:table-cell>
          <table:table-cell table:style-name="ce45" table:formula="of:=[.D271]" office:value-type="float" office:value="18.9110380913375" calcext:value-type="float">
            <text:p>18.911</text:p>
          </table:table-cell>
          <table:table-cell table:style-name="ce3" table:formula="of:=[.D272]+[.J14]" office:value-type="float" office:value="22.3681805730865" calcext:value-type="float">
            <text:p>22.37</text:p>
          </table:table-cell>
          <table:table-cell table:style-name="ce3" table:formula="of:=ABS([.B272]-[.E272])" office:value-type="float" office:value="1.25706946197538" calcext:value-type="float">
            <text:p>1.26</text:p>
          </table:table-cell>
          <table:table-cell table:number-columns-repeated="1018"/>
        </table:table-row>
        <table:table-row table:style-name="ro1">
          <table:table-cell table:style-name="ce80" office:value-type="float" office:value="272" calcext:value-type="float">
            <text:p>272</text:p>
          </table:table-cell>
          <table:table-cell table:style-name="ce3" office:value-type="float" office:value="23.6666666666667" calcext:value-type="float">
            <text:p>23.67</text:p>
          </table:table-cell>
          <table:table-cell table:style-name="ce45" office:value-type="float" office:value="19.5339557931685" calcext:value-type="float">
            <text:p>19.534</text:p>
          </table:table-cell>
          <table:table-cell table:style-name="ce45" table:formula="of:=[.D272]" office:value-type="float" office:value="18.9110380913375" calcext:value-type="float">
            <text:p>18.911</text:p>
          </table:table-cell>
          <table:table-cell table:style-name="ce3" table:formula="of:=[.D273]+[.J15]" office:value-type="float" office:value="23.0468688287656" calcext:value-type="float">
            <text:p>23.05</text:p>
          </table:table-cell>
          <table:table-cell table:style-name="ce3" table:formula="of:=ABS([.B273]-[.E273])" office:value-type="float" office:value="0.619797837901064" calcext:value-type="float">
            <text:p>0.62</text:p>
          </table:table-cell>
          <table:table-cell table:number-columns-repeated="1018"/>
        </table:table-row>
        <table:table-row table:style-name="ro1">
          <table:table-cell table:style-name="ce80" office:value-type="float" office:value="273" calcext:value-type="float">
            <text:p>273</text:p>
          </table:table-cell>
          <table:table-cell table:style-name="ce3" office:value-type="float" office:value="24.5555555555556" calcext:value-type="float">
            <text:p>24.56</text:p>
          </table:table-cell>
          <table:table-cell table:style-name="ce45" office:value-type="float" office:value="19.5435391424276" calcext:value-type="float">
            <text:p>19.544</text:p>
          </table:table-cell>
          <table:table-cell table:style-name="ce45" table:formula="of:=[.D273]" office:value-type="float" office:value="18.9110380913375" calcext:value-type="float">
            <text:p>18.911</text:p>
          </table:table-cell>
          <table:table-cell table:style-name="ce3" table:formula="of:=[.D274]+[.J16]" office:value-type="float" office:value="22.7811126400003" calcext:value-type="float">
            <text:p>22.78</text:p>
          </table:table-cell>
          <table:table-cell table:style-name="ce3" table:formula="of:=ABS([.B274]-[.E274])" office:value-type="float" office:value="1.77444291555527" calcext:value-type="float">
            <text:p>1.77</text:p>
          </table:table-cell>
          <table:table-cell table:number-columns-repeated="1018"/>
        </table:table-row>
        <table:table-row table:style-name="ro1">
          <table:table-cell table:style-name="ce80" office:value-type="float" office:value="274" calcext:value-type="float">
            <text:p>274</text:p>
          </table:table-cell>
          <table:table-cell table:style-name="ce3" office:value-type="float" office:value="21.3888888888889" calcext:value-type="float">
            <text:p>21.39</text:p>
          </table:table-cell>
          <table:table-cell table:style-name="ce45" office:value-type="float" office:value="19.5531224916868" calcext:value-type="float">
            <text:p>19.553</text:p>
          </table:table-cell>
          <table:table-cell table:style-name="ce45" table:formula="of:=[.D274]" office:value-type="float" office:value="18.9110380913375" calcext:value-type="float">
            <text:p>18.911</text:p>
          </table:table-cell>
          <table:table-cell table:style-name="ce3" table:formula="of:=[.D275]+[.J17]" office:value-type="float" office:value="20.7591836117288" calcext:value-type="float">
            <text:p>20.76</text:p>
          </table:table-cell>
          <table:table-cell table:style-name="ce3" table:formula="of:=ABS([.B275]-[.E275])" office:value-type="float" office:value="0.629705277160053" calcext:value-type="float">
            <text:p>0.63</text:p>
          </table:table-cell>
          <table:table-cell table:number-columns-repeated="1018"/>
        </table:table-row>
        <table:table-row table:style-name="ro1">
          <table:table-cell table:style-name="ce80" office:value-type="float" office:value="275" calcext:value-type="float">
            <text:p>275</text:p>
          </table:table-cell>
          <table:table-cell table:style-name="ce3" office:value-type="float" office:value="15.8333333333333" calcext:value-type="float">
            <text:p>15.83</text:p>
          </table:table-cell>
          <table:table-cell table:style-name="ce45" office:value-type="float" office:value="19.5627058409459" calcext:value-type="float">
            <text:p>19.563</text:p>
          </table:table-cell>
          <table:table-cell table:style-name="ce45" table:formula="of:=[.D275]" office:value-type="float" office:value="18.9110380913375" calcext:value-type="float">
            <text:p>18.911</text:p>
          </table:table-cell>
          <table:table-cell table:style-name="ce3" table:formula="of:=[.D276]+[.J18]" office:value-type="float" office:value="17.9070076698771" calcext:value-type="float">
            <text:p>17.91</text:p>
          </table:table-cell>
          <table:table-cell table:style-name="ce3" table:formula="of:=ABS([.B276]-[.E276])" office:value-type="float" office:value="2.07367433654383" calcext:value-type="float">
            <text:p>2.07</text:p>
          </table:table-cell>
          <table:table-cell table:number-columns-repeated="1018"/>
        </table:table-row>
        <table:table-row table:style-name="ro1">
          <table:table-cell table:style-name="ce80" office:value-type="float" office:value="276" calcext:value-type="float">
            <text:p>276</text:p>
          </table:table-cell>
          <table:table-cell table:style-name="ce3" office:value-type="float" office:value="14.1111111111111" calcext:value-type="float">
            <text:p>14.11</text:p>
          </table:table-cell>
          <table:table-cell table:style-name="ce45" office:value-type="float" office:value="19.572289190205" calcext:value-type="float">
            <text:p>19.572</text:p>
          </table:table-cell>
          <table:table-cell table:style-name="ce45" table:formula="of:=[.D276]" office:value-type="float" office:value="18.9110380913375" calcext:value-type="float">
            <text:p>18.911</text:p>
          </table:table-cell>
          <table:table-cell table:style-name="ce3" table:formula="of:=[.D277]+[.J19]" office:value-type="float" office:value="15.0671774070377" calcext:value-type="float">
            <text:p>15.07</text:p>
          </table:table-cell>
          <table:table-cell table:style-name="ce3" table:formula="of:=ABS([.B277]-[.E277])" office:value-type="float" office:value="0.956066295926625" calcext:value-type="float">
            <text:p>0.96</text:p>
          </table:table-cell>
          <table:table-cell table:number-columns-repeated="1018"/>
        </table:table-row>
        <table:table-row table:style-name="ro1">
          <table:table-cell table:style-name="ce80" office:value-type="float" office:value="277" calcext:value-type="float">
            <text:p>277</text:p>
          </table:table-cell>
          <table:table-cell table:style-name="ce3" office:value-type="float" office:value="13.5" calcext:value-type="float">
            <text:p>13.50</text:p>
          </table:table-cell>
          <table:table-cell table:style-name="ce45" office:value-type="float" office:value="19.5818725394642" calcext:value-type="float">
            <text:p>19.582</text:p>
          </table:table-cell>
          <table:table-cell table:style-name="ce45" table:formula="of:=[.D277]" office:value-type="float" office:value="18.9110380913375" calcext:value-type="float">
            <text:p>18.911</text:p>
          </table:table-cell>
          <table:table-cell table:style-name="ce3" table:formula="of:=[.D278]+[.J8]" office:value-type="float" office:value="15.4071621501228" calcext:value-type="float">
            <text:p>15.41</text:p>
          </table:table-cell>
          <table:table-cell table:style-name="ce3" table:formula="of:=ABS([.B278]-[.E278])" office:value-type="float" office:value="1.90716215012278" calcext:value-type="float">
            <text:p>1.91</text:p>
          </table:table-cell>
          <table:table-cell table:number-columns-repeated="1018"/>
        </table:table-row>
        <table:table-row table:style-name="ro1">
          <table:table-cell table:style-name="ce80" office:value-type="float" office:value="278" calcext:value-type="float">
            <text:p>278</text:p>
          </table:table-cell>
          <table:table-cell table:style-name="ce3" office:value-type="float" office:value="13" calcext:value-type="float">
            <text:p>13.00</text:p>
          </table:table-cell>
          <table:table-cell table:style-name="ce45" office:value-type="float" office:value="19.5914558887233" calcext:value-type="float">
            <text:p>19.591</text:p>
          </table:table-cell>
          <table:table-cell table:style-name="ce45" table:formula="of:=[.D278]" office:value-type="float" office:value="18.9110380913375" calcext:value-type="float">
            <text:p>18.911</text:p>
          </table:table-cell>
          <table:table-cell table:style-name="ce3" table:formula="of:=[.D279]+[.J9]" office:value-type="float" office:value="15.7185664551846" calcext:value-type="float">
            <text:p>15.72</text:p>
          </table:table-cell>
          <table:table-cell table:style-name="ce3" table:formula="of:=ABS([.B279]-[.E279])" office:value-type="float" office:value="2.71856645518463" calcext:value-type="float">
            <text:p>2.72</text:p>
          </table:table-cell>
          <table:table-cell table:number-columns-repeated="1018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3:12:07.409255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16:11:41.710681011</meta:creation-date>
    <meta:generator>LibreOffice/6.4.7.2$Linux_X86_64 LibreOffice_project/40$Build-2</meta:generator>
    <dc:date>2023-03-31T23:01:57.538829701</dc:date>
    <meta:editing-duration>PT19H8M39S</meta:editing-duration>
    <meta:editing-cycles>28</meta:editing-cycles>
    <meta:document-statistic meta:table-count="6" meta:cell-count="1213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737cm" svg:height="12.293cm" xlink:href=".." xlink:type="simple" chart:class="chart:line" chart:style-name="ch1">
        <chart:title svg:x="7.826cm" svg:y="0.381cm" chart:style-name="ch2">
          <text:p>Températures moyennes mensuels à San Diego (CA, Etats-Unis) de janvier 2000 à février 2023</text:p>
        </chart:title>
        <chart:legend chart:legend-position="end" svg:x="31.085cm" svg:y="5.598cm" style:legend-expansion="high" chart:style-name="ch3"/>
        <chart:plot-area chart:style-name="ch4" table:cell-range-address="'Tendance et saisonnalité'.C1:'Tendance et saisonnalité'.D279" chart:data-source-has-labels="row" svg:x="1.705cm" svg:y="1.405cm" svg:width="28.686cm" svg:height="9.662cm">
          <chartooo:coordinate-region svg:x="2.803cm" svg:y="1.526cm" svg:width="27.547cm" svg:height="8.539cm"/>
          <chart:axis chart:dimension="x" chart:name="primary-x" chart:style-name="ch5">
            <chart:title svg:x="15.501cm" svg:y="11.312cm" chart:style-name="ch6">
              <text:p>Temps</text:p>
            </chart:title>
          </chart:axis>
          <chart:axis chart:dimension="y" chart:name="primary-y" chart:style-name="ch7">
            <chart:title svg:x="0.451cm" svg:y="7.629cm" chart:style-name="ch8">
              <text:p>Températures (°C)</text:p>
            </chart:title>
            <chart:grid chart:style-name="ch9" chart:class="major"/>
          </chart:axis>
          <chart:series chart:style-name="ch10" chart:values-cell-range-address="'Tendance et saisonnalité'.C2:'Tendance et saisonnalité'.C279" chart:label-cell-address="'Tendance et saisonnalité'.C1:'Tendance et saisonnalité'.C1" chart:class="chart:line">
            <chart:data-point chart:repeated="278"/>
          </chart:series>
          <chart:series chart:style-name="ch11" chart:values-cell-range-address="'Tendance et saisonnalité'.D2:'Tendance et saisonnalité'.D279" chart:label-cell-address="'Tendance et saisonnalité'.D1:'Tendance et saisonnalité'.D1" chart:class="chart:line">
            <chart:data-point chart:repeated="2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t</text:p>
                <draw:g>
                  <svg:desc>'Tendance et saisonnalité'.C1:'Tendance et saisonnalité'.C1</svg:desc>
                </draw:g>
              </table:table-cell>
              <table:table-cell office:value-type="string">
                <text:p>Tendance</text:p>
                <draw:g>
                  <svg:desc>'Tendance et saisonnalité'.D1:'Tendance et saisonnalité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666666666667">
                <text:p>14.6666666666667</text:p>
                <draw:g>
                  <svg:desc>'Tendance et saisonnalité'.C2:'Tendance et saisonnalité'.C279</svg:desc>
                </draw:g>
              </table:table-cell>
              <table:table-cell office:value-type="float" office:value="17.1739898403858">
                <text:p>17.1739898403858</text:p>
                <draw:g>
                  <svg:desc>'Tendance et saisonnalité'.D2:'Tendance et saisonnalité'.D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555555555556">
                <text:p>15.0555555555556</text:p>
              </table:table-cell>
              <table:table-cell office:value-type="float" office:value="17.1804155371406">
                <text:p>17.1804155371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111111111111">
                <text:p>14.6111111111111</text:p>
              </table:table-cell>
              <table:table-cell office:value-type="float" office:value="17.1868412338954">
                <text:p>17.1868412338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9444444444444">
                <text:p>16.9444444444444</text:p>
              </table:table-cell>
              <table:table-cell office:value-type="float" office:value="17.1932669306502">
                <text:p>17.1932669306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7.199692627405">
                <text:p>17.199692627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17.2061183241598">
                <text:p>17.2061183241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7222222222222">
                <text:p>20.7222222222222</text:p>
              </table:table-cell>
              <table:table-cell office:value-type="float" office:value="17.2125440209146">
                <text:p>17.2125440209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17.2189697176694">
                <text:p>17.2189697176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17.2253954144243">
                <text:p>17.2253954144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5">
                <text:p>18.5</text:p>
              </table:table-cell>
              <table:table-cell office:value-type="float" office:value="17.2318211111791">
                <text:p>17.2318211111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7.2382468079339">
                <text:p>17.2382468079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17.2446725046887">
                <text:p>17.2446725046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222222222222">
                <text:p>12.7222222222222</text:p>
              </table:table-cell>
              <table:table-cell office:value-type="float" office:value="17.2510982014435">
                <text:p>17.2510982014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17.2575238981983">
                <text:p>17.2575238981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.2639495949531">
                <text:p>17.2639495949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17.2703752917079">
                <text:p>17.2703752917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2768009884627">
                <text:p>17.2768009884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17.2832266852176">
                <text:p>17.2832266852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6111111111111">
                <text:p>20.6111111111111</text:p>
              </table:table-cell>
              <table:table-cell office:value-type="float" office:value="17.2896523819724">
                <text:p>17.2896523819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9444444444444">
                <text:p>20.9444444444444</text:p>
              </table:table-cell>
              <table:table-cell office:value-type="float" office:value="17.2960780787272">
                <text:p>17.2960780787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2222222222222">
                <text:p>20.2222222222222</text:p>
              </table:table-cell>
              <table:table-cell office:value-type="float" office:value="17.302503775482">
                <text:p>17.302503775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17.3089294722368">
                <text:p>17.3089294722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3888888888889">
                <text:p>16.3888888888889</text:p>
              </table:table-cell>
              <table:table-cell office:value-type="float" office:value="17.3153551689916">
                <text:p>17.3153551689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1111111111111">
                <text:p>13.1111111111111</text:p>
              </table:table-cell>
              <table:table-cell office:value-type="float" office:value="17.3217808657464">
                <text:p>17.3217808657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222222222222">
                <text:p>13.2222222222222</text:p>
              </table:table-cell>
              <table:table-cell office:value-type="float" office:value="17.3282065625012">
                <text:p>17.3282065625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2222222222222">
                <text:p>14.2222222222222</text:p>
              </table:table-cell>
              <table:table-cell office:value-type="float" office:value="17.3346322592561">
                <text:p>17.3346322592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3410579560109">
                <text:p>17.3410579560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3888888888889">
                <text:p>15.3888888888889</text:p>
              </table:table-cell>
              <table:table-cell office:value-type="float" office:value="17.3474836527657">
                <text:p>17.34748365276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7.3539093495205">
                <text:p>17.3539093495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7.3603350462753">
                <text:p>17.3603350462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17.3667607430301">
                <text:p>17.3667607430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555555555556">
                <text:p>20.5555555555556</text:p>
              </table:table-cell>
              <table:table-cell office:value-type="float" office:value="17.3731864397849">
                <text:p>17.3731864397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17.3796121365397">
                <text:p>17.3796121365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7.3860378332946">
                <text:p>17.3860378332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7.3924635300494">
                <text:p>17.3924635300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17.3988892268042">
                <text:p>17.3988892268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5555555555556">
                <text:p>16.5555555555556</text:p>
              </table:table-cell>
              <table:table-cell office:value-type="float" office:value="17.405314923559">
                <text:p>17.405314923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17.4117406203138">
                <text:p>17.4117406203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7.4181663170686">
                <text:p>17.4181663170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17.4245920138234">
                <text:p>17.4245920138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444444444444">
                <text:p>16.9444444444444</text:p>
              </table:table-cell>
              <table:table-cell office:value-type="float" office:value="17.4310177105782">
                <text:p>17.4310177105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7.4374434073331">
                <text:p>17.4374434073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17.4438691040879">
                <text:p>17.44386910408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7.4502948008427">
                <text:p>17.4502948008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7.4567204975975">
                <text:p>17.4567204975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9444444444444">
                <text:p>19.9444444444444</text:p>
              </table:table-cell>
              <table:table-cell office:value-type="float" office:value="17.4631461943523">
                <text:p>17.4631461943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7.4695718911071">
                <text:p>17.4695718911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111111111111">
                <text:p>13.6111111111111</text:p>
              </table:table-cell>
              <table:table-cell office:value-type="float" office:value="17.4759975878619">
                <text:p>17.4759975878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5555555555556">
                <text:p>13.5555555555556</text:p>
              </table:table-cell>
              <table:table-cell office:value-type="float" office:value="17.4824232846167">
                <text:p>17.4824232846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5">
                <text:p>13.5</text:p>
              </table:table-cell>
              <table:table-cell office:value-type="float" office:value="17.4888489813716">
                <text:p>17.48884898137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17.4952746781264">
                <text:p>17.4952746781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7.5017003748812">
                <text:p>17.5017003748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0555555555556">
                <text:p>20.0555555555556</text:p>
              </table:table-cell>
              <table:table-cell office:value-type="float" office:value="17.508126071636">
                <text:p>17.508126071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7.5145517683908">
                <text:p>17.5145517683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7.5209774651456">
                <text:p>17.5209774651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7.5274031619004">
                <text:p>17.5274031619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17.5338288586552">
                <text:p>17.53382885865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7.5402545554101">
                <text:p>17.5402545554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888888888889">
                <text:p>15.3888888888889</text:p>
              </table:table-cell>
              <table:table-cell office:value-type="float" office:value="17.5466802521649">
                <text:p>17.5466802521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0555555555556">
                <text:p>14.0555555555556</text:p>
              </table:table-cell>
              <table:table-cell office:value-type="float" office:value="17.5531059489197">
                <text:p>17.55310594891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7.5595316456745">
                <text:p>17.5595316456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7.5659573424293">
                <text:p>17.5659573424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8888888888889">
                <text:p>15.8888888888889</text:p>
              </table:table-cell>
              <table:table-cell office:value-type="float" office:value="17.5723830391841">
                <text:p>17.5723830391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7.5788087359389">
                <text:p>17.5788087359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7.5852344326937">
                <text:p>17.5852344326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17.5916601294486">
                <text:p>17.5916601294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7.5980858262034">
                <text:p>17.59808582620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17.6045115229582">
                <text:p>17.6045115229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0555555555556">
                <text:p>20.0555555555556</text:p>
              </table:table-cell>
              <table:table-cell office:value-type="float" office:value="17.610937219713">
                <text:p>17.610937219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6111111111111">
                <text:p>18.6111111111111</text:p>
              </table:table-cell>
              <table:table-cell office:value-type="float" office:value="17.6173629164678">
                <text:p>17.61736291646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8888888888889">
                <text:p>16.8888888888889</text:p>
              </table:table-cell>
              <table:table-cell office:value-type="float" office:value="17.6237886132226">
                <text:p>17.6237886132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444444444444">
                <text:p>14.4444444444444</text:p>
              </table:table-cell>
              <table:table-cell office:value-type="float" office:value="17.6302143099774">
                <text:p>17.6302143099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17.6366400067322">
                <text:p>17.63664000673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17.643065703487">
                <text:p>17.643065703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7777777777778">
                <text:p>13.7777777777778</text:p>
              </table:table-cell>
              <table:table-cell office:value-type="float" office:value="17.6494914002419">
                <text:p>17.64949140024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888888888889">
                <text:p>16.3888888888889</text:p>
              </table:table-cell>
              <table:table-cell office:value-type="float" office:value="17.6559170969967">
                <text:p>17.6559170969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7.6623427937515">
                <text:p>17.6623427937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7.6687684905063">
                <text:p>17.6687684905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888888888889">
                <text:p>24.3888888888889</text:p>
              </table:table-cell>
              <table:table-cell office:value-type="float" office:value="17.6751941872611">
                <text:p>17.67519418726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6111111111111">
                <text:p>22.6111111111111</text:p>
              </table:table-cell>
              <table:table-cell office:value-type="float" office:value="17.6816198840159">
                <text:p>17.6816198840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  <table:table-cell office:value-type="float" office:value="17.6880455807707">
                <text:p>17.68804558077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17.6944712775255">
                <text:p>17.6944712775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17.7008969742804">
                <text:p>17.7008969742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5555555555556">
                <text:p>13.5555555555556</text:p>
              </table:table-cell>
              <table:table-cell office:value-type="float" office:value="17.7073226710352">
                <text:p>17.7073226710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2777777777778">
                <text:p>12.2777777777778</text:p>
              </table:table-cell>
              <table:table-cell office:value-type="float" office:value="17.71374836779">
                <text:p>17.713748367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7.7201740645448">
                <text:p>17.7201740645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5">
                <text:p>15.5</text:p>
              </table:table-cell>
              <table:table-cell office:value-type="float" office:value="17.7265997612996">
                <text:p>17.7265997612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7.7330254580544">
                <text:p>17.7330254580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17.7394511548092">
                <text:p>17.7394511548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5">
                <text:p>18.5</text:p>
              </table:table-cell>
              <table:table-cell office:value-type="float" office:value="17.745876851564">
                <text:p>17.7458768515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  <table:table-cell office:value-type="float" office:value="17.7523025483189">
                <text:p>17.75230254831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9444444444444">
                <text:p>22.9444444444444</text:p>
              </table:table-cell>
              <table:table-cell office:value-type="float" office:value="17.7587282450737">
                <text:p>17.7587282450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7.7651539418285">
                <text:p>17.76515394182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2777777777778">
                <text:p>19.2777777777778</text:p>
              </table:table-cell>
              <table:table-cell office:value-type="float" office:value="17.7715796385833">
                <text:p>17.77157963858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222222222222">
                <text:p>16.2222222222222</text:p>
              </table:table-cell>
              <table:table-cell office:value-type="float" office:value="17.7780053353381">
                <text:p>17.7780053353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7.7844310320929">
                <text:p>17.78443103209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4444444444444">
                <text:p>12.4444444444444</text:p>
              </table:table-cell>
              <table:table-cell office:value-type="float" office:value="17.7908567288477">
                <text:p>17.7908567288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1111111111111">
                <text:p>13.1111111111111</text:p>
              </table:table-cell>
              <table:table-cell office:value-type="float" office:value="17.7972824256025">
                <text:p>17.7972824256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17.8037081223574">
                <text:p>17.80370812235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5555555555556">
                <text:p>16.5555555555556</text:p>
              </table:table-cell>
              <table:table-cell office:value-type="float" office:value="17.8101338191122">
                <text:p>17.8101338191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816559515867">
                <text:p>17.8165595158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17.8229852126218">
                <text:p>17.82298521262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7.8294109093766">
                <text:p>17.8294109093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5555555555556">
                <text:p>22.5555555555556</text:p>
              </table:table-cell>
              <table:table-cell office:value-type="float" office:value="17.8358366061314">
                <text:p>17.83583660613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7777777777778">
                <text:p>21.7777777777778</text:p>
              </table:table-cell>
              <table:table-cell office:value-type="float" office:value="17.8422623028862">
                <text:p>17.84226230288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8888888888889">
                <text:p>20.8888888888889</text:p>
              </table:table-cell>
              <table:table-cell office:value-type="float" office:value="17.848687999641">
                <text:p>17.848687999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17.8551136963959">
                <text:p>17.8551136963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7.8615393931507">
                <text:p>17.8615393931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1111111111111">
                <text:p>16.1111111111111</text:p>
              </table:table-cell>
              <table:table-cell office:value-type="float" office:value="17.8679650899055">
                <text:p>17.8679650899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8743907866603">
                <text:p>17.87439078666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5">
                <text:p>14.5</text:p>
              </table:table-cell>
              <table:table-cell office:value-type="float" office:value="17.8808164834151">
                <text:p>17.88081648341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1111111111111">
                <text:p>17.1111111111111</text:p>
              </table:table-cell>
              <table:table-cell office:value-type="float" office:value="17.8872421801699">
                <text:p>17.88724218016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7.8936678769247">
                <text:p>17.89366787692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9444444444444">
                <text:p>18.9444444444444</text:p>
              </table:table-cell>
              <table:table-cell office:value-type="float" office:value="17.9000935736795">
                <text:p>17.9000935736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9444444444444">
                <text:p>21.9444444444444</text:p>
              </table:table-cell>
              <table:table-cell office:value-type="float" office:value="17.9065192704344">
                <text:p>17.9065192704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555555555556">
                <text:p>22.5555555555556</text:p>
              </table:table-cell>
              <table:table-cell office:value-type="float" office:value="17.9129449671892">
                <text:p>17.91294496718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17.919370663944">
                <text:p>17.9193706639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1111111111111">
                <text:p>19.1111111111111</text:p>
              </table:table-cell>
              <table:table-cell office:value-type="float" office:value="17.9257963606988">
                <text:p>17.92579636069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17.9322220574536">
                <text:p>17.93222205745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17.9386477542084">
                <text:p>17.93864775420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7.9450734509632">
                <text:p>17.9450734509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6111111111111">
                <text:p>14.6111111111111</text:p>
              </table:table-cell>
              <table:table-cell office:value-type="float" office:value="17.951499147718">
                <text:p>17.951499147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17.9579248444729">
                <text:p>17.95792484447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9444444444444">
                <text:p>15.9444444444444</text:p>
              </table:table-cell>
              <table:table-cell office:value-type="float" office:value="17.9643505412277">
                <text:p>17.96435054122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7.9707762379825">
                <text:p>17.9707762379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9772019347373">
                <text:p>17.97720193473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3888888888889">
                <text:p>19.3888888888889</text:p>
              </table:table-cell>
              <table:table-cell office:value-type="float" office:value="17.9836276314921">
                <text:p>17.9836276314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2222222222222">
                <text:p>20.2222222222222</text:p>
              </table:table-cell>
              <table:table-cell office:value-type="float" office:value="17.9900533282469">
                <text:p>17.9900533282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9964790250017">
                <text:p>17.99647902500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9444444444444">
                <text:p>19.9444444444444</text:p>
              </table:table-cell>
              <table:table-cell office:value-type="float" office:value="18.0029047217565">
                <text:p>18.00290472175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18.0093304185113">
                <text:p>18.00933041851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8888888888889">
                <text:p>14.8888888888889</text:p>
              </table:table-cell>
              <table:table-cell office:value-type="float" office:value="18.0157561152662">
                <text:p>18.01575611526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8.022181812021">
                <text:p>18.022181812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2222222222222">
                <text:p>14.2222222222222</text:p>
              </table:table-cell>
              <table:table-cell office:value-type="float" office:value="18.0286075087758">
                <text:p>18.0286075087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555555555556">
                <text:p>16.0555555555556</text:p>
              </table:table-cell>
              <table:table-cell office:value-type="float" office:value="18.0350332055306">
                <text:p>18.0350332055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8.0414589022854">
                <text:p>18.0414589022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8.0478845990402">
                <text:p>18.0478845990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18.054310295795">
                <text:p>18.0543102957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0607359925498">
                <text:p>18.06073599254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6111111111111">
                <text:p>20.6111111111111</text:p>
              </table:table-cell>
              <table:table-cell office:value-type="float" office:value="18.0671616893047">
                <text:p>18.0671616893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18.0735873860595">
                <text:p>18.07358738605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8.0800130828143">
                <text:p>18.0800130828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8.0864387795691">
                <text:p>18.0864387795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0555555555556">
                <text:p>13.0555555555556</text:p>
              </table:table-cell>
              <table:table-cell office:value-type="float" office:value="18.0928644763239">
                <text:p>18.09286447632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18.0992901730787">
                <text:p>18.09929017307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18.1057158698335">
                <text:p>18.1057158698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18.1121415665883">
                <text:p>18.11214156658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18.1185672633432">
                <text:p>18.11856726334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8.124992960098">
                <text:p>18.124992960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3888888888889">
                <text:p>18.3888888888889</text:p>
              </table:table-cell>
              <table:table-cell office:value-type="float" office:value="18.1314186568528">
                <text:p>18.13141865685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3888888888889">
                <text:p>20.3888888888889</text:p>
              </table:table-cell>
              <table:table-cell office:value-type="float" office:value="18.1378443536076">
                <text:p>18.1378443536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18.1442700503624">
                <text:p>18.1442700503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7777777777778">
                <text:p>23.7777777777778</text:p>
              </table:table-cell>
              <table:table-cell office:value-type="float" office:value="18.1506957471172">
                <text:p>18.1506957471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6111111111111">
                <text:p>20.6111111111111</text:p>
              </table:table-cell>
              <table:table-cell office:value-type="float" office:value="18.157121443872">
                <text:p>18.1571214438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18.1635471406268">
                <text:p>18.16354714062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8.1699728373817">
                <text:p>18.16997283738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2222222222222">
                <text:p>13.2222222222222</text:p>
              </table:table-cell>
              <table:table-cell office:value-type="float" office:value="18.1763985341365">
                <text:p>18.17639853413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5">
                <text:p>13.5</text:p>
              </table:table-cell>
              <table:table-cell office:value-type="float" office:value="18.1828242308913">
                <text:p>18.1828242308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18.1892499276461">
                <text:p>18.18924992764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5555555555556">
                <text:p>16.5555555555556</text:p>
              </table:table-cell>
              <table:table-cell office:value-type="float" office:value="18.1956756244009">
                <text:p>18.19567562440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18.2021013211557">
                <text:p>18.20210132115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2222222222222">
                <text:p>19.2222222222222</text:p>
              </table:table-cell>
              <table:table-cell office:value-type="float" office:value="18.2085270179105">
                <text:p>18.2085270179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2777777777778">
                <text:p>21.2777777777778</text:p>
              </table:table-cell>
              <table:table-cell office:value-type="float" office:value="18.2149527146653">
                <text:p>18.21495271466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">
                <text:p>21.5</text:p>
              </table:table-cell>
              <table:table-cell office:value-type="float" office:value="18.2213784114202">
                <text:p>18.2213784114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9444444444444">
                <text:p>21.9444444444444</text:p>
              </table:table-cell>
              <table:table-cell office:value-type="float" office:value="18.227804108175">
                <text:p>18.227804108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18.2342298049298">
                <text:p>18.23422980492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8.2406555016846">
                <text:p>18.2406555016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8.2470811984394">
                <text:p>18.2470811984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2777777777778">
                <text:p>16.2777777777778</text:p>
              </table:table-cell>
              <table:table-cell office:value-type="float" office:value="18.2535068951942">
                <text:p>18.2535068951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2222222222222">
                <text:p>16.2222222222222</text:p>
              </table:table-cell>
              <table:table-cell office:value-type="float" office:value="18.259932591949">
                <text:p>18.2599325919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18.2663582887038">
                <text:p>18.2663582887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444444444444">
                <text:p>18.4444444444444</text:p>
              </table:table-cell>
              <table:table-cell office:value-type="float" office:value="18.2727839854587">
                <text:p>18.27278398545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8.2792096822135">
                <text:p>18.27920968221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2222222222222">
                <text:p>20.2222222222222</text:p>
              </table:table-cell>
              <table:table-cell office:value-type="float" office:value="18.2856353789683">
                <text:p>18.28563537896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18.2920610757231">
                <text:p>18.29206107572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2222222222222">
                <text:p>23.2222222222222</text:p>
              </table:table-cell>
              <table:table-cell office:value-type="float" office:value="18.2984867724779">
                <text:p>18.29848677247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2222222222222">
                <text:p>24.2222222222222</text:p>
              </table:table-cell>
              <table:table-cell office:value-type="float" office:value="18.3049124692327">
                <text:p>18.30491246923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111111111111">
                <text:p>22.1111111111111</text:p>
              </table:table-cell>
              <table:table-cell office:value-type="float" office:value="18.3113381659875">
                <text:p>18.3113381659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8.3177638627423">
                <text:p>18.3177638627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18.3241895594972">
                <text:p>18.32418955949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">
                <text:p>16</text:p>
              </table:table-cell>
              <table:table-cell office:value-type="float" office:value="18.330615256252">
                <text:p>18.330615256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2777777777778">
                <text:p>17.2777777777778</text:p>
              </table:table-cell>
              <table:table-cell office:value-type="float" office:value="18.3370409530068">
                <text:p>18.33704095300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2222222222222">
                <text:p>19.2222222222222</text:p>
              </table:table-cell>
              <table:table-cell office:value-type="float" office:value="18.3434666497616">
                <text:p>18.3434666497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7777777777778">
                <text:p>18.7777777777778</text:p>
              </table:table-cell>
              <table:table-cell office:value-type="float" office:value="18.3498923465164">
                <text:p>18.34989234651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8.3563180432712">
                <text:p>18.35631804327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18.362743740026">
                <text:p>18.3627437400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18.3691694367808">
                <text:p>18.3691694367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18.3755951335356">
                <text:p>18.37559513353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.1111111111111">
                <text:p>25.1111111111111</text:p>
              </table:table-cell>
              <table:table-cell office:value-type="float" office:value="18.3820208302905">
                <text:p>18.38202083029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18.3884465270453">
                <text:p>18.38844652704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18.3948722238001">
                <text:p>18.3948722238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5">
                <text:p>14.5</text:p>
              </table:table-cell>
              <table:table-cell office:value-type="float" office:value="18.4012979205549">
                <text:p>18.40129792055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8.4077236173097">
                <text:p>18.40772361730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7222222222222">
                <text:p>17.7222222222222</text:p>
              </table:table-cell>
              <table:table-cell office:value-type="float" office:value="18.4141493140645">
                <text:p>18.4141493140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18.4205750108193">
                <text:p>18.42057501081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6111111111111">
                <text:p>18.6111111111111</text:p>
              </table:table-cell>
              <table:table-cell office:value-type="float" office:value="18.4270007075741">
                <text:p>18.42700070757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8.433426404329">
                <text:p>18.4334264043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5">
                <text:p>20.5</text:p>
              </table:table-cell>
              <table:table-cell office:value-type="float" office:value="18.4398521010838">
                <text:p>18.43985210108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6111111111111">
                <text:p>21.6111111111111</text:p>
              </table:table-cell>
              <table:table-cell office:value-type="float" office:value="18.4462777978386">
                <text:p>18.44627779783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8.4527034945934">
                <text:p>18.45270349459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8.4591291913482">
                <text:p>18.4591291913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18.465554888103">
                <text:p>18.4655548881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7777777777778">
                <text:p>18.7777777777778</text:p>
              </table:table-cell>
              <table:table-cell office:value-type="float" office:value="18.4719805848578">
                <text:p>18.47198058485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18.4784062816126">
                <text:p>18.4784062816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18.4848319783675">
                <text:p>18.48483197836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8.4912576751223">
                <text:p>18.4912576751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18.4976833718771">
                <text:p>18.49768337187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5">
                <text:p>18.5</text:p>
              </table:table-cell>
              <table:table-cell office:value-type="float" office:value="18.5041090686319">
                <text:p>18.50410906863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8.5105347653867">
                <text:p>18.51053476538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18.5169604621415">
                <text:p>18.51696046214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18.5233861588963">
                <text:p>18.5233861588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18.5298118556511">
                <text:p>18.5298118556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8.536237552406">
                <text:p>18.5362375524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7222222222222">
                <text:p>21.7222222222222</text:p>
              </table:table-cell>
              <table:table-cell office:value-type="float" office:value="18.5426632491608">
                <text:p>18.5426632491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3888888888889">
                <text:p>18.3888888888889</text:p>
              </table:table-cell>
              <table:table-cell office:value-type="float" office:value="18.5490889459156">
                <text:p>18.5490889459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8.5555146426704">
                <text:p>18.55551464267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8.5619403394252">
                <text:p>18.56194033942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8.56836603618">
                <text:p>18.568366036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18.5747917329348">
                <text:p>18.5747917329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5">
                <text:p>17.5</text:p>
              </table:table-cell>
              <table:table-cell office:value-type="float" office:value="18.5812174296896">
                <text:p>18.58121742968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8.5876431264445">
                <text:p>18.58764312644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7222222222222">
                <text:p>19.7222222222222</text:p>
              </table:table-cell>
              <table:table-cell office:value-type="float" office:value="18.5940688231993">
                <text:p>18.59406882319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18.6004945199541">
                <text:p>18.60049451995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6111111111111">
                <text:p>25.6111111111111</text:p>
              </table:table-cell>
              <table:table-cell office:value-type="float" office:value="18.6069202167089">
                <text:p>18.60692021670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18.6133459134637">
                <text:p>18.61334591346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18.6197716102185">
                <text:p>18.61977161021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8.6261973069733">
                <text:p>18.62619730697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18.6326230037281">
                <text:p>18.63262300372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8.639048700483">
                <text:p>18.6390487004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18.6454743972378">
                <text:p>18.64547439723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  <table:table-cell office:value-type="float" office:value="18.6519000939926">
                <text:p>18.65190009399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1111111111111">
                <text:p>18.1111111111111</text:p>
              </table:table-cell>
              <table:table-cell office:value-type="float" office:value="18.6583257907474">
                <text:p>18.65832579074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18.6647514875022">
                <text:p>18.66475148750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18.671177184257">
                <text:p>18.6711771842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18.6776028810118">
                <text:p>18.67760288101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18.6840285777666">
                <text:p>18.68402857776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9444444444444">
                <text:p>22.9444444444444</text:p>
              </table:table-cell>
              <table:table-cell office:value-type="float" office:value="18.6904542745215">
                <text:p>18.69045427452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.5">
                <text:p>20.5</text:p>
              </table:table-cell>
              <table:table-cell office:value-type="float" office:value="18.6968799712763">
                <text:p>18.69687997127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4444444444444">
                <text:p>17.4444444444444</text:p>
              </table:table-cell>
              <table:table-cell office:value-type="float" office:value="18.7033056680311">
                <text:p>18.70330566803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8.7097313647859">
                <text:p>18.70973136478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5">
                <text:p>14.5</text:p>
              </table:table-cell>
              <table:table-cell office:value-type="float" office:value="18.7161570615407">
                <text:p>18.7161570615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8.7225827582955">
                <text:p>18.72258275829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8.7290084550503">
                <text:p>18.7290084550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8.7354341518051">
                <text:p>18.7354341518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8.7418598485599">
                <text:p>18.74185984855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2777777777778">
                <text:p>20.2777777777778</text:p>
              </table:table-cell>
              <table:table-cell office:value-type="float" office:value="18.7482855453148">
                <text:p>18.7482855453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">
                <text:p>22</text:p>
              </table:table-cell>
              <table:table-cell office:value-type="float" office:value="18.7547112420696">
                <text:p>18.75471124206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18.7611369388244">
                <text:p>18.76113693882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18.7675626355792">
                <text:p>18.76756263557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18.773988332334">
                <text:p>18.7739883323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7222222222222">
                <text:p>16.7222222222222</text:p>
              </table:table-cell>
              <table:table-cell office:value-type="float" office:value="18.7804140290888">
                <text:p>18.78041402908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18.7868397258436">
                <text:p>18.7868397258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7777777777778">
                <text:p>14.7777777777778</text:p>
              </table:table-cell>
              <table:table-cell office:value-type="float" office:value="18.7932654225984">
                <text:p>18.79326542259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18.7996911193533">
                <text:p>18.79969111935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8.8061168161081">
                <text:p>18.8061168161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.6111111111111">
                <text:p>17.6111111111111</text:p>
              </table:table-cell>
              <table:table-cell office:value-type="float" office:value="18.8125425128629">
                <text:p>18.81254251286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8.8189682096177">
                <text:p>18.81896820961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.6111111111111">
                <text:p>19.6111111111111</text:p>
              </table:table-cell>
              <table:table-cell office:value-type="float" office:value="18.8253939063725">
                <text:p>18.82539390637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18.8318196031273">
                <text:p>18.83181960312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18.8382452998821">
                <text:p>18.83824529988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18.8446709966369">
                <text:p>18.84467099663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8.8510966933918">
                <text:p>18.8510966933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8.8575223901466">
                <text:p>18.85752239014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8.8639480869014">
                <text:p>18.86394808690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8.8703737836562">
                <text:p>18.87037378365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8.876799480411">
                <text:p>18.8767994804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18.8832251771658">
                <text:p>18.88322517716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8.8896508739206">
                <text:p>18.8896508739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8.8960765706754">
                <text:p>18.89607657067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18.9025022674303">
                <text:p>18.90250226743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9089279641851">
                <text:p>18.90892796418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18.9153536609399">
                <text:p>18.91535366093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5555555555556">
                <text:p>24.5555555555556</text:p>
              </table:table-cell>
              <table:table-cell office:value-type="float" office:value="18.9217793576947">
                <text:p>18.92177935769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18.9282050544495">
                <text:p>18.92820505444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18.9346307512043">
                <text:p>18.93463075120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8.9410564479591">
                <text:p>18.94105644795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5">
                <text:p>13.5</text:p>
              </table:table-cell>
              <table:table-cell office:value-type="float" office:value="18.9474821447139">
                <text:p>18.9474821447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18.9539078414688">
                <text:p>18.9539078414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0.664cm" xlink:href=".." xlink:type="simple" chart:class="chart:line" chart:style-name="ch1">
        <chart:title svg:x="7.165cm" svg:y="0.349cm" chart:style-name="ch2">
          <text:p>Températures moyennes mensuelles à San Diego de 2000 à 2004</text:p>
        </chart:title>
        <chart:legend chart:legend-position="end" svg:x="25.616cm" svg:y="5.033cm" style:legend-expansion="high" chart:style-name="ch3"/>
        <chart:plot-area chart:style-name="ch4" table:cell-range-address="'Tendance et saisonnalité'.C1:'Tendance et saisonnalité'.C49" chart:data-source-has-labels="row" svg:x="1.56cm" svg:y="1.341cm" svg:width="23.507cm" svg:height="8.129cm">
          <chartooo:coordinate-region svg:x="2.658cm" svg:y="1.54cm" svg:width="22.222cm" svg:height="7.283cm"/>
          <chart:axis chart:dimension="x" chart:name="primary-x" chart:style-name="ch5">
            <chart:title svg:x="12.766cm" svg:y="9.683cm" chart:style-name="ch6">
              <text:p>Temps</text:p>
            </chart:title>
          </chart:axis>
          <chart:axis chart:dimension="y" chart:name="primary-y" chart:style-name="ch7">
            <chart:title svg:x="0.451cm" svg:y="6.468cm" chart:style-name="ch8">
              <text:p>Températures</text:p>
            </chart:title>
            <chart:grid chart:style-name="ch9" chart:class="major"/>
          </chart:axis>
          <chart:series chart:style-name="ch10" chart:values-cell-range-address="'Tendance et saisonnalité'.C2:'Tendance et saisonnalité'.C49" chart:label-cell-address="'Tendance et saisonnalité'.C1:'Tendance et saisonnalité'.C1" chart:class="chart:line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t</text:p>
                <draw:g>
                  <svg:desc>'Tendance et saisonnalité'.C1:'Tendance et saisonnalité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666666666667">
                <text:p>14.6666666666667</text:p>
                <draw:g>
                  <svg:desc>'Tendance et saisonnalité'.C2:'Tendance et saisonnalité'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555555555556">
                <text:p>15.0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111111111111">
                <text:p>14.6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9444444444444">
                <text:p>16.9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1666666666667">
                <text:p>18.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7222222222222">
                <text:p>20.7222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4444444444444">
                <text:p>21.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222222222222">
                <text:p>14.7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5555555555556">
                <text:p>14.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222222222222">
                <text:p>12.7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333333333333">
                <text:p>14.8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8333333333333">
                <text:p>19.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6111111111111">
                <text:p>20.611111111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9444444444444">
                <text:p>20.94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2222222222222">
                <text:p>20.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3888888888889">
                <text:p>16.38888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1111111111111">
                <text:p>13.1111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222222222222">
                <text:p>13.2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2222222222222">
                <text:p>14.2222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3888888888889">
                <text:p>15.3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2777777777778">
                <text:p>18.2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555555555556">
                <text:p>20.5555555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2222222222222">
                <text:p>21.22222222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555555555556">
                <text:p>17.55555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333333333333">
                <text:p>13.8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5555555555556">
                <text:p>16.555555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111111111111">
                <text:p>15.1111111111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777777777778">
                <text:p>15.777777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555555555556">
                <text:p>15.555555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444444444444">
                <text:p>16.9444444444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9444444444444">
                <text:p>17.9444444444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222222222222">
                <text:p>21.2222222222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1111111111111">
                <text:p>21.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9444444444444">
                <text:p>19.944444444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777777777778">
                <text:p>15.7777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111111111111">
                <text:p>13.6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51cm" svg:height="12.92cm" xlink:href=".." xlink:type="simple" chart:class="chart:line" chart:style-name="ch1">
        <chart:title svg:x="10.09cm" svg:y="0.394cm" chart:style-name="ch2">
          <text:p>Série des températures à San Diego </text:p>
        </chart:title>
        <chart:legend chart:legend-position="end" svg:x="23.523cm" svg:y="5.414cm" style:legend-expansion="high" chart:style-name="ch3"/>
        <chart:plot-area chart:style-name="ch4" table:cell-range-address="'Type du modèle'.B1:'Type du modèle'.C279 'Type du modèle'.E1:'Type du modèle'.F279" chart:data-source-has-labels="row" svg:x="1.564cm" svg:y="1.431cm" svg:width="21.406cm" svg:height="10.25cm">
          <chartooo:coordinate-region svg:x="2.662cm" svg:y="1.552cm" svg:width="20.308cm" svg:height="9.127cm"/>
          <chart:axis chart:dimension="x" chart:name="primary-x" chart:style-name="ch5">
            <chart:title svg:x="11.72cm" svg:y="11.939cm" chart:style-name="ch6">
              <text:p>Temps</text:p>
            </chart:title>
          </chart:axis>
          <chart:axis chart:dimension="y" chart:name="primary-y" chart:style-name="ch7">
            <chart:title svg:x="0.451cm" svg:y="7.949cm" chart:style-name="ch8">
              <text:p>Températures (°C)</text:p>
            </chart:title>
            <chart:grid chart:style-name="ch9" chart:class="major"/>
          </chart:axis>
          <chart:series chart:style-name="ch10" chart:values-cell-range-address="'Type du modèle'.B2:'Type du modèle'.B279" chart:label-cell-address="'Type du modèle'.B1:'Type du modèle'.B1" chart:class="chart:line">
            <chart:data-point chart:repeated="278"/>
          </chart:series>
          <chart:series chart:style-name="ch11" chart:values-cell-range-address="'Type du modèle'.C2:'Type du modèle'.C279" chart:label-cell-address="'Type du modèle'.C1:'Type du modèle'.C1" chart:class="chart:line">
            <chart:data-point chart:repeated="278"/>
          </chart:series>
          <chart:series chart:style-name="ch12" chart:values-cell-range-address="'Type du modèle'.E2:'Type du modèle'.E279" chart:label-cell-address="'Type du modèle'.E1:'Type du modèle'.E1" chart:class="chart:line">
            <chart:data-point chart:repeated="278"/>
          </chart:series>
          <chart:series chart:style-name="ch12" chart:values-cell-range-address="'Type du modèle'.F2:'Type du modèle'.F279" chart:label-cell-address="'Type du modèle'.F1:'Type du modèle'.F1" chart:class="chart:line">
            <chart:data-point chart:repeated="27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t</text:p>
                <draw:g>
                  <svg:desc>'Type du modèle'.B1:'Type du modèle'.B1</svg:desc>
                </draw:g>
              </table:table-cell>
              <table:table-cell office:value-type="string">
                <text:p>Moyenne μ_t</text:p>
                <draw:g>
                  <svg:desc>'Type du modèle'.C1:'Type du modèle'.C1</svg:desc>
                </draw:g>
              </table:table-cell>
              <table:table-cell office:value-type="string">
                <text:p>μ_t + 𝜎_t</text:p>
                <draw:g>
                  <svg:desc>'Type du modèle'.E1:'Type du modèle'.E1</svg:desc>
                </draw:g>
              </table:table-cell>
              <table:table-cell office:value-type="string">
                <text:p>μ_t - 𝜎_t</text:p>
                <draw:g>
                  <svg:desc>'Type du modèle'.F1:'Type du modèl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666666666667">
                <text:p>14.6666666666667</text:p>
                <draw:g>
                  <svg:desc>'Type du modèle'.B2:'Type du modèle'.B279</svg:desc>
                </draw:g>
              </table:table-cell>
              <table:table-cell office:value-type="float" office:value="14.6666666666667">
                <text:p>14.6666666666667</text:p>
                <draw:g>
                  <svg:desc>'Type du modèle'.C2:'Type du modèle'.C279</svg:desc>
                </draw:g>
              </table:table-cell>
              <table:table-cell office:value-type="float" office:value="14.6666666666667">
                <text:p>14.6666666666667</text:p>
                <draw:g>
                  <svg:desc>'Type du modèle'.E2:'Type du modèle'.E279</svg:desc>
                </draw:g>
              </table:table-cell>
              <table:table-cell office:value-type="float" office:value="14.6666666666667">
                <text:p>14.6666666666667</text:p>
                <draw:g>
                  <svg:desc>'Type du modèle'.F2:'Type du modèle'.F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555555555556">
                <text:p>15.0555555555556</text:p>
              </table:table-cell>
              <table:table-cell office:value-type="float" office:value="14.8611111111112">
                <text:p>14.8611111111112</text:p>
              </table:table-cell>
              <table:table-cell office:value-type="float" office:value="15.0555555555556">
                <text:p>15.0555555555556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111111111111">
                <text:p>14.6111111111111</text:p>
              </table:table-cell>
              <table:table-cell office:value-type="float" office:value="14.7777777777778">
                <text:p>14.7777777777778</text:p>
              </table:table-cell>
              <table:table-cell office:value-type="float" office:value="14.9755014491117">
                <text:p>14.9755014491117</text:p>
              </table:table-cell>
              <table:table-cell office:value-type="float" office:value="14.5800541064439">
                <text:p>14.5800541064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9444444444444">
                <text:p>16.9444444444444</text:p>
              </table:table-cell>
              <table:table-cell office:value-type="float" office:value="15.3194444444445">
                <text:p>15.3194444444445</text:p>
              </table:table-cell>
              <table:table-cell office:value-type="float" office:value="16.2731369111168">
                <text:p>16.2731369111168</text:p>
              </table:table-cell>
              <table:table-cell office:value-type="float" office:value="14.3657519777721">
                <text:p>14.3657519777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5.8888888888889">
                <text:p>15.8888888888889</text:p>
              </table:table-cell>
              <table:table-cell office:value-type="float" office:value="17.3118053860962">
                <text:p>17.3118053860962</text:p>
              </table:table-cell>
              <table:table-cell office:value-type="float" office:value="14.4659723916816">
                <text:p>14.4659723916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16.6018518518519">
                <text:p>16.6018518518519</text:p>
              </table:table-cell>
              <table:table-cell office:value-type="float" office:value="18.6582622513438">
                <text:p>18.6582622513438</text:p>
              </table:table-cell>
              <table:table-cell office:value-type="float" office:value="14.5454414523599">
                <text:p>14.5454414523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7222222222222">
                <text:p>20.7222222222222</text:p>
              </table:table-cell>
              <table:table-cell office:value-type="float" office:value="17.1904761904762">
                <text:p>17.1904761904762</text:p>
              </table:table-cell>
              <table:table-cell office:value-type="float" office:value="19.578692622751">
                <text:p>19.578692622751</text:p>
              </table:table-cell>
              <table:table-cell office:value-type="float" office:value="14.8022597582014">
                <text:p>14.8022597582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0.64108824684">
                <text:p>20.64108824684</text:p>
              </table:table-cell>
              <table:table-cell office:value-type="float" office:value="15.0255784198267">
                <text:p>15.0255784198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18.2345679012346">
                <text:p>18.2345679012346</text:p>
              </table:table-cell>
              <table:table-cell office:value-type="float" office:value="21.1147515775736">
                <text:p>21.1147515775736</text:p>
              </table:table-cell>
              <table:table-cell office:value-type="float" office:value="15.3543842248956">
                <text:p>15.3543842248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5">
                <text:p>18.5</text:p>
              </table:table-cell>
              <table:table-cell office:value-type="float" office:value="18.2611111111111">
                <text:p>18.2611111111111</text:p>
              </table:table-cell>
              <table:table-cell office:value-type="float" office:value="20.9946533343847">
                <text:p>20.9946533343847</text:p>
              </table:table-cell>
              <table:table-cell office:value-type="float" office:value="15.5275688878375">
                <text:p>15.5275688878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7.9393939393939">
                <text:p>17.9393939393939</text:p>
              </table:table-cell>
              <table:table-cell office:value-type="float" office:value="20.7372461043711">
                <text:p>20.7372461043711</text:p>
              </table:table-cell>
              <table:table-cell office:value-type="float" office:value="15.1415417744167">
                <text:p>15.1415417744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17.6574074074074">
                <text:p>17.6574074074074</text:p>
              </table:table-cell>
              <table:table-cell office:value-type="float" office:value="20.4947170113723">
                <text:p>20.4947170113723</text:p>
              </table:table-cell>
              <table:table-cell office:value-type="float" office:value="14.8200978034425">
                <text:p>14.8200978034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222222222222">
                <text:p>12.7222222222222</text:p>
              </table:table-cell>
              <table:table-cell office:value-type="float" office:value="17.2777777777778">
                <text:p>17.2777777777778</text:p>
              </table:table-cell>
              <table:table-cell office:value-type="float" office:value="20.3044085493058">
                <text:p>20.3044085493058</text:p>
              </table:table-cell>
              <table:table-cell office:value-type="float" office:value="14.2511470062497">
                <text:p>14.251147006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16.9563492063492">
                <text:p>16.9563492063492</text:p>
              </table:table-cell>
              <table:table-cell office:value-type="float" office:value="20.0947062740526">
                <text:p>20.0947062740526</text:p>
              </table:table-cell>
              <table:table-cell office:value-type="float" office:value="13.8179921386458">
                <text:p>13.8179921386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.8259259259259">
                <text:p>16.8259259259259</text:p>
              </table:table-cell>
              <table:table-cell office:value-type="float" office:value="19.8968882063596">
                <text:p>19.8968882063596</text:p>
              </table:table-cell>
              <table:table-cell office:value-type="float" office:value="13.7549636454923">
                <text:p>13.7549636454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16.7013888888889">
                <text:p>16.7013888888889</text:p>
              </table:table-cell>
              <table:table-cell office:value-type="float" office:value="19.7137012645839">
                <text:p>19.7137012645839</text:p>
              </table:table-cell>
              <table:table-cell office:value-type="float" office:value="13.6890765131939">
                <text:p>13.6890765131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6.7581699346405">
                <text:p>16.7581699346405</text:p>
              </table:table-cell>
              <table:table-cell office:value-type="float" office:value="19.6893548515084">
                <text:p>19.6893548515084</text:p>
              </table:table-cell>
              <table:table-cell office:value-type="float" office:value="13.8269850177726">
                <text:p>13.8269850177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16.929012345679">
                <text:p>16.929012345679</text:p>
              </table:table-cell>
              <table:table-cell office:value-type="float" office:value="19.863412027671">
                <text:p>19.863412027671</text:p>
              </table:table-cell>
              <table:table-cell office:value-type="float" office:value="13.994612663687">
                <text:p>13.9946126636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6111111111111">
                <text:p>20.6111111111111</text:p>
              </table:table-cell>
              <table:table-cell office:value-type="float" office:value="17.1228070175439">
                <text:p>17.1228070175439</text:p>
              </table:table-cell>
              <table:table-cell office:value-type="float" office:value="20.0949310771006">
                <text:p>20.0949310771006</text:p>
              </table:table-cell>
              <table:table-cell office:value-type="float" office:value="14.1506829579872">
                <text:p>14.1506829579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9444444444444">
                <text:p>20.9444444444444</text:p>
              </table:table-cell>
              <table:table-cell office:value-type="float" office:value="17.3138888888889">
                <text:p>17.3138888888889</text:p>
              </table:table-cell>
              <table:table-cell office:value-type="float" office:value="20.3281182603375">
                <text:p>20.3281182603375</text:p>
              </table:table-cell>
              <table:table-cell office:value-type="float" office:value="14.2996595174402">
                <text:p>14.2996595174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2222222222222">
                <text:p>20.2222222222222</text:p>
              </table:table-cell>
              <table:table-cell office:value-type="float" office:value="17.4523809523809">
                <text:p>17.4523809523809</text:p>
              </table:table-cell>
              <table:table-cell office:value-type="float" office:value="20.458463641159">
                <text:p>20.458463641159</text:p>
              </table:table-cell>
              <table:table-cell office:value-type="float" office:value="14.4462982636029">
                <text:p>14.4462982636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17.530303030303">
                <text:p>17.530303030303</text:p>
              </table:table-cell>
              <table:table-cell office:value-type="float" office:value="20.4888990623025">
                <text:p>20.4888990623025</text:p>
              </table:table-cell>
              <table:table-cell office:value-type="float" office:value="14.5717069983035">
                <text:p>14.5717069983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3888888888889">
                <text:p>16.3888888888889</text:p>
              </table:table-cell>
              <table:table-cell office:value-type="float" office:value="17.4806763285024">
                <text:p>17.4806763285024</text:p>
              </table:table-cell>
              <table:table-cell office:value-type="float" office:value="20.3835877021543">
                <text:p>20.3835877021543</text:p>
              </table:table-cell>
              <table:table-cell office:value-type="float" office:value="14.5777649548505">
                <text:p>14.577764954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1111111111111">
                <text:p>13.1111111111111</text:p>
              </table:table-cell>
              <table:table-cell office:value-type="float" office:value="17.2986111111111">
                <text:p>17.2986111111111</text:p>
              </table:table-cell>
              <table:table-cell office:value-type="float" office:value="20.2715174230053">
                <text:p>20.2715174230053</text:p>
              </table:table-cell>
              <table:table-cell office:value-type="float" office:value="14.3257047992169">
                <text:p>14.3257047992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222222222222">
                <text:p>13.2222222222222</text:p>
              </table:table-cell>
              <table:table-cell office:value-type="float" office:value="17.1355555555555">
                <text:p>17.1355555555555</text:p>
              </table:table-cell>
              <table:table-cell office:value-type="float" office:value="20.1559422530612">
                <text:p>20.1559422530612</text:p>
              </table:table-cell>
              <table:table-cell office:value-type="float" office:value="14.1151688580499">
                <text:p>14.1151688580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2222222222222">
                <text:p>14.2222222222222</text:p>
              </table:table-cell>
              <table:table-cell office:value-type="float" office:value="17.0235042735043">
                <text:p>17.0235042735043</text:p>
              </table:table-cell>
              <table:table-cell office:value-type="float" office:value="20.0377618261632">
                <text:p>20.0377618261632</text:p>
              </table:table-cell>
              <table:table-cell office:value-type="float" office:value="14.0092467208453">
                <text:p>14.0092467208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6.9238683127572">
                <text:p>16.9238683127572</text:p>
              </table:table-cell>
              <table:table-cell office:value-type="float" office:value="19.9250930341183">
                <text:p>19.9250930341183</text:p>
              </table:table-cell>
              <table:table-cell office:value-type="float" office:value="13.9226435913961">
                <text:p>13.9226435913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3888888888889">
                <text:p>15.3888888888889</text:p>
              </table:table-cell>
              <table:table-cell office:value-type="float" office:value="16.8690476190476">
                <text:p>16.8690476190476</text:p>
              </table:table-cell>
              <table:table-cell office:value-type="float" office:value="19.8299262202751">
                <text:p>19.8299262202751</text:p>
              </table:table-cell>
              <table:table-cell office:value-type="float" office:value="13.9081690178201">
                <text:p>13.9081690178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8620689655172">
                <text:p>16.8620689655172</text:p>
              </table:table-cell>
              <table:table-cell office:value-type="float" office:value="19.7716844411021">
                <text:p>19.7716844411021</text:p>
              </table:table-cell>
              <table:table-cell office:value-type="float" office:value="13.9524534899323">
                <text:p>13.9524534899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6.9092592592593">
                <text:p>16.9092592592593</text:p>
              </table:table-cell>
              <table:table-cell office:value-type="float" office:value="19.7812355125474">
                <text:p>19.7812355125474</text:p>
              </table:table-cell>
              <table:table-cell office:value-type="float" office:value="14.0372830059711">
                <text:p>14.0372830059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17.0089605734767">
                <text:p>17.0089605734767</text:p>
              </table:table-cell>
              <table:table-cell office:value-type="float" office:value="19.8865264993842">
                <text:p>19.8865264993842</text:p>
              </table:table-cell>
              <table:table-cell office:value-type="float" office:value="14.1313946475692">
                <text:p>14.1313946475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555555555556">
                <text:p>20.5555555555556</text:p>
              </table:table-cell>
              <table:table-cell office:value-type="float" office:value="17.1197916666667">
                <text:p>17.1197916666667</text:p>
              </table:table-cell>
              <table:table-cell office:value-type="float" office:value="20.0184832808059">
                <text:p>20.0184832808059</text:p>
              </table:table-cell>
              <table:table-cell office:value-type="float" office:value="14.2211000525274">
                <text:p>14.2211000525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17.2441077441077">
                <text:p>17.2441077441077</text:p>
              </table:table-cell>
              <table:table-cell office:value-type="float" office:value="20.1838931246101">
                <text:p>20.1838931246101</text:p>
              </table:table-cell>
              <table:table-cell office:value-type="float" office:value="14.3043223636054">
                <text:p>14.3043223636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7.266339869281">
                <text:p>17.266339869281</text:p>
              </table:table-cell>
              <table:table-cell office:value-type="float" office:value="20.1653849694922">
                <text:p>20.1653849694922</text:p>
              </table:table-cell>
              <table:table-cell office:value-type="float" office:value="14.3672947690699">
                <text:p>14.3672947690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7.2746031746032">
                <text:p>17.2746031746032</text:p>
              </table:table-cell>
              <table:table-cell office:value-type="float" office:value="20.1323394445486">
                <text:p>20.1323394445486</text:p>
              </table:table-cell>
              <table:table-cell office:value-type="float" office:value="14.4168669046578">
                <text:p>14.4168669046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17.179012345679">
                <text:p>17.179012345679</text:p>
              </table:table-cell>
              <table:table-cell office:value-type="float" office:value="20.0529680250104">
                <text:p>20.0529680250104</text:p>
              </table:table-cell>
              <table:table-cell office:value-type="float" office:value="14.3050566663476">
                <text:p>14.3050566663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5555555555556">
                <text:p>16.5555555555556</text:p>
              </table:table-cell>
              <table:table-cell office:value-type="float" office:value="17.1621621621622">
                <text:p>17.1621621621622</text:p>
              </table:table-cell>
              <table:table-cell office:value-type="float" office:value="19.9988168243894">
                <text:p>19.9988168243894</text:p>
              </table:table-cell>
              <table:table-cell office:value-type="float" office:value="14.3255074999349">
                <text:p>14.3255074999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17.1081871345029">
                <text:p>17.1081871345029</text:p>
              </table:table-cell>
              <table:table-cell office:value-type="float" office:value="19.9264577070724">
                <text:p>19.9264577070724</text:p>
              </table:table-cell>
              <table:table-cell office:value-type="float" office:value="14.2899165619334">
                <text:p>14.2899165619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7.0740740740741">
                <text:p>17.0740740740741</text:p>
              </table:table-cell>
              <table:table-cell office:value-type="float" office:value="19.8639149274053">
                <text:p>19.8639149274053</text:p>
              </table:table-cell>
              <table:table-cell office:value-type="float" office:value="14.2842332207429">
                <text:p>14.2842332207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17.0361111111111">
                <text:p>17.0361111111111</text:p>
              </table:table-cell>
              <table:table-cell office:value-type="float" office:value="19.801041121611">
                <text:p>19.801041121611</text:p>
              </table:table-cell>
              <table:table-cell office:value-type="float" office:value="14.2711811006112">
                <text:p>14.2711811006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444444444444">
                <text:p>16.9444444444444</text:p>
              </table:table-cell>
              <table:table-cell office:value-type="float" office:value="17.0338753387534">
                <text:p>17.0338753387534</text:p>
              </table:table-cell>
              <table:table-cell office:value-type="float" office:value="19.7649151494433">
                <text:p>19.7649151494433</text:p>
              </table:table-cell>
              <table:table-cell office:value-type="float" office:value="14.3028355280635">
                <text:p>14.3028355280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19.7574557295562">
                <text:p>19.7574557295562</text:p>
              </table:table-cell>
              <table:table-cell office:value-type="float" office:value="14.3536553815549">
                <text:p>14.35365538155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17.1524547803618">
                <text:p>17.1524547803618</text:p>
              </table:table-cell>
              <table:table-cell office:value-type="float" office:value="19.8956004684961">
                <text:p>19.8956004684961</text:p>
              </table:table-cell>
              <table:table-cell office:value-type="float" office:value="14.4093090922274">
                <text:p>14.4093090922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7.2777777777778">
                <text:p>17.2777777777778</text:p>
              </table:table-cell>
              <table:table-cell office:value-type="float" office:value="20.1113586740727">
                <text:p>20.1113586740727</text:p>
              </table:table-cell>
              <table:table-cell office:value-type="float" office:value="14.4441968814829">
                <text:p>14.4441968814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7.362962962963">
                <text:p>17.362962962963</text:p>
              </table:table-cell>
              <table:table-cell office:value-type="float" office:value="20.2212913472224">
                <text:p>20.2212913472224</text:p>
              </table:table-cell>
              <table:table-cell office:value-type="float" office:value="14.5046345787035">
                <text:p>14.5046345787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9444444444444">
                <text:p>19.9444444444444</text:p>
              </table:table-cell>
              <table:table-cell office:value-type="float" office:value="17.4190821256039">
                <text:p>17.4190821256039</text:p>
              </table:table-cell>
              <table:table-cell office:value-type="float" office:value="20.2711257403992">
                <text:p>20.2711257403992</text:p>
              </table:table-cell>
              <table:table-cell office:value-type="float" office:value="14.5670385108085">
                <text:p>14.5670385108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7.3841607565012">
                <text:p>17.3841607565012</text:p>
              </table:table-cell>
              <table:table-cell office:value-type="float" office:value="20.2156237693578">
                <text:p>20.2156237693578</text:p>
              </table:table-cell>
              <table:table-cell office:value-type="float" office:value="14.5526977436446">
                <text:p>14.5526977436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111111111111">
                <text:p>13.6111111111111</text:p>
              </table:table-cell>
              <table:table-cell office:value-type="float" office:value="17.3055555555556">
                <text:p>17.3055555555556</text:p>
              </table:table-cell>
              <table:table-cell office:value-type="float" office:value="20.1587223399529">
                <text:p>20.1587223399529</text:p>
              </table:table-cell>
              <table:table-cell office:value-type="float" office:value="14.4523887711582">
                <text:p>14.4523887711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5555555555556">
                <text:p>13.5555555555556</text:p>
              </table:table-cell>
              <table:table-cell office:value-type="float" office:value="17.2290249433107">
                <text:p>17.2290249433107</text:p>
              </table:table-cell>
              <table:table-cell office:value-type="float" office:value="20.1022739177415">
                <text:p>20.1022739177415</text:p>
              </table:table-cell>
              <table:table-cell office:value-type="float" office:value="14.3557759688798">
                <text:p>14.3557759688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5">
                <text:p>13.5</text:p>
              </table:table-cell>
              <table:table-cell office:value-type="float" office:value="17.1544444444444">
                <text:p>17.1544444444444</text:p>
              </table:table-cell>
              <table:table-cell office:value-type="float" office:value="20.0463294292653">
                <text:p>20.0463294292653</text:p>
              </table:table-cell>
              <table:table-cell office:value-type="float" office:value="14.2625594596236">
                <text:p>14.2625594596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17.1470588235294">
                <text:p>17.1470588235294</text:p>
              </table:table-cell>
              <table:table-cell office:value-type="float" office:value="20.0109278441547">
                <text:p>20.0109278441547</text:p>
              </table:table-cell>
              <table:table-cell office:value-type="float" office:value="14.2831898029041">
                <text:p>14.2831898029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7.159188034188">
                <text:p>17.159188034188</text:p>
              </table:table-cell>
              <table:table-cell office:value-type="float" office:value="19.9967085878525">
                <text:p>19.9967085878525</text:p>
              </table:table-cell>
              <table:table-cell office:value-type="float" office:value="14.3216674805236">
                <text:p>14.3216674805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0555555555556">
                <text:p>20.0555555555556</text:p>
              </table:table-cell>
              <table:table-cell office:value-type="float" office:value="17.2138364779874">
                <text:p>17.2138364779874</text:p>
              </table:table-cell>
              <table:table-cell office:value-type="float" office:value="20.0519525593871">
                <text:p>20.0519525593871</text:p>
              </table:table-cell>
              <table:table-cell office:value-type="float" office:value="14.3757203965877">
                <text:p>14.3757203965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7.2592592592593">
                <text:p>17.2592592592593</text:p>
              </table:table-cell>
              <table:table-cell office:value-type="float" office:value="20.0903525398202">
                <text:p>20.0903525398202</text:p>
              </table:table-cell>
              <table:table-cell office:value-type="float" office:value="14.4281659786983">
                <text:p>14.42816597869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7.3454545454546">
                <text:p>17.3454545454546</text:p>
              </table:table-cell>
              <table:table-cell office:value-type="float" office:value="20.2213127038003">
                <text:p>20.2213127038003</text:p>
              </table:table-cell>
              <table:table-cell office:value-type="float" office:value="14.4695963871088">
                <text:p>14.46959638710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20.3152500645156">
                <text:p>20.3152500645156</text:p>
              </table:table-cell>
              <table:table-cell office:value-type="float" office:value="14.5180832688177">
                <text:p>14.5180832688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17.5029239766082">
                <text:p>17.5029239766082</text:p>
              </table:table-cell>
              <table:table-cell office:value-type="float" office:value="20.4475876385465">
                <text:p>20.4475876385465</text:p>
              </table:table-cell>
              <table:table-cell office:value-type="float" office:value="14.5582603146699">
                <text:p>14.5582603146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7.5162835249042">
                <text:p>17.5162835249042</text:p>
              </table:table-cell>
              <table:table-cell office:value-type="float" office:value="20.4371937496723">
                <text:p>20.4371937496723</text:p>
              </table:table-cell>
              <table:table-cell office:value-type="float" office:value="14.5953733001361">
                <text:p>14.59537330013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888888888889">
                <text:p>15.3888888888889</text:p>
              </table:table-cell>
              <table:table-cell office:value-type="float" office:value="17.4802259887006">
                <text:p>17.4802259887006</text:p>
              </table:table-cell>
              <table:table-cell office:value-type="float" office:value="20.3892670058127">
                <text:p>20.3892670058127</text:p>
              </table:table-cell>
              <table:table-cell office:value-type="float" office:value="14.5711849715884">
                <text:p>14.5711849715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0555555555556">
                <text:p>14.0555555555556</text:p>
              </table:table-cell>
              <table:table-cell office:value-type="float" office:value="17.4231481481482">
                <text:p>17.4231481481482</text:p>
              </table:table-cell>
              <table:table-cell office:value-type="float" office:value="20.3409714050126">
                <text:p>20.3409714050126</text:p>
              </table:table-cell>
              <table:table-cell office:value-type="float" office:value="14.5053248912837">
                <text:p>14.50532489128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7.3779599271403">
                <text:p>17.3779599271403</text:p>
              </table:table-cell>
              <table:table-cell office:value-type="float" office:value="20.2928599849307">
                <text:p>20.2928599849307</text:p>
              </table:table-cell>
              <table:table-cell office:value-type="float" office:value="14.4630598693498">
                <text:p>14.4630598693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7.3431899641577">
                <text:p>17.3431899641577</text:p>
              </table:table-cell>
              <table:table-cell office:value-type="float" office:value="20.2472122950433">
                <text:p>20.2472122950433</text:p>
              </table:table-cell>
              <table:table-cell office:value-type="float" office:value="14.4391676332721">
                <text:p>14.4391676332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8888888888889">
                <text:p>15.8888888888889</text:p>
              </table:table-cell>
              <table:table-cell office:value-type="float" office:value="17.3201058201058">
                <text:p>17.3201058201058</text:p>
              </table:table-cell>
              <table:table-cell office:value-type="float" office:value="20.2067165465393">
                <text:p>20.2067165465393</text:p>
              </table:table-cell>
              <table:table-cell office:value-type="float" office:value="14.4334950936724">
                <text:p>14.43349509367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7.3046875">
                <text:p>17.3046875</text:p>
              </table:table-cell>
              <table:table-cell office:value-type="float" office:value="20.1712712659521">
                <text:p>20.1712712659521</text:p>
              </table:table-cell>
              <table:table-cell office:value-type="float" office:value="14.4381037340479">
                <text:p>14.43810373404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7.3205128205128">
                <text:p>17.3205128205128</text:p>
              </table:table-cell>
              <table:table-cell office:value-type="float" office:value="20.1677765347115">
                <text:p>20.1677765347115</text:p>
              </table:table-cell>
              <table:table-cell office:value-type="float" office:value="14.4732491063141">
                <text:p>14.4732491063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17.3442760942761">
                <text:p>17.3442760942761</text:p>
              </table:table-cell>
              <table:table-cell office:value-type="float" office:value="20.1763749158605">
                <text:p>20.1763749158605</text:p>
              </table:table-cell>
              <table:table-cell office:value-type="float" office:value="14.5121772726917">
                <text:p>14.5121772726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7.3963515754561">
                <text:p>17.3963515754561</text:p>
              </table:table-cell>
              <table:table-cell office:value-type="float" office:value="20.2388949830384">
                <text:p>20.2388949830384</text:p>
              </table:table-cell>
              <table:table-cell office:value-type="float" office:value="14.5538081678737">
                <text:p>14.5538081678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17.4558823529412">
                <text:p>17.4558823529412</text:p>
              </table:table-cell>
              <table:table-cell office:value-type="float" office:value="20.3192144882633">
                <text:p>20.3192144882633</text:p>
              </table:table-cell>
              <table:table-cell office:value-type="float" office:value="14.592550217619">
                <text:p>14.592550217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0555555555556">
                <text:p>20.0555555555556</text:p>
              </table:table-cell>
              <table:table-cell office:value-type="float" office:value="17.4935587761675">
                <text:p>17.4935587761675</text:p>
              </table:table-cell>
              <table:table-cell office:value-type="float" office:value="20.3529951672231">
                <text:p>20.3529951672231</text:p>
              </table:table-cell>
              <table:table-cell office:value-type="float" office:value="14.6341223851119">
                <text:p>14.6341223851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6111111111111">
                <text:p>18.6111111111111</text:p>
              </table:table-cell>
              <table:table-cell office:value-type="float" office:value="17.5095238095238">
                <text:p>17.5095238095238</text:p>
              </table:table-cell>
              <table:table-cell office:value-type="float" office:value="20.3515579356913">
                <text:p>20.3515579356913</text:p>
              </table:table-cell>
              <table:table-cell office:value-type="float" office:value="14.6674896833563">
                <text:p>14.6674896833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8888888888889">
                <text:p>16.8888888888889</text:p>
              </table:table-cell>
              <table:table-cell office:value-type="float" office:value="17.5007824726135">
                <text:p>17.5007824726135</text:p>
              </table:table-cell>
              <table:table-cell office:value-type="float" office:value="20.3236788493689">
                <text:p>20.3236788493689</text:p>
              </table:table-cell>
              <table:table-cell office:value-type="float" office:value="14.677886095858">
                <text:p>14.6778860958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444444444444">
                <text:p>14.4444444444444</text:p>
              </table:table-cell>
              <table:table-cell office:value-type="float" office:value="17.4583333333333">
                <text:p>17.4583333333333</text:p>
              </table:table-cell>
              <table:table-cell office:value-type="float" office:value="20.284285198415">
                <text:p>20.284285198415</text:p>
              </table:table-cell>
              <table:table-cell office:value-type="float" office:value="14.6323814682517">
                <text:p>14.6323814682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17.4063926940639">
                <text:p>17.4063926940639</text:p>
              </table:table-cell>
              <table:table-cell office:value-type="float" office:value="20.247316908121">
                <text:p>20.247316908121</text:p>
              </table:table-cell>
              <table:table-cell office:value-type="float" office:value="14.5654684800068">
                <text:p>14.5654684800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17.3656156156156">
                <text:p>17.3656156156156</text:p>
              </table:table-cell>
              <table:table-cell office:value-type="float" office:value="20.2087067262661">
                <text:p>20.2087067262661</text:p>
              </table:table-cell>
              <table:table-cell office:value-type="float" office:value="14.5225245049651">
                <text:p>14.5225245049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7777777777778">
                <text:p>13.7777777777778</text:p>
              </table:table-cell>
              <table:table-cell office:value-type="float" office:value="17.3177777777778">
                <text:p>17.3177777777778</text:p>
              </table:table-cell>
              <table:table-cell office:value-type="float" office:value="20.171676417982">
                <text:p>20.171676417982</text:p>
              </table:table-cell>
              <table:table-cell office:value-type="float" office:value="14.4638791375735">
                <text:p>14.4638791375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888888888889">
                <text:p>16.3888888888889</text:p>
              </table:table-cell>
              <table:table-cell office:value-type="float" office:value="17.3055555555556">
                <text:p>17.3055555555556</text:p>
              </table:table-cell>
              <table:table-cell office:value-type="float" office:value="20.1425916064819">
                <text:p>20.1425916064819</text:p>
              </table:table-cell>
              <table:table-cell office:value-type="float" office:value="14.4685195046292">
                <text:p>14.46851950462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7.3138528138528">
                <text:p>17.3138528138528</text:p>
              </table:table-cell>
              <table:table-cell office:value-type="float" office:value="20.1333343635737">
                <text:p>20.1333343635737</text:p>
              </table:table-cell>
              <table:table-cell office:value-type="float" office:value="14.4943712641319">
                <text:p>14.4943712641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7.3653846153846">
                <text:p>17.3653846153846</text:p>
              </table:table-cell>
              <table:table-cell office:value-type="float" office:value="20.2029954754889">
                <text:p>20.2029954754889</text:p>
              </table:table-cell>
              <table:table-cell office:value-type="float" office:value="14.5277737552804">
                <text:p>14.5277737552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888888888889">
                <text:p>24.3888888888889</text:p>
              </table:table-cell>
              <table:table-cell office:value-type="float" office:value="17.4542897327707">
                <text:p>17.4542897327707</text:p>
              </table:table-cell>
              <table:table-cell office:value-type="float" office:value="20.3811707086103">
                <text:p>20.3811707086103</text:p>
              </table:table-cell>
              <table:table-cell office:value-type="float" office:value="14.5274087569312">
                <text:p>14.5274087569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6111111111111">
                <text:p>22.6111111111111</text:p>
              </table:table-cell>
              <table:table-cell office:value-type="float" office:value="17.51875">
                <text:p>17.51875</text:p>
              </table:table-cell>
              <table:table-cell office:value-type="float" office:value="20.4831730976191">
                <text:p>20.4831730976191</text:p>
              </table:table-cell>
              <table:table-cell office:value-type="float" office:value="14.5543269023809">
                <text:p>14.55432690238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  <table:table-cell office:value-type="float" office:value="17.5617283950617">
                <text:p>17.5617283950617</text:p>
              </table:table-cell>
              <table:table-cell office:value-type="float" office:value="20.5327693382215">
                <text:p>20.5327693382215</text:p>
              </table:table-cell>
              <table:table-cell office:value-type="float" office:value="14.5906874519019">
                <text:p>14.5906874519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17.5738482384824">
                <text:p>17.5738482384824</text:p>
              </table:table-cell>
              <table:table-cell office:value-type="float" office:value="20.5287314943081">
                <text:p>20.5287314943081</text:p>
              </table:table-cell>
              <table:table-cell office:value-type="float" office:value="14.6189649826567">
                <text:p>14.6189649826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17.5696117804552">
                <text:p>17.5696117804552</text:p>
              </table:table-cell>
              <table:table-cell office:value-type="float" office:value="20.5068911251794">
                <text:p>20.5068911251794</text:p>
              </table:table-cell>
              <table:table-cell office:value-type="float" office:value="14.632332435731">
                <text:p>14.6323324357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5555555555556">
                <text:p>13.5555555555556</text:p>
              </table:table-cell>
              <table:table-cell office:value-type="float" office:value="17.5218253968254">
                <text:p>17.5218253968254</text:p>
              </table:table-cell>
              <table:table-cell office:value-type="float" office:value="20.4738474155285">
                <text:p>20.4738474155285</text:p>
              </table:table-cell>
              <table:table-cell office:value-type="float" office:value="14.5698033781223">
                <text:p>14.56980337812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2777777777778">
                <text:p>12.2777777777778</text:p>
              </table:table-cell>
              <table:table-cell office:value-type="float" office:value="17.4601307189543">
                <text:p>17.4601307189543</text:p>
              </table:table-cell>
              <table:table-cell office:value-type="float" office:value="20.4487148053236">
                <text:p>20.4487148053236</text:p>
              </table:table-cell>
              <table:table-cell office:value-type="float" office:value="14.4715466325849">
                <text:p>14.47154663258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7.421834625323">
                <text:p>17.421834625323</text:p>
              </table:table-cell>
              <table:table-cell office:value-type="float" office:value="20.4138972648988">
                <text:p>20.4138972648988</text:p>
              </table:table-cell>
              <table:table-cell office:value-type="float" office:value="14.4297719857472">
                <text:p>14.4297719857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5">
                <text:p>15.5</text:p>
              </table:table-cell>
              <table:table-cell office:value-type="float" office:value="17.3997445721584">
                <text:p>17.3997445721584</text:p>
              </table:table-cell>
              <table:table-cell office:value-type="float" office:value="20.3816068597048">
                <text:p>20.3816068597048</text:p>
              </table:table-cell>
              <table:table-cell office:value-type="float" office:value="14.417882284612">
                <text:p>14.417882284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7.3775252525253">
                <text:p>17.3775252525253</text:p>
              </table:table-cell>
              <table:table-cell office:value-type="float" office:value="20.3496313473362">
                <text:p>20.3496313473362</text:p>
              </table:table-cell>
              <table:table-cell office:value-type="float" office:value="14.4054191577143">
                <text:p>14.4054191577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17.3757802746567">
                <text:p>17.3757802746567</text:p>
              </table:table-cell>
              <table:table-cell office:value-type="float" office:value="20.3311873099635">
                <text:p>20.3311873099635</text:p>
              </table:table-cell>
              <table:table-cell office:value-type="float" office:value="14.4203732393499">
                <text:p>14.4203732393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5">
                <text:p>18.5</text:p>
              </table:table-cell>
              <table:table-cell office:value-type="float" office:value="17.3882716049383">
                <text:p>17.3882716049383</text:p>
              </table:table-cell>
              <table:table-cell office:value-type="float" office:value="20.3295754791435">
                <text:p>20.3295754791435</text:p>
              </table:table-cell>
              <table:table-cell office:value-type="float" office:value="14.4469677307331">
                <text:p>14.4469677307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  <table:table-cell office:value-type="float" office:value="17.4279609279609">
                <text:p>17.4279609279609</text:p>
              </table:table-cell>
              <table:table-cell office:value-type="float" office:value="20.3771932702144">
                <text:p>20.3771932702144</text:p>
              </table:table-cell>
              <table:table-cell office:value-type="float" office:value="14.4787285857074">
                <text:p>14.4787285857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9444444444444">
                <text:p>22.9444444444444</text:p>
              </table:table-cell>
              <table:table-cell office:value-type="float" office:value="17.487922705314">
                <text:p>17.487922705314</text:p>
              </table:table-cell>
              <table:table-cell office:value-type="float" office:value="20.4763354918536">
                <text:p>20.4763354918536</text:p>
              </table:table-cell>
              <table:table-cell office:value-type="float" office:value="14.4995099187744">
                <text:p>14.4995099187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7.5238948626045">
                <text:p>17.5238948626045</text:p>
              </table:table-cell>
              <table:table-cell office:value-type="float" office:value="20.5161566407387">
                <text:p>20.5161566407387</text:p>
              </table:table-cell>
              <table:table-cell office:value-type="float" office:value="14.5316330844704">
                <text:p>14.5316330844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2777777777778">
                <text:p>19.2777777777778</text:p>
              </table:table-cell>
              <table:table-cell office:value-type="float" office:value="17.5425531914894">
                <text:p>17.5425531914894</text:p>
              </table:table-cell>
              <table:table-cell office:value-type="float" office:value="20.5242901938228">
                <text:p>20.5242901938228</text:p>
              </table:table-cell>
              <table:table-cell office:value-type="float" office:value="14.5608161891559">
                <text:p>14.5608161891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222222222222">
                <text:p>16.2222222222222</text:p>
              </table:table-cell>
              <table:table-cell office:value-type="float" office:value="17.5286549707602">
                <text:p>17.5286549707602</text:p>
              </table:table-cell>
              <table:table-cell office:value-type="float" office:value="20.4977163950581">
                <text:p>20.4977163950581</text:p>
              </table:table-cell>
              <table:table-cell office:value-type="float" office:value="14.5595935464624">
                <text:p>14.5595935464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7.474537037037">
                <text:p>17.474537037037</text:p>
              </table:table-cell>
              <table:table-cell office:value-type="float" office:value="20.4748254819609">
                <text:p>20.4748254819609</text:p>
              </table:table-cell>
              <table:table-cell office:value-type="float" office:value="14.4742485921132">
                <text:p>14.4742485921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4444444444444">
                <text:p>12.4444444444444</text:p>
              </table:table-cell>
              <table:table-cell office:value-type="float" office:value="17.4226804123711">
                <text:p>17.4226804123711</text:p>
              </table:table-cell>
              <table:table-cell office:value-type="float" office:value="20.4503996726171">
                <text:p>20.4503996726171</text:p>
              </table:table-cell>
              <table:table-cell office:value-type="float" office:value="14.3949611521252">
                <text:p>14.3949611521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1111111111111">
                <text:p>13.1111111111111</text:p>
              </table:table-cell>
              <table:table-cell office:value-type="float" office:value="17.3786848072562">
                <text:p>17.3786848072562</text:p>
              </table:table-cell>
              <table:table-cell office:value-type="float" office:value="20.4219226772488">
                <text:p>20.4219226772488</text:p>
              </table:table-cell>
              <table:table-cell office:value-type="float" office:value="14.3354469372637">
                <text:p>14.33544693726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17.3540965207632">
                <text:p>17.3540965207632</text:p>
              </table:table-cell>
              <table:table-cell office:value-type="float" office:value="20.3916938438305">
                <text:p>20.3916938438305</text:p>
              </table:table-cell>
              <table:table-cell office:value-type="float" office:value="14.3164991976958">
                <text:p>14.31649919769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5555555555556">
                <text:p>16.5555555555556</text:p>
              </table:table-cell>
              <table:table-cell office:value-type="float" office:value="17.3461111111111">
                <text:p>17.3461111111111</text:p>
              </table:table-cell>
              <table:table-cell office:value-type="float" office:value="20.3695264699559">
                <text:p>20.3695264699559</text:p>
              </table:table-cell>
              <table:table-cell office:value-type="float" office:value="14.3226957522663">
                <text:p>14.32269575226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3492849284928">
                <text:p>17.3492849284928</text:p>
              </table:table-cell>
              <table:table-cell office:value-type="float" office:value="20.357863063254">
                <text:p>20.357863063254</text:p>
              </table:table-cell>
              <table:table-cell office:value-type="float" office:value="14.3407067937317">
                <text:p>14.34070679373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17.3769063180828">
                <text:p>17.3769063180828</text:p>
              </table:table-cell>
              <table:table-cell office:value-type="float" office:value="20.3835421188938">
                <text:p>20.3835421188938</text:p>
              </table:table-cell>
              <table:table-cell office:value-type="float" office:value="14.3702705172718">
                <text:p>14.37027051727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7.4104638619202">
                <text:p>17.4104638619202</text:p>
              </table:table-cell>
              <table:table-cell office:value-type="float" office:value="20.4216025686657">
                <text:p>20.4216025686657</text:p>
              </table:table-cell>
              <table:table-cell office:value-type="float" office:value="14.3993251551746">
                <text:p>14.39932515517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5555555555556">
                <text:p>22.5555555555556</text:p>
              </table:table-cell>
              <table:table-cell office:value-type="float" office:value="17.4599358974359">
                <text:p>17.4599358974359</text:p>
              </table:table-cell>
              <table:table-cell office:value-type="float" office:value="20.498334277461">
                <text:p>20.498334277461</text:p>
              </table:table-cell>
              <table:table-cell office:value-type="float" office:value="14.4215375174108">
                <text:p>14.4215375174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7777777777778">
                <text:p>21.7777777777778</text:p>
              </table:table-cell>
              <table:table-cell office:value-type="float" office:value="17.5010582010582">
                <text:p>17.5010582010582</text:p>
              </table:table-cell>
              <table:table-cell office:value-type="float" office:value="20.5538947108599">
                <text:p>20.5538947108599</text:p>
              </table:table-cell>
              <table:table-cell office:value-type="float" office:value="14.4482216912565">
                <text:p>14.4482216912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8888888888889">
                <text:p>20.8888888888889</text:p>
              </table:table-cell>
              <table:table-cell office:value-type="float" office:value="17.5330188679245">
                <text:p>17.5330188679245</text:p>
              </table:table-cell>
              <table:table-cell office:value-type="float" office:value="20.589020153328">
                <text:p>20.589020153328</text:p>
              </table:table-cell>
              <table:table-cell office:value-type="float" office:value="14.4770175825211">
                <text:p>14.4770175825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17.5467289719626">
                <text:p>17.5467289719626</text:p>
              </table:table-cell>
              <table:table-cell office:value-type="float" office:value="20.5916898313323">
                <text:p>20.5916898313323</text:p>
              </table:table-cell>
              <table:table-cell office:value-type="float" office:value="14.5017681125929">
                <text:p>14.5017681125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7.5087448559671">
                <text:p>17.5087448559671</text:p>
              </table:table-cell>
              <table:table-cell office:value-type="float" office:value="20.5649378500554">
                <text:p>20.5649378500554</text:p>
              </table:table-cell>
              <table:table-cell office:value-type="float" office:value="14.4525518618787">
                <text:p>14.4525518618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1111111111111">
                <text:p>16.1111111111111</text:p>
              </table:table-cell>
              <table:table-cell office:value-type="float" office:value="17.4959225280326">
                <text:p>17.4959225280326</text:p>
              </table:table-cell>
              <table:table-cell office:value-type="float" office:value="20.540981009288">
                <text:p>20.540981009288</text:p>
              </table:table-cell>
              <table:table-cell office:value-type="float" office:value="14.4508640467772">
                <text:p>14.4508640467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671717171717">
                <text:p>17.4671717171717</text:p>
              </table:table-cell>
              <table:table-cell office:value-type="float" office:value="20.5131834004681">
                <text:p>20.5131834004681</text:p>
              </table:table-cell>
              <table:table-cell office:value-type="float" office:value="14.4211600338753">
                <text:p>14.42116003387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5">
                <text:p>14.5</text:p>
              </table:table-cell>
              <table:table-cell office:value-type="float" office:value="17.4404404404404">
                <text:p>17.4404404404404</text:p>
              </table:table-cell>
              <table:table-cell office:value-type="float" office:value="20.4856336412174">
                <text:p>20.4856336412174</text:p>
              </table:table-cell>
              <table:table-cell office:value-type="float" office:value="14.3952472396634">
                <text:p>14.39524723966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1111111111111">
                <text:p>17.1111111111111</text:p>
              </table:table-cell>
              <table:table-cell office:value-type="float" office:value="17.4375">
                <text:p>17.4375</text:p>
              </table:table-cell>
              <table:table-cell office:value-type="float" office:value="20.469226391682">
                <text:p>20.469226391682</text:p>
              </table:table-cell>
              <table:table-cell office:value-type="float" office:value="14.405773608318">
                <text:p>14.405773608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7.4439528023599">
                <text:p>17.4439528023599</text:p>
              </table:table-cell>
              <table:table-cell office:value-type="float" office:value="20.4630071131063">
                <text:p>20.4630071131063</text:p>
              </table:table-cell>
              <table:table-cell office:value-type="float" office:value="14.4248984916134">
                <text:p>14.4248984916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9444444444444">
                <text:p>18.9444444444444</text:p>
              </table:table-cell>
              <table:table-cell office:value-type="float" office:value="17.4571150097466">
                <text:p>17.4571150097466</text:p>
              </table:table-cell>
              <table:table-cell office:value-type="float" office:value="20.46615340399">
                <text:p>20.46615340399</text:p>
              </table:table-cell>
              <table:table-cell office:value-type="float" office:value="14.4480766155031">
                <text:p>14.44807661550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9444444444444">
                <text:p>21.9444444444444</text:p>
              </table:table-cell>
              <table:table-cell office:value-type="float" office:value="17.4961352657005">
                <text:p>17.4961352657005</text:p>
              </table:table-cell>
              <table:table-cell office:value-type="float" office:value="20.5208919621006">
                <text:p>20.5208919621006</text:p>
              </table:table-cell>
              <table:table-cell office:value-type="float" office:value="14.4713785693004">
                <text:p>14.4713785693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555555555556">
                <text:p>22.5555555555556</text:p>
              </table:table-cell>
              <table:table-cell office:value-type="float" office:value="17.5397509578544">
                <text:p>17.5397509578544</text:p>
              </table:table-cell>
              <table:table-cell office:value-type="float" office:value="20.5875450539852">
                <text:p>20.5875450539852</text:p>
              </table:table-cell>
              <table:table-cell office:value-type="float" office:value="14.4919568617236">
                <text:p>14.4919568617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17.5845204178537">
                <text:p>17.5845204178537</text:p>
              </table:table-cell>
              <table:table-cell office:value-type="float" office:value="20.6573293282997">
                <text:p>20.6573293282997</text:p>
              </table:table-cell>
              <table:table-cell office:value-type="float" office:value="14.5117115074078">
                <text:p>14.5117115074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1111111111111">
                <text:p>19.1111111111111</text:p>
              </table:table-cell>
              <table:table-cell office:value-type="float" office:value="17.5974576271186">
                <text:p>17.5974576271186</text:p>
              </table:table-cell>
              <table:table-cell office:value-type="float" office:value="20.6604167833383">
                <text:p>20.6604167833383</text:p>
              </table:table-cell>
              <table:table-cell office:value-type="float" office:value="14.534498470899">
                <text:p>14.5344984708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17.5905695611578">
                <text:p>17.5905695611578</text:p>
              </table:table-cell>
              <table:table-cell office:value-type="float" office:value="20.6415496304206">
                <text:p>20.6415496304206</text:p>
              </table:table-cell>
              <table:table-cell office:value-type="float" office:value="14.539589491895">
                <text:p>14.5395894918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17.5606481481481">
                <text:p>17.5606481481481</text:p>
              </table:table-cell>
              <table:table-cell office:value-type="float" office:value="20.6163720141635">
                <text:p>20.6163720141635</text:p>
              </table:table-cell>
              <table:table-cell office:value-type="float" office:value="14.5049242821327">
                <text:p>14.50492428213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7.5367309458219">
                <text:p>17.5367309458219</text:p>
              </table:table-cell>
              <table:table-cell office:value-type="float" office:value="20.5910595559751">
                <text:p>20.5910595559751</text:p>
              </table:table-cell>
              <table:table-cell office:value-type="float" office:value="14.4824023356686">
                <text:p>14.48240233566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6111111111111">
                <text:p>14.6111111111111</text:p>
              </table:table-cell>
              <table:table-cell office:value-type="float" office:value="17.5127504553734">
                <text:p>17.5127504553734</text:p>
              </table:table-cell>
              <table:table-cell office:value-type="float" office:value="20.5659519569602">
                <text:p>20.5659519569602</text:p>
              </table:table-cell>
              <table:table-cell office:value-type="float" office:value="14.4595489537866">
                <text:p>14.4595489537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17.4932249322493">
                <text:p>17.4932249322493</text:p>
              </table:table-cell>
              <table:table-cell office:value-type="float" office:value="20.5416282010942">
                <text:p>20.5416282010942</text:p>
              </table:table-cell>
              <table:table-cell office:value-type="float" office:value="14.4448216634045">
                <text:p>14.4448216634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9444444444444">
                <text:p>15.9444444444444</text:p>
              </table:table-cell>
              <table:table-cell office:value-type="float" office:value="17.4807347670251">
                <text:p>17.4807347670251</text:p>
              </table:table-cell>
              <table:table-cell office:value-type="float" office:value="20.5199796364763">
                <text:p>20.5199796364763</text:p>
              </table:table-cell>
              <table:table-cell office:value-type="float" office:value="14.4414898975739">
                <text:p>14.4414898975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7.4742222222222">
                <text:p>17.4742222222222</text:p>
              </table:table-cell>
              <table:table-cell office:value-type="float" office:value="20.5021542794537">
                <text:p>20.5021542794537</text:p>
              </table:table-cell>
              <table:table-cell office:value-type="float" office:value="14.4462901649908">
                <text:p>14.44629016499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4757495590829">
                <text:p>17.4757495590829</text:p>
              </table:table-cell>
              <table:table-cell office:value-type="float" office:value="20.4916904199904">
                <text:p>20.4916904199904</text:p>
              </table:table-cell>
              <table:table-cell office:value-type="float" office:value="14.4598086981754">
                <text:p>14.45980869817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3888888888889">
                <text:p>19.3888888888889</text:p>
              </table:table-cell>
              <table:table-cell office:value-type="float" office:value="17.490813648294">
                <text:p>17.490813648294</text:p>
              </table:table-cell>
              <table:table-cell office:value-type="float" office:value="20.4996125443818">
                <text:p>20.4996125443818</text:p>
              </table:table-cell>
              <table:table-cell office:value-type="float" office:value="14.4820147522061">
                <text:p>14.4820147522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2222222222222">
                <text:p>20.2222222222222</text:p>
              </table:table-cell>
              <table:table-cell office:value-type="float" office:value="17.5121527777778">
                <text:p>17.5121527777778</text:p>
              </table:table-cell>
              <table:table-cell office:value-type="float" office:value="20.5188080235255">
                <text:p>20.5188080235255</text:p>
              </table:table-cell>
              <table:table-cell office:value-type="float" office:value="14.50549753203">
                <text:p>14.505497532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5340223944875">
                <text:p>17.5340223944875</text:p>
              </table:table-cell>
              <table:table-cell office:value-type="float" office:value="20.5392043012181">
                <text:p>20.5392043012181</text:p>
              </table:table-cell>
              <table:table-cell office:value-type="float" office:value="14.5288404877569">
                <text:p>14.52884048775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9444444444444">
                <text:p>19.9444444444444</text:p>
              </table:table-cell>
              <table:table-cell office:value-type="float" office:value="17.5525641025641">
                <text:p>17.5525641025641</text:p>
              </table:table-cell>
              <table:table-cell office:value-type="float" office:value="20.5535635525611">
                <text:p>20.5535635525611</text:p>
              </table:table-cell>
              <table:table-cell office:value-type="float" office:value="14.5515646525671">
                <text:p>14.55156465256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17.5470737913486">
                <text:p>17.5470737913486</text:p>
              </table:table-cell>
              <table:table-cell office:value-type="float" office:value="20.5372524285017">
                <text:p>20.5372524285017</text:p>
              </table:table-cell>
              <table:table-cell office:value-type="float" office:value="14.5568951541955">
                <text:p>14.55689515419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8888888888889">
                <text:p>14.8888888888889</text:p>
              </table:table-cell>
              <table:table-cell office:value-type="float" office:value="17.526936026936">
                <text:p>17.526936026936</text:p>
              </table:table-cell>
              <table:table-cell office:value-type="float" office:value="20.5146703743158">
                <text:p>20.5146703743158</text:p>
              </table:table-cell>
              <table:table-cell office:value-type="float" office:value="14.5392016795563">
                <text:p>14.53920167955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7.5129490392648">
                <text:p>17.5129490392648</text:p>
              </table:table-cell>
              <table:table-cell office:value-type="float" office:value="20.4937649498673">
                <text:p>20.4937649498673</text:p>
              </table:table-cell>
              <table:table-cell office:value-type="float" office:value="14.5321331286623">
                <text:p>14.53213312866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2222222222222">
                <text:p>14.2222222222222</text:p>
              </table:table-cell>
              <table:table-cell office:value-type="float" office:value="17.4883913764511">
                <text:p>17.4883913764511</text:p>
              </table:table-cell>
              <table:table-cell office:value-type="float" office:value="20.4715382111156">
                <text:p>20.4715382111156</text:p>
              </table:table-cell>
              <table:table-cell office:value-type="float" office:value="14.5052445417865">
                <text:p>14.50524454178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555555555556">
                <text:p>16.0555555555556</text:p>
              </table:table-cell>
              <table:table-cell office:value-type="float" office:value="17.4777777777778">
                <text:p>17.4777777777778</text:p>
              </table:table-cell>
              <table:table-cell office:value-type="float" office:value="20.4523937516547">
                <text:p>20.4523937516547</text:p>
              </table:table-cell>
              <table:table-cell office:value-type="float" office:value="14.5031618039008">
                <text:p>14.5031618039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7.4783496732026">
                <text:p>17.4783496732026</text:p>
              </table:table-cell>
              <table:table-cell office:value-type="float" office:value="20.4420168307615">
                <text:p>20.4420168307615</text:p>
              </table:table-cell>
              <table:table-cell office:value-type="float" office:value="14.5146825156437">
                <text:p>14.51468251564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7.4833738848337">
                <text:p>17.4833738848337</text:p>
              </table:table-cell>
              <table:table-cell office:value-type="float" office:value="20.4367861793616">
                <text:p>20.4367861793616</text:p>
              </table:table-cell>
              <table:table-cell office:value-type="float" office:value="14.5299615903059">
                <text:p>14.5299615903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17.4911433172303">
                <text:p>17.4911433172303</text:p>
              </table:table-cell>
              <table:table-cell office:value-type="float" office:value="20.4352402065774">
                <text:p>20.4352402065774</text:p>
              </table:table-cell>
              <table:table-cell office:value-type="float" office:value="14.5470464278831">
                <text:p>14.54704642788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7.5171862509992">
                <text:p>17.5171862509992</text:p>
              </table:table-cell>
              <table:table-cell office:value-type="float" office:value="20.4665836878141">
                <text:p>20.4665836878141</text:p>
              </table:table-cell>
              <table:table-cell office:value-type="float" office:value="14.5677888141842">
                <text:p>14.56778881418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6111111111111">
                <text:p>20.6111111111111</text:p>
              </table:table-cell>
              <table:table-cell office:value-type="float" office:value="17.5392857142857">
                <text:p>17.5392857142857</text:p>
              </table:table-cell>
              <table:table-cell office:value-type="float" office:value="20.489657828058">
                <text:p>20.489657828058</text:p>
              </table:table-cell>
              <table:table-cell office:value-type="float" office:value="14.5889136005134">
                <text:p>14.5889136005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17.559889676911">
                <text:p>17.559889676911</text:p>
              </table:table-cell>
              <table:table-cell office:value-type="float" office:value="20.5098716155828">
                <text:p>20.5098716155828</text:p>
              </table:table-cell>
              <table:table-cell office:value-type="float" office:value="14.6099077382391">
                <text:p>14.60990773823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5676838810642">
                <text:p>17.5676838810642</text:p>
              </table:table-cell>
              <table:table-cell office:value-type="float" office:value="20.5087168074095">
                <text:p>20.5087168074095</text:p>
              </table:table-cell>
              <table:table-cell office:value-type="float" office:value="14.6266509547188">
                <text:p>14.6266509547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7.55439005439">
                <text:p>17.55439005439</text:p>
              </table:table-cell>
              <table:table-cell office:value-type="float" office:value="20.489399850948">
                <text:p>20.489399850948</text:p>
              </table:table-cell>
              <table:table-cell office:value-type="float" office:value="14.6193802578321">
                <text:p>14.61938025783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0555555555556">
                <text:p>13.0555555555556</text:p>
              </table:table-cell>
              <table:table-cell office:value-type="float" office:value="17.5231481481481">
                <text:p>17.5231481481481</text:p>
              </table:table-cell>
              <table:table-cell office:value-type="float" office:value="20.4717134278231">
                <text:p>20.4717134278231</text:p>
              </table:table-cell>
              <table:table-cell office:value-type="float" office:value="14.5745828684732">
                <text:p>14.57458286847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17.5026819923372">
                <text:p>17.5026819923372</text:p>
              </table:table-cell>
              <table:table-cell office:value-type="float" office:value="20.4513078892686">
                <text:p>20.4513078892686</text:p>
              </table:table-cell>
              <table:table-cell office:value-type="float" office:value="14.5540560954057">
                <text:p>14.55405609540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17.4813546423135">
                <text:p>17.4813546423135</text:p>
              </table:table-cell>
              <table:table-cell office:value-type="float" office:value="20.4310661758572">
                <text:p>20.4310661758572</text:p>
              </table:table-cell>
              <table:table-cell office:value-type="float" office:value="14.5316431087699">
                <text:p>14.5316431087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17.4614512471655">
                <text:p>17.4614512471655</text:p>
              </table:table-cell>
              <table:table-cell office:value-type="float" office:value="20.4109336116486">
                <text:p>20.4109336116486</text:p>
              </table:table-cell>
              <table:table-cell office:value-type="float" office:value="14.5119688826825">
                <text:p>14.51196888268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17.4527027027027">
                <text:p>17.4527027027027</text:p>
              </table:table-cell>
              <table:table-cell office:value-type="float" office:value="20.3941168387642">
                <text:p>20.3941168387642</text:p>
              </table:table-cell>
              <table:table-cell office:value-type="float" office:value="14.5112885666412">
                <text:p>14.51128856664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4541387024608">
                <text:p>17.4541387024608</text:p>
              </table:table-cell>
              <table:table-cell office:value-type="float" office:value="20.3857177568403">
                <text:p>20.3857177568403</text:p>
              </table:table-cell>
              <table:table-cell office:value-type="float" office:value="14.5225596480814">
                <text:p>14.5225596480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3888888888889">
                <text:p>18.3888888888889</text:p>
              </table:table-cell>
              <table:table-cell office:value-type="float" office:value="17.4603703703704">
                <text:p>17.4603703703704</text:p>
              </table:table-cell>
              <table:table-cell office:value-type="float" office:value="20.383151169447">
                <text:p>20.383151169447</text:p>
              </table:table-cell>
              <table:table-cell office:value-type="float" office:value="14.5375895712937">
                <text:p>14.53758957129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3888888888889">
                <text:p>20.3888888888889</text:p>
              </table:table-cell>
              <table:table-cell office:value-type="float" office:value="17.4797645327447">
                <text:p>17.4797645327447</text:p>
              </table:table-cell>
              <table:table-cell office:value-type="float" office:value="20.4025190219927">
                <text:p>20.4025190219927</text:p>
              </table:table-cell>
              <table:table-cell office:value-type="float" office:value="14.5570100434966">
                <text:p>14.55701004349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17.5171783625731">
                <text:p>17.5171783625731</text:p>
              </table:table-cell>
              <table:table-cell office:value-type="float" office:value="20.4663582793147">
                <text:p>20.4663582793147</text:p>
              </table:table-cell>
              <table:table-cell office:value-type="float" office:value="14.5679984458315">
                <text:p>14.5679984458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7777777777778">
                <text:p>23.7777777777778</text:p>
              </table:table-cell>
              <table:table-cell office:value-type="float" office:value="17.5580973129993">
                <text:p>17.5580973129993</text:p>
              </table:table-cell>
              <table:table-cell office:value-type="float" office:value="20.540599201126">
                <text:p>20.540599201126</text:p>
              </table:table-cell>
              <table:table-cell office:value-type="float" office:value="14.5755954248725">
                <text:p>14.57559542487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6111111111111">
                <text:p>20.6111111111111</text:p>
              </table:table-cell>
              <table:table-cell office:value-type="float" office:value="17.5779220779221">
                <text:p>17.5779220779221</text:p>
              </table:table-cell>
              <table:table-cell office:value-type="float" office:value="20.5608213337131">
                <text:p>20.5608213337131</text:p>
              </table:table-cell>
              <table:table-cell office:value-type="float" office:value="14.595022822131">
                <text:p>14.59502282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17.5727598566308">
                <text:p>17.5727598566308</text:p>
              </table:table-cell>
              <table:table-cell office:value-type="float" office:value="20.5467113365805">
                <text:p>20.5467113365805</text:p>
              </table:table-cell>
              <table:table-cell office:value-type="float" office:value="14.5988083766811">
                <text:p>14.59880837668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7.5505698005698">
                <text:p>17.5505698005698</text:p>
              </table:table-cell>
              <table:table-cell office:value-type="float" office:value="20.5278192686486">
                <text:p>20.5278192686486</text:p>
              </table:table-cell>
              <table:table-cell office:value-type="float" office:value="14.573320332491">
                <text:p>14.573320332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2222222222222">
                <text:p>13.2222222222222</text:p>
              </table:table-cell>
              <table:table-cell office:value-type="float" office:value="17.5230007077141">
                <text:p>17.5230007077141</text:p>
              </table:table-cell>
              <table:table-cell office:value-type="float" office:value="20.5106627143973">
                <text:p>20.5106627143973</text:p>
              </table:table-cell>
              <table:table-cell office:value-type="float" office:value="14.5353387010308">
                <text:p>14.53533870103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5">
                <text:p>13.5</text:p>
              </table:table-cell>
              <table:table-cell office:value-type="float" office:value="17.4975386779184">
                <text:p>17.4975386779184</text:p>
              </table:table-cell>
              <table:table-cell office:value-type="float" office:value="20.4927707653741">
                <text:p>20.4927707653741</text:p>
              </table:table-cell>
              <table:table-cell office:value-type="float" office:value="14.5023065904627">
                <text:p>14.50230659046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17.4856743535989">
                <text:p>17.4856743535989</text:p>
              </table:table-cell>
              <table:table-cell office:value-type="float" office:value="20.4751946643944">
                <text:p>20.4751946643944</text:p>
              </table:table-cell>
              <table:table-cell office:value-type="float" office:value="14.4961540428034">
                <text:p>14.49615404280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5555555555556">
                <text:p>16.5555555555556</text:p>
              </table:table-cell>
              <table:table-cell office:value-type="float" office:value="17.4798611111111">
                <text:p>17.4798611111111</text:p>
              </table:table-cell>
              <table:table-cell office:value-type="float" office:value="20.4609258878196">
                <text:p>20.4609258878196</text:p>
              </table:table-cell>
              <table:table-cell office:value-type="float" office:value="14.4987963344026">
                <text:p>14.49879633440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17.4882677708765">
                <text:p>17.4882677708765</text:p>
              </table:table-cell>
              <table:table-cell office:value-type="float" office:value="20.4619620261559">
                <text:p>20.4619620261559</text:p>
              </table:table-cell>
              <table:table-cell office:value-type="float" office:value="14.514573515597">
                <text:p>14.5145735155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2222222222222">
                <text:p>19.2222222222222</text:p>
              </table:table-cell>
              <table:table-cell office:value-type="float" office:value="17.4989711934156">
                <text:p>17.4989711934156</text:p>
              </table:table-cell>
              <table:table-cell office:value-type="float" office:value="20.4665824663949">
                <text:p>20.4665824663949</text:p>
              </table:table-cell>
              <table:table-cell office:value-type="float" office:value="14.5313599204364">
                <text:p>14.5313599204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2777777777778">
                <text:p>21.2777777777778</text:p>
              </table:table-cell>
              <table:table-cell office:value-type="float" office:value="17.5221540558964">
                <text:p>17.5221540558964</text:p>
              </table:table-cell>
              <table:table-cell office:value-type="float" office:value="20.4953264086497">
                <text:p>20.4953264086497</text:p>
              </table:table-cell>
              <table:table-cell office:value-type="float" office:value="14.5489817031431">
                <text:p>14.54898170314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">
                <text:p>21.5</text:p>
              </table:table-cell>
              <table:table-cell office:value-type="float" office:value="17.5464092140921">
                <text:p>17.5464092140921</text:p>
              </table:table-cell>
              <table:table-cell office:value-type="float" office:value="20.5266353583782">
                <text:p>20.5266353583782</text:p>
              </table:table-cell>
              <table:table-cell office:value-type="float" office:value="14.566183069806">
                <text:p>14.566183069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9444444444444">
                <text:p>21.9444444444444</text:p>
              </table:table-cell>
              <table:table-cell office:value-type="float" office:value="17.573063973064">
                <text:p>17.573063973064</text:p>
              </table:table-cell>
              <table:table-cell office:value-type="float" office:value="20.5637891675526">
                <text:p>20.5637891675526</text:p>
              </table:table-cell>
              <table:table-cell office:value-type="float" office:value="14.5823387785754">
                <text:p>14.58233877857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17.5809906291834">
                <text:p>17.5809906291834</text:p>
              </table:table-cell>
              <table:table-cell office:value-type="float" office:value="20.5644319805346">
                <text:p>20.5644319805346</text:p>
              </table:table-cell>
              <table:table-cell office:value-type="float" office:value="14.5975492778322">
                <text:p>14.59754927783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581503659348">
                <text:p>17.581503659348</text:p>
              </table:table-cell>
              <table:table-cell office:value-type="float" office:value="20.5560064837262">
                <text:p>20.5560064837262</text:p>
              </table:table-cell>
              <table:table-cell office:value-type="float" office:value="14.6070008349698">
                <text:p>14.60700083496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7.5674603174603">
                <text:p>17.5674603174603</text:p>
              </table:table-cell>
              <table:table-cell office:value-type="float" office:value="20.5386448199405">
                <text:p>20.5386448199405</text:p>
              </table:table-cell>
              <table:table-cell office:value-type="float" office:value="14.5962758149801">
                <text:p>14.59627581498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2777777777778">
                <text:p>16.2777777777778</text:p>
              </table:table-cell>
              <table:table-cell office:value-type="float" office:value="17.5598290598291">
                <text:p>17.5598290598291</text:p>
              </table:table-cell>
              <table:table-cell office:value-type="float" office:value="20.5238608909235">
                <text:p>20.5238608909235</text:p>
              </table:table-cell>
              <table:table-cell office:value-type="float" office:value="14.5957972287346">
                <text:p>14.59579722873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2222222222222">
                <text:p>16.2222222222222</text:p>
              </table:table-cell>
              <table:table-cell office:value-type="float" office:value="17.5519607843137">
                <text:p>17.5519607843137</text:p>
              </table:table-cell>
              <table:table-cell office:value-type="float" office:value="20.5090316531586">
                <text:p>20.5090316531586</text:p>
              </table:table-cell>
              <table:table-cell office:value-type="float" office:value="14.5948899154688">
                <text:p>14.59488991546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17.5536062378168">
                <text:p>17.5536062378168</text:p>
              </table:table-cell>
              <table:table-cell office:value-type="float" office:value="20.5020960767688">
                <text:p>20.5020960767688</text:p>
              </table:table-cell>
              <table:table-cell office:value-type="float" office:value="14.6051163988647">
                <text:p>14.60511639886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444444444444">
                <text:p>18.4444444444444</text:p>
              </table:table-cell>
              <table:table-cell office:value-type="float" office:value="17.5587855297158">
                <text:p>17.5587855297158</text:p>
              </table:table-cell>
              <table:table-cell office:value-type="float" office:value="20.4994717208946">
                <text:p>20.4994717208946</text:p>
              </table:table-cell>
              <table:table-cell office:value-type="float" office:value="14.6180993385369">
                <text:p>14.61809933853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7.577713551702">
                <text:p>17.577713551702</text:p>
              </table:table-cell>
              <table:table-cell office:value-type="float" office:value="20.5203775465757">
                <text:p>20.5203775465757</text:p>
              </table:table-cell>
              <table:table-cell office:value-type="float" office:value="14.6350495568282">
                <text:p>14.6350495568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2222222222222">
                <text:p>20.2222222222222</text:p>
              </table:table-cell>
              <table:table-cell office:value-type="float" office:value="17.5929118773946">
                <text:p>17.5929118773946</text:p>
              </table:table-cell>
              <table:table-cell office:value-type="float" office:value="20.5339094248578">
                <text:p>20.5339094248578</text:p>
              </table:table-cell>
              <table:table-cell office:value-type="float" office:value="14.6519143299315">
                <text:p>14.65191432993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17.6247619047619">
                <text:p>17.6247619047619</text:p>
              </table:table-cell>
              <table:table-cell office:value-type="float" office:value="20.5872863129713">
                <text:p>20.5872863129713</text:p>
              </table:table-cell>
              <table:table-cell office:value-type="float" office:value="14.6622374965525">
                <text:p>14.6622374965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2222222222222">
                <text:p>23.2222222222222</text:p>
              </table:table-cell>
              <table:table-cell office:value-type="float" office:value="17.6565656565657">
                <text:p>17.6565656565657</text:p>
              </table:table-cell>
              <table:table-cell office:value-type="float" office:value="20.6404712956523">
                <text:p>20.6404712956523</text:p>
              </table:table-cell>
              <table:table-cell office:value-type="float" office:value="14.672660017479">
                <text:p>14.6726600174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2222222222222">
                <text:p>24.2222222222222</text:p>
              </table:table-cell>
              <table:table-cell office:value-type="float" office:value="17.6936597614564">
                <text:p>17.6936597614564</text:p>
              </table:table-cell>
              <table:table-cell office:value-type="float" office:value="20.7095444897194">
                <text:p>20.7095444897194</text:p>
              </table:table-cell>
              <table:table-cell office:value-type="float" office:value="14.6777750331934">
                <text:p>14.67777503319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111111111111">
                <text:p>22.1111111111111</text:p>
              </table:table-cell>
              <table:table-cell office:value-type="float" office:value="17.7184769038702">
                <text:p>17.7184769038702</text:p>
              </table:table-cell>
              <table:table-cell office:value-type="float" office:value="20.7439478865896">
                <text:p>20.7439478865896</text:p>
              </table:table-cell>
              <table:table-cell office:value-type="float" office:value="14.6930059211507">
                <text:p>14.6930059211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723774053383">
                <text:p>17.723774053383</text:p>
              </table:table-cell>
              <table:table-cell office:value-type="float" office:value="20.7416097978263">
                <text:p>20.7416097978263</text:p>
              </table:table-cell>
              <table:table-cell office:value-type="float" office:value="14.7059383089396">
                <text:p>14.7059383089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17.7132716049383">
                <text:p>17.7132716049383</text:p>
              </table:table-cell>
              <table:table-cell office:value-type="float" office:value="20.7259913468165">
                <text:p>20.7259913468165</text:p>
              </table:table-cell>
              <table:table-cell office:value-type="float" office:value="14.70055186306">
                <text:p>14.700551863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">
                <text:p>16</text:p>
              </table:table-cell>
              <table:table-cell office:value-type="float" office:value="17.7038060159607">
                <text:p>17.7038060159607</text:p>
              </table:table-cell>
              <table:table-cell office:value-type="float" office:value="20.7108746002903">
                <text:p>20.7108746002903</text:p>
              </table:table-cell>
              <table:table-cell office:value-type="float" office:value="14.6967374316311">
                <text:p>14.69673743163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2777777777778">
                <text:p>17.2777777777778</text:p>
              </table:table-cell>
              <table:table-cell office:value-type="float" office:value="17.7014652014652">
                <text:p>17.7014652014652</text:p>
              </table:table-cell>
              <table:table-cell office:value-type="float" office:value="20.7004265867267">
                <text:p>20.7004265867267</text:p>
              </table:table-cell>
              <table:table-cell office:value-type="float" office:value="14.7025038162037">
                <text:p>14.70250381620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2222222222222">
                <text:p>19.2222222222222</text:p>
              </table:table-cell>
              <table:table-cell office:value-type="float" office:value="17.7097753491196">
                <text:p>17.7097753491196</text:p>
              </table:table-cell>
              <table:table-cell office:value-type="float" office:value="20.7026321392623">
                <text:p>20.7026321392623</text:p>
              </table:table-cell>
              <table:table-cell office:value-type="float" office:value="14.7169185589769">
                <text:p>14.71691855897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7777777777778">
                <text:p>18.7777777777778</text:p>
              </table:table-cell>
              <table:table-cell office:value-type="float" office:value="17.7155797101449">
                <text:p>17.7155797101449</text:p>
              </table:table-cell>
              <table:table-cell office:value-type="float" office:value="20.701325305023">
                <text:p>20.701325305023</text:p>
              </table:table-cell>
              <table:table-cell office:value-type="float" office:value="14.7298341152668">
                <text:p>14.72983411526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7.7159159159159">
                <text:p>17.7159159159159</text:p>
              </table:table-cell>
              <table:table-cell office:value-type="float" office:value="20.6935844860757">
                <text:p>20.6935844860757</text:p>
              </table:table-cell>
              <table:table-cell office:value-type="float" office:value="14.7382473457561">
                <text:p>14.73824734575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17.7305854241338">
                <text:p>17.7305854241338</text:p>
              </table:table-cell>
              <table:table-cell office:value-type="float" office:value="20.7069341405487">
                <text:p>20.7069341405487</text:p>
              </table:table-cell>
              <table:table-cell office:value-type="float" office:value="14.7542367077189">
                <text:p>14.75423670771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17.7557932263815">
                <text:p>17.7557932263815</text:p>
              </table:table-cell>
              <table:table-cell office:value-type="float" office:value="20.7440150731545">
                <text:p>20.7440150731545</text:p>
              </table:table-cell>
              <table:table-cell office:value-type="float" office:value="14.7675713796085">
                <text:p>14.76757137960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17.7887115839243">
                <text:p>17.7887115839243</text:p>
              </table:table-cell>
              <table:table-cell office:value-type="float" office:value="20.8027801367207">
                <text:p>20.8027801367207</text:p>
              </table:table-cell>
              <table:table-cell office:value-type="float" office:value="14.774643031128">
                <text:p>14.774643031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.1111111111111">
                <text:p>25.1111111111111</text:p>
              </table:table-cell>
              <table:table-cell office:value-type="float" office:value="17.8274544385655">
                <text:p>17.8274544385655</text:p>
              </table:table-cell>
              <table:table-cell office:value-type="float" office:value="20.8801142914014">
                <text:p>20.8801142914014</text:p>
              </table:table-cell>
              <table:table-cell office:value-type="float" office:value="14.7747945857296">
                <text:p>14.77479458572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17.8576023391813">
                <text:p>17.8576023391813</text:p>
              </table:table-cell>
              <table:table-cell office:value-type="float" office:value="20.930299451747">
                <text:p>20.930299451747</text:p>
              </table:table-cell>
              <table:table-cell office:value-type="float" office:value="14.7849052266156">
                <text:p>14.784905226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17.8551483420593">
                <text:p>17.8551483420593</text:p>
              </table:table-cell>
              <table:table-cell office:value-type="float" office:value="20.9199778605924">
                <text:p>20.9199778605924</text:p>
              </table:table-cell>
              <table:table-cell office:value-type="float" office:value="14.7903188235263">
                <text:p>14.79031882352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5">
                <text:p>14.5</text:p>
              </table:table-cell>
              <table:table-cell office:value-type="float" office:value="17.8376736111111">
                <text:p>17.8376736111111</text:p>
              </table:table-cell>
              <table:table-cell office:value-type="float" office:value="20.9040366218512">
                <text:p>20.9040366218512</text:p>
              </table:table-cell>
              <table:table-cell office:value-type="float" office:value="14.771310600371">
                <text:p>14.771310600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7.8215313759355">
                <text:p>17.8215313759355</text:p>
              </table:table-cell>
              <table:table-cell office:value-type="float" office:value="20.8881082702652">
                <text:p>20.8881082702652</text:p>
              </table:table-cell>
              <table:table-cell office:value-type="float" office:value="14.7549544816059">
                <text:p>14.7549544816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7222222222222">
                <text:p>17.7222222222222</text:p>
              </table:table-cell>
              <table:table-cell office:value-type="float" office:value="17.8210194730813">
                <text:p>17.8210194730813</text:p>
              </table:table-cell>
              <table:table-cell office:value-type="float" office:value="20.8796908748174">
                <text:p>20.8796908748174</text:p>
              </table:table-cell>
              <table:table-cell office:value-type="float" office:value="14.7623480713453">
                <text:p>14.7623480713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17.817094017094">
                <text:p>17.817094017094</text:p>
              </table:table-cell>
              <table:table-cell office:value-type="float" office:value="20.8684024833862">
                <text:p>20.8684024833862</text:p>
              </table:table-cell>
              <table:table-cell office:value-type="float" office:value="14.7657855508018">
                <text:p>14.7657855508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6111111111111">
                <text:p>18.6111111111111</text:p>
              </table:table-cell>
              <table:table-cell office:value-type="float" office:value="17.8211451247165">
                <text:p>17.8211451247165</text:p>
              </table:table-cell>
              <table:table-cell office:value-type="float" office:value="20.8651853885092">
                <text:p>20.8651853885092</text:p>
              </table:table-cell>
              <table:table-cell office:value-type="float" office:value="14.7771048609239">
                <text:p>14.77710486092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7.8237450648618">
                <text:p>17.8237450648618</text:p>
              </table:table-cell>
              <table:table-cell office:value-type="float" office:value="20.8602676770225">
                <text:p>20.8602676770225</text:p>
              </table:table-cell>
              <table:table-cell office:value-type="float" office:value="14.7872224527011">
                <text:p>14.78722245270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5">
                <text:p>20.5</text:p>
              </table:table-cell>
              <table:table-cell office:value-type="float" office:value="17.8372615039282">
                <text:p>17.8372615039282</text:p>
              </table:table-cell>
              <table:table-cell office:value-type="float" office:value="20.8720419389255">
                <text:p>20.8720419389255</text:p>
              </table:table-cell>
              <table:table-cell office:value-type="float" office:value="14.8024810689308">
                <text:p>14.8024810689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6111111111111">
                <text:p>21.6111111111111</text:p>
              </table:table-cell>
              <table:table-cell office:value-type="float" office:value="17.856225572306">
                <text:p>17.856225572306</text:p>
              </table:table-cell>
              <table:table-cell office:value-type="float" office:value="20.8951101257202">
                <text:p>20.8951101257202</text:p>
              </table:table-cell>
              <table:table-cell office:value-type="float" office:value="14.8173410188918">
                <text:p>14.81734101889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7.8802777777778">
                <text:p>17.8802777777778</text:p>
              </table:table-cell>
              <table:table-cell office:value-type="float" office:value="20.930485711896">
                <text:p>20.930485711896</text:p>
              </table:table-cell>
              <table:table-cell office:value-type="float" office:value="14.8300698436595">
                <text:p>14.83006984365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7.9018794914317">
                <text:p>17.9018794914317</text:p>
              </table:table-cell>
              <table:table-cell office:value-type="float" office:value="20.959788555275">
                <text:p>20.959788555275</text:p>
              </table:table-cell>
              <table:table-cell office:value-type="float" office:value="14.8439704275885">
                <text:p>14.84397042758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17.9194169416942">
                <text:p>17.9194169416942</text:p>
              </table:table-cell>
              <table:table-cell office:value-type="float" office:value="20.9798640837477">
                <text:p>20.9798640837477</text:p>
              </table:table-cell>
              <table:table-cell office:value-type="float" office:value="14.8589697996407">
                <text:p>14.8589697996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7777777777778">
                <text:p>18.7777777777778</text:p>
              </table:table-cell>
              <table:table-cell office:value-type="float" office:value="17.923645320197">
                <text:p>17.923645320197</text:p>
              </table:table-cell>
              <table:table-cell office:value-type="float" office:value="20.9771365540022">
                <text:p>20.9771365540022</text:p>
              </table:table-cell>
              <table:table-cell office:value-type="float" office:value="14.8701540863919">
                <text:p>14.87015408639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17.9090413943355">
                <text:p>17.9090413943355</text:p>
              </table:table-cell>
              <table:table-cell office:value-type="float" office:value="20.9621379411727">
                <text:p>20.9621379411727</text:p>
              </table:table-cell>
              <table:table-cell office:value-type="float" office:value="14.8559448474983">
                <text:p>14.85594484749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17.8918699186992">
                <text:p>17.8918699186992</text:p>
              </table:table-cell>
              <table:table-cell office:value-type="float" office:value="20.947369819045">
                <text:p>20.947369819045</text:p>
              </table:table-cell>
              <table:table-cell office:value-type="float" office:value="14.8363700183534">
                <text:p>14.83637001835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7.8794498381877">
                <text:p>17.8794498381877</text:p>
              </table:table-cell>
              <table:table-cell office:value-type="float" office:value="20.9327074162572">
                <text:p>20.9327074162572</text:p>
              </table:table-cell>
              <table:table-cell office:value-type="float" office:value="14.8261922601182">
                <text:p>14.82619226011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17.8754696725711">
                <text:p>17.8754696725711</text:p>
              </table:table-cell>
              <table:table-cell office:value-type="float" office:value="20.9218789640096">
                <text:p>20.9218789640096</text:p>
              </table:table-cell>
              <table:table-cell office:value-type="float" office:value="14.8290603811327">
                <text:p>14.82906038113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5">
                <text:p>18.5</text:p>
              </table:table-cell>
              <table:table-cell office:value-type="float" office:value="17.8784722222222">
                <text:p>17.8784722222222</text:p>
              </table:table-cell>
              <table:table-cell office:value-type="float" office:value="20.9178566045815">
                <text:p>20.9178566045815</text:p>
              </table:table-cell>
              <table:table-cell office:value-type="float" office:value="14.8390878398629">
                <text:p>14.83908783986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7.8803827751196">
                <text:p>17.8803827751196</text:p>
              </table:table-cell>
              <table:table-cell office:value-type="float" office:value="20.9126123827102">
                <text:p>20.9126123827102</text:p>
              </table:table-cell>
              <table:table-cell office:value-type="float" office:value="14.848153167529">
                <text:p>14.8481531675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17.8896825396825">
                <text:p>17.8896825396825</text:p>
              </table:table-cell>
              <table:table-cell office:value-type="float" office:value="20.9176701474374">
                <text:p>20.9176701474374</text:p>
              </table:table-cell>
              <table:table-cell office:value-type="float" office:value="14.8616949319277">
                <text:p>14.86169493192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17.9128488678252">
                <text:p>17.9128488678252</text:p>
              </table:table-cell>
              <table:table-cell office:value-type="float" office:value="20.9522497784164">
                <text:p>20.9522497784164</text:p>
              </table:table-cell>
              <table:table-cell office:value-type="float" office:value="14.8734479572339">
                <text:p>14.87344795723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17.9360587002096">
                <text:p>17.9360587002096</text:p>
              </table:table-cell>
              <table:table-cell office:value-type="float" office:value="20.9869679983677">
                <text:p>20.9869679983677</text:p>
              </table:table-cell>
              <table:table-cell office:value-type="float" office:value="14.8851494020515">
                <text:p>14.88514940205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7.9582681272822">
                <text:p>17.9582681272822</text:p>
              </table:table-cell>
              <table:table-cell office:value-type="float" office:value="21.0191370604189">
                <text:p>21.0191370604189</text:p>
              </table:table-cell>
              <table:table-cell office:value-type="float" office:value="14.8973991941455">
                <text:p>14.8973991941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7222222222222">
                <text:p>21.7222222222222</text:p>
              </table:table-cell>
              <table:table-cell office:value-type="float" office:value="17.9758566978193">
                <text:p>17.9758566978193</text:p>
              </table:table-cell>
              <table:table-cell office:value-type="float" office:value="21.0403357476003">
                <text:p>21.0403357476003</text:p>
              </table:table-cell>
              <table:table-cell office:value-type="float" office:value="14.9113776480383">
                <text:p>14.91137764803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3888888888889">
                <text:p>18.3888888888889</text:p>
              </table:table-cell>
              <table:table-cell office:value-type="float" office:value="17.9777777777778">
                <text:p>17.9777777777778</text:p>
              </table:table-cell>
              <table:table-cell office:value-type="float" office:value="21.03525098387">
                <text:p>21.03525098387</text:p>
              </table:table-cell>
              <table:table-cell office:value-type="float" office:value="14.9203045716856">
                <text:p>14.92030457168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7.9670781893004">
                <text:p>17.9670781893004</text:p>
              </table:table-cell>
              <table:table-cell office:value-type="float" office:value="21.0214975163621">
                <text:p>21.0214975163621</text:p>
              </table:table-cell>
              <table:table-cell office:value-type="float" office:value="14.9126588622387">
                <text:p>14.91265886223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7.9595494111623">
                <text:p>17.9595494111623</text:p>
              </table:table-cell>
              <table:table-cell office:value-type="float" office:value="21.0089309651917">
                <text:p>21.0089309651917</text:p>
              </table:table-cell>
              <table:table-cell office:value-type="float" office:value="14.9101678571329">
                <text:p>14.9101678571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7.9469928644241">
                <text:p>17.9469928644241</text:p>
              </table:table-cell>
              <table:table-cell office:value-type="float" office:value="20.9949900522526">
                <text:p>20.9949900522526</text:p>
              </table:table-cell>
              <table:table-cell office:value-type="float" office:value="14.8989956765955">
                <text:p>14.89899567659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17.9381024860477">
                <text:p>17.9381024860477</text:p>
              </table:table-cell>
              <table:table-cell office:value-type="float" office:value="20.9819644934768">
                <text:p>20.9819644934768</text:p>
              </table:table-cell>
              <table:table-cell office:value-type="float" office:value="14.8942404786185">
                <text:p>14.8942404786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5">
                <text:p>17.5</text:p>
              </table:table-cell>
              <table:table-cell office:value-type="float" office:value="17.9361111111111">
                <text:p>17.9361111111111</text:p>
              </table:table-cell>
              <table:table-cell office:value-type="float" office:value="20.9731903508811">
                <text:p>20.9731903508811</text:p>
              </table:table-cell>
              <table:table-cell office:value-type="float" office:value="14.8990318713411">
                <text:p>14.89903187134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7.9343891402715">
                <text:p>17.9343891402715</text:p>
              </table:table-cell>
              <table:table-cell office:value-type="float" office:value="20.9646970074367">
                <text:p>20.9646970074367</text:p>
              </table:table-cell>
              <table:table-cell office:value-type="float" office:value="14.9040812731063">
                <text:p>14.90408127310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7222222222222">
                <text:p>19.7222222222222</text:p>
              </table:table-cell>
              <table:table-cell office:value-type="float" office:value="17.9424424424424">
                <text:p>17.9424424424424</text:p>
              </table:table-cell>
              <table:table-cell office:value-type="float" office:value="20.9682869632983">
                <text:p>20.9682869632983</text:p>
              </table:table-cell>
              <table:table-cell office:value-type="float" office:value="14.9165979215865">
                <text:p>14.91659792158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17.9693572496263">
                <text:p>17.9693572496263</text:p>
              </table:table-cell>
              <table:table-cell office:value-type="float" office:value="21.0149271923853">
                <text:p>21.0149271923853</text:p>
              </table:table-cell>
              <table:table-cell office:value-type="float" office:value="14.9237873068673">
                <text:p>14.92378730686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6111111111111">
                <text:p>25.6111111111111</text:p>
              </table:table-cell>
              <table:table-cell office:value-type="float" office:value="18.0034722222222">
                <text:p>18.0034722222222</text:p>
              </table:table-cell>
              <table:table-cell office:value-type="float" office:value="21.0846444346979">
                <text:p>21.0846444346979</text:p>
              </table:table-cell>
              <table:table-cell office:value-type="float" office:value="14.9223000097466">
                <text:p>14.92230000974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18.021975308642">
                <text:p>18.021975308642</text:p>
              </table:table-cell>
              <table:table-cell office:value-type="float" office:value="21.1087402671147">
                <text:p>21.1087402671147</text:p>
              </table:table-cell>
              <table:table-cell office:value-type="float" office:value="14.9352103501692">
                <text:p>14.9352103501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18.0336774827925">
                <text:p>18.0336774827925</text:p>
              </table:table-cell>
              <table:table-cell office:value-type="float" office:value="21.1186037044493">
                <text:p>21.1186037044493</text:p>
              </table:table-cell>
              <table:table-cell office:value-type="float" office:value="14.9487512611357">
                <text:p>14.94875126113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8.0364659813999">
                <text:p>18.0364659813999</text:p>
              </table:table-cell>
              <table:table-cell office:value-type="float" office:value="21.1148751502392">
                <text:p>21.1148751502392</text:p>
              </table:table-cell>
              <table:table-cell office:value-type="float" office:value="14.9580568125606">
                <text:p>14.95805681256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18.0243664717349">
                <text:p>18.0243664717349</text:p>
              </table:table-cell>
              <table:table-cell office:value-type="float" office:value="21.1014220999206">
                <text:p>21.1014220999206</text:p>
              </table:table-cell>
              <table:table-cell office:value-type="float" office:value="14.9473108435492">
                <text:p>14.9473108435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8.0099466278506">
                <text:p>18.0099466278506</text:p>
              </table:table-cell>
              <table:table-cell office:value-type="float" office:value="21.0879871812808">
                <text:p>21.0879871812808</text:p>
              </table:table-cell>
              <table:table-cell office:value-type="float" office:value="14.9319060744203">
                <text:p>14.93190607442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17.987922705314">
                <text:p>17.987922705314</text:p>
              </table:table-cell>
              <table:table-cell office:value-type="float" office:value="21.0772944971351">
                <text:p>21.0772944971351</text:p>
              </table:table-cell>
              <table:table-cell office:value-type="float" office:value="14.898550913493">
                <text:p>14.8985509134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  <table:table-cell office:value-type="float" office:value="17.983645983646">
                <text:p>17.983645983646</text:p>
              </table:table-cell>
              <table:table-cell office:value-type="float" office:value="21.0670058210405">
                <text:p>21.0670058210405</text:p>
              </table:table-cell>
              <table:table-cell office:value-type="float" office:value="14.9002861462514">
                <text:p>14.90028614625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1111111111111">
                <text:p>18.1111111111111</text:p>
              </table:table-cell>
              <table:table-cell office:value-type="float" office:value="17.9841954022988">
                <text:p>17.9841954022988</text:p>
              </table:table-cell>
              <table:table-cell office:value-type="float" office:value="21.0609142232849">
                <text:p>21.0609142232849</text:p>
              </table:table-cell>
              <table:table-cell office:value-type="float" office:value="14.9074765813128">
                <text:p>14.9074765813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17.981640438722">
                <text:p>17.981640438722</text:p>
              </table:table-cell>
              <table:table-cell office:value-type="float" office:value="21.0519963952494">
                <text:p>21.0519963952494</text:p>
              </table:table-cell>
              <table:table-cell office:value-type="float" office:value="14.9112844821945">
                <text:p>14.91128448219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17.9883665716999">
                <text:p>17.9883665716999</text:p>
              </table:table-cell>
              <table:table-cell office:value-type="float" office:value="21.0538747074363">
                <text:p>21.0538747074363</text:p>
              </table:table-cell>
              <table:table-cell office:value-type="float" office:value="14.9228584359635">
                <text:p>14.92285843596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18.0028368794326">
                <text:p>18.0028368794326</text:p>
              </table:table-cell>
              <table:table-cell office:value-type="float" office:value="21.0698140008726">
                <text:p>21.0698140008726</text:p>
              </table:table-cell>
              <table:table-cell office:value-type="float" office:value="14.9358597579926">
                <text:p>14.93585975799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18.0197740112994">
                <text:p>18.0197740112994</text:p>
              </table:table-cell>
              <table:table-cell office:value-type="float" office:value="21.0912402517579">
                <text:p>21.0912402517579</text:p>
              </table:table-cell>
              <table:table-cell office:value-type="float" office:value="14.948307770841">
                <text:p>14.9483077708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9444444444444">
                <text:p>22.9444444444444</text:p>
              </table:table-cell>
              <table:table-cell office:value-type="float" office:value="18.0405532114393">
                <text:p>18.0405532114393</text:p>
              </table:table-cell>
              <table:table-cell office:value-type="float" office:value="21.1221109827468">
                <text:p>21.1221109827468</text:p>
              </table:table-cell>
              <table:table-cell office:value-type="float" office:value="14.9589954401318">
                <text:p>14.95899544013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.5">
                <text:p>20.5</text:p>
              </table:table-cell>
              <table:table-cell office:value-type="float" office:value="18.0508870214753">
                <text:p>18.0508870214753</text:p>
              </table:table-cell>
              <table:table-cell office:value-type="float" office:value="21.1300764949683">
                <text:p>21.1300764949683</text:p>
              </table:table-cell>
              <table:table-cell office:value-type="float" office:value="14.9716975479823">
                <text:p>14.97169754798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4444444444444">
                <text:p>17.4444444444444</text:p>
              </table:table-cell>
              <table:table-cell office:value-type="float" office:value="18.048349604835">
                <text:p>18.048349604835</text:p>
              </table:table-cell>
              <table:table-cell office:value-type="float" office:value="21.1213398440438">
                <text:p>21.1213398440438</text:p>
              </table:table-cell>
              <table:table-cell office:value-type="float" office:value="14.9753593656261">
                <text:p>14.97535936562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8.0342592592593">
                <text:p>18.0342592592593</text:p>
              </table:table-cell>
              <table:table-cell office:value-type="float" office:value="21.1085677342584">
                <text:p>21.1085677342584</text:p>
              </table:table-cell>
              <table:table-cell office:value-type="float" office:value="14.9599507842602">
                <text:p>14.95995078426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5">
                <text:p>14.5</text:p>
              </table:table-cell>
              <table:table-cell office:value-type="float" office:value="18.0195942830798">
                <text:p>18.0195942830798</text:p>
              </table:table-cell>
              <table:table-cell office:value-type="float" office:value="21.0959183967068">
                <text:p>21.0959183967068</text:p>
              </table:table-cell>
              <table:table-cell office:value-type="float" office:value="14.9432701694527">
                <text:p>14.94327016945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8.0080348943985">
                <text:p>18.0080348943985</text:p>
              </table:table-cell>
              <table:table-cell office:value-type="float" office:value="21.0832366529399">
                <text:p>21.0832366529399</text:p>
              </table:table-cell>
              <table:table-cell office:value-type="float" office:value="14.9328331358572">
                <text:p>14.93283313585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7.9974851394604">
                <text:p>17.9974851394604</text:p>
              </table:table-cell>
              <table:table-cell office:value-type="float" office:value="21.0707379220958">
                <text:p>21.0707379220958</text:p>
              </table:table-cell>
              <table:table-cell office:value-type="float" office:value="14.9242323568251">
                <text:p>14.9242323568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7.9965846994536">
                <text:p>17.9965846994536</text:p>
              </table:table-cell>
              <table:table-cell office:value-type="float" office:value="21.0635654872913">
                <text:p>21.0635654872913</text:p>
              </table:table-cell>
              <table:table-cell office:value-type="float" office:value="14.9296039116158">
                <text:p>14.9296039116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8.0034013605442">
                <text:p>18.0034013605442</text:p>
              </table:table-cell>
              <table:table-cell office:value-type="float" office:value="21.065968211605">
                <text:p>21.065968211605</text:p>
              </table:table-cell>
              <table:table-cell office:value-type="float" office:value="14.9408345094834">
                <text:p>14.94083450948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2777777777778">
                <text:p>20.2777777777778</text:p>
              </table:table-cell>
              <table:table-cell office:value-type="float" office:value="18.0126467931346">
                <text:p>18.0126467931346</text:p>
              </table:table-cell>
              <table:table-cell office:value-type="float" office:value="21.0724066747887">
                <text:p>21.0724066747887</text:p>
              </table:table-cell>
              <table:table-cell office:value-type="float" office:value="14.9528869114805">
                <text:p>14.9528869114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">
                <text:p>22</text:p>
              </table:table-cell>
              <table:table-cell office:value-type="float" office:value="18.0287899235268">
                <text:p>18.0287899235268</text:p>
              </table:table-cell>
              <table:table-cell office:value-type="float" office:value="21.0928289136468">
                <text:p>21.0928289136468</text:p>
              </table:table-cell>
              <table:table-cell office:value-type="float" office:value="14.9647509334067">
                <text:p>14.9647509334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18.0510752688172">
                <text:p>18.0510752688172</text:p>
              </table:table-cell>
              <table:table-cell office:value-type="float" office:value="21.1289232162578">
                <text:p>21.1289232162578</text:p>
              </table:table-cell>
              <table:table-cell office:value-type="float" office:value="14.9732273213766">
                <text:p>14.97322732137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18.0731816153503">
                <text:p>18.0731816153503</text:p>
              </table:table-cell>
              <table:table-cell office:value-type="float" office:value="21.1645079447235">
                <text:p>21.1645079447235</text:p>
              </table:table-cell>
              <table:table-cell office:value-type="float" office:value="14.9818552859771">
                <text:p>14.98185528597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18.0882222222222">
                <text:p>18.0882222222222</text:p>
              </table:table-cell>
              <table:table-cell office:value-type="float" office:value="21.1824752863221">
                <text:p>21.1824752863221</text:p>
              </table:table-cell>
              <table:table-cell office:value-type="float" office:value="14.9939691581224">
                <text:p>14.99396915812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7222222222222">
                <text:p>16.7222222222222</text:p>
              </table:table-cell>
              <table:table-cell office:value-type="float" office:value="18.0827799911465">
                <text:p>18.0827799911465</text:p>
              </table:table-cell>
              <table:table-cell office:value-type="float" office:value="21.1720616983521">
                <text:p>21.1720616983521</text:p>
              </table:table-cell>
              <table:table-cell office:value-type="float" office:value="14.993498283941">
                <text:p>14.9934982839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18.070987654321">
                <text:p>18.070987654321</text:p>
              </table:table-cell>
              <table:table-cell office:value-type="float" office:value="21.1597889841492">
                <text:p>21.1597889841492</text:p>
              </table:table-cell>
              <table:table-cell office:value-type="float" office:value="14.9821863244928">
                <text:p>14.98218632449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7777777777778">
                <text:p>14.7777777777778</text:p>
              </table:table-cell>
              <table:table-cell office:value-type="float" office:value="18.0579710144928">
                <text:p>18.0579710144928</text:p>
              </table:table-cell>
              <table:table-cell office:value-type="float" office:value="21.1475794844249">
                <text:p>21.1475794844249</text:p>
              </table:table-cell>
              <table:table-cell office:value-type="float" office:value="14.9683625445606">
                <text:p>14.96836254456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18.0457130358705">
                <text:p>18.0457130358705</text:p>
              </table:table-cell>
              <table:table-cell office:value-type="float" office:value="21.135391718564">
                <text:p>21.135391718564</text:p>
              </table:table-cell>
              <table:table-cell office:value-type="float" office:value="14.956034353177">
                <text:p>14.9560343531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8.0302832244009">
                <text:p>18.0302832244009</text:p>
              </table:table-cell>
              <table:table-cell office:value-type="float" office:value="21.1236876122103">
                <text:p>21.1236876122103</text:p>
              </table:table-cell>
              <table:table-cell office:value-type="float" office:value="14.9368788365915">
                <text:p>14.93687883659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.6111111111111">
                <text:p>17.6111111111111</text:p>
              </table:table-cell>
              <table:table-cell office:value-type="float" office:value="18.0286458333333">
                <text:p>18.0286458333333</text:p>
              </table:table-cell>
              <table:table-cell office:value-type="float" office:value="21.1161132225045">
                <text:p>21.1161132225045</text:p>
              </table:table-cell>
              <table:table-cell office:value-type="float" office:value="14.9411784441621">
                <text:p>14.94117844416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8.0268050151319">
                <text:p>18.0268050151319</text:p>
              </table:table-cell>
              <table:table-cell office:value-type="float" office:value="21.1084005595953">
                <text:p>21.1084005595953</text:p>
              </table:table-cell>
              <table:table-cell office:value-type="float" office:value="14.9452094706684">
                <text:p>14.94520947066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.6111111111111">
                <text:p>19.6111111111111</text:p>
              </table:table-cell>
              <table:table-cell office:value-type="float" office:value="18.0329457364341">
                <text:p>18.0329457364341</text:p>
              </table:table-cell>
              <table:table-cell office:value-type="float" office:value="21.1101384629474">
                <text:p>21.1101384629474</text:p>
              </table:table-cell>
              <table:table-cell office:value-type="float" office:value="14.9557530099209">
                <text:p>14.95575300992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18.047619047619">
                <text:p>18.047619047619</text:p>
              </table:table-cell>
              <table:table-cell office:value-type="float" office:value="21.1278956179952">
                <text:p>21.1278956179952</text:p>
              </table:table-cell>
              <table:table-cell office:value-type="float" office:value="14.9673424772429">
                <text:p>14.96734247724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18.065811965812">
                <text:p>18.065811965812</text:p>
              </table:table-cell>
              <table:table-cell office:value-type="float" office:value="21.1540696383229">
                <text:p>21.1540696383229</text:p>
              </table:table-cell>
              <table:table-cell office:value-type="float" office:value="14.977554293301">
                <text:p>14.9775542933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18.0825883354619">
                <text:p>18.0825883354619</text:p>
              </table:table-cell>
              <table:table-cell office:value-type="float" office:value="21.1767715955688">
                <text:p>21.1767715955688</text:p>
              </table:table-cell>
              <table:table-cell office:value-type="float" office:value="14.988405075355">
                <text:p>14.9884050753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8.0873621713316">
                <text:p>18.0873621713316</text:p>
              </table:table-cell>
              <table:table-cell office:value-type="float" office:value="21.176597714074">
                <text:p>21.176597714074</text:p>
              </table:table-cell>
              <table:table-cell office:value-type="float" office:value="14.9981266285893">
                <text:p>14.99812662858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8.0880861850444">
                <text:p>18.0880861850444</text:p>
              </table:table-cell>
              <table:table-cell office:value-type="float" office:value="21.1714653339959">
                <text:p>21.1714653339959</text:p>
              </table:table-cell>
              <table:table-cell office:value-type="float" office:value="15.0047070360928">
                <text:p>15.00470703609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8.0732323232323">
                <text:p>18.0732323232323</text:p>
              </table:table-cell>
              <table:table-cell office:value-type="float" office:value="21.160179413679">
                <text:p>21.160179413679</text:p>
              </table:table-cell>
              <table:table-cell office:value-type="float" office:value="14.9862852327857">
                <text:p>14.98628523278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8.062893081761">
                <text:p>18.062893081761</text:p>
              </table:table-cell>
              <table:table-cell office:value-type="float" office:value="21.1485866037286">
                <text:p>21.1485866037286</text:p>
              </table:table-cell>
              <table:table-cell office:value-type="float" office:value="14.9771995597934">
                <text:p>14.97719955979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8.0530492898914">
                <text:p>18.0530492898914</text:p>
              </table:table-cell>
              <table:table-cell office:value-type="float" office:value="21.1371031066947">
                <text:p>21.1371031066947</text:p>
              </table:table-cell>
              <table:table-cell office:value-type="float" office:value="14.9689954730881">
                <text:p>14.96899547308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18.0459841864336">
                <text:p>18.0459841864336</text:p>
              </table:table-cell>
              <table:table-cell office:value-type="float" office:value="21.1264131081623">
                <text:p>21.1264131081623</text:p>
              </table:table-cell>
              <table:table-cell office:value-type="float" office:value="14.965555264705">
                <text:p>14.9655552647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8.0456053067993">
                <text:p>18.0456053067993</text:p>
              </table:table-cell>
              <table:table-cell office:value-type="float" office:value="21.1202880213575">
                <text:p>21.1202880213575</text:p>
              </table:table-cell>
              <table:table-cell office:value-type="float" office:value="14.9709225922411">
                <text:p>14.97092259224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8.045229244114">
                <text:p>18.045229244114</text:p>
              </table:table-cell>
              <table:table-cell office:value-type="float" office:value="21.1141977887312">
                <text:p>21.1141977887312</text:p>
              </table:table-cell>
              <table:table-cell office:value-type="float" office:value="14.9762606994968">
                <text:p>14.976260699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18.0541152263374">
                <text:p>18.0541152263374</text:p>
              </table:table-cell>
              <table:table-cell office:value-type="float" office:value="21.1208602052805">
                <text:p>21.1208602052805</text:p>
              </table:table-cell>
              <table:table-cell office:value-type="float" office:value="14.9873702473944">
                <text:p>14.98737024739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0653956539565">
                <text:p>18.0653956539565</text:p>
              </table:table-cell>
              <table:table-cell office:value-type="float" office:value="21.1320839686054">
                <text:p>21.1320839686054</text:p>
              </table:table-cell>
              <table:table-cell office:value-type="float" office:value="14.9987073393077">
                <text:p>14.99870733930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18.0859885620915">
                <text:p>18.0859885620915</text:p>
              </table:table-cell>
              <table:table-cell office:value-type="float" office:value="21.1657489357571">
                <text:p>21.1657489357571</text:p>
              </table:table-cell>
              <table:table-cell office:value-type="float" office:value="15.0062281884259">
                <text:p>15.00622818842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5555555555556">
                <text:p>24.5555555555556</text:p>
              </table:table-cell>
              <table:table-cell office:value-type="float" office:value="18.1096866096866">
                <text:p>18.1096866096866</text:p>
              </table:table-cell>
              <table:table-cell office:value-type="float" office:value="21.2085469093881">
                <text:p>21.2085469093881</text:p>
              </table:table-cell>
              <table:table-cell office:value-type="float" office:value="15.0108263099851">
                <text:p>15.01082630998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18.1216545012165">
                <text:p>18.1216545012165</text:p>
              </table:table-cell>
              <table:table-cell office:value-type="float" office:value="21.2211689559688">
                <text:p>21.2211689559688</text:p>
              </table:table-cell>
              <table:table-cell office:value-type="float" office:value="15.0221400464643">
                <text:p>15.02214004646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18.1133333333333">
                <text:p>18.1133333333333</text:p>
              </table:table-cell>
              <table:table-cell office:value-type="float" office:value="21.2102717585248">
                <text:p>21.2102717585248</text:p>
              </table:table-cell>
              <table:table-cell office:value-type="float" office:value="15.0163949081418">
                <text:p>15.01639490814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8.0988325281803">
                <text:p>18.0988325281803</text:p>
              </table:table-cell>
              <table:table-cell office:value-type="float" office:value="21.1994941802583">
                <text:p>21.1994941802583</text:p>
              </table:table-cell>
              <table:table-cell office:value-type="float" office:value="14.9981708761024">
                <text:p>14.9981708761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5">
                <text:p>13.5</text:p>
              </table:table-cell>
              <table:table-cell office:value-type="float" office:value="18.0822302446851">
                <text:p>18.0822302446851</text:p>
              </table:table-cell>
              <table:table-cell office:value-type="float" office:value="21.1895554954939">
                <text:p>21.1895554954939</text:p>
              </table:table-cell>
              <table:table-cell office:value-type="float" office:value="14.9749049938764">
                <text:p>14.97490499387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18.0639488409273">
                <text:p>18.0639488409273</text:p>
              </table:table-cell>
              <table:table-cell office:value-type="float" office:value="21.1805679065877">
                <text:p>21.1805679065877</text:p>
              </table:table-cell>
              <table:table-cell office:value-type="float" office:value="14.9473297752668">
                <text:p>14.9473297752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a605" draw:fill-color="#ffa60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cm" svg:height="17.686cm" xlink:href=".." xlink:type="simple" chart:class="chart:scatter" chart:style-name="ch1">
        <chart:title svg:x="3.514cm" svg:y="0.489cm" chart:style-name="ch2">
          <text:p>Nuage des couples moyenne/ecart-type annuels</text:p>
        </chart:title>
        <chart:plot-area chart:style-name="ch3" table:cell-range-address="'Type du modèle'.I45:'Type du modèle'.J67 'Type du modèle'.J44:'Type du modèle'.J44" chart:data-source-has-labels="row" svg:x="1.345cm" svg:y="1.621cm" svg:width="15.041cm" svg:height="14.731cm">
          <chartooo:coordinate-region svg:x="2.072cm" svg:y="1.821cm" svg:width="13.982cm" svg:height="13.884cm"/>
          <chart:axis chart:dimension="x" chart:name="primary-x" chart:style-name="ch4">
            <chart:title svg:x="8.133cm" svg:y="16.705cm" chart:style-name="ch5">
              <text:p>Moyenne</text:p>
            </chart:title>
          </chart:axis>
          <chart:axis chart:dimension="y" chart:name="primary-y" chart:style-name="ch4">
            <chart:title svg:x="0.451cm" svg:y="9.771cm" chart:style-name="ch6">
              <text:p>Ecart-type</text:p>
            </chart:title>
            <chart:grid chart:style-name="ch7" chart:class="major"/>
          </chart:axis>
          <chart:series chart:style-name="ch8" chart:values-cell-range-address="'Type du modèle'.J45:'Type du modèle'.J67" chart:label-cell-address="'Type du modèle'.J44:'Type du modèle'.J44" chart:class="chart:scatter">
            <chart:domain table:cell-range-address="'Type du modèle'.I45:'Type du modèle'.I67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Écart-type</text:p>
                <draw:g>
                  <svg:desc>'Type du modèle'.J44:'Type du modèle'.J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6574074074074">
                <text:p>17.6574074074074</text:p>
                <draw:g>
                  <svg:desc>'Type du modèle'.I45:'Type du modèle'.I67</svg:desc>
                </draw:g>
              </table:table-cell>
              <table:table-cell office:value-type="float" office:value="2.83730960396493">
                <text:p>2.83730960396493</text:p>
                <draw:g>
                  <svg:desc>'Type du modèle'.J45:'Type du modèle'.J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953703703704">
                <text:p>17.4953703703704</text:p>
              </table:table-cell>
              <table:table-cell office:value-type="float" office:value="3.05096105189693">
                <text:p>3.0509610518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055555555556">
                <text:p>17.3055555555556</text:p>
              </table:table-cell>
              <table:table-cell office:value-type="float" office:value="3.26050849375677">
                <text:p>3.26050849375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337962962963">
                <text:p>17.337962962963</text:p>
              </table:table-cell>
              <table:table-cell office:value-type="float" office:value="3.23540234913188">
                <text:p>3.23540234913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62037037037">
                <text:p>17.162037037037</text:p>
              </table:table-cell>
              <table:table-cell office:value-type="float" office:value="3.30858547203918">
                <text:p>3.30858547203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1203703703704">
                <text:p>17.1203703703704</text:p>
              </table:table-cell>
              <table:table-cell office:value-type="float" office:value="3.29880522495774">
                <text:p>3.29880522495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0925925925926">
                <text:p>17.0925925925926</text:p>
              </table:table-cell>
              <table:table-cell office:value-type="float" office:value="3.27434953592341">
                <text:p>3.27434953592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3.26421393180541">
                <text:p>3.26421393180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9675925925926">
                <text:p>16.9675925925926</text:p>
              </table:table-cell>
              <table:table-cell office:value-type="float" office:value="3.09631554021132">
                <text:p>3.09631554021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657407407407">
                <text:p>16.8657407407407</text:p>
              </table:table-cell>
              <table:table-cell office:value-type="float" office:value="2.96468049178681">
                <text:p>2.96468049178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9212962962963">
                <text:p>16.9212962962963</text:p>
              </table:table-cell>
              <table:table-cell office:value-type="float" office:value="3.00081079007077">
                <text:p>3.00081079007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0601851851852">
                <text:p>17.0601851851852</text:p>
              </table:table-cell>
              <table:table-cell office:value-type="float" office:value="2.9336330456219">
                <text:p>2.9336330456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9398148148148">
                <text:p>16.9398148148148</text:p>
              </table:table-cell>
              <table:table-cell office:value-type="float" office:value="3.06080847577518">
                <text:p>3.06080847577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9814814814815">
                <text:p>16.9814814814815</text:p>
              </table:table-cell>
              <table:table-cell office:value-type="float" office:value="3.00602390180396">
                <text:p>3.00602390180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1018518518518">
                <text:p>17.1018518518518</text:p>
              </table:table-cell>
              <table:table-cell office:value-type="float" office:value="2.86069156698631">
                <text:p>2.86069156698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0462962962963">
                <text:p>17.0462962962963</text:p>
              </table:table-cell>
              <table:table-cell office:value-type="float" office:value="2.90706827463009">
                <text:p>2.90706827463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0925925925926">
                <text:p>17.0925925925926</text:p>
              </table:table-cell>
              <table:table-cell office:value-type="float" office:value="2.87571187584343">
                <text:p>2.87571187584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092592592593">
                <text:p>17.0092592592593</text:p>
              </table:table-cell>
              <table:table-cell office:value-type="float" office:value="2.8723559440658">
                <text:p>2.8723559440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8796296296296">
                <text:p>16.8796296296296</text:p>
              </table:table-cell>
              <table:table-cell office:value-type="float" office:value="2.77544655263428">
                <text:p>2.77544655263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8287037037037">
                <text:p>16.8287037037037</text:p>
              </table:table-cell>
              <table:table-cell office:value-type="float" office:value="2.71137847168839">
                <text:p>2.71137847168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962962962963">
                <text:p>16.7962962962963</text:p>
              </table:table-cell>
              <table:table-cell office:value-type="float" office:value="2.66390031408872">
                <text:p>2.66390031408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796296296296">
                <text:p>16.8796296296296</text:p>
              </table:table-cell>
              <table:table-cell office:value-type="float" office:value="2.78275788142121">
                <text:p>2.78275788142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824074074074">
                <text:p>16.7824074074074</text:p>
              </table:table-cell>
              <table:table-cell office:value-type="float" office:value="2.72084794612882">
                <text:p>2.720847946128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31cm" svg:height="9.007cm" xlink:href=".." xlink:type="simple" chart:class="chart:scatter" chart:style-name="ch1">
        <chart:title svg:x="10.509cm" svg:y="0.316cm" chart:style-name="ch2">
          <text:p>Série sur la période de test</text:p>
        </chart:title>
        <chart:legend chart:legend-position="end" svg:x="22.859cm" svg:y="3.955cm" style:legend-expansion="high" chart:style-name="ch3"/>
        <chart:plot-area chart:style-name="ch4" table:cell-range-address="'Désaisonnalisation par moyenne mobile'.A206:'Désaisonnalisation par moyenne mobile'.B279 'Désaisonnalisation par moyenne mobile'.I218:'Désaisonnalisation par moyenne mobile'.I279" chart:data-source-has-labels="row" svg:x="1.541cm" svg:y="1.275cm" svg:width="20.788cm" svg:height="6.571cm">
          <chartooo:coordinate-region svg:x="2.639cm" svg:y="1.474cm" svg:width="19.41cm" svg:height="5.725cm"/>
          <chart:axis chart:dimension="x" chart:name="primary-x" chart:style-name="ch5">
            <chart:title svg:x="11.388cm" svg:y="8.026cm" chart:style-name="ch6">
              <text:p>Temps</text:p>
            </chart:title>
          </chart:axis>
          <chart:axis chart:dimension="y" chart:name="primary-y" chart:style-name="ch7">
            <chart:title svg:x="0.451cm" svg:y="5.953cm" chart:style-name="ch8">
              <text:p>Températures (°C)</text:p>
            </chart:title>
            <chart:grid chart:style-name="ch9" chart:class="major"/>
          </chart:axis>
          <chart:series chart:style-name="ch10" chart:values-cell-range-address="'Désaisonnalisation par moyenne mobile'.B206:'Désaisonnalisation par moyenne mobile'.B279" loext:label-string="valeursréelles" chart:class="chart:scatter">
            <chart:domain table:cell-range-address="'Désaisonnalisation par moyenne mobile'.A206:'Désaisonnalisation par moyenne mobile'.A279"/>
            <chart:data-point chart:repeated="74"/>
          </chart:series>
          <chart:series chart:style-name="ch11" chart:values-cell-range-address="'Désaisonnalisation par moyenne mobile'.I218:'Désaisonnalisation par moyenne mobile'.I279" loext:label-string="valeursprédites" chart:class="chart:scatter">
            <chart:domain table:cell-range-address="'Désaisonnalisation par moyenne mobile'.A218:'Désaisonnalisation par moyenne mobile'.A279"/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aleursréelles</text:p>
              </table:table-cell>
              <table:table-cell office:value-type="string">
                <text:p>Colonne A</text:p>
              </table:table-cell>
              <table:table-cell office:value-type="string">
                <text:p>valeursprédit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  <draw:g>
                  <svg:desc>'Désaisonnalisation par moyenne mobile'.A206:'Désaisonnalisation par moyenne mobile'.A279</svg:desc>
                </draw:g>
              </table:table-cell>
              <table:table-cell office:value-type="float" office:value="14.3888888888889">
                <text:p>14.3888888888889</text:p>
                <draw:g>
                  <svg:desc>'Désaisonnalisation par moyenne mobile'.B206:'Désaisonnalisation par moyenne mobile'.B279</svg:desc>
                </draw:g>
              </table:table-cell>
              <table:table-cell office:value-type="float" office:value="217">
                <text:p>217</text:p>
                <draw:g>
                  <svg:desc>'Désaisonnalisation par moyenne mobile'.A218:'Désaisonnalisation par moyenne mobile'.A279</svg:desc>
                </draw:g>
              </table:table-cell>
              <table:table-cell office:value-type="float" office:value="15.4778612363694">
                <text:p>15.4778612363694</text:p>
                <draw:g>
                  <svg:desc>'Désaisonnalisation par moyenne mobile'.I218:'Désaisonnalisation par moyenne mobile'.I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">
                <text:p>206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218">
                <text:p>218</text:p>
              </table:table-cell>
              <table:table-cell office:value-type="float" office:value="15.798168929617">
                <text:p>15.798168929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219">
                <text:p>219</text:p>
              </table:table-cell>
              <table:table-cell office:value-type="float" office:value="16.9146367535836">
                <text:p>16.914636753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">
                <text:p>208</text:p>
              </table:table-cell>
              <table:table-cell office:value-type="float" office:value="18.5">
                <text:p>18.5</text:p>
              </table:table-cell>
              <table:table-cell office:value-type="float" office:value="220">
                <text:p>220</text:p>
              </table:table-cell>
              <table:table-cell office:value-type="float" office:value="17.9100533792931">
                <text:p>17.9100533792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">
                <text:p>209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221">
                <text:p>221</text:p>
              </table:table-cell>
              <table:table-cell office:value-type="float" office:value="19.1543806803839">
                <text:p>19.1543806803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">
                <text:p>210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222">
                <text:p>222</text:p>
              </table:table-cell>
              <table:table-cell office:value-type="float" office:value="20.3973463257012">
                <text:p>20.3973463257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223">
                <text:p>223</text:p>
              </table:table-cell>
              <table:table-cell office:value-type="float" office:value="22.5138141496678">
                <text:p>22.5138141496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">
                <text:p>212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24">
                <text:p>224</text:p>
              </table:table-cell>
              <table:table-cell office:value-type="float" office:value="23.2488821914993">
                <text:p>23.2488821914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3">
                <text:p>21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25">
                <text:p>225</text:p>
              </table:table-cell>
              <table:table-cell office:value-type="float" office:value="22.9903500154658">
                <text:p>22.9903500154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21.7222222222222">
                <text:p>21.7222222222222</text:p>
              </table:table-cell>
              <table:table-cell office:value-type="float" office:value="226">
                <text:p>226</text:p>
              </table:table-cell>
              <table:table-cell office:value-type="float" office:value="20.9149605409575">
                <text:p>20.9149605409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">
                <text:p>215</text:p>
              </table:table-cell>
              <table:table-cell office:value-type="float" office:value="18.3888888888889">
                <text:p>18.3888888888889</text:p>
              </table:table-cell>
              <table:table-cell office:value-type="float" office:value="227">
                <text:p>227</text:p>
              </table:table-cell>
              <table:table-cell office:value-type="float" office:value="18.1067279291942">
                <text:p>18.1067279291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">
                <text:p>216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228">
                <text:p>228</text:p>
              </table:table-cell>
              <table:table-cell office:value-type="float" office:value="15.2802491300671">
                <text:p>15.2802491300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">
                <text:p>21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29">
                <text:p>229</text:p>
              </table:table-cell>
              <table:table-cell office:value-type="float" office:value="15.5927953854062">
                <text:p>15.5927953854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">
                <text:p>218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230">
                <text:p>230</text:p>
              </table:table-cell>
              <table:table-cell office:value-type="float" office:value="15.9131030786538">
                <text:p>15.9131030786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231">
                <text:p>231</text:p>
              </table:table-cell>
              <table:table-cell office:value-type="float" office:value="17.0295709026204">
                <text:p>17.0295709026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17.5">
                <text:p>17.5</text:p>
              </table:table-cell>
              <table:table-cell office:value-type="float" office:value="232">
                <text:p>232</text:p>
              </table:table-cell>
              <table:table-cell office:value-type="float" office:value="18.0249875283299">
                <text:p>18.0249875283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1">
                <text:p>221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233">
                <text:p>233</text:p>
              </table:table-cell>
              <table:table-cell office:value-type="float" office:value="19.2693148294207">
                <text:p>19.2693148294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">
                <text:p>222</text:p>
              </table:table-cell>
              <table:table-cell office:value-type="float" office:value="19.7222222222222">
                <text:p>19.7222222222222</text:p>
              </table:table-cell>
              <table:table-cell office:value-type="float" office:value="234">
                <text:p>234</text:p>
              </table:table-cell>
              <table:table-cell office:value-type="float" office:value="20.512280474738">
                <text:p>20.512280474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3">
                <text:p>223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235">
                <text:p>235</text:p>
              </table:table-cell>
              <table:table-cell office:value-type="float" office:value="22.6287482987046">
                <text:p>22.6287482987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25.6111111111111">
                <text:p>25.6111111111111</text:p>
              </table:table-cell>
              <table:table-cell office:value-type="float" office:value="236">
                <text:p>236</text:p>
              </table:table-cell>
              <table:table-cell office:value-type="float" office:value="23.3638163405361">
                <text:p>23.3638163405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">
                <text:p>225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237">
                <text:p>237</text:p>
              </table:table-cell>
              <table:table-cell office:value-type="float" office:value="23.1052841645026">
                <text:p>23.1052841645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6">
                <text:p>226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238">
                <text:p>238</text:p>
              </table:table-cell>
              <table:table-cell office:value-type="float" office:value="21.0298946899943">
                <text:p>21.0298946899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7">
                <text:p>22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239">
                <text:p>239</text:p>
              </table:table-cell>
              <table:table-cell office:value-type="float" office:value="18.221662078231">
                <text:p>18.221662078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8">
                <text:p>228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240">
                <text:p>240</text:p>
              </table:table-cell>
              <table:table-cell office:value-type="float" office:value="15.3951832791039">
                <text:p>15.3951832791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">
                <text:p>229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241">
                <text:p>241</text:p>
              </table:table-cell>
              <table:table-cell office:value-type="float" office:value="15.707729534443">
                <text:p>15.707729534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0">
                <text:p>230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242">
                <text:p>242</text:p>
              </table:table-cell>
              <table:table-cell office:value-type="float" office:value="16.0280372276906">
                <text:p>16.0280372276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">
                <text:p>231</text:p>
              </table:table-cell>
              <table:table-cell office:value-type="float" office:value="17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17.1445050516572">
                <text:p>17.1445050516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2">
                <text:p>232</text:p>
              </table:table-cell>
              <table:table-cell office:value-type="float" office:value="18.1111111111111">
                <text:p>18.1111111111111</text:p>
              </table:table-cell>
              <table:table-cell office:value-type="float" office:value="244">
                <text:p>244</text:p>
              </table:table-cell>
              <table:table-cell office:value-type="float" office:value="18.1399216773667">
                <text:p>18.1399216773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3">
                <text:p>233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245">
                <text:p>245</text:p>
              </table:table-cell>
              <table:table-cell office:value-type="float" office:value="19.3842489784575">
                <text:p>19.3842489784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">
                <text:p>234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246">
                <text:p>246</text:p>
              </table:table-cell>
              <table:table-cell office:value-type="float" office:value="20.6272146237748">
                <text:p>20.6272146237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">
                <text:p>235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247">
                <text:p>247</text:p>
              </table:table-cell>
              <table:table-cell office:value-type="float" office:value="22.7436824477414">
                <text:p>22.7436824477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6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23.4787504895729">
                <text:p>23.47875048957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">
                <text:p>237</text:p>
              </table:table-cell>
              <table:table-cell office:value-type="float" office:value="22.9444444444444">
                <text:p>22.9444444444444</text:p>
              </table:table-cell>
              <table:table-cell office:value-type="float" office:value="249">
                <text:p>249</text:p>
              </table:table-cell>
              <table:table-cell office:value-type="float" office:value="23.2202183135394">
                <text:p>23.2202183135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8">
                <text:p>238</text:p>
              </table:table-cell>
              <table:table-cell office:value-type="float" office:value="20.5">
                <text:p>20.5</text:p>
              </table:table-cell>
              <table:table-cell office:value-type="float" office:value="250">
                <text:p>250</text:p>
              </table:table-cell>
              <table:table-cell office:value-type="float" office:value="21.1448288390311">
                <text:p>21.1448288390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9">
                <text:p>239</text:p>
              </table:table-cell>
              <table:table-cell office:value-type="float" office:value="17.4444444444444">
                <text:p>17.4444444444444</text:p>
              </table:table-cell>
              <table:table-cell office:value-type="float" office:value="251">
                <text:p>251</text:p>
              </table:table-cell>
              <table:table-cell office:value-type="float" office:value="18.3365962272678">
                <text:p>18.3365962272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252">
                <text:p>252</text:p>
              </table:table-cell>
              <table:table-cell office:value-type="float" office:value="15.5101174281407">
                <text:p>15.5101174281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1">
                <text:p>241</text:p>
              </table:table-cell>
              <table:table-cell office:value-type="float" office:value="14.5">
                <text:p>14.5</text:p>
              </table:table-cell>
              <table:table-cell office:value-type="float" office:value="253">
                <text:p>253</text:p>
              </table:table-cell>
              <table:table-cell office:value-type="float" office:value="15.8226636834798">
                <text:p>15.8226636834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">
                <text:p>242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254">
                <text:p>254</text:p>
              </table:table-cell>
              <table:table-cell office:value-type="float" office:value="16.1429713767274">
                <text:p>16.1429713767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">
                <text:p>243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255">
                <text:p>255</text:p>
              </table:table-cell>
              <table:table-cell office:value-type="float" office:value="17.259439200694">
                <text:p>17.259439200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256">
                <text:p>256</text:p>
              </table:table-cell>
              <table:table-cell office:value-type="float" office:value="18.2548558264035">
                <text:p>18.2548558264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5">
                <text:p>24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57">
                <text:p>257</text:p>
              </table:table-cell>
              <table:table-cell office:value-type="float" office:value="19.4991831274943">
                <text:p>19.4991831274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6">
                <text:p>246</text:p>
              </table:table-cell>
              <table:table-cell office:value-type="float" office:value="20.2777777777778">
                <text:p>20.2777777777778</text:p>
              </table:table-cell>
              <table:table-cell office:value-type="float" office:value="258">
                <text:p>258</text:p>
              </table:table-cell>
              <table:table-cell office:value-type="float" office:value="20.7421487728116">
                <text:p>20.7421487728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7">
                <text:p>247</text:p>
              </table:table-cell>
              <table:table-cell office:value-type="float" office:value="22">
                <text:p>22</text:p>
              </table:table-cell>
              <table:table-cell office:value-type="float" office:value="259">
                <text:p>259</text:p>
              </table:table-cell>
              <table:table-cell office:value-type="float" office:value="22.8586165967782">
                <text:p>22.8586165967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">
                <text:p>248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260">
                <text:p>260</text:p>
              </table:table-cell>
              <table:table-cell office:value-type="float" office:value="23.5936846386097">
                <text:p>23.5936846386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9">
                <text:p>249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261">
                <text:p>261</text:p>
              </table:table-cell>
              <table:table-cell office:value-type="float" office:value="23.3351524625762">
                <text:p>23.33515246257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">
                <text:p>250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62">
                <text:p>262</text:p>
              </table:table-cell>
              <table:table-cell office:value-type="float" office:value="21.2597629880679">
                <text:p>21.2597629880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1">
                <text:p>251</text:p>
              </table:table-cell>
              <table:table-cell office:value-type="float" office:value="16.7222222222222">
                <text:p>16.7222222222222</text:p>
              </table:table-cell>
              <table:table-cell office:value-type="float" office:value="263">
                <text:p>263</text:p>
              </table:table-cell>
              <table:table-cell office:value-type="float" office:value="18.4515303763046">
                <text:p>18.4515303763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">
                <text:p>252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264">
                <text:p>264</text:p>
              </table:table-cell>
              <table:table-cell office:value-type="float" office:value="15.6250515771775">
                <text:p>15.6250515771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">
                <text:p>253</text:p>
              </table:table-cell>
              <table:table-cell office:value-type="float" office:value="14.7777777777778">
                <text:p>14.7777777777778</text:p>
              </table:table-cell>
              <table:table-cell office:value-type="float" office:value="265">
                <text:p>265</text:p>
              </table:table-cell>
              <table:table-cell office:value-type="float" office:value="15.9375978325166">
                <text:p>15.9375978325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266">
                <text:p>266</text:p>
              </table:table-cell>
              <table:table-cell office:value-type="float" office:value="16.2579055257642">
                <text:p>16.2579055257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267">
                <text:p>267</text:p>
              </table:table-cell>
              <table:table-cell office:value-type="float" office:value="17.3743733497308">
                <text:p>17.3743733497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">
                <text:p>256</text:p>
              </table:table-cell>
              <table:table-cell office:value-type="float" office:value="17.6111111111111">
                <text:p>17.6111111111111</text:p>
              </table:table-cell>
              <table:table-cell office:value-type="float" office:value="268">
                <text:p>268</text:p>
              </table:table-cell>
              <table:table-cell office:value-type="float" office:value="18.3697899754403">
                <text:p>18.3697899754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7">
                <text:p>25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269">
                <text:p>269</text:p>
              </table:table-cell>
              <table:table-cell office:value-type="float" office:value="19.6141172765311">
                <text:p>19.6141172765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8">
                <text:p>258</text:p>
              </table:table-cell>
              <table:table-cell office:value-type="float" office:value="19.6111111111111">
                <text:p>19.6111111111111</text:p>
              </table:table-cell>
              <table:table-cell office:value-type="float" office:value="270">
                <text:p>270</text:p>
              </table:table-cell>
              <table:table-cell office:value-type="float" office:value="20.8570829218484">
                <text:p>20.85708292184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9">
                <text:p>259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71">
                <text:p>271</text:p>
              </table:table-cell>
              <table:table-cell office:value-type="float" office:value="22.973550745815">
                <text:p>22.973550745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0">
                <text:p>260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272">
                <text:p>272</text:p>
              </table:table-cell>
              <table:table-cell office:value-type="float" office:value="23.7086187876465">
                <text:p>23.7086187876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1">
                <text:p>261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273">
                <text:p>273</text:p>
              </table:table-cell>
              <table:table-cell office:value-type="float" office:value="23.450086611613">
                <text:p>23.450086611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">
                <text:p>262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274">
                <text:p>274</text:p>
              </table:table-cell>
              <table:table-cell office:value-type="float" office:value="21.3746971371047">
                <text:p>21.3746971371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3">
                <text:p>263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275">
                <text:p>275</text:p>
              </table:table-cell>
              <table:table-cell office:value-type="float" office:value="18.5664645253414">
                <text:p>18.5664645253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4">
                <text:p>26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276">
                <text:p>276</text:p>
              </table:table-cell>
              <table:table-cell office:value-type="float" office:value="15.7399857262143">
                <text:p>15.7399857262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5">
                <text:p>26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277">
                <text:p>277</text:p>
              </table:table-cell>
              <table:table-cell office:value-type="float" office:value="16.0525319815534">
                <text:p>16.0525319815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6">
                <text:p>266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278">
                <text:p>278</text:p>
              </table:table-cell>
              <table:table-cell office:value-type="float" office:value="16.372839674801">
                <text:p>16.372839674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7">
                <text:p>2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8">
                <text:p>268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9">
                <text:p>269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0">
                <text:p>270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1">
                <text:p>271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">
                <text:p>272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3">
                <text:p>273</text:p>
              </table:table-cell>
              <table:table-cell office:value-type="float" office:value="24.5555555555556">
                <text:p>24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4">
                <text:p>274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5">
                <text:p>275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6">
                <text:p>276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8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05cm" chart:symbol-height="0.05cm" chart:link-data-style-to-source="true"/>
      <style:graphic-properties svg:stroke-width="0.025cm" svg:stroke-color="#c9211e" draw:fill-color="#c9211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08cm" svg:height="9.007cm" xlink:href=".." xlink:type="simple" chart:class="chart:line" chart:style-name="ch1">
        <chart:title svg:x="10.122cm" svg:y="0.316cm" chart:style-name="ch2">
          <text:p>Ecarts-type cumulés de la série</text:p>
        </chart:title>
        <chart:legend chart:legend-position="end" svg:x="23.194cm" svg:y="4.204cm" style:legend-expansion="high" chart:style-name="ch3"/>
        <chart:plot-area chart:style-name="ch4" table:cell-range-address="'Type du modèle'.D1:'Type du modèle'.D279" chart:data-source-has-labels="row" svg:x="1.545cm" svg:y="1.275cm" svg:width="21.115cm" svg:height="6.571cm">
          <chartooo:coordinate-region svg:x="2.457cm" svg:y="1.396cm" svg:width="20.203cm" svg:height="5.448cm"/>
          <chart:axis chart:dimension="x" chart:name="primary-x" chart:style-name="ch5">
            <chart:title svg:x="11.555cm" svg:y="8.026cm" chart:style-name="ch6">
              <text:p>Temps</text:p>
            </chart:title>
          </chart:axis>
          <chart:axis chart:dimension="y" chart:name="primary-y" chart:style-name="ch7">
            <chart:title svg:x="0.451cm" svg:y="5.094cm" chart:style-name="ch8">
              <text:p>Valeur</text:p>
            </chart:title>
            <chart:grid chart:style-name="ch9" chart:class="major"/>
          </chart:axis>
          <chart:series chart:style-name="ch10" chart:values-cell-range-address="'Type du modèle'.D2:'Type du modèle'.D279" chart:label-cell-address="'Type du modèle'.D1:'Type du modèle'.D1" chart:class="chart:line">
            <chart:data-point chart:repeated="2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Écart-type 𝜎_t</text:p>
                <draw:g>
                  <svg:desc>'Type du modèle'.D1:'Type du modèl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ype du modèle'.D2:'Type du modèle'.D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444444444445">
                <text:p>0.1944444444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723671333931">
                <text:p>0.197723671333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3692466672357">
                <text:p>0.953692466672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29164972073">
                <text:p>1.4229164972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641039949193">
                <text:p>2.05641039949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8821643227477">
                <text:p>2.38821643227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775491350668">
                <text:p>2.80775491350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8018367633901">
                <text:p>2.88018367633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3354222327362">
                <text:p>2.73354222327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78521649772">
                <text:p>2.7978521649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3730960396493">
                <text:p>2.83730960396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2663077152804">
                <text:p>3.02663077152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3835706770343">
                <text:p>3.13835706770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7096228043366">
                <text:p>3.07096228043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231237569502">
                <text:p>3.01231237569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3118491686789">
                <text:p>2.93118491686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3439968199199">
                <text:p>2.93439968199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21240595567">
                <text:p>2.9721240595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1422937144863">
                <text:p>3.01422937144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0608268877806">
                <text:p>3.00608268877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5859603199949">
                <text:p>2.95859603199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0291137365189">
                <text:p>2.90291137365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729063118942">
                <text:p>2.9729063118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2038669750565">
                <text:p>3.02038669750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1425755265892">
                <text:p>3.01425755265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0122472136107">
                <text:p>3.00122472136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6087860122748">
                <text:p>2.96087860122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0961547558489">
                <text:p>2.90961547558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7197625328819">
                <text:p>2.87197625328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7756592590747">
                <text:p>2.87756592590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9869161413924">
                <text:p>2.89869161413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3978538050238">
                <text:p>2.93978538050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9904510021114">
                <text:p>2.89904510021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5773626994538">
                <text:p>2.85773626994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7395567933139">
                <text:p>2.87395567933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3665466222728">
                <text:p>2.83665466222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1827057256952">
                <text:p>2.81827057256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8984085333119">
                <text:p>2.78984085333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6493001049989">
                <text:p>2.76493001049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3103981068989">
                <text:p>2.73103981068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0190017400061">
                <text:p>2.70190017400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4314568813436">
                <text:p>2.74314568813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3358089629489">
                <text:p>2.83358089629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5832838425947">
                <text:p>2.858328384259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5204361479536">
                <text:p>2.85204361479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3146301285659">
                <text:p>2.83146301285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5316678439737">
                <text:p>2.85316678439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7324897443084">
                <text:p>2.87324897443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9188498482081">
                <text:p>2.89188498482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6386902062532">
                <text:p>2.86386902062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3752055366448">
                <text:p>2.83752055366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3811608139969">
                <text:p>2.83811608139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3109328056094">
                <text:p>2.83109328056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7585815834574">
                <text:p>2.87585815834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9858339784897">
                <text:p>2.898583397848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4466366193827">
                <text:p>2.94466366193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2091022476807">
                <text:p>2.92091022476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0904101711215">
                <text:p>2.90904101711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1782325686444">
                <text:p>2.91782325686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1490005779042">
                <text:p>2.91490005779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0402233088562">
                <text:p>2.90402233088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8661072643344">
                <text:p>2.88661072643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6658376595213">
                <text:p>2.86658376595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4726371419872">
                <text:p>2.84726371419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320988215844">
                <text:p>2.8320988215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4254340758238">
                <text:p>2.84254340758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6333213532216">
                <text:p>2.86333213532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594363910556">
                <text:p>2.8594363910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4203412616752">
                <text:p>2.84203412616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2289637675544">
                <text:p>2.82289637675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2595186508167">
                <text:p>2.82595186508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409242140571">
                <text:p>2.84092421405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4309111065049">
                <text:p>2.84309111065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5389864020425">
                <text:p>2.85389864020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703605092638">
                <text:p>2.837036050926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1948154972088">
                <text:p>2.819481549720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3761086010424">
                <text:p>2.83761086010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2688097583956">
                <text:p>2.92688097583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442309761908">
                <text:p>2.96442309761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7104094315982">
                <text:p>2.971040943159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95488325582572">
                <text:p>2.95488325582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9372793447242">
                <text:p>2.9372793447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5202201870314">
                <text:p>2.95202201870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8858408636938">
                <text:p>2.98858408636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9206263957585">
                <text:p>2.99206263957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8186228754641">
                <text:p>2.98186228754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7210609481094">
                <text:p>2.972106094810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5540703530682">
                <text:p>2.95540703530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413038742052">
                <text:p>2.9413038742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9492323422535">
                <text:p>2.9492323422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98841278653959">
                <text:p>2.988412786539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9226177813412">
                <text:p>2.99226177813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8173700233345">
                <text:p>2.98173700233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6906142429787">
                <text:p>2.96906142429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0028844492383">
                <text:p>3.000288444923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2771926024592">
                <text:p>3.02771926024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4323786999258">
                <text:p>3.04323786999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3759732306735">
                <text:p>3.03759732306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2341535884482">
                <text:p>3.023415358844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0857813476119">
                <text:p>3.00857813476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0663580081097">
                <text:p>3.00663580081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1113870674558">
                <text:p>3.011138706745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3839838002506">
                <text:p>3.038398380025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5283650980165">
                <text:p>3.052836509801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5600128540345">
                <text:p>3.05600128540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0449608593697">
                <text:p>3.04496085936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5619299408833">
                <text:p>3.056192994088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4505848125539">
                <text:p>3.045058481255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4601168329638">
                <text:p>3.04601168329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45193200777">
                <text:p>3.045193200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31726391682">
                <text:p>3.0317263916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1905431074646">
                <text:p>3.019054310746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0903839424344">
                <text:p>3.00903839424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2475669640007">
                <text:p>3.024756696400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4779409613079">
                <text:p>3.047794096130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7280891044594">
                <text:p>3.072808910445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6295915621967">
                <text:p>3.06295915621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098006926276">
                <text:p>3.05098006926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5572386601539">
                <text:p>3.055723866015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5432861015322">
                <text:p>3.054328610153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5320150158681">
                <text:p>3.053201501586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4840326884483">
                <text:p>3.048403268844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3924486945119">
                <text:p>3.03924486945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2793205723145">
                <text:p>3.027932057231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1594086090752">
                <text:p>3.015940860907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0879889608787">
                <text:p>3.008798896087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0665524574774">
                <text:p>3.006655245747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0518190673058">
                <text:p>3.005181906730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00999449997">
                <text:p>3.0009994499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017863715308">
                <text:p>2.990178637153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8773434737976">
                <text:p>2.987734347379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808159106025">
                <text:p>2.9808159106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8314683466453">
                <text:p>2.983146834664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7461597387694">
                <text:p>2.974615973876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636671575589">
                <text:p>2.9636671575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5341229452783">
                <text:p>2.953412294527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4409688934713">
                <text:p>2.944096889347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94939743681495">
                <text:p>2.94939743681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5037211377232">
                <text:p>2.95037211377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499819386718">
                <text:p>2.9499819386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4103292634531">
                <text:p>2.941032926345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350097965579">
                <text:p>2.93500979655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4856527967498">
                <text:p>2.948565279674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4862589693141">
                <text:p>2.94862589693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4971153354365">
                <text:p>2.949711533543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4948236448307">
                <text:p>2.94948236448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141413606151">
                <text:p>2.94141413606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3157905437949">
                <text:p>2.931579054379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2278079907667">
                <text:p>2.92278079907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2275448924802">
                <text:p>2.922754489248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4917991674163">
                <text:p>2.949179916741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98250188812677">
                <text:p>2.982501888126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8289925579105">
                <text:p>2.98289925579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9739514799497">
                <text:p>2.9739514799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7724946807877">
                <text:p>2.977249468078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8766200668325">
                <text:p>2.987662006683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952320874557">
                <text:p>2.99523208745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8952031079552">
                <text:p>2.989520310795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810647767085">
                <text:p>2.98106477670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97369425527943">
                <text:p>2.973694255279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96761127297923">
                <text:p>2.967611272979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97317235275332">
                <text:p>2.97317235275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802261442861">
                <text:p>2.98022614428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99072519448861">
                <text:p>2.990725194488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98344135135118">
                <text:p>2.98344135135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7450282437821">
                <text:p>2.974502824378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97118450248022">
                <text:p>2.971184502480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96403183109445">
                <text:p>2.964031831094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95707086884493">
                <text:p>2.95707086884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4848983895208">
                <text:p>2.94848983895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94068619117888">
                <text:p>2.940686191178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4266399487375">
                <text:p>2.94266399487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94099754746313">
                <text:p>2.940997547463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96252440820942">
                <text:p>2.962524408209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8390563908666">
                <text:p>2.98390563908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1588472826301">
                <text:p>3.015884728263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2547098271949">
                <text:p>3.025470982719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01783574444335">
                <text:p>3.017835744443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1271974187829">
                <text:p>3.012719741878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0706858432961">
                <text:p>3.007068584329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9896138526149">
                <text:p>2.998961385261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285679014269">
                <text:p>2.99285679014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8574559487808">
                <text:p>2.985745594878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7766857015976">
                <text:p>2.97766857015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97634871641487">
                <text:p>2.976348716414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88221846773">
                <text:p>2.988221846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1406855279635">
                <text:p>3.014068552796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526598528359">
                <text:p>3.05265985283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07269711256569">
                <text:p>3.072697112565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06482951853303">
                <text:p>3.06482951853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6636301074007">
                <text:p>3.066363010740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6657689432964">
                <text:p>3.06657689432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5867140173605">
                <text:p>3.058671401736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5130846629216">
                <text:p>3.051308466292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4404026379265">
                <text:p>3.044040263792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3652261216071">
                <text:p>3.036522612160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3478043499735">
                <text:p>3.034780434997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3888455341419">
                <text:p>3.038884553414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5020793411826">
                <text:p>3.050207934118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05790906384323">
                <text:p>3.057909063843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604471420535">
                <text:p>3.06044714205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5349123380512">
                <text:p>3.053491233805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530965468372">
                <text:p>3.05309654683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554999003458">
                <text:p>3.05549990034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5325757806948">
                <text:p>3.053257578069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4640929143845">
                <text:p>3.046409291438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3938438235933">
                <text:p>3.039384382359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3222960759057">
                <text:p>3.032229607590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2798760775484">
                <text:p>3.027987607754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3940091059128">
                <text:p>3.03940091059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0509092981581">
                <text:p>3.05090929815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06086893313671">
                <text:p>3.060868933136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6447904978097">
                <text:p>3.06447904978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05747320609222">
                <text:p>3.057473206092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05441932706168">
                <text:p>3.054419327061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493815540294">
                <text:p>3.04938155402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04799718782859">
                <text:p>3.047997187828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4386200742915">
                <text:p>3.043862007429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3707923977001">
                <text:p>3.03707923977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0303078671652">
                <text:p>3.03030786716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02584452085591">
                <text:p>3.025844520855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04556994275898">
                <text:p>3.04556994275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8117221247565">
                <text:p>3.081172212475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8676495847276">
                <text:p>3.086764958472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8492622165678">
                <text:p>3.084926221656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7840916883934">
                <text:p>3.078409168839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7705562818573">
                <text:p>3.077055628185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7804055343025">
                <text:p>3.07804055343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8937179182105">
                <text:p>3.089371791821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08335983739455">
                <text:p>3.08335983739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0767188209861">
                <text:p>3.07671882098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7035595652746">
                <text:p>3.07035595652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06550813573637">
                <text:p>3.065508135736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6697712143999">
                <text:p>3.066977121439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07146624045843">
                <text:p>3.07146624045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0815577713075">
                <text:p>3.08155777130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79189473493">
                <text:p>3.0791894734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7299023920886">
                <text:p>3.072990239208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743084749991">
                <text:p>3.0743084749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7632411362709">
                <text:p>3.076324113627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7520175854134">
                <text:p>3.075201758541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7325278263534">
                <text:p>3.073252782635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6698078783771">
                <text:p>3.066980787837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6256685106082">
                <text:p>3.062566851060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05975988165411">
                <text:p>3.059759881654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06403899012004">
                <text:p>3.064038990120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07784794744061">
                <text:p>3.077847947440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9132632937322">
                <text:p>3.091326329373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9425306409986">
                <text:p>3.094253064099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08928170720555">
                <text:p>3.089281707205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8880132982819">
                <text:p>3.088801329828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8960846993212">
                <text:p>3.089608469932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8967868269347">
                <text:p>3.089678682693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9340438780939">
                <text:p>3.093404387809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8746738917119">
                <text:p>3.087467389171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8159554446342">
                <text:p>3.08159554446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7719272651326">
                <text:p>3.077192726513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8027657037619">
                <text:p>3.080276570376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8825767251093">
                <text:p>3.088257672510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09418326010688">
                <text:p>3.094183260106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8923554274235">
                <text:p>3.089235542742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8337914895159">
                <text:p>3.083379148951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8694709044666">
                <text:p>3.086947090446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856935219676">
                <text:p>3.08569352196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8405381680329">
                <text:p>3.084053816803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8042892172865">
                <text:p>3.080428921728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7468271455821">
                <text:p>3.074682714558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06896854461724">
                <text:p>3.068968544617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6674497894305">
                <text:p>3.06674497894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6668831464887">
                <text:p>3.066688314648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07976037366563">
                <text:p>3.079760373665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9886029970152">
                <text:p>3.098860299701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9951445475228">
                <text:p>3.099514454752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969384251915">
                <text:p>3.09693842519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10066165207794">
                <text:p>3.100661652077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0732525080875">
                <text:p>3.10732525080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11661906566043">
                <text:p>3.11661906566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15cm" chart:symbol-height="0.15cm" chart:link-data-style-to-source="true"/>
      <style:graphic-properties svg:stroke-width="0.076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06cm" svg:height="10.186cm" xlink:href=".." xlink:type="simple" chart:class="chart:scatter" chart:style-name="ch1">
        <chart:title svg:x="9.58cm" svg:y="0.339cm" chart:style-name="ch2">
          <text:p>Série de 2018 à 2023</text:p>
        </chart:title>
        <chart:legend chart:legend-position="end" svg:x="19.834cm" svg:y="4.545cm" style:legend-expansion="high" chart:style-name="ch3"/>
        <chart:plot-area chart:style-name="ch4" table:cell-range-address="'Désaisonnalisation par RVI'.A218:'Désaisonnalisation par RVI'.B279 'Désaisonnalisation par RVI'.P218:'Désaisonnalisation par RVI'.P279" chart:data-source-has-labels="row" svg:x="1.481cm" svg:y="1.321cm" svg:width="17.883cm" svg:height="7.681cm">
          <chartooo:coordinate-region svg:x="2.579cm" svg:y="1.52cm" svg:width="16.505cm" svg:height="6.835cm"/>
          <chart:axis chart:dimension="x" chart:name="primary-x" chart:style-name="ch5">
            <chart:title svg:x="9.875cm" svg:y="9.205cm" chart:style-name="ch6">
              <text:p>Temps</text:p>
            </chart:title>
          </chart:axis>
          <chart:axis chart:dimension="y" chart:name="primary-y" chart:style-name="ch7">
            <chart:title svg:x="0.451cm" svg:y="6.554cm" chart:style-name="ch8">
              <text:p>Températures (°C)</text:p>
            </chart:title>
            <chart:grid chart:style-name="ch9" chart:class="major"/>
          </chart:axis>
          <chart:series chart:style-name="ch10" chart:values-cell-range-address="'Désaisonnalisation par RVI'.A218:'Désaisonnalisation par RVI'.A279" loext:label-string="valeursréelles" chart:class="chart:scatter">
            <chart:domain table:cell-range-address="'Désaisonnalisation par RVI'.B218:'Désaisonnalisation par RVI'.B279"/>
            <chart:data-point chart:repeated="62"/>
          </chart:series>
          <chart:series chart:style-name="ch11" chart:values-cell-range-address="'Désaisonnalisation par RVI'.P218:'Désaisonnalisation par RVI'.P279" loext:label-string="valeursprédites" chart:class="chart:scatter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sréelles</text:p>
              </table:table-cell>
              <table:table-cell office:value-type="string">
                <text:p>valeursprédit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7">
                <text:p>217</text:p>
                <draw:g>
                  <svg:desc>'Désaisonnalisation par RVI'.B218:'Désaisonnalisation par RVI'.B279</svg:desc>
                </draw:g>
              </table:table-cell>
              <table:table-cell office:value-type="float" office:value="16.3333333333333">
                <text:p>16.3333333333333</text:p>
                <draw:g>
                  <svg:desc>'Désaisonnalisation par RVI'.A218:'Désaisonnalisation par RVI'.A279</svg:desc>
                </draw:g>
              </table:table-cell>
              <table:table-cell office:value-type="float" office:value="15.5029956427016">
                <text:p>15.5029956427016</text:p>
                <draw:g>
                  <svg:desc>'Désaisonnalisation par RVI'.P218:'Désaisonnalisation par RVI'.P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">
                <text:p>218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5.8239832970225">
                <text:p>15.8239832970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16.8486746550472">
                <text:p>16.848674655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17.5">
                <text:p>17.5</text:p>
              </table:table-cell>
              <table:table-cell office:value-type="float" office:value="17.9196623093682">
                <text:p>17.9196623093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">
                <text:p>221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9.1696623093682">
                <text:p>19.1696623093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">
                <text:p>222</text:p>
              </table:table-cell>
              <table:table-cell office:value-type="float" office:value="19.7222222222222">
                <text:p>19.7222222222222</text:p>
              </table:table-cell>
              <table:table-cell office:value-type="float" office:value="20.4566993464053">
                <text:p>20.4566993464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22.5215141612201">
                <text:p>22.5215141612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25.6111111111111">
                <text:p>25.6111111111111</text:p>
              </table:table-cell>
              <table:table-cell office:value-type="float" office:value="23.2097857661583">
                <text:p>23.2097857661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">
                <text:p>225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22.9536129266522">
                <text:p>22.9536129266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6">
                <text:p>226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20.9412672476398">
                <text:p>20.9412672476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">
                <text:p>22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8.0986746550472">
                <text:p>18.098674655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">
                <text:p>228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15.268427741467">
                <text:p>15.268427741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">
                <text:p>229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5.6179958338112">
                <text:p>15.6179958338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">
                <text:p>230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15.9389834881321">
                <text:p>15.9389834881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">
                <text:p>231</text:p>
              </table:table-cell>
              <table:table-cell office:value-type="float" office:value="17">
                <text:p>17</text:p>
              </table:table-cell>
              <table:table-cell office:value-type="float" office:value="16.9636748461568">
                <text:p>16.9636748461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2">
                <text:p>232</text:p>
              </table:table-cell>
              <table:table-cell office:value-type="float" office:value="18.1111111111111">
                <text:p>18.1111111111111</text:p>
              </table:table-cell>
              <table:table-cell office:value-type="float" office:value="18.0346625004778">
                <text:p>18.0346625004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3">
                <text:p>233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19.2846625004778">
                <text:p>19.2846625004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">
                <text:p>234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20.5716995375148">
                <text:p>20.5716995375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">
                <text:p>235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22.6365143523296">
                <text:p>22.6365143523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6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23.3247859572679">
                <text:p>23.3247859572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7">
                <text:p>237</text:p>
              </table:table-cell>
              <table:table-cell office:value-type="float" office:value="22.9444444444444">
                <text:p>22.9444444444444</text:p>
              </table:table-cell>
              <table:table-cell office:value-type="float" office:value="23.0686131177618">
                <text:p>23.0686131177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">
                <text:p>238</text:p>
              </table:table-cell>
              <table:table-cell office:value-type="float" office:value="20.5">
                <text:p>20.5</text:p>
              </table:table-cell>
              <table:table-cell office:value-type="float" office:value="21.0562674387494">
                <text:p>21.0562674387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9">
                <text:p>239</text:p>
              </table:table-cell>
              <table:table-cell office:value-type="float" office:value="17.4444444444444">
                <text:p>17.4444444444444</text:p>
              </table:table-cell>
              <table:table-cell office:value-type="float" office:value="18.2136748461568">
                <text:p>18.2136748461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5.3834279325765">
                <text:p>15.3834279325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">
                <text:p>241</text:p>
              </table:table-cell>
              <table:table-cell office:value-type="float" office:value="14.5">
                <text:p>14.5</text:p>
              </table:table-cell>
              <table:table-cell office:value-type="float" office:value="15.7329960249207">
                <text:p>15.7329960249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2">
                <text:p>242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16.0539836792417">
                <text:p>16.0539836792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">
                <text:p>243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7.0786750372664">
                <text:p>17.0786750372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8.1496626915874">
                <text:p>18.1496626915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">
                <text:p>24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9.3996626915874">
                <text:p>19.3996626915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">
                <text:p>246</text:p>
              </table:table-cell>
              <table:table-cell office:value-type="float" office:value="20.2777777777778">
                <text:p>20.2777777777778</text:p>
              </table:table-cell>
              <table:table-cell office:value-type="float" office:value="20.6866997286244">
                <text:p>20.6866997286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">
                <text:p>247</text:p>
              </table:table-cell>
              <table:table-cell office:value-type="float" office:value="22">
                <text:p>22</text:p>
              </table:table-cell>
              <table:table-cell office:value-type="float" office:value="22.7515145434392">
                <text:p>22.7515145434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23.4397861483775">
                <text:p>23.4397861483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">
                <text:p>249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23.1836133088713">
                <text:p>23.1836133088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1.171267629859">
                <text:p>21.171267629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">
                <text:p>251</text:p>
              </table:table-cell>
              <table:table-cell office:value-type="float" office:value="16.7222222222222">
                <text:p>16.7222222222222</text:p>
              </table:table-cell>
              <table:table-cell office:value-type="float" office:value="18.3286750372664">
                <text:p>18.3286750372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">
                <text:p>252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15.4984281236861">
                <text:p>15.4984281236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3">
                <text:p>253</text:p>
              </table:table-cell>
              <table:table-cell office:value-type="float" office:value="14.7777777777778">
                <text:p>14.7777777777778</text:p>
              </table:table-cell>
              <table:table-cell office:value-type="float" office:value="15.8479962160303">
                <text:p>15.8479962160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4">
                <text:p>25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16.1689838703513">
                <text:p>16.1689838703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7.193675228376">
                <text:p>17.193675228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">
                <text:p>256</text:p>
              </table:table-cell>
              <table:table-cell office:value-type="float" office:value="17.6111111111111">
                <text:p>17.6111111111111</text:p>
              </table:table-cell>
              <table:table-cell office:value-type="float" office:value="18.264662882697">
                <text:p>18.264662882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7">
                <text:p>25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9.514662882697">
                <text:p>19.514662882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19.6111111111111">
                <text:p>19.6111111111111</text:p>
              </table:table-cell>
              <table:table-cell office:value-type="float" office:value="20.801699919734">
                <text:p>20.801699919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">
                <text:p>259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2.8665147345488">
                <text:p>22.8665147345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">
                <text:p>260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23.5547863394871">
                <text:p>23.5547863394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">
                <text:p>261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23.2986134999809">
                <text:p>23.2986134999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2">
                <text:p>262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21.2862678209686">
                <text:p>21.2862678209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3">
                <text:p>263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18.443675228376">
                <text:p>18.443675228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4">
                <text:p>26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5.6134283147957">
                <text:p>15.6134283147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">
                <text:p>26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5.9629964071399">
                <text:p>15.9629964071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6">
                <text:p>266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16.2839840614609">
                <text:p>16.2839840614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7">
                <text:p>2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17.3086754194856">
                <text:p>17.30867541948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8">
                <text:p>268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8.3796630738066">
                <text:p>18.3796630738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9">
                <text:p>269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19.6296630738066">
                <text:p>19.62966307380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20.9167001108436">
                <text:p>20.9167001108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1">
                <text:p>271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22.9815149256584">
                <text:p>22.9815149256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">
                <text:p>272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23.6697865305967">
                <text:p>23.6697865305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">
                <text:p>273</text:p>
              </table:table-cell>
              <table:table-cell office:value-type="float" office:value="24.5555555555556">
                <text:p>24.5555555555556</text:p>
              </table:table-cell>
              <table:table-cell office:value-type="float" office:value="23.4136136910905">
                <text:p>23.41361369109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4">
                <text:p>274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21.4012680120782">
                <text:p>21.40126801207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18.5586754194856">
                <text:p>18.55867541948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6">
                <text:p>276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5.7284285059053">
                <text:p>15.7284285059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7">
                <text:p>277</text:p>
              </table:table-cell>
              <table:table-cell office:value-type="float" office:value="13.5">
                <text:p>13.5</text:p>
              </table:table-cell>
              <table:table-cell office:value-type="float" office:value="16.0779965982495">
                <text:p>16.0779965982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8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16.3989842525705">
                <text:p>16.39898425257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76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38cm" svg:height="14.325cm" xlink:href=".." xlink:type="simple" chart:class="chart:scatter" chart:style-name="ch1">
        <chart:title svg:x="11.163cm" svg:y="0.422cm" chart:style-name="ch2">
          <text:p>Lissage exponentiel simple</text:p>
        </chart:title>
        <chart:legend chart:legend-position="end" svg:x="24.166cm" svg:y="6.116cm" style:legend-expansion="high" chart:style-name="ch3"/>
        <chart:plot-area chart:style-name="ch4" table:cell-range-address="'Lissage exponentiel simple'.A181:'Lissage exponentiel simple'.B279 'Lissage exponentiel simple'.C181:'Lissage exponentiel simple'.C217 'Lissage exponentiel simple'.D218:'Lissage exponentiel simple'.E279" chart:data-source-has-labels="row" svg:x="1.567cm" svg:y="1.487cm" svg:width="22.043cm" svg:height="11.571cm">
          <chartooo:coordinate-region svg:x="2.665cm" svg:y="1.686cm" svg:width="20.666cm" svg:height="10.725cm"/>
          <chart:axis chart:dimension="x" chart:name="primary-x" chart:style-name="ch5">
            <chart:title svg:x="12.041cm" svg:y="13.344cm" chart:style-name="ch6">
              <text:p>Temps</text:p>
            </chart:title>
          </chart:axis>
          <chart:axis chart:dimension="y" chart:name="primary-y" chart:style-name="ch5">
            <chart:title svg:x="0.451cm" svg:y="8.665cm" chart:style-name="ch7">
              <text:p>Températures (°C)</text:p>
            </chart:title>
            <chart:grid chart:style-name="ch8" chart:class="major"/>
          </chart:axis>
          <chart:series chart:style-name="ch9" chart:values-cell-range-address="'Lissage exponentiel simple'.B181:'Lissage exponentiel simple'.B279" loext:label-string="valeursréelles" chart:class="chart:scatter">
            <chart:domain table:cell-range-address="'Lissage exponentiel simple'.A181:'Lissage exponentiel simple'.A279"/>
            <chart:data-point chart:repeated="99"/>
          </chart:series>
          <chart:series chart:style-name="ch10" chart:values-cell-range-address="'Lissage exponentiel simple'.C181:'Lissage exponentiel simple'.C217" loext:label-string="x_cvs" chart:class="chart:scatter">
            <chart:domain table:cell-range-address="'Lissage exponentiel simple'.A181:'Lissage exponentiel simple'.A217"/>
            <chart:data-point chart:repeated="37"/>
          </chart:series>
          <chart:series chart:style-name="ch11" chart:values-cell-range-address="'Lissage exponentiel simple'.E218:'Lissage exponentiel simple'.E279" loext:label-string="valeursprédites" chart:class="chart:scatter">
            <chart:domain table:cell-range-address="'Lissage exponentiel simple'.A218:'Lissage exponentiel simple'.A279"/>
            <chart:data-point chart:repeated="62"/>
          </chart:series>
          <chart:series chart:style-name="ch12" chart:values-cell-range-address="'Lissage exponentiel simple'.D218:'Lissage exponentiel simple'.D279" loext:label-string="lissagesansc_i" chart:class="chart:scatter">
            <chart:domain table:cell-range-address="'Lissage exponentiel simple'.A218:'Lissage exponentiel simple'.A279"/>
            <chart:data-point chart:repeated="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aleursréelles</text:p>
              </table:table-cell>
              <table:table-cell office:value-type="string">
                <text:p>Colonne A</text:p>
              </table:table-cell>
              <table:table-cell office:value-type="string">
                <text:p>x_cvs</text:p>
              </table:table-cell>
              <table:table-cell office:value-type="string">
                <text:p>Colonne A</text:p>
              </table:table-cell>
              <table:table-cell office:value-type="string">
                <text:p>valeursprédites</text:p>
              </table:table-cell>
              <table:table-cell office:value-type="string">
                <text:p>Colonne A</text:p>
              </table:table-cell>
              <table:table-cell office:value-type="string">
                <text:p>lissagesansc_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'Lissage exponentiel simple'.A181:'Lissage exponentiel simple'.A279</svg:desc>
                </draw:g>
              </table:table-cell>
              <table:table-cell office:value-type="float" office:value="15.8333333333333">
                <text:p>15.8333333333333</text:p>
                <draw:g>
                  <svg:desc>'Lissage exponentiel simple'.B181:'Lissage exponentiel simple'.B279</svg:desc>
                </draw:g>
              </table:table-cell>
              <table:table-cell office:value-type="float" office:value="180">
                <text:p>180</text:p>
                <draw:g>
                  <svg:desc>'Lissage exponentiel simple'.A181:'Lissage exponentiel simple'.A217</svg:desc>
                </draw:g>
              </table:table-cell>
              <table:table-cell office:value-type="float" office:value="18.6522876613284">
                <text:p>18.6522876613284</text:p>
                <draw:g>
                  <svg:desc>'Lissage exponentiel simple'.C181:'Lissage exponentiel simple'.C217</svg:desc>
                </draw:g>
              </table:table-cell>
              <table:table-cell office:value-type="float" office:value="217">
                <text:p>217</text:p>
                <draw:g>
                  <svg:desc>'Lissage exponentiel simple'.A218:'Lissage exponentiel simple'.A279</svg:desc>
                </draw:g>
              </table:table-cell>
              <table:table-cell office:value-type="float" office:value="15.4071621501228">
                <text:p>15.4071621501228</text:p>
                <draw:g>
                  <svg:desc>'Lissage exponentiel simple'.E218:'Lissage exponentiel simple'.E279</svg:desc>
                </draw:g>
              </table:table-cell>
              <table:table-cell office:value-type="float" office:value="217">
                <text:p>217</text:p>
                <draw:g>
                  <svg:desc>'Lissage exponentiel simple'.A218:'Lissage exponentiel simple'.A279</svg:desc>
                </draw:g>
              </table:table-cell>
              <table:table-cell office:value-type="float" office:value="18.9110380913375">
                <text:p>18.9110380913375</text:p>
                <draw:g>
                  <svg:desc>'Lissage exponentiel simple'.D218:'Lissage exponentiel simple'.D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">
                <text:p>181</text:p>
              </table:table-cell>
              <table:table-cell office:value-type="float" office:value="16">
                <text:p>16</text:p>
              </table:table-cell>
              <table:table-cell office:value-type="float" office:value="181">
                <text:p>181</text:p>
              </table:table-cell>
              <table:table-cell office:value-type="float" office:value="18.6618710105875">
                <text:p>18.6618710105875</text:p>
              </table:table-cell>
              <table:table-cell office:value-type="float" office:value="218">
                <text:p>218</text:p>
              </table:table-cell>
              <table:table-cell office:value-type="float" office:value="15.7185664551846">
                <text:p>15.7185664551846</text:p>
              </table:table-cell>
              <table:table-cell office:value-type="float" office:value="218">
                <text:p>218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7.2777777777778">
                <text:p>17.2777777777778</text:p>
              </table:table-cell>
              <table:table-cell office:value-type="float" office:value="182">
                <text:p>182</text:p>
              </table:table-cell>
              <table:table-cell office:value-type="float" office:value="18.6714543598466">
                <text:p>18.6714543598466</text:p>
              </table:table-cell>
              <table:table-cell office:value-type="float" office:value="219">
                <text:p>219</text:p>
              </table:table-cell>
              <table:table-cell office:value-type="float" office:value="16.7336744639502">
                <text:p>16.7336744639502</text:p>
              </table:table-cell>
              <table:table-cell office:value-type="float" office:value="219">
                <text:p>219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">
                <text:p>183</text:p>
              </table:table-cell>
              <table:table-cell office:value-type="float" office:value="19.2222222222222">
                <text:p>19.2222222222222</text:p>
              </table:table-cell>
              <table:table-cell office:value-type="float" office:value="183">
                <text:p>183</text:p>
              </table:table-cell>
              <table:table-cell office:value-type="float" office:value="18.6810377091058">
                <text:p>18.6810377091058</text:p>
              </table:table-cell>
              <table:table-cell office:value-type="float" office:value="220">
                <text:p>220</text:p>
              </table:table-cell>
              <table:table-cell office:value-type="float" office:value="17.795078769012">
                <text:p>17.795078769012</text:p>
              </table:table-cell>
              <table:table-cell office:value-type="float" office:value="220">
                <text:p>220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">
                <text:p>184</text:p>
              </table:table-cell>
              <table:table-cell office:value-type="float" office:value="18.7777777777778">
                <text:p>18.7777777777778</text:p>
              </table:table-cell>
              <table:table-cell office:value-type="float" office:value="184">
                <text:p>184</text:p>
              </table:table-cell>
              <table:table-cell office:value-type="float" office:value="18.6906210583649">
                <text:p>18.6906210583649</text:p>
              </table:table-cell>
              <table:table-cell office:value-type="float" office:value="221">
                <text:p>221</text:p>
              </table:table-cell>
              <table:table-cell office:value-type="float" office:value="19.0354954197529">
                <text:p>19.0354954197529</text:p>
              </table:table-cell>
              <table:table-cell office:value-type="float" office:value="221">
                <text:p>221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">
                <text:p>185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85">
                <text:p>185</text:p>
              </table:table-cell>
              <table:table-cell office:value-type="float" office:value="18.700204407624">
                <text:p>18.700204407624</text:p>
              </table:table-cell>
              <table:table-cell office:value-type="float" office:value="222">
                <text:p>222</text:p>
              </table:table-cell>
              <table:table-cell office:value-type="float" office:value="20.3129491075308">
                <text:p>20.3129491075308</text:p>
              </table:table-cell>
              <table:table-cell office:value-type="float" office:value="222">
                <text:p>222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186">
                <text:p>186</text:p>
              </table:table-cell>
              <table:table-cell office:value-type="float" office:value="18.7097877568832">
                <text:p>18.7097877568832</text:p>
              </table:table-cell>
              <table:table-cell office:value-type="float" office:value="223">
                <text:p>223</text:p>
              </table:table-cell>
              <table:table-cell office:value-type="float" office:value="22.3681805730865">
                <text:p>22.3681805730865</text:p>
              </table:table-cell>
              <table:table-cell office:value-type="float" office:value="223">
                <text:p>223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">
                <text:p>187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187">
                <text:p>187</text:p>
              </table:table-cell>
              <table:table-cell office:value-type="float" office:value="18.7193711061423">
                <text:p>18.7193711061423</text:p>
              </table:table-cell>
              <table:table-cell office:value-type="float" office:value="224">
                <text:p>224</text:p>
              </table:table-cell>
              <table:table-cell office:value-type="float" office:value="23.0468688287656">
                <text:p>23.0468688287656</text:p>
              </table:table-cell>
              <table:table-cell office:value-type="float" office:value="224">
                <text:p>224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">
                <text:p>188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188">
                <text:p>188</text:p>
              </table:table-cell>
              <table:table-cell office:value-type="float" office:value="18.7289544554014">
                <text:p>18.7289544554014</text:p>
              </table:table-cell>
              <table:table-cell office:value-type="float" office:value="225">
                <text:p>225</text:p>
              </table:table-cell>
              <table:table-cell office:value-type="float" office:value="22.7811126400003">
                <text:p>22.7811126400003</text:p>
              </table:table-cell>
              <table:table-cell office:value-type="float" office:value="225">
                <text:p>225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">
                <text:p>189</text:p>
              </table:table-cell>
              <table:table-cell office:value-type="float" office:value="25.1111111111111">
                <text:p>25.1111111111111</text:p>
              </table:table-cell>
              <table:table-cell office:value-type="float" office:value="189">
                <text:p>189</text:p>
              </table:table-cell>
              <table:table-cell office:value-type="float" office:value="18.7385378046605">
                <text:p>18.7385378046605</text:p>
              </table:table-cell>
              <table:table-cell office:value-type="float" office:value="226">
                <text:p>226</text:p>
              </table:table-cell>
              <table:table-cell office:value-type="float" office:value="20.7591836117288">
                <text:p>20.7591836117288</text:p>
              </table:table-cell>
              <table:table-cell office:value-type="float" office:value="226">
                <text:p>226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190">
                <text:p>190</text:p>
              </table:table-cell>
              <table:table-cell office:value-type="float" office:value="18.7481211539197">
                <text:p>18.7481211539197</text:p>
              </table:table-cell>
              <table:table-cell office:value-type="float" office:value="227">
                <text:p>227</text:p>
              </table:table-cell>
              <table:table-cell office:value-type="float" office:value="17.9070076698771">
                <text:p>17.9070076698771</text:p>
              </table:table-cell>
              <table:table-cell office:value-type="float" office:value="227">
                <text:p>227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">
                <text:p>191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191">
                <text:p>191</text:p>
              </table:table-cell>
              <table:table-cell office:value-type="float" office:value="18.7577045031788">
                <text:p>18.7577045031788</text:p>
              </table:table-cell>
              <table:table-cell office:value-type="float" office:value="228">
                <text:p>228</text:p>
              </table:table-cell>
              <table:table-cell office:value-type="float" office:value="15.0671774070377">
                <text:p>15.0671774070377</text:p>
              </table:table-cell>
              <table:table-cell office:value-type="float" office:value="228">
                <text:p>228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2">
                <text:p>192</text:p>
              </table:table-cell>
              <table:table-cell office:value-type="float" office:value="14.5">
                <text:p>14.5</text:p>
              </table:table-cell>
              <table:table-cell office:value-type="float" office:value="192">
                <text:p>192</text:p>
              </table:table-cell>
              <table:table-cell office:value-type="float" office:value="18.7672878524379">
                <text:p>18.7672878524379</text:p>
              </table:table-cell>
              <table:table-cell office:value-type="float" office:value="229">
                <text:p>229</text:p>
              </table:table-cell>
              <table:table-cell office:value-type="float" office:value="15.4071621501228">
                <text:p>15.4071621501228</text:p>
              </table:table-cell>
              <table:table-cell office:value-type="float" office:value="229">
                <text:p>229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">
                <text:p>193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93">
                <text:p>193</text:p>
              </table:table-cell>
              <table:table-cell office:value-type="float" office:value="18.7768712016971">
                <text:p>18.7768712016971</text:p>
              </table:table-cell>
              <table:table-cell office:value-type="float" office:value="230">
                <text:p>230</text:p>
              </table:table-cell>
              <table:table-cell office:value-type="float" office:value="15.7185664551846">
                <text:p>15.7185664551846</text:p>
              </table:table-cell>
              <table:table-cell office:value-type="float" office:value="230">
                <text:p>230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">
                <text:p>194</text:p>
              </table:table-cell>
              <table:table-cell office:value-type="float" office:value="17.7222222222222">
                <text:p>17.7222222222222</text:p>
              </table:table-cell>
              <table:table-cell office:value-type="float" office:value="194">
                <text:p>194</text:p>
              </table:table-cell>
              <table:table-cell office:value-type="float" office:value="18.7864545509562">
                <text:p>18.7864545509562</text:p>
              </table:table-cell>
              <table:table-cell office:value-type="float" office:value="231">
                <text:p>231</text:p>
              </table:table-cell>
              <table:table-cell office:value-type="float" office:value="16.7336744639502">
                <text:p>16.7336744639502</text:p>
              </table:table-cell>
              <table:table-cell office:value-type="float" office:value="231">
                <text:p>231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">
                <text:p>195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195">
                <text:p>195</text:p>
              </table:table-cell>
              <table:table-cell office:value-type="float" office:value="18.7960379002153">
                <text:p>18.7960379002153</text:p>
              </table:table-cell>
              <table:table-cell office:value-type="float" office:value="232">
                <text:p>232</text:p>
              </table:table-cell>
              <table:table-cell office:value-type="float" office:value="17.795078769012">
                <text:p>17.795078769012</text:p>
              </table:table-cell>
              <table:table-cell office:value-type="float" office:value="232">
                <text:p>232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">
                <text:p>196</text:p>
              </table:table-cell>
              <table:table-cell office:value-type="float" office:value="18.6111111111111">
                <text:p>18.6111111111111</text:p>
              </table:table-cell>
              <table:table-cell office:value-type="float" office:value="196">
                <text:p>196</text:p>
              </table:table-cell>
              <table:table-cell office:value-type="float" office:value="18.8056212494745">
                <text:p>18.8056212494745</text:p>
              </table:table-cell>
              <table:table-cell office:value-type="float" office:value="233">
                <text:p>233</text:p>
              </table:table-cell>
              <table:table-cell office:value-type="float" office:value="19.0354954197529">
                <text:p>19.0354954197529</text:p>
              </table:table-cell>
              <table:table-cell office:value-type="float" office:value="233">
                <text:p>233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">
                <text:p>19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8.8152045987336">
                <text:p>18.8152045987336</text:p>
              </table:table-cell>
              <table:table-cell office:value-type="float" office:value="234">
                <text:p>234</text:p>
              </table:table-cell>
              <table:table-cell office:value-type="float" office:value="20.3129491075308">
                <text:p>20.3129491075308</text:p>
              </table:table-cell>
              <table:table-cell office:value-type="float" office:value="234">
                <text:p>234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">
                <text:p>198</text:p>
              </table:table-cell>
              <table:table-cell office:value-type="float" office:value="20.5">
                <text:p>20.5</text:p>
              </table:table-cell>
              <table:table-cell office:value-type="float" office:value="198">
                <text:p>198</text:p>
              </table:table-cell>
              <table:table-cell office:value-type="float" office:value="18.8247879479927">
                <text:p>18.8247879479927</text:p>
              </table:table-cell>
              <table:table-cell office:value-type="float" office:value="235">
                <text:p>235</text:p>
              </table:table-cell>
              <table:table-cell office:value-type="float" office:value="22.3681805730865">
                <text:p>22.3681805730865</text:p>
              </table:table-cell>
              <table:table-cell office:value-type="float" office:value="235">
                <text:p>235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21.6111111111111">
                <text:p>21.6111111111111</text:p>
              </table:table-cell>
              <table:table-cell office:value-type="float" office:value="199">
                <text:p>199</text:p>
              </table:table-cell>
              <table:table-cell office:value-type="float" office:value="18.8343712972519">
                <text:p>18.8343712972519</text:p>
              </table:table-cell>
              <table:table-cell office:value-type="float" office:value="236">
                <text:p>236</text:p>
              </table:table-cell>
              <table:table-cell office:value-type="float" office:value="23.0468688287656">
                <text:p>23.0468688287656</text:p>
              </table:table-cell>
              <table:table-cell office:value-type="float" office:value="236">
                <text:p>236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00">
                <text:p>200</text:p>
              </table:table-cell>
              <table:table-cell office:value-type="float" office:value="18.843954646511">
                <text:p>18.843954646511</text:p>
              </table:table-cell>
              <table:table-cell office:value-type="float" office:value="237">
                <text:p>237</text:p>
              </table:table-cell>
              <table:table-cell office:value-type="float" office:value="22.7811126400003">
                <text:p>22.7811126400003</text:p>
              </table:table-cell>
              <table:table-cell office:value-type="float" office:value="237">
                <text:p>237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">
                <text:p>201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01">
                <text:p>201</text:p>
              </table:table-cell>
              <table:table-cell office:value-type="float" office:value="18.8535379957701">
                <text:p>18.8535379957701</text:p>
              </table:table-cell>
              <table:table-cell office:value-type="float" office:value="238">
                <text:p>238</text:p>
              </table:table-cell>
              <table:table-cell office:value-type="float" office:value="20.7591836117288">
                <text:p>20.7591836117288</text:p>
              </table:table-cell>
              <table:table-cell office:value-type="float" office:value="238">
                <text:p>238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">
                <text:p>20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202">
                <text:p>202</text:p>
              </table:table-cell>
              <table:table-cell office:value-type="float" office:value="18.8631213450293">
                <text:p>18.8631213450293</text:p>
              </table:table-cell>
              <table:table-cell office:value-type="float" office:value="239">
                <text:p>239</text:p>
              </table:table-cell>
              <table:table-cell office:value-type="float" office:value="17.9070076698771">
                <text:p>17.9070076698771</text:p>
              </table:table-cell>
              <table:table-cell office:value-type="float" office:value="239">
                <text:p>239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">
                <text:p>203</text:p>
              </table:table-cell>
              <table:table-cell office:value-type="float" office:value="18.7777777777778">
                <text:p>18.7777777777778</text:p>
              </table:table-cell>
              <table:table-cell office:value-type="float" office:value="203">
                <text:p>203</text:p>
              </table:table-cell>
              <table:table-cell office:value-type="float" office:value="18.8727046942884">
                <text:p>18.8727046942884</text:p>
              </table:table-cell>
              <table:table-cell office:value-type="float" office:value="240">
                <text:p>240</text:p>
              </table:table-cell>
              <table:table-cell office:value-type="float" office:value="15.0671774070377">
                <text:p>15.0671774070377</text:p>
              </table:table-cell>
              <table:table-cell office:value-type="float" office:value="240">
                <text:p>240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">
                <text:p>20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204">
                <text:p>204</text:p>
              </table:table-cell>
              <table:table-cell office:value-type="float" office:value="18.8822880435475">
                <text:p>18.8822880435475</text:p>
              </table:table-cell>
              <table:table-cell office:value-type="float" office:value="241">
                <text:p>241</text:p>
              </table:table-cell>
              <table:table-cell office:value-type="float" office:value="15.4071621501228">
                <text:p>15.4071621501228</text:p>
              </table:table-cell>
              <table:table-cell office:value-type="float" office:value="241">
                <text:p>241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">
                <text:p>205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205">
                <text:p>205</text:p>
              </table:table-cell>
              <table:table-cell office:value-type="float" office:value="18.8918713928067">
                <text:p>18.8918713928067</text:p>
              </table:table-cell>
              <table:table-cell office:value-type="float" office:value="242">
                <text:p>242</text:p>
              </table:table-cell>
              <table:table-cell office:value-type="float" office:value="15.7185664551846">
                <text:p>15.7185664551846</text:p>
              </table:table-cell>
              <table:table-cell office:value-type="float" office:value="242">
                <text:p>242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">
                <text:p>206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206">
                <text:p>206</text:p>
              </table:table-cell>
              <table:table-cell office:value-type="float" office:value="18.9014547420658">
                <text:p>18.9014547420658</text:p>
              </table:table-cell>
              <table:table-cell office:value-type="float" office:value="243">
                <text:p>243</text:p>
              </table:table-cell>
              <table:table-cell office:value-type="float" office:value="16.7336744639502">
                <text:p>16.7336744639502</text:p>
              </table:table-cell>
              <table:table-cell office:value-type="float" office:value="243">
                <text:p>243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7">
                <text:p>207</text:p>
              </table:table-cell>
              <table:table-cell office:value-type="float" office:value="17.0555555555556">
                <text:p>17.0555555555556</text:p>
              </table:table-cell>
              <table:table-cell office:value-type="float" office:value="207">
                <text:p>207</text:p>
              </table:table-cell>
              <table:table-cell office:value-type="float" office:value="18.9110380913249">
                <text:p>18.9110380913249</text:p>
              </table:table-cell>
              <table:table-cell office:value-type="float" office:value="244">
                <text:p>244</text:p>
              </table:table-cell>
              <table:table-cell office:value-type="float" office:value="17.795078769012">
                <text:p>17.795078769012</text:p>
              </table:table-cell>
              <table:table-cell office:value-type="float" office:value="244">
                <text:p>244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18.5">
                <text:p>18.5</text:p>
              </table:table-cell>
              <table:table-cell office:value-type="float" office:value="208">
                <text:p>208</text:p>
              </table:table-cell>
              <table:table-cell office:value-type="float" office:value="18.9206214405841">
                <text:p>18.9206214405841</text:p>
              </table:table-cell>
              <table:table-cell office:value-type="float" office:value="245">
                <text:p>245</text:p>
              </table:table-cell>
              <table:table-cell office:value-type="float" office:value="19.0354954197529">
                <text:p>19.0354954197529</text:p>
              </table:table-cell>
              <table:table-cell office:value-type="float" office:value="245">
                <text:p>245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209">
                <text:p>209</text:p>
              </table:table-cell>
              <table:table-cell office:value-type="float" office:value="18.9302047898432">
                <text:p>18.9302047898432</text:p>
              </table:table-cell>
              <table:table-cell office:value-type="float" office:value="246">
                <text:p>246</text:p>
              </table:table-cell>
              <table:table-cell office:value-type="float" office:value="20.3129491075308">
                <text:p>20.3129491075308</text:p>
              </table:table-cell>
              <table:table-cell office:value-type="float" office:value="246">
                <text:p>246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">
                <text:p>210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210">
                <text:p>210</text:p>
              </table:table-cell>
              <table:table-cell office:value-type="float" office:value="18.9397881391023">
                <text:p>18.9397881391023</text:p>
              </table:table-cell>
              <table:table-cell office:value-type="float" office:value="247">
                <text:p>247</text:p>
              </table:table-cell>
              <table:table-cell office:value-type="float" office:value="22.3681805730865">
                <text:p>22.3681805730865</text:p>
              </table:table-cell>
              <table:table-cell office:value-type="float" office:value="247">
                <text:p>247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">
                <text:p>211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211">
                <text:p>211</text:p>
              </table:table-cell>
              <table:table-cell office:value-type="float" office:value="18.9493714883615">
                <text:p>18.9493714883615</text:p>
              </table:table-cell>
              <table:table-cell office:value-type="float" office:value="248">
                <text:p>248</text:p>
              </table:table-cell>
              <table:table-cell office:value-type="float" office:value="23.0468688287656">
                <text:p>23.0468688287656</text:p>
              </table:table-cell>
              <table:table-cell office:value-type="float" office:value="248">
                <text:p>248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">
                <text:p>212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12">
                <text:p>212</text:p>
              </table:table-cell>
              <table:table-cell office:value-type="float" office:value="18.9589548376206">
                <text:p>18.9589548376206</text:p>
              </table:table-cell>
              <table:table-cell office:value-type="float" office:value="249">
                <text:p>249</text:p>
              </table:table-cell>
              <table:table-cell office:value-type="float" office:value="22.7811126400003">
                <text:p>22.7811126400003</text:p>
              </table:table-cell>
              <table:table-cell office:value-type="float" office:value="249">
                <text:p>249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3">
                <text:p>21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13">
                <text:p>213</text:p>
              </table:table-cell>
              <table:table-cell office:value-type="float" office:value="18.9685381868797">
                <text:p>18.9685381868797</text:p>
              </table:table-cell>
              <table:table-cell office:value-type="float" office:value="250">
                <text:p>250</text:p>
              </table:table-cell>
              <table:table-cell office:value-type="float" office:value="20.7591836117288">
                <text:p>20.7591836117288</text:p>
              </table:table-cell>
              <table:table-cell office:value-type="float" office:value="250">
                <text:p>250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">
                <text:p>214</text:p>
              </table:table-cell>
              <table:table-cell office:value-type="float" office:value="21.7222222222222">
                <text:p>21.7222222222222</text:p>
              </table:table-cell>
              <table:table-cell office:value-type="float" office:value="214">
                <text:p>214</text:p>
              </table:table-cell>
              <table:table-cell office:value-type="float" office:value="18.9781215361388">
                <text:p>18.9781215361388</text:p>
              </table:table-cell>
              <table:table-cell office:value-type="float" office:value="251">
                <text:p>251</text:p>
              </table:table-cell>
              <table:table-cell office:value-type="float" office:value="17.9070076698771">
                <text:p>17.9070076698771</text:p>
              </table:table-cell>
              <table:table-cell office:value-type="float" office:value="251">
                <text:p>251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">
                <text:p>215</text:p>
              </table:table-cell>
              <table:table-cell office:value-type="float" office:value="18.3888888888889">
                <text:p>18.3888888888889</text:p>
              </table:table-cell>
              <table:table-cell office:value-type="float" office:value="215">
                <text:p>215</text:p>
              </table:table-cell>
              <table:table-cell office:value-type="float" office:value="18.987704885398">
                <text:p>18.987704885398</text:p>
              </table:table-cell>
              <table:table-cell office:value-type="float" office:value="252">
                <text:p>252</text:p>
              </table:table-cell>
              <table:table-cell office:value-type="float" office:value="15.0671774070377">
                <text:p>15.0671774070377</text:p>
              </table:table-cell>
              <table:table-cell office:value-type="float" office:value="252">
                <text:p>252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">
                <text:p>216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216">
                <text:p>216</text:p>
              </table:table-cell>
              <table:table-cell office:value-type="float" office:value="18.9972882346571">
                <text:p>18.9972882346571</text:p>
              </table:table-cell>
              <table:table-cell office:value-type="float" office:value="253">
                <text:p>253</text:p>
              </table:table-cell>
              <table:table-cell office:value-type="float" office:value="15.4071621501228">
                <text:p>15.4071621501228</text:p>
              </table:table-cell>
              <table:table-cell office:value-type="float" office:value="253">
                <text:p>253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15.7185664551846">
                <text:p>15.7185664551846</text:p>
              </table:table-cell>
              <table:table-cell office:value-type="float" office:value="254">
                <text:p>254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8">
                <text:p>218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16.7336744639502">
                <text:p>16.7336744639502</text:p>
              </table:table-cell>
              <table:table-cell office:value-type="float" office:value="255">
                <text:p>255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9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17.795078769012">
                <text:p>17.795078769012</text:p>
              </table:table-cell>
              <table:table-cell office:value-type="float" office:value="256">
                <text:p>256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">
                <text:p>220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19.0354954197529">
                <text:p>19.0354954197529</text:p>
              </table:table-cell>
              <table:table-cell office:value-type="float" office:value="257">
                <text:p>257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1">
                <text:p>221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20.3129491075308">
                <text:p>20.3129491075308</text:p>
              </table:table-cell>
              <table:table-cell office:value-type="float" office:value="258">
                <text:p>258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2">
                <text:p>222</text:p>
              </table:table-cell>
              <table:table-cell office:value-type="float" office:value="19.7222222222222">
                <text:p>19.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22.3681805730865">
                <text:p>22.3681805730865</text:p>
              </table:table-cell>
              <table:table-cell office:value-type="float" office:value="259">
                <text:p>259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">
                <text:p>223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23.0468688287656">
                <text:p>23.0468688287656</text:p>
              </table:table-cell>
              <table:table-cell office:value-type="float" office:value="260">
                <text:p>260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">
                <text:p>224</text:p>
              </table:table-cell>
              <table:table-cell office:value-type="float" office:value="25.6111111111111">
                <text:p>25.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22.7811126400003">
                <text:p>22.7811126400003</text:p>
              </table:table-cell>
              <table:table-cell office:value-type="float" office:value="261">
                <text:p>261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20.7591836117288">
                <text:p>20.7591836117288</text:p>
              </table:table-cell>
              <table:table-cell office:value-type="float" office:value="262">
                <text:p>262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6">
                <text:p>226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7.9070076698771">
                <text:p>17.9070076698771</text:p>
              </table:table-cell>
              <table:table-cell office:value-type="float" office:value="263">
                <text:p>263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">
                <text:p>22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15.0671774070377">
                <text:p>15.0671774070377</text:p>
              </table:table-cell>
              <table:table-cell office:value-type="float" office:value="264">
                <text:p>264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">
                <text:p>228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15.4071621501228">
                <text:p>15.4071621501228</text:p>
              </table:table-cell>
              <table:table-cell office:value-type="float" office:value="265">
                <text:p>265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9">
                <text:p>229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5.7185664551846">
                <text:p>15.7185664551846</text:p>
              </table:table-cell>
              <table:table-cell office:value-type="float" office:value="266">
                <text:p>266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16.7336744639502">
                <text:p>16.7336744639502</text:p>
              </table:table-cell>
              <table:table-cell office:value-type="float" office:value="267">
                <text:p>267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1">
                <text:p>23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17.795078769012">
                <text:p>17.795078769012</text:p>
              </table:table-cell>
              <table:table-cell office:value-type="float" office:value="268">
                <text:p>268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">
                <text:p>232</text:p>
              </table:table-cell>
              <table:table-cell office:value-type="float" office:value="18.1111111111111">
                <text:p>18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19.0354954197529">
                <text:p>19.0354954197529</text:p>
              </table:table-cell>
              <table:table-cell office:value-type="float" office:value="269">
                <text:p>269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">
                <text:p>233</text:p>
              </table:table-cell>
              <table:table-cell office:value-type="float" office:value="17.3888888888889">
                <text:p>17.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20.3129491075308">
                <text:p>20.3129491075308</text:p>
              </table:table-cell>
              <table:table-cell office:value-type="float" office:value="270">
                <text:p>270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">
                <text:p>234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22.3681805730865">
                <text:p>22.3681805730865</text:p>
              </table:table-cell>
              <table:table-cell office:value-type="float" office:value="271">
                <text:p>271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5">
                <text:p>235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23.0468688287656">
                <text:p>23.0468688287656</text:p>
              </table:table-cell>
              <table:table-cell office:value-type="float" office:value="272">
                <text:p>272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6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22.7811126400003">
                <text:p>22.7811126400003</text:p>
              </table:table-cell>
              <table:table-cell office:value-type="float" office:value="273">
                <text:p>273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">
                <text:p>237</text:p>
              </table:table-cell>
              <table:table-cell office:value-type="float" office:value="22.9444444444444">
                <text:p>22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20.7591836117288">
                <text:p>20.7591836117288</text:p>
              </table:table-cell>
              <table:table-cell office:value-type="float" office:value="274">
                <text:p>274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">
                <text:p>23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17.9070076698771">
                <text:p>17.9070076698771</text:p>
              </table:table-cell>
              <table:table-cell office:value-type="float" office:value="275">
                <text:p>275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9">
                <text:p>239</text:p>
              </table:table-cell>
              <table:table-cell office:value-type="float" office:value="17.4444444444444">
                <text:p>17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15.0671774070377">
                <text:p>15.0671774070377</text:p>
              </table:table-cell>
              <table:table-cell office:value-type="float" office:value="276">
                <text:p>276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15.4071621501228">
                <text:p>15.4071621501228</text:p>
              </table:table-cell>
              <table:table-cell office:value-type="float" office:value="277">
                <text:p>277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1">
                <text:p>24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15.7185664551846">
                <text:p>15.7185664551846</text:p>
              </table:table-cell>
              <table:table-cell office:value-type="float" office:value="278">
                <text:p>278</text:p>
              </table:table-cell>
              <table:table-cell office:value-type="float" office:value="18.9110380913375">
                <text:p>18.9110380913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2">
                <text:p>242</text:p>
              </table:table-cell>
              <table:table-cell office:value-type="float" office:value="15.2222222222222">
                <text:p>15.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">
                <text:p>243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4">
                <text:p>244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5">
                <text:p>24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6">
                <text:p>246</text:p>
              </table:table-cell>
              <table:table-cell office:value-type="float" office:value="20.2777777777778">
                <text:p>20.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7">
                <text:p>24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8">
                <text:p>248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9">
                <text:p>249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0">
                <text:p>250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1">
                <text:p>251</text:p>
              </table:table-cell>
              <table:table-cell office:value-type="float" office:value="16.7222222222222">
                <text:p>16.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">
                <text:p>252</text:p>
              </table:table-cell>
              <table:table-cell office:value-type="float" office:value="15.1111111111111">
                <text:p>15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3">
                <text:p>253</text:p>
              </table:table-cell>
              <table:table-cell office:value-type="float" office:value="14.7777777777778">
                <text:p>14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4">
                <text:p>254</text:p>
              </table:table-cell>
              <table:table-cell office:value-type="float" office:value="14.9444444444444">
                <text:p>14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6">
                <text:p>256</text:p>
              </table:table-cell>
              <table:table-cell office:value-type="float" office:value="17.6111111111111">
                <text:p>17.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7">
                <text:p>25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8">
                <text:p>258</text:p>
              </table:table-cell>
              <table:table-cell office:value-type="float" office:value="19.6111111111111">
                <text:p>19.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9">
                <text:p>259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0">
                <text:p>260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1">
                <text:p>261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">
                <text:p>262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3">
                <text:p>263</text:p>
              </table:table-cell>
              <table:table-cell office:value-type="float" office:value="18.2777777777778">
                <text:p>18.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4">
                <text:p>26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">
                <text:p>26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6">
                <text:p>266</text:p>
              </table:table-cell>
              <table:table-cell office:value-type="float" office:value="15.4444444444444">
                <text:p>15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7">
                <text:p>2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8">
                <text:p>268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9">
                <text:p>269</text:p>
              </table:table-cell>
              <table:table-cell office:value-type="float" office:value="17.9444444444444">
                <text:p>17.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0">
                <text:p>270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1">
                <text:p>271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2">
                <text:p>272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3">
                <text:p>273</text:p>
              </table:table-cell>
              <table:table-cell office:value-type="float" office:value="24.5555555555556">
                <text:p>24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4">
                <text:p>274</text:p>
              </table:table-cell>
              <table:table-cell office:value-type="float" office:value="21.3888888888889">
                <text:p>21.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">
                <text:p>275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6">
                <text:p>276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7">
                <text:p>27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8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